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4.471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5.383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12.18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tf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icker</text:p>
          </table:table-cell>
          <table:table-cell office:value-type="string">
            <text:p>isin</text:p>
          </table:table-cell>
          <table:table-cell office:value-type="string">
            <text:p>name</text:p>
          </table:table-cell>
          <table:table-cell office:value-type="string">
            <text:p>issuer</text:p>
          </table:table-cell>
        </table:table-row>
        <table:table-row table:style-name="ro1">
          <table:table-cell office:value-type="string">
            <text:p>BX4</text:p>
          </table:table-cell>
          <table:table-cell table:formula="of:=VLOOKUP([.A2];[isin.$A$1:isin.$B$14000];2;0)" office:value-type="string" office:string-value="FR0010411884">
            <text:p>FR0010411884</text:p>
          </table:table-cell>
          <table:table-cell table:formula="of:=UPPER(VLOOKUP([.A2];[name.$A$1:name.$B$654];2;0))" office:value-type="string" office:string-value="LYXOR ETF BX4">
            <text:p>LYXOR ETF BX4</text:p>
          </table:table-cell>
          <table:table-cell table:formula="of:=VLOOKUP(LEFT([.C2];FIND(&quot; &quot;;[.C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4S</text:p>
          </table:table-cell>
          <table:table-cell table:formula="of:=VLOOKUP([.A3];[isin.$A$1:isin.$B$14000];2;0)" office:value-type="string" office:string-value="FR0010717124">
            <text:p>FR0010717124</text:p>
          </table:table-cell>
          <table:table-cell table:formula="of:=UPPER(VLOOKUP([.A3];[name.$A$1:name.$B$654];2;0))" office:value-type="string" office:string-value="AMUNDI ETF SH CAC">
            <text:p>AMUNDI ETF SH CAC</text:p>
          </table:table-cell>
          <table:table-cell table:formula="of:=VLOOKUP(LEFT([.C3];FIND(&quot; &quot;;[.C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SHC</text:p>
          </table:table-cell>
          <table:table-cell table:formula="of:=VLOOKUP([.A4];[isin.$A$1:isin.$B$14000];2;0)" office:value-type="string" office:string-value="FR0010591362">
            <text:p>FR0010591362</text:p>
          </table:table-cell>
          <table:table-cell table:formula="of:=UPPER(VLOOKUP([.A4];[name.$A$1:name.$B$654];2;0))" office:value-type="string" office:string-value="LYXOR ETF SHT CAC">
            <text:p>LYXOR ETF SHT CAC</text:p>
          </table:table-cell>
          <table:table-cell table:formula="of:=VLOOKUP(LEFT([.C4];FIND(&quot; &quot;;[.C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S</text:p>
          </table:table-cell>
          <table:table-cell table:formula="of:=VLOOKUP([.A5];[isin.$A$1:isin.$B$14000];2;0)" office:value-type="string" office:string-value="FR0010757781">
            <text:p>FR0010757781</text:p>
          </table:table-cell>
          <table:table-cell table:formula="of:=UPPER(VLOOKUP([.A5];[name.$A$1:name.$B$654];2;0))" office:value-type="string" office:string-value="AMUNDI ETF SHT E50">
            <text:p>AMUNDI ETF SHT E50</text:p>
          </table:table-cell>
          <table:table-cell table:formula="of:=VLOOKUP(LEFT([.C5];FIND(&quot; &quot;;[.C5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DSP5</text:p>
          </table:table-cell>
          <table:table-cell table:formula="of:=VLOOKUP([.A6];[isin.$A$1:isin.$B$14000];2;0)" office:value-type="string" office:string-value="LU1327051279">
            <text:p>LU1327051279</text:p>
          </table:table-cell>
          <table:table-cell table:formula="of:=UPPER(VLOOKUP([.A6];[name.$A$1:name.$B$654];2;0))" office:value-type="string" office:string-value="LYXOR 2XSHRT SP500">
            <text:p>LYXOR 2XSHRT SP500</text:p>
          </table:table-cell>
          <table:table-cell table:formula="of:=VLOOKUP(LEFT([.C6];FIND(&quot; &quot;;[.C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2U</text:p>
          </table:table-cell>
          <table:table-cell table:formula="of:=VLOOKUP([.A7];[isin.$A$1:isin.$B$14000];2;0)" office:value-type="string" office:string-value="FR0010791194">
            <text:p>FR0010791194</text:p>
          </table:table-cell>
          <table:table-cell table:formula="of:=UPPER(VLOOKUP([.A7];[name.$A$1:name.$B$654];2;0))" office:value-type="string" office:string-value="AMUNDI ETF SHT USA">
            <text:p>AMUNDI ETF SHT USA</text:p>
          </table:table-cell>
          <table:table-cell table:formula="of:=VLOOKUP(LEFT([.C7];FIND(&quot; &quot;;[.C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OBLI</text:p>
          </table:table-cell>
          <table:table-cell table:formula="of:=VLOOKUP([.A8];[isin.$A$1:isin.$B$14000];2;0)" office:value-type="string" office:string-value="FR0013346681">
            <text:p>FR0013346681</text:p>
          </table:table-cell>
          <table:table-cell table:formula="of:=UPPER(VLOOKUP([.A8];[name.$A$1:name.$B$654];2;0))" office:value-type="string" office:string-value="LYXOR PEA OBLI">
            <text:p>LYXOR PEA OBLI</text:p>
          </table:table-cell>
          <table:table-cell table:formula="of:=VLOOKUP(LEFT([.C8];FIND(&quot; &quot;;[.C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NX</text:p>
          </table:table-cell>
          <table:table-cell table:formula="of:=VLOOKUP([.A9];[isin.$A$1:isin.$B$14000];2;0)" office:value-type="string" office:string-value="FR0013412269">
            <text:p>FR0013412269</text:p>
          </table:table-cell>
          <table:table-cell table:formula="of:=UPPER(VLOOKUP([.A9];[name.$A$1:name.$B$654];2;0))" office:value-type="string" office:string-value="AMUNDI PEA NASDAQ">
            <text:p>AMUNDI PEA NASDAQ</text:p>
          </table:table-cell>
          <table:table-cell table:formula="of:=VLOOKUP(LEFT([.C9];FIND(&quot; &quot;;[.C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UST</text:p>
          </table:table-cell>
          <table:table-cell table:formula="of:=VLOOKUP([.A10];[isin.$A$1:isin.$B$14000];2;0)" office:value-type="string" office:string-value="FR0011871110">
            <text:p>FR0011871110</text:p>
          </table:table-cell>
          <table:table-cell table:formula="of:=UPPER(VLOOKUP([.A10];[name.$A$1:name.$B$654];2;0))" office:value-type="string" office:string-value="LYXOR NSDQ 100 PEA">
            <text:p>LYXOR NSDQ 100 PEA</text:p>
          </table:table-cell>
          <table:table-cell table:formula="of:=VLOOKUP(LEFT([.C10];FIND(&quot; &quot;;[.C1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HLT</text:p>
          </table:table-cell>
          <table:table-cell table:formula="of:=VLOOKUP([.A11];[isin.$A$1:isin.$B$14000];2;0)" office:value-type="string" office:string-value="LU1834986900">
            <text:p>LU1834986900</text:p>
          </table:table-cell>
          <table:table-cell table:formula="of:=UPPER(VLOOKUP([.A11];[name.$A$1:name.$B$654];2;0))" office:value-type="string" office:string-value="LYXOR STX EU HLTHC">
            <text:p>LYXOR STX EU HLTHC</text:p>
          </table:table-cell>
          <table:table-cell table:formula="of:=VLOOKUP(LEFT([.C11];FIND(&quot; &quot;;[.C1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GMRC</text:p>
          </table:table-cell>
          <table:table-cell table:formula="of:=VLOOKUP([.A12];[isin.$A$1:isin.$B$14000];2;0)" office:value-type="string" office:string-value="LU1446552496">
            <text:p>LU1446552496</text:p>
          </table:table-cell>
          <table:table-cell table:formula="of:=UPPER(VLOOKUP([.A12];[name.$A$1:name.$B$654];2;0))" office:value-type="string" office:string-value="OSSIAM ETF GMARC C">
            <text:p>OSSIAM ETF GMARC C</text:p>
          </table:table-cell>
          <table:table-cell table:formula="of:=VLOOKUP(LEFT([.C12];FIND(&quot; &quot;;[.C12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PASI</text:p>
          </table:table-cell>
          <table:table-cell table:formula="of:=VLOOKUP([.A13];[isin.$A$1:isin.$B$14000];2;0)" office:value-type="string" office:string-value="FR0011871078">
            <text:p>FR0011871078</text:p>
          </table:table-cell>
          <table:table-cell table:formula="of:=UPPER(VLOOKUP([.A13];[name.$A$1:name.$B$654];2;0))" office:value-type="string" office:string-value="LYXOR HSCEI PEA">
            <text:p>LYXOR HSCEI PEA</text:p>
          </table:table-cell>
          <table:table-cell table:formula="of:=VLOOKUP(LEFT([.C13];FIND(&quot; &quot;;[.C1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SE</text:p>
          </table:table-cell>
          <table:table-cell table:formula="of:=VLOOKUP([.A14];[isin.$A$1:isin.$B$14000];2;0)" office:value-type="string" office:string-value="FR0011550185">
            <text:p>FR0011550185</text:p>
          </table:table-cell>
          <table:table-cell table:formula="of:=UPPER(VLOOKUP([.A14];[name.$A$1:name.$B$654];2;0))" office:value-type="string" office:string-value="BNPP SP500 EUR C">
            <text:p>BNPP SP500 EUR C</text:p>
          </table:table-cell>
          <table:table-cell table:formula="of:=VLOOKUP(LEFT([.C14];FIND(&quot; &quot;;[.C14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SP5</text:p>
          </table:table-cell>
          <table:table-cell table:formula="of:=VLOOKUP([.A15];[isin.$A$1:isin.$B$14000];2;0)" office:value-type="string" office:string-value="FR0011871128">
            <text:p>FR0011871128</text:p>
          </table:table-cell>
          <table:table-cell table:formula="of:=UPPER(VLOOKUP([.A15];[name.$A$1:name.$B$654];2;0))" office:value-type="string" office:string-value="LYXOR SP500 PEA">
            <text:p>LYXOR SP500 PEA</text:p>
          </table:table-cell>
          <table:table-cell table:formula="of:=VLOOKUP(LEFT([.C15];FIND(&quot; &quot;;[.C1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USA</text:p>
          </table:table-cell>
          <table:table-cell table:formula="of:=VLOOKUP([.A16];[isin.$A$1:isin.$B$14000];2;0)" office:value-type="string" office:string-value="FR0011869346">
            <text:p>FR0011869346</text:p>
          </table:table-cell>
          <table:table-cell table:formula="of:=UPPER(VLOOKUP([.A16];[name.$A$1:name.$B$654];2;0))" office:value-type="string" office:string-value="LYXOR MSCI USA PEA">
            <text:p>LYXOR MSCI USA PEA</text:p>
          </table:table-cell>
          <table:table-cell table:formula="of:=VLOOKUP(LEFT([.C16];FIND(&quot; &quot;;[.C1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U2</text:p>
          </table:table-cell>
          <table:table-cell table:formula="of:=VLOOKUP([.A17];[isin.$A$1:isin.$B$14000];2;0)" office:value-type="string" office:string-value="FR0010688275">
            <text:p>FR0010688275</text:p>
          </table:table-cell>
          <table:table-cell table:formula="of:=UPPER(VLOOKUP([.A17];[name.$A$1:name.$B$654];2;0))" office:value-type="string" office:string-value="AMUNDI ETF MSCI US">
            <text:p>AMUNDI ETF MSCI US</text:p>
          </table:table-cell>
          <table:table-cell table:formula="of:=VLOOKUP(LEFT([.C17];FIND(&quot; &quot;;[.C1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E500</text:p>
          </table:table-cell>
          <table:table-cell table:formula="of:=VLOOKUP([.A18];[isin.$A$1:isin.$B$14000];2;0)" office:value-type="string" office:string-value="FR0013412285">
            <text:p>FR0013412285</text:p>
          </table:table-cell>
          <table:table-cell table:formula="of:=UPPER(VLOOKUP([.A18];[name.$A$1:name.$B$654];2;0))" office:value-type="string" office:string-value="AMUNDI PEA SP500">
            <text:p>AMUNDI PEA SP500</text:p>
          </table:table-cell>
          <table:table-cell table:formula="of:=VLOOKUP(LEFT([.C18];FIND(&quot; &quot;;[.C1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ISTM</text:p>
          </table:table-cell>
          <table:table-cell table:formula="of:=VLOOKUP([.A19];[isin.$A$1:isin.$B$14000];2;0)" office:value-type="string" office:string-value="LU1547514676">
            <text:p>LU1547514676</text:p>
          </table:table-cell>
          <table:table-cell table:formula="of:=UPPER(VLOOKUP([.A19];[name.$A$1:name.$B$654];2;0))" office:value-type="string" office:string-value="BNPP MUTB JAPAN">
            <text:p>BNPP MUTB JAPAN</text:p>
          </table:table-cell>
          <table:table-cell table:formula="of:=VLOOKUP(LEFT([.C19];FIND(&quot; &quot;;[.C1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UTI</text:p>
          </table:table-cell>
          <table:table-cell table:formula="of:=VLOOKUP([.A20];[isin.$A$1:isin.$B$14000];2;0)" office:value-type="string" office:string-value="LU1834988864">
            <text:p>LU1834988864</text:p>
          </table:table-cell>
          <table:table-cell table:formula="of:=UPPER(VLOOKUP([.A20];[name.$A$1:name.$B$654];2;0))" office:value-type="string" office:string-value="LYXOR STX EU UTILI">
            <text:p>LYXOR STX EU UTILI</text:p>
          </table:table-cell>
          <table:table-cell table:formula="of:=VLOOKUP(LEFT([.C20];FIND(&quot; &quot;;[.C2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TK</text:p>
          </table:table-cell>
          <table:table-cell table:formula="of:=VLOOKUP([.A21];[isin.$A$1:isin.$B$14000];2;0)" office:value-type="string" office:string-value="IE00BKWQ0K51">
            <text:p>IE00BKWQ0K51</text:p>
          </table:table-cell>
          <table:table-cell table:formula="of:=UPPER(VLOOKUP([.A21];[name.$A$1:name.$B$654];2;0))" office:value-type="string" office:string-value="SPDR MSCI TECHNO">
            <text:p>SPDR MSCI TECHNO</text:p>
          </table:table-cell>
          <table:table-cell table:formula="of:=VLOOKUP(LEFT([.C21];FIND(&quot; &quot;;[.C21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U</text:p>
          </table:table-cell>
          <table:table-cell table:formula="of:=VLOOKUP([.A22];[isin.$A$1:isin.$B$14000];2;0)" office:value-type="string" office:string-value="FR0000001646">
            <text:p>FR0000001646</text:p>
          </table:table-cell>
          <table:table-cell table:formula="of:=UPPER(VLOOKUP([.A22];[name.$A$1:name.$B$654];2;0))" office:value-type="string" office:string-value="SPDR MSCI UTIL">
            <text:p>SPDR MSCI UTIL</text:p>
          </table:table-cell>
          <table:table-cell table:formula="of:=VLOOKUP(LEFT([.C22];FIND(&quot; &quot;;[.C22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TNO</text:p>
          </table:table-cell>
          <table:table-cell table:formula="of:=VLOOKUP([.A23];[isin.$A$1:isin.$B$14000];2;0)" office:value-type="string" office:string-value="LU1834988518">
            <text:p>LU1834988518</text:p>
          </table:table-cell>
          <table:table-cell table:formula="of:=UPPER(VLOOKUP([.A23];[name.$A$1:name.$B$654];2;0))" office:value-type="string" office:string-value="LYXOR STX EU TECH">
            <text:p>LYXOR STX EU TECH</text:p>
          </table:table-cell>
          <table:table-cell table:formula="of:=VLOOKUP(LEFT([.C23];FIND(&quot; &quot;;[.C2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C1</text:p>
          </table:table-cell>
          <table:table-cell table:formula="of:=VLOOKUP([.A24];[isin.$A$1:isin.$B$14000];2;0)" office:value-type="string" office:string-value="FR0010713784">
            <text:p>FR0010713784</text:p>
          </table:table-cell>
          <table:table-cell table:formula="of:=UPPER(VLOOKUP([.A24];[name.$A$1:name.$B$654];2;0))" office:value-type="string" office:string-value="AMUNDI ETF MS CHN">
            <text:p>AMUNDI ETF MS CHN</text:p>
          </table:table-cell>
          <table:table-cell table:formula="of:=VLOOKUP(LEFT([.C24];FIND(&quot; &quot;;[.C2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TPXE</text:p>
          </table:table-cell>
          <table:table-cell table:formula="of:=VLOOKUP([.A25];[isin.$A$1:isin.$B$14000];2;0)" office:value-type="string" office:string-value="FR0013411980">
            <text:p>FR0013411980</text:p>
          </table:table-cell>
          <table:table-cell table:formula="of:=UPPER(VLOOKUP([.A25];[name.$A$1:name.$B$654];2;0))" office:value-type="string" office:string-value="AMUNDI PEA TOPIX">
            <text:p>AMUNDI PEA TOPIX</text:p>
          </table:table-cell>
          <table:table-cell table:formula="of:=VLOOKUP(LEFT([.C25];FIND(&quot; &quot;;[.C25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AASI</text:p>
          </table:table-cell>
          <table:table-cell table:formula="of:=VLOOKUP([.A26];[isin.$A$1:isin.$B$14000];2;0)" office:value-type="string" office:string-value="FR0013412012">
            <text:p>FR0013412012</text:p>
          </table:table-cell>
          <table:table-cell table:formula="of:=UPPER(VLOOKUP([.A26];[name.$A$1:name.$B$654];2;0))" office:value-type="string" office:string-value="AMUNDI PEA EM ASIA">
            <text:p>AMUNDI PEA EM ASIA</text:p>
          </table:table-cell>
          <table:table-cell table:formula="of:=VLOOKUP(LEFT([.C26];FIND(&quot; &quot;;[.C2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JPN</text:p>
          </table:table-cell>
          <table:table-cell table:formula="of:=VLOOKUP([.A27];[isin.$A$1:isin.$B$14000];2;0)" office:value-type="string" office:string-value="FR0011871102">
            <text:p>FR0011871102</text:p>
          </table:table-cell>
          <table:table-cell table:formula="of:=UPPER(VLOOKUP([.A27];[name.$A$1:name.$B$654];2;0))" office:value-type="string" office:string-value="LYXOR TOPIX PEA">
            <text:p>LYXOR TOPIX PEA</text:p>
          </table:table-cell>
          <table:table-cell table:formula="of:=VLOOKUP(LEFT([.C27];FIND(&quot; &quot;;[.C2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SDD</text:p>
          </table:table-cell>
          <table:table-cell table:formula="of:=VLOOKUP([.A28];[isin.$A$1:isin.$B$14000];2;0)" office:value-type="string" office:string-value="FR0011550680">
            <text:p>FR0011550680</text:p>
          </table:table-cell>
          <table:table-cell table:formula="of:=UPPER(VLOOKUP([.A28];[name.$A$1:name.$B$654];2;0))" office:value-type="string" office:string-value="BNPP SP500 USD CD">
            <text:p>BNPP SP500 USD CD</text:p>
          </table:table-cell>
          <table:table-cell table:formula="of:=VLOOKUP(LEFT([.C28];FIND(&quot; &quot;;[.C2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D</text:p>
          </table:table-cell>
          <table:table-cell table:formula="of:=VLOOKUP([.A29];[isin.$A$1:isin.$B$14000];2;0)" office:value-type="string" office:string-value="FR0010618843">
            <text:p>FR0010618843</text:p>
          </table:table-cell>
          <table:table-cell table:formula="of:=UPPER(VLOOKUP([.A29];[name.$A$1:name.$B$654];2;0))" office:value-type="string" office:string-value="BNPP SP500 USD C">
            <text:p>BNPP SP500 USD C</text:p>
          </table:table-cell>
          <table:table-cell table:formula="of:=VLOOKUP(LEFT([.C29];FIND(&quot; &quot;;[.C2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EH</text:p>
          </table:table-cell>
          <table:table-cell table:formula="of:=VLOOKUP([.A30];[isin.$A$1:isin.$B$14000];2;0)" office:value-type="string" office:string-value="FR0013041530">
            <text:p>FR0013041530</text:p>
          </table:table-cell>
          <table:table-cell table:formula="of:=UPPER(VLOOKUP([.A30];[name.$A$1:name.$B$654];2;0))" office:value-type="string" office:string-value="BNPP SP500 EURH C">
            <text:p>BNPP SP500 EURH C</text:p>
          </table:table-cell>
          <table:table-cell table:formula="of:=VLOOKUP(LEFT([.C30];FIND(&quot; &quot;;[.C3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500H</text:p>
          </table:table-cell>
          <table:table-cell table:formula="of:=VLOOKUP([.A31];[isin.$A$1:isin.$B$14000];2;0)" office:value-type="string" office:string-value="FR0013412293">
            <text:p>FR0013412293</text:p>
          </table:table-cell>
          <table:table-cell table:formula="of:=UPPER(VLOOKUP([.A31];[name.$A$1:name.$B$654];2;0))" office:value-type="string" office:string-value="AMUNDI PEA SP500 H">
            <text:p>AMUNDI PEA SP500 H</text:p>
          </table:table-cell>
          <table:table-cell table:formula="of:=VLOOKUP(LEFT([.C31];FIND(&quot; &quot;;[.C3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HG</text:p>
          </table:table-cell>
          <table:table-cell table:formula="of:=VLOOKUP([.A32];[isin.$A$1:isin.$B$14000];2;0)" office:value-type="string" office:string-value="LU1834988351">
            <text:p>LU1834988351</text:p>
          </table:table-cell>
          <table:table-cell table:formula="of:=UPPER(VLOOKUP([.A32];[name.$A$1:name.$B$654];2;0))" office:value-type="string" office:string-value="LYXOR STX600 GOODS">
            <text:p>LYXOR STX600 GOODS</text:p>
          </table:table-cell>
          <table:table-cell table:formula="of:=VLOOKUP(LEFT([.C32];FIND(&quot; &quot;;[.C3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SPH</text:p>
          </table:table-cell>
          <table:table-cell table:formula="of:=VLOOKUP([.A33];[isin.$A$1:isin.$B$14000];2;0)" office:value-type="string" office:string-value="FR0011871136">
            <text:p>FR0011871136</text:p>
          </table:table-cell>
          <table:table-cell table:formula="of:=UPPER(VLOOKUP([.A33];[name.$A$1:name.$B$654];2;0))" office:value-type="string" office:string-value="LYXOR PEA SP5H EUR">
            <text:p>LYXOR PEA SP5H EUR</text:p>
          </table:table-cell>
          <table:table-cell table:formula="of:=VLOOKUP(LEFT([.C33];FIND(&quot; &quot;;[.C3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W8</text:p>
          </table:table-cell>
          <table:table-cell table:formula="of:=VLOOKUP([.A34];[isin.$A$1:isin.$B$14000];2;0)" office:value-type="string" office:string-value="LU1681043599">
            <text:p>LU1681043599</text:p>
          </table:table-cell>
          <table:table-cell table:formula="of:=UPPER(VLOOKUP([.A34];[name.$A$1:name.$B$654];2;0))" office:value-type="string" office:string-value="AMUNDI ETF MSCI WR">
            <text:p>AMUNDI ETF MSCI WR</text:p>
          </table:table-cell>
          <table:table-cell table:formula="of:=VLOOKUP(LEFT([.C34];FIND(&quot; &quot;;[.C3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WLD</text:p>
          </table:table-cell>
          <table:table-cell table:formula="of:=VLOOKUP([.A35];[isin.$A$1:isin.$B$14000];2;0)" office:value-type="string" office:string-value="FR0011869353">
            <text:p>FR0011869353</text:p>
          </table:table-cell>
          <table:table-cell table:formula="of:=UPPER(VLOOKUP([.A35];[name.$A$1:name.$B$654];2;0))" office:value-type="string" office:string-value="LYXOR MSCI WOR PEA">
            <text:p>LYXOR MSCI WOR PEA</text:p>
          </table:table-cell>
          <table:table-cell table:formula="of:=VLOOKUP(LEFT([.C35];FIND(&quot; &quot;;[.C3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VAU</text:p>
          </table:table-cell>
          <table:table-cell table:formula="of:=VLOOKUP([.A36];[isin.$A$1:isin.$B$14000];2;0)" office:value-type="string" office:string-value="LU1646362167">
            <text:p>LU1646362167</text:p>
          </table:table-cell>
          <table:table-cell table:formula="of:=UPPER(VLOOKUP([.A36];[name.$A$1:name.$B$654];2;0))" office:value-type="string" office:string-value="LYXOR USA MIN VAR">
            <text:p>LYXOR USA MIN VAR</text:p>
          </table:table-cell>
          <table:table-cell table:formula="of:=VLOOKUP(LEFT([.C36];FIND(&quot; &quot;;[.C3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DJE</text:p>
          </table:table-cell>
          <table:table-cell table:formula="of:=VLOOKUP([.A37];[isin.$A$1:isin.$B$14000];2;0)" office:value-type="string" office:string-value="FR0011869270">
            <text:p>FR0011869270</text:p>
          </table:table-cell>
          <table:table-cell table:formula="of:=UPPER(VLOOKUP([.A37];[name.$A$1:name.$B$654];2;0))" office:value-type="string" office:string-value="LYXOR DJIA PEA">
            <text:p>LYXOR DJIA PEA</text:p>
          </table:table-cell>
          <table:table-cell table:formula="of:=VLOOKUP(LEFT([.C37];FIND(&quot; &quot;;[.C3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AWAT</text:p>
          </table:table-cell>
          <table:table-cell table:formula="of:=VLOOKUP([.A38];[isin.$A$1:isin.$B$14000];2;0)" office:value-type="string" office:string-value="FR0011882364">
            <text:p>FR0011882364</text:p>
          </table:table-cell>
          <table:table-cell table:formula="of:=UPPER(VLOOKUP([.A38];[name.$A$1:name.$B$654];2;0))" office:value-type="string" office:string-value="LYXOR W WATER PEA">
            <text:p>LYXOR W WATER PEA</text:p>
          </table:table-cell>
          <table:table-cell table:formula="of:=VLOOKUP(LEFT([.C38];FIND(&quot; &quot;;[.C3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UMV</text:p>
          </table:table-cell>
          <table:table-cell table:formula="of:=VLOOKUP([.A39];[isin.$A$1:isin.$B$14000];2;0)" office:value-type="string" office:string-value="LU0599612842">
            <text:p>LU0599612842</text:p>
          </table:table-cell>
          <table:table-cell table:formula="of:=UPPER(VLOOKUP([.A39];[name.$A$1:name.$B$654];2;0))" office:value-type="string" office:string-value="OSSIAM ISTOXX EUMV">
            <text:p>OSSIAM ISTOXX EUMV</text:p>
          </table:table-cell>
          <table:table-cell table:formula="of:=VLOOKUP(LEFT([.C39];FIND(&quot; &quot;;[.C39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CHM</text:p>
          </table:table-cell>
          <table:table-cell table:formula="of:=VLOOKUP([.A40];[isin.$A$1:isin.$B$14000];2;0)" office:value-type="string" office:string-value="LU1834983634">
            <text:p>LU1834983634</text:p>
          </table:table-cell>
          <table:table-cell table:formula="of:=UPPER(VLOOKUP([.A40];[name.$A$1:name.$B$654];2;0))" office:value-type="string" office:string-value="LYXOR STX600 CHEMI">
            <text:p>LYXOR STX600 CHEMI</text:p>
          </table:table-cell>
          <table:table-cell table:formula="of:=VLOOKUP(LEFT([.C40];FIND(&quot; &quot;;[.C4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EJ</text:p>
          </table:table-cell>
          <table:table-cell table:formula="of:=VLOOKUP([.A41];[isin.$A$1:isin.$B$14000];2;0)" office:value-type="string" office:string-value="FR0011869312">
            <text:p>FR0011869312</text:p>
          </table:table-cell>
          <table:table-cell table:formula="of:=UPPER(VLOOKUP([.A41];[name.$A$1:name.$B$654];2;0))" office:value-type="string" office:string-value="LYXOR ASIP EXJ PEA">
            <text:p>LYXOR ASIP EXJ PEA</text:p>
          </table:table-cell>
          <table:table-cell table:formula="of:=VLOOKUP(LEFT([.C41];FIND(&quot; &quot;;[.C4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H1</text:p>
          </table:table-cell>
          <table:table-cell table:formula="of:=VLOOKUP([.A42];[isin.$A$1:isin.$B$14000];2;0)" office:value-type="string" office:string-value="LU1681044217">
            <text:p>LU1681044217</text:p>
          </table:table-cell>
          <table:table-cell table:formula="of:=UPPER(VLOOKUP([.A42];[name.$A$1:name.$B$654];2;0))" office:value-type="string" office:string-value="AMUNDI ETF MSCI NL">
            <text:p>AMUNDI ETF MSCI NL</text:p>
          </table:table-cell>
          <table:table-cell table:formula="of:=VLOOKUP(LEFT([.C42];FIND(&quot; &quot;;[.C4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RTA</text:p>
          </table:table-cell>
          <table:table-cell table:formula="of:=VLOOKUP([.A43];[isin.$A$1:isin.$B$14000];2;0)" office:value-type="string" office:string-value="LU1834988435">
            <text:p>LU1834988435</text:p>
          </table:table-cell>
          <table:table-cell table:formula="of:=UPPER(VLOOKUP([.A43];[name.$A$1:name.$B$654];2;0))" office:value-type="string" office:string-value="LYXOR STX600 RTAIL">
            <text:p>LYXOR STX600 RTAIL</text:p>
          </table:table-cell>
          <table:table-cell table:formula="of:=VLOOKUP(LEFT([.C43];FIND(&quot; &quot;;[.C4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FOO</text:p>
          </table:table-cell>
          <table:table-cell table:formula="of:=VLOOKUP([.A44];[isin.$A$1:isin.$B$14000];2;0)" office:value-type="string" office:string-value="LU1834985845">
            <text:p>LU1834985845</text:p>
          </table:table-cell>
          <table:table-cell table:formula="of:=UPPER(VLOOKUP([.A44];[name.$A$1:name.$B$654];2;0))" office:value-type="string" office:string-value="LYXOR STX EU FO BE">
            <text:p>LYXOR STX EU FO BE</text:p>
          </table:table-cell>
          <table:table-cell table:formula="of:=VLOOKUP(LEFT([.C44];FIND(&quot; &quot;;[.C4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RIEC</text:p>
          </table:table-cell>
          <table:table-cell table:formula="of:=VLOOKUP([.A45];[isin.$A$1:isin.$B$14000];2;0)" office:value-type="string" office:string-value="LU1753045332">
            <text:p>LU1753045332</text:p>
          </table:table-cell>
          <table:table-cell table:formula="of:=UPPER(VLOOKUP([.A45];[name.$A$1:name.$B$654];2;0))" office:value-type="string" office:string-value="BNP MSCI EU SRI EC">
            <text:p>BNP MSCI EU SRI EC</text:p>
          </table:table-cell>
          <table:table-cell table:formula="of:=VLOOKUP(LEFT([.C45];FIND(&quot; &quot;;[.C45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TPXH</text:p>
          </table:table-cell>
          <table:table-cell table:formula="of:=VLOOKUP([.A46];[isin.$A$1:isin.$B$14000];2;0)" office:value-type="string" office:string-value="FR0013411998">
            <text:p>FR0013411998</text:p>
          </table:table-cell>
          <table:table-cell table:formula="of:=UPPER(VLOOKUP([.A46];[name.$A$1:name.$B$654];2;0))" office:value-type="string" office:string-value="AMUNDI PEA TOPIX H">
            <text:p>AMUNDI PEA TOPIX H</text:p>
          </table:table-cell>
          <table:table-cell table:formula="of:=VLOOKUP(LEFT([.C46];FIND(&quot; &quot;;[.C4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JPH</text:p>
          </table:table-cell>
          <table:table-cell table:formula="of:=VLOOKUP([.A47];[isin.$A$1:isin.$B$14000];2;0)" office:value-type="string" office:string-value="FR0011884121">
            <text:p>FR0011884121</text:p>
          </table:table-cell>
          <table:table-cell table:formula="of:=UPPER(VLOOKUP([.A47];[name.$A$1:name.$B$654];2;0))" office:value-type="string" office:string-value="LYXOR TOPIX DH PEA">
            <text:p>LYXOR TOPIX DH PEA</text:p>
          </table:table-cell>
          <table:table-cell table:formula="of:=VLOOKUP(LEFT([.C47];FIND(&quot; &quot;;[.C4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RIE</text:p>
          </table:table-cell>
          <table:table-cell table:formula="of:=VLOOKUP([.A48];[isin.$A$1:isin.$B$14000];2;0)" office:value-type="string" office:string-value="LU1753045415">
            <text:p>LU1753045415</text:p>
          </table:table-cell>
          <table:table-cell table:formula="of:=UPPER(VLOOKUP([.A48];[name.$A$1:name.$B$654];2;0))" office:value-type="string" office:string-value="BNP MSCI EU SRI ED">
            <text:p>BNP MSCI EU SRI ED</text:p>
          </table:table-cell>
          <table:table-cell table:formula="of:=VLOOKUP(LEFT([.C48];FIND(&quot; &quot;;[.C4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KRW</text:p>
          </table:table-cell>
          <table:table-cell table:formula="of:=VLOOKUP([.A49];[isin.$A$1:isin.$B$14000];2;0)" office:value-type="string" office:string-value="FR0011869338">
            <text:p>FR0011869338</text:p>
          </table:table-cell>
          <table:table-cell table:formula="of:=UPPER(VLOOKUP([.A49];[name.$A$1:name.$B$654];2;0))" office:value-type="string" office:string-value="LYXOR KOREA PEA">
            <text:p>LYXOR KOREA PEA</text:p>
          </table:table-cell>
          <table:table-cell table:formula="of:=VLOOKUP(LEFT([.C49];FIND(&quot; &quot;;[.C4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VOE</text:p>
          </table:table-cell>
          <table:table-cell table:formula="of:=VLOOKUP([.A50];[isin.$A$1:isin.$B$14000];2;0)" office:value-type="string" office:string-value="LU1377381717">
            <text:p>LU1377381717</text:p>
          </table:table-cell>
          <table:table-cell table:formula="of:=UPPER(VLOOKUP([.A50];[name.$A$1:name.$B$654];2;0))" office:value-type="string" office:string-value="BNPP LOW VOL EU">
            <text:p>BNPP LOW VOL EU</text:p>
          </table:table-cell>
          <table:table-cell table:formula="of:=VLOOKUP(LEFT([.C50];FIND(&quot; &quot;;[.C5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VLED</text:p>
          </table:table-cell>
          <table:table-cell table:formula="of:=VLOOKUP([.A51];[isin.$A$1:isin.$B$14000];2;0)" office:value-type="string" office:string-value="LU1481201025">
            <text:p>LU1481201025</text:p>
          </table:table-cell>
          <table:table-cell table:formula="of:=UPPER(VLOOKUP([.A51];[name.$A$1:name.$B$654];2;0))" office:value-type="string" office:string-value="BNPP EASY LWVOLEU">
            <text:p>BNPP EASY LWVOLEU</text:p>
          </table:table-cell>
          <table:table-cell table:formula="of:=VLOOKUP(LEFT([.C51];FIND(&quot; &quot;;[.C5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GWT</text:p>
          </table:table-cell>
          <table:table-cell table:formula="of:=VLOOKUP([.A52];[isin.$A$1:isin.$B$14000];2;0)" office:value-type="string" office:string-value="FR0010168765">
            <text:p>FR0010168765</text:p>
          </table:table-cell>
          <table:table-cell table:formula="of:=UPPER(VLOOKUP([.A52];[name.$A$1:name.$B$654];2;0))" office:value-type="string" office:string-value="LYXOR EMU GROWTH">
            <text:p>LYXOR EMU GROWTH</text:p>
          </table:table-cell>
          <table:table-cell table:formula="of:=VLOOKUP(LEFT([.C52];FIND(&quot; &quot;;[.C5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LQQ</text:p>
          </table:table-cell>
          <table:table-cell table:formula="of:=VLOOKUP([.A53];[isin.$A$1:isin.$B$14000];2;0)" office:value-type="string" office:string-value="FR0010342592">
            <text:p>FR0010342592</text:p>
          </table:table-cell>
          <table:table-cell table:formula="of:=UPPER(VLOOKUP([.A53];[name.$A$1:name.$B$654];2;0))" office:value-type="string" office:string-value="LYXOR ETF NSDQ DL">
            <text:p>LYXOR ETF NSDQ DL</text:p>
          </table:table-cell>
          <table:table-cell table:formula="of:=VLOOKUP(LEFT([.C53];FIND(&quot; &quot;;[.C5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QUED</text:p>
          </table:table-cell>
          <table:table-cell table:formula="of:=VLOOKUP([.A54];[isin.$A$1:isin.$B$14000];2;0)" office:value-type="string" office:string-value="LU1481201611">
            <text:p>LU1481201611</text:p>
          </table:table-cell>
          <table:table-cell table:formula="of:=UPPER(VLOOKUP([.A54];[name.$A$1:name.$B$654];2;0))" office:value-type="string" office:string-value="BNPP EASYQUALITYD">
            <text:p>BNPP EASYQUALITYD</text:p>
          </table:table-cell>
          <table:table-cell table:formula="of:=VLOOKUP(LEFT([.C54];FIND(&quot; &quot;;[.C54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TEL</text:p>
          </table:table-cell>
          <table:table-cell table:formula="of:=VLOOKUP([.A55];[isin.$A$1:isin.$B$14000];2;0)" office:value-type="string" office:string-value="LU1834988609">
            <text:p>LU1834988609</text:p>
          </table:table-cell>
          <table:table-cell table:formula="of:=UPPER(VLOOKUP([.A55];[name.$A$1:name.$B$654];2;0))" office:value-type="string" office:string-value="LYXOR STX EU TELE">
            <text:p>LYXOR STX EU TELE</text:p>
          </table:table-cell>
          <table:table-cell table:formula="of:=VLOOKUP(LEFT([.C55];FIND(&quot; &quot;;[.C5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QUA</text:p>
          </table:table-cell>
          <table:table-cell table:formula="of:=VLOOKUP([.A56];[isin.$A$1:isin.$B$14000];2;0)" office:value-type="string" office:string-value="LU1377382103">
            <text:p>LU1377382103</text:p>
          </table:table-cell>
          <table:table-cell table:formula="of:=UPPER(VLOOKUP([.A56];[name.$A$1:name.$B$654];2;0))" office:value-type="string" office:string-value="BNPP QUALITY EU">
            <text:p>BNPP QUALITY EU</text:p>
          </table:table-cell>
          <table:table-cell table:formula="of:=VLOOKUP(LEFT([.C56];FIND(&quot; &quot;;[.C5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APE</text:p>
          </table:table-cell>
          <table:table-cell table:formula="of:=VLOOKUP([.A57];[isin.$A$1:isin.$B$14000];2;0)" office:value-type="string" office:string-value="LU1079842321">
            <text:p>LU1079842321</text:p>
          </table:table-cell>
          <table:table-cell table:formula="of:=UPPER(VLOOKUP([.A57];[name.$A$1:name.$B$654];2;0))" office:value-type="string" office:string-value="OSSIAM ETF CAPE EU">
            <text:p>OSSIAM ETF CAPE EU</text:p>
          </table:table-cell>
          <table:table-cell table:formula="of:=VLOOKUP(LEFT([.C57];FIND(&quot; &quot;;[.C57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PAEEM</text:p>
          </table:table-cell>
          <table:table-cell table:formula="of:=VLOOKUP([.A58];[isin.$A$1:isin.$B$14000];2;0)" office:value-type="string" office:string-value="FR0013412020">
            <text:p>FR0013412020</text:p>
          </table:table-cell>
          <table:table-cell table:formula="of:=UPPER(VLOOKUP([.A58];[name.$A$1:name.$B$654];2;0))" office:value-type="string" office:string-value="AMUNDI PEA MSCI EM">
            <text:p>AMUNDI PEA MSCI EM</text:p>
          </table:table-cell>
          <table:table-cell table:formula="of:=VLOOKUP(LEFT([.C58];FIND(&quot; &quot;;[.C5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CN</text:p>
          </table:table-cell>
          <table:table-cell table:formula="of:=VLOOKUP([.A59];[isin.$A$1:isin.$B$14000];2;0)" office:value-type="string" office:string-value="FR0010655597">
            <text:p>FR0010655597</text:p>
          </table:table-cell>
          <table:table-cell table:formula="of:=UPPER(VLOOKUP([.A59];[name.$A$1:name.$B$654];2;0))" office:value-type="string" office:string-value="BNPP EASY LOWCARB">
            <text:p>BNPP EASY LOWCARB</text:p>
          </table:table-cell>
          <table:table-cell table:formula="of:=VLOOKUP(LEFT([.C59];FIND(&quot; &quot;;[.C5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MOM</text:p>
          </table:table-cell>
          <table:table-cell table:formula="of:=VLOOKUP([.A60];[isin.$A$1:isin.$B$14000];2;0)" office:value-type="string" office:string-value="LU1377382012">
            <text:p>LU1377382012</text:p>
          </table:table-cell>
          <table:table-cell table:formula="of:=UPPER(VLOOKUP([.A60];[name.$A$1:name.$B$654];2;0))" office:value-type="string" office:string-value="BNPP MOMENTUM EU">
            <text:p>BNPP MOMENTUM EU</text:p>
          </table:table-cell>
          <table:table-cell table:formula="of:=VLOOKUP(LEFT([.C60];FIND(&quot; &quot;;[.C6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LEM</text:p>
          </table:table-cell>
          <table:table-cell table:formula="of:=VLOOKUP([.A61];[isin.$A$1:isin.$B$14000];2;0)" office:value-type="string" office:string-value="FR0011440478">
            <text:p>FR0011440478</text:p>
          </table:table-cell>
          <table:table-cell table:formula="of:=UPPER(VLOOKUP([.A61];[name.$A$1:name.$B$654];2;0))" office:value-type="string" office:string-value="LYXOR MSCI EM PEA">
            <text:p>LYXOR MSCI EM PEA</text:p>
          </table:table-cell>
          <table:table-cell table:formula="of:=VLOOKUP(LEFT([.C61];FIND(&quot; &quot;;[.C6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OED</text:p>
          </table:table-cell>
          <table:table-cell table:formula="of:=VLOOKUP([.A62];[isin.$A$1:isin.$B$14000];2;0)" office:value-type="string" office:string-value="LU1481201538">
            <text:p>LU1481201538</text:p>
          </table:table-cell>
          <table:table-cell table:formula="of:=UPPER(VLOOKUP([.A62];[name.$A$1:name.$B$654];2;0))" office:value-type="string" office:string-value="BNPP MOMENTUMD">
            <text:p>BNPP MOMENTUMD</text:p>
          </table:table-cell>
          <table:table-cell table:formula="of:=VLOOKUP(LEFT([.C62];FIND(&quot; &quot;;[.C62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EXU</text:p>
          </table:table-cell>
          <table:table-cell table:formula="of:=VLOOKUP([.A63];[isin.$A$1:isin.$B$14000];2;0)" office:value-type="string" office:string-value="LU1291100664">
            <text:p>LU1291100664</text:p>
          </table:table-cell>
          <table:table-cell table:formula="of:=UPPER(VLOOKUP([.A63];[name.$A$1:name.$B$654];2;0))" office:value-type="string" office:string-value="BNPP EU XUK ETF">
            <text:p>BNPP EU XUK ETF</text:p>
          </table:table-cell>
          <table:table-cell table:formula="of:=VLOOKUP(LEFT([.C63];FIND(&quot; &quot;;[.C6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M</text:p>
          </table:table-cell>
          <table:table-cell table:formula="of:=VLOOKUP([.A64];[isin.$A$1:isin.$B$14000];2;0)" office:value-type="string" office:string-value="FR0010900076">
            <text:p>FR0010900076</text:p>
          </table:table-cell>
          <table:table-cell table:formula="of:=UPPER(VLOOKUP([.A64];[name.$A$1:name.$B$654];2;0))" office:value-type="string" office:string-value="AMUNDI ETF E SM CP">
            <text:p>AMUNDI ETF E SM CP</text:p>
          </table:table-cell>
          <table:table-cell table:formula="of:=VLOOKUP(LEFT([.C64];FIND(&quot; &quot;;[.C6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FIN</text:p>
          </table:table-cell>
          <table:table-cell table:formula="of:=VLOOKUP([.A65];[isin.$A$1:isin.$B$14000];2;0)" office:value-type="string" office:string-value="LU1834984798">
            <text:p>LU1834984798</text:p>
          </table:table-cell>
          <table:table-cell table:formula="of:=UPPER(VLOOKUP([.A65];[name.$A$1:name.$B$654];2;0))" office:value-type="string" office:string-value="LYXOR STX 600 FIN">
            <text:p>LYXOR STX 600 FIN</text:p>
          </table:table-cell>
          <table:table-cell table:formula="of:=VLOOKUP(LEFT([.C65];FIND(&quot; &quot;;[.C6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USRI</text:p>
          </table:table-cell>
          <table:table-cell table:formula="of:=VLOOKUP([.A66];[isin.$A$1:isin.$B$14000];2;0)" office:value-type="string" office:string-value="LU1953137681">
            <text:p>LU1953137681</text:p>
          </table:table-cell>
          <table:table-cell table:formula="of:=UPPER(VLOOKUP([.A66];[name.$A$1:name.$B$654];2;0))" office:value-type="string" office:string-value="BNPP EMU SRI ETF">
            <text:p>BNPP EMU SRI ETF</text:p>
          </table:table-cell>
          <table:table-cell table:formula="of:=VLOOKUP(LEFT([.C66];FIND(&quot; &quot;;[.C6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VMU</text:p>
          </table:table-cell>
          <table:table-cell table:formula="of:=VLOOKUP([.A67];[isin.$A$1:isin.$B$14000];2;0)" office:value-type="string" office:string-value="LU1717044488">
            <text:p>LU1717044488</text:p>
          </table:table-cell>
          <table:table-cell table:formula="of:=UPPER(VLOOKUP([.A67];[name.$A$1:name.$B$654];2;0))" office:value-type="string" office:string-value="LYXOR EMU MIN VAR">
            <text:p>LYXOR EMU MIN VAR</text:p>
          </table:table-cell>
          <table:table-cell table:formula="of:=VLOOKUP(LEFT([.C67];FIND(&quot; &quot;;[.C6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LOW</text:p>
          </table:table-cell>
          <table:table-cell table:formula="of:=VLOOKUP([.A68];[isin.$A$1:isin.$B$14000];2;0)" office:value-type="string" office:string-value="IE00BFTWP510">
            <text:p>IE00BFTWP510</text:p>
          </table:table-cell>
          <table:table-cell table:formula="of:=UPPER(VLOOKUP([.A68];[name.$A$1:name.$B$654];2;0))" office:value-type="string" office:string-value="SPDR EURO LV">
            <text:p>SPDR EURO LV</text:p>
          </table:table-cell>
          <table:table-cell table:formula="of:=VLOOKUP(LEFT([.C68];FIND(&quot; &quot;;[.C68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P</text:p>
          </table:table-cell>
          <table:table-cell table:formula="of:=VLOOKUP([.A69];[isin.$A$1:isin.$B$14000];2;0)" office:value-type="string" office:string-value="IE00BKWQ0L68">
            <text:p>IE00BKWQ0L68</text:p>
          </table:table-cell>
          <table:table-cell table:formula="of:=UPPER(VLOOKUP([.A69];[name.$A$1:name.$B$654];2;0))" office:value-type="string" office:string-value="SPDR MSCI MAT">
            <text:p>SPDR MSCI MAT</text:p>
          </table:table-cell>
          <table:table-cell table:formula="of:=VLOOKUP(LEFT([.C69];FIND(&quot; &quot;;[.C6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CG1</text:p>
          </table:table-cell>
          <table:table-cell table:formula="of:=VLOOKUP([.A70];[isin.$A$1:isin.$B$14000];2;0)" office:value-type="string" office:string-value="FR0010655712">
            <text:p>FR0010655712</text:p>
          </table:table-cell>
          <table:table-cell table:formula="of:=UPPER(VLOOKUP([.A70];[name.$A$1:name.$B$654];2;0))" office:value-type="string" office:string-value="AMUNDI ETF DAX DR">
            <text:p>AMUNDI ETF DAX DR</text:p>
          </table:table-cell>
          <table:table-cell table:formula="of:=VLOOKUP(LEFT([.C70];FIND(&quot; &quot;;[.C70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TZD</text:p>
          </table:table-cell>
          <table:table-cell table:formula="of:=VLOOKUP([.A71];[isin.$A$1:isin.$B$14000];2;0)" office:value-type="string" office:string-value="FR0011550672">
            <text:p>FR0011550672</text:p>
          </table:table-cell>
          <table:table-cell table:formula="of:=UPPER(VLOOKUP([.A71];[name.$A$1:name.$B$654];2;0))" office:value-type="string" office:string-value="BNPP STOXX 600CD">
            <text:p>BNPP STOXX 600CD</text:p>
          </table:table-cell>
          <table:table-cell table:formula="of:=VLOOKUP(LEFT([.C71];FIND(&quot; &quot;;[.C7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TZ</text:p>
          </table:table-cell>
          <table:table-cell table:formula="of:=VLOOKUP([.A72];[isin.$A$1:isin.$B$14000];2;0)" office:value-type="string" office:string-value="FR0011550193">
            <text:p>FR0011550193</text:p>
          </table:table-cell>
          <table:table-cell table:formula="of:=UPPER(VLOOKUP([.A72];[name.$A$1:name.$B$654];2;0))" office:value-type="string" office:string-value="BNPP STOXX 600C">
            <text:p>BNPP STOXX 600C</text:p>
          </table:table-cell>
          <table:table-cell table:formula="of:=VLOOKUP(LEFT([.C72];FIND(&quot; &quot;;[.C72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EUE</text:p>
          </table:table-cell>
          <table:table-cell table:formula="of:=VLOOKUP([.A73];[isin.$A$1:isin.$B$14000];2;0)" office:value-type="string" office:string-value="LU1291099718">
            <text:p>LU1291099718</text:p>
          </table:table-cell>
          <table:table-cell table:formula="of:=UPPER(VLOOKUP([.A73];[name.$A$1:name.$B$654];2;0))" office:value-type="string" office:string-value="BNPP EU ETF">
            <text:p>BNPP EU ETF</text:p>
          </table:table-cell>
          <table:table-cell table:formula="of:=VLOOKUP(LEFT([.C73];FIND(&quot; &quot;;[.C7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DAX</text:p>
          </table:table-cell>
          <table:table-cell table:formula="of:=VLOOKUP([.A74];[isin.$A$1:isin.$B$14000];2;0)" office:value-type="string" office:string-value="LU0252633754">
            <text:p>LU0252633754</text:p>
          </table:table-cell>
          <table:table-cell table:formula="of:=UPPER(VLOOKUP([.A74];[name.$A$1:name.$B$654];2;0))" office:value-type="string" office:string-value="LYXOR ETF DAX">
            <text:p>LYXOR ETF DAX</text:p>
          </table:table-cell>
          <table:table-cell table:formula="of:=VLOOKUP(LEFT([.C74];FIND(&quot; &quot;;[.C7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MEU</text:p>
          </table:table-cell>
          <table:table-cell table:formula="of:=VLOOKUP([.A75];[isin.$A$1:isin.$B$14000];2;0)" office:value-type="string" office:string-value="FR0013400256">
            <text:p>FR0013400256</text:p>
          </table:table-cell>
          <table:table-cell table:formula="of:=UPPER(VLOOKUP([.A75];[name.$A$1:name.$B$654];2;0))" office:value-type="string" office:string-value="LYXOR PEA MSCI EUR">
            <text:p>LYXOR PEA MSCI EUR</text:p>
          </table:table-cell>
          <table:table-cell table:formula="of:=VLOOKUP(LEFT([.C75];FIND(&quot; &quot;;[.C7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RO</text:p>
          </table:table-cell>
          <table:table-cell table:formula="of:=VLOOKUP([.A76];[isin.$A$1:isin.$B$14000];2;0)" office:value-type="string" office:string-value="IE00BKWQ0Q14">
            <text:p>IE00BKWQ0Q14</text:p>
          </table:table-cell>
          <table:table-cell table:formula="of:=UPPER(VLOOKUP([.A76];[name.$A$1:name.$B$654];2;0))" office:value-type="string" office:string-value="SPDR MSCI EUROPE">
            <text:p>SPDR MSCI EUROPE</text:p>
          </table:table-cell>
          <table:table-cell table:formula="of:=VLOOKUP(LEFT([.C76];FIND(&quot; &quot;;[.C76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PCEU</text:p>
          </table:table-cell>
          <table:table-cell table:formula="of:=VLOOKUP([.A77];[isin.$A$1:isin.$B$14000];2;0)" office:value-type="string" office:string-value="FR0013412038">
            <text:p>FR0013412038</text:p>
          </table:table-cell>
          <table:table-cell table:formula="of:=UPPER(VLOOKUP([.A77];[name.$A$1:name.$B$654];2;0))" office:value-type="string" office:string-value="AMUNDI PEA EUROPE">
            <text:p>AMUNDI PEA EUROPE</text:p>
          </table:table-cell>
          <table:table-cell table:formula="of:=VLOOKUP(LEFT([.C77];FIND(&quot; &quot;;[.C7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HEU</text:p>
          </table:table-cell>
          <table:table-cell table:formula="of:=VLOOKUP([.A78];[isin.$A$1:isin.$B$14000];2;0)" office:value-type="string" office:string-value="IE00B5BD5K76">
            <text:p>IE00B5BD5K76</text:p>
          </table:table-cell>
          <table:table-cell table:formula="of:=UPPER(VLOOKUP([.A78];[name.$A$1:name.$B$654];2;0))" office:value-type="string" office:string-value="HSBC MSCI EUR ETF">
            <text:p>HSBC MSCI EUR ETF</text:p>
          </table:table-cell>
          <table:table-cell table:formula="of:=VLOOKUP(LEFT([.C78];FIND(&quot; &quot;;[.C78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STT</text:p>
          </table:table-cell>
          <table:table-cell table:formula="of:=VLOOKUP([.A79];[isin.$A$1:isin.$B$14000];2;0)" office:value-type="string" office:string-value="FR0000001687">
            <text:p>FR0000001687</text:p>
          </table:table-cell>
          <table:table-cell table:formula="of:=UPPER(VLOOKUP([.A79];[name.$A$1:name.$B$654];2;0))" office:value-type="string" office:string-value="SPDR MSCI COMM">
            <text:p>SPDR MSCI COMM</text:p>
          </table:table-cell>
          <table:table-cell table:formula="of:=VLOOKUP(LEFT([.C79];FIND(&quot; &quot;;[.C7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MFDD</text:p>
          </table:table-cell>
          <table:table-cell table:formula="of:=VLOOKUP([.A80];[isin.$A$1:isin.$B$14000];2;0)" office:value-type="string" office:string-value="LU0908501132">
            <text:p>LU0908501132</text:p>
          </table:table-cell>
          <table:table-cell table:formula="of:=UPPER(VLOOKUP([.A80];[name.$A$1:name.$B$654];2;0))" office:value-type="string" office:string-value="LY CORE STOXX300D">
            <text:p>LY CORE STOXX300D</text:p>
          </table:table-cell>
          <table:table-cell table:formula="of:=VLOOKUP(LEFT([.C80];FIND(&quot; &quot;;[.C8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MUE</text:p>
          </table:table-cell>
          <table:table-cell table:formula="of:=VLOOKUP([.A81];[isin.$A$1:isin.$B$14000];2;0)" office:value-type="string" office:string-value="IE00B910VR50">
            <text:p>IE00B910VR50</text:p>
          </table:table-cell>
          <table:table-cell table:formula="of:=UPPER(VLOOKUP([.A81];[name.$A$1:name.$B$654];2;0))" office:value-type="string" office:string-value="SPDR MSCI EMU">
            <text:p>SPDR MSCI EMU</text:p>
          </table:table-cell>
          <table:table-cell table:formula="of:=VLOOKUP(LEFT([.C81];FIND(&quot; &quot;;[.C81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MFED</text:p>
          </table:table-cell>
          <table:table-cell table:formula="of:=VLOOKUP([.A82];[isin.$A$1:isin.$B$14000];2;0)" office:value-type="string" office:string-value="LU0908501058">
            <text:p>LU0908501058</text:p>
          </table:table-cell>
          <table:table-cell table:formula="of:=UPPER(VLOOKUP([.A82];[name.$A$1:name.$B$654];2;0))" office:value-type="string" office:string-value="LYX CORE STOXX300">
            <text:p>LYX CORE STOXX300</text:p>
          </table:table-cell>
          <table:table-cell table:formula="of:=VLOOKUP(LEFT([.C82];FIND(&quot; &quot;;[.C8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EMU</text:p>
          </table:table-cell>
          <table:table-cell table:formula="of:=VLOOKUP([.A83];[isin.$A$1:isin.$B$14000];2;0)" office:value-type="string" office:string-value="LU1291098827">
            <text:p>LU1291098827</text:p>
          </table:table-cell>
          <table:table-cell table:formula="of:=UPPER(VLOOKUP([.A83];[name.$A$1:name.$B$654];2;0))" office:value-type="string" office:string-value="BNPP EMU ETF">
            <text:p>BNPP EMU ETF</text:p>
          </table:table-cell>
          <table:table-cell table:formula="of:=VLOOKUP(LEFT([.C83];FIND(&quot; &quot;;[.C8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MU</text:p>
          </table:table-cell>
          <table:table-cell table:formula="of:=VLOOKUP([.A84];[isin.$A$1:isin.$B$14000];2;0)" office:value-type="string" office:string-value="FR0010655688">
            <text:p>FR0010655688</text:p>
          </table:table-cell>
          <table:table-cell table:formula="of:=UPPER(VLOOKUP([.A84];[name.$A$1:name.$B$654];2;0))" office:value-type="string" office:string-value="AMUNDI ETF MS EMU">
            <text:p>AMUNDI ETF MS EMU</text:p>
          </table:table-cell>
          <table:table-cell table:formula="of:=VLOOKUP(LEFT([.C84];FIND(&quot; &quot;;[.C8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MFE</text:p>
          </table:table-cell>
          <table:table-cell table:formula="of:=VLOOKUP([.A85];[isin.$A$1:isin.$B$14000];2;0)" office:value-type="string" office:string-value="FR0007085501">
            <text:p>FR0007085501</text:p>
          </table:table-cell>
          <table:table-cell table:formula="of:=UPPER(VLOOKUP([.A85];[name.$A$1:name.$B$654];2;0))" office:value-type="string" office:string-value="LYXOR CORE EMU">
            <text:p>LYXOR CORE EMU</text:p>
          </table:table-cell>
          <table:table-cell table:formula="of:=VLOOKUP(LEFT([.C85];FIND(&quot; &quot;;[.C8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MEH</text:p>
          </table:table-cell>
          <table:table-cell table:formula="of:=VLOOKUP([.A86];[isin.$A$1:isin.$B$14000];2;0)" office:value-type="string" office:string-value="FR0011869304">
            <text:p>FR0011869304</text:p>
          </table:table-cell>
          <table:table-cell table:formula="of:=UPPER(VLOOKUP([.A86];[name.$A$1:name.$B$654];2;0))" office:value-type="string" office:string-value="LYXOR FEN DVEU PEA">
            <text:p>LYXOR FEN DVEU PEA</text:p>
          </table:table-cell>
          <table:table-cell table:formula="of:=VLOOKUP(LEFT([.C86];FIND(&quot; &quot;;[.C8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6EW</text:p>
          </table:table-cell>
          <table:table-cell table:formula="of:=VLOOKUP([.A87];[isin.$A$1:isin.$B$14000];2;0)" office:value-type="string" office:string-value="LU0599613147">
            <text:p>LU0599613147</text:p>
          </table:table-cell>
          <table:table-cell table:formula="of:=UPPER(VLOOKUP([.A87];[name.$A$1:name.$B$654];2;0))" office:value-type="string" office:string-value="OSSIAM EURP EQUI W">
            <text:p>OSSIAM EURP EQUI W</text:p>
          </table:table-cell>
          <table:table-cell table:formula="of:=VLOOKUP(LEFT([.C87];FIND(&quot; &quot;;[.C87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CST</text:p>
          </table:table-cell>
          <table:table-cell table:formula="of:=VLOOKUP([.A88];[isin.$A$1:isin.$B$14000];2;0)" office:value-type="string" office:string-value="LU1834983808">
            <text:p>LU1834983808</text:p>
          </table:table-cell>
          <table:table-cell table:formula="of:=UPPER(VLOOKUP([.A88];[name.$A$1:name.$B$654];2;0))" office:value-type="string" office:string-value="LYXOR STX600 CONMA">
            <text:p>LYXOR STX600 CONMA</text:p>
          </table:table-cell>
          <table:table-cell table:formula="of:=VLOOKUP(LEFT([.C88];FIND(&quot; &quot;;[.C8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D5</text:p>
          </table:table-cell>
          <table:table-cell table:formula="of:=VLOOKUP([.A89];[isin.$A$1:isin.$B$14000];2;0)" office:value-type="string" office:string-value="FR0010908251">
            <text:p>FR0010908251</text:p>
          </table:table-cell>
          <table:table-cell table:formula="of:=UPPER(VLOOKUP([.A89];[name.$A$1:name.$B$654];2;0))" office:value-type="string" office:string-value="AMUNDI ETF ES50 D">
            <text:p>AMUNDI ETF ES50 D</text:p>
          </table:table-cell>
          <table:table-cell table:formula="of:=VLOOKUP(LEFT([.C89];FIND(&quot; &quot;;[.C8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MSED</text:p>
          </table:table-cell>
          <table:table-cell table:formula="of:=VLOOKUP([.A90];[isin.$A$1:isin.$B$14000];2;0)" office:value-type="string" office:string-value="LU0908501215">
            <text:p>LU0908501215</text:p>
          </table:table-cell>
          <table:table-cell table:formula="of:=UPPER(VLOOKUP([.A90];[name.$A$1:name.$B$654];2;0))" office:value-type="string" office:string-value="LYXOR CORE STOXX50">
            <text:p>LYXOR CORE STOXX50</text:p>
          </table:table-cell>
          <table:table-cell table:formula="of:=VLOOKUP(LEFT([.C90];FIND(&quot; &quot;;[.C9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0</text:p>
          </table:table-cell>
          <table:table-cell table:formula="of:=VLOOKUP([.A91];[isin.$A$1:isin.$B$14000];2;0)" office:value-type="string" office:string-value="FR0010654913">
            <text:p>FR0010654913</text:p>
          </table:table-cell>
          <table:table-cell table:formula="of:=UPPER(VLOOKUP([.A91];[name.$A$1:name.$B$654];2;0))" office:value-type="string" office:string-value="AMUNDI ETF ES50 C">
            <text:p>AMUNDI ETF ES50 C</text:p>
          </table:table-cell>
          <table:table-cell table:formula="of:=VLOOKUP(LEFT([.C91];FIND(&quot; &quot;;[.C9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VEUR</text:p>
          </table:table-cell>
          <table:table-cell table:formula="of:=VLOOKUP([.A92];[isin.$A$1:isin.$B$14000];2;0)" office:value-type="string" office:string-value="IE00B945VV12">
            <text:p>IE00B945VV12</text:p>
          </table:table-cell>
          <table:table-cell table:formula="of:=UPPER(VLOOKUP([.A92];[name.$A$1:name.$B$654];2;0))" office:value-type="string" office:string-value="VANGUARD FTSE EUR">
            <text:p>VANGUARD FTSE EUR</text:p>
          </table:table-cell>
          <table:table-cell table:formula="of:=VLOOKUP(LEFT([.C92];FIND(&quot; &quot;;[.C92];1)-1);[issuer.$A$1:issuer.$B$22];2;0)" office:value-type="string" office:string-value="Vanguard">
            <text:p>Vanguard</text:p>
          </table:table-cell>
        </table:table-row>
        <table:table-row table:style-name="ro1">
          <table:table-cell office:value-type="string">
            <text:p>ETDD</text:p>
          </table:table-cell>
          <table:table-cell table:formula="of:=VLOOKUP([.A93];[isin.$A$1:isin.$B$14000];2;0)" office:value-type="string" office:string-value="FR0012739431">
            <text:p>FR0012739431</text:p>
          </table:table-cell>
          <table:table-cell table:formula="of:=UPPER(VLOOKUP([.A93];[name.$A$1:name.$B$654];2;0))" office:value-type="string" office:string-value="BNPP EUROSTOXX50 C">
            <text:p>BNPP EUROSTOXX50 C</text:p>
          </table:table-cell>
          <table:table-cell table:formula="of:=VLOOKUP(LEFT([.C93];FIND(&quot; &quot;;[.C9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SE</text:p>
          </table:table-cell>
          <table:table-cell table:formula="of:=VLOOKUP([.A94];[isin.$A$1:isin.$B$14000];2;0)" office:value-type="string" office:string-value="FR0007054358">
            <text:p>FR0007054358</text:p>
          </table:table-cell>
          <table:table-cell table:formula="of:=UPPER(VLOOKUP([.A94];[name.$A$1:name.$B$654];2;0))" office:value-type="string" office:string-value="LYXOR ETF ESTOXX50">
            <text:p>LYXOR ETF ESTOXX50</text:p>
          </table:table-cell>
          <table:table-cell table:formula="of:=VLOOKUP(LEFT([.C94];FIND(&quot; &quot;;[.C9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50E</text:p>
          </table:table-cell>
          <table:table-cell table:formula="of:=VLOOKUP([.A95];[isin.$A$1:isin.$B$14000];2;0)" office:value-type="string" office:string-value="IE00B4K6B022">
            <text:p>IE00B4K6B022</text:p>
          </table:table-cell>
          <table:table-cell table:formula="of:=UPPER(VLOOKUP([.A95];[name.$A$1:name.$B$654];2;0))" office:value-type="string" office:string-value="HSBC EUROSTX50 ETF">
            <text:p>HSBC EUROSTX50 ETF</text:p>
          </table:table-cell>
          <table:table-cell table:formula="of:=VLOOKUP(LEFT([.C95];FIND(&quot; &quot;;[.C95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EISR</text:p>
          </table:table-cell>
          <table:table-cell table:formula="of:=VLOOKUP([.A96];[isin.$A$1:isin.$B$14000];2;0)" office:value-type="string" office:string-value="LU1659681313">
            <text:p>LU1659681313</text:p>
          </table:table-cell>
          <table:table-cell table:formula="of:=UPPER(VLOOKUP([.A96];[name.$A$1:name.$B$654];2;0))" office:value-type="string" office:string-value="BNP MSCI EM SRI ED">
            <text:p>BNP MSCI EM SRI ED</text:p>
          </table:table-cell>
          <table:table-cell table:formula="of:=VLOOKUP(LEFT([.C96];FIND(&quot; &quot;;[.C9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D8</text:p>
          </table:table-cell>
          <table:table-cell table:formula="of:=VLOOKUP([.A97];[isin.$A$1:isin.$B$14000];2;0)" office:value-type="string" office:string-value="FR0010717090">
            <text:p>FR0010717090</text:p>
          </table:table-cell>
          <table:table-cell table:formula="of:=UPPER(VLOOKUP([.A97];[name.$A$1:name.$B$654];2;0))" office:value-type="string" office:string-value="AMUNDI ETF EMU HDV">
            <text:p>AMUNDI ETF EMU HDV</text:p>
          </table:table-cell>
          <table:table-cell table:formula="of:=VLOOKUP(LEFT([.C97];FIND(&quot; &quot;;[.C9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5HU</text:p>
          </table:table-cell>
          <table:table-cell table:formula="of:=VLOOKUP([.A98];[isin.$A$1:isin.$B$14000];2;0)" office:value-type="string" office:string-value="LU1681047582">
            <text:p>LU1681047582</text:p>
          </table:table-cell>
          <table:table-cell table:formula="of:=UPPER(VLOOKUP([.A98];[name.$A$1:name.$B$654];2;0))" office:value-type="string" office:string-value="AMUNDI ES50 HUSD">
            <text:p>AMUNDI ES50 HUSD</text:p>
          </table:table-cell>
          <table:table-cell table:formula="of:=VLOOKUP(LEFT([.C98];FIND(&quot; &quot;;[.C9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MIS</text:p>
          </table:table-cell>
          <table:table-cell table:formula="of:=VLOOKUP([.A99];[isin.$A$1:isin.$B$14000];2;0)" office:value-type="string" office:string-value="LU1659681230">
            <text:p>LU1659681230</text:p>
          </table:table-cell>
          <table:table-cell table:formula="of:=UPPER(VLOOKUP([.A99];[name.$A$1:name.$B$654];2;0))" office:value-type="string" office:string-value="BNP MSCI EM SRI EC">
            <text:p>BNP MSCI EM SRI EC</text:p>
          </table:table-cell>
          <table:table-cell table:formula="of:=VLOOKUP(LEFT([.C99];FIND(&quot; &quot;;[.C9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DA</text:p>
          </table:table-cell>
          <table:table-cell table:formula="of:=VLOOKUP([.A100];[isin.$A$1:isin.$B$14000];2;0)" office:value-type="string" office:string-value="LU1834988195">
            <text:p>LU1834988195</text:p>
          </table:table-cell>
          <table:table-cell table:formula="of:=UPPER(VLOOKUP([.A100];[name.$A$1:name.$B$654];2;0))" office:value-type="string" office:string-value="LYXOR STX600 MEDIA">
            <text:p>LYXOR STX600 MEDIA</text:p>
          </table:table-cell>
          <table:table-cell table:formula="of:=VLOOKUP(LEFT([.C100];FIND(&quot; &quot;;[.C10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TUR</text:p>
          </table:table-cell>
          <table:table-cell table:formula="of:=VLOOKUP([.A101];[isin.$A$1:isin.$B$14000];2;0)" office:value-type="string" office:string-value="FR0011869395">
            <text:p>FR0011869395</text:p>
          </table:table-cell>
          <table:table-cell table:formula="of:=UPPER(VLOOKUP([.A101];[name.$A$1:name.$B$654];2;0))" office:value-type="string" office:string-value="LYXOR TURKEY PEA">
            <text:p>LYXOR TURKEY PEA</text:p>
          </table:table-cell>
          <table:table-cell table:formula="of:=VLOOKUP(LEFT([.C101];FIND(&quot; &quot;;[.C10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MS</text:p>
          </table:table-cell>
          <table:table-cell table:formula="of:=VLOOKUP([.A102];[isin.$A$1:isin.$B$14000];2;0)" office:value-type="string" office:string-value="LU1598689153">
            <text:p>LU1598689153</text:p>
          </table:table-cell>
          <table:table-cell table:formula="of:=UPPER(VLOOKUP([.A102];[name.$A$1:name.$B$654];2;0))" office:value-type="string" office:string-value="LYXOR SMALL CAP">
            <text:p>LYXOR SMALL CAP</text:p>
          </table:table-cell>
          <table:table-cell table:formula="of:=VLOOKUP(LEFT([.C102];FIND(&quot; &quot;;[.C10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F1</text:p>
          </table:table-cell>
          <table:table-cell table:formula="of:=VLOOKUP([.A103];[isin.$A$1:isin.$B$14000];2;0)" office:value-type="string" office:string-value="FR0010655704">
            <text:p>FR0010655704</text:p>
          </table:table-cell>
          <table:table-cell table:formula="of:=UPPER(VLOOKUP([.A103];[name.$A$1:name.$B$654];2;0))" office:value-type="string" office:string-value="AMUNDI ETF MS FRA">
            <text:p>AMUNDI ETF MS FRA</text:p>
          </table:table-cell>
          <table:table-cell table:formula="of:=VLOOKUP(LEFT([.C103];FIND(&quot; &quot;;[.C10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40</text:p>
          </table:table-cell>
          <table:table-cell table:formula="of:=VLOOKUP([.A104];[isin.$A$1:isin.$B$14000];2;0)" office:value-type="string" office:string-value="FR0007080973">
            <text:p>FR0007080973</text:p>
          </table:table-cell>
          <table:table-cell table:formula="of:=UPPER(VLOOKUP([.A104];[name.$A$1:name.$B$654];2;0))" office:value-type="string" office:string-value="AMUNDI ETF CAC 40">
            <text:p>AMUNDI ETF CAC 40</text:p>
          </table:table-cell>
          <table:table-cell table:formula="of:=VLOOKUP(LEFT([.C104];FIND(&quot; &quot;;[.C10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40</text:p>
          </table:table-cell>
          <table:table-cell table:formula="of:=VLOOKUP([.A105];[isin.$A$1:isin.$B$14000];2;0)" office:value-type="string" office:string-value="FR0010150458">
            <text:p>FR0010150458</text:p>
          </table:table-cell>
          <table:table-cell table:formula="of:=UPPER(VLOOKUP([.A105];[name.$A$1:name.$B$654];2;0))" office:value-type="string" office:string-value="BNPP CAC 40">
            <text:p>BNPP CAC 40</text:p>
          </table:table-cell>
          <table:table-cell table:formula="of:=VLOOKUP(LEFT([.C105];FIND(&quot; &quot;;[.C105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UDV</text:p>
          </table:table-cell>
          <table:table-cell table:formula="of:=VLOOKUP([.A106];[isin.$A$1:isin.$B$14000];2;0)" office:value-type="string" office:string-value="IE00B5M1WJ87">
            <text:p>IE00B5M1WJ87</text:p>
          </table:table-cell>
          <table:table-cell table:formula="of:=UPPER(VLOOKUP([.A106];[name.$A$1:name.$B$654];2;0))" office:value-type="string" office:string-value="SPDR EUR DIV ARIST">
            <text:p>SPDR EUR DIV ARIST</text:p>
          </table:table-cell>
          <table:table-cell table:formula="of:=VLOOKUP(LEFT([.C106];FIND(&quot; &quot;;[.C106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EESM</text:p>
          </table:table-cell>
          <table:table-cell table:formula="of:=VLOOKUP([.A107];[isin.$A$1:isin.$B$14000];2;0)" office:value-type="string" office:string-value="LU1291101555">
            <text:p>LU1291101555</text:p>
          </table:table-cell>
          <table:table-cell table:formula="of:=UPPER(VLOOKUP([.A107];[name.$A$1:name.$B$654];2;0))" office:value-type="string" office:string-value="BNPP SMALL C ETF">
            <text:p>BNPP SMALL C ETF</text:p>
          </table:table-cell>
          <table:table-cell table:formula="of:=VLOOKUP(LEFT([.C107];FIND(&quot; &quot;;[.C107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BRE</text:p>
          </table:table-cell>
          <table:table-cell table:formula="of:=VLOOKUP([.A108];[isin.$A$1:isin.$B$14000];2;0)" office:value-type="string" office:string-value="LU1834983550">
            <text:p>LU1834983550</text:p>
          </table:table-cell>
          <table:table-cell table:formula="of:=UPPER(VLOOKUP([.A108];[name.$A$1:name.$B$654];2;0))" office:value-type="string" office:string-value="LYXOR STX EU BA RE">
            <text:p>LYXOR STX EU BA RE</text:p>
          </table:table-cell>
          <table:table-cell table:formula="of:=VLOOKUP(LEFT([.C108];FIND(&quot; &quot;;[.C10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RS2K</text:p>
          </table:table-cell>
          <table:table-cell table:formula="of:=VLOOKUP([.A109];[isin.$A$1:isin.$B$14000];2;0)" office:value-type="string" office:string-value="LU1681038672">
            <text:p>LU1681038672</text:p>
          </table:table-cell>
          <table:table-cell table:formula="of:=UPPER(VLOOKUP([.A109];[name.$A$1:name.$B$654];2;0))" office:value-type="string" office:string-value="AMUNDI RUSSEL 2K">
            <text:p>AMUNDI RUSSEL 2K</text:p>
          </table:table-cell>
          <table:table-cell table:formula="of:=VLOOKUP(LEFT([.C109];FIND(&quot; &quot;;[.C10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AC</text:p>
          </table:table-cell>
          <table:table-cell table:formula="of:=VLOOKUP([.A110];[isin.$A$1:isin.$B$14000];2;0)" office:value-type="string" office:string-value="FR0007052782">
            <text:p>FR0007052782</text:p>
          </table:table-cell>
          <table:table-cell table:formula="of:=UPPER(VLOOKUP([.A110];[name.$A$1:name.$B$654];2;0))" office:value-type="string" office:string-value="LYXOR ETF CAC 40">
            <text:p>LYXOR ETF CAC 40</text:p>
          </table:table-cell>
          <table:table-cell table:formula="of:=VLOOKUP(LEFT([.C110];FIND(&quot; &quot;;[.C11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ACC</text:p>
          </table:table-cell>
          <table:table-cell table:formula="of:=VLOOKUP([.A111];[isin.$A$1:isin.$B$14000];2;0)" office:value-type="string" office:string-value="FR0013380607">
            <text:p>FR0013380607</text:p>
          </table:table-cell>
          <table:table-cell table:formula="of:=UPPER(VLOOKUP([.A111];[name.$A$1:name.$B$654];2;0))" office:value-type="string" office:string-value="LYXOR CAC40 ACC">
            <text:p>LYXOR CAC40 ACC</text:p>
          </table:table-cell>
          <table:table-cell table:formula="of:=VLOOKUP(LEFT([.C111];FIND(&quot; &quot;;[.C11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0U</text:p>
          </table:table-cell>
          <table:table-cell table:formula="of:=VLOOKUP([.A112];[isin.$A$1:isin.$B$14000];2;0)" office:value-type="string" office:string-value="LU1681047400">
            <text:p>LU1681047400</text:p>
          </table:table-cell>
          <table:table-cell table:formula="of:=UPPER(VLOOKUP([.A112];[name.$A$1:name.$B$654];2;0))" office:value-type="string" office:string-value="AMUNDI ES50 USD">
            <text:p>AMUNDI ES50 USD</text:p>
          </table:table-cell>
          <table:table-cell table:formula="of:=VLOOKUP(LEFT([.C112];FIND(&quot; &quot;;[.C11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MSR</text:p>
          </table:table-cell>
          <table:table-cell table:formula="of:=VLOOKUP([.A113];[isin.$A$1:isin.$B$14000];2;0)" office:value-type="string" office:string-value="LU1291098314">
            <text:p>LU1291098314</text:p>
          </table:table-cell>
          <table:table-cell table:formula="of:=UPPER(VLOOKUP([.A113];[name.$A$1:name.$B$654];2;0))" office:value-type="string" office:string-value="BNP MSCI EM SRI UC">
            <text:p>BNP MSCI EM SRI UC</text:p>
          </table:table-cell>
          <table:table-cell table:formula="of:=VLOOKUP(LEFT([.C113];FIND(&quot; &quot;;[.C11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INR</text:p>
          </table:table-cell>
          <table:table-cell table:formula="of:=VLOOKUP([.A114];[isin.$A$1:isin.$B$14000];2;0)" office:value-type="string" office:string-value="FR0011869320">
            <text:p>FR0011869320</text:p>
          </table:table-cell>
          <table:table-cell table:formula="of:=UPPER(VLOOKUP([.A114];[name.$A$1:name.$B$654];2;0))" office:value-type="string" office:string-value="LYXOR INDIA PEA">
            <text:p>LYXOR INDIA PEA</text:p>
          </table:table-cell>
          <table:table-cell table:formula="of:=VLOOKUP(LEFT([.C114];FIND(&quot; &quot;;[.C11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IB</text:p>
          </table:table-cell>
          <table:table-cell table:formula="of:=VLOOKUP([.A115];[isin.$A$1:isin.$B$14000];2;0)" office:value-type="string" office:string-value="FR0010010827">
            <text:p>FR0010010827</text:p>
          </table:table-cell>
          <table:table-cell table:formula="of:=UPPER(VLOOKUP([.A115];[name.$A$1:name.$B$654];2;0))" office:value-type="string" office:string-value="LYXOR ETF FTSE MIB">
            <text:p>LYXOR ETF FTSE MIB</text:p>
          </table:table-cell>
          <table:table-cell table:formula="of:=VLOOKUP(LEFT([.C115];FIND(&quot; &quot;;[.C11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FMI</text:p>
          </table:table-cell>
          <table:table-cell table:formula="of:=VLOOKUP([.A116];[isin.$A$1:isin.$B$14000];2;0)" office:value-type="string" office:string-value="FR0010892208">
            <text:p>FR0010892208</text:p>
          </table:table-cell>
          <table:table-cell table:formula="of:=UPPER(VLOOKUP([.A116];[name.$A$1:name.$B$654];2;0))" office:value-type="string" office:string-value="AMUNDI ETF MIB">
            <text:p>AMUNDI ETF MIB</text:p>
          </table:table-cell>
          <table:table-cell table:formula="of:=VLOOKUP(LEFT([.C116];FIND(&quot; &quot;;[.C11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STQ</text:p>
          </table:table-cell>
          <table:table-cell table:formula="of:=VLOOKUP([.A117];[isin.$A$1:isin.$B$14000];2;0)" office:value-type="string" office:string-value="IE00BKWQ0J47">
            <text:p>IE00BKWQ0J47</text:p>
          </table:table-cell>
          <table:table-cell table:formula="of:=UPPER(VLOOKUP([.A117];[name.$A$1:name.$B$654];2;0))" office:value-type="string" office:string-value="SPDR MSCI INDUST">
            <text:p>SPDR MSCI INDUST</text:p>
          </table:table-cell>
          <table:table-cell table:formula="of:=VLOOKUP(LEFT([.C117];FIND(&quot; &quot;;[.C117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CSX5</text:p>
          </table:table-cell>
          <table:table-cell table:formula="of:=VLOOKUP([.A118];[isin.$A$1:isin.$B$14000];2;0)" office:value-type="string" office:string-value="IE00B53L3W79">
            <text:p>IE00B53L3W79</text:p>
          </table:table-cell>
          <table:table-cell table:formula="of:=UPPER(VLOOKUP([.A118];[name.$A$1:name.$B$654];2;0))" office:value-type="string" office:string-value="ISHR ESTX50 B A">
            <text:p>ISHR ESTX50 B A</text:p>
          </table:table-cell>
          <table:table-cell table:formula="of:=VLOOKUP(LEFT([.C118];FIND(&quot; &quot;;[.C118];1)-1);[issuer.$A$1:issuer.$B$22];2;0)" office:value-type="string" office:string-value="iShares">
            <text:p>iShares</text:p>
          </table:table-cell>
        </table:table-row>
        <table:table-row table:style-name="ro1">
          <table:table-cell office:value-type="string">
            <text:p>PEF</text:p>
          </table:table-cell>
          <table:table-cell table:formula="of:=VLOOKUP([.A119];[isin.$A$1:isin.$B$14000];2;0)" office:value-type="string" office:string-value="IE00B23D8X81">
            <text:p>IE00B23D8X81</text:p>
          </table:table-cell>
          <table:table-cell table:formula="of:=UPPER(VLOOKUP([.A119];[name.$A$1:name.$B$654];2;0))" office:value-type="string" office:string-value="IVZ FTSE RAFI EURO">
            <text:p>IVZ FTSE RAFI EURO</text:p>
          </table:table-cell>
          <table:table-cell table:formula="of:=VLOOKUP(LEFT([.C119];FIND(&quot; &quot;;[.C119];1)-1);[issuer.$A$1:issuer.$B$22];2;0)" office:value-type="string" office:string-value="Invesco">
            <text:p>Invesco</text:p>
          </table:table-cell>
        </table:table-row>
        <table:table-row table:style-name="ro1">
          <table:table-cell office:value-type="string">
            <text:p>CACM</text:p>
          </table:table-cell>
          <table:table-cell table:formula="of:=VLOOKUP([.A120];[isin.$A$1:isin.$B$14000];2;0)" office:value-type="string" office:string-value="FR0011041334">
            <text:p>FR0011041334</text:p>
          </table:table-cell>
          <table:table-cell table:formula="of:=UPPER(VLOOKUP([.A120];[name.$A$1:name.$B$654];2;0))" office:value-type="string" office:string-value="LYXOR ETF CAC MID">
            <text:p>LYXOR ETF CAC MID</text:p>
          </table:table-cell>
          <table:table-cell table:formula="of:=VLOOKUP(LEFT([.C120];FIND(&quot; &quot;;[.C12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IND</text:p>
          </table:table-cell>
          <table:table-cell table:formula="of:=VLOOKUP([.A121];[isin.$A$1:isin.$B$14000];2;0)" office:value-type="string" office:string-value="LU1834987890">
            <text:p>LU1834987890</text:p>
          </table:table-cell>
          <table:table-cell table:formula="of:=UPPER(VLOOKUP([.A121];[name.$A$1:name.$B$654];2;0))" office:value-type="string" office:string-value="LYXOR STX 600 INDU">
            <text:p>LYXOR STX 600 INDU</text:p>
          </table:table-cell>
          <table:table-cell table:formula="of:=VLOOKUP(LEFT([.C121];FIND(&quot; &quot;;[.C12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S1</text:p>
          </table:table-cell>
          <table:table-cell table:formula="of:=VLOOKUP([.A122];[isin.$A$1:isin.$B$14000];2;0)" office:value-type="string" office:string-value="FR0010655746">
            <text:p>FR0010655746</text:p>
          </table:table-cell>
          <table:table-cell table:formula="of:=UPPER(VLOOKUP([.A122];[name.$A$1:name.$B$654];2;0))" office:value-type="string" office:string-value="AMUNDI ETF MS SPA">
            <text:p>AMUNDI ETF MS SPA</text:p>
          </table:table-cell>
          <table:table-cell table:formula="of:=VLOOKUP(LEFT([.C122];FIND(&quot; &quot;;[.C12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I1</text:p>
          </table:table-cell>
          <table:table-cell table:formula="of:=VLOOKUP([.A123];[isin.$A$1:isin.$B$14000];2;0)" office:value-type="string" office:string-value="FR0010655720">
            <text:p>FR0010655720</text:p>
          </table:table-cell>
          <table:table-cell table:formula="of:=UPPER(VLOOKUP([.A123];[name.$A$1:name.$B$654];2;0))" office:value-type="string" office:string-value="AMUNDI ETF MS ITA">
            <text:p>AMUNDI ETF MS ITA</text:p>
          </table:table-cell>
          <table:table-cell table:formula="of:=VLOOKUP(LEFT([.C123];FIND(&quot; &quot;;[.C12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UKX</text:p>
          </table:table-cell>
          <table:table-cell table:formula="of:=VLOOKUP([.A124];[isin.$A$1:isin.$B$14000];2;0)" office:value-type="string" office:string-value="IE00B42TW061">
            <text:p>IE00B42TW061</text:p>
          </table:table-cell>
          <table:table-cell table:formula="of:=UPPER(VLOOKUP([.A124];[name.$A$1:name.$B$654];2;0))" office:value-type="string" office:string-value="HSBC FTSE 100 ETF">
            <text:p>HSBC FTSE 100 ETF</text:p>
          </table:table-cell>
          <table:table-cell table:formula="of:=VLOOKUP(LEFT([.C124];FIND(&quot; &quot;;[.C124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CEMU</text:p>
          </table:table-cell>
          <table:table-cell table:formula="of:=VLOOKUP([.A125];[isin.$A$1:isin.$B$14000];2;0)" office:value-type="string" office:string-value="IE00B53QG562">
            <text:p>IE00B53QG562</text:p>
          </table:table-cell>
          <table:table-cell table:formula="of:=UPPER(VLOOKUP([.A125];[name.$A$1:name.$B$654];2;0))" office:value-type="string" office:string-value="ISHR MSCI EMUSC">
            <text:p>ISHR MSCI EMUSC</text:p>
          </table:table-cell>
          <table:table-cell table:formula="of:=VLOOKUP(LEFT([.C125];FIND(&quot; &quot;;[.C125];1)-1);[issuer.$A$1:issuer.$B$22];2;0)" office:value-type="string" office:string-value="iShares">
            <text:p>iShares</text:p>
          </table:table-cell>
        </table:table-row>
        <table:table-row table:style-name="ro1">
          <table:table-cell office:value-type="string">
            <text:p>PRUS</text:p>
          </table:table-cell>
          <table:table-cell table:formula="of:=VLOOKUP([.A126];[isin.$A$1:isin.$B$14000];2;0)" office:value-type="string" office:string-value="FR0011869387">
            <text:p>FR0011869387</text:p>
          </table:table-cell>
          <table:table-cell table:formula="of:=UPPER(VLOOKUP([.A126];[name.$A$1:name.$B$654];2;0))" office:value-type="string" office:string-value="LYXOR RUSSIA PEA">
            <text:p>LYXOR RUSSIA PEA</text:p>
          </table:table-cell>
          <table:table-cell table:formula="of:=VLOOKUP(LEFT([.C126];FIND(&quot; &quot;;[.C12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VAL</text:p>
          </table:table-cell>
          <table:table-cell table:formula="of:=VLOOKUP([.A127];[isin.$A$1:isin.$B$14000];2;0)" office:value-type="string" office:string-value="FR0010168781">
            <text:p>FR0010168781</text:p>
          </table:table-cell>
          <table:table-cell table:formula="of:=UPPER(VLOOKUP([.A127];[name.$A$1:name.$B$654];2;0))" office:value-type="string" office:string-value="LYXOR EMU VALUE">
            <text:p>LYXOR EMU VALUE</text:p>
          </table:table-cell>
          <table:table-cell table:formula="of:=VLOOKUP(LEFT([.C127];FIND(&quot; &quot;;[.C12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EL</text:p>
          </table:table-cell>
          <table:table-cell table:formula="of:=VLOOKUP([.A128];[isin.$A$1:isin.$B$14000];2;0)" office:value-type="string" office:string-value="LU1812092168">
            <text:p>LU1812092168</text:p>
          </table:table-cell>
          <table:table-cell table:formula="of:=UPPER(VLOOKUP([.A128];[name.$A$1:name.$B$654];2;0))" office:value-type="string" office:string-value="LYXOR STXX EU SDIV">
            <text:p>LYXOR STXX EU SDIV</text:p>
          </table:table-cell>
          <table:table-cell table:formula="of:=VLOOKUP(LEFT([.C128];FIND(&quot; &quot;;[.C12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INS</text:p>
          </table:table-cell>
          <table:table-cell table:formula="of:=VLOOKUP([.A129];[isin.$A$1:isin.$B$14000];2;0)" office:value-type="string" office:string-value="LU1834987973">
            <text:p>LU1834987973</text:p>
          </table:table-cell>
          <table:table-cell table:formula="of:=UPPER(VLOOKUP([.A129];[name.$A$1:name.$B$654];2;0))" office:value-type="string" office:string-value="LYXOR STX 600 INSU">
            <text:p>LYXOR STX 600 INSU</text:p>
          </table:table-cell>
          <table:table-cell table:formula="of:=VLOOKUP(LEFT([.C129];FIND(&quot; &quot;;[.C12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VALD</text:p>
          </table:table-cell>
          <table:table-cell table:formula="of:=VLOOKUP([.A130];[isin.$A$1:isin.$B$14000];2;0)" office:value-type="string" office:string-value="LU1481201702">
            <text:p>LU1481201702</text:p>
          </table:table-cell>
          <table:table-cell table:formula="of:=UPPER(VLOOKUP([.A130];[name.$A$1:name.$B$654];2;0))" office:value-type="string" office:string-value="BNPP EASYVALUED">
            <text:p>BNPP EASYVALUED</text:p>
          </table:table-cell>
          <table:table-cell table:formula="of:=VLOOKUP(LEFT([.C130];FIND(&quot; &quot;;[.C13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VAE</text:p>
          </table:table-cell>
          <table:table-cell table:formula="of:=VLOOKUP([.A131];[isin.$A$1:isin.$B$14000];2;0)" office:value-type="string" office:string-value="LU1377382285">
            <text:p>LU1377382285</text:p>
          </table:table-cell>
          <table:table-cell table:formula="of:=UPPER(VLOOKUP([.A131];[name.$A$1:name.$B$654];2;0))" office:value-type="string" office:string-value="BNPP VALUE EU">
            <text:p>BNPP VALUE EU</text:p>
          </table:table-cell>
          <table:table-cell table:formula="of:=VLOOKUP(LEFT([.C131];FIND(&quot; &quot;;[.C13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L2</text:p>
          </table:table-cell>
          <table:table-cell table:formula="of:=VLOOKUP([.A132];[isin.$A$1:isin.$B$14000];2;0)" office:value-type="string" office:string-value="FR0010755611">
            <text:p>FR0010755611</text:p>
          </table:table-cell>
          <table:table-cell table:formula="of:=UPPER(VLOOKUP([.A132];[name.$A$1:name.$B$654];2;0))" office:value-type="string" office:string-value="AMUNDI ETF LEV USA">
            <text:p>AMUNDI ETF LEV USA</text:p>
          </table:table-cell>
          <table:table-cell table:formula="of:=VLOOKUP(LEFT([.C132];FIND(&quot; &quot;;[.C13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HMCX</text:p>
          </table:table-cell>
          <table:table-cell table:formula="of:=VLOOKUP([.A133];[isin.$A$1:isin.$B$14000];2;0)" office:value-type="string" office:string-value="IE00B64PTF05">
            <text:p>IE00B64PTF05</text:p>
          </table:table-cell>
          <table:table-cell table:formula="of:=UPPER(VLOOKUP([.A133];[name.$A$1:name.$B$654];2;0))" office:value-type="string" office:string-value="HSBC FTSE 250">
            <text:p>HSBC FTSE 250</text:p>
          </table:table-cell>
          <table:table-cell table:formula="of:=VLOOKUP(LEFT([.C133];FIND(&quot; &quot;;[.C133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EUHD</text:p>
          </table:table-cell>
          <table:table-cell table:formula="of:=VLOOKUP([.A134];[isin.$A$1:isin.$B$14000];2;0)" office:value-type="string" office:string-value="IE00BZ4BMM98">
            <text:p>IE00BZ4BMM98</text:p>
          </table:table-cell>
          <table:table-cell table:formula="of:=UPPER(VLOOKUP([.A134];[name.$A$1:name.$B$654];2;0))" office:value-type="string" office:string-value="IVZ EUR STOXX HDLV">
            <text:p>IVZ EUR STOXX HDLV</text:p>
          </table:table-cell>
          <table:table-cell table:formula="of:=VLOOKUP(LEFT([.C134];FIND(&quot; &quot;;[.C134];1)-1);[issuer.$A$1:issuer.$B$22];2;0)" office:value-type="string" office:string-value="Invesco">
            <text:p>Invesco</text:p>
          </table:table-cell>
        </table:table-row>
        <table:table-row table:style-name="ro1">
          <table:table-cell office:value-type="string">
            <text:p>PEAP</text:p>
          </table:table-cell>
          <table:table-cell table:formula="of:=VLOOKUP([.A135];[isin.$A$1:isin.$B$14000];2;0)" office:value-type="string" office:string-value="FR0011770775">
            <text:p>FR0011770775</text:p>
          </table:table-cell>
          <table:table-cell table:formula="of:=UPPER(VLOOKUP([.A135];[name.$A$1:name.$B$654];2;0))" office:value-type="string" office:string-value="LYXOR ETF PEAPME">
            <text:p>LYXOR ETF PEAPME</text:p>
          </table:table-cell>
          <table:table-cell table:formula="of:=VLOOKUP(LEFT([.C135];FIND(&quot; &quot;;[.C13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RS2U</text:p>
          </table:table-cell>
          <table:table-cell table:formula="of:=VLOOKUP([.A136];[isin.$A$1:isin.$B$14000];2;0)" office:value-type="string" office:string-value="LU1681038839">
            <text:p>LU1681038839</text:p>
          </table:table-cell>
          <table:table-cell table:formula="of:=UPPER(VLOOKUP([.A136];[name.$A$1:name.$B$654];2;0))" office:value-type="string" office:string-value="AMUNDI RUSSEL 2000">
            <text:p>AMUNDI RUSSEL 2000</text:p>
          </table:table-cell>
          <table:table-cell table:formula="of:=VLOOKUP(LEFT([.C136];FIND(&quot; &quot;;[.C13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OIL</text:p>
          </table:table-cell>
          <table:table-cell table:formula="of:=VLOOKUP([.A137];[isin.$A$1:isin.$B$14000];2;0)" office:value-type="string" office:string-value="LU1834988278">
            <text:p>LU1834988278</text:p>
          </table:table-cell>
          <table:table-cell table:formula="of:=UPPER(VLOOKUP([.A137];[name.$A$1:name.$B$654];2;0))" office:value-type="string" office:string-value="LYXOR ST EU OILGAS">
            <text:p>LYXOR ST EU OILGAS</text:p>
          </table:table-cell>
          <table:table-cell table:formula="of:=VLOOKUP(LEFT([.C137];FIND(&quot; &quot;;[.C13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DEU</text:p>
          </table:table-cell>
          <table:table-cell table:formula="of:=VLOOKUP([.A138];[isin.$A$1:isin.$B$14000];2;0)" office:value-type="string" office:string-value="LU1615090864">
            <text:p>LU1615090864</text:p>
          </table:table-cell>
          <table:table-cell table:formula="of:=UPPER(VLOOKUP([.A138];[name.$A$1:name.$B$654];2;0))" office:value-type="string" office:string-value="BNPP EASY EQDEUETF">
            <text:p>BNPP EASY EQDEUETF</text:p>
          </table:table-cell>
          <table:table-cell table:formula="of:=VLOOKUP(LEFT([.C138];FIND(&quot; &quot;;[.C13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STZ</text:p>
          </table:table-cell>
          <table:table-cell table:formula="of:=VLOOKUP([.A139];[isin.$A$1:isin.$B$14000];2;0)" office:value-type="string" office:string-value="IE00BKWQ0G16">
            <text:p>IE00BKWQ0G16</text:p>
          </table:table-cell>
          <table:table-cell table:formula="of:=UPPER(VLOOKUP([.A139];[name.$A$1:name.$B$654];2;0))" office:value-type="string" office:string-value="SPDR MSCI FINANC">
            <text:p>SPDR MSCI FINANC</text:p>
          </table:table-cell>
          <table:table-cell table:formula="of:=VLOOKUP(LEFT([.C139];FIND(&quot; &quot;;[.C13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N</text:p>
          </table:table-cell>
          <table:table-cell table:formula="of:=VLOOKUP([.A140];[isin.$A$1:isin.$B$14000];2;0)" office:value-type="string" office:string-value="IE00BKWQ0F09">
            <text:p>IE00BKWQ0F09</text:p>
          </table:table-cell>
          <table:table-cell table:formula="of:=UPPER(VLOOKUP([.A140];[name.$A$1:name.$B$654];2;0))" office:value-type="string" office:string-value="SPDR MSCI ENERGY">
            <text:p>SPDR MSCI ENERGY</text:p>
          </table:table-cell>
          <table:table-cell table:formula="of:=VLOOKUP(LEFT([.C140];FIND(&quot; &quot;;[.C140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AUT</text:p>
          </table:table-cell>
          <table:table-cell table:formula="of:=VLOOKUP([.A141];[isin.$A$1:isin.$B$14000];2;0)" office:value-type="string" office:string-value="LU1834983394">
            <text:p>LU1834983394</text:p>
          </table:table-cell>
          <table:table-cell table:formula="of:=UPPER(VLOOKUP([.A141];[name.$A$1:name.$B$654];2;0))" office:value-type="string" office:string-value="LYXOR STX 600 AUTO">
            <text:p>LYXOR STX 600 AUTO</text:p>
          </table:table-cell>
          <table:table-cell table:formula="of:=VLOOKUP(LEFT([.C141];FIND(&quot; &quot;;[.C14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FS</text:p>
          </table:table-cell>
          <table:table-cell table:formula="of:=VLOOKUP([.A142];[isin.$A$1:isin.$B$14000];2;0)" office:value-type="string" office:string-value="FR0011871144">
            <text:p>FR0011871144</text:p>
          </table:table-cell>
          <table:table-cell table:formula="of:=UPPER(VLOOKUP([.A142];[name.$A$1:name.$B$654];2;0))" office:value-type="string" office:string-value="LYXOR SOUTH AF PEA">
            <text:p>LYXOR SOUTH AF PEA</text:p>
          </table:table-cell>
          <table:table-cell table:formula="of:=VLOOKUP(LEFT([.C142];FIND(&quot; &quot;;[.C14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GRE</text:p>
          </table:table-cell>
          <table:table-cell table:formula="of:=VLOOKUP([.A143];[isin.$A$1:isin.$B$14000];2;0)" office:value-type="string" office:string-value="FR0010405431">
            <text:p>FR0010405431</text:p>
          </table:table-cell>
          <table:table-cell table:formula="of:=UPPER(VLOOKUP([.A143];[name.$A$1:name.$B$654];2;0))" office:value-type="string" office:string-value="LYXOR MSCI GREECE">
            <text:p>LYXOR MSCI GREECE</text:p>
          </table:table-cell>
          <table:table-cell table:formula="of:=VLOOKUP(LEFT([.C143];FIND(&quot; &quot;;[.C14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TRV</text:p>
          </table:table-cell>
          <table:table-cell table:formula="of:=VLOOKUP([.A144];[isin.$A$1:isin.$B$14000];2;0)" office:value-type="string" office:string-value="LU1834988781">
            <text:p>LU1834988781</text:p>
          </table:table-cell>
          <table:table-cell table:formula="of:=UPPER(VLOOKUP([.A144];[name.$A$1:name.$B$654];2;0))" office:value-type="string" office:string-value="LYXOR STX600 TRAVL">
            <text:p>LYXOR STX600 TRAVL</text:p>
          </table:table-cell>
          <table:table-cell table:formula="of:=VLOOKUP(LEFT([.C144];FIND(&quot; &quot;;[.C14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BNK</text:p>
          </table:table-cell>
          <table:table-cell table:formula="of:=VLOOKUP([.A145];[isin.$A$1:isin.$B$14000];2;0)" office:value-type="string" office:string-value="LU1834983477">
            <text:p>LU1834983477</text:p>
          </table:table-cell>
          <table:table-cell table:formula="of:=UPPER(VLOOKUP([.A145];[name.$A$1:name.$B$654];2;0))" office:value-type="string" office:string-value="LYXOR STX EU BANKS">
            <text:p>LYXOR STX EU BANKS</text:p>
          </table:table-cell>
          <table:table-cell table:formula="of:=VLOOKUP(LEFT([.C145];FIND(&quot; &quot;;[.C14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LAT</text:p>
          </table:table-cell>
          <table:table-cell table:formula="of:=VLOOKUP([.A146];[isin.$A$1:isin.$B$14000];2;0)" office:value-type="string" office:string-value="FR0013412004">
            <text:p>FR0013412004</text:p>
          </table:table-cell>
          <table:table-cell table:formula="of:=UPPER(VLOOKUP([.A146];[name.$A$1:name.$B$654];2;0))" office:value-type="string" office:string-value="AMUNDI PEA EM ALAT">
            <text:p>AMUNDI PEA EM ALAT</text:p>
          </table:table-cell>
          <table:table-cell table:formula="of:=VLOOKUP(LEFT([.C146];FIND(&quot; &quot;;[.C14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LVD</text:p>
          </table:table-cell>
          <table:table-cell table:formula="of:=VLOOKUP([.A147];[isin.$A$1:isin.$B$14000];2;0)" office:value-type="string" office:string-value="LU0252634307">
            <text:p>LU0252634307</text:p>
          </table:table-cell>
          <table:table-cell table:formula="of:=UPPER(VLOOKUP([.A147];[name.$A$1:name.$B$654];2;0))" office:value-type="string" office:string-value="LYXOR ETF LEVDAX">
            <text:p>LYXOR ETF LEVDAX</text:p>
          </table:table-cell>
          <table:table-cell table:formula="of:=VLOOKUP(LEFT([.C147];FIND(&quot; &quot;;[.C14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BNKE</text:p>
          </table:table-cell>
          <table:table-cell table:formula="of:=VLOOKUP([.A148];[isin.$A$1:isin.$B$14000];2;0)" office:value-type="string" office:string-value="LU1829219390">
            <text:p>LU1829219390</text:p>
          </table:table-cell>
          <table:table-cell table:formula="of:=UPPER(VLOOKUP([.A148];[name.$A$1:name.$B$654];2;0))" office:value-type="string" office:string-value="MULTI LY EU STXX B">
            <text:p>MULTI LY EU STXX B</text:p>
          </table:table-cell>
          <table:table-cell table:formula="of:=VLOOKUP(LEFT([.C148];FIND(&quot; &quot;;[.C148];1)-1);[issuer.$A$1:issuer.$B$22];2;0)" office:value-type="string" office:string-value="INCONNU">
            <text:p>INCONNU</text:p>
          </table:table-cell>
        </table:table-row>
        <table:table-row table:style-name="ro1">
          <table:table-cell office:value-type="string">
            <text:p>PRIO</text:p>
          </table:table-cell>
          <table:table-cell table:formula="of:=VLOOKUP([.A149];[isin.$A$1:isin.$B$14000];2;0)" office:value-type="string" office:string-value="FR0011869205">
            <text:p>FR0011869205</text:p>
          </table:table-cell>
          <table:table-cell table:formula="of:=UPPER(VLOOKUP([.A149];[name.$A$1:name.$B$654];2;0))" office:value-type="string" office:string-value="LYXOR IBOVESPA PEA">
            <text:p>LYXOR IBOVESPA PEA</text:p>
          </table:table-cell>
          <table:table-cell table:formula="of:=VLOOKUP(LEFT([.C149];FIND(&quot; &quot;;[.C14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LVE</text:p>
          </table:table-cell>
          <table:table-cell table:formula="of:=VLOOKUP([.A150];[isin.$A$1:isin.$B$14000];2;0)" office:value-type="string" office:string-value="FR0010468983">
            <text:p>FR0010468983</text:p>
          </table:table-cell>
          <table:table-cell table:formula="of:=UPPER(VLOOKUP([.A150];[name.$A$1:name.$B$654];2;0))" office:value-type="string" office:string-value="LYXOR ETF SX50 DL">
            <text:p>LYXOR ETF SX50 DL</text:p>
          </table:table-cell>
          <table:table-cell table:formula="of:=VLOOKUP(LEFT([.C150];FIND(&quot; &quot;;[.C15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L</text:p>
          </table:table-cell>
          <table:table-cell table:formula="of:=VLOOKUP([.A151];[isin.$A$1:isin.$B$14000];2;0)" office:value-type="string" office:string-value="FR0010756072">
            <text:p>FR0010756072</text:p>
          </table:table-cell>
          <table:table-cell table:formula="of:=UPPER(VLOOKUP([.A151];[name.$A$1:name.$B$654];2;0))" office:value-type="string" office:string-value="AMUNDI ETF LEV E50">
            <text:p>AMUNDI ETF LEV E50</text:p>
          </table:table-cell>
          <table:table-cell table:formula="of:=VLOOKUP(LEFT([.C151];FIND(&quot; &quot;;[.C15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L4</text:p>
          </table:table-cell>
          <table:table-cell table:formula="of:=VLOOKUP([.A152];[isin.$A$1:isin.$B$14000];2;0)" office:value-type="string" office:string-value="FR0010756064">
            <text:p>FR0010756064</text:p>
          </table:table-cell>
          <table:table-cell table:formula="of:=UPPER(VLOOKUP([.A152];[name.$A$1:name.$B$654];2;0))" office:value-type="string" office:string-value="AMUNDI ETF LEV CAC">
            <text:p>AMUNDI ETF LEV CAC</text:p>
          </table:table-cell>
          <table:table-cell table:formula="of:=VLOOKUP(LEFT([.C152];FIND(&quot; &quot;;[.C15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LVC</text:p>
          </table:table-cell>
          <table:table-cell table:formula="of:=VLOOKUP([.A153];[isin.$A$1:isin.$B$14000];2;0)" office:value-type="string" office:string-value="FR0010592014">
            <text:p>FR0010592014</text:p>
          </table:table-cell>
          <table:table-cell table:formula="of:=UPPER(VLOOKUP([.A153];[name.$A$1:name.$B$654];2;0))" office:value-type="string" office:string-value="LYXOR ETF LEV CAC">
            <text:p>LYXOR ETF LEV CAC</text:p>
          </table:table-cell>
          <table:table-cell table:formula="of:=VLOOKUP(LEFT([.C153];FIND(&quot; &quot;;[.C153];1)-1);[issuer.$A$1:issuer.$B$22];2;0)" office:value-type="string" office:string-value="Lyxor">
            <text:p>Lyxor</text:p>
          </table:table-cell>
        </table:table-row>
      </table:table>
      <table:table table:name="isi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office:value-type="string">
            <text:p>ticker</text:p>
          </table:table-cell>
          <table:table-cell office:value-type="string">
            <text:p>ISIN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FR0011550193</text:p>
          </table:table-cell>
          <table:table-cell/>
        </table:table-row>
        <table:table-row table:style-name="ro1">
          <table:table-cell office:value-type="string">
            <text:p>ESE</text:p>
          </table:table-cell>
          <table:table-cell office:value-type="string">
            <text:p>FR0011550185</text:p>
          </table:table-cell>
          <table:table-cell/>
        </table:table-row>
        <table:table-row table:style-name="ro1">
          <table:table-cell office:value-type="string">
            <text:p>ESDD</text:p>
          </table:table-cell>
          <table:table-cell office:value-type="string">
            <text:p>FR0011550680</text:p>
          </table:table-cell>
          <table:table-cell/>
        </table:table-row>
        <table:table-row table:style-name="ro1">
          <table:table-cell office:value-type="string">
            <text:p>MOED</text:p>
          </table:table-cell>
          <table:table-cell office:value-type="string">
            <text:p>LU1481201538</text:p>
          </table:table-cell>
          <table:table-cell/>
        </table:table-row>
        <table:table-row table:style-name="ro1">
          <table:table-cell office:value-type="string">
            <text:p>MUSRI</text:p>
          </table:table-cell>
          <table:table-cell office:value-type="string">
            <text:p>LU1953137681</text:p>
          </table:table-cell>
          <table:table-cell/>
        </table:table-row>
        <table:table-row table:style-name="ro1">
          <table:table-cell office:value-type="string">
            <text:p>ETDD</text:p>
          </table:table-cell>
          <table:table-cell office:value-type="string">
            <text:p>FR0012739431</text:p>
          </table:table-cell>
          <table:table-cell/>
        </table:table-row>
        <table:table-row table:style-name="ro1">
          <table:table-cell office:value-type="string">
            <text:p>C5HU</text:p>
          </table:table-cell>
          <table:table-cell office:value-type="string">
            <text:p>LU1681047582</text:p>
          </table:table-cell>
          <table:table-cell/>
        </table:table-row>
        <table:table-row table:style-name="ro1">
          <table:table-cell office:value-type="string">
            <text:p>C50U</text:p>
          </table:table-cell>
          <table:table-cell office:value-type="string">
            <text:p>LU1681047400</text:p>
          </table:table-cell>
          <table:table-cell/>
        </table:table-row>
        <table:table-row table:style-name="ro1">
          <table:table-cell office:value-type="string">
            <text:p>VEUR</text:p>
          </table:table-cell>
          <table:table-cell office:value-type="string">
            <text:p>IE00B945VV12</text:p>
          </table:table-cell>
          <table:table-cell/>
        </table:table-row>
        <table:table-row table:style-name="ro1">
          <table:table-cell office:value-type="string">
            <text:p>EMSR</text:p>
          </table:table-cell>
          <table:table-cell office:value-type="string">
            <text:p>LU1291098314</text:p>
          </table:table-cell>
          <table:table-cell/>
        </table:table-row>
        <table:table-row table:style-name="ro1">
          <table:table-cell office:value-type="string">
            <text:p>CSX5</text:p>
          </table:table-cell>
          <table:table-cell office:value-type="string">
            <text:p>IE00B53L3W79</text:p>
          </table:table-cell>
          <table:table-cell/>
        </table:table-row>
        <table:table-row table:style-name="ro1">
          <table:table-cell office:value-type="string">
            <text:p>CEMU</text:p>
          </table:table-cell>
          <table:table-cell office:value-type="string">
            <text:p>IE00B53QG562</text:p>
          </table:table-cell>
          <table:table-cell/>
        </table:table-row>
        <table:table-row table:style-name="ro1">
          <table:table-cell office:value-type="string">
            <text:p>RS2U</text:p>
          </table:table-cell>
          <table:table-cell office:value-type="string">
            <text:p>LU1681038839</text:p>
          </table:table-cell>
          <table:table-cell/>
        </table:table-row>
        <table:table-row table:style-name="ro4">
          <table:table-cell office:value-type="string">
            <text:p>FROG</text:p>
          </table:table-cell>
          <table:table-cell office:value-type="string">
            <text:p>QS0011017603</text:p>
          </table:table-cell>
          <table:table-cell office:value-type="string">
            <text:p>CAC Petrole et Gaz</text:p>
          </table:table-cell>
        </table:table-row>
        <table:table-row table:style-name="ro4">
          <table:table-cell office:value-type="string">
            <text:p>FRBM</text:p>
          </table:table-cell>
          <table:table-cell office:value-type="string">
            <text:p>QS0011017637</text:p>
          </table:table-cell>
          <table:table-cell office:value-type="string">
            <text:p>CAC Materiaux de base</text:p>
          </table:table-cell>
        </table:table-row>
        <table:table-row table:style-name="ro1">
          <table:table-cell office:value-type="string">
            <text:p>FRIN</text:p>
          </table:table-cell>
          <table:table-cell office:value-type="string">
            <text:p>QS0011017652</text:p>
          </table:table-cell>
          <table:table-cell office:value-type="string">
            <text:p>CAC Industries</text:p>
          </table:table-cell>
        </table:table-row>
        <table:table-row table:style-name="ro1">
          <table:table-cell office:value-type="string">
            <text:p>FRCG</text:p>
          </table:table-cell>
          <table:table-cell office:value-type="string">
            <text:p>QS0011017686</text:p>
          </table:table-cell>
          <table:table-cell office:value-type="string">
            <text:p>CAC Biens de consommation</text:p>
          </table:table-cell>
        </table:table-row>
        <table:table-row table:style-name="ro4">
          <table:table-cell office:value-type="string">
            <text:p>FRHC</text:p>
          </table:table-cell>
          <table:table-cell office:value-type="string">
            <text:p>QS0011017702</text:p>
          </table:table-cell>
          <table:table-cell office:value-type="string">
            <text:p>CAC Sante</text:p>
          </table:table-cell>
        </table:table-row>
        <table:table-row table:style-name="ro1">
          <table:table-cell office:value-type="string">
            <text:p>FRCS</text:p>
          </table:table-cell>
          <table:table-cell office:value-type="string">
            <text:p>QS0011017736</text:p>
          </table:table-cell>
          <table:table-cell office:value-type="string">
            <text:p>CAC Services aux consommateurs</text:p>
          </table:table-cell>
        </table:table-row>
        <table:table-row table:style-name="ro4">
          <table:table-cell office:value-type="string">
            <text:p>FRTEL</text:p>
          </table:table-cell>
          <table:table-cell office:value-type="string">
            <text:p>QS0011017769</text:p>
          </table:table-cell>
          <table:table-cell office:value-type="string">
            <text:p>CAC Telecommunications</text:p>
          </table:table-cell>
        </table:table-row>
        <table:table-row table:style-name="ro4">
          <table:table-cell office:value-type="string">
            <text:p>FRUT</text:p>
          </table:table-cell>
          <table:table-cell office:value-type="string">
            <text:p>QS0011017785</text:p>
          </table:table-cell>
          <table:table-cell office:value-type="string">
            <text:p>CAC Services aux collectivites</text:p>
          </table:table-cell>
        </table:table-row>
        <table:table-row table:style-name="ro1">
          <table:table-cell office:value-type="string">
            <text:p>FRFIN</text:p>
          </table:table-cell>
          <table:table-cell office:value-type="string">
            <text:p>QS0011017801</text:p>
          </table:table-cell>
          <table:table-cell office:value-type="string">
            <text:p>CAC Finances</text:p>
          </table:table-cell>
        </table:table-row>
        <table:table-row table:style-name="ro1">
          <table:table-cell office:value-type="string">
            <text:p>FRTEC</text:p>
          </table:table-cell>
          <table:table-cell office:value-type="string">
            <text:p>QS0011017827</text:p>
          </table:table-cell>
          <table:table-cell office:value-type="string">
            <text:p>CAC Technologie</text:p>
          </table:table-cell>
        </table:table-row>
        <table:table-row table:style-name="ro4">
          <table:table-cell office:value-type="string">
            <text:p>ALCOI</text:p>
          </table:table-cell>
          <table:table-cell office:value-type="string">
            <text:p>BE0160342011</text:p>
          </table:table-cell>
          <table:table-cell office:value-type="string">
            <text:p>Coil</text:p>
          </table:table-cell>
        </table:table-row>
        <table:table-row table:style-name="ro1">
          <table:table-cell office:value-type="string">
            <text:p>ALKKO</text:p>
          </table:table-cell>
          <table:table-cell office:value-type="string">
            <text:p>BE0974284169</text:p>
          </table:table-cell>
          <table:table-cell office:value-type="string">
            <text:p>KKO International</text:p>
          </table:table-cell>
        </table:table-row>
        <table:table-row table:style-name="ro4">
          <table:table-cell office:value-type="string">
            <text:p>ALINV</text:p>
          </table:table-cell>
          <table:table-cell office:value-type="string">
            <text:p>BE0974299316</text:p>
          </table:table-cell>
          <table:table-cell office:value-type="string">
            <text:p>Invibes Advertising</text:p>
          </table:table-cell>
        </table:table-row>
        <table:table-row table:style-name="ro4">
          <table:table-cell office:value-type="string">
            <text:p>ALPHS</text:p>
          </table:table-cell>
          <table:table-cell office:value-type="string">
            <text:p>BE0974302342</text:p>
          </table:table-cell>
          <table:table-cell office:value-type="string">
            <text:p>Pharmasimple</text:p>
          </table:table-cell>
        </table:table-row>
        <table:table-row table:style-name="ro4">
          <table:table-cell office:value-type="string">
            <text:p>ALAVY</text:p>
          </table:table-cell>
          <table:table-cell office:value-type="string">
            <text:p>BE0974334667</text:p>
          </table:table-cell>
          <table:table-cell office:value-type="string">
            <text:p>Audiovalley</text:p>
          </table:table-cell>
        </table:table-row>
        <table:table-row table:style-name="ro1">
          <table:table-cell office:value-type="string">
            <text:p>ALHEO</text:p>
          </table:table-cell>
          <table:table-cell office:value-type="string">
            <text:p>CA4433003064</text:p>
          </table:table-cell>
          <table:table-cell office:value-type="string">
            <text:p>H20 Innovation</text:p>
          </table:table-cell>
        </table:table-row>
        <table:table-row table:style-name="ro4">
          <table:table-cell office:value-type="string">
            <text:p>ALPCI</text:p>
          </table:table-cell>
          <table:table-cell office:value-type="string">
            <text:p>CY0104972217</text:p>
          </table:table-cell>
          <table:table-cell office:value-type="string">
            <text:p>Primecity</text:p>
          </table:table-cell>
        </table:table-row>
        <table:table-row table:style-name="ro4">
          <table:table-cell office:value-type="string">
            <text:p>ALLLN</text:p>
          </table:table-cell>
          <table:table-cell office:value-type="string">
            <text:p>ES0105089009</text:p>
          </table:table-cell>
          <table:table-cell office:value-type="string">
            <text:p>Lleida.net</text:p>
          </table:table-cell>
        </table:table-row>
        <table:table-row table:style-name="ro4">
          <table:table-cell office:value-type="string">
            <text:p>ALQP</text:p>
          </table:table-cell>
          <table:table-cell office:value-type="string">
            <text:p>ES0105118006</text:p>
          </table:table-cell>
          <table:table-cell office:value-type="string">
            <text:p>Quadpack</text:p>
          </table:table-cell>
        </table:table-row>
        <table:table-row table:style-name="ro4">
          <table:table-cell office:value-type="string">
            <text:p>ALANT</text:p>
          </table:table-cell>
          <table:table-cell office:value-type="string">
            <text:p>ES0109429037</text:p>
          </table:table-cell>
          <table:table-cell office:value-type="string">
            <text:p>Antevenio</text:p>
          </table:table-cell>
        </table:table-row>
        <table:table-row table:style-name="ro4">
          <table:table-cell office:value-type="string">
            <text:p>ALLEX</text:p>
          </table:table-cell>
          <table:table-cell office:value-type="string">
            <text:p>FR0000033599</text:p>
          </table:table-cell>
          <table:table-cell office:value-type="string">
            <text:p>Lexibook Linguist.</text:p>
          </table:table-cell>
        </table:table-row>
        <table:table-row table:style-name="ro4">
          <table:table-cell office:value-type="string">
            <text:p>ALGEV</text:p>
          </table:table-cell>
          <table:table-cell office:value-type="string">
            <text:p>FR0000033888</text:p>
          </table:table-cell>
          <table:table-cell office:value-type="string">
            <text:p>Gevelot</text:p>
          </table:table-cell>
        </table:table-row>
        <table:table-row table:style-name="ro4">
          <table:table-cell office:value-type="string">
            <text:p>ALBDM</text:p>
          </table:table-cell>
          <table:table-cell office:value-type="string">
            <text:p>FR0000035305</text:p>
          </table:table-cell>
          <table:table-cell office:value-type="string">
            <text:p>Bd Multi Media</text:p>
          </table:table-cell>
        </table:table-row>
        <table:table-row table:style-name="ro1">
          <table:table-cell office:value-type="string">
            <text:p>ALESK</text:p>
          </table:table-cell>
          <table:table-cell office:value-type="string">
            <text:p>FR0000035818</text:p>
          </table:table-cell>
          <table:table-cell office:value-type="string">
            <text:p>Esker</text:p>
          </table:table-cell>
        </table:table-row>
        <table:table-row table:style-name="ro1">
          <table:table-cell office:value-type="string">
            <text:p>ALRGR</text:p>
          </table:table-cell>
          <table:table-cell office:value-type="string">
            <text:p>FR0000037640</text:p>
          </table:table-cell>
          <table:table-cell office:value-type="string">
            <text:p>Rougier S.A.</text:p>
          </table:table-cell>
        </table:table-row>
        <table:table-row table:style-name="ro1">
          <table:table-cell office:value-type="string">
            <text:p>ALEUP</text:p>
          </table:table-cell>
          <table:table-cell office:value-type="string">
            <text:p>FR0000044810</text:p>
          </table:table-cell>
          <table:table-cell office:value-type="string">
            <text:p>Europlasma</text:p>
          </table:table-cell>
        </table:table-row>
        <table:table-row table:style-name="ro1">
          <table:table-cell office:value-type="string">
            <text:p>ALLOG</text:p>
          </table:table-cell>
          <table:table-cell office:value-type="string">
            <text:p>FR0000044943</text:p>
          </table:table-cell>
          <table:table-cell office:value-type="string">
            <text:p>Logic Instrument</text:p>
          </table:table-cell>
        </table:table-row>
        <table:table-row table:style-name="ro1">
          <table:table-cell office:value-type="string">
            <text:p>ALENR</text:p>
          </table:table-cell>
          <table:table-cell office:value-type="string">
            <text:p>FR0000045122</text:p>
          </table:table-cell>
          <table:table-cell office:value-type="string">
            <text:p>Entreprendre</text:p>
          </table:table-cell>
        </table:table-row>
        <table:table-row table:style-name="ro1">
          <table:table-cell office:value-type="string">
            <text:p>ALADA</text:p>
          </table:table-cell>
          <table:table-cell office:value-type="string">
            <text:p>FR0000053076</text:p>
          </table:table-cell>
          <table:table-cell office:value-type="string">
            <text:p>Ada</text:p>
          </table:table-cell>
        </table:table-row>
        <table:table-row table:style-name="ro1">
          <table:table-cell office:value-type="string">
            <text:p>ALDEL</text:p>
          </table:table-cell>
          <table:table-cell office:value-type="string">
            <text:p>FR0000054132</text:p>
          </table:table-cell>
          <table:table-cell office:value-type="string">
            <text:p>Delfingen</text:p>
          </table:table-cell>
        </table:table-row>
        <table:table-row table:style-name="ro4">
          <table:table-cell office:value-type="string">
            <text:p>ALBOU</text:p>
          </table:table-cell>
          <table:table-cell office:value-type="string">
            <text:p>FR0000054421</text:p>
          </table:table-cell>
          <table:table-cell office:value-type="string">
            <text:p>Bourrelier Group</text:p>
          </table:table-cell>
        </table:table-row>
        <table:table-row table:style-name="ro1">
          <table:table-cell office:value-type="string">
            <text:p>ALPHY</text:p>
          </table:table-cell>
          <table:table-cell office:value-type="string">
            <text:p>FR0000054652</text:p>
          </table:table-cell>
          <table:table-cell office:value-type="string">
            <text:p>Ales Groupe</text:p>
          </table:table-cell>
        </table:table-row>
        <table:table-row table:style-name="ro4">
          <table:table-cell office:value-type="string">
            <text:p>ALDEV</text:p>
          </table:table-cell>
          <table:table-cell office:value-type="string">
            <text:p>FR0000060840</text:p>
          </table:table-cell>
          <table:table-cell office:value-type="string">
            <text:p>Devernois</text:p>
          </table:table-cell>
        </table:table-row>
        <table:table-row table:style-name="ro4">
          <table:table-cell office:value-type="string">
            <text:p>ALMEC</text:p>
          </table:table-cell>
          <table:table-cell office:value-type="string">
            <text:p>FR0000061244</text:p>
          </table:table-cell>
          <table:table-cell office:value-type="string">
            <text:p>Mecelec</text:p>
          </table:table-cell>
        </table:table-row>
        <table:table-row table:style-name="ro1">
          <table:table-cell office:value-type="string">
            <text:p>ALSIP</text:p>
          </table:table-cell>
          <table:table-cell office:value-type="string">
            <text:p>FR0000061582</text:p>
          </table:table-cell>
          <table:table-cell office:value-type="string">
            <text:p>SI Participations</text:p>
          </table:table-cell>
        </table:table-row>
        <table:table-row table:style-name="ro4">
          <table:table-cell office:value-type="string">
            <text:p>ALPDX</text:p>
          </table:table-cell>
          <table:table-cell office:value-type="string">
            <text:p>FR0000061608</text:p>
          </table:table-cell>
          <table:table-cell office:value-type="string">
            <text:p>Piscines Desjoyaux</text:p>
          </table:table-cell>
        </table:table-row>
        <table:table-row table:style-name="ro4">
          <table:table-cell office:value-type="string">
            <text:p>ALIDS</text:p>
          </table:table-cell>
          <table:table-cell office:value-type="string">
            <text:p>FR0000062184</text:p>
          </table:table-cell>
          <table:table-cell office:value-type="string">
            <text:p>Idsud</text:p>
          </table:table-cell>
        </table:table-row>
        <table:table-row table:style-name="ro4">
          <table:table-cell office:value-type="string">
            <text:p>ALNSC</text:p>
          </table:table-cell>
          <table:table-cell office:value-type="string">
            <text:p>FR0000064529</text:p>
          </table:table-cell>
          <table:table-cell office:value-type="string">
            <text:p>Nsc Groupe</text:p>
          </table:table-cell>
        </table:table-row>
        <table:table-row table:style-name="ro4">
          <table:table-cell office:value-type="string">
            <text:p>ALPJT</text:p>
          </table:table-cell>
          <table:table-cell office:value-type="string">
            <text:p>FR0000066441</text:p>
          </table:table-cell>
          <table:table-cell office:value-type="string">
            <text:p>Poujoulat</text:p>
          </table:table-cell>
        </table:table-row>
        <table:table-row table:style-name="ro4">
          <table:table-cell office:value-type="string">
            <text:p>ALHRG</text:p>
          </table:table-cell>
          <table:table-cell office:value-type="string">
            <text:p>FR0000066540</text:p>
          </table:table-cell>
          <table:table-cell office:value-type="string">
            <text:p>Herige</text:p>
          </table:table-cell>
        </table:table-row>
        <table:table-row table:style-name="ro4">
          <table:table-cell office:value-type="string">
            <text:p>ALDBL</text:p>
          </table:table-cell>
          <table:table-cell office:value-type="string">
            <text:p>FR0000066961</text:p>
          </table:table-cell>
          <table:table-cell office:value-type="string">
            <text:p>Bernard Loiseau</text:p>
          </table:table-cell>
        </table:table-row>
        <table:table-row table:style-name="ro4">
          <table:table-cell office:value-type="string">
            <text:p>ALMAK</text:p>
          </table:table-cell>
          <table:table-cell office:value-type="string">
            <text:p>FR0000072993</text:p>
          </table:table-cell>
          <table:table-cell office:value-type="string">
            <text:p>Makheia Group</text:p>
          </table:table-cell>
        </table:table-row>
        <table:table-row table:style-name="ro4">
          <table:table-cell office:value-type="string">
            <text:p>ALSER</text:p>
          </table:table-cell>
          <table:table-cell office:value-type="string">
            <text:p>FR0000073728</text:p>
          </table:table-cell>
          <table:table-cell office:value-type="string">
            <text:p>Serma Technologies</text:p>
          </table:table-cell>
        </table:table-row>
        <table:table-row table:style-name="ro4">
          <table:table-cell office:value-type="string">
            <text:p>ALSAS</text:p>
          </table:table-cell>
          <table:table-cell office:value-type="string">
            <text:p>FR0000074775</text:p>
          </table:table-cell>
          <table:table-cell office:value-type="string">
            <text:p>Stradim Espac.Fin.</text:p>
          </table:table-cell>
        </table:table-row>
        <table:table-row table:style-name="ro1">
          <table:table-cell office:value-type="string">
            <text:p>ALLDL</text:p>
          </table:table-cell>
          <table:table-cell office:value-type="string">
            <text:p>FR0000075442</text:p>
          </table:table-cell>
          <table:table-cell office:value-type="string">
            <text:p>Groupe LDLC</text:p>
          </table:table-cell>
        </table:table-row>
        <table:table-row table:style-name="ro1">
          <table:table-cell office:value-type="string">
            <text:p>LTAN</text:p>
          </table:table-cell>
          <table:table-cell office:value-type="string">
            <text:p>FR0000075673</text:p>
          </table:table-cell>
          <table:table-cell office:value-type="string">
            <text:p>Le Tanneur</text:p>
          </table:table-cell>
        </table:table-row>
        <table:table-row table:style-name="ro4">
          <table:table-cell office:value-type="string">
            <text:p>ALHIO</text:p>
          </table:table-cell>
          <table:table-cell office:value-type="string">
            <text:p>FR0000077562</text:p>
          </table:table-cell>
          <table:table-cell office:value-type="string">
            <text:p>Hiolle Industries</text:p>
          </table:table-cell>
        </table:table-row>
        <table:table-row table:style-name="ro4">
          <table:table-cell office:value-type="string">
            <text:p>ALU10</text:p>
          </table:table-cell>
          <table:table-cell office:value-type="string">
            <text:p>FR0000079147</text:p>
          </table:table-cell>
          <table:table-cell office:value-type="string">
            <text:p>U10 Corp.</text:p>
          </table:table-cell>
        </table:table-row>
        <table:table-row table:style-name="ro1">
          <table:table-cell office:value-type="string">
            <text:p>ALATF</text:p>
          </table:table-cell>
          <table:table-cell office:value-type="string">
            <text:p>FR0000079683</text:p>
          </table:table-cell>
          <table:table-cell office:value-type="string">
            <text:p>Artefact</text:p>
          </table:table-cell>
        </table:table-row>
        <table:table-row table:style-name="ro1">
          <table:table-cell office:value-type="string">
            <text:p>ALBI</text:p>
          </table:table-cell>
          <table:table-cell office:value-type="string">
            <text:p>FR0000124414</text:p>
          </table:table-cell>
          <table:table-cell office:value-type="string">
            <text:p>Groupe Gascogne</text:p>
          </table:table-cell>
        </table:table-row>
        <table:table-row table:style-name="ro4">
          <table:table-cell office:value-type="string">
            <text:p>ALDAR</text:p>
          </table:table-cell>
          <table:table-cell office:value-type="string">
            <text:p>FR0000185423</text:p>
          </table:table-cell>
          <table:table-cell office:value-type="string">
            <text:p>Damartex</text:p>
          </table:table-cell>
        </table:table-row>
        <table:table-row table:style-name="ro4">
          <table:table-cell office:value-type="string">
            <text:p>ALKEY</text:p>
          </table:table-cell>
          <table:table-cell office:value-type="string">
            <text:p>FR0000185621</text:p>
          </table:table-cell>
          <table:table-cell office:value-type="string">
            <text:p>Keyyo</text:p>
          </table:table-cell>
        </table:table-row>
        <table:table-row table:style-name="ro4">
          <table:table-cell office:value-type="string">
            <text:p>ALDOL</text:p>
          </table:table-cell>
          <table:table-cell office:value-type="string">
            <text:p>FR0004022754</text:p>
          </table:table-cell>
          <table:table-cell office:value-type="string">
            <text:p>Dolphin Integrat.</text:p>
          </table:table-cell>
        </table:table-row>
        <table:table-row table:style-name="ro4">
          <table:table-cell office:value-type="string">
            <text:p>ALLAN</text:p>
          </table:table-cell>
          <table:table-cell office:value-type="string">
            <text:p>FR0004027068</text:p>
          </table:table-cell>
          <table:table-cell office:value-type="string">
            <text:p>Lanson-BCC</text:p>
          </table:table-cell>
        </table:table-row>
        <table:table-row table:style-name="ro4">
          <table:table-cell office:value-type="string">
            <text:p>ALVIV</text:p>
          </table:table-cell>
          <table:table-cell office:value-type="string">
            <text:p>FR0004029478</text:p>
          </table:table-cell>
          <table:table-cell office:value-type="string">
            <text:p>Visiativ</text:p>
          </table:table-cell>
        </table:table-row>
        <table:table-row table:style-name="ro4">
          <table:table-cell office:value-type="string">
            <text:p>ALDUB</text:p>
          </table:table-cell>
          <table:table-cell office:value-type="string">
            <text:p>FR0004030708</text:p>
          </table:table-cell>
          <table:table-cell office:value-type="string">
            <text:p>Encres Dubuit</text:p>
          </table:table-cell>
        </table:table-row>
        <table:table-row table:style-name="ro4">
          <table:table-cell office:value-type="string">
            <text:p>ALNEV</text:p>
          </table:table-cell>
          <table:table-cell office:value-type="string">
            <text:p>FR0004032746</text:p>
          </table:table-cell>
          <table:table-cell office:value-type="string">
            <text:p>Neovacs</text:p>
          </table:table-cell>
        </table:table-row>
        <table:table-row table:style-name="ro1">
          <table:table-cell office:value-type="string">
            <text:p>ALMRB</text:p>
          </table:table-cell>
          <table:table-cell office:value-type="string">
            <text:p>FR0004034320</text:p>
          </table:table-cell>
          <table:table-cell office:value-type="string">
            <text:p>Mr Bricolage</text:p>
          </table:table-cell>
        </table:table-row>
        <table:table-row table:style-name="ro4">
          <table:table-cell office:value-type="string">
            <text:p>ALFBA</text:p>
          </table:table-cell>
          <table:table-cell office:value-type="string">
            <text:p>FR0004034593</text:p>
          </table:table-cell>
          <table:table-cell office:value-type="string">
            <text:p>Fashion B Air</text:p>
          </table:table-cell>
        </table:table-row>
        <table:table-row table:style-name="ro1">
          <table:table-cell office:value-type="string">
            <text:p>ALTRA</text:p>
          </table:table-cell>
          <table:table-cell office:value-type="string">
            <text:p>FR0004043487</text:p>
          </table:table-cell>
          <table:table-cell office:value-type="string">
            <text:p>Traqueur</text:p>
          </table:table-cell>
        </table:table-row>
        <table:table-row table:style-name="ro4">
          <table:table-cell office:value-type="string">
            <text:p>ALPRI</text:p>
          </table:table-cell>
          <table:table-cell office:value-type="string">
            <text:p>FR0004044600</text:p>
          </table:table-cell>
          <table:table-cell office:value-type="string">
            <text:p>Prismaflex Intl</text:p>
          </table:table-cell>
        </table:table-row>
        <table:table-row table:style-name="ro1">
          <table:table-cell office:value-type="string">
            <text:p>ALVDM</text:p>
          </table:table-cell>
          <table:table-cell office:value-type="string">
            <text:p>FR0004045847</text:p>
          </table:table-cell>
          <table:table-cell office:value-type="string">
            <text:p>Voyageurs du monde</text:p>
          </table:table-cell>
        </table:table-row>
        <table:table-row table:style-name="ro4">
          <table:table-cell office:value-type="string">
            <text:p>ALGEN</text:p>
          </table:table-cell>
          <table:table-cell office:value-type="string">
            <text:p>FR0004053510</text:p>
          </table:table-cell>
          <table:table-cell office:value-type="string">
            <text:p>Genoway</text:p>
          </table:table-cell>
        </table:table-row>
        <table:table-row table:style-name="ro4">
          <table:table-cell office:value-type="string">
            <text:p>ALMIC</text:p>
          </table:table-cell>
          <table:table-cell office:value-type="string">
            <text:p>FR0004058949</text:p>
          </table:table-cell>
          <table:table-cell office:value-type="string">
            <text:p>Microwave Vision</text:p>
          </table:table-cell>
        </table:table-row>
        <table:table-row table:style-name="ro1">
          <table:table-cell office:value-type="string">
            <text:p>ALNSE</text:p>
          </table:table-cell>
          <table:table-cell office:value-type="string">
            <text:p>FR0004065639</text:p>
          </table:table-cell>
          <table:table-cell office:value-type="string">
            <text:p>NSE</text:p>
          </table:table-cell>
        </table:table-row>
        <table:table-row table:style-name="ro4">
          <table:table-cell office:value-type="string">
            <text:p>ALCLA</text:p>
          </table:table-cell>
          <table:table-cell office:value-type="string">
            <text:p>FR0004152882</text:p>
          </table:table-cell>
          <table:table-cell office:value-type="string">
            <text:p>Clasquin</text:p>
          </table:table-cell>
        </table:table-row>
        <table:table-row table:style-name="ro4">
          <table:table-cell office:value-type="string">
            <text:p>ALHYG</text:p>
          </table:table-cell>
          <table:table-cell office:value-type="string">
            <text:p>FR0004153930</text:p>
          </table:table-cell>
          <table:table-cell office:value-type="string">
            <text:p>Hybrigenics</text:p>
          </table:table-cell>
        </table:table-row>
        <table:table-row table:style-name="ro4">
          <table:table-cell office:value-type="string">
            <text:p>ALVER</text:p>
          </table:table-cell>
          <table:table-cell office:value-type="string">
            <text:p>FR0004155240</text:p>
          </table:table-cell>
          <table:table-cell office:value-type="string">
            <text:p>Vergnet</text:p>
          </table:table-cell>
        </table:table-row>
        <table:table-row table:style-name="ro4">
          <table:table-cell office:value-type="string">
            <text:p>ALMAS</text:p>
          </table:table-cell>
          <table:table-cell office:value-type="string">
            <text:p>FR0004155687</text:p>
          </table:table-cell>
          <table:table-cell office:value-type="string">
            <text:p>Mastrad</text:p>
          </table:table-cell>
        </table:table-row>
        <table:table-row table:style-name="ro4">
          <table:table-cell office:value-type="string">
            <text:p>ALTVO</text:p>
          </table:table-cell>
          <table:table-cell office:value-type="string">
            <text:p>FR0004166197</text:p>
          </table:table-cell>
          <table:table-cell office:value-type="string">
            <text:p>Evolis</text:p>
          </table:table-cell>
        </table:table-row>
        <table:table-row table:style-name="ro4">
          <table:table-cell office:value-type="string">
            <text:p>ALNXT</text:p>
          </table:table-cell>
          <table:table-cell office:value-type="string">
            <text:p>FR0004171346</text:p>
          </table:table-cell>
          <table:table-cell office:value-type="string">
            <text:p>Nextedia</text:p>
          </table:table-cell>
        </table:table-row>
        <table:table-row table:style-name="ro4">
          <table:table-cell office:value-type="string">
            <text:p>ALBUD</text:p>
          </table:table-cell>
          <table:table-cell office:value-type="string">
            <text:p>FR0004172450</text:p>
          </table:table-cell>
          <table:table-cell office:value-type="string">
            <text:p>Mint</text:p>
          </table:table-cell>
        </table:table-row>
        <table:table-row table:style-name="ro4">
          <table:table-cell office:value-type="string">
            <text:p>ALBLD</text:p>
          </table:table-cell>
          <table:table-cell office:value-type="string">
            <text:p>FR0004174233</text:p>
          </table:table-cell>
          <table:table-cell office:value-type="string">
            <text:p>Bilendi</text:p>
          </table:table-cell>
        </table:table-row>
        <table:table-row table:style-name="ro4">
          <table:table-cell office:value-type="string">
            <text:p>ALTRO</text:p>
          </table:table-cell>
          <table:table-cell office:value-type="string">
            <text:p>FR0004175099</text:p>
          </table:table-cell>
          <table:table-cell office:value-type="string">
            <text:p>Tronics Microsystems</text:p>
          </table:table-cell>
        </table:table-row>
        <table:table-row table:style-name="ro4">
          <table:table-cell office:value-type="string">
            <text:p>ALAST</text:p>
          </table:table-cell>
          <table:table-cell office:value-type="string">
            <text:p>FR0004176535</text:p>
          </table:table-cell>
          <table:table-cell office:value-type="string">
            <text:p>Astellia</text:p>
          </table:table-cell>
        </table:table-row>
        <table:table-row table:style-name="ro4">
          <table:table-cell office:value-type="string">
            <text:p>ALMED</text:p>
          </table:table-cell>
          <table:table-cell office:value-type="string">
            <text:p>FR0004178572</text:p>
          </table:table-cell>
          <table:table-cell office:value-type="string">
            <text:p>Medicrea</text:p>
          </table:table-cell>
        </table:table-row>
        <table:table-row table:style-name="ro4">
          <table:table-cell office:value-type="string">
            <text:p>ALFRE</text:p>
          </table:table-cell>
          <table:table-cell office:value-type="string">
            <text:p>FR0004187367</text:p>
          </table:table-cell>
          <table:table-cell office:value-type="string">
            <text:p>Freelance.com</text:p>
          </table:table-cell>
        </table:table-row>
        <table:table-row table:style-name="ro4">
          <table:table-cell office:value-type="string">
            <text:p>ALTER</text:p>
          </table:table-cell>
          <table:table-cell office:value-type="string">
            <text:p>FR0004197747</text:p>
          </table:table-cell>
          <table:table-cell office:value-type="string">
            <text:p>Theradiag</text:p>
          </table:table-cell>
        </table:table-row>
        <table:table-row table:style-name="ro1">
          <table:table-cell office:value-type="string">
            <text:p>ALI2S</text:p>
          </table:table-cell>
          <table:table-cell office:value-type="string">
            <text:p>FR0005854700</text:p>
          </table:table-cell>
          <table:table-cell office:value-type="string">
            <text:p>I2S</text:p>
          </table:table-cell>
        </table:table-row>
        <table:table-row table:style-name="ro4">
          <table:table-cell office:value-type="string">
            <text:p>ALLHB</text:p>
          </table:table-cell>
          <table:table-cell office:value-type="string">
            <text:p>FR0007080254</text:p>
          </table:table-cell>
          <table:table-cell office:value-type="string">
            <text:p>Les Hotels Baverez</text:p>
          </table:table-cell>
        </table:table-row>
        <table:table-row table:style-name="ro4">
          <table:table-cell office:value-type="string">
            <text:p>ALIVA</text:p>
          </table:table-cell>
          <table:table-cell office:value-type="string">
            <text:p>FR0010082305</text:p>
          </table:table-cell>
          <table:table-cell office:value-type="string">
            <text:p>Ivalis</text:p>
          </table:table-cell>
        </table:table-row>
        <table:table-row table:style-name="ro4">
          <table:table-cell office:value-type="string">
            <text:p>ALTHE</text:p>
          </table:table-cell>
          <table:table-cell office:value-type="string">
            <text:p>FR0010120402</text:p>
          </table:table-cell>
          <table:table-cell office:value-type="string">
            <text:p>Theraclion</text:p>
          </table:table-cell>
        </table:table-row>
        <table:table-row table:style-name="ro4">
          <table:table-cell office:value-type="string">
            <text:p>ALLIX</text:p>
          </table:table-cell>
          <table:table-cell office:value-type="string">
            <text:p>FR0010131409</text:p>
          </table:table-cell>
          <table:table-cell office:value-type="string">
            <text:p>Wallix</text:p>
          </table:table-cell>
        </table:table-row>
        <table:table-row table:style-name="ro4">
          <table:table-cell office:value-type="string">
            <text:p>ALPRE</text:p>
          </table:table-cell>
          <table:table-cell office:value-type="string">
            <text:p>FR0010169920</text:p>
          </table:table-cell>
          <table:table-cell office:value-type="string">
            <text:p>Predilife</text:p>
          </table:table-cell>
        </table:table-row>
        <table:table-row table:style-name="ro4">
          <table:table-cell office:value-type="string">
            <text:p>ALBFR</text:p>
          </table:table-cell>
          <table:table-cell office:value-type="string">
            <text:p>FR0010202606</text:p>
          </table:table-cell>
          <table:table-cell office:value-type="string">
            <text:p>Sidetrade</text:p>
          </table:table-cell>
        </table:table-row>
        <table:table-row table:style-name="ro1">
          <table:table-cell office:value-type="string">
            <text:p>ALMGI</text:p>
          </table:table-cell>
          <table:table-cell office:value-type="string">
            <text:p>FR0010204453</text:p>
          </table:table-cell>
          <table:table-cell office:value-type="string">
            <text:p>MG International</text:p>
          </table:table-cell>
        </table:table-row>
        <table:table-row table:style-name="ro4">
          <table:table-cell office:value-type="string">
            <text:p>ALHVS</text:p>
          </table:table-cell>
          <table:table-cell office:value-type="string">
            <text:p>FR0010207795</text:p>
          </table:table-cell>
          <table:table-cell office:value-type="string">
            <text:p>Harvest</text:p>
          </table:table-cell>
        </table:table-row>
        <table:table-row table:style-name="ro4">
          <table:table-cell office:value-type="string">
            <text:p>ALPLA</text:p>
          </table:table-cell>
          <table:table-cell office:value-type="string">
            <text:p>FR0010211037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string">
            <text:p>ALFIL</text:p>
          </table:table-cell>
          <table:table-cell office:value-type="string">
            <text:p>FR0010221069</text:p>
          </table:table-cell>
          <table:table-cell office:value-type="string">
            <text:p>FILAE</text:p>
          </table:table-cell>
        </table:table-row>
        <table:table-row table:style-name="ro1">
          <table:table-cell office:value-type="string">
            <text:p>ALODI</text:p>
          </table:table-cell>
          <table:table-cell office:value-type="string">
            <text:p>FR0010231860</text:p>
          </table:table-cell>
          <table:table-cell office:value-type="string">
            <text:p>O2i</text:p>
          </table:table-cell>
        </table:table-row>
        <table:table-row table:style-name="ro4">
          <table:table-cell office:value-type="string">
            <text:p>ALVEL</text:p>
          </table:table-cell>
          <table:table-cell office:value-type="string">
            <text:p>FR0010245803</text:p>
          </table:table-cell>
          <table:table-cell office:value-type="string">
            <text:p>Velcan</text:p>
          </table:table-cell>
        </table:table-row>
        <table:table-row table:style-name="ro4">
          <table:table-cell office:value-type="string">
            <text:p>ALEZV</text:p>
          </table:table-cell>
          <table:table-cell office:value-type="string">
            <text:p>FR0010246322</text:p>
          </table:table-cell>
          <table:table-cell office:value-type="string">
            <text:p>Easyvista</text:p>
          </table:table-cell>
        </table:table-row>
        <table:table-row table:style-name="ro4">
          <table:table-cell office:value-type="string">
            <text:p>ALTEV</text:p>
          </table:table-cell>
          <table:table-cell office:value-type="string">
            <text:p>FR0010278762</text:p>
          </table:table-cell>
          <table:table-cell office:value-type="string">
            <text:p>Envea</text:p>
          </table:table-cell>
        </table:table-row>
        <table:table-row table:style-name="ro1">
          <table:table-cell office:value-type="string">
            <text:p>ALMIL</text:p>
          </table:table-cell>
          <table:table-cell office:value-type="string">
            <text:p>FR0010285965</text:p>
          </table:table-cell>
          <table:table-cell office:value-type="string">
            <text:p>1000Mercis</text:p>
          </table:table-cell>
        </table:table-row>
        <table:table-row table:style-name="ro1">
          <table:table-cell office:value-type="string">
            <text:p>ALINN</text:p>
          </table:table-cell>
          <table:table-cell office:value-type="string">
            <text:p>FR0010304402</text:p>
          </table:table-cell>
          <table:table-cell office:value-type="string">
            <text:p>Millet Innovation</text:p>
          </table:table-cell>
        </table:table-row>
        <table:table-row table:style-name="ro4">
          <table:table-cell office:value-type="string">
            <text:p>ALPRO</text:p>
          </table:table-cell>
          <table:table-cell office:value-type="string">
            <text:p>FR0010313486</text:p>
          </table:table-cell>
          <table:table-cell office:value-type="string">
            <text:p>Prodware</text:p>
          </table:table-cell>
        </table:table-row>
        <table:table-row table:style-name="ro4">
          <table:table-cell office:value-type="string">
            <text:p>ALVIA</text:p>
          </table:table-cell>
          <table:table-cell office:value-type="string">
            <text:p>FR0010326090</text:p>
          </table:table-cell>
          <table:table-cell office:value-type="string">
            <text:p>Vialife</text:p>
          </table:table-cell>
        </table:table-row>
        <table:table-row table:style-name="ro4">
          <table:table-cell office:value-type="string">
            <text:p>ALOBR</text:p>
          </table:table-cell>
          <table:table-cell office:value-type="string">
            <text:p>FR0010330613</text:p>
          </table:table-cell>
          <table:table-cell office:value-type="string">
            <text:p>Ober</text:p>
          </table:table-cell>
        </table:table-row>
        <table:table-row table:style-name="ro4">
          <table:table-cell office:value-type="string">
            <text:p>ALWEB</text:p>
          </table:table-cell>
          <table:table-cell office:value-type="string">
            <text:p>FR0010337444</text:p>
          </table:table-cell>
          <table:table-cell office:value-type="string">
            <text:p>Weborama</text:p>
          </table:table-cell>
        </table:table-row>
        <table:table-row table:style-name="ro4">
          <table:table-cell office:value-type="string">
            <text:p>ALUPG</text:p>
          </table:table-cell>
          <table:table-cell office:value-type="string">
            <text:p>FR0010337865</text:p>
          </table:table-cell>
          <table:table-cell office:value-type="string">
            <text:p>Upergy</text:p>
          </table:table-cell>
        </table:table-row>
        <table:table-row table:style-name="ro4">
          <table:table-cell office:value-type="string">
            <text:p>ALAQU</text:p>
          </table:table-cell>
          <table:table-cell office:value-type="string">
            <text:p>FR0010340711</text:p>
          </table:table-cell>
          <table:table-cell office:value-type="string">
            <text:p>Aquila</text:p>
          </table:table-cell>
        </table:table-row>
        <table:table-row table:style-name="ro4">
          <table:table-cell office:value-type="string">
            <text:p>ALGAU</text:p>
          </table:table-cell>
          <table:table-cell office:value-type="string">
            <text:p>FR0010342329</text:p>
          </table:table-cell>
          <table:table-cell office:value-type="string">
            <text:p>Gaussin</text:p>
          </table:table-cell>
        </table:table-row>
        <table:table-row table:style-name="ro4">
          <table:table-cell office:value-type="string">
            <text:p>ALHPC</text:p>
          </table:table-cell>
          <table:table-cell office:value-type="string">
            <text:p>FR0010343186</text:p>
          </table:table-cell>
          <table:table-cell office:value-type="string">
            <text:p>Heurtey Petrochem</text:p>
          </table:table-cell>
        </table:table-row>
        <table:table-row table:style-name="ro4">
          <table:table-cell office:value-type="string">
            <text:p>ALMDG</text:p>
          </table:table-cell>
          <table:table-cell office:value-type="string">
            <text:p>FR0010353888</text:p>
          </table:table-cell>
          <table:table-cell office:value-type="string">
            <text:p>MGI Digital Graphic</text:p>
          </table:table-cell>
        </table:table-row>
        <table:table-row table:style-name="ro4">
          <table:table-cell office:value-type="string">
            <text:p>ALDIE</text:p>
          </table:table-cell>
          <table:table-cell office:value-type="string">
            <text:p>FR0010377127</text:p>
          </table:table-cell>
          <table:table-cell office:value-type="string">
            <text:p>Dietswell Engineering</text:p>
          </table:table-cell>
        </table:table-row>
        <table:table-row table:style-name="ro4">
          <table:table-cell office:value-type="string">
            <text:p>ALTTI</text:p>
          </table:table-cell>
          <table:table-cell office:value-type="string">
            <text:p>FR0010383877</text:p>
          </table:table-cell>
          <table:table-cell office:value-type="string">
            <text:p>Tti</text:p>
          </table:table-cell>
        </table:table-row>
        <table:table-row table:style-name="ro4">
          <table:table-cell office:value-type="string">
            <text:p>ALHIT</text:p>
          </table:table-cell>
          <table:table-cell office:value-type="string">
            <text:p>FR0010396309</text:p>
          </table:table-cell>
          <table:table-cell office:value-type="string">
            <text:p>Hitechpros</text:p>
          </table:table-cell>
        </table:table-row>
        <table:table-row table:style-name="ro4">
          <table:table-cell office:value-type="string">
            <text:p>ALNOV</text:p>
          </table:table-cell>
          <table:table-cell office:value-type="string">
            <text:p>FR0010397232</text:p>
          </table:table-cell>
          <table:table-cell office:value-type="string">
            <text:p>Novacyt</text:p>
          </table:table-cell>
        </table:table-row>
        <table:table-row table:style-name="ro4">
          <table:table-cell office:value-type="string">
            <text:p>ALTRI</text:p>
          </table:table-cell>
          <table:table-cell office:value-type="string">
            <text:p>FR0010397901</text:p>
          </table:table-cell>
          <table:table-cell office:value-type="string">
            <text:p>Trilogiq</text:p>
          </table:table-cell>
        </table:table-row>
        <table:table-row table:style-name="ro4">
          <table:table-cell office:value-type="string">
            <text:p>ALDLS</text:p>
          </table:table-cell>
          <table:table-cell office:value-type="string">
            <text:p>FR0010404368</text:p>
          </table:table-cell>
          <table:table-cell office:value-type="string">
            <text:p>Dlsi</text:p>
          </table:table-cell>
        </table:table-row>
        <table:table-row table:style-name="ro4">
          <table:table-cell office:value-type="string">
            <text:p>ALENT</text:p>
          </table:table-cell>
          <table:table-cell office:value-type="string">
            <text:p>FR0010424697</text:p>
          </table:table-cell>
          <table:table-cell office:value-type="string">
            <text:p>Entreparticuliers.com</text:p>
          </table:table-cell>
        </table:table-row>
        <table:table-row table:style-name="ro4">
          <table:table-cell office:value-type="string">
            <text:p>ALCLS</text:p>
          </table:table-cell>
          <table:table-cell office:value-type="string">
            <text:p>FR0010425595</text:p>
          </table:table-cell>
          <table:table-cell office:value-type="string">
            <text:p>Cellectis</text:p>
          </table:table-cell>
        </table:table-row>
        <table:table-row table:style-name="ro4">
          <table:table-cell office:value-type="string">
            <text:p>ALDNX</text:p>
          </table:table-cell>
          <table:table-cell office:value-type="string">
            <text:p>FR0010436584</text:p>
          </table:table-cell>
          <table:table-cell office:value-type="string">
            <text:p>DNXCorp</text:p>
          </table:table-cell>
        </table:table-row>
        <table:table-row table:style-name="ro4">
          <table:table-cell office:value-type="string">
            <text:p>ALHOL</text:p>
          </table:table-cell>
          <table:table-cell office:value-type="string">
            <text:p>FR0010446765</text:p>
          </table:table-cell>
          <table:table-cell office:value-type="string">
            <text:p>HolosFind</text:p>
          </table:table-cell>
        </table:table-row>
        <table:table-row table:style-name="ro4">
          <table:table-cell office:value-type="string">
            <text:p>ALGEM</text:p>
          </table:table-cell>
          <table:table-cell office:value-type="string">
            <text:p>FR0010452474</text:p>
          </table:table-cell>
          <table:table-cell office:value-type="string">
            <text:p>Eurogerm</text:p>
          </table:table-cell>
        </table:table-row>
        <table:table-row table:style-name="ro4">
          <table:table-cell office:value-type="string">
            <text:p>ALADM</text:p>
          </table:table-cell>
          <table:table-cell office:value-type="string">
            <text:p>FR0010457531</text:p>
          </table:table-cell>
          <table:table-cell office:value-type="string">
            <text:p>Adthink Media</text:p>
          </table:table-cell>
        </table:table-row>
        <table:table-row table:style-name="ro4">
          <table:table-cell office:value-type="string">
            <text:p>ALIMP</text:p>
          </table:table-cell>
          <table:table-cell office:value-type="string">
            <text:p>FR0010458729</text:p>
          </table:table-cell>
          <table:table-cell office:value-type="string">
            <text:p>Implanet</text:p>
          </table:table-cell>
        </table:table-row>
        <table:table-row table:style-name="ro1">
          <table:table-cell office:value-type="string">
            <text:p>ALEO2</text:p>
          </table:table-cell>
          <table:table-cell office:value-type="string">
            <text:p>FR0010465534</text:p>
          </table:table-cell>
          <table:table-cell office:value-type="string">
            <text:p>Eo2</text:p>
          </table:table-cell>
        </table:table-row>
        <table:table-row table:style-name="ro4">
          <table:table-cell office:value-type="string">
            <text:p>ALFPC</text:p>
          </table:table-cell>
          <table:table-cell office:value-type="string">
            <text:p>FR0010485268</text:p>
          </table:table-cell>
          <table:table-cell office:value-type="string">
            <text:p>Fountaine Pajot</text:p>
          </table:table-cell>
        </table:table-row>
        <table:table-row table:style-name="ro4">
          <table:table-cell office:value-type="string">
            <text:p>ALIMO</text:p>
          </table:table-cell>
          <table:table-cell office:value-type="string">
            <text:p>FR0010490961</text:p>
          </table:table-cell>
          <table:table-cell office:value-type="string">
            <text:p>Groupimo</text:p>
          </table:table-cell>
        </table:table-row>
        <table:table-row table:style-name="ro1">
          <table:table-cell office:value-type="string">
            <text:p>ALALO</text:p>
          </table:table-cell>
          <table:table-cell office:value-type="string">
            <text:p>FR0010493510</text:p>
          </table:table-cell>
          <table:table-cell office:value-type="string">
            <text:p>Acheter-Louer</text:p>
          </table:table-cell>
        </table:table-row>
        <table:table-row table:style-name="ro4">
          <table:table-cell office:value-type="string">
            <text:p>ALROC</text:p>
          </table:table-cell>
          <table:table-cell office:value-type="string">
            <text:p>FR0010523167</text:p>
          </table:table-cell>
          <table:table-cell office:value-type="string">
            <text:p>Roctool</text:p>
          </table:table-cell>
        </table:table-row>
        <table:table-row table:style-name="ro4">
          <table:table-cell office:value-type="string">
            <text:p>ALSTW</text:p>
          </table:table-cell>
          <table:table-cell office:value-type="string">
            <text:p>FR0010528059</text:p>
          </table:table-cell>
          <table:table-cell office:value-type="string">
            <text:p>Streamwide</text:p>
          </table:table-cell>
        </table:table-row>
        <table:table-row table:style-name="ro4">
          <table:table-cell office:value-type="string">
            <text:p>ALEMV</text:p>
          </table:table-cell>
          <table:table-cell office:value-type="string">
            <text:p>FR0010554113</text:p>
          </table:table-cell>
          <table:table-cell office:value-type="string">
            <text:p>Emova Group</text:p>
          </table:table-cell>
        </table:table-row>
        <table:table-row table:style-name="ro4">
          <table:table-cell office:value-type="string">
            <text:p>ALAGR</text:p>
          </table:table-cell>
          <table:table-cell office:value-type="string">
            <text:p>FR0010641449</text:p>
          </table:table-cell>
          <table:table-cell office:value-type="string">
            <text:p>AgroGeneration</text:p>
          </table:table-cell>
        </table:table-row>
        <table:table-row table:style-name="ro4">
          <table:table-cell office:value-type="string">
            <text:p>ALTXC</text:p>
          </table:table-cell>
          <table:table-cell office:value-type="string">
            <text:p>FR0010654087</text:p>
          </table:table-cell>
          <table:table-cell office:value-type="string">
            <text:p>Txcom</text:p>
          </table:table-cell>
        </table:table-row>
        <table:table-row table:style-name="ro4">
          <table:table-cell office:value-type="string">
            <text:p>ALWED</text:p>
          </table:table-cell>
          <table:table-cell office:value-type="string">
            <text:p>FR0010688440</text:p>
          </table:table-cell>
          <table:table-cell office:value-type="string">
            <text:p>Wedia</text:p>
          </table:table-cell>
        </table:table-row>
        <table:table-row table:style-name="ro4">
          <table:table-cell office:value-type="string">
            <text:p>ALKAL</text:p>
          </table:table-cell>
          <table:table-cell office:value-type="string">
            <text:p>FR0010722819</text:p>
          </table:table-cell>
          <table:table-cell office:value-type="string">
            <text:p>Kalray</text:p>
          </table:table-cell>
        </table:table-row>
        <table:table-row table:style-name="ro1">
          <table:table-cell office:value-type="string">
            <text:p>ALVU</text:p>
          </table:table-cell>
          <table:table-cell office:value-type="string">
            <text:p>FR0010766667</text:p>
          </table:table-cell>
          <table:table-cell office:value-type="string">
            <text:p>Vente Unique</text:p>
          </table:table-cell>
        </table:table-row>
        <table:table-row table:style-name="ro4">
          <table:table-cell office:value-type="string">
            <text:p>ALMER</text:p>
          </table:table-cell>
          <table:table-cell office:value-type="string">
            <text:p>FR0010776617</text:p>
          </table:table-cell>
          <table:table-cell office:value-type="string">
            <text:p>Sapmer</text:p>
          </table:table-cell>
        </table:table-row>
        <table:table-row table:style-name="ro4">
          <table:table-cell office:value-type="string">
            <text:p>ALPAT</text:p>
          </table:table-cell>
          <table:table-cell office:value-type="string">
            <text:p>FR0010785790</text:p>
          </table:table-cell>
          <table:table-cell office:value-type="string">
            <text:p>Plant Advanced Technologies</text:p>
          </table:table-cell>
        </table:table-row>
        <table:table-row table:style-name="ro1">
          <table:table-cell office:value-type="string">
            <text:p>ALA2M</text:p>
          </table:table-cell>
          <table:table-cell office:value-type="string">
            <text:p>FR0010795476</text:p>
          </table:table-cell>
          <table:table-cell office:value-type="string">
            <text:p>A2micile Europe</text:p>
          </table:table-cell>
        </table:table-row>
        <table:table-row table:style-name="ro4">
          <table:table-cell office:value-type="string">
            <text:p>ALMNG</text:p>
          </table:table-cell>
          <table:table-cell office:value-type="string">
            <text:p>FR0010812230</text:p>
          </table:table-cell>
          <table:table-cell office:value-type="string">
            <text:p>Madvertise</text:p>
          </table:table-cell>
        </table:table-row>
        <table:table-row table:style-name="ro4">
          <table:table-cell office:value-type="string">
            <text:p>ALREW</text:p>
          </table:table-cell>
          <table:table-cell office:value-type="string">
            <text:p>FR0010820274</text:p>
          </table:table-cell>
          <table:table-cell office:value-type="string">
            <text:p>Reworld Media</text:p>
          </table:table-cell>
        </table:table-row>
        <table:table-row table:style-name="ro4">
          <table:table-cell office:value-type="string">
            <text:p>ALEUA</text:p>
          </table:table-cell>
          <table:table-cell office:value-type="string">
            <text:p>FR0010844001</text:p>
          </table:table-cell>
          <table:table-cell office:value-type="string">
            <text:p>Eurasia Groupe</text:p>
          </table:table-cell>
        </table:table-row>
        <table:table-row table:style-name="ro4">
          <table:table-cell office:value-type="string">
            <text:p>ALDEI</text:p>
          </table:table-cell>
          <table:table-cell office:value-type="string">
            <text:p>FR0010879056</text:p>
          </table:table-cell>
          <table:table-cell office:value-type="string">
            <text:p>Deinove</text:p>
          </table:table-cell>
        </table:table-row>
        <table:table-row table:style-name="ro4">
          <table:table-cell office:value-type="string">
            <text:p>ALQWA</text:p>
          </table:table-cell>
          <table:table-cell office:value-type="string">
            <text:p>FR0010889386</text:p>
          </table:table-cell>
          <table:table-cell office:value-type="string">
            <text:p>Qwamplify</text:p>
          </table:table-cell>
        </table:table-row>
        <table:table-row table:style-name="ro4">
          <table:table-cell office:value-type="string">
            <text:p>ALCAR</text:p>
          </table:table-cell>
          <table:table-cell office:value-type="string">
            <text:p>FR0010907956</text:p>
          </table:table-cell>
          <table:table-cell office:value-type="string">
            <text:p>Carmat</text:p>
          </table:table-cell>
        </table:table-row>
        <table:table-row table:style-name="ro4">
          <table:table-cell office:value-type="string">
            <text:p>ALINT</text:p>
          </table:table-cell>
          <table:table-cell office:value-type="string">
            <text:p>FR0010908723</text:p>
          </table:table-cell>
          <table:table-cell office:value-type="string">
            <text:p>Integragen</text:p>
          </table:table-cell>
        </table:table-row>
        <table:table-row table:style-name="ro4">
          <table:table-cell office:value-type="string">
            <text:p>ALBIO</text:p>
          </table:table-cell>
          <table:table-cell office:value-type="string">
            <text:p>FR0011005933</text:p>
          </table:table-cell>
          <table:table-cell office:value-type="string">
            <text:p>Biosynex</text:p>
          </table:table-cell>
        </table:table-row>
        <table:table-row table:style-name="ro4">
          <table:table-cell office:value-type="string">
            <text:p>ALMOU</text:p>
          </table:table-cell>
          <table:table-cell office:value-type="string">
            <text:p>FR0011033083</text:p>
          </table:table-cell>
          <table:table-cell office:value-type="string">
            <text:p>Moulinvest</text:p>
          </table:table-cell>
        </table:table-row>
        <table:table-row table:style-name="ro4">
          <table:table-cell office:value-type="string">
            <text:p>ALACT</text:p>
          </table:table-cell>
          <table:table-cell office:value-type="string">
            <text:p>FR0011038348</text:p>
          </table:table-cell>
          <table:table-cell office:value-type="string">
            <text:p>Actiplay</text:p>
          </table:table-cell>
        </table:table-row>
        <table:table-row table:style-name="ro4">
          <table:table-cell office:value-type="string">
            <text:p>ALBLU</text:p>
          </table:table-cell>
          <table:table-cell office:value-type="string">
            <text:p>FR0011041011</text:p>
          </table:table-cell>
          <table:table-cell office:value-type="string">
            <text:p>Bluelinea</text:p>
          </table:table-cell>
        </table:table-row>
        <table:table-row table:style-name="ro4">
          <table:table-cell office:value-type="string">
            <text:p>ALMDT</text:p>
          </table:table-cell>
          <table:table-cell office:value-type="string">
            <text:p>FR0011049824</text:p>
          </table:table-cell>
          <table:table-cell office:value-type="string">
            <text:p>Median Technologies</text:p>
          </table:table-cell>
        </table:table-row>
        <table:table-row table:style-name="ro4">
          <table:table-cell office:value-type="string">
            <text:p>ALGBE</text:p>
          </table:table-cell>
          <table:table-cell office:value-type="string">
            <text:p>FR0011052257</text:p>
          </table:table-cell>
          <table:table-cell office:value-type="string">
            <text:p>Global Bioenergies</text:p>
          </table:table-cell>
        </table:table-row>
        <table:table-row table:style-name="ro4">
          <table:table-cell office:value-type="string">
            <text:p>ALTBG</text:p>
          </table:table-cell>
          <table:table-cell office:value-type="string">
            <text:p>FR0011053636</text:p>
          </table:table-cell>
          <table:table-cell office:value-type="string">
            <text:p>The Blockchain GP</text:p>
          </table:table-cell>
        </table:table-row>
        <table:table-row table:style-name="ro4">
          <table:table-cell office:value-type="string">
            <text:p>ALVMG</text:p>
          </table:table-cell>
          <table:table-cell office:value-type="string">
            <text:p>FR0011067669</text:p>
          </table:table-cell>
          <table:table-cell office:value-type="string">
            <text:p>Visiomed</text:p>
          </table:table-cell>
        </table:table-row>
        <table:table-row table:style-name="ro4">
          <table:table-cell office:value-type="string">
            <text:p>ALUCR</text:p>
          </table:table-cell>
          <table:table-cell office:value-type="string">
            <text:p>FR0011070457</text:p>
          </table:table-cell>
          <table:table-cell office:value-type="string">
            <text:p>Ucar</text:p>
          </table:table-cell>
        </table:table-row>
        <table:table-row table:style-name="ro4">
          <table:table-cell office:value-type="string">
            <text:p>ALCOG</text:p>
          </table:table-cell>
          <table:table-cell office:value-type="string">
            <text:p>FR0011071570</text:p>
          </table:table-cell>
          <table:table-cell office:value-type="string">
            <text:p>Cogra 48</text:p>
          </table:table-cell>
        </table:table-row>
        <table:table-row table:style-name="ro4">
          <table:table-cell office:value-type="string">
            <text:p>ALVXM</text:p>
          </table:table-cell>
          <table:table-cell office:value-type="string">
            <text:p>FR0011072602</text:p>
          </table:table-cell>
          <table:table-cell office:value-type="string">
            <text:p>Vexim</text:p>
          </table:table-cell>
        </table:table-row>
        <table:table-row table:style-name="ro4">
          <table:table-cell office:value-type="string">
            <text:p>ALINS</text:p>
          </table:table-cell>
          <table:table-cell office:value-type="string">
            <text:p>FR0011179886</text:p>
          </table:table-cell>
          <table:table-cell office:value-type="string">
            <text:p>Intrasense</text:p>
          </table:table-cell>
        </table:table-row>
        <table:table-row table:style-name="ro4">
          <table:table-cell office:value-type="string">
            <text:p>ALPHA</text:p>
          </table:table-cell>
          <table:table-cell office:value-type="string">
            <text:p>FR0011191287</text:p>
          </table:table-cell>
          <table:table-cell office:value-type="string">
            <text:p>Pharnext</text:p>
          </table:table-cell>
        </table:table-row>
        <table:table-row table:style-name="ro4">
          <table:table-cell office:value-type="string">
            <text:p>ALGLD</text:p>
          </table:table-cell>
          <table:table-cell office:value-type="string">
            <text:p>FR0011208693</text:p>
          </table:table-cell>
          <table:table-cell office:value-type="string">
            <text:p>Gold by Gold</text:p>
          </table:table-cell>
        </table:table-row>
        <table:table-row table:style-name="ro4">
          <table:table-cell office:value-type="string">
            <text:p>ALMET</text:p>
          </table:table-cell>
          <table:table-cell office:value-type="string">
            <text:p>FR0011217710</text:p>
          </table:table-cell>
          <table:table-cell office:value-type="string">
            <text:p>Methanor</text:p>
          </table:table-cell>
        </table:table-row>
        <table:table-row table:style-name="ro4">
          <table:table-cell office:value-type="string">
            <text:p>ALGEP</text:p>
          </table:table-cell>
          <table:table-cell office:value-type="string">
            <text:p>FR0011289198</text:p>
          </table:table-cell>
          <table:table-cell office:value-type="string">
            <text:p>Global Ecopower</text:p>
          </table:table-cell>
        </table:table-row>
        <table:table-row table:style-name="ro4">
          <table:table-cell office:value-type="string">
            <text:p>ALSPW</text:p>
          </table:table-cell>
          <table:table-cell office:value-type="string">
            <text:p>FR0011398874</text:p>
          </table:table-cell>
          <table:table-cell office:value-type="string">
            <text:p>Spineway</text:p>
          </table:table-cell>
        </table:table-row>
        <table:table-row table:style-name="ro4">
          <table:table-cell office:value-type="string">
            <text:p>GAUBS</text:p>
          </table:table-cell>
          <table:table-cell office:value-type="string">
            <text:p>FR0011462803</text:p>
          </table:table-cell>
          <table:table-cell office:value-type="string">
            <text:p>Gaussin BSAR</text:p>
          </table:table-cell>
        </table:table-row>
        <table:table-row table:style-name="ro4">
          <table:table-cell office:value-type="string">
            <text:p>ALSGD</text:p>
          </table:table-cell>
          <table:table-cell office:value-type="string">
            <text:p>FR0011464452</text:p>
          </table:table-cell>
          <table:table-cell office:value-type="string">
            <text:p>Spineguard</text:p>
          </table:table-cell>
        </table:table-row>
        <table:table-row table:style-name="ro4">
          <table:table-cell office:value-type="string">
            <text:p>ALESA</text:p>
          </table:table-cell>
          <table:table-cell office:value-type="string">
            <text:p>FR0011490648</text:p>
          </table:table-cell>
          <table:table-cell office:value-type="string">
            <text:p>Ecoslops</text:p>
          </table:table-cell>
        </table:table-row>
        <table:table-row table:style-name="ro4">
          <table:table-cell office:value-type="string">
            <text:p>ALICR</text:p>
          </table:table-cell>
          <table:table-cell office:value-type="string">
            <text:p>FR0011511971</text:p>
          </table:table-cell>
          <table:table-cell office:value-type="string">
            <text:p>I.Ceram</text:p>
          </table:table-cell>
        </table:table-row>
        <table:table-row table:style-name="ro1">
          <table:table-cell office:value-type="string">
            <text:p>ALDR</text:p>
          </table:table-cell>
          <table:table-cell office:value-type="string">
            <text:p>FR0011522168</text:p>
          </table:table-cell>
          <table:table-cell office:value-type="string">
            <text:p>Delta Drone</text:p>
          </table:table-cell>
        </table:table-row>
        <table:table-row table:style-name="ro4">
          <table:table-cell office:value-type="string">
            <text:p>ALVGO</text:p>
          </table:table-cell>
          <table:table-cell office:value-type="string">
            <text:p>FR0011532225</text:p>
          </table:table-cell>
          <table:table-cell office:value-type="string">
            <text:p>Vogo</text:p>
          </table:table-cell>
        </table:table-row>
        <table:table-row table:style-name="ro4">
          <table:table-cell office:value-type="string">
            <text:p>ALMND</text:p>
          </table:table-cell>
          <table:table-cell office:value-type="string">
            <text:p>FR0011584549</text:p>
          </table:table-cell>
          <table:table-cell office:value-type="string">
            <text:p>Mnd</text:p>
          </table:table-cell>
        </table:table-row>
        <table:table-row table:style-name="ro4">
          <table:table-cell office:value-type="string">
            <text:p>ALNLF</text:p>
          </table:table-cell>
          <table:table-cell office:value-type="string">
            <text:p>FR0011636083</text:p>
          </table:table-cell>
          <table:table-cell office:value-type="string">
            <text:p>Neolife</text:p>
          </table:table-cell>
        </table:table-row>
        <table:table-row table:style-name="ro4">
          <table:table-cell office:value-type="string">
            <text:p>ALCRB</text:p>
          </table:table-cell>
          <table:table-cell office:value-type="string">
            <text:p>FR0011648716</text:p>
          </table:table-cell>
          <table:table-cell office:value-type="string">
            <text:p>Carbios</text:p>
          </table:table-cell>
        </table:table-row>
        <table:table-row table:style-name="ro4">
          <table:table-cell office:value-type="string">
            <text:p>ALQGC</text:p>
          </table:table-cell>
          <table:table-cell office:value-type="string">
            <text:p>FR0011648971</text:p>
          </table:table-cell>
          <table:table-cell office:value-type="string">
            <text:p>Quantum Genomics</text:p>
          </table:table-cell>
        </table:table-row>
        <table:table-row table:style-name="ro4">
          <table:table-cell office:value-type="string">
            <text:p>ALFST</text:p>
          </table:table-cell>
          <table:table-cell office:value-type="string">
            <text:p>FR0011651819</text:p>
          </table:table-cell>
          <table:table-cell office:value-type="string">
            <text:p>Technofirst</text:p>
          </table:table-cell>
        </table:table-row>
        <table:table-row table:style-name="ro4">
          <table:table-cell office:value-type="string">
            <text:p>ALCJ</text:p>
          </table:table-cell>
          <table:table-cell office:value-type="string">
            <text:p>FR0011716265</text:p>
          </table:table-cell>
          <table:table-cell office:value-type="string">
            <text:p>Crossject</text:p>
          </table:table-cell>
        </table:table-row>
        <table:table-row table:style-name="ro4">
          <table:table-cell office:value-type="string">
            <text:p>ALONC</text:p>
          </table:table-cell>
          <table:table-cell office:value-type="string">
            <text:p>FR0011766229</text:p>
          </table:table-cell>
          <table:table-cell office:value-type="string">
            <text:p>Oncodesign</text:p>
          </table:table-cell>
        </table:table-row>
        <table:table-row table:style-name="ro4">
          <table:table-cell office:value-type="string">
            <text:p>ALREA</text:p>
          </table:table-cell>
          <table:table-cell office:value-type="string">
            <text:p>FR0011858190</text:p>
          </table:table-cell>
          <table:table-cell office:value-type="string">
            <text:p>Realites</text:p>
          </table:table-cell>
        </table:table-row>
        <table:table-row table:style-name="ro4">
          <table:table-cell office:value-type="string">
            <text:p>ALUCI</text:p>
          </table:table-cell>
          <table:table-cell office:value-type="string">
            <text:p>FR0011884378</text:p>
          </table:table-cell>
          <table:table-cell office:value-type="string">
            <text:p>Lucibel</text:p>
          </table:table-cell>
        </table:table-row>
        <table:table-row table:style-name="ro4">
          <table:table-cell office:value-type="string">
            <text:p>ALUVI</text:p>
          </table:table-cell>
          <table:table-cell office:value-type="string">
            <text:p>FR0011898584</text:p>
          </table:table-cell>
          <table:table-cell office:value-type="string">
            <text:p>Uv Germi</text:p>
          </table:table-cell>
        </table:table-row>
        <table:table-row table:style-name="ro4">
          <table:table-cell office:value-type="string">
            <text:p>ALANV</text:p>
          </table:table-cell>
          <table:table-cell office:value-type="string">
            <text:p>FR0011910652</text:p>
          </table:table-cell>
          <table:table-cell office:value-type="string">
            <text:p>Anevia</text:p>
          </table:table-cell>
        </table:table-row>
        <table:table-row table:style-name="ro4">
          <table:table-cell office:value-type="string">
            <text:p>ALENE</text:p>
          </table:table-cell>
          <table:table-cell office:value-type="string">
            <text:p>FR0011915339</text:p>
          </table:table-cell>
          <table:table-cell office:value-type="string">
            <text:p>Enertime</text:p>
          </table:table-cell>
        </table:table-row>
        <table:table-row table:style-name="ro1">
          <table:table-cell office:value-type="string">
            <text:p>ODIBS</text:p>
          </table:table-cell>
          <table:table-cell office:value-type="string">
            <text:p>FR0011928407</text:p>
          </table:table-cell>
          <table:table-cell office:value-type="string">
            <text:p>O2i BSAAR 2019</text:p>
          </table:table-cell>
        </table:table-row>
        <table:table-row table:style-name="ro4">
          <table:table-cell office:value-type="string">
            <text:p>EURBT</text:p>
          </table:table-cell>
          <table:table-cell office:value-type="string">
            <text:p>FR0012160661</text:p>
          </table:table-cell>
          <table:table-cell office:value-type="string">
            <text:p>Europlasma BSB</text:p>
          </table:table-cell>
        </table:table-row>
        <table:table-row table:style-name="ro4">
          <table:table-cell office:value-type="string">
            <text:p>ALOCA</text:p>
          </table:table-cell>
          <table:table-cell office:value-type="string">
            <text:p>FR0012407096</text:p>
          </table:table-cell>
          <table:table-cell office:value-type="string">
            <text:p>Oceasoft</text:p>
          </table:table-cell>
        </table:table-row>
        <table:table-row table:style-name="ro1">
          <table:table-cell office:value-type="string">
            <text:p>ALFOC</text:p>
          </table:table-cell>
          <table:table-cell office:value-type="string">
            <text:p>FR0012419307</text:p>
          </table:table-cell>
          <table:table-cell office:value-type="string">
            <text:p>Focus Home Interactive</text:p>
          </table:table-cell>
        </table:table-row>
        <table:table-row table:style-name="ro4">
          <table:table-cell office:value-type="string">
            <text:p>ALSEN</text:p>
          </table:table-cell>
          <table:table-cell office:value-type="string">
            <text:p>FR0012596468</text:p>
          </table:table-cell>
          <table:table-cell office:value-type="string">
            <text:p>Sensorion</text:p>
          </table:table-cell>
        </table:table-row>
        <table:table-row table:style-name="ro4">
          <table:table-cell office:value-type="string">
            <text:p>ALUNT</text:p>
          </table:table-cell>
          <table:table-cell office:value-type="string">
            <text:p>FR0012709160</text:p>
          </table:table-cell>
          <table:table-cell office:value-type="string">
            <text:p>Uniti</text:p>
          </table:table-cell>
        </table:table-row>
        <table:table-row table:style-name="ro4">
          <table:table-cell office:value-type="string">
            <text:p>ALCOR</text:p>
          </table:table-cell>
          <table:table-cell office:value-type="string">
            <text:p>FR0012788065</text:p>
          </table:table-cell>
          <table:table-cell office:value-type="string">
            <text:p>Biocorp</text:p>
          </table:table-cell>
        </table:table-row>
        <table:table-row table:style-name="ro4">
          <table:table-cell office:value-type="string">
            <text:p>ALBPS</text:p>
          </table:table-cell>
          <table:table-cell office:value-type="string">
            <text:p>FR0012816825</text:p>
          </table:table-cell>
          <table:table-cell office:value-type="string">
            <text:p>Biophytis</text:p>
          </table:table-cell>
        </table:table-row>
        <table:table-row table:style-name="ro4">
          <table:table-cell office:value-type="string">
            <text:p>ALGIL</text:p>
          </table:table-cell>
          <table:table-cell office:value-type="string">
            <text:p>FR0012819381</text:p>
          </table:table-cell>
          <table:table-cell office:value-type="string">
            <text:p>Groupe Guillin</text:p>
          </table:table-cell>
        </table:table-row>
        <table:table-row table:style-name="ro4">
          <table:table-cell office:value-type="string">
            <text:p>ALPOU</text:p>
          </table:table-cell>
          <table:table-cell office:value-type="string">
            <text:p>FR0013015583</text:p>
          </table:table-cell>
          <table:table-cell office:value-type="string">
            <text:p>Poulaillon</text:p>
          </table:table-cell>
        </table:table-row>
        <table:table-row table:style-name="ro4">
          <table:table-cell office:value-type="string">
            <text:p>ALMLB</text:p>
          </table:table-cell>
          <table:table-cell office:value-type="string">
            <text:p>FR0013053535</text:p>
          </table:table-cell>
          <table:table-cell office:value-type="string">
            <text:p>Miliboo</text:p>
          </table:table-cell>
        </table:table-row>
        <table:table-row table:style-name="ro1">
          <table:table-cell office:value-type="string">
            <text:p>ALIMR</text:p>
          </table:table-cell>
          <table:table-cell office:value-type="string">
            <text:p>FR0013060100</text:p>
          </table:table-cell>
          <table:table-cell office:value-type="string">
            <text:p>Immersion</text:p>
          </table:table-cell>
        </table:table-row>
        <table:table-row table:style-name="ro1">
          <table:table-cell office:value-type="string">
            <text:p>ALDBT</text:p>
          </table:table-cell>
          <table:table-cell office:value-type="string">
            <text:p>FR0013066750</text:p>
          </table:table-cell>
          <table:table-cell office:value-type="string">
            <text:p>DBT</text:p>
          </table:table-cell>
        </table:table-row>
        <table:table-row table:style-name="ro4">
          <table:table-cell office:value-type="string">
            <text:p>ALWEC</text:p>
          </table:table-cell>
          <table:table-cell office:value-type="string">
            <text:p>FR0013079092</text:p>
          </table:table-cell>
          <table:table-cell office:value-type="string">
            <text:p>We.Connect</text:p>
          </table:table-cell>
        </table:table-row>
        <table:table-row table:style-name="ro1">
          <table:table-cell office:value-type="string">
            <text:p>ALDRV</text:p>
          </table:table-cell>
          <table:table-cell office:value-type="string">
            <text:p>FR0013088606</text:p>
          </table:table-cell>
          <table:table-cell office:value-type="string">
            <text:p>Drone Volt</text:p>
          </table:table-cell>
        </table:table-row>
        <table:table-row table:style-name="ro4">
          <table:table-cell office:value-type="string">
            <text:p>ALWIT</text:p>
          </table:table-cell>
          <table:table-cell office:value-type="string">
            <text:p>FR0013143872</text:p>
          </table:table-cell>
          <table:table-cell office:value-type="string">
            <text:p>Witbe</text:p>
          </table:table-cell>
        </table:table-row>
        <table:table-row table:style-name="ro4">
          <table:table-cell office:value-type="string">
            <text:p>ALKLK</text:p>
          </table:table-cell>
          <table:table-cell office:value-type="string">
            <text:p>FR0013156007</text:p>
          </table:table-cell>
          <table:table-cell office:value-type="string">
            <text:p>Kerlink</text:p>
          </table:table-cell>
        </table:table-row>
        <table:table-row table:style-name="ro4">
          <table:table-cell office:value-type="string">
            <text:p>ALPCV</text:p>
          </table:table-cell>
          <table:table-cell office:value-type="string">
            <text:p>FR0013178712</text:p>
          </table:table-cell>
          <table:table-cell office:value-type="string">
            <text:p>Cerinnov group</text:p>
          </table:table-cell>
        </table:table-row>
        <table:table-row table:style-name="ro4">
          <table:table-cell office:value-type="string">
            <text:p>GAUBT</text:p>
          </table:table-cell>
          <table:table-cell office:value-type="string">
            <text:p>FR0013186061</text:p>
          </table:table-cell>
          <table:table-cell office:value-type="string">
            <text:p>Gaussin BSA</text:p>
          </table:table-cell>
        </table:table-row>
        <table:table-row table:style-name="ro4">
          <table:table-cell office:value-type="string">
            <text:p>ALPAR</text:p>
          </table:table-cell>
          <table:table-cell office:value-type="string">
            <text:p>FR0013204070</text:p>
          </table:table-cell>
          <table:table-cell office:value-type="string">
            <text:p>Groupe Parot</text:p>
          </table:table-cell>
        </table:table-row>
        <table:table-row table:style-name="ro4">
          <table:table-cell office:value-type="string">
            <text:p>ALCYB</text:p>
          </table:table-cell>
          <table:table-cell office:value-type="string">
            <text:p>FR0013204351</text:p>
          </table:table-cell>
          <table:table-cell office:value-type="string">
            <text:p>Cybergun</text:p>
          </table:table-cell>
        </table:table-row>
        <table:table-row table:style-name="ro1">
          <table:table-cell office:value-type="string">
            <text:p>ALHSW</text:p>
          </table:table-cell>
          <table:table-cell office:value-type="string">
            <text:p>FR0013219367</text:p>
          </table:table-cell>
          <table:table-cell office:value-type="string">
            <text:p>Horizontal Software</text:p>
          </table:table-cell>
        </table:table-row>
        <table:table-row table:style-name="ro4">
          <table:table-cell office:value-type="string">
            <text:p>COGBS</text:p>
          </table:table-cell>
          <table:table-cell office:value-type="string">
            <text:p>FR0013220530</text:p>
          </table:table-cell>
          <table:table-cell office:value-type="string">
            <text:p>Cogra 48 BSAR</text:p>
          </table:table-cell>
        </table:table-row>
        <table:table-row table:style-name="ro4">
          <table:table-cell office:value-type="string">
            <text:p>ALOSM</text:p>
          </table:table-cell>
          <table:table-cell office:value-type="string">
            <text:p>FR0013231180</text:p>
          </table:table-cell>
          <table:table-cell office:value-type="string">
            <text:p>Osmozis</text:p>
          </table:table-cell>
        </table:table-row>
        <table:table-row table:style-name="ro4">
          <table:table-cell office:value-type="string">
            <text:p>ALERS</text:p>
          </table:table-cell>
          <table:table-cell office:value-type="string">
            <text:p>FR0013240934</text:p>
          </table:table-cell>
          <table:table-cell office:value-type="string">
            <text:p>Eurobio-Scientific</text:p>
          </table:table-cell>
        </table:table-row>
        <table:table-row table:style-name="ro4">
          <table:table-cell office:value-type="string">
            <text:p>ALEBS</text:p>
          </table:table-cell>
          <table:table-cell office:value-type="string">
            <text:p>FR0013245123</text:p>
          </table:table-cell>
          <table:table-cell office:value-type="string">
            <text:p>Emova BS</text:p>
          </table:table-cell>
        </table:table-row>
        <table:table-row table:style-name="ro4">
          <table:table-cell office:value-type="string">
            <text:p>ALABS</text:p>
          </table:table-cell>
          <table:table-cell office:value-type="string">
            <text:p>FR0013247228</text:p>
          </table:table-cell>
          <table:table-cell office:value-type="string">
            <text:p>Adomos BS</text:p>
          </table:table-cell>
        </table:table-row>
        <table:table-row table:style-name="ro4">
          <table:table-cell office:value-type="string">
            <text:p>ALADO</text:p>
          </table:table-cell>
          <table:table-cell office:value-type="string">
            <text:p>FR0013247244</text:p>
          </table:table-cell>
          <table:table-cell office:value-type="string">
            <text:p>Adomos</text:p>
          </table:table-cell>
        </table:table-row>
        <table:table-row table:style-name="ro4">
          <table:table-cell office:value-type="string">
            <text:p>ALVAL</text:p>
          </table:table-cell>
          <table:table-cell office:value-type="string">
            <text:p>FR0013254851</text:p>
          </table:table-cell>
          <table:table-cell office:value-type="string">
            <text:p>Valbiotis</text:p>
          </table:table-cell>
        </table:table-row>
        <table:table-row table:style-name="ro4">
          <table:table-cell office:value-type="string">
            <text:p>ALECR</text:p>
          </table:table-cell>
          <table:table-cell office:value-type="string">
            <text:p>FR0013256518</text:p>
          </table:table-cell>
          <table:table-cell office:value-type="string">
            <text:p>Eurofins Cerep</text:p>
          </table:table-cell>
        </table:table-row>
        <table:table-row table:style-name="ro4">
          <table:table-cell office:value-type="string">
            <text:p>ALCOF</text:p>
          </table:table-cell>
          <table:table-cell office:value-type="string">
            <text:p>FR0013257409</text:p>
          </table:table-cell>
          <table:table-cell office:value-type="string">
            <text:p>Cofidur</text:p>
          </table:table-cell>
        </table:table-row>
        <table:table-row table:style-name="ro4">
          <table:table-cell office:value-type="string">
            <text:p>ALTBS</text:p>
          </table:table-cell>
          <table:table-cell office:value-type="string">
            <text:p>FR0013260973</text:p>
          </table:table-cell>
          <table:table-cell office:value-type="string">
            <text:p>Theradiag BSAR</text:p>
          </table:table-cell>
        </table:table-row>
        <table:table-row table:style-name="ro4">
          <table:table-cell office:value-type="string">
            <text:p>ALUMS</text:p>
          </table:table-cell>
          <table:table-cell office:value-type="string">
            <text:p>FR0013263878</text:p>
          </table:table-cell>
          <table:table-cell office:value-type="string">
            <text:p>Umanis</text:p>
          </table:table-cell>
        </table:table-row>
        <table:table-row table:style-name="ro1">
          <table:table-cell office:value-type="string">
            <text:p>O2IBS</text:p>
          </table:table-cell>
          <table:table-cell office:value-type="string">
            <text:p>FR0013268042</text:p>
          </table:table-cell>
          <table:table-cell office:value-type="string">
            <text:p>O2i BSA</text:p>
          </table:table-cell>
        </table:table-row>
        <table:table-row table:style-name="ro4">
          <table:table-cell office:value-type="string">
            <text:p>ANVBS</text:p>
          </table:table-cell>
          <table:table-cell office:value-type="string">
            <text:p>FR0013268091</text:p>
          </table:table-cell>
          <table:table-cell office:value-type="string">
            <text:p>Anevia BS</text:p>
          </table:table-cell>
        </table:table-row>
        <table:table-row table:style-name="ro1">
          <table:table-cell office:value-type="string">
            <text:p>ALMII</text:p>
          </table:table-cell>
          <table:table-cell office:value-type="string">
            <text:p>FR0013270626</text:p>
          </table:table-cell>
          <table:table-cell office:value-type="string">
            <text:p>M2I</text:p>
          </table:table-cell>
        </table:table-row>
        <table:table-row table:style-name="ro4">
          <table:table-cell office:value-type="string">
            <text:p>QGCBT</text:p>
          </table:table-cell>
          <table:table-cell office:value-type="string">
            <text:p>FR0013274545</text:p>
          </table:table-cell>
          <table:table-cell office:value-type="string">
            <text:p>Quangen BSA27JAN20</text:p>
          </table:table-cell>
        </table:table-row>
        <table:table-row table:style-name="ro4">
          <table:table-cell office:value-type="string">
            <text:p>ALARF</text:p>
          </table:table-cell>
          <table:table-cell office:value-type="string">
            <text:p>FR0013284627</text:p>
          </table:table-cell>
          <table:table-cell office:value-type="string">
            <text:p>Adeunis</text:p>
          </table:table-cell>
        </table:table-row>
        <table:table-row table:style-name="ro4">
          <table:table-cell office:value-type="string">
            <text:p>ALTHX</text:p>
          </table:table-cell>
          <table:table-cell office:value-type="string">
            <text:p>FR0013286259</text:p>
          </table:table-cell>
          <table:table-cell office:value-type="string">
            <text:p>Theranexus</text:p>
          </table:table-cell>
        </table:table-row>
        <table:table-row table:style-name="ro4">
          <table:table-cell office:value-type="string">
            <text:p>ALCES</text:p>
          </table:table-cell>
          <table:table-cell office:value-type="string">
            <text:p>FR0013297165</text:p>
          </table:table-cell>
          <table:table-cell office:value-type="string">
            <text:p>Cesar</text:p>
          </table:table-cell>
        </table:table-row>
        <table:table-row table:style-name="ro4">
          <table:table-cell office:value-type="string">
            <text:p>ALORD</text:p>
          </table:table-cell>
          <table:table-cell office:value-type="string">
            <text:p>FR0013318052</text:p>
          </table:table-cell>
          <table:table-cell office:value-type="string">
            <text:p>Ordissimo</text:p>
          </table:table-cell>
        </table:table-row>
        <table:table-row table:style-name="ro4">
          <table:table-cell office:value-type="string">
            <text:p>ALOXA</text:p>
          </table:table-cell>
          <table:table-cell office:value-type="string">
            <text:p>FR0013328184</text:p>
          </table:table-cell>
          <table:table-cell office:value-type="string">
            <text:p>Oxatis</text:p>
          </table:table-cell>
        </table:table-row>
        <table:table-row table:style-name="ro4">
          <table:table-cell office:value-type="string">
            <text:p>ALNN6</text:p>
          </table:table-cell>
          <table:table-cell office:value-type="string">
            <text:p>FR0013330792</text:p>
          </table:table-cell>
          <table:table-cell office:value-type="string">
            <text:p>Enensys Technologies</text:p>
          </table:table-cell>
        </table:table-row>
        <table:table-row table:style-name="ro4">
          <table:table-cell office:value-type="string">
            <text:p>ALDNE</text:p>
          </table:table-cell>
          <table:table-cell office:value-type="string">
            <text:p>FR0013331212</text:p>
          </table:table-cell>
          <table:table-cell office:value-type="string">
            <text:p>Dontnod Entertainment</text:p>
          </table:table-cell>
        </table:table-row>
        <table:table-row table:style-name="ro4">
          <table:table-cell office:value-type="string">
            <text:p>ALTUV</text:p>
          </table:table-cell>
          <table:table-cell office:value-type="string">
            <text:p>FR0013345493</text:p>
          </table:table-cell>
          <table:table-cell office:value-type="string">
            <text:p>Bio UV Group</text:p>
          </table:table-cell>
        </table:table-row>
        <table:table-row table:style-name="ro1">
          <table:table-cell office:value-type="string">
            <text:p>ALS30</text:p>
          </table:table-cell>
          <table:table-cell office:value-type="string">
            <text:p>FR0013379484</text:p>
          </table:table-cell>
          <table:table-cell office:value-type="string">
            <text:p>Solutions 30</text:p>
          </table:table-cell>
        </table:table-row>
        <table:table-row table:style-name="ro4">
          <table:table-cell office:value-type="string">
            <text:p>ALBKK</text:p>
          </table:table-cell>
          <table:table-cell office:value-type="string">
            <text:p>FR0013384369</text:p>
          </table:table-cell>
          <table:table-cell office:value-type="string">
            <text:p>Baikowski</text:p>
          </table:table-cell>
        </table:table-row>
        <table:table-row table:style-name="ro1">
          <table:table-cell office:value-type="string">
            <text:p>ALCUR</text:p>
          </table:table-cell>
          <table:table-cell office:value-type="string">
            <text:p>FR0013398997</text:p>
          </table:table-cell>
          <table:table-cell office:value-type="string">
            <text:p>Arcure</text:p>
          </table:table-cell>
        </table:table-row>
        <table:table-row table:style-name="ro4">
          <table:table-cell office:value-type="string">
            <text:p>ALMAR</text:p>
          </table:table-cell>
          <table:table-cell office:value-type="string">
            <text:p>FR0013400835</text:p>
          </table:table-cell>
          <table:table-cell office:value-type="string">
            <text:p>Mare Nostrum</text:p>
          </table:table-cell>
        </table:table-row>
        <table:table-row table:style-name="ro1">
          <table:table-cell office:value-type="string">
            <text:p>ALDSJ</text:p>
          </table:table-cell>
          <table:table-cell office:value-type="string">
            <text:p>FR0013400983</text:p>
          </table:table-cell>
          <table:table-cell office:value-type="string">
            <text:p>Delta Drone BSA J</text:p>
          </table:table-cell>
        </table:table-row>
        <table:table-row table:style-name="ro1">
          <table:table-cell office:value-type="string">
            <text:p>ALAMG</text:p>
          </table:table-cell>
          <table:table-cell office:value-type="string">
            <text:p>FR0013410370</text:p>
          </table:table-cell>
          <table:table-cell office:value-type="string">
            <text:p>Auplata Mining Gr</text:p>
          </table:table-cell>
        </table:table-row>
        <table:table-row table:style-name="ro1">
          <table:table-cell office:value-type="string">
            <text:p>ALGTR</text:p>
          </table:table-cell>
          <table:table-cell office:value-type="string">
            <text:p>FR0013429404</text:p>
          </table:table-cell>
          <table:table-cell office:value-type="string">
            <text:p>Groupe Tera</text:p>
          </table:table-cell>
        </table:table-row>
        <table:table-row table:style-name="ro1">
          <table:table-cell office:value-type="string">
            <text:p>ALHGR</text:p>
          </table:table-cell>
          <table:table-cell office:value-type="string">
            <text:p>FR0013451044</text:p>
          </table:table-cell>
          <table:table-cell office:value-type="string">
            <text:p>Hoffmann Green Cement Tech.</text:p>
          </table:table-cell>
        </table:table-row>
        <table:table-row table:style-name="ro1">
          <table:table-cell office:value-type="string">
            <text:p>ALAGP</text:p>
          </table:table-cell>
          <table:table-cell office:value-type="string">
            <text:p>FR0013452281</text:p>
          </table:table-cell>
          <table:table-cell office:value-type="string">
            <text:p>Agripower</text:p>
          </table:table-cell>
        </table:table-row>
        <table:table-row table:style-name="ro1">
          <table:table-cell office:value-type="string">
            <text:p>ALMUN</text:p>
          </table:table-cell>
          <table:table-cell office:value-type="string">
            <text:p>FR0013462231</text:p>
          </table:table-cell>
          <table:table-cell office:value-type="string">
            <text:p>Munic</text:p>
          </table:table-cell>
        </table:table-row>
        <table:table-row table:style-name="ro1">
          <table:table-cell office:value-type="string">
            <text:p>ALSAF</text:p>
          </table:table-cell>
          <table:table-cell office:value-type="string">
            <text:p>FR0013467123</text:p>
          </table:table-cell>
          <table:table-cell office:value-type="string">
            <text:p>Safe Orthopaedics</text:p>
          </table:table-cell>
        </table:table-row>
        <table:table-row table:style-name="ro1">
          <table:table-cell office:value-type="string">
            <text:p>ALPAU</text:p>
          </table:table-cell>
          <table:table-cell office:value-type="string">
            <text:p>FR0013479730</text:p>
          </table:table-cell>
          <table:table-cell office:value-type="string">
            <text:p>Paulic Meunerie</text:p>
          </table:table-cell>
        </table:table-row>
        <table:table-row table:style-name="ro1">
          <table:table-cell office:value-type="string">
            <text:p>ALOSP</text:p>
          </table:table-cell>
          <table:table-cell office:value-type="string">
            <text:p>GB00B2R1Q018</text:p>
          </table:table-cell>
          <table:table-cell office:value-type="string">
            <text:p>Ospreyfranck</text:p>
          </table:table-cell>
        </table:table-row>
        <table:table-row table:style-name="ro1">
          <table:table-cell office:value-type="string">
            <text:p>ALMTH</text:p>
          </table:table-cell>
          <table:table-cell office:value-type="string">
            <text:p>IT0004615396</text:p>
          </table:table-cell>
          <table:table-cell office:value-type="string">
            <text:p>Methorios Capital</text:p>
          </table:table-cell>
        </table:table-row>
        <table:table-row table:style-name="ro1">
          <table:table-cell office:value-type="string">
            <text:p>ALMBG</text:p>
          </table:table-cell>
          <table:table-cell office:value-type="string">
            <text:p>IT0005119109</text:p>
          </table:table-cell>
          <table:table-cell office:value-type="string">
            <text:p>Mybest Group</text:p>
          </table:table-cell>
        </table:table-row>
        <table:table-row table:style-name="ro1">
          <table:table-cell office:value-type="string">
            <text:p>ALEAC</text:p>
          </table:table-cell>
          <table:table-cell office:value-type="string">
            <text:p>IT0005351504</text:p>
          </table:table-cell>
          <table:table-cell office:value-type="string">
            <text:p>Ediliziacrobatica</text:p>
          </table:table-cell>
        </table:table-row>
        <table:table-row table:style-name="ro1">
          <table:table-cell office:value-type="string">
            <text:p>ALSEI</text:p>
          </table:table-cell>
          <table:table-cell office:value-type="string">
            <text:p>IT0005353484</text:p>
          </table:table-cell>
          <table:table-cell office:value-type="string">
            <text:p>Seif SPA</text:p>
          </table:table-cell>
        </table:table-row>
        <table:table-row table:style-name="ro1">
          <table:table-cell office:value-type="string">
            <text:p>ALKER</text:p>
          </table:table-cell>
          <table:table-cell office:value-type="string">
            <text:p>IT0005380438</text:p>
          </table:table-cell>
          <table:table-cell office:value-type="string">
            <text:p>Media Maker SPA</text:p>
          </table:table-cell>
        </table:table-row>
        <table:table-row table:style-name="ro1">
          <table:table-cell office:value-type="string">
            <text:p>ALNOX</text:p>
          </table:table-cell>
          <table:table-cell office:value-type="string">
            <text:p>NL0012044762</text:p>
          </table:table-cell>
          <table:table-cell office:value-type="string">
            <text:p>Noxxon</text:p>
          </table:table-cell>
        </table:table-row>
        <table:table-row table:style-name="ro1">
          <table:table-cell office:value-type="string">
            <text:p>ALPER</text:p>
          </table:table-cell>
          <table:table-cell office:value-type="string">
            <text:p>NL0012191662</text:p>
          </table:table-cell>
          <table:table-cell office:value-type="string">
            <text:p>La Perla Fashion Holding</text:p>
          </table:table-cell>
        </table:table-row>
        <table:table-row table:style-name="ro1">
          <table:table-cell office:value-type="string">
            <text:p>8794S</text:p>
          </table:table-cell>
          <table:table-cell office:value-type="string">
            <text:p>LU1247945287</text:p>
          </table:table-cell>
          <table:table-cell office:value-type="string">
            <text:p>Call INTEL - 33,00e 09/2106</text:p>
          </table:table-cell>
        </table:table-row>
        <table:table-row table:style-name="ro1">
          <table:table-cell office:value-type="string">
            <text:p>C575S</text:p>
          </table:table-cell>
          <table:table-cell office:value-type="string">
            <text:p>LU1248638303</text:p>
          </table:table-cell>
          <table:table-cell office:value-type="string">
            <text:p>Call CAC 40 - 4500,00e 12/2020</text:p>
          </table:table-cell>
        </table:table-row>
        <table:table-row table:style-name="ro1">
          <table:table-cell office:value-type="string">
            <text:p>C576S</text:p>
          </table:table-cell>
          <table:table-cell office:value-type="string">
            <text:p>LU1248638485</text:p>
          </table:table-cell>
          <table:table-cell office:value-type="string">
            <text:p>Call CAC 40 - 5000,00e 12/2020</text:p>
          </table:table-cell>
        </table:table-row>
        <table:table-row table:style-name="ro1">
          <table:table-cell office:value-type="string">
            <text:p>C577S</text:p>
          </table:table-cell>
          <table:table-cell office:value-type="string">
            <text:p>LU1248638568</text:p>
          </table:table-cell>
          <table:table-cell office:value-type="string">
            <text:p>Call CAC 40 - 5400,00e 12/2020</text:p>
          </table:table-cell>
        </table:table-row>
        <table:table-row table:style-name="ro1">
          <table:table-cell office:value-type="string">
            <text:p>C578S</text:p>
          </table:table-cell>
          <table:table-cell office:value-type="string">
            <text:p>LU1248638642</text:p>
          </table:table-cell>
          <table:table-cell office:value-type="string">
            <text:p>Call CAC 40 - 5800,00e 12/2020</text:p>
          </table:table-cell>
        </table:table-row>
        <table:table-row table:style-name="ro1">
          <table:table-cell office:value-type="string">
            <text:p>C580S</text:p>
          </table:table-cell>
          <table:table-cell office:value-type="string">
            <text:p>LU1248638998</text:p>
          </table:table-cell>
          <table:table-cell office:value-type="string">
            <text:p>Call CAC 40 - 6500,00e 12/2020</text:p>
          </table:table-cell>
        </table:table-row>
        <table:table-row table:style-name="ro1">
          <table:table-cell office:value-type="string">
            <text:p>C581S</text:p>
          </table:table-cell>
          <table:table-cell office:value-type="string">
            <text:p>LU1248639020</text:p>
          </table:table-cell>
          <table:table-cell office:value-type="string">
            <text:p>Put CAC 40 - 3000,00e 12/2020</text:p>
          </table:table-cell>
        </table:table-row>
        <table:table-row table:style-name="ro1">
          <table:table-cell office:value-type="string">
            <text:p>C582S</text:p>
          </table:table-cell>
          <table:table-cell office:value-type="string">
            <text:p>LU1248639293</text:p>
          </table:table-cell>
          <table:table-cell office:value-type="string">
            <text:p>Put CAC 40 - 3500,00e 12/2020</text:p>
          </table:table-cell>
        </table:table-row>
        <table:table-row table:style-name="ro1">
          <table:table-cell office:value-type="string">
            <text:p>C583S</text:p>
          </table:table-cell>
          <table:table-cell office:value-type="string">
            <text:p>LU1248639376</text:p>
          </table:table-cell>
          <table:table-cell office:value-type="string">
            <text:p>Put CAC 40 - 4000,00e 12/2020</text:p>
          </table:table-cell>
        </table:table-row>
        <table:table-row table:style-name="ro1">
          <table:table-cell office:value-type="string">
            <text:p>C585S</text:p>
          </table:table-cell>
          <table:table-cell office:value-type="string">
            <text:p>LU1248639533</text:p>
          </table:table-cell>
          <table:table-cell office:value-type="string">
            <text:p>Put CAC 40 - 5000,00e 12/2020</text:p>
          </table:table-cell>
        </table:table-row>
        <table:table-row table:style-name="ro1">
          <table:table-cell office:value-type="string">
            <text:p>5334S</text:p>
          </table:table-cell>
          <table:table-cell office:value-type="string">
            <text:p>LU1251353311</text:p>
          </table:table-cell>
          <table:table-cell office:value-type="string">
            <text:p>Call CAC 40 - 3500,00e 12/2020</text:p>
          </table:table-cell>
        </table:table-row>
        <table:table-row table:style-name="ro1">
          <table:table-cell office:value-type="string">
            <text:p>MLGES</text:p>
          </table:table-cell>
          <table:table-cell office:value-type="string">
            <text:p>BE0948833760</text:p>
          </table:table-cell>
          <table:table-cell office:value-type="string">
            <text:p>Green Energy 4 Seasons</text:p>
          </table:table-cell>
        </table:table-row>
        <table:table-row table:style-name="ro1">
          <table:table-cell office:value-type="string">
            <text:p>MLMIB</text:p>
          </table:table-cell>
          <table:table-cell office:value-type="string">
            <text:p>BE0974328602</text:p>
          </table:table-cell>
          <table:table-cell office:value-type="string">
            <text:p>Metrics in Balance</text:p>
          </table:table-cell>
        </table:table-row>
        <table:table-row table:style-name="ro1">
          <table:table-cell office:value-type="string">
            <text:p>MLV4S</text:p>
          </table:table-cell>
          <table:table-cell office:value-type="string">
            <text:p>BE6201089735</text:p>
          </table:table-cell>
          <table:table-cell office:value-type="string">
            <text:p>LV4S</text:p>
          </table:table-cell>
        </table:table-row>
        <table:table-row table:style-name="ro1">
          <table:table-cell office:value-type="string">
            <text:p>MLMFI</text:p>
          </table:table-cell>
          <table:table-cell office:value-type="string">
            <text:p>BE6252013725</text:p>
          </table:table-cell>
          <table:table-cell office:value-type="string">
            <text:p>Condor Technolog</text:p>
          </table:table-cell>
        </table:table-row>
        <table:table-row table:style-name="ro1">
          <table:table-cell office:value-type="string">
            <text:p>MLSKL</text:p>
          </table:table-cell>
          <table:table-cell office:value-type="string">
            <text:p>CA38055V2049</text:p>
          </table:table-cell>
          <table:table-cell office:value-type="string">
            <text:p>Skill Gaming Inc.</text:p>
          </table:table-cell>
        </table:table-row>
        <table:table-row table:style-name="ro1">
          <table:table-cell office:value-type="string">
            <text:p>MLABC</text:p>
          </table:table-cell>
          <table:table-cell office:value-type="string">
            <text:p>CH0044947239</text:p>
          </table:table-cell>
          <table:table-cell office:value-type="string">
            <text:p>ABC Orthodontics</text:p>
          </table:table-cell>
        </table:table-row>
        <table:table-row table:style-name="ro1">
          <table:table-cell office:value-type="string">
            <text:p>MLFIR</text:p>
          </table:table-cell>
          <table:table-cell office:value-type="string">
            <text:p>CH0120879058</text:p>
          </table:table-cell>
          <table:table-cell office:value-type="string">
            <text:p>Firstcaution</text:p>
          </table:table-cell>
        </table:table-row>
        <table:table-row table:style-name="ro1">
          <table:table-cell office:value-type="string">
            <text:p>MLSHD</text:p>
          </table:table-cell>
          <table:table-cell office:value-type="string">
            <text:p>CH0220529603</text:p>
          </table:table-cell>
          <table:table-cell office:value-type="string">
            <text:p>Scandinavian House Development</text:p>
          </table:table-cell>
        </table:table-row>
        <table:table-row table:style-name="ro1">
          <table:table-cell office:value-type="string">
            <text:p>MLMLT</text:p>
          </table:table-cell>
          <table:table-cell office:value-type="string">
            <text:p>CH0221173120</text:p>
          </table:table-cell>
          <table:table-cell office:value-type="string">
            <text:p>Ml Trading AG</text:p>
          </table:table-cell>
        </table:table-row>
        <table:table-row table:style-name="ro1">
          <table:table-cell office:value-type="string">
            <text:p>MLOVE</text:p>
          </table:table-cell>
          <table:table-cell office:value-type="string">
            <text:p>CH0299791381</text:p>
          </table:table-cell>
          <table:table-cell office:value-type="string">
            <text:p>4Service Cloud Tech AG</text:p>
          </table:table-cell>
        </table:table-row>
        <table:table-row table:style-name="ro1">
          <table:table-cell office:value-type="string">
            <text:p>MLBAM</text:p>
          </table:table-cell>
          <table:table-cell office:value-type="string">
            <text:p>CH0309050059</text:p>
          </table:table-cell>
          <table:table-cell office:value-type="string">
            <text:p>Wee.com AG</text:p>
          </table:table-cell>
        </table:table-row>
        <table:table-row table:style-name="ro1">
          <table:table-cell office:value-type="string">
            <text:p>MLGML</text:p>
          </table:table-cell>
          <table:table-cell office:value-type="string">
            <text:p>CH0342399851</text:p>
          </table:table-cell>
          <table:table-cell office:value-type="string">
            <text:p>Gour Medical</text:p>
          </table:table-cell>
        </table:table-row>
        <table:table-row table:style-name="ro1">
          <table:table-cell office:value-type="string">
            <text:p>MLPRO</text:p>
          </table:table-cell>
          <table:table-cell office:value-type="string">
            <text:p>DE000A0JCXG4</text:p>
          </table:table-cell>
          <table:table-cell office:value-type="string">
            <text:p>Protektus AG</text:p>
          </table:table-cell>
        </table:table-row>
        <table:table-row table:style-name="ro1">
          <table:table-cell office:value-type="string">
            <text:p>MLWRC</text:p>
          </table:table-cell>
          <table:table-cell office:value-type="string">
            <text:p>ES0105399002</text:p>
          </table:table-cell>
          <table:table-cell office:value-type="string">
            <text:p>Whiteni R Cajal Socimi</text:p>
          </table:table-cell>
        </table:table-row>
        <table:table-row table:style-name="ro1">
          <table:table-cell office:value-type="string">
            <text:p>MLMAQ</text:p>
          </table:table-cell>
          <table:table-cell office:value-type="string">
            <text:p>ES0105447009</text:p>
          </table:table-cell>
          <table:table-cell office:value-type="string">
            <text:p>Maq Admon. Urbanas</text:p>
          </table:table-cell>
        </table:table-row>
        <table:table-row table:style-name="ro1">
          <table:table-cell office:value-type="string">
            <text:p>MLPLC</text:p>
          </table:table-cell>
          <table:table-cell office:value-type="string">
            <text:p>FR0000030769</text:p>
          </table:table-cell>
          <table:table-cell office:value-type="string">
            <text:p>Placoplatre</text:p>
          </table:table-cell>
        </table:table-row>
        <table:table-row table:style-name="ro1">
          <table:table-cell office:value-type="string">
            <text:p>MLTRO</text:p>
          </table:table-cell>
          <table:table-cell office:value-type="string">
            <text:p>FR0000031106</text:p>
          </table:table-cell>
          <table:table-cell office:value-type="string">
            <text:p>Troc Ile</text:p>
          </table:table-cell>
        </table:table-row>
        <table:table-row table:style-name="ro1">
          <table:table-cell office:value-type="string">
            <text:p>MLTRA</text:p>
          </table:table-cell>
          <table:table-cell office:value-type="string">
            <text:p>FR0000031866</text:p>
          </table:table-cell>
          <table:table-cell office:value-type="string">
            <text:p>Tramways de Rouen</text:p>
          </table:table-cell>
        </table:table-row>
        <table:table-row table:style-name="ro1">
          <table:table-cell office:value-type="string">
            <text:p>MLTEA</text:p>
          </table:table-cell>
          <table:table-cell office:value-type="string">
            <text:p>FR0000033466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MLLEM</text:p>
          </table:table-cell>
          <table:table-cell office:value-type="string">
            <text:p>FR0000034779</text:p>
          </table:table-cell>
          <table:table-cell office:value-type="string">
            <text:p>Lecteurs Monde</text:p>
          </table:table-cell>
        </table:table-row>
        <table:table-row table:style-name="ro1">
          <table:table-cell office:value-type="string">
            <text:p>MLROU</text:p>
          </table:table-cell>
          <table:table-cell office:value-type="string">
            <text:p>FR0000035750</text:p>
          </table:table-cell>
          <table:table-cell office:value-type="string">
            <text:p>Rousselet Centrif.</text:p>
          </table:table-cell>
        </table:table-row>
        <table:table-row table:style-name="ro1">
          <table:table-cell office:value-type="string">
            <text:p>MLCFD</text:p>
          </table:table-cell>
          <table:table-cell office:value-type="string">
            <text:p>FR0000037871</text:p>
          </table:table-cell>
          <table:table-cell office:value-type="string">
            <text:p>Ch.Fer Departement</text:p>
          </table:table-cell>
        </table:table-row>
        <table:table-row table:style-name="ro1">
          <table:table-cell office:value-type="string">
            <text:p>MLEVE</text:p>
          </table:table-cell>
          <table:table-cell office:value-type="string">
            <text:p>FR0000044745</text:p>
          </table:table-cell>
          <table:table-cell office:value-type="string">
            <text:p>Everset</text:p>
          </table:table-cell>
        </table:table-row>
        <table:table-row table:style-name="ro1">
          <table:table-cell office:value-type="string">
            <text:p>MLCVG</text:p>
          </table:table-cell>
          <table:table-cell office:value-type="string">
            <text:p>FR0000051567</text:p>
          </table:table-cell>
          <table:table-cell office:value-type="string">
            <text:p>Ch.Fer Var Gard N.</text:p>
          </table:table-cell>
        </table:table-row>
        <table:table-row table:style-name="ro1">
          <table:table-cell office:value-type="string">
            <text:p>MLEDS</text:p>
          </table:table-cell>
          <table:table-cell office:value-type="string">
            <text:p>FR0000052755</text:p>
          </table:table-cell>
          <table:table-cell office:value-type="string">
            <text:p>Editions Du Signe</text:p>
          </table:table-cell>
        </table:table-row>
        <table:table-row table:style-name="ro1">
          <table:table-cell office:value-type="string">
            <text:p>MLDYN</text:p>
          </table:table-cell>
          <table:table-cell office:value-type="string">
            <text:p>FR0000052920</text:p>
          </table:table-cell>
          <table:table-cell office:value-type="string">
            <text:p>Dynafond</text:p>
          </table:table-cell>
        </table:table-row>
        <table:table-row table:style-name="ro1">
          <table:table-cell office:value-type="string">
            <text:p>MLGAI</text:p>
          </table:table-cell>
          <table:table-cell office:value-type="string">
            <text:p>FR0000053415</text:p>
          </table:table-cell>
          <table:table-cell office:value-type="string">
            <text:p>G.A.I.</text:p>
          </table:table-cell>
        </table:table-row>
        <table:table-row table:style-name="ro1">
          <table:table-cell office:value-type="string">
            <text:p>MLHOT</text:p>
          </table:table-cell>
          <table:table-cell office:value-type="string">
            <text:p>FR0000053738</text:p>
          </table:table-cell>
          <table:table-cell office:value-type="string">
            <text:p>Hotelim</text:p>
          </table:table-cell>
        </table:table-row>
        <table:table-row table:style-name="ro1">
          <table:table-cell office:value-type="string">
            <text:p>MLCTA</text:p>
          </table:table-cell>
          <table:table-cell office:value-type="string">
            <text:p>FR0000054066</text:p>
          </table:table-cell>
          <table:table-cell office:value-type="string">
            <text:p>Cta Holding</text:p>
          </table:table-cell>
        </table:table-row>
        <table:table-row table:style-name="ro1">
          <table:table-cell office:value-type="string">
            <text:p>MLSRP</text:p>
          </table:table-cell>
          <table:table-cell office:value-type="string">
            <text:p>FR0000054371</text:p>
          </table:table-cell>
          <table:table-cell office:value-type="string">
            <text:p>Speed Rabbit Pizza</text:p>
          </table:table-cell>
        </table:table-row>
        <table:table-row table:style-name="ro1">
          <table:table-cell office:value-type="string">
            <text:p>MLPGO</text:p>
          </table:table-cell>
          <table:table-cell office:value-type="string">
            <text:p>FR0000057895</text:p>
          </table:table-cell>
          <table:table-cell office:value-type="string">
            <text:p>PGO Automobiles</text:p>
          </table:table-cell>
        </table:table-row>
        <table:table-row table:style-name="ro1">
          <table:table-cell office:value-type="string">
            <text:p>MLGEO</text:p>
          </table:table-cell>
          <table:table-cell office:value-type="string">
            <text:p>FR0000057945</text:p>
          </table:table-cell>
          <table:table-cell office:value-type="string">
            <text:p>Georex Prov.Regpt</text:p>
          </table:table-cell>
        </table:table-row>
        <table:table-row table:style-name="ro1">
          <table:table-cell office:value-type="string">
            <text:p>MLCMB</text:p>
          </table:table-cell>
          <table:table-cell office:value-type="string">
            <text:p>FR0000060428</text:p>
          </table:table-cell>
          <table:table-cell office:value-type="string">
            <text:p>Cie Du Mont Blanc</text:p>
          </table:table-cell>
        </table:table-row>
        <table:table-row table:style-name="ro1">
          <table:table-cell office:value-type="string">
            <text:p>MLMAB</text:p>
          </table:table-cell>
          <table:table-cell office:value-type="string">
            <text:p>FR0000061657</text:p>
          </table:table-cell>
          <table:table-cell office:value-type="string">
            <text:p>Mais.Antoine Baud</text:p>
          </table:table-cell>
        </table:table-row>
        <table:table-row table:style-name="ro1">
          <table:table-cell office:value-type="string">
            <text:p>MLSTR</text:p>
          </table:table-cell>
          <table:table-cell office:value-type="string">
            <text:p>FR0000063976</text:p>
          </table:table-cell>
          <table:table-cell office:value-type="string">
            <text:p>Streit Industries</text:p>
          </table:table-cell>
        </table:table-row>
        <table:table-row table:style-name="ro1">
          <table:table-cell office:value-type="string">
            <text:p>MLPOL</text:p>
          </table:table-cell>
          <table:table-cell office:value-type="string">
            <text:p>FR0000064644</text:p>
          </table:table-cell>
          <table:table-cell office:value-type="string">
            <text:p>Pol Roger</text:p>
          </table:table-cell>
        </table:table-row>
        <table:table-row table:style-name="ro1">
          <table:table-cell office:value-type="string">
            <text:p>MLIMP</text:p>
          </table:table-cell>
          <table:table-cell office:value-type="string">
            <text:p>FR0000065773</text:p>
          </table:table-cell>
          <table:table-cell office:value-type="string">
            <text:p>Imprimerie Chirat</text:p>
          </table:table-cell>
        </table:table-row>
        <table:table-row table:style-name="ro1">
          <table:table-cell office:value-type="string">
            <text:p>MLSIC</text:p>
          </table:table-cell>
          <table:table-cell office:value-type="string">
            <text:p>FR0000066797</text:p>
          </table:table-cell>
          <table:table-cell office:value-type="string">
            <text:p>Financiere Sicomax</text:p>
          </table:table-cell>
        </table:table-row>
        <table:table-row table:style-name="ro1">
          <table:table-cell office:value-type="string">
            <text:p>MLSEC</text:p>
          </table:table-cell>
          <table:table-cell office:value-type="string">
            <text:p>FR0000071755</text:p>
          </table:table-cell>
          <table:table-cell office:value-type="string">
            <text:p>Securinfor</text:p>
          </table:table-cell>
        </table:table-row>
        <table:table-row table:style-name="ro1">
          <table:table-cell office:value-type="string">
            <text:p>MLTRC</text:p>
          </table:table-cell>
          <table:table-cell office:value-type="string">
            <text:p>FR0000076481</text:p>
          </table:table-cell>
          <table:table-cell office:value-type="string">
            <text:p>Trois Chenes</text:p>
          </table:table-cell>
        </table:table-row>
        <table:table-row table:style-name="ro1">
          <table:table-cell office:value-type="string">
            <text:p>MLGRC</text:p>
          </table:table-cell>
          <table:table-cell office:value-type="string">
            <text:p>FR0000076960</text:p>
          </table:table-cell>
          <table:table-cell office:value-type="string">
            <text:p>Carnivor (Groupe)</text:p>
          </table:table-cell>
        </table:table-row>
        <table:table-row table:style-name="ro1">
          <table:table-cell office:value-type="string">
            <text:p>MLGRD</text:p>
          </table:table-cell>
          <table:table-cell office:value-type="string">
            <text:p>FR0000077232</text:p>
          </table:table-cell>
          <table:table-cell office:value-type="string">
            <text:p>Galloo Ile-de-France</text:p>
          </table:table-cell>
        </table:table-row>
        <table:table-row table:style-name="ro1">
          <table:table-cell office:value-type="string">
            <text:p>MLCNT</text:p>
          </table:table-cell>
          <table:table-cell office:value-type="string">
            <text:p>FR0000077828</text:p>
          </table:table-cell>
          <table:table-cell office:value-type="string">
            <text:p>Consort Nt</text:p>
          </table:table-cell>
        </table:table-row>
        <table:table-row table:style-name="ro1">
          <table:table-cell office:value-type="string">
            <text:p>MLDAM</text:p>
          </table:table-cell>
          <table:table-cell office:value-type="string">
            <text:p>FR0000077885</text:p>
          </table:table-cell>
          <table:table-cell office:value-type="string">
            <text:p>Damaris</text:p>
          </table:table-cell>
        </table:table-row>
        <table:table-row table:style-name="ro1">
          <table:table-cell office:value-type="string">
            <text:p>MLPAC</text:p>
          </table:table-cell>
          <table:table-cell office:value-type="string">
            <text:p>FR0000077992</text:p>
          </table:table-cell>
          <table:table-cell office:value-type="string">
            <text:p>Pacte Novation</text:p>
          </table:table-cell>
        </table:table-row>
        <table:table-row table:style-name="ro1">
          <table:table-cell office:value-type="string">
            <text:p>MLCHP</text:p>
          </table:table-cell>
          <table:table-cell office:value-type="string">
            <text:p>FR0000079477</text:p>
          </table:table-cell>
          <table:table-cell office:value-type="string">
            <text:p>Christian Potier</text:p>
          </table:table-cell>
        </table:table-row>
        <table:table-row table:style-name="ro1">
          <table:table-cell office:value-type="string">
            <text:p>MLIDS</text:p>
          </table:table-cell>
          <table:table-cell office:value-type="string">
            <text:p>FR0000079691</text:p>
          </table:table-cell>
          <table:table-cell office:value-type="string">
            <text:p>Ids</text:p>
          </table:table-cell>
        </table:table-row>
        <table:table-row table:style-name="ro1">
          <table:table-cell office:value-type="string">
            <text:p>MLDIG</text:p>
          </table:table-cell>
          <table:table-cell office:value-type="string">
            <text:p>FR0000079824</text:p>
          </table:table-cell>
          <table:table-cell office:value-type="string">
            <text:p>Digitech</text:p>
          </table:table-cell>
        </table:table-row>
        <table:table-row table:style-name="ro1">
          <table:table-cell office:value-type="string">
            <text:p>MLWTT</text:p>
          </table:table-cell>
          <table:table-cell office:value-type="string">
            <text:p>FR0000184822</text:p>
          </table:table-cell>
          <table:table-cell office:value-type="string">
            <text:p>WT</text:p>
          </table:table-cell>
        </table:table-row>
        <table:table-row table:style-name="ro1">
          <table:table-cell office:value-type="string">
            <text:p>MLNOV</text:p>
          </table:table-cell>
          <table:table-cell office:value-type="string">
            <text:p>FR0000185464</text:p>
          </table:table-cell>
          <table:table-cell office:value-type="string">
            <text:p>Novatech Ind.</text:p>
          </table:table-cell>
        </table:table-row>
        <table:table-row table:style-name="ro1">
          <table:table-cell office:value-type="string">
            <text:p>MLPHW</text:p>
          </table:table-cell>
          <table:table-cell office:value-type="string">
            <text:p>FR0000185480</text:p>
          </table:table-cell>
          <table:table-cell office:value-type="string">
            <text:p>Phone Web</text:p>
          </table:table-cell>
        </table:table-row>
        <table:table-row table:style-name="ro1">
          <table:table-cell office:value-type="string">
            <text:p>MLPFX</text:p>
          </table:table-cell>
          <table:table-cell office:value-type="string">
            <text:p>FR0000185928</text:p>
          </table:table-cell>
          <table:table-cell office:value-type="string">
            <text:p>Parfex</text:p>
          </table:table-cell>
        </table:table-row>
        <table:table-row table:style-name="ro1">
          <table:table-cell office:value-type="string">
            <text:p>MLSIM</text:p>
          </table:table-cell>
          <table:table-cell office:value-type="string">
            <text:p>FR0004038818</text:p>
          </table:table-cell>
          <table:table-cell office:value-type="string">
            <text:p>Simo International</text:p>
          </table:table-cell>
        </table:table-row>
        <table:table-row table:style-name="ro1">
          <table:table-cell office:value-type="string">
            <text:p>MLKRI</text:p>
          </table:table-cell>
          <table:table-cell office:value-type="string">
            <text:p>FR0004152700</text:p>
          </table:table-cell>
          <table:table-cell office:value-type="string">
            <text:p>Krief Group</text:p>
          </table:table-cell>
        </table:table-row>
        <table:table-row table:style-name="ro1">
          <table:table-cell office:value-type="string">
            <text:p>MLLOI</text:p>
          </table:table-cell>
          <table:table-cell office:value-type="string">
            <text:p>FR0004155208</text:p>
          </table:table-cell>
          <table:table-cell office:value-type="string">
            <text:p>Locasystem Intl</text:p>
          </table:table-cell>
        </table:table-row>
        <table:table-row table:style-name="ro1">
          <table:table-cell office:value-type="string">
            <text:p>MLNEO</text:p>
          </table:table-cell>
          <table:table-cell office:value-type="string">
            <text:p>FR0004157543</text:p>
          </table:table-cell>
          <table:table-cell office:value-type="string">
            <text:p>Neocom Multimedia</text:p>
          </table:table-cell>
        </table:table-row>
        <table:table-row table:style-name="ro1">
          <table:table-cell office:value-type="string">
            <text:p>MLONL</text:p>
          </table:table-cell>
          <table:table-cell office:value-type="string">
            <text:p>FR0004174712</text:p>
          </table:table-cell>
          <table:table-cell office:value-type="string">
            <text:p>Onlineformapro</text:p>
          </table:table-cell>
        </table:table-row>
        <table:table-row table:style-name="ro1">
          <table:table-cell office:value-type="string">
            <text:p>MLSBT</text:p>
          </table:table-cell>
          <table:table-cell office:value-type="string">
            <text:p>FR0004175222</text:p>
          </table:table-cell>
          <table:table-cell office:value-type="string">
            <text:p>Sbt</text:p>
          </table:table-cell>
        </table:table-row>
        <table:table-row table:style-name="ro1">
          <table:table-cell office:value-type="string">
            <text:p>MLDTB</text:p>
          </table:table-cell>
          <table:table-cell office:value-type="string">
            <text:p>FR0004177939</text:p>
          </table:table-cell>
          <table:table-cell office:value-type="string">
            <text:p>Datbim</text:p>
          </table:table-cell>
        </table:table-row>
        <table:table-row table:style-name="ro1">
          <table:table-cell office:value-type="string">
            <text:p>MLCOL</text:p>
          </table:table-cell>
          <table:table-cell office:value-type="string">
            <text:p>FR0004185023</text:p>
          </table:table-cell>
          <table:table-cell office:value-type="string">
            <text:p>Collectors</text:p>
          </table:table-cell>
        </table:table-row>
        <table:table-row table:style-name="ro1">
          <table:table-cell office:value-type="string">
            <text:p>MLFRC</text:p>
          </table:table-cell>
          <table:table-cell office:value-type="string">
            <text:p>FR0004260479</text:p>
          </table:table-cell>
          <table:table-cell office:value-type="string">
            <text:p>France Chauffage</text:p>
          </table:table-cell>
        </table:table-row>
        <table:table-row table:style-name="ro1">
          <table:table-cell office:value-type="string">
            <text:p>MLCOU</text:p>
          </table:table-cell>
          <table:table-cell office:value-type="string">
            <text:p>FR0004998318</text:p>
          </table:table-cell>
          <table:table-cell office:value-type="string">
            <text:p>Courbet</text:p>
          </table:table-cell>
        </table:table-row>
        <table:table-row table:style-name="ro1">
          <table:table-cell office:value-type="string">
            <text:p>MLARD</text:p>
          </table:table-cell>
          <table:table-cell office:value-type="string">
            <text:p>FR0005057635</text:p>
          </table:table-cell>
          <table:table-cell office:value-type="string">
            <text:p>Ardoin St Amand A</text:p>
          </table:table-cell>
        </table:table-row>
        <table:table-row table:style-name="ro1">
          <table:table-cell office:value-type="string">
            <text:p>MLEAU</text:p>
          </table:table-cell>
          <table:table-cell office:value-type="string">
            <text:p>FR0005142999</text:p>
          </table:table-cell>
          <table:table-cell office:value-type="string">
            <text:p>Eaux De Douai</text:p>
          </table:table-cell>
        </table:table-row>
        <table:table-row table:style-name="ro1">
          <table:table-cell office:value-type="string">
            <text:p>MLEST</text:p>
          </table:table-cell>
          <table:table-cell office:value-type="string">
            <text:p>FR0005310463</text:p>
          </table:table-cell>
          <table:table-cell office:value-type="string">
            <text:p>Est Republicain</text:p>
          </table:table-cell>
        </table:table-row>
        <table:table-row table:style-name="ro1">
          <table:table-cell office:value-type="string">
            <text:p>MLUMH</text:p>
          </table:table-cell>
          <table:table-cell office:value-type="string">
            <text:p>FR0005783503</text:p>
          </table:table-cell>
          <table:table-cell office:value-type="string">
            <text:p>Uni.Metalg.Ht-Sei.</text:p>
          </table:table-cell>
        </table:table-row>
        <table:table-row table:style-name="ro1">
          <table:table-cell office:value-type="string">
            <text:p>MLHYE</text:p>
          </table:table-cell>
          <table:table-cell office:value-type="string">
            <text:p>FR0005843125</text:p>
          </table:table-cell>
          <table:table-cell office:value-type="string">
            <text:p>Hydro-Exploit.</text:p>
          </table:table-cell>
        </table:table-row>
        <table:table-row table:style-name="ro1">
          <table:table-cell office:value-type="string">
            <text:p>MLVER</text:p>
          </table:table-cell>
          <table:table-cell office:value-type="string">
            <text:p>FR0006174496</text:p>
          </table:table-cell>
          <table:table-cell office:value-type="string">
            <text:p>Verney Carron</text:p>
          </table:table-cell>
        </table:table-row>
        <table:table-row table:style-name="ro1">
          <table:table-cell office:value-type="string">
            <text:p>MLCAC</text:p>
          </table:table-cell>
          <table:table-cell office:value-type="string">
            <text:p>FR0006205019</text:p>
          </table:table-cell>
          <table:table-cell office:value-type="string">
            <text:p>Lombard et Medot</text:p>
          </table:table-cell>
        </table:table-row>
        <table:table-row table:style-name="ro1">
          <table:table-cell office:value-type="string">
            <text:p>MLHMC</text:p>
          </table:table-cell>
          <table:table-cell office:value-type="string">
            <text:p>FR0006226791</text:p>
          </table:table-cell>
          <table:table-cell office:value-type="string">
            <text:p>Hot.Majestic Canne</text:p>
          </table:table-cell>
        </table:table-row>
        <table:table-row table:style-name="ro1">
          <table:table-cell office:value-type="string">
            <text:p>MLFMM</text:p>
          </table:table-cell>
          <table:table-cell office:value-type="string">
            <text:p>FR0006321998</text:p>
          </table:table-cell>
          <table:table-cell office:value-type="string">
            <text:p>Martin Maurel(fin)</text:p>
          </table:table-cell>
        </table:table-row>
        <table:table-row table:style-name="ro1">
          <table:table-cell office:value-type="string">
            <text:p>MLHIN</text:p>
          </table:table-cell>
          <table:table-cell office:value-type="string">
            <text:p>FR0006563904</text:p>
          </table:table-cell>
          <table:table-cell office:value-type="string">
            <text:p>Hotl.Immob.Nice</text:p>
          </table:table-cell>
        </table:table-row>
        <table:table-row table:style-name="ro1">
          <table:table-cell office:value-type="string">
            <text:p>MLHOP</text:p>
          </table:table-cell>
          <table:table-cell office:value-type="string">
            <text:p>FR0006823092</text:p>
          </table:table-cell>
          <table:table-cell office:value-type="string">
            <text:p>Part.Indles Mini.</text:p>
          </table:table-cell>
        </table:table-row>
        <table:table-row table:style-name="ro1">
          <table:table-cell office:value-type="string">
            <text:p>MLIPP</text:p>
          </table:table-cell>
          <table:table-cell office:value-type="string">
            <text:p>FR0006859039</text:p>
          </table:table-cell>
          <table:table-cell office:value-type="string">
            <text:p>Imm.Paris.Perle</text:p>
          </table:table-cell>
        </table:table-row>
        <table:table-row table:style-name="ro1">
          <table:table-cell office:value-type="string">
            <text:p>MLEDR</text:p>
          </table:table-cell>
          <table:table-cell office:value-type="string">
            <text:p>FR0007200100</text:p>
          </table:table-cell>
          <table:table-cell office:value-type="string">
            <text:p>Eaux De Royan</text:p>
          </table:table-cell>
        </table:table-row>
        <table:table-row table:style-name="ro1">
          <table:table-cell office:value-type="string">
            <text:p>MLTDS</text:p>
          </table:table-cell>
          <table:table-cell office:value-type="string">
            <text:p>FR0007261425</text:p>
          </table:table-cell>
          <table:table-cell office:value-type="string">
            <text:p>Thermes De Saujon</text:p>
          </table:table-cell>
        </table:table-row>
        <table:table-row table:style-name="ro1">
          <table:table-cell office:value-type="string">
            <text:p>MLVIS</text:p>
          </table:table-cell>
          <table:table-cell office:value-type="string">
            <text:p>FR0010033480</text:p>
          </table:table-cell>
          <table:table-cell office:value-type="string">
            <text:p>Visio Nerf</text:p>
          </table:table-cell>
        </table:table-row>
        <table:table-row table:style-name="ro1">
          <table:table-cell office:value-type="string">
            <text:p>MLCOR</text:p>
          </table:table-cell>
          <table:table-cell office:value-type="string">
            <text:p>FR0010035816</text:p>
          </table:table-cell>
          <table:table-cell office:value-type="string">
            <text:p>Corep Lighting</text:p>
          </table:table-cell>
        </table:table-row>
        <table:table-row table:style-name="ro1">
          <table:table-cell office:value-type="string">
            <text:p>MLRAM</text:p>
          </table:table-cell>
          <table:table-cell office:value-type="string">
            <text:p>FR0010038570</text:p>
          </table:table-cell>
          <table:table-cell office:value-type="string">
            <text:p>Raphael Michel S A</text:p>
          </table:table-cell>
        </table:table-row>
        <table:table-row table:style-name="ro1">
          <table:table-cell office:value-type="string">
            <text:p>MLATV</text:p>
          </table:table-cell>
          <table:table-cell office:value-type="string">
            <text:p>FR0010050773</text:p>
          </table:table-cell>
          <table:table-cell office:value-type="string">
            <text:p>A Toute Vitesse</text:p>
          </table:table-cell>
        </table:table-row>
        <table:table-row table:style-name="ro1">
          <table:table-cell office:value-type="string">
            <text:p>MLFER</text:p>
          </table:table-cell>
          <table:table-cell office:value-type="string">
            <text:p>FR0010071530</text:p>
          </table:table-cell>
          <table:table-cell office:value-type="string">
            <text:p>Ferco Dev.</text:p>
          </table:table-cell>
        </table:table-row>
        <table:table-row table:style-name="ro1">
          <table:table-cell office:value-type="string">
            <text:p>MLIML</text:p>
          </table:table-cell>
          <table:table-cell office:value-type="string">
            <text:p>FR0010086371</text:p>
          </table:table-cell>
          <table:table-cell office:value-type="string">
            <text:p>Imalliance</text:p>
          </table:table-cell>
        </table:table-row>
        <table:table-row table:style-name="ro1">
          <table:table-cell office:value-type="string">
            <text:p>MLONE</text:p>
          </table:table-cell>
          <table:table-cell office:value-type="string">
            <text:p>FR0010106039</text:p>
          </table:table-cell>
          <table:table-cell office:value-type="string">
            <text:p>Body One</text:p>
          </table:table-cell>
        </table:table-row>
        <table:table-row table:style-name="ro1">
          <table:table-cell office:value-type="string">
            <text:p>MLGLO</text:p>
          </table:table-cell>
          <table:table-cell office:value-type="string">
            <text:p>FR0010108688</text:p>
          </table:table-cell>
          <table:table-cell office:value-type="string">
            <text:p>Global Interface</text:p>
          </table:table-cell>
        </table:table-row>
        <table:table-row table:style-name="ro1">
          <table:table-cell office:value-type="string">
            <text:p>MLERO</text:p>
          </table:table-cell>
          <table:table-cell office:value-type="string">
            <text:p>FR0010157115</text:p>
          </table:table-cell>
          <table:table-cell office:value-type="string">
            <text:p>Euroland Corporate</text:p>
          </table:table-cell>
        </table:table-row>
        <table:table-row table:style-name="ro1">
          <table:table-cell office:value-type="string">
            <text:p>MLOLM</text:p>
          </table:table-cell>
          <table:table-cell office:value-type="string">
            <text:p>FR0010176115</text:p>
          </table:table-cell>
          <table:table-cell office:value-type="string">
            <text:p>Olmix</text:p>
          </table:table-cell>
        </table:table-row>
        <table:table-row table:style-name="ro1">
          <table:table-cell office:value-type="string">
            <text:p>MLHPE</text:p>
          </table:table-cell>
          <table:table-cell office:value-type="string">
            <text:p>FR0010312181</text:p>
          </table:table-cell>
          <table:table-cell office:value-type="string">
            <text:p>Hopening</text:p>
          </table:table-cell>
        </table:table-row>
        <table:table-row table:style-name="ro1">
          <table:table-cell office:value-type="string">
            <text:p>MLMAD</text:p>
          </table:table-cell>
          <table:table-cell office:value-type="string">
            <text:p>FR0010328302</text:p>
          </table:table-cell>
          <table:table-cell office:value-type="string">
            <text:p>Made</text:p>
          </table:table-cell>
        </table:table-row>
        <table:table-row table:style-name="ro1">
          <table:table-cell office:value-type="string">
            <text:p>MLNEI</text:p>
          </table:table-cell>
          <table:table-cell office:value-type="string">
            <text:p>FR0010358507</text:p>
          </table:table-cell>
          <table:table-cell office:value-type="string">
            <text:p>Newsinvest</text:p>
          </table:table-cell>
        </table:table-row>
        <table:table-row table:style-name="ro1">
          <table:table-cell office:value-type="string">
            <text:p>MLBAT</text:p>
          </table:table-cell>
          <table:table-cell office:value-type="string">
            <text:p>FR0010436170</text:p>
          </table:table-cell>
          <table:table-cell office:value-type="string">
            <text:p>Batla Minerals</text:p>
          </table:table-cell>
        </table:table-row>
        <table:table-row table:style-name="ro1">
          <table:table-cell office:value-type="string">
            <text:p>MLCHE</text:p>
          </table:table-cell>
          <table:table-cell office:value-type="string">
            <text:p>FR0010447086</text:p>
          </table:table-cell>
          <table:table-cell office:value-type="string">
            <text:p>Cheops Technology</text:p>
          </table:table-cell>
        </table:table-row>
        <table:table-row table:style-name="ro1">
          <table:table-cell office:value-type="string">
            <text:p>MLFCI</text:p>
          </table:table-cell>
          <table:table-cell office:value-type="string">
            <text:p>FR0010480517</text:p>
          </table:table-cell>
          <table:table-cell office:value-type="string">
            <text:p>Financiere Croissance Inv.</text:p>
          </table:table-cell>
        </table:table-row>
        <table:table-row table:style-name="ro1">
          <table:table-cell office:value-type="string">
            <text:p>MLSOL</text:p>
          </table:table-cell>
          <table:table-cell office:value-type="string">
            <text:p>FR0010480533</text:p>
          </table:table-cell>
          <table:table-cell office:value-type="string">
            <text:p>Solia</text:p>
          </table:table-cell>
        </table:table-row>
        <table:table-row table:style-name="ro1">
          <table:table-cell office:value-type="string">
            <text:p>MLFXO</text:p>
          </table:table-cell>
          <table:table-cell office:value-type="string">
            <text:p>FR0010487272</text:p>
          </table:table-cell>
          <table:table-cell office:value-type="string">
            <text:p>Finaxo</text:p>
          </table:table-cell>
        </table:table-row>
        <table:table-row table:style-name="ro1">
          <table:table-cell office:value-type="string">
            <text:p>MLETA</text:p>
          </table:table-cell>
          <table:table-cell office:value-type="string">
            <text:p>FR0010492181</text:p>
          </table:table-cell>
          <table:table-cell office:value-type="string">
            <text:p>Metalliance</text:p>
          </table:table-cell>
        </table:table-row>
        <table:table-row table:style-name="ro1">
          <table:table-cell office:value-type="string">
            <text:p>MLNMA</text:p>
          </table:table-cell>
          <table:table-cell office:value-type="string">
            <text:p>FR0010500363</text:p>
          </table:table-cell>
          <table:table-cell office:value-type="string">
            <text:p>Miguet et Associes Regr.</text:p>
          </table:table-cell>
        </table:table-row>
        <table:table-row table:style-name="ro1">
          <table:table-cell office:value-type="string">
            <text:p>MLARI</text:p>
          </table:table-cell>
          <table:table-cell office:value-type="string">
            <text:p>FR0010518605</text:p>
          </table:table-cell>
          <table:table-cell office:value-type="string">
            <text:p>Silkan Rt</text:p>
          </table:table-cell>
        </table:table-row>
        <table:table-row table:style-name="ro1">
          <table:table-cell office:value-type="string">
            <text:p>MLSIL</text:p>
          </table:table-cell>
          <table:table-cell office:value-type="string">
            <text:p>FR0010679365</text:p>
          </table:table-cell>
          <table:table-cell office:value-type="string">
            <text:p>Silc</text:p>
          </table:table-cell>
        </table:table-row>
        <table:table-row table:style-name="ro1">
          <table:table-cell office:value-type="string">
            <text:p>MLWEA</text:p>
          </table:table-cell>
          <table:table-cell office:value-type="string">
            <text:p>FR0010688465</text:p>
          </table:table-cell>
          <table:table-cell office:value-type="string">
            <text:p>Weaccess Group</text:p>
          </table:table-cell>
        </table:table-row>
        <table:table-row table:style-name="ro1">
          <table:table-cell office:value-type="string">
            <text:p>MLCEC</text:p>
          </table:table-cell>
          <table:table-cell office:value-type="string">
            <text:p>FR0010717579</text:p>
          </table:table-cell>
          <table:table-cell office:value-type="string">
            <text:p>Cecurity</text:p>
          </table:table-cell>
        </table:table-row>
        <table:table-row table:style-name="ro1">
          <table:table-cell office:value-type="string">
            <text:p>MLACP</text:p>
          </table:table-cell>
          <table:table-cell office:value-type="string">
            <text:p>FR0010762740</text:p>
          </table:table-cell>
          <table:table-cell office:value-type="string">
            <text:p>Acep France</text:p>
          </table:table-cell>
        </table:table-row>
        <table:table-row table:style-name="ro1">
          <table:table-cell office:value-type="string">
            <text:p>MLWEY</text:p>
          </table:table-cell>
          <table:table-cell office:value-type="string">
            <text:p>FR0010768770</text:p>
          </table:table-cell>
          <table:table-cell office:value-type="string">
            <text:p>Weya</text:p>
          </table:table-cell>
        </table:table-row>
        <table:table-row table:style-name="ro1">
          <table:table-cell office:value-type="string">
            <text:p>MLAMY</text:p>
          </table:table-cell>
          <table:table-cell office:value-type="string">
            <text:p>FR0010772426</text:p>
          </table:table-cell>
          <table:table-cell office:value-type="string">
            <text:p>Arthur Maury</text:p>
          </table:table-cell>
        </table:table-row>
        <table:table-row table:style-name="ro1">
          <table:table-cell office:value-type="string">
            <text:p>MLDEX</text:p>
          </table:table-cell>
          <table:table-cell office:value-type="string">
            <text:p>FR0010776658</text:p>
          </table:table-cell>
          <table:table-cell office:value-type="string">
            <text:p>Debflex</text:p>
          </table:table-cell>
        </table:table-row>
        <table:table-row table:style-name="ro1">
          <table:table-cell office:value-type="string">
            <text:p>MLIPY</text:p>
          </table:table-cell>
          <table:table-cell office:value-type="string">
            <text:p>FR0010777680</text:p>
          </table:table-cell>
          <table:table-cell office:value-type="string">
            <text:p>Ipernity</text:p>
          </table:table-cell>
        </table:table-row>
        <table:table-row table:style-name="ro1">
          <table:table-cell office:value-type="string">
            <text:p>MLAAE</text:p>
          </table:table-cell>
          <table:table-cell office:value-type="string">
            <text:p>FR0010781377</text:p>
          </table:table-cell>
          <table:table-cell office:value-type="string">
            <text:p>Caire</text:p>
          </table:table-cell>
        </table:table-row>
        <table:table-row table:style-name="ro1">
          <table:table-cell office:value-type="string">
            <text:p>MLFTI</text:p>
          </table:table-cell>
          <table:table-cell office:value-type="string">
            <text:p>FR0010823724</text:p>
          </table:table-cell>
          <table:table-cell office:value-type="string">
            <text:p>France Tourisme</text:p>
          </table:table-cell>
        </table:table-row>
        <table:table-row table:style-name="ro1">
          <table:table-cell office:value-type="string">
            <text:p>MLMGL</text:p>
          </table:table-cell>
          <table:table-cell office:value-type="string">
            <text:p>FR0010827741</text:p>
          </table:table-cell>
          <table:table-cell office:value-type="string">
            <text:p>Magillem Design Services</text:p>
          </table:table-cell>
        </table:table-row>
        <table:table-row table:style-name="ro1">
          <table:table-cell office:value-type="string">
            <text:p>MLMON</text:p>
          </table:table-cell>
          <table:table-cell office:value-type="string">
            <text:p>FR0010882886</text:p>
          </table:table-cell>
          <table:table-cell office:value-type="string">
            <text:p>Monfinancier</text:p>
          </table:table-cell>
        </table:table-row>
        <table:table-row table:style-name="ro1">
          <table:table-cell office:value-type="string">
            <text:p>MLLEA</text:p>
          </table:table-cell>
          <table:table-cell office:value-type="string">
            <text:p>FR0010921163</text:p>
          </table:table-cell>
          <table:table-cell office:value-type="string">
            <text:p>Leaderlease</text:p>
          </table:table-cell>
        </table:table-row>
        <table:table-row table:style-name="ro1">
          <table:table-cell office:value-type="string">
            <text:p>MLART</text:p>
          </table:table-cell>
          <table:table-cell office:value-type="string">
            <text:p>FR0010923433</text:p>
          </table:table-cell>
          <table:table-cell office:value-type="string">
            <text:p>Artsnet</text:p>
          </table:table-cell>
        </table:table-row>
        <table:table-row table:style-name="ro1">
          <table:table-cell office:value-type="string">
            <text:p>MLEES</text:p>
          </table:table-cell>
          <table:table-cell office:value-type="string">
            <text:p>FR0010945733</text:p>
          </table:table-cell>
          <table:table-cell office:value-type="string">
            <text:p>EES</text:p>
          </table:table-cell>
        </table:table-row>
        <table:table-row table:style-name="ro1">
          <table:table-cell office:value-type="string">
            <text:p>MLCLP</text:p>
          </table:table-cell>
          <table:table-cell office:value-type="string">
            <text:p>FR0010959684</text:p>
          </table:table-cell>
          <table:table-cell office:value-type="string">
            <text:p>Colipays</text:p>
          </table:table-cell>
        </table:table-row>
        <table:table-row table:style-name="ro1">
          <table:table-cell office:value-type="string">
            <text:p>MLCMI</text:p>
          </table:table-cell>
          <table:table-cell office:value-type="string">
            <text:p>FR0010972091</text:p>
          </table:table-cell>
          <table:table-cell office:value-type="string">
            <text:p>Scemi</text:p>
          </table:table-cell>
        </table:table-row>
        <table:table-row table:style-name="ro1">
          <table:table-cell office:value-type="string">
            <text:p>MLMNR</text:p>
          </table:table-cell>
          <table:table-cell office:value-type="string">
            <text:p>FR0010976746</text:p>
          </table:table-cell>
          <table:table-cell office:value-type="string">
            <text:p>MNR Group</text:p>
          </table:table-cell>
        </table:table-row>
        <table:table-row table:style-name="ro1">
          <table:table-cell office:value-type="string">
            <text:p>MLACT</text:p>
          </table:table-cell>
          <table:table-cell office:value-type="string">
            <text:p>FR0010979377</text:p>
          </table:table-cell>
          <table:table-cell office:value-type="string">
            <text:p>Activium Group</text:p>
          </table:table-cell>
        </table:table-row>
        <table:table-row table:style-name="ro1">
          <table:table-cell office:value-type="string">
            <text:p>MLPSH</text:p>
          </table:table-cell>
          <table:table-cell office:value-type="string">
            <text:p>FR0011040690</text:p>
          </table:table-cell>
          <table:table-cell office:value-type="string">
            <text:p>Tpsh</text:p>
          </table:table-cell>
        </table:table-row>
        <table:table-row table:style-name="ro1">
          <table:table-cell office:value-type="string">
            <text:p>MLVST</text:p>
          </table:table-cell>
          <table:table-cell office:value-type="string">
            <text:p>FR0011076595</text:p>
          </table:table-cell>
          <table:table-cell office:value-type="string">
            <text:p>Televista</text:p>
          </table:table-cell>
        </table:table-row>
        <table:table-row table:style-name="ro1">
          <table:table-cell office:value-type="string">
            <text:p>MLSML</text:p>
          </table:table-cell>
          <table:table-cell office:value-type="string">
            <text:p>FR0011131788</text:p>
          </table:table-cell>
          <table:table-cell office:value-type="string">
            <text:p>Smalto</text:p>
          </table:table-cell>
        </table:table-row>
        <table:table-row table:style-name="ro1">
          <table:table-cell office:value-type="string">
            <text:p>MLIFC</text:p>
          </table:table-cell>
          <table:table-cell office:value-type="string">
            <text:p>FR0011158823</text:p>
          </table:table-cell>
          <table:table-cell office:value-type="string">
            <text:p>Infoclip</text:p>
          </table:table-cell>
        </table:table-row>
        <table:table-row table:style-name="ro1">
          <table:table-cell office:value-type="string">
            <text:p>MLLED</text:p>
          </table:table-cell>
          <table:table-cell office:value-type="string">
            <text:p>FR0011421817</text:p>
          </table:table-cell>
          <table:table-cell office:value-type="string">
            <text:p>Novaday</text:p>
          </table:table-cell>
        </table:table-row>
        <table:table-row table:style-name="ro1">
          <table:table-cell office:value-type="string">
            <text:p>MLJAN</text:p>
          </table:table-cell>
          <table:table-cell office:value-type="string">
            <text:p>FR0011442235</text:p>
          </table:table-cell>
          <table:table-cell office:value-type="string">
            <text:p>Jane France</text:p>
          </table:table-cell>
        </table:table-row>
        <table:table-row table:style-name="ro1">
          <table:table-cell office:value-type="string">
            <text:p>MLVIN</text:p>
          </table:table-cell>
          <table:table-cell office:value-type="string">
            <text:p>FR0011605617</text:p>
          </table:table-cell>
          <table:table-cell office:value-type="string">
            <text:p>Fonciere Vindi</text:p>
          </table:table-cell>
        </table:table-row>
        <table:table-row table:style-name="ro1">
          <table:table-cell office:value-type="string">
            <text:p>MLEMG</text:p>
          </table:table-cell>
          <table:table-cell office:value-type="string">
            <text:p>FR0011612837</text:p>
          </table:table-cell>
          <table:table-cell office:value-type="string">
            <text:p>Eon Motors Group</text:p>
          </table:table-cell>
        </table:table-row>
        <table:table-row table:style-name="ro1">
          <table:table-cell office:value-type="string">
            <text:p>MLUMG</text:p>
          </table:table-cell>
          <table:table-cell office:value-type="string">
            <text:p>FR0011776889</text:p>
          </table:table-cell>
          <table:table-cell office:value-type="string">
            <text:p>Umalis Group</text:p>
          </table:table-cell>
        </table:table-row>
        <table:table-row table:style-name="ro1">
          <table:table-cell office:value-type="string">
            <text:p>MLAUD</text:p>
          </table:table-cell>
          <table:table-cell office:value-type="string">
            <text:p>FR0011896463</text:p>
          </table:table-cell>
          <table:table-cell office:value-type="string">
            <text:p>Audience Labs</text:p>
          </table:table-cell>
        </table:table-row>
        <table:table-row table:style-name="ro1">
          <table:table-cell office:value-type="string">
            <text:p>MLAGI</text:p>
          </table:table-cell>
          <table:table-cell office:value-type="string">
            <text:p>FR0011908045</text:p>
          </table:table-cell>
          <table:table-cell office:value-type="string">
            <text:p>AG3i</text:p>
          </table:table-cell>
        </table:table-row>
        <table:table-row table:style-name="ro1">
          <table:table-cell office:value-type="string">
            <text:p>MLUSG</text:p>
          </table:table-cell>
          <table:table-cell office:value-type="string">
            <text:p>FR0012060036</text:p>
          </table:table-cell>
          <table:table-cell office:value-type="string">
            <text:p>Universal System Group</text:p>
          </table:table-cell>
        </table:table-row>
        <table:table-row table:style-name="ro1">
          <table:table-cell office:value-type="string">
            <text:p>MLDHZ</text:p>
          </table:table-cell>
          <table:table-cell office:value-type="string">
            <text:p>FR0012222149</text:p>
          </table:table-cell>
          <table:table-cell office:value-type="string">
            <text:p>DataHertz</text:p>
          </table:table-cell>
        </table:table-row>
        <table:table-row table:style-name="ro1">
          <table:table-cell office:value-type="string">
            <text:p>MLFDV</text:p>
          </table:table-cell>
          <table:table-cell office:value-type="string">
            <text:p>FR0012300424</text:p>
          </table:table-cell>
          <table:table-cell office:value-type="string">
            <text:p>Franck Deville</text:p>
          </table:table-cell>
        </table:table-row>
        <table:table-row table:style-name="ro1">
          <table:table-cell office:value-type="string">
            <text:p>MLGEL</text:p>
          </table:table-cell>
          <table:table-cell office:value-type="string">
            <text:p>FR0012336675</text:p>
          </table:table-cell>
          <table:table-cell office:value-type="string">
            <text:p>D2L Group</text:p>
          </table:table-cell>
        </table:table-row>
        <table:table-row table:style-name="ro1">
          <table:table-cell office:value-type="string">
            <text:p>MLHCF</text:p>
          </table:table-cell>
          <table:table-cell office:value-type="string">
            <text:p>FR0012336691</text:p>
          </table:table-cell>
          <table:table-cell office:value-type="string">
            <text:p>Home Concept France</text:p>
          </table:table-cell>
        </table:table-row>
        <table:table-row table:style-name="ro1">
          <table:table-cell office:value-type="string">
            <text:p>MLCIO</text:p>
          </table:table-cell>
          <table:table-cell office:value-type="string">
            <text:p>FR0012384907</text:p>
          </table:table-cell>
          <table:table-cell office:value-type="string">
            <text:p>CIOA</text:p>
          </table:table-cell>
        </table:table-row>
        <table:table-row table:style-name="ro1">
          <table:table-cell office:value-type="string">
            <text:p>ML350</text:p>
          </table:table-cell>
          <table:table-cell office:value-type="string">
            <text:p>FR0012395457</text:p>
          </table:table-cell>
          <table:table-cell office:value-type="string">
            <text:p>AS Rapido Pret</text:p>
          </table:table-cell>
        </table:table-row>
        <table:table-row table:style-name="ro1">
          <table:table-cell office:value-type="string">
            <text:p>MLPPF</text:p>
          </table:table-cell>
          <table:table-cell office:value-type="string">
            <text:p>FR0012735355</text:p>
          </table:table-cell>
          <table:table-cell office:value-type="string">
            <text:p>Point Parfums</text:p>
          </table:table-cell>
        </table:table-row>
        <table:table-row table:style-name="ro1">
          <table:table-cell office:value-type="string">
            <text:p>MLCCL</text:p>
          </table:table-cell>
          <table:table-cell office:value-type="string">
            <text:p>FR0012807352</text:p>
          </table:table-cell>
          <table:table-cell office:value-type="string">
            <text:p>Compagnie Coloniale</text:p>
          </table:table-cell>
        </table:table-row>
        <table:table-row table:style-name="ro1">
          <table:table-cell office:value-type="string">
            <text:p>MLVAL</text:p>
          </table:table-cell>
          <table:table-cell office:value-type="string">
            <text:p>FR0012833770</text:p>
          </table:table-cell>
          <table:table-cell office:value-type="string">
            <text:p>Valoneo</text:p>
          </table:table-cell>
        </table:table-row>
        <table:table-row table:style-name="ro1">
          <table:table-cell office:value-type="string">
            <text:p>MLITG</text:p>
          </table:table-cell>
          <table:table-cell office:value-type="string">
            <text:p>FR0012880482</text:p>
          </table:table-cell>
          <table:table-cell office:value-type="string">
            <text:p>Integral</text:p>
          </table:table-cell>
        </table:table-row>
        <table:table-row table:style-name="ro1">
          <table:table-cell office:value-type="string">
            <text:p>MLAEM</text:p>
          </table:table-cell>
          <table:table-cell office:value-type="string">
            <text:p>FR0012968485</text:p>
          </table:table-cell>
          <table:table-cell office:value-type="string">
            <text:p>Ashler et Manson</text:p>
          </table:table-cell>
        </table:table-row>
        <table:table-row table:style-name="ro1">
          <table:table-cell office:value-type="string">
            <text:p>MLMUL</text:p>
          </table:table-cell>
          <table:table-cell office:value-type="string">
            <text:p>FR0012990968</text:p>
          </table:table-cell>
          <table:table-cell office:value-type="string">
            <text:p>Mulann</text:p>
          </table:table-cell>
        </table:table-row>
        <table:table-row table:style-name="ro1">
          <table:table-cell office:value-type="string">
            <text:p>MLCMG</text:p>
          </table:table-cell>
          <table:table-cell office:value-type="string">
            <text:p>FR0012991040</text:p>
          </table:table-cell>
          <table:table-cell office:value-type="string">
            <text:p>Cie Miniere Grecemar</text:p>
          </table:table-cell>
        </table:table-row>
        <table:table-row table:style-name="ro1">
          <table:table-cell office:value-type="string">
            <text:p>MLSTM</text:p>
          </table:table-cell>
          <table:table-cell office:value-type="string">
            <text:p>FR0013063559</text:p>
          </table:table-cell>
          <table:table-cell office:value-type="string">
            <text:p>Steam France</text:p>
          </table:table-cell>
        </table:table-row>
        <table:table-row table:style-name="ro1">
          <table:table-cell office:value-type="string">
            <text:p>MLOSA</text:p>
          </table:table-cell>
          <table:table-cell office:value-type="string">
            <text:p>FR0013072741</text:p>
          </table:table-cell>
          <table:table-cell office:value-type="string">
            <text:p>O Sorbet d'Amour</text:p>
          </table:table-cell>
        </table:table-row>
        <table:table-row table:style-name="ro1">
          <table:table-cell office:value-type="string">
            <text:p>MLBRI</text:p>
          </table:table-cell>
          <table:table-cell office:value-type="string">
            <text:p>FR0013110053</text:p>
          </table:table-cell>
          <table:table-cell office:value-type="string">
            <text:p>Brico-distribution</text:p>
          </table:table-cell>
        </table:table-row>
        <table:table-row table:style-name="ro1">
          <table:table-cell office:value-type="string">
            <text:p>MLSDN</text:p>
          </table:table-cell>
          <table:table-cell office:value-type="string">
            <text:p>FR0013155975</text:p>
          </table:table-cell>
          <table:table-cell office:value-type="string">
            <text:p>La savonnerie de Nyons</text:p>
          </table:table-cell>
        </table:table-row>
        <table:table-row table:style-name="ro1">
          <table:table-cell office:value-type="string">
            <text:p>MLUTP</text:p>
          </table:table-cell>
          <table:table-cell office:value-type="string">
            <text:p>FR0013180189</text:p>
          </table:table-cell>
          <table:table-cell office:value-type="string">
            <text:p>Un toit pour toi</text:p>
          </table:table-cell>
        </table:table-row>
        <table:table-row table:style-name="ro1">
          <table:table-cell office:value-type="string">
            <text:p>MLARO</text:p>
          </table:table-cell>
          <table:table-cell office:value-type="string">
            <text:p>FR0013182235</text:p>
          </table:table-cell>
          <table:table-cell office:value-type="string">
            <text:p>Aroma Celte</text:p>
          </table:table-cell>
        </table:table-row>
        <table:table-row table:style-name="ro1">
          <table:table-cell office:value-type="string">
            <text:p>MLMMC</text:p>
          </table:table-cell>
          <table:table-cell office:value-type="string">
            <text:p>FR0013230067</text:p>
          </table:table-cell>
          <table:table-cell office:value-type="string">
            <text:p>Multimicrocloud</text:p>
          </table:table-cell>
        </table:table-row>
        <table:table-row table:style-name="ro1">
          <table:table-cell office:value-type="string">
            <text:p>MLAHC</text:p>
          </table:table-cell>
          <table:table-cell office:value-type="string">
            <text:p>FR0013251584</text:p>
          </table:table-cell>
          <table:table-cell office:value-type="string">
            <text:p>Health</text:p>
          </table:table-cell>
        </table:table-row>
        <table:table-row table:style-name="ro1">
          <table:table-cell office:value-type="string">
            <text:p>MLALV</text:p>
          </table:table-cell>
          <table:table-cell office:value-type="string">
            <text:p>FR0013253812</text:p>
          </table:table-cell>
          <table:table-cell office:value-type="string">
            <text:p>Alveen</text:p>
          </table:table-cell>
        </table:table-row>
        <table:table-row table:style-name="ro1">
          <table:table-cell office:value-type="string">
            <text:p>MLOEX</text:p>
          </table:table-cell>
          <table:table-cell office:value-type="string">
            <text:p>FR0013266772</text:p>
          </table:table-cell>
          <table:table-cell office:value-type="string">
            <text:p>One Experience</text:p>
          </table:table-cell>
        </table:table-row>
        <table:table-row table:style-name="ro1">
          <table:table-cell office:value-type="string">
            <text:p>MLAIM</text:p>
          </table:table-cell>
          <table:table-cell office:value-type="string">
            <text:p>FR0013285103</text:p>
          </table:table-cell>
          <table:table-cell office:value-type="string">
            <text:p>Air Marine</text:p>
          </table:table-cell>
        </table:table-row>
        <table:table-row table:style-name="ro1">
          <table:table-cell office:value-type="string">
            <text:p>MLOCT</text:p>
          </table:table-cell>
          <table:table-cell office:value-type="string">
            <text:p>FR0013310281</text:p>
          </table:table-cell>
          <table:table-cell office:value-type="string">
            <text:p>Octopus Robots</text:p>
          </table:table-cell>
        </table:table-row>
        <table:table-row table:style-name="ro1">
          <table:table-cell office:value-type="string">
            <text:p>MLBSP</text:p>
          </table:table-cell>
          <table:table-cell office:value-type="string">
            <text:p>FR0013340973</text:p>
          </table:table-cell>
          <table:table-cell office:value-type="string">
            <text:p>Blue Shark Power System</text:p>
          </table:table-cell>
        </table:table-row>
        <table:table-row table:style-name="ro1">
          <table:table-cell office:value-type="string">
            <text:p>MLNAT</text:p>
          </table:table-cell>
          <table:table-cell office:value-type="string">
            <text:p>FR0013344223</text:p>
          </table:table-cell>
          <table:table-cell office:value-type="string">
            <text:p>Nature et Logis</text:p>
          </table:table-cell>
        </table:table-row>
        <table:table-row table:style-name="ro1">
          <table:table-cell office:value-type="string">
            <text:p>MLVAP</text:p>
          </table:table-cell>
          <table:table-cell office:value-type="string">
            <text:p>FR0013419876</text:p>
          </table:table-cell>
          <table:table-cell office:value-type="string">
            <text:p>Kumulus Vape</text:p>
          </table:table-cell>
        </table:table-row>
        <table:table-row table:style-name="ro1">
          <table:table-cell office:value-type="string">
            <text:p>MLSUM</text:p>
          </table:table-cell>
          <table:table-cell office:value-type="string">
            <text:p>GB00B8GJBS16</text:p>
          </table:table-cell>
          <table:table-cell office:value-type="string">
            <text:p>Sumo Resources</text:p>
          </table:table-cell>
        </table:table-row>
        <table:table-row table:style-name="ro1">
          <table:table-cell office:value-type="string">
            <text:p>MLSKN</text:p>
          </table:table-cell>
          <table:table-cell office:value-type="string">
            <text:p>GB00B92JR174</text:p>
          </table:table-cell>
          <table:table-cell office:value-type="string">
            <text:p>Microskin Plc</text:p>
          </table:table-cell>
        </table:table-row>
        <table:table-row table:style-name="ro1">
          <table:table-cell office:value-type="string">
            <text:p>MLION</text:p>
          </table:table-cell>
          <table:table-cell office:value-type="string">
            <text:p>HK0000038429</text:p>
          </table:table-cell>
          <table:table-cell office:value-type="string">
            <text:p>Lionax</text:p>
          </table:table-cell>
        </table:table-row>
        <table:table-row table:style-name="ro1">
          <table:table-cell office:value-type="string">
            <text:p>MLEAS</text:p>
          </table:table-cell>
          <table:table-cell office:value-type="string">
            <text:p>HK0000038783</text:p>
          </table:table-cell>
          <table:table-cell office:value-type="string">
            <text:p>Easson Telecom</text:p>
          </table:table-cell>
        </table:table-row>
        <table:table-row table:style-name="ro1">
          <table:table-cell office:value-type="string">
            <text:p>MLVES</text:p>
          </table:table-cell>
          <table:table-cell office:value-type="string">
            <text:p>HK0000041928</text:p>
          </table:table-cell>
          <table:table-cell office:value-type="string">
            <text:p>Vestasia Limited</text:p>
          </table:table-cell>
        </table:table-row>
        <table:table-row table:style-name="ro1">
          <table:table-cell office:value-type="string">
            <text:p>MLCSP</text:p>
          </table:table-cell>
          <table:table-cell office:value-type="string">
            <text:p>HK0000043510</text:p>
          </table:table-cell>
          <table:table-cell office:value-type="string">
            <text:p>China Super Power</text:p>
          </table:table-cell>
        </table:table-row>
        <table:table-row table:style-name="ro1">
          <table:table-cell office:value-type="string">
            <text:p>MLTMT</text:p>
          </table:table-cell>
          <table:table-cell office:value-type="string">
            <text:p>HK0000058161</text:p>
          </table:table-cell>
          <table:table-cell office:value-type="string">
            <text:p>China Treasure Mine</text:p>
          </table:table-cell>
        </table:table-row>
        <table:table-row table:style-name="ro1">
          <table:table-cell office:value-type="string">
            <text:p>MLEBX</text:p>
          </table:table-cell>
          <table:table-cell office:value-type="string">
            <text:p>IT0004999758</text:p>
          </table:table-cell>
          <table:table-cell office:value-type="string">
            <text:p>Essere Benessere</text:p>
          </table:table-cell>
        </table:table-row>
        <table:table-row table:style-name="ro1">
          <table:table-cell office:value-type="string">
            <text:p>MLHTT</text:p>
          </table:table-cell>
          <table:table-cell office:value-type="string">
            <text:p>IT0005071664</text:p>
          </table:table-cell>
          <table:table-cell office:value-type="string">
            <text:p>Hightel Towers</text:p>
          </table:table-cell>
        </table:table-row>
        <table:table-row table:style-name="ro1">
          <table:table-cell office:value-type="string">
            <text:p>MLLB</text:p>
          </table:table-cell>
          <table:table-cell office:value-type="string">
            <text:p>IT0005072035</text:p>
          </table:table-cell>
          <table:table-cell office:value-type="string">
            <text:p>Luigi Botto</text:p>
          </table:table-cell>
        </table:table-row>
        <table:table-row table:style-name="ro1">
          <table:table-cell office:value-type="string">
            <text:p>MLSNT</text:p>
          </table:table-cell>
          <table:table-cell office:value-type="string">
            <text:p>IT0005072167</text:p>
          </table:table-cell>
          <table:table-cell office:value-type="string">
            <text:p>Sintesie</text:p>
          </table:table-cell>
        </table:table-row>
        <table:table-row table:style-name="ro1">
          <table:table-cell office:value-type="string">
            <text:p>MLSMP</text:p>
          </table:table-cell>
          <table:table-cell office:value-type="string">
            <text:p>IT0005072811</text:p>
          </table:table-cell>
          <table:table-cell office:value-type="string">
            <text:p>Semplicemente</text:p>
          </table:table-cell>
        </table:table-row>
        <table:table-row table:style-name="ro1">
          <table:table-cell office:value-type="string">
            <text:p>MLDWC</text:p>
          </table:table-cell>
          <table:table-cell office:value-type="string">
            <text:p>IT0005154635</text:p>
          </table:table-cell>
          <table:table-cell office:value-type="string">
            <text:p>DWC 3.0</text:p>
          </table:table-cell>
        </table:table-row>
        <table:table-row table:style-name="ro1">
          <table:table-cell office:value-type="string">
            <text:p>MLLAB</text:p>
          </table:table-cell>
          <table:table-cell office:value-type="string">
            <text:p>IT0005324105</text:p>
          </table:table-cell>
          <table:table-cell office:value-type="string">
            <text:p>Media Lab</text:p>
          </table:table-cell>
        </table:table-row>
        <table:table-row table:style-name="ro1">
          <table:table-cell office:value-type="string">
            <text:p>MLITN</text:p>
          </table:table-cell>
          <table:table-cell office:value-type="string">
            <text:p>IT0005336521</text:p>
          </table:table-cell>
          <table:table-cell office:value-type="string">
            <text:p>Italy Innovazioni</text:p>
          </table:table-cell>
        </table:table-row>
        <table:table-row table:style-name="ro1">
          <table:table-cell office:value-type="string">
            <text:p>MLIRF</text:p>
          </table:table-cell>
          <table:table-cell office:value-type="string">
            <text:p>IT0005391161</text:p>
          </table:table-cell>
          <table:table-cell office:value-type="string">
            <text:p>Innovative Rfk</text:p>
          </table:table-cell>
        </table:table-row>
        <table:table-row table:style-name="ro1">
          <table:table-cell office:value-type="string">
            <text:p>MLDYX</text:p>
          </table:table-cell>
          <table:table-cell office:value-type="string">
            <text:p>LU0881232630</text:p>
          </table:table-cell>
          <table:table-cell office:value-type="string">
            <text:p>Dynex Energy</text:p>
          </table:table-cell>
        </table:table-row>
        <table:table-row table:style-name="ro1">
          <table:table-cell office:value-type="string">
            <text:p>MLMHO</text:p>
          </table:table-cell>
          <table:table-cell office:value-type="string">
            <text:p>LU1179353617</text:p>
          </table:table-cell>
          <table:table-cell office:value-type="string">
            <text:p>Mandalore Holding</text:p>
          </table:table-cell>
        </table:table-row>
        <table:table-row table:style-name="ro1">
          <table:table-cell office:value-type="string">
            <text:p>MLGDI</text:p>
          </table:table-cell>
          <table:table-cell office:value-type="string">
            <text:p>LU1840650458</text:p>
          </table:table-cell>
          <table:table-cell office:value-type="string">
            <text:p>Guandao Puer Inves</text:p>
          </table:table-cell>
        </table:table-row>
        <table:table-row table:style-name="ro1">
          <table:table-cell office:value-type="string">
            <text:p>MLAAH</text:p>
          </table:table-cell>
          <table:table-cell office:value-type="string">
            <text:p>NL0010273694</text:p>
          </table:table-cell>
          <table:table-cell office:value-type="string">
            <text:p>Amatheon Agri</text:p>
          </table:table-cell>
        </table:table-row>
        <table:table-row table:style-name="ro1">
          <table:table-cell office:value-type="string">
            <text:p>MLSEQ</text:p>
          </table:table-cell>
          <table:table-cell office:value-type="string">
            <text:p>NL0010623518</text:p>
          </table:table-cell>
          <table:table-cell office:value-type="string">
            <text:p>Sequa Petroleum</text:p>
          </table:table-cell>
        </table:table-row>
        <table:table-row table:style-name="ro1">
          <table:table-cell office:value-type="string">
            <text:p>MLPRX</text:p>
          </table:table-cell>
          <table:table-cell office:value-type="string">
            <text:p>NL0012650535</text:p>
          </table:table-cell>
          <table:table-cell office:value-type="string">
            <text:p>Parx Plastics</text:p>
          </table:table-cell>
        </table:table-row>
        <table:table-row table:style-name="ro1">
          <table:table-cell office:value-type="string">
            <text:p>MLAAT</text:p>
          </table:table-cell>
          <table:table-cell office:value-type="string">
            <text:p>PTAZR0AM0006</text:p>
          </table:table-cell>
          <table:table-cell office:value-type="string">
            <text:p>Azorean Aquatic Technologies SA</text:p>
          </table:table-cell>
        </table:table-row>
        <table:table-row table:style-name="ro1">
          <table:table-cell office:value-type="string">
            <text:p>MLGEQ</text:p>
          </table:table-cell>
          <table:table-cell office:value-type="string">
            <text:p>PTGVE1AE0009</text:p>
          </table:table-cell>
          <table:table-cell office:value-type="string">
            <text:p>Gentlemenâ€™s Equity SA</text:p>
          </table:table-cell>
        </table:table-row>
        <table:table-row table:style-name="ro1">
          <table:table-cell office:value-type="string">
            <text:p>MLDYH</text:p>
          </table:table-cell>
          <table:table-cell office:value-type="string">
            <text:p>SE0007045380</text:p>
          </table:table-cell>
          <table:table-cell office:value-type="string">
            <text:p>Design Your Home</text:p>
          </table:table-cell>
        </table:table-row>
        <table:table-row table:style-name="ro1">
          <table:table-cell office:value-type="string">
            <text:p>MLDUR</text:p>
          </table:table-cell>
          <table:table-cell office:value-type="string">
            <text:p>ZAE000058723</text:p>
          </table:table-cell>
          <table:table-cell office:value-type="string">
            <text:p>DRDGold</text:p>
          </table:table-cell>
        </table:table-row>
        <table:table-row table:style-name="ro1">
          <table:table-cell office:value-type="string">
            <text:p>MLZAM</text:p>
          </table:table-cell>
          <table:table-cell office:value-type="string">
            <text:p>ZM0000000037</text:p>
          </table:table-cell>
          <table:table-cell office:value-type="string">
            <text:p>Zambia Cons. Cat. B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AN8068571086</text:p>
          </table:table-cell>
          <table:table-cell office:value-type="string">
            <text:p>Schlumberger</text:p>
          </table:table-cell>
        </table:table-row>
        <table:table-row table:style-name="ro1">
          <table:table-cell office:value-type="string">
            <text:p>LHN</text:p>
          </table:table-cell>
          <table:table-cell office:value-type="string">
            <text:p>CH0012214059</text:p>
          </table:table-cell>
          <table:table-cell office:value-type="string">
            <text:p>LafargeHolcim</text:p>
          </table:table-cell>
        </table:table-row>
        <table:table-row table:style-name="ro1">
          <table:table-cell office:value-type="string">
            <text:p>NOKIA</text:p>
          </table:table-cell>
          <table:table-cell office:value-type="string">
            <text:p>FI0009000681</text:p>
          </table:table-cell>
          <table:table-cell office:value-type="string">
            <text:p>Nokia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FR0000031122</text:p>
          </table:table-cell>
          <table:table-cell office:value-type="string">
            <text:p>Air France - KLM</text:p>
          </table:table-cell>
        </table:table-row>
        <table:table-row table:style-name="ro1">
          <table:table-cell office:value-type="string">
            <text:p>VIRP</text:p>
          </table:table-cell>
          <table:table-cell office:value-type="string">
            <text:p>FR0000031577</text:p>
          </table:table-cell>
          <table:table-cell office:value-type="string">
            <text:p>Virbac</text:p>
          </table:table-cell>
        </table:table-row>
        <table:table-row table:style-name="ro1">
          <table:table-cell office:value-type="string">
            <text:p>ROTH</text:p>
          </table:table-cell>
          <table:table-cell office:value-type="string">
            <text:p>FR0000031684</text:p>
          </table:table-cell>
          <table:table-cell office:value-type="string">
            <text:p>Rothschild &amp; Co</text:p>
          </table:table-cell>
        </table:table-row>
        <table:table-row table:style-name="ro1">
          <table:table-cell office:value-type="string">
            <text:p>VCT</text:p>
          </table:table-cell>
          <table:table-cell office:value-type="string">
            <text:p>FR0000031775</text:p>
          </table:table-cell>
          <table:table-cell office:value-type="string">
            <text:p>Vicat</text:p>
          </table:table-cell>
        </table:table-row>
        <table:table-row table:style-name="ro1">
          <table:table-cell office:value-type="string">
            <text:p>ALTA</text:p>
          </table:table-cell>
          <table:table-cell office:value-type="string">
            <text:p>FR0000033219</text:p>
          </table:table-cell>
          <table:table-cell office:value-type="string">
            <text:p>Altarea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FR0000033409</text:p>
          </table:table-cell>
          <table:table-cell office:value-type="string">
            <text:p>Fonciere Lyonnaise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FR0000034639</text:p>
          </table:table-cell>
          <table:table-cell office:value-type="string">
            <text:p>Altran Techn.</text:p>
          </table:table-cell>
        </table:table-row>
        <table:table-row table:style-name="ro1">
          <table:table-cell office:value-type="string">
            <text:p>ICAD</text:p>
          </table:table-cell>
          <table:table-cell office:value-type="string">
            <text:p>FR0000035081</text:p>
          </table:table-cell>
          <table:table-cell office:value-type="string">
            <text:p>Icade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FR0000038259</text:p>
          </table:table-cell>
          <table:table-cell office:value-type="string">
            <text:p>Eurofins Scient.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string">
            <text:p>FR0000039091</text:p>
          </table:table-cell>
          <table:table-cell office:value-type="string">
            <text:p>Robertet</text:p>
          </table:table-cell>
        </table:table-row>
        <table:table-row table:style-name="ro1">
          <table:table-cell office:value-type="string">
            <text:p>BOL</text:p>
          </table:table-cell>
          <table:table-cell office:value-type="string">
            <text:p>FR0000039299</text:p>
          </table:table-cell>
          <table:table-cell office:value-type="string">
            <text:p>Bollore</text:p>
          </table:table-cell>
        </table:table-row>
        <table:table-row table:style-name="ro1">
          <table:table-cell office:value-type="string">
            <text:p>NEX</text:p>
          </table:table-cell>
          <table:table-cell office:value-type="string">
            <text:p>FR0000044448</text:p>
          </table:table-cell>
          <table:table-cell office:value-type="string">
            <text:p>Nexans</text:p>
          </table:table-cell>
        </table:table-row>
        <table:table-row table:style-name="ro1">
          <table:table-cell office:value-type="string">
            <text:p>GDS</text:p>
          </table:table-cell>
          <table:table-cell office:value-type="string">
            <text:p>FR0000044471</text:p>
          </table:table-cell>
          <table:table-cell office:value-type="string">
            <text:p>Ramsay Generale De Sante</text:p>
          </table:table-cell>
        </table:table-row>
        <table:table-row table:style-name="ro1">
          <table:table-cell office:value-type="string">
            <text:p>ACA</text:p>
          </table:table-cell>
          <table:table-cell office:value-type="string">
            <text:p>FR0000045072</text:p>
          </table:table-cell>
          <table:table-cell office:value-type="string">
            <text:p>Credit Agricole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string">
            <text:p>FR0000050353</text:p>
          </table:table-cell>
          <table:table-cell office:value-type="string">
            <text:p>Lisi</text:p>
          </table:table-cell>
        </table:table-row>
        <table:table-row table:style-name="ro1">
          <table:table-cell office:value-type="string">
            <text:p>SOP</text:p>
          </table:table-cell>
          <table:table-cell office:value-type="string">
            <text:p>FR0000050809</text:p>
          </table:table-cell>
          <table:table-cell office:value-type="string">
            <text:p>Sopra Steria Group</text:p>
          </table:table-cell>
        </table:table-row>
        <table:table-row table:style-name="ro1">
          <table:table-cell office:value-type="string">
            <text:p>ATO</text:p>
          </table:table-cell>
          <table:table-cell office:value-type="string">
            <text:p>FR0000051732</text:p>
          </table:table-cell>
          <table:table-cell office:value-type="string">
            <text:p>Atos</text:p>
          </table:table-cell>
        </table:table-row>
        <table:table-row table:style-name="ro1">
          <table:table-cell office:value-type="string">
            <text:p>TEP</text:p>
          </table:table-cell>
          <table:table-cell office:value-type="string">
            <text:p>FR0000051807</text:p>
          </table:table-cell>
          <table:table-cell office:value-type="string">
            <text:p>Teleperformance</text:p>
          </table:table-cell>
        </table:table-row>
        <table:table-row table:style-name="ro1">
          <table:table-cell office:value-type="string">
            <text:p>RMS</text:p>
          </table:table-cell>
          <table:table-cell office:value-type="string">
            <text:p>FR0000052292</text:p>
          </table:table-cell>
          <table:table-cell office:value-type="string">
            <text:p>Hermes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FR0000052516</text:p>
          </table:table-cell>
          <table:table-cell office:value-type="string">
            <text:p>Vilmorin Cie</text:p>
          </table:table-cell>
        </table:table-row>
        <table:table-row table:style-name="ro1">
          <table:table-cell office:value-type="string">
            <text:p>XPO</text:p>
          </table:table-cell>
          <table:table-cell office:value-type="string">
            <text:p>FR0000052870</text:p>
          </table:table-cell>
          <table:table-cell office:value-type="string">
            <text:p>XPO Logistics</text:p>
          </table:table-cell>
        </table:table-row>
        <table:table-row table:style-name="ro1">
          <table:table-cell office:value-type="string">
            <text:p>MMT</text:p>
          </table:table-cell>
          <table:table-cell office:value-type="string">
            <text:p>FR0000053225</text:p>
          </table:table-cell>
          <table:table-cell office:value-type="string">
            <text:p>Metropole Tv</text:p>
          </table:table-cell>
        </table:table-row>
        <table:table-row table:style-name="ro1">
          <table:table-cell office:value-type="string">
            <text:p>UBI</text:p>
          </table:table-cell>
          <table:table-cell office:value-type="string">
            <text:p>FR0000054470</text:p>
          </table:table-cell>
          <table:table-cell office:value-type="string">
            <text:p>Ubisoft Entertainment</text:p>
          </table:table-cell>
        </table:table-row>
        <table:table-row table:style-name="ro1">
          <table:table-cell office:value-type="string">
            <text:p>TFI</text:p>
          </table:table-cell>
          <table:table-cell office:value-type="string">
            <text:p>FR0000054900</text:p>
          </table:table-cell>
          <table:table-cell office:value-type="string">
            <text:p>Tf1</text:p>
          </table:table-cell>
        </table:table-row>
        <table:table-row table:style-name="ro1">
          <table:table-cell office:value-type="string">
            <text:p>COVH</text:p>
          </table:table-cell>
          <table:table-cell office:value-type="string">
            <text:p>FR0000060303</text:p>
          </table:table-cell>
          <table:table-cell office:value-type="string">
            <text:p>Covivio Hotels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FR0000061137</text:p>
          </table:table-cell>
          <table:table-cell office:value-type="string">
            <text:p>Burelle</text:p>
          </table:table-cell>
        </table:table-row>
        <table:table-row table:style-name="ro1">
          <table:table-cell office:value-type="string">
            <text:p>ODET</text:p>
          </table:table-cell>
          <table:table-cell office:value-type="string">
            <text:p>FR0000062234</text:p>
          </table:table-cell>
          <table:table-cell office:value-type="string">
            <text:p>Financiere Odet</text:p>
          </table:table-cell>
        </table:table-row>
        <table:table-row table:style-name="ro1">
          <table:table-cell office:value-type="string">
            <text:p>STF</text:p>
          </table:table-cell>
          <table:table-cell office:value-type="string">
            <text:p>FR0000064271</text:p>
          </table:table-cell>
          <table:table-cell office:value-type="string">
            <text:p>STEF</text:p>
          </table:table-cell>
        </table:table-row>
        <table:table-row table:style-name="ro1">
          <table:table-cell office:value-type="string">
            <text:p>COV</text:p>
          </table:table-cell>
          <table:table-cell office:value-type="string">
            <text:p>FR0000064578</text:p>
          </table:table-cell>
          <table:table-cell office:value-type="string">
            <text:p>Covivio</text:p>
          </table:table-cell>
        </table:table-row>
        <table:table-row table:style-name="ro1">
          <table:table-cell office:value-type="string">
            <text:p>FFP</text:p>
          </table:table-cell>
          <table:table-cell office:value-type="string">
            <text:p>FR0000064784</text:p>
          </table:table-cell>
          <table:table-cell office:value-type="string">
            <text:p>FFP</text:p>
          </table:table-cell>
        </table:table-row>
        <table:table-row table:style-name="ro1">
          <table:table-cell office:value-type="string">
            <text:p>ATE</text:p>
          </table:table-cell>
          <table:table-cell office:value-type="string">
            <text:p>FR0000071946</text:p>
          </table:table-cell>
          <table:table-cell office:value-type="string">
            <text:p>Alten</text:p>
          </table:table-cell>
        </table:table-row>
        <table:table-row table:style-name="ro1">
          <table:table-cell office:value-type="string">
            <text:p>SAF</text:p>
          </table:table-cell>
          <table:table-cell office:value-type="string">
            <text:p>FR0000073272</text:p>
          </table:table-cell>
          <table:table-cell office:value-type="string">
            <text:p>Safran</text:p>
          </table:table-cell>
        </table:table-row>
        <table:table-row table:style-name="ro1">
          <table:table-cell office:value-type="string">
            <text:p>IPS</text:p>
          </table:table-cell>
          <table:table-cell office:value-type="string">
            <text:p>FR0000073298</text:p>
          </table:table-cell>
          <table:table-cell office:value-type="string">
            <text:p>Ipsos</text:p>
          </table:table-cell>
        </table:table-row>
        <table:table-row table:style-name="ro1">
          <table:table-cell office:value-type="string">
            <text:p>DEC</text:p>
          </table:table-cell>
          <table:table-cell office:value-type="string">
            <text:p>FR0000077919</text:p>
          </table:table-cell>
          <table:table-cell office:value-type="string">
            <text:p>Jc Decaux Sa.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0000120073</text:p>
          </table:table-cell>
          <table:table-cell office:value-type="string">
            <text:p>Air Liquid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FR0000120172</text:p>
          </table:table-cell>
          <table:table-cell office:value-type="string">
            <text:p>Carrefour</text:p>
          </table:table-cell>
        </table:table-row>
        <table:table-row table:style-name="ro1">
          <table:table-cell office:value-type="string">
            <text:p>CNP</text:p>
          </table:table-cell>
          <table:table-cell office:value-type="string">
            <text:p>FR0000120222</text:p>
          </table:table-cell>
          <table:table-cell office:value-type="string">
            <text:p>Cnp Assurances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string">
            <text:p>FR0000120271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FR0000120321</text:p>
          </table:table-cell>
          <table:table-cell office:value-type="string">
            <text:p>L'oreal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FR0000120354</text:p>
          </table:table-cell>
          <table:table-cell office:value-type="string">
            <text:p>Vallourec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FR0000120404</text:p>
          </table:table-cell>
          <table:table-cell office:value-type="string">
            <text:p>Accor Hotels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FR0000120503</text:p>
          </table:table-cell>
          <table:table-cell office:value-type="string">
            <text:p>Bouygues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FR0000120578</text:p>
          </table:table-cell>
          <table:table-cell office:value-type="string">
            <text:p>Sanofi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FR0000120628</text:p>
          </table:table-cell>
          <table:table-cell office:value-type="string">
            <text:p>Ax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FR0000120644</text:p>
          </table:table-cell>
          <table:table-cell office:value-type="string">
            <text:p>Danone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FR0000120685</text:p>
          </table:table-cell>
          <table:table-cell office:value-type="string">
            <text:p>Natixis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FR0000120693</text:p>
          </table:table-cell>
          <table:table-cell office:value-type="string">
            <text:p>Pernod Ricard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FR0000120859</text:p>
          </table:table-cell>
          <table:table-cell office:value-type="string">
            <text:p>Imerys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FR0000120966</text:p>
          </table:table-cell>
          <table:table-cell office:value-type="string">
            <text:p>Bic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FR0000121014</text:p>
          </table:table-cell>
          <table:table-cell office:value-type="string">
            <text:p>Lvmh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string">
            <text:p>FR0000121121</text:p>
          </table:table-cell>
          <table:table-cell office:value-type="string">
            <text:p>Eurazeo</text:p>
          </table:table-cell>
        </table:table-row>
        <table:table-row table:style-name="ro1">
          <table:table-cell office:value-type="string">
            <text:p>EO</text:p>
          </table:table-cell>
          <table:table-cell office:value-type="string">
            <text:p>FR0000121147</text:p>
          </table:table-cell>
          <table:table-cell office:value-type="string">
            <text:p>Faurecia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FR0000121204</text:p>
          </table:table-cell>
          <table:table-cell office:value-type="string">
            <text:p>Wendel Invest.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FR0000121220</text:p>
          </table:table-cell>
          <table:table-cell office:value-type="string">
            <text:p>Sodexo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FR0000121261</text:p>
          </table:table-cell>
          <table:table-cell office:value-type="string">
            <text:p>Micheli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FR0000121329</text:p>
          </table:table-cell>
          <table:table-cell office:value-type="string">
            <text:p>Thales</text:p>
          </table:table-cell>
        </table:table-row>
        <table:table-row table:style-name="ro1">
          <table:table-cell office:value-type="string">
            <text:p>KER</text:p>
          </table:table-cell>
          <table:table-cell office:value-type="string">
            <text:p>FR0000121485</text:p>
          </table:table-cell>
          <table:table-cell office:value-type="string">
            <text:p>Kering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FR0000121501</text:p>
          </table:table-cell>
          <table:table-cell office:value-type="string">
            <text:p>Peugeot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FR0000121634</text:p>
          </table:table-cell>
          <table:table-cell office:value-type="string">
            <text:p>Colas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FR0000121667</text:p>
          </table:table-cell>
          <table:table-cell office:value-type="string">
            <text:p>EssilorLuxottica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FR0000121709</text:p>
          </table:table-cell>
          <table:table-cell office:value-type="string">
            <text:p>Seb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FR0000121725</text:p>
          </table:table-cell>
          <table:table-cell office:value-type="string">
            <text:p>Dassault Aviation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FR0000121964</text:p>
          </table:table-cell>
          <table:table-cell office:value-type="string">
            <text:p>Klepierr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FR0000121972</text:p>
          </table:table-cell>
          <table:table-cell office:value-type="string">
            <text:p>Schneider Electric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FR0000124141</text:p>
          </table:table-cell>
          <table:table-cell office:value-type="string">
            <text:p>Veolia Environ.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FR0000124570</text:p>
          </table:table-cell>
          <table:table-cell office:value-type="string">
            <text:p>Plastic Omnium</text:p>
          </table:table-cell>
        </table:table-row>
        <table:table-row table:style-name="ro1">
          <table:table-cell office:value-type="string">
            <text:p>SGO</text:p>
          </table:table-cell>
          <table:table-cell office:value-type="string">
            <text:p>FR0000125007</text:p>
          </table:table-cell>
          <table:table-cell office:value-type="string">
            <text:p>Saint Gobain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FR0000125338</text:p>
          </table:table-cell>
          <table:table-cell office:value-type="string">
            <text:p>CapGemini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FR0000125346</text:p>
          </table:table-cell>
          <table:table-cell office:value-type="string">
            <text:p>Ingenico Group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FR0000125486</text:p>
          </table:table-cell>
          <table:table-cell office:value-type="string">
            <text:p>Vinci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FR0000125585</text:p>
          </table:table-cell>
          <table:table-cell office:value-type="string">
            <text:p>Casino Guichard</text:p>
          </table:table-cell>
        </table:table-row>
        <table:table-row table:style-name="ro1">
          <table:table-cell office:value-type="string">
            <text:p>VIV</text:p>
          </table:table-cell>
          <table:table-cell office:value-type="string">
            <text:p>FR0000127771</text:p>
          </table:table-cell>
          <table:table-cell office:value-type="string">
            <text:p>Vivendi</text:p>
          </table:table-cell>
        </table:table-row>
        <table:table-row table:style-name="ro1">
          <table:table-cell office:value-type="string">
            <text:p>MMB</text:p>
          </table:table-cell>
          <table:table-cell office:value-type="string">
            <text:p>FR0000130213</text:p>
          </table:table-cell>
          <table:table-cell office:value-type="string">
            <text:p>Lagardere</text:p>
          </table:table-cell>
        </table:table-row>
        <table:table-row table:style-name="ro1">
          <table:table-cell office:value-type="string">
            <text:p>RCO</text:p>
          </table:table-cell>
          <table:table-cell office:value-type="string">
            <text:p>FR0000130395</text:p>
          </table:table-cell>
          <table:table-cell office:value-type="string">
            <text:p>Remy Cointreau</text:p>
          </table:table-cell>
        </table:table-row>
        <table:table-row table:style-name="ro1">
          <table:table-cell office:value-type="string">
            <text:p>CDI</text:p>
          </table:table-cell>
          <table:table-cell office:value-type="string">
            <text:p>FR0000130403</text:p>
          </table:table-cell>
          <table:table-cell office:value-type="string">
            <text:p>Christian Dior</text:p>
          </table:table-cell>
        </table:table-row>
        <table:table-row table:style-name="ro1">
          <table:table-cell office:value-type="string">
            <text:p>FGR</text:p>
          </table:table-cell>
          <table:table-cell office:value-type="string">
            <text:p>FR0000130452</text:p>
          </table:table-cell>
          <table:table-cell office:value-type="string">
            <text:p>Eiffage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FR0000130577</text:p>
          </table:table-cell>
          <table:table-cell office:value-type="string">
            <text:p>Publicis Groupe</text:p>
          </table:table-cell>
        </table:table-row>
        <table:table-row table:style-name="ro1">
          <table:table-cell office:value-type="string">
            <text:p>DSY</text:p>
          </table:table-cell>
          <table:table-cell office:value-type="string">
            <text:p>FR0000130650</text:p>
          </table:table-cell>
          <table:table-cell office:value-type="string">
            <text:p>Dassault Systemes</text:p>
          </table:table-cell>
        </table:table-row>
        <table:table-row table:style-name="ro1">
          <table:table-cell office:value-type="string">
            <text:p>GLE</text:p>
          </table:table-cell>
          <table:table-cell office:value-type="string">
            <text:p>FR0000130809</text:p>
          </table:table-cell>
          <table:table-cell office:value-type="string">
            <text:p>Societe Generale</text:p>
          </table:table-cell>
        </table:table-row>
        <table:table-row table:style-name="ro1">
          <table:table-cell office:value-type="string">
            <text:p>BNP</text:p>
          </table:table-cell>
          <table:table-cell office:value-type="string">
            <text:p>FR0000131104</text:p>
          </table:table-cell>
          <table:table-cell office:value-type="string">
            <text:p>Bnp Paribas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FR0000131757</text:p>
          </table:table-cell>
          <table:table-cell office:value-type="string">
            <text:p>Eramet</text:p>
          </table:table-cell>
        </table:table-row>
        <table:table-row table:style-name="ro1">
          <table:table-cell office:value-type="string">
            <text:p>RNO</text:p>
          </table:table-cell>
          <table:table-cell office:value-type="string">
            <text:p>FR0000131906</text:p>
          </table:table-cell>
          <table:table-cell office:value-type="string">
            <text:p>Renault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FR0000133308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ORP</text:p>
          </table:table-cell>
          <table:table-cell office:value-type="string">
            <text:p>FR0000184798</text:p>
          </table:table-cell>
          <table:table-cell office:value-type="string">
            <text:p>Orpea</text:p>
          </table:table-cell>
        </table:table-row>
        <table:table-row table:style-name="ro1">
          <table:table-cell office:value-type="string">
            <text:p>ITP</text:p>
          </table:table-cell>
          <table:table-cell office:value-type="string">
            <text:p>FR0004024222</text:p>
          </table:table-cell>
          <table:table-cell office:value-type="string">
            <text:p>Interparfums</text:p>
          </table:table-cell>
        </table:table-row>
        <table:table-row table:style-name="ro1">
          <table:table-cell office:value-type="string">
            <text:p>AMUN</text:p>
          </table:table-cell>
          <table:table-cell office:value-type="string">
            <text:p>FR0004125920</text:p>
          </table:table-cell>
          <table:table-cell office:value-type="string">
            <text:p>Amundi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FR0004180537</text:p>
          </table:table-cell>
          <table:table-cell office:value-type="string">
            <text:p>Akka Technologies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string">
            <text:p>FR0005691656</text:p>
          </table:table-cell>
          <table:table-cell office:value-type="string">
            <text:p>Trigano</text:p>
          </table:table-cell>
        </table:table-row>
        <table:table-row table:style-name="ro1">
          <table:table-cell office:value-type="string">
            <text:p>BVI</text:p>
          </table:table-cell>
          <table:table-cell office:value-type="string">
            <text:p>FR0006174348</text:p>
          </table:table-cell>
          <table:table-cell office:value-type="string">
            <text:p>Bureau Veritas</text:p>
          </table:table-cell>
        </table:table-row>
        <table:table-row table:style-name="ro1">
          <table:table-cell office:value-type="string">
            <text:p>GFC</text:p>
          </table:table-cell>
          <table:table-cell office:value-type="string">
            <text:p>FR0010040865</text:p>
          </table:table-cell>
          <table:table-cell office:value-type="string">
            <text:p>Gecina Nom.</text:p>
          </table:table-cell>
        </table:table-row>
        <table:table-row table:style-name="ro1">
          <table:table-cell office:value-type="string">
            <text:p>NXI</text:p>
          </table:table-cell>
          <table:table-cell office:value-type="string">
            <text:p>FR0010112524</text:p>
          </table:table-cell>
          <table:table-cell office:value-type="string">
            <text:p>Nexity</text:p>
          </table:table-cell>
        </table:table-row>
        <table:table-row table:style-name="ro1">
          <table:table-cell office:value-type="string">
            <text:p>ENGI</text:p>
          </table:table-cell>
          <table:table-cell office:value-type="string">
            <text:p>FR0010208488</text:p>
          </table:table-cell>
          <table:table-cell office:value-type="string">
            <text:p>Engie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string">
            <text:p>FR0010220475</text:p>
          </table:table-cell>
          <table:table-cell office:value-type="string">
            <text:p>Alstom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MERY</text:p>
          </table:table-cell>
          <table:table-cell office:value-type="string">
            <text:p>FR0010241638</text:p>
          </table:table-cell>
          <table:table-cell office:value-type="string">
            <text:p>Mercialys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FR0010242511</text:p>
          </table:table-cell>
          <table:table-cell office:value-type="string">
            <text:p>EDF</text:p>
          </table:table-cell>
        </table:table-row>
        <table:table-row table:style-name="ro1">
          <table:table-cell office:value-type="string">
            <text:p>IPN</text:p>
          </table:table-cell>
          <table:table-cell office:value-type="string">
            <text:p>FR0010259150</text:p>
          </table:table-cell>
          <table:table-cell office:value-type="string">
            <text:p>Ipsen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FR0010307819</text:p>
          </table:table-cell>
          <table:table-cell office:value-type="string">
            <text:p>Legrand SA</text:p>
          </table:table-cell>
        </table:table-row>
        <table:table-row table:style-name="ro1">
          <table:table-cell office:value-type="string">
            <text:p>AKE</text:p>
          </table:table-cell>
          <table:table-cell office:value-type="string">
            <text:p>FR0010313833</text:p>
          </table:table-cell>
          <table:table-cell office:value-type="string">
            <text:p>Arkema</text:p>
          </table:table-cell>
        </table:table-row>
        <table:table-row table:style-name="ro1">
          <table:table-cell office:value-type="string">
            <text:p>ADP</text:p>
          </table:table-cell>
          <table:table-cell office:value-type="string">
            <text:p>FR0010340141</text:p>
          </table:table-cell>
          <table:table-cell office:value-type="string">
            <text:p>Adp</text:p>
          </table:table-cell>
        </table:table-row>
        <table:table-row table:style-name="ro1">
          <table:table-cell office:value-type="string">
            <text:p>KORI</text:p>
          </table:table-cell>
          <table:table-cell office:value-type="string">
            <text:p>FR0010386334</text:p>
          </table:table-cell>
          <table:table-cell office:value-type="string">
            <text:p>Korian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FR0010407049</text:p>
          </table:table-cell>
          <table:table-cell office:value-type="string">
            <text:p>Terreis</text:p>
          </table:table-cell>
        </table:table-row>
        <table:table-row table:style-name="ro1">
          <table:table-cell office:value-type="string">
            <text:p>SCR</text:p>
          </table:table-cell>
          <table:table-cell office:value-type="string">
            <text:p>FR0010411983</text:p>
          </table:table-cell>
          <table:table-cell office:value-type="string">
            <text:p>Scor</text:p>
          </table:table-cell>
        </table:table-row>
        <table:table-row table:style-name="ro1">
          <table:table-cell office:value-type="string">
            <text:p>RXL</text:p>
          </table:table-cell>
          <table:table-cell office:value-type="string">
            <text:p>FR0010451203</text:p>
          </table:table-cell>
          <table:table-cell office:value-type="string">
            <text:p>Rexel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FR0010481960</text:p>
          </table:table-cell>
          <table:table-cell office:value-type="string">
            <text:p>Argan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FR0010533075</text:p>
          </table:table-cell>
          <table:table-cell office:value-type="string">
            <text:p>Getlink (ex: Eurotunnel)</text:p>
          </table:table-cell>
        </table:table-row>
        <table:table-row table:style-name="ro1">
          <table:table-cell office:value-type="string">
            <text:p>SEV</text:p>
          </table:table-cell>
          <table:table-cell office:value-type="string">
            <text:p>FR0010613471</text:p>
          </table:table-cell>
          <table:table-cell office:value-type="string">
            <text:p>Suez Environnement</text:p>
          </table:table-cell>
        </table:table-row>
        <table:table-row table:style-name="ro1">
          <table:table-cell office:value-type="string">
            <text:p>COFA</text:p>
          </table:table-cell>
          <table:table-cell office:value-type="string">
            <text:p>FR0010667147</text:p>
          </table:table-cell>
          <table:table-cell office:value-type="string">
            <text:p>Coface</text:p>
          </table:table-cell>
        </table:table-row>
        <table:table-row table:style-name="ro1">
          <table:table-cell office:value-type="string">
            <text:p>CARM</text:p>
          </table:table-cell>
          <table:table-cell office:value-type="string">
            <text:p>FR0010828137</text:p>
          </table:table-cell>
          <table:table-cell office:value-type="string">
            <text:p>Carmila</text:p>
          </table:table-cell>
        </table:table-row>
        <table:table-row table:style-name="ro1">
          <table:table-cell office:value-type="string">
            <text:p>EDEN</text:p>
          </table:table-cell>
          <table:table-cell office:value-type="string">
            <text:p>FR0010908533</text:p>
          </table:table-cell>
          <table:table-cell office:value-type="string">
            <text:p>Edenred</text:p>
          </table:table-cell>
        </table:table-row>
        <table:table-row table:style-name="ro1">
          <table:table-cell office:value-type="string">
            <text:p>IDL</text:p>
          </table:table-cell>
          <table:table-cell office:value-type="string">
            <text:p>FR0010929125</text:p>
          </table:table-cell>
          <table:table-cell office:value-type="string">
            <text:p>ID Logistics</text:p>
          </table:table-cell>
        </table:table-row>
        <table:table-row table:style-name="ro1">
          <table:table-cell office:value-type="string">
            <text:p>FNAC</text:p>
          </table:table-cell>
          <table:table-cell office:value-type="string">
            <text:p>FR0011476928</text:p>
          </table:table-cell>
          <table:table-cell office:value-type="string">
            <text:p>Fnac Darty</text:p>
          </table:table-cell>
        </table:table-row>
        <table:table-row table:style-name="ro1">
          <table:table-cell office:value-type="string">
            <text:p>NEOEN</text:p>
          </table:table-cell>
          <table:table-cell office:value-type="string">
            <text:p>FR0011675362</text:p>
          </table:table-cell>
          <table:table-cell office:value-type="string">
            <text:p>Neoen</text:p>
          </table:table-cell>
        </table:table-row>
        <table:table-row table:style-name="ro1">
          <table:table-cell office:value-type="string">
            <text:p>GTT</text:p>
          </table:table-cell>
          <table:table-cell office:value-type="string">
            <text:p>FR0011726835</text:p>
          </table:table-cell>
          <table:table-cell office:value-type="string">
            <text:p>GTT</text:p>
          </table:table-cell>
        </table:table-row>
        <table:table-row table:style-name="ro1">
          <table:table-cell office:value-type="string">
            <text:p>ELIOR</text:p>
          </table:table-cell>
          <table:table-cell office:value-type="string">
            <text:p>FR0011950732</text:p>
          </table:table-cell>
          <table:table-cell office:value-type="string">
            <text:p>Elior Group</text:p>
          </table:table-cell>
        </table:table-row>
        <table:table-row table:style-name="ro1">
          <table:table-cell office:value-type="string">
            <text:p>WLN</text:p>
          </table:table-cell>
          <table:table-cell office:value-type="string">
            <text:p>FR0011981968</text:p>
          </table:table-cell>
          <table:table-cell office:value-type="string">
            <text:p>Worldline</text:p>
          </table:table-cell>
        </table:table-row>
        <table:table-row table:style-name="ro1">
          <table:table-cell office:value-type="string">
            <text:p>VLTSA</text:p>
          </table:table-cell>
          <table:table-cell office:value-type="string">
            <text:p>FR0011995588</text:p>
          </table:table-cell>
          <table:table-cell office:value-type="string">
            <text:p>Voltalia</text:p>
          </table:table-cell>
        </table:table-row>
        <table:table-row table:style-name="ro1">
          <table:table-cell office:value-type="string">
            <text:p>ELIS</text:p>
          </table:table-cell>
          <table:table-cell office:value-type="string">
            <text:p>FR0012435121</text:p>
          </table:table-cell>
          <table:table-cell office:value-type="string">
            <text:p>Elis</text:p>
          </table:table-cell>
        </table:table-row>
        <table:table-row table:style-name="ro1">
          <table:table-cell office:value-type="string">
            <text:p>SPIE</text:p>
          </table:table-cell>
          <table:table-cell office:value-type="string">
            <text:p>FR0012757854</text:p>
          </table:table-cell>
          <table:table-cell office:value-type="string">
            <text:p>Spie</text:p>
          </table:table-cell>
        </table:table-row>
        <table:table-row table:style-name="ro1">
          <table:table-cell office:value-type="string">
            <text:p>DIM</text:p>
          </table:table-cell>
          <table:table-cell office:value-type="string">
            <text:p>FR0013154002</text:p>
          </table:table-cell>
          <table:table-cell office:value-type="string">
            <text:p>Sartorius Stedim Biotech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0013176526</text:p>
          </table:table-cell>
          <table:table-cell office:value-type="string">
            <text:p>Valeo</text:p>
          </table:table-cell>
        </table:table-row>
        <table:table-row table:style-name="ro1">
          <table:table-cell office:value-type="string">
            <text:p>CGG</text:p>
          </table:table-cell>
          <table:table-cell office:value-type="string">
            <text:p>FR0013181864</text:p>
          </table:table-cell>
          <table:table-cell office:value-type="string">
            <text:p>CGG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FR0013199916</text:p>
          </table:table-cell>
          <table:table-cell office:value-type="string">
            <text:p>Somfy Intl</text:p>
          </table:table-cell>
        </table:table-row>
        <table:table-row table:style-name="ro1">
          <table:table-cell office:value-type="string">
            <text:p>LOUP</text:p>
          </table:table-cell>
          <table:table-cell office:value-type="string">
            <text:p>FR0013204336</text:p>
          </table:table-cell>
          <table:table-cell office:value-type="string">
            <text:p>Ldc</text:p>
          </table:table-cell>
        </table:table-row>
        <table:table-row table:style-name="ro1">
          <table:table-cell office:value-type="string">
            <text:p>SMCP</text:p>
          </table:table-cell>
          <table:table-cell office:value-type="string">
            <text:p>FR0013214145</text:p>
          </table:table-cell>
          <table:table-cell office:value-type="string">
            <text:p>Smcp</text:p>
          </table:table-cell>
        </table:table-row>
        <table:table-row table:style-name="ro1">
          <table:table-cell office:value-type="string">
            <text:p>SOI</text:p>
          </table:table-cell>
          <table:table-cell office:value-type="string">
            <text:p>FR0013227113</text:p>
          </table:table-cell>
          <table:table-cell office:value-type="string">
            <text:p>Soitec Silicon</text:p>
          </table:table-cell>
        </table:table-row>
        <table:table-row table:style-name="ro1">
          <table:table-cell office:value-type="string">
            <text:p>TKO</text:p>
          </table:table-cell>
          <table:table-cell office:value-type="string">
            <text:p>FR0013230612</text:p>
          </table:table-cell>
          <table:table-cell office:value-type="string">
            <text:p>Tikehau Capital</text:p>
          </table:table-cell>
        </table:table-row>
        <table:table-row table:style-name="ro1">
          <table:table-cell office:value-type="string">
            <text:p>ALD</text:p>
          </table:table-cell>
          <table:table-cell office:value-type="string">
            <text:p>FR0013258662</text:p>
          </table:table-cell>
          <table:table-cell office:value-type="string">
            <text:p>Ald</text:p>
          </table:table-cell>
        </table:table-row>
        <table:table-row table:style-name="ro1">
          <table:table-cell office:value-type="string">
            <text:p>RUI</text:p>
          </table:table-cell>
          <table:table-cell office:value-type="string">
            <text:p>FR0013269123</text:p>
          </table:table-cell>
          <table:table-cell office:value-type="string">
            <text:p>Rubis</text:p>
          </table:table-cell>
        </table:table-row>
        <table:table-row table:style-name="ro1">
          <table:table-cell office:value-type="string">
            <text:p>BIM</text:p>
          </table:table-cell>
          <table:table-cell office:value-type="string">
            <text:p>FR0013280286</text:p>
          </table:table-cell>
          <table:table-cell office:value-type="string">
            <text:p>Biomerieux</text:p>
          </table:table-cell>
        </table:table-row>
        <table:table-row table:style-name="ro1">
          <table:table-cell office:value-type="string">
            <text:p>URW</text:p>
          </table:table-cell>
          <table:table-cell office:value-type="string">
            <text:p>FR0013326246</text:p>
          </table:table-cell>
          <table:table-cell office:value-type="string">
            <text:p>Unibail Rodamco Wes</text:p>
          </table:table-cell>
        </table:table-row>
        <table:table-row table:style-name="ro1">
          <table:table-cell office:value-type="string">
            <text:p>FDJ</text:p>
          </table:table-cell>
          <table:table-cell office:value-type="string">
            <text:p>FR0013451333</text:p>
          </table:table-cell>
          <table:table-cell office:value-type="string">
            <text:p>La Francaise des jeux - FDJ</text:p>
          </table:table-cell>
        </table:table-row>
        <table:table-row table:style-name="ro1">
          <table:table-cell office:value-type="string">
            <text:p>HSB</text:p>
          </table:table-cell>
          <table:table-cell office:value-type="string">
            <text:p>GB0005405286</text:p>
          </table:table-cell>
          <table:table-cell office:value-type="string">
            <text:p>Hsbc Holdings</text:p>
          </table:table-cell>
        </table:table-row>
        <table:table-row table:style-name="ro1">
          <table:table-cell office:value-type="string">
            <text:p>FTI</text:p>
          </table:table-cell>
          <table:table-cell office:value-type="string">
            <text:p>GB00BDSFG982</text:p>
          </table:table-cell>
          <table:table-cell office:value-type="string">
            <text:p>TechnipFMC</text:p>
          </table:table-cell>
        </table:table-row>
        <table:table-row table:style-name="ro1">
          <table:table-cell office:value-type="string">
            <text:p>SESG</text:p>
          </table:table-cell>
          <table:table-cell office:value-type="string">
            <text:p>LU0088087324</text:p>
          </table:table-cell>
          <table:table-cell office:value-type="string">
            <text:p>SES Sa</text:p>
          </table:table-cell>
        </table:table-row>
        <table:table-row table:style-name="ro1">
          <table:table-cell office:value-type="string">
            <text:p>BAIN</text:p>
          </table:table-cell>
          <table:table-cell office:value-type="string">
            <text:p>MC0000031187</text:p>
          </table:table-cell>
          <table:table-cell office:value-type="string">
            <text:p>Bains Mer Monaco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NL0000226223</text:p>
          </table:table-cell>
          <table:table-cell office:value-type="string">
            <text:p>Stmicroelectronics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NL0000235190</text:p>
          </table:table-cell>
          <table:table-cell office:value-type="string">
            <text:p>Airbus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NL0006294274</text:p>
          </table:table-cell>
          <table:table-cell office:value-type="string">
            <text:p>Euronext</text:p>
          </table:table-cell>
        </table:table-row>
        <table:table-row table:style-name="ro1">
          <table:table-cell office:value-type="string">
            <text:p>GNE</text:p>
          </table:table-cell>
          <table:table-cell office:value-type="string">
            <text:p>US3696041033</text:p>
          </table:table-cell>
          <table:table-cell office:value-type="string">
            <text:p>General Electric</text:p>
          </table:table-cell>
        </table:table-row>
        <table:table-row table:style-name="ro1">
          <table:table-cell/>
          <table:table-cell office:value-type="string">
            <text:p>AT0000497268</text:p>
          </table:table-cell>
          <table:table-cell office:value-type="string">
            <text:p>Raiffeisen-EmergingMkts-Aktien VT</text:p>
          </table:table-cell>
        </table:table-row>
        <table:table-row table:style-name="ro1">
          <table:table-cell/>
          <table:table-cell office:value-type="string">
            <text:p>AT0000712518</text:p>
          </table:table-cell>
          <table:table-cell office:value-type="string">
            <text:p>Raiffeisen-Euro-Corporate s A</text:p>
          </table:table-cell>
        </table:table-row>
        <table:table-row table:style-name="ro1">
          <table:table-cell/>
          <table:table-cell office:value-type="string">
            <text:p>AT0000712534</text:p>
          </table:table-cell>
          <table:table-cell office:value-type="string">
            <text:p>RAIFFEISEN-EURO-CORPORATE S VT</text:p>
          </table:table-cell>
        </table:table-row>
        <table:table-row table:style-name="ro1">
          <table:table-cell/>
          <table:table-cell office:value-type="string">
            <text:p>AT0000740642</text:p>
          </table:table-cell>
          <table:table-cell office:value-type="string">
            <text:p>RAIFFEISEN - OSTEUROPA RENT (D)</text:p>
          </table:table-cell>
        </table:table-row>
        <table:table-row table:style-name="ro1">
          <table:table-cell/>
          <table:table-cell office:value-type="string">
            <text:p>AT0000740667</text:p>
          </table:table-cell>
          <table:table-cell office:value-type="string">
            <text:p>RAIFFEISEN - OSTEUROPA RENT (C)</text:p>
          </table:table-cell>
        </table:table-row>
        <table:table-row table:style-name="ro1">
          <table:table-cell/>
          <table:table-cell office:value-type="string">
            <text:p>AT0000745856</text:p>
          </table:table-cell>
          <table:table-cell office:value-type="string">
            <text:p>Raiffeisen-Eurasien-Aktien A</text:p>
          </table:table-cell>
        </table:table-row>
        <table:table-row table:style-name="ro1">
          <table:table-cell/>
          <table:table-cell office:value-type="string">
            <text:p>AT0000745872</text:p>
          </table:table-cell>
          <table:table-cell office:value-type="string">
            <text:p>RAIFFEISEN - EURASIA EQUITIES (C)</text:p>
          </table:table-cell>
        </table:table-row>
        <table:table-row table:style-name="ro1">
          <table:table-cell/>
          <table:table-cell office:value-type="string">
            <text:p>AT0000765599</text:p>
          </table:table-cell>
          <table:table-cell office:value-type="string">
            <text:p>RAIFFEISEN - EUROPEAN HIGHYIELD (C)</text:p>
          </table:table-cell>
        </table:table-row>
        <table:table-row table:style-name="ro1">
          <table:table-cell/>
          <table:table-cell office:value-type="string">
            <text:p>AT0000785241</text:p>
          </table:table-cell>
          <table:table-cell office:value-type="string">
            <text:p>RAIFFEISEN - EASTERN EUROPEAN EQUITIES (C)</text:p>
          </table:table-cell>
        </table:table-row>
        <table:table-row table:style-name="ro1">
          <table:table-cell/>
          <table:table-cell office:value-type="string">
            <text:p>AT0000785308</text:p>
          </table:table-cell>
          <table:table-cell office:value-type="string">
            <text:p>RAIFFEISEN - EURO BOND (C)</text:p>
          </table:table-cell>
        </table:table-row>
        <table:table-row table:style-name="ro1">
          <table:table-cell/>
          <table:table-cell office:value-type="string">
            <text:p>AT0000805445</text:p>
          </table:table-cell>
          <table:table-cell office:value-type="string">
            <text:p>EURO-RENT (R) T</text:p>
          </table:table-cell>
        </table:table-row>
        <table:table-row table:style-name="ro1">
          <table:table-cell/>
          <table:table-cell office:value-type="string">
            <text:p>AT0000822606</text:p>
          </table:table-cell>
          <table:table-cell office:value-type="string">
            <text:p>EURO-SHORTTERM-RENT (R) T</text:p>
          </table:table-cell>
        </table:table-row>
        <table:table-row table:style-name="ro1">
          <table:table-cell/>
          <table:table-cell office:value-type="string">
            <text:p>AT0000996681</text:p>
          </table:table-cell>
          <table:table-cell office:value-type="string">
            <text:p>Raiffeisen-Euro-Rent A</text:p>
          </table:table-cell>
        </table:table-row>
        <table:table-row table:style-name="ro1">
          <table:table-cell/>
          <table:table-cell office:value-type="string">
            <text:p>AT0000A07FQ5</text:p>
          </table:table-cell>
          <table:table-cell office:value-type="string">
            <text:p>Raiffeisen-Russland-Aktien A</text:p>
          </table:table-cell>
        </table:table-row>
        <table:table-row table:style-name="ro1">
          <table:table-cell/>
          <table:table-cell office:value-type="string">
            <text:p>AT0000A07FS1</text:p>
          </table:table-cell>
          <table:table-cell office:value-type="string">
            <text:p>RAIFFEISEN-RUSSLAND-AKTIEN VT</text:p>
          </table:table-cell>
        </table:table-row>
        <table:table-row table:style-name="ro1">
          <table:table-cell/>
          <table:table-cell office:value-type="string">
            <text:p>AT0000A09ZJ4</text:p>
          </table:table-cell>
          <table:table-cell office:value-type="string">
            <text:p>Raiffeisen-Infrastruktur-Aktien A</text:p>
          </table:table-cell>
        </table:table-row>
        <table:table-row table:style-name="ro1">
          <table:table-cell/>
          <table:table-cell office:value-type="string">
            <text:p>AT0000A09ZL0</text:p>
          </table:table-cell>
          <table:table-cell office:value-type="string">
            <text:p>RAIFFEISEN-INFRASTRUKTUR-AKTIEN VT</text:p>
          </table:table-cell>
        </table:table-row>
        <table:table-row table:style-name="ro1">
          <table:table-cell/>
          <table:table-cell office:value-type="string">
            <text:p>AT0000A0EY50</text:p>
          </table:table-cell>
          <table:table-cell office:value-type="string">
            <text:p>Osteuropa-Aktien (I) VTA</text:p>
          </table:table-cell>
        </table:table-row>
        <table:table-row table:style-name="ro1">
          <table:table-cell/>
          <table:table-cell office:value-type="string">
            <text:p>AT0000A0KRU1</text:p>
          </table:table-cell>
          <table:table-cell office:value-type="string">
            <text:p>Raiffeisen Global-Fundamental-Rent (I) VTA</text:p>
          </table:table-cell>
        </table:table-row>
        <table:table-row table:style-name="ro1">
          <table:table-cell/>
          <table:table-cell office:value-type="string">
            <text:p>AT0000A0P7X4</text:p>
          </table:table-cell>
          <table:table-cell office:value-type="string">
            <text:p>RAIFFEISEN Global-Fundamental-Rent (R) VTA</text:p>
          </table:table-cell>
        </table:table-row>
        <table:table-row table:style-name="ro1">
          <table:table-cell/>
          <table:table-cell office:value-type="string">
            <text:p>AT0000A0QQ64</text:p>
          </table:table-cell>
          <table:table-cell office:value-type="string">
            <text:p>Raiffeisenfonds-Konservativ (R) VTA</text:p>
          </table:table-cell>
        </table:table-row>
        <table:table-row table:style-name="ro1">
          <table:table-cell/>
          <table:table-cell office:value-type="string">
            <text:p>AT0000A0SDZ3</text:p>
          </table:table-cell>
          <table:table-cell office:value-type="string">
            <text:p>Raiffeisen Global Allocation-StrategiesPlus (I) VT</text:p>
          </table:table-cell>
        </table:table-row>
        <table:table-row table:style-name="ro1">
          <table:table-cell/>
          <table:table-cell office:value-type="string">
            <text:p>AT0000A0SE25</text:p>
          </table:table-cell>
          <table:table-cell office:value-type="string">
            <text:p>RAIFFEISEN GLOBAL ALLOCATION STRATEGIES PLUS (R)</text:p>
          </table:table-cell>
        </table:table-row>
        <table:table-row table:style-name="ro1">
          <table:table-cell/>
          <table:table-cell office:value-type="string">
            <text:p>BE0057451271</text:p>
          </table:table-cell>
          <table:table-cell office:value-type="string">
            <text:p>DPAM INVEST B SA DPAM INVEST B EQUITIES EUROPE DIV</text:p>
          </table:table-cell>
        </table:table-row>
        <table:table-row table:style-name="ro1">
          <table:table-cell/>
          <table:table-cell office:value-type="string">
            <text:p>BE0058179764</text:p>
          </table:table-cell>
          <table:table-cell office:value-type="string">
            <text:p>DPAM INVEST B SA DPAM INVEST B EQUITIES EUROPE B</text:p>
          </table:table-cell>
        </table:table-row>
        <table:table-row table:style-name="ro1">
          <table:table-cell/>
          <table:table-cell office:value-type="string">
            <text:p>BE0058182792</text:p>
          </table:table-cell>
          <table:table-cell office:value-type="string">
            <text:p>DPAM INVEST B SA DPAM INVEST B EQUITIES EUROLAND B</text:p>
          </table:table-cell>
        </table:table-row>
        <table:table-row table:style-name="ro1">
          <table:table-cell/>
          <table:table-cell office:value-type="string">
            <text:p>BE0058185829</text:p>
          </table:table-cell>
          <table:table-cell office:value-type="string">
            <text:p>DPAM INVEST B SA DPAM INVEST B EQUITIES EUROPE SMA</text:p>
          </table:table-cell>
        </table:table-row>
        <table:table-row table:style-name="ro1">
          <table:table-cell/>
          <table:table-cell office:value-type="string">
            <text:p>BE0058187841</text:p>
          </table:table-cell>
          <table:table-cell office:value-type="string">
            <text:p>DPAM INVEST B SA REAL ESTATE EUROPE B</text:p>
          </table:table-cell>
        </table:table-row>
        <table:table-row table:style-name="ro1">
          <table:table-cell/>
          <table:table-cell office:value-type="string">
            <text:p>BE0058191884</text:p>
          </table:table-cell>
          <table:table-cell office:value-type="string">
            <text:p>DPAM INVEST B SA DPAM INVEST B BONDS EUR SHORT TER</text:p>
          </table:table-cell>
        </table:table-row>
        <table:table-row table:style-name="ro1">
          <table:table-cell/>
          <table:table-cell office:value-type="string">
            <text:p>BE0058652646</text:p>
          </table:table-cell>
          <table:table-cell office:value-type="string">
            <text:p>DPAM INVEST B SA DPAM INVEST B EQUITIES WORLD SUST</text:p>
          </table:table-cell>
        </table:table-row>
        <table:table-row table:style-name="ro1">
          <table:table-cell/>
          <table:table-cell office:value-type="string">
            <text:p>BE0146935771</text:p>
          </table:table-cell>
          <table:table-cell office:value-type="string">
            <text:p>BNP PARIBAS B STRATEGY GLOBAL DEFENSIVE CLASSIC-DI</text:p>
          </table:table-cell>
        </table:table-row>
        <table:table-row table:style-name="ro1">
          <table:table-cell/>
          <table:table-cell office:value-type="string">
            <text:p>BE0146937793</text:p>
          </table:table-cell>
          <table:table-cell office:value-type="string">
            <text:p>BNP PARIBAS B STRATEGY GLOBAL NEUTRAL CLASSIC-DIST</text:p>
          </table:table-cell>
        </table:table-row>
        <table:table-row table:style-name="ro1">
          <table:table-cell/>
          <table:table-cell office:value-type="string">
            <text:p>BE0159412411</text:p>
          </table:table-cell>
          <table:table-cell office:value-type="string">
            <text:p>CANDRIAM SUSTAINABLE - LOW C (C)</text:p>
          </table:table-cell>
        </table:table-row>
        <table:table-row table:style-name="ro1">
          <table:table-cell/>
          <table:table-cell office:value-type="string">
            <text:p>BE0163305544</text:p>
          </table:table-cell>
          <table:table-cell office:value-type="string">
            <text:p>BNP PARIBAS B STRATEGY GLOBAL DYNAMIC CLASSIC-DIST</text:p>
          </table:table-cell>
        </table:table-row>
        <table:table-row table:style-name="ro1">
          <table:table-cell/>
          <table:table-cell office:value-type="string">
            <text:p>BE0169199313</text:p>
          </table:table-cell>
          <table:table-cell office:value-type="string">
            <text:p>CANDRIAM SUSTAINABLE - HIGH C (C)</text:p>
          </table:table-cell>
        </table:table-row>
        <table:table-row table:style-name="ro1">
          <table:table-cell/>
          <table:table-cell office:value-type="string">
            <text:p>BE0170908918</text:p>
          </table:table-cell>
          <table:table-cell office:value-type="string">
            <text:p>CANDRIAM EQUITIES B - GLOBAL ENERGY C (C)</text:p>
          </table:table-cell>
        </table:table-row>
        <table:table-row table:style-name="ro1">
          <table:table-cell/>
          <table:table-cell office:value-type="string">
            <text:p>BE0173540072</text:p>
          </table:table-cell>
          <table:table-cell office:value-type="string">
            <text:p>CANDRIAM SUSTAINABLE - EUROPE C (C)</text:p>
          </table:table-cell>
        </table:table-row>
        <table:table-row table:style-name="ro1">
          <table:table-cell/>
          <table:table-cell office:value-type="string">
            <text:p>BE0173901779</text:p>
          </table:table-cell>
          <table:table-cell office:value-type="string">
            <text:p>CANDRIAM SUSTAINABLE - NORTH AMERICA C (C)</text:p>
          </table:table-cell>
        </table:table-row>
        <table:table-row table:style-name="ro1">
          <table:table-cell/>
          <table:table-cell office:value-type="string">
            <text:p>BE0174191768</text:p>
          </table:table-cell>
          <table:table-cell office:value-type="string">
            <text:p>CANDRIAM SUSTAINABLE - PACIFIC C (C)</text:p>
          </table:table-cell>
        </table:table-row>
        <table:table-row table:style-name="ro1">
          <table:table-cell/>
          <table:table-cell office:value-type="string">
            <text:p>BE0174812181</text:p>
          </table:table-cell>
          <table:table-cell office:value-type="string">
            <text:p>CANDRIAM EQUITIES B - GLOBAL FINANCE C (C)</text:p>
          </table:table-cell>
        </table:table-row>
        <table:table-row table:style-name="ro1">
          <table:table-cell/>
          <table:table-cell office:value-type="string">
            <text:p>BE0940002729</text:p>
          </table:table-cell>
          <table:table-cell office:value-type="string">
            <text:p>DPAM INVEST B SA DPAM INVEST B EQUITIES EUROPE SUS</text:p>
          </table:table-cell>
        </table:table-row>
        <table:table-row table:style-name="ro1">
          <table:table-cell/>
          <table:table-cell office:value-type="string">
            <text:p>BE0943336116</text:p>
          </table:table-cell>
          <table:table-cell office:value-type="string">
            <text:p>CANDRIAM SUSTAINABLE - EURO BONDS C (C)</text:p>
          </table:table-cell>
        </table:table-row>
        <table:table-row table:style-name="ro1">
          <table:table-cell/>
          <table:table-cell office:value-type="string">
            <text:p>BE0943877671</text:p>
          </table:table-cell>
          <table:table-cell office:value-type="string">
            <text:p>DPAM INVEST B SA DPAM INVEST B BONDS EUR B</text:p>
          </table:table-cell>
        </table:table-row>
        <table:table-row table:style-name="ro1">
          <table:table-cell/>
          <table:table-cell office:value-type="string">
            <text:p>BE0943879693</text:p>
          </table:table-cell>
          <table:table-cell office:value-type="string">
            <text:p>DPAM INVEST B SA DPAM INVEST B EQUITIES BELGIUM B</text:p>
          </table:table-cell>
        </table:table-row>
        <table:table-row table:style-name="ro1">
          <table:table-cell/>
          <table:table-cell office:value-type="string">
            <text:p>BE0945319540</text:p>
          </table:table-cell>
          <table:table-cell office:value-type="string">
            <text:p>CANDRIAM SUSTAINABLE - NORTH AMERICA N (C)</text:p>
          </table:table-cell>
        </table:table-row>
        <table:table-row table:style-name="ro1">
          <table:table-cell/>
          <table:table-cell office:value-type="string">
            <text:p>BE0945478197</text:p>
          </table:table-cell>
          <table:table-cell office:value-type="string">
            <text:p>CANDRIAM SUSTAINABLE - WORLD BONDS (C)</text:p>
          </table:table-cell>
        </table:table-row>
        <table:table-row table:style-name="ro1">
          <table:table-cell/>
          <table:table-cell office:value-type="string">
            <text:p>BE0945490317</text:p>
          </table:table-cell>
          <table:table-cell office:value-type="string">
            <text:p>CANDRIAM SUSTAINABLE - EURO SHORT TERM BONDS C (C)</text:p>
          </table:table-cell>
        </table:table-row>
        <table:table-row table:style-name="ro1">
          <table:table-cell/>
          <table:table-cell office:value-type="string">
            <text:p>BE0945492339</text:p>
          </table:table-cell>
          <table:table-cell office:value-type="string">
            <text:p>CANDRIAM SUSTAINABLE - EURO CORPORATE BONDS (D)</text:p>
          </table:table-cell>
        </table:table-row>
        <table:table-row table:style-name="ro1">
          <table:table-cell/>
          <table:table-cell office:value-type="string">
            <text:p>BE0945493345</text:p>
          </table:table-cell>
          <table:table-cell office:value-type="string">
            <text:p>CANDRIAM SUSTAINABLE - EURO CORPORATE BONDS (C)</text:p>
          </table:table-cell>
        </table:table-row>
        <table:table-row table:style-name="ro1">
          <table:table-cell/>
          <table:table-cell office:value-type="string">
            <text:p>BE0945516574</text:p>
          </table:table-cell>
          <table:table-cell office:value-type="string">
            <text:p>CANDRIAM EQUITIES B - EMERGING EUROPE C</text:p>
          </table:table-cell>
        </table:table-row>
        <table:table-row table:style-name="ro1">
          <table:table-cell/>
          <table:table-cell office:value-type="string">
            <text:p>BE0945524651</text:p>
          </table:table-cell>
          <table:table-cell office:value-type="string">
            <text:p>CANDRIAM EQUITIES B - EUROPE C (C)</text:p>
          </table:table-cell>
        </table:table-row>
        <table:table-row table:style-name="ro1">
          <table:table-cell/>
          <table:table-cell office:value-type="string">
            <text:p>BE0945530716</text:p>
          </table:table-cell>
          <table:table-cell office:value-type="string">
            <text:p>CANDRIAM EQUITIES B CHINA C (C)</text:p>
          </table:table-cell>
        </table:table-row>
        <table:table-row table:style-name="ro1">
          <table:table-cell/>
          <table:table-cell office:value-type="string">
            <text:p>BE0946564383</text:p>
          </table:table-cell>
          <table:table-cell office:value-type="string">
            <text:p>DPAM INVEST B SA DPAM INVEST B EQUITIES NEWGEMS SU</text:p>
          </table:table-cell>
        </table:table-row>
        <table:table-row table:style-name="ro1">
          <table:table-cell/>
          <table:table-cell office:value-type="string">
            <text:p>BE0946893766</text:p>
          </table:table-cell>
          <table:table-cell office:value-type="string">
            <text:p>CANDRIAM SUSTAINABLE - WORLD C (C)</text:p>
          </table:table-cell>
        </table:table-row>
        <table:table-row table:style-name="ro1">
          <table:table-cell/>
          <table:table-cell office:value-type="string">
            <text:p>BE0947764743</text:p>
          </table:table-cell>
          <table:table-cell office:value-type="string">
            <text:p>DPAM INVEST B SA DPAM INVEST B EQUITIES SUSTAINABL</text:p>
          </table:table-cell>
        </table:table-row>
        <table:table-row table:style-name="ro1">
          <table:table-cell/>
          <table:table-cell office:value-type="string">
            <text:p>DE0005933923</text:p>
          </table:table-cell>
          <table:table-cell office:value-type="string">
            <text:p>ISHARES MDAX UCITS ETF (DE)</text:p>
          </table:table-cell>
        </table:table-row>
        <table:table-row table:style-name="ro1">
          <table:table-cell/>
          <table:table-cell office:value-type="string">
            <text:p>DE0005933931</text:p>
          </table:table-cell>
          <table:table-cell office:value-type="string">
            <text:p>ISHARES CORE DAX UCITS ETF (DE)</text:p>
          </table:table-cell>
        </table:table-row>
        <table:table-row table:style-name="ro1">
          <table:table-cell/>
          <table:table-cell office:value-type="string">
            <text:p>DE0005933998</text:p>
          </table:table-cell>
          <table:table-cell office:value-type="string">
            <text:p>ISHARES STOXX EUROPE MID 200 UCITS ETF (DE)</text:p>
          </table:table-cell>
        </table:table-row>
        <table:table-row table:style-name="ro1">
          <table:table-cell/>
          <table:table-cell office:value-type="string">
            <text:p>DE0008474156</text:p>
          </table:table-cell>
          <table:table-cell office:value-type="string">
            <text:p>DWS EUROPEAN OPPORTUNITIES (D)</text:p>
          </table:table-cell>
        </table:table-row>
        <table:table-row table:style-name="ro1">
          <table:table-cell/>
          <table:table-cell office:value-type="string">
            <text:p>DE0008474263</text:p>
          </table:table-cell>
          <table:table-cell office:value-type="string">
            <text:p>DWS CONVERTIBLES (D)</text:p>
          </table:table-cell>
        </table:table-row>
        <table:table-row table:style-name="ro1">
          <table:table-cell/>
          <table:table-cell office:value-type="string">
            <text:p>DE0008474289</text:p>
          </table:table-cell>
          <table:table-cell office:value-type="string">
            <text:p>DWS GERMAN EQUITIES TYP O (C)</text:p>
          </table:table-cell>
        </table:table-row>
        <table:table-row table:style-name="ro1">
          <table:table-cell/>
          <table:table-cell office:value-type="string">
            <text:p>DE0008490723</text:p>
          </table:table-cell>
          <table:table-cell office:value-type="string">
            <text:p>MORGEN AKTIEN GLOBAL UI</text:p>
          </table:table-cell>
        </table:table-row>
        <table:table-row table:style-name="ro1">
          <table:table-cell/>
          <table:table-cell office:value-type="string">
            <text:p>DE0008490954</text:p>
          </table:table-cell>
          <table:table-cell office:value-type="string">
            <text:p>DEUTSCHE NOMURA JAPAN GROWTH LC</text:p>
          </table:table-cell>
        </table:table-row>
        <table:table-row table:style-name="ro1">
          <table:table-cell/>
          <table:table-cell office:value-type="string">
            <text:p>DE0008490962</text:p>
          </table:table-cell>
          <table:table-cell office:value-type="string">
            <text:p>DWS DEUTSCHLAND LC</text:p>
          </table:table-cell>
        </table:table-row>
        <table:table-row table:style-name="ro1">
          <table:table-cell/>
          <table:table-cell office:value-type="string">
            <text:p>DE0009769851</text:p>
          </table:table-cell>
          <table:table-cell office:value-type="string">
            <text:p>DWS HEALTH CARE TYP O</text:p>
          </table:table-cell>
        </table:table-row>
        <table:table-row table:style-name="ro1">
          <table:table-cell/>
          <table:table-cell office:value-type="string">
            <text:p>DE0009769869</text:p>
          </table:table-cell>
          <table:table-cell office:value-type="string">
            <text:p>DWS AKTIEN STRATEGIE DEUTSCHLAND (C)</text:p>
          </table:table-cell>
        </table:table-row>
        <table:table-row table:style-name="ro1">
          <table:table-cell/>
          <table:table-cell office:value-type="string">
            <text:p>DE0009769976</text:p>
          </table:table-cell>
          <table:table-cell office:value-type="string">
            <text:p>DWS BIOTECH</text:p>
          </table:table-cell>
        </table:table-row>
        <table:table-row table:style-name="ro1">
          <table:table-cell/>
          <table:table-cell office:value-type="string">
            <text:p>DE0009773010</text:p>
          </table:table-cell>
          <table:table-cell office:value-type="string">
            <text:p>DWS EMERGING MARKETS TYP O (D)</text:p>
          </table:table-cell>
        </table:table-row>
        <table:table-row table:style-name="ro1">
          <table:table-cell/>
          <table:table-cell office:value-type="string">
            <text:p>DE0009781740</text:p>
          </table:table-cell>
          <table:table-cell office:value-type="string">
            <text:p>Acatis Aktien Global Fonds UI A</text:p>
          </table:table-cell>
        </table:table-row>
        <table:table-row table:style-name="ro1">
          <table:table-cell/>
          <table:table-cell office:value-type="string">
            <text:p>DE0009790758</text:p>
          </table:table-cell>
          <table:table-cell office:value-type="string">
            <text:p>WM AKTIEN GLOBAL UI-FONDS ANTEILKLASSE B</text:p>
          </table:table-cell>
        </table:table-row>
        <table:table-row table:style-name="ro1">
          <table:table-cell/>
          <table:table-cell office:value-type="string">
            <text:p>DE0009848119</text:p>
          </table:table-cell>
          <table:table-cell office:value-type="string">
            <text:p>DWS TOP DIVIDENDE (D)</text:p>
          </table:table-cell>
        </table:table-row>
        <table:table-row table:style-name="ro1">
          <table:table-cell/>
          <table:table-cell office:value-type="string">
            <text:p>DE000A0D8Q07</text:p>
          </table:table-cell>
          <table:table-cell office:value-type="string">
            <text:p>ISHARES EURO STOXX UCITS ETF (DE)</text:p>
          </table:table-cell>
        </table:table-row>
        <table:table-row table:style-name="ro1">
          <table:table-cell/>
          <table:table-cell office:value-type="string">
            <text:p>DE000A0D8QZ7</text:p>
          </table:table-cell>
          <table:table-cell office:value-type="string">
            <text:p>ISHARES STOXX EUROPE SMALL 200 UCITS ETF (DE)</text:p>
          </table:table-cell>
        </table:table-row>
        <table:table-row table:style-name="ro1">
          <table:table-cell/>
          <table:table-cell office:value-type="string">
            <text:p>DE000A0F5UJ7</text:p>
          </table:table-cell>
          <table:table-cell office:value-type="string">
            <text:p>ISHARES STOXX EUROPE 600 BANKS (D)</text:p>
          </table:table-cell>
        </table:table-row>
        <table:table-row table:style-name="ro1">
          <table:table-cell/>
          <table:table-cell office:value-type="string">
            <text:p>DE000A0F5UK5</text:p>
          </table:table-cell>
          <table:table-cell office:value-type="string">
            <text:p>ISHARES STOXX EUROPE 600 BASIC RESSOURCES (D)</text:p>
          </table:table-cell>
        </table:table-row>
        <table:table-row table:style-name="ro1">
          <table:table-cell/>
          <table:table-cell office:value-type="string">
            <text:p>DE000A0H08E0</text:p>
          </table:table-cell>
          <table:table-cell office:value-type="string">
            <text:p>ISHARES (DE) I - ISHARES STOXX EUROPE 600 CHEMICAL</text:p>
          </table:table-cell>
        </table:table-row>
        <table:table-row table:style-name="ro1">
          <table:table-cell/>
          <table:table-cell office:value-type="string">
            <text:p>DE000A0H08G5</text:p>
          </table:table-cell>
          <table:table-cell office:value-type="string">
            <text:p>ISHARES STOXX EUROPE 600 FINANCIAL SERVICES (D)</text:p>
          </table:table-cell>
        </table:table-row>
        <table:table-row table:style-name="ro1">
          <table:table-cell/>
          <table:table-cell office:value-type="string">
            <text:p>DE000A0H08H3</text:p>
          </table:table-cell>
          <table:table-cell office:value-type="string">
            <text:p>ISHARES (DE) I - ISHARES STOXX EUROPE 600 FOOD &amp; B</text:p>
          </table:table-cell>
        </table:table-row>
        <table:table-row table:style-name="ro1">
          <table:table-cell/>
          <table:table-cell office:value-type="string">
            <text:p>DE000A0H08J9</text:p>
          </table:table-cell>
          <table:table-cell office:value-type="string">
            <text:p>ISHARES STOXX EUROPE 600 INDUSTRIAL GOODS &amp; SERVIC</text:p>
          </table:table-cell>
        </table:table-row>
        <table:table-row table:style-name="ro1">
          <table:table-cell/>
          <table:table-cell office:value-type="string">
            <text:p>DE000A0H08K7</text:p>
          </table:table-cell>
          <table:table-cell office:value-type="string">
            <text:p>ISHARES (DE) I - ISHARES STOXX EUROPE 600 INSURANC</text:p>
          </table:table-cell>
        </table:table-row>
        <table:table-row table:style-name="ro1">
          <table:table-cell/>
          <table:table-cell office:value-type="string">
            <text:p>DE000A0H08M3</text:p>
          </table:table-cell>
          <table:table-cell office:value-type="string">
            <text:p>ISHARES STOXX EUROPE 600 OIL &amp; GAS (D)</text:p>
          </table:table-cell>
        </table:table-row>
        <table:table-row table:style-name="ro1">
          <table:table-cell/>
          <table:table-cell office:value-type="string">
            <text:p>DE000A0H08N1</text:p>
          </table:table-cell>
          <table:table-cell office:value-type="string">
            <text:p>ISHARES STOXX EUROPE 600 PERSONAL &amp;HOUSEHOLD GOODS</text:p>
          </table:table-cell>
        </table:table-row>
        <table:table-row table:style-name="ro1">
          <table:table-cell/>
          <table:table-cell office:value-type="string">
            <text:p>DE000A0H08R2</text:p>
          </table:table-cell>
          <table:table-cell office:value-type="string">
            <text:p>ISHARES (DE) I - ISHARES STOXX EUROPE 600 TELECOMM</text:p>
          </table:table-cell>
        </table:table-row>
        <table:table-row table:style-name="ro1">
          <table:table-cell/>
          <table:table-cell office:value-type="string">
            <text:p>DE000A0H08S0</text:p>
          </table:table-cell>
          <table:table-cell office:value-type="string">
            <text:p>ISHARES (DE) I - ISHARES STOXX EUROPE 600 TRAVEL &amp;</text:p>
          </table:table-cell>
        </table:table-row>
        <table:table-row table:style-name="ro1">
          <table:table-cell/>
          <table:table-cell office:value-type="string">
            <text:p>DE000A0HF4S5</text:p>
          </table:table-cell>
          <table:table-cell office:value-type="string">
            <text:p>Acatis Aktien Global Fonds UI B(Inst)</text:p>
          </table:table-cell>
        </table:table-row>
        <table:table-row table:style-name="ro1">
          <table:table-cell/>
          <table:table-cell office:value-type="string">
            <text:p>DE000A0J3UE9</text:p>
          </table:table-cell>
          <table:table-cell office:value-type="string">
            <text:p>PSM VALUE STRATEGY UI</text:p>
          </table:table-cell>
        </table:table-row>
        <table:table-row table:style-name="ro1">
          <table:table-cell/>
          <table:table-cell office:value-type="string">
            <text:p>DE000A0J3UF6</text:p>
          </table:table-cell>
          <table:table-cell office:value-type="string">
            <text:p>EARTH EXPLORATION FUND UI EUR R</text:p>
          </table:table-cell>
        </table:table-row>
        <table:table-row table:style-name="ro1">
          <table:table-cell/>
          <table:table-cell office:value-type="string">
            <text:p>DE000A0Q4R02</text:p>
          </table:table-cell>
          <table:table-cell office:value-type="string">
            <text:p>ISHARES (DE) I - ISHARES STOXX EUROPE 600 UTILITIE</text:p>
          </table:table-cell>
        </table:table-row>
        <table:table-row table:style-name="ro1">
          <table:table-cell/>
          <table:table-cell office:value-type="string">
            <text:p>DE000A0Q4R28</text:p>
          </table:table-cell>
          <table:table-cell office:value-type="string">
            <text:p>ISHARES (DE) I - ISHARES STOXX EUROPE 600 AUTOMOBI</text:p>
          </table:table-cell>
        </table:table-row>
        <table:table-row table:style-name="ro1">
          <table:table-cell/>
          <table:table-cell office:value-type="string">
            <text:p>DE000A0Q4R36</text:p>
          </table:table-cell>
          <table:table-cell office:value-type="string">
            <text:p>ISHARES STOXX EUROPE 600 HEALTH CARE (D)</text:p>
          </table:table-cell>
        </table:table-row>
        <table:table-row table:style-name="ro1">
          <table:table-cell/>
          <table:table-cell office:value-type="string">
            <text:p>DE000A0Q4R44</text:p>
          </table:table-cell>
          <table:table-cell office:value-type="string">
            <text:p>ISHARES (DE) I - ISHARES STOXX EUROPE 600 REAL EST</text:p>
          </table:table-cell>
        </table:table-row>
        <table:table-row table:style-name="ro1">
          <table:table-cell/>
          <table:table-cell office:value-type="string">
            <text:p>DE000A0X7541</text:p>
          </table:table-cell>
          <table:table-cell office:value-type="string">
            <text:p>Acatis - Gane Value Event Fonds UI A</text:p>
          </table:table-cell>
        </table:table-row>
        <table:table-row table:style-name="ro1">
          <table:table-cell/>
          <table:table-cell office:value-type="string">
            <text:p>DE000A0X7582</text:p>
          </table:table-cell>
          <table:table-cell office:value-type="string">
            <text:p>ACATIS IfK Value Renten UI A</text:p>
          </table:table-cell>
        </table:table-row>
        <table:table-row table:style-name="ro1">
          <table:table-cell/>
          <table:table-cell office:value-type="string">
            <text:p>DE000A0YBNM4</text:p>
          </table:table-cell>
          <table:table-cell office:value-type="string">
            <text:p>Acatis Aktien Global Fonds UI C(Inst)</text:p>
          </table:table-cell>
        </table:table-row>
        <table:table-row table:style-name="ro1">
          <table:table-cell/>
          <table:table-cell office:value-type="string">
            <text:p>DE000A1AQGX1</text:p>
          </table:table-cell>
          <table:table-cell office:value-type="string">
            <text:p>DB BRENT CRUDE OIL BOOSTER EURO HEDGED ETC</text:p>
          </table:table-cell>
        </table:table-row>
        <table:table-row table:style-name="ro1">
          <table:table-cell/>
          <table:table-cell office:value-type="string">
            <text:p>DE000A1C7DK9</text:p>
          </table:table-cell>
          <table:table-cell office:value-type="string">
            <text:p>Acatis Aktien Global Fonds UI D</text:p>
          </table:table-cell>
        </table:table-row>
        <table:table-row table:style-name="ro1">
          <table:table-cell/>
          <table:table-cell office:value-type="string">
            <text:p>DE000A1EK0G3</text:p>
          </table:table-cell>
          <table:table-cell office:value-type="string">
            <text:p>DB PHYSICAL GOLD EURO HEDGED ETC</text:p>
          </table:table-cell>
        </table:table-row>
        <table:table-row table:style-name="ro1">
          <table:table-cell/>
          <table:table-cell office:value-type="string">
            <text:p>FR0000002164</text:p>
          </table:table-cell>
          <table:table-cell office:value-type="string">
            <text:p>COVeA SeLECTIF C</text:p>
          </table:table-cell>
        </table:table-row>
        <table:table-row table:style-name="ro1">
          <table:table-cell/>
          <table:table-cell office:value-type="string">
            <text:p>FR0000002172</text:p>
          </table:table-cell>
          <table:table-cell office:value-type="string">
            <text:p>NATIXIS CAC 40</text:p>
          </table:table-cell>
        </table:table-row>
        <table:table-row table:style-name="ro1">
          <table:table-cell/>
          <table:table-cell office:value-type="string">
            <text:p>FR0000003170</text:p>
          </table:table-cell>
          <table:table-cell office:value-type="string">
            <text:p>NATIXIS ACTIONS SMALL &amp; MID CAP FRANCE A</text:p>
          </table:table-cell>
        </table:table-row>
        <table:table-row table:style-name="ro1">
          <table:table-cell/>
          <table:table-cell office:value-type="string">
            <text:p>FR0000003188</text:p>
          </table:table-cell>
          <table:table-cell office:value-type="string">
            <text:p>NATIXIS STRATEGIE MIN VARIANCE EUROPE</text:p>
          </table:table-cell>
        </table:table-row>
        <table:table-row table:style-name="ro1">
          <table:table-cell/>
          <table:table-cell office:value-type="string">
            <text:p>FR0000003196</text:p>
          </table:table-cell>
          <table:table-cell office:value-type="string">
            <text:p>NATIXIS SOUVERAINS EURO R (C)</text:p>
          </table:table-cell>
        </table:table-row>
        <table:table-row table:style-name="ro1">
          <table:table-cell/>
          <table:table-cell office:value-type="string">
            <text:p>FR0000003592</text:p>
          </table:table-cell>
          <table:table-cell office:value-type="string">
            <text:p>LBPAM ACTIONS FRANCE (C)</text:p>
          </table:table-cell>
        </table:table-row>
        <table:table-row table:style-name="ro1">
          <table:table-cell/>
          <table:table-cell office:value-type="string">
            <text:p>FR0000003998</text:p>
          </table:table-cell>
          <table:table-cell office:value-type="string">
            <text:p>LAZARD EQUITY SRI II C</text:p>
          </table:table-cell>
        </table:table-row>
        <table:table-row table:style-name="ro1">
          <table:table-cell/>
          <table:table-cell office:value-type="string">
            <text:p>FR0000004012</text:p>
          </table:table-cell>
          <table:table-cell office:value-type="string">
            <text:p>OBJECTIF JAPON A</text:p>
          </table:table-cell>
        </table:table-row>
        <table:table-row table:style-name="ro1">
          <table:table-cell/>
          <table:table-cell office:value-type="string">
            <text:p>FR0000004343</text:p>
          </table:table-cell>
          <table:table-cell office:value-type="string">
            <text:p>LBPAM ACTIONS FRANCE (D)</text:p>
          </table:table-cell>
        </table:table-row>
        <table:table-row table:style-name="ro1">
          <table:table-cell/>
          <table:table-cell office:value-type="string">
            <text:p>FR0000004962</text:p>
          </table:table-cell>
          <table:table-cell office:value-type="string">
            <text:p>LIBERTES &amp; SOLIDARITE</text:p>
          </table:table-cell>
        </table:table-row>
        <table:table-row table:style-name="ro1">
          <table:table-cell/>
          <table:table-cell office:value-type="string">
            <text:p>FR0000004970</text:p>
          </table:table-cell>
          <table:table-cell office:value-type="string">
            <text:p>EPARGNE ETHIQUE ACTIONS (C)</text:p>
          </table:table-cell>
        </table:table-row>
        <table:table-row table:style-name="ro1">
          <table:table-cell/>
          <table:table-cell office:value-type="string">
            <text:p>FR0000006710</text:p>
          </table:table-cell>
          <table:table-cell office:value-type="string">
            <text:p>VALINVEST GESTION</text:p>
          </table:table-cell>
        </table:table-row>
        <table:table-row table:style-name="ro1">
          <table:table-cell/>
          <table:table-cell office:value-type="string">
            <text:p>FR0000008674</text:p>
          </table:table-cell>
          <table:table-cell office:value-type="string">
            <text:p>FIDELITY EUROPE</text:p>
          </table:table-cell>
        </table:table-row>
        <table:table-row table:style-name="ro1">
          <table:table-cell/>
          <table:table-cell office:value-type="string">
            <text:p>FR0000008799</text:p>
          </table:table-cell>
          <table:table-cell office:value-type="string">
            <text:p>PALATINE MEDITERRANEA</text:p>
          </table:table-cell>
        </table:table-row>
        <table:table-row table:style-name="ro1">
          <table:table-cell/>
          <table:table-cell office:value-type="string">
            <text:p>FR0000008963</text:p>
          </table:table-cell>
          <table:table-cell office:value-type="string">
            <text:p>LBPAM RESPONSABLE ACTIONS EURO (C)</text:p>
          </table:table-cell>
        </table:table-row>
        <table:table-row table:style-name="ro1">
          <table:table-cell/>
          <table:table-cell office:value-type="string">
            <text:p>FR0000009755</text:p>
          </table:table-cell>
          <table:table-cell office:value-type="string">
            <text:p>LBPAM RESPONSABLE ACTIONS EURO (D)</text:p>
          </table:table-cell>
        </table:table-row>
        <table:table-row table:style-name="ro1">
          <table:table-cell/>
          <table:table-cell office:value-type="string">
            <text:p>FR0000009946</text:p>
          </table:table-cell>
          <table:table-cell office:value-type="string">
            <text:p>CM-CIC TRESORERIE AAAM</text:p>
          </table:table-cell>
        </table:table-row>
        <table:table-row table:style-name="ro1">
          <table:table-cell/>
          <table:table-cell office:value-type="string">
            <text:p>FR0000009987</text:p>
          </table:table-cell>
          <table:table-cell office:value-type="string">
            <text:p>UNION +</text:p>
          </table:table-cell>
        </table:table-row>
        <table:table-row table:style-name="ro1">
          <table:table-cell/>
          <table:table-cell office:value-type="string">
            <text:p>FR0000009995</text:p>
          </table:table-cell>
          <table:table-cell office:value-type="string">
            <text:p>SYCOVEST 1</text:p>
          </table:table-cell>
        </table:table-row>
        <table:table-row table:style-name="ro1">
          <table:table-cell/>
          <table:table-cell office:value-type="string">
            <text:p>FR0000011066</text:p>
          </table:table-cell>
          <table:table-cell office:value-type="string">
            <text:p>OFI BOND ALLOCATION I</text:p>
          </table:table-cell>
        </table:table-row>
        <table:table-row table:style-name="ro1">
          <table:table-cell/>
          <table:table-cell office:value-type="string">
            <text:p>FR0000011074</text:p>
          </table:table-cell>
          <table:table-cell office:value-type="string">
            <text:p>OFI CONVERTIBLES (C)</text:p>
          </table:table-cell>
        </table:table-row>
        <table:table-row table:style-name="ro1">
          <table:table-cell/>
          <table:table-cell office:value-type="string">
            <text:p>FR0000011355</text:p>
          </table:table-cell>
          <table:table-cell office:value-type="string">
            <text:p>ESSOR JAPON OPPORTUNITES</text:p>
          </table:table-cell>
        </table:table-row>
        <table:table-row table:style-name="ro1">
          <table:table-cell/>
          <table:table-cell office:value-type="string">
            <text:p>FR0000011892</text:p>
          </table:table-cell>
          <table:table-cell office:value-type="string">
            <text:p>ALLIANZ OBLIGATIONS INTERNATIONALES (C)</text:p>
          </table:table-cell>
        </table:table-row>
        <table:table-row table:style-name="ro1">
          <table:table-cell/>
          <table:table-cell office:value-type="string">
            <text:p>FR0000011959</text:p>
          </table:table-cell>
          <table:table-cell office:value-type="string">
            <text:p>ALLIANZ IMMO (C)</text:p>
          </table:table-cell>
        </table:table-row>
        <table:table-row table:style-name="ro1">
          <table:table-cell/>
          <table:table-cell office:value-type="string">
            <text:p>FR0000011967</text:p>
          </table:table-cell>
          <table:table-cell office:value-type="string">
            <text:p>ALLIANZ IMMO (D)</text:p>
          </table:table-cell>
        </table:table-row>
        <table:table-row table:style-name="ro1">
          <table:table-cell/>
          <table:table-cell office:value-type="string">
            <text:p>FR0000011975</text:p>
          </table:table-cell>
          <table:table-cell office:value-type="string">
            <text:p>ALLIANZ ACTIONS FRANCE (C)</text:p>
          </table:table-cell>
        </table:table-row>
        <table:table-row table:style-name="ro1">
          <table:table-cell/>
          <table:table-cell office:value-type="string">
            <text:p>FR0000014268</text:p>
          </table:table-cell>
          <table:table-cell office:value-type="string">
            <text:p>AVIVA VALEURS FRANCAISES</text:p>
          </table:table-cell>
        </table:table-row>
        <table:table-row table:style-name="ro1">
          <table:table-cell/>
          <table:table-cell office:value-type="string">
            <text:p>FR0000014276</text:p>
          </table:table-cell>
          <table:table-cell office:value-type="string">
            <text:p>AVIVA OBLIREA</text:p>
          </table:table-cell>
        </table:table-row>
        <table:table-row table:style-name="ro1">
          <table:table-cell/>
          <table:table-cell office:value-type="string">
            <text:p>FR0000014292</text:p>
          </table:table-cell>
          <table:table-cell office:value-type="string">
            <text:p>AVIVA CONVERTIBLES</text:p>
          </table:table-cell>
        </table:table-row>
        <table:table-row table:style-name="ro1">
          <table:table-cell/>
          <table:table-cell office:value-type="string">
            <text:p>FR0000016156</text:p>
          </table:table-cell>
          <table:table-cell office:value-type="string">
            <text:p>SECURI-TAUX</text:p>
          </table:table-cell>
        </table:table-row>
        <table:table-row table:style-name="ro1">
          <table:table-cell/>
          <table:table-cell office:value-type="string">
            <text:p>FR0000016164</text:p>
          </table:table-cell>
          <table:table-cell office:value-type="string">
            <text:p>STRATEGIE INDICE EUROPE</text:p>
          </table:table-cell>
        </table:table-row>
        <table:table-row table:style-name="ro1">
          <table:table-cell/>
          <table:table-cell office:value-type="string">
            <text:p>FR0000016172</text:p>
          </table:table-cell>
          <table:table-cell office:value-type="string">
            <text:p>Stratgie Rendement</text:p>
          </table:table-cell>
        </table:table-row>
        <table:table-row table:style-name="ro1">
          <table:table-cell/>
          <table:table-cell office:value-type="string">
            <text:p>FR0000017329</text:p>
          </table:table-cell>
          <table:table-cell office:value-type="string">
            <text:p>ALLIANZ VALEURS DURABLES R</text:p>
          </table:table-cell>
        </table:table-row>
        <table:table-row table:style-name="ro1">
          <table:table-cell/>
          <table:table-cell office:value-type="string">
            <text:p>FR0000017337</text:p>
          </table:table-cell>
          <table:table-cell office:value-type="string">
            <text:p>SPIRALE</text:p>
          </table:table-cell>
        </table:table-row>
        <table:table-row table:style-name="ro1">
          <table:table-cell/>
          <table:table-cell office:value-type="string">
            <text:p>FR0000018756</text:p>
          </table:table-cell>
          <table:table-cell office:value-type="string">
            <text:p>LCL ACTIONS MONDE HORS EUROPE</text:p>
          </table:table-cell>
        </table:table-row>
        <table:table-row table:style-name="ro1">
          <table:table-cell/>
          <table:table-cell office:value-type="string">
            <text:p>FR0000018772</text:p>
          </table:table-cell>
          <table:table-cell office:value-type="string">
            <text:p>LCL MONETAIRE JOUR (D)</text:p>
          </table:table-cell>
        </table:table-row>
        <table:table-row table:style-name="ro1">
          <table:table-cell/>
          <table:table-cell office:value-type="string">
            <text:p>FR0000018780</text:p>
          </table:table-cell>
          <table:table-cell office:value-type="string">
            <text:p>LCL MONETAIRE JOUR (C)</text:p>
          </table:table-cell>
        </table:table-row>
        <table:table-row table:style-name="ro1">
          <table:table-cell/>
          <table:table-cell office:value-type="string">
            <text:p>FR0000018855</text:p>
          </table:table-cell>
          <table:table-cell office:value-type="string">
            <text:p>LCL OBLIGATIONS EURO</text:p>
          </table:table-cell>
        </table:table-row>
        <table:table-row table:style-name="ro1">
          <table:table-cell/>
          <table:table-cell office:value-type="string">
            <text:p>FR0000018913</text:p>
          </table:table-cell>
          <table:table-cell office:value-type="string">
            <text:p>LCL OBLIGATIONS MOYEN TERME EURO P (D)</text:p>
          </table:table-cell>
        </table:table-row>
        <table:table-row table:style-name="ro1">
          <table:table-cell/>
          <table:table-cell office:value-type="string">
            <text:p>FR0000018921</text:p>
          </table:table-cell>
          <table:table-cell office:value-type="string">
            <text:p>LCL OBLIGATIONS MOYEN TERME EURO P (C)</text:p>
          </table:table-cell>
        </table:table-row>
        <table:table-row table:style-name="ro1">
          <table:table-cell/>
          <table:table-cell office:value-type="string">
            <text:p>FR0000018947</text:p>
          </table:table-cell>
          <table:table-cell office:value-type="string">
            <text:p>LCL ACTIONS FRANCE</text:p>
          </table:table-cell>
        </table:table-row>
        <table:table-row table:style-name="ro1">
          <table:table-cell/>
          <table:table-cell office:value-type="string">
            <text:p>FR0000018954</text:p>
          </table:table-cell>
          <table:table-cell office:value-type="string">
            <text:p>LCL ACTIONS EURO D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FR0000021842</text:p>
          </table:table-cell>
          <table:table-cell office:value-type="string">
            <text:p>LYXOR ETF BEL 20</text:p>
          </table:table-cell>
        </table:table-row>
        <table:table-row table:style-name="ro1">
          <table:table-cell/>
          <table:table-cell office:value-type="string">
            <text:p>FR0000027609</text:p>
          </table:table-cell>
          <table:table-cell office:value-type="string">
            <text:p>OBJECTIF SIGNATURES PRIVEES (C)</text:p>
          </table:table-cell>
        </table:table-row>
        <table:table-row table:style-name="ro1">
          <table:table-cell/>
          <table:table-cell office:value-type="string">
            <text:p>FR0000027807</text:p>
          </table:table-cell>
          <table:table-cell office:value-type="string">
            <text:p>CANDRIAM OBLIGATIONS EURO ACTION C (CAP)</text:p>
          </table:table-cell>
        </table:table-row>
        <table:table-row table:style-name="ro1">
          <table:table-cell/>
          <table:table-cell office:value-type="string">
            <text:p>FR0000029563</text:p>
          </table:table-cell>
          <table:table-cell office:value-type="string">
            <text:p>FRUCTIFRANCE EURO (C)</text:p>
          </table:table-cell>
        </table:table-row>
        <table:table-row table:style-name="ro1">
          <table:table-cell/>
          <table:table-cell office:value-type="string">
            <text:p>FR0000029571</text:p>
          </table:table-cell>
          <table:table-cell office:value-type="string">
            <text:p>FRUCTIFRANCE EURO (D)</text:p>
          </table:table-cell>
        </table:table-row>
        <table:table-row table:style-name="ro1">
          <table:table-cell/>
          <table:table-cell office:value-type="string">
            <text:p>FR0000029837</text:p>
          </table:table-cell>
          <table:table-cell office:value-type="string">
            <text:p>GROUPAMA CROISSANCE I</text:p>
          </table:table-cell>
        </table:table-row>
        <table:table-row table:style-name="ro1">
          <table:table-cell/>
          <table:table-cell office:value-type="string">
            <text:p>FR0000095200</text:p>
          </table:table-cell>
          <table:table-cell office:value-type="string">
            <text:p>UNIGESTION</text:p>
          </table:table-cell>
        </table:table-row>
        <table:table-row table:style-name="ro1">
          <table:table-cell/>
          <table:table-cell office:value-type="string">
            <text:p>FR0000095465</text:p>
          </table:table-cell>
          <table:table-cell office:value-type="string">
            <text:p>AVIVA VALEURS IMMOBILIERES</text:p>
          </table:table-cell>
        </table:table-row>
        <table:table-row table:style-name="ro1">
          <table:table-cell/>
          <table:table-cell office:value-type="string">
            <text:p>FR0000095861</text:p>
          </table:table-cell>
          <table:table-cell office:value-type="string">
            <text:p>ALLIANZ ACTIO FRANCE</text:p>
          </table:table-cell>
        </table:table-row>
        <table:table-row table:style-name="ro1">
          <table:table-cell/>
          <table:table-cell office:value-type="string">
            <text:p>FR0000096695</text:p>
          </table:table-cell>
          <table:table-cell office:value-type="string">
            <text:p>LE LIVRET PORTEFEUILLE</text:p>
          </table:table-cell>
        </table:table-row>
        <table:table-row table:style-name="ro1">
          <table:table-cell/>
          <table:table-cell office:value-type="string">
            <text:p>FR0000097156</text:p>
          </table:table-cell>
          <table:table-cell office:value-type="string">
            <text:p>MONDE GAN I (D)</text:p>
          </table:table-cell>
        </table:table-row>
        <table:table-row table:style-name="ro1">
          <table:table-cell/>
          <table:table-cell office:value-type="string">
            <text:p>FR0000097495</text:p>
          </table:table-cell>
          <table:table-cell office:value-type="string">
            <text:p>AVIVA OBLIG INTERNATIONAL</text:p>
          </table:table-cell>
        </table:table-row>
        <table:table-row table:style-name="ro1">
          <table:table-cell/>
          <table:table-cell office:value-type="string">
            <text:p>FR0000097503</text:p>
          </table:table-cell>
          <table:table-cell office:value-type="string">
            <text:p>AVIVA RENDEMENT EUROPE</text:p>
          </table:table-cell>
        </table:table-row>
        <table:table-row table:style-name="ro1">
          <table:table-cell/>
          <table:table-cell office:value-type="string">
            <text:p>FR0000097529</text:p>
          </table:table-cell>
          <table:table-cell office:value-type="string">
            <text:p>AVIVA DIVERSIFIe</text:p>
          </table:table-cell>
        </table:table-row>
        <table:table-row table:style-name="ro1">
          <table:table-cell/>
          <table:table-cell office:value-type="string">
            <text:p>FR0000097610</text:p>
          </table:table-cell>
          <table:table-cell office:value-type="string">
            <text:p>CAVA OBLIG</text:p>
          </table:table-cell>
        </table:table-row>
        <table:table-row table:style-name="ro1">
          <table:table-cell/>
          <table:table-cell office:value-type="string">
            <text:p>FR0000098006</text:p>
          </table:table-cell>
          <table:table-cell office:value-type="string">
            <text:p>PREPAR CROISSANCE</text:p>
          </table:table-cell>
        </table:table-row>
        <table:table-row table:style-name="ro1">
          <table:table-cell/>
          <table:table-cell office:value-type="string">
            <text:p>FR0000098196</text:p>
          </table:table-cell>
          <table:table-cell office:value-type="string">
            <text:p>GENERALI ACTIONS DIVERSIFIEES</text:p>
          </table:table-cell>
        </table:table-row>
        <table:table-row table:style-name="ro1">
          <table:table-cell/>
          <table:table-cell office:value-type="string">
            <text:p>FR0000098402</text:p>
          </table:table-cell>
          <table:table-cell office:value-type="string">
            <text:p>LCL MONETAIRE (SMALL)</text:p>
          </table:table-cell>
        </table:table-row>
        <table:table-row table:style-name="ro1">
          <table:table-cell/>
          <table:table-cell office:value-type="string">
            <text:p>FR0000098568</text:p>
          </table:table-cell>
          <table:table-cell office:value-type="string">
            <text:p>EUROFIN PLUS A (D)</text:p>
          </table:table-cell>
        </table:table-row>
        <table:table-row table:style-name="ro1">
          <table:table-cell/>
          <table:table-cell office:value-type="string">
            <text:p>FR0000098683</text:p>
          </table:table-cell>
          <table:table-cell office:value-type="string">
            <text:p>OBJECTIF CONVERTIBLE A</text:p>
          </table:table-cell>
        </table:table-row>
        <table:table-row table:style-name="ro1">
          <table:table-cell/>
          <table:table-cell office:value-type="string">
            <text:p>FR0000170193</text:p>
          </table:table-cell>
          <table:table-cell office:value-type="string">
            <text:p>AXA AEDIFICANDI A (D)</text:p>
          </table:table-cell>
        </table:table-row>
        <table:table-row table:style-name="ro1">
          <table:table-cell/>
          <table:table-cell office:value-type="string">
            <text:p>FR0000170243</text:p>
          </table:table-cell>
          <table:table-cell office:value-type="string">
            <text:p>AXA EUROPE ACTIONS A (C)</text:p>
          </table:table-cell>
        </table:table-row>
        <table:table-row table:style-name="ro1">
          <table:table-cell/>
          <table:table-cell office:value-type="string">
            <text:p>FR0000170250</text:p>
          </table:table-cell>
          <table:table-cell office:value-type="string">
            <text:p>AXA EUROPE ACTIONS A (D)</text:p>
          </table:table-cell>
        </table:table-row>
        <table:table-row table:style-name="ro1">
          <table:table-cell/>
          <table:table-cell office:value-type="string">
            <text:p>FR0000170284</text:p>
          </table:table-cell>
          <table:table-cell office:value-type="string">
            <text:p>AXA FRANCE ACTIONS (D)</text:p>
          </table:table-cell>
        </table:table-row>
        <table:table-row table:style-name="ro1">
          <table:table-cell/>
          <table:table-cell office:value-type="string">
            <text:p>FR0000170292</text:p>
          </table:table-cell>
          <table:table-cell office:value-type="string">
            <text:p>AXA VALEURS EURO A (C)</text:p>
          </table:table-cell>
        </table:table-row>
        <table:table-row table:style-name="ro1">
          <table:table-cell/>
          <table:table-cell office:value-type="string">
            <text:p>FR0000170318</text:p>
          </table:table-cell>
          <table:table-cell office:value-type="string">
            <text:p>AXA EUROPE OPPORTUNITES A (C)</text:p>
          </table:table-cell>
        </table:table-row>
        <table:table-row table:style-name="ro1">
          <table:table-cell/>
          <table:table-cell office:value-type="string">
            <text:p>FR0000170391</text:p>
          </table:table-cell>
          <table:table-cell office:value-type="string">
            <text:p>AXA FRANCE SMALL CAP (C)</text:p>
          </table:table-cell>
        </table:table-row>
        <table:table-row table:style-name="ro1">
          <table:table-cell/>
          <table:table-cell office:value-type="string">
            <text:p>FR0000170425</text:p>
          </table:table-cell>
          <table:table-cell office:value-type="string">
            <text:p>AXA FRANCE SMALL CAP (D)</text:p>
          </table:table-cell>
        </table:table-row>
        <table:table-row table:style-name="ro1">
          <table:table-cell/>
          <table:table-cell office:value-type="string">
            <text:p>FR0000170433</text:p>
          </table:table-cell>
          <table:table-cell office:value-type="string">
            <text:p>AXA INDICE FRANCE (D)</text:p>
          </table:table-cell>
        </table:table-row>
        <table:table-row table:style-name="ro1">
          <table:table-cell/>
          <table:table-cell office:value-type="string">
            <text:p>FR0000170508</text:p>
          </table:table-cell>
          <table:table-cell office:value-type="string">
            <text:p>AXA INTERNATIONAL ACTIONS (D)</text:p>
          </table:table-cell>
        </table:table-row>
        <table:table-row table:style-name="ro1">
          <table:table-cell/>
          <table:table-cell office:value-type="string">
            <text:p>FR0000170516</text:p>
          </table:table-cell>
          <table:table-cell office:value-type="string">
            <text:p>AXA EUROPE SMALL CAP A (C)</text:p>
          </table:table-cell>
        </table:table-row>
        <table:table-row table:style-name="ro1">
          <table:table-cell/>
          <table:table-cell office:value-type="string">
            <text:p>FR0000171837</text:p>
          </table:table-cell>
          <table:table-cell office:value-type="string">
            <text:p>GROUPAMA CREDIT EURO CT I</text:p>
          </table:table-cell>
        </table:table-row>
        <table:table-row table:style-name="ro1">
          <table:table-cell/>
          <table:table-cell office:value-type="string">
            <text:p>FR0000172025</text:p>
          </table:table-cell>
          <table:table-cell office:value-type="string">
            <text:p>AXA INTERNATIONAL ACTIONS (C)</text:p>
          </table:table-cell>
        </table:table-row>
        <table:table-row table:style-name="ro1">
          <table:table-cell/>
          <table:table-cell office:value-type="string">
            <text:p>FR0000172033</text:p>
          </table:table-cell>
          <table:table-cell office:value-type="string">
            <text:p>AXA EURO OBLIGATIONS (C)</text:p>
          </table:table-cell>
        </table:table-row>
        <table:table-row table:style-name="ro1">
          <table:table-cell/>
          <table:table-cell office:value-type="string">
            <text:p>FR0000172041</text:p>
          </table:table-cell>
          <table:table-cell office:value-type="string">
            <text:p>AXA AEDIFICANDI A (C)</text:p>
          </table:table-cell>
        </table:table-row>
        <table:table-row table:style-name="ro1">
          <table:table-cell/>
          <table:table-cell office:value-type="string">
            <text:p>FR0000172066</text:p>
          </table:table-cell>
          <table:table-cell office:value-type="string">
            <text:p>AXA INDICE FRANCE (C)</text:p>
          </table:table-cell>
        </table:table-row>
        <table:table-row table:style-name="ro1">
          <table:table-cell/>
          <table:table-cell office:value-type="string">
            <text:p>FR0000172082</text:p>
          </table:table-cell>
          <table:table-cell office:value-type="string">
            <text:p>AXA OBLIGATIONS EUROPEENNES (C)</text:p>
          </table:table-cell>
        </table:table-row>
        <table:table-row table:style-name="ro1">
          <table:table-cell/>
          <table:table-cell office:value-type="string">
            <text:p>FR0000172090</text:p>
          </table:table-cell>
          <table:table-cell office:value-type="string">
            <text:p>AXA OBLIGATIONS EUROPEENNES (D)</text:p>
          </table:table-cell>
        </table:table-row>
        <table:table-row table:style-name="ro1">
          <table:table-cell/>
          <table:table-cell office:value-type="string">
            <text:p>FR0000172124</text:p>
          </table:table-cell>
          <table:table-cell office:value-type="string">
            <text:p>AXA EURO 7-10 (C)</text:p>
          </table:table-cell>
        </table:table-row>
        <table:table-row table:style-name="ro1">
          <table:table-cell/>
          <table:table-cell office:value-type="string">
            <text:p>FR0000172215</text:p>
          </table:table-cell>
          <table:table-cell office:value-type="string">
            <text:p>AXA FRANCE ACTIONS (C)</text:p>
          </table:table-cell>
        </table:table-row>
        <table:table-row table:style-name="ro1">
          <table:table-cell/>
          <table:table-cell office:value-type="string">
            <text:p>FR0000172348</text:p>
          </table:table-cell>
          <table:table-cell office:value-type="string">
            <text:p>AXA INTERNATIONAL OBLIGATIONS (C)</text:p>
          </table:table-cell>
        </table:table-row>
        <table:table-row table:style-name="ro1">
          <table:table-cell/>
          <table:table-cell office:value-type="string">
            <text:p>FR0000172363</text:p>
          </table:table-cell>
          <table:table-cell office:value-type="string">
            <text:p>FIDELITY MONDE</text:p>
          </table:table-cell>
        </table:table-row>
        <table:table-row table:style-name="ro1">
          <table:table-cell/>
          <table:table-cell office:value-type="string">
            <text:p>FR0000174310</text:p>
          </table:table-cell>
          <table:table-cell office:value-type="string">
            <text:p>OBJECTIF SMALL CAPS EURO A</text:p>
          </table:table-cell>
        </table:table-row>
        <table:table-row table:style-name="ro1">
          <table:table-cell/>
          <table:table-cell office:value-type="string">
            <text:p>FR0000174526</text:p>
          </table:table-cell>
          <table:table-cell office:value-type="string">
            <text:p>BNP PARIBAS RETRAITE 75 P (D)</text:p>
          </table:table-cell>
        </table:table-row>
        <table:table-row table:style-name="ro1">
          <table:table-cell/>
          <table:table-cell office:value-type="string">
            <text:p>FR0000281099</text:p>
          </table:table-cell>
          <table:table-cell office:value-type="string">
            <text:p>CNP ASSUR-MONET I</text:p>
          </table:table-cell>
        </table:table-row>
        <table:table-row table:style-name="ro1">
          <table:table-cell/>
          <table:table-cell office:value-type="string">
            <text:p>FR0000281115</text:p>
          </table:table-cell>
          <table:table-cell office:value-type="string">
            <text:p>CNP ASSUR EURO</text:p>
          </table:table-cell>
        </table:table-row>
        <table:table-row table:style-name="ro1">
          <table:table-cell/>
          <table:table-cell office:value-type="string">
            <text:p>FR0000281503</text:p>
          </table:table-cell>
          <table:table-cell office:value-type="string">
            <text:p>ETOILE ASIE PACIFIQUE</text:p>
          </table:table-cell>
        </table:table-row>
        <table:table-row table:style-name="ro1">
          <table:table-cell/>
          <table:table-cell office:value-type="string">
            <text:p>FR0000281966</text:p>
          </table:table-cell>
          <table:table-cell office:value-type="string">
            <text:p>AVIVA INVESTORS BRITANNIA (C)</text:p>
          </table:table-cell>
        </table:table-row>
        <table:table-row table:style-name="ro1">
          <table:table-cell/>
          <table:table-cell office:value-type="string">
            <text:p>FR0000283053</text:p>
          </table:table-cell>
          <table:table-cell office:value-type="string">
            <text:p>OBJECTIF SELECTION</text:p>
          </table:table-cell>
        </table:table-row>
        <table:table-row table:style-name="ro1">
          <table:table-cell/>
          <table:table-cell office:value-type="string">
            <text:p>FR0000283749</text:p>
          </table:table-cell>
          <table:table-cell office:value-type="string">
            <text:p>AGIPI ACTIONS</text:p>
          </table:table-cell>
        </table:table-row>
        <table:table-row table:style-name="ro1">
          <table:table-cell/>
          <table:table-cell office:value-type="string">
            <text:p>FR0000284093</text:p>
          </table:table-cell>
          <table:table-cell office:value-type="string">
            <text:p>SCHELCHER PRINCE CONVERTIBLES I</text:p>
          </table:table-cell>
        </table:table-row>
        <table:table-row table:style-name="ro1">
          <table:table-cell/>
          <table:table-cell office:value-type="string">
            <text:p>FR0000284150</text:p>
          </table:table-cell>
          <table:table-cell office:value-type="string">
            <text:p>ESSOR EMERGENT</text:p>
          </table:table-cell>
        </table:table-row>
        <table:table-row table:style-name="ro1">
          <table:table-cell/>
          <table:table-cell office:value-type="string">
            <text:p>FR0000284283</text:p>
          </table:table-cell>
          <table:table-cell office:value-type="string">
            <text:p>OBJECTIF COURT TERME DOLLAR</text:p>
          </table:table-cell>
        </table:table-row>
        <table:table-row table:style-name="ro1">
          <table:table-cell/>
          <table:table-cell office:value-type="string">
            <text:p>FR0000284648</text:p>
          </table:table-cell>
          <table:table-cell office:value-type="string">
            <text:p>MEDI-ACTIONS D</text:p>
          </table:table-cell>
        </table:table-row>
        <table:table-row table:style-name="ro1">
          <table:table-cell/>
          <table:table-cell office:value-type="string">
            <text:p>FR0000284689</text:p>
          </table:table-cell>
          <table:table-cell office:value-type="string">
            <text:p>COMGEST MONDE C</text:p>
          </table:table-cell>
        </table:table-row>
        <table:table-row table:style-name="ro1">
          <table:table-cell/>
          <table:table-cell office:value-type="string">
            <text:p>FR0000285462</text:p>
          </table:table-cell>
          <table:table-cell office:value-type="string">
            <text:p>ESSOR ASIE OPPORTUNITES</text:p>
          </table:table-cell>
        </table:table-row>
        <table:table-row table:style-name="ro1">
          <table:table-cell/>
          <table:table-cell office:value-type="string">
            <text:p>FR0000285629</text:p>
          </table:table-cell>
          <table:table-cell office:value-type="string">
            <text:p>CAMGESTION CONVERTIBLES EUROPE O</text:p>
          </table:table-cell>
        </table:table-row>
        <table:table-row table:style-name="ro1">
          <table:table-cell/>
          <table:table-cell office:value-type="string">
            <text:p>FR0000285710</text:p>
          </table:table-cell>
          <table:table-cell office:value-type="string">
            <text:p>OFI PALMARES ACTIONS EUROPE</text:p>
          </table:table-cell>
        </table:table-row>
        <table:table-row table:style-name="ro1">
          <table:table-cell/>
          <table:table-cell office:value-type="string">
            <text:p>FR0000285884</text:p>
          </table:table-cell>
          <table:table-cell office:value-type="string">
            <text:p>LBPAM ACTIONS INDICE EURO R</text:p>
          </table:table-cell>
        </table:table-row>
        <table:table-row table:style-name="ro1">
          <table:table-cell/>
          <table:table-cell office:value-type="string">
            <text:p>FR0000286072</text:p>
          </table:table-cell>
          <table:table-cell office:value-type="string">
            <text:p>BBM FLEX AC</text:p>
          </table:table-cell>
        </table:table-row>
        <table:table-row table:style-name="ro1">
          <table:table-cell/>
          <table:table-cell office:value-type="string">
            <text:p>FR0000286254</text:p>
          </table:table-cell>
          <table:table-cell office:value-type="string">
            <text:p>LBPAM OBLI COURT TERME (C)</text:p>
          </table:table-cell>
        </table:table-row>
        <table:table-row table:style-name="ro1">
          <table:table-cell/>
          <table:table-cell office:value-type="string">
            <text:p>FR0000286262</text:p>
          </table:table-cell>
          <table:table-cell office:value-type="string">
            <text:p>LBPAM OBLI COURT TERME (D)</text:p>
          </table:table-cell>
        </table:table-row>
        <table:table-row table:style-name="ro1">
          <table:table-cell/>
          <table:table-cell office:value-type="string">
            <text:p>FR0000286296</text:p>
          </table:table-cell>
          <table:table-cell office:value-type="string">
            <text:p>LBPAM ACTIONS DIVERSIFIE R</text:p>
          </table:table-cell>
        </table:table-row>
        <table:table-row table:style-name="ro1">
          <table:table-cell/>
          <table:table-cell office:value-type="string">
            <text:p>FR0000286304</text:p>
          </table:table-cell>
          <table:table-cell office:value-type="string">
            <text:p>LBPAM ACTIONS INDICE FRANCE R</text:p>
          </table:table-cell>
        </table:table-row>
        <table:table-row table:style-name="ro1">
          <table:table-cell/>
          <table:table-cell office:value-type="string">
            <text:p>FR0000286312</text:p>
          </table:table-cell>
          <table:table-cell office:value-type="string">
            <text:p>HSBC OBLIG EURO (C)</text:p>
          </table:table-cell>
        </table:table-row>
        <table:table-row table:style-name="ro1">
          <table:table-cell/>
          <table:table-cell office:value-type="string">
            <text:p>FR0000286320</text:p>
          </table:table-cell>
          <table:table-cell office:value-type="string">
            <text:p>LBPAM ACTIONS EURO R</text:p>
          </table:table-cell>
        </table:table-row>
        <table:table-row table:style-name="ro1">
          <table:table-cell/>
          <table:table-cell office:value-type="string">
            <text:p>FR0000286338</text:p>
          </table:table-cell>
          <table:table-cell office:value-type="string">
            <text:p>CAPITOP MONDOBLIG P</text:p>
          </table:table-cell>
        </table:table-row>
        <table:table-row table:style-name="ro1">
          <table:table-cell/>
          <table:table-cell office:value-type="string">
            <text:p>FR0000286411</text:p>
          </table:table-cell>
          <table:table-cell office:value-type="string">
            <text:p>ESSOR EUROPE</text:p>
          </table:table-cell>
        </table:table-row>
        <table:table-row table:style-name="ro1">
          <table:table-cell/>
          <table:table-cell office:value-type="string">
            <text:p>FR0000287716</text:p>
          </table:table-cell>
          <table:table-cell office:value-type="string">
            <text:p>BNP PARIBAS MONEY 3M IC</text:p>
          </table:table-cell>
        </table:table-row>
        <table:table-row table:style-name="ro1">
          <table:table-cell/>
          <table:table-cell office:value-type="string">
            <text:p>FR0000287955</text:p>
          </table:table-cell>
          <table:table-cell office:value-type="string">
            <text:p>LIVRET BOURSE INVESTISSEMENTS</text:p>
          </table:table-cell>
        </table:table-row>
        <table:table-row table:style-name="ro1">
          <table:table-cell/>
          <table:table-cell office:value-type="string">
            <text:p>FR0000287997</text:p>
          </table:table-cell>
          <table:table-cell office:value-type="string">
            <text:p>LBPAM OBLI MOYEN TERME (C)</text:p>
          </table:table-cell>
        </table:table-row>
        <table:table-row table:style-name="ro1">
          <table:table-cell/>
          <table:table-cell office:value-type="string">
            <text:p>FR0000288003</text:p>
          </table:table-cell>
          <table:table-cell office:value-type="string">
            <text:p>LBPAM OBLI MOYEN TERME (D)</text:p>
          </table:table-cell>
        </table:table-row>
        <table:table-row table:style-name="ro1">
          <table:table-cell/>
          <table:table-cell office:value-type="string">
            <text:p>FR0000288037</text:p>
          </table:table-cell>
          <table:table-cell office:value-type="string">
            <text:p>LBPAM PROFIL 50 (D)</text:p>
          </table:table-cell>
        </table:table-row>
        <table:table-row table:style-name="ro1">
          <table:table-cell/>
          <table:table-cell office:value-type="string">
            <text:p>FR0000288045</text:p>
          </table:table-cell>
          <table:table-cell office:value-type="string">
            <text:p>LBPAM PROFIL 50 (C)</text:p>
          </table:table-cell>
        </table:table-row>
        <table:table-row table:style-name="ro1">
          <table:table-cell/>
          <table:table-cell office:value-type="string">
            <text:p>FR0000288052</text:p>
          </table:table-cell>
          <table:table-cell office:value-type="string">
            <text:p>LBPAM PROFIL 15 (D)</text:p>
          </table:table-cell>
        </table:table-row>
        <table:table-row table:style-name="ro1">
          <table:table-cell/>
          <table:table-cell office:value-type="string">
            <text:p>FR0000288060</text:p>
          </table:table-cell>
          <table:table-cell office:value-type="string">
            <text:p>LBPAM PROFIL 15 (C)</text:p>
          </table:table-cell>
        </table:table-row>
        <table:table-row table:style-name="ro1">
          <table:table-cell/>
          <table:table-cell office:value-type="string">
            <text:p>FR0000288078</text:p>
          </table:table-cell>
          <table:table-cell office:value-type="string">
            <text:p>LBPAM ACTIONS MONDE C</text:p>
          </table:table-cell>
        </table:table-row>
        <table:table-row table:style-name="ro1">
          <table:table-cell/>
          <table:table-cell office:value-type="string">
            <text:p>FR0000288086</text:p>
          </table:table-cell>
          <table:table-cell office:value-type="string">
            <text:p>LBPAM ACTIONS MONDE D</text:p>
          </table:table-cell>
        </table:table-row>
        <table:table-row table:style-name="ro1">
          <table:table-cell/>
          <table:table-cell office:value-type="string">
            <text:p>FR0000288094</text:p>
          </table:table-cell>
          <table:table-cell office:value-type="string">
            <text:p>LBPAM ACTIONS AMERIQUE (C)</text:p>
          </table:table-cell>
        </table:table-row>
        <table:table-row table:style-name="ro1">
          <table:table-cell/>
          <table:table-cell office:value-type="string">
            <text:p>FR0000288102</text:p>
          </table:table-cell>
          <table:table-cell office:value-type="string">
            <text:p>LBPAM ACTIONS AMERIQUE (D)</text:p>
          </table:table-cell>
        </table:table-row>
        <table:table-row table:style-name="ro1">
          <table:table-cell/>
          <table:table-cell office:value-type="string">
            <text:p>FR0000288110</text:p>
          </table:table-cell>
          <table:table-cell office:value-type="string">
            <text:p>LBPAM ACTIONS PACIFIQUE (C)</text:p>
          </table:table-cell>
        </table:table-row>
        <table:table-row table:style-name="ro1">
          <table:table-cell/>
          <table:table-cell office:value-type="string">
            <text:p>FR0000288128</text:p>
          </table:table-cell>
          <table:table-cell office:value-type="string">
            <text:p>LBPAM ACTIONS PACIFIQUE (D)</text:p>
          </table:table-cell>
        </table:table-row>
        <table:table-row table:style-name="ro1">
          <table:table-cell/>
          <table:table-cell office:value-type="string">
            <text:p>FR0000288136</text:p>
          </table:table-cell>
          <table:table-cell office:value-type="string">
            <text:p>LBPAM OBLI MONDE (C)</text:p>
          </table:table-cell>
        </table:table-row>
        <table:table-row table:style-name="ro1">
          <table:table-cell/>
          <table:table-cell office:value-type="string">
            <text:p>FR0000288144</text:p>
          </table:table-cell>
          <table:table-cell office:value-type="string">
            <text:p>LBPAM OBLI MONDE (D)</text:p>
          </table:table-cell>
        </table:table-row>
        <table:table-row table:style-name="ro1">
          <table:table-cell/>
          <table:table-cell office:value-type="string">
            <text:p>FR0000288185</text:p>
          </table:table-cell>
          <table:table-cell office:value-type="string">
            <text:p>AMUNDI SMALL CAP EUROPE P-D</text:p>
          </table:table-cell>
        </table:table-row>
        <table:table-row table:style-name="ro1">
          <table:table-cell/>
          <table:table-cell office:value-type="string">
            <text:p>FR0000288664</text:p>
          </table:table-cell>
          <table:table-cell office:value-type="string">
            <text:p>AXA EURO CREDIT (C)</text:p>
          </table:table-cell>
        </table:table-row>
        <table:table-row table:style-name="ro1">
          <table:table-cell/>
          <table:table-cell office:value-type="string">
            <text:p>FR0000288912</text:p>
          </table:table-cell>
          <table:table-cell office:value-type="string">
            <text:p>AXA EURO 7-10 (D)</text:p>
          </table:table-cell>
        </table:table-row>
        <table:table-row table:style-name="ro1">
          <table:table-cell/>
          <table:table-cell office:value-type="string">
            <text:p>FR0000288946</text:p>
          </table:table-cell>
          <table:table-cell office:value-type="string">
            <text:p>AXA COURT TERME A (C)</text:p>
          </table:table-cell>
        </table:table-row>
        <table:table-row table:style-name="ro1">
          <table:table-cell/>
          <table:table-cell office:value-type="string">
            <text:p>FR0000288953</text:p>
          </table:table-cell>
          <table:table-cell office:value-type="string">
            <text:p>AXA COURT TERME A (D)</text:p>
          </table:table-cell>
        </table:table-row>
        <table:table-row table:style-name="ro1">
          <table:table-cell/>
          <table:table-cell office:value-type="string">
            <text:p>FR0000289027</text:p>
          </table:table-cell>
          <table:table-cell office:value-type="string">
            <text:p>AXA INTERNATIONAL OBLIGATIONS (D)</text:p>
          </table:table-cell>
        </table:table-row>
        <table:table-row table:style-name="ro1">
          <table:table-cell/>
          <table:table-cell office:value-type="string">
            <text:p>FR0000289035</text:p>
          </table:table-cell>
          <table:table-cell office:value-type="string">
            <text:p>AXA N.P.I. ACTIONS (C)</text:p>
          </table:table-cell>
        </table:table-row>
        <table:table-row table:style-name="ro1">
          <table:table-cell/>
          <table:table-cell office:value-type="string">
            <text:p>FR0000289381</text:p>
          </table:table-cell>
          <table:table-cell office:value-type="string">
            <text:p>COVeA ACTIONS FRANCE (C)</text:p>
          </table:table-cell>
        </table:table-row>
        <table:table-row table:style-name="ro1">
          <table:table-cell/>
          <table:table-cell office:value-type="string">
            <text:p>FR0000289431</text:p>
          </table:table-cell>
          <table:table-cell office:value-type="string">
            <text:p>COVeA ACTIONS JAPON C</text:p>
          </table:table-cell>
        </table:table-row>
        <table:table-row table:style-name="ro1">
          <table:table-cell/>
          <table:table-cell office:value-type="string">
            <text:p>FR0000289472</text:p>
          </table:table-cell>
          <table:table-cell office:value-type="string">
            <text:p>COVeA OBLIGATIONS (C)</text:p>
          </table:table-cell>
        </table:table-row>
        <table:table-row table:style-name="ro1">
          <table:table-cell/>
          <table:table-cell office:value-type="string">
            <text:p>FR0000289860</text:p>
          </table:table-cell>
          <table:table-cell office:value-type="string">
            <text:p>EQUI-CONVERTIBLES</text:p>
          </table:table-cell>
        </table:table-row>
        <table:table-row table:style-name="ro1">
          <table:table-cell/>
          <table:table-cell office:value-type="string">
            <text:p>FR0000289886</text:p>
          </table:table-cell>
          <table:table-cell office:value-type="string">
            <text:p>EQUI-MONEPLUS</text:p>
          </table:table-cell>
        </table:table-row>
        <table:table-row table:style-name="ro1">
          <table:table-cell/>
          <table:table-cell office:value-type="string">
            <text:p>FR0000289902</text:p>
          </table:table-cell>
          <table:table-cell office:value-type="string">
            <text:p>AMUNDI SELECT EUROPE P</text:p>
          </table:table-cell>
        </table:table-row>
        <table:table-row table:style-name="ro1">
          <table:table-cell/>
          <table:table-cell office:value-type="string">
            <text:p>FR0000290728</text:p>
          </table:table-cell>
          <table:table-cell office:value-type="string">
            <text:p>GROUPAMA COURT TERME</text:p>
          </table:table-cell>
        </table:table-row>
        <table:table-row table:style-name="ro1">
          <table:table-cell/>
          <table:table-cell office:value-type="string">
            <text:p>FR0000290926</text:p>
          </table:table-cell>
          <table:table-cell office:value-type="string">
            <text:p>AVIVA DEVELOPPEMENT</text:p>
          </table:table-cell>
        </table:table-row>
        <table:table-row table:style-name="ro1">
          <table:table-cell/>
          <table:table-cell office:value-type="string">
            <text:p>FR0000291239</text:p>
          </table:table-cell>
          <table:table-cell office:value-type="string">
            <text:p>CPR CASH P</text:p>
          </table:table-cell>
        </table:table-row>
        <table:table-row table:style-name="ro1">
          <table:table-cell/>
          <table:table-cell office:value-type="string">
            <text:p>FR0000291411</text:p>
          </table:table-cell>
          <table:table-cell office:value-type="string">
            <text:p>LAZARD ACTIFS ReELS (D)</text:p>
          </table:table-cell>
        </table:table-row>
        <table:table-row table:style-name="ro1">
          <table:table-cell/>
          <table:table-cell office:value-type="string">
            <text:p>FR0000291536</text:p>
          </table:table-cell>
          <table:table-cell office:value-type="string">
            <text:p>AVIVA PATRIMOINE</text:p>
          </table:table-cell>
        </table:table-row>
        <table:table-row table:style-name="ro1">
          <table:table-cell/>
          <table:table-cell office:value-type="string">
            <text:p>FR0000291635</text:p>
          </table:table-cell>
          <table:table-cell office:value-type="string">
            <text:p>PERVALOR D</text:p>
          </table:table-cell>
        </table:table-row>
        <table:table-row table:style-name="ro1">
          <table:table-cell/>
          <table:table-cell office:value-type="string">
            <text:p>FR0000291965</text:p>
          </table:table-cell>
          <table:table-cell office:value-type="string">
            <text:p>SAINT-HONORE DIVERSIFIEE</text:p>
          </table:table-cell>
        </table:table-row>
        <table:table-row table:style-name="ro1">
          <table:table-cell office:value-type="string">
            <text:p>CL52</text:p>
          </table:table-cell>
          <table:table-cell office:value-type="string">
            <text:p>FR0000292278</text:p>
          </table:table-cell>
          <table:table-cell office:value-type="string">
            <text:p>MAGELLAN C</text:p>
          </table:table-cell>
        </table:table-row>
        <table:table-row table:style-name="ro1">
          <table:table-cell/>
          <table:table-cell office:value-type="string">
            <text:p>FR0000292302</text:p>
          </table:table-cell>
          <table:table-cell office:value-type="string">
            <text:p>OBJECTIF PATRIMOINE CROISSANCE</text:p>
          </table:table-cell>
        </table:table-row>
        <table:table-row table:style-name="ro1">
          <table:table-cell/>
          <table:table-cell office:value-type="string">
            <text:p>FR0000293698</text:p>
          </table:table-cell>
          <table:table-cell office:value-type="string">
            <text:p>BTP TRESORERIE (C)</text:p>
          </table:table-cell>
        </table:table-row>
        <table:table-row table:style-name="ro1">
          <table:table-cell/>
          <table:table-cell office:value-type="string">
            <text:p>FR0000293714</text:p>
          </table:table-cell>
          <table:table-cell office:value-type="string">
            <text:p>NATIXIS CASH EURIBOR R</text:p>
          </table:table-cell>
        </table:table-row>
        <table:table-row table:style-name="ro1">
          <table:table-cell/>
          <table:table-cell office:value-type="string">
            <text:p>FR0000294035</text:p>
          </table:table-cell>
          <table:table-cell office:value-type="string">
            <text:p>PATRIMOINE PARTENAIRES</text:p>
          </table:table-cell>
        </table:table-row>
        <table:table-row table:style-name="ro1">
          <table:table-cell/>
          <table:table-cell office:value-type="string">
            <text:p>FR0000294613</text:p>
          </table:table-cell>
          <table:table-cell office:value-type="string">
            <text:p>LAZARD ALPHA EUROPE A</text:p>
          </table:table-cell>
        </table:table-row>
        <table:table-row table:style-name="ro1">
          <table:table-cell/>
          <table:table-cell office:value-type="string">
            <text:p>FR0000294738</text:p>
          </table:table-cell>
          <table:table-cell office:value-type="string">
            <text:p>CARDIF TRESORERIE</text:p>
          </table:table-cell>
        </table:table-row>
        <table:table-row table:style-name="ro1">
          <table:table-cell/>
          <table:table-cell office:value-type="string">
            <text:p>FR0000295230</text:p>
          </table:table-cell>
          <table:table-cell office:value-type="string">
            <text:p>RENAISSANCE EUROPE C</text:p>
          </table:table-cell>
        </table:table-row>
        <table:table-row table:style-name="ro1">
          <table:table-cell/>
          <table:table-cell office:value-type="string">
            <text:p>FR0000296345</text:p>
          </table:table-cell>
          <table:table-cell office:value-type="string">
            <text:p>CIPEC COMPARTIMENT "DIVERSIFIE INTERNATIONAL DYNAM</text:p>
          </table:table-cell>
        </table:table-row>
        <table:table-row table:style-name="ro1">
          <table:table-cell/>
          <table:table-cell office:value-type="string">
            <text:p>FR0000296436</text:p>
          </table:table-cell>
          <table:table-cell office:value-type="string">
            <text:p>CPR STRATEDIS C</text:p>
          </table:table-cell>
        </table:table-row>
        <table:table-row table:style-name="ro1">
          <table:table-cell/>
          <table:table-cell office:value-type="string">
            <text:p>FR0000296774</text:p>
          </table:table-cell>
          <table:table-cell office:value-type="string">
            <text:p>ORTALGOS INVESTISSEMENT</text:p>
          </table:table-cell>
        </table:table-row>
        <table:table-row table:style-name="ro1">
          <table:table-cell/>
          <table:table-cell office:value-type="string">
            <text:p>FR0000297087</text:p>
          </table:table-cell>
          <table:table-cell office:value-type="string">
            <text:p>GENERALI ACTIONS PLUS</text:p>
          </table:table-cell>
        </table:table-row>
        <table:table-row table:style-name="ro1">
          <table:table-cell/>
          <table:table-cell office:value-type="string">
            <text:p>FR0000297723</text:p>
          </table:table-cell>
          <table:table-cell office:value-type="string">
            <text:p>PLACEMENTS RATIONNELS "R"</text:p>
          </table:table-cell>
        </table:table-row>
        <table:table-row table:style-name="ro1">
          <table:table-cell/>
          <table:table-cell office:value-type="string">
            <text:p>FR0000297939</text:p>
          </table:table-cell>
          <table:table-cell office:value-type="string">
            <text:p>MEDI-CONVERTIBLES D</text:p>
          </table:table-cell>
        </table:table-row>
        <table:table-row table:style-name="ro1">
          <table:table-cell/>
          <table:table-cell office:value-type="string">
            <text:p>FR0000298457</text:p>
          </table:table-cell>
          <table:table-cell office:value-type="string">
            <text:p>ABSOLU VEGA</text:p>
          </table:table-cell>
        </table:table-row>
        <table:table-row table:style-name="ro1">
          <table:table-cell/>
          <table:table-cell office:value-type="string">
            <text:p>FR0000299026</text:p>
          </table:table-cell>
          <table:table-cell office:value-type="string">
            <text:p>ELAN ORCHESTRA</text:p>
          </table:table-cell>
        </table:table-row>
        <table:table-row table:style-name="ro1">
          <table:table-cell/>
          <table:table-cell office:value-type="string">
            <text:p>FR0000299240</text:p>
          </table:table-cell>
          <table:table-cell office:value-type="string">
            <text:p>AGIPI AMBITION</text:p>
          </table:table-cell>
        </table:table-row>
        <table:table-row table:style-name="ro1">
          <table:table-cell/>
          <table:table-cell office:value-type="string">
            <text:p>FR0000299356</text:p>
          </table:table-cell>
          <table:table-cell office:value-type="string">
            <text:p>NORDEN</text:p>
          </table:table-cell>
        </table:table-row>
        <table:table-row table:style-name="ro1">
          <table:table-cell/>
          <table:table-cell office:value-type="string">
            <text:p>FR0000299364</text:p>
          </table:table-cell>
          <table:table-cell office:value-type="string">
            <text:p>AFER-SFER</text:p>
          </table:table-cell>
        </table:table-row>
        <table:table-row table:style-name="ro1">
          <table:table-cell/>
          <table:table-cell office:value-type="string">
            <text:p>FR0000299570</text:p>
          </table:table-cell>
          <table:table-cell office:value-type="string">
            <text:p>BOURSICAV</text:p>
          </table:table-cell>
        </table:table-row>
        <table:table-row table:style-name="ro1">
          <table:table-cell/>
          <table:table-cell office:value-type="string">
            <text:p>FR0000299620</text:p>
          </table:table-cell>
          <table:table-cell office:value-type="string">
            <text:p>BNP PARIBAS MONE ETAT PRIVILEGE</text:p>
          </table:table-cell>
        </table:table-row>
        <table:table-row table:style-name="ro1">
          <table:table-cell/>
          <table:table-cell office:value-type="string">
            <text:p>FR0000299711</text:p>
          </table:table-cell>
          <table:table-cell office:value-type="string">
            <text:p>ABN AMRO EURO SUSTAINABLE MONEY MARKET (C)</text:p>
          </table:table-cell>
        </table:table-row>
        <table:table-row table:style-name="ro1">
          <table:table-cell/>
          <table:table-cell office:value-type="string">
            <text:p>FR0000299877</text:p>
          </table:table-cell>
          <table:table-cell office:value-type="string">
            <text:p>PALATINE INSTITUTIONS C</text:p>
          </table:table-cell>
        </table:table-row>
        <table:table-row table:style-name="ro1">
          <table:table-cell/>
          <table:table-cell office:value-type="string">
            <text:p>FR0000400111</text:p>
          </table:table-cell>
          <table:table-cell office:value-type="string">
            <text:p>BSD NORGEST</text:p>
          </table:table-cell>
        </table:table-row>
        <table:table-row table:style-name="ro1">
          <table:table-cell/>
          <table:table-cell office:value-type="string">
            <text:p>FR0000400434</text:p>
          </table:table-cell>
          <table:table-cell office:value-type="string">
            <text:p>ELAN FRANCE BEAR</text:p>
          </table:table-cell>
        </table:table-row>
        <table:table-row table:style-name="ro1">
          <table:table-cell/>
          <table:table-cell office:value-type="string">
            <text:p>FR0000400558</text:p>
          </table:table-cell>
          <table:table-cell office:value-type="string">
            <text:p>Fra.Tres.Capital C</text:p>
          </table:table-cell>
        </table:table-row>
        <table:table-row table:style-name="ro1">
          <table:table-cell/>
          <table:table-cell office:value-type="string">
            <text:p>FR0000400566</text:p>
          </table:table-cell>
          <table:table-cell office:value-type="string">
            <text:p>FRANCE TRESOR REVENUS TRIMESTRIELS D</text:p>
          </table:table-cell>
        </table:table-row>
        <table:table-row table:style-name="ro1">
          <table:table-cell/>
          <table:table-cell office:value-type="string">
            <text:p>FR0000401168</text:p>
          </table:table-cell>
          <table:table-cell office:value-type="string">
            <text:p>STOCK PICKING FRANCE</text:p>
          </table:table-cell>
        </table:table-row>
        <table:table-row table:style-name="ro1">
          <table:table-cell/>
          <table:table-cell office:value-type="string">
            <text:p>FR0000401853</text:p>
          </table:table-cell>
          <table:table-cell office:value-type="string">
            <text:p>CM-CIC LCR OBLI COURT TERME C</text:p>
          </table:table-cell>
        </table:table-row>
        <table:table-row table:style-name="ro1">
          <table:table-cell/>
          <table:table-cell office:value-type="string">
            <text:p>FR0000415150</text:p>
          </table:table-cell>
          <table:table-cell office:value-type="string">
            <text:p>FRANCE TRESOR CAPITAL (D)</text:p>
          </table:table-cell>
        </table:table-row>
        <table:table-row table:style-name="ro1">
          <table:table-cell/>
          <table:table-cell office:value-type="string">
            <text:p>FR0000418709</text:p>
          </table:table-cell>
          <table:table-cell office:value-type="string">
            <text:p>UNION OBLI LONG TERME (D)</text:p>
          </table:table-cell>
        </table:table-row>
        <table:table-row table:style-name="ro1">
          <table:table-cell/>
          <table:table-cell office:value-type="string">
            <text:p>FR0000421109</text:p>
          </table:table-cell>
          <table:table-cell office:value-type="string">
            <text:p>HSBC ACTIONS MONDE (C)</text:p>
          </table:table-cell>
        </table:table-row>
        <table:table-row table:style-name="ro1">
          <table:table-cell/>
          <table:table-cell office:value-type="string">
            <text:p>FR0000421398</text:p>
          </table:table-cell>
          <table:table-cell office:value-type="string">
            <text:p>HSBC ACTIONS FRANCE (D)</text:p>
          </table:table-cell>
        </table:table-row>
        <table:table-row table:style-name="ro1">
          <table:table-cell/>
          <table:table-cell office:value-type="string">
            <text:p>FR0000421802</text:p>
          </table:table-cell>
          <table:table-cell office:value-type="string">
            <text:p>CARREFOUR SELECTION</text:p>
          </table:table-cell>
        </table:table-row>
        <table:table-row table:style-name="ro1">
          <table:table-cell/>
          <table:table-cell office:value-type="string">
            <text:p>FR0000422842</text:p>
          </table:table-cell>
          <table:table-cell office:value-type="string">
            <text:p>PLUVALCA ALLCAPS A</text:p>
          </table:table-cell>
        </table:table-row>
        <table:table-row table:style-name="ro1">
          <table:table-cell/>
          <table:table-cell office:value-type="string">
            <text:p>FR0000422859</text:p>
          </table:table-cell>
          <table:table-cell office:value-type="string">
            <text:p>PLUVALCA FRANCE SMALL CAPS A</text:p>
          </table:table-cell>
        </table:table-row>
        <table:table-row table:style-name="ro1">
          <table:table-cell/>
          <table:table-cell office:value-type="string">
            <text:p>FR0000423030</text:p>
          </table:table-cell>
          <table:table-cell office:value-type="string">
            <text:p>SG ACTIONS FRANCE INDICIEL P-C</text:p>
          </table:table-cell>
        </table:table-row>
        <table:table-row table:style-name="ro1">
          <table:table-cell/>
          <table:table-cell office:value-type="string">
            <text:p>FR0000423147</text:p>
          </table:table-cell>
          <table:table-cell office:value-type="string">
            <text:p>SG ACTIONS ENERGIE C</text:p>
          </table:table-cell>
        </table:table-row>
        <table:table-row table:style-name="ro1">
          <table:table-cell/>
          <table:table-cell office:value-type="string">
            <text:p>FR0000423360</text:p>
          </table:table-cell>
          <table:table-cell office:value-type="string">
            <text:p>LBPAM OBLI EUROPE (D)</text:p>
          </table:table-cell>
        </table:table-row>
        <table:table-row table:style-name="ro1">
          <table:table-cell/>
          <table:table-cell office:value-type="string">
            <text:p>FR0000423378</text:p>
          </table:table-cell>
          <table:table-cell office:value-type="string">
            <text:p>LBPAM OBLI EUROPE (C)</text:p>
          </table:table-cell>
        </table:table-row>
        <table:table-row table:style-name="ro1">
          <table:table-cell/>
          <table:table-cell office:value-type="string">
            <text:p>FR0000423527</text:p>
          </table:table-cell>
          <table:table-cell office:value-type="string">
            <text:p>SG ACTIONS MATIERES PREMIERES C</text:p>
          </table:table-cell>
        </table:table-row>
        <table:table-row table:style-name="ro1">
          <table:table-cell/>
          <table:table-cell office:value-type="string">
            <text:p>FR0000424319</text:p>
          </table:table-cell>
          <table:table-cell office:value-type="string">
            <text:p>SG ACTIONS OR C</text:p>
          </table:table-cell>
        </table:table-row>
        <table:table-row table:style-name="ro1">
          <table:table-cell/>
          <table:table-cell office:value-type="string">
            <text:p>FR0000424467</text:p>
          </table:table-cell>
          <table:table-cell office:value-type="string">
            <text:p>SG ACTIONS FRANCE CROISSANCE C</text:p>
          </table:table-cell>
        </table:table-row>
        <table:table-row table:style-name="ro1">
          <table:table-cell/>
          <table:table-cell office:value-type="string">
            <text:p>FR0000425191</text:p>
          </table:table-cell>
          <table:table-cell office:value-type="string">
            <text:p>OPTALIME</text:p>
          </table:table-cell>
        </table:table-row>
        <table:table-row table:style-name="ro1">
          <table:table-cell/>
          <table:table-cell office:value-type="string">
            <text:p>FR0000425241</text:p>
          </table:table-cell>
          <table:table-cell office:value-type="string">
            <text:p>LFP OBLIGATIONS LT I</text:p>
          </table:table-cell>
        </table:table-row>
        <table:table-row table:style-name="ro1">
          <table:table-cell/>
          <table:table-cell office:value-type="string">
            <text:p>FR0000426652</text:p>
          </table:table-cell>
          <table:table-cell office:value-type="string">
            <text:p>Actys 1 Fcp 5Dec</text:p>
          </table:table-cell>
        </table:table-row>
        <table:table-row table:style-name="ro1">
          <table:table-cell/>
          <table:table-cell office:value-type="string">
            <text:p>FR0000427437</text:p>
          </table:table-cell>
          <table:table-cell office:value-type="string">
            <text:p>MG EXPANSION FRANCE (C)</text:p>
          </table:table-cell>
        </table:table-row>
        <table:table-row table:style-name="ro1">
          <table:table-cell/>
          <table:table-cell office:value-type="string">
            <text:p>FR0000427445</text:p>
          </table:table-cell>
          <table:table-cell office:value-type="string">
            <text:p>MG EXPANSION FRANCE (D)</text:p>
          </table:table-cell>
        </table:table-row>
        <table:table-row table:style-name="ro1">
          <table:table-cell/>
          <table:table-cell office:value-type="string">
            <text:p>FR0000427452</text:p>
          </table:table-cell>
          <table:table-cell office:value-type="string">
            <text:p>MG CROISSANCE DURABLE FRANCE (C)</text:p>
          </table:table-cell>
        </table:table-row>
        <table:table-row table:style-name="ro1">
          <table:table-cell/>
          <table:table-cell office:value-type="string">
            <text:p>FR0000427809</text:p>
          </table:table-cell>
          <table:table-cell office:value-type="string">
            <text:p>HSBC ACTIONS EUROPE A (C)</text:p>
          </table:table-cell>
        </table:table-row>
        <table:table-row table:style-name="ro1">
          <table:table-cell/>
          <table:table-cell office:value-type="string">
            <text:p>FR0000428369</text:p>
          </table:table-cell>
          <table:table-cell office:value-type="string">
            <text:p>FINEX Europe (C)</text:p>
          </table:table-cell>
        </table:table-row>
        <table:table-row table:style-name="ro1">
          <table:table-cell/>
          <table:table-cell office:value-type="string">
            <text:p>FR0000428732</text:p>
          </table:table-cell>
          <table:table-cell office:value-type="string">
            <text:p>HSBC MICROCAPS EURO (C)</text:p>
          </table:table-cell>
        </table:table-row>
        <table:table-row table:style-name="ro1">
          <table:table-cell/>
          <table:table-cell office:value-type="string">
            <text:p>FR0000428740</text:p>
          </table:table-cell>
          <table:table-cell office:value-type="string">
            <text:p>HSBC MICROCAPS EURO (D)</text:p>
          </table:table-cell>
        </table:table-row>
        <table:table-row table:style-name="ro1">
          <table:table-cell/>
          <table:table-cell office:value-type="string">
            <text:p>FR0000429136</text:p>
          </table:table-cell>
          <table:table-cell office:value-type="string">
            <text:p>INITIATIVE EQUILIBRE (C)</text:p>
          </table:table-cell>
        </table:table-row>
        <table:table-row table:style-name="ro1">
          <table:table-cell/>
          <table:table-cell office:value-type="string">
            <text:p>FR0000431082</text:p>
          </table:table-cell>
          <table:table-cell office:value-type="string">
            <text:p>ECUREUIL PROFIL 5 (C)</text:p>
          </table:table-cell>
        </table:table-row>
        <table:table-row table:style-name="ro1">
          <table:table-cell/>
          <table:table-cell office:value-type="string">
            <text:p>FR0000431108</text:p>
          </table:table-cell>
          <table:table-cell office:value-type="string">
            <text:p>ECUREUIL PROFIL 30 (C)</text:p>
          </table:table-cell>
        </table:table-row>
        <table:table-row table:style-name="ro1">
          <table:table-cell/>
          <table:table-cell office:value-type="string">
            <text:p>FR0000431116</text:p>
          </table:table-cell>
          <table:table-cell office:value-type="string">
            <text:p>ECUREUIL PROFIL 30 (D)</text:p>
          </table:table-cell>
        </table:table-row>
        <table:table-row table:style-name="ro1">
          <table:table-cell/>
          <table:table-cell office:value-type="string">
            <text:p>FR0000431280</text:p>
          </table:table-cell>
          <table:table-cell office:value-type="string">
            <text:p>MARIANNE DEFENSIF</text:p>
          </table:table-cell>
        </table:table-row>
        <table:table-row table:style-name="ro1">
          <table:table-cell/>
          <table:table-cell office:value-type="string">
            <text:p>FR0000431538</text:p>
          </table:table-cell>
          <table:table-cell office:value-type="string">
            <text:p>SG ACTIONS MONDE TECHNO C</text:p>
          </table:table-cell>
        </table:table-row>
        <table:table-row table:style-name="ro1">
          <table:table-cell/>
          <table:table-cell office:value-type="string">
            <text:p>FR0000435174</text:p>
          </table:table-cell>
          <table:table-cell office:value-type="string">
            <text:p>STRATEGIE INDICE JAPON</text:p>
          </table:table-cell>
        </table:table-row>
        <table:table-row table:style-name="ro1">
          <table:table-cell/>
          <table:table-cell office:value-type="string">
            <text:p>FR0000435182</text:p>
          </table:table-cell>
          <table:table-cell office:value-type="string">
            <text:p>STRATEGIE INDICE ALLEMAGNE</text:p>
          </table:table-cell>
        </table:table-row>
        <table:table-row table:style-name="ro1">
          <table:table-cell/>
          <table:table-cell office:value-type="string">
            <text:p>FR0000435190</text:p>
          </table:table-cell>
          <table:table-cell office:value-type="string">
            <text:p>STRATEGIE INDICE GRANDE-BRETAGNE</text:p>
          </table:table-cell>
        </table:table-row>
        <table:table-row table:style-name="ro1">
          <table:table-cell/>
          <table:table-cell office:value-type="string">
            <text:p>FR0000435208</text:p>
          </table:table-cell>
          <table:table-cell office:value-type="string">
            <text:p>STRATEGIE INDICE USA</text:p>
          </table:table-cell>
        </table:table-row>
        <table:table-row table:style-name="ro1">
          <table:table-cell/>
          <table:table-cell office:value-type="string">
            <text:p>FR0000435216</text:p>
          </table:table-cell>
          <table:table-cell office:value-type="string">
            <text:p>STRATEGIE CAC</text:p>
          </table:table-cell>
        </table:table-row>
        <table:table-row table:style-name="ro1">
          <table:table-cell/>
          <table:table-cell office:value-type="string">
            <text:p>FR0000435232</text:p>
          </table:table-cell>
          <table:table-cell office:value-type="string">
            <text:p>R ALLOCATION MODEReE (D)</text:p>
          </table:table-cell>
        </table:table-row>
        <table:table-row table:style-name="ro1">
          <table:table-cell/>
          <table:table-cell office:value-type="string">
            <text:p>FR0000435455</text:p>
          </table:table-cell>
          <table:table-cell office:value-type="string">
            <text:p>MAIF EUROPE SELECTION</text:p>
          </table:table-cell>
        </table:table-row>
        <table:table-row table:style-name="ro1">
          <table:table-cell/>
          <table:table-cell office:value-type="string">
            <text:p>FR0000435463</text:p>
          </table:table-cell>
          <table:table-cell office:value-type="string">
            <text:p>MAIF FRANCE SELECTION</text:p>
          </table:table-cell>
        </table:table-row>
        <table:table-row table:style-name="ro1">
          <table:table-cell/>
          <table:table-cell office:value-type="string">
            <text:p>FR0000435505</text:p>
          </table:table-cell>
          <table:table-cell office:value-type="string">
            <text:p>ODDO PEA SECURITE</text:p>
          </table:table-cell>
        </table:table-row>
        <table:table-row table:style-name="ro1">
          <table:table-cell/>
          <table:table-cell office:value-type="string">
            <text:p>FR0000436438</text:p>
          </table:table-cell>
          <table:table-cell office:value-type="string">
            <text:p>AXA INDICE USA A (C)</text:p>
          </table:table-cell>
        </table:table-row>
        <table:table-row table:style-name="ro1">
          <table:table-cell/>
          <table:table-cell office:value-type="string">
            <text:p>FR0000436453</text:p>
          </table:table-cell>
          <table:table-cell office:value-type="string">
            <text:p>AXA COURT TERME DOLLAR A</text:p>
          </table:table-cell>
        </table:table-row>
        <table:table-row table:style-name="ro1">
          <table:table-cell/>
          <table:table-cell office:value-type="string">
            <text:p>FR0000436610</text:p>
          </table:table-cell>
          <table:table-cell office:value-type="string">
            <text:p>INITIATIVE DYNAMIQUE (C)</text:p>
          </table:table-cell>
        </table:table-row>
        <table:table-row table:style-name="ro1">
          <table:table-cell/>
          <table:table-cell office:value-type="string">
            <text:p>FR0000437113</text:p>
          </table:table-cell>
          <table:table-cell office:value-type="string">
            <text:p>HSBC ACTIONS DEVELOPPEMENT DURABLE A</text:p>
          </table:table-cell>
        </table:table-row>
        <table:table-row table:style-name="ro1">
          <table:table-cell/>
          <table:table-cell office:value-type="string">
            <text:p>FR0000437162</text:p>
          </table:table-cell>
          <table:table-cell office:value-type="string">
            <text:p>CM CIC EUROPE</text:p>
          </table:table-cell>
        </table:table-row>
        <table:table-row table:style-name="ro1">
          <table:table-cell/>
          <table:table-cell office:value-type="string">
            <text:p>FR0000437550</text:p>
          </table:table-cell>
          <table:table-cell office:value-type="string">
            <text:p>PALATINE IMMOBILIER</text:p>
          </table:table-cell>
        </table:table-row>
        <table:table-row table:style-name="ro1">
          <table:table-cell/>
          <table:table-cell office:value-type="string">
            <text:p>FR0000437568</text:p>
          </table:table-cell>
          <table:table-cell office:value-type="string">
            <text:p>PALATINE ACTIONS FRANCE</text:p>
          </table:table-cell>
        </table:table-row>
        <table:table-row table:style-name="ro1">
          <table:table-cell/>
          <table:table-cell office:value-type="string">
            <text:p>FR0000437576</text:p>
          </table:table-cell>
          <table:table-cell office:value-type="string">
            <text:p>PALATINE FRANCE MID CAP</text:p>
          </table:table-cell>
        </table:table-row>
        <table:table-row table:style-name="ro1">
          <table:table-cell/>
          <table:table-cell office:value-type="string">
            <text:p>FR0000437741</text:p>
          </table:table-cell>
          <table:table-cell office:value-type="string">
            <text:p>FRUCTI FRANCE SMALL ET MID CAP C</text:p>
          </table:table-cell>
        </table:table-row>
        <table:table-row table:style-name="ro1">
          <table:table-cell/>
          <table:table-cell office:value-type="string">
            <text:p>FR0000437774</text:p>
          </table:table-cell>
          <table:table-cell office:value-type="string">
            <text:p>FRUCTIFONDS FRANCE ACTIONS (C)</text:p>
          </table:table-cell>
        </table:table-row>
        <table:table-row table:style-name="ro1">
          <table:table-cell/>
          <table:table-cell office:value-type="string">
            <text:p>FR0000437782</text:p>
          </table:table-cell>
          <table:table-cell office:value-type="string">
            <text:p>FRUCTIFONDS FRANCE ACTIONS (D)</text:p>
          </table:table-cell>
        </table:table-row>
        <table:table-row table:style-name="ro1">
          <table:table-cell/>
          <table:table-cell office:value-type="string">
            <text:p>FR0000437824</text:p>
          </table:table-cell>
          <table:table-cell office:value-type="string">
            <text:p>FRUCTIFONDS VALEURS DU JAPON R</text:p>
          </table:table-cell>
        </table:table-row>
        <table:table-row table:style-name="ro1">
          <table:table-cell/>
          <table:table-cell office:value-type="string">
            <text:p>FR0000437881</text:p>
          </table:table-cell>
          <table:table-cell office:value-type="string">
            <text:p>FRUCTIFONDS PROFIL 3</text:p>
          </table:table-cell>
        </table:table-row>
        <table:table-row table:style-name="ro1">
          <table:table-cell/>
          <table:table-cell office:value-type="string">
            <text:p>FR0000437899</text:p>
          </table:table-cell>
          <table:table-cell office:value-type="string">
            <text:p>FRUCTIFONDS PROFIL 6</text:p>
          </table:table-cell>
        </table:table-row>
        <table:table-row table:style-name="ro1">
          <table:table-cell/>
          <table:table-cell office:value-type="string">
            <text:p>FR0000437907</text:p>
          </table:table-cell>
          <table:table-cell office:value-type="string">
            <text:p>FRUCTIFONDS PROFIL 9</text:p>
          </table:table-cell>
        </table:table-row>
        <table:table-row table:style-name="ro1">
          <table:table-cell/>
          <table:table-cell office:value-type="string">
            <text:p>FR0000438061</text:p>
          </table:table-cell>
          <table:table-cell office:value-type="string">
            <text:p>HSBC CLIC EURO 90 G</text:p>
          </table:table-cell>
        </table:table-row>
        <table:table-row table:style-name="ro1">
          <table:table-cell/>
          <table:table-cell office:value-type="string">
            <text:p>FR0000438079</text:p>
          </table:table-cell>
          <table:table-cell office:value-type="string">
            <text:p>HSBC CLIC EURO 95 C</text:p>
          </table:table-cell>
        </table:table-row>
        <table:table-row table:style-name="ro1">
          <table:table-cell/>
          <table:table-cell office:value-type="string">
            <text:p>FR0000438087</text:p>
          </table:table-cell>
          <table:table-cell office:value-type="string">
            <text:p>HSBC CLIC EURO 85 G</text:p>
          </table:table-cell>
        </table:table-row>
        <table:table-row table:style-name="ro1">
          <table:table-cell/>
          <table:table-cell office:value-type="string">
            <text:p>FR0000438707</text:p>
          </table:table-cell>
          <table:table-cell office:value-type="string">
            <text:p>DEXIA RISK ARBITRAGE C</text:p>
          </table:table-cell>
        </table:table-row>
        <table:table-row table:style-name="ro1">
          <table:table-cell/>
          <table:table-cell office:value-type="string">
            <text:p>FR0000438905</text:p>
          </table:table-cell>
          <table:table-cell office:value-type="string">
            <text:p>HSBC ACTIONS INTERNATIONALES G</text:p>
          </table:table-cell>
        </table:table-row>
        <table:table-row table:style-name="ro1">
          <table:table-cell/>
          <table:table-cell office:value-type="string">
            <text:p>FR0000439226</text:p>
          </table:table-cell>
          <table:table-cell office:value-type="string">
            <text:p>HSBC ACTIONS FRANCE (C)</text:p>
          </table:table-cell>
        </table:table-row>
        <table:table-row table:style-name="ro1">
          <table:table-cell/>
          <table:table-cell office:value-type="string">
            <text:p>FR0000439614</text:p>
          </table:table-cell>
          <table:table-cell office:value-type="string">
            <text:p>CAPITOP MONETAIRE (C)</text:p>
          </table:table-cell>
        </table:table-row>
        <table:table-row table:style-name="ro1">
          <table:table-cell/>
          <table:table-cell office:value-type="string">
            <text:p>FR0000441586</text:p>
          </table:table-cell>
          <table:table-cell office:value-type="string">
            <text:p>LBPAM ACTIONS EUROPE (D)</text:p>
          </table:table-cell>
        </table:table-row>
        <table:table-row table:style-name="ro1">
          <table:table-cell/>
          <table:table-cell office:value-type="string">
            <text:p>FR0000441628</text:p>
          </table:table-cell>
          <table:table-cell office:value-type="string">
            <text:p>COVeA ACTIONS EUROPE HORS EURO</text:p>
          </table:table-cell>
        </table:table-row>
        <table:table-row table:style-name="ro1">
          <table:table-cell/>
          <table:table-cell office:value-type="string">
            <text:p>FR0000441636</text:p>
          </table:table-cell>
          <table:table-cell office:value-type="string">
            <text:p>COVEA ACTIONS EURO A</text:p>
          </table:table-cell>
        </table:table-row>
        <table:table-row table:style-name="ro1">
          <table:table-cell/>
          <table:table-cell office:value-type="string">
            <text:p>FR0000441651</text:p>
          </table:table-cell>
          <table:table-cell office:value-type="string">
            <text:p>COVeA EURO SPREAD (D)</text:p>
          </table:table-cell>
        </table:table-row>
        <table:table-row table:style-name="ro1">
          <table:table-cell/>
          <table:table-cell office:value-type="string">
            <text:p>FR0000441677</text:p>
          </table:table-cell>
          <table:table-cell office:value-type="string">
            <text:p>COVEA ACTIONS ASIE</text:p>
          </table:table-cell>
        </table:table-row>
        <table:table-row table:style-name="ro1">
          <table:table-cell/>
          <table:table-cell office:value-type="string">
            <text:p>FR0000441685</text:p>
          </table:table-cell>
          <table:table-cell office:value-type="string">
            <text:p>COVeA ACTIONS EUROPE OPPORTUNITeS A</text:p>
          </table:table-cell>
        </table:table-row>
        <table:table-row table:style-name="ro1">
          <table:table-cell/>
          <table:table-cell office:value-type="string">
            <text:p>FR0000442220</text:p>
          </table:table-cell>
          <table:table-cell office:value-type="string">
            <text:p>AMUNDI OBLIG 1-3 EURO I-C</text:p>
          </table:table-cell>
        </table:table-row>
        <table:table-row table:style-name="ro1">
          <table:table-cell/>
          <table:table-cell office:value-type="string">
            <text:p>FR0000442329</text:p>
          </table:table-cell>
          <table:table-cell office:value-type="string">
            <text:p>HSBC TECHNOLOGIE (C)</text:p>
          </table:table-cell>
        </table:table-row>
        <table:table-row table:style-name="ro1">
          <table:table-cell/>
          <table:table-cell office:value-type="string">
            <text:p>FR0000442428</text:p>
          </table:table-cell>
          <table:table-cell office:value-type="string">
            <text:p>STRATEGIE INDICE TELECOM</text:p>
          </table:table-cell>
        </table:table-row>
        <table:table-row table:style-name="ro1">
          <table:table-cell/>
          <table:table-cell office:value-type="string">
            <text:p>FR0000442436</text:p>
          </table:table-cell>
          <table:table-cell office:value-type="string">
            <text:p>STRATEGIE INDICE TECHNO</text:p>
          </table:table-cell>
        </table:table-row>
        <table:table-row table:style-name="ro1">
          <table:table-cell/>
          <table:table-cell office:value-type="string">
            <text:p>FR0000442949</text:p>
          </table:table-cell>
          <table:table-cell office:value-type="string">
            <text:p>FEDERAL ACTIONS ETHIQUES P</text:p>
          </table:table-cell>
        </table:table-row>
        <table:table-row table:style-name="ro1">
          <table:table-cell/>
          <table:table-cell office:value-type="string">
            <text:p>FR0000443160</text:p>
          </table:table-cell>
          <table:table-cell office:value-type="string">
            <text:p>LYXOR INDEX FUND EURO B</text:p>
          </table:table-cell>
        </table:table-row>
        <table:table-row table:style-name="ro1">
          <table:table-cell/>
          <table:table-cell office:value-type="string">
            <text:p>FR0000443343</text:p>
          </table:table-cell>
          <table:table-cell office:value-type="string">
            <text:p>SG OBLIG HIGH YIELD C</text:p>
          </table:table-cell>
        </table:table-row>
        <table:table-row table:style-name="ro1">
          <table:table-cell/>
          <table:table-cell office:value-type="string">
            <text:p>FR0000443392</text:p>
          </table:table-cell>
          <table:table-cell office:value-type="string">
            <text:p>LYXOR INDEX FUND EURO</text:p>
          </table:table-cell>
        </table:table-row>
        <table:table-row table:style-name="ro1">
          <table:table-cell/>
          <table:table-cell office:value-type="string">
            <text:p>FR0000443772</text:p>
          </table:table-cell>
          <table:table-cell office:value-type="string">
            <text:p>CNP-ASSUR-EURO-HY</text:p>
          </table:table-cell>
        </table:table-row>
        <table:table-row table:style-name="ro1">
          <table:table-cell/>
          <table:table-cell office:value-type="string">
            <text:p>FR0000443954</text:p>
          </table:table-cell>
          <table:table-cell office:value-type="string">
            <text:p>PRIMONIAL FLEXIBLE DYNAMIQUE</text:p>
          </table:table-cell>
        </table:table-row>
        <table:table-row table:style-name="ro1">
          <table:table-cell/>
          <table:table-cell office:value-type="string">
            <text:p>FR0000444002</text:p>
          </table:table-cell>
          <table:table-cell office:value-type="string">
            <text:p>PRIMONIAL FLEXIBLE EQUILIBRE</text:p>
          </table:table-cell>
        </table:table-row>
        <table:table-row table:style-name="ro1">
          <table:table-cell/>
          <table:table-cell office:value-type="string">
            <text:p>FR0000444275</text:p>
          </table:table-cell>
          <table:table-cell office:value-type="string">
            <text:p>SG ACTIONS EUROPE ISR P</text:p>
          </table:table-cell>
        </table:table-row>
        <table:table-row table:style-name="ro1">
          <table:table-cell/>
          <table:table-cell office:value-type="string">
            <text:p>FR0000444325</text:p>
          </table:table-cell>
          <table:table-cell office:value-type="string">
            <text:p>ODDO ACTIONS JAPON A</text:p>
          </table:table-cell>
        </table:table-row>
        <table:table-row table:style-name="ro1">
          <table:table-cell/>
          <table:table-cell office:value-type="string">
            <text:p>FR0000444366</text:p>
          </table:table-cell>
          <table:table-cell office:value-type="string">
            <text:p>CM-CIC ACTIONS ISR</text:p>
          </table:table-cell>
        </table:table-row>
        <table:table-row table:style-name="ro1">
          <table:table-cell/>
          <table:table-cell office:value-type="string">
            <text:p>FR0000444531</text:p>
          </table:table-cell>
          <table:table-cell office:value-type="string">
            <text:p>ELITE 1818 EURO SPREAD (C)</text:p>
          </table:table-cell>
        </table:table-row>
        <table:table-row table:style-name="ro1">
          <table:table-cell/>
          <table:table-cell office:value-type="string">
            <text:p>FR0000444549</text:p>
          </table:table-cell>
          <table:table-cell office:value-type="string">
            <text:p>SOPRANE GESTION PATRIMOINE (D)</text:p>
          </table:table-cell>
        </table:table-row>
        <table:table-row table:style-name="ro1">
          <table:table-cell/>
          <table:table-cell office:value-type="string">
            <text:p>FR0000445074</text:p>
          </table:table-cell>
          <table:table-cell office:value-type="string">
            <text:p>COVeA MULTI SMALL CAP EUROPE A</text:p>
          </table:table-cell>
        </table:table-row>
        <table:table-row table:style-name="ro1">
          <table:table-cell/>
          <table:table-cell office:value-type="string">
            <text:p>FR0000445652</text:p>
          </table:table-cell>
          <table:table-cell office:value-type="string">
            <text:p>VP ACTIONS RENDEMENT EURO (D)</text:p>
          </table:table-cell>
        </table:table-row>
        <table:table-row table:style-name="ro1">
          <table:table-cell/>
          <table:table-cell office:value-type="string">
            <text:p>FR0000446288</text:p>
          </table:table-cell>
          <table:table-cell office:value-type="string">
            <text:p>AMUNDI CREDIT EURO I</text:p>
          </table:table-cell>
        </table:table-row>
        <table:table-row table:style-name="ro1">
          <table:table-cell/>
          <table:table-cell office:value-type="string">
            <text:p>FR0000446296</text:p>
          </table:table-cell>
          <table:table-cell office:value-type="string">
            <text:p>LBPAM ACTIONS TELECOM R</text:p>
          </table:table-cell>
        </table:table-row>
        <table:table-row table:style-name="ro1">
          <table:table-cell/>
          <table:table-cell office:value-type="string">
            <text:p>FR0000446304</text:p>
          </table:table-cell>
          <table:table-cell office:value-type="string">
            <text:p>LBPAM ACTIONS SANTE R</text:p>
          </table:table-cell>
        </table:table-row>
        <table:table-row table:style-name="ro1">
          <table:table-cell/>
          <table:table-cell office:value-type="string">
            <text:p>FR0000446312</text:p>
          </table:table-cell>
          <table:table-cell office:value-type="string">
            <text:p>LBPAM ACTIONS FINANCE R</text:p>
          </table:table-cell>
        </table:table-row>
        <table:table-row table:style-name="ro1">
          <table:table-cell/>
          <table:table-cell office:value-type="string">
            <text:p>FR0000446692</text:p>
          </table:table-cell>
          <table:table-cell office:value-type="string">
            <text:p>ODDO INVESTISSEMENT A</text:p>
          </table:table-cell>
        </table:table-row>
        <table:table-row table:style-name="ro1">
          <table:table-cell/>
          <table:table-cell office:value-type="string">
            <text:p>FR0000447039</text:p>
          </table:table-cell>
          <table:table-cell office:value-type="string">
            <text:p>AXA PEA REGULARITE (C)</text:p>
          </table:table-cell>
        </table:table-row>
        <table:table-row table:style-name="ro1">
          <table:table-cell/>
          <table:table-cell office:value-type="string">
            <text:p>FR0000447310</text:p>
          </table:table-cell>
          <table:table-cell office:value-type="string">
            <text:p>CM-CIC MICRO CAP</text:p>
          </table:table-cell>
        </table:table-row>
        <table:table-row table:style-name="ro1">
          <table:table-cell/>
          <table:table-cell office:value-type="string">
            <text:p>FR0000447328</text:p>
          </table:table-cell>
          <table:table-cell office:value-type="string">
            <text:p>UNION MID CAP C</text:p>
          </table:table-cell>
        </table:table-row>
        <table:table-row table:style-name="ro1">
          <table:table-cell/>
          <table:table-cell office:value-type="string">
            <text:p>FR0000447385</text:p>
          </table:table-cell>
          <table:table-cell office:value-type="string">
            <text:p>CM-CIC EQUILIBRE EUROPE D</text:p>
          </table:table-cell>
        </table:table-row>
        <table:table-row table:style-name="ro1">
          <table:table-cell/>
          <table:table-cell office:value-type="string">
            <text:p>FR0000447559</text:p>
          </table:table-cell>
          <table:table-cell office:value-type="string">
            <text:p>OFI OPTIMA FRANCE</text:p>
          </table:table-cell>
        </table:table-row>
        <table:table-row table:style-name="ro1">
          <table:table-cell/>
          <table:table-cell office:value-type="string">
            <text:p>FR0000447591</text:p>
          </table:table-cell>
          <table:table-cell office:value-type="string">
            <text:p>CM-CIC DYNAMIQUE INTERNATIONAL C</text:p>
          </table:table-cell>
        </table:table-row>
        <table:table-row table:style-name="ro1">
          <table:table-cell/>
          <table:table-cell office:value-type="string">
            <text:p>FR0000447609</text:p>
          </table:table-cell>
          <table:table-cell office:value-type="string">
            <text:p>FEDERAL CONVICTION FRANCE P</text:p>
          </table:table-cell>
        </table:table-row>
        <table:table-row table:style-name="ro1">
          <table:table-cell/>
          <table:table-cell office:value-type="string">
            <text:p>FR0000447617</text:p>
          </table:table-cell>
          <table:table-cell office:value-type="string">
            <text:p>FEDERAL ESSOR INTERNATIONAL P</text:p>
          </table:table-cell>
        </table:table-row>
        <table:table-row table:style-name="ro1">
          <table:table-cell/>
          <table:table-cell office:value-type="string">
            <text:p>FR0000447633</text:p>
          </table:table-cell>
          <table:table-cell office:value-type="string">
            <text:p>OFI OPTIMA INTERNATIONAL</text:p>
          </table:table-cell>
        </table:table-row>
        <table:table-row table:style-name="ro1">
          <table:table-cell/>
          <table:table-cell office:value-type="string">
            <text:p>FR0000447773</text:p>
          </table:table-cell>
          <table:table-cell office:value-type="string">
            <text:p>AXA PATRIMOINE MODERE (C)</text:p>
          </table:table-cell>
        </table:table-row>
        <table:table-row table:style-name="ro1">
          <table:table-cell/>
          <table:table-cell office:value-type="string">
            <text:p>FR0000447799</text:p>
          </table:table-cell>
          <table:table-cell office:value-type="string">
            <text:p>AXA PATRIMOINE VITALITE (C)</text:p>
          </table:table-cell>
        </table:table-row>
        <table:table-row table:style-name="ro1">
          <table:table-cell/>
          <table:table-cell office:value-type="string">
            <text:p>FR0000447807</text:p>
          </table:table-cell>
          <table:table-cell office:value-type="string">
            <text:p>AXA AMERIQUE ACTIONS (C)</text:p>
          </table:table-cell>
        </table:table-row>
        <table:table-row table:style-name="ro1">
          <table:table-cell/>
          <table:table-cell office:value-type="string">
            <text:p>FR0000447823</text:p>
          </table:table-cell>
          <table:table-cell office:value-type="string">
            <text:p>AXA TRESOR COURT TERME (C)</text:p>
          </table:table-cell>
        </table:table-row>
        <table:table-row table:style-name="ro1">
          <table:table-cell/>
          <table:table-cell office:value-type="string">
            <text:p>FR0000447849</text:p>
          </table:table-cell>
          <table:table-cell office:value-type="string">
            <text:p>AXA ASIE ACTIONS (C)</text:p>
          </table:table-cell>
        </table:table-row>
        <table:table-row table:style-name="ro1">
          <table:table-cell/>
          <table:table-cell office:value-type="string">
            <text:p>FR0000447856</text:p>
          </table:table-cell>
          <table:table-cell office:value-type="string">
            <text:p>AXA ASIE ACTIONS (D)</text:p>
          </table:table-cell>
        </table:table-row>
        <table:table-row table:style-name="ro1">
          <table:table-cell/>
          <table:table-cell office:value-type="string">
            <text:p>FR0000447864</text:p>
          </table:table-cell>
          <table:table-cell office:value-type="string">
            <text:p>AXA FRANCE OPPORTUNITES (C)</text:p>
          </table:table-cell>
        </table:table-row>
        <table:table-row table:style-name="ro1">
          <table:table-cell/>
          <table:table-cell office:value-type="string">
            <text:p>FR0000448698</text:p>
          </table:table-cell>
          <table:table-cell office:value-type="string">
            <text:p>CAP OFF</text:p>
          </table:table-cell>
        </table:table-row>
        <table:table-row table:style-name="ro1">
          <table:table-cell/>
          <table:table-cell office:value-type="string">
            <text:p>FR0000448847</text:p>
          </table:table-cell>
          <table:table-cell office:value-type="string">
            <text:p>SG ACTIONS EUROPE MIDCAP I-C</text:p>
          </table:table-cell>
        </table:table-row>
        <table:table-row table:style-name="ro1">
          <table:table-cell/>
          <table:table-cell office:value-type="string">
            <text:p>FR0000448870</text:p>
          </table:table-cell>
          <table:table-cell office:value-type="string">
            <text:p>SG OBLIG CORPORATE 1-3 I</text:p>
          </table:table-cell>
        </table:table-row>
        <table:table-row table:style-name="ro1">
          <table:table-cell/>
          <table:table-cell office:value-type="string">
            <text:p>FR0000448896</text:p>
          </table:table-cell>
          <table:table-cell office:value-type="string">
            <text:p>MAM AMERICA C</text:p>
          </table:table-cell>
        </table:table-row>
        <table:table-row table:style-name="ro1">
          <table:table-cell/>
          <table:table-cell office:value-type="string">
            <text:p>FR0000448904</text:p>
          </table:table-cell>
          <table:table-cell office:value-type="string">
            <text:p>MAM TERRA NOSTRA</text:p>
          </table:table-cell>
        </table:table-row>
        <table:table-row table:style-name="ro1">
          <table:table-cell/>
          <table:table-cell office:value-type="string">
            <text:p>FR0000448953</text:p>
          </table:table-cell>
          <table:table-cell office:value-type="string">
            <text:p>MAM ASIA</text:p>
          </table:table-cell>
        </table:table-row>
        <table:table-row table:style-name="ro1">
          <table:table-cell/>
          <table:table-cell office:value-type="string">
            <text:p>FR0000448979</text:p>
          </table:table-cell>
          <table:table-cell office:value-type="string">
            <text:p>MAM HUMAN VALUES D</text:p>
          </table:table-cell>
        </table:table-row>
        <table:table-row table:style-name="ro1">
          <table:table-cell/>
          <table:table-cell office:value-type="string">
            <text:p>FR0000448987</text:p>
          </table:table-cell>
          <table:table-cell office:value-type="string">
            <text:p>MAM HUMAN VALUES C</text:p>
          </table:table-cell>
        </table:table-row>
        <table:table-row table:style-name="ro1">
          <table:table-cell/>
          <table:table-cell office:value-type="string">
            <text:p>FR0000449274</text:p>
          </table:table-cell>
          <table:table-cell office:value-type="string">
            <text:p>ALLIANZ MULTI DYNAMISME C</text:p>
          </table:table-cell>
        </table:table-row>
        <table:table-row table:style-name="ro1">
          <table:table-cell/>
          <table:table-cell office:value-type="string">
            <text:p>FR0000449282</text:p>
          </table:table-cell>
          <table:table-cell office:value-type="string">
            <text:p>ALLIANZ MULTI EQUILIBRE C</text:p>
          </table:table-cell>
        </table:table-row>
        <table:table-row table:style-name="ro1">
          <table:table-cell/>
          <table:table-cell office:value-type="string">
            <text:p>FR0000449290</text:p>
          </table:table-cell>
          <table:table-cell office:value-type="string">
            <text:p>ALLIANZ MULTI SERENITE</text:p>
          </table:table-cell>
        </table:table-row>
        <table:table-row table:style-name="ro1">
          <table:table-cell/>
          <table:table-cell office:value-type="string">
            <text:p>FR0000449324</text:p>
          </table:table-cell>
          <table:table-cell office:value-type="string">
            <text:p>ALLIANZ MULTI OPPORTUNITES C</text:p>
          </table:table-cell>
        </table:table-row>
        <table:table-row table:style-name="ro1">
          <table:table-cell/>
          <table:table-cell office:value-type="string">
            <text:p>FR0000449340</text:p>
          </table:table-cell>
          <table:table-cell office:value-type="string">
            <text:p>ALLIANZ SECTEUR EURO IMMOBILIER</text:p>
          </table:table-cell>
        </table:table-row>
        <table:table-row table:style-name="ro1">
          <table:table-cell/>
          <table:table-cell office:value-type="string">
            <text:p>FR0000449431</text:p>
          </table:table-cell>
          <table:table-cell office:value-type="string">
            <text:p>ALLIANZ ACTIONS EURO CONVICTIONS C</text:p>
          </table:table-cell>
        </table:table-row>
        <table:table-row table:style-name="ro1">
          <table:table-cell/>
          <table:table-cell office:value-type="string">
            <text:p>FR0000449878</text:p>
          </table:table-cell>
          <table:table-cell office:value-type="string">
            <text:p>SONIC GRANDE EUROPE I</text:p>
          </table:table-cell>
        </table:table-row>
        <table:table-row table:style-name="ro1">
          <table:table-cell/>
          <table:table-cell office:value-type="string">
            <text:p>FR0000930455</text:p>
          </table:table-cell>
          <table:table-cell office:value-type="string">
            <text:p>UNI-HOCHE (C)</text:p>
          </table:table-cell>
        </table:table-row>
        <table:table-row table:style-name="ro1">
          <table:table-cell/>
          <table:table-cell office:value-type="string">
            <text:p>FR0000930463</text:p>
          </table:table-cell>
          <table:table-cell office:value-type="string">
            <text:p>UNI-HOCHE (D)</text:p>
          </table:table-cell>
        </table:table-row>
        <table:table-row table:style-name="ro1">
          <table:table-cell/>
          <table:table-cell office:value-type="string">
            <text:p>FR0000930471</text:p>
          </table:table-cell>
          <table:table-cell office:value-type="string">
            <text:p>CONSERVATEUR UNISIC (D)</text:p>
          </table:table-cell>
        </table:table-row>
        <table:table-row table:style-name="ro1">
          <table:table-cell/>
          <table:table-cell office:value-type="string">
            <text:p>FR0000931362</text:p>
          </table:table-cell>
          <table:table-cell office:value-type="string">
            <text:p>ESSOR USA OPPORTUNITeS P</text:p>
          </table:table-cell>
        </table:table-row>
        <table:table-row table:style-name="ro1">
          <table:table-cell/>
          <table:table-cell office:value-type="string">
            <text:p>FR0000931412</text:p>
          </table:table-cell>
          <table:table-cell office:value-type="string">
            <text:p>COVeA SeCURITe G</text:p>
          </table:table-cell>
        </table:table-row>
        <table:table-row table:style-name="ro1">
          <table:table-cell/>
          <table:table-cell office:value-type="string">
            <text:p>FR0000934325</text:p>
          </table:table-cell>
          <table:table-cell office:value-type="string">
            <text:p>LBPAM ACTIONS MIDCAP (C)</text:p>
          </table:table-cell>
        </table:table-row>
        <table:table-row table:style-name="ro1">
          <table:table-cell/>
          <table:table-cell office:value-type="string">
            <text:p>FR0000934937</text:p>
          </table:table-cell>
          <table:table-cell office:value-type="string">
            <text:p>COVeA ACTIONS AMERIQUE A</text:p>
          </table:table-cell>
        </table:table-row>
        <table:table-row table:style-name="ro1">
          <table:table-cell/>
          <table:table-cell office:value-type="string">
            <text:p>FR0000934978</text:p>
          </table:table-cell>
          <table:table-cell office:value-type="string">
            <text:p>DEXIA ETHIQUE GESTION OBLIGATAIRE (C)</text:p>
          </table:table-cell>
        </table:table-row>
        <table:table-row table:style-name="ro1">
          <table:table-cell/>
          <table:table-cell office:value-type="string">
            <text:p>FR0000936528</text:p>
          </table:table-cell>
          <table:table-cell office:value-type="string">
            <text:p>LBPAM ACTIONS EUROPE MONDE (C)</text:p>
          </table:table-cell>
        </table:table-row>
        <table:table-row table:style-name="ro1">
          <table:table-cell/>
          <table:table-cell office:value-type="string">
            <text:p>FR0000936536</text:p>
          </table:table-cell>
          <table:table-cell office:value-type="string">
            <text:p>LBPAM ACTIONS 80 (C)</text:p>
          </table:table-cell>
        </table:table-row>
        <table:table-row table:style-name="ro1">
          <table:table-cell/>
          <table:table-cell office:value-type="string">
            <text:p>FR0000937096</text:p>
          </table:table-cell>
          <table:table-cell office:value-type="string">
            <text:p>EVERGREEN FUND C</text:p>
          </table:table-cell>
        </table:table-row>
        <table:table-row table:style-name="ro1">
          <table:table-cell/>
          <table:table-cell office:value-type="string">
            <text:p>FR0000937435</text:p>
          </table:table-cell>
          <table:table-cell office:value-type="string">
            <text:p>BELLATRIX (C)</text:p>
          </table:table-cell>
        </table:table-row>
        <table:table-row table:style-name="ro1">
          <table:table-cell/>
          <table:table-cell office:value-type="string">
            <text:p>FR0000939829</text:p>
          </table:table-cell>
          <table:table-cell office:value-type="string">
            <text:p>LBPAM ACTIONS EUROPE MONDE (D)</text:p>
          </table:table-cell>
        </table:table-row>
        <table:table-row table:style-name="ro1">
          <table:table-cell/>
          <table:table-cell office:value-type="string">
            <text:p>FR0000939845</text:p>
          </table:table-cell>
          <table:table-cell office:value-type="string">
            <text:p>COVEA ACTIONS MONDE A</text:p>
          </table:table-cell>
        </table:table-row>
        <table:table-row table:style-name="ro1">
          <table:table-cell/>
          <table:table-cell office:value-type="string">
            <text:p>FR0000939852</text:p>
          </table:table-cell>
          <table:table-cell office:value-type="string">
            <text:p>COVEA MULTI EUROPE A</text:p>
          </table:table-cell>
        </table:table-row>
        <table:table-row table:style-name="ro1">
          <table:table-cell/>
          <table:table-cell office:value-type="string">
            <text:p>FR0000939860</text:p>
          </table:table-cell>
          <table:table-cell office:value-type="string">
            <text:p>COVEA MULTI IMMOBILIER A</text:p>
          </table:table-cell>
        </table:table-row>
        <table:table-row table:style-name="ro1">
          <table:table-cell/>
          <table:table-cell office:value-type="string">
            <text:p>FR0000939886</text:p>
          </table:table-cell>
          <table:table-cell office:value-type="string">
            <text:p>COVeA PERSPECTIVES PME A</text:p>
          </table:table-cell>
        </table:table-row>
        <table:table-row table:style-name="ro1">
          <table:table-cell/>
          <table:table-cell office:value-type="string">
            <text:p>FR0000939902</text:p>
          </table:table-cell>
          <table:table-cell office:value-type="string">
            <text:p>DEXIA OBLI-INTER S</text:p>
          </table:table-cell>
        </table:table-row>
        <table:table-row table:style-name="ro1">
          <table:table-cell/>
          <table:table-cell office:value-type="string">
            <text:p>FR0000939936</text:p>
          </table:table-cell>
          <table:table-cell office:value-type="string">
            <text:p>COVEA OBLIG INTER</text:p>
          </table:table-cell>
        </table:table-row>
        <table:table-row table:style-name="ro1">
          <table:table-cell/>
          <table:table-cell office:value-type="string">
            <text:p>FR0000939951</text:p>
          </table:table-cell>
          <table:table-cell office:value-type="string">
            <text:p>COVEA EURO SOUVERAIN (D)</text:p>
          </table:table-cell>
        </table:table-row>
        <table:table-row table:style-name="ro1">
          <table:table-cell/>
          <table:table-cell office:value-type="string">
            <text:p>FR0000940454</text:p>
          </table:table-cell>
          <table:table-cell office:value-type="string">
            <text:p>LBPAM ACTIONS 80 (D)</text:p>
          </table:table-cell>
        </table:table-row>
        <table:table-row table:style-name="ro1">
          <table:table-cell/>
          <table:table-cell office:value-type="string">
            <text:p>FR0000941312</text:p>
          </table:table-cell>
          <table:table-cell office:value-type="string">
            <text:p>UBAM CONVERTIBLES EUROPE AC (EUR)</text:p>
          </table:table-cell>
        </table:table-row>
        <table:table-row table:style-name="ro1">
          <table:table-cell/>
          <table:table-cell office:value-type="string">
            <text:p>FR0000944183</text:p>
          </table:table-cell>
          <table:table-cell office:value-type="string">
            <text:p>LBPAM ACTIONS MIDCAP (D)</text:p>
          </table:table-cell>
        </table:table-row>
        <table:table-row table:style-name="ro1">
          <table:table-cell/>
          <table:table-cell office:value-type="string">
            <text:p>FR0000944696</text:p>
          </table:table-cell>
          <table:table-cell office:value-type="string">
            <text:p>AMUNDI SELECT FRANCE P (C)</text:p>
          </table:table-cell>
        </table:table-row>
        <table:table-row table:style-name="ro1">
          <table:table-cell/>
          <table:table-cell office:value-type="string">
            <text:p>FR0000945180</text:p>
          </table:table-cell>
          <table:table-cell office:value-type="string">
            <text:p>OFI EURO INVESTMENT GRADE IC</text:p>
          </table:table-cell>
        </table:table-row>
        <table:table-row table:style-name="ro1">
          <table:table-cell/>
          <table:table-cell office:value-type="string">
            <text:p>FR0000945453</text:p>
          </table:table-cell>
          <table:table-cell office:value-type="string">
            <text:p>ALLIANZ ACTIONS FRANCE (D)</text:p>
          </table:table-cell>
        </table:table-row>
        <table:table-row table:style-name="ro1">
          <table:table-cell/>
          <table:table-cell office:value-type="string">
            <text:p>FR0000945503</text:p>
          </table:table-cell>
          <table:table-cell office:value-type="string">
            <text:p>ALLIANZ FONCIER</text:p>
          </table:table-cell>
        </table:table-row>
        <table:table-row table:style-name="ro1">
          <table:table-cell/>
          <table:table-cell office:value-type="string">
            <text:p>FR0000945891</text:p>
          </table:table-cell>
          <table:table-cell office:value-type="string">
            <text:p>BELLATRIX (D)</text:p>
          </table:table-cell>
        </table:table-row>
        <table:table-row table:style-name="ro1">
          <table:table-cell/>
          <table:table-cell office:value-type="string">
            <text:p>FR0000951469</text:p>
          </table:table-cell>
          <table:table-cell office:value-type="string">
            <text:p>CARREFOUR CAP</text:p>
          </table:table-cell>
        </table:table-row>
        <table:table-row table:style-name="ro1">
          <table:table-cell/>
          <table:table-cell office:value-type="string">
            <text:p>FR0000970089</text:p>
          </table:table-cell>
          <table:table-cell office:value-type="string">
            <text:p>OFI PRUDENT</text:p>
          </table:table-cell>
        </table:table-row>
        <table:table-row table:style-name="ro1">
          <table:table-cell/>
          <table:table-cell office:value-type="string">
            <text:p>FR0000970097</text:p>
          </table:table-cell>
          <table:table-cell office:value-type="string">
            <text:p>OFI DYNAMIQUE</text:p>
          </table:table-cell>
        </table:table-row>
        <table:table-row table:style-name="ro1">
          <table:table-cell/>
          <table:table-cell office:value-type="string">
            <text:p>FR0000970105</text:p>
          </table:table-cell>
          <table:table-cell office:value-type="string">
            <text:p>OFI EQUILIBRE</text:p>
          </table:table-cell>
        </table:table-row>
        <table:table-row table:style-name="ro1">
          <table:table-cell/>
          <table:table-cell office:value-type="string">
            <text:p>FR0000970253</text:p>
          </table:table-cell>
          <table:table-cell office:value-type="string">
            <text:p>FEDERAL OPPORTUNITE TONIQUE</text:p>
          </table:table-cell>
        </table:table-row>
        <table:table-row table:style-name="ro1">
          <table:table-cell/>
          <table:table-cell office:value-type="string">
            <text:p>FR0000970550</text:p>
          </table:table-cell>
          <table:table-cell office:value-type="string">
            <text:p>COVeA MULTI MONDE A</text:p>
          </table:table-cell>
        </table:table-row>
        <table:table-row table:style-name="ro1">
          <table:table-cell/>
          <table:table-cell office:value-type="string">
            <text:p>FR0000970675</text:p>
          </table:table-cell>
          <table:table-cell office:value-type="string">
            <text:p>LBPAM ALTERNA 10 R</text:p>
          </table:table-cell>
        </table:table-row>
        <table:table-row table:style-name="ro1">
          <table:table-cell/>
          <table:table-cell office:value-type="string">
            <text:p>FR0000970816</text:p>
          </table:table-cell>
          <table:table-cell office:value-type="string">
            <text:p>PRO-FeDeRAL LIQUIDITeS</text:p>
          </table:table-cell>
        </table:table-row>
        <table:table-row table:style-name="ro1">
          <table:table-cell/>
          <table:table-cell office:value-type="string">
            <text:p>FR0000970873</text:p>
          </table:table-cell>
          <table:table-cell office:value-type="string">
            <text:p>INSERTION EMPLOIS DYNAMIQUE R (D)</text:p>
          </table:table-cell>
        </table:table-row>
        <table:table-row table:style-name="ro1">
          <table:table-cell/>
          <table:table-cell office:value-type="string">
            <text:p>FR0000970881</text:p>
          </table:table-cell>
          <table:table-cell office:value-type="string">
            <text:p>MAM EUROPA GROWTH C</text:p>
          </table:table-cell>
        </table:table-row>
        <table:table-row table:style-name="ro1">
          <table:table-cell/>
          <table:table-cell office:value-type="string">
            <text:p>FR0000970899</text:p>
          </table:table-cell>
          <table:table-cell office:value-type="string">
            <text:p>ETHIQUE ET PARTAGE - CCFD</text:p>
          </table:table-cell>
        </table:table-row>
        <table:table-row table:style-name="ro1">
          <table:table-cell/>
          <table:table-cell office:value-type="string">
            <text:p>FR0000970923</text:p>
          </table:table-cell>
          <table:table-cell office:value-type="string">
            <text:p>MAM FRANCE PME</text:p>
          </table:table-cell>
        </table:table-row>
        <table:table-row table:style-name="ro1">
          <table:table-cell/>
          <table:table-cell office:value-type="string">
            <text:p>FR0000970949</text:p>
          </table:table-cell>
          <table:table-cell office:value-type="string">
            <text:p>MAM TERRA NOVA</text:p>
          </table:table-cell>
        </table:table-row>
        <table:table-row table:style-name="ro1">
          <table:table-cell/>
          <table:table-cell office:value-type="string">
            <text:p>FR0000970972</text:p>
          </table:table-cell>
          <table:table-cell office:value-type="string">
            <text:p>NOUVELLE STRATEGIE 50</text:p>
          </table:table-cell>
        </table:table-row>
        <table:table-row table:style-name="ro1">
          <table:table-cell/>
          <table:table-cell office:value-type="string">
            <text:p>FR0000970980</text:p>
          </table:table-cell>
          <table:table-cell office:value-type="string">
            <text:p>MAM OBLI CONVERTIBLES (C)</text:p>
          </table:table-cell>
        </table:table-row>
        <table:table-row table:style-name="ro1">
          <table:table-cell/>
          <table:table-cell office:value-type="string">
            <text:p>FR0000971160</text:p>
          </table:table-cell>
          <table:table-cell office:value-type="string">
            <text:p>OFI EURO ACTIONS ISR (C)</text:p>
          </table:table-cell>
        </table:table-row>
        <table:table-row table:style-name="ro1">
          <table:table-cell/>
          <table:table-cell office:value-type="string">
            <text:p>FR0000971293</text:p>
          </table:table-cell>
          <table:table-cell office:value-type="string">
            <text:p>HSBC EURO GVT BOND FUND HC</text:p>
          </table:table-cell>
        </table:table-row>
        <table:table-row table:style-name="ro1">
          <table:table-cell/>
          <table:table-cell office:value-type="string">
            <text:p>FR0000971319</text:p>
          </table:table-cell>
          <table:table-cell office:value-type="string">
            <text:p>HSBC EURO ACTIONS (C)</text:p>
          </table:table-cell>
        </table:table-row>
        <table:table-row table:style-name="ro1">
          <table:table-cell/>
          <table:table-cell office:value-type="string">
            <text:p>FR0000971764</text:p>
          </table:table-cell>
          <table:table-cell office:value-type="string">
            <text:p>MAM PATRIMOINE (C)</text:p>
          </table:table-cell>
        </table:table-row>
        <table:table-row table:style-name="ro1">
          <table:table-cell/>
          <table:table-cell office:value-type="string">
            <text:p>FR0000971806</text:p>
          </table:table-cell>
          <table:table-cell office:value-type="string">
            <text:p>MAM FLEXIBLE BONDS C</text:p>
          </table:table-cell>
        </table:table-row>
        <table:table-row table:style-name="ro1">
          <table:table-cell/>
          <table:table-cell office:value-type="string">
            <text:p>FR0000971822</text:p>
          </table:table-cell>
          <table:table-cell office:value-type="string">
            <text:p>MAM HORIZON 2016 C</text:p>
          </table:table-cell>
        </table:table-row>
        <table:table-row table:style-name="ro1">
          <table:table-cell/>
          <table:table-cell office:value-type="string">
            <text:p>FR0000971863</text:p>
          </table:table-cell>
          <table:table-cell office:value-type="string">
            <text:p>MAM OPTIMA 25-125 C</text:p>
          </table:table-cell>
        </table:table-row>
        <table:table-row table:style-name="ro1">
          <table:table-cell/>
          <table:table-cell office:value-type="string">
            <text:p>FR0000971913</text:p>
          </table:table-cell>
          <table:table-cell office:value-type="string">
            <text:p>MAM TAUX VARIABLES C</text:p>
          </table:table-cell>
        </table:table-row>
        <table:table-row table:style-name="ro1">
          <table:table-cell/>
          <table:table-cell office:value-type="string">
            <text:p>FR0000972390</text:p>
          </table:table-cell>
          <table:table-cell office:value-type="string">
            <text:p>CANDRIAM EQUITIES F EUROPE CONVICTION C (CAP)</text:p>
          </table:table-cell>
        </table:table-row>
        <table:table-row table:style-name="ro1">
          <table:table-cell/>
          <table:table-cell office:value-type="string">
            <text:p>FR0000972408</text:p>
          </table:table-cell>
          <table:table-cell office:value-type="string">
            <text:p>TONI ACTIONS 100 R</text:p>
          </table:table-cell>
        </table:table-row>
        <table:table-row table:style-name="ro1">
          <table:table-cell/>
          <table:table-cell office:value-type="string">
            <text:p>FR0000972416</text:p>
          </table:table-cell>
          <table:table-cell office:value-type="string">
            <text:p>TONI ACTIONS 65</text:p>
          </table:table-cell>
        </table:table-row>
        <table:table-row table:style-name="ro1">
          <table:table-cell/>
          <table:table-cell office:value-type="string">
            <text:p>FR0000972473</text:p>
          </table:table-cell>
          <table:table-cell office:value-type="string">
            <text:p>HSBC EURO SHORT TERM BOND FUND A (EUR) (C)</text:p>
          </table:table-cell>
        </table:table-row>
        <table:table-row table:style-name="ro1">
          <table:table-cell/>
          <table:table-cell office:value-type="string">
            <text:p>FR0000972655</text:p>
          </table:table-cell>
          <table:table-cell office:value-type="string">
            <text:p>AMUNDI ACTIONS FONCIER (D)</text:p>
          </table:table-cell>
        </table:table-row>
        <table:table-row table:style-name="ro1">
          <table:table-cell/>
          <table:table-cell office:value-type="string">
            <text:p>FR0000972689</text:p>
          </table:table-cell>
          <table:table-cell office:value-type="string">
            <text:p>FLEXIGESTION 20-70 CAP</text:p>
          </table:table-cell>
        </table:table-row>
        <table:table-row table:style-name="ro1">
          <table:table-cell/>
          <table:table-cell office:value-type="string">
            <text:p>FR0000972796</text:p>
          </table:table-cell>
          <table:table-cell office:value-type="string">
            <text:p>FLEXIGESTION 70-100</text:p>
          </table:table-cell>
        </table:table-row>
        <table:table-row table:style-name="ro1">
          <table:table-cell/>
          <table:table-cell office:value-type="string">
            <text:p>FR0000973174</text:p>
          </table:table-cell>
          <table:table-cell office:value-type="string">
            <text:p>NATIXIS MODERATION</text:p>
          </table:table-cell>
        </table:table-row>
        <table:table-row table:style-name="ro1">
          <table:table-cell/>
          <table:table-cell office:value-type="string">
            <text:p>FR0000973455</text:p>
          </table:table-cell>
          <table:table-cell office:value-type="string">
            <text:p>STRATEGIE INDICE ALIMENTATION</text:p>
          </table:table-cell>
        </table:table-row>
        <table:table-row table:style-name="ro1">
          <table:table-cell/>
          <table:table-cell office:value-type="string">
            <text:p>FR0000973562</text:p>
          </table:table-cell>
          <table:table-cell office:value-type="string">
            <text:p>ECOFI ACTIONS RENDEMENT (C)</text:p>
          </table:table-cell>
        </table:table-row>
        <table:table-row table:style-name="ro1">
          <table:table-cell/>
          <table:table-cell office:value-type="string">
            <text:p>FR0000973711</text:p>
          </table:table-cell>
          <table:table-cell office:value-type="string">
            <text:p>VALFRANCE</text:p>
          </table:table-cell>
        </table:table-row>
        <table:table-row table:style-name="ro1">
          <table:table-cell/>
          <table:table-cell office:value-type="string">
            <text:p>FR0000973802</text:p>
          </table:table-cell>
          <table:table-cell office:value-type="string">
            <text:p>AMUNDI VIE P</text:p>
          </table:table-cell>
        </table:table-row>
        <table:table-row table:style-name="ro1">
          <table:table-cell/>
          <table:table-cell office:value-type="string">
            <text:p>FR0000973968</text:p>
          </table:table-cell>
          <table:table-cell office:value-type="string">
            <text:p>LFP PATRIMOINE FLEXIBLE R</text:p>
          </table:table-cell>
        </table:table-row>
        <table:table-row table:style-name="ro1">
          <table:table-cell/>
          <table:table-cell office:value-type="string">
            <text:p>FR0000974149</text:p>
          </table:table-cell>
          <table:table-cell office:value-type="string">
            <text:p>ODDO AVENIR EUROPE A</text:p>
          </table:table-cell>
        </table:table-row>
        <table:table-row table:style-name="ro1">
          <table:table-cell/>
          <table:table-cell office:value-type="string">
            <text:p>FR0000974339</text:p>
          </table:table-cell>
          <table:table-cell office:value-type="string">
            <text:p>CM-CIC TEMPeRe INTERNATIONAL D</text:p>
          </table:table-cell>
        </table:table-row>
        <table:table-row table:style-name="ro1">
          <table:table-cell/>
          <table:table-cell office:value-type="string">
            <text:p>FR0000974362</text:p>
          </table:table-cell>
          <table:table-cell office:value-type="string">
            <text:p>CM-CIC TEMPeRe INTERNATIONAL C</text:p>
          </table:table-cell>
        </table:table-row>
        <table:table-row table:style-name="ro1">
          <table:table-cell/>
          <table:table-cell office:value-type="string">
            <text:p>FR0000974412</text:p>
          </table:table-cell>
          <table:table-cell office:value-type="string">
            <text:p>HDF GLOBAL OPPORTUNITIES IA EUR</text:p>
          </table:table-cell>
        </table:table-row>
        <table:table-row table:style-name="ro1">
          <table:table-cell/>
          <table:table-cell office:value-type="string">
            <text:p>FR0000974685</text:p>
          </table:table-cell>
          <table:table-cell office:value-type="string">
            <text:p>GEFIP DYNAMIQUE</text:p>
          </table:table-cell>
        </table:table-row>
        <table:table-row table:style-name="ro1">
          <table:table-cell/>
          <table:table-cell office:value-type="string">
            <text:p>FR0000975252</text:p>
          </table:table-cell>
          <table:table-cell office:value-type="string">
            <text:p>GEFIP PATRIMONIAL</text:p>
          </table:table-cell>
        </table:table-row>
        <table:table-row table:style-name="ro1">
          <table:table-cell/>
          <table:table-cell office:value-type="string">
            <text:p>FR0000975559</text:p>
          </table:table-cell>
          <table:table-cell office:value-type="string">
            <text:p>MACIF OBLIGATIONS DEVELOPPEMENT DURABLE (C)</text:p>
          </table:table-cell>
        </table:table-row>
        <table:table-row table:style-name="ro1">
          <table:table-cell/>
          <table:table-cell office:value-type="string">
            <text:p>FR0000975856</text:p>
          </table:table-cell>
          <table:table-cell office:value-type="string">
            <text:p>ICG CONVERTIBLES RENDEMENT C</text:p>
          </table:table-cell>
        </table:table-row>
        <table:table-row table:style-name="ro1">
          <table:table-cell/>
          <table:table-cell office:value-type="string">
            <text:p>FR0000975880</text:p>
          </table:table-cell>
          <table:table-cell office:value-type="string">
            <text:p>ALLIANZ ACTIONS AEQUITAS R</text:p>
          </table:table-cell>
        </table:table-row>
        <table:table-row table:style-name="ro1">
          <table:table-cell/>
          <table:table-cell office:value-type="string">
            <text:p>FR0000975930</text:p>
          </table:table-cell>
          <table:table-cell office:value-type="string">
            <text:p>ODDO INDICE USA A</text:p>
          </table:table-cell>
        </table:table-row>
        <table:table-row table:style-name="ro1">
          <table:table-cell/>
          <table:table-cell office:value-type="string">
            <text:p>FR0000976292</text:p>
          </table:table-cell>
          <table:table-cell office:value-type="string">
            <text:p>FRUCTIFONDS VALEURS EUROPEENNES C</text:p>
          </table:table-cell>
        </table:table-row>
        <table:table-row table:style-name="ro1">
          <table:table-cell/>
          <table:table-cell office:value-type="string">
            <text:p>FR0000977423</text:p>
          </table:table-cell>
          <table:table-cell office:value-type="string">
            <text:p>FLEXIBLE MOYEN TERME (C)</text:p>
          </table:table-cell>
        </table:table-row>
        <table:table-row table:style-name="ro1">
          <table:table-cell/>
          <table:table-cell office:value-type="string">
            <text:p>FR0000977431</text:p>
          </table:table-cell>
          <table:table-cell office:value-type="string">
            <text:p>FLEXIBLE MOYEN TERME (D)</text:p>
          </table:table-cell>
        </table:table-row>
        <table:table-row table:style-name="ro1">
          <table:table-cell/>
          <table:table-cell office:value-type="string">
            <text:p>FR0000977530</text:p>
          </table:table-cell>
          <table:table-cell office:value-type="string">
            <text:p>SEEYOND ACTIONS EUROPeENNES R</text:p>
          </table:table-cell>
        </table:table-row>
        <table:table-row table:style-name="ro1">
          <table:table-cell/>
          <table:table-cell office:value-type="string">
            <text:p>FR0000977555</text:p>
          </table:table-cell>
          <table:table-cell office:value-type="string">
            <text:p>SELECTION MODERATE INTERNATIONAL</text:p>
          </table:table-cell>
        </table:table-row>
        <table:table-row table:style-name="ro1">
          <table:table-cell/>
          <table:table-cell office:value-type="string">
            <text:p>FR0000977589</text:p>
          </table:table-cell>
          <table:table-cell office:value-type="string">
            <text:p>ECUREUIL PROFIL 5 (D)</text:p>
          </table:table-cell>
        </table:table-row>
        <table:table-row table:style-name="ro1">
          <table:table-cell/>
          <table:table-cell office:value-type="string">
            <text:p>FR0000977779</text:p>
          </table:table-cell>
          <table:table-cell office:value-type="string">
            <text:p>SWISS LIFE FUNDS (F) VITALITY P</text:p>
          </table:table-cell>
        </table:table-row>
        <table:table-row table:style-name="ro1">
          <table:table-cell/>
          <table:table-cell office:value-type="string">
            <text:p>FR0000978090</text:p>
          </table:table-cell>
          <table:table-cell office:value-type="string">
            <text:p>MAM EUROPA SELECT C</text:p>
          </table:table-cell>
        </table:table-row>
        <table:table-row table:style-name="ro1">
          <table:table-cell/>
          <table:table-cell office:value-type="string">
            <text:p>FR0000978231</text:p>
          </table:table-cell>
          <table:table-cell office:value-type="string">
            <text:p>CD AMERIQUE STRATEGIES B</text:p>
          </table:table-cell>
        </table:table-row>
        <table:table-row table:style-name="ro1">
          <table:table-cell/>
          <table:table-cell office:value-type="string">
            <text:p>FR0000978371</text:p>
          </table:table-cell>
          <table:table-cell office:value-type="string">
            <text:p>AXA IM EURO LIQUIDITY C</text:p>
          </table:table-cell>
        </table:table-row>
        <table:table-row table:style-name="ro1">
          <table:table-cell/>
          <table:table-cell office:value-type="string">
            <text:p>FR0000978421</text:p>
          </table:table-cell>
          <table:table-cell office:value-type="string">
            <text:p>PALATINE EQUILIBRE</text:p>
          </table:table-cell>
        </table:table-row>
        <table:table-row table:style-name="ro1">
          <table:table-cell/>
          <table:table-cell office:value-type="string">
            <text:p>FR0000978439</text:p>
          </table:table-cell>
          <table:table-cell office:value-type="string">
            <text:p>PALATINE FRANCE SMALL CAP</text:p>
          </table:table-cell>
        </table:table-row>
        <table:table-row table:style-name="ro1">
          <table:table-cell/>
          <table:table-cell office:value-type="string">
            <text:p>FR0000978447</text:p>
          </table:table-cell>
          <table:table-cell office:value-type="string">
            <text:p>PALATINE ACTIONS EUROPE</text:p>
          </table:table-cell>
        </table:table-row>
        <table:table-row table:style-name="ro1">
          <table:table-cell/>
          <table:table-cell office:value-type="string">
            <text:p>FR0000978454</text:p>
          </table:table-cell>
          <table:table-cell office:value-type="string">
            <text:p>PALATINE EUROPE SMALL CAP C</text:p>
          </table:table-cell>
        </table:table-row>
        <table:table-row table:style-name="ro1">
          <table:table-cell/>
          <table:table-cell office:value-type="string">
            <text:p>FR0000978587</text:p>
          </table:table-cell>
          <table:table-cell office:value-type="string">
            <text:p>OFI RCM EUROPE DE LEST</text:p>
          </table:table-cell>
        </table:table-row>
        <table:table-row table:style-name="ro1">
          <table:table-cell/>
          <table:table-cell office:value-type="string">
            <text:p>FR0000978868</text:p>
          </table:table-cell>
          <table:table-cell office:value-type="string">
            <text:p>FEDERAL MULTI OR ET MATIERES PREMIERES</text:p>
          </table:table-cell>
        </table:table-row>
        <table:table-row table:style-name="ro1">
          <table:table-cell/>
          <table:table-cell office:value-type="string">
            <text:p>FR0000978934</text:p>
          </table:table-cell>
          <table:table-cell office:value-type="string">
            <text:p>HSBC HORIZON 2028-2030 A</text:p>
          </table:table-cell>
        </table:table-row>
        <table:table-row table:style-name="ro1">
          <table:table-cell/>
          <table:table-cell office:value-type="string">
            <text:p>FR0000979155</text:p>
          </table:table-cell>
          <table:table-cell office:value-type="string">
            <text:p>AXA EURO 3-5 (C)</text:p>
          </table:table-cell>
        </table:table-row>
        <table:table-row table:style-name="ro1">
          <table:table-cell/>
          <table:table-cell office:value-type="string">
            <text:p>FR0000979221</text:p>
          </table:table-cell>
          <table:table-cell office:value-type="string">
            <text:p>VALEUR INTRINSEQUE P</text:p>
          </table:table-cell>
        </table:table-row>
        <table:table-row table:style-name="ro1">
          <table:table-cell/>
          <table:table-cell office:value-type="string">
            <text:p>FR0000979239</text:p>
          </table:table-cell>
          <table:table-cell office:value-type="string">
            <text:p>CM-CIC PEA SERENITE</text:p>
          </table:table-cell>
        </table:table-row>
        <table:table-row table:style-name="ro1">
          <table:table-cell/>
          <table:table-cell office:value-type="string">
            <text:p>FR0000979379</text:p>
          </table:table-cell>
          <table:table-cell office:value-type="string">
            <text:p>ALLIANZ MULTI HORIZON LONG TERME C</text:p>
          </table:table-cell>
        </table:table-row>
        <table:table-row table:style-name="ro1">
          <table:table-cell/>
          <table:table-cell office:value-type="string">
            <text:p>FR0000979403</text:p>
          </table:table-cell>
          <table:table-cell office:value-type="string">
            <text:p>ZELIS ACTIONS EUROPEENNES</text:p>
          </table:table-cell>
        </table:table-row>
        <table:table-row table:style-name="ro1">
          <table:table-cell/>
          <table:table-cell office:value-type="string">
            <text:p>FR0000979775</text:p>
          </table:table-cell>
          <table:table-cell office:value-type="string">
            <text:p>CM-CIC EQUILIBRE EUROPE C</text:p>
          </table:table-cell>
        </table:table-row>
        <table:table-row table:style-name="ro1">
          <table:table-cell/>
          <table:table-cell office:value-type="string">
            <text:p>FR0000979825</text:p>
          </table:table-cell>
          <table:table-cell office:value-type="string">
            <text:p>UNION CASH (C)</text:p>
          </table:table-cell>
        </table:table-row>
        <table:table-row table:style-name="ro1">
          <table:table-cell/>
          <table:table-cell office:value-type="string">
            <text:p>FR0000979866</text:p>
          </table:table-cell>
          <table:table-cell office:value-type="string">
            <text:p>OFI INVESTMENT GRADE COURT TERME I</text:p>
          </table:table-cell>
        </table:table-row>
        <table:table-row table:style-name="ro1">
          <table:table-cell/>
          <table:table-cell office:value-type="string">
            <text:p>FR0000980120</text:p>
          </table:table-cell>
          <table:table-cell office:value-type="string">
            <text:p>BNP PARIBAS FLOREAL 100</text:p>
          </table:table-cell>
        </table:table-row>
        <table:table-row table:style-name="ro1">
          <table:table-cell/>
          <table:table-cell office:value-type="string">
            <text:p>FR0000980369</text:p>
          </table:table-cell>
          <table:table-cell office:value-type="string">
            <text:p>CENTAURE PEA</text:p>
          </table:table-cell>
        </table:table-row>
        <table:table-row table:style-name="ro1">
          <table:table-cell/>
          <table:table-cell office:value-type="string">
            <text:p>FR0000980427</text:p>
          </table:table-cell>
          <table:table-cell office:value-type="string">
            <text:p>KEREN PATRIMOINE</text:p>
          </table:table-cell>
        </table:table-row>
        <table:table-row table:style-name="ro1">
          <table:table-cell/>
          <table:table-cell office:value-type="string">
            <text:p>FR0000980476</text:p>
          </table:table-cell>
          <table:table-cell office:value-type="string">
            <text:p>VENDOME INVESTISSEMENT C</text:p>
          </table:table-cell>
        </table:table-row>
        <table:table-row table:style-name="ro1">
          <table:table-cell/>
          <table:table-cell office:value-type="string">
            <text:p>FR0000980518</text:p>
          </table:table-cell>
          <table:table-cell office:value-type="string">
            <text:p>VENDOME OBLI MOYEN TERME P (C)</text:p>
          </table:table-cell>
        </table:table-row>
        <table:table-row table:style-name="ro1">
          <table:table-cell/>
          <table:table-cell office:value-type="string">
            <text:p>FR0000980989</text:p>
          </table:table-cell>
          <table:table-cell office:value-type="string">
            <text:p>ODDO BHF EUROPEAN CONVERTIBLES MODERATE CR-EUR</text:p>
          </table:table-cell>
        </table:table-row>
        <table:table-row table:style-name="ro1">
          <table:table-cell/>
          <table:table-cell office:value-type="string">
            <text:p>FR0000981193</text:p>
          </table:table-cell>
          <table:table-cell office:value-type="string">
            <text:p>PRIMONIAL OR</text:p>
          </table:table-cell>
        </table:table-row>
        <table:table-row table:style-name="ro1">
          <table:table-cell/>
          <table:table-cell office:value-type="string">
            <text:p>FR0000981219</text:p>
          </table:table-cell>
          <table:table-cell office:value-type="string">
            <text:p>ALLIANZ TEAM R</text:p>
          </table:table-cell>
        </table:table-row>
        <table:table-row table:style-name="ro1">
          <table:table-cell/>
          <table:table-cell office:value-type="string">
            <text:p>FR0000981458</text:p>
          </table:table-cell>
          <table:table-cell office:value-type="string">
            <text:p>R OPAL EQUILIBRE</text:p>
          </table:table-cell>
        </table:table-row>
        <table:table-row table:style-name="ro1">
          <table:table-cell/>
          <table:table-cell office:value-type="string">
            <text:p>FR0000981490</text:p>
          </table:table-cell>
          <table:table-cell office:value-type="string">
            <text:p>GESTION PRIVEE OBLIGATAIRE (C)</text:p>
          </table:table-cell>
        </table:table-row>
        <table:table-row table:style-name="ro1">
          <table:table-cell/>
          <table:table-cell office:value-type="string">
            <text:p>FR0000981508</text:p>
          </table:table-cell>
          <table:table-cell office:value-type="string">
            <text:p>GESTION PRIVEE OBLIGATAIRE (D)</text:p>
          </table:table-cell>
        </table:table-row>
        <table:table-row table:style-name="ro1">
          <table:table-cell/>
          <table:table-cell office:value-type="string">
            <text:p>FR0000981540</text:p>
          </table:table-cell>
          <table:table-cell office:value-type="string">
            <text:p>CANDRIAM SELECTION NEUTRE (C)</text:p>
          </table:table-cell>
        </table:table-row>
        <table:table-row table:style-name="ro1">
          <table:table-cell/>
          <table:table-cell office:value-type="string">
            <text:p>FR0000981565</text:p>
          </table:table-cell>
          <table:table-cell office:value-type="string">
            <text:p>CANDRIAM SELECTION DYNAMIQUE (C)</text:p>
          </table:table-cell>
        </table:table-row>
        <table:table-row table:style-name="ro1">
          <table:table-cell/>
          <table:table-cell office:value-type="string">
            <text:p>FR0000981581</text:p>
          </table:table-cell>
          <table:table-cell office:value-type="string">
            <text:p>CANDRIAM SELECTION DEFENSIF (C)</text:p>
          </table:table-cell>
        </table:table-row>
        <table:table-row table:style-name="ro1">
          <table:table-cell/>
          <table:table-cell office:value-type="string">
            <text:p>FR0000981946</text:p>
          </table:table-cell>
          <table:table-cell office:value-type="string">
            <text:p>MAM HIGH YIELD C</text:p>
          </table:table-cell>
        </table:table-row>
        <table:table-row table:style-name="ro1">
          <table:table-cell/>
          <table:table-cell office:value-type="string">
            <text:p>FR0000982035</text:p>
          </table:table-cell>
          <table:table-cell office:value-type="string">
            <text:p>GESTION COURT TERME (C)</text:p>
          </table:table-cell>
        </table:table-row>
        <table:table-row table:style-name="ro1">
          <table:table-cell/>
          <table:table-cell office:value-type="string">
            <text:p>FR0000982217</text:p>
          </table:table-cell>
          <table:table-cell office:value-type="string">
            <text:p>LBPAM OBLI CREDIT E</text:p>
          </table:table-cell>
        </table:table-row>
        <table:table-row table:style-name="ro1">
          <table:table-cell/>
          <table:table-cell office:value-type="string">
            <text:p>FR0000982449</text:p>
          </table:table-cell>
          <table:table-cell office:value-type="string">
            <text:p>HSBC SPECIAL SITUATIONS EUROPE AC</text:p>
          </table:table-cell>
        </table:table-row>
        <table:table-row table:style-name="ro1">
          <table:table-cell/>
          <table:table-cell office:value-type="string">
            <text:p>FR0000982761</text:p>
          </table:table-cell>
          <table:table-cell office:value-type="string">
            <text:p>AXA EURO VALEURS RESPONSABLES (C)</text:p>
          </table:table-cell>
        </table:table-row>
        <table:table-row table:style-name="ro1">
          <table:table-cell/>
          <table:table-cell office:value-type="string">
            <text:p>FR0000982837</text:p>
          </table:table-cell>
          <table:table-cell office:value-type="string">
            <text:p>ACTYS 3</text:p>
          </table:table-cell>
        </table:table-row>
        <table:table-row table:style-name="ro1">
          <table:table-cell/>
          <table:table-cell office:value-type="string">
            <text:p>FR0000982852</text:p>
          </table:table-cell>
          <table:table-cell office:value-type="string">
            <text:p>ZELIS ACTIONS MONDE</text:p>
          </table:table-cell>
        </table:table-row>
        <table:table-row table:style-name="ro1">
          <table:table-cell/>
          <table:table-cell office:value-type="string">
            <text:p>FR0000982902</text:p>
          </table:table-cell>
          <table:table-cell office:value-type="string">
            <text:p>OFI VALUE EUROPE I</text:p>
          </table:table-cell>
        </table:table-row>
        <table:table-row table:style-name="ro1">
          <table:table-cell/>
          <table:table-cell office:value-type="string">
            <text:p>FR0000982969</text:p>
          </table:table-cell>
          <table:table-cell office:value-type="string">
            <text:p>ECUREUIL PEA COURT TERME</text:p>
          </table:table-cell>
        </table:table-row>
        <table:table-row table:style-name="ro1">
          <table:table-cell/>
          <table:table-cell office:value-type="string">
            <text:p>FR0000983330</text:p>
          </table:table-cell>
          <table:table-cell office:value-type="string">
            <text:p>CAPITOP REVENUS</text:p>
          </table:table-cell>
        </table:table-row>
        <table:table-row table:style-name="ro1">
          <table:table-cell/>
          <table:table-cell office:value-type="string">
            <text:p>FR0000983561</text:p>
          </table:table-cell>
          <table:table-cell office:value-type="string">
            <text:p>STRATEGIE INDICE SANTE</text:p>
          </table:table-cell>
        </table:table-row>
        <table:table-row table:style-name="ro1">
          <table:table-cell/>
          <table:table-cell office:value-type="string">
            <text:p>FR0000983579</text:p>
          </table:table-cell>
          <table:table-cell office:value-type="string">
            <text:p>STRATEGIE INDICE OR</text:p>
          </table:table-cell>
        </table:table-row>
        <table:table-row table:style-name="ro1">
          <table:table-cell/>
          <table:table-cell office:value-type="string">
            <text:p>FR0000983587</text:p>
          </table:table-cell>
          <table:table-cell office:value-type="string">
            <text:p>STRATEGIE INDICE PIERRE</text:p>
          </table:table-cell>
        </table:table-row>
        <table:table-row table:style-name="ro1">
          <table:table-cell/>
          <table:table-cell office:value-type="string">
            <text:p>FR0000983637</text:p>
          </table:table-cell>
          <table:table-cell office:value-type="string">
            <text:p>AMUNDI MULTIMANAGERS OBLIG P-C</text:p>
          </table:table-cell>
        </table:table-row>
        <table:table-row table:style-name="ro1">
          <table:table-cell/>
          <table:table-cell office:value-type="string">
            <text:p>FR0000983819</text:p>
          </table:table-cell>
          <table:table-cell office:value-type="string">
            <text:p>MACIF CROISSANCE DURABLE ET SOLIDAIRE "MACIF" (C)</text:p>
          </table:table-cell>
        </table:table-row>
        <table:table-row table:style-name="ro1">
          <table:table-cell/>
          <table:table-cell office:value-type="string">
            <text:p>FR0000984213</text:p>
          </table:table-cell>
          <table:table-cell office:value-type="string">
            <text:p>CM-CIC PAYS EMERGENTS</text:p>
          </table:table-cell>
        </table:table-row>
        <table:table-row table:style-name="ro1">
          <table:table-cell/>
          <table:table-cell office:value-type="string">
            <text:p>FR0000984221</text:p>
          </table:table-cell>
          <table:table-cell office:value-type="string">
            <text:p>CM-CIC PIERRE (D)</text:p>
          </table:table-cell>
        </table:table-row>
        <table:table-row table:style-name="ro1">
          <table:table-cell/>
          <table:table-cell office:value-type="string">
            <text:p>FR0000984254</text:p>
          </table:table-cell>
          <table:table-cell office:value-type="string">
            <text:p>UNION DOLLAR CASH C</text:p>
          </table:table-cell>
        </table:table-row>
        <table:table-row table:style-name="ro1">
          <table:table-cell/>
          <table:table-cell office:value-type="string">
            <text:p>FR0000984270</text:p>
          </table:table-cell>
          <table:table-cell office:value-type="string">
            <text:p>CNP ASSUR LBPAMCREDIT</text:p>
          </table:table-cell>
        </table:table-row>
        <table:table-row table:style-name="ro1">
          <table:table-cell/>
          <table:table-cell office:value-type="string">
            <text:p>FR0000984346</text:p>
          </table:table-cell>
          <table:table-cell office:value-type="string">
            <text:p>AG2R LA MONDIALE ACTIONS ZONE EURO ISR IC</text:p>
          </table:table-cell>
        </table:table-row>
        <table:table-row table:style-name="ro1">
          <table:table-cell/>
          <table:table-cell office:value-type="string">
            <text:p>FR0000984361</text:p>
          </table:table-cell>
          <table:table-cell office:value-type="string">
            <text:p>SWISS LIFE FUNDS (F) HARMONY P</text:p>
          </table:table-cell>
        </table:table-row>
        <table:table-row table:style-name="ro1">
          <table:table-cell/>
          <table:table-cell office:value-type="string">
            <text:p>FR0000984387</text:p>
          </table:table-cell>
          <table:table-cell office:value-type="string">
            <text:p>HSBC OBLIGATIONS REVENUS TRIMESTRIELS</text:p>
          </table:table-cell>
        </table:table-row>
        <table:table-row table:style-name="ro1">
          <table:table-cell/>
          <table:table-cell office:value-type="string">
            <text:p>FR0000985046</text:p>
          </table:table-cell>
          <table:table-cell office:value-type="string">
            <text:p>LCL OBLIGATIONS INFLATION EUROPE (C)</text:p>
          </table:table-cell>
        </table:table-row>
        <table:table-row table:style-name="ro1">
          <table:table-cell/>
          <table:table-cell office:value-type="string">
            <text:p>FR0000985061</text:p>
          </table:table-cell>
          <table:table-cell office:value-type="string">
            <text:p>LCL ACTIONS EMERGENTS C</text:p>
          </table:table-cell>
        </table:table-row>
        <table:table-row table:style-name="ro1">
          <table:table-cell/>
          <table:table-cell office:value-type="string">
            <text:p>FR0000985079</text:p>
          </table:table-cell>
          <table:table-cell office:value-type="string">
            <text:p>LCL ACTIONS EUROPE</text:p>
          </table:table-cell>
        </table:table-row>
        <table:table-row table:style-name="ro1">
          <table:table-cell/>
          <table:table-cell office:value-type="string">
            <text:p>FR0000985145</text:p>
          </table:table-cell>
          <table:table-cell office:value-type="string">
            <text:p>LCL ACTIONS MIDVALEURS EUROPE C</text:p>
          </table:table-cell>
        </table:table-row>
        <table:table-row table:style-name="ro1">
          <table:table-cell/>
          <table:table-cell office:value-type="string">
            <text:p>FR0000985152</text:p>
          </table:table-cell>
          <table:table-cell office:value-type="string">
            <text:p>LCL ACTIONS ETATS-UNIS ISR</text:p>
          </table:table-cell>
        </table:table-row>
        <table:table-row table:style-name="ro1">
          <table:table-cell/>
          <table:table-cell office:value-type="string">
            <text:p>FR0000985160</text:p>
          </table:table-cell>
          <table:table-cell office:value-type="string">
            <text:p>LCL ACTIONS PACIFIQUE C</text:p>
          </table:table-cell>
        </table:table-row>
        <table:table-row table:style-name="ro1">
          <table:table-cell/>
          <table:table-cell office:value-type="string">
            <text:p>FR0000985178</text:p>
          </table:table-cell>
          <table:table-cell office:value-type="string">
            <text:p>LCL ACTIONS MINERGIOR MONDE C</text:p>
          </table:table-cell>
        </table:table-row>
        <table:table-row table:style-name="ro1">
          <table:table-cell/>
          <table:table-cell office:value-type="string">
            <text:p>FR0000985210</text:p>
          </table:table-cell>
          <table:table-cell office:value-type="string">
            <text:p>LCL OBLIGATIONS MONDE C</text:p>
          </table:table-cell>
        </table:table-row>
        <table:table-row table:style-name="ro1">
          <table:table-cell/>
          <table:table-cell office:value-type="string">
            <text:p>FR0000985244</text:p>
          </table:table-cell>
          <table:table-cell office:value-type="string">
            <text:p>LCL OBLIGATIONS REVENU TRIM 3</text:p>
          </table:table-cell>
        </table:table-row>
        <table:table-row table:style-name="ro1">
          <table:table-cell/>
          <table:table-cell office:value-type="string">
            <text:p>FR0000985368</text:p>
          </table:table-cell>
          <table:table-cell office:value-type="string">
            <text:p>COVeA ACTIONS EUROPE (C)</text:p>
          </table:table-cell>
        </table:table-row>
        <table:table-row table:style-name="ro1">
          <table:table-cell/>
          <table:table-cell office:value-type="string">
            <text:p>FR0000985558</text:p>
          </table:table-cell>
          <table:table-cell office:value-type="string">
            <text:p>AVIVA INVESTORS MONETAIRE (C)</text:p>
          </table:table-cell>
        </table:table-row>
        <table:table-row table:style-name="ro1">
          <table:table-cell/>
          <table:table-cell office:value-type="string">
            <text:p>FR0000985756</text:p>
          </table:table-cell>
          <table:table-cell office:value-type="string">
            <text:p>NEUFLIZE DYNAMIQUE ISR NC</text:p>
          </table:table-cell>
        </table:table-row>
        <table:table-row table:style-name="ro1">
          <table:table-cell/>
          <table:table-cell office:value-type="string">
            <text:p>FR0000986614</text:p>
          </table:table-cell>
          <table:table-cell office:value-type="string">
            <text:p>CM-CIC USA</text:p>
          </table:table-cell>
        </table:table-row>
        <table:table-row table:style-name="ro1">
          <table:table-cell/>
          <table:table-cell office:value-type="string">
            <text:p>FR0000986648</text:p>
          </table:table-cell>
          <table:table-cell office:value-type="string">
            <text:p>UNION FRANCE C</text:p>
          </table:table-cell>
        </table:table-row>
        <table:table-row table:style-name="ro1">
          <table:table-cell/>
          <table:table-cell office:value-type="string">
            <text:p>FR0000986655</text:p>
          </table:table-cell>
          <table:table-cell office:value-type="string">
            <text:p>CM-CIC EURO EQUITIES C</text:p>
          </table:table-cell>
        </table:table-row>
        <table:table-row table:style-name="ro1">
          <table:table-cell/>
          <table:table-cell office:value-type="string">
            <text:p>FR0000986846</text:p>
          </table:table-cell>
          <table:table-cell office:value-type="string">
            <text:p>KBL RICHELIEU HARMONIE 50</text:p>
          </table:table-cell>
        </table:table-row>
        <table:table-row table:style-name="ro1">
          <table:table-cell/>
          <table:table-cell office:value-type="string">
            <text:p>FR0000987703</text:p>
          </table:table-cell>
          <table:table-cell office:value-type="string">
            <text:p>FEDERAL CROISSANCE CP</text:p>
          </table:table-cell>
        </table:table-row>
        <table:table-row table:style-name="ro1">
          <table:table-cell/>
          <table:table-cell office:value-type="string">
            <text:p>FR0000987950</text:p>
          </table:table-cell>
          <table:table-cell office:value-type="string">
            <text:p>FEDERAL APAL P</text:p>
          </table:table-cell>
        </table:table-row>
        <table:table-row table:style-name="ro1">
          <table:table-cell/>
          <table:table-cell office:value-type="string">
            <text:p>FR0000987968</text:p>
          </table:table-cell>
          <table:table-cell office:value-type="string">
            <text:p>FEDERAL INDICIEL JAPON P</text:p>
          </table:table-cell>
        </table:table-row>
        <table:table-row table:style-name="ro1">
          <table:table-cell/>
          <table:table-cell office:value-type="string">
            <text:p>FR0000988057</text:p>
          </table:table-cell>
          <table:table-cell office:value-type="string">
            <text:p>FEDERAL INDICIEL US P</text:p>
          </table:table-cell>
        </table:table-row>
        <table:table-row table:style-name="ro1">
          <table:table-cell/>
          <table:table-cell office:value-type="string">
            <text:p>FR0000988107</text:p>
          </table:table-cell>
          <table:table-cell office:value-type="string">
            <text:p>HSBC EURO SHORT TERM GVT BOND FUND AC</text:p>
          </table:table-cell>
        </table:table-row>
        <table:table-row table:style-name="ro1">
          <table:table-cell/>
          <table:table-cell office:value-type="string">
            <text:p>FR0000988115</text:p>
          </table:table-cell>
          <table:table-cell office:value-type="string">
            <text:p>HSBC EURO SHORT TERM GVT BOND FUND AD</text:p>
          </table:table-cell>
        </table:table-row>
        <table:table-row table:style-name="ro1">
          <table:table-cell/>
          <table:table-cell office:value-type="string">
            <text:p>FR0000988172</text:p>
          </table:table-cell>
          <table:table-cell office:value-type="string">
            <text:p>COUPOLE IM MULTI PRUDENCE</text:p>
          </table:table-cell>
        </table:table-row>
        <table:table-row table:style-name="ro1">
          <table:table-cell/>
          <table:table-cell office:value-type="string">
            <text:p>FR0000988180</text:p>
          </table:table-cell>
          <table:table-cell office:value-type="string">
            <text:p>COUPOLE IM MULTI AUDACE</text:p>
          </table:table-cell>
        </table:table-row>
        <table:table-row table:style-name="ro1">
          <table:table-cell/>
          <table:table-cell office:value-type="string">
            <text:p>FR0000988495</text:p>
          </table:table-cell>
          <table:table-cell office:value-type="string">
            <text:p>SG ACTIONS US SELECTION C</text:p>
          </table:table-cell>
        </table:table-row>
        <table:table-row table:style-name="ro1">
          <table:table-cell/>
          <table:table-cell office:value-type="string">
            <text:p>FR0000988503</text:p>
          </table:table-cell>
          <table:table-cell office:value-type="string">
            <text:p>SG ACTIONS LUXE C</text:p>
          </table:table-cell>
        </table:table-row>
        <table:table-row table:style-name="ro1">
          <table:table-cell/>
          <table:table-cell office:value-type="string">
            <text:p>FR0000988594</text:p>
          </table:table-cell>
          <table:table-cell office:value-type="string">
            <text:p>FEDERAL OPPORTUNITE MODERE</text:p>
          </table:table-cell>
        </table:table-row>
        <table:table-row table:style-name="ro1">
          <table:table-cell/>
          <table:table-cell office:value-type="string">
            <text:p>FR0000988669</text:p>
          </table:table-cell>
          <table:table-cell office:value-type="string">
            <text:p>ODDO US MID CAP A</text:p>
          </table:table-cell>
        </table:table-row>
        <table:table-row table:style-name="ro1">
          <table:table-cell/>
          <table:table-cell office:value-type="string">
            <text:p>FR0000988792</text:p>
          </table:table-cell>
          <table:table-cell office:value-type="string">
            <text:p>CENTIFOLIA D</text:p>
          </table:table-cell>
        </table:table-row>
        <table:table-row table:style-name="ro1">
          <table:table-cell/>
          <table:table-cell office:value-type="string">
            <text:p>FR0000988933</text:p>
          </table:table-cell>
          <table:table-cell office:value-type="string">
            <text:p>MAM ENTREPRISES FAMILIALES C</text:p>
          </table:table-cell>
        </table:table-row>
        <table:table-row table:style-name="ro1">
          <table:table-cell/>
          <table:table-cell office:value-type="string">
            <text:p>FR0000989006</text:p>
          </table:table-cell>
          <table:table-cell office:value-type="string">
            <text:p>LCL ACTIONS DEVELOPPEMENT DURABLE EURO C</text:p>
          </table:table-cell>
        </table:table-row>
        <table:table-row table:style-name="ro1">
          <table:table-cell/>
          <table:table-cell office:value-type="string">
            <text:p>FR0000989022</text:p>
          </table:table-cell>
          <table:table-cell office:value-type="string">
            <text:p>EQUI-SELECTION</text:p>
          </table:table-cell>
        </table:table-row>
        <table:table-row table:style-name="ro1">
          <table:table-cell/>
          <table:table-cell office:value-type="string">
            <text:p>FR0000989386</text:p>
          </table:table-cell>
          <table:table-cell office:value-type="string">
            <text:p>ING DIRECT CAC 40</text:p>
          </table:table-cell>
        </table:table-row>
        <table:table-row table:style-name="ro1">
          <table:table-cell/>
          <table:table-cell office:value-type="string">
            <text:p>FR0000989410</text:p>
          </table:table-cell>
          <table:table-cell office:value-type="string">
            <text:p>KBL RICHELIEU EUROPE DIVIDEND C</text:p>
          </table:table-cell>
        </table:table-row>
        <table:table-row table:style-name="ro1">
          <table:table-cell/>
          <table:table-cell office:value-type="string">
            <text:p>FR0000989501</text:p>
          </table:table-cell>
          <table:table-cell office:value-type="string">
            <text:p>AXA IM EURO INFLATION BONDS (C)</text:p>
          </table:table-cell>
        </table:table-row>
        <table:table-row table:style-name="ro1">
          <table:table-cell/>
          <table:table-cell office:value-type="string">
            <text:p>FR0000989519</text:p>
          </table:table-cell>
          <table:table-cell office:value-type="string">
            <text:p>AXA IM EURO INFLATION BONDS (D)</text:p>
          </table:table-cell>
        </table:table-row>
        <table:table-row table:style-name="ro1">
          <table:table-cell/>
          <table:table-cell office:value-type="string">
            <text:p>FR0000989543</text:p>
          </table:table-cell>
          <table:table-cell office:value-type="string">
            <text:p>PORTZAMPARC PME C</text:p>
          </table:table-cell>
        </table:table-row>
        <table:table-row table:style-name="ro1">
          <table:table-cell/>
          <table:table-cell office:value-type="string">
            <text:p>FR0000989626</text:p>
          </table:table-cell>
          <table:table-cell office:value-type="string">
            <text:p>GROUPAMA TRESORERIE IC</text:p>
          </table:table-cell>
        </table:table-row>
        <table:table-row table:style-name="ro1">
          <table:table-cell/>
          <table:table-cell office:value-type="string">
            <text:p>FR0000989758</text:p>
          </table:table-cell>
          <table:table-cell office:value-type="string">
            <text:p>ODDO VALEURS RENDEMENT A</text:p>
          </table:table-cell>
        </table:table-row>
        <table:table-row table:style-name="ro1">
          <table:table-cell/>
          <table:table-cell office:value-type="string">
            <text:p>FR0000989782</text:p>
          </table:table-cell>
          <table:table-cell office:value-type="string">
            <text:p>GROUPAMA FRANCE STOCK IC</text:p>
          </table:table-cell>
        </table:table-row>
        <table:table-row table:style-name="ro1">
          <table:table-cell/>
          <table:table-cell office:value-type="string">
            <text:p>FR0000989824</text:p>
          </table:table-cell>
          <table:table-cell office:value-type="string">
            <text:p>AXA PEA REGULARITE (D)</text:p>
          </table:table-cell>
        </table:table-row>
        <table:table-row table:style-name="ro1">
          <table:table-cell/>
          <table:table-cell office:value-type="string">
            <text:p>FR0000989899</text:p>
          </table:table-cell>
          <table:table-cell office:value-type="string">
            <text:p>ODDO AVENIR (C)</text:p>
          </table:table-cell>
        </table:table-row>
        <table:table-row table:style-name="ro1">
          <table:table-cell/>
          <table:table-cell office:value-type="string">
            <text:p>FR0000989907</text:p>
          </table:table-cell>
          <table:table-cell office:value-type="string">
            <text:p>ODDO AVENIR (D)</text:p>
          </table:table-cell>
        </table:table-row>
        <table:table-row table:style-name="ro1">
          <table:table-cell/>
          <table:table-cell office:value-type="string">
            <text:p>FR0000989915</text:p>
          </table:table-cell>
          <table:table-cell office:value-type="string">
            <text:p>ODDO IMMOBILIER A</text:p>
          </table:table-cell>
        </table:table-row>
        <table:table-row table:style-name="ro1">
          <table:table-cell/>
          <table:table-cell office:value-type="string">
            <text:p>FR0000989923</text:p>
          </table:table-cell>
          <table:table-cell office:value-type="string">
            <text:p>ODDO IMMOBILIER D</text:p>
          </table:table-cell>
        </table:table-row>
        <table:table-row table:style-name="ro1">
          <table:table-cell/>
          <table:table-cell office:value-type="string">
            <text:p>FR0000990038</text:p>
          </table:table-cell>
          <table:table-cell office:value-type="string">
            <text:p>GROUPAMA AVENIR EURO I</text:p>
          </table:table-cell>
        </table:table-row>
        <table:table-row table:style-name="ro1">
          <table:table-cell/>
          <table:table-cell office:value-type="string">
            <text:p>FR0000990095</text:p>
          </table:table-cell>
          <table:table-cell office:value-type="string">
            <text:p>ODDO AVENIR EURO A</text:p>
          </table:table-cell>
        </table:table-row>
        <table:table-row table:style-name="ro1">
          <table:table-cell/>
          <table:table-cell office:value-type="string">
            <text:p>FR0000990525</text:p>
          </table:table-cell>
          <table:table-cell office:value-type="string">
            <text:p>LCL ACTIONS IMMOBILIER EUROPE C</text:p>
          </table:table-cell>
        </table:table-row>
        <table:table-row table:style-name="ro1">
          <table:table-cell/>
          <table:table-cell office:value-type="string">
            <text:p>FR0000990665</text:p>
          </table:table-cell>
          <table:table-cell office:value-type="string">
            <text:p>HSBC MIDDLE CAP EURO (C)</text:p>
          </table:table-cell>
        </table:table-row>
        <table:table-row table:style-name="ro1">
          <table:table-cell/>
          <table:table-cell office:value-type="string">
            <text:p>FR0000990673</text:p>
          </table:table-cell>
          <table:table-cell office:value-type="string">
            <text:p>HSBC MIDDLE CAP EURO (D)</text:p>
          </table:table-cell>
        </table:table-row>
        <table:table-row table:style-name="ro1">
          <table:table-cell/>
          <table:table-cell office:value-type="string">
            <text:p>FR0000990756</text:p>
          </table:table-cell>
          <table:table-cell office:value-type="string">
            <text:p>AXA INDICE EURO (C)</text:p>
          </table:table-cell>
        </table:table-row>
        <table:table-row table:style-name="ro1">
          <table:table-cell/>
          <table:table-cell office:value-type="string">
            <text:p>FR0000990848</text:p>
          </table:table-cell>
          <table:table-cell office:value-type="string">
            <text:p>ECOFI ACTIONS US</text:p>
          </table:table-cell>
        </table:table-row>
        <table:table-row table:style-name="ro1">
          <table:table-cell/>
          <table:table-cell office:value-type="string">
            <text:p>FR0000990947</text:p>
          </table:table-cell>
          <table:table-cell office:value-type="string">
            <text:p>CM-CIC MONETAIRE (C)</text:p>
          </table:table-cell>
        </table:table-row>
        <table:table-row table:style-name="ro1">
          <table:table-cell/>
          <table:table-cell office:value-type="string">
            <text:p>FR0000990954</text:p>
          </table:table-cell>
          <table:table-cell office:value-type="string">
            <text:p>CM-CIC MONETAIRE (D)</text:p>
          </table:table-cell>
        </table:table-row>
        <table:table-row table:style-name="ro1">
          <table:table-cell/>
          <table:table-cell office:value-type="string">
            <text:p>FR0000991424</text:p>
          </table:table-cell>
          <table:table-cell office:value-type="string">
            <text:p>AMUNDI VALEURS DURABLES</text:p>
          </table:table-cell>
        </table:table-row>
        <table:table-row table:style-name="ro1">
          <table:table-cell/>
          <table:table-cell office:value-type="string">
            <text:p>FR0000991432</text:p>
          </table:table-cell>
          <table:table-cell office:value-type="string">
            <text:p>AMUNDI ACTIONS EUROPE ISR P</text:p>
          </table:table-cell>
        </table:table-row>
        <table:table-row table:style-name="ro1">
          <table:table-cell/>
          <table:table-cell office:value-type="string">
            <text:p>FR0000991473</text:p>
          </table:table-cell>
          <table:table-cell office:value-type="string">
            <text:p>GROUPAMA OBLIG EURO I</text:p>
          </table:table-cell>
        </table:table-row>
        <table:table-row table:style-name="ro1">
          <table:table-cell/>
          <table:table-cell office:value-type="string">
            <text:p>FR0000991523</text:p>
          </table:table-cell>
          <table:table-cell office:value-type="string">
            <text:p>CM-CIC OBLIGATIONS (C)</text:p>
          </table:table-cell>
        </table:table-row>
        <table:table-row table:style-name="ro1">
          <table:table-cell/>
          <table:table-cell office:value-type="string">
            <text:p>FR0000991531</text:p>
          </table:table-cell>
          <table:table-cell office:value-type="string">
            <text:p>CM-CIC OBLIGATIONS (D)</text:p>
          </table:table-cell>
        </table:table-row>
        <table:table-row table:style-name="ro1">
          <table:table-cell/>
          <table:table-cell office:value-type="string">
            <text:p>FR0000991564</text:p>
          </table:table-cell>
          <table:table-cell office:value-type="string">
            <text:p>CM-CIC OBLI COURT TERME (C)</text:p>
          </table:table-cell>
        </table:table-row>
        <table:table-row table:style-name="ro1">
          <table:table-cell/>
          <table:table-cell office:value-type="string">
            <text:p>FR0000991572</text:p>
          </table:table-cell>
          <table:table-cell office:value-type="string">
            <text:p>CM-CIC OBLI COURT TERME (D)</text:p>
          </table:table-cell>
        </table:table-row>
        <table:table-row table:style-name="ro1">
          <table:table-cell/>
          <table:table-cell office:value-type="string">
            <text:p>FR0000991655</text:p>
          </table:table-cell>
          <table:table-cell office:value-type="string">
            <text:p>UNION OBLI INTERNATIONALES (D)</text:p>
          </table:table-cell>
        </table:table-row>
        <table:table-row table:style-name="ro1">
          <table:table-cell/>
          <table:table-cell office:value-type="string">
            <text:p>FR0000991770</text:p>
          </table:table-cell>
          <table:table-cell office:value-type="string">
            <text:p>UNION EUROPE VALUE (C)</text:p>
          </table:table-cell>
        </table:table-row>
        <table:table-row table:style-name="ro1">
          <table:table-cell/>
          <table:table-cell office:value-type="string">
            <text:p>FR0000991788</text:p>
          </table:table-cell>
          <table:table-cell office:value-type="string">
            <text:p>UNION EUROPE VALUE (D)</text:p>
          </table:table-cell>
        </table:table-row>
        <table:table-row table:style-name="ro1">
          <table:table-cell/>
          <table:table-cell office:value-type="string">
            <text:p>FR0000991879</text:p>
          </table:table-cell>
          <table:table-cell office:value-type="string">
            <text:p>AXA FRANCE OPPORTUNITES (D)</text:p>
          </table:table-cell>
        </table:table-row>
        <table:table-row table:style-name="ro1">
          <table:table-cell/>
          <table:table-cell office:value-type="string">
            <text:p>FR0000992000</text:p>
          </table:table-cell>
          <table:table-cell office:value-type="string">
            <text:p>SELECTION MULTI-GERANTS EMERGENTS A</text:p>
          </table:table-cell>
        </table:table-row>
        <table:table-row table:style-name="ro1">
          <table:table-cell/>
          <table:table-cell office:value-type="string">
            <text:p>FR0000992042</text:p>
          </table:table-cell>
          <table:table-cell office:value-type="string">
            <text:p>ODDO PATRIMOINE A</text:p>
          </table:table-cell>
        </table:table-row>
        <table:table-row table:style-name="ro1">
          <table:table-cell/>
          <table:table-cell office:value-type="string">
            <text:p>FR0000992331</text:p>
          </table:table-cell>
          <table:table-cell office:value-type="string">
            <text:p>VEGA EOFLEX A</text:p>
          </table:table-cell>
        </table:table-row>
        <table:table-row table:style-name="ro1">
          <table:table-cell/>
          <table:table-cell office:value-type="string">
            <text:p>FR0000992349</text:p>
          </table:table-cell>
          <table:table-cell office:value-type="string">
            <text:p>ALLIANZ MULTI RENDEMENT REEL C</text:p>
          </table:table-cell>
        </table:table-row>
        <table:table-row table:style-name="ro1">
          <table:table-cell/>
          <table:table-cell office:value-type="string">
            <text:p>FR0000992471</text:p>
          </table:table-cell>
          <table:table-cell office:value-type="string">
            <text:p>LFP ACTIONS MONDE</text:p>
          </table:table-cell>
        </table:table-row>
        <table:table-row table:style-name="ro1">
          <table:table-cell/>
          <table:table-cell office:value-type="string">
            <text:p>FR0000992893</text:p>
          </table:table-cell>
          <table:table-cell office:value-type="string">
            <text:p>ICG ACTIONS RENDEMENT</text:p>
          </table:table-cell>
        </table:table-row>
        <table:table-row table:style-name="ro1">
          <table:table-cell/>
          <table:table-cell office:value-type="string">
            <text:p>FR0000993172</text:p>
          </table:table-cell>
          <table:table-cell office:value-type="string">
            <text:p>HERACLES</text:p>
          </table:table-cell>
        </table:table-row>
        <table:table-row table:style-name="ro1">
          <table:table-cell/>
          <table:table-cell office:value-type="string">
            <text:p>FR0000993180</text:p>
          </table:table-cell>
          <table:table-cell office:value-type="string">
            <text:p>DESTRA AMERIQUE</text:p>
          </table:table-cell>
        </table:table-row>
        <table:table-row table:style-name="ro1">
          <table:table-cell/>
          <table:table-cell office:value-type="string">
            <text:p>FR0000993206</text:p>
          </table:table-cell>
          <table:table-cell office:value-type="string">
            <text:p>DESTRA CROISSANCE</text:p>
          </table:table-cell>
        </table:table-row>
        <table:table-row table:style-name="ro1">
          <table:table-cell/>
          <table:table-cell office:value-type="string">
            <text:p>FR0000993321</text:p>
          </table:table-cell>
          <table:table-cell office:value-type="string">
            <text:p>ZELIS ASIE PACIFIQUE</text:p>
          </table:table-cell>
        </table:table-row>
        <table:table-row table:style-name="ro1">
          <table:table-cell/>
          <table:table-cell office:value-type="string">
            <text:p>FR0000993339</text:p>
          </table:table-cell>
          <table:table-cell office:value-type="string">
            <text:p>ZELIS ACTIONS AMERIQUE</text:p>
          </table:table-cell>
        </table:table-row>
        <table:table-row table:style-name="ro1">
          <table:table-cell/>
          <table:table-cell office:value-type="string">
            <text:p>FR0000993446</text:p>
          </table:table-cell>
          <table:table-cell office:value-type="string">
            <text:p>VEGA MONDE R (C)</text:p>
          </table:table-cell>
        </table:table-row>
        <table:table-row table:style-name="ro1">
          <table:table-cell/>
          <table:table-cell office:value-type="string">
            <text:p>FR0000993503</text:p>
          </table:table-cell>
          <table:table-cell office:value-type="string">
            <text:p>ELLIPSIS MASTER TOP ECI FUND I</text:p>
          </table:table-cell>
        </table:table-row>
        <table:table-row table:style-name="ro1">
          <table:table-cell/>
          <table:table-cell office:value-type="string">
            <text:p>FR0000993636</text:p>
          </table:table-cell>
          <table:table-cell office:value-type="string">
            <text:p>DELUBAC EMERGENTS</text:p>
          </table:table-cell>
        </table:table-row>
        <table:table-row table:style-name="ro1">
          <table:table-cell/>
          <table:table-cell office:value-type="string">
            <text:p>FR0000994378</text:p>
          </table:table-cell>
          <table:table-cell office:value-type="string">
            <text:p>FEDERAL EURO DYNAMIQUE P</text:p>
          </table:table-cell>
        </table:table-row>
        <table:table-row table:style-name="ro1">
          <table:table-cell/>
          <table:table-cell office:value-type="string">
            <text:p>FR0000994493</text:p>
          </table:table-cell>
          <table:table-cell office:value-type="string">
            <text:p>LBPAM OBLI LONG TERME M</text:p>
          </table:table-cell>
        </table:table-row>
        <table:table-row table:style-name="ro1">
          <table:table-cell/>
          <table:table-cell office:value-type="string">
            <text:p>FR0000994535</text:p>
          </table:table-cell>
          <table:table-cell office:value-type="string">
            <text:p>UNION INSTITUTIONNELS</text:p>
          </table:table-cell>
        </table:table-row>
        <table:table-row table:style-name="ro1">
          <table:table-cell/>
          <table:table-cell office:value-type="string">
            <text:p>FR0000994667</text:p>
          </table:table-cell>
          <table:table-cell office:value-type="string">
            <text:p>US OPERA C</text:p>
          </table:table-cell>
        </table:table-row>
        <table:table-row table:style-name="ro1">
          <table:table-cell/>
          <table:table-cell office:value-type="string">
            <text:p>FR0000994782</text:p>
          </table:table-cell>
          <table:table-cell office:value-type="string">
            <text:p>Allianz Actions Euro PME-ETI C</text:p>
          </table:table-cell>
        </table:table-row>
        <table:table-row table:style-name="ro1">
          <table:table-cell/>
          <table:table-cell office:value-type="string">
            <text:p>FR0000994816</text:p>
          </table:table-cell>
          <table:table-cell office:value-type="string">
            <text:p>LCL ACTIONS USA ISR (EURO) C</text:p>
          </table:table-cell>
        </table:table-row>
        <table:table-row table:style-name="ro1">
          <table:table-cell/>
          <table:table-cell office:value-type="string">
            <text:p>FR0000994980</text:p>
          </table:table-cell>
          <table:table-cell office:value-type="string">
            <text:p>MONETA MICRO ENTREPRISES (C)</text:p>
          </table:table-cell>
        </table:table-row>
        <table:table-row table:style-name="ro1">
          <table:table-cell/>
          <table:table-cell office:value-type="string">
            <text:p>FR0000994998</text:p>
          </table:table-cell>
          <table:table-cell office:value-type="string">
            <text:p>MONETA MICRO ENTREPRISES (D)</text:p>
          </table:table-cell>
        </table:table-row>
        <table:table-row table:style-name="ro1">
          <table:table-cell/>
          <table:table-cell office:value-type="string">
            <text:p>FR0007000351</text:p>
          </table:table-cell>
          <table:table-cell office:value-type="string">
            <text:p>BSO ASIE</text:p>
          </table:table-cell>
        </table:table-row>
        <table:table-row table:style-name="ro1">
          <table:table-cell/>
          <table:table-cell office:value-type="string">
            <text:p>FR0007001581</text:p>
          </table:table-cell>
          <table:table-cell office:value-type="string">
            <text:p>R MINES DOR</text:p>
          </table:table-cell>
        </table:table-row>
        <table:table-row table:style-name="ro1">
          <table:table-cell/>
          <table:table-cell office:value-type="string">
            <text:p>FR0007001938</text:p>
          </table:table-cell>
          <table:table-cell office:value-type="string">
            <text:p>CREDIT MUTUEL INSTITUTIONNELS VALORMONETAIRE</text:p>
          </table:table-cell>
        </table:table-row>
        <table:table-row table:style-name="ro1">
          <table:table-cell/>
          <table:table-cell office:value-type="string">
            <text:p>FR0007003314</text:p>
          </table:table-cell>
          <table:table-cell office:value-type="string">
            <text:p>PLUVALOR (D)</text:p>
          </table:table-cell>
        </table:table-row>
        <table:table-row table:style-name="ro1">
          <table:table-cell/>
          <table:table-cell office:value-type="string">
            <text:p>FR0007003348</text:p>
          </table:table-cell>
          <table:table-cell office:value-type="string">
            <text:p>OSTRUM CASH DOLLAR</text:p>
          </table:table-cell>
        </table:table-row>
        <table:table-row table:style-name="ro1">
          <table:table-cell/>
          <table:table-cell office:value-type="string">
            <text:p>FR0007003397</text:p>
          </table:table-cell>
          <table:table-cell office:value-type="string">
            <text:p>DAUPHINE EPARGNE C</text:p>
          </table:table-cell>
        </table:table-row>
        <table:table-row table:style-name="ro1">
          <table:table-cell/>
          <table:table-cell office:value-type="string">
            <text:p>FR0007003868</text:p>
          </table:table-cell>
          <table:table-cell office:value-type="string">
            <text:p>HSBC MIX EQUILIBRE</text:p>
          </table:table-cell>
        </table:table-row>
        <table:table-row table:style-name="ro1">
          <table:table-cell/>
          <table:table-cell office:value-type="string">
            <text:p>FR0007004130</text:p>
          </table:table-cell>
          <table:table-cell office:value-type="string">
            <text:p>UNION OBLI 7-10 ANS</text:p>
          </table:table-cell>
        </table:table-row>
        <table:table-row table:style-name="ro1">
          <table:table-cell/>
          <table:table-cell office:value-type="string">
            <text:p>FR0007004189</text:p>
          </table:table-cell>
          <table:table-cell office:value-type="string">
            <text:p>CGU EQUILIBRE</text:p>
          </table:table-cell>
        </table:table-row>
        <table:table-row table:style-name="ro1">
          <table:table-cell/>
          <table:table-cell office:value-type="string">
            <text:p>FR0007005624</text:p>
          </table:table-cell>
          <table:table-cell office:value-type="string">
            <text:p>ECOFI ACTIONS RENDEMENT (D)</text:p>
          </table:table-cell>
        </table:table-row>
        <table:table-row table:style-name="ro1">
          <table:table-cell/>
          <table:table-cell office:value-type="string">
            <text:p>FR0007005764</text:p>
          </table:table-cell>
          <table:table-cell office:value-type="string">
            <text:p>BSO BIO SANTE</text:p>
          </table:table-cell>
        </table:table-row>
        <table:table-row table:style-name="ro1">
          <table:table-cell/>
          <table:table-cell office:value-type="string">
            <text:p>FR0007006671</text:p>
          </table:table-cell>
          <table:table-cell office:value-type="string">
            <text:p>HSBC MIX DYNAMIQUE</text:p>
          </table:table-cell>
        </table:table-row>
        <table:table-row table:style-name="ro1">
          <table:table-cell/>
          <table:table-cell office:value-type="string">
            <text:p>FR0007006911</text:p>
          </table:table-cell>
          <table:table-cell office:value-type="string">
            <text:p>CAMGESTION ACTIVE CONVICTIONS CLASSIC</text:p>
          </table:table-cell>
        </table:table-row>
        <table:table-row table:style-name="ro1">
          <table:table-cell/>
          <table:table-cell office:value-type="string">
            <text:p>FR0007006929</text:p>
          </table:table-cell>
          <table:table-cell office:value-type="string">
            <text:p>CAMGESTION ACTIVE 100</text:p>
          </table:table-cell>
        </table:table-row>
        <table:table-row table:style-name="ro1">
          <table:table-cell/>
          <table:table-cell office:value-type="string">
            <text:p>FR0007007539</text:p>
          </table:table-cell>
          <table:table-cell office:value-type="string">
            <text:p>AMUNDI TRESO EURO QUALITE I</text:p>
          </table:table-cell>
        </table:table-row>
        <table:table-row table:style-name="ro1">
          <table:table-cell/>
          <table:table-cell office:value-type="string">
            <text:p>FR0007007877</text:p>
          </table:table-cell>
          <table:table-cell office:value-type="string">
            <text:p>SELINGA INVESTISSEMENTS</text:p>
          </table:table-cell>
        </table:table-row>
        <table:table-row table:style-name="ro1">
          <table:table-cell/>
          <table:table-cell office:value-type="string">
            <text:p>FR0007007968</text:p>
          </table:table-cell>
          <table:table-cell office:value-type="string">
            <text:p>HARMONIE</text:p>
          </table:table-cell>
        </table:table-row>
        <table:table-row table:style-name="ro1">
          <table:table-cell/>
          <table:table-cell office:value-type="string">
            <text:p>FR0007008750</text:p>
          </table:table-cell>
          <table:table-cell office:value-type="string">
            <text:p>R EURO CREDIT (C)</text:p>
          </table:table-cell>
        </table:table-row>
        <table:table-row table:style-name="ro1">
          <table:table-cell/>
          <table:table-cell office:value-type="string">
            <text:p>FR0007008792</text:p>
          </table:table-cell>
          <table:table-cell office:value-type="string">
            <text:p>CLARESCO PLACEMENT</text:p>
          </table:table-cell>
        </table:table-row>
        <table:table-row table:style-name="ro1">
          <table:table-cell/>
          <table:table-cell office:value-type="string">
            <text:p>FR0007009139</text:p>
          </table:table-cell>
          <table:table-cell office:value-type="string">
            <text:p>R CONVICTION CONVERTIBLES EUROPE C</text:p>
          </table:table-cell>
        </table:table-row>
        <table:table-row table:style-name="ro1">
          <table:table-cell/>
          <table:table-cell office:value-type="string">
            <text:p>FR0007009428</text:p>
          </table:table-cell>
          <table:table-cell office:value-type="string">
            <text:p>UNION CONVERTIBLES (C)</text:p>
          </table:table-cell>
        </table:table-row>
        <table:table-row table:style-name="ro1">
          <table:table-cell/>
          <table:table-cell office:value-type="string">
            <text:p>FR0007009717</text:p>
          </table:table-cell>
          <table:table-cell office:value-type="string">
            <text:p>MONCEAU PERFORMANCE C</text:p>
          </table:table-cell>
        </table:table-row>
        <table:table-row table:style-name="ro1">
          <table:table-cell/>
          <table:table-cell office:value-type="string">
            <text:p>FR0007009808</text:p>
          </table:table-cell>
          <table:table-cell office:value-type="string">
            <text:p>BNP PARIBAS MOIS ISR I</text:p>
          </table:table-cell>
        </table:table-row>
        <table:table-row table:style-name="ro1">
          <table:table-cell/>
          <table:table-cell office:value-type="string">
            <text:p>FR0007010129</text:p>
          </table:table-cell>
          <table:table-cell office:value-type="string">
            <text:p>ARGOFUND DYNAMIQUE</text:p>
          </table:table-cell>
        </table:table-row>
        <table:table-row table:style-name="ro1">
          <table:table-cell/>
          <table:table-cell office:value-type="string">
            <text:p>FR0007010186</text:p>
          </table:table-cell>
          <table:table-cell office:value-type="string">
            <text:p>ETOILE HORIZON 18 MOIS</text:p>
          </table:table-cell>
        </table:table-row>
        <table:table-row table:style-name="ro1">
          <table:table-cell/>
          <table:table-cell office:value-type="string">
            <text:p>FR0007010632</text:p>
          </table:table-cell>
          <table:table-cell office:value-type="string">
            <text:p>CAMGESTION EP</text:p>
          </table:table-cell>
        </table:table-row>
        <table:table-row table:style-name="ro1">
          <table:table-cell/>
          <table:table-cell office:value-type="string">
            <text:p>FR0007010657</text:p>
          </table:table-cell>
          <table:table-cell office:value-type="string">
            <text:p>SG LIQUIDITE PEA C</text:p>
          </table:table-cell>
        </table:table-row>
        <table:table-row table:style-name="ro1">
          <table:table-cell/>
          <table:table-cell office:value-type="string">
            <text:p>FR0007011366</text:p>
          </table:table-cell>
          <table:table-cell office:value-type="string">
            <text:p>EXPERT SELECTION D</text:p>
          </table:table-cell>
        </table:table-row>
        <table:table-row table:style-name="ro1">
          <table:table-cell/>
          <table:table-cell office:value-type="string">
            <text:p>FR0007011408</text:p>
          </table:table-cell>
          <table:table-cell office:value-type="string">
            <text:p>AMUNDI PROTECT 18 MOIS C</text:p>
          </table:table-cell>
        </table:table-row>
        <table:table-row table:style-name="ro1">
          <table:table-cell/>
          <table:table-cell office:value-type="string">
            <text:p>FR0007011432</text:p>
          </table:table-cell>
          <table:table-cell office:value-type="string">
            <text:p>ECOFI ENTREPRISES</text:p>
          </table:table-cell>
        </table:table-row>
        <table:table-row table:style-name="ro1">
          <table:table-cell/>
          <table:table-cell office:value-type="string">
            <text:p>FR0007011895</text:p>
          </table:table-cell>
          <table:table-cell office:value-type="string">
            <text:p>ETOILE PEA SERENITE C</text:p>
          </table:table-cell>
        </table:table-row>
        <table:table-row table:style-name="ro1">
          <table:table-cell/>
          <table:table-cell office:value-type="string">
            <text:p>FR0007012497</text:p>
          </table:table-cell>
          <table:table-cell office:value-type="string">
            <text:p>QUILVEST MULTI USA P</text:p>
          </table:table-cell>
        </table:table-row>
        <table:table-row table:style-name="ro1">
          <table:table-cell/>
          <table:table-cell office:value-type="string">
            <text:p>FR0007012919</text:p>
          </table:table-cell>
          <table:table-cell office:value-type="string">
            <text:p>AVENIR FINANCE SELECTION MONDE C</text:p>
          </table:table-cell>
        </table:table-row>
        <table:table-row table:style-name="ro1">
          <table:table-cell/>
          <table:table-cell office:value-type="string">
            <text:p>FR0007012943</text:p>
          </table:table-cell>
          <table:table-cell office:value-type="string">
            <text:p>UFINVEST MULTIFONDS</text:p>
          </table:table-cell>
        </table:table-row>
        <table:table-row table:style-name="ro1">
          <table:table-cell/>
          <table:table-cell office:value-type="string">
            <text:p>FR0007013206</text:p>
          </table:table-cell>
          <table:table-cell office:value-type="string">
            <text:p>GAIPARE ACTION</text:p>
          </table:table-cell>
        </table:table-row>
        <table:table-row table:style-name="ro1">
          <table:table-cell/>
          <table:table-cell office:value-type="string">
            <text:p>FR0007014212</text:p>
          </table:table-cell>
          <table:table-cell office:value-type="string">
            <text:p>LBPAM VOIE LACTEE 1</text:p>
          </table:table-cell>
        </table:table-row>
        <table:table-row table:style-name="ro1">
          <table:table-cell/>
          <table:table-cell office:value-type="string">
            <text:p>FR0007014444</text:p>
          </table:table-cell>
          <table:table-cell office:value-type="string">
            <text:p>AVIVA MULTIGESTION</text:p>
          </table:table-cell>
        </table:table-row>
        <table:table-row table:style-name="ro1">
          <table:table-cell/>
          <table:table-cell office:value-type="string">
            <text:p>FR0007014675</text:p>
          </table:table-cell>
          <table:table-cell office:value-type="string">
            <text:p>CNP MONTPARNASSE ACTIONS</text:p>
          </table:table-cell>
        </table:table-row>
        <table:table-row table:style-name="ro1">
          <table:table-cell/>
          <table:table-cell office:value-type="string">
            <text:p>FR0007015169</text:p>
          </table:table-cell>
          <table:table-cell office:value-type="string">
            <text:p>SCHELCHER PRINCE COURT TERME (C)</text:p>
          </table:table-cell>
        </table:table-row>
        <table:table-row table:style-name="ro1">
          <table:table-cell/>
          <table:table-cell office:value-type="string">
            <text:p>FR0007016068</text:p>
          </table:table-cell>
          <table:table-cell office:value-type="string">
            <text:p>CCR CROISSANCE EUROPE R</text:p>
          </table:table-cell>
        </table:table-row>
        <table:table-row table:style-name="ro1">
          <table:table-cell/>
          <table:table-cell office:value-type="string">
            <text:p>FR0007016449</text:p>
          </table:table-cell>
          <table:table-cell office:value-type="string">
            <text:p>CPI PERFORMANCE</text:p>
          </table:table-cell>
        </table:table-row>
        <table:table-row table:style-name="ro1">
          <table:table-cell/>
          <table:table-cell office:value-type="string">
            <text:p>FR0007016472</text:p>
          </table:table-cell>
          <table:table-cell office:value-type="string">
            <text:p>HOCHE DIVERSIFIe</text:p>
          </table:table-cell>
        </table:table-row>
        <table:table-row table:style-name="ro1">
          <table:table-cell/>
          <table:table-cell office:value-type="string">
            <text:p>FR0007016704</text:p>
          </table:table-cell>
          <table:table-cell office:value-type="string">
            <text:p>LA FRANCAISE SeReNI FLEX R</text:p>
          </table:table-cell>
        </table:table-row>
        <table:table-row table:style-name="ro1">
          <table:table-cell/>
          <table:table-cell office:value-type="string">
            <text:p>FR0007016712</text:p>
          </table:table-cell>
          <table:table-cell office:value-type="string">
            <text:p>MONCEAU SELECTION INTERNATIONALE</text:p>
          </table:table-cell>
        </table:table-row>
        <table:table-row table:style-name="ro1">
          <table:table-cell/>
          <table:table-cell office:value-type="string">
            <text:p>FR0007017488</text:p>
          </table:table-cell>
          <table:table-cell office:value-type="string">
            <text:p>AVIVA AMERIQUE</text:p>
          </table:table-cell>
        </table:table-row>
        <table:table-row table:style-name="ro1">
          <table:table-cell/>
          <table:table-cell office:value-type="string">
            <text:p>FR0007017579</text:p>
          </table:table-cell>
          <table:table-cell office:value-type="string">
            <text:p>AVIP TOP DEFENSIF</text:p>
          </table:table-cell>
        </table:table-row>
        <table:table-row table:style-name="ro1">
          <table:table-cell/>
          <table:table-cell office:value-type="string">
            <text:p>FR0007017587</text:p>
          </table:table-cell>
          <table:table-cell office:value-type="string">
            <text:p>AVIP TOP CROISSANCE</text:p>
          </table:table-cell>
        </table:table-row>
        <table:table-row table:style-name="ro1">
          <table:table-cell/>
          <table:table-cell office:value-type="string">
            <text:p>FR0007017595</text:p>
          </table:table-cell>
          <table:table-cell office:value-type="string">
            <text:p>AVIP TOP HARMONIE</text:p>
          </table:table-cell>
        </table:table-row>
        <table:table-row table:style-name="ro1">
          <table:table-cell/>
          <table:table-cell office:value-type="string">
            <text:p>FR0007018239</text:p>
          </table:table-cell>
          <table:table-cell office:value-type="string">
            <text:p>TRUSTEAM ROC FLEX</text:p>
          </table:table-cell>
        </table:table-row>
        <table:table-row table:style-name="ro1">
          <table:table-cell/>
          <table:table-cell office:value-type="string">
            <text:p>FR0007018254</text:p>
          </table:table-cell>
          <table:table-cell office:value-type="string">
            <text:p>NEUFLIZE FRANCE PATRIMOINE D</text:p>
          </table:table-cell>
        </table:table-row>
        <table:table-row table:style-name="ro1">
          <table:table-cell/>
          <table:table-cell office:value-type="string">
            <text:p>FR0007018346</text:p>
          </table:table-cell>
          <table:table-cell office:value-type="string">
            <text:p>LFP PROFIL PERFORMANCE R</text:p>
          </table:table-cell>
        </table:table-row>
        <table:table-row table:style-name="ro1">
          <table:table-cell/>
          <table:table-cell office:value-type="string">
            <text:p>FR0007018775</text:p>
          </table:table-cell>
          <table:table-cell office:value-type="string">
            <text:p>OBJECTIF ACTIONS</text:p>
          </table:table-cell>
        </table:table-row>
        <table:table-row table:style-name="ro1">
          <table:table-cell/>
          <table:table-cell office:value-type="string">
            <text:p>FR0007019039</text:p>
          </table:table-cell>
          <table:table-cell office:value-type="string">
            <text:p>COVeA PROFIL DYNAMIQUE (C)</text:p>
          </table:table-cell>
        </table:table-row>
        <table:table-row table:style-name="ro1">
          <table:table-cell/>
          <table:table-cell office:value-type="string">
            <text:p>FR0007019997</text:p>
          </table:table-cell>
          <table:table-cell office:value-type="string">
            <text:p>CCR OPPORTUNITES MONDE 100</text:p>
          </table:table-cell>
        </table:table-row>
        <table:table-row table:style-name="ro1">
          <table:table-cell/>
          <table:table-cell office:value-type="string">
            <text:p>FR0007020003</text:p>
          </table:table-cell>
          <table:table-cell office:value-type="string">
            <text:p>GAN EUROSTRATEGIE</text:p>
          </table:table-cell>
        </table:table-row>
        <table:table-row table:style-name="ro1">
          <table:table-cell/>
          <table:table-cell office:value-type="string">
            <text:p>FR0007020029</text:p>
          </table:table-cell>
          <table:table-cell office:value-type="string">
            <text:p>AVIVA PROFIL EQUILIBRE</text:p>
          </table:table-cell>
        </table:table-row>
        <table:table-row table:style-name="ro1">
          <table:table-cell/>
          <table:table-cell office:value-type="string">
            <text:p>FR0007020037</text:p>
          </table:table-cell>
          <table:table-cell office:value-type="string">
            <text:p>AVIVA PROFIL PRUDENT</text:p>
          </table:table-cell>
        </table:table-row>
        <table:table-row table:style-name="ro1">
          <table:table-cell/>
          <table:table-cell office:value-type="string">
            <text:p>FR0007020045</text:p>
          </table:table-cell>
          <table:table-cell office:value-type="string">
            <text:p>AVIVA PROFIL OFFENSIF</text:p>
          </table:table-cell>
        </table:table-row>
        <table:table-row table:style-name="ro1">
          <table:table-cell/>
          <table:table-cell office:value-type="string">
            <text:p>FR0007020201</text:p>
          </table:table-cell>
          <table:table-cell office:value-type="string">
            <text:p>Generali Ambition</text:p>
          </table:table-cell>
        </table:table-row>
        <table:table-row table:style-name="ro1">
          <table:table-cell/>
          <table:table-cell office:value-type="string">
            <text:p>FR0007020482</text:p>
          </table:table-cell>
          <table:table-cell office:value-type="string">
            <text:p>HEVEA EQUILIBRE C</text:p>
          </table:table-cell>
        </table:table-row>
        <table:table-row table:style-name="ro1">
          <table:table-cell/>
          <table:table-cell office:value-type="string">
            <text:p>FR0007020508</text:p>
          </table:table-cell>
          <table:table-cell office:value-type="string">
            <text:p>HEVEA DEFENSIF C</text:p>
          </table:table-cell>
        </table:table-row>
        <table:table-row table:style-name="ro1">
          <table:table-cell/>
          <table:table-cell office:value-type="string">
            <text:p>FR0007021324</text:p>
          </table:table-cell>
          <table:table-cell office:value-type="string">
            <text:p>AG2R LA MONDIALE OBLIG EURO ISR IC</text:p>
          </table:table-cell>
        </table:table-row>
        <table:table-row table:style-name="ro1">
          <table:table-cell/>
          <table:table-cell office:value-type="string">
            <text:p>FR0007021563</text:p>
          </table:table-cell>
          <table:table-cell office:value-type="string">
            <text:p>SURAVENIR REFERENCE ACTIONS</text:p>
          </table:table-cell>
        </table:table-row>
        <table:table-row table:style-name="ro1">
          <table:table-cell/>
          <table:table-cell office:value-type="string">
            <text:p>FR0007021670</text:p>
          </table:table-cell>
          <table:table-cell office:value-type="string">
            <text:p>ACTIONS 50 D</text:p>
          </table:table-cell>
        </table:table-row>
        <table:table-row table:style-name="ro1">
          <table:table-cell/>
          <table:table-cell office:value-type="string">
            <text:p>FR0007021878</text:p>
          </table:table-cell>
          <table:table-cell office:value-type="string">
            <text:p>OLYMPIA STRATEGIES DYNAMIQUE</text:p>
          </table:table-cell>
        </table:table-row>
        <table:table-row table:style-name="ro1">
          <table:table-cell/>
          <table:table-cell office:value-type="string">
            <text:p>FR0007021894</text:p>
          </table:table-cell>
          <table:table-cell office:value-type="string">
            <text:p>OLYMPIA STRATEGIES PATRIMOINE</text:p>
          </table:table-cell>
        </table:table-row>
        <table:table-row table:style-name="ro1">
          <table:table-cell/>
          <table:table-cell office:value-type="string">
            <text:p>FR0007022108</text:p>
          </table:table-cell>
          <table:table-cell office:value-type="string">
            <text:p>AVIVA ACTIONS EURO</text:p>
          </table:table-cell>
        </table:table-row>
        <table:table-row table:style-name="ro1">
          <table:table-cell/>
          <table:table-cell office:value-type="string">
            <text:p>FR0007022157</text:p>
          </table:table-cell>
          <table:table-cell office:value-type="string">
            <text:p>COVeA ACTIONS CROISSANCE (C)</text:p>
          </table:table-cell>
        </table:table-row>
        <table:table-row table:style-name="ro1">
          <table:table-cell/>
          <table:table-cell office:value-type="string">
            <text:p>FR0007022694</text:p>
          </table:table-cell>
          <table:table-cell office:value-type="string">
            <text:p>ALLIANZ MULTI CROISSANCE</text:p>
          </table:table-cell>
        </table:table-row>
        <table:table-row table:style-name="ro1">
          <table:table-cell/>
          <table:table-cell office:value-type="string">
            <text:p>FR0007023304</text:p>
          </table:table-cell>
          <table:table-cell office:value-type="string">
            <text:p>CHAUSSIER PME CROISSANCE</text:p>
          </table:table-cell>
        </table:table-row>
        <table:table-row table:style-name="ro1">
          <table:table-cell/>
          <table:table-cell office:value-type="string">
            <text:p>FR0007023692</text:p>
          </table:table-cell>
          <table:table-cell office:value-type="string">
            <text:p>EDMOND DE ROTHSCHILD MONDE FLEXIBLE A</text:p>
          </table:table-cell>
        </table:table-row>
        <table:table-row table:style-name="ro1">
          <table:table-cell/>
          <table:table-cell office:value-type="string">
            <text:p>FR0007023700</text:p>
          </table:table-cell>
          <table:table-cell office:value-type="string">
            <text:p>EQUILIBRE DISCOVERY</text:p>
          </table:table-cell>
        </table:table-row>
        <table:table-row table:style-name="ro1">
          <table:table-cell/>
          <table:table-cell office:value-type="string">
            <text:p>FR0007024047</text:p>
          </table:table-cell>
          <table:table-cell office:value-type="string">
            <text:p>CPR EURO HIGH DIVIDEND P</text:p>
          </table:table-cell>
        </table:table-row>
        <table:table-row table:style-name="ro1">
          <table:table-cell/>
          <table:table-cell office:value-type="string">
            <text:p>FR0007024245</text:p>
          </table:table-cell>
          <table:table-cell office:value-type="string">
            <text:p>AGIPI INNOVATION</text:p>
          </table:table-cell>
        </table:table-row>
        <table:table-row table:style-name="ro1">
          <table:table-cell/>
          <table:table-cell office:value-type="string">
            <text:p>FR0007024294</text:p>
          </table:table-cell>
          <table:table-cell office:value-type="string">
            <text:p>SWISS LIFE FUNDS (F) EQUITY FRANCE (C)</text:p>
          </table:table-cell>
        </table:table-row>
        <table:table-row table:style-name="ro1">
          <table:table-cell/>
          <table:table-cell office:value-type="string">
            <text:p>FR0007024336</text:p>
          </table:table-cell>
          <table:table-cell office:value-type="string">
            <text:p>STRATEGIE INTERNATIONAL</text:p>
          </table:table-cell>
        </table:table-row>
        <table:table-row table:style-name="ro1">
          <table:table-cell/>
          <table:table-cell office:value-type="string">
            <text:p>FR0007024393</text:p>
          </table:table-cell>
          <table:table-cell office:value-type="string">
            <text:p>AFER-EUROSFER A</text:p>
          </table:table-cell>
        </table:table-row>
        <table:table-row table:style-name="ro1">
          <table:table-cell/>
          <table:table-cell office:value-type="string">
            <text:p>FR0007024518</text:p>
          </table:table-cell>
          <table:table-cell office:value-type="string">
            <text:p>DIE SWAENE PATRIMONIO</text:p>
          </table:table-cell>
        </table:table-row>
        <table:table-row table:style-name="ro1">
          <table:table-cell/>
          <table:table-cell office:value-type="string">
            <text:p>FR0007024583</text:p>
          </table:table-cell>
          <table:table-cell office:value-type="string">
            <text:p>CORTAL CONSORS OPEN PATRIMOINE P (C)</text:p>
          </table:table-cell>
        </table:table-row>
        <table:table-row table:style-name="ro1">
          <table:table-cell/>
          <table:table-cell office:value-type="string">
            <text:p>FR0007024682</text:p>
          </table:table-cell>
          <table:table-cell office:value-type="string">
            <text:p>ACTIVALOR (C)</text:p>
          </table:table-cell>
        </table:table-row>
        <table:table-row table:style-name="ro1">
          <table:table-cell/>
          <table:table-cell office:value-type="string">
            <text:p>FR0007024815</text:p>
          </table:table-cell>
          <table:table-cell office:value-type="string">
            <text:p>STRATEGIE FRANCE EQUILIBRE</text:p>
          </table:table-cell>
        </table:table-row>
        <table:table-row table:style-name="ro1">
          <table:table-cell/>
          <table:table-cell office:value-type="string">
            <text:p>FR0007024880</text:p>
          </table:table-cell>
          <table:table-cell office:value-type="string">
            <text:p>AFER-FLORE</text:p>
          </table:table-cell>
        </table:table-row>
        <table:table-row table:style-name="ro1">
          <table:table-cell/>
          <table:table-cell office:value-type="string">
            <text:p>FR0007024930</text:p>
          </table:table-cell>
          <table:table-cell office:value-type="string">
            <text:p>ARCA FLORILEGE</text:p>
          </table:table-cell>
        </table:table-row>
        <table:table-row table:style-name="ro1">
          <table:table-cell/>
          <table:table-cell office:value-type="string">
            <text:p>FR0007024997</text:p>
          </table:table-cell>
          <table:table-cell office:value-type="string">
            <text:p>AVIP ACTIONS 100 C</text:p>
          </table:table-cell>
        </table:table-row>
        <table:table-row table:style-name="ro1">
          <table:table-cell/>
          <table:table-cell office:value-type="string">
            <text:p>FR0007025002</text:p>
          </table:table-cell>
          <table:table-cell office:value-type="string">
            <text:p>AVIP ACTIONS 60</text:p>
          </table:table-cell>
        </table:table-row>
        <table:table-row table:style-name="ro1">
          <table:table-cell/>
          <table:table-cell office:value-type="string">
            <text:p>FR0007025184</text:p>
          </table:table-cell>
          <table:table-cell office:value-type="string">
            <text:p>AG2R LA MONDIALE DYNAMIC</text:p>
          </table:table-cell>
        </table:table-row>
        <table:table-row table:style-name="ro1">
          <table:table-cell/>
          <table:table-cell office:value-type="string">
            <text:p>FR0007025192</text:p>
          </table:table-cell>
          <table:table-cell office:value-type="string">
            <text:p>AG2R LA MONDIALE CLASSIC</text:p>
          </table:table-cell>
        </table:table-row>
        <table:table-row table:style-name="ro1">
          <table:table-cell/>
          <table:table-cell office:value-type="string">
            <text:p>FR0007025291</text:p>
          </table:table-cell>
          <table:table-cell office:value-type="string">
            <text:p>COFINVEST</text:p>
          </table:table-cell>
        </table:table-row>
        <table:table-row table:style-name="ro1">
          <table:table-cell/>
          <table:table-cell office:value-type="string">
            <text:p>FR0007025341</text:p>
          </table:table-cell>
          <table:table-cell office:value-type="string">
            <text:p>GF EUROPE</text:p>
          </table:table-cell>
        </table:table-row>
        <table:table-row table:style-name="ro1">
          <table:table-cell/>
          <table:table-cell office:value-type="string">
            <text:p>FR0007025523</text:p>
          </table:table-cell>
          <table:table-cell office:value-type="string">
            <text:p>R OPAL CROISSANCE</text:p>
          </table:table-cell>
        </table:table-row>
        <table:table-row table:style-name="ro1">
          <table:table-cell/>
          <table:table-cell office:value-type="string">
            <text:p>FR0007025846</text:p>
          </table:table-cell>
          <table:table-cell office:value-type="string">
            <text:p>AVIVA ACTIONS CROISSANCE</text:p>
          </table:table-cell>
        </table:table-row>
        <table:table-row table:style-name="ro1">
          <table:table-cell/>
          <table:table-cell office:value-type="string">
            <text:p>FR0007026299</text:p>
          </table:table-cell>
          <table:table-cell office:value-type="string">
            <text:p>MCA EUROSTRATEGIES C</text:p>
          </table:table-cell>
        </table:table-row>
        <table:table-row table:style-name="ro1">
          <table:table-cell/>
          <table:table-cell office:value-type="string">
            <text:p>FR0007026448</text:p>
          </table:table-cell>
          <table:table-cell office:value-type="string">
            <text:p>SELECTION DYNAMIQUE EUROPE</text:p>
          </table:table-cell>
        </table:table-row>
        <table:table-row table:style-name="ro1">
          <table:table-cell/>
          <table:table-cell office:value-type="string">
            <text:p>FR0007027115</text:p>
          </table:table-cell>
          <table:table-cell office:value-type="string">
            <text:p>CONSTRUCTION EUROPEENNE VALUE</text:p>
          </table:table-cell>
        </table:table-row>
        <table:table-row table:style-name="ro1">
          <table:table-cell/>
          <table:table-cell office:value-type="string">
            <text:p>FR0007027131</text:p>
          </table:table-cell>
          <table:table-cell office:value-type="string">
            <text:p>DELUBAC PATRIMOINE</text:p>
          </table:table-cell>
        </table:table-row>
        <table:table-row table:style-name="ro1">
          <table:table-cell/>
          <table:table-cell office:value-type="string">
            <text:p>FR0007027404</text:p>
          </table:table-cell>
          <table:table-cell office:value-type="string">
            <text:p>R OPAL ABSOLU</text:p>
          </table:table-cell>
        </table:table-row>
        <table:table-row table:style-name="ro1">
          <table:table-cell/>
          <table:table-cell office:value-type="string">
            <text:p>FR0007027891</text:p>
          </table:table-cell>
          <table:table-cell office:value-type="string">
            <text:p>CAPEX</text:p>
          </table:table-cell>
        </table:table-row>
        <table:table-row table:style-name="ro1">
          <table:table-cell/>
          <table:table-cell office:value-type="string">
            <text:p>FR0007028063</text:p>
          </table:table-cell>
          <table:table-cell office:value-type="string">
            <text:p>CCR ACTIONS BIOTECH A</text:p>
          </table:table-cell>
        </table:table-row>
        <table:table-row table:style-name="ro1">
          <table:table-cell/>
          <table:table-cell office:value-type="string">
            <text:p>FR0007028287</text:p>
          </table:table-cell>
          <table:table-cell office:value-type="string">
            <text:p>FOURPOINTS AMERICA RH EUR</text:p>
          </table:table-cell>
        </table:table-row>
        <table:table-row table:style-name="ro1">
          <table:table-cell/>
          <table:table-cell office:value-type="string">
            <text:p>FR0007028485</text:p>
          </table:table-cell>
          <table:table-cell office:value-type="string">
            <text:p>HOCHACTIONS FRANCE</text:p>
          </table:table-cell>
        </table:table-row>
        <table:table-row table:style-name="ro1">
          <table:table-cell/>
          <table:table-cell office:value-type="string">
            <text:p>FR0007028543</text:p>
          </table:table-cell>
          <table:table-cell office:value-type="string">
            <text:p>OBJECTIF EPARGNE DIVERSIFIE A</text:p>
          </table:table-cell>
        </table:table-row>
        <table:table-row table:style-name="ro1">
          <table:table-cell/>
          <table:table-cell office:value-type="string">
            <text:p>FR0007028550</text:p>
          </table:table-cell>
          <table:table-cell office:value-type="string">
            <text:p>LAZARD EPARGNE ACTIONS</text:p>
          </table:table-cell>
        </table:table-row>
        <table:table-row table:style-name="ro1">
          <table:table-cell/>
          <table:table-cell office:value-type="string">
            <text:p>FR0007028808</text:p>
          </table:table-cell>
          <table:table-cell office:value-type="string">
            <text:p>ACTYS 2</text:p>
          </table:table-cell>
        </table:table-row>
        <table:table-row table:style-name="ro1">
          <table:table-cell/>
          <table:table-cell office:value-type="string">
            <text:p>FR0007028824</text:p>
          </table:table-cell>
          <table:table-cell office:value-type="string">
            <text:p>AESOPE ACTIONS FRANCAISES</text:p>
          </table:table-cell>
        </table:table-row>
        <table:table-row table:style-name="ro1">
          <table:table-cell/>
          <table:table-cell office:value-type="string">
            <text:p>FR0007028907</text:p>
          </table:table-cell>
          <table:table-cell office:value-type="string">
            <text:p>R OPAL MODeRe</text:p>
          </table:table-cell>
        </table:table-row>
        <table:table-row table:style-name="ro1">
          <table:table-cell/>
          <table:table-cell office:value-type="string">
            <text:p>FR0007030663</text:p>
          </table:table-cell>
          <table:table-cell office:value-type="string">
            <text:p>AVIVA INVESTORS CREDIT EUROPE ID</text:p>
          </table:table-cell>
        </table:table-row>
        <table:table-row table:style-name="ro1">
          <table:table-cell/>
          <table:table-cell office:value-type="string">
            <text:p>FR0007031539</text:p>
          </table:table-cell>
          <table:table-cell office:value-type="string">
            <text:p>MULTIGERANTS PATRIMOINE</text:p>
          </table:table-cell>
        </table:table-row>
        <table:table-row table:style-name="ro1">
          <table:table-cell/>
          <table:table-cell office:value-type="string">
            <text:p>FR0007031562</text:p>
          </table:table-cell>
          <table:table-cell office:value-type="string">
            <text:p>MULTIGERANTS DYNAMIQUE</text:p>
          </table:table-cell>
        </table:table-row>
        <table:table-row table:style-name="ro1">
          <table:table-cell/>
          <table:table-cell office:value-type="string">
            <text:p>FR0007031588</text:p>
          </table:table-cell>
          <table:table-cell office:value-type="string">
            <text:p>MULTIGERANTS EQUILIBRE</text:p>
          </table:table-cell>
        </table:table-row>
        <table:table-row table:style-name="ro1">
          <table:table-cell/>
          <table:table-cell office:value-type="string">
            <text:p>FR0007031653</text:p>
          </table:table-cell>
          <table:table-cell office:value-type="string">
            <text:p>AVENIR EURO</text:p>
          </table:table-cell>
        </table:table-row>
        <table:table-row table:style-name="ro1">
          <table:table-cell/>
          <table:table-cell office:value-type="string">
            <text:p>FR0007032065</text:p>
          </table:table-cell>
          <table:table-cell office:value-type="string">
            <text:p>R ALLOCATION MODEReE (C)</text:p>
          </table:table-cell>
        </table:table-row>
        <table:table-row table:style-name="ro1">
          <table:table-cell/>
          <table:table-cell office:value-type="string">
            <text:p>FR0007032438</text:p>
          </table:table-cell>
          <table:table-cell office:value-type="string">
            <text:p>ALLIANZ FINANCE EURO IMMOBILIER C</text:p>
          </table:table-cell>
        </table:table-row>
        <table:table-row table:style-name="ro1">
          <table:table-cell/>
          <table:table-cell office:value-type="string">
            <text:p>FR0007032537</text:p>
          </table:table-cell>
          <table:table-cell office:value-type="string">
            <text:p>ALLIANZ SECTEUR EUROPE IMMOBILIER C</text:p>
          </table:table-cell>
        </table:table-row>
        <table:table-row table:style-name="ro1">
          <table:table-cell/>
          <table:table-cell office:value-type="string">
            <text:p>FR0007032677</text:p>
          </table:table-cell>
          <table:table-cell office:value-type="string">
            <text:p>Diversis Dynamique</text:p>
          </table:table-cell>
        </table:table-row>
        <table:table-row table:style-name="ro1">
          <table:table-cell/>
          <table:table-cell office:value-type="string">
            <text:p>FR0007032719</text:p>
          </table:table-cell>
          <table:table-cell office:value-type="string">
            <text:p>AVIVA VALORISATION PATRIMOINE</text:p>
          </table:table-cell>
        </table:table-row>
        <table:table-row table:style-name="ro1">
          <table:table-cell/>
          <table:table-cell office:value-type="string">
            <text:p>FR0007032735</text:p>
          </table:table-cell>
          <table:table-cell office:value-type="string">
            <text:p>AVIVA VITALITE</text:p>
          </table:table-cell>
        </table:table-row>
        <table:table-row table:style-name="ro1">
          <table:table-cell/>
          <table:table-cell office:value-type="string">
            <text:p>FR0007032743</text:p>
          </table:table-cell>
          <table:table-cell office:value-type="string">
            <text:p>AVIVA SERENITE</text:p>
          </table:table-cell>
        </table:table-row>
        <table:table-row table:style-name="ro1">
          <table:table-cell/>
          <table:table-cell office:value-type="string">
            <text:p>FR0007033295</text:p>
          </table:table-cell>
          <table:table-cell office:value-type="string">
            <text:p>JDD GLOBAL - FUND</text:p>
          </table:table-cell>
        </table:table-row>
        <table:table-row table:style-name="ro1">
          <table:table-cell/>
          <table:table-cell office:value-type="string">
            <text:p>FR0007033477</text:p>
          </table:table-cell>
          <table:table-cell office:value-type="string">
            <text:p>UNION TRESORERIE PLUS (C)</text:p>
          </table:table-cell>
        </table:table-row>
        <table:table-row table:style-name="ro1">
          <table:table-cell/>
          <table:table-cell office:value-type="string">
            <text:p>FR0007033691</text:p>
          </table:table-cell>
          <table:table-cell office:value-type="string">
            <text:p>UFF OBLIGATIONS 5-7 C</text:p>
          </table:table-cell>
        </table:table-row>
        <table:table-row table:style-name="ro1">
          <table:table-cell/>
          <table:table-cell office:value-type="string">
            <text:p>FR0007034327</text:p>
          </table:table-cell>
          <table:table-cell office:value-type="string">
            <text:p>LCL ACTIONS DIVERSIFICATION C</text:p>
          </table:table-cell>
        </table:table-row>
        <table:table-row table:style-name="ro1">
          <table:table-cell/>
          <table:table-cell office:value-type="string">
            <text:p>FR0007034525</text:p>
          </table:table-cell>
          <table:table-cell office:value-type="string">
            <text:p>AVANTAGE IMMOBILIER COTE R</text:p>
          </table:table-cell>
        </table:table-row>
        <table:table-row table:style-name="ro1">
          <table:table-cell/>
          <table:table-cell office:value-type="string">
            <text:p>FR0007034715</text:p>
          </table:table-cell>
          <table:table-cell office:value-type="string">
            <text:p>LITHOS O</text:p>
          </table:table-cell>
        </table:table-row>
        <table:table-row table:style-name="ro1">
          <table:table-cell/>
          <table:table-cell office:value-type="string">
            <text:p>FR0007035159</text:p>
          </table:table-cell>
          <table:table-cell office:value-type="string">
            <text:p>PREVOIR GESTION ACTIONS C</text:p>
          </table:table-cell>
        </table:table-row>
        <table:table-row table:style-name="ro1">
          <table:table-cell/>
          <table:table-cell office:value-type="string">
            <text:p>FR0007035217</text:p>
          </table:table-cell>
          <table:table-cell office:value-type="string">
            <text:p>AGPM DYNAMIQUE</text:p>
          </table:table-cell>
        </table:table-row>
        <table:table-row table:style-name="ro1">
          <table:table-cell/>
          <table:table-cell office:value-type="string">
            <text:p>FR0007035555</text:p>
          </table:table-cell>
          <table:table-cell office:value-type="string">
            <text:p>MM COMPOSITION EURO</text:p>
          </table:table-cell>
        </table:table-row>
        <table:table-row table:style-name="ro1">
          <table:table-cell/>
          <table:table-cell office:value-type="string">
            <text:p>FR0007035563</text:p>
          </table:table-cell>
          <table:table-cell office:value-type="string">
            <text:p>MARTIN MAUREL COMPOSITION INTERNATIONAL CAP</text:p>
          </table:table-cell>
        </table:table-row>
        <table:table-row table:style-name="ro1">
          <table:table-cell/>
          <table:table-cell office:value-type="string">
            <text:p>FR0007035571</text:p>
          </table:table-cell>
          <table:table-cell office:value-type="string">
            <text:p>MARTIN MAUREL ALLOCATION MONDE</text:p>
          </table:table-cell>
        </table:table-row>
        <table:table-row table:style-name="ro1">
          <table:table-cell/>
          <table:table-cell office:value-type="string">
            <text:p>FR0007035993</text:p>
          </table:table-cell>
          <table:table-cell office:value-type="string">
            <text:p>Unofi-Prudence C</text:p>
          </table:table-cell>
        </table:table-row>
        <table:table-row table:style-name="ro1">
          <table:table-cell/>
          <table:table-cell office:value-type="string">
            <text:p>FR0007036397</text:p>
          </table:table-cell>
          <table:table-cell office:value-type="string">
            <text:p>AAZ SPECIAL</text:p>
          </table:table-cell>
        </table:table-row>
        <table:table-row table:style-name="ro1">
          <table:table-cell/>
          <table:table-cell office:value-type="string">
            <text:p>FR0007036538</text:p>
          </table:table-cell>
          <table:table-cell office:value-type="string">
            <text:p>A PLUS DYNAMIQUE A</text:p>
          </table:table-cell>
        </table:table-row>
        <table:table-row table:style-name="ro1">
          <table:table-cell/>
          <table:table-cell office:value-type="string">
            <text:p>FR0007036553</text:p>
          </table:table-cell>
          <table:table-cell office:value-type="string">
            <text:p>NATIXIS RESERVE PEA</text:p>
          </table:table-cell>
        </table:table-row>
        <table:table-row table:style-name="ro1">
          <table:table-cell/>
          <table:table-cell office:value-type="string">
            <text:p>FR0007036900</text:p>
          </table:table-cell>
          <table:table-cell office:value-type="string">
            <text:p>HSBC SELECT EQUITY A</text:p>
          </table:table-cell>
        </table:table-row>
        <table:table-row table:style-name="ro1">
          <table:table-cell/>
          <table:table-cell office:value-type="string">
            <text:p>FR0007036926</text:p>
          </table:table-cell>
          <table:table-cell office:value-type="string">
            <text:p>HPWM SELECT OPPORTUNITES</text:p>
          </table:table-cell>
        </table:table-row>
        <table:table-row table:style-name="ro1">
          <table:table-cell/>
          <table:table-cell office:value-type="string">
            <text:p>FR0007036942</text:p>
          </table:table-cell>
          <table:table-cell office:value-type="string">
            <text:p>HSBC SELECT MODERATE A</text:p>
          </table:table-cell>
        </table:table-row>
        <table:table-row table:style-name="ro1">
          <table:table-cell/>
          <table:table-cell office:value-type="string">
            <text:p>FR0007037445</text:p>
          </table:table-cell>
          <table:table-cell office:value-type="string">
            <text:p>HORIZON TRES LONG TERME</text:p>
          </table:table-cell>
        </table:table-row>
        <table:table-row table:style-name="ro1">
          <table:table-cell/>
          <table:table-cell office:value-type="string">
            <text:p>FR0007037718</text:p>
          </table:table-cell>
          <table:table-cell office:value-type="string">
            <text:p>FONDASSUR</text:p>
          </table:table-cell>
        </table:table-row>
        <table:table-row table:style-name="ro1">
          <table:table-cell/>
          <table:table-cell office:value-type="string">
            <text:p>FR0007038120</text:p>
          </table:table-cell>
          <table:table-cell office:value-type="string">
            <text:p>LCL OBLIGATIONS CREDIT EURO C</text:p>
          </table:table-cell>
        </table:table-row>
        <table:table-row table:style-name="ro1">
          <table:table-cell/>
          <table:table-cell office:value-type="string">
            <text:p>FR0007038138</text:p>
          </table:table-cell>
          <table:table-cell office:value-type="string">
            <text:p>AMUNDI TRESO 3 MOIS I-C</text:p>
          </table:table-cell>
        </table:table-row>
        <table:table-row table:style-name="ro1">
          <table:table-cell/>
          <table:table-cell office:value-type="string">
            <text:p>FR0007038229</text:p>
          </table:table-cell>
          <table:table-cell office:value-type="string">
            <text:p>NEO OPTIMA C</text:p>
          </table:table-cell>
        </table:table-row>
        <table:table-row table:style-name="ro1">
          <table:table-cell/>
          <table:table-cell office:value-type="string">
            <text:p>FR0007039037</text:p>
          </table:table-cell>
          <table:table-cell office:value-type="string">
            <text:p>FCM JAPON</text:p>
          </table:table-cell>
        </table:table-row>
        <table:table-row table:style-name="ro1">
          <table:table-cell/>
          <table:table-cell office:value-type="string">
            <text:p>FR0007039086</text:p>
          </table:table-cell>
          <table:table-cell office:value-type="string">
            <text:p>REGARD EQUILIBRE</text:p>
          </table:table-cell>
        </table:table-row>
        <table:table-row table:style-name="ro1">
          <table:table-cell/>
          <table:table-cell office:value-type="string">
            <text:p>FR0007039094</text:p>
          </table:table-cell>
          <table:table-cell office:value-type="string">
            <text:p>REGARD MONETAIRE EURO</text:p>
          </table:table-cell>
        </table:table-row>
        <table:table-row table:style-name="ro1">
          <table:table-cell/>
          <table:table-cell office:value-type="string">
            <text:p>FR0007039102</text:p>
          </table:table-cell>
          <table:table-cell office:value-type="string">
            <text:p>REGARD DYNAMIQUE</text:p>
          </table:table-cell>
        </table:table-row>
        <table:table-row table:style-name="ro1">
          <table:table-cell/>
          <table:table-cell office:value-type="string">
            <text:p>FR0007039169</text:p>
          </table:table-cell>
          <table:table-cell office:value-type="string">
            <text:p>LION FLAMME</text:p>
          </table:table-cell>
        </table:table-row>
        <table:table-row table:style-name="ro1">
          <table:table-cell/>
          <table:table-cell office:value-type="string">
            <text:p>FR0007039383</text:p>
          </table:table-cell>
          <table:table-cell office:value-type="string">
            <text:p>PORTFOLIO LCR GOV 4A</text:p>
          </table:table-cell>
        </table:table-row>
        <table:table-row table:style-name="ro1">
          <table:table-cell/>
          <table:table-cell office:value-type="string">
            <text:p>FR0007039789</text:p>
          </table:table-cell>
          <table:table-cell office:value-type="string">
            <text:p>SG OBLIG INFLATION I</text:p>
          </table:table-cell>
        </table:table-row>
        <table:table-row table:style-name="ro1">
          <table:table-cell/>
          <table:table-cell office:value-type="string">
            <text:p>FR0007040373</text:p>
          </table:table-cell>
          <table:table-cell office:value-type="string">
            <text:p>29 HAUSSMANN EQUILIBRE</text:p>
          </table:table-cell>
        </table:table-row>
        <table:table-row table:style-name="ro1">
          <table:table-cell/>
          <table:table-cell office:value-type="string">
            <text:p>FR0007040712</text:p>
          </table:table-cell>
          <table:table-cell office:value-type="string">
            <text:p>BSO 3000</text:p>
          </table:table-cell>
        </table:table-row>
        <table:table-row table:style-name="ro1">
          <table:table-cell/>
          <table:table-cell office:value-type="string">
            <text:p>FR0007040787</text:p>
          </table:table-cell>
          <table:table-cell office:value-type="string">
            <text:p>GROUPAMA FCR1</text:p>
          </table:table-cell>
        </table:table-row>
        <table:table-row table:style-name="ro1">
          <table:table-cell/>
          <table:table-cell office:value-type="string">
            <text:p>FR0007041082</text:p>
          </table:table-cell>
          <table:table-cell office:value-type="string">
            <text:p>CM-CIC ASSOCIATIONS COURT TERME (C)</text:p>
          </table:table-cell>
        </table:table-row>
        <table:table-row table:style-name="ro1">
          <table:table-cell/>
          <table:table-cell office:value-type="string">
            <text:p>FR0007041496</text:p>
          </table:table-cell>
          <table:table-cell office:value-type="string">
            <text:p>PARJET DYNAMIQUE</text:p>
          </table:table-cell>
        </table:table-row>
        <table:table-row table:style-name="ro1">
          <table:table-cell/>
          <table:table-cell office:value-type="string">
            <text:p>FR0007041702</text:p>
          </table:table-cell>
          <table:table-cell office:value-type="string">
            <text:p>OPTIMUM COURT TERME</text:p>
          </table:table-cell>
        </table:table-row>
        <table:table-row table:style-name="ro1">
          <table:table-cell/>
          <table:table-cell office:value-type="string">
            <text:p>FR0007043112</text:p>
          </table:table-cell>
          <table:table-cell office:value-type="string">
            <text:p>DAY TRADE ACTION FRANCE</text:p>
          </table:table-cell>
        </table:table-row>
        <table:table-row table:style-name="ro1">
          <table:table-cell/>
          <table:table-cell office:value-type="string">
            <text:p>FR0007043187</text:p>
          </table:table-cell>
          <table:table-cell office:value-type="string">
            <text:p>ALLIANZ EURIBOR</text:p>
          </table:table-cell>
        </table:table-row>
        <table:table-row table:style-name="ro1">
          <table:table-cell/>
          <table:table-cell office:value-type="string">
            <text:p>FR0007043781</text:p>
          </table:table-cell>
          <table:table-cell office:value-type="string">
            <text:p>OFI MING R</text:p>
          </table:table-cell>
        </table:table-row>
        <table:table-row table:style-name="ro1">
          <table:table-cell/>
          <table:table-cell office:value-type="string">
            <text:p>FR0007044680</text:p>
          </table:table-cell>
          <table:table-cell office:value-type="string">
            <text:p>ODDO ACTIVE EQUITIES B</text:p>
          </table:table-cell>
        </table:table-row>
        <table:table-row table:style-name="ro1">
          <table:table-cell/>
          <table:table-cell office:value-type="string">
            <text:p>FR0007044797</text:p>
          </table:table-cell>
          <table:table-cell office:value-type="string">
            <text:p>AG2R LA MONDIALE OFFENSIF</text:p>
          </table:table-cell>
        </table:table-row>
        <table:table-row table:style-name="ro1">
          <table:table-cell/>
          <table:table-cell office:value-type="string">
            <text:p>FR0007045232</text:p>
          </table:table-cell>
          <table:table-cell office:value-type="string">
            <text:p>AMUNDI EUROPE MICROCAPS I2</text:p>
          </table:table-cell>
        </table:table-row>
        <table:table-row table:style-name="ro1">
          <table:table-cell/>
          <table:table-cell office:value-type="string">
            <text:p>FR0007045281</text:p>
          </table:table-cell>
          <table:table-cell office:value-type="string">
            <text:p>LAMARTINE PERFORMANCE</text:p>
          </table:table-cell>
        </table:table-row>
        <table:table-row table:style-name="ro1">
          <table:table-cell/>
          <table:table-cell office:value-type="string">
            <text:p>FR0007045737</text:p>
          </table:table-cell>
          <table:table-cell office:value-type="string">
            <text:p>KBL RICHELIEU SPECIAL C</text:p>
          </table:table-cell>
        </table:table-row>
        <table:table-row table:style-name="ro1">
          <table:table-cell/>
          <table:table-cell office:value-type="string">
            <text:p>FR0007045901</text:p>
          </table:table-cell>
          <table:table-cell office:value-type="string">
            <text:p>GESTION EQUILIBRE</text:p>
          </table:table-cell>
        </table:table-row>
        <table:table-row table:style-name="ro1">
          <table:table-cell/>
          <table:table-cell office:value-type="string">
            <text:p>FR0007046123</text:p>
          </table:table-cell>
          <table:table-cell office:value-type="string">
            <text:p>GESTION CROISSANCE</text:p>
          </table:table-cell>
        </table:table-row>
        <table:table-row table:style-name="ro1">
          <table:table-cell/>
          <table:table-cell office:value-type="string">
            <text:p>FR0007046446</text:p>
          </table:table-cell>
          <table:table-cell office:value-type="string">
            <text:p>MONCEAU CONVERTIBLES</text:p>
          </table:table-cell>
        </table:table-row>
        <table:table-row table:style-name="ro1">
          <table:table-cell/>
          <table:table-cell office:value-type="string">
            <text:p>FR0007046792</text:p>
          </table:table-cell>
          <table:table-cell office:value-type="string">
            <text:p>FA ALLEGRO C</text:p>
          </table:table-cell>
        </table:table-row>
        <table:table-row table:style-name="ro1">
          <table:table-cell/>
          <table:table-cell office:value-type="string">
            <text:p>FR0007047311</text:p>
          </table:table-cell>
          <table:table-cell office:value-type="string">
            <text:p>NATIXIS ACTIONS EUROPE EX EURO R</text:p>
          </table:table-cell>
        </table:table-row>
        <table:table-row table:style-name="ro1">
          <table:table-cell/>
          <table:table-cell office:value-type="string">
            <text:p>FR0007047527</text:p>
          </table:table-cell>
          <table:table-cell office:value-type="string">
            <text:p>GLOBAL GOLD AND PRECIOUS</text:p>
          </table:table-cell>
        </table:table-row>
        <table:table-row table:style-name="ro1">
          <table:table-cell/>
          <table:table-cell office:value-type="string">
            <text:p>FR0007048160</text:p>
          </table:table-cell>
          <table:table-cell office:value-type="string">
            <text:p>SELECTION EQUILIBRE EUROPE</text:p>
          </table:table-cell>
        </table:table-row>
        <table:table-row table:style-name="ro1">
          <table:table-cell/>
          <table:table-cell office:value-type="string">
            <text:p>FR0007048996</text:p>
          </table:table-cell>
          <table:table-cell office:value-type="string">
            <text:p>ATLANTIC PATRIMOINE A</text:p>
          </table:table-cell>
        </table:table-row>
        <table:table-row table:style-name="ro1">
          <table:table-cell/>
          <table:table-cell office:value-type="string">
            <text:p>FR0007049119</text:p>
          </table:table-cell>
          <table:table-cell office:value-type="string">
            <text:p>AMPELOPSIS EQUILIBRE</text:p>
          </table:table-cell>
        </table:table-row>
        <table:table-row table:style-name="ro1">
          <table:table-cell/>
          <table:table-cell office:value-type="string">
            <text:p>FR0007050190</text:p>
          </table:table-cell>
          <table:table-cell office:value-type="string">
            <text:p>DNCA EVOLUTIF C</text:p>
          </table:table-cell>
        </table:table-row>
        <table:table-row table:style-name="ro1">
          <table:table-cell/>
          <table:table-cell office:value-type="string">
            <text:p>FR0007050679</text:p>
          </table:table-cell>
          <table:table-cell office:value-type="string">
            <text:p>TOP PICKING</text:p>
          </table:table-cell>
        </table:table-row>
        <table:table-row table:style-name="ro1">
          <table:table-cell/>
          <table:table-cell office:value-type="string">
            <text:p>FR0007050901</text:p>
          </table:table-cell>
          <table:table-cell office:value-type="string">
            <text:p>DELUBAC OBLIGATIONS P</text:p>
          </table:table-cell>
        </table:table-row>
        <table:table-row table:style-name="ro1">
          <table:table-cell/>
          <table:table-cell office:value-type="string">
            <text:p>FR0007051040</text:p>
          </table:table-cell>
          <table:table-cell office:value-type="string">
            <text:p>EUROSE C</text:p>
          </table:table-cell>
        </table:table-row>
        <table:table-row table:style-name="ro1">
          <table:table-cell/>
          <table:table-cell office:value-type="string">
            <text:p>FR0007051453</text:p>
          </table:table-cell>
          <table:table-cell office:value-type="string">
            <text:p>CPG CROISSANCE PME</text:p>
          </table:table-cell>
        </table:table-row>
        <table:table-row table:style-name="ro1">
          <table:table-cell/>
          <table:table-cell office:value-type="string">
            <text:p>FR0007051602</text:p>
          </table:table-cell>
          <table:table-cell office:value-type="string">
            <text:p>MASSENA SELECTION I</text:p>
          </table:table-cell>
        </table:table-row>
        <table:table-row table:style-name="ro1">
          <table:table-cell/>
          <table:table-cell office:value-type="string">
            <text:p>FR0007051875</text:p>
          </table:table-cell>
          <table:table-cell office:value-type="string">
            <text:p>GESTION FLEXIBLE INTERNATIONALE</text:p>
          </table:table-cell>
        </table:table-row>
        <table:table-row table:style-name="ro1">
          <table:table-cell/>
          <table:table-cell office:value-type="string">
            <text:p>FR0007051925</text:p>
          </table:table-cell>
          <table:table-cell office:value-type="string">
            <text:p>HSBC OBLIG INFLATION EURO GC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FR0007052782</text:p>
          </table:table-cell>
          <table:table-cell office:value-type="string">
            <text:p>Lyxor ETF CAC 40</text:p>
          </table:table-cell>
        </table:table-row>
        <table:table-row table:style-name="ro1">
          <table:table-cell/>
          <table:table-cell office:value-type="string">
            <text:p>FR0007052923</text:p>
          </table:table-cell>
          <table:table-cell office:value-type="string">
            <text:p>RP SELECTION MID CAP</text:p>
          </table:table-cell>
        </table:table-row>
        <table:table-row table:style-name="ro1">
          <table:table-cell/>
          <table:table-cell office:value-type="string">
            <text:p>FR0007053111</text:p>
          </table:table-cell>
          <table:table-cell office:value-type="string">
            <text:p>ELITE N</text:p>
          </table:table-cell>
        </table:table-row>
        <table:table-row table:style-name="ro1">
          <table:table-cell/>
          <table:table-cell office:value-type="string">
            <text:p>FR0007053269</text:p>
          </table:table-cell>
          <table:table-cell office:value-type="string">
            <text:p>LA FRANCAISE CONVERTIBLES DYNAMIQUE I ACCUMULATION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FR0007054358</text:p>
          </table:table-cell>
          <table:table-cell office:value-type="string">
            <text:p>Dj Eur.St.50Ma.Etf</text:p>
          </table:table-cell>
        </table:table-row>
        <table:table-row table:style-name="ro1">
          <table:table-cell/>
          <table:table-cell office:value-type="string">
            <text:p>FR0007054572</text:p>
          </table:table-cell>
          <table:table-cell office:value-type="string">
            <text:p>EXIGENCES PATRIMOINE</text:p>
          </table:table-cell>
        </table:table-row>
        <table:table-row table:style-name="ro1">
          <table:table-cell/>
          <table:table-cell office:value-type="string">
            <text:p>FR0007055041</text:p>
          </table:table-cell>
          <table:table-cell office:value-type="string">
            <text:p>AESOPE EQUILIBRE</text:p>
          </table:table-cell>
        </table:table-row>
        <table:table-row table:style-name="ro1">
          <table:table-cell/>
          <table:table-cell office:value-type="string">
            <text:p>FR0007055066</text:p>
          </table:table-cell>
          <table:table-cell office:value-type="string">
            <text:p>LAZARD VARIABLE FI</text:p>
          </table:table-cell>
        </table:table-row>
        <table:table-row table:style-name="ro1">
          <table:table-cell/>
          <table:table-cell office:value-type="string">
            <text:p>FR0007055348</text:p>
          </table:table-cell>
          <table:table-cell office:value-type="string">
            <text:p>ALLIANZ CREACTIONS 2</text:p>
          </table:table-cell>
        </table:table-row>
        <table:table-row table:style-name="ro1">
          <table:table-cell/>
          <table:table-cell office:value-type="string">
            <text:p>FR0007056072</text:p>
          </table:table-cell>
          <table:table-cell office:value-type="string">
            <text:p>GALLICA (D)</text:p>
          </table:table-cell>
        </table:table-row>
        <table:table-row table:style-name="ro1">
          <table:table-cell/>
          <table:table-cell office:value-type="string">
            <text:p>FR0007056098</text:p>
          </table:table-cell>
          <table:table-cell office:value-type="string">
            <text:p>MONCEAU ETHIQUE</text:p>
          </table:table-cell>
        </table:table-row>
        <table:table-row table:style-name="ro1">
          <table:table-cell/>
          <table:table-cell office:value-type="string">
            <text:p>FR0007056312</text:p>
          </table:table-cell>
          <table:table-cell office:value-type="string">
            <text:p>GF EQUILIBRE</text:p>
          </table:table-cell>
        </table:table-row>
        <table:table-row table:style-name="ro1">
          <table:table-cell office:value-type="string">
            <text:p>DJE</text:p>
          </table:table-cell>
          <table:table-cell office:value-type="string">
            <text:p>FR0007056841</text:p>
          </table:table-cell>
          <table:table-cell office:value-type="string">
            <text:p>Mast.Dow Jones Etf</text:p>
          </table:table-cell>
        </table:table-row>
        <table:table-row table:style-name="ro1">
          <table:table-cell/>
          <table:table-cell office:value-type="string">
            <text:p>FR0007057047</text:p>
          </table:table-cell>
          <table:table-cell office:value-type="string">
            <text:p>GENERALI SEQUENCE 25</text:p>
          </table:table-cell>
        </table:table-row>
        <table:table-row table:style-name="ro1">
          <table:table-cell/>
          <table:table-cell office:value-type="string">
            <text:p>FR0007057054</text:p>
          </table:table-cell>
          <table:table-cell office:value-type="string">
            <text:p>GENERALI SEQUENCE 50</text:p>
          </table:table-cell>
        </table:table-row>
        <table:table-row table:style-name="ro1">
          <table:table-cell/>
          <table:table-cell office:value-type="string">
            <text:p>FR0007057062</text:p>
          </table:table-cell>
          <table:table-cell office:value-type="string">
            <text:p>GENERALI SEQUENCE 75</text:p>
          </table:table-cell>
        </table:table-row>
        <table:table-row table:style-name="ro1">
          <table:table-cell/>
          <table:table-cell office:value-type="string">
            <text:p>FR0007057070</text:p>
          </table:table-cell>
          <table:table-cell office:value-type="string">
            <text:p>GENERALI SEQUENCE 100</text:p>
          </table:table-cell>
        </table:table-row>
        <table:table-row table:style-name="ro1">
          <table:table-cell/>
          <table:table-cell office:value-type="string">
            <text:p>FR0007057336</text:p>
          </table:table-cell>
          <table:table-cell office:value-type="string">
            <text:p>CCR OPPORTUNITY</text:p>
          </table:table-cell>
        </table:table-row>
        <table:table-row table:style-name="ro1">
          <table:table-cell/>
          <table:table-cell office:value-type="string">
            <text:p>FR0007057427</text:p>
          </table:table-cell>
          <table:table-cell office:value-type="string">
            <text:p>29 HAUSSMANN EUROPE OPPORTUNITE S (D)</text:p>
          </table:table-cell>
        </table:table-row>
        <table:table-row table:style-name="ro1">
          <table:table-cell/>
          <table:table-cell office:value-type="string">
            <text:p>FR0007057435</text:p>
          </table:table-cell>
          <table:table-cell office:value-type="string">
            <text:p>29 HAUSSMANN CROISSANCE EUROPE (D)</text:p>
          </table:table-cell>
        </table:table-row>
        <table:table-row table:style-name="ro1">
          <table:table-cell/>
          <table:table-cell office:value-type="string">
            <text:p>FR0007057443</text:p>
          </table:table-cell>
          <table:table-cell office:value-type="string">
            <text:p>29 HAUSSMANN SELECTION EUROPE (D)</text:p>
          </table:table-cell>
        </table:table-row>
        <table:table-row table:style-name="ro1">
          <table:table-cell/>
          <table:table-cell office:value-type="string">
            <text:p>FR0007057468</text:p>
          </table:table-cell>
          <table:table-cell office:value-type="string">
            <text:p>CM-CIC SELECTION PEA</text:p>
          </table:table-cell>
        </table:table-row>
        <table:table-row table:style-name="ro1">
          <table:table-cell/>
          <table:table-cell office:value-type="string">
            <text:p>FR0007057625</text:p>
          </table:table-cell>
          <table:table-cell office:value-type="string">
            <text:p>GESTYS SANTE BIOTECH</text:p>
          </table:table-cell>
        </table:table-row>
        <table:table-row table:style-name="ro1">
          <table:table-cell/>
          <table:table-cell office:value-type="string">
            <text:p>FR0007057641</text:p>
          </table:table-cell>
          <table:table-cell office:value-type="string">
            <text:p>SELECTION CONVERTIBLES A</text:p>
          </table:table-cell>
        </table:table-row>
        <table:table-row table:style-name="ro1">
          <table:table-cell/>
          <table:table-cell office:value-type="string">
            <text:p>FR0007059670</text:p>
          </table:table-cell>
          <table:table-cell office:value-type="string">
            <text:p>LCL SERENITE PEA C</text:p>
          </table:table-cell>
        </table:table-row>
        <table:table-row table:style-name="ro1">
          <table:table-cell/>
          <table:table-cell office:value-type="string">
            <text:p>FR0007059688</text:p>
          </table:table-cell>
          <table:table-cell office:value-type="string">
            <text:p>OBJECTIF LONG TERME C</text:p>
          </table:table-cell>
        </table:table-row>
        <table:table-row table:style-name="ro1">
          <table:table-cell/>
          <table:table-cell office:value-type="string">
            <text:p>FR0007059712</text:p>
          </table:table-cell>
          <table:table-cell office:value-type="string">
            <text:p>OBJECTIF PRUDENCE</text:p>
          </table:table-cell>
        </table:table-row>
        <table:table-row table:style-name="ro1">
          <table:table-cell/>
          <table:table-cell office:value-type="string">
            <text:p>FR0007059787</text:p>
          </table:table-cell>
          <table:table-cell office:value-type="string">
            <text:p>GSD Monde</text:p>
          </table:table-cell>
        </table:table-row>
        <table:table-row table:style-name="ro1">
          <table:table-cell/>
          <table:table-cell office:value-type="string">
            <text:p>FR0007060348</text:p>
          </table:table-cell>
          <table:table-cell office:value-type="string">
            <text:p>OBJECTIF DYNAMISME</text:p>
          </table:table-cell>
        </table:table-row>
        <table:table-row table:style-name="ro1">
          <table:table-cell/>
          <table:table-cell office:value-type="string">
            <text:p>FR0007060850</text:p>
          </table:table-cell>
          <table:table-cell office:value-type="string">
            <text:p>K INVEST FRANCE C</text:p>
          </table:table-cell>
        </table:table-row>
        <table:table-row table:style-name="ro1">
          <table:table-cell/>
          <table:table-cell office:value-type="string">
            <text:p>FR0007061270</text:p>
          </table:table-cell>
          <table:table-cell office:value-type="string">
            <text:p>LYXOR FRANCE PROGRESSION 2</text:p>
          </table:table-cell>
        </table:table-row>
        <table:table-row table:style-name="ro1">
          <table:table-cell/>
          <table:table-cell office:value-type="string">
            <text:p>FR0007061569</text:p>
          </table:table-cell>
          <table:table-cell office:value-type="string">
            <text:p>ALPHA COURT TERME</text:p>
          </table:table-cell>
        </table:table-row>
        <table:table-row table:style-name="ro1">
          <table:table-cell/>
          <table:table-cell office:value-type="string">
            <text:p>FR0007061882</text:p>
          </table:table-cell>
          <table:table-cell office:value-type="string">
            <text:p>UBS (F) MID CAP EURO R</text:p>
          </table:table-cell>
        </table:table-row>
        <table:table-row table:style-name="ro1">
          <table:table-cell/>
          <table:table-cell office:value-type="string">
            <text:p>FR0007062435</text:p>
          </table:table-cell>
          <table:table-cell office:value-type="string">
            <text:p>ECUREUIL TReSO PLUS</text:p>
          </table:table-cell>
        </table:table-row>
        <table:table-row table:style-name="ro1">
          <table:table-cell/>
          <table:table-cell office:value-type="string">
            <text:p>FR0007062567</text:p>
          </table:table-cell>
          <table:table-cell office:value-type="string">
            <text:p>TALENTS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FR0007063177</text:p>
          </table:table-cell>
          <table:table-cell office:value-type="string">
            <text:p>Msci Us Tech Mast.</text:p>
          </table:table-cell>
        </table:table-row>
        <table:table-row table:style-name="ro1">
          <table:table-cell/>
          <table:table-cell office:value-type="string">
            <text:p>FR0007064134</text:p>
          </table:table-cell>
          <table:table-cell office:value-type="string">
            <text:p>OCTYS TRESORERIE</text:p>
          </table:table-cell>
        </table:table-row>
        <table:table-row table:style-name="ro1">
          <table:table-cell/>
          <table:table-cell office:value-type="string">
            <text:p>FR0007064324</text:p>
          </table:table-cell>
          <table:table-cell office:value-type="string">
            <text:p>GENERALI FRANCE SMALL CAPS C</text:p>
          </table:table-cell>
        </table:table-row>
        <table:table-row table:style-name="ro1">
          <table:table-cell/>
          <table:table-cell office:value-type="string">
            <text:p>FR0007064357</text:p>
          </table:table-cell>
          <table:table-cell office:value-type="string">
            <text:p>GENERALI EUROPE MID-CAPS</text:p>
          </table:table-cell>
        </table:table-row>
        <table:table-row table:style-name="ro1">
          <table:table-cell/>
          <table:table-cell office:value-type="string">
            <text:p>FR0007064399</text:p>
          </table:table-cell>
          <table:table-cell office:value-type="string">
            <text:p>GENERALI CROISSANCE MONDE</text:p>
          </table:table-cell>
        </table:table-row>
        <table:table-row table:style-name="ro1">
          <table:table-cell/>
          <table:table-cell office:value-type="string">
            <text:p>FR0007064423</text:p>
          </table:table-cell>
          <table:table-cell office:value-type="string">
            <text:p>GENERALI AMERIQUE DU NORD P</text:p>
          </table:table-cell>
        </table:table-row>
        <table:table-row table:style-name="ro1">
          <table:table-cell/>
          <table:table-cell office:value-type="string">
            <text:p>FR0007064431</text:p>
          </table:table-cell>
          <table:table-cell office:value-type="string">
            <text:p>GENERALI PACIFIQUE P</text:p>
          </table:table-cell>
        </table:table-row>
        <table:table-row table:style-name="ro1">
          <table:table-cell/>
          <table:table-cell office:value-type="string">
            <text:p>FR0007064449</text:p>
          </table:table-cell>
          <table:table-cell office:value-type="string">
            <text:p>GENERALI JAPON P</text:p>
          </table:table-cell>
        </table:table-row>
        <table:table-row table:style-name="ro1">
          <table:table-cell/>
          <table:table-cell office:value-type="string">
            <text:p>FR0007064472</text:p>
          </table:table-cell>
          <table:table-cell office:value-type="string">
            <text:p>GENERALI OBLIGATIONS INTERNATIONALES</text:p>
          </table:table-cell>
        </table:table-row>
        <table:table-row table:style-name="ro1">
          <table:table-cell/>
          <table:table-cell office:value-type="string">
            <text:p>FR0007065289</text:p>
          </table:table-cell>
          <table:table-cell office:value-type="string">
            <text:p>SG OBLIG CONVERTIBLES P</text:p>
          </table:table-cell>
        </table:table-row>
        <table:table-row table:style-name="ro1">
          <table:table-cell/>
          <table:table-cell office:value-type="string">
            <text:p>FR0007065404</text:p>
          </table:table-cell>
          <table:table-cell office:value-type="string">
            <text:p>PATRIMOINE QUANT P</text:p>
          </table:table-cell>
        </table:table-row>
        <table:table-row table:style-name="ro1">
          <table:table-cell/>
          <table:table-cell office:value-type="string">
            <text:p>FR0007065743</text:p>
          </table:table-cell>
          <table:table-cell office:value-type="string">
            <text:p>SYCOMORE FRANCECAP A</text:p>
          </table:table-cell>
        </table:table-row>
        <table:table-row table:style-name="ro1">
          <table:table-cell/>
          <table:table-cell office:value-type="string">
            <text:p>FR0007066725</text:p>
          </table:table-cell>
          <table:table-cell office:value-type="string">
            <text:p>TRUSTEAM GARP (C)</text:p>
          </table:table-cell>
        </table:table-row>
        <table:table-row table:style-name="ro1">
          <table:table-cell/>
          <table:table-cell office:value-type="string">
            <text:p>FR0007066774</text:p>
          </table:table-cell>
          <table:table-cell office:value-type="string">
            <text:p>CIC OPTIM T</text:p>
          </table:table-cell>
        </table:table-row>
        <table:table-row table:style-name="ro1">
          <table:table-cell/>
          <table:table-cell office:value-type="string">
            <text:p>FR0007066782</text:p>
          </table:table-cell>
          <table:table-cell office:value-type="string">
            <text:p>RIVOLI LONG SHORT BOND FUND P</text:p>
          </table:table-cell>
        </table:table-row>
        <table:table-row table:style-name="ro1">
          <table:table-cell/>
          <table:table-cell office:value-type="string">
            <text:p>FR0007066808</text:p>
          </table:table-cell>
          <table:table-cell office:value-type="string">
            <text:p>CIC OPTIM M</text:p>
          </table:table-cell>
        </table:table-row>
        <table:table-row table:style-name="ro1">
          <table:table-cell/>
          <table:table-cell office:value-type="string">
            <text:p>FR0007066840</text:p>
          </table:table-cell>
          <table:table-cell office:value-type="string">
            <text:p>AVIVA SIGNATURES EUROPE</text:p>
          </table:table-cell>
        </table:table-row>
        <table:table-row table:style-name="ro1">
          <table:table-cell/>
          <table:table-cell office:value-type="string">
            <text:p>FR0007067673</text:p>
          </table:table-cell>
          <table:table-cell office:value-type="string">
            <text:p>ODDO OBLIGATIONS COURT TERME</text:p>
          </table:table-cell>
        </table:table-row>
        <table:table-row table:style-name="ro1">
          <table:table-cell/>
          <table:table-cell office:value-type="string">
            <text:p>FR0007067863</text:p>
          </table:table-cell>
          <table:table-cell office:value-type="string">
            <text:p>CHAUSSIER FRANCE EUROPE</text:p>
          </table:table-cell>
        </table:table-row>
        <table:table-row table:style-name="ro1">
          <table:table-cell office:value-type="string">
            <text:p>SYU</text:p>
          </table:table-cell>
          <table:table-cell office:value-type="string">
            <text:p>FR0007068036</text:p>
          </table:table-cell>
          <table:table-cell office:value-type="string">
            <text:p>Easyetf Euro Uti</text:p>
          </table:table-cell>
        </table:table-row>
        <table:table-row table:style-name="ro1">
          <table:table-cell office:value-type="string">
            <text:p>SYT</text:p>
          </table:table-cell>
          <table:table-cell office:value-type="string">
            <text:p>FR0007068044</text:p>
          </table:table-cell>
          <table:table-cell office:value-type="string">
            <text:p>Easyetf Euro Tel</text:p>
          </table:table-cell>
        </table:table-row>
        <table:table-row table:style-name="ro1">
          <table:table-cell office:value-type="string">
            <text:p>SYM</text:p>
          </table:table-cell>
          <table:table-cell office:value-type="string">
            <text:p>FR0007068051</text:p>
          </table:table-cell>
          <table:table-cell office:value-type="string">
            <text:p>Easyetf Euro Med</text:p>
          </table:table-cell>
        </table:table-row>
        <table:table-row table:style-name="ro1">
          <table:table-cell office:value-type="string">
            <text:p>SYB</text:p>
          </table:table-cell>
          <table:table-cell office:value-type="string">
            <text:p>FR0007068077</text:p>
          </table:table-cell>
          <table:table-cell office:value-type="string">
            <text:p>Easyetf Euro Bnk</text:p>
          </table:table-cell>
        </table:table-row>
        <table:table-row table:style-name="ro1">
          <table:table-cell office:value-type="string">
            <text:p>SYH</text:p>
          </table:table-cell>
          <table:table-cell office:value-type="string">
            <text:p>FR0007068093</text:p>
          </table:table-cell>
          <table:table-cell office:value-type="string">
            <text:p>Easyetf Euro Hlt</text:p>
          </table:table-cell>
        </table:table-row>
        <table:table-row table:style-name="ro1">
          <table:table-cell office:value-type="string">
            <text:p>SYI</text:p>
          </table:table-cell>
          <table:table-cell office:value-type="string">
            <text:p>FR0007068101</text:p>
          </table:table-cell>
          <table:table-cell office:value-type="string">
            <text:p>Easyetf Euro Ins</text:p>
          </table:table-cell>
        </table:table-row>
        <table:table-row table:style-name="ro1">
          <table:table-cell/>
          <table:table-cell office:value-type="string">
            <text:p>FR0007068861</text:p>
          </table:table-cell>
          <table:table-cell office:value-type="string">
            <text:p>LFP STRATEGIE ACTIONS</text:p>
          </table:table-cell>
        </table:table-row>
        <table:table-row table:style-name="ro1">
          <table:table-cell/>
          <table:table-cell office:value-type="string">
            <text:p>FR0007068879</text:p>
          </table:table-cell>
          <table:table-cell office:value-type="string">
            <text:p>LA FRANCAISE TAGES MULTI ARBITRAGES</text:p>
          </table:table-cell>
        </table:table-row>
        <table:table-row table:style-name="ro1">
          <table:table-cell/>
          <table:table-cell office:value-type="string">
            <text:p>FR0007068960</text:p>
          </table:table-cell>
          <table:table-cell office:value-type="string">
            <text:p>ANTARIUS FONDS ACTIONS PLUS</text:p>
          </table:table-cell>
        </table:table-row>
        <table:table-row table:style-name="ro1">
          <table:table-cell/>
          <table:table-cell office:value-type="string">
            <text:p>FR0007068978</text:p>
          </table:table-cell>
          <table:table-cell office:value-type="string">
            <text:p>ANTARIUS FONDS OBLIGATAIRE</text:p>
          </table:table-cell>
        </table:table-row>
        <table:table-row table:style-name="ro1">
          <table:table-cell/>
          <table:table-cell office:value-type="string">
            <text:p>FR0007070206</text:p>
          </table:table-cell>
          <table:table-cell office:value-type="string">
            <text:p>BATI EXPANSION</text:p>
          </table:table-cell>
        </table:table-row>
        <table:table-row table:style-name="ro1">
          <table:table-cell/>
          <table:table-cell office:value-type="string">
            <text:p>FR0007070214</text:p>
          </table:table-cell>
          <table:table-cell office:value-type="string">
            <text:p>BATI EQUILIBRE</text:p>
          </table:table-cell>
        </table:table-row>
        <table:table-row table:style-name="ro1">
          <table:table-cell/>
          <table:table-cell office:value-type="string">
            <text:p>FR0007070594</text:p>
          </table:table-cell>
          <table:table-cell office:value-type="string">
            <text:p>AMUNDI ACTIONS INTERNATIONALES (C)</text:p>
          </table:table-cell>
        </table:table-row>
        <table:table-row table:style-name="ro1">
          <table:table-cell/>
          <table:table-cell office:value-type="string">
            <text:p>FR0007070677</text:p>
          </table:table-cell>
          <table:table-cell office:value-type="string">
            <text:p>CD EURO CONVERTIBLES</text:p>
          </table:table-cell>
        </table:table-row>
        <table:table-row table:style-name="ro1">
          <table:table-cell/>
          <table:table-cell office:value-type="string">
            <text:p>FR0007070883</text:p>
          </table:table-cell>
          <table:table-cell office:value-type="string">
            <text:p>ECHIQUIER VALUE H</text:p>
          </table:table-cell>
        </table:table-row>
        <table:table-row table:style-name="ro1">
          <table:table-cell/>
          <table:table-cell office:value-type="string">
            <text:p>FR0007070982</text:p>
          </table:table-cell>
          <table:table-cell office:value-type="string">
            <text:p>PALATINE ABSOLUMENT A</text:p>
          </table:table-cell>
        </table:table-row>
        <table:table-row table:style-name="ro1">
          <table:table-cell/>
          <table:table-cell office:value-type="string">
            <text:p>FR0007071006</text:p>
          </table:table-cell>
          <table:table-cell office:value-type="string">
            <text:p>PRADO OBLIG 5-7</text:p>
          </table:table-cell>
        </table:table-row>
        <table:table-row table:style-name="ro1">
          <table:table-cell/>
          <table:table-cell office:value-type="string">
            <text:p>FR0007071139</text:p>
          </table:table-cell>
          <table:table-cell office:value-type="string">
            <text:p>AAZ CHALLENGER</text:p>
          </table:table-cell>
        </table:table-row>
        <table:table-row table:style-name="ro1">
          <table:table-cell/>
          <table:table-cell office:value-type="string">
            <text:p>FR0007071378</text:p>
          </table:table-cell>
          <table:table-cell office:value-type="string">
            <text:p>ALIENOR OPTIMAL A</text:p>
          </table:table-cell>
        </table:table-row>
        <table:table-row table:style-name="ro1">
          <table:table-cell/>
          <table:table-cell office:value-type="string">
            <text:p>FR0007071642</text:p>
          </table:table-cell>
          <table:table-cell office:value-type="string">
            <text:p>BATI VALEURS EUROPE</text:p>
          </table:table-cell>
        </table:table-row>
        <table:table-row table:style-name="ro1">
          <table:table-cell/>
          <table:table-cell office:value-type="string">
            <text:p>FR0007071931</text:p>
          </table:table-cell>
          <table:table-cell office:value-type="string">
            <text:p>PREVOIR PERSPECTIVES C</text:p>
          </table:table-cell>
        </table:table-row>
        <table:table-row table:style-name="ro1">
          <table:table-cell/>
          <table:table-cell office:value-type="string">
            <text:p>FR0007072061</text:p>
          </table:table-cell>
          <table:table-cell office:value-type="string">
            <text:p>LA FRANCAISE INFLECTION POINT TREND PREVENTION I A</text:p>
          </table:table-cell>
        </table:table-row>
        <table:table-row table:style-name="ro1">
          <table:table-cell/>
          <table:table-cell office:value-type="string">
            <text:p>FR0007072087</text:p>
          </table:table-cell>
          <table:table-cell office:value-type="string">
            <text:p>MONCEAU TRESORERIE C</text:p>
          </table:table-cell>
        </table:table-row>
        <table:table-row table:style-name="ro1">
          <table:table-cell/>
          <table:table-cell office:value-type="string">
            <text:p>FR0007072160</text:p>
          </table:table-cell>
          <table:table-cell office:value-type="string">
            <text:p>TRUSTEAM OPTIMUM A</text:p>
          </table:table-cell>
        </table:table-row>
        <table:table-row table:style-name="ro1">
          <table:table-cell/>
          <table:table-cell office:value-type="string">
            <text:p>FR0007073077</text:p>
          </table:table-cell>
          <table:table-cell office:value-type="string">
            <text:p>FRIEDLAND CONVERTIBLES AC</text:p>
          </table:table-cell>
        </table:table-row>
        <table:table-row table:style-name="ro1">
          <table:table-cell/>
          <table:table-cell office:value-type="string">
            <text:p>FR0007073119</text:p>
          </table:table-cell>
          <table:table-cell office:value-type="string">
            <text:p>SYCOMORE EUROPEAN GROWTH A</text:p>
          </table:table-cell>
        </table:table-row>
        <table:table-row table:style-name="ro1">
          <table:table-cell/>
          <table:table-cell office:value-type="string">
            <text:p>FR0007073788</text:p>
          </table:table-cell>
          <table:table-cell office:value-type="string">
            <text:p>BOSCARY UZES SELECTION</text:p>
          </table:table-cell>
        </table:table-row>
        <table:table-row table:style-name="ro1">
          <table:table-cell/>
          <table:table-cell office:value-type="string">
            <text:p>FR0007074208</text:p>
          </table:table-cell>
          <table:table-cell office:value-type="string">
            <text:p>CAMGESTION ACTIONS RENDEMENT</text:p>
          </table:table-cell>
        </table:table-row>
        <table:table-row table:style-name="ro1">
          <table:table-cell/>
          <table:table-cell office:value-type="string">
            <text:p>FR0007074695</text:p>
          </table:table-cell>
          <table:table-cell office:value-type="string">
            <text:p>LAZARD ACTIONS AMeRICAINES A</text:p>
          </table:table-cell>
        </table:table-row>
        <table:table-row table:style-name="ro1">
          <table:table-cell/>
          <table:table-cell office:value-type="string">
            <text:p>FR0007074844</text:p>
          </table:table-cell>
          <table:table-cell office:value-type="string">
            <text:p>SG OBLIG CORPORATE ISR C</text:p>
          </table:table-cell>
        </table:table-row>
        <table:table-row table:style-name="ro1">
          <table:table-cell/>
          <table:table-cell office:value-type="string">
            <text:p>FR0007075155</text:p>
          </table:table-cell>
          <table:table-cell office:value-type="string">
            <text:p>R OPAL EUROPE SPECIAL</text:p>
          </table:table-cell>
        </table:table-row>
        <table:table-row table:style-name="ro1">
          <table:table-cell/>
          <table:table-cell office:value-type="string">
            <text:p>FR0007075239</text:p>
          </table:table-cell>
          <table:table-cell office:value-type="string">
            <text:p>MARIGNAN MULTIGESTION MONDE C</text:p>
          </table:table-cell>
        </table:table-row>
        <table:table-row table:style-name="ro1">
          <table:table-cell office:value-type="string">
            <text:p>MGT</text:p>
          </table:table-cell>
          <table:table-cell office:value-type="string">
            <text:p>FR0007075494</text:p>
          </table:table-cell>
          <table:table-cell office:value-type="string">
            <text:p>Lyxor Titans 50</text:p>
          </table:table-cell>
        </table:table-row>
        <table:table-row table:style-name="ro1">
          <table:table-cell/>
          <table:table-cell office:value-type="string">
            <text:p>FR0007075585</text:p>
          </table:table-cell>
          <table:table-cell office:value-type="string">
            <text:p>GALILeE INNOVATION EUROPE C</text:p>
          </table:table-cell>
        </table:table-row>
        <table:table-row table:style-name="ro1">
          <table:table-cell/>
          <table:table-cell office:value-type="string">
            <text:p>FR0007075668</text:p>
          </table:table-cell>
          <table:table-cell office:value-type="string">
            <text:p>MARTIN MAUREL INDEXI P</text:p>
          </table:table-cell>
        </table:table-row>
        <table:table-row table:style-name="ro1">
          <table:table-cell/>
          <table:table-cell office:value-type="string">
            <text:p>FR0007076591</text:p>
          </table:table-cell>
          <table:table-cell office:value-type="string">
            <text:p>RETRAITE PERENNITE (C)</text:p>
          </table:table-cell>
        </table:table-row>
        <table:table-row table:style-name="ro1">
          <table:table-cell/>
          <table:table-cell office:value-type="string">
            <text:p>FR0007076930</text:p>
          </table:table-cell>
          <table:table-cell office:value-type="string">
            <text:p>CENTIFOLIA C</text:p>
          </table:table-cell>
        </table:table-row>
        <table:table-row table:style-name="ro1">
          <table:table-cell/>
          <table:table-cell office:value-type="string">
            <text:p>FR0007076971</text:p>
          </table:table-cell>
          <table:table-cell office:value-type="string">
            <text:p>UFF OBLIGATIONS 7-10 A</text:p>
          </table:table-cell>
        </table:table-row>
        <table:table-row table:style-name="ro1">
          <table:table-cell/>
          <table:table-cell office:value-type="string">
            <text:p>FR0007077052</text:p>
          </table:table-cell>
          <table:table-cell office:value-type="string">
            <text:p>DENIM C</text:p>
          </table:table-cell>
        </table:table-row>
        <table:table-row table:style-name="ro1">
          <table:table-cell/>
          <table:table-cell office:value-type="string">
            <text:p>FR0007077805</text:p>
          </table:table-cell>
          <table:table-cell office:value-type="string">
            <text:p>OPERA PLACEMENT</text:p>
          </table:table-cell>
        </table:table-row>
        <table:table-row table:style-name="ro1">
          <table:table-cell/>
          <table:table-cell office:value-type="string">
            <text:p>FR0007077896</text:p>
          </table:table-cell>
          <table:table-cell office:value-type="string">
            <text:p>ANTINEA</text:p>
          </table:table-cell>
        </table:table-row>
        <table:table-row table:style-name="ro1">
          <table:table-cell/>
          <table:table-cell office:value-type="string">
            <text:p>FR0007078217</text:p>
          </table:table-cell>
          <table:table-cell office:value-type="string">
            <text:p>UNOFI-PACIFIQUE</text:p>
          </table:table-cell>
        </table:table-row>
        <table:table-row table:style-name="ro1">
          <table:table-cell/>
          <table:table-cell office:value-type="string">
            <text:p>FR0007078589</text:p>
          </table:table-cell>
          <table:table-cell office:value-type="string">
            <text:p>SYCOMORE ALLOCATION PATRIMOINE R</text:p>
          </table:table-cell>
        </table:table-row>
        <table:table-row table:style-name="ro1">
          <table:table-cell/>
          <table:table-cell office:value-type="string">
            <text:p>FR0007078688</text:p>
          </table:table-cell>
          <table:table-cell office:value-type="string">
            <text:p>ANTENOR</text:p>
          </table:table-cell>
        </table:table-row>
        <table:table-row table:style-name="ro1">
          <table:table-cell/>
          <table:table-cell office:value-type="string">
            <text:p>FR0007078811</text:p>
          </table:table-cell>
          <table:table-cell office:value-type="string">
            <text:p>METROPOLE SELECTION A</text:p>
          </table:table-cell>
        </table:table-row>
        <table:table-row table:style-name="ro1">
          <table:table-cell/>
          <table:table-cell office:value-type="string">
            <text:p>FR0007078829</text:p>
          </table:table-cell>
          <table:table-cell office:value-type="string">
            <text:p>MeTROPOLE AVENIR EUROPE FCP METROPOLE AVENIR EUROP</text:p>
          </table:table-cell>
        </table:table-row>
        <table:table-row table:style-name="ro1">
          <table:table-cell/>
          <table:table-cell office:value-type="string">
            <text:p>FR0007079132</text:p>
          </table:table-cell>
          <table:table-cell office:value-type="string">
            <text:p>COGEFI EUROPE P</text:p>
          </table:table-cell>
        </table:table-row>
        <table:table-row table:style-name="ro1">
          <table:table-cell/>
          <table:table-cell office:value-type="string">
            <text:p>FR0007079199</text:p>
          </table:table-cell>
          <table:table-cell office:value-type="string">
            <text:p>SG ACTIONS EURO VALUE (C)</text:p>
          </table:table-cell>
        </table:table-row>
        <table:table-row table:style-name="ro1">
          <table:table-cell/>
          <table:table-cell office:value-type="string">
            <text:p>FR0007079215</text:p>
          </table:table-cell>
          <table:table-cell office:value-type="string">
            <text:p>LMDG ABSOLUTE RETURN R</text:p>
          </table:table-cell>
        </table:table-row>
        <table:table-row table:style-name="ro1">
          <table:table-cell/>
          <table:table-cell office:value-type="string">
            <text:p>FR0007079330</text:p>
          </table:table-cell>
          <table:table-cell office:value-type="string">
            <text:p>FEDERIS ASIE ACTIONS</text:p>
          </table:table-cell>
        </table:table-row>
        <table:table-row table:style-name="ro1">
          <table:table-cell/>
          <table:table-cell office:value-type="string">
            <text:p>FR0007079512</text:p>
          </table:table-cell>
          <table:table-cell office:value-type="string">
            <text:p>CD PATRIMOINE (C)</text:p>
          </table:table-cell>
        </table:table-row>
        <table:table-row table:style-name="ro1">
          <table:table-cell/>
          <table:table-cell office:value-type="string">
            <text:p>FR0007079843</text:p>
          </table:table-cell>
          <table:table-cell office:value-type="string">
            <text:p>CGP MULTIGEST EVOLUTION</text:p>
          </table:table-cell>
        </table:table-row>
        <table:table-row table:style-name="ro1">
          <table:table-cell/>
          <table:table-cell office:value-type="string">
            <text:p>FR0007079975</text:p>
          </table:table-cell>
          <table:table-cell office:value-type="string">
            <text:p>CPR GLOBAL EQUITY ALL REGIME P</text:p>
          </table:table-cell>
        </table:table-row>
        <table:table-row table:style-name="ro1">
          <table:table-cell/>
          <table:table-cell office:value-type="string">
            <text:p>FR0007080023</text:p>
          </table:table-cell>
          <table:table-cell office:value-type="string">
            <text:p>QUILVEST MONETAIRE ISR C</text:p>
          </table:table-cell>
        </table:table-row>
        <table:table-row table:style-name="ro1">
          <table:table-cell/>
          <table:table-cell office:value-type="string">
            <text:p>FR0007080155</text:p>
          </table:table-cell>
          <table:table-cell office:value-type="string">
            <text:p>VARENNE VALEUR A</text:p>
          </table:table-cell>
        </table:table-row>
        <table:table-row table:style-name="ro1">
          <table:table-cell/>
          <table:table-cell office:value-type="string">
            <text:p>FR0007080387</text:p>
          </table:table-cell>
          <table:table-cell office:value-type="string">
            <text:p>EPARGNE OBLIG EURO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FR0007080973</text:p>
          </table:table-cell>
          <table:table-cell office:value-type="string">
            <text:p>Casam ETF CAC 40</text:p>
          </table:table-cell>
        </table:table-row>
        <table:table-row table:style-name="ro1">
          <table:table-cell/>
          <table:table-cell office:value-type="string">
            <text:p>FR0007081088</text:p>
          </table:table-cell>
          <table:table-cell office:value-type="string">
            <text:p>GAILLON MAITRE DYNAMIQUE</text:p>
          </table:table-cell>
        </table:table-row>
        <table:table-row table:style-name="ro1">
          <table:table-cell/>
          <table:table-cell office:value-type="string">
            <text:p>FR0007082359</text:p>
          </table:table-cell>
          <table:table-cell office:value-type="string">
            <text:p>PERFORMANCE AVENIR</text:p>
          </table:table-cell>
        </table:table-row>
        <table:table-row table:style-name="ro1">
          <table:table-cell/>
          <table:table-cell office:value-type="string">
            <text:p>FR0007082417</text:p>
          </table:table-cell>
          <table:table-cell office:value-type="string">
            <text:p>GASPAL PATRIMOINE I</text:p>
          </table:table-cell>
        </table:table-row>
        <table:table-row table:style-name="ro1">
          <table:table-cell/>
          <table:table-cell office:value-type="string">
            <text:p>FR0007082458</text:p>
          </table:table-cell>
          <table:table-cell office:value-type="string">
            <text:p>AG2R LA MONDIALE MONETAIRE EURO ISR CC</text:p>
          </table:table-cell>
        </table:table-row>
        <table:table-row table:style-name="ro1">
          <table:table-cell/>
          <table:table-cell office:value-type="string">
            <text:p>FR0007082490</text:p>
          </table:table-cell>
          <table:table-cell office:value-type="string">
            <text:p>GROUPAMA INDEX INFLATION EURO IC</text:p>
          </table:table-cell>
        </table:table-row>
        <table:table-row table:style-name="ro1">
          <table:table-cell/>
          <table:table-cell office:value-type="string">
            <text:p>FR0007082920</text:p>
          </table:table-cell>
          <table:table-cell office:value-type="string">
            <text:p>AVIVA INVESTORS VALEURS EUROPE I</text:p>
          </table:table-cell>
        </table:table-row>
        <table:table-row table:style-name="ro1">
          <table:table-cell/>
          <table:table-cell office:value-type="string">
            <text:p>FR0007083332</text:p>
          </table:table-cell>
          <table:table-cell office:value-type="string">
            <text:p>METROPOLE CONVERTIBLES</text:p>
          </table:table-cell>
        </table:table-row>
        <table:table-row table:style-name="ro1">
          <table:table-cell/>
          <table:table-cell office:value-type="string">
            <text:p>FR0007085063</text:p>
          </table:table-cell>
          <table:table-cell office:value-type="string">
            <text:p>MARTIN MAUREL EUROMIX ACTIONS P</text:p>
          </table:table-cell>
        </table:table-row>
        <table:table-row table:style-name="ro1">
          <table:table-cell/>
          <table:table-cell office:value-type="string">
            <text:p>FR0007085121</text:p>
          </table:table-cell>
          <table:table-cell office:value-type="string">
            <text:p>UNION TAUX VARIABLE</text:p>
          </table:table-cell>
        </table:table-row>
        <table:table-row table:style-name="ro1">
          <table:table-cell/>
          <table:table-cell office:value-type="string">
            <text:p>FR0007085386</text:p>
          </table:table-cell>
          <table:table-cell office:value-type="string">
            <text:p>AVIVA INVESTORS CREDIT EUROPE IC</text:p>
          </table:table-cell>
        </table:table-row>
        <table:table-row table:style-name="ro1">
          <table:table-cell/>
          <table:table-cell office:value-type="string">
            <text:p>FR0007085436</text:p>
          </table:table-cell>
          <table:table-cell office:value-type="string">
            <text:p>CAMGESTION CLUB PATRIMOINE CLASSIC</text:p>
          </table:table-cell>
        </table:table-row>
        <table:table-row table:style-name="ro1">
          <table:table-cell/>
          <table:table-cell office:value-type="string">
            <text:p>FR0007085691</text:p>
          </table:table-cell>
          <table:table-cell office:value-type="string">
            <text:p>CONVICTIONS PREMIUM P</text:p>
          </table:table-cell>
        </table:table-row>
        <table:table-row table:style-name="ro1">
          <table:table-cell/>
          <table:table-cell office:value-type="string">
            <text:p>FR0007085808</text:p>
          </table:table-cell>
          <table:table-cell office:value-type="string">
            <text:p>METROPOLE FRONTIERE EUROPE</text:p>
          </table:table-cell>
        </table:table-row>
        <table:table-row table:style-name="ro1">
          <table:table-cell/>
          <table:table-cell office:value-type="string">
            <text:p>FR0007371299</text:p>
          </table:table-cell>
          <table:table-cell office:value-type="string">
            <text:p>MARIGNAN VALEURS FAMILIALES C</text:p>
          </table:table-cell>
        </table:table-row>
        <table:table-row table:style-name="ro1">
          <table:table-cell/>
          <table:table-cell office:value-type="string">
            <text:p>FR0007371489</text:p>
          </table:table-cell>
          <table:table-cell office:value-type="string">
            <text:p>BRONGNIART VARIFONDS (C)</text:p>
          </table:table-cell>
        </table:table-row>
        <table:table-row table:style-name="ro1">
          <table:table-cell/>
          <table:table-cell office:value-type="string">
            <text:p>FR0007371703</text:p>
          </table:table-cell>
          <table:table-cell office:value-type="string">
            <text:p>INDOSUEZ VALEURS</text:p>
          </table:table-cell>
        </table:table-row>
        <table:table-row table:style-name="ro1">
          <table:table-cell/>
          <table:table-cell office:value-type="string">
            <text:p>FR0007371729</text:p>
          </table:table-cell>
          <table:table-cell office:value-type="string">
            <text:p>VENDOME SELECTION</text:p>
          </table:table-cell>
        </table:table-row>
        <table:table-row table:style-name="ro1">
          <table:table-cell/>
          <table:table-cell office:value-type="string">
            <text:p>FR0007371810</text:p>
          </table:table-cell>
          <table:table-cell office:value-type="string">
            <text:p>VEGA PATRIMOINE (C)</text:p>
          </table:table-cell>
        </table:table-row>
        <table:table-row table:style-name="ro1">
          <table:table-cell/>
          <table:table-cell office:value-type="string">
            <text:p>FR0007373469</text:p>
          </table:table-cell>
          <table:table-cell office:value-type="string">
            <text:p>KBL RICHELIEU FRANCE C</text:p>
          </table:table-cell>
        </table:table-row>
        <table:table-row table:style-name="ro1">
          <table:table-cell/>
          <table:table-cell office:value-type="string">
            <text:p>FR0007373998</text:p>
          </table:table-cell>
          <table:table-cell office:value-type="string">
            <text:p>UNION OBLI LONG TERME C</text:p>
          </table:table-cell>
        </table:table-row>
        <table:table-row table:style-name="ro1">
          <table:table-cell/>
          <table:table-cell office:value-type="string">
            <text:p>FR0007374145</text:p>
          </table:table-cell>
          <table:table-cell office:value-type="string">
            <text:p>LCL ACTIONS OR MONDE</text:p>
          </table:table-cell>
        </table:table-row>
        <table:table-row table:style-name="ro1">
          <table:table-cell/>
          <table:table-cell office:value-type="string">
            <text:p>FR0007380563</text:p>
          </table:table-cell>
          <table:table-cell office:value-type="string">
            <text:p>SINVAL C</text:p>
          </table:table-cell>
        </table:table-row>
        <table:table-row table:style-name="ro1">
          <table:table-cell/>
          <table:table-cell office:value-type="string">
            <text:p>FR0007382965</text:p>
          </table:table-cell>
          <table:table-cell office:value-type="string">
            <text:p>LAZARD PATRIMOINE EQUILIBRE</text:p>
          </table:table-cell>
        </table:table-row>
        <table:table-row table:style-name="ro1">
          <table:table-cell/>
          <table:table-cell office:value-type="string">
            <text:p>FR0007385000</text:p>
          </table:table-cell>
          <table:table-cell office:value-type="string">
            <text:p>AVIVA FRANCE OPPORTUNITES</text:p>
          </table:table-cell>
        </table:table-row>
        <table:table-row table:style-name="ro1">
          <table:table-cell/>
          <table:table-cell office:value-type="string">
            <text:p>FR0007385141</text:p>
          </table:table-cell>
          <table:table-cell office:value-type="string">
            <text:p>COFINFONDS</text:p>
          </table:table-cell>
        </table:table-row>
        <table:table-row table:style-name="ro1">
          <table:table-cell/>
          <table:table-cell office:value-type="string">
            <text:p>FR0007385695</text:p>
          </table:table-cell>
          <table:table-cell office:value-type="string">
            <text:p>MONCEAU PORTEFEUILLE AC</text:p>
          </table:table-cell>
        </table:table-row>
        <table:table-row table:style-name="ro1">
          <table:table-cell/>
          <table:table-cell office:value-type="string">
            <text:p>FR0007386313</text:p>
          </table:table-cell>
          <table:table-cell office:value-type="string">
            <text:p>SLGP SHORT BONDS P</text:p>
          </table:table-cell>
        </table:table-row>
        <table:table-row table:style-name="ro1">
          <table:table-cell/>
          <table:table-cell office:value-type="string">
            <text:p>FR0007387071</text:p>
          </table:table-cell>
          <table:table-cell office:value-type="string">
            <text:p>R MIDCAP FRANCE</text:p>
          </table:table-cell>
        </table:table-row>
        <table:table-row table:style-name="ro1">
          <table:table-cell/>
          <table:table-cell office:value-type="string">
            <text:p>FR0007387543</text:p>
          </table:table-cell>
          <table:table-cell office:value-type="string">
            <text:p>UFF EURO-VALEUR X</text:p>
          </table:table-cell>
        </table:table-row>
        <table:table-row table:style-name="ro1">
          <table:table-cell/>
          <table:table-cell office:value-type="string">
            <text:p>FR0007388004</text:p>
          </table:table-cell>
          <table:table-cell office:value-type="string">
            <text:p>GESTION PRIVEE RENDEMENT P (C)</text:p>
          </table:table-cell>
        </table:table-row>
        <table:table-row table:style-name="ro1">
          <table:table-cell/>
          <table:table-cell office:value-type="string">
            <text:p>FR0007389002</text:p>
          </table:table-cell>
          <table:table-cell office:value-type="string">
            <text:p>COGEFI RENDEMENT P</text:p>
          </table:table-cell>
        </table:table-row>
        <table:table-row table:style-name="ro1">
          <table:table-cell/>
          <table:table-cell office:value-type="string">
            <text:p>FR0007390174</text:p>
          </table:table-cell>
          <table:table-cell office:value-type="string">
            <text:p>CM-CIC OR ET MAT C</text:p>
          </table:table-cell>
        </table:table-row>
        <table:table-row table:style-name="ro1">
          <table:table-cell/>
          <table:table-cell office:value-type="string">
            <text:p>FR0007390414</text:p>
          </table:table-cell>
          <table:table-cell office:value-type="string">
            <text:p>CM-CIC MONETAIRE J (C)</text:p>
          </table:table-cell>
        </table:table-row>
        <table:table-row table:style-name="ro1">
          <table:table-cell/>
          <table:table-cell office:value-type="string">
            <text:p>FR0007390596</text:p>
          </table:table-cell>
          <table:table-cell office:value-type="string">
            <text:p>CNP ACP 10</text:p>
          </table:table-cell>
        </table:table-row>
        <table:table-row table:style-name="ro1">
          <table:table-cell/>
          <table:table-cell office:value-type="string">
            <text:p>FR0007391495</text:p>
          </table:table-cell>
          <table:table-cell office:value-type="string">
            <text:p>BBR FRANCE C</text:p>
          </table:table-cell>
        </table:table-row>
        <table:table-row table:style-name="ro1">
          <table:table-cell/>
          <table:table-cell office:value-type="string">
            <text:p>FR0007392113</text:p>
          </table:table-cell>
          <table:table-cell office:value-type="string">
            <text:p>INTER ACTIONS EUROLAND</text:p>
          </table:table-cell>
        </table:table-row>
        <table:table-row table:style-name="ro1">
          <table:table-cell/>
          <table:table-cell office:value-type="string">
            <text:p>FR0007392998</text:p>
          </table:table-cell>
          <table:table-cell office:value-type="string">
            <text:p>PALATINE PACIFIQUE</text:p>
          </table:table-cell>
        </table:table-row>
        <table:table-row table:style-name="ro1">
          <table:table-cell/>
          <table:table-cell office:value-type="string">
            <text:p>FR0007393038</text:p>
          </table:table-cell>
          <table:table-cell office:value-type="string">
            <text:p>PALATINE AMERIQUE</text:p>
          </table:table-cell>
        </table:table-row>
        <table:table-row table:style-name="ro1">
          <table:table-cell/>
          <table:table-cell office:value-type="string">
            <text:p>FR0007393285</text:p>
          </table:table-cell>
          <table:table-cell office:value-type="string">
            <text:p>MARTIN MAUREL OBLIGATIONS P</text:p>
          </table:table-cell>
        </table:table-row>
        <table:table-row table:style-name="ro1">
          <table:table-cell/>
          <table:table-cell office:value-type="string">
            <text:p>FR0007393301</text:p>
          </table:table-cell>
          <table:table-cell office:value-type="string">
            <text:p>MARTIN MAUREL COURT TERME D</text:p>
          </table:table-cell>
        </table:table-row>
        <table:table-row table:style-name="ro1">
          <table:table-cell/>
          <table:table-cell office:value-type="string">
            <text:p>FR0007394036</text:p>
          </table:table-cell>
          <table:table-cell office:value-type="string">
            <text:p>VALOROBLIGATIONS (D)</text:p>
          </table:table-cell>
        </table:table-row>
        <table:table-row table:style-name="ro1">
          <table:table-cell/>
          <table:table-cell office:value-type="string">
            <text:p>FR0007394762</text:p>
          </table:table-cell>
          <table:table-cell office:value-type="string">
            <text:p>PORTZAMPARC ACTIONS FRANCE C</text:p>
          </table:table-cell>
        </table:table-row>
        <table:table-row table:style-name="ro1">
          <table:table-cell/>
          <table:table-cell office:value-type="string">
            <text:p>FR0007394846</text:p>
          </table:table-cell>
          <table:table-cell office:value-type="string">
            <text:p>FEDERAL OBLIGATION MOYEN TERME IR P</text:p>
          </table:table-cell>
        </table:table-row>
        <table:table-row table:style-name="ro1">
          <table:table-cell/>
          <table:table-cell office:value-type="string">
            <text:p>FR0007413117</text:p>
          </table:table-cell>
          <table:table-cell office:value-type="string">
            <text:p>MARTIN MAUREL SELECTMANAGERS D</text:p>
          </table:table-cell>
        </table:table-row>
        <table:table-row table:style-name="ro1">
          <table:table-cell/>
          <table:table-cell office:value-type="string">
            <text:p>FR0007414552</text:p>
          </table:table-cell>
          <table:table-cell office:value-type="string">
            <text:p>MARTIN MAUREL LONG TERME D</text:p>
          </table:table-cell>
        </table:table-row>
        <table:table-row table:style-name="ro1">
          <table:table-cell/>
          <table:table-cell office:value-type="string">
            <text:p>FR0007417514</text:p>
          </table:table-cell>
          <table:table-cell office:value-type="string">
            <text:p>BRONGNIART PATRIMOINE P</text:p>
          </table:table-cell>
        </table:table-row>
        <table:table-row table:style-name="ro1">
          <table:table-cell/>
          <table:table-cell office:value-type="string">
            <text:p>FR0007430806</text:p>
          </table:table-cell>
          <table:table-cell office:value-type="string">
            <text:p>DECOUVERTES (D)</text:p>
          </table:table-cell>
        </table:table-row>
        <table:table-row table:style-name="ro1">
          <table:table-cell/>
          <table:table-cell office:value-type="string">
            <text:p>FR0007432208</text:p>
          </table:table-cell>
          <table:table-cell office:value-type="string">
            <text:p>ALLIANZ FINANCE ACTIONS FRANCE</text:p>
          </table:table-cell>
        </table:table-row>
        <table:table-row table:style-name="ro1">
          <table:table-cell/>
          <table:table-cell office:value-type="string">
            <text:p>FR0007432414</text:p>
          </table:table-cell>
          <table:table-cell office:value-type="string">
            <text:p>STRATEGIE TRIMESTRIELLE</text:p>
          </table:table-cell>
        </table:table-row>
        <table:table-row table:style-name="ro1">
          <table:table-cell/>
          <table:table-cell office:value-type="string">
            <text:p>FR0007433669</text:p>
          </table:table-cell>
          <table:table-cell office:value-type="string">
            <text:p>NATIO-FONDS COMPTES GERES</text:p>
          </table:table-cell>
        </table:table-row>
        <table:table-row table:style-name="ro1">
          <table:table-cell/>
          <table:table-cell office:value-type="string">
            <text:p>FR0007436969</text:p>
          </table:table-cell>
          <table:table-cell office:value-type="string">
            <text:p>UFF RENDEMENT DIVERSIFIE A</text:p>
          </table:table-cell>
        </table:table-row>
        <table:table-row table:style-name="ro1">
          <table:table-cell/>
          <table:table-cell office:value-type="string">
            <text:p>FR0007437090</text:p>
          </table:table-cell>
          <table:table-cell office:value-type="string">
            <text:p>UFF AVENIR EURO-VALEUR</text:p>
          </table:table-cell>
        </table:table-row>
        <table:table-row table:style-name="ro1">
          <table:table-cell/>
          <table:table-cell office:value-type="string">
            <text:p>FR0007437124</text:p>
          </table:table-cell>
          <table:table-cell office:value-type="string">
            <text:p>UFF DIVERSIFIE 0-70 A</text:p>
          </table:table-cell>
        </table:table-row>
        <table:table-row table:style-name="ro1">
          <table:table-cell/>
          <table:table-cell office:value-type="string">
            <text:p>FR0007437546</text:p>
          </table:table-cell>
          <table:table-cell office:value-type="string">
            <text:p>AVIVA MONeTAIRE ISR A</text:p>
          </table:table-cell>
        </table:table-row>
        <table:table-row table:style-name="ro1">
          <table:table-cell/>
          <table:table-cell office:value-type="string">
            <text:p>FR0007438429</text:p>
          </table:table-cell>
          <table:table-cell office:value-type="string">
            <text:p>STRATEGIE OBLIG 7/10</text:p>
          </table:table-cell>
        </table:table-row>
        <table:table-row table:style-name="ro1">
          <table:table-cell/>
          <table:table-cell office:value-type="string">
            <text:p>FR0007441449</text:p>
          </table:table-cell>
          <table:table-cell office:value-type="string">
            <text:p>LIBRE SeLECTION MONDIALE</text:p>
          </table:table-cell>
        </table:table-row>
        <table:table-row table:style-name="ro1">
          <table:table-cell/>
          <table:table-cell office:value-type="string">
            <text:p>FR0007442496</text:p>
          </table:table-cell>
          <table:table-cell office:value-type="string">
            <text:p>R COURT TERME (C)</text:p>
          </table:table-cell>
        </table:table-row>
        <table:table-row table:style-name="ro1">
          <table:table-cell/>
          <table:table-cell office:value-type="string">
            <text:p>FR0007445119</text:p>
          </table:table-cell>
          <table:table-cell office:value-type="string">
            <text:p>CAMGESTION EMERGING BRIC</text:p>
          </table:table-cell>
        </table:table-row>
        <table:table-row table:style-name="ro1">
          <table:table-cell/>
          <table:table-cell office:value-type="string">
            <text:p>FR0007445838</text:p>
          </table:table-cell>
          <table:table-cell office:value-type="string">
            <text:p>FG DIVERSIFIE</text:p>
          </table:table-cell>
        </table:table-row>
        <table:table-row table:style-name="ro1">
          <table:table-cell/>
          <table:table-cell office:value-type="string">
            <text:p>FR0007446125</text:p>
          </table:table-cell>
          <table:table-cell office:value-type="string">
            <text:p>OPTIMUM DIVERSIFIE INTERNATIONAL</text:p>
          </table:table-cell>
        </table:table-row>
        <table:table-row table:style-name="ro1">
          <table:table-cell/>
          <table:table-cell office:value-type="string">
            <text:p>FR0007447362</text:p>
          </table:table-cell>
          <table:table-cell office:value-type="string">
            <text:p>PORTFOLIO LCR GOV C</text:p>
          </table:table-cell>
        </table:table-row>
        <table:table-row table:style-name="ro1">
          <table:table-cell/>
          <table:table-cell office:value-type="string">
            <text:p>FR0007447891</text:p>
          </table:table-cell>
          <table:table-cell office:value-type="string">
            <text:p>HYMNOS P</text:p>
          </table:table-cell>
        </table:table-row>
        <table:table-row table:style-name="ro1">
          <table:table-cell/>
          <table:table-cell office:value-type="string">
            <text:p>FR0007450002</text:p>
          </table:table-cell>
          <table:table-cell office:value-type="string">
            <text:p>COMGEST NOUVELLE ASIE</text:p>
          </table:table-cell>
        </table:table-row>
        <table:table-row table:style-name="ro1">
          <table:table-cell/>
          <table:table-cell office:value-type="string">
            <text:p>FR0007451232</text:p>
          </table:table-cell>
          <table:table-cell office:value-type="string">
            <text:p>PLUVALOR (C)</text:p>
          </table:table-cell>
        </table:table-row>
        <table:table-row table:style-name="ro1">
          <table:table-cell/>
          <table:table-cell office:value-type="string">
            <text:p>FR0007451398</text:p>
          </table:table-cell>
          <table:table-cell office:value-type="string">
            <text:p>NEUILLY PLACEMENTS</text:p>
          </table:table-cell>
        </table:table-row>
        <table:table-row table:style-name="ro1">
          <table:table-cell/>
          <table:table-cell office:value-type="string">
            <text:p>FR0007451703</text:p>
          </table:table-cell>
          <table:table-cell office:value-type="string">
            <text:p>STRATEGIE FRANCE</text:p>
          </table:table-cell>
        </table:table-row>
        <table:table-row table:style-name="ro1">
          <table:table-cell/>
          <table:table-cell office:value-type="string">
            <text:p>FR0007451745</text:p>
          </table:table-cell>
          <table:table-cell office:value-type="string">
            <text:p>BSO COURT TERME P</text:p>
          </table:table-cell>
        </table:table-row>
        <table:table-row table:style-name="ro1">
          <table:table-cell/>
          <table:table-cell office:value-type="string">
            <text:p>FR0007453477</text:p>
          </table:table-cell>
          <table:table-cell office:value-type="string">
            <text:p>RENTABILITE MOBILIERE</text:p>
          </table:table-cell>
        </table:table-row>
        <table:table-row table:style-name="ro1">
          <table:table-cell/>
          <table:table-cell office:value-type="string">
            <text:p>FR0007454400</text:p>
          </table:table-cell>
          <table:table-cell office:value-type="string">
            <text:p>BRONGNIART MONETAIRE C</text:p>
          </table:table-cell>
        </table:table-row>
        <table:table-row table:style-name="ro1">
          <table:table-cell/>
          <table:table-cell office:value-type="string">
            <text:p>FR0007455415</text:p>
          </table:table-cell>
          <table:table-cell office:value-type="string">
            <text:p>MEDI COURT TERME (C)</text:p>
          </table:table-cell>
        </table:table-row>
        <table:table-row table:style-name="ro1">
          <table:table-cell/>
          <table:table-cell office:value-type="string">
            <text:p>FR0007455639</text:p>
          </table:table-cell>
          <table:table-cell office:value-type="string">
            <text:p>MATIGNON PATRIMOINE (C)</text:p>
          </table:table-cell>
        </table:table-row>
        <table:table-row table:style-name="ro1">
          <table:table-cell/>
          <table:table-cell office:value-type="string">
            <text:p>FR0007455894</text:p>
          </table:table-cell>
          <table:table-cell office:value-type="string">
            <text:p>ECOFI PLUS MULTI</text:p>
          </table:table-cell>
        </table:table-row>
        <table:table-row table:style-name="ro1">
          <table:table-cell/>
          <table:table-cell office:value-type="string">
            <text:p>FR0007456561</text:p>
          </table:table-cell>
          <table:table-cell office:value-type="string">
            <text:p>OLYMPIA STRATEGIES ALPHA R</text:p>
          </table:table-cell>
        </table:table-row>
        <table:table-row table:style-name="ro1">
          <table:table-cell/>
          <table:table-cell office:value-type="string">
            <text:p>FR0007457890</text:p>
          </table:table-cell>
          <table:table-cell office:value-type="string">
            <text:p>BMM PIERRE CAPITALISATION P</text:p>
          </table:table-cell>
        </table:table-row>
        <table:table-row table:style-name="ro1">
          <table:table-cell/>
          <table:table-cell office:value-type="string">
            <text:p>FR0007459805</text:p>
          </table:table-cell>
          <table:table-cell office:value-type="string">
            <text:p>Valretraite2 Fcp</text:p>
          </table:table-cell>
        </table:table-row>
        <table:table-row table:style-name="ro1">
          <table:table-cell/>
          <table:table-cell office:value-type="string">
            <text:p>FR0007460464</text:p>
          </table:table-cell>
          <table:table-cell office:value-type="string">
            <text:p>UNOFI-FRANCE (D)</text:p>
          </table:table-cell>
        </table:table-row>
        <table:table-row table:style-name="ro1">
          <table:table-cell/>
          <table:table-cell office:value-type="string">
            <text:p>FR0007460480</text:p>
          </table:table-cell>
          <table:table-cell office:value-type="string">
            <text:p>UNOFI-EXPANSION (C)</text:p>
          </table:table-cell>
        </table:table-row>
        <table:table-row table:style-name="ro1">
          <table:table-cell/>
          <table:table-cell office:value-type="string">
            <text:p>FR0007460944</text:p>
          </table:table-cell>
          <table:table-cell office:value-type="string">
            <text:p>Agf Asac Act.Fcp</text:p>
          </table:table-cell>
        </table:table-row>
        <table:table-row table:style-name="ro1">
          <table:table-cell/>
          <table:table-cell office:value-type="string">
            <text:p>FR0007460951</text:p>
          </table:table-cell>
          <table:table-cell office:value-type="string">
            <text:p>GSD PATRIMOINE</text:p>
          </table:table-cell>
        </table:table-row>
        <table:table-row table:style-name="ro1">
          <table:table-cell/>
          <table:table-cell office:value-type="string">
            <text:p>FR0007462833</text:p>
          </table:table-cell>
          <table:table-cell office:value-type="string">
            <text:p>ECOFI ANNUEL</text:p>
          </table:table-cell>
        </table:table-row>
        <table:table-row table:style-name="ro1">
          <table:table-cell/>
          <table:table-cell office:value-type="string">
            <text:p>FR0007465075</text:p>
          </table:table-cell>
          <table:table-cell office:value-type="string">
            <text:p>ECOFI QUANT OBLIGATIONS</text:p>
          </table:table-cell>
        </table:table-row>
        <table:table-row table:style-name="ro1">
          <table:table-cell/>
          <table:table-cell office:value-type="string">
            <text:p>FR0007465083</text:p>
          </table:table-cell>
          <table:table-cell office:value-type="string">
            <text:p>VEGA OBLIGATIONS EURO RC</text:p>
          </table:table-cell>
        </table:table-row>
        <table:table-row table:style-name="ro1">
          <table:table-cell/>
          <table:table-cell office:value-type="string">
            <text:p>FR0007466537</text:p>
          </table:table-cell>
          <table:table-cell office:value-type="string">
            <text:p>Uapcompt-Ecu Fcp</text:p>
          </table:table-cell>
        </table:table-row>
        <table:table-row table:style-name="ro1">
          <table:table-cell/>
          <table:table-cell office:value-type="string">
            <text:p>FR0007466552</text:p>
          </table:table-cell>
          <table:table-cell office:value-type="string">
            <text:p>COMPT - IMMOBILIER</text:p>
          </table:table-cell>
        </table:table-row>
        <table:table-row table:style-name="ro1">
          <table:table-cell/>
          <table:table-cell office:value-type="string">
            <text:p>FR0007468764</text:p>
          </table:table-cell>
          <table:table-cell office:value-type="string">
            <text:p>FRANCE EPARGNE ACTIONS D</text:p>
          </table:table-cell>
        </table:table-row>
        <table:table-row table:style-name="ro1">
          <table:table-cell/>
          <table:table-cell office:value-type="string">
            <text:p>FR0007468798</text:p>
          </table:table-cell>
          <table:table-cell office:value-type="string">
            <text:p>BMM EURO PME P</text:p>
          </table:table-cell>
        </table:table-row>
        <table:table-row table:style-name="ro1">
          <table:table-cell/>
          <table:table-cell office:value-type="string">
            <text:p>FR0007468830</text:p>
          </table:table-cell>
          <table:table-cell office:value-type="string">
            <text:p>SIMBAD FLEXIBLE C</text:p>
          </table:table-cell>
        </table:table-row>
        <table:table-row table:style-name="ro1">
          <table:table-cell/>
          <table:table-cell office:value-type="string">
            <text:p>FR0007469440</text:p>
          </table:table-cell>
          <table:table-cell office:value-type="string">
            <text:p>ELLIPSE</text:p>
          </table:table-cell>
        </table:table-row>
        <table:table-row table:style-name="ro1">
          <table:table-cell/>
          <table:table-cell office:value-type="string">
            <text:p>FR0007471248</text:p>
          </table:table-cell>
          <table:table-cell office:value-type="string">
            <text:p>IRIS EUROPE</text:p>
          </table:table-cell>
        </table:table-row>
        <table:table-row table:style-name="ro1">
          <table:table-cell/>
          <table:table-cell office:value-type="string">
            <text:p>FR0007471313</text:p>
          </table:table-cell>
          <table:table-cell office:value-type="string">
            <text:p>EVEREST</text:p>
          </table:table-cell>
        </table:table-row>
        <table:table-row table:style-name="ro1">
          <table:table-cell/>
          <table:table-cell office:value-type="string">
            <text:p>FR0007471354</text:p>
          </table:table-cell>
          <table:table-cell office:value-type="string">
            <text:p>CM-CIC MONETAIRE J (D)</text:p>
          </table:table-cell>
        </table:table-row>
        <table:table-row table:style-name="ro1">
          <table:table-cell/>
          <table:table-cell office:value-type="string">
            <text:p>FR0007472501</text:p>
          </table:table-cell>
          <table:table-cell office:value-type="string">
            <text:p>EPARGNE FRANCAISE</text:p>
          </table:table-cell>
        </table:table-row>
        <table:table-row table:style-name="ro1">
          <table:table-cell/>
          <table:table-cell office:value-type="string">
            <text:p>FR0007472659</text:p>
          </table:table-cell>
          <table:table-cell office:value-type="string">
            <text:p>BSO EUROPE</text:p>
          </table:table-cell>
        </table:table-row>
        <table:table-row table:style-name="ro1">
          <table:table-cell/>
          <table:table-cell office:value-type="string">
            <text:p>FR0007472691</text:p>
          </table:table-cell>
          <table:table-cell office:value-type="string">
            <text:p>ALLIANZ EURO HIGH YIELD R (D)</text:p>
          </table:table-cell>
        </table:table-row>
        <table:table-row table:style-name="ro1">
          <table:table-cell/>
          <table:table-cell office:value-type="string">
            <text:p>FR0007473798</text:p>
          </table:table-cell>
          <table:table-cell office:value-type="string">
            <text:p>AVIVA ACTIONS EUROPE</text:p>
          </table:table-cell>
        </table:table-row>
        <table:table-row table:style-name="ro1">
          <table:table-cell/>
          <table:table-cell office:value-type="string">
            <text:p>FR0007474010</text:p>
          </table:table-cell>
          <table:table-cell office:value-type="string">
            <text:p>MARTIN MAUREL OBLIGATIONS D</text:p>
          </table:table-cell>
        </table:table-row>
        <table:table-row table:style-name="ro1">
          <table:table-cell/>
          <table:table-cell office:value-type="string">
            <text:p>FR0007474028</text:p>
          </table:table-cell>
          <table:table-cell office:value-type="string">
            <text:p>MARTIN MAUREL PIERRE CAPITALISATION D</text:p>
          </table:table-cell>
        </table:table-row>
        <table:table-row table:style-name="ro1">
          <table:table-cell/>
          <table:table-cell office:value-type="string">
            <text:p>FR0007474036</text:p>
          </table:table-cell>
          <table:table-cell office:value-type="string">
            <text:p>BMM COURT TERME P</text:p>
          </table:table-cell>
        </table:table-row>
        <table:table-row table:style-name="ro1">
          <table:table-cell/>
          <table:table-cell office:value-type="string">
            <text:p>FR0007474424</text:p>
          </table:table-cell>
          <table:table-cell office:value-type="string">
            <text:p>FORCE OPTIMA 2</text:p>
          </table:table-cell>
        </table:table-row>
        <table:table-row table:style-name="ro1">
          <table:table-cell/>
          <table:table-cell office:value-type="string">
            <text:p>FR0007474937</text:p>
          </table:table-cell>
          <table:table-cell office:value-type="string">
            <text:p>ELITE 1818 PEA TRANQUILITE</text:p>
          </table:table-cell>
        </table:table-row>
        <table:table-row table:style-name="ro1">
          <table:table-cell/>
          <table:table-cell office:value-type="string">
            <text:p>FR0007475827</text:p>
          </table:table-cell>
          <table:table-cell office:value-type="string">
            <text:p>ARGOFUND MODERE</text:p>
          </table:table-cell>
        </table:table-row>
        <table:table-row table:style-name="ro1">
          <table:table-cell/>
          <table:table-cell office:value-type="string">
            <text:p>FR0007475843</text:p>
          </table:table-cell>
          <table:table-cell office:value-type="string">
            <text:p>SELECTION MULTI-GERANTS ASIE EMERGENTE A</text:p>
          </table:table-cell>
        </table:table-row>
        <table:table-row table:style-name="ro1">
          <table:table-cell/>
          <table:table-cell office:value-type="string">
            <text:p>FR0007475959</text:p>
          </table:table-cell>
          <table:table-cell office:value-type="string">
            <text:p>GENERALI AUDACE EUROPE</text:p>
          </table:table-cell>
        </table:table-row>
        <table:table-row table:style-name="ro1">
          <table:table-cell/>
          <table:table-cell office:value-type="string">
            <text:p>FR0007476346</text:p>
          </table:table-cell>
          <table:table-cell office:value-type="string">
            <text:p>LBPAM MONE PLUS</text:p>
          </table:table-cell>
        </table:table-row>
        <table:table-row table:style-name="ro1">
          <table:table-cell/>
          <table:table-cell office:value-type="string">
            <text:p>FR0007476387</text:p>
          </table:table-cell>
          <table:table-cell office:value-type="string">
            <text:p>FRANCE ACTIONS EXPANSION</text:p>
          </table:table-cell>
        </table:table-row>
        <table:table-row table:style-name="ro1">
          <table:table-cell/>
          <table:table-cell office:value-type="string">
            <text:p>FR0007476734</text:p>
          </table:table-cell>
          <table:table-cell office:value-type="string">
            <text:p>MEYERBEER TRESORERIE (C)</text:p>
          </table:table-cell>
        </table:table-row>
        <table:table-row table:style-name="ro1">
          <table:table-cell/>
          <table:table-cell office:value-type="string">
            <text:p>FR0007477047</text:p>
          </table:table-cell>
          <table:table-cell office:value-type="string">
            <text:p>FEDERATION EP</text:p>
          </table:table-cell>
        </table:table-row>
        <table:table-row table:style-name="ro1">
          <table:table-cell/>
          <table:table-cell office:value-type="string">
            <text:p>FR0007477146</text:p>
          </table:table-cell>
          <table:table-cell office:value-type="string">
            <text:p>AMUNDI ARBITRAGE VAR 2 I</text:p>
          </table:table-cell>
        </table:table-row>
        <table:table-row table:style-name="ro1">
          <table:table-cell/>
          <table:table-cell office:value-type="string">
            <text:p>FR0007477625</text:p>
          </table:table-cell>
          <table:table-cell office:value-type="string">
            <text:p>NATIXIS SUSTAINABLE EURO SOVEREIGN 1-3 C</text:p>
          </table:table-cell>
        </table:table-row>
        <table:table-row table:style-name="ro1">
          <table:table-cell/>
          <table:table-cell office:value-type="string">
            <text:p>FR0007478557</text:p>
          </table:table-cell>
          <table:table-cell office:value-type="string">
            <text:p>BSO FRANCE P</text:p>
          </table:table-cell>
        </table:table-row>
        <table:table-row table:style-name="ro1">
          <table:table-cell/>
          <table:table-cell office:value-type="string">
            <text:p>FR0007478763</text:p>
          </table:table-cell>
          <table:table-cell office:value-type="string">
            <text:p>LF BOISSIERE</text:p>
          </table:table-cell>
        </table:table-row>
        <table:table-row table:style-name="ro1">
          <table:table-cell/>
          <table:table-cell office:value-type="string">
            <text:p>FR0007479316</text:p>
          </table:table-cell>
          <table:table-cell office:value-type="string">
            <text:p>BSO AMERIQUE</text:p>
          </table:table-cell>
        </table:table-row>
        <table:table-row table:style-name="ro1">
          <table:table-cell/>
          <table:table-cell office:value-type="string">
            <text:p>FR0007479365</text:p>
          </table:table-cell>
          <table:table-cell office:value-type="string">
            <text:p>SOPRANE ACTIONS FRANCE (C)</text:p>
          </table:table-cell>
        </table:table-row>
        <table:table-row table:style-name="ro1">
          <table:table-cell/>
          <table:table-cell office:value-type="string">
            <text:p>FR0007479944</text:p>
          </table:table-cell>
          <table:table-cell office:value-type="string">
            <text:p>CPR 3-5 EURO SR P</text:p>
          </table:table-cell>
        </table:table-row>
        <table:table-row table:style-name="ro1">
          <table:table-cell/>
          <table:table-cell office:value-type="string">
            <text:p>FR0007480363</text:p>
          </table:table-cell>
          <table:table-cell office:value-type="string">
            <text:p>HSBC DYNAFLEXIBLE AD</text:p>
          </table:table-cell>
        </table:table-row>
        <table:table-row table:style-name="ro1">
          <table:table-cell/>
          <table:table-cell office:value-type="string">
            <text:p>FR0007480389</text:p>
          </table:table-cell>
          <table:table-cell office:value-type="string">
            <text:p>CROISSANCE DIVERSIFIEE I</text:p>
          </table:table-cell>
        </table:table-row>
        <table:table-row table:style-name="ro1">
          <table:table-cell/>
          <table:table-cell office:value-type="string">
            <text:p>FR0007480629</text:p>
          </table:table-cell>
          <table:table-cell office:value-type="string">
            <text:p>MARTIN MAUREL LONG TERME P</text:p>
          </table:table-cell>
        </table:table-row>
        <table:table-row table:style-name="ro1">
          <table:table-cell/>
          <table:table-cell office:value-type="string">
            <text:p>FR0007480652</text:p>
          </table:table-cell>
          <table:table-cell office:value-type="string">
            <text:p>ACER ACTIONS</text:p>
          </table:table-cell>
        </table:table-row>
        <table:table-row table:style-name="ro1">
          <table:table-cell/>
          <table:table-cell office:value-type="string">
            <text:p>FR0007481429</text:p>
          </table:table-cell>
          <table:table-cell office:value-type="string">
            <text:p>MANSARTIS ASIE</text:p>
          </table:table-cell>
        </table:table-row>
        <table:table-row table:style-name="ro1">
          <table:table-cell/>
          <table:table-cell office:value-type="string">
            <text:p>FR0007481536</text:p>
          </table:table-cell>
          <table:table-cell office:value-type="string">
            <text:p>AMUNDI PULSACTIONS</text:p>
          </table:table-cell>
        </table:table-row>
        <table:table-row table:style-name="ro1">
          <table:table-cell/>
          <table:table-cell office:value-type="string">
            <text:p>FR0007481718</text:p>
          </table:table-cell>
          <table:table-cell office:value-type="string">
            <text:p>ASSURDIX</text:p>
          </table:table-cell>
        </table:table-row>
        <table:table-row table:style-name="ro1">
          <table:table-cell/>
          <table:table-cell office:value-type="string">
            <text:p>FR0007481817</text:p>
          </table:table-cell>
          <table:table-cell office:value-type="string">
            <text:p>LCL ALLOCATION DYNAMIQUE</text:p>
          </table:table-cell>
        </table:table-row>
        <table:table-row table:style-name="ro1">
          <table:table-cell/>
          <table:table-cell office:value-type="string">
            <text:p>FR0007481858</text:p>
          </table:table-cell>
          <table:table-cell office:value-type="string">
            <text:p>CM-CIC FRANCE EMPLOI</text:p>
          </table:table-cell>
        </table:table-row>
        <table:table-row table:style-name="ro1">
          <table:table-cell/>
          <table:table-cell office:value-type="string">
            <text:p>FR0007482591</text:p>
          </table:table-cell>
          <table:table-cell office:value-type="string">
            <text:p>LFP FRANCE PME (C)</text:p>
          </table:table-cell>
        </table:table-row>
        <table:table-row table:style-name="ro1">
          <table:table-cell/>
          <table:table-cell office:value-type="string">
            <text:p>FR0007483474</text:p>
          </table:table-cell>
          <table:table-cell office:value-type="string">
            <text:p>COVeA ACTIONS RENDEMENT</text:p>
          </table:table-cell>
        </table:table-row>
        <table:table-row table:style-name="ro1">
          <table:table-cell/>
          <table:table-cell office:value-type="string">
            <text:p>FR0007485230</text:p>
          </table:table-cell>
          <table:table-cell office:value-type="string">
            <text:p>HOTTINGUER ACTIONS EUROPE</text:p>
          </table:table-cell>
        </table:table-row>
        <table:table-row table:style-name="ro1">
          <table:table-cell/>
          <table:table-cell office:value-type="string">
            <text:p>FR0007485263</text:p>
          </table:table-cell>
          <table:table-cell office:value-type="string">
            <text:p>AVIVA ACTIONS FRANCE</text:p>
          </table:table-cell>
        </table:table-row>
        <table:table-row table:style-name="ro1">
          <table:table-cell/>
          <table:table-cell office:value-type="string">
            <text:p>FR0007485719</text:p>
          </table:table-cell>
          <table:table-cell office:value-type="string">
            <text:p>GUTENBERG ACTIONS</text:p>
          </table:table-cell>
        </table:table-row>
        <table:table-row table:style-name="ro1">
          <table:table-cell/>
          <table:table-cell office:value-type="string">
            <text:p>FR0007486469</text:p>
          </table:table-cell>
          <table:table-cell office:value-type="string">
            <text:p>SYMPHONY</text:p>
          </table:table-cell>
        </table:table-row>
        <table:table-row table:style-name="ro1">
          <table:table-cell/>
          <table:table-cell office:value-type="string">
            <text:p>FR0007486576</text:p>
          </table:table-cell>
          <table:table-cell office:value-type="string">
            <text:p>PLUVALOR 2 (C)</text:p>
          </table:table-cell>
        </table:table-row>
        <table:table-row table:style-name="ro1">
          <table:table-cell/>
          <table:table-cell office:value-type="string">
            <text:p>FR0007486634</text:p>
          </table:table-cell>
          <table:table-cell office:value-type="string">
            <text:p>HSBC MONETAIRE</text:p>
          </table:table-cell>
        </table:table-row>
        <table:table-row table:style-name="ro1">
          <table:table-cell/>
          <table:table-cell office:value-type="string">
            <text:p>FR0007488267</text:p>
          </table:table-cell>
          <table:table-cell office:value-type="string">
            <text:p>FRANCE SELECTION VALEURS</text:p>
          </table:table-cell>
        </table:table-row>
        <table:table-row table:style-name="ro1">
          <table:table-cell/>
          <table:table-cell office:value-type="string">
            <text:p>FR0007488507</text:p>
          </table:table-cell>
          <table:table-cell office:value-type="string">
            <text:p>EXPERT ACTIONS EUROPE C</text:p>
          </table:table-cell>
        </table:table-row>
        <table:table-row table:style-name="ro1">
          <table:table-cell/>
          <table:table-cell office:value-type="string">
            <text:p>FR0007488671</text:p>
          </table:table-cell>
          <table:table-cell office:value-type="string">
            <text:p>AVIVA INTEROBLIG</text:p>
          </table:table-cell>
        </table:table-row>
        <table:table-row table:style-name="ro1">
          <table:table-cell/>
          <table:table-cell office:value-type="string">
            <text:p>FR0007490131</text:p>
          </table:table-cell>
          <table:table-cell office:value-type="string">
            <text:p>CHARMOZ</text:p>
          </table:table-cell>
        </table:table-row>
        <table:table-row table:style-name="ro1">
          <table:table-cell/>
          <table:table-cell office:value-type="string">
            <text:p>FR0007490560</text:p>
          </table:table-cell>
          <table:table-cell office:value-type="string">
            <text:p>ELAN 2004</text:p>
          </table:table-cell>
        </table:table-row>
        <table:table-row table:style-name="ro1">
          <table:table-cell/>
          <table:table-cell office:value-type="string">
            <text:p>FR0007491782</text:p>
          </table:table-cell>
          <table:table-cell office:value-type="string">
            <text:p>BRONGNIART MONDE C</text:p>
          </table:table-cell>
        </table:table-row>
        <table:table-row table:style-name="ro1">
          <table:table-cell/>
          <table:table-cell office:value-type="string">
            <text:p>FR0007492525</text:p>
          </table:table-cell>
          <table:table-cell office:value-type="string">
            <text:p>MITRA</text:p>
          </table:table-cell>
        </table:table-row>
        <table:table-row table:style-name="ro1">
          <table:table-cell/>
          <table:table-cell office:value-type="string">
            <text:p>FR0007492566</text:p>
          </table:table-cell>
          <table:table-cell office:value-type="string">
            <text:p>INDICE VALOR (D)</text:p>
          </table:table-cell>
        </table:table-row>
        <table:table-row table:style-name="ro1">
          <table:table-cell/>
          <table:table-cell office:value-type="string">
            <text:p>FR0007492665</text:p>
          </table:table-cell>
          <table:table-cell office:value-type="string">
            <text:p>COMPT CONVERTIBLES</text:p>
          </table:table-cell>
        </table:table-row>
        <table:table-row table:style-name="ro1">
          <table:table-cell/>
          <table:table-cell office:value-type="string">
            <text:p>FR0007492681</text:p>
          </table:table-cell>
          <table:table-cell office:value-type="string">
            <text:p>COMPT - PACIFIQUE</text:p>
          </table:table-cell>
        </table:table-row>
        <table:table-row table:style-name="ro1">
          <table:table-cell/>
          <table:table-cell office:value-type="string">
            <text:p>FR0007492707</text:p>
          </table:table-cell>
          <table:table-cell office:value-type="string">
            <text:p>STRATEGIE DYNAMIQUE</text:p>
          </table:table-cell>
        </table:table-row>
        <table:table-row table:style-name="ro1">
          <table:table-cell/>
          <table:table-cell office:value-type="string">
            <text:p>FR0007492715</text:p>
          </table:table-cell>
          <table:table-cell office:value-type="string">
            <text:p>STRATEGIE EQUILIBRE</text:p>
          </table:table-cell>
        </table:table-row>
        <table:table-row table:style-name="ro1">
          <table:table-cell/>
          <table:table-cell office:value-type="string">
            <text:p>FR0007492749</text:p>
          </table:table-cell>
          <table:table-cell office:value-type="string">
            <text:p>ALLIANZ ACTIONS EMERGENTES</text:p>
          </table:table-cell>
        </table:table-row>
        <table:table-row table:style-name="ro1">
          <table:table-cell/>
          <table:table-cell office:value-type="string">
            <text:p>FR0007493051</text:p>
          </table:table-cell>
          <table:table-cell office:value-type="string">
            <text:p>DIVERSIS</text:p>
          </table:table-cell>
        </table:table-row>
        <table:table-row table:style-name="ro1">
          <table:table-cell/>
          <table:table-cell office:value-type="string">
            <text:p>FR0007493390</text:p>
          </table:table-cell>
          <table:table-cell office:value-type="string">
            <text:p>INDICE VALOR (C)</text:p>
          </table:table-cell>
        </table:table-row>
        <table:table-row table:style-name="ro1">
          <table:table-cell/>
          <table:table-cell office:value-type="string">
            <text:p>FR0007494166</text:p>
          </table:table-cell>
          <table:table-cell office:value-type="string">
            <text:p>CAMGESTION OBLICYCLE INFLATION CLASSIC</text:p>
          </table:table-cell>
        </table:table-row>
        <table:table-row table:style-name="ro1">
          <table:table-cell/>
          <table:table-cell office:value-type="string">
            <text:p>FR0007494703</text:p>
          </table:table-cell>
          <table:table-cell office:value-type="string">
            <text:p>AG2R LA MONDIALE ACTIONS EUROPE ISR IC</text:p>
          </table:table-cell>
        </table:table-row>
        <table:table-row table:style-name="ro1">
          <table:table-cell/>
          <table:table-cell office:value-type="string">
            <text:p>FR0007494760</text:p>
          </table:table-cell>
          <table:table-cell office:value-type="string">
            <text:p>GENERALI PRUDENCE P</text:p>
          </table:table-cell>
        </table:table-row>
        <table:table-row table:style-name="ro1">
          <table:table-cell/>
          <table:table-cell office:value-type="string">
            <text:p>FR0007494778</text:p>
          </table:table-cell>
          <table:table-cell office:value-type="string">
            <text:p>GENERALI EQUILIBRE P</text:p>
          </table:table-cell>
        </table:table-row>
        <table:table-row table:style-name="ro1">
          <table:table-cell/>
          <table:table-cell office:value-type="string">
            <text:p>FR0007494786</text:p>
          </table:table-cell>
          <table:table-cell office:value-type="string">
            <text:p>GENERALI DYNAMISME P</text:p>
          </table:table-cell>
        </table:table-row>
        <table:table-row table:style-name="ro1">
          <table:table-cell/>
          <table:table-cell office:value-type="string">
            <text:p>FR0007495049</text:p>
          </table:table-cell>
          <table:table-cell office:value-type="string">
            <text:p>HMG RENDEMENT</text:p>
          </table:table-cell>
        </table:table-row>
        <table:table-row table:style-name="ro1">
          <table:table-cell/>
          <table:table-cell office:value-type="string">
            <text:p>FR0007495171</text:p>
          </table:table-cell>
          <table:table-cell office:value-type="string">
            <text:p>UNION HIGH YIELD (C)</text:p>
          </table:table-cell>
        </table:table-row>
        <table:table-row table:style-name="ro1">
          <table:table-cell/>
          <table:table-cell office:value-type="string">
            <text:p>FR0007495460</text:p>
          </table:table-cell>
          <table:table-cell office:value-type="string">
            <text:p>BSO CONVERTIBLE (C)</text:p>
          </table:table-cell>
        </table:table-row>
        <table:table-row table:style-name="ro1">
          <table:table-cell/>
          <table:table-cell office:value-type="string">
            <text:p>FR0007495593</text:p>
          </table:table-cell>
          <table:table-cell office:value-type="string">
            <text:p>MANSARTIS INVESTISSEMENTS (C)</text:p>
          </table:table-cell>
        </table:table-row>
        <table:table-row table:style-name="ro1">
          <table:table-cell/>
          <table:table-cell office:value-type="string">
            <text:p>FR0007495601</text:p>
          </table:table-cell>
          <table:table-cell office:value-type="string">
            <text:p>MANSARTIS EUROPE C</text:p>
          </table:table-cell>
        </table:table-row>
        <table:table-row table:style-name="ro1">
          <table:table-cell/>
          <table:table-cell office:value-type="string">
            <text:p>FR0007496047</text:p>
          </table:table-cell>
          <table:table-cell office:value-type="string">
            <text:p>BNP PARIBAS CASH INVEST P</text:p>
          </table:table-cell>
        </table:table-row>
        <table:table-row table:style-name="ro1">
          <table:table-cell/>
          <table:table-cell office:value-type="string">
            <text:p>FR0007496989</text:p>
          </table:table-cell>
          <table:table-cell office:value-type="string">
            <text:p>SCHELCHER PRINCE HAUT RENDEMENT I</text:p>
          </table:table-cell>
        </table:table-row>
        <table:table-row table:style-name="ro1">
          <table:table-cell/>
          <table:table-cell office:value-type="string">
            <text:p>FR0007497359</text:p>
          </table:table-cell>
          <table:table-cell office:value-type="string">
            <text:p>BRONGNIART VARIFONDS (D)</text:p>
          </table:table-cell>
        </table:table-row>
        <table:table-row table:style-name="ro1">
          <table:table-cell/>
          <table:table-cell office:value-type="string">
            <text:p>FR0007497425</text:p>
          </table:table-cell>
          <table:table-cell office:value-type="string">
            <text:p>CHAUSSIER CROISSANCE</text:p>
          </table:table-cell>
        </table:table-row>
        <table:table-row table:style-name="ro1">
          <table:table-cell/>
          <table:table-cell office:value-type="string">
            <text:p>FR0007497789</text:p>
          </table:table-cell>
          <table:table-cell office:value-type="string">
            <text:p>COVeA ACTIONS INVESTISSEMENT</text:p>
          </table:table-cell>
        </table:table-row>
        <table:table-row table:style-name="ro1">
          <table:table-cell/>
          <table:table-cell office:value-type="string">
            <text:p>FR0007497813</text:p>
          </table:table-cell>
          <table:table-cell office:value-type="string">
            <text:p>OBLIVALOR (D)</text:p>
          </table:table-cell>
        </table:table-row>
        <table:table-row table:style-name="ro1">
          <table:table-cell/>
          <table:table-cell office:value-type="string">
            <text:p>FR0007498480</text:p>
          </table:table-cell>
          <table:table-cell office:value-type="string">
            <text:p>OBJECTIF COURT TERME EURO A</text:p>
          </table:table-cell>
        </table:table-row>
        <table:table-row table:style-name="ro1">
          <table:table-cell/>
          <table:table-cell office:value-type="string">
            <text:p>FR0007499470</text:p>
          </table:table-cell>
          <table:table-cell office:value-type="string">
            <text:p>INTERVALOR (D)</text:p>
          </table:table-cell>
        </table:table-row>
        <table:table-row table:style-name="ro1">
          <table:table-cell/>
          <table:table-cell office:value-type="string">
            <text:p>FR0010000653</text:p>
          </table:table-cell>
          <table:table-cell office:value-type="string">
            <text:p>HOCHEUROPE</text:p>
          </table:table-cell>
        </table:table-row>
        <table:table-row table:style-name="ro1">
          <table:table-cell/>
          <table:table-cell office:value-type="string">
            <text:p>FR0010001214</text:p>
          </table:table-cell>
          <table:table-cell office:value-type="string">
            <text:p>AMUNDI CREDIT 1-3 EURO I</text:p>
          </table:table-cell>
        </table:table-row>
        <table:table-row table:style-name="ro1">
          <table:table-cell/>
          <table:table-cell office:value-type="string">
            <text:p>FR0010003590</text:p>
          </table:table-cell>
          <table:table-cell office:value-type="string">
            <text:p>MARTIN MAUREL CONVERTIBLES</text:p>
          </table:table-cell>
        </table:table-row>
        <table:table-row table:style-name="ro1">
          <table:table-cell/>
          <table:table-cell office:value-type="string">
            <text:p>FR0010004085</text:p>
          </table:table-cell>
          <table:table-cell office:value-type="string">
            <text:p>UNION INDICIEL AMERIQUE 500 C</text:p>
          </table:table-cell>
        </table:table-row>
        <table:table-row table:style-name="ro1">
          <table:table-cell/>
          <table:table-cell office:value-type="string">
            <text:p>FR0010004127</text:p>
          </table:table-cell>
          <table:table-cell office:value-type="string">
            <text:p>CM-CIC GESTION 365 (C)</text:p>
          </table:table-cell>
        </table:table-row>
        <table:table-row table:style-name="ro1">
          <table:table-cell/>
          <table:table-cell office:value-type="string">
            <text:p>FR0010004663</text:p>
          </table:table-cell>
          <table:table-cell office:value-type="string">
            <text:p>ALLIANZ ACTIONS EURO C</text:p>
          </table:table-cell>
        </table:table-row>
        <table:table-row table:style-name="ro1">
          <table:table-cell/>
          <table:table-cell office:value-type="string">
            <text:p>FR0010007542</text:p>
          </table:table-cell>
          <table:table-cell office:value-type="string">
            <text:p>ENTREPRENEURS</text:p>
          </table:table-cell>
        </table:table-row>
        <table:table-row table:style-name="ro1">
          <table:table-cell/>
          <table:table-cell office:value-type="string">
            <text:p>FR0010008003</text:p>
          </table:table-cell>
          <table:table-cell office:value-type="string">
            <text:p>NATIXIS SUSTAINABLE TRESORERIE EURO R</text:p>
          </table:table-cell>
        </table:table-row>
        <table:table-row table:style-name="ro1">
          <table:table-cell/>
          <table:table-cell office:value-type="string">
            <text:p>FR0010010124</text:p>
          </table:table-cell>
          <table:table-cell office:value-type="string">
            <text:p>PLURI-INVESTISSEMENTS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FR0010010827</text:p>
          </table:table-cell>
          <table:table-cell office:value-type="string">
            <text:p>LYXOR ETF FTSE MIB</text:p>
          </table:table-cell>
        </table:table-row>
        <table:table-row table:style-name="ro1">
          <table:table-cell/>
          <table:table-cell office:value-type="string">
            <text:p>FR0010010876</text:p>
          </table:table-cell>
          <table:table-cell office:value-type="string">
            <text:p>ARC PATRIMOINE</text:p>
          </table:table-cell>
        </table:table-row>
        <table:table-row table:style-name="ro1">
          <table:table-cell/>
          <table:table-cell office:value-type="string">
            <text:p>FR0010011171</text:p>
          </table:table-cell>
          <table:table-cell office:value-type="string">
            <text:p>AXA OR ET MATIERES PREMIERES (C)</text:p>
          </table:table-cell>
        </table:table-row>
        <table:table-row table:style-name="ro1">
          <table:table-cell/>
          <table:table-cell office:value-type="string">
            <text:p>FR0010011189</text:p>
          </table:table-cell>
          <table:table-cell office:value-type="string">
            <text:p>AXA OR ET MATIERES PREMIERES (D)</text:p>
          </table:table-cell>
        </table:table-row>
        <table:table-row table:style-name="ro1">
          <table:table-cell/>
          <table:table-cell office:value-type="string">
            <text:p>FR0010013805</text:p>
          </table:table-cell>
          <table:table-cell office:value-type="string">
            <text:p>OPALE PATRIMOINE P</text:p>
          </table:table-cell>
        </table:table-row>
        <table:table-row table:style-name="ro1">
          <table:table-cell/>
          <table:table-cell office:value-type="string">
            <text:p>FR0010013912</text:p>
          </table:table-cell>
          <table:table-cell office:value-type="string">
            <text:p>GROUPAMA DYNAMISME</text:p>
          </table:table-cell>
        </table:table-row>
        <table:table-row table:style-name="ro1">
          <table:table-cell/>
          <table:table-cell office:value-type="string">
            <text:p>FR0010013920</text:p>
          </table:table-cell>
          <table:table-cell office:value-type="string">
            <text:p>GROUPAMA OBLIG LT</text:p>
          </table:table-cell>
        </table:table-row>
        <table:table-row table:style-name="ro1">
          <table:table-cell/>
          <table:table-cell office:value-type="string">
            <text:p>FR0010013938</text:p>
          </table:table-cell>
          <table:table-cell office:value-type="string">
            <text:p>GROUPAMA MONDACTIONS</text:p>
          </table:table-cell>
        </table:table-row>
        <table:table-row table:style-name="ro1">
          <table:table-cell/>
          <table:table-cell office:value-type="string">
            <text:p>FR0010013953</text:p>
          </table:table-cell>
          <table:table-cell office:value-type="string">
            <text:p>GROUPAMA PRUDENCE</text:p>
          </table:table-cell>
        </table:table-row>
        <table:table-row table:style-name="ro1">
          <table:table-cell/>
          <table:table-cell office:value-type="string">
            <text:p>FR0010013961</text:p>
          </table:table-cell>
          <table:table-cell office:value-type="string">
            <text:p>GROUPAMA EQUILIBRE I (C)</text:p>
          </table:table-cell>
        </table:table-row>
        <table:table-row table:style-name="ro1">
          <table:table-cell/>
          <table:table-cell office:value-type="string">
            <text:p>FR0010013987</text:p>
          </table:table-cell>
          <table:table-cell office:value-type="string">
            <text:p>EURO CAPITAL DURABLE I</text:p>
          </table:table-cell>
        </table:table-row>
        <table:table-row table:style-name="ro1">
          <table:table-cell/>
          <table:table-cell office:value-type="string">
            <text:p>FR0010014001</text:p>
          </table:table-cell>
          <table:table-cell office:value-type="string">
            <text:p>GROUPAMA JAPON STOCK IC</text:p>
          </table:table-cell>
        </table:table-row>
        <table:table-row table:style-name="ro1">
          <table:table-cell/>
          <table:table-cell office:value-type="string">
            <text:p>FR0010014480</text:p>
          </table:table-cell>
          <table:table-cell office:value-type="string">
            <text:p>OFI CONVERTIBLES TAUX EURO (C)</text:p>
          </table:table-cell>
        </table:table-row>
        <table:table-row table:style-name="ro1">
          <table:table-cell/>
          <table:table-cell office:value-type="string">
            <text:p>FR0010015016</text:p>
          </table:table-cell>
          <table:table-cell office:value-type="string">
            <text:p>ATLAS MAROC</text:p>
          </table:table-cell>
        </table:table-row>
        <table:table-row table:style-name="ro1">
          <table:table-cell/>
          <table:table-cell office:value-type="string">
            <text:p>FR0010016204</text:p>
          </table:table-cell>
          <table:table-cell office:value-type="string">
            <text:p>FONCIER INVESTISSEMENT R (C)</text:p>
          </table:table-cell>
        </table:table-row>
        <table:table-row table:style-name="ro1">
          <table:table-cell/>
          <table:table-cell office:value-type="string">
            <text:p>FR0010016477</text:p>
          </table:table-cell>
          <table:table-cell office:value-type="string">
            <text:p>CANDRIAM INDEX ARBITRAGE C</text:p>
          </table:table-cell>
        </table:table-row>
        <table:table-row table:style-name="ro1">
          <table:table-cell/>
          <table:table-cell office:value-type="string">
            <text:p>FR0010016816</text:p>
          </table:table-cell>
          <table:table-cell office:value-type="string">
            <text:p>LBPAM PREMIERE MONETAIRE E</text:p>
          </table:table-cell>
        </table:table-row>
        <table:table-row table:style-name="ro1">
          <table:table-cell/>
          <table:table-cell office:value-type="string">
            <text:p>FR0010016857</text:p>
          </table:table-cell>
          <table:table-cell office:value-type="string">
            <text:p>LBPAM RESPONSABLE PREMIERE MOYEN TERME</text:p>
          </table:table-cell>
        </table:table-row>
        <table:table-row table:style-name="ro1">
          <table:table-cell/>
          <table:table-cell office:value-type="string">
            <text:p>FR0010018192</text:p>
          </table:table-cell>
          <table:table-cell office:value-type="string">
            <text:p>UNION ENTREPRENEURS C</text:p>
          </table:table-cell>
        </table:table-row>
        <table:table-row table:style-name="ro1">
          <table:table-cell/>
          <table:table-cell office:value-type="string">
            <text:p>FR0010018309</text:p>
          </table:table-cell>
          <table:table-cell office:value-type="string">
            <text:p>LBPAM RESPONSABLE PREMIERE LONG TERME (C)</text:p>
          </table:table-cell>
        </table:table-row>
        <table:table-row table:style-name="ro1">
          <table:table-cell/>
          <table:table-cell office:value-type="string">
            <text:p>FR0010018317</text:p>
          </table:table-cell>
          <table:table-cell office:value-type="string">
            <text:p>LBPAM RESPONSABLE PREMIERE LONG TERME (D)</text:p>
          </table:table-cell>
        </table:table-row>
        <table:table-row table:style-name="ro1">
          <table:table-cell/>
          <table:table-cell office:value-type="string">
            <text:p>FR0010020537</text:p>
          </table:table-cell>
          <table:table-cell office:value-type="string">
            <text:p>INDOSUEZ ALPHA LONG TERME C</text:p>
          </table:table-cell>
        </table:table-row>
        <table:table-row table:style-name="ro1">
          <table:table-cell/>
          <table:table-cell office:value-type="string">
            <text:p>FR0010021030</text:p>
          </table:table-cell>
          <table:table-cell office:value-type="string">
            <text:p>SEEYOND FLEXIBLE MT CNP Assur Performance</text:p>
          </table:table-cell>
        </table:table-row>
        <table:table-row table:style-name="ro1">
          <table:table-cell/>
          <table:table-cell office:value-type="string">
            <text:p>FR0010021576</text:p>
          </table:table-cell>
          <table:table-cell office:value-type="string">
            <text:p>BNP PARIBAS RETRAITE 50 P (D)</text:p>
          </table:table-cell>
        </table:table-row>
        <table:table-row table:style-name="ro1">
          <table:table-cell/>
          <table:table-cell office:value-type="string">
            <text:p>FR0010021733</text:p>
          </table:table-cell>
          <table:table-cell office:value-type="string">
            <text:p>NATIXIS ACTIONS EURO RC</text:p>
          </table:table-cell>
        </table:table-row>
        <table:table-row table:style-name="ro1">
          <table:table-cell/>
          <table:table-cell office:value-type="string">
            <text:p>FR0010025023</text:p>
          </table:table-cell>
          <table:table-cell office:value-type="string">
            <text:p>TIKEHAU INCOME CROSS ASSETS (C)</text:p>
          </table:table-cell>
        </table:table-row>
        <table:table-row table:style-name="ro1">
          <table:table-cell/>
          <table:table-cell office:value-type="string">
            <text:p>FR0010025049</text:p>
          </table:table-cell>
          <table:table-cell office:value-type="string">
            <text:p>LCL OBLIGATIONS DIVERSIFICATION C</text:p>
          </table:table-cell>
        </table:table-row>
        <table:table-row table:style-name="ro1">
          <table:table-cell/>
          <table:table-cell office:value-type="string">
            <text:p>FR0010026310</text:p>
          </table:table-cell>
          <table:table-cell office:value-type="string">
            <text:p>FONCIER INVESTISSEMENT R (D)</text:p>
          </table:table-cell>
        </table:table-row>
        <table:table-row table:style-name="ro1">
          <table:table-cell/>
          <table:table-cell office:value-type="string">
            <text:p>FR0010027094</text:p>
          </table:table-cell>
          <table:table-cell office:value-type="string">
            <text:p>PROXY ACTIVE INVESTORS C</text:p>
          </table:table-cell>
        </table:table-row>
        <table:table-row table:style-name="ro1">
          <table:table-cell/>
          <table:table-cell office:value-type="string">
            <text:p>FR0010027623</text:p>
          </table:table-cell>
          <table:table-cell office:value-type="string">
            <text:p>EDMOND DE ROTHSCHILD CREDIT VERY SHORT TERM C</text:p>
          </table:table-cell>
        </table:table-row>
        <table:table-row table:style-name="ro1">
          <table:table-cell/>
          <table:table-cell office:value-type="string">
            <text:p>FR0010027862</text:p>
          </table:table-cell>
          <table:table-cell office:value-type="string">
            <text:p>HUGAU PATRIMOINE C</text:p>
          </table:table-cell>
        </table:table-row>
        <table:table-row table:style-name="ro1">
          <table:table-cell/>
          <table:table-cell office:value-type="string">
            <text:p>FR0010028233</text:p>
          </table:table-cell>
          <table:table-cell office:value-type="string">
            <text:p>GASPAL CONVERTIBLES</text:p>
          </table:table-cell>
        </table:table-row>
        <table:table-row table:style-name="ro1">
          <table:table-cell/>
          <table:table-cell office:value-type="string">
            <text:p>FR0010028704</text:p>
          </table:table-cell>
          <table:table-cell office:value-type="string">
            <text:p>VP ACTIONS RENDEMENT EURO (C)</text:p>
          </table:table-cell>
        </table:table-row>
        <table:table-row table:style-name="ro1">
          <table:table-cell/>
          <table:table-cell office:value-type="string">
            <text:p>FR0010028761</text:p>
          </table:table-cell>
          <table:table-cell office:value-type="string">
            <text:p>BNP PARIBAS CONVERTIBLES EUROPE P</text:p>
          </table:table-cell>
        </table:table-row>
        <table:table-row table:style-name="ro1">
          <table:table-cell/>
          <table:table-cell office:value-type="string">
            <text:p>FR0010028779</text:p>
          </table:table-cell>
          <table:table-cell office:value-type="string">
            <text:p>BNP PARIBAS ACTIONS USA</text:p>
          </table:table-cell>
        </table:table-row>
        <table:table-row table:style-name="ro1">
          <table:table-cell/>
          <table:table-cell office:value-type="string">
            <text:p>FR0010028902</text:p>
          </table:table-cell>
          <table:table-cell office:value-type="string">
            <text:p>BNP PARIBAS VALEURS FRANCAISES P (C)</text:p>
          </table:table-cell>
        </table:table-row>
        <table:table-row table:style-name="ro1">
          <table:table-cell/>
          <table:table-cell office:value-type="string">
            <text:p>FR0010028910</text:p>
          </table:table-cell>
          <table:table-cell office:value-type="string">
            <text:p>BNP PARIBAS ACTIONS EUROPE CLASSIC</text:p>
          </table:table-cell>
        </table:table-row>
        <table:table-row table:style-name="ro1">
          <table:table-cell/>
          <table:table-cell office:value-type="string">
            <text:p>FR0010028969</text:p>
          </table:table-cell>
          <table:table-cell office:value-type="string">
            <text:p>BNP PARIBAS ETHEIS (D)</text:p>
          </table:table-cell>
        </table:table-row>
        <table:table-row table:style-name="ro1">
          <table:table-cell/>
          <table:table-cell office:value-type="string">
            <text:p>FR0010028985</text:p>
          </table:table-cell>
          <table:table-cell office:value-type="string">
            <text:p>FRUCTI ISR OBLI EURO R (C)</text:p>
          </table:table-cell>
        </table:table-row>
        <table:table-row table:style-name="ro1">
          <table:table-cell/>
          <table:table-cell office:value-type="string">
            <text:p>FR0010031195</text:p>
          </table:table-cell>
          <table:table-cell office:value-type="string">
            <text:p>GALLICA (C)</text:p>
          </table:table-cell>
        </table:table-row>
        <table:table-row table:style-name="ro1">
          <table:table-cell/>
          <table:table-cell office:value-type="string">
            <text:p>FR0010032169</text:p>
          </table:table-cell>
          <table:table-cell office:value-type="string">
            <text:p>FRUCTI EURO ISR</text:p>
          </table:table-cell>
        </table:table-row>
        <table:table-row table:style-name="ro1">
          <table:table-cell/>
          <table:table-cell office:value-type="string">
            <text:p>FR0010032326</text:p>
          </table:table-cell>
          <table:table-cell office:value-type="string">
            <text:p>ALLIANZ EURO HIGH YIELD R (C)</text:p>
          </table:table-cell>
        </table:table-row>
        <table:table-row table:style-name="ro1">
          <table:table-cell/>
          <table:table-cell office:value-type="string">
            <text:p>FR0010032573</text:p>
          </table:table-cell>
          <table:table-cell office:value-type="string">
            <text:p>AMUNDI OBLIG INTERNATIONALES (EUR) I</text:p>
          </table:table-cell>
        </table:table-row>
        <table:table-row table:style-name="ro1">
          <table:table-cell/>
          <table:table-cell office:value-type="string">
            <text:p>FR0010033142</text:p>
          </table:table-cell>
          <table:table-cell office:value-type="string">
            <text:p>NATIXIS ACTIONS EURO RD</text:p>
          </table:table-cell>
        </table:table-row>
        <table:table-row table:style-name="ro1">
          <table:table-cell/>
          <table:table-cell office:value-type="string">
            <text:p>FR0010033589</text:p>
          </table:table-cell>
          <table:table-cell office:value-type="string">
            <text:p>CANDRIAM MULTI-STRATEGIES C</text:p>
          </table:table-cell>
        </table:table-row>
        <table:table-row table:style-name="ro1">
          <table:table-cell/>
          <table:table-cell office:value-type="string">
            <text:p>FR0010034892</text:p>
          </table:table-cell>
          <table:table-cell office:value-type="string">
            <text:p>GENERALI EURO CONVERTIBLES A</text:p>
          </table:table-cell>
        </table:table-row>
        <table:table-row table:style-name="ro1">
          <table:table-cell/>
          <table:table-cell office:value-type="string">
            <text:p>FR0010035162</text:p>
          </table:table-cell>
          <table:table-cell office:value-type="string">
            <text:p>AMUNDI CREDIT EURO ISR I (C)</text:p>
          </table:table-cell>
        </table:table-row>
        <table:table-row table:style-name="ro1">
          <table:table-cell/>
          <table:table-cell office:value-type="string">
            <text:p>FR0010035592</text:p>
          </table:table-cell>
          <table:table-cell office:value-type="string">
            <text:p>R OPAL BIENS ReELS PART C EUR</text:p>
          </table:table-cell>
        </table:table-row>
        <table:table-row table:style-name="ro1">
          <table:table-cell/>
          <table:table-cell office:value-type="string">
            <text:p>FR0010035824</text:p>
          </table:table-cell>
          <table:table-cell office:value-type="string">
            <text:p>MULTISELECTION 25</text:p>
          </table:table-cell>
        </table:table-row>
        <table:table-row table:style-name="ro1">
          <table:table-cell/>
          <table:table-cell office:value-type="string">
            <text:p>FR0010036400</text:p>
          </table:table-cell>
          <table:table-cell office:value-type="string">
            <text:p>OSTRUM SOUVERAINS EURO 3-5 I</text:p>
          </table:table-cell>
        </table:table-row>
        <table:table-row table:style-name="ro1">
          <table:table-cell/>
          <table:table-cell office:value-type="string">
            <text:p>FR0010036962</text:p>
          </table:table-cell>
          <table:table-cell office:value-type="string">
            <text:p>ATOUT VERT HORIZON C</text:p>
          </table:table-cell>
        </table:table-row>
        <table:table-row table:style-name="ro1">
          <table:table-cell/>
          <table:table-cell office:value-type="string">
            <text:p>FR0010037341</text:p>
          </table:table-cell>
          <table:table-cell office:value-type="string">
            <text:p>UNION EUROPE GROWTH C</text:p>
          </table:table-cell>
        </table:table-row>
        <table:table-row table:style-name="ro1">
          <table:table-cell/>
          <table:table-cell office:value-type="string">
            <text:p>FR0010038257</text:p>
          </table:table-cell>
          <table:table-cell office:value-type="string">
            <text:p>CONSERVATEUR UNISIC (C)</text:p>
          </table:table-cell>
        </table:table-row>
        <table:table-row table:style-name="ro1">
          <table:table-cell/>
          <table:table-cell office:value-type="string">
            <text:p>FR0010040113</text:p>
          </table:table-cell>
          <table:table-cell office:value-type="string">
            <text:p>FRUCTI-COURT R</text:p>
          </table:table-cell>
        </table:table-row>
        <table:table-row table:style-name="ro1">
          <table:table-cell/>
          <table:table-cell office:value-type="string">
            <text:p>FR0010041822</text:p>
          </table:table-cell>
          <table:table-cell office:value-type="string">
            <text:p>EDMOND DE ROTHSCHILD PATRIMOINE A</text:p>
          </table:table-cell>
        </table:table-row>
        <table:table-row table:style-name="ro1">
          <table:table-cell/>
          <table:table-cell office:value-type="string">
            <text:p>FR0010042176</text:p>
          </table:table-cell>
          <table:table-cell office:value-type="string">
            <text:p>NATIXIS ACTIONS EURO MICRO CAPS</text:p>
          </table:table-cell>
        </table:table-row>
        <table:table-row table:style-name="ro1">
          <table:table-cell/>
          <table:table-cell office:value-type="string">
            <text:p>FR0010043216</text:p>
          </table:table-cell>
          <table:table-cell office:value-type="string">
            <text:p>HSBC EUROPE EQUITY INCOME AC</text:p>
          </table:table-cell>
        </table:table-row>
        <table:table-row table:style-name="ro1">
          <table:table-cell/>
          <table:table-cell office:value-type="string">
            <text:p>FR0010043224</text:p>
          </table:table-cell>
          <table:table-cell office:value-type="string">
            <text:p>HSBC EUROPE EQUITY INCOME AD</text:p>
          </table:table-cell>
        </table:table-row>
        <table:table-row table:style-name="ro1">
          <table:table-cell/>
          <table:table-cell office:value-type="string">
            <text:p>FR0010045641</text:p>
          </table:table-cell>
          <table:table-cell office:value-type="string">
            <text:p>FCP OBJECTIF HORIZON 2037-2039</text:p>
          </table:table-cell>
        </table:table-row>
        <table:table-row table:style-name="ro1">
          <table:table-cell/>
          <table:table-cell office:value-type="string">
            <text:p>FR0010052266</text:p>
          </table:table-cell>
          <table:table-cell office:value-type="string">
            <text:p>PERSEIS AVANTAGE CONVERTIBLES</text:p>
          </table:table-cell>
        </table:table-row>
        <table:table-row table:style-name="ro1">
          <table:table-cell/>
          <table:table-cell office:value-type="string">
            <text:p>FR0010057075</text:p>
          </table:table-cell>
          <table:table-cell office:value-type="string">
            <text:p>ECUREUIL OBLI EURO C</text:p>
          </table:table-cell>
        </table:table-row>
        <table:table-row table:style-name="ro1">
          <table:table-cell/>
          <table:table-cell office:value-type="string">
            <text:p>FR0010057083</text:p>
          </table:table-cell>
          <table:table-cell office:value-type="string">
            <text:p>ECUREUIL EXPANSION C</text:p>
          </table:table-cell>
        </table:table-row>
        <table:table-row table:style-name="ro1">
          <table:table-cell/>
          <table:table-cell office:value-type="string">
            <text:p>FR0010057414</text:p>
          </table:table-cell>
          <table:table-cell office:value-type="string">
            <text:p>SOGERETRAITE ACTIONS C</text:p>
          </table:table-cell>
        </table:table-row>
        <table:table-row table:style-name="ro1">
          <table:table-cell/>
          <table:table-cell office:value-type="string">
            <text:p>FR0010058008</text:p>
          </table:table-cell>
          <table:table-cell office:value-type="string">
            <text:p>DNCA VALUE EUROPE C</text:p>
          </table:table-cell>
        </table:table-row>
        <table:table-row table:style-name="ro1">
          <table:table-cell/>
          <table:table-cell office:value-type="string">
            <text:p>FR0010058164</text:p>
          </table:table-cell>
          <table:table-cell office:value-type="string">
            <text:p>OFI RISK ARB ABSOLU A</text:p>
          </table:table-cell>
        </table:table-row>
        <table:table-row table:style-name="ro1">
          <table:table-cell/>
          <table:table-cell office:value-type="string">
            <text:p>FR0010058529</text:p>
          </table:table-cell>
          <table:table-cell office:value-type="string">
            <text:p>AAA ACTIONS AGRO ALIMENTAIRE R (C)</text:p>
          </table:table-cell>
        </table:table-row>
        <table:table-row table:style-name="ro1">
          <table:table-cell/>
          <table:table-cell office:value-type="string">
            <text:p>FR0010058628</text:p>
          </table:table-cell>
          <table:table-cell office:value-type="string">
            <text:p>HSBC SMALL CAP FRANCE A</text:p>
          </table:table-cell>
        </table:table-row>
        <table:table-row table:style-name="ro1">
          <table:table-cell/>
          <table:table-cell office:value-type="string">
            <text:p>FR0010061283</text:p>
          </table:table-cell>
          <table:table-cell office:value-type="string">
            <text:p>HSBC OBLIG DEVELOPPEMENT DURABLE AC</text:p>
          </table:table-cell>
        </table:table-row>
        <table:table-row table:style-name="ro1">
          <table:table-cell/>
          <table:table-cell office:value-type="string">
            <text:p>FR0010062695</text:p>
          </table:table-cell>
          <table:table-cell office:value-type="string">
            <text:p>AAA ACTIONS AGRO ALIMENTAIRE R (D)</text:p>
          </table:table-cell>
        </table:table-row>
        <table:table-row table:style-name="ro1">
          <table:table-cell/>
          <table:table-cell office:value-type="string">
            <text:p>FR0010069336</text:p>
          </table:table-cell>
          <table:table-cell office:value-type="string">
            <text:p>ECUREUIL ACTIONS ASIE (C)</text:p>
          </table:table-cell>
        </table:table-row>
        <table:table-row table:style-name="ro1">
          <table:table-cell/>
          <table:table-cell office:value-type="string">
            <text:p>FR0010069450</text:p>
          </table:table-cell>
          <table:table-cell office:value-type="string">
            <text:p>ECUREUIL ACTIONS MONDE (C)</text:p>
          </table:table-cell>
        </table:table-row>
        <table:table-row table:style-name="ro1">
          <table:table-cell/>
          <table:table-cell office:value-type="string">
            <text:p>FR0010069740</text:p>
          </table:table-cell>
          <table:table-cell office:value-type="string">
            <text:p>DEXIA LOCALYS EURO COURT TERME C</text:p>
          </table:table-cell>
        </table:table-row>
        <table:table-row table:style-name="ro1">
          <table:table-cell/>
          <table:table-cell office:value-type="string">
            <text:p>FR0010071498</text:p>
          </table:table-cell>
          <table:table-cell office:value-type="string">
            <text:p>DINVEST CONVICTIONS EUR</text:p>
          </table:table-cell>
        </table:table-row>
        <table:table-row table:style-name="ro1">
          <table:table-cell/>
          <table:table-cell office:value-type="string">
            <text:p>FR0010071514</text:p>
          </table:table-cell>
          <table:table-cell office:value-type="string">
            <text:p>CANDRIAM EQUITIES F EUROPE CONVICTION (D)</text:p>
          </table:table-cell>
        </table:table-row>
        <table:table-row table:style-name="ro1">
          <table:table-cell/>
          <table:table-cell office:value-type="string">
            <text:p>FR0010072678</text:p>
          </table:table-cell>
          <table:table-cell office:value-type="string">
            <text:p>GASPAL EURO OPPORTUNITES</text:p>
          </table:table-cell>
        </table:table-row>
        <table:table-row table:style-name="ro1">
          <table:table-cell/>
          <table:table-cell office:value-type="string">
            <text:p>FR0010074666</text:p>
          </table:table-cell>
          <table:table-cell office:value-type="string">
            <text:p>AXA ROSENBERG EUROBLOC</text:p>
          </table:table-cell>
        </table:table-row>
        <table:table-row table:style-name="ro1">
          <table:table-cell/>
          <table:table-cell office:value-type="string">
            <text:p>FR0010074682</text:p>
          </table:table-cell>
          <table:table-cell office:value-type="string">
            <text:p>AXA ROSENBERG INTERNATIONAL</text:p>
          </table:table-cell>
        </table:table-row>
        <table:table-row table:style-name="ro1">
          <table:table-cell/>
          <table:table-cell office:value-type="string">
            <text:p>FR0010074690</text:p>
          </table:table-cell>
          <table:table-cell office:value-type="string">
            <text:p>ABP DIVERSIFIE</text:p>
          </table:table-cell>
        </table:table-row>
        <table:table-row table:style-name="ro1">
          <table:table-cell/>
          <table:table-cell office:value-type="string">
            <text:p>FR0010074914</text:p>
          </table:table-cell>
          <table:table-cell office:value-type="string">
            <text:p>SWISS LIFE FUNDS (F) EQUITY EUROPE MINIMUM VOLATIL</text:p>
          </table:table-cell>
        </table:table-row>
        <table:table-row table:style-name="ro1">
          <table:table-cell/>
          <table:table-cell office:value-type="string">
            <text:p>FR0010075333</text:p>
          </table:table-cell>
          <table:table-cell office:value-type="string">
            <text:p>GENERALI INVESTISSEMENT (D)</text:p>
          </table:table-cell>
        </table:table-row>
        <table:table-row table:style-name="ro1">
          <table:table-cell/>
          <table:table-cell office:value-type="string">
            <text:p>FR0010075341</text:p>
          </table:table-cell>
          <table:table-cell office:value-type="string">
            <text:p>GENERALI EURO-ACTIONS (D)</text:p>
          </table:table-cell>
        </table:table-row>
        <table:table-row table:style-name="ro1">
          <table:table-cell/>
          <table:table-cell office:value-type="string">
            <text:p>FR0010075796</text:p>
          </table:table-cell>
          <table:table-cell office:value-type="string">
            <text:p>ECUREUIL PROFIL 90</text:p>
          </table:table-cell>
        </table:table-row>
        <table:table-row table:style-name="ro1">
          <table:table-cell/>
          <table:table-cell office:value-type="string">
            <text:p>FR0010075804</text:p>
          </table:table-cell>
          <table:table-cell office:value-type="string">
            <text:p>ECUREUIL ACTIONS EUROPEENNES (C)</text:p>
          </table:table-cell>
        </table:table-row>
        <table:table-row table:style-name="ro1">
          <table:table-cell/>
          <table:table-cell office:value-type="string">
            <text:p>FR0010076430</text:p>
          </table:table-cell>
          <table:table-cell office:value-type="string">
            <text:p>PROFILEA EUROPE MULTIGESTION DYNAMIQUE C</text:p>
          </table:table-cell>
        </table:table-row>
        <table:table-row table:style-name="ro1">
          <table:table-cell/>
          <table:table-cell office:value-type="string">
            <text:p>FR0010076547</text:p>
          </table:table-cell>
          <table:table-cell office:value-type="string">
            <text:p>PROFILEA MONDE MULTIGESTION DYNAMIQUE C</text:p>
          </table:table-cell>
        </table:table-row>
        <table:table-row table:style-name="ro1">
          <table:table-cell/>
          <table:table-cell office:value-type="string">
            <text:p>FR0010076612</text:p>
          </table:table-cell>
          <table:table-cell office:value-type="string">
            <text:p>BNP PARIBAS FLOREAL 70</text:p>
          </table:table-cell>
        </table:table-row>
        <table:table-row table:style-name="ro1">
          <table:table-cell/>
          <table:table-cell office:value-type="string">
            <text:p>FR0010076638</text:p>
          </table:table-cell>
          <table:table-cell office:value-type="string">
            <text:p>BNP PARIBAS FLOREAL 30</text:p>
          </table:table-cell>
        </table:table-row>
        <table:table-row table:style-name="ro1">
          <table:table-cell/>
          <table:table-cell office:value-type="string">
            <text:p>FR0010076893</text:p>
          </table:table-cell>
          <table:table-cell office:value-type="string">
            <text:p>BNP PARIBAS OBLI ETHEIS P (C)</text:p>
          </table:table-cell>
        </table:table-row>
        <table:table-row table:style-name="ro1">
          <table:table-cell/>
          <table:table-cell office:value-type="string">
            <text:p>FR0010077172</text:p>
          </table:table-cell>
          <table:table-cell office:value-type="string">
            <text:p>BNP PARIBAS MIDCAP EUROPE P</text:p>
          </table:table-cell>
        </table:table-row>
        <table:table-row table:style-name="ro1">
          <table:table-cell/>
          <table:table-cell office:value-type="string">
            <text:p>FR0010077206</text:p>
          </table:table-cell>
          <table:table-cell office:value-type="string">
            <text:p>BNP PARIBAS CLIQUET EURO</text:p>
          </table:table-cell>
        </table:table-row>
        <table:table-row table:style-name="ro1">
          <table:table-cell/>
          <table:table-cell office:value-type="string">
            <text:p>FR0010077230</text:p>
          </table:table-cell>
          <table:table-cell office:value-type="string">
            <text:p>BNP PARIBAS ACTIONS MONDE PROTEGE CLASSIC</text:p>
          </table:table-cell>
        </table:table-row>
        <table:table-row table:style-name="ro1">
          <table:table-cell/>
          <table:table-cell office:value-type="string">
            <text:p>FR0010077255</text:p>
          </table:table-cell>
          <table:table-cell office:value-type="string">
            <text:p>BNP PARIBAS MULTISTRATEGIES PROTECTION 80 CLASSIC</text:p>
          </table:table-cell>
        </table:table-row>
        <table:table-row table:style-name="ro1">
          <table:table-cell/>
          <table:table-cell office:value-type="string">
            <text:p>FR0010077321</text:p>
          </table:table-cell>
          <table:table-cell office:value-type="string">
            <text:p>BNP PARIBAS FINANCE EUROPE</text:p>
          </table:table-cell>
        </table:table-row>
        <table:table-row table:style-name="ro1">
          <table:table-cell/>
          <table:table-cell office:value-type="string">
            <text:p>FR0010077354</text:p>
          </table:table-cell>
          <table:table-cell office:value-type="string">
            <text:p>BNP PARIBAS OBLI INFLATION P (C)</text:p>
          </table:table-cell>
        </table:table-row>
        <table:table-row table:style-name="ro1">
          <table:table-cell/>
          <table:table-cell office:value-type="string">
            <text:p>FR0010077362</text:p>
          </table:table-cell>
          <table:table-cell office:value-type="string">
            <text:p>BNP PARIBAS EUROPE DIVIDENDE (C)</text:p>
          </table:table-cell>
        </table:table-row>
        <table:table-row table:style-name="ro1">
          <table:table-cell/>
          <table:table-cell office:value-type="string">
            <text:p>FR0010077388</text:p>
          </table:table-cell>
          <table:table-cell office:value-type="string">
            <text:p>BNP PARIBAS OBLI INFLATION CLASSIC</text:p>
          </table:table-cell>
        </table:table-row>
        <table:table-row table:style-name="ro1">
          <table:table-cell/>
          <table:table-cell office:value-type="string">
            <text:p>FR0010077412</text:p>
          </table:table-cell>
          <table:table-cell office:value-type="string">
            <text:p>BNP PARIBAS DEVELOPPEMENT HUMAIN P</text:p>
          </table:table-cell>
        </table:table-row>
        <table:table-row table:style-name="ro1">
          <table:table-cell/>
          <table:table-cell office:value-type="string">
            <text:p>FR0010077453</text:p>
          </table:table-cell>
          <table:table-cell office:value-type="string">
            <text:p>BNP PARIBAS TECHNOLOGIES EUROPE</text:p>
          </table:table-cell>
        </table:table-row>
        <table:table-row table:style-name="ro1">
          <table:table-cell/>
          <table:table-cell office:value-type="string">
            <text:p>FR0010077461</text:p>
          </table:table-cell>
          <table:table-cell office:value-type="string">
            <text:p>BNP PARIBAS ENERGIE EUROPE</text:p>
          </table:table-cell>
        </table:table-row>
        <table:table-row table:style-name="ro1">
          <table:table-cell/>
          <table:table-cell office:value-type="string">
            <text:p>FR0010077859</text:p>
          </table:table-cell>
          <table:table-cell office:value-type="string">
            <text:p>BNP PARIBAS MIDCAP FRANCE (D)</text:p>
          </table:table-cell>
        </table:table-row>
        <table:table-row table:style-name="ro1">
          <table:table-cell/>
          <table:table-cell office:value-type="string">
            <text:p>FR0010077917</text:p>
          </table:table-cell>
          <table:table-cell office:value-type="string">
            <text:p>INDEPENDANT PATRIMOINE</text:p>
          </table:table-cell>
        </table:table-row>
        <table:table-row table:style-name="ro1">
          <table:table-cell/>
          <table:table-cell office:value-type="string">
            <text:p>FR0010077974</text:p>
          </table:table-cell>
          <table:table-cell office:value-type="string">
            <text:p>MONETAIRE BIO</text:p>
          </table:table-cell>
        </table:table-row>
        <table:table-row table:style-name="ro1">
          <table:table-cell/>
          <table:table-cell office:value-type="string">
            <text:p>FR0010078170</text:p>
          </table:table-cell>
          <table:table-cell office:value-type="string">
            <text:p>EVOLIO ACTIONS</text:p>
          </table:table-cell>
        </table:table-row>
        <table:table-row table:style-name="ro1">
          <table:table-cell/>
          <table:table-cell office:value-type="string">
            <text:p>FR0010078279</text:p>
          </table:table-cell>
          <table:table-cell office:value-type="string">
            <text:p>ELITE 1818 COURT TERME DYNAMIQUE</text:p>
          </table:table-cell>
        </table:table-row>
        <table:table-row table:style-name="ro1">
          <table:table-cell/>
          <table:table-cell office:value-type="string">
            <text:p>FR0010080911</text:p>
          </table:table-cell>
          <table:table-cell office:value-type="string">
            <text:p>BSO PATRIMOINE</text:p>
          </table:table-cell>
        </table:table-row>
        <table:table-row table:style-name="ro1">
          <table:table-cell/>
          <table:table-cell office:value-type="string">
            <text:p>FR0010083501</text:p>
          </table:table-cell>
          <table:table-cell office:value-type="string">
            <text:p>ECUREUIL PROFIL 75</text:p>
          </table:table-cell>
        </table:table-row>
        <table:table-row table:style-name="ro1">
          <table:table-cell/>
          <table:table-cell office:value-type="string">
            <text:p>FR0010083519</text:p>
          </table:table-cell>
          <table:table-cell office:value-type="string">
            <text:p>ECUREUIL TECHNOLOGIES (C)</text:p>
          </table:table-cell>
        </table:table-row>
        <table:table-row table:style-name="ro1">
          <table:table-cell/>
          <table:table-cell office:value-type="string">
            <text:p>FR0010083535</text:p>
          </table:table-cell>
          <table:table-cell office:value-type="string">
            <text:p>EURO RENDEMENT PATRIMOINE</text:p>
          </table:table-cell>
        </table:table-row>
        <table:table-row table:style-name="ro1">
          <table:table-cell/>
          <table:table-cell office:value-type="string">
            <text:p>FR0010083634</text:p>
          </table:table-cell>
          <table:table-cell office:value-type="string">
            <text:p>SELECTION ACTION RENDEMENT</text:p>
          </table:table-cell>
        </table:table-row>
        <table:table-row table:style-name="ro1">
          <table:table-cell/>
          <table:table-cell office:value-type="string">
            <text:p>FR0010085530</text:p>
          </table:table-cell>
          <table:table-cell office:value-type="string">
            <text:p>MONTAIGNE CAPITAL EUROPE INTERNATIONALE</text:p>
          </table:table-cell>
        </table:table-row>
        <table:table-row table:style-name="ro1">
          <table:table-cell/>
          <table:table-cell office:value-type="string">
            <text:p>FR0010086454</text:p>
          </table:table-cell>
          <table:table-cell office:value-type="string">
            <text:p>ECUREUIL ACTIONS EUROPEENNES (D)</text:p>
          </table:table-cell>
        </table:table-row>
        <table:table-row table:style-name="ro1">
          <table:table-cell/>
          <table:table-cell office:value-type="string">
            <text:p>FR0010086470</text:p>
          </table:table-cell>
          <table:table-cell office:value-type="string">
            <text:p>GROUPAMA ACTIONS RETRAITE</text:p>
          </table:table-cell>
        </table:table-row>
        <table:table-row table:style-name="ro1">
          <table:table-cell/>
          <table:table-cell office:value-type="string">
            <text:p>FR0010086512</text:p>
          </table:table-cell>
          <table:table-cell office:value-type="string">
            <text:p>GENERALI INVESTISSEMENT (C)</text:p>
          </table:table-cell>
        </table:table-row>
        <table:table-row table:style-name="ro1">
          <table:table-cell/>
          <table:table-cell office:value-type="string">
            <text:p>FR0010086520</text:p>
          </table:table-cell>
          <table:table-cell office:value-type="string">
            <text:p>PERFORMANCE ENVIRONNEMENT A</text:p>
          </table:table-cell>
        </table:table-row>
        <table:table-row table:style-name="ro1">
          <table:table-cell/>
          <table:table-cell office:value-type="string">
            <text:p>FR0010086652</text:p>
          </table:table-cell>
          <table:table-cell office:value-type="string">
            <text:p>GENERALI EURO-ACTIONS (C)</text:p>
          </table:table-cell>
        </table:table-row>
        <table:table-row table:style-name="ro1">
          <table:table-cell/>
          <table:table-cell office:value-type="string">
            <text:p>FR0010089391</text:p>
          </table:table-cell>
          <table:table-cell office:value-type="string">
            <text:p>ECUREUIL TECHNOLOGIES (D)</text:p>
          </table:table-cell>
        </table:table-row>
        <table:table-row table:style-name="ro1">
          <table:table-cell/>
          <table:table-cell office:value-type="string">
            <text:p>FR0010091082</text:p>
          </table:table-cell>
          <table:table-cell office:value-type="string">
            <text:p>EPARCOURT</text:p>
          </table:table-cell>
        </table:table-row>
        <table:table-row table:style-name="ro1">
          <table:table-cell/>
          <table:table-cell office:value-type="string">
            <text:p>FR0010091116</text:p>
          </table:table-cell>
          <table:table-cell office:value-type="string">
            <text:p>ECUREUIL BENEFICES RESPONSABLE D</text:p>
          </table:table-cell>
        </table:table-row>
        <table:table-row table:style-name="ro1">
          <table:table-cell/>
          <table:table-cell office:value-type="string">
            <text:p>FR0010091132</text:p>
          </table:table-cell>
          <table:table-cell office:value-type="string">
            <text:p>ECUREUIL INVESTISSEMENTS</text:p>
          </table:table-cell>
        </table:table-row>
        <table:table-row table:style-name="ro1">
          <table:table-cell/>
          <table:table-cell office:value-type="string">
            <text:p>FR0010091173</text:p>
          </table:table-cell>
          <table:table-cell office:value-type="string">
            <text:p>HORIZON C</text:p>
          </table:table-cell>
        </table:table-row>
        <table:table-row table:style-name="ro1">
          <table:table-cell/>
          <table:table-cell office:value-type="string">
            <text:p>FR0010091660</text:p>
          </table:table-cell>
          <table:table-cell office:value-type="string">
            <text:p>MAIF RETRAITE CROISSANCE DURABLE</text:p>
          </table:table-cell>
        </table:table-row>
        <table:table-row table:style-name="ro1">
          <table:table-cell/>
          <table:table-cell office:value-type="string">
            <text:p>FR0010092197</text:p>
          </table:table-cell>
          <table:table-cell office:value-type="string">
            <text:p>KBL RICHELIEU CROISSANCE PME C</text:p>
          </table:table-cell>
        </table:table-row>
        <table:table-row table:style-name="ro1">
          <table:table-cell/>
          <table:table-cell office:value-type="string">
            <text:p>FR0010093682</text:p>
          </table:table-cell>
          <table:table-cell office:value-type="string">
            <text:p>AMUNDI EUROPE MONDE</text:p>
          </table:table-cell>
        </table:table-row>
        <table:table-row table:style-name="ro1">
          <table:table-cell/>
          <table:table-cell office:value-type="string">
            <text:p>FR0010093716</text:p>
          </table:table-cell>
          <table:table-cell office:value-type="string">
            <text:p>ATOUT FRANCE (C)</text:p>
          </table:table-cell>
        </table:table-row>
        <table:table-row table:style-name="ro1">
          <table:table-cell/>
          <table:table-cell office:value-type="string">
            <text:p>FR0010093724</text:p>
          </table:table-cell>
          <table:table-cell office:value-type="string">
            <text:p>CAPITOP EUROBLIG (C)</text:p>
          </table:table-cell>
        </table:table-row>
        <table:table-row table:style-name="ro1">
          <table:table-cell/>
          <table:table-cell office:value-type="string">
            <text:p>FR0010093872</text:p>
          </table:table-cell>
          <table:table-cell office:value-type="string">
            <text:p>BNP PARIBAS OBLI REVENUS</text:p>
          </table:table-cell>
        </table:table-row>
        <table:table-row table:style-name="ro1">
          <table:table-cell/>
          <table:table-cell office:value-type="string">
            <text:p>FR0010093922</text:p>
          </table:table-cell>
          <table:table-cell office:value-type="string">
            <text:p>TEMPO VALUE A</text:p>
          </table:table-cell>
        </table:table-row>
        <table:table-row table:style-name="ro1">
          <table:table-cell/>
          <table:table-cell office:value-type="string">
            <text:p>FR0010094789</text:p>
          </table:table-cell>
          <table:table-cell office:value-type="string">
            <text:p>DYNAFER</text:p>
          </table:table-cell>
        </table:table-row>
        <table:table-row table:style-name="ro1">
          <table:table-cell/>
          <table:table-cell office:value-type="string">
            <text:p>FR0010094797</text:p>
          </table:table-cell>
          <table:table-cell office:value-type="string">
            <text:p>ECOFI ALLOCATION LIBRE</text:p>
          </table:table-cell>
        </table:table-row>
        <table:table-row table:style-name="ro1">
          <table:table-cell/>
          <table:table-cell office:value-type="string">
            <text:p>FR0010094805</text:p>
          </table:table-cell>
          <table:table-cell office:value-type="string">
            <text:p>FEDERAL OPTIMAL S</text:p>
          </table:table-cell>
        </table:table-row>
        <table:table-row table:style-name="ro1">
          <table:table-cell/>
          <table:table-cell office:value-type="string">
            <text:p>FR0010094839</text:p>
          </table:table-cell>
          <table:table-cell office:value-type="string">
            <text:p>PLANISFER</text:p>
          </table:table-cell>
        </table:table-row>
        <table:table-row table:style-name="ro1">
          <table:table-cell/>
          <table:table-cell office:value-type="string">
            <text:p>FR0010097642</text:p>
          </table:table-cell>
          <table:table-cell office:value-type="string">
            <text:p>CPR CROISSANCE DYNAMIQUE P</text:p>
          </table:table-cell>
        </table:table-row>
        <table:table-row table:style-name="ro1">
          <table:table-cell/>
          <table:table-cell office:value-type="string">
            <text:p>FR0010097667</text:p>
          </table:table-cell>
          <table:table-cell office:value-type="string">
            <text:p>CPR CROISSANCE PRUDENTE P</text:p>
          </table:table-cell>
        </table:table-row>
        <table:table-row table:style-name="ro1">
          <table:table-cell/>
          <table:table-cell office:value-type="string">
            <text:p>FR0010097683</text:p>
          </table:table-cell>
          <table:table-cell office:value-type="string">
            <text:p>CPR CROISSANCE REACTIVE P</text:p>
          </table:table-cell>
        </table:table-row>
        <table:table-row table:style-name="ro1">
          <table:table-cell/>
          <table:table-cell office:value-type="string">
            <text:p>FR0010098210</text:p>
          </table:table-cell>
          <table:table-cell office:value-type="string">
            <text:p>BNP PARIBAS OBLI LONG TERME (C)</text:p>
          </table:table-cell>
        </table:table-row>
        <table:table-row table:style-name="ro1">
          <table:table-cell/>
          <table:table-cell office:value-type="string">
            <text:p>FR0010100495</text:p>
          </table:table-cell>
          <table:table-cell office:value-type="string">
            <text:p>ELAN GESTION ALTERNATIVE C</text:p>
          </table:table-cell>
        </table:table-row>
        <table:table-row table:style-name="ro1">
          <table:table-cell/>
          <table:table-cell office:value-type="string">
            <text:p>FR0010101022</text:p>
          </table:table-cell>
          <table:table-cell office:value-type="string">
            <text:p>RIVOLI INTERNATIONAL FUND E</text:p>
          </table:table-cell>
        </table:table-row>
        <table:table-row table:style-name="ro1">
          <table:table-cell/>
          <table:table-cell office:value-type="string">
            <text:p>FR0010101030</text:p>
          </table:table-cell>
          <table:table-cell office:value-type="string">
            <text:p>RIVOLI INTERNATIONAL FUND V9 E</text:p>
          </table:table-cell>
        </table:table-row>
        <table:table-row table:style-name="ro1">
          <table:table-cell/>
          <table:table-cell office:value-type="string">
            <text:p>FR0010101493</text:p>
          </table:table-cell>
          <table:table-cell office:value-type="string">
            <text:p>BNP PARIBAS VALEURS FRANCAISES P (D)</text:p>
          </table:table-cell>
        </table:table-row>
        <table:table-row table:style-name="ro1">
          <table:table-cell/>
          <table:table-cell office:value-type="string">
            <text:p>FR0010101972</text:p>
          </table:table-cell>
          <table:table-cell office:value-type="string">
            <text:p>ATOUT EUROPE (C)</text:p>
          </table:table-cell>
        </table:table-row>
        <table:table-row table:style-name="ro1">
          <table:table-cell/>
          <table:table-cell office:value-type="string">
            <text:p>FR0010101980</text:p>
          </table:table-cell>
          <table:table-cell office:value-type="string">
            <text:p>ATOUT MONDE (C)</text:p>
          </table:table-cell>
        </table:table-row>
        <table:table-row table:style-name="ro1">
          <table:table-cell/>
          <table:table-cell office:value-type="string">
            <text:p>FR0010104901</text:p>
          </table:table-cell>
          <table:table-cell office:value-type="string">
            <text:p>BNP PARIBAS OBLI LONG TERME (D)</text:p>
          </table:table-cell>
        </table:table-row>
        <table:table-row table:style-name="ro1">
          <table:table-cell/>
          <table:table-cell office:value-type="string">
            <text:p>FR0010105833</text:p>
          </table:table-cell>
          <table:table-cell office:value-type="string">
            <text:p>EFI PERFORMANCE (C)</text:p>
          </table:table-cell>
        </table:table-row>
        <table:table-row table:style-name="ro1">
          <table:table-cell/>
          <table:table-cell office:value-type="string">
            <text:p>FR0010106336</text:p>
          </table:table-cell>
          <table:table-cell office:value-type="string">
            <text:p>RIVOLI EQUITY FUND</text:p>
          </table:table-cell>
        </table:table-row>
        <table:table-row table:style-name="ro1">
          <table:table-cell/>
          <table:table-cell office:value-type="string">
            <text:p>FR0010106450</text:p>
          </table:table-cell>
          <table:table-cell office:value-type="string">
            <text:p>OPTIGEST MONDE (C)</text:p>
          </table:table-cell>
        </table:table-row>
        <table:table-row table:style-name="ro1">
          <table:table-cell/>
          <table:table-cell office:value-type="string">
            <text:p>FR0010106500</text:p>
          </table:table-cell>
          <table:table-cell office:value-type="string">
            <text:p>ECHIQUIER EXCELSIOR</text:p>
          </table:table-cell>
        </table:table-row>
        <table:table-row table:style-name="ro1">
          <table:table-cell/>
          <table:table-cell office:value-type="string">
            <text:p>FR0010106831</text:p>
          </table:table-cell>
          <table:table-cell office:value-type="string">
            <text:p>BNP PARIBAS INDICE FRANCE (C)</text:p>
          </table:table-cell>
        </table:table-row>
        <table:table-row table:style-name="ro1">
          <table:table-cell/>
          <table:table-cell office:value-type="string">
            <text:p>FR0010106849</text:p>
          </table:table-cell>
          <table:table-cell office:value-type="string">
            <text:p>BNP PARIBAS INDICE FRANCE CLASSIC</text:p>
          </table:table-cell>
        </table:table-row>
        <table:table-row table:style-name="ro1">
          <table:table-cell/>
          <table:table-cell office:value-type="string">
            <text:p>FR0010106856</text:p>
          </table:table-cell>
          <table:table-cell office:value-type="string">
            <text:p>ATOUT EUROPE (D)</text:p>
          </table:table-cell>
        </table:table-row>
        <table:table-row table:style-name="ro1">
          <table:table-cell/>
          <table:table-cell office:value-type="string">
            <text:p>FR0010106864</text:p>
          </table:table-cell>
          <table:table-cell office:value-type="string">
            <text:p>ATOUT FRANCE (D)</text:p>
          </table:table-cell>
        </table:table-row>
        <table:table-row table:style-name="ro1">
          <table:table-cell/>
          <table:table-cell office:value-type="string">
            <text:p>FR0010106880</text:p>
          </table:table-cell>
          <table:table-cell office:value-type="string">
            <text:p>ATOUT EUROLAND D</text:p>
          </table:table-cell>
        </table:table-row>
        <table:table-row table:style-name="ro1">
          <table:table-cell/>
          <table:table-cell office:value-type="string">
            <text:p>FR0010107169</text:p>
          </table:table-cell>
          <table:table-cell office:value-type="string">
            <text:p>CAPITOP EUROBLIG (D)</text:p>
          </table:table-cell>
        </table:table-row>
        <table:table-row table:style-name="ro1">
          <table:table-cell/>
          <table:table-cell office:value-type="string">
            <text:p>FR0010107235</text:p>
          </table:table-cell>
          <table:table-cell office:value-type="string">
            <text:p>BNP PARIBAS ACTIONS EUROPE P (D)</text:p>
          </table:table-cell>
        </table:table-row>
        <table:table-row table:style-name="ro1">
          <table:table-cell/>
          <table:table-cell office:value-type="string">
            <text:p>FR0010107706</text:p>
          </table:table-cell>
          <table:table-cell office:value-type="string">
            <text:p>EURO RENDEMENT REEL (C)</text:p>
          </table:table-cell>
        </table:table-row>
        <table:table-row table:style-name="ro1">
          <table:table-cell/>
          <table:table-cell office:value-type="string">
            <text:p>FR0010107953</text:p>
          </table:table-cell>
          <table:table-cell office:value-type="string">
            <text:p>LFP PROTECTAUX I</text:p>
          </table:table-cell>
        </table:table-row>
        <table:table-row table:style-name="ro1">
          <table:table-cell/>
          <table:table-cell office:value-type="string">
            <text:p>FR0010108662</text:p>
          </table:table-cell>
          <table:table-cell office:value-type="string">
            <text:p>FEDERAL MULTI ACTIONS EUROPE</text:p>
          </table:table-cell>
        </table:table-row>
        <table:table-row table:style-name="ro1">
          <table:table-cell/>
          <table:table-cell office:value-type="string">
            <text:p>FR0010108977</text:p>
          </table:table-cell>
          <table:table-cell office:value-type="string">
            <text:p>BNP PARIBAS ACTIONS MONDE</text:p>
          </table:table-cell>
        </table:table-row>
        <table:table-row table:style-name="ro1">
          <table:table-cell/>
          <table:table-cell office:value-type="string">
            <text:p>FR0010109140</text:p>
          </table:table-cell>
          <table:table-cell office:value-type="string">
            <text:p>MONTSEGUR CROISSANCE C</text:p>
          </table:table-cell>
        </table:table-row>
        <table:table-row table:style-name="ro1">
          <table:table-cell/>
          <table:table-cell office:value-type="string">
            <text:p>FR0010109157</text:p>
          </table:table-cell>
          <table:table-cell office:value-type="string">
            <text:p>MONTSEGUR OPPORTUNITES C</text:p>
          </table:table-cell>
        </table:table-row>
        <table:table-row table:style-name="ro1">
          <table:table-cell/>
          <table:table-cell office:value-type="string">
            <text:p>FR0010109165</text:p>
          </table:table-cell>
          <table:table-cell office:value-type="string">
            <text:p>ODDO PROACTIF EUROPE A</text:p>
          </table:table-cell>
        </table:table-row>
        <table:table-row table:style-name="ro1">
          <table:table-cell/>
          <table:table-cell office:value-type="string">
            <text:p>FR0010111526</text:p>
          </table:table-cell>
          <table:table-cell office:value-type="string">
            <text:p>VENDOME FRANCE (C)</text:p>
          </table:table-cell>
        </table:table-row>
        <table:table-row table:style-name="ro1">
          <table:table-cell/>
          <table:table-cell office:value-type="string">
            <text:p>FR0010111674</text:p>
          </table:table-cell>
          <table:table-cell office:value-type="string">
            <text:p>VENDOME SELECTION EUROPE</text:p>
          </table:table-cell>
        </table:table-row>
        <table:table-row table:style-name="ro1">
          <table:table-cell/>
          <table:table-cell office:value-type="string">
            <text:p>FR0010111724</text:p>
          </table:table-cell>
          <table:table-cell office:value-type="string">
            <text:p>SYCOMORE FRANCECAP I</text:p>
          </table:table-cell>
        </table:table-row>
        <table:table-row table:style-name="ro1">
          <table:table-cell/>
          <table:table-cell office:value-type="string">
            <text:p>FR0010111732</text:p>
          </table:table-cell>
          <table:table-cell office:value-type="string">
            <text:p>SYCOMORE FRANCECAP R</text:p>
          </table:table-cell>
        </table:table-row>
        <table:table-row table:style-name="ro1">
          <table:table-cell/>
          <table:table-cell office:value-type="string">
            <text:p>FR0010112094</text:p>
          </table:table-cell>
          <table:table-cell office:value-type="string">
            <text:p>BNP PARIBAS OBLI CT P (C)</text:p>
          </table:table-cell>
        </table:table-row>
        <table:table-row table:style-name="ro1">
          <table:table-cell/>
          <table:table-cell office:value-type="string">
            <text:p>FR0010112615</text:p>
          </table:table-cell>
          <table:table-cell office:value-type="string">
            <text:p>BNP PARIBAS OBLI MOYEN TERME (C)</text:p>
          </table:table-cell>
        </table:table-row>
        <table:table-row table:style-name="ro1">
          <table:table-cell/>
          <table:table-cell office:value-type="string">
            <text:p>FR0010113894</text:p>
          </table:table-cell>
          <table:table-cell office:value-type="string">
            <text:p>GF FIDELITE</text:p>
          </table:table-cell>
        </table:table-row>
        <table:table-row table:style-name="ro1">
          <table:table-cell/>
          <table:table-cell office:value-type="string">
            <text:p>FR0010114108</text:p>
          </table:table-cell>
          <table:table-cell office:value-type="string">
            <text:p>SEQUIN E (C)</text:p>
          </table:table-cell>
        </table:table-row>
        <table:table-row table:style-name="ro1">
          <table:table-cell/>
          <table:table-cell office:value-type="string">
            <text:p>FR0010115014</text:p>
          </table:table-cell>
          <table:table-cell office:value-type="string">
            <text:p>BNP PARIBAS OBLI MOYEN TERME (D)</text:p>
          </table:table-cell>
        </table:table-row>
        <table:table-row table:style-name="ro1">
          <table:table-cell/>
          <table:table-cell office:value-type="string">
            <text:p>FR0010115410</text:p>
          </table:table-cell>
          <table:table-cell office:value-type="string">
            <text:p>BNP PARIBAS ACTIONS EUROLAND (C)</text:p>
          </table:table-cell>
        </table:table-row>
        <table:table-row table:style-name="ro1">
          <table:table-cell/>
          <table:table-cell office:value-type="string">
            <text:p>FR0010115436</text:p>
          </table:table-cell>
          <table:table-cell office:value-type="string">
            <text:p>ETOILE SECTORIELLE EUROPE P</text:p>
          </table:table-cell>
        </table:table-row>
        <table:table-row table:style-name="ro1">
          <table:table-cell/>
          <table:table-cell office:value-type="string">
            <text:p>FR0010116137</text:p>
          </table:table-cell>
          <table:table-cell office:value-type="string">
            <text:p>ALLIANZ EURECO EQUITY R</text:p>
          </table:table-cell>
        </table:table-row>
        <table:table-row table:style-name="ro1">
          <table:table-cell/>
          <table:table-cell office:value-type="string">
            <text:p>FR0010116301</text:p>
          </table:table-cell>
          <table:table-cell office:value-type="string">
            <text:p>FRUCTI CONVERTIBLES EUROPE</text:p>
          </table:table-cell>
        </table:table-row>
        <table:table-row table:style-name="ro1">
          <table:table-cell/>
          <table:table-cell office:value-type="string">
            <text:p>FR0010116343</text:p>
          </table:table-cell>
          <table:table-cell office:value-type="string">
            <text:p>BNP PARIBAS TRESORERIE P (C)</text:p>
          </table:table-cell>
        </table:table-row>
        <table:table-row table:style-name="ro1">
          <table:table-cell/>
          <table:table-cell office:value-type="string">
            <text:p>FR0010116541</text:p>
          </table:table-cell>
          <table:table-cell office:value-type="string">
            <text:p>BNP PARIBAS ACTIONS EUROLAND (D)</text:p>
          </table:table-cell>
        </table:table-row>
        <table:table-row table:style-name="ro1">
          <table:table-cell/>
          <table:table-cell office:value-type="string">
            <text:p>FR0010117085</text:p>
          </table:table-cell>
          <table:table-cell office:value-type="string">
            <text:p>SYCOMORE EUROPEAN GROWTH I</text:p>
          </table:table-cell>
        </table:table-row>
        <table:table-row table:style-name="ro1">
          <table:table-cell/>
          <table:table-cell office:value-type="string">
            <text:p>FR0010117093</text:p>
          </table:table-cell>
          <table:table-cell office:value-type="string">
            <text:p>SYCOMORE EUROPEAN GROWTH R</text:p>
          </table:table-cell>
        </table:table-row>
        <table:table-row table:style-name="ro1">
          <table:table-cell/>
          <table:table-cell office:value-type="string">
            <text:p>FR0010117341</text:p>
          </table:table-cell>
          <table:table-cell office:value-type="string">
            <text:p>ALLIANZ SECURITE (C)</text:p>
          </table:table-cell>
        </table:table-row>
        <table:table-row table:style-name="ro1">
          <table:table-cell/>
          <table:table-cell office:value-type="string">
            <text:p>FR0010119917</text:p>
          </table:table-cell>
          <table:table-cell office:value-type="string">
            <text:p>OBJECTIF ACTIFS REELS (C)</text:p>
          </table:table-cell>
        </table:table-row>
        <table:table-row table:style-name="ro1">
          <table:table-cell/>
          <table:table-cell office:value-type="string">
            <text:p>FR0010120840</text:p>
          </table:table-cell>
          <table:table-cell office:value-type="string">
            <text:p>OPTIGEST MONDE (D)</text:p>
          </table:table-cell>
        </table:table-row>
        <table:table-row table:style-name="ro1">
          <table:table-cell/>
          <table:table-cell office:value-type="string">
            <text:p>FR0010120931</text:p>
          </table:table-cell>
          <table:table-cell office:value-type="string">
            <text:p>SYCOMORE L/S OPPORTUNITIES A</text:p>
          </table:table-cell>
        </table:table-row>
        <table:table-row table:style-name="ro1">
          <table:table-cell/>
          <table:table-cell office:value-type="string">
            <text:p>FR0010121103</text:p>
          </table:table-cell>
          <table:table-cell office:value-type="string">
            <text:p>AKOYA SELECTION</text:p>
          </table:table-cell>
        </table:table-row>
        <table:table-row table:style-name="ro1">
          <table:table-cell/>
          <table:table-cell office:value-type="string">
            <text:p>FR0010121137</text:p>
          </table:table-cell>
          <table:table-cell office:value-type="string">
            <text:p>MONTSEGUR PATRIMOINE C</text:p>
          </table:table-cell>
        </table:table-row>
        <table:table-row table:style-name="ro1">
          <table:table-cell/>
          <table:table-cell office:value-type="string">
            <text:p>FR0010125880</text:p>
          </table:table-cell>
          <table:table-cell office:value-type="string">
            <text:p>BNP PARIBAS TRESORERIE 3 MOIS (C)</text:p>
          </table:table-cell>
        </table:table-row>
        <table:table-row table:style-name="ro1">
          <table:table-cell/>
          <table:table-cell office:value-type="string">
            <text:p>FR0010126995</text:p>
          </table:table-cell>
          <table:table-cell office:value-type="string">
            <text:p>R MIDCAP EURO (C)</text:p>
          </table:table-cell>
        </table:table-row>
        <table:table-row table:style-name="ro1">
          <table:table-cell/>
          <table:table-cell office:value-type="string">
            <text:p>FR0010127522</text:p>
          </table:table-cell>
          <table:table-cell office:value-type="string">
            <text:p>EDMOND DE ROTHSCHILD GEO ENERGIES C</text:p>
          </table:table-cell>
        </table:table-row>
        <table:table-row table:style-name="ro1">
          <table:table-cell/>
          <table:table-cell office:value-type="string">
            <text:p>FR0010128587</text:p>
          </table:table-cell>
          <table:table-cell office:value-type="string">
            <text:p>BNP PARIBAS SMALLCAP EUROLAND (C)</text:p>
          </table:table-cell>
        </table:table-row>
        <table:table-row table:style-name="ro1">
          <table:table-cell/>
          <table:table-cell office:value-type="string">
            <text:p>FR0010129742</text:p>
          </table:table-cell>
          <table:table-cell office:value-type="string">
            <text:p>BNP PARIBAS SMALLCAP EUROLAND (D)</text:p>
          </table:table-cell>
        </table:table-row>
        <table:table-row table:style-name="ro1">
          <table:table-cell/>
          <table:table-cell office:value-type="string">
            <text:p>FR0010130765</text:p>
          </table:table-cell>
          <table:table-cell office:value-type="string">
            <text:p>BNP PARIBAS OBLI ETAT CLASSIC</text:p>
          </table:table-cell>
        </table:table-row>
        <table:table-row table:style-name="ro1">
          <table:table-cell/>
          <table:table-cell office:value-type="string">
            <text:p>FR0010130781</text:p>
          </table:table-cell>
          <table:table-cell office:value-type="string">
            <text:p>ECUREUIL RELAIS PEA 2</text:p>
          </table:table-cell>
        </table:table-row>
        <table:table-row table:style-name="ro1">
          <table:table-cell/>
          <table:table-cell office:value-type="string">
            <text:p>FR0010130807</text:p>
          </table:table-cell>
          <table:table-cell office:value-type="string">
            <text:p>LBPAM CONVERTIBLES EUROPE M</text:p>
          </table:table-cell>
        </table:table-row>
        <table:table-row table:style-name="ro1">
          <table:table-cell/>
          <table:table-cell office:value-type="string">
            <text:p>FR0010133892</text:p>
          </table:table-cell>
          <table:table-cell office:value-type="string">
            <text:p>BNP PARIBAS OBLI MONDE P</text:p>
          </table:table-cell>
        </table:table-row>
        <table:table-row table:style-name="ro1">
          <table:table-cell/>
          <table:table-cell office:value-type="string">
            <text:p>FR0010134437</text:p>
          </table:table-cell>
          <table:table-cell office:value-type="string">
            <text:p>R EURO CREDIT (D)</text:p>
          </table:table-cell>
        </table:table-row>
        <table:table-row table:style-name="ro1">
          <table:table-cell/>
          <table:table-cell office:value-type="string">
            <text:p>FR0010135103</text:p>
          </table:table-cell>
          <table:table-cell office:value-type="string">
            <text:p>CARMIGNAC PATRIMOINE A EUR acc</text:p>
          </table:table-cell>
        </table:table-row>
        <table:table-row table:style-name="ro1">
          <table:table-cell/>
          <table:table-cell office:value-type="string">
            <text:p>FR0010135327</text:p>
          </table:table-cell>
          <table:table-cell office:value-type="string">
            <text:p>ALCIS CAPI</text:p>
          </table:table-cell>
        </table:table-row>
        <table:table-row table:style-name="ro1">
          <table:table-cell/>
          <table:table-cell office:value-type="string">
            <text:p>FR0010135434</text:p>
          </table:table-cell>
          <table:table-cell office:value-type="string">
            <text:p>BRONGNIART RENDEMENT (C)</text:p>
          </table:table-cell>
        </table:table-row>
        <table:table-row table:style-name="ro1">
          <table:table-cell/>
          <table:table-cell office:value-type="string">
            <text:p>FR0010135442</text:p>
          </table:table-cell>
          <table:table-cell office:value-type="string">
            <text:p>BRONGNIART RENDEMENT D</text:p>
          </table:table-cell>
        </table:table-row>
        <table:table-row table:style-name="ro1">
          <table:table-cell/>
          <table:table-cell office:value-type="string">
            <text:p>FR0010137166</text:p>
          </table:table-cell>
          <table:table-cell office:value-type="string">
            <text:p>BNP PARIBAS EURO VALEURS DURABLES (C)</text:p>
          </table:table-cell>
        </table:table-row>
        <table:table-row table:style-name="ro1">
          <table:table-cell/>
          <table:table-cell office:value-type="string">
            <text:p>FR0010137646</text:p>
          </table:table-cell>
          <table:table-cell office:value-type="string">
            <text:p>BG LONG TERM VALUE Z</text:p>
          </table:table-cell>
        </table:table-row>
        <table:table-row table:style-name="ro1">
          <table:table-cell/>
          <table:table-cell office:value-type="string">
            <text:p>FR0010138370</text:p>
          </table:table-cell>
          <table:table-cell office:value-type="string">
            <text:p>CNP ASSUR EUROPE NEUFLIZE OBC A</text:p>
          </table:table-cell>
        </table:table-row>
        <table:table-row table:style-name="ro1">
          <table:table-cell/>
          <table:table-cell office:value-type="string">
            <text:p>FR0010143545</text:p>
          </table:table-cell>
          <table:table-cell office:value-type="string">
            <text:p>PATRIMOINE (C)</text:p>
          </table:table-cell>
        </table:table-row>
        <table:table-row table:style-name="ro1">
          <table:table-cell/>
          <table:table-cell office:value-type="string">
            <text:p>FR0010144550</text:p>
          </table:table-cell>
          <table:table-cell office:value-type="string">
            <text:p>BNP PARIBAS IMMOBILIER (D)</text:p>
          </table:table-cell>
        </table:table-row>
        <table:table-row table:style-name="ro1">
          <table:table-cell/>
          <table:table-cell office:value-type="string">
            <text:p>FR0010144618</text:p>
          </table:table-cell>
          <table:table-cell office:value-type="string">
            <text:p>INVESCO MULTI PATRIMOINE E</text:p>
          </table:table-cell>
        </table:table-row>
        <table:table-row table:style-name="ro1">
          <table:table-cell/>
          <table:table-cell office:value-type="string">
            <text:p>FR0010144626</text:p>
          </table:table-cell>
          <table:table-cell office:value-type="string">
            <text:p>INVESCO MULTI STRATEGIE E</text:p>
          </table:table-cell>
        </table:table-row>
        <table:table-row table:style-name="ro1">
          <table:table-cell/>
          <table:table-cell office:value-type="string">
            <text:p>FR0010145185</text:p>
          </table:table-cell>
          <table:table-cell office:value-type="string">
            <text:p>SOGEACTIONS SELECTION MONDE C</text:p>
          </table:table-cell>
        </table:table-row>
        <table:table-row table:style-name="ro1">
          <table:table-cell/>
          <table:table-cell office:value-type="string">
            <text:p>FR0010146530</text:p>
          </table:table-cell>
          <table:table-cell office:value-type="string">
            <text:p>BNP PARIBAS RETRAITE RESPONSABLE 100 P 100</text:p>
          </table:table-cell>
        </table:table-row>
        <table:table-row table:style-name="ro1">
          <table:table-cell/>
          <table:table-cell office:value-type="string">
            <text:p>FR0010146787</text:p>
          </table:table-cell>
          <table:table-cell office:value-type="string">
            <text:p>BNP PARIBAS RETRAITE RESPONSABLE 2019-2021 P</text:p>
          </table:table-cell>
        </table:table-row>
        <table:table-row table:style-name="ro1">
          <table:table-cell/>
          <table:table-cell office:value-type="string">
            <text:p>FR0010146803</text:p>
          </table:table-cell>
          <table:table-cell office:value-type="string">
            <text:p>BNP PARIBAS RETRAITE 2022-2024 P</text:p>
          </table:table-cell>
        </table:table-row>
        <table:table-row table:style-name="ro1">
          <table:table-cell/>
          <table:table-cell office:value-type="string">
            <text:p>FR0010146837</text:p>
          </table:table-cell>
          <table:table-cell office:value-type="string">
            <text:p>BNP PARIBAS RETRAITE RESPONSABLE 5 P</text:p>
          </table:table-cell>
        </table:table-row>
        <table:table-row table:style-name="ro1">
          <table:table-cell/>
          <table:table-cell office:value-type="string">
            <text:p>FR0010146852</text:p>
          </table:table-cell>
          <table:table-cell office:value-type="string">
            <text:p>BNP PARIBAS RETRAITE RESPONSABLE 50 P</text:p>
          </table:table-cell>
        </table:table-row>
        <table:table-row table:style-name="ro1">
          <table:table-cell/>
          <table:table-cell office:value-type="string">
            <text:p>FR0010146894</text:p>
          </table:table-cell>
          <table:table-cell office:value-type="string">
            <text:p>BNP PARIBAS RETRAITE RESPONSABLE 75 P</text:p>
          </table:table-cell>
        </table:table-row>
        <table:table-row table:style-name="ro1">
          <table:table-cell/>
          <table:table-cell office:value-type="string">
            <text:p>FR0010147512</text:p>
          </table:table-cell>
          <table:table-cell office:value-type="string">
            <text:p>BNP PARIBAS RETRAITE RESPONSABLE 100 P HORIZON</text:p>
          </table:table-cell>
        </table:table-row>
        <table:table-row table:style-name="ro1">
          <table:table-cell/>
          <table:table-cell office:value-type="string">
            <text:p>FR0010147603</text:p>
          </table:table-cell>
          <table:table-cell office:value-type="string">
            <text:p>CARMIGNAC INVESTISSEMENT LATITUDE A EUR acc</text:p>
          </table:table-cell>
        </table:table-row>
        <table:table-row table:style-name="ro1">
          <table:table-cell/>
          <table:table-cell office:value-type="string">
            <text:p>FR0010147660</text:p>
          </table:table-cell>
          <table:table-cell office:value-type="string">
            <text:p>CORBEILLE UNIVERS EQUILIBRE</text:p>
          </table:table-cell>
        </table:table-row>
        <table:table-row table:style-name="ro1">
          <table:table-cell/>
          <table:table-cell office:value-type="string">
            <text:p>FR0010147678</text:p>
          </table:table-cell>
          <table:table-cell office:value-type="string">
            <text:p>CORBEILLE UNIVERS NOUVEAUX MARCHES INTERNATIONAUX</text:p>
          </table:table-cell>
        </table:table-row>
        <table:table-row table:style-name="ro1">
          <table:table-cell/>
          <table:table-cell office:value-type="string">
            <text:p>FR0010147686</text:p>
          </table:table-cell>
          <table:table-cell office:value-type="string">
            <text:p>CORBEILLE UNIVERS PERFORMANCE EUROPE</text:p>
          </table:table-cell>
        </table:table-row>
        <table:table-row table:style-name="ro1">
          <table:table-cell/>
          <table:table-cell office:value-type="string">
            <text:p>FR0010147694</text:p>
          </table:table-cell>
          <table:table-cell office:value-type="string">
            <text:p>CORBEILLE UNIVERS PERFORMANCE INTERNATIONAL</text:p>
          </table:table-cell>
        </table:table-row>
        <table:table-row table:style-name="ro1">
          <table:table-cell/>
          <table:table-cell office:value-type="string">
            <text:p>FR0010147744</text:p>
          </table:table-cell>
          <table:table-cell office:value-type="string">
            <text:p>PRAGMATIS CONVEXE PATRIMOINE</text:p>
          </table:table-cell>
        </table:table-row>
        <table:table-row table:style-name="ro1">
          <table:table-cell/>
          <table:table-cell office:value-type="string">
            <text:p>FR0010148007</text:p>
          </table:table-cell>
          <table:table-cell office:value-type="string">
            <text:p>MAXIMA A</text:p>
          </table:table-cell>
        </table:table-row>
        <table:table-row table:style-name="ro1">
          <table:table-cell/>
          <table:table-cell office:value-type="string">
            <text:p>FR0010148015</text:p>
          </table:table-cell>
          <table:table-cell office:value-type="string">
            <text:p>SYCOMORE EUROPEAN RECOVERY I</text:p>
          </table:table-cell>
        </table:table-row>
        <table:table-row table:style-name="ro1">
          <table:table-cell/>
          <table:table-cell office:value-type="string">
            <text:p>FR0010148346</text:p>
          </table:table-cell>
          <table:table-cell office:value-type="string">
            <text:p>ETOILE VALEURS MOYENNES</text:p>
          </table:table-cell>
        </table:table-row>
        <table:table-row table:style-name="ro1">
          <table:table-cell/>
          <table:table-cell office:value-type="string">
            <text:p>FR0010148981</text:p>
          </table:table-cell>
          <table:table-cell office:value-type="string">
            <text:p>CARMIGNAC INVESTISSEMENT A EUR acc</text:p>
          </table:table-cell>
        </table:table-row>
        <table:table-row table:style-name="ro1">
          <table:table-cell/>
          <table:table-cell office:value-type="string">
            <text:p>FR0010148999</text:p>
          </table:table-cell>
          <table:table-cell office:value-type="string">
            <text:p>CARMIGNAC PROFIL REACTIF 75 A EUR acc</text:p>
          </table:table-cell>
        </table:table-row>
        <table:table-row table:style-name="ro1">
          <table:table-cell/>
          <table:table-cell office:value-type="string">
            <text:p>FR0010149112</text:p>
          </table:table-cell>
          <table:table-cell office:value-type="string">
            <text:p>CARMIGNAC EURO-ENTREPRENEURS A EUR acc</text:p>
          </table:table-cell>
        </table:table-row>
        <table:table-row table:style-name="ro1">
          <table:table-cell/>
          <table:table-cell office:value-type="string">
            <text:p>FR0010149120</text:p>
          </table:table-cell>
          <table:table-cell office:value-type="string">
            <text:p>CARMIGNAC SECURITE A EUR acc</text:p>
          </table:table-cell>
        </table:table-row>
        <table:table-row table:style-name="ro1">
          <table:table-cell/>
          <table:table-cell office:value-type="string">
            <text:p>FR0010149161</text:p>
          </table:table-cell>
          <table:table-cell office:value-type="string">
            <text:p>CARMIGNAC COURT TERME A EUR acc</text:p>
          </table:table-cell>
        </table:table-row>
        <table:table-row table:style-name="ro1">
          <table:table-cell/>
          <table:table-cell office:value-type="string">
            <text:p>FR0010149179</text:p>
          </table:table-cell>
          <table:table-cell office:value-type="string">
            <text:p>CARMIGNAC EURO-PATRIMOINE A EUR acc</text:p>
          </table:table-cell>
        </table:table-row>
        <table:table-row table:style-name="ro1">
          <table:table-cell/>
          <table:table-cell office:value-type="string">
            <text:p>FR0010149203</text:p>
          </table:table-cell>
          <table:table-cell office:value-type="string">
            <text:p>CARMIGNAC PROFIL REACTIF 50 A EUR acc</text:p>
          </table:table-cell>
        </table:table-row>
        <table:table-row table:style-name="ro1">
          <table:table-cell/>
          <table:table-cell office:value-type="string">
            <text:p>FR0010149211</text:p>
          </table:table-cell>
          <table:table-cell office:value-type="string">
            <text:p>CARMIGNAC PROFIL REACTIF 100 A EUR acc</text:p>
          </table:table-cell>
        </table:table-row>
        <table:table-row table:style-name="ro1">
          <table:table-cell/>
          <table:table-cell office:value-type="string">
            <text:p>FR0010149302</text:p>
          </table:table-cell>
          <table:table-cell office:value-type="string">
            <text:p>CARMIGNAC EMERGENTS A EUR acc</text:p>
          </table:table-cell>
        </table:table-row>
        <table:table-row table:style-name="ro1">
          <table:table-cell/>
          <table:table-cell office:value-type="string">
            <text:p>FR0010150433</text:p>
          </table:table-cell>
          <table:table-cell office:value-type="string">
            <text:p>ALLIANZ EURO TACTIQUE</text:p>
          </table:table-cell>
        </table:table-row>
        <table:table-row table:style-name="ro1">
          <table:table-cell/>
          <table:table-cell office:value-type="string">
            <text:p>FR0010151043</text:p>
          </table:table-cell>
          <table:table-cell office:value-type="string">
            <text:p>DPG STRATeGIES ACTIONS</text:p>
          </table:table-cell>
        </table:table-row>
        <table:table-row table:style-name="ro1">
          <table:table-cell/>
          <table:table-cell office:value-type="string">
            <text:p>FR0010152967</text:p>
          </table:table-cell>
          <table:table-cell office:value-type="string">
            <text:p>AAA ACTIONS AGRO ALIMENTAIRE I (C)</text:p>
          </table:table-cell>
        </table:table-row>
        <table:table-row table:style-name="ro1">
          <table:table-cell/>
          <table:table-cell office:value-type="string">
            <text:p>FR0010153320</text:p>
          </table:table-cell>
          <table:table-cell office:value-type="string">
            <text:p>AMUNDI ACTIONS USA ISR P</text:p>
          </table:table-cell>
        </table:table-row>
        <table:table-row table:style-name="ro1">
          <table:table-cell/>
          <table:table-cell office:value-type="string">
            <text:p>FR0010155226</text:p>
          </table:table-cell>
          <table:table-cell office:value-type="string">
            <text:p>CAMGESTION ACTIONS FRANCE</text:p>
          </table:table-cell>
        </table:table-row>
        <table:table-row table:style-name="ro1">
          <table:table-cell/>
          <table:table-cell office:value-type="string">
            <text:p>FR0010156216</text:p>
          </table:table-cell>
          <table:table-cell office:value-type="string">
            <text:p>BNP PARIBAS IMMOBILIER (C)</text:p>
          </table:table-cell>
        </table:table-row>
        <table:table-row table:style-name="ro1">
          <table:table-cell/>
          <table:table-cell office:value-type="string">
            <text:p>FR0010156604</text:p>
          </table:table-cell>
          <table:table-cell office:value-type="string">
            <text:p>AMUNDI OBLIG INTERNATIONALES (EUR) P</text:p>
          </table:table-cell>
        </table:table-row>
        <table:table-row table:style-name="ro1">
          <table:table-cell/>
          <table:table-cell office:value-type="string">
            <text:p>FR0010157511</text:p>
          </table:table-cell>
          <table:table-cell office:value-type="string">
            <text:p>AMUNDI ABSOLUTE EURO TAUX COURT I</text:p>
          </table:table-cell>
        </table:table-row>
        <table:table-row table:style-name="ro1">
          <table:table-cell/>
          <table:table-cell office:value-type="string">
            <text:p>FR0010158048</text:p>
          </table:table-cell>
          <table:table-cell office:value-type="string">
            <text:p>DORVAL MANAGEURS C</text:p>
          </table:table-cell>
        </table:table-row>
        <table:table-row table:style-name="ro1">
          <table:table-cell/>
          <table:table-cell office:value-type="string">
            <text:p>FR0010158220</text:p>
          </table:table-cell>
          <table:table-cell office:value-type="string">
            <text:p>LA FRANCAISE ALLOCATION I ACCUMULATION</text:p>
          </table:table-cell>
        </table:table-row>
        <table:table-row table:style-name="ro1">
          <table:table-cell/>
          <table:table-cell office:value-type="string">
            <text:p>FR0010164558</text:p>
          </table:table-cell>
          <table:table-cell office:value-type="string">
            <text:p>FRUCTI EURO VALUE D</text:p>
          </table:table-cell>
        </table:table-row>
        <table:table-row table:style-name="ro1">
          <table:table-cell/>
          <table:table-cell office:value-type="string">
            <text:p>FR0010164897</text:p>
          </table:table-cell>
          <table:table-cell office:value-type="string">
            <text:p>RP SELECTION ARBITRAGE FRANCE</text:p>
          </table:table-cell>
        </table:table-row>
        <table:table-row table:style-name="ro1">
          <table:table-cell/>
          <table:table-cell office:value-type="string">
            <text:p>FR0010165944</text:p>
          </table:table-cell>
          <table:table-cell office:value-type="string">
            <text:p>AMUNDI ACTIONS RESTRUCTURATIONS P</text:p>
          </table:table-cell>
        </table:table-row>
        <table:table-row table:style-name="ro1">
          <table:table-cell/>
          <table:table-cell office:value-type="string">
            <text:p>FR0010166140</text:p>
          </table:table-cell>
          <table:table-cell office:value-type="string">
            <text:p>OUDART OPPORTUNITES FRANCE P</text:p>
          </table:table-cell>
        </table:table-row>
        <table:table-row table:style-name="ro1">
          <table:table-cell/>
          <table:table-cell office:value-type="string">
            <text:p>FR0010166272</text:p>
          </table:table-cell>
          <table:table-cell office:value-type="string">
            <text:p>DLV EUROPE SELECTION</text:p>
          </table:table-cell>
        </table:table-row>
        <table:table-row table:style-name="ro1">
          <table:table-cell/>
          <table:table-cell office:value-type="string">
            <text:p>FR0010168351</text:p>
          </table:table-cell>
          <table:table-cell office:value-type="string">
            <text:p>CAMGESTION SITUATION SPEC.</text:p>
          </table:table-cell>
        </table:table-row>
        <table:table-row table:style-name="ro1">
          <table:table-cell/>
          <table:table-cell office:value-type="string">
            <text:p>FR0010170464</text:p>
          </table:table-cell>
          <table:table-cell office:value-type="string">
            <text:p>LFP ALTERAM EVENT</text:p>
          </table:table-cell>
        </table:table-row>
        <table:table-row table:style-name="ro1">
          <table:table-cell/>
          <table:table-cell office:value-type="string">
            <text:p>FR0010172437</text:p>
          </table:table-cell>
          <table:table-cell office:value-type="string">
            <text:p>LMDG OPPORTUNITeS MONDE 50 (EUR) R</text:p>
          </table:table-cell>
        </table:table-row>
        <table:table-row table:style-name="ro1">
          <table:table-cell/>
          <table:table-cell office:value-type="string">
            <text:p>FR0010172502</text:p>
          </table:table-cell>
          <table:table-cell office:value-type="string">
            <text:p>BATI PRUDENT</text:p>
          </table:table-cell>
        </table:table-row>
        <table:table-row table:style-name="ro1">
          <table:table-cell/>
          <table:table-cell office:value-type="string">
            <text:p>FR0010172767</text:p>
          </table:table-cell>
          <table:table-cell office:value-type="string">
            <text:p>EDMOND DE ROTHSCHILD EURO SUSTAINABLE CREDIT C</text:p>
          </table:table-cell>
        </table:table-row>
        <table:table-row table:style-name="ro1">
          <table:table-cell/>
          <table:table-cell office:value-type="string">
            <text:p>FR0010172825</text:p>
          </table:table-cell>
          <table:table-cell office:value-type="string">
            <text:p>EDMOND DE ROTHSCHILD EURO LEADERS D</text:p>
          </table:table-cell>
        </table:table-row>
        <table:table-row table:style-name="ro1">
          <table:table-cell/>
          <table:table-cell office:value-type="string">
            <text:p>FR0010173237</text:p>
          </table:table-cell>
          <table:table-cell office:value-type="string">
            <text:p>AMUNDI SERENITE PEA I-C</text:p>
          </table:table-cell>
        </table:table-row>
        <table:table-row table:style-name="ro1">
          <table:table-cell/>
          <table:table-cell office:value-type="string">
            <text:p>FR0010173484</text:p>
          </table:table-cell>
          <table:table-cell office:value-type="string">
            <text:p>NOBC OBLI SELECTION C</text:p>
          </table:table-cell>
        </table:table-row>
        <table:table-row table:style-name="ro1">
          <table:table-cell/>
          <table:table-cell office:value-type="string">
            <text:p>FR0010174144</text:p>
          </table:table-cell>
          <table:table-cell office:value-type="string">
            <text:p>BDL REMPART EUROPE C</text:p>
          </table:table-cell>
        </table:table-row>
        <table:table-row table:style-name="ro1">
          <table:table-cell/>
          <table:table-cell office:value-type="string">
            <text:p>FR0010174425</text:p>
          </table:table-cell>
          <table:table-cell office:value-type="string">
            <text:p>BNP PARIBAS 1 AN PROTECTION 99 P</text:p>
          </table:table-cell>
        </table:table-row>
        <table:table-row table:style-name="ro1">
          <table:table-cell/>
          <table:table-cell office:value-type="string">
            <text:p>FR0010174631</text:p>
          </table:table-cell>
          <table:table-cell office:value-type="string">
            <text:p>GROUPAMA ETAT EURO I</text:p>
          </table:table-cell>
        </table:table-row>
        <table:table-row table:style-name="ro1">
          <table:table-cell/>
          <table:table-cell office:value-type="string">
            <text:p>FR0010176107</text:p>
          </table:table-cell>
          <table:table-cell office:value-type="string">
            <text:p>TEMPO VALUE B</text:p>
          </table:table-cell>
        </table:table-row>
        <table:table-row table:style-name="ro1">
          <table:table-cell/>
          <table:table-cell office:value-type="string">
            <text:p>FR0010176487</text:p>
          </table:table-cell>
          <table:table-cell office:value-type="string">
            <text:p>EDMOND DE ROTHSCHILD EURO LEADERS C</text:p>
          </table:table-cell>
        </table:table-row>
        <table:table-row table:style-name="ro1">
          <table:table-cell/>
          <table:table-cell office:value-type="string">
            <text:p>FR0010176891</text:p>
          </table:table-cell>
          <table:table-cell office:value-type="string">
            <text:p>AMUNDI ACTIONS ASIE P</text:p>
          </table:table-cell>
        </table:table-row>
        <table:table-row table:style-name="ro1">
          <table:table-cell/>
          <table:table-cell office:value-type="string">
            <text:p>FR0010177337</text:p>
          </table:table-cell>
          <table:table-cell office:value-type="string">
            <text:p>ECUREUIL ACTIONS FRANCE</text:p>
          </table:table-cell>
        </table:table-row>
        <table:table-row table:style-name="ro1">
          <table:table-cell/>
          <table:table-cell office:value-type="string">
            <text:p>FR0010177345</text:p>
          </table:table-cell>
          <table:table-cell office:value-type="string">
            <text:p>SEEYOND ACTIONS CAC 40 M</text:p>
          </table:table-cell>
        </table:table-row>
        <table:table-row table:style-name="ro1">
          <table:table-cell/>
          <table:table-cell office:value-type="string">
            <text:p>FR0010177378</text:p>
          </table:table-cell>
          <table:table-cell office:value-type="string">
            <text:p>RESERVE ECUREUIL</text:p>
          </table:table-cell>
        </table:table-row>
        <table:table-row table:style-name="ro1">
          <table:table-cell/>
          <table:table-cell office:value-type="string">
            <text:p>FR0010177527</text:p>
          </table:table-cell>
          <table:table-cell office:value-type="string">
            <text:p>CAMGESTION AVENIR INVESTISSEMENT CLASSIC</text:p>
          </table:table-cell>
        </table:table-row>
        <table:table-row table:style-name="ro1">
          <table:table-cell/>
          <table:table-cell office:value-type="string">
            <text:p>FR0010177535</text:p>
          </table:table-cell>
          <table:table-cell office:value-type="string">
            <text:p>LCL FONDS ECHUS PEA C</text:p>
          </table:table-cell>
        </table:table-row>
        <table:table-row table:style-name="ro1">
          <table:table-cell/>
          <table:table-cell office:value-type="string">
            <text:p>FR0010177899</text:p>
          </table:table-cell>
          <table:table-cell office:value-type="string">
            <text:p>CHOIX SOLIDAIRE C</text:p>
          </table:table-cell>
        </table:table-row>
        <table:table-row table:style-name="ro1">
          <table:table-cell/>
          <table:table-cell office:value-type="string">
            <text:p>FR0010177998</text:p>
          </table:table-cell>
          <table:table-cell office:value-type="string">
            <text:p>EDMOND DE ROTHSCHILD EUROPE MIDCAPS A</text:p>
          </table:table-cell>
        </table:table-row>
        <table:table-row table:style-name="ro1">
          <table:table-cell/>
          <table:table-cell office:value-type="string">
            <text:p>FR0010178665</text:p>
          </table:table-cell>
          <table:table-cell office:value-type="string">
            <text:p>RAYMOND JAMES EUROPE PLUS A</text:p>
          </table:table-cell>
        </table:table-row>
        <table:table-row table:style-name="ro1">
          <table:table-cell/>
          <table:table-cell office:value-type="string">
            <text:p>FR0010179671</text:p>
          </table:table-cell>
          <table:table-cell office:value-type="string">
            <text:p>AMUNDI SERENITE PEA I-D</text:p>
          </table:table-cell>
        </table:table-row>
        <table:table-row table:style-name="ro1">
          <table:table-cell/>
          <table:table-cell office:value-type="string">
            <text:p>FR0010183335</text:p>
          </table:table-cell>
          <table:table-cell office:value-type="string">
            <text:p>SYCOMORE EUROPEAN RECOVERY A</text:p>
          </table:table-cell>
        </table:table-row>
        <table:table-row table:style-name="ro1">
          <table:table-cell/>
          <table:table-cell office:value-type="string">
            <text:p>FR0010183343</text:p>
          </table:table-cell>
          <table:table-cell office:value-type="string">
            <text:p>SYCOMORE EUROPEAN RECOVERY R</text:p>
          </table:table-cell>
        </table:table-row>
        <table:table-row table:style-name="ro1">
          <table:table-cell/>
          <table:table-cell office:value-type="string">
            <text:p>FR0010184523</text:p>
          </table:table-cell>
          <table:table-cell office:value-type="string">
            <text:p>MULTIGESTION INTERNATIONALE FLEXIBLE</text:p>
          </table:table-cell>
        </table:table-row>
        <table:table-row table:style-name="ro1">
          <table:table-cell/>
          <table:table-cell office:value-type="string">
            <text:p>FR0010184846</text:p>
          </table:table-cell>
          <table:table-cell office:value-type="string">
            <text:p>AMUNDI RESA ACTIONS EURO</text:p>
          </table:table-cell>
        </table:table-row>
        <table:table-row table:style-name="ro1">
          <table:table-cell/>
          <table:table-cell office:value-type="string">
            <text:p>FR0010185637</text:p>
          </table:table-cell>
          <table:table-cell office:value-type="string">
            <text:p>AMUNDI RESA OBLIG DIVERSIFIE</text:p>
          </table:table-cell>
        </table:table-row>
        <table:table-row table:style-name="ro1">
          <table:table-cell/>
          <table:table-cell office:value-type="string">
            <text:p>FR0010186668</text:p>
          </table:table-cell>
          <table:table-cell office:value-type="string">
            <text:p>AMUNDI OPPORTUNITES C</text:p>
          </table:table-cell>
        </table:table-row>
        <table:table-row table:style-name="ro1">
          <table:table-cell/>
          <table:table-cell office:value-type="string">
            <text:p>FR0010186700</text:p>
          </table:table-cell>
          <table:table-cell office:value-type="string">
            <text:p>AMUNDI HARMONIE C</text:p>
          </table:table-cell>
        </table:table-row>
        <table:table-row table:style-name="ro1">
          <table:table-cell/>
          <table:table-cell office:value-type="string">
            <text:p>FR0010187674</text:p>
          </table:table-cell>
          <table:table-cell office:value-type="string">
            <text:p>AMUNDI INFLATION MONDE I</text:p>
          </table:table-cell>
        </table:table-row>
        <table:table-row table:style-name="ro1">
          <table:table-cell/>
          <table:table-cell office:value-type="string">
            <text:p>FR0010187898</text:p>
          </table:table-cell>
          <table:table-cell office:value-type="string">
            <text:p>R CONVICTION EURO C</text:p>
          </table:table-cell>
        </table:table-row>
        <table:table-row table:style-name="ro1">
          <table:table-cell/>
          <table:table-cell office:value-type="string">
            <text:p>FR0010188136</text:p>
          </table:table-cell>
          <table:table-cell office:value-type="string">
            <text:p>AMUNDI CONVERTIBLES EUROLAND</text:p>
          </table:table-cell>
        </table:table-row>
        <table:table-row table:style-name="ro1">
          <table:table-cell/>
          <table:table-cell office:value-type="string">
            <text:p>FR0010188334</text:p>
          </table:table-cell>
          <table:table-cell office:value-type="string">
            <text:p>AXA SELECTION STARS</text:p>
          </table:table-cell>
        </table:table-row>
        <table:table-row table:style-name="ro1">
          <table:table-cell/>
          <table:table-cell office:value-type="string">
            <text:p>FR0010188342</text:p>
          </table:table-cell>
          <table:table-cell office:value-type="string">
            <text:p>AXA OPTIMAL INCOME</text:p>
          </table:table-cell>
        </table:table-row>
        <table:table-row table:style-name="ro1">
          <table:table-cell/>
          <table:table-cell office:value-type="string">
            <text:p>FR0010188383</text:p>
          </table:table-cell>
          <table:table-cell office:value-type="string">
            <text:p>AMUNDI ACTIONS EMERGENTS P</text:p>
          </table:table-cell>
        </table:table-row>
        <table:table-row table:style-name="ro1">
          <table:table-cell/>
          <table:table-cell office:value-type="string">
            <text:p>FR0010190215</text:p>
          </table:table-cell>
          <table:table-cell office:value-type="string">
            <text:p>REGARD ACTIONS</text:p>
          </table:table-cell>
        </table:table-row>
        <table:table-row table:style-name="ro1">
          <table:table-cell/>
          <table:table-cell office:value-type="string">
            <text:p>FR0010191197</text:p>
          </table:table-cell>
          <table:table-cell office:value-type="string">
            <text:p>HARMONIS REACTIF C</text:p>
          </table:table-cell>
        </table:table-row>
        <table:table-row table:style-name="ro1">
          <table:table-cell/>
          <table:table-cell office:value-type="string">
            <text:p>FR0010191866</text:p>
          </table:table-cell>
          <table:table-cell office:value-type="string">
            <text:p>AMUNDI DYNARBITRAGE VOLATILITE P-C</text:p>
          </table:table-cell>
        </table:table-row>
        <table:table-row table:style-name="ro1">
          <table:table-cell/>
          <table:table-cell office:value-type="string">
            <text:p>FR0010191908</text:p>
          </table:table-cell>
          <table:table-cell office:value-type="string">
            <text:p>ECOFI CONVERTIBLES EURO C</text:p>
          </table:table-cell>
        </table:table-row>
        <table:table-row table:style-name="ro1">
          <table:table-cell/>
          <table:table-cell office:value-type="string">
            <text:p>FR0010194274</text:p>
          </table:table-cell>
          <table:table-cell office:value-type="string">
            <text:p>LBPAM ALTERNA 10 E</text:p>
          </table:table-cell>
        </table:table-row>
        <table:table-row table:style-name="ro1">
          <table:table-cell/>
          <table:table-cell office:value-type="string">
            <text:p>FR0010194340</text:p>
          </table:table-cell>
          <table:table-cell office:value-type="string">
            <text:p>ECUREUIL OBLI MOYEN TERME (C)</text:p>
          </table:table-cell>
        </table:table-row>
        <table:table-row table:style-name="ro1">
          <table:table-cell/>
          <table:table-cell office:value-type="string">
            <text:p>FR0010194464</text:p>
          </table:table-cell>
          <table:table-cell office:value-type="string">
            <text:p>ETOILE ACTIONS STYLES</text:p>
          </table:table-cell>
        </table:table-row>
        <table:table-row table:style-name="ro1">
          <table:table-cell/>
          <table:table-cell office:value-type="string">
            <text:p>FR0010194902</text:p>
          </table:table-cell>
          <table:table-cell office:value-type="string">
            <text:p>AMUNDI GLOBAL MACRO MULTI-ASSET I-C</text:p>
          </table:table-cell>
        </table:table-row>
        <table:table-row table:style-name="ro1">
          <table:table-cell/>
          <table:table-cell office:value-type="string">
            <text:p>FR0010196295</text:p>
          </table:table-cell>
          <table:table-cell office:value-type="string">
            <text:p>R MULTIGESTION MODERE</text:p>
          </table:table-cell>
        </table:table-row>
        <table:table-row table:style-name="ro1">
          <table:table-cell/>
          <table:table-cell office:value-type="string">
            <text:p>FR0010196303</text:p>
          </table:table-cell>
          <table:table-cell office:value-type="string">
            <text:p>R MULTIGESTION DYNAMIQUE</text:p>
          </table:table-cell>
        </table:table-row>
        <table:table-row table:style-name="ro1">
          <table:table-cell/>
          <table:table-cell office:value-type="string">
            <text:p>FR0010196311</text:p>
          </table:table-cell>
          <table:table-cell office:value-type="string">
            <text:p>R MULTIGESTION SPECIAL</text:p>
          </table:table-cell>
        </table:table-row>
        <table:table-row table:style-name="ro1">
          <table:table-cell/>
          <table:table-cell office:value-type="string">
            <text:p>FR0010199091</text:p>
          </table:table-cell>
          <table:table-cell office:value-type="string">
            <text:p>ECOFI ACTIONS RENDEMENT EURO (C)</text:p>
          </table:table-cell>
        </table:table-row>
        <table:table-row table:style-name="ro1">
          <table:table-cell/>
          <table:table-cell office:value-type="string">
            <text:p>FR0010200287</text:p>
          </table:table-cell>
          <table:table-cell office:value-type="string">
            <text:p>REMUNIS</text:p>
          </table:table-cell>
        </table:table-row>
        <table:table-row table:style-name="ro1">
          <table:table-cell/>
          <table:table-cell office:value-type="string">
            <text:p>FR0010201699</text:p>
          </table:table-cell>
          <table:table-cell office:value-type="string">
            <text:p>NATIXIS SOUVERAINS EURO 5-7</text:p>
          </table:table-cell>
        </table:table-row>
        <table:table-row table:style-name="ro1">
          <table:table-cell/>
          <table:table-cell office:value-type="string">
            <text:p>FR0010203612</text:p>
          </table:table-cell>
          <table:table-cell office:value-type="string">
            <text:p>NEUFLIZE EURO TRESORERIE C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FR0010204073</text:p>
          </table:table-cell>
          <table:table-cell office:value-type="string">
            <text:p>Lyxor Est Europe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FR0010204081</text:p>
          </table:table-cell>
          <table:table-cell office:value-type="string">
            <text:p>Lyxor Etf China</text:p>
          </table:table-cell>
        </table:table-row>
        <table:table-row table:style-name="ro1">
          <table:table-cell/>
          <table:table-cell office:value-type="string">
            <text:p>FR0010206144</text:p>
          </table:table-cell>
          <table:table-cell office:value-type="string">
            <text:p>MANSARTIS JAPON</text:p>
          </table:table-cell>
        </table:table-row>
        <table:table-row table:style-name="ro1">
          <table:table-cell/>
          <table:table-cell office:value-type="string">
            <text:p>FR0010208421</text:p>
          </table:table-cell>
          <table:table-cell office:value-type="string">
            <text:p>OSTRUM SOUVERAINS EURO 1-3 I</text:p>
          </table:table-cell>
        </table:table-row>
        <table:table-row table:style-name="ro1">
          <table:table-cell/>
          <table:table-cell office:value-type="string">
            <text:p>FR0010208900</text:p>
          </table:table-cell>
          <table:table-cell office:value-type="string">
            <text:p>KLE EONIA PRIME</text:p>
          </table:table-cell>
        </table:table-row>
        <table:table-row table:style-name="ro1">
          <table:table-cell/>
          <table:table-cell office:value-type="string">
            <text:p>FR0010209916</text:p>
          </table:table-cell>
          <table:table-cell office:value-type="string">
            <text:p>BNP PARIBAS INVEST 3 MOIS PC</text:p>
          </table:table-cell>
        </table:table-row>
        <table:table-row table:style-name="ro1">
          <table:table-cell/>
          <table:table-cell office:value-type="string">
            <text:p>FR0010212670</text:p>
          </table:table-cell>
          <table:table-cell office:value-type="string">
            <text:p>LA FRANCAISE INFLECTION POINT TREND PREVENTION P A</text:p>
          </table:table-cell>
        </table:table-row>
        <table:table-row table:style-name="ro1">
          <table:table-cell/>
          <table:table-cell office:value-type="string">
            <text:p>FR0010213090</text:p>
          </table:table-cell>
          <table:table-cell office:value-type="string">
            <text:p>AQUILA GRANDE EUROPE</text:p>
          </table:table-cell>
        </table:table-row>
        <table:table-row table:style-name="ro1">
          <table:table-cell/>
          <table:table-cell office:value-type="string">
            <text:p>FR0010213421</text:p>
          </table:table-cell>
          <table:table-cell office:value-type="string">
            <text:p>GROUPAMA ETAT MONDE I</text:p>
          </table:table-cell>
        </table:table-row>
        <table:table-row table:style-name="ro1">
          <table:table-cell/>
          <table:table-cell office:value-type="string">
            <text:p>FR0010214213</text:p>
          </table:table-cell>
          <table:table-cell office:value-type="string">
            <text:p>ECOFI ACTIONS CROISSANCE EURO (C)</text:p>
          </table:table-cell>
        </table:table-row>
        <table:table-row table:style-name="ro1">
          <table:table-cell/>
          <table:table-cell office:value-type="string">
            <text:p>FR0010215509</text:p>
          </table:table-cell>
          <table:table-cell office:value-type="string">
            <text:p>FRUCTI OBLI EURO COURT TERME (C)</text:p>
          </table:table-cell>
        </table:table-row>
        <table:table-row table:style-name="ro1">
          <table:table-cell/>
          <table:table-cell office:value-type="string">
            <text:p>FR0010217000</text:p>
          </table:table-cell>
          <table:table-cell office:value-type="string">
            <text:p>ALPHA EQUITY R</text:p>
          </table:table-cell>
        </table:table-row>
        <table:table-row table:style-name="ro1">
          <table:table-cell/>
          <table:table-cell office:value-type="string">
            <text:p>FR0010217430</text:p>
          </table:table-cell>
          <table:table-cell office:value-type="string">
            <text:p>LCL OBLIGATIONS REVENU TRIM 4</text:p>
          </table:table-cell>
        </table:table-row>
        <table:table-row table:style-name="ro1">
          <table:table-cell/>
          <table:table-cell office:value-type="string">
            <text:p>FR0010217448</text:p>
          </table:table-cell>
          <table:table-cell office:value-type="string">
            <text:p>LCL OBLIGATIONS REVENU TRIM 5</text:p>
          </table:table-cell>
        </table:table-row>
        <table:table-row table:style-name="ro1">
          <table:table-cell/>
          <table:table-cell office:value-type="string">
            <text:p>FR0010217588</text:p>
          </table:table-cell>
          <table:table-cell office:value-type="string">
            <text:p>BNP PARIBAS ACTIONS ENTREPRENEURS CLASSIQUE</text:p>
          </table:table-cell>
        </table:table-row>
        <table:table-row table:style-name="ro1">
          <table:table-cell/>
          <table:table-cell office:value-type="string">
            <text:p>FR0010219808</text:p>
          </table:table-cell>
          <table:table-cell office:value-type="string">
            <text:p>PERFORMANCE VITAE A</text:p>
          </table:table-cell>
        </table:table-row>
        <table:table-row table:style-name="ro1">
          <table:table-cell/>
          <table:table-cell office:value-type="string">
            <text:p>FR0010220038</text:p>
          </table:table-cell>
          <table:table-cell office:value-type="string">
            <text:p>TRUSTEAM MICROGARP</text:p>
          </table:table-cell>
        </table:table-row>
        <table:table-row table:style-name="ro1">
          <table:table-cell/>
          <table:table-cell office:value-type="string">
            <text:p>FR0010220962</text:p>
          </table:table-cell>
          <table:table-cell office:value-type="string">
            <text:p>VALEURS FEMININES C</text:p>
          </table:table-cell>
        </table:table-row>
        <table:table-row table:style-name="ro1">
          <table:table-cell/>
          <table:table-cell office:value-type="string">
            <text:p>FR0010221143</text:p>
          </table:table-cell>
          <table:table-cell office:value-type="string">
            <text:p>LCL OBLIGATIONS COURT TERME EURO (C)</text:p>
          </table:table-cell>
        </table:table-row>
        <table:table-row table:style-name="ro1">
          <table:table-cell/>
          <table:table-cell office:value-type="string">
            <text:p>FR0010223537</text:p>
          </table:table-cell>
          <table:table-cell office:value-type="string">
            <text:p>DELUBAC PRICING POWER P</text:p>
          </table:table-cell>
        </table:table-row>
        <table:table-row table:style-name="ro1">
          <table:table-cell/>
          <table:table-cell office:value-type="string">
            <text:p>FR0010225052</text:p>
          </table:table-cell>
          <table:table-cell office:value-type="string">
            <text:p>LFP ALLOCATION 7 R</text:p>
          </table:table-cell>
        </table:table-row>
        <table:table-row table:style-name="ro1">
          <table:table-cell/>
          <table:table-cell office:value-type="string">
            <text:p>FR0010228221</text:p>
          </table:table-cell>
          <table:table-cell office:value-type="string">
            <text:p>EGAMO MULTI ACTION X</text:p>
          </table:table-cell>
        </table:table-row>
        <table:table-row table:style-name="ro1">
          <table:table-cell/>
          <table:table-cell office:value-type="string">
            <text:p>FR0010229187</text:p>
          </table:table-cell>
          <table:table-cell office:value-type="string">
            <text:p>DORVAL CONVICTIONS PEA</text:p>
          </table:table-cell>
        </table:table-row>
        <table:table-row table:style-name="ro1">
          <table:table-cell/>
          <table:table-cell office:value-type="string">
            <text:p>FR0010230474</text:p>
          </table:table-cell>
          <table:table-cell office:value-type="string">
            <text:p>ATOUT OPPORTUNITE C</text:p>
          </table:table-cell>
        </table:table-row>
        <table:table-row table:style-name="ro1">
          <table:table-cell/>
          <table:table-cell office:value-type="string">
            <text:p>FR0010230490</text:p>
          </table:table-cell>
          <table:table-cell office:value-type="string">
            <text:p>LAZARD CREDIT OPPORTUNITIES A</text:p>
          </table:table-cell>
        </table:table-row>
        <table:table-row table:style-name="ro1">
          <table:table-cell/>
          <table:table-cell office:value-type="string">
            <text:p>FR0010231175</text:p>
          </table:table-cell>
          <table:table-cell office:value-type="string">
            <text:p>SYCOMORE L/S MARKET NEUTRAL R</text:p>
          </table:table-cell>
        </table:table-row>
        <table:table-row table:style-name="ro1">
          <table:table-cell/>
          <table:table-cell office:value-type="string">
            <text:p>FR0010231936</text:p>
          </table:table-cell>
          <table:table-cell office:value-type="string">
            <text:p>MCA GTD C</text:p>
          </table:table-cell>
        </table:table-row>
        <table:table-row table:style-name="ro1">
          <table:table-cell/>
          <table:table-cell office:value-type="string">
            <text:p>FR0010232066</text:p>
          </table:table-cell>
          <table:table-cell office:value-type="string">
            <text:p>INDOSUEZ ALLEGRO (D)</text:p>
          </table:table-cell>
        </table:table-row>
        <table:table-row table:style-name="ro1">
          <table:table-cell/>
          <table:table-cell office:value-type="string">
            <text:p>FR0010232074</text:p>
          </table:table-cell>
          <table:table-cell office:value-type="string">
            <text:p>INDOSUEZ ALLOCATION 60 (C)</text:p>
          </table:table-cell>
        </table:table-row>
        <table:table-row table:style-name="ro1">
          <table:table-cell/>
          <table:table-cell office:value-type="string">
            <text:p>FR0010232108</text:p>
          </table:table-cell>
          <table:table-cell office:value-type="string">
            <text:p>INDOSUEZ EUROPE RENDEMENT (C)</text:p>
          </table:table-cell>
        </table:table-row>
        <table:table-row table:style-name="ro1">
          <table:table-cell/>
          <table:table-cell office:value-type="string">
            <text:p>FR0010232298</text:p>
          </table:table-cell>
          <table:table-cell office:value-type="string">
            <text:p>BFT MONETAIRE (C)</text:p>
          </table:table-cell>
        </table:table-row>
        <table:table-row table:style-name="ro1">
          <table:table-cell/>
          <table:table-cell office:value-type="string">
            <text:p>FR0010233270</text:p>
          </table:table-cell>
          <table:table-cell office:value-type="string">
            <text:p>ETOILE MULTI GESTION CROISSANCE</text:p>
          </table:table-cell>
        </table:table-row>
        <table:table-row table:style-name="ro1">
          <table:table-cell/>
          <table:table-cell office:value-type="string">
            <text:p>FR0010233726</text:p>
          </table:table-cell>
          <table:table-cell office:value-type="string">
            <text:p>GENERALI TRESORERIE B</text:p>
          </table:table-cell>
        </table:table-row>
        <table:table-row table:style-name="ro1">
          <table:table-cell/>
          <table:table-cell office:value-type="string">
            <text:p>FR0010233932</text:p>
          </table:table-cell>
          <table:table-cell office:value-type="string">
            <text:p>OUDART INVESTISSEMENT</text:p>
          </table:table-cell>
        </table:table-row>
        <table:table-row table:style-name="ro1">
          <table:table-cell/>
          <table:table-cell office:value-type="string">
            <text:p>FR0010234211</text:p>
          </table:table-cell>
          <table:table-cell office:value-type="string">
            <text:p>LCL OBLIGATIONS COURT TERME EURO (D)</text:p>
          </table:table-cell>
        </table:table-row>
        <table:table-row table:style-name="ro1">
          <table:table-cell/>
          <table:table-cell office:value-type="string">
            <text:p>FR0010234740</text:p>
          </table:table-cell>
          <table:table-cell office:value-type="string">
            <text:p>R OPAL GLOBAL EQUITY C EUR</text:p>
          </table:table-cell>
        </table:table-row>
        <table:table-row table:style-name="ro1">
          <table:table-cell/>
          <table:table-cell office:value-type="string">
            <text:p>FR0010234914</text:p>
          </table:table-cell>
          <table:table-cell office:value-type="string">
            <text:p>HDF GLOBAL OPPORTUNITIES M EUR</text:p>
          </table:table-cell>
        </table:table-row>
        <table:table-row table:style-name="ro1">
          <table:table-cell/>
          <table:table-cell office:value-type="string">
            <text:p>FR0010234948</text:p>
          </table:table-cell>
          <table:table-cell office:value-type="string">
            <text:p>HDF MULTI STRATEGIES M EUR</text:p>
          </table:table-cell>
        </table:table-row>
        <table:table-row table:style-name="ro1">
          <table:table-cell/>
          <table:table-cell office:value-type="string">
            <text:p>FR0010234963</text:p>
          </table:table-cell>
          <table:table-cell office:value-type="string">
            <text:p>HDF MULTI STRATEGIES S EUR</text:p>
          </table:table-cell>
        </table:table-row>
        <table:table-row table:style-name="ro1">
          <table:table-cell/>
          <table:table-cell office:value-type="string">
            <text:p>FR0010236091</text:p>
          </table:table-cell>
          <table:table-cell office:value-type="string">
            <text:p>BFT CONVERTIBLES ISR C</text:p>
          </table:table-cell>
        </table:table-row>
        <table:table-row table:style-name="ro1">
          <table:table-cell/>
          <table:table-cell office:value-type="string">
            <text:p>FR0010236760</text:p>
          </table:table-cell>
          <table:table-cell office:value-type="string">
            <text:p>OPTIGEST EUROPE (C)</text:p>
          </table:table-cell>
        </table:table-row>
        <table:table-row table:style-name="ro1">
          <table:table-cell/>
          <table:table-cell office:value-type="string">
            <text:p>FR0010236778</text:p>
          </table:table-cell>
          <table:table-cell office:value-type="string">
            <text:p>MEDI IMMOBILIER</text:p>
          </table:table-cell>
        </table:table-row>
        <table:table-row table:style-name="ro1">
          <table:table-cell/>
          <table:table-cell office:value-type="string">
            <text:p>FR0010236877</text:p>
          </table:table-cell>
          <table:table-cell office:value-type="string">
            <text:p>NATIXIS ACTIONS US GROWTH R</text:p>
          </table:table-cell>
        </table:table-row>
        <table:table-row table:style-name="ro1">
          <table:table-cell/>
          <table:table-cell office:value-type="string">
            <text:p>FR0010236893</text:p>
          </table:table-cell>
          <table:table-cell office:value-type="string">
            <text:p>NATIXIS ACTIONS US VALUE R</text:p>
          </table:table-cell>
        </table:table-row>
        <table:table-row table:style-name="ro1">
          <table:table-cell/>
          <table:table-cell office:value-type="string">
            <text:p>FR0010237503</text:p>
          </table:table-cell>
          <table:table-cell office:value-type="string">
            <text:p>ROCHE-BRUNE EUROPE ACTIONS C</text:p>
          </table:table-cell>
        </table:table-row>
        <table:table-row table:style-name="ro1">
          <table:table-cell/>
          <table:table-cell office:value-type="string">
            <text:p>FR0010237545</text:p>
          </table:table-cell>
          <table:table-cell office:value-type="string">
            <text:p>UNION STRATEGIE GARANTI</text:p>
          </table:table-cell>
        </table:table-row>
        <table:table-row table:style-name="ro1">
          <table:table-cell/>
          <table:table-cell office:value-type="string">
            <text:p>FR0010241240</text:p>
          </table:table-cell>
          <table:table-cell office:value-type="string">
            <text:p>HMG GLOBETROTTER (C)</text:p>
          </table:table-cell>
        </table:table-row>
        <table:table-row table:style-name="ro1">
          <table:table-cell/>
          <table:table-cell office:value-type="string">
            <text:p>FR0010241265</text:p>
          </table:table-cell>
          <table:table-cell office:value-type="string">
            <text:p>HMG GLOBETROTTER (D)</text:p>
          </table:table-cell>
        </table:table-row>
        <table:table-row table:style-name="ro1">
          <table:table-cell/>
          <table:table-cell office:value-type="string">
            <text:p>FR0010241281</text:p>
          </table:table-cell>
          <table:table-cell office:value-type="string">
            <text:p>ETOILE MULTI GESTION USA C</text:p>
          </table:table-cell>
        </table:table-row>
        <table:table-row table:style-name="ro1">
          <table:table-cell/>
          <table:table-cell office:value-type="string">
            <text:p>FR0010241620</text:p>
          </table:table-cell>
          <table:table-cell office:value-type="string">
            <text:p>HDF MULTI STRATEGIES IA EUR</text:p>
          </table:table-cell>
        </table:table-row>
        <table:table-row table:style-name="ro1">
          <table:table-cell/>
          <table:table-cell office:value-type="string">
            <text:p>FR0010241703</text:p>
          </table:table-cell>
          <table:table-cell office:value-type="string">
            <text:p>R OPAL EUROPE EQUITY C EUR</text:p>
          </table:table-cell>
        </table:table-row>
        <table:table-row table:style-name="ro1">
          <table:table-cell/>
          <table:table-cell office:value-type="string">
            <text:p>FR0010241919</text:p>
          </table:table-cell>
          <table:table-cell office:value-type="string">
            <text:p>VIVACCIO ACTIONS "VIVACCIO ACTIONS"</text:p>
          </table:table-cell>
        </table:table-row>
        <table:table-row table:style-name="ro1">
          <table:table-cell/>
          <table:table-cell office:value-type="string">
            <text:p>FR0010242461</text:p>
          </table:table-cell>
          <table:table-cell office:value-type="string">
            <text:p>ELITE 1818 EUROPE OPPORTUNITE</text:p>
          </table:table-cell>
        </table:table-row>
        <table:table-row table:style-name="ro1">
          <table:table-cell/>
          <table:table-cell office:value-type="string">
            <text:p>FR0010242479</text:p>
          </table:table-cell>
          <table:table-cell office:value-type="string">
            <text:p>ELITE 1818 MONDE MULTI SECTEURS</text:p>
          </table:table-cell>
        </table:table-row>
        <table:table-row table:style-name="ro1">
          <table:table-cell/>
          <table:table-cell office:value-type="string">
            <text:p>FR0010242487</text:p>
          </table:table-cell>
          <table:table-cell office:value-type="string">
            <text:p>ELITE 1818 SECTEUR IMMOBILIER</text:p>
          </table:table-cell>
        </table:table-row>
        <table:table-row table:style-name="ro1">
          <table:table-cell/>
          <table:table-cell office:value-type="string">
            <text:p>FR0010244160</text:p>
          </table:table-cell>
          <table:table-cell office:value-type="string">
            <text:p>ENERGIES RENOUVELABLES A</text:p>
          </table:table-cell>
        </table:table-row>
        <table:table-row table:style-name="ro1">
          <table:table-cell office:value-type="string">
            <text:p>JPN</text:p>
          </table:table-cell>
          <table:table-cell office:value-type="string">
            <text:p>FR0010245514</text:p>
          </table:table-cell>
          <table:table-cell office:value-type="string">
            <text:p>Lyxor Etf Japan</text:p>
          </table:table-cell>
        </table:table-row>
        <table:table-row table:style-name="ro1">
          <table:table-cell/>
          <table:table-cell office:value-type="string">
            <text:p>FR0010245944</text:p>
          </table:table-cell>
          <table:table-cell office:value-type="string">
            <text:p>ECOFI ACTIONS CROISSANCE (ECOFIMONDE)</text:p>
          </table:table-cell>
        </table:table-row>
        <table:table-row table:style-name="ro1">
          <table:table-cell/>
          <table:table-cell office:value-type="string">
            <text:p>FR0010246611</text:p>
          </table:table-cell>
          <table:table-cell office:value-type="string">
            <text:p>EUROPE ENTREPRENEURS</text:p>
          </table:table-cell>
        </table:table-row>
        <table:table-row table:style-name="ro1">
          <table:table-cell/>
          <table:table-cell office:value-type="string">
            <text:p>FR0010247023</text:p>
          </table:table-cell>
          <table:table-cell office:value-type="string">
            <text:p>ELITE 1818 EQUILIBRE</text:p>
          </table:table-cell>
        </table:table-row>
        <table:table-row table:style-name="ro1">
          <table:table-cell/>
          <table:table-cell office:value-type="string">
            <text:p>FR0010247783</text:p>
          </table:table-cell>
          <table:table-cell office:value-type="string">
            <text:p>ODDO AVENIR EURO B</text:p>
          </table:table-cell>
        </table:table-row>
        <table:table-row table:style-name="ro1">
          <table:table-cell/>
          <table:table-cell office:value-type="string">
            <text:p>FR0010247940</text:p>
          </table:table-cell>
          <table:table-cell office:value-type="string">
            <text:p>CONVERTIBLE EUROPE</text:p>
          </table:table-cell>
        </table:table-row>
        <table:table-row table:style-name="ro1">
          <table:table-cell/>
          <table:table-cell office:value-type="string">
            <text:p>FR0010248310</text:p>
          </table:table-cell>
          <table:table-cell office:value-type="string">
            <text:p>CNP ACTIONS EUROPE SCHRODERS A</text:p>
          </table:table-cell>
        </table:table-row>
        <table:table-row table:style-name="ro1">
          <table:table-cell/>
          <table:table-cell office:value-type="string">
            <text:p>FR0010249672</text:p>
          </table:table-cell>
          <table:table-cell office:value-type="string">
            <text:p>CD FRANCE EXPERTISE</text:p>
          </table:table-cell>
        </table:table-row>
        <table:table-row table:style-name="ro1">
          <table:table-cell/>
          <table:table-cell office:value-type="string">
            <text:p>FR0010249847</text:p>
          </table:table-cell>
          <table:table-cell office:value-type="string">
            <text:p>CD EURO IMMOBILIER (C)</text:p>
          </table:table-cell>
        </table:table-row>
        <table:table-row table:style-name="ro1">
          <table:table-cell/>
          <table:table-cell office:value-type="string">
            <text:p>FR0010250050</text:p>
          </table:table-cell>
          <table:table-cell office:value-type="string">
            <text:p>CNP ACTIONS EUROPE PIONEER A</text:p>
          </table:table-cell>
        </table:table-row>
        <table:table-row table:style-name="ro1">
          <table:table-cell/>
          <table:table-cell office:value-type="string">
            <text:p>FR0010250068</text:p>
          </table:table-cell>
          <table:table-cell office:value-type="string">
            <text:p>CD EUROPE EXPERTISE C</text:p>
          </table:table-cell>
        </table:table-row>
        <table:table-row table:style-name="ro1">
          <table:table-cell/>
          <table:table-cell office:value-type="string">
            <text:p>FR0010250084</text:p>
          </table:table-cell>
          <table:table-cell office:value-type="string">
            <text:p>CD EURO CAPITAL (C)</text:p>
          </table:table-cell>
        </table:table-row>
        <table:table-row table:style-name="ro1">
          <table:table-cell/>
          <table:table-cell office:value-type="string">
            <text:p>FR0010250134</text:p>
          </table:table-cell>
          <table:table-cell office:value-type="string">
            <text:p>HARMONIS PATRIMOINE C</text:p>
          </table:table-cell>
        </table:table-row>
        <table:table-row table:style-name="ro1">
          <table:table-cell/>
          <table:table-cell office:value-type="string">
            <text:p>FR0010250142</text:p>
          </table:table-cell>
          <table:table-cell office:value-type="string">
            <text:p>AMBIOSE C</text:p>
          </table:table-cell>
        </table:table-row>
        <table:table-row table:style-name="ro1">
          <table:table-cell/>
          <table:table-cell office:value-type="string">
            <text:p>FR0010250605</text:p>
          </table:table-cell>
          <table:table-cell office:value-type="string">
            <text:p>UNION OBLI INTERNATIONALES (C)</text:p>
          </table:table-cell>
        </table:table-row>
        <table:table-row table:style-name="ro1">
          <table:table-cell/>
          <table:table-cell office:value-type="string">
            <text:p>FR0010250829</text:p>
          </table:table-cell>
          <table:table-cell office:value-type="string">
            <text:p>VALMONDIA "DIVERSIFIE 2"</text:p>
          </table:table-cell>
        </table:table-row>
        <table:table-row table:style-name="ro1">
          <table:table-cell/>
          <table:table-cell office:value-type="string">
            <text:p>FR0010251629</text:p>
          </table:table-cell>
          <table:table-cell office:value-type="string">
            <text:p>BMM MONETAIRE P</text:p>
          </table:table-cell>
        </table:table-row>
        <table:table-row table:style-name="ro1">
          <table:table-cell/>
          <table:table-cell office:value-type="string">
            <text:p>FR0010251660</text:p>
          </table:table-cell>
          <table:table-cell office:value-type="string">
            <text:p>AMUNDI TRESO CORPORATE C1</text:p>
          </table:table-cell>
        </table:table-row>
        <table:table-row table:style-name="ro1">
          <table:table-cell/>
          <table:table-cell office:value-type="string">
            <text:p>FR0010251736</text:p>
          </table:table-cell>
          <table:table-cell office:value-type="string">
            <text:p>ATOUT MODERACTIONS C</text:p>
          </table:table-cell>
        </table:table-row>
        <table:table-row table:style-name="ro1">
          <table:table-cell/>
          <table:table-cell office:value-type="string">
            <text:p>FR0010251744</text:p>
          </table:table-cell>
          <table:table-cell office:value-type="string">
            <text:p>LYXOR IBEX35 (DR) UCITS ETF C/D</text:p>
          </table:table-cell>
        </table:table-row>
        <table:table-row table:style-name="ro1">
          <table:table-cell/>
          <table:table-cell office:value-type="string">
            <text:p>FR0010252635</text:p>
          </table:table-cell>
          <table:table-cell office:value-type="string">
            <text:p>UNION MONE PREMIERE</text:p>
          </table:table-cell>
        </table:table-row>
        <table:table-row table:style-name="ro1">
          <table:table-cell/>
          <table:table-cell office:value-type="string">
            <text:p>FR0010256396</text:p>
          </table:table-cell>
          <table:table-cell office:value-type="string">
            <text:p>FEDERAL MULTI PME</text:p>
          </table:table-cell>
        </table:table-row>
        <table:table-row table:style-name="ro1">
          <table:table-cell/>
          <table:table-cell office:value-type="string">
            <text:p>FR0010257352</text:p>
          </table:table-cell>
          <table:table-cell office:value-type="string">
            <text:p>LBPAM ACTIONS EUROPE (C)</text:p>
          </table:table-cell>
        </table:table-row>
        <table:table-row table:style-name="ro1">
          <table:table-cell/>
          <table:table-cell office:value-type="string">
            <text:p>FR0010257527</text:p>
          </table:table-cell>
          <table:table-cell office:value-type="string">
            <text:p>ALCIS SELECTION ACTIONS</text:p>
          </table:table-cell>
        </table:table-row>
        <table:table-row table:style-name="ro1">
          <table:table-cell/>
          <table:table-cell office:value-type="string">
            <text:p>FR0010258756</text:p>
          </table:table-cell>
          <table:table-cell office:value-type="string">
            <text:p>CPR CONSOMMATEUR ACTIONNAIRE P</text:p>
          </table:table-cell>
        </table:table-row>
        <table:table-row table:style-name="ro1">
          <table:table-cell/>
          <table:table-cell office:value-type="string">
            <text:p>FR0010259358</text:p>
          </table:table-cell>
          <table:table-cell office:value-type="string">
            <text:p>BRONGNIART AVENIR C</text:p>
          </table:table-cell>
        </table:table-row>
        <table:table-row table:style-name="ro1">
          <table:table-cell/>
          <table:table-cell office:value-type="string">
            <text:p>FR0010259382</text:p>
          </table:table-cell>
          <table:table-cell office:value-type="string">
            <text:p>NATIXIS ACTIONS EURO VALUE R</text:p>
          </table:table-cell>
        </table:table-row>
        <table:table-row table:style-name="ro1">
          <table:table-cell/>
          <table:table-cell office:value-type="string">
            <text:p>FR0010259408</text:p>
          </table:table-cell>
          <table:table-cell office:value-type="string">
            <text:p>FRIEDLAND ALLOCATION FLEXIBLE AC</text:p>
          </table:table-cell>
        </table:table-row>
        <table:table-row table:style-name="ro1">
          <table:table-cell/>
          <table:table-cell office:value-type="string">
            <text:p>FR0010259424</text:p>
          </table:table-cell>
          <table:table-cell office:value-type="string">
            <text:p>FLEXIGESTION PATRIMOINE</text:p>
          </table:table-cell>
        </table:table-row>
        <table:table-row table:style-name="ro1">
          <table:table-cell/>
          <table:table-cell office:value-type="string">
            <text:p>FR0010259838</text:p>
          </table:table-cell>
          <table:table-cell office:value-type="string">
            <text:p>EDMOND DE ROTHSCHILD MULTI ALTERNATIF EQUILIBRE EU</text:p>
          </table:table-cell>
        </table:table-row>
        <table:table-row table:style-name="ro1">
          <table:table-cell/>
          <table:table-cell office:value-type="string">
            <text:p>FR0010259945</text:p>
          </table:table-cell>
          <table:table-cell office:value-type="string">
            <text:p>OBJECTIF ACTIONS EURO A</text:p>
          </table:table-cell>
        </table:table-row>
        <table:table-row table:style-name="ro1">
          <table:table-cell/>
          <table:table-cell office:value-type="string">
            <text:p>FR0010259986</text:p>
          </table:table-cell>
          <table:table-cell office:value-type="string">
            <text:p>SIMBAD ACTIONS EUROPE C</text:p>
          </table:table-cell>
        </table:table-row>
        <table:table-row table:style-name="ro1">
          <table:table-cell/>
          <table:table-cell office:value-type="string">
            <text:p>FR0010259994</text:p>
          </table:table-cell>
          <table:table-cell office:value-type="string">
            <text:p>SIMBAD ACTIONS FRANCE C</text:p>
          </table:table-cell>
        </table:table-row>
        <table:table-row table:style-name="ro1">
          <table:table-cell/>
          <table:table-cell office:value-type="string">
            <text:p>FR0010260000</text:p>
          </table:table-cell>
          <table:table-cell office:value-type="string">
            <text:p>SIMBAD ACTIONS MONDE C</text:p>
          </table:table-cell>
        </table:table-row>
        <table:table-row table:style-name="ro1">
          <table:table-cell/>
          <table:table-cell office:value-type="string">
            <text:p>FR0010260018</text:p>
          </table:table-cell>
          <table:table-cell office:value-type="string">
            <text:p>SIMBAD OBLIGATIONS C</text:p>
          </table:table-cell>
        </table:table-row>
        <table:table-row table:style-name="ro1">
          <table:table-cell office:value-type="string">
            <text:p>MEU</text:p>
          </table:table-cell>
          <table:table-cell office:value-type="string">
            <text:p>FR0010261198</text:p>
          </table:table-cell>
          <table:table-cell office:value-type="string">
            <text:p>Lyxor Etf Msci Eu</text:p>
          </table:table-cell>
        </table:table-row>
        <table:table-row table:style-name="ro1">
          <table:table-cell/>
          <table:table-cell office:value-type="string">
            <text:p>FR0010261321</text:p>
          </table:table-cell>
          <table:table-cell office:value-type="string">
            <text:p>SICAV MONT DIVERSIFIE</text:p>
          </table:table-cell>
        </table:table-row>
        <table:table-row table:style-name="ro1">
          <table:table-cell/>
          <table:table-cell office:value-type="string">
            <text:p>FR0010261842</text:p>
          </table:table-cell>
          <table:table-cell office:value-type="string">
            <text:p>BNP PARIBAS UTILITIES</text:p>
          </table:table-cell>
        </table:table-row>
        <table:table-row table:style-name="ro1">
          <table:table-cell/>
          <table:table-cell office:value-type="string">
            <text:p>FR0010262436</text:p>
          </table:table-cell>
          <table:table-cell office:value-type="string">
            <text:p>OBJECTIF SMALL CAPS FRANCE A</text:p>
          </table:table-cell>
        </table:table-row>
        <table:table-row table:style-name="ro1">
          <table:table-cell/>
          <table:table-cell office:value-type="string">
            <text:p>FR0010263244</text:p>
          </table:table-cell>
          <table:table-cell office:value-type="string">
            <text:p>OBJECTIF MONETAIRE EURO A</text:p>
          </table:table-cell>
        </table:table-row>
        <table:table-row table:style-name="ro1">
          <table:table-cell/>
          <table:table-cell office:value-type="string">
            <text:p>FR0010263491</text:p>
          </table:table-cell>
          <table:table-cell office:value-type="string">
            <text:p>AMUNDI ACTIONS FRANCE ISR I (C)</text:p>
          </table:table-cell>
        </table:table-row>
        <table:table-row table:style-name="ro1">
          <table:table-cell/>
          <table:table-cell office:value-type="string">
            <text:p>FR0010263574</text:p>
          </table:table-cell>
          <table:table-cell office:value-type="string">
            <text:p>MONTSEGUR RENDEMENT (C)</text:p>
          </table:table-cell>
        </table:table-row>
        <table:table-row table:style-name="ro1">
          <table:table-cell/>
          <table:table-cell office:value-type="string">
            <text:p>FR0010263822</text:p>
          </table:table-cell>
          <table:table-cell office:value-type="string">
            <text:p>FRANCE GAN IC</text:p>
          </table:table-cell>
        </table:table-row>
        <table:table-row table:style-name="ro1">
          <table:table-cell/>
          <table:table-cell office:value-type="string">
            <text:p>FR0010265603</text:p>
          </table:table-cell>
          <table:table-cell office:value-type="string">
            <text:p>MURANO DIVERSIFIE ACTIONS C</text:p>
          </table:table-cell>
        </table:table-row>
        <table:table-row table:style-name="ro1">
          <table:table-cell/>
          <table:table-cell office:value-type="string">
            <text:p>FR0010265611</text:p>
          </table:table-cell>
          <table:table-cell office:value-type="string">
            <text:p>MURANO DIVERSIFIE IMMOBILIER C</text:p>
          </table:table-cell>
        </table:table-row>
        <table:table-row table:style-name="ro1">
          <table:table-cell/>
          <table:table-cell office:value-type="string">
            <text:p>FR0010265629</text:p>
          </table:table-cell>
          <table:table-cell office:value-type="string">
            <text:p>MURANO DIVERSIFIE OBLIGATIONS C</text:p>
          </table:table-cell>
        </table:table-row>
        <table:table-row table:style-name="ro1">
          <table:table-cell/>
          <table:table-cell office:value-type="string">
            <text:p>FR0010266924</text:p>
          </table:table-cell>
          <table:table-cell office:value-type="string">
            <text:p>UFF TEMPO PEA C</text:p>
          </table:table-cell>
        </table:table-row>
        <table:table-row table:style-name="ro1">
          <table:table-cell/>
          <table:table-cell office:value-type="string">
            <text:p>FR0010268227</text:p>
          </table:table-cell>
          <table:table-cell office:value-type="string">
            <text:p>DANJOU EQUILIBRE</text:p>
          </table:table-cell>
        </table:table-row>
        <table:table-row table:style-name="ro1">
          <table:table-cell/>
          <table:table-cell office:value-type="string">
            <text:p>FR0010269803</text:p>
          </table:table-cell>
          <table:table-cell office:value-type="string">
            <text:p>HOTTINGUER OBLIG</text:p>
          </table:table-cell>
        </table:table-row>
        <table:table-row table:style-name="ro1">
          <table:table-cell/>
          <table:table-cell office:value-type="string">
            <text:p>FR0010269829</text:p>
          </table:table-cell>
          <table:table-cell office:value-type="string">
            <text:p>HOTTINGUER MONETAIRE EURO A</text:p>
          </table:table-cell>
        </table:table-row>
        <table:table-row table:style-name="ro1">
          <table:table-cell/>
          <table:table-cell office:value-type="string">
            <text:p>FR0010269837</text:p>
          </table:table-cell>
          <table:table-cell office:value-type="string">
            <text:p>REFLEX OPPORTUNITES R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FR0010270033</text:p>
          </table:table-cell>
          <table:table-cell office:value-type="string">
            <text:p>Lyxor ETF Commodities CRB</text:p>
          </table:table-cell>
        </table:table-row>
        <table:table-row table:style-name="ro1">
          <table:table-cell/>
          <table:table-cell office:value-type="string">
            <text:p>FR0010270959</text:p>
          </table:table-cell>
          <table:table-cell office:value-type="string">
            <text:p>SLGP PRIGEST PACIFIQUE</text:p>
          </table:table-cell>
        </table:table-row>
        <table:table-row table:style-name="ro1">
          <table:table-cell/>
          <table:table-cell office:value-type="string">
            <text:p>FR0010271460</text:p>
          </table:table-cell>
          <table:table-cell office:value-type="string">
            <text:p>GAN DYNAMISME I (C)</text:p>
          </table:table-cell>
        </table:table-row>
        <table:table-row table:style-name="ro1">
          <table:table-cell/>
          <table:table-cell office:value-type="string">
            <text:p>FR0010271528</text:p>
          </table:table-cell>
          <table:table-cell office:value-type="string">
            <text:p>EURO CAPITAL DURABLE NC</text:p>
          </table:table-cell>
        </table:table-row>
        <table:table-row table:style-name="ro1">
          <table:table-cell/>
          <table:table-cell office:value-type="string">
            <text:p>FR0010271676</text:p>
          </table:table-cell>
          <table:table-cell office:value-type="string">
            <text:p>MONTSEGUR RENDEMENT (D)</text:p>
          </table:table-cell>
        </table:table-row>
        <table:table-row table:style-name="ro1">
          <table:table-cell/>
          <table:table-cell office:value-type="string">
            <text:p>FR0010272377</text:p>
          </table:table-cell>
          <table:table-cell office:value-type="string">
            <text:p>VENDOME EURO 50</text:p>
          </table:table-cell>
        </table:table-row>
        <table:table-row table:style-name="ro1">
          <table:table-cell/>
          <table:table-cell office:value-type="string">
            <text:p>FR0010273375</text:p>
          </table:table-cell>
          <table:table-cell office:value-type="string">
            <text:p>OFI VALUE EUROPE A</text:p>
          </table:table-cell>
        </table:table-row>
        <table:table-row table:style-name="ro1">
          <table:table-cell/>
          <table:table-cell office:value-type="string">
            <text:p>FR0010274282</text:p>
          </table:table-cell>
          <table:table-cell office:value-type="string">
            <text:p>ETOILE OBLI TAUX PLUS</text:p>
          </table:table-cell>
        </table:table-row>
        <table:table-row table:style-name="ro1">
          <table:table-cell/>
          <table:table-cell office:value-type="string">
            <text:p>FR0010274308</text:p>
          </table:table-cell>
          <table:table-cell office:value-type="string">
            <text:p>NORD EST PATRIMOINE EUROPE C</text:p>
          </table:table-cell>
        </table:table-row>
        <table:table-row table:style-name="ro1">
          <table:table-cell/>
          <table:table-cell office:value-type="string">
            <text:p>FR0010278218</text:p>
          </table:table-cell>
          <table:table-cell office:value-type="string">
            <text:p>RICHELIEU MONeTAIRE A</text:p>
          </table:table-cell>
        </table:table-row>
        <table:table-row table:style-name="ro1">
          <table:table-cell/>
          <table:table-cell office:value-type="string">
            <text:p>FR0010278408</text:p>
          </table:table-cell>
          <table:table-cell office:value-type="string">
            <text:p>SG ACTIONS JAPON SELECTION C</text:p>
          </table:table-cell>
        </table:table-row>
        <table:table-row table:style-name="ro1">
          <table:table-cell/>
          <table:table-cell office:value-type="string">
            <text:p>FR0010278416</text:p>
          </table:table-cell>
          <table:table-cell office:value-type="string">
            <text:p>SG ACTIONS MONDE SELECTION C</text:p>
          </table:table-cell>
        </table:table-row>
        <table:table-row table:style-name="ro1">
          <table:table-cell/>
          <table:table-cell office:value-type="string">
            <text:p>FR0010278424</text:p>
          </table:table-cell>
          <table:table-cell office:value-type="string">
            <text:p>SG OBLIG MOYEN TERME (C)</text:p>
          </table:table-cell>
        </table:table-row>
        <table:table-row table:style-name="ro1">
          <table:table-cell/>
          <table:table-cell office:value-type="string">
            <text:p>FR0010279075</text:p>
          </table:table-cell>
          <table:table-cell office:value-type="string">
            <text:p>SG OBLIG MOYEN TERME (D)</text:p>
          </table:table-cell>
        </table:table-row>
        <table:table-row table:style-name="ro1">
          <table:table-cell/>
          <table:table-cell office:value-type="string">
            <text:p>FR0010279315</text:p>
          </table:table-cell>
          <table:table-cell office:value-type="string">
            <text:p>NOBC MONDE CONVERTIBLES C</text:p>
          </table:table-cell>
        </table:table-row>
        <table:table-row table:style-name="ro1">
          <table:table-cell/>
          <table:table-cell office:value-type="string">
            <text:p>FR0010281477</text:p>
          </table:table-cell>
          <table:table-cell office:value-type="string">
            <text:p>NOBC EUROPE CONVERTIBLES C</text:p>
          </table:table-cell>
        </table:table-row>
        <table:table-row table:style-name="ro1">
          <table:table-cell/>
          <table:table-cell office:value-type="string">
            <text:p>FR0010283838</text:p>
          </table:table-cell>
          <table:table-cell office:value-type="string">
            <text:p>ROCHE-BRUNE ZONE EURO ACTIONS C</text:p>
          </table:table-cell>
        </table:table-row>
        <table:table-row table:style-name="ro1">
          <table:table-cell/>
          <table:table-cell office:value-type="string">
            <text:p>FR0010283853</text:p>
          </table:table-cell>
          <table:table-cell office:value-type="string">
            <text:p>SG OBLIG ETAT EURO P (C)</text:p>
          </table:table-cell>
        </table:table-row>
        <table:table-row table:style-name="ro1">
          <table:table-cell/>
          <table:table-cell office:value-type="string">
            <text:p>FR0010284489</text:p>
          </table:table-cell>
          <table:table-cell office:value-type="string">
            <text:p>EPARGNE EUROPE DYNAMIQUE</text:p>
          </table:table-cell>
        </table:table-row>
        <table:table-row table:style-name="ro1">
          <table:table-cell/>
          <table:table-cell office:value-type="string">
            <text:p>FR0010284521</text:p>
          </table:table-cell>
          <table:table-cell office:value-type="string">
            <text:p>SG ACTIONS EUROPE RESTRUCTURATIONS C</text:p>
          </table:table-cell>
        </table:table-row>
        <table:table-row table:style-name="ro1">
          <table:table-cell/>
          <table:table-cell office:value-type="string">
            <text:p>FR0010284539</text:p>
          </table:table-cell>
          <table:table-cell office:value-type="string">
            <text:p>SG ACTIONS IMMOBILIER (D)</text:p>
          </table:table-cell>
        </table:table-row>
        <table:table-row table:style-name="ro1">
          <table:table-cell/>
          <table:table-cell office:value-type="string">
            <text:p>FR0010285874</text:p>
          </table:table-cell>
          <table:table-cell office:value-type="string">
            <text:p>SG ACTIONS IMMOBILIER (C)</text:p>
          </table:table-cell>
        </table:table-row>
        <table:table-row table:style-name="ro1">
          <table:table-cell/>
          <table:table-cell office:value-type="string">
            <text:p>FR0010286005</text:p>
          </table:table-cell>
          <table:table-cell office:value-type="string">
            <text:p>SEXTANT PEA A</text:p>
          </table:table-cell>
        </table:table-row>
        <table:table-row table:style-name="ro1">
          <table:table-cell/>
          <table:table-cell office:value-type="string">
            <text:p>FR0010286013</text:p>
          </table:table-cell>
          <table:table-cell office:value-type="string">
            <text:p>SEXTANT GRAND LARGE A</text:p>
          </table:table-cell>
        </table:table-row>
        <table:table-row table:style-name="ro1">
          <table:table-cell/>
          <table:table-cell office:value-type="string">
            <text:p>FR0010286021</text:p>
          </table:table-cell>
          <table:table-cell office:value-type="string">
            <text:p>SEXTANT AUTOUR DU MONDE A</text:p>
          </table:table-cell>
        </table:table-row>
        <table:table-row table:style-name="ro1">
          <table:table-cell/>
          <table:table-cell office:value-type="string">
            <text:p>FR0010286039</text:p>
          </table:table-cell>
          <table:table-cell office:value-type="string">
            <text:p>T MULTISELECT</text:p>
          </table:table-cell>
        </table:table-row>
        <table:table-row table:style-name="ro1">
          <table:table-cell/>
          <table:table-cell office:value-type="string">
            <text:p>FR0010286732</text:p>
          </table:table-cell>
          <table:table-cell office:value-type="string">
            <text:p>SG ACTIONS EUROPE LARGECAP (C)</text:p>
          </table:table-cell>
        </table:table-row>
        <table:table-row table:style-name="ro1">
          <table:table-cell/>
          <table:table-cell office:value-type="string">
            <text:p>FR0010286740</text:p>
          </table:table-cell>
          <table:table-cell office:value-type="string">
            <text:p>SG DIVERSIFIE FRANCE 85 D</text:p>
          </table:table-cell>
        </table:table-row>
        <table:table-row table:style-name="ro1">
          <table:table-cell/>
          <table:table-cell office:value-type="string">
            <text:p>FR0010286765</text:p>
          </table:table-cell>
          <table:table-cell office:value-type="string">
            <text:p>SG OBLIG MONDE C</text:p>
          </table:table-cell>
        </table:table-row>
        <table:table-row table:style-name="ro1">
          <table:table-cell/>
          <table:table-cell office:value-type="string">
            <text:p>FR0010286872</text:p>
          </table:table-cell>
          <table:table-cell office:value-type="string">
            <text:p>UFF CROISSANCE PME C</text:p>
          </table:table-cell>
        </table:table-row>
        <table:table-row table:style-name="ro1">
          <table:table-cell/>
          <table:table-cell office:value-type="string">
            <text:p>FR0010286898</text:p>
          </table:table-cell>
          <table:table-cell office:value-type="string">
            <text:p>UFF EURO-VALEUR C</text:p>
          </table:table-cell>
        </table:table-row>
        <table:table-row table:style-name="ro1">
          <table:table-cell/>
          <table:table-cell office:value-type="string">
            <text:p>FR0010287094</text:p>
          </table:table-cell>
          <table:table-cell office:value-type="string">
            <text:p>ING DIRECT STRATEGIE</text:p>
          </table:table-cell>
        </table:table-row>
        <table:table-row table:style-name="ro1">
          <table:table-cell/>
          <table:table-cell office:value-type="string">
            <text:p>FR0010287102</text:p>
          </table:table-cell>
          <table:table-cell office:value-type="string">
            <text:p>ING DIRECT SELECTION EUROPE</text:p>
          </table:table-cell>
        </table:table-row>
        <table:table-row table:style-name="ro1">
          <table:table-cell/>
          <table:table-cell office:value-type="string">
            <text:p>FR0010287664</text:p>
          </table:table-cell>
          <table:table-cell office:value-type="string">
            <text:p>SG ACTIONS FRANCE LARGECAP C</text:p>
          </table:table-cell>
        </table:table-row>
        <table:table-row table:style-name="ro1">
          <table:table-cell/>
          <table:table-cell office:value-type="string">
            <text:p>FR0010288308</text:p>
          </table:table-cell>
          <table:table-cell office:value-type="string">
            <text:p>GROUPAMA AVENIR EURO N</text:p>
          </table:table-cell>
        </table:table-row>
        <table:table-row table:style-name="ro1">
          <table:table-cell/>
          <table:table-cell office:value-type="string">
            <text:p>FR0010288381</text:p>
          </table:table-cell>
          <table:table-cell office:value-type="string">
            <text:p>GROUPAMA CReDIT EURO N</text:p>
          </table:table-cell>
        </table:table-row>
        <table:table-row table:style-name="ro1">
          <table:table-cell/>
          <table:table-cell office:value-type="string">
            <text:p>FR0010289009</text:p>
          </table:table-cell>
          <table:table-cell office:value-type="string">
            <text:p>SG ACTIONS EUROPE LARGECAP (D)</text:p>
          </table:table-cell>
        </table:table-row>
        <table:table-row table:style-name="ro1">
          <table:table-cell/>
          <table:table-cell office:value-type="string">
            <text:p>FR0010289033</text:p>
          </table:table-cell>
          <table:table-cell office:value-type="string">
            <text:p>SG VALOR ALPHA ACTIONS FRANCE C</text:p>
          </table:table-cell>
        </table:table-row>
        <table:table-row table:style-name="ro1">
          <table:table-cell/>
          <table:table-cell office:value-type="string">
            <text:p>FR0010289090</text:p>
          </table:table-cell>
          <table:table-cell office:value-type="string">
            <text:p>UNION OBLI COURT TERME C</text:p>
          </table:table-cell>
        </table:table-row>
        <table:table-row table:style-name="ro1">
          <table:table-cell/>
          <table:table-cell office:value-type="string">
            <text:p>FR0010289660</text:p>
          </table:table-cell>
          <table:table-cell office:value-type="string">
            <text:p>ASTORG ACTIONS EUROPE N</text:p>
          </table:table-cell>
        </table:table-row>
        <table:table-row table:style-name="ro1">
          <table:table-cell/>
          <table:table-cell office:value-type="string">
            <text:p>FR0010289827</text:p>
          </table:table-cell>
          <table:table-cell office:value-type="string">
            <text:p>VEGA MONDE FLEXIBLE R-C</text:p>
          </table:table-cell>
        </table:table-row>
        <table:table-row table:style-name="ro1">
          <table:table-cell/>
          <table:table-cell office:value-type="string">
            <text:p>FR0010289843</text:p>
          </table:table-cell>
          <table:table-cell office:value-type="string">
            <text:p>LA FRANCAISE TAGES STRATeGIE ACTIONS III R</text:p>
          </table:table-cell>
        </table:table-row>
        <table:table-row table:style-name="ro1">
          <table:table-cell/>
          <table:table-cell office:value-type="string">
            <text:p>FR0010290924</text:p>
          </table:table-cell>
          <table:table-cell office:value-type="string">
            <text:p>UNION TRESORERIE PLUS (D)</text:p>
          </table:table-cell>
        </table:table-row>
        <table:table-row table:style-name="ro1">
          <table:table-cell/>
          <table:table-cell office:value-type="string">
            <text:p>FR0010291161</text:p>
          </table:table-cell>
          <table:table-cell office:value-type="string">
            <text:p>AMARANCE</text:p>
          </table:table-cell>
        </table:table-row>
        <table:table-row table:style-name="ro1">
          <table:table-cell/>
          <table:table-cell office:value-type="string">
            <text:p>FR0010291179</text:p>
          </table:table-cell>
          <table:table-cell office:value-type="string">
            <text:p>ANTHRACITE</text:p>
          </table:table-cell>
        </table:table-row>
        <table:table-row table:style-name="ro1">
          <table:table-cell/>
          <table:table-cell office:value-type="string">
            <text:p>FR0010291187</text:p>
          </table:table-cell>
          <table:table-cell office:value-type="string">
            <text:p>APPRECIO C</text:p>
          </table:table-cell>
        </table:table-row>
        <table:table-row table:style-name="ro1">
          <table:table-cell/>
          <table:table-cell office:value-type="string">
            <text:p>FR0010291195</text:p>
          </table:table-cell>
          <table:table-cell office:value-type="string">
            <text:p>HANSEATIQUE</text:p>
          </table:table-cell>
        </table:table-row>
        <table:table-row table:style-name="ro1">
          <table:table-cell/>
          <table:table-cell office:value-type="string">
            <text:p>FR0010291567</text:p>
          </table:table-cell>
          <table:table-cell office:value-type="string">
            <text:p>CM-CIC MONE ISR</text:p>
          </table:table-cell>
        </table:table-row>
        <table:table-row table:style-name="ro1">
          <table:table-cell/>
          <table:table-cell office:value-type="string">
            <text:p>FR0010291591</text:p>
          </table:table-cell>
          <table:table-cell office:value-type="string">
            <text:p>UNION OBLI MOYEN TERME C</text:p>
          </table:table-cell>
        </table:table-row>
        <table:table-row table:style-name="ro1">
          <table:table-cell/>
          <table:table-cell office:value-type="string">
            <text:p>FR0010292912</text:p>
          </table:table-cell>
          <table:table-cell office:value-type="string">
            <text:p>SG OBLIG INFLATION P</text:p>
          </table:table-cell>
        </table:table-row>
        <table:table-row table:style-name="ro1">
          <table:table-cell/>
          <table:table-cell office:value-type="string">
            <text:p>FR0010292920</text:p>
          </table:table-cell>
          <table:table-cell office:value-type="string">
            <text:p>FEDERAL OPPORTUNITE EQUILIBRE</text:p>
          </table:table-cell>
        </table:table-row>
        <table:table-row table:style-name="ro1">
          <table:table-cell/>
          <table:table-cell office:value-type="string">
            <text:p>FR0010294892</text:p>
          </table:table-cell>
          <table:table-cell office:value-type="string">
            <text:p>MARTIN MAUREL DOLLARPLUS P</text:p>
          </table:table-cell>
        </table:table-row>
        <table:table-row table:style-name="ro1">
          <table:table-cell/>
          <table:table-cell office:value-type="string">
            <text:p>FR0010295212</text:p>
          </table:table-cell>
          <table:table-cell office:value-type="string">
            <text:p>VEGA GRANDE ASIE R</text:p>
          </table:table-cell>
        </table:table-row>
        <table:table-row table:style-name="ro1">
          <table:table-cell/>
          <table:table-cell office:value-type="string">
            <text:p>FR0010295295</text:p>
          </table:table-cell>
          <table:table-cell office:value-type="string">
            <text:p>LBPAM OBLI REVENUS</text:p>
          </table:table-cell>
        </table:table-row>
        <table:table-row table:style-name="ro1">
          <table:table-cell/>
          <table:table-cell office:value-type="string">
            <text:p>FR0010295980</text:p>
          </table:table-cell>
          <table:table-cell office:value-type="string">
            <text:p>GROUPAMA OBLIG MONDE I</text:p>
          </table:table-cell>
        </table:table-row>
        <table:table-row table:style-name="ro1">
          <table:table-cell/>
          <table:table-cell office:value-type="string">
            <text:p>FR0010296012</text:p>
          </table:table-cell>
          <table:table-cell office:value-type="string">
            <text:p>ARIEL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FR0010296061</text:p>
          </table:table-cell>
          <table:table-cell office:value-type="string">
            <text:p>Lyxor Etf Msci Usa</text:p>
          </table:table-cell>
        </table:table-row>
        <table:table-row table:style-name="ro1">
          <table:table-cell/>
          <table:table-cell office:value-type="string">
            <text:p>FR0010296517</text:p>
          </table:table-cell>
          <table:table-cell office:value-type="string">
            <text:p>UNION CONVERTIBLES (D)</text:p>
          </table:table-cell>
        </table:table-row>
        <table:table-row table:style-name="ro1">
          <table:table-cell/>
          <table:table-cell office:value-type="string">
            <text:p>FR0010297564</text:p>
          </table:table-cell>
          <table:table-cell office:value-type="string">
            <text:p>ODDO CONVERTIBLES A</text:p>
          </table:table-cell>
        </table:table-row>
        <table:table-row table:style-name="ro1">
          <table:table-cell/>
          <table:table-cell office:value-type="string">
            <text:p>FR0010298331</text:p>
          </table:table-cell>
          <table:table-cell office:value-type="string">
            <text:p>GROUPAMA ASIE I</text:p>
          </table:table-cell>
        </table:table-row>
        <table:table-row table:style-name="ro1">
          <table:table-cell/>
          <table:table-cell office:value-type="string">
            <text:p>FR0010298513</text:p>
          </table:table-cell>
          <table:table-cell office:value-type="string">
            <text:p>CAUDALIE</text:p>
          </table:table-cell>
        </table:table-row>
        <table:table-row table:style-name="ro1">
          <table:table-cell/>
          <table:table-cell office:value-type="string">
            <text:p>FR0010298554</text:p>
          </table:table-cell>
          <table:table-cell office:value-type="string">
            <text:p>HSBC HORIZON 2034-2036 A</text:p>
          </table:table-cell>
        </table:table-row>
        <table:table-row table:style-name="ro1">
          <table:table-cell/>
          <table:table-cell office:value-type="string">
            <text:p>FR0010298596</text:p>
          </table:table-cell>
          <table:table-cell office:value-type="string">
            <text:p>MONETA MULTI CAPS C</text:p>
          </table:table-cell>
        </table:table-row>
        <table:table-row table:style-name="ro1">
          <table:table-cell/>
          <table:table-cell office:value-type="string">
            <text:p>FR0010301473</text:p>
          </table:table-cell>
          <table:table-cell office:value-type="string">
            <text:p>ODDO BHF EUROPEAN CONVERTIBLES CI</text:p>
          </table:table-cell>
        </table:table-row>
        <table:table-row table:style-name="ro1">
          <table:table-cell/>
          <table:table-cell office:value-type="string">
            <text:p>FR0010302398</text:p>
          </table:table-cell>
          <table:table-cell office:value-type="string">
            <text:p>BNP PARIBAS ETHEIS (C)</text:p>
          </table:table-cell>
        </table:table-row>
        <table:table-row table:style-name="ro1">
          <table:table-cell/>
          <table:table-cell office:value-type="string">
            <text:p>FR0010302661</text:p>
          </table:table-cell>
          <table:table-cell office:value-type="string">
            <text:p>LBPAM RESPONSABLE ACTIONS EURO E</text:p>
          </table:table-cell>
        </table:table-row>
        <table:table-row table:style-name="ro1">
          <table:table-cell/>
          <table:table-cell office:value-type="string">
            <text:p>FR0010302679</text:p>
          </table:table-cell>
          <table:table-cell office:value-type="string">
            <text:p>LBPAM ACTIONS MIDCAP E</text:p>
          </table:table-cell>
        </table:table-row>
        <table:table-row table:style-name="ro1">
          <table:table-cell/>
          <table:table-cell office:value-type="string">
            <text:p>FR0010302695</text:p>
          </table:table-cell>
          <table:table-cell office:value-type="string">
            <text:p>LBPAM ACTIONS FRANCE E</text:p>
          </table:table-cell>
        </table:table-row>
        <table:table-row table:style-name="ro1">
          <table:table-cell/>
          <table:table-cell office:value-type="string">
            <text:p>FR0010302703</text:p>
          </table:table-cell>
          <table:table-cell office:value-type="string">
            <text:p>LBPAM ACTIONS PACIFIQUE E</text:p>
          </table:table-cell>
        </table:table-row>
        <table:table-row table:style-name="ro1">
          <table:table-cell/>
          <table:table-cell office:value-type="string">
            <text:p>FR0010302711</text:p>
          </table:table-cell>
          <table:table-cell office:value-type="string">
            <text:p>LBPAM ACTIONS AMERIQUE E</text:p>
          </table:table-cell>
        </table:table-row>
        <table:table-row table:style-name="ro1">
          <table:table-cell/>
          <table:table-cell office:value-type="string">
            <text:p>FR0010304089</text:p>
          </table:table-cell>
          <table:table-cell office:value-type="string">
            <text:p>CPR OBLIG 12 MOIS P</text:p>
          </table:table-cell>
        </table:table-row>
        <table:table-row table:style-name="ro1">
          <table:table-cell/>
          <table:table-cell office:value-type="string">
            <text:p>FR0010305185</text:p>
          </table:table-cell>
          <table:table-cell office:value-type="string">
            <text:p>INDEP COURT TERME</text:p>
          </table:table-cell>
        </table:table-row>
        <table:table-row table:style-name="ro1">
          <table:table-cell/>
          <table:table-cell office:value-type="string">
            <text:p>FR0010305201</text:p>
          </table:table-cell>
          <table:table-cell office:value-type="string">
            <text:p>BF EVOLUTION</text:p>
          </table:table-cell>
        </table:table-row>
        <table:table-row table:style-name="ro1">
          <table:table-cell/>
          <table:table-cell office:value-type="string">
            <text:p>FR0010305490</text:p>
          </table:table-cell>
          <table:table-cell office:value-type="string">
            <text:p>LBPAM ACTIONS EUROPE E</text:p>
          </table:table-cell>
        </table:table-row>
        <table:table-row table:style-name="ro1">
          <table:table-cell/>
          <table:table-cell office:value-type="string">
            <text:p>FR0010305946</text:p>
          </table:table-cell>
          <table:table-cell office:value-type="string">
            <text:p>LBPAM ACTIONS EURO E</text:p>
          </table:table-cell>
        </table:table-row>
        <table:table-row table:style-name="ro1">
          <table:table-cell/>
          <table:table-cell office:value-type="string">
            <text:p>FR0010306142</text:p>
          </table:table-cell>
          <table:table-cell office:value-type="string">
            <text:p>CARMIGNAC PATRIMOINE E EUR acc</text:p>
          </table:table-cell>
        </table:table-row>
        <table:table-row table:style-name="ro1">
          <table:table-cell/>
          <table:table-cell office:value-type="string">
            <text:p>FR0010306159</text:p>
          </table:table-cell>
          <table:table-cell office:value-type="string">
            <text:p>UFG ALTERAM ARBITRAGES MASTER</text:p>
          </table:table-cell>
        </table:table-row>
        <table:table-row table:style-name="ro1">
          <table:table-cell/>
          <table:table-cell office:value-type="string">
            <text:p>FR0010306225</text:p>
          </table:table-cell>
          <table:table-cell office:value-type="string">
            <text:p>LA FRANCAISE INFLECTION POINT ACTIONS EURO LFIP AC</text:p>
          </table:table-cell>
        </table:table-row>
        <table:table-row table:style-name="ro1">
          <table:table-cell/>
          <table:table-cell office:value-type="string">
            <text:p>FR0010307876</text:p>
          </table:table-cell>
          <table:table-cell office:value-type="string">
            <text:p>ACTIONPRIVEE EUROPE</text:p>
          </table:table-cell>
        </table:table-row>
        <table:table-row table:style-name="ro1">
          <table:table-cell/>
          <table:table-cell office:value-type="string">
            <text:p>FR0010308114</text:p>
          </table:table-cell>
          <table:table-cell office:value-type="string">
            <text:p>CENTAURE LATITUDE 75</text:p>
          </table:table-cell>
        </table:table-row>
        <table:table-row table:style-name="ro1">
          <table:table-cell/>
          <table:table-cell office:value-type="string">
            <text:p>FR0010308783</text:p>
          </table:table-cell>
          <table:table-cell office:value-type="string">
            <text:p>GT OPPPORTUNITES A</text:p>
          </table:table-cell>
        </table:table-row>
        <table:table-row table:style-name="ro1">
          <table:table-cell/>
          <table:table-cell office:value-type="string">
            <text:p>FR0010308825</text:p>
          </table:table-cell>
          <table:table-cell office:value-type="string">
            <text:p>SWISS LIFE FUNDS (F) DEFENSIVE P</text:p>
          </table:table-cell>
        </table:table-row>
        <table:table-row table:style-name="ro1">
          <table:table-cell/>
          <table:table-cell office:value-type="string">
            <text:p>FR0010308833</text:p>
          </table:table-cell>
          <table:table-cell office:value-type="string">
            <text:p>PLATINIUM EUREKA C</text:p>
          </table:table-cell>
        </table:table-row>
        <table:table-row table:style-name="ro1">
          <table:table-cell/>
          <table:table-cell office:value-type="string">
            <text:p>FR0010311993</text:p>
          </table:table-cell>
          <table:table-cell office:value-type="string">
            <text:p>SG ACTIONS EUROPE SELECTION C</text:p>
          </table:table-cell>
        </table:table-row>
        <table:table-row table:style-name="ro1">
          <table:table-cell/>
          <table:table-cell office:value-type="string">
            <text:p>FR0010312066</text:p>
          </table:table-cell>
          <table:table-cell office:value-type="string">
            <text:p>CNP ASSUR PRUDENT B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FR0010312124</text:p>
          </table:table-cell>
          <table:table-cell office:value-type="string">
            <text:p>Lyxor Asia Pa Exj</text:p>
          </table:table-cell>
        </table:table-row>
        <table:table-row table:style-name="ro1">
          <table:table-cell/>
          <table:table-cell office:value-type="string">
            <text:p>FR0010312660</text:p>
          </table:table-cell>
          <table:table-cell office:value-type="string">
            <text:p>CARMIGNAC INVESTISSEMENT E EUR acc</text:p>
          </table:table-cell>
        </table:table-row>
        <table:table-row table:style-name="ro1">
          <table:table-cell/>
          <table:table-cell office:value-type="string">
            <text:p>FR0010312959</text:p>
          </table:table-cell>
          <table:table-cell office:value-type="string">
            <text:p>GERER REGULARITE PLUS</text:p>
          </table:table-cell>
        </table:table-row>
        <table:table-row table:style-name="ro1">
          <table:table-cell/>
          <table:table-cell office:value-type="string">
            <text:p>FR0010313007</text:p>
          </table:table-cell>
          <table:table-cell office:value-type="string">
            <text:p>INDEP CONVERTIBLES</text:p>
          </table:table-cell>
        </table:table-row>
        <table:table-row table:style-name="ro1">
          <table:table-cell/>
          <table:table-cell office:value-type="string">
            <text:p>FR0010313015</text:p>
          </table:table-cell>
          <table:table-cell office:value-type="string">
            <text:p>INDEP OBLIGATIONS INTERNATIONALES</text:p>
          </table:table-cell>
        </table:table-row>
        <table:table-row table:style-name="ro1">
          <table:table-cell/>
          <table:table-cell office:value-type="string">
            <text:p>FR0010313718</text:p>
          </table:table-cell>
          <table:table-cell office:value-type="string">
            <text:p>ALCIS PROFIL 80</text:p>
          </table:table-cell>
        </table:table-row>
        <table:table-row table:style-name="ro1">
          <table:table-cell/>
          <table:table-cell office:value-type="string">
            <text:p>FR0010313726</text:p>
          </table:table-cell>
          <table:table-cell office:value-type="string">
            <text:p>ALCIS PROFIL 30</text:p>
          </table:table-cell>
        </table:table-row>
        <table:table-row table:style-name="ro1">
          <table:table-cell/>
          <table:table-cell office:value-type="string">
            <text:p>FR0010313734</text:p>
          </table:table-cell>
          <table:table-cell office:value-type="string">
            <text:p>ALCIS PROFIL 60</text:p>
          </table:table-cell>
        </table:table-row>
        <table:table-row table:style-name="ro1">
          <table:table-cell/>
          <table:table-cell office:value-type="string">
            <text:p>FR0010313742</text:p>
          </table:table-cell>
          <table:table-cell office:value-type="string">
            <text:p>ALCIS ALPHA OBLIGATIONS CREDIT P</text:p>
          </table:table-cell>
        </table:table-row>
        <table:table-row table:style-name="ro1">
          <table:table-cell/>
          <table:table-cell office:value-type="string">
            <text:p>FR0010313775</text:p>
          </table:table-cell>
          <table:table-cell office:value-type="string">
            <text:p>AMUNDI EURO EQUITY ESR C</text:p>
          </table:table-cell>
        </table:table-row>
        <table:table-row table:style-name="ro1">
          <table:table-cell/>
          <table:table-cell office:value-type="string">
            <text:p>FR0010313783</text:p>
          </table:table-cell>
          <table:table-cell office:value-type="string">
            <text:p>AMUNDI EURO BOND ESR C</text:p>
          </table:table-cell>
        </table:table-row>
        <table:table-row table:style-name="ro1">
          <table:table-cell/>
          <table:table-cell office:value-type="string">
            <text:p>FR0010315077</text:p>
          </table:table-cell>
          <table:table-cell office:value-type="string">
            <text:p>TOP MULTI CAPS</text:p>
          </table:table-cell>
        </table:table-row>
        <table:table-row table:style-name="ro1">
          <table:table-cell/>
          <table:table-cell office:value-type="string">
            <text:p>FR0010315093</text:p>
          </table:table-cell>
          <table:table-cell office:value-type="string">
            <text:p>BNP PARIBAS PROTECTION MONDE CLASSIQUE</text:p>
          </table:table-cell>
        </table:table-row>
        <table:table-row table:style-name="ro1">
          <table:table-cell office:value-type="string">
            <text:p>WLD</text:p>
          </table:table-cell>
          <table:table-cell office:value-type="string">
            <text:p>FR0010315770</text:p>
          </table:table-cell>
          <table:table-cell office:value-type="string">
            <text:p>Lyxor Msci World</text:p>
          </table:table-cell>
        </table:table-row>
        <table:table-row table:style-name="ro1">
          <table:table-cell/>
          <table:table-cell office:value-type="string">
            <text:p>FR0010316182</text:p>
          </table:table-cell>
          <table:table-cell office:value-type="string">
            <text:p>SG ACTIONS EUROPE MIDCAP P</text:p>
          </table:table-cell>
        </table:table-row>
        <table:table-row table:style-name="ro1">
          <table:table-cell/>
          <table:table-cell office:value-type="string">
            <text:p>FR0010316216</text:p>
          </table:table-cell>
          <table:table-cell office:value-type="string">
            <text:p>TRUSTEAM OPTIMUM B</text:p>
          </table:table-cell>
        </table:table-row>
        <table:table-row table:style-name="ro1">
          <table:table-cell/>
          <table:table-cell office:value-type="string">
            <text:p>FR0010316224</text:p>
          </table:table-cell>
          <table:table-cell office:value-type="string">
            <text:p>VIVACCIO ACTIONS "GMO ACTIONS"</text:p>
          </table:table-cell>
        </table:table-row>
        <table:table-row table:style-name="ro1">
          <table:table-cell/>
          <table:table-cell office:value-type="string">
            <text:p>FR0010316893</text:p>
          </table:table-cell>
          <table:table-cell office:value-type="string">
            <text:p>QUILVEST MULTI EMERGING MARKETS P</text:p>
          </table:table-cell>
        </table:table-row>
        <table:table-row table:style-name="ro1">
          <table:table-cell/>
          <table:table-cell office:value-type="string">
            <text:p>FR0010317487</text:p>
          </table:table-cell>
          <table:table-cell office:value-type="string">
            <text:p>MANSARTIS AMERIQUE</text:p>
          </table:table-cell>
        </table:table-row>
        <table:table-row table:style-name="ro1">
          <table:table-cell/>
          <table:table-cell office:value-type="string">
            <text:p>FR0010317685</text:p>
          </table:table-cell>
          <table:table-cell office:value-type="string">
            <text:p>ALLIANZ MULTI HORIZON 2021-2023 C</text:p>
          </table:table-cell>
        </table:table-row>
        <table:table-row table:style-name="ro1">
          <table:table-cell/>
          <table:table-cell office:value-type="string">
            <text:p>FR0010317693</text:p>
          </table:table-cell>
          <table:table-cell office:value-type="string">
            <text:p>ALLIANZ MULTI HORIZON 2024-2026 C</text:p>
          </table:table-cell>
        </table:table-row>
        <table:table-row table:style-name="ro1">
          <table:table-cell/>
          <table:table-cell office:value-type="string">
            <text:p>FR0010318121</text:p>
          </table:table-cell>
          <table:table-cell office:value-type="string">
            <text:p>MONDE GAN I (C)</text:p>
          </table:table-cell>
        </table:table-row>
        <table:table-row table:style-name="ro1">
          <table:table-cell/>
          <table:table-cell office:value-type="string">
            <text:p>FR0010319434</text:p>
          </table:table-cell>
          <table:table-cell office:value-type="string">
            <text:p>CAMGESTION ACTIONS CROISSANCE CLASSIC</text:p>
          </table:table-cell>
        </table:table-row>
        <table:table-row table:style-name="ro1">
          <table:table-cell/>
          <table:table-cell office:value-type="string">
            <text:p>FR0010319483</text:p>
          </table:table-cell>
          <table:table-cell office:value-type="string">
            <text:p>DEXIA LOCALYS EURO COURT TERME S</text:p>
          </table:table-cell>
        </table:table-row>
        <table:table-row table:style-name="ro1">
          <table:table-cell/>
          <table:table-cell office:value-type="string">
            <text:p>FR0010319996</text:p>
          </table:table-cell>
          <table:table-cell office:value-type="string">
            <text:p>AMUNDI ABS C</text:p>
          </table:table-cell>
        </table:table-row>
        <table:table-row table:style-name="ro1">
          <table:table-cell/>
          <table:table-cell office:value-type="string">
            <text:p>FR0010320077</text:p>
          </table:table-cell>
          <table:table-cell office:value-type="string">
            <text:p>EXANE PLEIADE FUND 5 P</text:p>
          </table:table-cell>
        </table:table-row>
        <table:table-row table:style-name="ro1">
          <table:table-cell/>
          <table:table-cell office:value-type="string">
            <text:p>FR0010320366</text:p>
          </table:table-cell>
          <table:table-cell office:value-type="string">
            <text:p>OBJECTIF JAPON COUVERT</text:p>
          </table:table-cell>
        </table:table-row>
        <table:table-row table:style-name="ro1">
          <table:table-cell/>
          <table:table-cell office:value-type="string">
            <text:p>FR0010320440</text:p>
          </table:table-cell>
          <table:table-cell office:value-type="string">
            <text:p>SG MONETAIRE DOLLAR E</text:p>
          </table:table-cell>
        </table:table-row>
        <table:table-row table:style-name="ro1">
          <table:table-cell/>
          <table:table-cell office:value-type="string">
            <text:p>FR0010320887</text:p>
          </table:table-cell>
          <table:table-cell office:value-type="string">
            <text:p>TAUX REELS EUROPEENS AC</text:p>
          </table:table-cell>
        </table:table-row>
        <table:table-row table:style-name="ro1">
          <table:table-cell/>
          <table:table-cell office:value-type="string">
            <text:p>FR0010321802</text:p>
          </table:table-cell>
          <table:table-cell office:value-type="string">
            <text:p>AGRESSOR</text:p>
          </table:table-cell>
        </table:table-row>
        <table:table-row table:style-name="ro1">
          <table:table-cell/>
          <table:table-cell office:value-type="string">
            <text:p>FR0010321810</text:p>
          </table:table-cell>
          <table:table-cell office:value-type="string">
            <text:p>ECHIQUIER AGENOR</text:p>
          </table:table-cell>
        </table:table-row>
        <table:table-row table:style-name="ro1">
          <table:table-cell/>
          <table:table-cell office:value-type="string">
            <text:p>FR0010321828</text:p>
          </table:table-cell>
          <table:table-cell office:value-type="string">
            <text:p>ECHIQUIER MAJOR</text:p>
          </table:table-cell>
        </table:table-row>
        <table:table-row table:style-name="ro1">
          <table:table-cell/>
          <table:table-cell office:value-type="string">
            <text:p>FR0010322438</text:p>
          </table:table-cell>
          <table:table-cell office:value-type="string">
            <text:p>OSTRUM CASH A1P1 I (C)</text:p>
          </table:table-cell>
        </table:table-row>
        <table:table-row table:style-name="ro1">
          <table:table-cell/>
          <table:table-cell office:value-type="string">
            <text:p>FR0010322503</text:p>
          </table:table-cell>
          <table:table-cell office:value-type="string">
            <text:p>GSD France</text:p>
          </table:table-cell>
        </table:table-row>
        <table:table-row table:style-name="ro1">
          <table:table-cell/>
          <table:table-cell office:value-type="string">
            <text:p>FR0010322529</text:p>
          </table:table-cell>
          <table:table-cell office:value-type="string">
            <text:p>PORTFOLIO OBLIG CREDIT</text:p>
          </table:table-cell>
        </table:table-row>
        <table:table-row table:style-name="ro1">
          <table:table-cell/>
          <table:table-cell office:value-type="string">
            <text:p>FR0010323287</text:p>
          </table:table-cell>
          <table:table-cell office:value-type="string">
            <text:p>CPR GLOBAL INFLATION P</text:p>
          </table:table-cell>
        </table:table-row>
        <table:table-row table:style-name="ro1">
          <table:table-cell/>
          <table:table-cell office:value-type="string">
            <text:p>FR0010323295</text:p>
          </table:table-cell>
          <table:table-cell office:value-type="string">
            <text:p>AXA FORCE</text:p>
          </table:table-cell>
        </table:table-row>
        <table:table-row table:style-name="ro1">
          <table:table-cell/>
          <table:table-cell office:value-type="string">
            <text:p>FR0010323303</text:p>
          </table:table-cell>
          <table:table-cell office:value-type="string">
            <text:p>R OPAL EMERGENTS F EUR</text:p>
          </table:table-cell>
        </table:table-row>
        <table:table-row table:style-name="ro1">
          <table:table-cell/>
          <table:table-cell office:value-type="string">
            <text:p>FR0010325597</text:p>
          </table:table-cell>
          <table:table-cell office:value-type="string">
            <text:p>BNP PARIBAS TELECOMS</text:p>
          </table:table-cell>
        </table:table-row>
        <table:table-row table:style-name="ro1">
          <table:table-cell/>
          <table:table-cell office:value-type="string">
            <text:p>FR0010325605</text:p>
          </table:table-cell>
          <table:table-cell office:value-type="string">
            <text:p>CPR GLOBAL RETURN BOND P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FR0010326140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FR0010326256</text:p>
          </table:table-cell>
          <table:table-cell office:value-type="string">
            <text:p>Lyxor Etf Turkey</text:p>
          </table:table-cell>
        </table:table-row>
        <table:table-row table:style-name="ro1">
          <table:table-cell/>
          <table:table-cell office:value-type="string">
            <text:p>FR0010328922</text:p>
          </table:table-cell>
          <table:table-cell office:value-type="string">
            <text:p>UNION OPPORTUNITES</text:p>
          </table:table-cell>
        </table:table-row>
        <table:table-row table:style-name="ro1">
          <table:table-cell/>
          <table:table-cell office:value-type="string">
            <text:p>FR0010329391</text:p>
          </table:table-cell>
          <table:table-cell office:value-type="string">
            <text:p>HSBC SELECT BALANCED A</text:p>
          </table:table-cell>
        </table:table-row>
        <table:table-row table:style-name="ro1">
          <table:table-cell/>
          <table:table-cell office:value-type="string">
            <text:p>FR0010330258</text:p>
          </table:table-cell>
          <table:table-cell office:value-type="string">
            <text:p>CPR EUROPE NOUVELLE P</text:p>
          </table:table-cell>
        </table:table-row>
        <table:table-row table:style-name="ro1">
          <table:table-cell/>
          <table:table-cell office:value-type="string">
            <text:p>FR0010330902</text:p>
          </table:table-cell>
          <table:table-cell office:value-type="string">
            <text:p>AGRESSOR PEA</text:p>
          </table:table-cell>
        </table:table-row>
        <table:table-row table:style-name="ro1">
          <table:table-cell/>
          <table:table-cell office:value-type="string">
            <text:p>FR0010332783</text:p>
          </table:table-cell>
          <table:table-cell office:value-type="string">
            <text:p>MASSELIA INVESTISSEMENTS</text:p>
          </table:table-cell>
        </table:table-row>
        <table:table-row table:style-name="ro1">
          <table:table-cell/>
          <table:table-cell office:value-type="string">
            <text:p>FR0010332940</text:p>
          </table:table-cell>
          <table:table-cell office:value-type="string">
            <text:p>MARIGNAN VALEURS EUROPEENNES C</text:p>
          </table:table-cell>
        </table:table-row>
        <table:table-row table:style-name="ro1">
          <table:table-cell/>
          <table:table-cell office:value-type="string">
            <text:p>FR0010334961</text:p>
          </table:table-cell>
          <table:table-cell office:value-type="string">
            <text:p>UNIVERS CNP 1 A</text:p>
          </table:table-cell>
        </table:table-row>
        <table:table-row table:style-name="ro1">
          <table:table-cell/>
          <table:table-cell office:value-type="string">
            <text:p>FR0010335026</text:p>
          </table:table-cell>
          <table:table-cell office:value-type="string">
            <text:p>A PLUS PATRIMOINE A</text:p>
          </table:table-cell>
        </table:table-row>
        <table:table-row table:style-name="ro1">
          <table:table-cell/>
          <table:table-cell office:value-type="string">
            <text:p>FR0010336701</text:p>
          </table:table-cell>
          <table:table-cell office:value-type="string">
            <text:p>ALLIANZ DIVERSIFIE CAUMARTIN</text:p>
          </table:table-cell>
        </table:table-row>
        <table:table-row table:style-name="ro1">
          <table:table-cell/>
          <table:table-cell office:value-type="string">
            <text:p>FR0010339465</text:p>
          </table:table-cell>
          <table:table-cell office:value-type="string">
            <text:p>SCHELCHER PRINCE CONVERTIBLES ISR EUROPE P</text:p>
          </table:table-cell>
        </table:table-row>
        <table:table-row table:style-name="ro1">
          <table:table-cell/>
          <table:table-cell office:value-type="string">
            <text:p>FR0010340612</text:p>
          </table:table-cell>
          <table:table-cell office:value-type="string">
            <text:p>BFT FRANCE FUTUR E (C)</text:p>
          </table:table-cell>
        </table:table-row>
        <table:table-row table:style-name="ro1">
          <table:table-cell/>
          <table:table-cell office:value-type="string">
            <text:p>FR0010340620</text:p>
          </table:table-cell>
          <table:table-cell office:value-type="string">
            <text:p>BFT FRANCE FUTUR E (D)</text:p>
          </table:table-cell>
        </table:table-row>
        <table:table-row table:style-name="ro1">
          <table:table-cell/>
          <table:table-cell office:value-type="string">
            <text:p>FR0010340950</text:p>
          </table:table-cell>
          <table:table-cell office:value-type="string">
            <text:p>CNP ASSUR-UNIVERS B</text:p>
          </table:table-cell>
        </table:table-row>
        <table:table-row table:style-name="ro1">
          <table:table-cell/>
          <table:table-cell office:value-type="string">
            <text:p>FR0010341024</text:p>
          </table:table-cell>
          <table:table-cell office:value-type="string">
            <text:p>LMDG OPPORTUNITeS MONDE 10 (EUR)</text:p>
          </table:table-cell>
        </table:table-row>
        <table:table-row table:style-name="ro1">
          <table:table-cell/>
          <table:table-cell office:value-type="string">
            <text:p>FR0010341800</text:p>
          </table:table-cell>
          <table:table-cell office:value-type="string">
            <text:p>PALATINE OR BLEU A</text:p>
          </table:table-cell>
        </table:table-row>
        <table:table-row table:style-name="ro1">
          <table:table-cell/>
          <table:table-cell office:value-type="string">
            <text:p>FR0010342055</text:p>
          </table:table-cell>
          <table:table-cell office:value-type="string">
            <text:p>FOX FRANCE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FR0010342592</text:p>
          </table:table-cell>
          <table:table-cell office:value-type="string">
            <text:p>Sgamnasdaq100Lev</text:p>
          </table:table-cell>
        </table:table-row>
        <table:table-row table:style-name="ro1">
          <table:table-cell/>
          <table:table-cell office:value-type="string">
            <text:p>FR0010342600</text:p>
          </table:table-cell>
          <table:table-cell office:value-type="string">
            <text:p>21 GESTION ACTIVE</text:p>
          </table:table-cell>
        </table:table-row>
        <table:table-row table:style-name="ro1">
          <table:table-cell/>
          <table:table-cell office:value-type="string">
            <text:p>FR0010345769</text:p>
          </table:table-cell>
          <table:table-cell office:value-type="string">
            <text:p>CNP ASSUR PIERRE A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FR0010346205</text:p>
          </table:table-cell>
          <table:table-cell office:value-type="string">
            <text:p>Lyxor Etf Commodities CRB Non-Energy</text:p>
          </table:table-cell>
        </table:table-row>
        <table:table-row table:style-name="ro1">
          <table:table-cell/>
          <table:table-cell office:value-type="string">
            <text:p>FR0010346742</text:p>
          </table:table-cell>
          <table:table-cell office:value-type="string">
            <text:p>DARWIN ACTIONS EUROPE C</text:p>
          </table:table-cell>
        </table:table-row>
        <table:table-row table:style-name="ro1">
          <table:table-cell/>
          <table:table-cell office:value-type="string">
            <text:p>FR0010346817</text:p>
          </table:table-cell>
          <table:table-cell office:value-type="string">
            <text:p>WWW PERF</text:p>
          </table:table-cell>
        </table:table-row>
        <table:table-row table:style-name="ro1">
          <table:table-cell/>
          <table:table-cell office:value-type="string">
            <text:p>FR0010347260</text:p>
          </table:table-cell>
          <table:table-cell office:value-type="string">
            <text:p>SG ACTIONS MONDE MULTIGESTION C</text:p>
          </table:table-cell>
        </table:table-row>
        <table:table-row table:style-name="ro1">
          <table:table-cell/>
          <table:table-cell office:value-type="string">
            <text:p>FR0010347286</text:p>
          </table:table-cell>
          <table:table-cell office:value-type="string">
            <text:p>OTC ENTREPRISES 2 A</text:p>
          </table:table-cell>
        </table:table-row>
        <table:table-row table:style-name="ro1">
          <table:table-cell/>
          <table:table-cell office:value-type="string">
            <text:p>FR0010349977</text:p>
          </table:table-cell>
          <table:table-cell office:value-type="string">
            <text:p>TEMPO</text:p>
          </table:table-cell>
        </table:table-row>
        <table:table-row table:style-name="ro1">
          <table:table-cell/>
          <table:table-cell office:value-type="string">
            <text:p>FR0010354555</text:p>
          </table:table-cell>
          <table:table-cell office:value-type="string">
            <text:p>NATIXIS SOLIDAIRE NATIXIS SOLIDAIRE</text:p>
          </table:table-cell>
        </table:table-row>
        <table:table-row table:style-name="ro1">
          <table:table-cell/>
          <table:table-cell office:value-type="string">
            <text:p>FR0010354811</text:p>
          </table:table-cell>
          <table:table-cell office:value-type="string">
            <text:p>DORVAL FLEXIBLE EMERGENTS P</text:p>
          </table:table-cell>
        </table:table-row>
        <table:table-row table:style-name="ro1">
          <table:table-cell/>
          <table:table-cell office:value-type="string">
            <text:p>FR0010354837</text:p>
          </table:table-cell>
          <table:table-cell office:value-type="string">
            <text:p>DNCA EVOLUTIF PEA</text:p>
          </table:table-cell>
        </table:table-row>
        <table:table-row table:style-name="ro1">
          <table:table-cell/>
          <table:table-cell office:value-type="string">
            <text:p>FR0010356501</text:p>
          </table:table-cell>
          <table:table-cell office:value-type="string">
            <text:p>LMDG MONeTAIRE (C)</text:p>
          </table:table-cell>
        </table:table-row>
        <table:table-row table:style-name="ro1">
          <table:table-cell/>
          <table:table-cell office:value-type="string">
            <text:p>FR0010356717</text:p>
          </table:table-cell>
          <table:table-cell office:value-type="string">
            <text:p>RB CAPITAL PRUDENCE C</text:p>
          </table:table-cell>
        </table:table-row>
        <table:table-row table:style-name="ro1">
          <table:table-cell/>
          <table:table-cell office:value-type="string">
            <text:p>FR0010357509</text:p>
          </table:table-cell>
          <table:table-cell office:value-type="string">
            <text:p>GUTENBERG PATRIMOINE</text:p>
          </table:table-cell>
        </table:table-row>
        <table:table-row table:style-name="ro1">
          <table:table-cell/>
          <table:table-cell office:value-type="string">
            <text:p>FR0010359331</text:p>
          </table:table-cell>
          <table:table-cell office:value-type="string">
            <text:p>CM-CIC EURO ACTIONS (C)</text:p>
          </table:table-cell>
        </table:table-row>
        <table:table-row table:style-name="ro1">
          <table:table-cell/>
          <table:table-cell office:value-type="string">
            <text:p>FR0010359349</text:p>
          </table:table-cell>
          <table:table-cell office:value-type="string">
            <text:p>CM-CIC CASH</text:p>
          </table:table-cell>
        </table:table-row>
        <table:table-row table:style-name="ro1">
          <table:table-cell/>
          <table:table-cell office:value-type="string">
            <text:p>FR0010359356</text:p>
          </table:table-cell>
          <table:table-cell office:value-type="string">
            <text:p>CM CIC FRANCE (C)</text:p>
          </table:table-cell>
        </table:table-row>
        <table:table-row table:style-name="ro1">
          <table:table-cell/>
          <table:table-cell office:value-type="string">
            <text:p>FR0010359372</text:p>
          </table:table-cell>
          <table:table-cell office:value-type="string">
            <text:p>CM-CIC JOUR (C)</text:p>
          </table:table-cell>
        </table:table-row>
        <table:table-row table:style-name="ro1">
          <table:table-cell/>
          <table:table-cell office:value-type="string">
            <text:p>FR0010359430</text:p>
          </table:table-cell>
          <table:table-cell office:value-type="string">
            <text:p>CM-CIC DYNAMIQUE EUROPE (C)</text:p>
          </table:table-cell>
        </table:table-row>
        <table:table-row table:style-name="ro1">
          <table:table-cell/>
          <table:table-cell office:value-type="string">
            <text:p>FR0010359448</text:p>
          </table:table-cell>
          <table:table-cell office:value-type="string">
            <text:p>CM CIC EQUILIBRE INTERNATIONAL (C)</text:p>
          </table:table-cell>
        </table:table-row>
        <table:table-row table:style-name="ro1">
          <table:table-cell/>
          <table:table-cell office:value-type="string">
            <text:p>FR0010361022</text:p>
          </table:table-cell>
          <table:table-cell office:value-type="string">
            <text:p>CM-CIC EURO ACTIONS D</text:p>
          </table:table-cell>
        </table:table-row>
        <table:table-row table:style-name="ro1">
          <table:table-cell/>
          <table:table-cell office:value-type="string">
            <text:p>FR0010361048</text:p>
          </table:table-cell>
          <table:table-cell office:value-type="string">
            <text:p>CM CIC FRANCE (D)</text:p>
          </table:table-cell>
        </table:table-row>
        <table:table-row table:style-name="ro1">
          <table:table-cell/>
          <table:table-cell office:value-type="string">
            <text:p>FR0010361279</text:p>
          </table:table-cell>
          <table:table-cell office:value-type="string">
            <text:p>ETOILE ACTIONS FRANCE (C)</text:p>
          </table:table-cell>
        </table:table-row>
        <table:table-row table:style-name="ro1">
          <table:table-cell/>
          <table:table-cell office:value-type="string">
            <text:p>FR0010361303</text:p>
          </table:table-cell>
          <table:table-cell office:value-type="string">
            <text:p>CM-CIC DYNAMIQUE EUROPE (D)</text:p>
          </table:table-cell>
        </table:table-row>
        <table:table-row table:style-name="ro1">
          <table:table-cell/>
          <table:table-cell office:value-type="string">
            <text:p>FR0010361600</text:p>
          </table:table-cell>
          <table:table-cell office:value-type="string">
            <text:p>AAZ PRESTIGE OR</text:p>
          </table:table-cell>
        </table:table-row>
        <table:table-row table:style-name="ro1">
          <table:table-cell/>
          <table:table-cell office:value-type="string">
            <text:p>FR0010361667</text:p>
          </table:table-cell>
          <table:table-cell office:value-type="string">
            <text:p>FOX SeLECTION R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FR0010361675</text:p>
          </table:table-cell>
          <table:table-cell office:value-type="string">
            <text:p>Lyxor Etf Hsi</text:p>
          </table:table-cell>
        </table:table-row>
        <table:table-row table:style-name="ro1">
          <table:table-cell office:value-type="string">
            <text:p>INR</text:p>
          </table:table-cell>
          <table:table-cell office:value-type="string">
            <text:p>FR0010361683</text:p>
          </table:table-cell>
          <table:table-cell office:value-type="string">
            <text:p>Lyxor ETF india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FR0010361691</text:p>
          </table:table-cell>
          <table:table-cell office:value-type="string">
            <text:p>Lyx.Etf Msci Korea</text:p>
          </table:table-cell>
        </table:table-row>
        <table:table-row table:style-name="ro1">
          <table:table-cell/>
          <table:table-cell office:value-type="string">
            <text:p>FR0010362293</text:p>
          </table:table-cell>
          <table:table-cell office:value-type="string">
            <text:p>CM-CIC JOUR (D)</text:p>
          </table:table-cell>
        </table:table-row>
        <table:table-row table:style-name="ro1">
          <table:table-cell/>
          <table:table-cell office:value-type="string">
            <text:p>FR0010362301</text:p>
          </table:table-cell>
          <table:table-cell office:value-type="string">
            <text:p>CM CIC EQUILIBRE INTERNATIONAL (D)</text:p>
          </table:table-cell>
        </table:table-row>
        <table:table-row table:style-name="ro1">
          <table:table-cell/>
          <table:table-cell office:value-type="string">
            <text:p>FR0010362830</text:p>
          </table:table-cell>
          <table:table-cell office:value-type="string">
            <text:p>ABN AMRO EURO SHORT TERM BONDS AC</text:p>
          </table:table-cell>
        </table:table-row>
        <table:table-row table:style-name="ro1">
          <table:table-cell/>
          <table:table-cell office:value-type="string">
            <text:p>FR0010362863</text:p>
          </table:table-cell>
          <table:table-cell office:value-type="string">
            <text:p>NEUFLIZE OPTIMUM C</text:p>
          </table:table-cell>
        </table:table-row>
        <table:table-row table:style-name="ro1">
          <table:table-cell/>
          <table:table-cell office:value-type="string">
            <text:p>FR0010362913</text:p>
          </table:table-cell>
          <table:table-cell office:value-type="string">
            <text:p>NOBC FRANCE INDICE (C)</text:p>
          </table:table-cell>
        </table:table-row>
        <table:table-row table:style-name="ro1">
          <table:table-cell/>
          <table:table-cell office:value-type="string">
            <text:p>FR0010363317</text:p>
          </table:table-cell>
          <table:table-cell office:value-type="string">
            <text:p>MARTIN MAUREL COMPOSITION AMERIQUE P</text:p>
          </table:table-cell>
        </table:table-row>
        <table:table-row table:style-name="ro1">
          <table:table-cell/>
          <table:table-cell office:value-type="string">
            <text:p>FR0010363366</text:p>
          </table:table-cell>
          <table:table-cell office:value-type="string">
            <text:p>SYCOMORE L/S OPPORTUNITIES R</text:p>
          </table:table-cell>
        </table:table-row>
        <table:table-row table:style-name="ro1">
          <table:table-cell/>
          <table:table-cell office:value-type="string">
            <text:p>FR0010363648</text:p>
          </table:table-cell>
          <table:table-cell office:value-type="string">
            <text:p>SLGP CONVERTIBLES PATRIMOINE</text:p>
          </table:table-cell>
        </table:table-row>
        <table:table-row table:style-name="ro1">
          <table:table-cell/>
          <table:table-cell office:value-type="string">
            <text:p>FR0010363846</text:p>
          </table:table-cell>
          <table:table-cell office:value-type="string">
            <text:p>ABN AMRO EURO SMALLER COMPANIES EQUITIES NEUFLIZE </text:p>
          </table:table-cell>
        </table:table-row>
        <table:table-row table:style-name="ro1">
          <table:table-cell/>
          <table:table-cell office:value-type="string">
            <text:p>FR0010364760</text:p>
          </table:table-cell>
          <table:table-cell office:value-type="string">
            <text:p>UNION EURO PLUS C</text:p>
          </table:table-cell>
        </table:table-row>
        <table:table-row table:style-name="ro1">
          <table:table-cell/>
          <table:table-cell office:value-type="string">
            <text:p>FR0010365213</text:p>
          </table:table-cell>
          <table:table-cell office:value-type="string">
            <text:p>BATI ENTREPRENDRE EURO</text:p>
          </table:table-cell>
        </table:table-row>
        <table:table-row table:style-name="ro1">
          <table:table-cell/>
          <table:table-cell office:value-type="string">
            <text:p>FR0010366245</text:p>
          </table:table-cell>
          <table:table-cell office:value-type="string">
            <text:p>ABN AMRO TOTAL RETURN GLOBAL BONDS AC</text:p>
          </table:table-cell>
        </table:table-row>
        <table:table-row table:style-name="ro1">
          <table:table-cell/>
          <table:table-cell office:value-type="string">
            <text:p>FR0010367086</text:p>
          </table:table-cell>
          <table:table-cell office:value-type="string">
            <text:p>LA FRANCAISE EURO INFLATION R ACCUMULATION</text:p>
          </table:table-cell>
        </table:table-row>
        <table:table-row table:style-name="ro1">
          <table:table-cell/>
          <table:table-cell office:value-type="string">
            <text:p>FR0010368175</text:p>
          </table:table-cell>
          <table:table-cell office:value-type="string">
            <text:p>UNI-MT (D)</text:p>
          </table:table-cell>
        </table:table-row>
        <table:table-row table:style-name="ro1">
          <table:table-cell/>
          <table:table-cell office:value-type="string">
            <text:p>FR0010370528</text:p>
          </table:table-cell>
          <table:table-cell office:value-type="string">
            <text:p>UNI-MT (C)</text:p>
          </table:table-cell>
        </table:table-row>
        <table:table-row table:style-name="ro1">
          <table:table-cell/>
          <table:table-cell office:value-type="string">
            <text:p>FR0010371146</text:p>
          </table:table-cell>
          <table:table-cell office:value-type="string">
            <text:p>COLOMBUS ALPHA CREDIT</text:p>
          </table:table-cell>
        </table:table-row>
        <table:table-row table:style-name="ro1">
          <table:table-cell/>
          <table:table-cell office:value-type="string">
            <text:p>FR0010371633</text:p>
          </table:table-cell>
          <table:table-cell office:value-type="string">
            <text:p>COLOMBUS HIGH YIELD</text:p>
          </table:table-cell>
        </table:table-row>
        <table:table-row table:style-name="ro1">
          <table:table-cell/>
          <table:table-cell office:value-type="string">
            <text:p>FR0010373183</text:p>
          </table:table-cell>
          <table:table-cell office:value-type="string">
            <text:p>SEXTANT AUTOUR DU MONDE Z</text:p>
          </table:table-cell>
        </table:table-row>
        <table:table-row table:style-name="ro1">
          <table:table-cell/>
          <table:table-cell office:value-type="string">
            <text:p>FR0010373209</text:p>
          </table:table-cell>
          <table:table-cell office:value-type="string">
            <text:p>SEXTANT GRAND LARGE Z</text:p>
          </table:table-cell>
        </table:table-row>
        <table:table-row table:style-name="ro1">
          <table:table-cell/>
          <table:table-cell office:value-type="string">
            <text:p>FR0010373217</text:p>
          </table:table-cell>
          <table:table-cell office:value-type="string">
            <text:p>SEXTANT PEA Z</text:p>
          </table:table-cell>
        </table:table-row>
        <table:table-row table:style-name="ro1">
          <table:table-cell/>
          <table:table-cell office:value-type="string">
            <text:p>FR0010375600</text:p>
          </table:table-cell>
          <table:table-cell office:value-type="string">
            <text:p>AMPLEGEST MULTICAPS AC</text:p>
          </table:table-cell>
        </table:table-row>
        <table:table-row table:style-name="ro1">
          <table:table-cell/>
          <table:table-cell office:value-type="string">
            <text:p>FR0010376020</text:p>
          </table:table-cell>
          <table:table-cell office:value-type="string">
            <text:p>CPR 7-10 EURO SR P</text:p>
          </table:table-cell>
        </table:table-row>
        <table:table-row table:style-name="ro1">
          <table:table-cell/>
          <table:table-cell office:value-type="string">
            <text:p>FR0010376343</text:p>
          </table:table-cell>
          <table:table-cell office:value-type="string">
            <text:p>SYNERGY SMALLER CIES A</text:p>
          </table:table-cell>
        </table:table-row>
        <table:table-row table:style-name="ro1">
          <table:table-cell/>
          <table:table-cell office:value-type="string">
            <text:p>FR0010376368</text:p>
          </table:table-cell>
          <table:table-cell office:value-type="string">
            <text:p>SYNERGY SMALLER CIES R</text:p>
          </table:table-cell>
        </table:table-row>
        <table:table-row table:style-name="ro1">
          <table:table-cell/>
          <table:table-cell office:value-type="string">
            <text:p>FR0010376798</text:p>
          </table:table-cell>
          <table:table-cell office:value-type="string">
            <text:p>FUNDQUEST BALANCED P</text:p>
          </table:table-cell>
        </table:table-row>
        <table:table-row table:style-name="ro1">
          <table:table-cell/>
          <table:table-cell office:value-type="string">
            <text:p>FR0010376822</text:p>
          </table:table-cell>
          <table:table-cell office:value-type="string">
            <text:p>FUNDQUEST DYNAMIC P</text:p>
          </table:table-cell>
        </table:table-row>
        <table:table-row table:style-name="ro1">
          <table:table-cell/>
          <table:table-cell office:value-type="string">
            <text:p>FR0010376848</text:p>
          </table:table-cell>
          <table:table-cell office:value-type="string">
            <text:p>FUNDQUEST EUROPE OPPORTUNITIES P (C)</text:p>
          </table:table-cell>
        </table:table-row>
        <table:table-row table:style-name="ro1">
          <table:table-cell/>
          <table:table-cell office:value-type="string">
            <text:p>FR0010377143</text:p>
          </table:table-cell>
          <table:table-cell office:value-type="string">
            <text:p>ACROPOLE CONVERTIBLES EUROPE A</text:p>
          </table:table-cell>
        </table:table-row>
        <table:table-row table:style-name="ro1">
          <table:table-cell/>
          <table:table-cell office:value-type="string">
            <text:p>FR0010379537</text:p>
          </table:table-cell>
          <table:table-cell office:value-type="string">
            <text:p>SG ACTIONS EURO VALUE (D)</text:p>
          </table:table-cell>
        </table:table-row>
        <table:table-row table:style-name="ro1">
          <table:table-cell/>
          <table:table-cell office:value-type="string">
            <text:p>FR0010380675</text:p>
          </table:table-cell>
          <table:table-cell office:value-type="string">
            <text:p>OBJECTIF ACTIONS EMERGENTES R</text:p>
          </table:table-cell>
        </table:table-row>
        <table:table-row table:style-name="ro1">
          <table:table-cell/>
          <table:table-cell office:value-type="string">
            <text:p>FR0010386904</text:p>
          </table:table-cell>
          <table:table-cell office:value-type="string">
            <text:p>QUILVEST TRESORERIE (C)</text:p>
          </table:table-cell>
        </table:table-row>
        <table:table-row table:style-name="ro1">
          <table:table-cell/>
          <table:table-cell office:value-type="string">
            <text:p>FR0010389254</text:p>
          </table:table-cell>
          <table:table-cell office:value-type="string">
            <text:p>UNION MONEPLUS</text:p>
          </table:table-cell>
        </table:table-row>
        <table:table-row table:style-name="ro1">
          <table:table-cell/>
          <table:table-cell office:value-type="string">
            <text:p>FR0010390807</text:p>
          </table:table-cell>
          <table:table-cell office:value-type="string">
            <text:p>BNP PARIBAS RETRAITE 2025-2027 P</text:p>
          </table:table-cell>
        </table:table-row>
        <table:table-row table:style-name="ro1">
          <table:table-cell/>
          <table:table-cell office:value-type="string">
            <text:p>FR0010392225</text:p>
          </table:table-cell>
          <table:table-cell office:value-type="string">
            <text:p>VARENNE SELECTION</text:p>
          </table:table-cell>
        </table:table-row>
        <table:table-row table:style-name="ro1">
          <table:table-cell/>
          <table:table-cell office:value-type="string">
            <text:p>FR0010392951</text:p>
          </table:table-cell>
          <table:table-cell office:value-type="string">
            <text:p>LBPAM TRESORERIE M</text:p>
          </table:table-cell>
        </table:table-row>
        <table:table-row table:style-name="ro1">
          <table:table-cell/>
          <table:table-cell office:value-type="string">
            <text:p>FR0010395608</text:p>
          </table:table-cell>
          <table:table-cell office:value-type="string">
            <text:p>COVeA PROFIL eQUILIBRE (C)</text:p>
          </table:table-cell>
        </table:table-row>
        <table:table-row table:style-name="ro1">
          <table:table-cell/>
          <table:table-cell office:value-type="string">
            <text:p>FR0010395624</text:p>
          </table:table-cell>
          <table:table-cell office:value-type="string">
            <text:p>COVeA PROFIL OFFENSIF (C)</text:p>
          </table:table-cell>
        </table:table-row>
        <table:table-row table:style-name="ro1">
          <table:table-cell/>
          <table:table-cell office:value-type="string">
            <text:p>FR0010395673</text:p>
          </table:table-cell>
          <table:table-cell office:value-type="string">
            <text:p>OCEAN MONETAIRE (C)</text:p>
          </table:table-cell>
        </table:table-row>
        <table:table-row table:style-name="ro1">
          <table:table-cell/>
          <table:table-cell office:value-type="string">
            <text:p>FR0010396382</text:p>
          </table:table-cell>
          <table:table-cell office:value-type="string">
            <text:p>MANDARINE EQUITY INCOME P</text:p>
          </table:table-cell>
        </table:table-row>
        <table:table-row table:style-name="ro1">
          <table:table-cell/>
          <table:table-cell office:value-type="string">
            <text:p>FR0010396416</text:p>
          </table:table-cell>
          <table:table-cell office:value-type="string">
            <text:p>LAZARD MULTIGESTION ACTIONS</text:p>
          </table:table-cell>
        </table:table-row>
        <table:table-row table:style-name="ro1">
          <table:table-cell/>
          <table:table-cell office:value-type="string">
            <text:p>FR0010397125</text:p>
          </table:table-cell>
          <table:table-cell office:value-type="string">
            <text:p>SG ACTIONS EURO SELECTION C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FR0010397554</text:p>
          </table:table-cell>
          <table:table-cell office:value-type="string">
            <text:p>Lyx Etf Msci Mala</text:p>
          </table:table-cell>
        </table:table-row>
        <table:table-row table:style-name="ro1">
          <table:table-cell/>
          <table:table-cell office:value-type="string">
            <text:p>FR0010399790</text:p>
          </table:table-cell>
          <table:table-cell office:value-type="string">
            <text:p>COVEA MULTI HAUT RENDEMENT</text:p>
          </table:table-cell>
        </table:table-row>
        <table:table-row table:style-name="ro1">
          <table:table-cell/>
          <table:table-cell office:value-type="string">
            <text:p>FR0010400762</text:p>
          </table:table-cell>
          <table:table-cell office:value-type="string">
            <text:p>MONETA LONG SHORT A</text:p>
          </table:table-cell>
        </table:table-row>
        <table:table-row table:style-name="ro1">
          <table:table-cell/>
          <table:table-cell office:value-type="string">
            <text:p>FR0010401075</text:p>
          </table:table-cell>
          <table:table-cell office:value-type="string">
            <text:p>HUGAU RENDEMENT (C)</text:p>
          </table:table-cell>
        </table:table-row>
        <table:table-row table:style-name="ro1">
          <table:table-cell/>
          <table:table-cell office:value-type="string">
            <text:p>FR0010402990</text:p>
          </table:table-cell>
          <table:table-cell office:value-type="string">
            <text:p>EXANE PLEIADE FUND 8 P</text:p>
          </table:table-cell>
        </table:table-row>
        <table:table-row table:style-name="ro1">
          <table:table-cell/>
          <table:table-cell office:value-type="string">
            <text:p>FR0010405001</text:p>
          </table:table-cell>
          <table:table-cell office:value-type="string">
            <text:p>CAMONDO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FR0010405431</text:p>
          </table:table-cell>
          <table:table-cell office:value-type="string">
            <text:p>Lyxor ETF MSCI Greece</text:p>
          </table:table-cell>
        </table:table-row>
        <table:table-row table:style-name="ro1">
          <table:table-cell/>
          <table:table-cell office:value-type="string">
            <text:p>FR0010407247</text:p>
          </table:table-cell>
          <table:table-cell office:value-type="string">
            <text:p>SIMBAD ACTIONS US</text:p>
          </table:table-cell>
        </table:table-row>
        <table:table-row table:style-name="ro1">
          <table:table-cell/>
          <table:table-cell office:value-type="string">
            <text:p>FR0010408252</text:p>
          </table:table-cell>
          <table:table-cell office:value-type="string">
            <text:p>ALPHA SELECT C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FR0010408799</text:p>
          </table:table-cell>
          <table:table-cell office:value-type="string">
            <text:p>Lyxor Etf Brazil</text:p>
          </table:table-cell>
        </table:table-row>
        <table:table-row table:style-name="ro1">
          <table:table-cell/>
          <table:table-cell office:value-type="string">
            <text:p>FR0010408872</text:p>
          </table:table-cell>
          <table:table-cell office:value-type="string">
            <text:p>SELECT-PORTEFEUILLES OPPORTUNITES</text:p>
          </table:table-cell>
        </table:table-row>
        <table:table-row table:style-name="ro1">
          <table:table-cell/>
          <table:table-cell office:value-type="string">
            <text:p>FR0010409946</text:p>
          </table:table-cell>
          <table:table-cell office:value-type="string">
            <text:p>FUNDQUEST BOND OPPORTUNITIES P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FR0010410266</text:p>
          </table:table-cell>
          <table:table-cell office:value-type="string">
            <text:p>Lyxor Lat America</text:p>
          </table:table-cell>
        </table:table-row>
        <table:table-row table:style-name="ro1">
          <table:table-cell/>
          <table:table-cell office:value-type="string">
            <text:p>FR0010411868</text:p>
          </table:table-cell>
          <table:table-cell office:value-type="string">
            <text:p>OFI PRIM KAPPASTOCKS R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FR0010411884</text:p>
          </table:table-cell>
          <table:table-cell office:value-type="string">
            <text:p>Lyxor CAC40 double short</text:p>
          </table:table-cell>
        </table:table-row>
        <table:table-row table:style-name="ro1">
          <table:table-cell/>
          <table:table-cell office:value-type="string">
            <text:p>FR0010415448</text:p>
          </table:table-cell>
          <table:table-cell office:value-type="string">
            <text:p>UNION INDICIEL JAPON 225</text:p>
          </table:table-cell>
        </table:table-row>
        <table:table-row table:style-name="ro1">
          <table:table-cell/>
          <table:table-cell office:value-type="string">
            <text:p>FR0010416321</text:p>
          </table:table-cell>
          <table:table-cell office:value-type="string">
            <text:p>MAM EUROPA VALUE (C)</text:p>
          </table:table-cell>
        </table:table-row>
        <table:table-row table:style-name="ro1">
          <table:table-cell/>
          <table:table-cell office:value-type="string">
            <text:p>FR0010418053</text:p>
          </table:table-cell>
          <table:table-cell office:value-type="string">
            <text:p>OUDART EUROPE P</text:p>
          </table:table-cell>
        </table:table-row>
        <table:table-row table:style-name="ro1">
          <table:table-cell/>
          <table:table-cell office:value-type="string">
            <text:p>FR0010423228</text:p>
          </table:table-cell>
          <table:table-cell office:value-type="string">
            <text:p>SG MONETAIRE JOUR ISR E</text:p>
          </table:table-cell>
        </table:table-row>
        <table:table-row table:style-name="ro1">
          <table:table-cell/>
          <table:table-cell office:value-type="string">
            <text:p>FR0010423434</text:p>
          </table:table-cell>
          <table:table-cell office:value-type="string">
            <text:p>UFF LIBERTY C</text:p>
          </table:table-cell>
        </table:table-row>
        <table:table-row table:style-name="ro1">
          <table:table-cell office:value-type="string">
            <text:p>BSX</text:p>
          </table:table-cell>
          <table:table-cell office:value-type="string">
            <text:p>FR0010424135</text:p>
          </table:table-cell>
          <table:table-cell office:value-type="string">
            <text:p>Sgamestxx50 Bear</text:p>
          </table:table-cell>
        </table:table-row>
        <table:table-row table:style-name="ro1">
          <table:table-cell/>
          <table:table-cell office:value-type="string">
            <text:p>FR0010426072</text:p>
          </table:table-cell>
          <table:table-cell office:value-type="string">
            <text:p>PORTZAMPARC EUROPE PME C</text:p>
          </table:table-cell>
        </table:table-row>
        <table:table-row table:style-name="ro1">
          <table:table-cell office:value-type="string">
            <text:p>LEM</text:p>
          </table:table-cell>
          <table:table-cell office:value-type="string">
            <text:p>FR0010429068</text:p>
          </table:table-cell>
          <table:table-cell office:value-type="string">
            <text:p>LYXOR ETF MSCI EM</text:p>
          </table:table-cell>
        </table:table-row>
        <table:table-row table:style-name="ro1">
          <table:table-cell/>
          <table:table-cell office:value-type="string">
            <text:p>FR0010431015</text:p>
          </table:table-cell>
          <table:table-cell office:value-type="string">
            <text:p>SG ACTIONS FRANCE SELECTION C</text:p>
          </table:table-cell>
        </table:table-row>
        <table:table-row table:style-name="ro1">
          <table:table-cell/>
          <table:table-cell office:value-type="string">
            <text:p>FR0010433391</text:p>
          </table:table-cell>
          <table:table-cell office:value-type="string">
            <text:p>LCL MGEST PEA</text:p>
          </table:table-cell>
        </table:table-row>
        <table:table-row table:style-name="ro1">
          <table:table-cell/>
          <table:table-cell office:value-type="string">
            <text:p>FR0010434019</text:p>
          </table:table-cell>
          <table:table-cell office:value-type="string">
            <text:p>ECHIQUIER PATRIMOINE</text:p>
          </table:table-cell>
        </table:table-row>
        <table:table-row table:style-name="ro1">
          <table:table-cell/>
          <table:table-cell office:value-type="string">
            <text:p>FR0010435024</text:p>
          </table:table-cell>
          <table:table-cell office:value-type="string">
            <text:p>LCL MGEST FLEXIBLE 0-100 C</text:p>
          </table:table-cell>
        </table:table-row>
        <table:table-row table:style-name="ro1">
          <table:table-cell/>
          <table:table-cell office:value-type="string">
            <text:p>FR0010435032</text:p>
          </table:table-cell>
          <table:table-cell office:value-type="string">
            <text:p>LCL MGEST PATRIMOINE C</text:p>
          </table:table-cell>
        </table:table-row>
        <table:table-row table:style-name="ro1">
          <table:table-cell/>
          <table:table-cell office:value-type="string">
            <text:p>FR0010436618</text:p>
          </table:table-cell>
          <table:table-cell office:value-type="string">
            <text:p>OFI RS EURO EQUITY SMART BETA XL</text:p>
          </table:table-cell>
        </table:table-row>
        <table:table-row table:style-name="ro1">
          <table:table-cell/>
          <table:table-cell office:value-type="string">
            <text:p>FR0010438168</text:p>
          </table:table-cell>
          <table:table-cell office:value-type="string">
            <text:p>OBJECTIF ALPHA ALLOCATION A</text:p>
          </table:table-cell>
        </table:table-row>
        <table:table-row table:style-name="ro1">
          <table:table-cell/>
          <table:table-cell office:value-type="string">
            <text:p>FR0010439935</text:p>
          </table:table-cell>
          <table:table-cell office:value-type="string">
            <text:p>DANONE.COMMUNITIES D.ISR PRUDENT</text:p>
          </table:table-cell>
        </table:table-row>
        <table:table-row table:style-name="ro1">
          <table:table-cell/>
          <table:table-cell office:value-type="string">
            <text:p>FR0010439943</text:p>
          </table:table-cell>
          <table:table-cell office:value-type="string">
            <text:p>DANONE.COMMUNITIES INVESTISSEMENT RESPONSABLE S1</text:p>
          </table:table-cell>
        </table:table-row>
        <table:table-row table:style-name="ro1">
          <table:table-cell/>
          <table:table-cell office:value-type="string">
            <text:p>FR0010440156</text:p>
          </table:table-cell>
          <table:table-cell office:value-type="string">
            <text:p>DANONE.COMMUNITIES INVESTISSEMENT RESPONSABLE S3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FR0010444786</text:p>
          </table:table-cell>
          <table:table-cell office:value-type="string">
            <text:p>Lyxor Etf Msci Tw</text:p>
          </table:table-cell>
        </table:table-row>
        <table:table-row table:style-name="ro1">
          <table:table-cell/>
          <table:table-cell office:value-type="string">
            <text:p>FR0010444836</text:p>
          </table:table-cell>
          <table:table-cell office:value-type="string">
            <text:p>UNIFED EPARGNE HORIZONS C</text:p>
          </table:table-cell>
        </table:table-row>
        <table:table-row table:style-name="ro1">
          <table:table-cell/>
          <table:table-cell office:value-type="string">
            <text:p>FR0010444992</text:p>
          </table:table-cell>
          <table:table-cell office:value-type="string">
            <text:p>CM-CIC PIERRE (C)</text:p>
          </table:table-cell>
        </table:table-row>
        <table:table-row table:style-name="ro1">
          <table:table-cell/>
          <table:table-cell office:value-type="string">
            <text:p>FR0010447623</text:p>
          </table:table-cell>
          <table:table-cell office:value-type="string">
            <text:p>LBPAM OBLI COURT TERME E</text:p>
          </table:table-cell>
        </table:table-row>
        <table:table-row table:style-name="ro1">
          <table:table-cell/>
          <table:table-cell office:value-type="string">
            <text:p>FR0010449777</text:p>
          </table:table-cell>
          <table:table-cell office:value-type="string">
            <text:p>BATI CREDIT PLUS</text:p>
          </table:table-cell>
        </table:table-row>
        <table:table-row table:style-name="ro1">
          <table:table-cell/>
          <table:table-cell office:value-type="string">
            <text:p>FR0010451351</text:p>
          </table:table-cell>
          <table:table-cell office:value-type="string">
            <text:p>BARCLAYS THE DREAM +</text:p>
          </table:table-cell>
        </table:table-row>
        <table:table-row table:style-name="ro1">
          <table:table-cell/>
          <table:table-cell office:value-type="string">
            <text:p>FR0010452037</text:p>
          </table:table-cell>
          <table:table-cell office:value-type="string">
            <text:p>INVEST LATITUDE MONDE A</text:p>
          </table:table-cell>
        </table:table-row>
        <table:table-row table:style-name="ro1">
          <table:table-cell/>
          <table:table-cell office:value-type="string">
            <text:p>FR0010453118</text:p>
          </table:table-cell>
          <table:table-cell office:value-type="string">
            <text:p>CAPITAL ALPHA PLUS</text:p>
          </table:table-cell>
        </table:table-row>
        <table:table-row table:style-name="ro1">
          <table:table-cell/>
          <table:table-cell office:value-type="string">
            <text:p>FR0010454785</text:p>
          </table:table-cell>
          <table:table-cell office:value-type="string">
            <text:p>ALBA 2017-2021</text:p>
          </table:table-cell>
        </table:table-row>
        <table:table-row table:style-name="ro1">
          <table:table-cell/>
          <table:table-cell office:value-type="string">
            <text:p>FR0010455808</text:p>
          </table:table-cell>
          <table:table-cell office:value-type="string">
            <text:p>UNION PEA SECURITE</text:p>
          </table:table-cell>
        </table:table-row>
        <table:table-row table:style-name="ro1">
          <table:table-cell/>
          <table:table-cell office:value-type="string">
            <text:p>FR0010456590</text:p>
          </table:table-cell>
          <table:table-cell office:value-type="string">
            <text:p>FRUCTIFONDS VALEURS EUROPEENNES F</text:p>
          </table:table-cell>
        </table:table-row>
        <table:table-row table:style-name="ro1">
          <table:table-cell/>
          <table:table-cell office:value-type="string">
            <text:p>FR0010458190</text:p>
          </table:table-cell>
          <table:table-cell office:value-type="string">
            <text:p>ELITE 1818 FRANCE OPPORTUNITE</text:p>
          </table:table-cell>
        </table:table-row>
        <table:table-row table:style-name="ro1">
          <table:table-cell/>
          <table:table-cell office:value-type="string">
            <text:p>FR0010458216</text:p>
          </table:table-cell>
          <table:table-cell office:value-type="string">
            <text:p>VEGA MONDE RENDEMENT</text:p>
          </table:table-cell>
        </table:table-row>
        <table:table-row table:style-name="ro1">
          <table:table-cell/>
          <table:table-cell office:value-type="string">
            <text:p>FR0010458281</text:p>
          </table:table-cell>
          <table:table-cell office:value-type="string">
            <text:p>PALATINE ACTIONS DEFENSIVES EURO A</text:p>
          </table:table-cell>
        </table:table-row>
        <table:table-row table:style-name="ro1">
          <table:table-cell/>
          <table:table-cell office:value-type="string">
            <text:p>FR0010458745</text:p>
          </table:table-cell>
          <table:table-cell office:value-type="string">
            <text:p>AMUNDI ACTIONS EURO ISR P</text:p>
          </table:table-cell>
        </table:table-row>
        <table:table-row table:style-name="ro1">
          <table:table-cell/>
          <table:table-cell office:value-type="string">
            <text:p>FR0010459693</text:p>
          </table:table-cell>
          <table:table-cell office:value-type="string">
            <text:p>EDMOND DE ROTHSCHILD START C</text:p>
          </table:table-cell>
        </table:table-row>
        <table:table-row table:style-name="ro1">
          <table:table-cell/>
          <table:table-cell office:value-type="string">
            <text:p>FR0010460493</text:p>
          </table:table-cell>
          <table:table-cell office:value-type="string">
            <text:p>TIKEHAU CREDIT PLUS A</text:p>
          </table:table-cell>
        </table:table-row>
        <table:table-row table:style-name="ro1">
          <table:table-cell/>
          <table:table-cell office:value-type="string">
            <text:p>FR0010461343</text:p>
          </table:table-cell>
          <table:table-cell office:value-type="string">
            <text:p>BSO INVESTISSEMENT P</text:p>
          </table:table-cell>
        </table:table-row>
        <table:table-row table:style-name="ro1">
          <table:table-cell/>
          <table:table-cell office:value-type="string">
            <text:p>FR0010461715</text:p>
          </table:table-cell>
          <table:table-cell office:value-type="string">
            <text:p>NATIXIS SUSTAINABLE TRESORERIE EURO F</text:p>
          </table:table-cell>
        </table:table-row>
        <table:table-row table:style-name="ro1">
          <table:table-cell/>
          <table:table-cell office:value-type="string">
            <text:p>FR0010461723</text:p>
          </table:table-cell>
          <table:table-cell office:value-type="string">
            <text:p>DELUBAC PEA</text:p>
          </table:table-cell>
        </table:table-row>
        <table:table-row table:style-name="ro1">
          <table:table-cell/>
          <table:table-cell office:value-type="string">
            <text:p>FR0010461889</text:p>
          </table:table-cell>
          <table:table-cell office:value-type="string">
            <text:p>UFG ALTERAM EVENT MASTER</text:p>
          </table:table-cell>
        </table:table-row>
        <table:table-row table:style-name="ro1">
          <table:table-cell office:value-type="string">
            <text:p>AFS</text:p>
          </table:table-cell>
          <table:table-cell office:value-type="string">
            <text:p>FR0010464446</text:p>
          </table:table-cell>
          <table:table-cell office:value-type="string">
            <text:p>Lyxor South Africa</text:p>
          </table:table-cell>
        </table:table-row>
        <table:table-row table:style-name="ro1">
          <table:table-cell/>
          <table:table-cell office:value-type="string">
            <text:p>FR0010466128</text:p>
          </table:table-cell>
          <table:table-cell office:value-type="string">
            <text:p>ALTERNA PLUS C</text:p>
          </table:table-cell>
        </table:table-row>
        <table:table-row table:style-name="ro1">
          <table:table-cell/>
          <table:table-cell office:value-type="string">
            <text:p>FR0010466425</text:p>
          </table:table-cell>
          <table:table-cell office:value-type="string">
            <text:p>INDEP ALLOCATION</text:p>
          </table:table-cell>
        </table:table-row>
        <table:table-row table:style-name="ro1">
          <table:table-cell/>
          <table:table-cell office:value-type="string">
            <text:p>FR0010467001</text:p>
          </table:table-cell>
          <table:table-cell office:value-type="string">
            <text:p>ANTARIUS ROTATION SECTORIELLE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FR0010468983</text:p>
          </table:table-cell>
          <table:table-cell office:value-type="string">
            <text:p>Lyxor Levstoxx50</text:p>
          </table:table-cell>
        </table:table-row>
        <table:table-row table:style-name="ro1">
          <table:table-cell/>
          <table:table-cell office:value-type="string">
            <text:p>FR0010469312</text:p>
          </table:table-cell>
          <table:table-cell office:value-type="string">
            <text:p>CPR RENAISSANCE JAPON P</text:p>
          </table:table-cell>
        </table:table-row>
        <table:table-row table:style-name="ro1">
          <table:table-cell/>
          <table:table-cell office:value-type="string">
            <text:p>FR0010471144</text:p>
          </table:table-cell>
          <table:table-cell office:value-type="string">
            <text:p>TIKEHAU CREDIT PLUS E</text:p>
          </table:table-cell>
        </table:table-row>
        <table:table-row table:style-name="ro1">
          <table:table-cell/>
          <table:table-cell office:value-type="string">
            <text:p>FR0010471656</text:p>
          </table:table-cell>
          <table:table-cell office:value-type="string">
            <text:p>CREDIT COOPERATIF MONNAIE ASSOCIATIONS (C)</text:p>
          </table:table-cell>
        </table:table-row>
        <table:table-row table:style-name="ro1">
          <table:table-cell/>
          <table:table-cell office:value-type="string">
            <text:p>FR0010473876</text:p>
          </table:table-cell>
          <table:table-cell office:value-type="string">
            <text:p>SYCOMORE L/S MARKET NEUTRAL I</text:p>
          </table:table-cell>
        </table:table-row>
        <table:table-row table:style-name="ro1">
          <table:table-cell/>
          <table:table-cell office:value-type="string">
            <text:p>FR0010473991</text:p>
          </table:table-cell>
          <table:table-cell office:value-type="string">
            <text:p>SYCOMORE L/S OPPORTUNITIES I</text:p>
          </table:table-cell>
        </table:table-row>
        <table:table-row table:style-name="ro1">
          <table:table-cell/>
          <table:table-cell office:value-type="string">
            <text:p>FR0010474015</text:p>
          </table:table-cell>
          <table:table-cell office:value-type="string">
            <text:p>SYCOMORE ALLOCATION PATRIMOINE I</text:p>
          </table:table-cell>
        </table:table-row>
        <table:table-row table:style-name="ro1">
          <table:table-cell/>
          <table:table-cell office:value-type="string">
            <text:p>FR0010475772</text:p>
          </table:table-cell>
          <table:table-cell office:value-type="string">
            <text:p>OUDART ACTIONS FRANCAISES P</text:p>
          </table:table-cell>
        </table:table-row>
        <table:table-row table:style-name="ro1">
          <table:table-cell/>
          <table:table-cell office:value-type="string">
            <text:p>FR0010475848</text:p>
          </table:table-cell>
          <table:table-cell office:value-type="string">
            <text:p>DENIM "differencie zone euro"</text:p>
          </table:table-cell>
        </table:table-row>
        <table:table-row table:style-name="ro1">
          <table:table-cell/>
          <table:table-cell office:value-type="string">
            <text:p>FR0010478727</text:p>
          </table:table-cell>
          <table:table-cell office:value-type="string">
            <text:p>BNP PARIBAS DYNAMIQUE 6 MOIS P</text:p>
          </table:table-cell>
        </table:table-row>
        <table:table-row table:style-name="ro1">
          <table:table-cell/>
          <table:table-cell office:value-type="string">
            <text:p>FR0010478768</text:p>
          </table:table-cell>
          <table:table-cell office:value-type="string">
            <text:p>AMUNDI ACTIONS MINERGIOR P-C</text:p>
          </table:table-cell>
        </table:table-row>
        <table:table-row table:style-name="ro1">
          <table:table-cell/>
          <table:table-cell office:value-type="string">
            <text:p>FR0010479485</text:p>
          </table:table-cell>
          <table:table-cell office:value-type="string">
            <text:p>HOTTINGUER PATRIMOINE MONDE</text:p>
          </table:table-cell>
        </table:table-row>
        <table:table-row table:style-name="ro1">
          <table:table-cell/>
          <table:table-cell office:value-type="string">
            <text:p>FR0010479865</text:p>
          </table:table-cell>
          <table:table-cell office:value-type="string">
            <text:p>SOLAR AKICITA</text:p>
          </table:table-cell>
        </table:table-row>
        <table:table-row table:style-name="ro1">
          <table:table-cell/>
          <table:table-cell office:value-type="string">
            <text:p>FR0010479931</text:p>
          </table:table-cell>
          <table:table-cell office:value-type="string">
            <text:p>EDMOND DE ROTHSCHILD INDIA A</text:p>
          </table:table-cell>
        </table:table-row>
        <table:table-row table:style-name="ro1">
          <table:table-cell/>
          <table:table-cell office:value-type="string">
            <text:p>FR0010481143</text:p>
          </table:table-cell>
          <table:table-cell office:value-type="string">
            <text:p>NOBC CONVICTIONS CONVERTIBLES AC</text:p>
          </table:table-cell>
        </table:table-row>
        <table:table-row table:style-name="ro1">
          <table:table-cell/>
          <table:table-cell office:value-type="string">
            <text:p>FR0010482968</text:p>
          </table:table-cell>
          <table:table-cell office:value-type="string">
            <text:p>MULTI TALENTS</text:p>
          </table:table-cell>
        </table:table-row>
        <table:table-row table:style-name="ro1">
          <table:table-cell/>
          <table:table-cell office:value-type="string">
            <text:p>FR0010482984</text:p>
          </table:table-cell>
          <table:table-cell office:value-type="string">
            <text:p>QUADRATOR</text:p>
          </table:table-cell>
        </table:table-row>
        <table:table-row table:style-name="ro1">
          <table:table-cell/>
          <table:table-cell office:value-type="string">
            <text:p>FR0010487322</text:p>
          </table:table-cell>
          <table:table-cell office:value-type="string">
            <text:p>FCPI GENERATIONS FUTURES 2 A</text:p>
          </table:table-cell>
        </table:table-row>
        <table:table-row table:style-name="ro1">
          <table:table-cell/>
          <table:table-cell office:value-type="string">
            <text:p>FR0010487512</text:p>
          </table:table-cell>
          <table:table-cell office:value-type="string">
            <text:p>EPARGNE PATRIMOINE C</text:p>
          </table:table-cell>
        </table:table-row>
        <table:table-row table:style-name="ro1">
          <table:table-cell/>
          <table:table-cell office:value-type="string">
            <text:p>FR0010489542</text:p>
          </table:table-cell>
          <table:table-cell office:value-type="string">
            <text:p>ALTIVALOR (C)</text:p>
          </table:table-cell>
        </table:table-row>
        <table:table-row table:style-name="ro1">
          <table:table-cell/>
          <table:table-cell office:value-type="string">
            <text:p>FR0010490383</text:p>
          </table:table-cell>
          <table:table-cell office:value-type="string">
            <text:p>EXANE GULLIVER FUND P</text:p>
          </table:table-cell>
        </table:table-row>
        <table:table-row table:style-name="ro1">
          <table:table-cell/>
          <table:table-cell office:value-type="string">
            <text:p>FR0010491803</text:p>
          </table:table-cell>
          <table:table-cell office:value-type="string">
            <text:p>ECHIQUIER OBLIG</text:p>
          </table:table-cell>
        </table:table-row>
        <table:table-row table:style-name="ro1">
          <table:table-cell/>
          <table:table-cell office:value-type="string">
            <text:p>FR0010492405</text:p>
          </table:table-cell>
          <table:table-cell office:value-type="string">
            <text:p>AGIPI ENERGIES</text:p>
          </table:table-cell>
        </table:table-row>
        <table:table-row table:style-name="ro1">
          <table:table-cell/>
          <table:table-cell office:value-type="string">
            <text:p>FR0010492728</text:p>
          </table:table-cell>
          <table:table-cell office:value-type="string">
            <text:p>LBPAM TRESORERIE E</text:p>
          </table:table-cell>
        </table:table-row>
        <table:table-row table:style-name="ro1">
          <table:table-cell/>
          <table:table-cell office:value-type="string">
            <text:p>FR0010493957</text:p>
          </table:table-cell>
          <table:table-cell office:value-type="string">
            <text:p>ODDO EUROPEAN BANKS A</text:p>
          </table:table-cell>
        </table:table-row>
        <table:table-row table:style-name="ro1">
          <table:table-cell/>
          <table:table-cell office:value-type="string">
            <text:p>FR0010495044</text:p>
          </table:table-cell>
          <table:table-cell office:value-type="string">
            <text:p>HSBC EURO SHORT TERM BOND FUND I (EUR) (C)</text:p>
          </table:table-cell>
        </table:table-row>
        <table:table-row table:style-name="ro1">
          <table:table-cell/>
          <table:table-cell office:value-type="string">
            <text:p>FR0010497099</text:p>
          </table:table-cell>
          <table:table-cell office:value-type="string">
            <text:p>LBPAM RESPONSABLE ACTIONS EURO S</text:p>
          </table:table-cell>
        </table:table-row>
        <table:table-row table:style-name="ro1">
          <table:table-cell/>
          <table:table-cell office:value-type="string">
            <text:p>FR0010500017</text:p>
          </table:table-cell>
          <table:table-cell office:value-type="string">
            <text:p>STRATEGES ALPHA</text:p>
          </table:table-cell>
        </table:table-row>
        <table:table-row table:style-name="ro1">
          <table:table-cell/>
          <table:table-cell office:value-type="string">
            <text:p>FR0010501296</text:p>
          </table:table-cell>
          <table:table-cell office:value-type="string">
            <text:p>TIEPOLO RENDEMENT (C)</text:p>
          </table:table-cell>
        </table:table-row>
        <table:table-row table:style-name="ro1">
          <table:table-cell/>
          <table:table-cell office:value-type="string">
            <text:p>FR0010501312</text:p>
          </table:table-cell>
          <table:table-cell office:value-type="string">
            <text:p>TIEPOLO VALEURS</text:p>
          </table:table-cell>
        </table:table-row>
        <table:table-row table:style-name="ro1">
          <table:table-cell/>
          <table:table-cell office:value-type="string">
            <text:p>FR0010501593</text:p>
          </table:table-cell>
          <table:table-cell office:value-type="string">
            <text:p>ETOILE PATRIMOINE 50 (C)</text:p>
          </table:table-cell>
        </table:table-row>
        <table:table-row table:style-name="ro1">
          <table:table-cell/>
          <table:table-cell office:value-type="string">
            <text:p>FR0010501619</text:p>
          </table:table-cell>
          <table:table-cell office:value-type="string">
            <text:p>ETOILE PATRIMOINE 70 (C)</text:p>
          </table:table-cell>
        </table:table-row>
        <table:table-row table:style-name="ro1">
          <table:table-cell/>
          <table:table-cell office:value-type="string">
            <text:p>FR0010501676</text:p>
          </table:table-cell>
          <table:table-cell office:value-type="string">
            <text:p>ETOILE ACTIONS RENDEMENT (D)</text:p>
          </table:table-cell>
        </table:table-row>
        <table:table-row table:style-name="ro1">
          <table:table-cell/>
          <table:table-cell office:value-type="string">
            <text:p>FR0010501684</text:p>
          </table:table-cell>
          <table:table-cell office:value-type="string">
            <text:p>ETOILE OPPORTUNITES</text:p>
          </table:table-cell>
        </table:table-row>
        <table:table-row table:style-name="ro1">
          <table:table-cell/>
          <table:table-cell office:value-type="string">
            <text:p>FR0010501858</text:p>
          </table:table-cell>
          <table:table-cell office:value-type="string">
            <text:p>CPR USA P</text:p>
          </table:table-cell>
        </table:table-row>
        <table:table-row table:style-name="ro1">
          <table:table-cell/>
          <table:table-cell office:value-type="string">
            <text:p>FR0010502088</text:p>
          </table:table-cell>
          <table:table-cell office:value-type="string">
            <text:p>ETOILE ENVIRONNEMENT</text:p>
          </table:table-cell>
        </table:table-row>
        <table:table-row table:style-name="ro1">
          <table:table-cell/>
          <table:table-cell office:value-type="string">
            <text:p>FR0010502419</text:p>
          </table:table-cell>
          <table:table-cell office:value-type="string">
            <text:p>VP SMALL CAPS FRANCE</text:p>
          </table:table-cell>
        </table:table-row>
        <table:table-row table:style-name="ro1">
          <table:table-cell/>
          <table:table-cell office:value-type="string">
            <text:p>FR0010505313</text:p>
          </table:table-cell>
          <table:table-cell office:value-type="string">
            <text:p>OBJECTIF ALPHA "HAUT RENDEMENT" (C)</text:p>
          </table:table-cell>
        </table:table-row>
        <table:table-row table:style-name="ro1">
          <table:table-cell/>
          <table:table-cell office:value-type="string">
            <text:p>FR0010505420</text:p>
          </table:table-cell>
          <table:table-cell office:value-type="string">
            <text:p>MONETA LONG SHORT S</text:p>
          </table:table-cell>
        </table:table-row>
        <table:table-row table:style-name="ro1">
          <table:table-cell/>
          <table:table-cell office:value-type="string">
            <text:p>FR0010505487</text:p>
          </table:table-cell>
          <table:table-cell office:value-type="string">
            <text:p>ALLIANCE CAPITAL PME II A</text:p>
          </table:table-cell>
        </table:table-row>
        <table:table-row table:style-name="ro1">
          <table:table-cell/>
          <table:table-cell office:value-type="string">
            <text:p>FR0010505578</text:p>
          </table:table-cell>
          <table:table-cell office:value-type="string">
            <text:p>EDMOND DE ROTHSCHILD EURO SUSTAINABLE GROWTH A</text:p>
          </table:table-cell>
        </table:table-row>
        <table:table-row table:style-name="ro1">
          <table:table-cell/>
          <table:table-cell office:value-type="string">
            <text:p>FR0010506063</text:p>
          </table:table-cell>
          <table:table-cell office:value-type="string">
            <text:p>LBPAM ACTIONS 80 S</text:p>
          </table:table-cell>
        </table:table-row>
        <table:table-row table:style-name="ro1">
          <table:table-cell/>
          <table:table-cell office:value-type="string">
            <text:p>FR0010506071</text:p>
          </table:table-cell>
          <table:table-cell office:value-type="string">
            <text:p>BSO MULTIGESTION</text:p>
          </table:table-cell>
        </table:table-row>
        <table:table-row table:style-name="ro1">
          <table:table-cell/>
          <table:table-cell office:value-type="string">
            <text:p>FR0010506899</text:p>
          </table:table-cell>
          <table:table-cell office:value-type="string">
            <text:p>LBPAM ACTIONS EUROPE MONDE S</text:p>
          </table:table-cell>
        </table:table-row>
        <table:table-row table:style-name="ro1">
          <table:table-cell/>
          <table:table-cell office:value-type="string">
            <text:p>FR0010507434</text:p>
          </table:table-cell>
          <table:table-cell office:value-type="string">
            <text:p>PRAGMATIS PEA INTERNATIONAL</text:p>
          </table:table-cell>
        </table:table-row>
        <table:table-row table:style-name="ro1">
          <table:table-cell/>
          <table:table-cell office:value-type="string">
            <text:p>FR0010507491</text:p>
          </table:table-cell>
          <table:table-cell office:value-type="string">
            <text:p>INVEST ACTIONS EUROPE A</text:p>
          </table:table-cell>
        </table:table-row>
        <table:table-row table:style-name="ro1">
          <table:table-cell/>
          <table:table-cell office:value-type="string">
            <text:p>FR0010508333</text:p>
          </table:table-cell>
          <table:table-cell office:value-type="string">
            <text:p>OFI ACTIONS MONDE (C)</text:p>
          </table:table-cell>
        </table:table-row>
        <table:table-row table:style-name="ro1">
          <table:table-cell/>
          <table:table-cell office:value-type="string">
            <text:p>FR0010510370</text:p>
          </table:table-cell>
          <table:table-cell office:value-type="string">
            <text:p>ALTIVALOR (D)</text:p>
          </table:table-cell>
        </table:table-row>
        <table:table-row table:style-name="ro1">
          <table:table-cell office:value-type="string">
            <text:p>CSH</text:p>
          </table:table-cell>
          <table:table-cell office:value-type="string">
            <text:p>FR0010510800</text:p>
          </table:table-cell>
          <table:table-cell office:value-type="string">
            <text:p>Lyx.Etf Eurocash</text:p>
          </table:table-cell>
        </table:table-row>
        <table:table-row table:style-name="ro1">
          <table:table-cell/>
          <table:table-cell office:value-type="string">
            <text:p>FR0010513523</text:p>
          </table:table-cell>
          <table:table-cell office:value-type="string">
            <text:p>R SERENITE PEA (C)</text:p>
          </table:table-cell>
        </table:table-row>
        <table:table-row table:style-name="ro1">
          <table:table-cell/>
          <table:table-cell office:value-type="string">
            <text:p>FR0010514315</text:p>
          </table:table-cell>
          <table:table-cell office:value-type="string">
            <text:p>MONETA MULTI CAPS S</text:p>
          </table:table-cell>
        </table:table-row>
        <table:table-row table:style-name="ro1">
          <table:table-cell/>
          <table:table-cell office:value-type="string">
            <text:p>FR0010515601</text:p>
          </table:table-cell>
          <table:table-cell office:value-type="string">
            <text:p>CONFIANCE SOLIDAIRE (C)</text:p>
          </table:table-cell>
        </table:table-row>
        <table:table-row table:style-name="ro1">
          <table:table-cell/>
          <table:table-cell office:value-type="string">
            <text:p>FR0010515940</text:p>
          </table:table-cell>
          <table:table-cell office:value-type="string">
            <text:p>MONCEAU PATRIMOINE</text:p>
          </table:table-cell>
        </table:table-row>
        <table:table-row table:style-name="ro1">
          <table:table-cell/>
          <table:table-cell office:value-type="string">
            <text:p>FR0010516542</text:p>
          </table:table-cell>
          <table:table-cell office:value-type="string">
            <text:p>DIAMANT BLEU LFP ACTIONS RENDEMENT I</text:p>
          </table:table-cell>
        </table:table-row>
        <table:table-row table:style-name="ro1">
          <table:table-cell/>
          <table:table-cell office:value-type="string">
            <text:p>FR0010521575</text:p>
          </table:table-cell>
          <table:table-cell office:value-type="string">
            <text:p>FRUCTI ACTIONS ENVIRONNEMENT</text:p>
          </table:table-cell>
        </table:table-row>
        <table:table-row table:style-name="ro1">
          <table:table-cell/>
          <table:table-cell office:value-type="string">
            <text:p>FR0010522615</text:p>
          </table:table-cell>
          <table:table-cell office:value-type="string">
            <text:p>UNION REACTIF VALORISATION A</text:p>
          </table:table-cell>
        </table:table-row>
        <table:table-row table:style-name="ro1">
          <table:table-cell/>
          <table:table-cell office:value-type="string">
            <text:p>FR0010523191</text:p>
          </table:table-cell>
          <table:table-cell office:value-type="string">
            <text:p>R CLUB (D)</text:p>
          </table:table-cell>
        </table:table-row>
        <table:table-row table:style-name="ro1">
          <table:table-cell/>
          <table:table-cell office:value-type="string">
            <text:p>FR0010523290</text:p>
          </table:table-cell>
          <table:table-cell office:value-type="string">
            <text:p>MARIGNAN TAUX C</text:p>
          </table:table-cell>
        </table:table-row>
        <table:table-row table:style-name="ro1">
          <table:table-cell/>
          <table:table-cell office:value-type="string">
            <text:p>FR0010523548</text:p>
          </table:table-cell>
          <table:table-cell office:value-type="string">
            <text:p>DIVA</text:p>
          </table:table-cell>
        </table:table-row>
        <table:table-row table:style-name="ro1">
          <table:table-cell office:value-type="string">
            <text:p>NRJ</text:p>
          </table:table-cell>
          <table:table-cell office:value-type="string">
            <text:p>FR0010524777</text:p>
          </table:table-cell>
          <table:table-cell office:value-type="string">
            <text:p>Lyxor New Energy</text:p>
          </table:table-cell>
        </table:table-row>
        <table:table-row table:style-name="ro1">
          <table:table-cell/>
          <table:table-cell office:value-type="string">
            <text:p>FR0010526061</text:p>
          </table:table-cell>
          <table:table-cell office:value-type="string">
            <text:p>ALIENOR ALTER EURO A</text:p>
          </table:table-cell>
        </table:table-row>
        <table:table-row table:style-name="ro1">
          <table:table-cell/>
          <table:table-cell office:value-type="string">
            <text:p>FR0010527226</text:p>
          </table:table-cell>
          <table:table-cell office:value-type="string">
            <text:p>SCHELCHER PRINCE COURT TERME (D)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FR0010527275</text:p>
          </table:table-cell>
          <table:table-cell office:value-type="string">
            <text:p>Lyxor World Water</text:p>
          </table:table-cell>
        </table:table-row>
        <table:table-row table:style-name="ro1">
          <table:table-cell/>
          <table:table-cell office:value-type="string">
            <text:p>FR0010529727</text:p>
          </table:table-cell>
          <table:table-cell office:value-type="string">
            <text:p>HOTTINGUER MONETAIRE EURO B</text:p>
          </table:table-cell>
        </table:table-row>
        <table:table-row table:style-name="ro1">
          <table:table-cell/>
          <table:table-cell office:value-type="string">
            <text:p>FR0010529792</text:p>
          </table:table-cell>
          <table:table-cell office:value-type="string">
            <text:p>CONVICTIONS EUROPACTIVE P</text:p>
          </table:table-cell>
        </table:table-row>
        <table:table-row table:style-name="ro1">
          <table:table-cell/>
          <table:table-cell office:value-type="string">
            <text:p>FR0010530188</text:p>
          </table:table-cell>
          <table:table-cell office:value-type="string">
            <text:p>BARCLAYS THE DREAM 2</text:p>
          </table:table-cell>
        </table:table-row>
        <table:table-row table:style-name="ro1">
          <table:table-cell/>
          <table:table-cell office:value-type="string">
            <text:p>FR0010532028</text:p>
          </table:table-cell>
          <table:table-cell office:value-type="string">
            <text:p>PREVOIR RENAISSANCE VIETNAM C</text:p>
          </table:table-cell>
        </table:table-row>
        <table:table-row table:style-name="ro1">
          <table:table-cell/>
          <table:table-cell office:value-type="string">
            <text:p>FR0010532101</text:p>
          </table:table-cell>
          <table:table-cell office:value-type="string">
            <text:p>AMPLEGEST MID CAPS AC</text:p>
          </table:table-cell>
        </table:table-row>
        <table:table-row table:style-name="ro1">
          <table:table-cell/>
          <table:table-cell office:value-type="string">
            <text:p>FR0010532119</text:p>
          </table:table-cell>
          <table:table-cell office:value-type="string">
            <text:p>AMPLEGEST PROACTIF AC</text:p>
          </table:table-cell>
        </table:table-row>
        <table:table-row table:style-name="ro1">
          <table:table-cell/>
          <table:table-cell office:value-type="string">
            <text:p>FR0010535625</text:p>
          </table:table-cell>
          <table:table-cell office:value-type="string">
            <text:p>COVEA ACTIONS SOLIDAIRES (C)</text:p>
          </table:table-cell>
        </table:table-row>
        <table:table-row table:style-name="ro1">
          <table:table-cell/>
          <table:table-cell office:value-type="string">
            <text:p>FR0010536144</text:p>
          </table:table-cell>
          <table:table-cell office:value-type="string">
            <text:p>BNP PARIBAS INDICE EURO CLASSIC</text:p>
          </table:table-cell>
        </table:table-row>
        <table:table-row table:style-name="ro1">
          <table:table-cell/>
          <table:table-cell office:value-type="string">
            <text:p>FR0010536565</text:p>
          </table:table-cell>
          <table:table-cell office:value-type="string">
            <text:p>ATOUT PREMS ACTIONS C</text:p>
          </table:table-cell>
        </table:table-row>
        <table:table-row table:style-name="ro1">
          <table:table-cell/>
          <table:table-cell office:value-type="string">
            <text:p>FR0010536821</text:p>
          </table:table-cell>
          <table:table-cell office:value-type="string">
            <text:p>LYXOR EVO FUND WORLD</text:p>
          </table:table-cell>
        </table:table-row>
        <table:table-row table:style-name="ro1">
          <table:table-cell/>
          <table:table-cell office:value-type="string">
            <text:p>FR0010537423</text:p>
          </table:table-cell>
          <table:table-cell office:value-type="string">
            <text:p>R CLUB F</text:p>
          </table:table-cell>
        </table:table-row>
        <table:table-row table:style-name="ro1">
          <table:table-cell/>
          <table:table-cell office:value-type="string">
            <text:p>FR0010539726</text:p>
          </table:table-cell>
          <table:table-cell office:value-type="string">
            <text:p>BFT GLOBAL STRATEGIES PRUDENT A-C</text:p>
          </table:table-cell>
        </table:table-row>
        <table:table-row table:style-name="ro1">
          <table:table-cell/>
          <table:table-cell office:value-type="string">
            <text:p>FR0010539742</text:p>
          </table:table-cell>
          <table:table-cell office:value-type="string">
            <text:p>ARIS STRATEGY</text:p>
          </table:table-cell>
        </table:table-row>
        <table:table-row table:style-name="ro1">
          <table:table-cell/>
          <table:table-cell office:value-type="string">
            <text:p>FR0010540385</text:p>
          </table:table-cell>
          <table:table-cell office:value-type="string">
            <text:p>SWISS LIFE FUNDS (F) MONEY MARKET EURO P</text:p>
          </table:table-cell>
        </table:table-row>
        <table:table-row table:style-name="ro1">
          <table:table-cell/>
          <table:table-cell office:value-type="string">
            <text:p>FR0010540831</text:p>
          </table:table-cell>
          <table:table-cell office:value-type="string">
            <text:p>ETOILE MULTI GESTION ACTIFS PLUS C</text:p>
          </table:table-cell>
        </table:table-row>
        <table:table-row table:style-name="ro1">
          <table:table-cell/>
          <table:table-cell office:value-type="string">
            <text:p>FR0010540856</text:p>
          </table:table-cell>
          <table:table-cell office:value-type="string">
            <text:p>ETOILE MULTI GESTION EUROPE</text:p>
          </table:table-cell>
        </table:table-row>
        <table:table-row table:style-name="ro1">
          <table:table-cell/>
          <table:table-cell office:value-type="string">
            <text:p>FR0010540906</text:p>
          </table:table-cell>
          <table:table-cell office:value-type="string">
            <text:p>ETOILE ACTIONS US</text:p>
          </table:table-cell>
        </table:table-row>
        <table:table-row table:style-name="ro1">
          <table:table-cell/>
          <table:table-cell office:value-type="string">
            <text:p>FR0010540922</text:p>
          </table:table-cell>
          <table:table-cell office:value-type="string">
            <text:p>ETOILE ASSURANCE EUROPE</text:p>
          </table:table-cell>
        </table:table-row>
        <table:table-row table:style-name="ro1">
          <table:table-cell/>
          <table:table-cell office:value-type="string">
            <text:p>FR0010540948</text:p>
          </table:table-cell>
          <table:table-cell office:value-type="string">
            <text:p>ETOILE BANQUE EUROPE</text:p>
          </table:table-cell>
        </table:table-row>
        <table:table-row table:style-name="ro1">
          <table:table-cell/>
          <table:table-cell office:value-type="string">
            <text:p>FR0010540963</text:p>
          </table:table-cell>
          <table:table-cell office:value-type="string">
            <text:p>ETOILE CONSOMMATION PERSONNELLE</text:p>
          </table:table-cell>
        </table:table-row>
        <table:table-row table:style-name="ro1">
          <table:table-cell/>
          <table:table-cell office:value-type="string">
            <text:p>FR0010541086</text:p>
          </table:table-cell>
          <table:table-cell office:value-type="string">
            <text:p>ETOILE ENERGIE EUROPE</text:p>
          </table:table-cell>
        </table:table-row>
        <table:table-row table:style-name="ro1">
          <table:table-cell/>
          <table:table-cell office:value-type="string">
            <text:p>FR0010541094</text:p>
          </table:table-cell>
          <table:table-cell office:value-type="string">
            <text:p>ETOILE INDUSTRIELS EUROPE</text:p>
          </table:table-cell>
        </table:table-row>
        <table:table-row table:style-name="ro1">
          <table:table-cell/>
          <table:table-cell office:value-type="string">
            <text:p>FR0010541185</text:p>
          </table:table-cell>
          <table:table-cell office:value-type="string">
            <text:p>ETOILE MEDIA EUROPE</text:p>
          </table:table-cell>
        </table:table-row>
        <table:table-row table:style-name="ro1">
          <table:table-cell/>
          <table:table-cell office:value-type="string">
            <text:p>FR0010541193</text:p>
          </table:table-cell>
          <table:table-cell office:value-type="string">
            <text:p>ETOILE MULTI GESTION ACTIFS C</text:p>
          </table:table-cell>
        </table:table-row>
        <table:table-row table:style-name="ro1">
          <table:table-cell/>
          <table:table-cell office:value-type="string">
            <text:p>FR0010541235</text:p>
          </table:table-cell>
          <table:table-cell office:value-type="string">
            <text:p>ETOILE OBLI 7-10 ANS</text:p>
          </table:table-cell>
        </table:table-row>
        <table:table-row table:style-name="ro1">
          <table:table-cell/>
          <table:table-cell office:value-type="string">
            <text:p>FR0010541250</text:p>
          </table:table-cell>
          <table:table-cell office:value-type="string">
            <text:p>ETOILE OBLIGATIONS</text:p>
          </table:table-cell>
        </table:table-row>
        <table:table-row table:style-name="ro1">
          <table:table-cell/>
          <table:table-cell office:value-type="string">
            <text:p>FR0010541284</text:p>
          </table:table-cell>
          <table:table-cell office:value-type="string">
            <text:p>ETOILE SANTE EUROPE</text:p>
          </table:table-cell>
        </table:table-row>
        <table:table-row table:style-name="ro1">
          <table:table-cell/>
          <table:table-cell office:value-type="string">
            <text:p>FR0010541425</text:p>
          </table:table-cell>
          <table:table-cell office:value-type="string">
            <text:p>ETOILE USA 500</text:p>
          </table:table-cell>
        </table:table-row>
        <table:table-row table:style-name="ro1">
          <table:table-cell/>
          <table:table-cell office:value-type="string">
            <text:p>FR0010541557</text:p>
          </table:table-cell>
          <table:table-cell office:value-type="string">
            <text:p>R CLUB (C)</text:p>
          </table:table-cell>
        </table:table-row>
        <table:table-row table:style-name="ro1">
          <table:table-cell/>
          <table:table-cell office:value-type="string">
            <text:p>FR0010541813</text:p>
          </table:table-cell>
          <table:table-cell office:value-type="string">
            <text:p>ACTIONS 21 A</text:p>
          </table:table-cell>
        </table:table-row>
        <table:table-row table:style-name="ro1">
          <table:table-cell/>
          <table:table-cell office:value-type="string">
            <text:p>FR0010541821</text:p>
          </table:table-cell>
          <table:table-cell office:value-type="string">
            <text:p>IMMOBILIER 21 AC</text:p>
          </table:table-cell>
        </table:table-row>
        <table:table-row table:style-name="ro1">
          <table:table-cell/>
          <table:table-cell office:value-type="string">
            <text:p>FR0010541839</text:p>
          </table:table-cell>
          <table:table-cell office:value-type="string">
            <text:p>IMMOBILIER 21 AD</text:p>
          </table:table-cell>
        </table:table-row>
        <table:table-row table:style-name="ro1">
          <table:table-cell/>
          <table:table-cell office:value-type="string">
            <text:p>FR0010544775</text:p>
          </table:table-cell>
          <table:table-cell office:value-type="string">
            <text:p>BFT LCR C</text:p>
          </table:table-cell>
        </table:table-row>
        <table:table-row table:style-name="ro1">
          <table:table-cell/>
          <table:table-cell office:value-type="string">
            <text:p>FR0010544791</text:p>
          </table:table-cell>
          <table:table-cell office:value-type="string">
            <text:p>RAYMOND JAMES MICROCAPS A</text:p>
          </table:table-cell>
        </table:table-row>
        <table:table-row table:style-name="ro1">
          <table:table-cell/>
          <table:table-cell office:value-type="string">
            <text:p>FR0010546531</text:p>
          </table:table-cell>
          <table:table-cell office:value-type="string">
            <text:p>ELAN JAPINDICE C</text:p>
          </table:table-cell>
        </table:table-row>
        <table:table-row table:style-name="ro1">
          <table:table-cell/>
          <table:table-cell office:value-type="string">
            <text:p>FR0010546903</text:p>
          </table:table-cell>
          <table:table-cell office:value-type="string">
            <text:p>ULYSSE (C)</text:p>
          </table:table-cell>
        </table:table-row>
        <table:table-row table:style-name="ro1">
          <table:table-cell/>
          <table:table-cell office:value-type="string">
            <text:p>FR0010546911</text:p>
          </table:table-cell>
          <table:table-cell office:value-type="string">
            <text:p>ULYSSE (D)</text:p>
          </table:table-cell>
        </table:table-row>
        <table:table-row table:style-name="ro1">
          <table:table-cell/>
          <table:table-cell office:value-type="string">
            <text:p>FR0010546929</text:p>
          </table:table-cell>
          <table:table-cell office:value-type="string">
            <text:p>TOCQUEVILLE DIVIDENDE (C)</text:p>
          </table:table-cell>
        </table:table-row>
        <table:table-row table:style-name="ro1">
          <table:table-cell/>
          <table:table-cell office:value-type="string">
            <text:p>FR0010546937</text:p>
          </table:table-cell>
          <table:table-cell office:value-type="string">
            <text:p>TOCQUEVILLE DIVIDENDE (D)</text:p>
          </table:table-cell>
        </table:table-row>
        <table:table-row table:style-name="ro1">
          <table:table-cell/>
          <table:table-cell office:value-type="string">
            <text:p>FR0010546945</text:p>
          </table:table-cell>
          <table:table-cell office:value-type="string">
            <text:p>TOCQUEVILLE MEGATRENDS C</text:p>
          </table:table-cell>
        </table:table-row>
        <table:table-row table:style-name="ro1">
          <table:table-cell/>
          <table:table-cell office:value-type="string">
            <text:p>FR0010546960</text:p>
          </table:table-cell>
          <table:table-cell office:value-type="string">
            <text:p>ODYSSEE (C)</text:p>
          </table:table-cell>
        </table:table-row>
        <table:table-row table:style-name="ro1">
          <table:table-cell/>
          <table:table-cell office:value-type="string">
            <text:p>FR0010546978</text:p>
          </table:table-cell>
          <table:table-cell office:value-type="string">
            <text:p>ODYSSEE (D)</text:p>
          </table:table-cell>
        </table:table-row>
        <table:table-row table:style-name="ro1">
          <table:table-cell/>
          <table:table-cell office:value-type="string">
            <text:p>FR0010547059</text:p>
          </table:table-cell>
          <table:table-cell office:value-type="string">
            <text:p>TOCQUEVILLE VALUE AMERIQUE P</text:p>
          </table:table-cell>
        </table:table-row>
        <table:table-row table:style-name="ro1">
          <table:table-cell/>
          <table:table-cell office:value-type="string">
            <text:p>FR0010547067</text:p>
          </table:table-cell>
          <table:table-cell office:value-type="string">
            <text:p>TOCQUEVILLE VALUE EUROPE P</text:p>
          </table:table-cell>
        </table:table-row>
        <table:table-row table:style-name="ro1">
          <table:table-cell/>
          <table:table-cell office:value-type="string">
            <text:p>FR0010547117</text:p>
          </table:table-cell>
          <table:table-cell office:value-type="string">
            <text:p>LBPAM MULTI ACTIONS EMERGENTS R</text:p>
          </table:table-cell>
        </table:table-row>
        <table:table-row table:style-name="ro1">
          <table:table-cell/>
          <table:table-cell office:value-type="string">
            <text:p>FR0010547869</text:p>
          </table:table-cell>
          <table:table-cell office:value-type="string">
            <text:p>SEXTANT PME A</text:p>
          </table:table-cell>
        </table:table-row>
        <table:table-row table:style-name="ro1">
          <table:table-cell/>
          <table:table-cell office:value-type="string">
            <text:p>FR0010549360</text:p>
          </table:table-cell>
          <table:table-cell office:value-type="string">
            <text:p>ALIZE P</text:p>
          </table:table-cell>
        </table:table-row>
        <table:table-row table:style-name="ro1">
          <table:table-cell/>
          <table:table-cell office:value-type="string">
            <text:p>FR0010549402</text:p>
          </table:table-cell>
          <table:table-cell office:value-type="string">
            <text:p>AMUNDI ACTIONS OBJECTIF VARIANCE I2</text:p>
          </table:table-cell>
        </table:table-row>
        <table:table-row table:style-name="ro1">
          <table:table-cell/>
          <table:table-cell office:value-type="string">
            <text:p>FR0010549451</text:p>
          </table:table-cell>
          <table:table-cell office:value-type="string">
            <text:p>MIRABAUD HORIZON C</text:p>
          </table:table-cell>
        </table:table-row>
        <table:table-row table:style-name="ro1">
          <table:table-cell/>
          <table:table-cell office:value-type="string">
            <text:p>FR0010550194</text:p>
          </table:table-cell>
          <table:table-cell office:value-type="string">
            <text:p>ROYANCE SeLECTION INTERNATIONALE</text:p>
          </table:table-cell>
        </table:table-row>
        <table:table-row table:style-name="ro1">
          <table:table-cell/>
          <table:table-cell office:value-type="string">
            <text:p>FR0010550624</text:p>
          </table:table-cell>
          <table:table-cell office:value-type="string">
            <text:p>ENTHECA PERENNITe H</text:p>
          </table:table-cell>
        </table:table-row>
        <table:table-row table:style-name="ro1">
          <table:table-cell/>
          <table:table-cell office:value-type="string">
            <text:p>FR0010550632</text:p>
          </table:table-cell>
          <table:table-cell office:value-type="string">
            <text:p>ENTHECA PeRENNITe R</text:p>
          </table:table-cell>
        </table:table-row>
        <table:table-row table:style-name="ro1">
          <table:table-cell/>
          <table:table-cell office:value-type="string">
            <text:p>FR0010551424</text:p>
          </table:table-cell>
          <table:table-cell office:value-type="string">
            <text:p>DARWIN DIVERSIFIE 60-80 C</text:p>
          </table:table-cell>
        </table:table-row>
        <table:table-row table:style-name="ro1">
          <table:table-cell/>
          <table:table-cell office:value-type="string">
            <text:p>FR0010551457</text:p>
          </table:table-cell>
          <table:table-cell office:value-type="string">
            <text:p>DARWIN DIVERSIFIE 80-100 C</text:p>
          </table:table-cell>
        </table:table-row>
        <table:table-row table:style-name="ro1">
          <table:table-cell/>
          <table:table-cell office:value-type="string">
            <text:p>FR0010551689</text:p>
          </table:table-cell>
          <table:table-cell office:value-type="string">
            <text:p>DARWIN DIVERSIFIE 0-20 C</text:p>
          </table:table-cell>
        </table:table-row>
        <table:table-row table:style-name="ro1">
          <table:table-cell/>
          <table:table-cell office:value-type="string">
            <text:p>FR0010551697</text:p>
          </table:table-cell>
          <table:table-cell office:value-type="string">
            <text:p>DARWIN DIVERSIFIE 20-40 C</text:p>
          </table:table-cell>
        </table:table-row>
        <table:table-row table:style-name="ro1">
          <table:table-cell/>
          <table:table-cell office:value-type="string">
            <text:p>FR0010551705</text:p>
          </table:table-cell>
          <table:table-cell office:value-type="string">
            <text:p>DARWIN DIVERSIFIE 40-60 C</text:p>
          </table:table-cell>
        </table:table-row>
        <table:table-row table:style-name="ro1">
          <table:table-cell/>
          <table:table-cell office:value-type="string">
            <text:p>FR0010554303</text:p>
          </table:table-cell>
          <table:table-cell office:value-type="string">
            <text:p>MANDARINE VALEUR R</text:p>
          </table:table-cell>
        </table:table-row>
        <table:table-row table:style-name="ro1">
          <table:table-cell/>
          <table:table-cell office:value-type="string">
            <text:p>FR0010555920</text:p>
          </table:table-cell>
          <table:table-cell office:value-type="string">
            <text:p>ENTHECA RENDEMENT COURT TERME R</text:p>
          </table:table-cell>
        </table:table-row>
        <table:table-row table:style-name="ro1">
          <table:table-cell/>
          <table:table-cell office:value-type="string">
            <text:p>FR0010556191</text:p>
          </table:table-cell>
          <table:table-cell office:value-type="string">
            <text:p>PASTEUR OBLIGATIONS 2</text:p>
          </table:table-cell>
        </table:table-row>
        <table:table-row table:style-name="ro1">
          <table:table-cell/>
          <table:table-cell office:value-type="string">
            <text:p>FR0010557967</text:p>
          </table:table-cell>
          <table:table-cell office:value-type="string">
            <text:p>DORVAL CONVICTIONS P</text:p>
          </table:table-cell>
        </table:table-row>
        <table:table-row table:style-name="ro1">
          <table:table-cell/>
          <table:table-cell office:value-type="string">
            <text:p>FR0010559336</text:p>
          </table:table-cell>
          <table:table-cell office:value-type="string">
            <text:p>MONTSEGUR SECURITE C</text:p>
          </table:table-cell>
        </table:table-row>
        <table:table-row table:style-name="ro1">
          <table:table-cell/>
          <table:table-cell office:value-type="string">
            <text:p>FR0010560037</text:p>
          </table:table-cell>
          <table:table-cell office:value-type="string">
            <text:p>SCHELCHER PRINCE HAUT RENDEMENT P</text:p>
          </table:table-cell>
        </table:table-row>
        <table:table-row table:style-name="ro1">
          <table:table-cell/>
          <table:table-cell office:value-type="string">
            <text:p>FR0010560177</text:p>
          </table:table-cell>
          <table:table-cell office:value-type="string">
            <text:p>CPR CREDIXX INVEST GRADE P</text:p>
          </table:table-cell>
        </table:table-row>
        <table:table-row table:style-name="ro1">
          <table:table-cell/>
          <table:table-cell office:value-type="string">
            <text:p>FR0010560649</text:p>
          </table:table-cell>
          <table:table-cell office:value-type="string">
            <text:p>EXANE PLEIADE FUND 2 P</text:p>
          </table:table-cell>
        </table:table-row>
        <table:table-row table:style-name="ro1">
          <table:table-cell/>
          <table:table-cell office:value-type="string">
            <text:p>FR0010560664</text:p>
          </table:table-cell>
          <table:table-cell office:value-type="string">
            <text:p>FOURPOINTS EURO GLOBAL LEADERS R</text:p>
          </table:table-cell>
        </table:table-row>
        <table:table-row table:style-name="ro1">
          <table:table-cell/>
          <table:table-cell office:value-type="string">
            <text:p>FR0010561415</text:p>
          </table:table-cell>
          <table:table-cell office:value-type="string">
            <text:p>AMILTON SMALL CAPS R</text:p>
          </table:table-cell>
        </table:table-row>
        <table:table-row table:style-name="ro1">
          <table:table-cell/>
          <table:table-cell office:value-type="string">
            <text:p>FR0010563064</text:p>
          </table:table-cell>
          <table:table-cell office:value-type="string">
            <text:p>R OPAL BIENS ReELS PART F EUR</text:p>
          </table:table-cell>
        </table:table-row>
        <table:table-row table:style-name="ro1">
          <table:table-cell/>
          <table:table-cell office:value-type="string">
            <text:p>FR0010563734</text:p>
          </table:table-cell>
          <table:table-cell office:value-type="string">
            <text:p>ALM SeLECTION ISR PART C</text:p>
          </table:table-cell>
        </table:table-row>
        <table:table-row table:style-name="ro1">
          <table:table-cell/>
          <table:table-cell office:value-type="string">
            <text:p>FR0010564229</text:p>
          </table:table-cell>
          <table:table-cell office:value-type="string">
            <text:p>INTERVALOR (C)</text:p>
          </table:table-cell>
        </table:table-row>
        <table:table-row table:style-name="ro1">
          <table:table-cell/>
          <table:table-cell office:value-type="string">
            <text:p>FR0010564245</text:p>
          </table:table-cell>
          <table:table-cell office:value-type="string">
            <text:p>PATRIMOINE PRO-ACTIF</text:p>
          </table:table-cell>
        </table:table-row>
        <table:table-row table:style-name="ro1">
          <table:table-cell/>
          <table:table-cell office:value-type="string">
            <text:p>FR0010564328</text:p>
          </table:table-cell>
          <table:table-cell office:value-type="string">
            <text:p>OBLIVALOR (C)</text:p>
          </table:table-cell>
        </table:table-row>
        <table:table-row table:style-name="ro1">
          <table:table-cell/>
          <table:table-cell office:value-type="string">
            <text:p>FR0010564336</text:p>
          </table:table-cell>
          <table:table-cell office:value-type="string">
            <text:p>AREVALOR (C)</text:p>
          </table:table-cell>
        </table:table-row>
        <table:table-row table:style-name="ro1">
          <table:table-cell/>
          <table:table-cell office:value-type="string">
            <text:p>FR0010564351</text:p>
          </table:table-cell>
          <table:table-cell office:value-type="string">
            <text:p>OFI FLEXIBLE GLOBAL MULTI ASSET PART R</text:p>
          </table:table-cell>
        </table:table-row>
        <table:table-row table:style-name="ro1">
          <table:table-cell/>
          <table:table-cell office:value-type="string">
            <text:p>FR0010565366</text:p>
          </table:table-cell>
          <table:table-cell office:value-type="string">
            <text:p>CPR MIDDLE-CAP FRANCE D</text:p>
          </table:table-cell>
        </table:table-row>
        <table:table-row table:style-name="ro1">
          <table:table-cell/>
          <table:table-cell office:value-type="string">
            <text:p>FR0010565424</text:p>
          </table:table-cell>
          <table:table-cell office:value-type="string">
            <text:p>THEAM EURO LONG VOL Classic</text:p>
          </table:table-cell>
        </table:table-row>
        <table:table-row table:style-name="ro1">
          <table:table-cell/>
          <table:table-cell office:value-type="string">
            <text:p>FR0010565515</text:p>
          </table:table-cell>
          <table:table-cell office:value-type="string">
            <text:p>TOCQUEVILLE OLYMPE PATRIMOINE P</text:p>
          </table:table-cell>
        </table:table-row>
        <table:table-row table:style-name="ro1">
          <table:table-cell/>
          <table:table-cell office:value-type="string">
            <text:p>FR0010567438</text:p>
          </table:table-cell>
          <table:table-cell office:value-type="string">
            <text:p>ENTHECA RARETe</text:p>
          </table:table-cell>
        </table:table-row>
        <table:table-row table:style-name="ro1">
          <table:table-cell/>
          <table:table-cell office:value-type="string">
            <text:p>FR0010567453</text:p>
          </table:table-cell>
          <table:table-cell office:value-type="string">
            <text:p>DIAMANT BLEU LFP A</text:p>
          </table:table-cell>
        </table:table-row>
        <table:table-row table:style-name="ro1">
          <table:table-cell/>
          <table:table-cell office:value-type="string">
            <text:p>FR0010568683</text:p>
          </table:table-cell>
          <table:table-cell office:value-type="string">
            <text:p>LANREZAC PATRIMOINE</text:p>
          </table:table-cell>
        </table:table-row>
        <table:table-row table:style-name="ro1">
          <table:table-cell/>
          <table:table-cell office:value-type="string">
            <text:p>FR0010568709</text:p>
          </table:table-cell>
          <table:table-cell office:value-type="string">
            <text:p>RIVOLI CAPITAL P</text:p>
          </table:table-cell>
        </table:table-row>
        <table:table-row table:style-name="ro1">
          <table:table-cell/>
          <table:table-cell office:value-type="string">
            <text:p>FR0010573782</text:p>
          </table:table-cell>
          <table:table-cell office:value-type="string">
            <text:p>NATIXIS ACTIONS EUROPE VALUE RC</text:p>
          </table:table-cell>
        </table:table-row>
        <table:table-row table:style-name="ro1">
          <table:table-cell/>
          <table:table-cell office:value-type="string">
            <text:p>FR0010574426</text:p>
          </table:table-cell>
          <table:table-cell office:value-type="string">
            <text:p>INDEPENDANCE SELECTION</text:p>
          </table:table-cell>
        </table:table-row>
        <table:table-row table:style-name="ro1">
          <table:table-cell office:value-type="string">
            <text:p>FR0010</text:p>
          </table:table-cell>
          <table:table-cell office:value-type="string">
            <text:p>FR0010574434</text:p>
          </table:table-cell>
          <table:table-cell office:value-type="string">
            <text:p>ODDO GENERATION A</text:p>
          </table:table-cell>
        </table:table-row>
        <table:table-row table:style-name="ro1">
          <table:table-cell/>
          <table:table-cell office:value-type="string">
            <text:p>FR0010575571</text:p>
          </table:table-cell>
          <table:table-cell office:value-type="string">
            <text:p>ORFI</text:p>
          </table:table-cell>
        </table:table-row>
        <table:table-row table:style-name="ro1">
          <table:table-cell/>
          <table:table-cell office:value-type="string">
            <text:p>FR0010575597</text:p>
          </table:table-cell>
          <table:table-cell office:value-type="string">
            <text:p>SUPERFORMIS IN FINE</text:p>
          </table:table-cell>
        </table:table-row>
        <table:table-row table:style-name="ro1">
          <table:table-cell/>
          <table:table-cell office:value-type="string">
            <text:p>FR0010576280</text:p>
          </table:table-cell>
          <table:table-cell office:value-type="string">
            <text:p>SUPERFORMIS COUPONS</text:p>
          </table:table-cell>
        </table:table-row>
        <table:table-row table:style-name="ro1">
          <table:table-cell/>
          <table:table-cell office:value-type="string">
            <text:p>FR0010576736</text:p>
          </table:table-cell>
          <table:table-cell office:value-type="string">
            <text:p>ODDO GENERATION D</text:p>
          </table:table-cell>
        </table:table-row>
        <table:table-row table:style-name="ro1">
          <table:table-cell/>
          <table:table-cell office:value-type="string">
            <text:p>FR0010579805</text:p>
          </table:table-cell>
          <table:table-cell office:value-type="string">
            <text:p>LBPAM TRESORERIE T</text:p>
          </table:table-cell>
        </table:table-row>
        <table:table-row table:style-name="ro1">
          <table:table-cell/>
          <table:table-cell office:value-type="string">
            <text:p>FR0010581702</text:p>
          </table:table-cell>
          <table:table-cell office:value-type="string">
            <text:p>AGRESSOR "GESTIONE PATRIMONIALE IN FONDI"</text:p>
          </table:table-cell>
        </table:table-row>
        <table:table-row table:style-name="ro1">
          <table:table-cell/>
          <table:table-cell office:value-type="string">
            <text:p>FR0010581728</text:p>
          </table:table-cell>
          <table:table-cell office:value-type="string">
            <text:p>ECHIQUIER MAJOR GESTIONE PATRIMONIALE IN FONDI</text:p>
          </table:table-cell>
        </table:table-row>
        <table:table-row table:style-name="ro1">
          <table:table-cell/>
          <table:table-cell office:value-type="string">
            <text:p>FR0010581736</text:p>
          </table:table-cell>
          <table:table-cell office:value-type="string">
            <text:p>AMAIKA 60 A</text:p>
          </table:table-cell>
        </table:table-row>
        <table:table-row table:style-name="ro1">
          <table:table-cell/>
          <table:table-cell office:value-type="string">
            <text:p>FR0010582262</text:p>
          </table:table-cell>
          <table:table-cell office:value-type="string">
            <text:p>SYCOMORE PARTNERS FUND X</text:p>
          </table:table-cell>
        </table:table-row>
        <table:table-row table:style-name="ro1">
          <table:table-cell/>
          <table:table-cell office:value-type="string">
            <text:p>FR0010582411</text:p>
          </table:table-cell>
          <table:table-cell office:value-type="string">
            <text:p>DELTA PRIME ESSF</text:p>
          </table:table-cell>
        </table:table-row>
        <table:table-row table:style-name="ro1">
          <table:table-cell/>
          <table:table-cell office:value-type="string">
            <text:p>FR0010583815</text:p>
          </table:table-cell>
          <table:table-cell office:value-type="string">
            <text:p>CAPITAL INVEST PME A</text:p>
          </table:table-cell>
        </table:table-row>
        <table:table-row table:style-name="ro1">
          <table:table-cell/>
          <table:table-cell office:value-type="string">
            <text:p>FR0010585281</text:p>
          </table:table-cell>
          <table:table-cell office:value-type="string">
            <text:p>LFR EURO DEVELOPPEMENT DURABLE P</text:p>
          </table:table-cell>
        </table:table-row>
        <table:table-row table:style-name="ro1">
          <table:table-cell/>
          <table:table-cell office:value-type="string">
            <text:p>FR0010586024</text:p>
          </table:table-cell>
          <table:table-cell office:value-type="string">
            <text:p>LAZARD DIVIDENDES MIN VAR C</text:p>
          </table:table-cell>
        </table:table-row>
        <table:table-row table:style-name="ro1">
          <table:table-cell/>
          <table:table-cell office:value-type="string">
            <text:p>FR0010588335</text:p>
          </table:table-cell>
          <table:table-cell office:value-type="string">
            <text:p>KALYXIA</text:p>
          </table:table-cell>
        </table:table-row>
        <table:table-row table:style-name="ro1">
          <table:table-cell/>
          <table:table-cell office:value-type="string">
            <text:p>FR0010588343</text:p>
          </table:table-cell>
          <table:table-cell office:value-type="string">
            <text:p>EDMOND DE ROTHSCHILD TRICOLORE RENDEMENT (C)</text:p>
          </table:table-cell>
        </table:table-row>
        <table:table-row table:style-name="ro1">
          <table:table-cell/>
          <table:table-cell office:value-type="string">
            <text:p>FR0010588350</text:p>
          </table:table-cell>
          <table:table-cell office:value-type="string">
            <text:p>EDMOND DE ROTHSCHILD TRICOLORE RENDEMENT (D)</text:p>
          </table:table-cell>
        </table:table-row>
        <table:table-row table:style-name="ro1">
          <table:table-cell/>
          <table:table-cell office:value-type="string">
            <text:p>FR0010589325</text:p>
          </table:table-cell>
          <table:table-cell office:value-type="string">
            <text:p>GROUPAMA AVENIR EURO M</text:p>
          </table:table-cell>
        </table:table-row>
        <table:table-row table:style-name="ro1">
          <table:table-cell/>
          <table:table-cell office:value-type="string">
            <text:p>FR0010589341</text:p>
          </table:table-cell>
          <table:table-cell office:value-type="string">
            <text:p>GROUPAMA CROISSANCE M</text:p>
          </table:table-cell>
        </table:table-row>
        <table:table-row table:style-name="ro1">
          <table:table-cell/>
          <table:table-cell office:value-type="string">
            <text:p>FR0010590950</text:p>
          </table:table-cell>
          <table:table-cell office:value-type="string">
            <text:p>OBJECTIF CREDIT FI . C</text:p>
          </table:table-cell>
        </table:table-row>
        <table:table-row table:style-name="ro1">
          <table:table-cell/>
          <table:table-cell office:value-type="string">
            <text:p>FR0010591123</text:p>
          </table:table-cell>
          <table:table-cell office:value-type="string">
            <text:p>MONTBLEU ETOILES C</text:p>
          </table:table-cell>
        </table:table-row>
        <table:table-row table:style-name="ro1">
          <table:table-cell/>
          <table:table-cell office:value-type="string">
            <text:p>FR0010591131</text:p>
          </table:table-cell>
          <table:table-cell office:value-type="string">
            <text:p>MONTBLEU FRANCE (C)</text:p>
          </table:table-cell>
        </table:table-row>
        <table:table-row table:style-name="ro1">
          <table:table-cell/>
          <table:table-cell office:value-type="string">
            <text:p>FR0010591149</text:p>
          </table:table-cell>
          <table:table-cell office:value-type="string">
            <text:p>MONTBLEU CORDEE (C)</text:p>
          </table:table-cell>
        </table:table-row>
        <table:table-row table:style-name="ro1">
          <table:table-cell/>
          <table:table-cell office:value-type="string">
            <text:p>FR0010591156</text:p>
          </table:table-cell>
          <table:table-cell office:value-type="string">
            <text:p>MONTBLEU TERRA C</text:p>
          </table:table-cell>
        </table:table-row>
        <table:table-row table:style-name="ro1">
          <table:table-cell/>
          <table:table-cell office:value-type="string">
            <text:p>FR0010591172</text:p>
          </table:table-cell>
          <table:table-cell office:value-type="string">
            <text:p>GSD EUROPE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FR0010591362</text:p>
          </table:table-cell>
          <table:table-cell office:value-type="string">
            <text:p>Lyxor Short CAC40</text:p>
          </table:table-cell>
        </table:table-row>
        <table:table-row table:style-name="ro1">
          <table:table-cell/>
          <table:table-cell office:value-type="string">
            <text:p>FR0010591990</text:p>
          </table:table-cell>
          <table:table-cell office:value-type="string">
            <text:p>ENERGY VALUE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FR0010592014</text:p>
          </table:table-cell>
          <table:table-cell office:value-type="string">
            <text:p>Lyxor Etf Leverage Cac40</text:p>
          </table:table-cell>
        </table:table-row>
        <table:table-row table:style-name="ro1">
          <table:table-cell/>
          <table:table-cell office:value-type="string">
            <text:p>FR0010592022</text:p>
          </table:table-cell>
          <table:table-cell office:value-type="string">
            <text:p>ECOFI ENJEUX FUTURS C</text:p>
          </table:table-cell>
        </table:table-row>
        <table:table-row table:style-name="ro1">
          <table:table-cell/>
          <table:table-cell office:value-type="string">
            <text:p>FR0010593673</text:p>
          </table:table-cell>
          <table:table-cell office:value-type="string">
            <text:p>BATI ENTREPRENDRE ASIE</text:p>
          </table:table-cell>
        </table:table-row>
        <table:table-row table:style-name="ro1">
          <table:table-cell/>
          <table:table-cell office:value-type="string">
            <text:p>FR0010593681</text:p>
          </table:table-cell>
          <table:table-cell office:value-type="string">
            <text:p>BATI ENTREPRENDRE EMERGENTS</text:p>
          </table:table-cell>
        </table:table-row>
        <table:table-row table:style-name="ro1">
          <table:table-cell/>
          <table:table-cell office:value-type="string">
            <text:p>FR0010593699</text:p>
          </table:table-cell>
          <table:table-cell office:value-type="string">
            <text:p>BATI ENTREPRENDRE USA</text:p>
          </table:table-cell>
        </table:table-row>
        <table:table-row table:style-name="ro1">
          <table:table-cell/>
          <table:table-cell office:value-type="string">
            <text:p>FR0010594309</text:p>
          </table:table-cell>
          <table:table-cell office:value-type="string">
            <text:p>EDMOND DE ROTHSCHILD INDIA E</text:p>
          </table:table-cell>
        </table:table-row>
        <table:table-row table:style-name="ro1">
          <table:table-cell/>
          <table:table-cell office:value-type="string">
            <text:p>FR0010594333</text:p>
          </table:table-cell>
          <table:table-cell office:value-type="string">
            <text:p>EDMOND DE ROTHSCHILD TRICOLORE RENDEMENT E</text:p>
          </table:table-cell>
        </table:table-row>
        <table:table-row table:style-name="ro1">
          <table:table-cell/>
          <table:table-cell office:value-type="string">
            <text:p>FR0010596759</text:p>
          </table:table-cell>
          <table:table-cell office:value-type="string">
            <text:p>ECOFI DEVELOPPEMENT DURABLE I</text:p>
          </table:table-cell>
        </table:table-row>
        <table:table-row table:style-name="ro1">
          <table:table-cell/>
          <table:table-cell office:value-type="string">
            <text:p>FR0010596783</text:p>
          </table:table-cell>
          <table:table-cell office:value-type="string">
            <text:p>OFI EURO HIGH YIELD I</text:p>
          </table:table-cell>
        </table:table-row>
        <table:table-row table:style-name="ro1">
          <table:table-cell/>
          <table:table-cell office:value-type="string">
            <text:p>FR0010599373</text:p>
          </table:table-cell>
          <table:table-cell office:value-type="string">
            <text:p>AMUNDI SELECT EURO P</text:p>
          </table:table-cell>
        </table:table-row>
        <table:table-row table:style-name="ro1">
          <table:table-cell/>
          <table:table-cell office:value-type="string">
            <text:p>FR0010599399</text:p>
          </table:table-cell>
          <table:table-cell office:value-type="string">
            <text:p>AUREUS (C)</text:p>
          </table:table-cell>
        </table:table-row>
        <table:table-row table:style-name="ro1">
          <table:table-cell/>
          <table:table-cell office:value-type="string">
            <text:p>FR0010600197</text:p>
          </table:table-cell>
          <table:table-cell office:value-type="string">
            <text:p>TOCQUEVILLE ODYSSEE I</text:p>
          </table:table-cell>
        </table:table-row>
        <table:table-row table:style-name="ro1">
          <table:table-cell/>
          <table:table-cell office:value-type="string">
            <text:p>FR0010600205</text:p>
          </table:table-cell>
          <table:table-cell office:value-type="string">
            <text:p>TOCQUEVILLE DIVIDENDE I</text:p>
          </table:table-cell>
        </table:table-row>
        <table:table-row table:style-name="ro1">
          <table:table-cell/>
          <table:table-cell office:value-type="string">
            <text:p>FR0010600239</text:p>
          </table:table-cell>
          <table:table-cell office:value-type="string">
            <text:p>TOCQUEVILLE VALUE EUROPE I</text:p>
          </table:table-cell>
        </table:table-row>
        <table:table-row table:style-name="ro1">
          <table:table-cell/>
          <table:table-cell office:value-type="string">
            <text:p>FR0010600247</text:p>
          </table:table-cell>
          <table:table-cell office:value-type="string">
            <text:p>ULYSSE I</text:p>
          </table:table-cell>
        </table:table-row>
        <table:table-row table:style-name="ro1">
          <table:table-cell/>
          <table:table-cell office:value-type="string">
            <text:p>FR0010601898</text:p>
          </table:table-cell>
          <table:table-cell office:value-type="string">
            <text:p>SYCOMORE PARTNERS FUND I</text:p>
          </table:table-cell>
        </table:table-row>
        <table:table-row table:style-name="ro1">
          <table:table-cell/>
          <table:table-cell office:value-type="string">
            <text:p>FR0010601906</text:p>
          </table:table-cell>
          <table:table-cell office:value-type="string">
            <text:p>SYCOMORE PARTNERS FUND R</text:p>
          </table:table-cell>
        </table:table-row>
        <table:table-row table:style-name="ro1">
          <table:table-cell/>
          <table:table-cell office:value-type="string">
            <text:p>FR0010601971</text:p>
          </table:table-cell>
          <table:table-cell office:value-type="string">
            <text:p>DECOUVERTES (C)</text:p>
          </table:table-cell>
        </table:table-row>
        <table:table-row table:style-name="ro1">
          <table:table-cell/>
          <table:table-cell office:value-type="string">
            <text:p>FR0010602466</text:p>
          </table:table-cell>
          <table:table-cell office:value-type="string">
            <text:p>THEAM EURO LONG VOL I</text:p>
          </table:table-cell>
        </table:table-row>
        <table:table-row table:style-name="ro1">
          <table:table-cell/>
          <table:table-cell office:value-type="string">
            <text:p>FR0010602540</text:p>
          </table:table-cell>
          <table:table-cell office:value-type="string">
            <text:p>VALEURS CROISSANCE RENDEMENT (C)</text:p>
          </table:table-cell>
        </table:table-row>
        <table:table-row table:style-name="ro1">
          <table:table-cell/>
          <table:table-cell office:value-type="string">
            <text:p>FR0010602615</text:p>
          </table:table-cell>
          <table:table-cell office:value-type="string">
            <text:p>GTA FRANCE C</text:p>
          </table:table-cell>
        </table:table-row>
        <table:table-row table:style-name="ro1">
          <table:table-cell/>
          <table:table-cell office:value-type="string">
            <text:p>FR0010604884</text:p>
          </table:table-cell>
          <table:table-cell office:value-type="string">
            <text:p>VPV ERTRAG</text:p>
          </table:table-cell>
        </table:table-row>
        <table:table-row table:style-name="ro1">
          <table:table-cell/>
          <table:table-cell office:value-type="string">
            <text:p>FR0010605808</text:p>
          </table:table-cell>
          <table:table-cell office:value-type="string">
            <text:p>RIVOLI CAPITAL I</text:p>
          </table:table-cell>
        </table:table-row>
        <table:table-row table:style-name="ro1">
          <table:table-cell/>
          <table:table-cell office:value-type="string">
            <text:p>FR0010605816</text:p>
          </table:table-cell>
          <table:table-cell office:value-type="string">
            <text:p>RIVOLI CAPITAL F</text:p>
          </table:table-cell>
        </table:table-row>
        <table:table-row table:style-name="ro1">
          <table:table-cell/>
          <table:table-cell office:value-type="string">
            <text:p>FR0010606178</text:p>
          </table:table-cell>
          <table:table-cell office:value-type="string">
            <text:p>DIAMANT BLEU FLEXIBLE P</text:p>
          </table:table-cell>
        </table:table-row>
        <table:table-row table:style-name="ro1">
          <table:table-cell/>
          <table:table-cell office:value-type="string">
            <text:p>FR0010606673</text:p>
          </table:table-cell>
          <table:table-cell office:value-type="string">
            <text:p>AGIPI EUROPE</text:p>
          </table:table-cell>
        </table:table-row>
        <table:table-row table:style-name="ro1">
          <table:table-cell/>
          <table:table-cell office:value-type="string">
            <text:p>FR0010606681</text:p>
          </table:table-cell>
          <table:table-cell office:value-type="string">
            <text:p>AGIPI INFLATION</text:p>
          </table:table-cell>
        </table:table-row>
        <table:table-row table:style-name="ro1">
          <table:table-cell/>
          <table:table-cell office:value-type="string">
            <text:p>FR0010606764</text:p>
          </table:table-cell>
          <table:table-cell office:value-type="string">
            <text:p>ADEQUITY ABSOLU</text:p>
          </table:table-cell>
        </table:table-row>
        <table:table-row table:style-name="ro1">
          <table:table-cell/>
          <table:table-cell office:value-type="string">
            <text:p>FR0010607812</text:p>
          </table:table-cell>
          <table:table-cell office:value-type="string">
            <text:p>GRASSROOTS S</text:p>
          </table:table-cell>
        </table:table-row>
        <table:table-row table:style-name="ro1">
          <table:table-cell/>
          <table:table-cell office:value-type="string">
            <text:p>FR0010608372</text:p>
          </table:table-cell>
          <table:table-cell office:value-type="string">
            <text:p>GESTION PROACTIVE FC (C)</text:p>
          </table:table-cell>
        </table:table-row>
        <table:table-row table:style-name="ro1">
          <table:table-cell/>
          <table:table-cell office:value-type="string">
            <text:p>FR0010609099</text:p>
          </table:table-cell>
          <table:table-cell office:value-type="string">
            <text:p>BNP PARIBAS STRUCTURE COURT TERME P</text:p>
          </table:table-cell>
        </table:table-row>
        <table:table-row table:style-name="ro1">
          <table:table-cell/>
          <table:table-cell office:value-type="string">
            <text:p>FR0010609131</text:p>
          </table:table-cell>
          <table:table-cell office:value-type="string">
            <text:p>ECUREUIL BENEFICES ENVIRONNEMENT (D)</text:p>
          </table:table-cell>
        </table:table-row>
        <table:table-row table:style-name="ro1">
          <table:table-cell/>
          <table:table-cell office:value-type="string">
            <text:p>FR0010609552</text:p>
          </table:table-cell>
          <table:table-cell office:value-type="string">
            <text:p>ECUREUIL BENEFICES EMPLOI (C)</text:p>
          </table:table-cell>
        </table:table-row>
        <table:table-row table:style-name="ro1">
          <table:table-cell/>
          <table:table-cell office:value-type="string">
            <text:p>FR0010609602</text:p>
          </table:table-cell>
          <table:table-cell office:value-type="string">
            <text:p>ORCHIDEE I LONG/SHORT A</text:p>
          </table:table-cell>
        </table:table-row>
        <table:table-row table:style-name="ro1">
          <table:table-cell/>
          <table:table-cell office:value-type="string">
            <text:p>FR0010610741</text:p>
          </table:table-cell>
          <table:table-cell office:value-type="string">
            <text:p>OFP 150 A</text:p>
          </table:table-cell>
        </table:table-row>
        <table:table-row table:style-name="ro1">
          <table:table-cell/>
          <table:table-cell office:value-type="string">
            <text:p>FR0010610758</text:p>
          </table:table-cell>
          <table:table-cell office:value-type="string">
            <text:p>CPR EUROLAND IC</text:p>
          </table:table-cell>
        </table:table-row>
        <table:table-row table:style-name="ro1">
          <table:table-cell/>
          <table:table-cell office:value-type="string">
            <text:p>FR0010611293</text:p>
          </table:table-cell>
          <table:table-cell office:value-type="string">
            <text:p>ARTY</text:p>
          </table:table-cell>
        </table:table-row>
        <table:table-row table:style-name="ro1">
          <table:table-cell/>
          <table:table-cell office:value-type="string">
            <text:p>FR0010611301</text:p>
          </table:table-cell>
          <table:table-cell office:value-type="string">
            <text:p>G PATRIMOINE</text:p>
          </table:table-cell>
        </table:table-row>
        <table:table-row table:style-name="ro1">
          <table:table-cell/>
          <table:table-cell office:value-type="string">
            <text:p>FR0010612754</text:p>
          </table:table-cell>
          <table:table-cell office:value-type="string">
            <text:p>FOURPOINTS AMERICA R USD</text:p>
          </table:table-cell>
        </table:table-row>
        <table:table-row table:style-name="ro1">
          <table:table-cell/>
          <table:table-cell office:value-type="string">
            <text:p>FR0010612838</text:p>
          </table:table-cell>
          <table:table-cell office:value-type="string">
            <text:p>ECUREUIL BENEFICES EMPLOI (D)</text:p>
          </table:table-cell>
        </table:table-row>
        <table:table-row table:style-name="ro1">
          <table:table-cell/>
          <table:table-cell office:value-type="string">
            <text:p>FR0010612879</text:p>
          </table:table-cell>
          <table:table-cell office:value-type="string">
            <text:p>ECUREUIL BENEFICES ENVIRONNEMENT (C)</text:p>
          </table:table-cell>
        </table:table-row>
        <table:table-row table:style-name="ro1">
          <table:table-cell/>
          <table:table-cell office:value-type="string">
            <text:p>FR0010613315</text:p>
          </table:table-cell>
          <table:table-cell office:value-type="string">
            <text:p>LBPAM ACTIONS INDICE EURO E</text:p>
          </table:table-cell>
        </table:table-row>
        <table:table-row table:style-name="ro1">
          <table:table-cell/>
          <table:table-cell office:value-type="string">
            <text:p>FR0010613323</text:p>
          </table:table-cell>
          <table:table-cell office:value-type="string">
            <text:p>LBPAM ACTIONS INDICE FRANCE E</text:p>
          </table:table-cell>
        </table:table-row>
        <table:table-row table:style-name="ro1">
          <table:table-cell/>
          <table:table-cell office:value-type="string">
            <text:p>FR0010613331</text:p>
          </table:table-cell>
          <table:table-cell office:value-type="string">
            <text:p>LBPAM ACTIONS MONDE E</text:p>
          </table:table-cell>
        </table:table-row>
        <table:table-row table:style-name="ro1">
          <table:table-cell/>
          <table:table-cell office:value-type="string">
            <text:p>FR0010613349</text:p>
          </table:table-cell>
          <table:table-cell office:value-type="string">
            <text:p>LBPAM OBLI MONDE E</text:p>
          </table:table-cell>
        </table:table-row>
        <table:table-row table:style-name="ro1">
          <table:table-cell/>
          <table:table-cell office:value-type="string">
            <text:p>FR0010613356</text:p>
          </table:table-cell>
          <table:table-cell office:value-type="string">
            <text:p>LBPAM OBLI MOYEN TERME E</text:p>
          </table:table-cell>
        </table:table-row>
        <table:table-row table:style-name="ro1">
          <table:table-cell/>
          <table:table-cell office:value-type="string">
            <text:p>FR0010613372</text:p>
          </table:table-cell>
          <table:table-cell office:value-type="string">
            <text:p>LBPAM ACTIONS FINANCE E</text:p>
          </table:table-cell>
        </table:table-row>
        <table:table-row table:style-name="ro1">
          <table:table-cell/>
          <table:table-cell office:value-type="string">
            <text:p>FR0010613380</text:p>
          </table:table-cell>
          <table:table-cell office:value-type="string">
            <text:p>LBPAM ACTIONS SANTE E</text:p>
          </table:table-cell>
        </table:table-row>
        <table:table-row table:style-name="ro1">
          <table:table-cell/>
          <table:table-cell office:value-type="string">
            <text:p>FR0010613414</text:p>
          </table:table-cell>
          <table:table-cell office:value-type="string">
            <text:p>LBPAM ACTIONS TELECOM E</text:p>
          </table:table-cell>
        </table:table-row>
        <table:table-row table:style-name="ro1">
          <table:table-cell/>
          <table:table-cell office:value-type="string">
            <text:p>FR0010613430</text:p>
          </table:table-cell>
          <table:table-cell office:value-type="string">
            <text:p>LBPAM OBLI EUROPE E</text:p>
          </table:table-cell>
        </table:table-row>
        <table:table-row table:style-name="ro1">
          <table:table-cell/>
          <table:table-cell office:value-type="string">
            <text:p>FR0010613521</text:p>
          </table:table-cell>
          <table:table-cell office:value-type="string">
            <text:p>HUGAU OBLI 1-3 I</text:p>
          </table:table-cell>
        </table:table-row>
        <table:table-row table:style-name="ro1">
          <table:table-cell/>
          <table:table-cell office:value-type="string">
            <text:p>FR0010613877</text:p>
          </table:table-cell>
          <table:table-cell office:value-type="string">
            <text:p>LBPAM OBLI LONG TERME (C)</text:p>
          </table:table-cell>
        </table:table-row>
        <table:table-row table:style-name="ro1">
          <table:table-cell/>
          <table:table-cell office:value-type="string">
            <text:p>FR0010613885</text:p>
          </table:table-cell>
          <table:table-cell office:value-type="string">
            <text:p>LBPAM OBLI LONG TERME (D)</text:p>
          </table:table-cell>
        </table:table-row>
        <table:table-row table:style-name="ro1">
          <table:table-cell/>
          <table:table-cell office:value-type="string">
            <text:p>FR0010615385</text:p>
          </table:table-cell>
          <table:table-cell office:value-type="string">
            <text:p>LBPAM OBLI LONG TERME E</text:p>
          </table:table-cell>
        </table:table-row>
        <table:table-row table:style-name="ro1">
          <table:table-cell/>
          <table:table-cell office:value-type="string">
            <text:p>FR0010615393</text:p>
          </table:table-cell>
          <table:table-cell office:value-type="string">
            <text:p>HSBC OBLIG INFLATION EURO HC</text:p>
          </table:table-cell>
        </table:table-row>
        <table:table-row table:style-name="ro1">
          <table:table-cell/>
          <table:table-cell office:value-type="string">
            <text:p>FR0010616177</text:p>
          </table:table-cell>
          <table:table-cell office:value-type="string">
            <text:p>BNP PARIBAS MIDCAP FRANCE (C)</text:p>
          </table:table-cell>
        </table:table-row>
        <table:table-row table:style-name="ro1">
          <table:table-cell/>
          <table:table-cell office:value-type="string">
            <text:p>FR0010617357</text:p>
          </table:table-cell>
          <table:table-cell office:value-type="string">
            <text:p>LBPAM CONVERTIBLES EUROPE E</text:p>
          </table:table-cell>
        </table:table-row>
        <table:table-row table:style-name="ro1">
          <table:table-cell/>
          <table:table-cell office:value-type="string">
            <text:p>FR0010619882</text:p>
          </table:table-cell>
          <table:table-cell office:value-type="string">
            <text:p>NATIXIS ACTIONS US VALUE R-E</text:p>
          </table:table-cell>
        </table:table-row>
        <table:table-row table:style-name="ro1">
          <table:table-cell/>
          <table:table-cell office:value-type="string">
            <text:p>FR0010619908</text:p>
          </table:table-cell>
          <table:table-cell office:value-type="string">
            <text:p>AREAS PRUDENCE</text:p>
          </table:table-cell>
        </table:table-row>
        <table:table-row table:style-name="ro1">
          <table:table-cell/>
          <table:table-cell office:value-type="string">
            <text:p>FR0010619916</text:p>
          </table:table-cell>
          <table:table-cell office:value-type="string">
            <text:p>CPR ACTIVE EUROPE P</text:p>
          </table:table-cell>
        </table:table-row>
        <table:table-row table:style-name="ro1">
          <table:table-cell/>
          <table:table-cell office:value-type="string">
            <text:p>FR0010620724</text:p>
          </table:table-cell>
          <table:table-cell office:value-type="string">
            <text:p>CRYSTAL INVESTISSEMENT</text:p>
          </table:table-cell>
        </table:table-row>
        <table:table-row table:style-name="ro1">
          <table:table-cell/>
          <table:table-cell office:value-type="string">
            <text:p>FR0010622480</text:p>
          </table:table-cell>
          <table:table-cell office:value-type="string">
            <text:p>LBPAM TRESORERIE (D)</text:p>
          </table:table-cell>
        </table:table-row>
        <table:table-row table:style-name="ro1">
          <table:table-cell/>
          <table:table-cell office:value-type="string">
            <text:p>FR0010622514</text:p>
          </table:table-cell>
          <table:table-cell office:value-type="string">
            <text:p>LBPAM TRESORERIE (C)</text:p>
          </table:table-cell>
        </table:table-row>
        <table:table-row table:style-name="ro1">
          <table:table-cell/>
          <table:table-cell office:value-type="string">
            <text:p>FR0010622639</text:p>
          </table:table-cell>
          <table:table-cell office:value-type="string">
            <text:p>LBPAM TRESORERIE P</text:p>
          </table:table-cell>
        </table:table-row>
        <table:table-row table:style-name="ro1">
          <table:table-cell/>
          <table:table-cell office:value-type="string">
            <text:p>FR0010622670</text:p>
          </table:table-cell>
          <table:table-cell office:value-type="string">
            <text:p>LBPAM MULTI ACTIONS EUROPE A</text:p>
          </table:table-cell>
        </table:table-row>
        <table:table-row table:style-name="ro1">
          <table:table-cell/>
          <table:table-cell office:value-type="string">
            <text:p>FR0010622688</text:p>
          </table:table-cell>
          <table:table-cell office:value-type="string">
            <text:p>LBPAM MULTI ACTIONS MONDE A</text:p>
          </table:table-cell>
        </table:table-row>
        <table:table-row table:style-name="ro1">
          <table:table-cell/>
          <table:table-cell office:value-type="string">
            <text:p>FR0010622696</text:p>
          </table:table-cell>
          <table:table-cell office:value-type="string">
            <text:p>LBPAM RESPONSABLE ACTIONS MONDE A</text:p>
          </table:table-cell>
        </table:table-row>
        <table:table-row table:style-name="ro1">
          <table:table-cell/>
          <table:table-cell office:value-type="string">
            <text:p>FR0010622704</text:p>
          </table:table-cell>
          <table:table-cell office:value-type="string">
            <text:p>LBPAM MULTI ACTIONS POTENTIEL A</text:p>
          </table:table-cell>
        </table:table-row>
        <table:table-row table:style-name="ro1">
          <table:table-cell/>
          <table:table-cell office:value-type="string">
            <text:p>FR0010622712</text:p>
          </table:table-cell>
          <table:table-cell office:value-type="string">
            <text:p>LBPAM MULTI ACTIFS A</text:p>
          </table:table-cell>
        </table:table-row>
        <table:table-row table:style-name="ro1">
          <table:table-cell/>
          <table:table-cell office:value-type="string">
            <text:p>FR0010626218</text:p>
          </table:table-cell>
          <table:table-cell office:value-type="string">
            <text:p>REACTIS EMERGING R</text:p>
          </table:table-cell>
        </table:table-row>
        <table:table-row table:style-name="ro1">
          <table:table-cell/>
          <table:table-cell office:value-type="string">
            <text:p>FR0010626291</text:p>
          </table:table-cell>
          <table:table-cell office:value-type="string">
            <text:p>LMDG FLEX PATRIMOINE (EUR) R EUR</text:p>
          </table:table-cell>
        </table:table-row>
        <table:table-row table:style-name="ro1">
          <table:table-cell/>
          <table:table-cell office:value-type="string">
            <text:p>FR0010626309</text:p>
          </table:table-cell>
          <table:table-cell office:value-type="string">
            <text:p>LBPAM MULTI ACTIONS EUROPE R</text:p>
          </table:table-cell>
        </table:table-row>
        <table:table-row table:style-name="ro1">
          <table:table-cell/>
          <table:table-cell office:value-type="string">
            <text:p>FR0010626317</text:p>
          </table:table-cell>
          <table:table-cell office:value-type="string">
            <text:p>LBPAM MULTI ACTIONS MONDE R</text:p>
          </table:table-cell>
        </table:table-row>
        <table:table-row table:style-name="ro1">
          <table:table-cell/>
          <table:table-cell office:value-type="string">
            <text:p>FR0010626325</text:p>
          </table:table-cell>
          <table:table-cell office:value-type="string">
            <text:p>LBPAM RESPONSABLE ACTIONS MONDE R</text:p>
          </table:table-cell>
        </table:table-row>
        <table:table-row table:style-name="ro1">
          <table:table-cell/>
          <table:table-cell office:value-type="string">
            <text:p>FR0010626333</text:p>
          </table:table-cell>
          <table:table-cell office:value-type="string">
            <text:p>LBPAM MULTI ACTIFS R</text:p>
          </table:table-cell>
        </table:table-row>
        <table:table-row table:style-name="ro1">
          <table:table-cell/>
          <table:table-cell office:value-type="string">
            <text:p>FR0010626416</text:p>
          </table:table-cell>
          <table:table-cell office:value-type="string">
            <text:p>LBPAM MULTI ACTIONS POTENTIEL R</text:p>
          </table:table-cell>
        </table:table-row>
        <table:table-row table:style-name="ro1">
          <table:table-cell/>
          <table:table-cell office:value-type="string">
            <text:p>FR0010626796</text:p>
          </table:table-cell>
          <table:table-cell office:value-type="string">
            <text:p>VEGA EUROPE CONVICTIONS</text:p>
          </table:table-cell>
        </table:table-row>
        <table:table-row table:style-name="ro1">
          <table:table-cell/>
          <table:table-cell office:value-type="string">
            <text:p>FR0010626853</text:p>
          </table:table-cell>
          <table:table-cell office:value-type="string">
            <text:p>CCR FLEX CROISSANCE R EUR</text:p>
          </table:table-cell>
        </table:table-row>
        <table:table-row table:style-name="ro1">
          <table:table-cell/>
          <table:table-cell office:value-type="string">
            <text:p>FR0010627257</text:p>
          </table:table-cell>
          <table:table-cell office:value-type="string">
            <text:p>OFP 150 B</text:p>
          </table:table-cell>
        </table:table-row>
        <table:table-row table:style-name="ro1">
          <table:table-cell/>
          <table:table-cell office:value-type="string">
            <text:p>FR0010627281</text:p>
          </table:table-cell>
          <table:table-cell office:value-type="string">
            <text:p>OFP 150 C</text:p>
          </table:table-cell>
        </table:table-row>
        <table:table-row table:style-name="ro1">
          <table:table-cell/>
          <table:table-cell office:value-type="string">
            <text:p>FR0010629147</text:p>
          </table:table-cell>
          <table:table-cell office:value-type="string">
            <text:p>CORTAL CONSORS OPEN CROISSANCE C</text:p>
          </table:table-cell>
        </table:table-row>
        <table:table-row table:style-name="ro1">
          <table:table-cell/>
          <table:table-cell office:value-type="string">
            <text:p>FR0010629808</text:p>
          </table:table-cell>
          <table:table-cell office:value-type="string">
            <text:p>SULLY SELECTION</text:p>
          </table:table-cell>
        </table:table-row>
        <table:table-row table:style-name="ro1">
          <table:table-cell/>
          <table:table-cell office:value-type="string">
            <text:p>FR0010632364</text:p>
          </table:table-cell>
          <table:table-cell office:value-type="string">
            <text:p>MeTROPOLE EURO SRI A</text:p>
          </table:table-cell>
        </table:table-row>
        <table:table-row table:style-name="ro1">
          <table:table-cell/>
          <table:table-cell office:value-type="string">
            <text:p>FR0010633818</text:p>
          </table:table-cell>
          <table:table-cell office:value-type="string">
            <text:p>CAMGESTION CAPI OBLIG</text:p>
          </table:table-cell>
        </table:table-row>
        <table:table-row table:style-name="ro1">
          <table:table-cell/>
          <table:table-cell office:value-type="string">
            <text:p>FR0010634162</text:p>
          </table:table-cell>
          <table:table-cell office:value-type="string">
            <text:p>UNION MONECOURT I</text:p>
          </table:table-cell>
        </table:table-row>
        <table:table-row table:style-name="ro1">
          <table:table-cell/>
          <table:table-cell office:value-type="string">
            <text:p>FR0010634287</text:p>
          </table:table-cell>
          <table:table-cell office:value-type="string">
            <text:p>AREAS DYNAMIQUE A</text:p>
          </table:table-cell>
        </table:table-row>
        <table:table-row table:style-name="ro1">
          <table:table-cell/>
          <table:table-cell office:value-type="string">
            <text:p>FR0010636381</text:p>
          </table:table-cell>
          <table:table-cell office:value-type="string">
            <text:p>TONI ACTIONS 100 A</text:p>
          </table:table-cell>
        </table:table-row>
        <table:table-row table:style-name="ro1">
          <table:table-cell/>
          <table:table-cell office:value-type="string">
            <text:p>FR0010636399</text:p>
          </table:table-cell>
          <table:table-cell office:value-type="string">
            <text:p>SWISS LIFE FUNDS (F) BOND GLOBAL INFLATION P</text:p>
          </table:table-cell>
        </table:table-row>
        <table:table-row table:style-name="ro1">
          <table:table-cell/>
          <table:table-cell office:value-type="string">
            <text:p>FR0010636407</text:p>
          </table:table-cell>
          <table:table-cell office:value-type="string">
            <text:p>FeDeRAL OPTIMAL PLUS ESG P</text:p>
          </table:table-cell>
        </table:table-row>
        <table:table-row table:style-name="ro1">
          <table:table-cell/>
          <table:table-cell office:value-type="string">
            <text:p>FR0010636720</text:p>
          </table:table-cell>
          <table:table-cell office:value-type="string">
            <text:p>GROUPAMA FP ACTIONS EMERGENTES I</text:p>
          </table:table-cell>
        </table:table-row>
        <table:table-row table:style-name="ro1">
          <table:table-cell/>
          <table:table-cell office:value-type="string">
            <text:p>FR0010637900</text:p>
          </table:table-cell>
          <table:table-cell office:value-type="string">
            <text:p>OBJECTIF CONVERTIBLE EUROPE A</text:p>
          </table:table-cell>
        </table:table-row>
        <table:table-row table:style-name="ro1">
          <table:table-cell/>
          <table:table-cell office:value-type="string">
            <text:p>FR0010638676</text:p>
          </table:table-cell>
          <table:table-cell office:value-type="string">
            <text:p>BFT CREDIT OPPORTUNITES C</text:p>
          </table:table-cell>
        </table:table-row>
        <table:table-row table:style-name="ro1">
          <table:table-cell/>
          <table:table-cell office:value-type="string">
            <text:p>FR0010638718</text:p>
          </table:table-cell>
          <table:table-cell office:value-type="string">
            <text:p>LMDG FLEX PATRIMOINE (EUR) P</text:p>
          </table:table-cell>
        </table:table-row>
        <table:table-row table:style-name="ro1">
          <table:table-cell/>
          <table:table-cell office:value-type="string">
            <text:p>FR0010638726</text:p>
          </table:table-cell>
          <table:table-cell office:value-type="string">
            <text:p>LMDG FLEX PATRIMOINE (EUR) I</text:p>
          </table:table-cell>
        </table:table-row>
        <table:table-row table:style-name="ro1">
          <table:table-cell/>
          <table:table-cell office:value-type="string">
            <text:p>FR0010640029</text:p>
          </table:table-cell>
          <table:table-cell office:value-type="string">
            <text:p>HIXANCE PATRIMOINE C</text:p>
          </table:table-cell>
        </table:table-row>
        <table:table-row table:style-name="ro1">
          <table:table-cell/>
          <table:table-cell office:value-type="string">
            <text:p>FR0010642306</text:p>
          </table:table-cell>
          <table:table-cell office:value-type="string">
            <text:p>LCL OBLIGATIONS MOYEN TERME EURO I</text:p>
          </table:table-cell>
        </table:table-row>
        <table:table-row table:style-name="ro1">
          <table:table-cell/>
          <table:table-cell office:value-type="string">
            <text:p>FR0010644674</text:p>
          </table:table-cell>
          <table:table-cell office:value-type="string">
            <text:p>UBAM CONVERTIBLES EURO 10-40 AC (EUR)</text:p>
          </table:table-cell>
        </table:table-row>
        <table:table-row table:style-name="ro1">
          <table:table-cell/>
          <table:table-cell office:value-type="string">
            <text:p>FR0010645325</text:p>
          </table:table-cell>
          <table:table-cell office:value-type="string">
            <text:p>AVIVA INVESTORS ALPHA YIELD</text:p>
          </table:table-cell>
        </table:table-row>
        <table:table-row table:style-name="ro1">
          <table:table-cell/>
          <table:table-cell office:value-type="string">
            <text:p>FR0010645515</text:p>
          </table:table-cell>
          <table:table-cell office:value-type="string">
            <text:p>SWISS LIFE FUNDS (F) EQUITY EURO ZONE MINIMUM VOLA</text:p>
          </table:table-cell>
        </table:table-row>
        <table:table-row table:style-name="ro1">
          <table:table-cell/>
          <table:table-cell office:value-type="string">
            <text:p>FR0010646299</text:p>
          </table:table-cell>
          <table:table-cell office:value-type="string">
            <text:p>GROUPAMA FP FLEXIBLE ALLOCATION I</text:p>
          </table:table-cell>
        </table:table-row>
        <table:table-row table:style-name="ro1">
          <table:table-cell/>
          <table:table-cell office:value-type="string">
            <text:p>FR0010649079</text:p>
          </table:table-cell>
          <table:table-cell office:value-type="string">
            <text:p>PALATINE OR BLEU C</text:p>
          </table:table-cell>
        </table:table-row>
        <table:table-row table:style-name="ro1">
          <table:table-cell/>
          <table:table-cell office:value-type="string">
            <text:p>FR0010649772</text:p>
          </table:table-cell>
          <table:table-cell office:value-type="string">
            <text:p>TOCQUEVILLE GOLD P</text:p>
          </table:table-cell>
        </table:table-row>
        <table:table-row table:style-name="ro1">
          <table:table-cell/>
          <table:table-cell office:value-type="string">
            <text:p>FR0010651224</text:p>
          </table:table-cell>
          <table:table-cell office:value-type="string">
            <text:p>BDL CONVICTIONS</text:p>
          </table:table-cell>
        </table:table-row>
        <table:table-row table:style-name="ro1">
          <table:table-cell/>
          <table:table-cell office:value-type="string">
            <text:p>FR0010651257</text:p>
          </table:table-cell>
          <table:table-cell office:value-type="string">
            <text:p>OPTIMIZ 8-14%</text:p>
          </table:table-cell>
        </table:table-row>
        <table:table-row table:style-name="ro1">
          <table:table-cell/>
          <table:table-cell office:value-type="string">
            <text:p>FR0010651307</text:p>
          </table:table-cell>
          <table:table-cell office:value-type="string">
            <text:p>HSBC MULTI-ASSET DYNAMIC EURO AC</text:p>
          </table:table-cell>
        </table:table-row>
        <table:table-row table:style-name="ro1">
          <table:table-cell/>
          <table:table-cell office:value-type="string">
            <text:p>FR0010652479</text:p>
          </table:table-cell>
          <table:table-cell office:value-type="string">
            <text:p>PLEIADE SELECT</text:p>
          </table:table-cell>
        </table:table-row>
        <table:table-row table:style-name="ro1">
          <table:table-cell/>
          <table:table-cell office:value-type="string">
            <text:p>FR0010652495</text:p>
          </table:table-cell>
          <table:table-cell office:value-type="string">
            <text:p>COVEA MULTI EMERGENTS A</text:p>
          </table:table-cell>
        </table:table-row>
        <table:table-row table:style-name="ro1">
          <table:table-cell/>
          <table:table-cell office:value-type="string">
            <text:p>FR0010652743</text:p>
          </table:table-cell>
          <table:table-cell office:value-type="string">
            <text:p>CAMGESTION OBLIGATIONS EUROPE O (C)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FR0010652867</text:p>
          </table:table-cell>
          <table:table-cell office:value-type="string">
            <text:p>LYXOR ETF APEX 50</text:p>
          </table:table-cell>
        </table:table-row>
        <table:table-row table:style-name="ro1">
          <table:table-cell/>
          <table:table-cell office:value-type="string">
            <text:p>FR0010653600</text:p>
          </table:table-cell>
          <table:table-cell office:value-type="string">
            <text:p>123 TRANSMISSION A</text:p>
          </table:table-cell>
        </table:table-row>
        <table:table-row table:style-name="ro1">
          <table:table-cell/>
          <table:table-cell office:value-type="string">
            <text:p>FR0010653618</text:p>
          </table:table-cell>
          <table:table-cell office:value-type="string">
            <text:p>EGAMO MULTI MONETAIRE X</text:p>
          </table:table-cell>
        </table:table-row>
        <table:table-row table:style-name="ro1">
          <table:table-cell/>
          <table:table-cell office:value-type="string">
            <text:p>FR0010654830</text:p>
          </table:table-cell>
          <table:table-cell office:value-type="string">
            <text:p>LFIP ACTIONS EURO R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FR0010655712</text:p>
          </table:table-cell>
          <table:table-cell office:value-type="string">
            <text:p>AMUNDI ETF MS GER</text:p>
          </table:table-cell>
        </table:table-row>
        <table:table-row table:style-name="ro1">
          <table:table-cell office:value-type="string">
            <text:p>CN1</text:p>
          </table:table-cell>
          <table:table-cell office:value-type="string">
            <text:p>FR0010655738</text:p>
          </table:table-cell>
          <table:table-cell office:value-type="string">
            <text:p>AMUNDI ETF MS NOR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FR0010655753</text:p>
          </table:table-cell>
          <table:table-cell office:value-type="string">
            <text:p>AMUNDI ETF MS SWI</text:p>
          </table:table-cell>
        </table:table-row>
        <table:table-row table:style-name="ro1">
          <table:table-cell/>
          <table:table-cell office:value-type="string">
            <text:p>FR0010657122</text:p>
          </table:table-cell>
          <table:table-cell office:value-type="string">
            <text:p>MANDARINE OPPORTUNITES R</text:p>
          </table:table-cell>
        </table:table-row>
        <table:table-row table:style-name="ro1">
          <table:table-cell/>
          <table:table-cell office:value-type="string">
            <text:p>FR0010657387</text:p>
          </table:table-cell>
          <table:table-cell office:value-type="string">
            <text:p>NATIXIS SOUVERAINS EURO 1-3 R</text:p>
          </table:table-cell>
        </table:table-row>
        <table:table-row table:style-name="ro1">
          <table:table-cell/>
          <table:table-cell office:value-type="string">
            <text:p>FR0010657601</text:p>
          </table:table-cell>
          <table:table-cell office:value-type="string">
            <text:p>LA FRANCAISE MULTISTRATeGIES OBLIGATAIRES R ACCUMU</text:p>
          </table:table-cell>
        </table:table-row>
        <table:table-row table:style-name="ro1">
          <table:table-cell/>
          <table:table-cell office:value-type="string">
            <text:p>FR0010659805</text:p>
          </table:table-cell>
          <table:table-cell office:value-type="string">
            <text:p>MANDARINE OPPORTUNITES M</text:p>
          </table:table-cell>
        </table:table-row>
        <table:table-row table:style-name="ro1">
          <table:table-cell/>
          <table:table-cell office:value-type="string">
            <text:p>FR0010660167</text:p>
          </table:table-cell>
          <table:table-cell office:value-type="string">
            <text:p>CM-CIC GESTION 365 (D)</text:p>
          </table:table-cell>
        </table:table-row>
        <table:table-row table:style-name="ro1">
          <table:table-cell/>
          <table:table-cell office:value-type="string">
            <text:p>FR0010664052</text:p>
          </table:table-cell>
          <table:table-cell office:value-type="string">
            <text:p>EDMOND DE ROTHSCHILD GOLDSPHERE E</text:p>
          </table:table-cell>
        </table:table-row>
        <table:table-row table:style-name="ro1">
          <table:table-cell/>
          <table:table-cell office:value-type="string">
            <text:p>FR0010664086</text:p>
          </table:table-cell>
          <table:table-cell office:value-type="string">
            <text:p>EDMOND DE ROTHSCHILD GOLDSPHERE B</text:p>
          </table:table-cell>
        </table:table-row>
        <table:table-row table:style-name="ro1">
          <table:table-cell/>
          <table:table-cell office:value-type="string">
            <text:p>FR0010665539</text:p>
          </table:table-cell>
          <table:table-cell office:value-type="string">
            <text:p>ENERGIES RENOUVELABLES B</text:p>
          </table:table-cell>
        </table:table-row>
        <table:table-row table:style-name="ro1">
          <table:table-cell/>
          <table:table-cell office:value-type="string">
            <text:p>FR0010665661</text:p>
          </table:table-cell>
          <table:table-cell office:value-type="string">
            <text:p>FRUCTIFRANCE IMMOBILIER P</text:p>
          </table:table-cell>
        </table:table-row>
        <table:table-row table:style-name="ro1">
          <table:table-cell/>
          <table:table-cell office:value-type="string">
            <text:p>FR0010666560</text:p>
          </table:table-cell>
          <table:table-cell office:value-type="string">
            <text:p>NATIXIS ACTIONS SMALL &amp; MID CAP EURO R</text:p>
          </table:table-cell>
        </table:table-row>
        <table:table-row table:style-name="ro1">
          <table:table-cell/>
          <table:table-cell office:value-type="string">
            <text:p>FR0010668145</text:p>
          </table:table-cell>
          <table:table-cell office:value-type="string">
            <text:p>BNP PARIBAS AQUA P</text:p>
          </table:table-cell>
        </table:table-row>
        <table:table-row table:style-name="ro1">
          <table:table-cell/>
          <table:table-cell office:value-type="string">
            <text:p>FR0010669150</text:p>
          </table:table-cell>
          <table:table-cell office:value-type="string">
            <text:p>CARAC ACTIONS EURO C</text:p>
          </table:table-cell>
        </table:table-row>
        <table:table-row table:style-name="ro1">
          <table:table-cell/>
          <table:table-cell office:value-type="string">
            <text:p>FR0010669168</text:p>
          </table:table-cell>
          <table:table-cell office:value-type="string">
            <text:p>CARAC ACTIONS INTERNATIONALES ISR C</text:p>
          </table:table-cell>
        </table:table-row>
        <table:table-row table:style-name="ro1">
          <table:table-cell/>
          <table:table-cell office:value-type="string">
            <text:p>FR0010670653</text:p>
          </table:table-cell>
          <table:table-cell office:value-type="string">
            <text:p>OPTIMAL PLUS (C)</text:p>
          </table:table-cell>
        </table:table-row>
        <table:table-row table:style-name="ro1">
          <table:table-cell/>
          <table:table-cell office:value-type="string">
            <text:p>FR0010670927</text:p>
          </table:table-cell>
          <table:table-cell office:value-type="string">
            <text:p>LBPAM PREMIERE MONETAIRE J</text:p>
          </table:table-cell>
        </table:table-row>
        <table:table-row table:style-name="ro1">
          <table:table-cell/>
          <table:table-cell office:value-type="string">
            <text:p>FR0010671164</text:p>
          </table:table-cell>
          <table:table-cell office:value-type="string">
            <text:p>GALAXIE G</text:p>
          </table:table-cell>
        </table:table-row>
        <table:table-row table:style-name="ro1">
          <table:table-cell/>
          <table:table-cell office:value-type="string">
            <text:p>FR0010671420</text:p>
          </table:table-cell>
          <table:table-cell office:value-type="string">
            <text:p>LBPAM PEA COURT TERME R</text:p>
          </table:table-cell>
        </table:table-row>
        <table:table-row table:style-name="ro1">
          <table:table-cell/>
          <table:table-cell office:value-type="string">
            <text:p>FR0010672451</text:p>
          </table:table-cell>
          <table:table-cell office:value-type="string">
            <text:p>LFP OPSIS PATRIMOINE "PARTENAIRES"</text:p>
          </table:table-cell>
        </table:table-row>
        <table:table-row table:style-name="ro1">
          <table:table-cell/>
          <table:table-cell office:value-type="string">
            <text:p>FR0010673343</text:p>
          </table:table-cell>
          <table:table-cell office:value-type="string">
            <text:p>TERRE DAVENIR DYNAMIQUE 65</text:p>
          </table:table-cell>
        </table:table-row>
        <table:table-row table:style-name="ro1">
          <table:table-cell/>
          <table:table-cell office:value-type="string">
            <text:p>FR0010674507</text:p>
          </table:table-cell>
          <table:table-cell office:value-type="string">
            <text:p>NATIXIS ACTIONS SMALL &amp; MID CAP FRANCE R</text:p>
          </table:table-cell>
        </table:table-row>
        <table:table-row table:style-name="ro1">
          <table:table-cell/>
          <table:table-cell office:value-type="string">
            <text:p>FR0010674978</text:p>
          </table:table-cell>
          <table:table-cell office:value-type="string">
            <text:p>LFP LIBROBLIG (C)</text:p>
          </table:table-cell>
        </table:table-row>
        <table:table-row table:style-name="ro1">
          <table:table-cell/>
          <table:table-cell office:value-type="string">
            <text:p>FR0010677831</text:p>
          </table:table-cell>
          <table:table-cell office:value-type="string">
            <text:p>LAZARD RENDEMENT INFLATION</text:p>
          </table:table-cell>
        </table:table-row>
        <table:table-row table:style-name="ro1">
          <table:table-cell/>
          <table:table-cell office:value-type="string">
            <text:p>FR0010679878</text:p>
          </table:table-cell>
          <table:table-cell office:value-type="string">
            <text:p>CPR 7-10 EURO SR S</text:p>
          </table:table-cell>
        </table:table-row>
        <table:table-row table:style-name="ro1">
          <table:table-cell/>
          <table:table-cell office:value-type="string">
            <text:p>FR0010679886</text:p>
          </table:table-cell>
          <table:table-cell office:value-type="string">
            <text:p>LAZARD ACTIONS EURO R</text:p>
          </table:table-cell>
        </table:table-row>
        <table:table-row table:style-name="ro1">
          <table:table-cell/>
          <table:table-cell office:value-type="string">
            <text:p>FR0010679902</text:p>
          </table:table-cell>
          <table:table-cell office:value-type="string">
            <text:p>OBJECTIF SMALL CAPS FRANCE R</text:p>
          </table:table-cell>
        </table:table-row>
        <table:table-row table:style-name="ro1">
          <table:table-cell/>
          <table:table-cell office:value-type="string">
            <text:p>FR0010679977</text:p>
          </table:table-cell>
          <table:table-cell office:value-type="string">
            <text:p>GALAXIE S C</text:p>
          </table:table-cell>
        </table:table-row>
        <table:table-row table:style-name="ro1">
          <table:table-cell/>
          <table:table-cell office:value-type="string">
            <text:p>FR0010680553</text:p>
          </table:table-cell>
          <table:table-cell office:value-type="string">
            <text:p>MARTIN MAUREL PIERRE CAPITALISATION I</text:p>
          </table:table-cell>
        </table:table-row>
        <table:table-row table:style-name="ro1">
          <table:table-cell/>
          <table:table-cell office:value-type="string">
            <text:p>FR0010682690</text:p>
          </table:table-cell>
          <table:table-cell office:value-type="string">
            <text:p>CORTAL CONSORS OPEN RENDEMENT CLASSIC</text:p>
          </table:table-cell>
        </table:table-row>
        <table:table-row table:style-name="ro1">
          <table:table-cell/>
          <table:table-cell office:value-type="string">
            <text:p>FR0010687020</text:p>
          </table:table-cell>
          <table:table-cell office:value-type="string">
            <text:p>CONVICTIONS MULTIOPPORTUNITIES B</text:p>
          </table:table-cell>
        </table:table-row>
        <table:table-row table:style-name="ro1">
          <table:table-cell/>
          <table:table-cell office:value-type="string">
            <text:p>FR0010687038</text:p>
          </table:table-cell>
          <table:table-cell office:value-type="string">
            <text:p>CONVICTIONS PREMIUM A</text:p>
          </table:table-cell>
        </table:table-row>
        <table:table-row table:style-name="ro1">
          <table:table-cell/>
          <table:table-cell office:value-type="string">
            <text:p>FR0010687053</text:p>
          </table:table-cell>
          <table:table-cell office:value-type="string">
            <text:p>DORVAL FLEXIBLE MONDE A</text:p>
          </table:table-cell>
        </table:table-row>
        <table:table-row table:style-name="ro1">
          <table:table-cell/>
          <table:table-cell office:value-type="string">
            <text:p>FR0010687749</text:p>
          </table:table-cell>
          <table:table-cell office:value-type="string">
            <text:p>AMILTON PREMIUM</text:p>
          </table:table-cell>
        </table:table-row>
        <table:table-row table:style-name="ro1">
          <table:table-cell/>
          <table:table-cell office:value-type="string">
            <text:p>FR0010688093</text:p>
          </table:table-cell>
          <table:table-cell office:value-type="string">
            <text:p>EDMOND DE ROTHSCHILD US GROWTH B</text:p>
          </table:table-cell>
        </table:table-row>
        <table:table-row table:style-name="ro1">
          <table:table-cell office:value-type="string">
            <text:p>CS5</text:p>
          </table:table-cell>
          <table:table-cell office:value-type="string">
            <text:p>FR0010688168</text:p>
          </table:table-cell>
          <table:table-cell office:value-type="string">
            <text:p>AMUNDI ETF EU STAP</text:p>
          </table:table-cell>
        </table:table-row>
        <table:table-row table:style-name="ro1">
          <table:table-cell office:value-type="string">
            <text:p>CB5</text:p>
          </table:table-cell>
          <table:table-cell office:value-type="string">
            <text:p>FR0010688176</text:p>
          </table:table-cell>
          <table:table-cell office:value-type="string">
            <text:p>AMUNDI ETF EU BANK</text:p>
          </table:table-cell>
        </table:table-row>
        <table:table-row table:style-name="ro1">
          <table:table-cell office:value-type="string">
            <text:p>CD6</text:p>
          </table:table-cell>
          <table:table-cell office:value-type="string">
            <text:p>FR0010688184</text:p>
          </table:table-cell>
          <table:table-cell office:value-type="string">
            <text:p>AMUNDI ETF EU DISC</text:p>
          </table:table-cell>
        </table:table-row>
        <table:table-row table:style-name="ro1">
          <table:table-cell office:value-type="string">
            <text:p>CH5</text:p>
          </table:table-cell>
          <table:table-cell office:value-type="string">
            <text:p>FR0010688192</text:p>
          </table:table-cell>
          <table:table-cell office:value-type="string">
            <text:p>AMUNDI ETF EU HEAL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FR0010688218</text:p>
          </table:table-cell>
          <table:table-cell office:value-type="string">
            <text:p>AMUNDI ETF EU INDU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FR0010688242</text:p>
          </table:table-cell>
          <table:table-cell office:value-type="string">
            <text:p>AMUNDI ETF MSCI JP</text:p>
          </table:table-cell>
        </table:table-row>
        <table:table-row table:style-name="ro1">
          <table:table-cell/>
          <table:table-cell office:value-type="string">
            <text:p>FR0010688259</text:p>
          </table:table-cell>
          <table:table-cell office:value-type="string">
            <text:p>AMUNDI ETF MSCI NETHERLANDS UCITS ETF</text:p>
          </table:table-cell>
        </table:table-row>
        <table:table-row table:style-name="ro1">
          <table:table-cell/>
          <table:table-cell office:value-type="string">
            <text:p>FR0010689141</text:p>
          </table:table-cell>
          <table:table-cell office:value-type="string">
            <text:p>OBJECTIF SMALL CAPS EURO R</text:p>
          </table:table-cell>
        </table:table-row>
        <table:table-row table:style-name="ro1">
          <table:table-cell/>
          <table:table-cell office:value-type="string">
            <text:p>FR0010692319</text:p>
          </table:table-cell>
          <table:table-cell office:value-type="string">
            <text:p>R CREDIT HORIZON 1-3 E EUR</text:p>
          </table:table-cell>
        </table:table-row>
        <table:table-row table:style-name="ro1">
          <table:table-cell/>
          <table:table-cell office:value-type="string">
            <text:p>FR0010692335</text:p>
          </table:table-cell>
          <table:table-cell office:value-type="string">
            <text:p>R CREDIT HORIZON 1-3 C EUR</text:p>
          </table:table-cell>
        </table:table-row>
        <table:table-row table:style-name="ro1">
          <table:table-cell/>
          <table:table-cell office:value-type="string">
            <text:p>FR0010693168</text:p>
          </table:table-cell>
          <table:table-cell office:value-type="string">
            <text:p>CAMGESTION OBLICYCLE CREDIT CLASSIC</text:p>
          </table:table-cell>
        </table:table-row>
        <table:table-row table:style-name="ro1">
          <table:table-cell/>
          <table:table-cell office:value-type="string">
            <text:p>FR0010694125</text:p>
          </table:table-cell>
          <table:table-cell office:value-type="string">
            <text:p>AVIVA INVESTORS MONETAIRE F</text:p>
          </table:table-cell>
        </table:table-row>
        <table:table-row table:style-name="ro1">
          <table:table-cell/>
          <table:table-cell office:value-type="string">
            <text:p>FR0010694133</text:p>
          </table:table-cell>
          <table:table-cell office:value-type="string">
            <text:p>GENERALI EURO CONVERTIBLES C</text:p>
          </table:table-cell>
        </table:table-row>
        <table:table-row table:style-name="ro1">
          <table:table-cell/>
          <table:table-cell office:value-type="string">
            <text:p>FR0010695874</text:p>
          </table:table-cell>
          <table:table-cell office:value-type="string">
            <text:p>METROPOLE CORPORATE BONDS</text:p>
          </table:table-cell>
        </table:table-row>
        <table:table-row table:style-name="ro1">
          <table:table-cell/>
          <table:table-cell office:value-type="string">
            <text:p>FR0010696468</text:p>
          </table:table-cell>
          <table:table-cell office:value-type="string">
            <text:p>EURO IMMO-SCOPE P1</text:p>
          </table:table-cell>
        </table:table-row>
        <table:table-row table:style-name="ro1">
          <table:table-cell/>
          <table:table-cell office:value-type="string">
            <text:p>FR0010696526</text:p>
          </table:table-cell>
          <table:table-cell office:value-type="string">
            <text:p>EURO IMMO-SCOPE P3</text:p>
          </table:table-cell>
        </table:table-row>
        <table:table-row table:style-name="ro1">
          <table:table-cell/>
          <table:table-cell office:value-type="string">
            <text:p>FR0010696559</text:p>
          </table:table-cell>
          <table:table-cell office:value-type="string">
            <text:p>HSBC MONEY GESTION PRIVEE (C)</text:p>
          </table:table-cell>
        </table:table-row>
        <table:table-row table:style-name="ro1">
          <table:table-cell/>
          <table:table-cell office:value-type="string">
            <text:p>FR0010697441</text:p>
          </table:table-cell>
          <table:table-cell office:value-type="string">
            <text:p>LBPAM OBLI MONDE I</text:p>
          </table:table-cell>
        </table:table-row>
        <table:table-row table:style-name="ro1">
          <table:table-cell/>
          <table:table-cell office:value-type="string">
            <text:p>FR0010697466</text:p>
          </table:table-cell>
          <table:table-cell office:value-type="string">
            <text:p>CA FLEXIBLE MULTI-CLASSES C</text:p>
          </table:table-cell>
        </table:table-row>
        <table:table-row table:style-name="ro1">
          <table:table-cell/>
          <table:table-cell office:value-type="string">
            <text:p>FR0010697482</text:p>
          </table:table-cell>
          <table:table-cell office:value-type="string">
            <text:p>R CREDIT HORIZON 12 M C EUR</text:p>
          </table:table-cell>
        </table:table-row>
        <table:table-row table:style-name="ro1">
          <table:table-cell/>
          <table:table-cell office:value-type="string">
            <text:p>FR0010697532</text:p>
          </table:table-cell>
          <table:table-cell office:value-type="string">
            <text:p>KEREN CORPORATE R</text:p>
          </table:table-cell>
        </table:table-row>
        <table:table-row table:style-name="ro1">
          <table:table-cell/>
          <table:table-cell office:value-type="string">
            <text:p>FR0010698472</text:p>
          </table:table-cell>
          <table:table-cell office:value-type="string">
            <text:p>RENTOBLIG (C)</text:p>
          </table:table-cell>
        </table:table-row>
        <table:table-row table:style-name="ro1">
          <table:table-cell/>
          <table:table-cell office:value-type="string">
            <text:p>FR0010698555</text:p>
          </table:table-cell>
          <table:table-cell office:value-type="string">
            <text:p>AMUNDI AFD AVENIRS DURABLES P1</text:p>
          </table:table-cell>
        </table:table-row>
        <table:table-row table:style-name="ro1">
          <table:table-cell/>
          <table:table-cell office:value-type="string">
            <text:p>FR0010700161</text:p>
          </table:table-cell>
          <table:table-cell office:value-type="string">
            <text:p>AMUNDI ABSOLUTE CREDIT</text:p>
          </table:table-cell>
        </table:table-row>
        <table:table-row table:style-name="ro1">
          <table:table-cell/>
          <table:table-cell office:value-type="string">
            <text:p>FR0010700823</text:p>
          </table:table-cell>
          <table:table-cell office:value-type="string">
            <text:p>LAZARD ACTIONS AMeRICAINES R</text:p>
          </table:table-cell>
        </table:table-row>
        <table:table-row table:style-name="ro1">
          <table:table-cell/>
          <table:table-cell office:value-type="string">
            <text:p>FR0010701433</text:p>
          </table:table-cell>
          <table:table-cell office:value-type="string">
            <text:p>ENJEUX NOUVEAUX MONDES</text:p>
          </table:table-cell>
        </table:table-row>
        <table:table-row table:style-name="ro1">
          <table:table-cell/>
          <table:table-cell office:value-type="string">
            <text:p>FR0010701540</text:p>
          </table:table-cell>
          <table:table-cell office:value-type="string">
            <text:p>ALIENOR ACTIONS FLEXIBLE (PEA)</text:p>
          </table:table-cell>
        </table:table-row>
        <table:table-row table:style-name="ro1">
          <table:table-cell/>
          <table:table-cell office:value-type="string">
            <text:p>FR0010702084</text:p>
          </table:table-cell>
          <table:table-cell office:value-type="string">
            <text:p>INSERTION EMPLOIS DYNAMIQUE R (C)</text:p>
          </table:table-cell>
        </table:table-row>
        <table:table-row table:style-name="ro1">
          <table:table-cell/>
          <table:table-cell office:value-type="string">
            <text:p>FR0010703355</text:p>
          </table:table-cell>
          <table:table-cell office:value-type="string">
            <text:p>MAIF INVESTISSEMENT RESPONSABLE EUROPE P</text:p>
          </table:table-cell>
        </table:table-row>
        <table:table-row table:style-name="ro1">
          <table:table-cell/>
          <table:table-cell office:value-type="string">
            <text:p>FR0010705491</text:p>
          </table:table-cell>
          <table:table-cell office:value-type="string">
            <text:p>SCHELCHER PRINCE OBLIGATION MOYEN TERME C</text:p>
          </table:table-cell>
        </table:table-row>
        <table:table-row table:style-name="ro1">
          <table:table-cell/>
          <table:table-cell office:value-type="string">
            <text:p>FR0010706705</text:p>
          </table:table-cell>
          <table:table-cell office:value-type="string">
            <text:p>GOUVERNANCE ETHIQUE COURT TERME A</text:p>
          </table:table-cell>
        </table:table-row>
        <table:table-row table:style-name="ro1">
          <table:table-cell/>
          <table:table-cell office:value-type="string">
            <text:p>FR0010706713</text:p>
          </table:table-cell>
          <table:table-cell office:value-type="string">
            <text:p>GOUVERNANCE ETHIQUE MOYEN TERME A</text:p>
          </table:table-cell>
        </table:table-row>
        <table:table-row table:style-name="ro1">
          <table:table-cell/>
          <table:table-cell office:value-type="string">
            <text:p>FR0010706747</text:p>
          </table:table-cell>
          <table:table-cell office:value-type="string">
            <text:p>OTEA 1 A</text:p>
          </table:table-cell>
        </table:table-row>
        <table:table-row table:style-name="ro1">
          <table:table-cell/>
          <table:table-cell office:value-type="string">
            <text:p>FR0010706952</text:p>
          </table:table-cell>
          <table:table-cell office:value-type="string">
            <text:p>PALATINE ABSOLUMENT B</text:p>
          </table:table-cell>
        </table:table-row>
        <table:table-row table:style-name="ro1">
          <table:table-cell/>
          <table:table-cell office:value-type="string">
            <text:p>FR0010706960</text:p>
          </table:table-cell>
          <table:table-cell office:value-type="string">
            <text:p>NATIXIS ACTIONS GLOBAL EMERGENTS R</text:p>
          </table:table-cell>
        </table:table-row>
        <table:table-row table:style-name="ro1">
          <table:table-cell/>
          <table:table-cell office:value-type="string">
            <text:p>FR0010707513</text:p>
          </table:table-cell>
          <table:table-cell office:value-type="string">
            <text:p>SCHELCHER PRINCE OBLIGATION MOYEN TERME P</text:p>
          </table:table-cell>
        </table:table-row>
        <table:table-row table:style-name="ro1">
          <table:table-cell/>
          <table:table-cell office:value-type="string">
            <text:p>FR0010708925</text:p>
          </table:table-cell>
          <table:table-cell office:value-type="string">
            <text:p>RMA DIVERSIFIe VOL 4 P</text:p>
          </table:table-cell>
        </table:table-row>
        <table:table-row table:style-name="ro1">
          <table:table-cell/>
          <table:table-cell office:value-type="string">
            <text:p>FR0010709303</text:p>
          </table:table-cell>
          <table:table-cell office:value-type="string">
            <text:p>CAMGESTION OPPORTUNITe OBLIGATAIRE 1-3</text:p>
          </table:table-cell>
        </table:table-row>
        <table:table-row table:style-name="ro1">
          <table:table-cell/>
          <table:table-cell office:value-type="string">
            <text:p>FR0010711085</text:p>
          </table:table-cell>
          <table:table-cell office:value-type="string">
            <text:p>LBPAM ACTIONS DIVIDENDES EUROPE</text:p>
          </table:table-cell>
        </table:table-row>
        <table:table-row table:style-name="ro1">
          <table:table-cell/>
          <table:table-cell office:value-type="string">
            <text:p>FR0010712729</text:p>
          </table:table-cell>
          <table:table-cell office:value-type="string">
            <text:p>CAMGESTION EUROBLIG O (C)</text:p>
          </table:table-cell>
        </table:table-row>
        <table:table-row table:style-name="ro1">
          <table:table-cell/>
          <table:table-cell office:value-type="string">
            <text:p>FR0010713586</text:p>
          </table:table-cell>
          <table:table-cell office:value-type="string">
            <text:p>ATOUT CLAIR HORIZON C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FR0010713768</text:p>
          </table:table-cell>
          <table:table-cell office:value-type="string">
            <text:p>Amundi Etf Msci Eur</text:p>
          </table:table-cell>
        </table:table-row>
        <table:table-row table:style-name="ro1">
          <table:table-cell/>
          <table:table-cell office:value-type="string">
            <text:p>FR0010715326</text:p>
          </table:table-cell>
          <table:table-cell office:value-type="string">
            <text:p>CAMGESTION GeNeRATION AVENIR P</text:p>
          </table:table-cell>
        </table:table-row>
        <table:table-row table:style-name="ro1">
          <table:table-cell/>
          <table:table-cell office:value-type="string">
            <text:p>FR0010716217</text:p>
          </table:table-cell>
          <table:table-cell office:value-type="string">
            <text:p>CAMGESTION GeNeRATION 2021-25 P</text:p>
          </table:table-cell>
        </table:table-row>
        <table:table-row table:style-name="ro1">
          <table:table-cell/>
          <table:table-cell office:value-type="string">
            <text:p>FR0010716332</text:p>
          </table:table-cell>
          <table:table-cell office:value-type="string">
            <text:p>AMUNDI ACTIONS FONCIER (C)</text:p>
          </table:table-cell>
        </table:table-row>
        <table:table-row table:style-name="ro1">
          <table:table-cell/>
          <table:table-cell office:value-type="string">
            <text:p>FR0010716472</text:p>
          </table:table-cell>
          <table:table-cell office:value-type="string">
            <text:p>CAMGESTION GeNeRATION 2016-20 CLASSIC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FR0010717090</text:p>
          </table:table-cell>
          <table:table-cell office:value-type="string">
            <text:p>AMUNDI ETF EMU HDV</text:p>
          </table:table-cell>
        </table:table-row>
        <table:table-row table:style-name="ro1">
          <table:table-cell/>
          <table:table-cell office:value-type="string">
            <text:p>FR0010717629</text:p>
          </table:table-cell>
          <table:table-cell office:value-type="string">
            <text:p>MADELEINE DSK</text:p>
          </table:table-cell>
        </table:table-row>
        <table:table-row table:style-name="ro1">
          <table:table-cell/>
          <table:table-cell office:value-type="string">
            <text:p>FR0010717827</text:p>
          </table:table-cell>
          <table:table-cell office:value-type="string">
            <text:p>VILLIERS SERENITE</text:p>
          </table:table-cell>
        </table:table-row>
        <table:table-row table:style-name="ro1">
          <table:table-cell/>
          <table:table-cell office:value-type="string">
            <text:p>FR0010717843</text:p>
          </table:table-cell>
          <table:table-cell office:value-type="string">
            <text:p>VILLIERS EQUILIBRE</text:p>
          </table:table-cell>
        </table:table-row>
        <table:table-row table:style-name="ro1">
          <table:table-cell/>
          <table:table-cell office:value-type="string">
            <text:p>FR0010718361</text:p>
          </table:table-cell>
          <table:table-cell office:value-type="string">
            <text:p>VILLIERS ACTIONS FUTUR</text:p>
          </table:table-cell>
        </table:table-row>
        <table:table-row table:style-name="ro1">
          <table:table-cell/>
          <table:table-cell office:value-type="string">
            <text:p>FR0010718486</text:p>
          </table:table-cell>
          <table:table-cell office:value-type="string">
            <text:p>RMA DIVERSIFIe VOL 4 I</text:p>
          </table:table-cell>
        </table:table-row>
        <table:table-row table:style-name="ro1">
          <table:table-cell/>
          <table:table-cell office:value-type="string">
            <text:p>FR0010718510</text:p>
          </table:table-cell>
          <table:table-cell office:value-type="string">
            <text:p>RMA DIVERSIFIe VOL 4 S</text:p>
          </table:table-cell>
        </table:table-row>
        <table:table-row table:style-name="ro1">
          <table:table-cell/>
          <table:table-cell office:value-type="string">
            <text:p>FR0010720631</text:p>
          </table:table-cell>
          <table:table-cell office:value-type="string">
            <text:p>BFT EUROPE DIVIDENDES (C)</text:p>
          </table:table-cell>
        </table:table-row>
        <table:table-row table:style-name="ro1">
          <table:table-cell/>
          <table:table-cell office:value-type="string">
            <text:p>FR0010722272</text:p>
          </table:table-cell>
          <table:table-cell office:value-type="string">
            <text:p>THEAM HAREWOOD EURO LONG-DIVIDENDS A EUR</text:p>
          </table:table-cell>
        </table:table-row>
        <table:table-row table:style-name="ro1">
          <table:table-cell/>
          <table:table-cell office:value-type="string">
            <text:p>FR0010722322</text:p>
          </table:table-cell>
          <table:table-cell office:value-type="string">
            <text:p>MARTIN MAUREL CREACTIF</text:p>
          </table:table-cell>
        </table:table-row>
        <table:table-row table:style-name="ro1">
          <table:table-cell/>
          <table:table-cell office:value-type="string">
            <text:p>FR0010723379</text:p>
          </table:table-cell>
          <table:table-cell office:value-type="string">
            <text:p>LBPAM PREMIERE OBLI INFLATION I</text:p>
          </table:table-cell>
        </table:table-row>
        <table:table-row table:style-name="ro1">
          <table:table-cell/>
          <table:table-cell office:value-type="string">
            <text:p>FR0010725499</text:p>
          </table:table-cell>
          <table:table-cell office:value-type="string">
            <text:p>CPR CONVEXITE (C)</text:p>
          </table:table-cell>
        </table:table-row>
        <table:table-row table:style-name="ro1">
          <table:table-cell/>
          <table:table-cell office:value-type="string">
            <text:p>FR0010725507</text:p>
          </table:table-cell>
          <table:table-cell office:value-type="string">
            <text:p>CPR CONVEXITE P-D</text:p>
          </table:table-cell>
        </table:table-row>
        <table:table-row table:style-name="ro1">
          <table:table-cell/>
          <table:table-cell office:value-type="string">
            <text:p>FR0010729087</text:p>
          </table:table-cell>
          <table:table-cell office:value-type="string">
            <text:p>AMILTON GLOBAL ALLOCATION R</text:p>
          </table:table-cell>
        </table:table-row>
        <table:table-row table:style-name="ro1">
          <table:table-cell/>
          <table:table-cell office:value-type="string">
            <text:p>FR0010729467</text:p>
          </table:table-cell>
          <table:table-cell office:value-type="string">
            <text:p>LBPAM PEA COURT TERME E</text:p>
          </table:table-cell>
        </table:table-row>
        <table:table-row table:style-name="ro1">
          <table:table-cell/>
          <table:table-cell office:value-type="string">
            <text:p>FR0010729632</text:p>
          </table:table-cell>
          <table:table-cell office:value-type="string">
            <text:p>LFP EURO SOUVERAINS</text:p>
          </table:table-cell>
        </table:table-row>
        <table:table-row table:style-name="ro1">
          <table:table-cell/>
          <table:table-cell office:value-type="string">
            <text:p>FR0010729822</text:p>
          </table:table-cell>
          <table:table-cell office:value-type="string">
            <text:p>GOUVERNANCE ETHIQUE MOYEN TERME B</text:p>
          </table:table-cell>
        </table:table-row>
        <table:table-row table:style-name="ro1">
          <table:table-cell/>
          <table:table-cell office:value-type="string">
            <text:p>FR0010730051</text:p>
          </table:table-cell>
          <table:table-cell office:value-type="string">
            <text:p>OFP 400 A</text:p>
          </table:table-cell>
        </table:table-row>
        <table:table-row table:style-name="ro1">
          <table:table-cell/>
          <table:table-cell office:value-type="string">
            <text:p>FR0010731513</text:p>
          </table:table-cell>
          <table:table-cell office:value-type="string">
            <text:p>HUGAU OBLI 3-5</text:p>
          </table:table-cell>
        </table:table-row>
        <table:table-row table:style-name="ro1">
          <table:table-cell/>
          <table:table-cell office:value-type="string">
            <text:p>FR0010732792</text:p>
          </table:table-cell>
          <table:table-cell office:value-type="string">
            <text:p>FLINVEST DIVERSIFIE AC</text:p>
          </table:table-cell>
        </table:table-row>
        <table:table-row table:style-name="ro1">
          <table:table-cell/>
          <table:table-cell office:value-type="string">
            <text:p>FR0010733055</text:p>
          </table:table-cell>
          <table:table-cell office:value-type="string">
            <text:p>BNP PARIBAS INSERTION SALARIES R</text:p>
          </table:table-cell>
        </table:table-row>
        <table:table-row table:style-name="ro1">
          <table:table-cell/>
          <table:table-cell office:value-type="string">
            <text:p>FR0010733261</text:p>
          </table:table-cell>
          <table:table-cell office:value-type="string">
            <text:p>OPTIGEST PATRIMOINE P</text:p>
          </table:table-cell>
        </table:table-row>
        <table:table-row table:style-name="ro1">
          <table:table-cell/>
          <table:table-cell office:value-type="string">
            <text:p>FR0010734046</text:p>
          </table:table-cell>
          <table:table-cell office:value-type="string">
            <text:p>SLGP VALEUROPE</text:p>
          </table:table-cell>
        </table:table-row>
        <table:table-row table:style-name="ro1">
          <table:table-cell/>
          <table:table-cell office:value-type="string">
            <text:p>FR0010734376</text:p>
          </table:table-cell>
          <table:table-cell office:value-type="string">
            <text:p>CCR ACTIONS BIOTECH B COUVERTE EU/US</text:p>
          </table:table-cell>
        </table:table-row>
        <table:table-row table:style-name="ro1">
          <table:table-cell/>
          <table:table-cell office:value-type="string">
            <text:p>FR0010734442</text:p>
          </table:table-cell>
          <table:table-cell office:value-type="string">
            <text:p>SLGP CORPORATE BONDS 2-5 ANS (C)</text:p>
          </table:table-cell>
        </table:table-row>
        <table:table-row table:style-name="ro1">
          <table:table-cell/>
          <table:table-cell office:value-type="string">
            <text:p>FR0010734467</text:p>
          </table:table-cell>
          <table:table-cell office:value-type="string">
            <text:p>SLGP CORPORATE BONDS 2-5 ANS (D)</text:p>
          </table:table-cell>
        </table:table-row>
        <table:table-row table:style-name="ro1">
          <table:table-cell/>
          <table:table-cell office:value-type="string">
            <text:p>FR0010734491</text:p>
          </table:table-cell>
          <table:table-cell office:value-type="string">
            <text:p>LAZARD JAPON R</text:p>
          </table:table-cell>
        </table:table-row>
        <table:table-row table:style-name="ro1">
          <table:table-cell/>
          <table:table-cell office:value-type="string">
            <text:p>FR0010736629</text:p>
          </table:table-cell>
          <table:table-cell office:value-type="string">
            <text:p>LCL PROTECTION 90 C</text:p>
          </table:table-cell>
        </table:table-row>
        <table:table-row table:style-name="ro1">
          <table:table-cell/>
          <table:table-cell office:value-type="string">
            <text:p>FR0010736652</text:p>
          </table:table-cell>
          <table:table-cell office:value-type="string">
            <text:p>LBPAM PREMIERE OBLI INFLATION M</text:p>
          </table:table-cell>
        </table:table-row>
        <table:table-row table:style-name="ro1">
          <table:table-cell/>
          <table:table-cell office:value-type="string">
            <text:p>FR0010737478</text:p>
          </table:table-cell>
          <table:table-cell office:value-type="string">
            <text:p>OFP 400 B</text:p>
          </table:table-cell>
        </table:table-row>
        <table:table-row table:style-name="ro1">
          <table:table-cell/>
          <table:table-cell office:value-type="string">
            <text:p>FR0010737486</text:p>
          </table:table-cell>
          <table:table-cell office:value-type="string">
            <text:p>OFP 400 C</text:p>
          </table:table-cell>
        </table:table-row>
        <table:table-row table:style-name="ro1">
          <table:table-cell/>
          <table:table-cell office:value-type="string">
            <text:p>FR0010738120</text:p>
          </table:table-cell>
          <table:table-cell office:value-type="string">
            <text:p>SYCOMORE PARTNERS FUND P</text:p>
          </table:table-cell>
        </table:table-row>
        <table:table-row table:style-name="ro1">
          <table:table-cell/>
          <table:table-cell office:value-type="string">
            <text:p>FR0010738153</text:p>
          </table:table-cell>
          <table:table-cell office:value-type="string">
            <text:p>OTEA PEA A</text:p>
          </table:table-cell>
        </table:table-row>
        <table:table-row table:style-name="ro1">
          <table:table-cell/>
          <table:table-cell office:value-type="string">
            <text:p>FR0010738211</text:p>
          </table:table-cell>
          <table:table-cell office:value-type="string">
            <text:p>LE PORTEFEUILLE DIVERSIFIE P</text:p>
          </table:table-cell>
        </table:table-row>
        <table:table-row table:style-name="ro1">
          <table:table-cell/>
          <table:table-cell office:value-type="string">
            <text:p>FR0010739029</text:p>
          </table:table-cell>
          <table:table-cell office:value-type="string">
            <text:p>HOTTINGUER PATRIMOINE EUROPE</text:p>
          </table:table-cell>
        </table:table-row>
        <table:table-row table:style-name="ro1">
          <table:table-cell/>
          <table:table-cell office:value-type="string">
            <text:p>FR0010739607</text:p>
          </table:table-cell>
          <table:table-cell office:value-type="string">
            <text:p>UNION MONECOURT R</text:p>
          </table:table-cell>
        </table:table-row>
        <table:table-row table:style-name="ro1">
          <table:table-cell/>
          <table:table-cell office:value-type="string">
            <text:p>FR0010744219</text:p>
          </table:table-cell>
          <table:table-cell office:value-type="string">
            <text:p>PALATINE HORIZON 2015</text:p>
          </table:table-cell>
        </table:table-row>
        <table:table-row table:style-name="ro1">
          <table:table-cell/>
          <table:table-cell office:value-type="string">
            <text:p>FR0010744532</text:p>
          </table:table-cell>
          <table:table-cell office:value-type="string">
            <text:p>CPR EUROLAND P</text:p>
          </table:table-cell>
        </table:table-row>
        <table:table-row table:style-name="ro1">
          <table:table-cell/>
          <table:table-cell office:value-type="string">
            <text:p>FR0010745216</text:p>
          </table:table-cell>
          <table:table-cell office:value-type="string">
            <text:p>CPR MONeTAIRE SR B</text:p>
          </table:table-cell>
        </table:table-row>
        <table:table-row table:style-name="ro1">
          <table:table-cell/>
          <table:table-cell office:value-type="string">
            <text:p>FR0010745638</text:p>
          </table:table-cell>
          <table:table-cell office:value-type="string">
            <text:p>NATIXIS SOUVERAINS EURO 3-5 R (C)</text:p>
          </table:table-cell>
        </table:table-row>
        <table:table-row table:style-name="ro1">
          <table:table-cell/>
          <table:table-cell office:value-type="string">
            <text:p>FR0010745646</text:p>
          </table:table-cell>
          <table:table-cell office:value-type="string">
            <text:p>NATIXIS SOUVERAINS EURO 3-5 R (D)</text:p>
          </table:table-cell>
        </table:table-row>
        <table:table-row table:style-name="ro1">
          <table:table-cell/>
          <table:table-cell office:value-type="string">
            <text:p>FR0010745778</text:p>
          </table:table-cell>
          <table:table-cell office:value-type="string">
            <text:p>GRANDE EUROPE A</text:p>
          </table:table-cell>
        </table:table-row>
        <table:table-row table:style-name="ro1">
          <table:table-cell/>
          <table:table-cell office:value-type="string">
            <text:p>FR0010745810</text:p>
          </table:table-cell>
          <table:table-cell office:value-type="string">
            <text:p>CONVICTIONS EUROPACTIVE B</text:p>
          </table:table-cell>
        </table:table-row>
        <table:table-row table:style-name="ro1">
          <table:table-cell/>
          <table:table-cell office:value-type="string">
            <text:p>FR0010746776</text:p>
          </table:table-cell>
          <table:table-cell office:value-type="string">
            <text:p>AVIVA VALEURS RESPONSABLES A</text:p>
          </table:table-cell>
        </table:table-row>
        <table:table-row table:style-name="ro1">
          <table:table-cell/>
          <table:table-cell office:value-type="string">
            <text:p>FR0010748368</text:p>
          </table:table-cell>
          <table:table-cell office:value-type="string">
            <text:p>LBPAM RESPONSABLE ACTIONS ENVIRONNEMENT (C)</text:p>
          </table:table-cell>
        </table:table-row>
        <table:table-row table:style-name="ro1">
          <table:table-cell/>
          <table:table-cell office:value-type="string">
            <text:p>FR0010748376</text:p>
          </table:table-cell>
          <table:table-cell office:value-type="string">
            <text:p>KARAMA ETHIQUE O</text:p>
          </table:table-cell>
        </table:table-row>
        <table:table-row table:style-name="ro1">
          <table:table-cell/>
          <table:table-cell office:value-type="string">
            <text:p>FR0010748723</text:p>
          </table:table-cell>
          <table:table-cell office:value-type="string">
            <text:p>CCR FLEX COURT TERME R</text:p>
          </table:table-cell>
        </table:table-row>
        <table:table-row table:style-name="ro1">
          <table:table-cell/>
          <table:table-cell office:value-type="string">
            <text:p>FR0010749853</text:p>
          </table:table-cell>
          <table:table-cell office:value-type="string">
            <text:p>AMUNDI CREDIT EURO ISR P</text:p>
          </table:table-cell>
        </table:table-row>
        <table:table-row table:style-name="ro1">
          <table:table-cell/>
          <table:table-cell office:value-type="string">
            <text:p>FR0010750869</text:p>
          </table:table-cell>
          <table:table-cell office:value-type="string">
            <text:p>AMUNDI ACTIONS FRANCE ISR P (D)</text:p>
          </table:table-cell>
        </table:table-row>
        <table:table-row table:style-name="ro1">
          <table:table-cell/>
          <table:table-cell office:value-type="string">
            <text:p>FR0010750877</text:p>
          </table:table-cell>
          <table:table-cell office:value-type="string">
            <text:p>AMUNDI INFLATION MONDE P</text:p>
          </table:table-cell>
        </table:table-row>
        <table:table-row table:style-name="ro1">
          <table:table-cell/>
          <table:table-cell office:value-type="string">
            <text:p>FR0010750901</text:p>
          </table:table-cell>
          <table:table-cell office:value-type="string">
            <text:p>LBPAM RESPONSABLE ACTIONS ENVIRONNEMENT (D)</text:p>
          </table:table-cell>
        </table:table-row>
        <table:table-row table:style-name="ro1">
          <table:table-cell/>
          <table:table-cell office:value-type="string">
            <text:p>FR0010750919</text:p>
          </table:table-cell>
          <table:table-cell office:value-type="string">
            <text:p>LBPAM RESPONSABLE ACTIONS ENVIRONNEMENT E</text:p>
          </table:table-cell>
        </table:table-row>
        <table:table-row table:style-name="ro1">
          <table:table-cell/>
          <table:table-cell office:value-type="string">
            <text:p>FR0010750935</text:p>
          </table:table-cell>
          <table:table-cell office:value-type="string">
            <text:p>CASQUETS</text:p>
          </table:table-cell>
        </table:table-row>
        <table:table-row table:style-name="ro1">
          <table:table-cell/>
          <table:table-cell office:value-type="string">
            <text:p>FR0010750984</text:p>
          </table:table-cell>
          <table:table-cell office:value-type="string">
            <text:p>LBPAM EONIA 6-12 MOIS I</text:p>
          </table:table-cell>
        </table:table-row>
        <table:table-row table:style-name="ro1">
          <table:table-cell/>
          <table:table-cell office:value-type="string">
            <text:p>FR0010751008</text:p>
          </table:table-cell>
          <table:table-cell office:value-type="string">
            <text:p>LAZARD CREDIT CORPORATE</text:p>
          </table:table-cell>
        </table:table-row>
        <table:table-row table:style-name="ro1">
          <table:table-cell/>
          <table:table-cell office:value-type="string">
            <text:p>FR0010751347</text:p>
          </table:table-cell>
          <table:table-cell office:value-type="string">
            <text:p>OSTRUM STRATEGIE CREDIT EURO I (C)</text:p>
          </table:table-cell>
        </table:table-row>
        <table:table-row table:style-name="ro1">
          <table:table-cell/>
          <table:table-cell office:value-type="string">
            <text:p>FR0010752543</text:p>
          </table:table-cell>
          <table:table-cell office:value-type="string">
            <text:p>LAZARD CREDIT FI PART RC</text:p>
          </table:table-cell>
        </table:table-row>
        <table:table-row table:style-name="ro1">
          <table:table-cell/>
          <table:table-cell office:value-type="string">
            <text:p>FR0010752956</text:p>
          </table:table-cell>
          <table:table-cell office:value-type="string">
            <text:p>PRESTIGE REACTIF</text:p>
          </table:table-cell>
        </table:table-row>
        <table:table-row table:style-name="ro1">
          <table:table-cell/>
          <table:table-cell office:value-type="string">
            <text:p>FR0010752964</text:p>
          </table:table-cell>
          <table:table-cell office:value-type="string">
            <text:p>PRESTIGE REACTIF MULTICAPS</text:p>
          </table:table-cell>
        </table:table-row>
        <table:table-row table:style-name="ro1">
          <table:table-cell/>
          <table:table-cell office:value-type="string">
            <text:p>FR0010752972</text:p>
          </table:table-cell>
          <table:table-cell office:value-type="string">
            <text:p>ENIUM C</text:p>
          </table:table-cell>
        </table:table-row>
        <table:table-row table:style-name="ro1">
          <table:table-cell/>
          <table:table-cell office:value-type="string">
            <text:p>FR0010753608</text:p>
          </table:table-cell>
          <table:table-cell office:value-type="string">
            <text:p>MANDARINE REFLEX R</text:p>
          </table:table-cell>
        </table:table-row>
        <table:table-row table:style-name="ro1">
          <table:table-cell/>
          <table:table-cell office:value-type="string">
            <text:p>FR0010753616</text:p>
          </table:table-cell>
          <table:table-cell office:value-type="string">
            <text:p>OBJECTIF STRATEGIES OBLIGATAIRES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FR0010754135</text:p>
          </table:table-cell>
          <table:table-cell office:value-type="string">
            <text:p>AMUNDI ETF EMTS1-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FR0010754143</text:p>
          </table:table-cell>
          <table:table-cell office:value-type="string">
            <text:p>AMUNDI ETF GOV1015</text:p>
          </table:table-cell>
        </table:table-row>
        <table:table-row table:style-name="ro1">
          <table:table-cell/>
          <table:table-cell office:value-type="string">
            <text:p>FR0010754788</text:p>
          </table:table-cell>
          <table:table-cell office:value-type="string">
            <text:p>LBPAM RESPONSABLE ACTIONS MONDE E</text:p>
          </table:table-cell>
        </table:table-row>
        <table:table-row table:style-name="ro1">
          <table:table-cell/>
          <table:table-cell office:value-type="string">
            <text:p>FR0010755199</text:p>
          </table:table-cell>
          <table:table-cell office:value-type="string">
            <text:p>AXIOM OBLIGATAIRE (C)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FR0010755611</text:p>
          </table:table-cell>
          <table:table-cell office:value-type="string">
            <text:p>AMUNDI ETF LEV USA</text:p>
          </table:table-cell>
        </table:table-row>
        <table:table-row table:style-name="ro1">
          <table:table-cell/>
          <table:table-cell office:value-type="string">
            <text:p>FR0010755660</text:p>
          </table:table-cell>
          <table:table-cell office:value-type="string">
            <text:p>LYXOR PLANET M - EUR</text:p>
          </table:table-cell>
        </table:table-row>
        <table:table-row table:style-name="ro1">
          <table:table-cell/>
          <table:table-cell office:value-type="string">
            <text:p>FR0010755744</text:p>
          </table:table-cell>
          <table:table-cell office:value-type="string">
            <text:p>LYXOR PLANET A - EUR</text:p>
          </table:table-cell>
        </table:table-row>
        <table:table-row table:style-name="ro1">
          <table:table-cell/>
          <table:table-cell office:value-type="string">
            <text:p>FR0010757765</text:p>
          </table:table-cell>
          <table:table-cell office:value-type="string">
            <text:p>MM IMPULSION FRANCE P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FR0010757781</text:p>
          </table:table-cell>
          <table:table-cell office:value-type="string">
            <text:p>AMUNDI ETF SHT E50</text:p>
          </table:table-cell>
        </table:table-row>
        <table:table-row table:style-name="ro1">
          <table:table-cell/>
          <table:table-cell office:value-type="string">
            <text:p>FR0010757831</text:p>
          </table:table-cell>
          <table:table-cell office:value-type="string">
            <text:p>HELIUM OPPORTUNITES A</text:p>
          </table:table-cell>
        </table:table-row>
        <table:table-row table:style-name="ro1">
          <table:table-cell/>
          <table:table-cell office:value-type="string">
            <text:p>FR0010760694</text:p>
          </table:table-cell>
          <table:table-cell office:value-type="string">
            <text:p>DEXIA LONG SHORT CREDIT C EUR</text:p>
          </table:table-cell>
        </table:table-row>
        <table:table-row table:style-name="ro1">
          <table:table-cell/>
          <table:table-cell office:value-type="string">
            <text:p>FR0010762518</text:p>
          </table:table-cell>
          <table:table-cell office:value-type="string">
            <text:p>COGEFI PROSPECTIVE P</text:p>
          </table:table-cell>
        </table:table-row>
        <table:table-row table:style-name="ro1">
          <table:table-cell/>
          <table:table-cell office:value-type="string">
            <text:p>FR0010762526</text:p>
          </table:table-cell>
          <table:table-cell office:value-type="string">
            <text:p>SELECTION OBLI JUILLET 2014 R (C)</text:p>
          </table:table-cell>
        </table:table-row>
        <table:table-row table:style-name="ro1">
          <table:table-cell/>
          <table:table-cell office:value-type="string">
            <text:p>FR0010762534</text:p>
          </table:table-cell>
          <table:table-cell office:value-type="string">
            <text:p>OSTRUM STRATEGIE CREDIT EURO R (D)</text:p>
          </table:table-cell>
        </table:table-row>
        <table:table-row table:style-name="ro1">
          <table:table-cell/>
          <table:table-cell office:value-type="string">
            <text:p>FR0010762963</text:p>
          </table:table-cell>
          <table:table-cell office:value-type="string">
            <text:p>LCL PRUDENT C</text:p>
          </table:table-cell>
        </table:table-row>
        <table:table-row table:style-name="ro1">
          <table:table-cell/>
          <table:table-cell office:value-type="string">
            <text:p>FR0010766048</text:p>
          </table:table-cell>
          <table:table-cell office:value-type="string">
            <text:p>EDITION LIMITeE</text:p>
          </table:table-cell>
        </table:table-row>
        <table:table-row table:style-name="ro1">
          <table:table-cell/>
          <table:table-cell office:value-type="string">
            <text:p>FR0010766055</text:p>
          </table:table-cell>
          <table:table-cell office:value-type="string">
            <text:p>EDITION LIMITeE PEA</text:p>
          </table:table-cell>
        </table:table-row>
        <table:table-row table:style-name="ro1">
          <table:table-cell/>
          <table:table-cell office:value-type="string">
            <text:p>FR0010766444</text:p>
          </table:table-cell>
          <table:table-cell office:value-type="string">
            <text:p>CREACTIF - OBLIGATIONS GOUVERNEMENTALES INTERNATIO</text:p>
          </table:table-cell>
        </table:table-row>
        <table:table-row table:style-name="ro1">
          <table:table-cell/>
          <table:table-cell office:value-type="string">
            <text:p>FR0010766501</text:p>
          </table:table-cell>
          <table:table-cell office:value-type="string">
            <text:p>CREACTIF - OBLIGATIONS CORPORATES INTERNATIONALES</text:p>
          </table:table-cell>
        </table:table-row>
        <table:table-row table:style-name="ro1">
          <table:table-cell/>
          <table:table-cell office:value-type="string">
            <text:p>FR0010766543</text:p>
          </table:table-cell>
          <table:table-cell office:value-type="string">
            <text:p>HELIUM OPPORTUNITES S</text:p>
          </table:table-cell>
        </table:table-row>
        <table:table-row table:style-name="ro1">
          <table:table-cell/>
          <table:table-cell office:value-type="string">
            <text:p>FR0010766550</text:p>
          </table:table-cell>
          <table:table-cell office:value-type="string">
            <text:p>HELIUM OPPORTUNITES B</text:p>
          </table:table-cell>
        </table:table-row>
        <table:table-row table:style-name="ro1">
          <table:table-cell/>
          <table:table-cell office:value-type="string">
            <text:p>FR0010766568</text:p>
          </table:table-cell>
          <table:table-cell office:value-type="string">
            <text:p>LFP CONVERTIBLES 2015 P</text:p>
          </table:table-cell>
        </table:table-row>
        <table:table-row table:style-name="ro1">
          <table:table-cell/>
          <table:table-cell office:value-type="string">
            <text:p>FR0010771055</text:p>
          </table:table-cell>
          <table:table-cell office:value-type="string">
            <text:p>SCHELCHER PRINCE CONVERTIBLES P</text:p>
          </table:table-cell>
        </table:table-row>
        <table:table-row table:style-name="ro1">
          <table:table-cell/>
          <table:table-cell office:value-type="string">
            <text:p>FR0010772020</text:p>
          </table:table-cell>
          <table:table-cell office:value-type="string">
            <text:p>CAMGESTION DEEP VALUE CLASSIC</text:p>
          </table:table-cell>
        </table:table-row>
        <table:table-row table:style-name="ro1">
          <table:table-cell/>
          <table:table-cell office:value-type="string">
            <text:p>FR0010772129</text:p>
          </table:table-cell>
          <table:table-cell office:value-type="string">
            <text:p>EURUS P</text:p>
          </table:table-cell>
        </table:table-row>
        <table:table-row table:style-name="ro1">
          <table:table-cell/>
          <table:table-cell office:value-type="string">
            <text:p>FR0010775429</text:p>
          </table:table-cell>
          <table:table-cell office:value-type="string">
            <text:p>AMUNDI CREDIT EURO P</text:p>
          </table:table-cell>
        </table:table-row>
        <table:table-row table:style-name="ro1">
          <table:table-cell/>
          <table:table-cell office:value-type="string">
            <text:p>FR0010776807</text:p>
          </table:table-cell>
          <table:table-cell office:value-type="string">
            <text:p>HOTTINGUER PATRIMOINE EVOLUTION C</text:p>
          </table:table-cell>
        </table:table-row>
        <table:table-row table:style-name="ro1">
          <table:table-cell/>
          <table:table-cell office:value-type="string">
            <text:p>FR0010779975</text:p>
          </table:table-cell>
          <table:table-cell office:value-type="string">
            <text:p>UNION DYNAMIQUE COURT TERME R</text:p>
          </table:table-cell>
        </table:table-row>
        <table:table-row table:style-name="ro1">
          <table:table-cell/>
          <table:table-cell office:value-type="string">
            <text:p>FR0010781245</text:p>
          </table:table-cell>
          <table:table-cell office:value-type="string">
            <text:p>AMUNDI OBLIG 1-3 EURO P</text:p>
          </table:table-cell>
        </table:table-row>
        <table:table-row table:style-name="ro1">
          <table:table-cell/>
          <table:table-cell office:value-type="string">
            <text:p>FR0010781260</text:p>
          </table:table-cell>
          <table:table-cell office:value-type="string">
            <text:p>ALM INVESTISSEMENTS</text:p>
          </table:table-cell>
        </table:table-row>
        <table:table-row table:style-name="ro1">
          <table:table-cell/>
          <table:table-cell office:value-type="string">
            <text:p>FR0010782219</text:p>
          </table:table-cell>
          <table:table-cell office:value-type="string">
            <text:p>LBPAM ACTIONS MONDE X</text:p>
          </table:table-cell>
        </table:table-row>
        <table:table-row table:style-name="ro1">
          <table:table-cell/>
          <table:table-cell office:value-type="string">
            <text:p>FR0010784181</text:p>
          </table:table-cell>
          <table:table-cell office:value-type="string">
            <text:p>AVANTAGE PME II A</text:p>
          </table:table-cell>
        </table:table-row>
        <table:table-row table:style-name="ro1">
          <table:table-cell/>
          <table:table-cell office:value-type="string">
            <text:p>FR0010784330</text:p>
          </table:table-cell>
          <table:table-cell office:value-type="string">
            <text:p>R SELECTION EURO (C)</text:p>
          </table:table-cell>
        </table:table-row>
        <table:table-row table:style-name="ro1">
          <table:table-cell/>
          <table:table-cell office:value-type="string">
            <text:p>FR0010784348</text:p>
          </table:table-cell>
          <table:table-cell office:value-type="string">
            <text:p>R CONVICTION FRANCE (C)</text:p>
          </table:table-cell>
        </table:table-row>
        <table:table-row table:style-name="ro1">
          <table:table-cell/>
          <table:table-cell office:value-type="string">
            <text:p>FR0010784835</text:p>
          </table:table-cell>
          <table:table-cell office:value-type="string">
            <text:p>R CONVICTION EUROPE C</text:p>
          </table:table-cell>
        </table:table-row>
        <table:table-row table:style-name="ro1">
          <table:table-cell/>
          <table:table-cell office:value-type="string">
            <text:p>FR0010784884</text:p>
          </table:table-cell>
          <table:table-cell office:value-type="string">
            <text:p>QUILVEST BALANCED P</text:p>
          </table:table-cell>
        </table:table-row>
        <table:table-row table:style-name="ro1">
          <table:table-cell/>
          <table:table-cell office:value-type="string">
            <text:p>FR0010785709</text:p>
          </table:table-cell>
          <table:table-cell office:value-type="string">
            <text:p>GARWIN FLEX PART C EUR</text:p>
          </table:table-cell>
        </table:table-row>
        <table:table-row table:style-name="ro1">
          <table:table-cell/>
          <table:table-cell office:value-type="string">
            <text:p>FR0010786350</text:p>
          </table:table-cell>
          <table:table-cell office:value-type="string">
            <text:p>ESP2 (C)</text:p>
          </table:table-cell>
        </table:table-row>
        <table:table-row table:style-name="ro1">
          <table:table-cell/>
          <table:table-cell office:value-type="string">
            <text:p>FR0010786442</text:p>
          </table:table-cell>
          <table:table-cell office:value-type="string">
            <text:p>INDOSUEZ OBLIG 2015 (C)</text:p>
          </table:table-cell>
        </table:table-row>
        <table:table-row table:style-name="ro1">
          <table:table-cell/>
          <table:table-cell office:value-type="string">
            <text:p>FR0010787291</text:p>
          </table:table-cell>
          <table:table-cell office:value-type="string">
            <text:p>NeOVERIS 8 A</text:p>
          </table:table-cell>
        </table:table-row>
        <table:table-row table:style-name="ro1">
          <table:table-cell/>
          <table:table-cell office:value-type="string">
            <text:p>FR0010789214</text:p>
          </table:table-cell>
          <table:table-cell office:value-type="string">
            <text:p>OUDART MIDCAP EUROPE P</text:p>
          </table:table-cell>
        </table:table-row>
        <table:table-row table:style-name="ro1">
          <table:table-cell/>
          <table:table-cell office:value-type="string">
            <text:p>FR0010790444</text:p>
          </table:table-cell>
          <table:table-cell office:value-type="string">
            <text:p>COGEFI EQUILIBRE P</text:p>
          </table:table-cell>
        </table:table-row>
        <table:table-row table:style-name="ro1">
          <table:table-cell office:value-type="string">
            <text:p>C8M</text:p>
          </table:table-cell>
          <table:table-cell office:value-type="string">
            <text:p>FR0010791137</text:p>
          </table:table-cell>
          <table:table-cell office:value-type="string">
            <text:p>AMUNDI ETF EUR MAT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FR0010791194</text:p>
          </table:table-cell>
          <table:table-cell office:value-type="string">
            <text:p>AMUNDI ETF SHT USA</text:p>
          </table:table-cell>
        </table:table-row>
        <table:table-row table:style-name="ro1">
          <table:table-cell/>
          <table:table-cell office:value-type="string">
            <text:p>FR0010794792</text:p>
          </table:table-cell>
          <table:table-cell office:value-type="string">
            <text:p>CANDRIAM DIVERSIFIED FUTURES C</text:p>
          </table:table-cell>
        </table:table-row>
        <table:table-row table:style-name="ro1">
          <table:table-cell/>
          <table:table-cell office:value-type="string">
            <text:p>FR0010796433</text:p>
          </table:table-cell>
          <table:table-cell office:value-type="string">
            <text:p>BFT CREDIT 9 MOIS C</text:p>
          </table:table-cell>
        </table:table-row>
        <table:table-row table:style-name="ro1">
          <table:table-cell/>
          <table:table-cell office:value-type="string">
            <text:p>FR0010799007</text:p>
          </table:table-cell>
          <table:table-cell office:value-type="string">
            <text:p>LBPAM EONIA 6-12 MOIS E</text:p>
          </table:table-cell>
        </table:table-row>
        <table:table-row table:style-name="ro1">
          <table:table-cell/>
          <table:table-cell office:value-type="string">
            <text:p>FR0010799296</text:p>
          </table:table-cell>
          <table:table-cell office:value-type="string">
            <text:p>PLUVALCA EVOLUTION A</text:p>
          </table:table-cell>
        </table:table-row>
        <table:table-row table:style-name="ro1">
          <table:table-cell/>
          <table:table-cell office:value-type="string">
            <text:p>FR0010801167</text:p>
          </table:table-cell>
          <table:table-cell office:value-type="string">
            <text:p>AXA DOUBLE GARANTIE 2</text:p>
          </table:table-cell>
        </table:table-row>
        <table:table-row table:style-name="ro1">
          <table:table-cell/>
          <table:table-cell office:value-type="string">
            <text:p>FR0010804005</text:p>
          </table:table-cell>
          <table:table-cell office:value-type="string">
            <text:p>OPTIMUM A</text:p>
          </table:table-cell>
        </table:table-row>
        <table:table-row table:style-name="ro1">
          <table:table-cell/>
          <table:table-cell office:value-type="string">
            <text:p>FR0010804237</text:p>
          </table:table-cell>
          <table:table-cell office:value-type="string">
            <text:p>TAILOR INVESTISSEMENT M</text:p>
          </table:table-cell>
        </table:table-row>
        <table:table-row table:style-name="ro1">
          <table:table-cell/>
          <table:table-cell office:value-type="string">
            <text:p>FR0010805788</text:p>
          </table:table-cell>
          <table:table-cell office:value-type="string">
            <text:p>LBPAM RESPONSABLE TRESO E</text:p>
          </table:table-cell>
        </table:table-row>
        <table:table-row table:style-name="ro1">
          <table:table-cell/>
          <table:table-cell office:value-type="string">
            <text:p>FR0010806273</text:p>
          </table:table-cell>
          <table:table-cell office:value-type="string">
            <text:p>OBLIG CORPORATE 1-2Å“ Y EURO (C)</text:p>
          </table:table-cell>
        </table:table-row>
        <table:table-row table:style-name="ro1">
          <table:table-cell/>
          <table:table-cell office:value-type="string">
            <text:p>FR0010807099</text:p>
          </table:table-cell>
          <table:table-cell office:value-type="string">
            <text:p>R CONVICTION EURO F</text:p>
          </table:table-cell>
        </table:table-row>
        <table:table-row table:style-name="ro1">
          <table:table-cell/>
          <table:table-cell office:value-type="string">
            <text:p>FR0010807107</text:p>
          </table:table-cell>
          <table:table-cell office:value-type="string">
            <text:p>R EURO CREDIT F</text:p>
          </table:table-cell>
        </table:table-row>
        <table:table-row table:style-name="ro1">
          <table:table-cell/>
          <table:table-cell office:value-type="string">
            <text:p>FR0010809111</text:p>
          </table:table-cell>
          <table:table-cell office:value-type="string">
            <text:p>LBPAM EONIA 3-6 MOIS E</text:p>
          </table:table-cell>
        </table:table-row>
        <table:table-row table:style-name="ro1">
          <table:table-cell/>
          <table:table-cell office:value-type="string">
            <text:p>FR0010809335</text:p>
          </table:table-cell>
          <table:table-cell office:value-type="string">
            <text:p>GINKGO</text:p>
          </table:table-cell>
        </table:table-row>
        <table:table-row table:style-name="ro1">
          <table:table-cell/>
          <table:table-cell office:value-type="string">
            <text:p>FR0010810507</text:p>
          </table:table-cell>
          <table:table-cell office:value-type="string">
            <text:p>LFP OPSIS PATRIMOINE "ASSURANCES"</text:p>
          </table:table-cell>
        </table:table-row>
        <table:table-row table:style-name="ro1">
          <table:table-cell/>
          <table:table-cell office:value-type="string">
            <text:p>FR0010811430</text:p>
          </table:table-cell>
          <table:table-cell office:value-type="string">
            <text:p>OBLIG CORPORATE 1-2Å“ Y EURO (D)</text:p>
          </table:table-cell>
        </table:table-row>
        <table:table-row table:style-name="ro1">
          <table:table-cell/>
          <table:table-cell office:value-type="string">
            <text:p>FR0010811695</text:p>
          </table:table-cell>
          <table:table-cell office:value-type="string">
            <text:p>OFP 150 U (USD)</text:p>
          </table:table-cell>
        </table:table-row>
        <table:table-row table:style-name="ro1">
          <table:table-cell/>
          <table:table-cell office:value-type="string">
            <text:p>FR0010812172</text:p>
          </table:table-cell>
          <table:table-cell office:value-type="string">
            <text:p>PREFERENCE RENDEMENT</text:p>
          </table:table-cell>
        </table:table-row>
        <table:table-row table:style-name="ro1">
          <table:table-cell/>
          <table:table-cell office:value-type="string">
            <text:p>FR0010813303</text:p>
          </table:table-cell>
          <table:table-cell office:value-type="string">
            <text:p>PREFERENCE RENDEMENT EXCLUSIF</text:p>
          </table:table-cell>
        </table:table-row>
        <table:table-row table:style-name="ro1">
          <table:table-cell/>
          <table:table-cell office:value-type="string">
            <text:p>FR0010813329</text:p>
          </table:table-cell>
          <table:table-cell office:value-type="string">
            <text:p>OPTIMUM B</text:p>
          </table:table-cell>
        </table:table-row>
        <table:table-row table:style-name="ro1">
          <table:table-cell/>
          <table:table-cell office:value-type="string">
            <text:p>FR0010813956</text:p>
          </table:table-cell>
          <table:table-cell office:value-type="string">
            <text:p>LCL ALLOCATION PRUDENT</text:p>
          </table:table-cell>
        </table:table-row>
        <table:table-row table:style-name="ro1">
          <table:table-cell/>
          <table:table-cell office:value-type="string">
            <text:p>FR0010814806</text:p>
          </table:table-cell>
          <table:table-cell office:value-type="string">
            <text:p>TIKEHAU TAUX VARIABLES A</text:p>
          </table:table-cell>
        </table:table-row>
        <table:table-row table:style-name="ro1">
          <table:table-cell/>
          <table:table-cell office:value-type="string">
            <text:p>FR0010816413</text:p>
          </table:table-cell>
          <table:table-cell office:value-type="string">
            <text:p>AMUNDI TReSO 6 MOIS P</text:p>
          </table:table-cell>
        </table:table-row>
        <table:table-row table:style-name="ro1">
          <table:table-cell/>
          <table:table-cell office:value-type="string">
            <text:p>FR0010816801</text:p>
          </table:table-cell>
          <table:table-cell office:value-type="string">
            <text:p>LUTETIA PATRIMOINE P EUR</text:p>
          </table:table-cell>
        </table:table-row>
        <table:table-row table:style-name="ro1">
          <table:table-cell/>
          <table:table-cell office:value-type="string">
            <text:p>FR0010819490</text:p>
          </table:table-cell>
          <table:table-cell office:value-type="string">
            <text:p>EQUI-CONVICTIONS A</text:p>
          </table:table-cell>
        </table:table-row>
        <table:table-row table:style-name="ro1">
          <table:table-cell/>
          <table:table-cell office:value-type="string">
            <text:p>FR0010819821</text:p>
          </table:table-cell>
          <table:table-cell office:value-type="string">
            <text:p>TIKEHAU TAUX VARIABLES P</text:p>
          </table:table-cell>
        </table:table-row>
        <table:table-row table:style-name="ro1">
          <table:table-cell/>
          <table:table-cell office:value-type="string">
            <text:p>FR0010819847</text:p>
          </table:table-cell>
          <table:table-cell office:value-type="string">
            <text:p>TIKEHAU TAUX VARIABLES E</text:p>
          </table:table-cell>
        </table:table-row>
        <table:table-row table:style-name="ro1">
          <table:table-cell/>
          <table:table-cell office:value-type="string">
            <text:p>FR0010820332</text:p>
          </table:table-cell>
          <table:table-cell office:value-type="string">
            <text:p>AMUNDI RENDEMENT PLUS P-C</text:p>
          </table:table-cell>
        </table:table-row>
        <table:table-row table:style-name="ro1">
          <table:table-cell/>
          <table:table-cell office:value-type="string">
            <text:p>FR0010820365</text:p>
          </table:table-cell>
          <table:table-cell office:value-type="string">
            <text:p>OUDART MULTIGESTION</text:p>
          </table:table-cell>
        </table:table-row>
        <table:table-row table:style-name="ro1">
          <table:table-cell/>
          <table:table-cell office:value-type="string">
            <text:p>FR0010821033</text:p>
          </table:table-cell>
          <table:table-cell office:value-type="string">
            <text:p>BNP PARIBAS STRUCTURE COURT TERME R</text:p>
          </table:table-cell>
        </table:table-row>
        <table:table-row table:style-name="ro1">
          <table:table-cell/>
          <table:table-cell office:value-type="string">
            <text:p>FR0010821462</text:p>
          </table:table-cell>
          <table:table-cell office:value-type="string">
            <text:p>AVIVA INVESTORS SMALL &amp; MID CAPS EUROPE A</text:p>
          </table:table-cell>
        </table:table-row>
        <table:table-row table:style-name="ro1">
          <table:table-cell/>
          <table:table-cell office:value-type="string">
            <text:p>FR0010821470</text:p>
          </table:table-cell>
          <table:table-cell office:value-type="string">
            <text:p>ID-AFER</text:p>
          </table:table-cell>
        </table:table-row>
        <table:table-row table:style-name="ro1">
          <table:table-cell/>
          <table:table-cell office:value-type="string">
            <text:p>FR0010821934</text:p>
          </table:table-cell>
          <table:table-cell office:value-type="string">
            <text:p>DIAMANT BLEU MONDE LFP P</text:p>
          </table:table-cell>
        </table:table-row>
        <table:table-row table:style-name="ro1">
          <table:table-cell/>
          <table:table-cell office:value-type="string">
            <text:p>FR0010823666</text:p>
          </table:table-cell>
          <table:table-cell office:value-type="string">
            <text:p>RB CAPITAL PRUDENCE P</text:p>
          </table:table-cell>
        </table:table-row>
        <table:table-row table:style-name="ro1">
          <table:table-cell/>
          <table:table-cell office:value-type="string">
            <text:p>FR0010827071</text:p>
          </table:table-cell>
          <table:table-cell office:value-type="string">
            <text:p>ODDO JOUR A</text:p>
          </table:table-cell>
        </table:table-row>
        <table:table-row table:style-name="ro1">
          <table:table-cell/>
          <table:table-cell office:value-type="string">
            <text:p>FR0010827139</text:p>
          </table:table-cell>
          <table:table-cell office:value-type="string">
            <text:p>HUGAU OBLI 1-3 R</text:p>
          </table:table-cell>
        </table:table-row>
        <table:table-row table:style-name="ro1">
          <table:table-cell/>
          <table:table-cell office:value-type="string">
            <text:p>FR0010827824</text:p>
          </table:table-cell>
          <table:table-cell office:value-type="string">
            <text:p>FDC A2 P</text:p>
          </table:table-cell>
        </table:table-row>
        <table:table-row table:style-name="ro1">
          <table:table-cell/>
          <table:table-cell office:value-type="string">
            <text:p>FR0010828913</text:p>
          </table:table-cell>
          <table:table-cell office:value-type="string">
            <text:p>OBJECTIF ALPHA EURO A</text:p>
          </table:table-cell>
        </table:table-row>
        <table:table-row table:style-name="ro1">
          <table:table-cell/>
          <table:table-cell office:value-type="string">
            <text:p>FR0010829689</text:p>
          </table:table-cell>
          <table:table-cell office:value-type="string">
            <text:p>HSBC OBLIG INFLATION EURO I</text:p>
          </table:table-cell>
        </table:table-row>
        <table:table-row table:style-name="ro1">
          <table:table-cell/>
          <table:table-cell office:value-type="string">
            <text:p>FR0010830240</text:p>
          </table:table-cell>
          <table:table-cell office:value-type="string">
            <text:p>OBJECTIF ALPHA EURO R</text:p>
          </table:table-cell>
        </table:table-row>
        <table:table-row table:style-name="ro1">
          <table:table-cell/>
          <table:table-cell office:value-type="string">
            <text:p>FR0010830893</text:p>
          </table:table-cell>
          <table:table-cell office:value-type="string">
            <text:p>CONTI FLEXIBLE</text:p>
          </table:table-cell>
        </table:table-row>
        <table:table-row table:style-name="ro1">
          <table:table-cell/>
          <table:table-cell office:value-type="string">
            <text:p>FR0010832469</text:p>
          </table:table-cell>
          <table:table-cell office:value-type="string">
            <text:p>CPR FOCUS INFLATION P</text:p>
          </table:table-cell>
        </table:table-row>
        <table:table-row table:style-name="ro1">
          <table:table-cell/>
          <table:table-cell office:value-type="string">
            <text:p>FR0010833228</text:p>
          </table:table-cell>
          <table:table-cell office:value-type="string">
            <text:p>FRUCTI ISR OBLI EURO T</text:p>
          </table:table-cell>
        </table:table-row>
        <table:table-row table:style-name="ro1">
          <table:table-cell/>
          <table:table-cell office:value-type="string">
            <text:p>FR0010833236</text:p>
          </table:table-cell>
          <table:table-cell office:value-type="string">
            <text:p>FRUCTIFONDS FRANCE ACTIONS T</text:p>
          </table:table-cell>
        </table:table-row>
        <table:table-row table:style-name="ro1">
          <table:table-cell/>
          <table:table-cell office:value-type="string">
            <text:p>FR0010833509</text:p>
          </table:table-cell>
          <table:table-cell office:value-type="string">
            <text:p>RMA ACTIONS MAROC I</text:p>
          </table:table-cell>
        </table:table-row>
        <table:table-row table:style-name="ro1">
          <table:table-cell/>
          <table:table-cell office:value-type="string">
            <text:p>FR0010833632</text:p>
          </table:table-cell>
          <table:table-cell office:value-type="string">
            <text:p>AMBRE</text:p>
          </table:table-cell>
        </table:table-row>
        <table:table-row table:style-name="ro1">
          <table:table-cell/>
          <table:table-cell office:value-type="string">
            <text:p>FR0010833657</text:p>
          </table:table-cell>
          <table:table-cell office:value-type="string">
            <text:p>DIAMANT BLEU MONDE LFP I</text:p>
          </table:table-cell>
        </table:table-row>
        <table:table-row table:style-name="ro1">
          <table:table-cell/>
          <table:table-cell office:value-type="string">
            <text:p>FR0010833715</text:p>
          </table:table-cell>
          <table:table-cell office:value-type="string">
            <text:p>LCL ALLOCATION EQUILIBRE (C)</text:p>
          </table:table-cell>
        </table:table-row>
        <table:table-row table:style-name="ro1">
          <table:table-cell/>
          <table:table-cell office:value-type="string">
            <text:p>FR0010833798</text:p>
          </table:table-cell>
          <table:table-cell office:value-type="string">
            <text:p>INDOSUEZ BIENS REELS (C)</text:p>
          </table:table-cell>
        </table:table-row>
        <table:table-row table:style-name="ro1">
          <table:table-cell/>
          <table:table-cell office:value-type="string">
            <text:p>FR0010834119</text:p>
          </table:table-cell>
          <table:table-cell office:value-type="string">
            <text:p>FRUCTI PEA SERENITE T</text:p>
          </table:table-cell>
        </table:table-row>
        <table:table-row table:style-name="ro1">
          <table:table-cell/>
          <table:table-cell office:value-type="string">
            <text:p>FR0010834143</text:p>
          </table:table-cell>
          <table:table-cell office:value-type="string">
            <text:p>FRUCTI-COURT T</text:p>
          </table:table-cell>
        </table:table-row>
        <table:table-row table:style-name="ro1">
          <table:table-cell/>
          <table:table-cell office:value-type="string">
            <text:p>FR0010834382</text:p>
          </table:table-cell>
          <table:table-cell office:value-type="string">
            <text:p>ID FRANCE SMIDCAPS C</text:p>
          </table:table-cell>
        </table:table-row>
        <table:table-row table:style-name="ro1">
          <table:table-cell/>
          <table:table-cell office:value-type="string">
            <text:p>FR0010834390</text:p>
          </table:table-cell>
          <table:table-cell office:value-type="string">
            <text:p>LA FRANCAISE INFLECTION POINT MULTI TRENDS</text:p>
          </table:table-cell>
        </table:table-row>
        <table:table-row table:style-name="ro1">
          <table:table-cell/>
          <table:table-cell office:value-type="string">
            <text:p>FR0010836163</text:p>
          </table:table-cell>
          <table:table-cell office:value-type="string">
            <text:p>CPR SILVER AGE P</text:p>
          </table:table-cell>
        </table:table-row>
        <table:table-row table:style-name="ro1">
          <table:table-cell/>
          <table:table-cell office:value-type="string">
            <text:p>FR0010838722</text:p>
          </table:table-cell>
          <table:table-cell office:value-type="string">
            <text:p>CPR FOCUS INFLATION I</text:p>
          </table:table-cell>
        </table:table-row>
        <table:table-row table:style-name="ro1">
          <table:table-cell/>
          <table:table-cell office:value-type="string">
            <text:p>FR0010839274</text:p>
          </table:table-cell>
          <table:table-cell office:value-type="string">
            <text:p>BNP PARIBAS RETRAITE 2028-2030 P</text:p>
          </table:table-cell>
        </table:table-row>
        <table:table-row table:style-name="ro1">
          <table:table-cell/>
          <table:table-cell office:value-type="string">
            <text:p>FR0010840520</text:p>
          </table:table-cell>
          <table:table-cell office:value-type="string">
            <text:p>EXPANSIA VIE</text:p>
          </table:table-cell>
        </table:table-row>
        <table:table-row table:style-name="ro1">
          <table:table-cell/>
          <table:table-cell office:value-type="string">
            <text:p>FR0010840553</text:p>
          </table:table-cell>
          <table:table-cell office:value-type="string">
            <text:p>LCL VOCATION RENDEMENT 8 AV (FEV. 2010)</text:p>
          </table:table-cell>
        </table:table-row>
        <table:table-row table:style-name="ro1">
          <table:table-cell/>
          <table:table-cell office:value-type="string">
            <text:p>FR0010840637</text:p>
          </table:table-cell>
          <table:table-cell office:value-type="string">
            <text:p>RMA ACTIONS MAROC P</text:p>
          </table:table-cell>
        </table:table-row>
        <table:table-row table:style-name="ro1">
          <table:table-cell/>
          <table:table-cell office:value-type="string">
            <text:p>FR0010841247</text:p>
          </table:table-cell>
          <table:table-cell office:value-type="string">
            <text:p>ZeNITH SECURITE</text:p>
          </table:table-cell>
        </table:table-row>
        <table:table-row table:style-name="ro1">
          <table:table-cell/>
          <table:table-cell office:value-type="string">
            <text:p>FR0010841940</text:p>
          </table:table-cell>
          <table:table-cell office:value-type="string">
            <text:p>BMM CORPORATE VARIABLE P</text:p>
          </table:table-cell>
        </table:table-row>
        <table:table-row table:style-name="ro1">
          <table:table-cell/>
          <table:table-cell office:value-type="string">
            <text:p>FR0010841973</text:p>
          </table:table-cell>
          <table:table-cell office:value-type="string">
            <text:p>FLEXIBLE COURT TERME</text:p>
          </table:table-cell>
        </table:table-row>
        <table:table-row table:style-name="ro1">
          <table:table-cell/>
          <table:table-cell office:value-type="string">
            <text:p>FR0010842419</text:p>
          </table:table-cell>
          <table:table-cell office:value-type="string">
            <text:p>EDMOND DE ROTHSCHILD EMERGING CONVERTIBLES B</text:p>
          </table:table-cell>
        </table:table-row>
        <table:table-row table:style-name="ro1">
          <table:table-cell/>
          <table:table-cell office:value-type="string">
            <text:p>FR0010842781</text:p>
          </table:table-cell>
          <table:table-cell office:value-type="string">
            <text:p>GASPAL COURT TERME P</text:p>
          </table:table-cell>
        </table:table-row>
        <table:table-row table:style-name="ro1">
          <table:table-cell/>
          <table:table-cell office:value-type="string">
            <text:p>FR0010844365</text:p>
          </table:table-cell>
          <table:table-cell office:value-type="string">
            <text:p>AMUNDI ACTIONS FRANCE ISR P (C)</text:p>
          </table:table-cell>
        </table:table-row>
        <table:table-row table:style-name="ro1">
          <table:table-cell/>
          <table:table-cell office:value-type="string">
            <text:p>FR0010849729</text:p>
          </table:table-cell>
          <table:table-cell office:value-type="string">
            <text:p>EDMOND DE ROTHSCHILD GOLDSPHERE R</text:p>
          </table:table-cell>
        </table:table-row>
        <table:table-row table:style-name="ro1">
          <table:table-cell/>
          <table:table-cell office:value-type="string">
            <text:p>FR0010850222</text:p>
          </table:table-cell>
          <table:table-cell office:value-type="string">
            <text:p>EDMOND DE ROTHSCHILD INDIA R</text:p>
          </table:table-cell>
        </table:table-row>
        <table:table-row table:style-name="ro1">
          <table:table-cell/>
          <table:table-cell office:value-type="string">
            <text:p>FR0010850503</text:p>
          </table:table-cell>
          <table:table-cell office:value-type="string">
            <text:p>FDC A6 P</text:p>
          </table:table-cell>
        </table:table-row>
        <table:table-row table:style-name="ro1">
          <table:table-cell/>
          <table:table-cell office:value-type="string">
            <text:p>FR0010853259</text:p>
          </table:table-cell>
          <table:table-cell office:value-type="string">
            <text:p>SRF</text:p>
          </table:table-cell>
        </table:table-row>
        <table:table-row table:style-name="ro1">
          <table:table-cell/>
          <table:table-cell office:value-type="string">
            <text:p>FR0010853556</text:p>
          </table:table-cell>
          <table:table-cell office:value-type="string">
            <text:p>SCOR EURO HIGH YIELD C EUR</text:p>
          </table:table-cell>
        </table:table-row>
        <table:table-row table:style-name="ro1">
          <table:table-cell/>
          <table:table-cell office:value-type="string">
            <text:p>FR0010855379</text:p>
          </table:table-cell>
          <table:table-cell office:value-type="string">
            <text:p>LBPAM RESPONSABLE TRESO I</text:p>
          </table:table-cell>
        </table:table-row>
        <table:table-row table:style-name="ro1">
          <table:table-cell/>
          <table:table-cell office:value-type="string">
            <text:p>FR0010858498</text:p>
          </table:table-cell>
          <table:table-cell office:value-type="string">
            <text:p>LAZARD CONVERTIBLE GLOBAL R</text:p>
          </table:table-cell>
        </table:table-row>
        <table:table-row table:style-name="ro1">
          <table:table-cell/>
          <table:table-cell office:value-type="string">
            <text:p>FR0010859322</text:p>
          </table:table-cell>
          <table:table-cell office:value-type="string">
            <text:p>LBPAM RESPONSABLE TRESO T</text:p>
          </table:table-cell>
        </table:table-row>
        <table:table-row table:style-name="ro1">
          <table:table-cell/>
          <table:table-cell office:value-type="string">
            <text:p>FR0010859769</text:p>
          </table:table-cell>
          <table:table-cell office:value-type="string">
            <text:p>ECHIQUIER GLOBAL</text:p>
          </table:table-cell>
        </table:table-row>
        <table:table-row table:style-name="ro1">
          <table:table-cell/>
          <table:table-cell office:value-type="string">
            <text:p>FR0010863050</text:p>
          </table:table-cell>
          <table:table-cell office:value-type="string">
            <text:p>IGEA PATRIMOINE P</text:p>
          </table:table-cell>
        </table:table-row>
        <table:table-row table:style-name="ro1">
          <table:table-cell/>
          <table:table-cell office:value-type="string">
            <text:p>FR0010863688</text:p>
          </table:table-cell>
          <table:table-cell office:value-type="string">
            <text:p>ECHIQUIER ISR</text:p>
          </table:table-cell>
        </table:table-row>
        <table:table-row table:style-name="ro1">
          <table:table-cell/>
          <table:table-cell office:value-type="string">
            <text:p>FR0010865592</text:p>
          </table:table-cell>
          <table:table-cell office:value-type="string">
            <text:p>MANDARINE VALEUR L</text:p>
          </table:table-cell>
        </table:table-row>
        <table:table-row table:style-name="ro1">
          <table:table-cell/>
          <table:table-cell office:value-type="string">
            <text:p>FR0010865618</text:p>
          </table:table-cell>
          <table:table-cell office:value-type="string">
            <text:p>CLUB MONETAIRE ISR</text:p>
          </table:table-cell>
        </table:table-row>
        <table:table-row table:style-name="ro1">
          <table:table-cell/>
          <table:table-cell office:value-type="string">
            <text:p>FR0010865964</text:p>
          </table:table-cell>
          <table:table-cell office:value-type="string">
            <text:p>SYCOMORE EUROPEAN RECOVERY X</text:p>
          </table:table-cell>
        </table:table-row>
        <table:table-row table:style-name="ro1">
          <table:table-cell/>
          <table:table-cell office:value-type="string">
            <text:p>FR0010867754</text:p>
          </table:table-cell>
          <table:table-cell office:value-type="string">
            <text:p>EXPANSIA VIE 2</text:p>
          </table:table-cell>
        </table:table-row>
        <table:table-row table:style-name="ro1">
          <table:table-cell/>
          <table:table-cell office:value-type="string">
            <text:p>FR0010868430</text:p>
          </table:table-cell>
          <table:table-cell office:value-type="string">
            <text:p>R OPAL CAPITAL APPReCIATION F EUR</text:p>
          </table:table-cell>
        </table:table-row>
        <table:table-row table:style-name="ro1">
          <table:table-cell/>
          <table:table-cell office:value-type="string">
            <text:p>FR0010868455</text:p>
          </table:table-cell>
          <table:table-cell office:value-type="string">
            <text:p>R OPAL CAPITAL APPReCIATION C EUR</text:p>
          </table:table-cell>
        </table:table-row>
        <table:table-row table:style-name="ro1">
          <table:table-cell/>
          <table:table-cell office:value-type="string">
            <text:p>FR0010868679</text:p>
          </table:table-cell>
          <table:table-cell office:value-type="string">
            <text:p>PLAN MAIN LIBRE PEA</text:p>
          </table:table-cell>
        </table:table-row>
        <table:table-row table:style-name="ro1">
          <table:table-cell/>
          <table:table-cell office:value-type="string">
            <text:p>FR0010868901</text:p>
          </table:table-cell>
          <table:table-cell office:value-type="string">
            <text:p>EXANE ELLIPSIS CONVERTIBLES FUND P</text:p>
          </table:table-cell>
        </table:table-row>
        <table:table-row table:style-name="ro1">
          <table:table-cell/>
          <table:table-cell office:value-type="string">
            <text:p>FR0010869339</text:p>
          </table:table-cell>
          <table:table-cell office:value-type="string">
            <text:p>MANDARINE CAPITAL SOLIDAIRE</text:p>
          </table:table-cell>
        </table:table-row>
        <table:table-row table:style-name="ro1">
          <table:table-cell office:value-type="string">
            <text:p>DSB</text:p>
          </table:table-cell>
          <table:table-cell office:value-type="string">
            <text:p>FR0010869578</text:p>
          </table:table-cell>
          <table:table-cell office:value-type="string">
            <text:p>LYXOR DBLE SH BD</text:p>
          </table:table-cell>
        </table:table-row>
        <table:table-row table:style-name="ro1">
          <table:table-cell office:value-type="string">
            <text:p>CE9U</text:p>
          </table:table-cell>
          <table:table-cell office:value-type="string">
            <text:p>FR0010871129</text:p>
          </table:table-cell>
          <table:table-cell office:value-type="string">
            <text:p>AMUNDI ETF EE XR-B</text:p>
          </table:table-cell>
        </table:table-row>
        <table:table-row table:style-name="ro1">
          <table:table-cell/>
          <table:table-cell office:value-type="string">
            <text:p>FR0010871830</text:p>
          </table:table-cell>
          <table:table-cell office:value-type="string">
            <text:p>MONETA LONG SHORT R</text:p>
          </table:table-cell>
        </table:table-row>
        <table:table-row table:style-name="ro1">
          <table:table-cell/>
          <table:table-cell office:value-type="string">
            <text:p>FR0010871905</text:p>
          </table:table-cell>
          <table:table-cell office:value-type="string">
            <text:p>LBPAM RESPONSABLE ACTIONS SOLIDAIRE C</text:p>
          </table:table-cell>
        </table:table-row>
        <table:table-row table:style-name="ro1">
          <table:table-cell/>
          <table:table-cell office:value-type="string">
            <text:p>FR0010876821</text:p>
          </table:table-cell>
          <table:table-cell office:value-type="string">
            <text:p>ECUREUIL OBLI EURO T</text:p>
          </table:table-cell>
        </table:table-row>
        <table:table-row table:style-name="ro1">
          <table:table-cell/>
          <table:table-cell office:value-type="string">
            <text:p>FR0010877456</text:p>
          </table:table-cell>
          <table:table-cell office:value-type="string">
            <text:p>OFP EURO SOVEREIGN BOND FUND B</text:p>
          </table:table-cell>
        </table:table-row>
        <table:table-row table:style-name="ro1">
          <table:table-cell/>
          <table:table-cell office:value-type="string">
            <text:p>FR0010877464</text:p>
          </table:table-cell>
          <table:table-cell office:value-type="string">
            <text:p>OFP EURO SOVEREIGN BOND FUND C</text:p>
          </table:table-cell>
        </table:table-row>
        <table:table-row table:style-name="ro1">
          <table:table-cell/>
          <table:table-cell office:value-type="string">
            <text:p>FR0010878124</text:p>
          </table:table-cell>
          <table:table-cell office:value-type="string">
            <text:p>FCP MON PEA R</text:p>
          </table:table-cell>
        </table:table-row>
        <table:table-row table:style-name="ro1">
          <table:table-cell/>
          <table:table-cell office:value-type="string">
            <text:p>FR0010878306</text:p>
          </table:table-cell>
          <table:table-cell office:value-type="string">
            <text:p>CIFLEX ALLOCATION</text:p>
          </table:table-cell>
        </table:table-row>
        <table:table-row table:style-name="ro1">
          <table:table-cell/>
          <table:table-cell office:value-type="string">
            <text:p>FR0010881755</text:p>
          </table:table-cell>
          <table:table-cell office:value-type="string">
            <text:p>LBPAM ACTIONS CROISSANCE CHINE R</text:p>
          </table:table-cell>
        </table:table-row>
        <table:table-row table:style-name="ro1">
          <table:table-cell/>
          <table:table-cell office:value-type="string">
            <text:p>FR0010881821</text:p>
          </table:table-cell>
          <table:table-cell office:value-type="string">
            <text:p>JL EQUITY MARKET NEUTRAL A</text:p>
          </table:table-cell>
        </table:table-row>
        <table:table-row table:style-name="ro1">
          <table:table-cell/>
          <table:table-cell office:value-type="string">
            <text:p>FR0010881862</text:p>
          </table:table-cell>
          <table:table-cell office:value-type="string">
            <text:p>SWISS LIFE FUNDS (F) TRANSITION MONEY MARKET EURO </text:p>
          </table:table-cell>
        </table:table-row>
        <table:table-row table:style-name="ro1">
          <table:table-cell/>
          <table:table-cell office:value-type="string">
            <text:p>FR0010883017</text:p>
          </table:table-cell>
          <table:table-cell office:value-type="string">
            <text:p>RJ DePLOIEMENT DISCIPLINE A</text:p>
          </table:table-cell>
        </table:table-row>
        <table:table-row table:style-name="ro1">
          <table:table-cell/>
          <table:table-cell office:value-type="string">
            <text:p>FR0010885210</text:p>
          </table:table-cell>
          <table:table-cell office:value-type="string">
            <text:p>NATIXIS TRESORERIE PLUS R</text:p>
          </table:table-cell>
        </table:table-row>
        <table:table-row table:style-name="ro1">
          <table:table-cell/>
          <table:table-cell office:value-type="string">
            <text:p>FR0010891226</text:p>
          </table:table-cell>
          <table:table-cell office:value-type="string">
            <text:p>DIAMANT BLEU RESPONSABLE I</text:p>
          </table:table-cell>
        </table:table-row>
        <table:table-row table:style-name="ro1">
          <table:table-cell/>
          <table:table-cell office:value-type="string">
            <text:p>FR0010891697</text:p>
          </table:table-cell>
          <table:table-cell office:value-type="string">
            <text:p>STATERE (C)</text:p>
          </table:table-cell>
        </table:table-row>
        <table:table-row table:style-name="ro1">
          <table:table-cell office:value-type="string">
            <text:p>X1G</text:p>
          </table:table-cell>
          <table:table-cell office:value-type="string">
            <text:p>FR0010892190</text:p>
          </table:table-cell>
          <table:table-cell office:value-type="string">
            <text:p>AMUNDI ETF EX AA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FR001089222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US3</text:p>
          </table:table-cell>
          <table:table-cell office:value-type="string">
            <text:p>FR0010892299</text:p>
          </table:table-cell>
          <table:table-cell office:value-type="string">
            <text:p>AMUNDI ETF USTR3-7</text:p>
          </table:table-cell>
        </table:table-row>
        <table:table-row table:style-name="ro1">
          <table:table-cell/>
          <table:table-cell office:value-type="string">
            <text:p>FR0010892471</text:p>
          </table:table-cell>
          <table:table-cell office:value-type="string">
            <text:p>LBPAM ACTIONS INDICE JAPON R</text:p>
          </table:table-cell>
        </table:table-row>
        <table:table-row table:style-name="ro1">
          <table:table-cell/>
          <table:table-cell office:value-type="string">
            <text:p>FR0010893453</text:p>
          </table:table-cell>
          <table:table-cell office:value-type="string">
            <text:p>EXPANSIA VIE 3</text:p>
          </table:table-cell>
        </table:table-row>
        <table:table-row table:style-name="ro1">
          <table:table-cell/>
          <table:table-cell office:value-type="string">
            <text:p>FR0010894311</text:p>
          </table:table-cell>
          <table:table-cell office:value-type="string">
            <text:p>MEDI EMERGENTS C</text:p>
          </table:table-cell>
        </table:table-row>
        <table:table-row table:style-name="ro1">
          <table:table-cell/>
          <table:table-cell office:value-type="string">
            <text:p>FR0010897181</text:p>
          </table:table-cell>
          <table:table-cell office:value-type="string">
            <text:p>MARTIN MAUREL CORPORATE PICKING P</text:p>
          </table:table-cell>
        </table:table-row>
        <table:table-row table:style-name="ro1">
          <table:table-cell/>
          <table:table-cell office:value-type="string">
            <text:p>FR0010897975</text:p>
          </table:table-cell>
          <table:table-cell office:value-type="string">
            <text:p>MAJESTE</text:p>
          </table:table-cell>
        </table:table-row>
        <table:table-row table:style-name="ro1">
          <table:table-cell/>
          <table:table-cell office:value-type="string">
            <text:p>FR0010899005</text:p>
          </table:table-cell>
          <table:table-cell office:value-type="string">
            <text:p>AMUNDI TRESO CORPORATE D1</text:p>
          </table:table-cell>
        </table:table-row>
        <table:table-row table:style-name="ro1">
          <table:table-cell/>
          <table:table-cell office:value-type="string">
            <text:p>FR0010899187</text:p>
          </table:table-cell>
          <table:table-cell office:value-type="string">
            <text:p>LFP OPSIS PATRIMOINE "ELIXIME"</text:p>
          </table:table-cell>
        </table:table-row>
        <table:table-row table:style-name="ro1">
          <table:table-cell/>
          <table:table-cell office:value-type="string">
            <text:p>FR0010899567</text:p>
          </table:table-cell>
          <table:table-cell office:value-type="string">
            <text:p>AMILTON SMALL CAPS I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FR0010900076</text:p>
          </table:table-cell>
          <table:table-cell office:value-type="string">
            <text:p>AMUNDI ETF E SM CP</text:p>
          </table:table-cell>
        </table:table-row>
        <table:table-row table:style-name="ro1">
          <table:table-cell/>
          <table:table-cell office:value-type="string">
            <text:p>FR0010902726</text:p>
          </table:table-cell>
          <table:table-cell office:value-type="string">
            <text:p>29 HAUSSMANN EURO RENDEMENT</text:p>
          </table:table-cell>
        </table:table-row>
        <table:table-row table:style-name="ro1">
          <table:table-cell/>
          <table:table-cell office:value-type="string">
            <text:p>FR0010903674</text:p>
          </table:table-cell>
          <table:table-cell office:value-type="string">
            <text:p>MACIF CROISSANCE DURABLE ET SOLIDAIRE "MG RESPONSA</text:p>
          </table:table-cell>
        </table:table-row>
        <table:table-row table:style-name="ro1">
          <table:table-cell/>
          <table:table-cell office:value-type="string">
            <text:p>FR0010905166</text:p>
          </table:table-cell>
          <table:table-cell office:value-type="string">
            <text:p>AMALTHEE PARTNERS</text:p>
          </table:table-cell>
        </table:table-row>
        <table:table-row table:style-name="ro1">
          <table:table-cell/>
          <table:table-cell office:value-type="string">
            <text:p>FR0010905356</text:p>
          </table:table-cell>
          <table:table-cell office:value-type="string">
            <text:p>OBJECTIF PERFORMANCE (PEA)</text:p>
          </table:table-cell>
        </table:table-row>
        <table:table-row table:style-name="ro1">
          <table:table-cell/>
          <table:table-cell office:value-type="string">
            <text:p>FR0010905661</text:p>
          </table:table-cell>
          <table:table-cell office:value-type="string">
            <text:p>MONDRIAN</text:p>
          </table:table-cell>
        </table:table-row>
        <table:table-row table:style-name="ro1">
          <table:table-cell/>
          <table:table-cell office:value-type="string">
            <text:p>FR0010906461</text:p>
          </table:table-cell>
          <table:table-cell office:value-type="string">
            <text:p>LAZARD CONVERTIBLE EURO MODERATO R</text:p>
          </table:table-cell>
        </table:table-row>
        <table:table-row table:style-name="ro1">
          <table:table-cell/>
          <table:table-cell office:value-type="string">
            <text:p>FR0010909390</text:p>
          </table:table-cell>
          <table:table-cell office:value-type="string">
            <text:p>CHROME</text:p>
          </table:table-cell>
        </table:table-row>
        <table:table-row table:style-name="ro1">
          <table:table-cell/>
          <table:table-cell office:value-type="string">
            <text:p>FR0010909515</text:p>
          </table:table-cell>
          <table:table-cell office:value-type="string">
            <text:p>ALTITUDE PROFIL 100 AC</text:p>
          </table:table-cell>
        </table:table-row>
        <table:table-row table:style-name="ro1">
          <table:table-cell/>
          <table:table-cell office:value-type="string">
            <text:p>FR0010909523</text:p>
          </table:table-cell>
          <table:table-cell office:value-type="string">
            <text:p>ALTITUDE PROFIL MIDCAPS AC</text:p>
          </table:table-cell>
        </table:table-row>
        <table:table-row table:style-name="ro1">
          <table:table-cell/>
          <table:table-cell office:value-type="string">
            <text:p>FR0010909531</text:p>
          </table:table-cell>
          <table:table-cell office:value-type="string">
            <text:p>MARTIN MAUREL SENIOR PLUS PART C</text:p>
          </table:table-cell>
        </table:table-row>
        <table:table-row table:style-name="ro1">
          <table:table-cell/>
          <table:table-cell office:value-type="string">
            <text:p>FR0010909747</text:p>
          </table:table-cell>
          <table:table-cell office:value-type="string">
            <text:p>TALENCE OPPORTUNITES AC</text:p>
          </table:table-cell>
        </table:table-row>
        <table:table-row table:style-name="ro1">
          <table:table-cell/>
          <table:table-cell office:value-type="string">
            <text:p>FR0010909754</text:p>
          </table:table-cell>
          <table:table-cell office:value-type="string">
            <text:p>TALENCE OPTIMAL AC</text:p>
          </table:table-cell>
        </table:table-row>
        <table:table-row table:style-name="ro1">
          <table:table-cell/>
          <table:table-cell office:value-type="string">
            <text:p>FR0010912550</text:p>
          </table:table-cell>
          <table:table-cell office:value-type="string">
            <text:p>BATI ACTIONS INVESTISSEMENT P</text:p>
          </table:table-cell>
        </table:table-row>
        <table:table-row table:style-name="ro1">
          <table:table-cell/>
          <table:table-cell office:value-type="string">
            <text:p>FR0010912881</text:p>
          </table:table-cell>
          <table:table-cell office:value-type="string">
            <text:p>DELANO</text:p>
          </table:table-cell>
        </table:table-row>
        <table:table-row table:style-name="ro1">
          <table:table-cell/>
          <table:table-cell office:value-type="string">
            <text:p>FR0010912915</text:p>
          </table:table-cell>
          <table:table-cell office:value-type="string">
            <text:p>ELEANOR</text:p>
          </table:table-cell>
        </table:table-row>
        <table:table-row table:style-name="ro1">
          <table:table-cell/>
          <table:table-cell office:value-type="string">
            <text:p>FR0010913608</text:p>
          </table:table-cell>
          <table:table-cell office:value-type="string">
            <text:p>UNION OBLITRESO</text:p>
          </table:table-cell>
        </table:table-row>
        <table:table-row table:style-name="ro1">
          <table:table-cell/>
          <table:table-cell office:value-type="string">
            <text:p>FR0010914358</text:p>
          </table:table-cell>
          <table:table-cell office:value-type="string">
            <text:p>SWISS LIFE FUNDS (F) BOND CASH EQUIVALENT P</text:p>
          </table:table-cell>
        </table:table-row>
        <table:table-row table:style-name="ro1">
          <table:table-cell/>
          <table:table-cell office:value-type="string">
            <text:p>FR0010914556</text:p>
          </table:table-cell>
          <table:table-cell office:value-type="string">
            <text:p>AXA INDICE USA S</text:p>
          </table:table-cell>
        </table:table-row>
        <table:table-row table:style-name="ro1">
          <table:table-cell/>
          <table:table-cell office:value-type="string">
            <text:p>FR0010915314</text:p>
          </table:table-cell>
          <table:table-cell office:value-type="string">
            <text:p>LA FRANCAISE OBLIGATIONS EUROPE SAI C ACCUMULATION</text:p>
          </table:table-cell>
        </table:table-row>
        <table:table-row table:style-name="ro1">
          <table:table-cell/>
          <table:table-cell office:value-type="string">
            <text:p>FR0010915454</text:p>
          </table:table-cell>
          <table:table-cell office:value-type="string">
            <text:p>PHYSALIS</text:p>
          </table:table-cell>
        </table:table-row>
        <table:table-row table:style-name="ro1">
          <table:table-cell/>
          <table:table-cell office:value-type="string">
            <text:p>FR0010916163</text:p>
          </table:table-cell>
          <table:table-cell office:value-type="string">
            <text:p>ECUREUIL ACTIONS AMERIQUE</text:p>
          </table:table-cell>
        </table:table-row>
        <table:table-row table:style-name="ro1">
          <table:table-cell/>
          <table:table-cell office:value-type="string">
            <text:p>FR0010916171</text:p>
          </table:table-cell>
          <table:table-cell office:value-type="string">
            <text:p>MAM AFRICA C</text:p>
          </table:table-cell>
        </table:table-row>
        <table:table-row table:style-name="ro1">
          <table:table-cell/>
          <table:table-cell office:value-type="string">
            <text:p>FR0010916189</text:p>
          </table:table-cell>
          <table:table-cell office:value-type="string">
            <text:p>SPPI PATRIMOINE C</text:p>
          </table:table-cell>
        </table:table-row>
        <table:table-row table:style-name="ro1">
          <table:table-cell/>
          <table:table-cell office:value-type="string">
            <text:p>FR0010916916</text:p>
          </table:table-cell>
          <table:table-cell office:value-type="string">
            <text:p>VATEL SMALL CAPS FLEXIBLE</text:p>
          </table:table-cell>
        </table:table-row>
        <table:table-row table:style-name="ro1">
          <table:table-cell/>
          <table:table-cell office:value-type="string">
            <text:p>FR0010917229</text:p>
          </table:table-cell>
          <table:table-cell office:value-type="string">
            <text:p>MAXIMA C</text:p>
          </table:table-cell>
        </table:table-row>
        <table:table-row table:style-name="ro1">
          <table:table-cell/>
          <table:table-cell office:value-type="string">
            <text:p>FR0010917245</text:p>
          </table:table-cell>
          <table:table-cell office:value-type="string">
            <text:p>OPTIMUM C</text:p>
          </table:table-cell>
        </table:table-row>
        <table:table-row table:style-name="ro1">
          <table:table-cell/>
          <table:table-cell office:value-type="string">
            <text:p>FR0010917658</text:p>
          </table:table-cell>
          <table:table-cell office:value-type="string">
            <text:p>CPR SILVER AGE E</text:p>
          </table:table-cell>
        </table:table-row>
        <table:table-row table:style-name="ro1">
          <table:table-cell/>
          <table:table-cell office:value-type="string">
            <text:p>FR0010917674</text:p>
          </table:table-cell>
          <table:table-cell office:value-type="string">
            <text:p>ANTHEUS GLOBAL FUND C</text:p>
          </table:table-cell>
        </table:table-row>
        <table:table-row table:style-name="ro1">
          <table:table-cell/>
          <table:table-cell office:value-type="string">
            <text:p>FR0010920819</text:p>
          </table:table-cell>
          <table:table-cell office:value-type="string">
            <text:p>BETAMAX GLOBAL I</text:p>
          </table:table-cell>
        </table:table-row>
        <table:table-row table:style-name="ro1">
          <table:table-cell/>
          <table:table-cell office:value-type="string">
            <text:p>FR0010921445</text:p>
          </table:table-cell>
          <table:table-cell office:value-type="string">
            <text:p>AVIVA CAPITAL PLANETE</text:p>
          </table:table-cell>
        </table:table-row>
        <table:table-row table:style-name="ro1">
          <table:table-cell/>
          <table:table-cell office:value-type="string">
            <text:p>FR0010921452</text:p>
          </table:table-cell>
          <table:table-cell office:value-type="string">
            <text:p>CAPITAL PLANETE</text:p>
          </table:table-cell>
        </table:table-row>
        <table:table-row table:style-name="ro1">
          <table:table-cell/>
          <table:table-cell office:value-type="string">
            <text:p>FR0010921502</text:p>
          </table:table-cell>
          <table:table-cell office:value-type="string">
            <text:p>BETAMAX GLOBAL P</text:p>
          </table:table-cell>
        </table:table-row>
        <table:table-row table:style-name="ro1">
          <table:table-cell/>
          <table:table-cell office:value-type="string">
            <text:p>FR0010922146</text:p>
          </table:table-cell>
          <table:table-cell office:value-type="string">
            <text:p>LBPAM ACTIONS AMERIQUE H</text:p>
          </table:table-cell>
        </table:table-row>
        <table:table-row table:style-name="ro1">
          <table:table-cell/>
          <table:table-cell office:value-type="string">
            <text:p>FR0010922633</text:p>
          </table:table-cell>
          <table:table-cell office:value-type="string">
            <text:p>CPR GLOBAL INFRASTRUCTURES P</text:p>
          </table:table-cell>
        </table:table-row>
        <table:table-row table:style-name="ro1">
          <table:table-cell/>
          <table:table-cell office:value-type="string">
            <text:p>FR0010922666</text:p>
          </table:table-cell>
          <table:table-cell office:value-type="string">
            <text:p>EXPANSIA VIE 4</text:p>
          </table:table-cell>
        </table:table-row>
        <table:table-row table:style-name="ro1">
          <table:table-cell/>
          <table:table-cell office:value-type="string">
            <text:p>FR0010922690</text:p>
          </table:table-cell>
          <table:table-cell office:value-type="string">
            <text:p>SEEYOND FLEXIBLE PEA MT R</text:p>
          </table:table-cell>
        </table:table-row>
        <table:table-row table:style-name="ro1">
          <table:table-cell/>
          <table:table-cell office:value-type="string">
            <text:p>FR0010922963</text:p>
          </table:table-cell>
          <table:table-cell office:value-type="string">
            <text:p>SUNNY MANAGERS F</text:p>
          </table:table-cell>
        </table:table-row>
        <table:table-row table:style-name="ro1">
          <table:table-cell/>
          <table:table-cell office:value-type="string">
            <text:p>FR0010923359</text:p>
          </table:table-cell>
          <table:table-cell office:value-type="string">
            <text:p>H2O ADAGIO R</text:p>
          </table:table-cell>
        </table:table-row>
        <table:table-row table:style-name="ro1">
          <table:table-cell/>
          <table:table-cell office:value-type="string">
            <text:p>FR0010923367</text:p>
          </table:table-cell>
          <table:table-cell office:value-type="string">
            <text:p>H2O MODERATO R</text:p>
          </table:table-cell>
        </table:table-row>
        <table:table-row table:style-name="ro1">
          <table:table-cell/>
          <table:table-cell office:value-type="string">
            <text:p>FR0010923375</text:p>
          </table:table-cell>
          <table:table-cell office:value-type="string">
            <text:p>H2O MULTIBONDS R</text:p>
          </table:table-cell>
        </table:table-row>
        <table:table-row table:style-name="ro1">
          <table:table-cell/>
          <table:table-cell office:value-type="string">
            <text:p>FR0010923383</text:p>
          </table:table-cell>
          <table:table-cell office:value-type="string">
            <text:p>H2O MultiStrategies R</text:p>
          </table:table-cell>
        </table:table-row>
        <table:table-row table:style-name="ro1">
          <table:table-cell/>
          <table:table-cell office:value-type="string">
            <text:p>FR0010923805</text:p>
          </table:table-cell>
          <table:table-cell office:value-type="string">
            <text:p>DELTA FLEXIBLE</text:p>
          </table:table-cell>
        </table:table-row>
        <table:table-row table:style-name="ro1">
          <table:table-cell/>
          <table:table-cell office:value-type="string">
            <text:p>FR0010923870</text:p>
          </table:table-cell>
          <table:table-cell office:value-type="string">
            <text:p>QUILVEST EUROPEAN EQUITIES C</text:p>
          </table:table-cell>
        </table:table-row>
        <table:table-row table:style-name="ro1">
          <table:table-cell/>
          <table:table-cell office:value-type="string">
            <text:p>FR0010924266</text:p>
          </table:table-cell>
          <table:table-cell office:value-type="string">
            <text:p>UNION EUROPE RENDEMENT (C)</text:p>
          </table:table-cell>
        </table:table-row>
        <table:table-row table:style-name="ro1">
          <table:table-cell/>
          <table:table-cell office:value-type="string">
            <text:p>FR0010925123</text:p>
          </table:table-cell>
          <table:table-cell office:value-type="string">
            <text:p>BNP PARIBAS EUROPE PLUS 2019</text:p>
          </table:table-cell>
        </table:table-row>
        <table:table-row table:style-name="ro1">
          <table:table-cell/>
          <table:table-cell office:value-type="string">
            <text:p>FR0010925602</text:p>
          </table:table-cell>
          <table:table-cell office:value-type="string">
            <text:p>AMUNDI OBLIG INTERNATIONALES (CHF) P</text:p>
          </table:table-cell>
        </table:table-row>
        <table:table-row table:style-name="ro1">
          <table:table-cell/>
          <table:table-cell office:value-type="string">
            <text:p>FR0010925933</text:p>
          </table:table-cell>
          <table:table-cell office:value-type="string">
            <text:p>SELECTION ACTION RENDEMENT INTERNATIONAL</text:p>
          </table:table-cell>
        </table:table-row>
        <table:table-row table:style-name="ro1">
          <table:table-cell/>
          <table:table-cell office:value-type="string">
            <text:p>FR0010925941</text:p>
          </table:table-cell>
          <table:table-cell office:value-type="string">
            <text:p>UNION EUROPE RENDEMENT (D)</text:p>
          </table:table-cell>
        </table:table-row>
        <table:table-row table:style-name="ro1">
          <table:table-cell/>
          <table:table-cell office:value-type="string">
            <text:p>FR0010926154</text:p>
          </table:table-cell>
          <table:table-cell office:value-type="string">
            <text:p>CPR CREDIXX GLOBAL HIGH YIELD P</text:p>
          </table:table-cell>
        </table:table-row>
        <table:table-row table:style-name="ro1">
          <table:table-cell/>
          <table:table-cell office:value-type="string">
            <text:p>FR0010928267</text:p>
          </table:table-cell>
          <table:table-cell office:value-type="string">
            <text:p>AA MMF ASYMMETRIC CONVICTIONS AC</text:p>
          </table:table-cell>
        </table:table-row>
        <table:table-row table:style-name="ro1">
          <table:table-cell/>
          <table:table-cell office:value-type="string">
            <text:p>FR0010929869</text:p>
          </table:table-cell>
          <table:table-cell office:value-type="string">
            <text:p>SG ACTIONS MONDE EMERGENT C</text:p>
          </table:table-cell>
        </table:table-row>
        <table:table-row table:style-name="ro1">
          <table:table-cell/>
          <table:table-cell office:value-type="string">
            <text:p>FR0010930149</text:p>
          </table:table-cell>
          <table:table-cell office:value-type="string">
            <text:p>AVANTAGE PME III A</text:p>
          </table:table-cell>
        </table:table-row>
        <table:table-row table:style-name="ro1">
          <table:table-cell office:value-type="string">
            <text:p>ANRJ</text:p>
          </table:table-cell>
          <table:table-cell office:value-type="string">
            <text:p>FR0010930644</text:p>
          </table:table-cell>
          <table:table-cell office:value-type="string">
            <text:p>AMUNDI ETF MS E EN</text:p>
          </table:table-cell>
        </table:table-row>
        <table:table-row table:style-name="ro1">
          <table:table-cell/>
          <table:table-cell office:value-type="string">
            <text:p>FR0010931147</text:p>
          </table:table-cell>
          <table:table-cell office:value-type="string">
            <text:p>ETOILE CLIQUET 90 C</text:p>
          </table:table-cell>
        </table:table-row>
        <table:table-row table:style-name="ro1">
          <table:table-cell/>
          <table:table-cell office:value-type="string">
            <text:p>FR0010937847</text:p>
          </table:table-cell>
          <table:table-cell office:value-type="string">
            <text:p>PRIMONIAL EMERGENTS</text:p>
          </table:table-cell>
        </table:table-row>
        <table:table-row table:style-name="ro1">
          <table:table-cell/>
          <table:table-cell office:value-type="string">
            <text:p>FR0010940882</text:p>
          </table:table-cell>
          <table:table-cell office:value-type="string">
            <text:p>LBPAM RESPONSABLE ACTIONS EUROPE</text:p>
          </table:table-cell>
        </table:table-row>
        <table:table-row table:style-name="ro1">
          <table:table-cell/>
          <table:table-cell office:value-type="string">
            <text:p>FR0010941328</text:p>
          </table:table-cell>
          <table:table-cell office:value-type="string">
            <text:p>CM-CIC OBLI ISR</text:p>
          </table:table-cell>
        </table:table-row>
        <table:table-row table:style-name="ro1">
          <table:table-cell/>
          <table:table-cell office:value-type="string">
            <text:p>FR0010945360</text:p>
          </table:table-cell>
          <table:table-cell office:value-type="string">
            <text:p>GARANTIE EUROPE AVRIL 2019</text:p>
          </table:table-cell>
        </table:table-row>
        <table:table-row table:style-name="ro1">
          <table:table-cell/>
          <table:table-cell office:value-type="string">
            <text:p>FR0010945618</text:p>
          </table:table-cell>
          <table:table-cell office:value-type="string">
            <text:p>FRIEDLAND ALLOCATION FLEXIBLE IC</text:p>
          </table:table-cell>
        </table:table-row>
        <table:table-row table:style-name="ro1">
          <table:table-cell/>
          <table:table-cell office:value-type="string">
            <text:p>FR0010946558</text:p>
          </table:table-cell>
          <table:table-cell office:value-type="string">
            <text:p>AXIOM OBLIGATAIRE R</text:p>
          </table:table-cell>
        </table:table-row>
        <table:table-row table:style-name="ro1">
          <table:table-cell/>
          <table:table-cell office:value-type="string">
            <text:p>FR0010946574</text:p>
          </table:table-cell>
          <table:table-cell office:value-type="string">
            <text:p>GESTYS ANALYSE TECHNIQUE</text:p>
          </table:table-cell>
        </table:table-row>
        <table:table-row table:style-name="ro1">
          <table:table-cell/>
          <table:table-cell office:value-type="string">
            <text:p>FR0010946632</text:p>
          </table:table-cell>
          <table:table-cell office:value-type="string">
            <text:p>MONTAIGNE CAPITAL CONVICTIONS FRANCE</text:p>
          </table:table-cell>
        </table:table-row>
        <table:table-row table:style-name="ro1">
          <table:table-cell/>
          <table:table-cell office:value-type="string">
            <text:p>FR0010947002</text:p>
          </table:table-cell>
          <table:table-cell office:value-type="string">
            <text:p>UNION CORPO 3-5 C</text:p>
          </table:table-cell>
        </table:table-row>
        <table:table-row table:style-name="ro1">
          <table:table-cell/>
          <table:table-cell office:value-type="string">
            <text:p>FR0010947119</text:p>
          </table:table-cell>
          <table:table-cell office:value-type="string">
            <text:p>MONTAIGNE CAPITAL ZONES DE CROISSANCE</text:p>
          </table:table-cell>
        </table:table-row>
        <table:table-row table:style-name="ro1">
          <table:table-cell/>
          <table:table-cell office:value-type="string">
            <text:p>FR0010948190</text:p>
          </table:table-cell>
          <table:table-cell office:value-type="string">
            <text:p>UNION CASH (D)</text:p>
          </table:table-cell>
        </table:table-row>
        <table:table-row table:style-name="ro1">
          <table:table-cell/>
          <table:table-cell office:value-type="string">
            <text:p>FR0010948588</text:p>
          </table:table-cell>
          <table:table-cell office:value-type="string">
            <text:p>CAP BUSINESS</text:p>
          </table:table-cell>
        </table:table-row>
        <table:table-row table:style-name="ro1">
          <table:table-cell/>
          <table:table-cell office:value-type="string">
            <text:p>FR0010949172</text:p>
          </table:table-cell>
          <table:table-cell office:value-type="string">
            <text:p>HSBC GLOBAL EMERGING MARKETS PROTECT 80 DYNAMIC C</text:p>
          </table:table-cell>
        </table:table-row>
        <table:table-row table:style-name="ro1">
          <table:table-cell/>
          <table:table-cell office:value-type="string">
            <text:p>FR0010950089</text:p>
          </table:table-cell>
          <table:table-cell office:value-type="string">
            <text:p>COLOMBUS US SHORT DURATION HIGH YIELD</text:p>
          </table:table-cell>
        </table:table-row>
        <table:table-row table:style-name="ro1">
          <table:table-cell/>
          <table:table-cell office:value-type="string">
            <text:p>FR0010952432</text:p>
          </table:table-cell>
          <table:table-cell office:value-type="string">
            <text:p>TAILOR HORIZON 2016 (C)</text:p>
          </table:table-cell>
        </table:table-row>
        <table:table-row table:style-name="ro1">
          <table:table-cell/>
          <table:table-cell office:value-type="string">
            <text:p>FR0010952788</text:p>
          </table:table-cell>
          <table:table-cell office:value-type="string">
            <text:p>OBJECTIF CAPITAL FI I</text:p>
          </table:table-cell>
        </table:table-row>
        <table:table-row table:style-name="ro1">
          <table:table-cell/>
          <table:table-cell office:value-type="string">
            <text:p>FR0010952796</text:p>
          </table:table-cell>
          <table:table-cell office:value-type="string">
            <text:p>LAZARD CAPITAL FI R</text:p>
          </table:table-cell>
        </table:table-row>
        <table:table-row table:style-name="ro1">
          <table:table-cell/>
          <table:table-cell office:value-type="string">
            <text:p>FR0010953497</text:p>
          </table:table-cell>
          <table:table-cell office:value-type="string">
            <text:p>AMERI-GAN N</text:p>
          </table:table-cell>
        </table:table-row>
        <table:table-row table:style-name="ro1">
          <table:table-cell/>
          <table:table-cell office:value-type="string">
            <text:p>FR0010953794</text:p>
          </table:table-cell>
          <table:table-cell office:value-type="string">
            <text:p>CBT ACTION EUROVOL 20 R</text:p>
          </table:table-cell>
        </table:table-row>
        <table:table-row table:style-name="ro1">
          <table:table-cell/>
          <table:table-cell office:value-type="string">
            <text:p>FR0010956680</text:p>
          </table:table-cell>
          <table:table-cell office:value-type="string">
            <text:p>CREDITMAX EURO BB D</text:p>
          </table:table-cell>
        </table:table-row>
        <table:table-row table:style-name="ro1">
          <table:table-cell/>
          <table:table-cell office:value-type="string">
            <text:p>FR0010956904</text:p>
          </table:table-cell>
          <table:table-cell office:value-type="string">
            <text:p>SWISSLIFE DYNAPIERRE B</text:p>
          </table:table-cell>
        </table:table-row>
        <table:table-row table:style-name="ro1">
          <table:table-cell/>
          <table:table-cell office:value-type="string">
            <text:p>FR0010956912</text:p>
          </table:table-cell>
          <table:table-cell office:value-type="string">
            <text:p>SWISSLIFE DYNAPIERRE C</text:p>
          </table:table-cell>
        </table:table-row>
        <table:table-row table:style-name="ro1">
          <table:table-cell/>
          <table:table-cell office:value-type="string">
            <text:p>FR0010957712</text:p>
          </table:table-cell>
          <table:table-cell office:value-type="string">
            <text:p>FUNDQUEST MODERATE O</text:p>
          </table:table-cell>
        </table:table-row>
        <table:table-row table:style-name="ro1">
          <table:table-cell/>
          <table:table-cell office:value-type="string">
            <text:p>FR0010957852</text:p>
          </table:table-cell>
          <table:table-cell office:value-type="string">
            <text:p>BNP PARIBAS MIDCAP EUROPE M</text:p>
          </table:table-cell>
        </table:table-row>
        <table:table-row table:style-name="ro1">
          <table:table-cell/>
          <table:table-cell office:value-type="string">
            <text:p>FR0010957860</text:p>
          </table:table-cell>
          <table:table-cell office:value-type="string">
            <text:p>LBPAM RESPONSABLE OBLI CREDIT E</text:p>
          </table:table-cell>
        </table:table-row>
        <table:table-row table:style-name="ro1">
          <table:table-cell/>
          <table:table-cell office:value-type="string">
            <text:p>FR0010959643</text:p>
          </table:table-cell>
          <table:table-cell office:value-type="string">
            <text:p>LBPAM ACTIONS DIVERSIFIE A</text:p>
          </table:table-cell>
        </table:table-row>
        <table:table-row table:style-name="ro1">
          <table:table-cell office:value-type="string">
            <text:p>AGEB</text:p>
          </table:table-cell>
          <table:table-cell office:value-type="string">
            <text:p>FR0010959668</text:p>
          </table:table-cell>
          <table:table-cell office:value-type="string">
            <text:p>AMUNDI ETF GOVT EM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FR0010959676</text:p>
          </table:table-cell>
          <table:table-cell office:value-type="string">
            <text:p>AMUNDI ETF MSCI EM</text:p>
          </table:table-cell>
        </table:table-row>
        <table:table-row table:style-name="ro1">
          <table:table-cell/>
          <table:table-cell office:value-type="string">
            <text:p>FR0010959700</text:p>
          </table:table-cell>
          <table:table-cell office:value-type="string">
            <text:p>TAILOR HORIZON 2016 (D)</text:p>
          </table:table-cell>
        </table:table-row>
        <table:table-row table:style-name="ro1">
          <table:table-cell/>
          <table:table-cell office:value-type="string">
            <text:p>FR0010959718</text:p>
          </table:table-cell>
          <table:table-cell office:value-type="string">
            <text:p>ATHYMIS ALTERNATIFS P</text:p>
          </table:table-cell>
        </table:table-row>
        <table:table-row table:style-name="ro1">
          <table:table-cell/>
          <table:table-cell office:value-type="string">
            <text:p>FR0010960930</text:p>
          </table:table-cell>
          <table:table-cell office:value-type="string">
            <text:p>FCM SNOB FUND P</text:p>
          </table:table-cell>
        </table:table-row>
        <table:table-row table:style-name="ro1">
          <table:table-cell/>
          <table:table-cell office:value-type="string">
            <text:p>FR0010962159</text:p>
          </table:table-cell>
          <table:table-cell office:value-type="string">
            <text:p>RIVAGE EUROPE FINANCE (C)</text:p>
          </table:table-cell>
        </table:table-row>
        <table:table-row table:style-name="ro1">
          <table:table-cell/>
          <table:table-cell office:value-type="string">
            <text:p>FR0010962464</text:p>
          </table:table-cell>
          <table:table-cell office:value-type="string">
            <text:p>CAPITAL EURO 50</text:p>
          </table:table-cell>
        </table:table-row>
        <table:table-row table:style-name="ro1">
          <table:table-cell/>
          <table:table-cell office:value-type="string">
            <text:p>FR0010962480</text:p>
          </table:table-cell>
          <table:table-cell office:value-type="string">
            <text:p>CAPITAL EURO 50 PEA</text:p>
          </table:table-cell>
        </table:table-row>
        <table:table-row table:style-name="ro1">
          <table:table-cell/>
          <table:table-cell office:value-type="string">
            <text:p>FR0010962910</text:p>
          </table:table-cell>
          <table:table-cell office:value-type="string">
            <text:p>SWISS LIFE FUNDS (F) RENDEMENT PC</text:p>
          </table:table-cell>
        </table:table-row>
        <table:table-row table:style-name="ro1">
          <table:table-cell/>
          <table:table-cell office:value-type="string">
            <text:p>FR0010962936</text:p>
          </table:table-cell>
          <table:table-cell office:value-type="string">
            <text:p>AG2R LA MONDIALE ANDReNA</text:p>
          </table:table-cell>
        </table:table-row>
        <table:table-row table:style-name="ro1">
          <table:table-cell/>
          <table:table-cell office:value-type="string">
            <text:p>FR0010963322</text:p>
          </table:table-cell>
          <table:table-cell office:value-type="string">
            <text:p>EPARGNE 365</text:p>
          </table:table-cell>
        </table:table-row>
        <table:table-row table:style-name="ro1">
          <table:table-cell/>
          <table:table-cell office:value-type="string">
            <text:p>FR0010963397</text:p>
          </table:table-cell>
          <table:table-cell office:value-type="string">
            <text:p>FRUCTIZEN 3</text:p>
          </table:table-cell>
        </table:table-row>
        <table:table-row table:style-name="ro1">
          <table:table-cell/>
          <table:table-cell office:value-type="string">
            <text:p>FR0010963439</text:p>
          </table:table-cell>
          <table:table-cell office:value-type="string">
            <text:p>FRUCTIZEN PEA 3</text:p>
          </table:table-cell>
        </table:table-row>
        <table:table-row table:style-name="ro1">
          <table:table-cell/>
          <table:table-cell office:value-type="string">
            <text:p>FR0010965632</text:p>
          </table:table-cell>
          <table:table-cell office:value-type="string">
            <text:p>SONANCE</text:p>
          </table:table-cell>
        </table:table-row>
        <table:table-row table:style-name="ro1">
          <table:table-cell/>
          <table:table-cell office:value-type="string">
            <text:p>FR0010965657</text:p>
          </table:table-cell>
          <table:table-cell office:value-type="string">
            <text:p>SONANCE VIE</text:p>
          </table:table-cell>
        </table:table-row>
        <table:table-row table:style-name="ro1">
          <table:table-cell/>
          <table:table-cell office:value-type="string">
            <text:p>FR0010967141</text:p>
          </table:table-cell>
          <table:table-cell office:value-type="string">
            <text:p>MONCEAU INFLATION</text:p>
          </table:table-cell>
        </table:table-row>
        <table:table-row table:style-name="ro1">
          <table:table-cell/>
          <table:table-cell office:value-type="string">
            <text:p>FR0010967315</text:p>
          </table:table-cell>
          <table:table-cell office:value-type="string">
            <text:p>KALEIDOSCOPE</text:p>
          </table:table-cell>
        </table:table-row>
        <table:table-row table:style-name="ro1">
          <table:table-cell/>
          <table:table-cell office:value-type="string">
            <text:p>FR0010968693</text:p>
          </table:table-cell>
          <table:table-cell office:value-type="string">
            <text:p>R COURT TERME F</text:p>
          </table:table-cell>
        </table:table-row>
        <table:table-row table:style-name="ro1">
          <table:table-cell/>
          <table:table-cell office:value-type="string">
            <text:p>FR0010969527</text:p>
          </table:table-cell>
          <table:table-cell office:value-type="string">
            <text:p>ABN AMRO EURO SUSTAINABLE EQUITIES C</text:p>
          </table:table-cell>
        </table:table-row>
        <table:table-row table:style-name="ro1">
          <table:table-cell/>
          <table:table-cell office:value-type="string">
            <text:p>FR0010969923</text:p>
          </table:table-cell>
          <table:table-cell office:value-type="string">
            <text:p>UNION DYNAMIQUE MOYEN TERME R</text:p>
          </table:table-cell>
        </table:table-row>
        <table:table-row table:style-name="ro1">
          <table:table-cell/>
          <table:table-cell office:value-type="string">
            <text:p>FR0010970277</text:p>
          </table:table-cell>
          <table:table-cell office:value-type="string">
            <text:p>RODA</text:p>
          </table:table-cell>
        </table:table-row>
        <table:table-row table:style-name="ro1">
          <table:table-cell/>
          <table:table-cell office:value-type="string">
            <text:p>FR0010971085</text:p>
          </table:table-cell>
          <table:table-cell office:value-type="string">
            <text:p>FAUVETTES</text:p>
          </table:table-cell>
        </table:table-row>
        <table:table-row table:style-name="ro1">
          <table:table-cell/>
          <table:table-cell office:value-type="string">
            <text:p>FR0010971093</text:p>
          </table:table-cell>
          <table:table-cell office:value-type="string">
            <text:p>LCL FORMULE SECURITE FRANCE (FEV.2011)</text:p>
          </table:table-cell>
        </table:table-row>
        <table:table-row table:style-name="ro1">
          <table:table-cell/>
          <table:table-cell office:value-type="string">
            <text:p>FR0010971705</text:p>
          </table:table-cell>
          <table:table-cell office:value-type="string">
            <text:p>SYCOMORE SELECTION RESPONSABLE I</text:p>
          </table:table-cell>
        </table:table-row>
        <table:table-row table:style-name="ro1">
          <table:table-cell/>
          <table:table-cell office:value-type="string">
            <text:p>FR0010971721</text:p>
          </table:table-cell>
          <table:table-cell office:value-type="string">
            <text:p>SYCOMORE SELECTION RESPONSABLE RP</text:p>
          </table:table-cell>
        </table:table-row>
        <table:table-row table:style-name="ro1">
          <table:table-cell/>
          <table:table-cell office:value-type="string">
            <text:p>FR0010978197</text:p>
          </table:table-cell>
          <table:table-cell office:value-type="string">
            <text:p>BBR EMERGENTS C</text:p>
          </table:table-cell>
        </table:table-row>
        <table:table-row table:style-name="ro1">
          <table:table-cell/>
          <table:table-cell office:value-type="string">
            <text:p>FR0010981142</text:p>
          </table:table-cell>
          <table:table-cell office:value-type="string">
            <text:p>R SOUVERAIN EURORECOVERY C</text:p>
          </table:table-cell>
        </table:table-row>
        <table:table-row table:style-name="ro1">
          <table:table-cell/>
          <table:table-cell office:value-type="string">
            <text:p>FR0010981175</text:p>
          </table:table-cell>
          <table:table-cell office:value-type="string">
            <text:p>TRUSTEAM ROC A</text:p>
          </table:table-cell>
        </table:table-row>
        <table:table-row table:style-name="ro1">
          <table:table-cell/>
          <table:table-cell office:value-type="string">
            <text:p>FR0010983924</text:p>
          </table:table-cell>
          <table:table-cell office:value-type="string">
            <text:p>EDMOND DE ROTHSCHILD SELECTIVE JAPAN C</text:p>
          </table:table-cell>
        </table:table-row>
        <table:table-row table:style-name="ro1">
          <table:table-cell/>
          <table:table-cell office:value-type="string">
            <text:p>FR0010983932</text:p>
          </table:table-cell>
          <table:table-cell office:value-type="string">
            <text:p>EDMOND DE ROTHSCHILD SELECTIVE JAPAN I</text:p>
          </table:table-cell>
        </table:table-row>
        <table:table-row table:style-name="ro1">
          <table:table-cell/>
          <table:table-cell office:value-type="string">
            <text:p>FR0010983940</text:p>
          </table:table-cell>
          <table:table-cell office:value-type="string">
            <text:p>EDMOND DE ROTHSCHILD SELECTIVE JAPAN R</text:p>
          </table:table-cell>
        </table:table-row>
        <table:table-row table:style-name="ro1">
          <table:table-cell/>
          <table:table-cell office:value-type="string">
            <text:p>FR0010985135</text:p>
          </table:table-cell>
          <table:table-cell office:value-type="string">
            <text:p>TOCQUEVILLE DIVIDENDE ID</text:p>
          </table:table-cell>
        </table:table-row>
        <table:table-row table:style-name="ro1">
          <table:table-cell/>
          <table:table-cell office:value-type="string">
            <text:p>FR0010985804</text:p>
          </table:table-cell>
          <table:table-cell office:value-type="string">
            <text:p>TRUSTEAM ROC B</text:p>
          </table:table-cell>
        </table:table-row>
        <table:table-row table:style-name="ro1">
          <table:table-cell/>
          <table:table-cell office:value-type="string">
            <text:p>FR0010985945</text:p>
          </table:table-cell>
          <table:table-cell office:value-type="string">
            <text:p>OUESSANT A</text:p>
          </table:table-cell>
        </table:table-row>
        <table:table-row table:style-name="ro1">
          <table:table-cell/>
          <table:table-cell office:value-type="string">
            <text:p>FR0010986224</text:p>
          </table:table-cell>
          <table:table-cell office:value-type="string">
            <text:p>ELLIPSIS EURO DIVIDEND FUND J</text:p>
          </table:table-cell>
        </table:table-row>
        <table:table-row table:style-name="ro1">
          <table:table-cell/>
          <table:table-cell office:value-type="string">
            <text:p>FR0010986281</text:p>
          </table:table-cell>
          <table:table-cell office:value-type="string">
            <text:p>SCOR CREDIT FINANCIALS</text:p>
          </table:table-cell>
        </table:table-row>
        <table:table-row table:style-name="ro1">
          <table:table-cell/>
          <table:table-cell office:value-type="string">
            <text:p>FR0010986315</text:p>
          </table:table-cell>
          <table:table-cell office:value-type="string">
            <text:p>DNCA SeReNITe PLUS C</text:p>
          </table:table-cell>
        </table:table-row>
        <table:table-row table:style-name="ro1">
          <table:table-cell/>
          <table:table-cell office:value-type="string">
            <text:p>FR0010986497</text:p>
          </table:table-cell>
          <table:table-cell office:value-type="string">
            <text:p>FUNDQUEST PATRIMOINE P</text:p>
          </table:table-cell>
        </table:table-row>
        <table:table-row table:style-name="ro1">
          <table:table-cell/>
          <table:table-cell office:value-type="string">
            <text:p>FR0010986919</text:p>
          </table:table-cell>
          <table:table-cell office:value-type="string">
            <text:p>ECOFI HIGH YIELD</text:p>
          </table:table-cell>
        </table:table-row>
        <table:table-row table:style-name="ro1">
          <table:table-cell/>
          <table:table-cell office:value-type="string">
            <text:p>FR0010988758</text:p>
          </table:table-cell>
          <table:table-cell office:value-type="string">
            <text:p>METROPOLE SELECTION P</text:p>
          </table:table-cell>
        </table:table-row>
        <table:table-row table:style-name="ro1">
          <table:table-cell/>
          <table:table-cell office:value-type="string">
            <text:p>FR0010988766</text:p>
          </table:table-cell>
          <table:table-cell office:value-type="string">
            <text:p>METROPOLE SeLECTION R</text:p>
          </table:table-cell>
        </table:table-row>
        <table:table-row table:style-name="ro1">
          <table:table-cell/>
          <table:table-cell office:value-type="string">
            <text:p>FR0010988840</text:p>
          </table:table-cell>
          <table:table-cell office:value-type="string">
            <text:p>AMUNDI OBLIG INTERNATIONALES (GBP) P</text:p>
          </table:table-cell>
        </table:table-row>
        <table:table-row table:style-name="ro1">
          <table:table-cell/>
          <table:table-cell office:value-type="string">
            <text:p>FR0010989129</text:p>
          </table:table-cell>
          <table:table-cell office:value-type="string">
            <text:p>FRIEDLAND ACTIONS FRANCE I</text:p>
          </table:table-cell>
        </table:table-row>
        <table:table-row table:style-name="ro1">
          <table:table-cell/>
          <table:table-cell office:value-type="string">
            <text:p>FR0010989137</text:p>
          </table:table-cell>
          <table:table-cell office:value-type="string">
            <text:p>FRIEDLAND ACTIONS FRANCE P</text:p>
          </table:table-cell>
        </table:table-row>
        <table:table-row table:style-name="ro1">
          <table:table-cell/>
          <table:table-cell office:value-type="string">
            <text:p>FR0010989756</text:p>
          </table:table-cell>
          <table:table-cell office:value-type="string">
            <text:p>MANDARINE REFLEX G</text:p>
          </table:table-cell>
        </table:table-row>
        <table:table-row table:style-name="ro1">
          <table:table-cell/>
          <table:table-cell office:value-type="string">
            <text:p>FR0010990093</text:p>
          </table:table-cell>
          <table:table-cell office:value-type="string">
            <text:p>TESTAMENT OBSEQUES FINANCEMENT</text:p>
          </table:table-cell>
        </table:table-row>
        <table:table-row table:style-name="ro1">
          <table:table-cell/>
          <table:table-cell office:value-type="string">
            <text:p>FR0010990606</text:p>
          </table:table-cell>
          <table:table-cell office:value-type="string">
            <text:p>OBJECTIF INVESTISSEMENT RESPONSABLE (D)</text:p>
          </table:table-cell>
        </table:table-row>
        <table:table-row table:style-name="ro1">
          <table:table-cell/>
          <table:table-cell office:value-type="string">
            <text:p>FR0010994335</text:p>
          </table:table-cell>
          <table:table-cell office:value-type="string">
            <text:p>MOMENTUM A</text:p>
          </table:table-cell>
        </table:table-row>
        <table:table-row table:style-name="ro1">
          <table:table-cell/>
          <table:table-cell office:value-type="string">
            <text:p>FR0010996611</text:p>
          </table:table-cell>
          <table:table-cell office:value-type="string">
            <text:p>AGIPI MARCHES EMERGENTS</text:p>
          </table:table-cell>
        </table:table-row>
        <table:table-row table:style-name="ro1">
          <table:table-cell/>
          <table:table-cell office:value-type="string">
            <text:p>FR0010996629</text:p>
          </table:table-cell>
          <table:table-cell office:value-type="string">
            <text:p>SUNNY EURO STRATEGIC R</text:p>
          </table:table-cell>
        </table:table-row>
        <table:table-row table:style-name="ro1">
          <table:table-cell/>
          <table:table-cell office:value-type="string">
            <text:p>FR0010996736</text:p>
          </table:table-cell>
          <table:table-cell office:value-type="string">
            <text:p>LFP PROTECTAUX R</text:p>
          </table:table-cell>
        </table:table-row>
        <table:table-row table:style-name="ro1">
          <table:table-cell/>
          <table:table-cell office:value-type="string">
            <text:p>FR0010997825</text:p>
          </table:table-cell>
          <table:table-cell office:value-type="string">
            <text:p>FUNDQUEST OPTIMAL SELECTION CLASSIC</text:p>
          </table:table-cell>
        </table:table-row>
        <table:table-row table:style-name="ro1">
          <table:table-cell/>
          <table:table-cell office:value-type="string">
            <text:p>FR0010997858</text:p>
          </table:table-cell>
          <table:table-cell office:value-type="string">
            <text:p>CAMGESTION GeNeRATION 2026-30 CLASSIC</text:p>
          </table:table-cell>
        </table:table-row>
        <table:table-row table:style-name="ro1">
          <table:table-cell/>
          <table:table-cell office:value-type="string">
            <text:p>FR0010998047</text:p>
          </table:table-cell>
          <table:table-cell office:value-type="string">
            <text:p>AMBIOSE B</text:p>
          </table:table-cell>
        </table:table-row>
        <table:table-row table:style-name="ro1">
          <table:table-cell/>
          <table:table-cell office:value-type="string">
            <text:p>FR0011001049</text:p>
          </table:table-cell>
          <table:table-cell office:value-type="string">
            <text:p>BG LONG TERM VALUE R</text:p>
          </table:table-cell>
        </table:table-row>
        <table:table-row table:style-name="ro1">
          <table:table-cell/>
          <table:table-cell office:value-type="string">
            <text:p>FR0011001189</text:p>
          </table:table-cell>
          <table:table-cell office:value-type="string">
            <text:p>SEReNITe PREMIUM</text:p>
          </table:table-cell>
        </table:table-row>
        <table:table-row table:style-name="ro1">
          <table:table-cell/>
          <table:table-cell office:value-type="string">
            <text:p>FR0011001965</text:p>
          </table:table-cell>
          <table:table-cell office:value-type="string">
            <text:p>FDA 2 O</text:p>
          </table:table-cell>
        </table:table-row>
        <table:table-row table:style-name="ro1">
          <table:table-cell/>
          <table:table-cell office:value-type="string">
            <text:p>FR0011003391</text:p>
          </table:table-cell>
          <table:table-cell office:value-type="string">
            <text:p>ENJEUX EUROPE R</text:p>
          </table:table-cell>
        </table:table-row>
        <table:table-row table:style-name="ro1">
          <table:table-cell/>
          <table:table-cell office:value-type="string">
            <text:p>FR0011005461</text:p>
          </table:table-cell>
          <table:table-cell office:value-type="string">
            <text:p>FRUCTI FLEXIBLE 100</text:p>
          </table:table-cell>
        </table:table-row>
        <table:table-row table:style-name="ro1">
          <table:table-cell/>
          <table:table-cell office:value-type="string">
            <text:p>FR0011006188</text:p>
          </table:table-cell>
          <table:table-cell office:value-type="string">
            <text:p>H2O ALLEGRO I (C)</text:p>
          </table:table-cell>
        </table:table-row>
        <table:table-row table:style-name="ro1">
          <table:table-cell/>
          <table:table-cell office:value-type="string">
            <text:p>FR0011006246</text:p>
          </table:table-cell>
          <table:table-cell office:value-type="string">
            <text:p>INDOSUEZ CAP EMERGENTS (D)</text:p>
          </table:table-cell>
        </table:table-row>
        <table:table-row table:style-name="ro1">
          <table:table-cell/>
          <table:table-cell office:value-type="string">
            <text:p>FR0011006295</text:p>
          </table:table-cell>
          <table:table-cell office:value-type="string">
            <text:p>INDOSUEZ CAP EMERGENTS (C)</text:p>
          </table:table-cell>
        </table:table-row>
        <table:table-row table:style-name="ro1">
          <table:table-cell/>
          <table:table-cell office:value-type="string">
            <text:p>FR0011006758</text:p>
          </table:table-cell>
          <table:table-cell office:value-type="string">
            <text:p>ARLEQUIN ALLOCATION ABSOLUE I</text:p>
          </table:table-cell>
        </table:table-row>
        <table:table-row table:style-name="ro1">
          <table:table-cell/>
          <table:table-cell office:value-type="string">
            <text:p>FR0011006865</text:p>
          </table:table-cell>
          <table:table-cell office:value-type="string">
            <text:p>PINK PATRIMONIAL I</text:p>
          </table:table-cell>
        </table:table-row>
        <table:table-row table:style-name="ro1">
          <table:table-cell/>
          <table:table-cell office:value-type="string">
            <text:p>FR0011007418</text:p>
          </table:table-cell>
          <table:table-cell office:value-type="string">
            <text:p>H2O TEMPO R</text:p>
          </table:table-cell>
        </table:table-row>
        <table:table-row table:style-name="ro1">
          <table:table-cell/>
          <table:table-cell office:value-type="string">
            <text:p>FR0011008374</text:p>
          </table:table-cell>
          <table:table-cell office:value-type="string">
            <text:p>ALTIMEO INVESTISSEMENT R</text:p>
          </table:table-cell>
        </table:table-row>
        <table:table-row table:style-name="ro1">
          <table:table-cell/>
          <table:table-cell office:value-type="string">
            <text:p>FR0011008762</text:p>
          </table:table-cell>
          <table:table-cell office:value-type="string">
            <text:p>H2O MULTIEQUITIES R</text:p>
          </table:table-cell>
        </table:table-row>
        <table:table-row table:style-name="ro1">
          <table:table-cell/>
          <table:table-cell office:value-type="string">
            <text:p>FR0011008770</text:p>
          </table:table-cell>
          <table:table-cell office:value-type="string">
            <text:p>H2O MULTIEQUITIES I (C)</text:p>
          </table:table-cell>
        </table:table-row>
        <table:table-row table:style-name="ro1">
          <table:table-cell/>
          <table:table-cell office:value-type="string">
            <text:p>FR0011008796</text:p>
          </table:table-cell>
          <table:table-cell office:value-type="string">
            <text:p>MANDARINE VALEUR S</text:p>
          </table:table-cell>
        </table:table-row>
        <table:table-row table:style-name="ro1">
          <table:table-cell/>
          <table:table-cell office:value-type="string">
            <text:p>FR0011010016</text:p>
          </table:table-cell>
          <table:table-cell office:value-type="string">
            <text:p>CBT VOL 15 C</text:p>
          </table:table-cell>
        </table:table-row>
        <table:table-row table:style-name="ro1">
          <table:table-cell/>
          <table:table-cell office:value-type="string">
            <text:p>FR0011010024</text:p>
          </table:table-cell>
          <table:table-cell office:value-type="string">
            <text:p>CBT VOL 25 C</text:p>
          </table:table-cell>
        </table:table-row>
        <table:table-row table:style-name="ro1">
          <table:table-cell/>
          <table:table-cell office:value-type="string">
            <text:p>FR0011010057</text:p>
          </table:table-cell>
          <table:table-cell office:value-type="string">
            <text:p>CBT VOL 7.5 C</text:p>
          </table:table-cell>
        </table:table-row>
        <table:table-row table:style-name="ro1">
          <table:table-cell/>
          <table:table-cell office:value-type="string">
            <text:p>FR0011010149</text:p>
          </table:table-cell>
          <table:table-cell office:value-type="string">
            <text:p>NATIXIS ACTIONS US GROWTH H-R</text:p>
          </table:table-cell>
        </table:table-row>
        <table:table-row table:style-name="ro1">
          <table:table-cell/>
          <table:table-cell office:value-type="string">
            <text:p>FR0011011261</text:p>
          </table:table-cell>
          <table:table-cell office:value-type="string">
            <text:p>BNP PARIBAS ACTIONS PME "CAMGESTION PME I"</text:p>
          </table:table-cell>
        </table:table-row>
        <table:table-row table:style-name="ro1">
          <table:table-cell/>
          <table:table-cell office:value-type="string">
            <text:p>FR0011012368</text:p>
          </table:table-cell>
          <table:table-cell office:value-type="string">
            <text:p>STRATEGIE EUROACTIONS DIVIDENDES</text:p>
          </table:table-cell>
        </table:table-row>
        <table:table-row table:style-name="ro1">
          <table:table-cell/>
          <table:table-cell office:value-type="string">
            <text:p>FR0011013945</text:p>
          </table:table-cell>
          <table:table-cell office:value-type="string">
            <text:p>LCL FORMULE SECURITE FRANCE AV (AVRIL 2011)</text:p>
          </table:table-cell>
        </table:table-row>
        <table:table-row table:style-name="ro1">
          <table:table-cell/>
          <table:table-cell office:value-type="string">
            <text:p>FR0011015460</text:p>
          </table:table-cell>
          <table:table-cell office:value-type="string">
            <text:p>H2O ALLEGRO R</text:p>
          </table:table-cell>
        </table:table-row>
        <table:table-row table:style-name="ro1">
          <table:table-cell/>
          <table:table-cell office:value-type="string">
            <text:p>FR0011015478</text:p>
          </table:table-cell>
          <table:table-cell office:value-type="string">
            <text:p>H2O VIVACE R</text:p>
          </table:table-cell>
        </table:table-row>
        <table:table-row table:style-name="ro1">
          <table:table-cell/>
          <table:table-cell office:value-type="string">
            <text:p>FR0011020130</text:p>
          </table:table-cell>
          <table:table-cell office:value-type="string">
            <text:p>BBM FLEX AD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FR0011020965</text:p>
          </table:table-cell>
          <table:table-cell office:value-type="string">
            <text:p>AMUNDI ETF EM ASIA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FR0011020973</text:p>
          </table:table-cell>
          <table:table-cell office:value-type="string">
            <text:p>AMUNDI ETF EM LATA</text:p>
          </table:table-cell>
        </table:table-row>
        <table:table-row table:style-name="ro1">
          <table:table-cell/>
          <table:table-cell office:value-type="string">
            <text:p>FR0011021195</text:p>
          </table:table-cell>
          <table:table-cell office:value-type="string">
            <text:p>CAPITAL EURO 50 NÂ°2</text:p>
          </table:table-cell>
        </table:table-row>
        <table:table-row table:style-name="ro1">
          <table:table-cell/>
          <table:table-cell office:value-type="string">
            <text:p>FR0011021203</text:p>
          </table:table-cell>
          <table:table-cell office:value-type="string">
            <text:p>CAPITAL EURO 50 PEA NÂ°2</text:p>
          </table:table-cell>
        </table:table-row>
        <table:table-row table:style-name="ro1">
          <table:table-cell/>
          <table:table-cell office:value-type="string">
            <text:p>FR0011021211</text:p>
          </table:table-cell>
          <table:table-cell office:value-type="string">
            <text:p>FRUCTIZEN 4</text:p>
          </table:table-cell>
        </table:table-row>
        <table:table-row table:style-name="ro1">
          <table:table-cell/>
          <table:table-cell office:value-type="string">
            <text:p>FR0011021229</text:p>
          </table:table-cell>
          <table:table-cell office:value-type="string">
            <text:p>FRUCTIZEN PEA 4</text:p>
          </table:table-cell>
        </table:table-row>
        <table:table-row table:style-name="ro1">
          <table:table-cell office:value-type="string">
            <text:p>DLB</text:p>
          </table:table-cell>
          <table:table-cell office:value-type="string">
            <text:p>FR0011023654</text:p>
          </table:table-cell>
          <table:table-cell office:value-type="string">
            <text:p>LYXOR LBUND</text:p>
          </table:table-cell>
        </table:table-row>
        <table:table-row table:style-name="ro1">
          <table:table-cell/>
          <table:table-cell office:value-type="string">
            <text:p>FR0011024223</text:p>
          </table:table-cell>
          <table:table-cell office:value-type="string">
            <text:p>SONANCE 2</text:p>
          </table:table-cell>
        </table:table-row>
        <table:table-row table:style-name="ro1">
          <table:table-cell/>
          <table:table-cell office:value-type="string">
            <text:p>FR0011024231</text:p>
          </table:table-cell>
          <table:table-cell office:value-type="string">
            <text:p>SONANCE VIE 2</text:p>
          </table:table-cell>
        </table:table-row>
        <table:table-row table:style-name="ro1">
          <table:table-cell/>
          <table:table-cell office:value-type="string">
            <text:p>FR0011024249</text:p>
          </table:table-cell>
          <table:table-cell office:value-type="string">
            <text:p>AVIVA INVESTORS EURO CREDIT BONDS</text:p>
          </table:table-cell>
        </table:table-row>
        <table:table-row table:style-name="ro1">
          <table:table-cell/>
          <table:table-cell office:value-type="string">
            <text:p>FR0011024298</text:p>
          </table:table-cell>
          <table:table-cell office:value-type="string">
            <text:p>PHILEAS L/S EUROPE R</text:p>
          </table:table-cell>
        </table:table-row>
        <table:table-row table:style-name="ro1">
          <table:table-cell/>
          <table:table-cell office:value-type="string">
            <text:p>FR0011024363</text:p>
          </table:table-cell>
          <table:table-cell office:value-type="string">
            <text:p>PHILEAS L/S EUROPE S</text:p>
          </table:table-cell>
        </table:table-row>
        <table:table-row table:style-name="ro1">
          <table:table-cell/>
          <table:table-cell office:value-type="string">
            <text:p>FR0011026533</text:p>
          </table:table-cell>
          <table:table-cell office:value-type="string">
            <text:p>OPALIA VIE 2</text:p>
          </table:table-cell>
        </table:table-row>
        <table:table-row table:style-name="ro1">
          <table:table-cell/>
          <table:table-cell office:value-type="string">
            <text:p>FR0011026707</text:p>
          </table:table-cell>
          <table:table-cell office:value-type="string">
            <text:p>SCHELCHER PRINCE OPPORTUNITeS EUROPeENNES PART C</text:p>
          </table:table-cell>
        </table:table-row>
        <table:table-row table:style-name="ro1">
          <table:table-cell/>
          <table:table-cell office:value-type="string">
            <text:p>FR0011031582</text:p>
          </table:table-cell>
          <table:table-cell office:value-type="string">
            <text:p>ADALINGUE SELECTION C</text:p>
          </table:table-cell>
        </table:table-row>
        <table:table-row table:style-name="ro1">
          <table:table-cell/>
          <table:table-cell office:value-type="string">
            <text:p>FR0011031616</text:p>
          </table:table-cell>
          <table:table-cell office:value-type="string">
            <text:p>OBJECTIF EURIBOR CONVERTIBLE 12 MOIS</text:p>
          </table:table-cell>
        </table:table-row>
        <table:table-row table:style-name="ro1">
          <table:table-cell/>
          <table:table-cell office:value-type="string">
            <text:p>FR0011032754</text:p>
          </table:table-cell>
          <table:table-cell office:value-type="string">
            <text:p>INVEST LATITUDE EURO A</text:p>
          </table:table-cell>
        </table:table-row>
        <table:table-row table:style-name="ro1">
          <table:table-cell/>
          <table:table-cell office:value-type="string">
            <text:p>FR0011033984</text:p>
          </table:table-cell>
          <table:table-cell office:value-type="string">
            <text:p>HUGAU HIGH YIELD RECOVERY</text:p>
          </table:table-cell>
        </table:table-row>
        <table:table-row table:style-name="ro1">
          <table:table-cell/>
          <table:table-cell office:value-type="string">
            <text:p>FR0011034131</text:p>
          </table:table-cell>
          <table:table-cell office:value-type="string">
            <text:p>LAZARD ALPHA EUROPE R</text:p>
          </table:table-cell>
        </table:table-row>
        <table:table-row table:style-name="ro1">
          <table:table-cell/>
          <table:table-cell office:value-type="string">
            <text:p>FR0011034495</text:p>
          </table:table-cell>
          <table:table-cell office:value-type="string">
            <text:p>EDMOND DE ROTHSCHILD SIGNATURES FINANCIAL BONDS (C</text:p>
          </table:table-cell>
        </table:table-row>
        <table:table-row table:style-name="ro1">
          <table:table-cell/>
          <table:table-cell office:value-type="string">
            <text:p>FR0011034743</text:p>
          </table:table-cell>
          <table:table-cell office:value-type="string">
            <text:p>SEEYOND ACTIONS CAC 40 R</text:p>
          </table:table-cell>
        </table:table-row>
        <table:table-row table:style-name="ro1">
          <table:table-cell/>
          <table:table-cell office:value-type="string">
            <text:p>FR0011034818</text:p>
          </table:table-cell>
          <table:table-cell office:value-type="string">
            <text:p>SCHELCHER PRINCE OPPORTUNITES EUROPEENNES P</text:p>
          </table:table-cell>
        </table:table-row>
        <table:table-row table:style-name="ro1">
          <table:table-cell/>
          <table:table-cell office:value-type="string">
            <text:p>FR0011034826</text:p>
          </table:table-cell>
          <table:table-cell office:value-type="string">
            <text:p>OSTRUM CONVERTIBLES EURO SOPRANE</text:p>
          </table:table-cell>
        </table:table-row>
        <table:table-row table:style-name="ro1">
          <table:table-cell/>
          <table:table-cell office:value-type="string">
            <text:p>FR0011035864</text:p>
          </table:table-cell>
          <table:table-cell office:value-type="string">
            <text:p>AVIVA FLEXIBLE EMERGENTS A</text:p>
          </table:table-cell>
        </table:table-row>
        <table:table-row table:style-name="ro1">
          <table:table-cell/>
          <table:table-cell office:value-type="string">
            <text:p>FR0011036110</text:p>
          </table:table-cell>
          <table:table-cell office:value-type="string">
            <text:p>CAMGESTION ACTIONS EURO O</text:p>
          </table:table-cell>
        </table:table-row>
        <table:table-row table:style-name="ro1">
          <table:table-cell/>
          <table:table-cell office:value-type="string">
            <text:p>FR0011037746</text:p>
          </table:table-cell>
          <table:table-cell office:value-type="string">
            <text:p>BNP PARIBAS TRESORERIE M</text:p>
          </table:table-cell>
        </table:table-row>
        <table:table-row table:style-name="ro1">
          <table:table-cell/>
          <table:table-cell office:value-type="string">
            <text:p>FR0011037894</text:p>
          </table:table-cell>
          <table:table-cell office:value-type="string">
            <text:p>ELITE 1818 EURO RENDEMENT</text:p>
          </table:table-cell>
        </table:table-row>
        <table:table-row table:style-name="ro1">
          <table:table-cell/>
          <table:table-cell office:value-type="string">
            <text:p>FR0011038405</text:p>
          </table:table-cell>
          <table:table-cell office:value-type="string">
            <text:p>FDA 5 O</text:p>
          </table:table-cell>
        </table:table-row>
        <table:table-row table:style-name="ro1">
          <table:table-cell/>
          <table:table-cell office:value-type="string">
            <text:p>FR0011038785</text:p>
          </table:table-cell>
          <table:table-cell office:value-type="string">
            <text:p>DORVAL MANAGEURS EUROPE C</text:p>
          </table:table-cell>
        </table:table-row>
        <table:table-row table:style-name="ro1">
          <table:table-cell/>
          <table:table-cell office:value-type="string">
            <text:p>FR0011039288</text:p>
          </table:table-cell>
          <table:table-cell office:value-type="string">
            <text:p>AFIM MORE GLOBAL MACRO B</text:p>
          </table:table-cell>
        </table:table-row>
        <table:table-row table:style-name="ro1">
          <table:table-cell/>
          <table:table-cell office:value-type="string">
            <text:p>FR0011039296</text:p>
          </table:table-cell>
          <table:table-cell office:value-type="string">
            <text:p>AIM MORE GLOBAL MACRO C</text:p>
          </table:table-cell>
        </table:table-row>
        <table:table-row table:style-name="ro1">
          <table:table-cell/>
          <table:table-cell office:value-type="string">
            <text:p>FR0011041045</text:p>
          </table:table-cell>
          <table:table-cell office:value-type="string">
            <text:p>AMUNDI OBLIG INTERNATIONALES (USD) P</text:p>
          </table:table-cell>
        </table:table-row>
        <table:table-row table:style-name="ro1">
          <table:table-cell/>
          <table:table-cell office:value-type="string">
            <text:p>FR0011041722</text:p>
          </table:table-cell>
          <table:table-cell office:value-type="string">
            <text:p>EDMOND DE ROTHSCHILD MULTI ALTERNATIF EXPLORER C</text:p>
          </table:table-cell>
        </table:table-row>
        <table:table-row table:style-name="ro1">
          <table:table-cell/>
          <table:table-cell office:value-type="string">
            <text:p>FR0011042811</text:p>
          </table:table-cell>
          <table:table-cell office:value-type="string">
            <text:p>OBJECTIF INVESTISSEMENT MICROCAPS</text:p>
          </table:table-cell>
        </table:table-row>
        <table:table-row table:style-name="ro1">
          <table:table-cell/>
          <table:table-cell office:value-type="string">
            <text:p>FR0011043009</text:p>
          </table:table-cell>
          <table:table-cell office:value-type="string">
            <text:p>BFT GLOBAL STRATEGIES PLUS 5 A-C</text:p>
          </table:table-cell>
        </table:table-row>
        <table:table-row table:style-name="ro1">
          <table:table-cell/>
          <table:table-cell office:value-type="string">
            <text:p>FR0011045145</text:p>
          </table:table-cell>
          <table:table-cell office:value-type="string">
            <text:p>EPARGNE ETHIQUE OBLIGATIONS (C)</text:p>
          </table:table-cell>
        </table:table-row>
        <table:table-row table:style-name="ro1">
          <table:table-cell/>
          <table:table-cell office:value-type="string">
            <text:p>FR0011046069</text:p>
          </table:table-cell>
          <table:table-cell office:value-type="string">
            <text:p>RMA DIVERSIFIe VOL 2 I</text:p>
          </table:table-cell>
        </table:table-row>
        <table:table-row table:style-name="ro1">
          <table:table-cell/>
          <table:table-cell office:value-type="string">
            <text:p>FR0011046077</text:p>
          </table:table-cell>
          <table:table-cell office:value-type="string">
            <text:p>RMA DIVERSIFIe VOL 2 P</text:p>
          </table:table-cell>
        </table:table-row>
        <table:table-row table:style-name="ro1">
          <table:table-cell/>
          <table:table-cell office:value-type="string">
            <text:p>FR0011047513</text:p>
          </table:table-cell>
          <table:table-cell office:value-type="string">
            <text:p>SG MONETAIRE PLUS E</text:p>
          </table:table-cell>
        </table:table-row>
        <table:table-row table:style-name="ro1">
          <table:table-cell/>
          <table:table-cell office:value-type="string">
            <text:p>FR0011048743</text:p>
          </table:table-cell>
          <table:table-cell office:value-type="string">
            <text:p>UNION OBLI 2020 (C)</text:p>
          </table:table-cell>
        </table:table-row>
        <table:table-row table:style-name="ro1">
          <table:table-cell/>
          <table:table-cell office:value-type="string">
            <text:p>FR0011049683</text:p>
          </table:table-cell>
          <table:table-cell office:value-type="string">
            <text:p>AXA PROTECT</text:p>
          </table:table-cell>
        </table:table-row>
        <table:table-row table:style-name="ro1">
          <table:table-cell/>
          <table:table-cell office:value-type="string">
            <text:p>FR0011049923</text:p>
          </table:table-cell>
          <table:table-cell office:value-type="string">
            <text:p>CAP WEST PARTNERS</text:p>
          </table:table-cell>
        </table:table-row>
        <table:table-row table:style-name="ro1">
          <table:table-cell/>
          <table:table-cell office:value-type="string">
            <text:p>FR0011050863</text:p>
          </table:table-cell>
          <table:table-cell office:value-type="string">
            <text:p>SEXTANT EUROPE A</text:p>
          </table:table-cell>
        </table:table-row>
        <table:table-row table:style-name="ro1">
          <table:table-cell/>
          <table:table-cell office:value-type="string">
            <text:p>FR0011051689</text:p>
          </table:table-cell>
          <table:table-cell office:value-type="string">
            <text:p>LBPAM ACTIONS EURO FLEX R</text:p>
          </table:table-cell>
        </table:table-row>
        <table:table-row table:style-name="ro1">
          <table:table-cell/>
          <table:table-cell office:value-type="string">
            <text:p>FR0011052828</text:p>
          </table:table-cell>
          <table:table-cell office:value-type="string">
            <text:p>CPR EUROLAND PREMIUM F</text:p>
          </table:table-cell>
        </table:table-row>
        <table:table-row table:style-name="ro1">
          <table:table-cell/>
          <table:table-cell office:value-type="string">
            <text:p>FR0011056092</text:p>
          </table:table-cell>
          <table:table-cell office:value-type="string">
            <text:p>R CONVICTION FRANCE FC</text:p>
          </table:table-cell>
        </table:table-row>
        <table:table-row table:style-name="ro1">
          <table:table-cell/>
          <table:table-cell office:value-type="string">
            <text:p>FR0011057371</text:p>
          </table:table-cell>
          <table:table-cell office:value-type="string">
            <text:p>AGUARENA INVESTISSEMENT</text:p>
          </table:table-cell>
        </table:table-row>
        <table:table-row table:style-name="ro1">
          <table:table-cell/>
          <table:table-cell office:value-type="string">
            <text:p>FR0011059302</text:p>
          </table:table-cell>
          <table:table-cell office:value-type="string">
            <text:p>DORVAL MANAGEURS EUROPE I</text:p>
          </table:table-cell>
        </table:table-row>
        <table:table-row table:style-name="ro1">
          <table:table-cell/>
          <table:table-cell office:value-type="string">
            <text:p>FR0011059948</text:p>
          </table:table-cell>
          <table:table-cell office:value-type="string">
            <text:p>UNION PEA LONG SHORT C</text:p>
          </table:table-cell>
        </table:table-row>
        <table:table-row table:style-name="ro1">
          <table:table-cell/>
          <table:table-cell office:value-type="string">
            <text:p>FR0011060300</text:p>
          </table:table-cell>
          <table:table-cell office:value-type="string">
            <text:p>STAMINA EUROPE</text:p>
          </table:table-cell>
        </table:table-row>
        <table:table-row table:style-name="ro1">
          <table:table-cell/>
          <table:table-cell office:value-type="string">
            <text:p>FR0011060870</text:p>
          </table:table-cell>
          <table:table-cell office:value-type="string">
            <text:p>SWISS LIFE FUNDS (F) SHORT TERM EURO</text:p>
          </table:table-cell>
        </table:table-row>
        <table:table-row table:style-name="ro1">
          <table:table-cell/>
          <table:table-cell office:value-type="string">
            <text:p>FR0011062231</text:p>
          </table:table-cell>
          <table:table-cell office:value-type="string">
            <text:p>ETOILE PEA OCTOBRE 2019</text:p>
          </table:table-cell>
        </table:table-row>
        <table:table-row table:style-name="ro1">
          <table:table-cell/>
          <table:table-cell office:value-type="string">
            <text:p>FR0011062660</text:p>
          </table:table-cell>
          <table:table-cell office:value-type="string">
            <text:p>CHALONGE</text:p>
          </table:table-cell>
        </table:table-row>
        <table:table-row table:style-name="ro1">
          <table:table-cell/>
          <table:table-cell office:value-type="string">
            <text:p>FR0011062686</text:p>
          </table:table-cell>
          <table:table-cell office:value-type="string">
            <text:p>VITAL FLEX DYNAMIQUE</text:p>
          </table:table-cell>
        </table:table-row>
        <table:table-row table:style-name="ro1">
          <table:table-cell/>
          <table:table-cell office:value-type="string">
            <text:p>FR0011063353</text:p>
          </table:table-cell>
          <table:table-cell office:value-type="string">
            <text:p>OPCIMMO PREM OPCIMMO</text:p>
          </table:table-cell>
        </table:table-row>
        <table:table-row table:style-name="ro1">
          <table:table-cell/>
          <table:table-cell office:value-type="string">
            <text:p>FR0011066091</text:p>
          </table:table-cell>
          <table:table-cell office:value-type="string">
            <text:p>UC OPCIMMO</text:p>
          </table:table-cell>
        </table:table-row>
        <table:table-row table:style-name="ro1">
          <table:table-cell/>
          <table:table-cell office:value-type="string">
            <text:p>FR0011066778</text:p>
          </table:table-cell>
          <table:table-cell office:value-type="string">
            <text:p>OPCIMMO VIE</text:p>
          </table:table-cell>
        </table:table-row>
        <table:table-row table:style-name="ro1">
          <table:table-cell/>
          <table:table-cell office:value-type="string">
            <text:p>FR0011066794</text:p>
          </table:table-cell>
          <table:table-cell office:value-type="string">
            <text:p>LCL OPCIMMO</text:p>
          </table:table-cell>
        </table:table-row>
        <table:table-row table:style-name="ro1">
          <table:table-cell/>
          <table:table-cell office:value-type="string">
            <text:p>FR0011066802</text:p>
          </table:table-cell>
          <table:table-cell office:value-type="string">
            <text:p>OPCIMMO P</text:p>
          </table:table-cell>
        </table:table-row>
        <table:table-row table:style-name="ro1">
          <table:table-cell/>
          <table:table-cell office:value-type="string">
            <text:p>FR0011067107</text:p>
          </table:table-cell>
          <table:table-cell office:value-type="string">
            <text:p>UNION OBLI 2020 (D)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FR0011067529</text:p>
          </table:table-cell>
          <table:table-cell office:value-type="string">
            <text:p>LYXOR THA</text:p>
          </table:table-cell>
        </table:table-row>
        <table:table-row table:style-name="ro1">
          <table:table-cell/>
          <table:table-cell office:value-type="string">
            <text:p>FR0011069020</text:p>
          </table:table-cell>
          <table:table-cell office:value-type="string">
            <text:p>AXA DOUBLE GARANTIE 5</text:p>
          </table:table-cell>
        </table:table-row>
        <table:table-row table:style-name="ro1">
          <table:table-cell/>
          <table:table-cell office:value-type="string">
            <text:p>FR0011069137</text:p>
          </table:table-cell>
          <table:table-cell office:value-type="string">
            <text:p>R CONVICTION USA H</text:p>
          </table:table-cell>
        </table:table-row>
        <table:table-row table:style-name="ro1">
          <table:table-cell/>
          <table:table-cell office:value-type="string">
            <text:p>FR0011070358</text:p>
          </table:table-cell>
          <table:table-cell office:value-type="string">
            <text:p>FEDERAL MULTI PATRIMOINE P</text:p>
          </table:table-cell>
        </table:table-row>
        <table:table-row table:style-name="ro1">
          <table:table-cell/>
          <table:table-cell office:value-type="string">
            <text:p>FR0011074160</text:p>
          </table:table-cell>
          <table:table-cell office:value-type="string">
            <text:p>TAURUS STRATeGIE R</text:p>
          </table:table-cell>
        </table:table-row>
        <table:table-row table:style-name="ro1">
          <table:table-cell/>
          <table:table-cell office:value-type="string">
            <text:p>FR0011075019</text:p>
          </table:table-cell>
          <table:table-cell office:value-type="string">
            <text:p>SANOFI SMALL MID CAP EUROPE A</text:p>
          </table:table-cell>
        </table:table-row>
        <table:table-row table:style-name="ro1">
          <table:table-cell/>
          <table:table-cell office:value-type="string">
            <text:p>FR0011079433</text:p>
          </table:table-cell>
          <table:table-cell office:value-type="string">
            <text:p>AMUNDI OBLIG 5-7 EURO I-C</text:p>
          </table:table-cell>
        </table:table-row>
        <table:table-row table:style-name="ro1">
          <table:table-cell/>
          <table:table-cell office:value-type="string">
            <text:p>FR0011079458</text:p>
          </table:table-cell>
          <table:table-cell office:value-type="string">
            <text:p>AMUNDI OBLIG 5-7 EURO P-C</text:p>
          </table:table-cell>
        </table:table-row>
        <table:table-row table:style-name="ro1">
          <table:table-cell/>
          <table:table-cell office:value-type="string">
            <text:p>FR0011079771</text:p>
          </table:table-cell>
          <table:table-cell office:value-type="string">
            <text:p>MARTIN MAUREL TOP MANAGEMENT P</text:p>
          </table:table-cell>
        </table:table-row>
        <table:table-row table:style-name="ro1">
          <table:table-cell/>
          <table:table-cell office:value-type="string">
            <text:p>FR0011080282</text:p>
          </table:table-cell>
          <table:table-cell office:value-type="string">
            <text:p>TAILOR HORIZON 2016 H</text:p>
          </table:table-cell>
        </table:table-row>
        <table:table-row table:style-name="ro1">
          <table:table-cell/>
          <table:table-cell office:value-type="string">
            <text:p>FR0011082015</text:p>
          </table:table-cell>
          <table:table-cell office:value-type="string">
            <text:p>TAURUS STRATeGIE I</text:p>
          </table:table-cell>
        </table:table-row>
        <table:table-row table:style-name="ro1">
          <table:table-cell/>
          <table:table-cell office:value-type="string">
            <text:p>FR0011082023</text:p>
          </table:table-cell>
          <table:table-cell office:value-type="string">
            <text:p>ETOILE ACTIONS RENDEMENT (C)</text:p>
          </table:table-cell>
        </table:table-row>
        <table:table-row table:style-name="ro1">
          <table:table-cell/>
          <table:table-cell office:value-type="string">
            <text:p>FR0011089069</text:p>
          </table:table-cell>
          <table:table-cell office:value-type="string">
            <text:p>SG ACTIONS FRANCE DIVIDENDES (C)</text:p>
          </table:table-cell>
        </table:table-row>
        <table:table-row table:style-name="ro1">
          <table:table-cell/>
          <table:table-cell office:value-type="string">
            <text:p>FR0011089267</text:p>
          </table:table-cell>
          <table:table-cell office:value-type="string">
            <text:p>FIP 123 PATRIMOINE II A</text:p>
          </table:table-cell>
        </table:table-row>
        <table:table-row table:style-name="ro1">
          <table:table-cell/>
          <table:table-cell office:value-type="string">
            <text:p>FR0011089424</text:p>
          </table:table-cell>
          <table:table-cell office:value-type="string">
            <text:p>AMUNDI RESA MODERATO C</text:p>
          </table:table-cell>
        </table:table-row>
        <table:table-row table:style-name="ro1">
          <table:table-cell/>
          <table:table-cell office:value-type="string">
            <text:p>FR0011089705</text:p>
          </table:table-cell>
          <table:table-cell office:value-type="string">
            <text:p>CAPITAL EURO 50 NÂ°3</text:p>
          </table:table-cell>
        </table:table-row>
        <table:table-row table:style-name="ro1">
          <table:table-cell/>
          <table:table-cell office:value-type="string">
            <text:p>FR0011092394</text:p>
          </table:table-cell>
          <table:table-cell office:value-type="string">
            <text:p>OCTO CREDIT CONVICTIONS A</text:p>
          </table:table-cell>
        </table:table-row>
        <table:table-row table:style-name="ro1">
          <table:table-cell/>
          <table:table-cell office:value-type="string">
            <text:p>FR0011092402</text:p>
          </table:table-cell>
          <table:table-cell office:value-type="string">
            <text:p>OCTO TRESO - CREDIT</text:p>
          </table:table-cell>
        </table:table-row>
        <table:table-row table:style-name="ro1">
          <table:table-cell/>
          <table:table-cell office:value-type="string">
            <text:p>FR0011092410</text:p>
          </table:table-cell>
          <table:table-cell office:value-type="string">
            <text:p>ATHYMIS GLOBAL I</text:p>
          </table:table-cell>
        </table:table-row>
        <table:table-row table:style-name="ro1">
          <table:table-cell/>
          <table:table-cell office:value-type="string">
            <text:p>FR0011092436</text:p>
          </table:table-cell>
          <table:table-cell office:value-type="string">
            <text:p>ARC GLOBAL EUROPE</text:p>
          </table:table-cell>
        </table:table-row>
        <table:table-row table:style-name="ro1">
          <table:table-cell/>
          <table:table-cell office:value-type="string">
            <text:p>FR0011092469</text:p>
          </table:table-cell>
          <table:table-cell office:value-type="string">
            <text:p>ATHYMIS PATRIMOINE I</text:p>
          </table:table-cell>
        </table:table-row>
        <table:table-row table:style-name="ro1">
          <table:table-cell/>
          <table:table-cell office:value-type="string">
            <text:p>FR0011093491</text:p>
          </table:table-cell>
          <table:table-cell office:value-type="string">
            <text:p>SERENITE PREMIUM 2</text:p>
          </table:table-cell>
        </table:table-row>
        <table:table-row table:style-name="ro1">
          <table:table-cell/>
          <table:table-cell office:value-type="string">
            <text:p>FR0011093707</text:p>
          </table:table-cell>
          <table:table-cell office:value-type="string">
            <text:p>OFI FRANCE R</text:p>
          </table:table-cell>
        </table:table-row>
        <table:table-row table:style-name="ro1">
          <table:table-cell/>
          <table:table-cell office:value-type="string">
            <text:p>FR0011099712</text:p>
          </table:table-cell>
          <table:table-cell office:value-type="string">
            <text:p>SG OBLIG CORPORATE 1-3 P</text:p>
          </table:table-cell>
        </table:table-row>
        <table:table-row table:style-name="ro1">
          <table:table-cell/>
          <table:table-cell office:value-type="string">
            <text:p>FR0011101088</text:p>
          </table:table-cell>
          <table:table-cell office:value-type="string">
            <text:p>PHCG EUROPEAN MACRO PICKS R</text:p>
          </table:table-cell>
        </table:table-row>
        <table:table-row table:style-name="ro1">
          <table:table-cell/>
          <table:table-cell office:value-type="string">
            <text:p>FR0011101104</text:p>
          </table:table-cell>
          <table:table-cell office:value-type="string">
            <text:p>MM IMPULSION NASDAQ P</text:p>
          </table:table-cell>
        </table:table-row>
        <table:table-row table:style-name="ro1">
          <table:table-cell/>
          <table:table-cell office:value-type="string">
            <text:p>FR0011101914</text:p>
          </table:table-cell>
          <table:table-cell office:value-type="string">
            <text:p>RESILIENCE A</text:p>
          </table:table-cell>
        </table:table-row>
        <table:table-row table:style-name="ro1">
          <table:table-cell/>
          <table:table-cell office:value-type="string">
            <text:p>FR0011109040</text:p>
          </table:table-cell>
          <table:table-cell office:value-type="string">
            <text:p>FIP AVANTAGE PME IV A</text:p>
          </table:table-cell>
        </table:table-row>
        <table:table-row table:style-name="ro1">
          <table:table-cell/>
          <table:table-cell office:value-type="string">
            <text:p>FR0011109081</text:p>
          </table:table-cell>
          <table:table-cell office:value-type="string">
            <text:p>MHCG EUROPEAN MACRO PICKS</text:p>
          </table:table-cell>
        </table:table-row>
        <table:table-row table:style-name="ro1">
          <table:table-cell/>
          <table:table-cell office:value-type="string">
            <text:p>FR0011109339</text:p>
          </table:table-cell>
          <table:table-cell office:value-type="string">
            <text:p>SG ACTIONS FRANCE DIVIDENDES (D)</text:p>
          </table:table-cell>
        </table:table-row>
        <table:table-row table:style-name="ro1">
          <table:table-cell/>
          <table:table-cell office:value-type="string">
            <text:p>FR0011109354</text:p>
          </table:table-cell>
          <table:table-cell office:value-type="string">
            <text:p>ODDO IMMOBILIER B2</text:p>
          </table:table-cell>
        </table:table-row>
        <table:table-row table:style-name="ro1">
          <table:table-cell/>
          <table:table-cell office:value-type="string">
            <text:p>FR0011110931</text:p>
          </table:table-cell>
          <table:table-cell office:value-type="string">
            <text:p>SG OBLIG CONVERTIBLES I</text:p>
          </table:table-cell>
        </table:table-row>
        <table:table-row table:style-name="ro1">
          <table:table-cell/>
          <table:table-cell office:value-type="string">
            <text:p>FR0011111137</text:p>
          </table:table-cell>
          <table:table-cell office:value-type="string">
            <text:p>LFP RENDEMENT 4X4 R</text:p>
          </table:table-cell>
        </table:table-row>
        <table:table-row table:style-name="ro1">
          <table:table-cell/>
          <table:table-cell office:value-type="string">
            <text:p>FR0011121995</text:p>
          </table:table-cell>
          <table:table-cell office:value-type="string">
            <text:p>ELLIPSIS HIGH YIELD FUND P</text:p>
          </table:table-cell>
        </table:table-row>
        <table:table-row table:style-name="ro1">
          <table:table-cell/>
          <table:table-cell office:value-type="string">
            <text:p>FR0011125426</text:p>
          </table:table-cell>
          <table:table-cell office:value-type="string">
            <text:p>COPAL</text:p>
          </table:table-cell>
        </table:table-row>
        <table:table-row table:style-name="ro1">
          <table:table-cell/>
          <table:table-cell office:value-type="string">
            <text:p>FR0011128735</text:p>
          </table:table-cell>
          <table:table-cell office:value-type="string">
            <text:p>EUKRATOS GERANTS PRUDENTS AC</text:p>
          </table:table-cell>
        </table:table-row>
        <table:table-row table:style-name="ro1">
          <table:table-cell/>
          <table:table-cell office:value-type="string">
            <text:p>FR0011129717</text:p>
          </table:table-cell>
          <table:table-cell office:value-type="string">
            <text:p>AXA SELECTIV IMMO</text:p>
          </table:table-cell>
        </table:table-row>
        <table:table-row table:style-name="ro1">
          <table:table-cell/>
          <table:table-cell office:value-type="string">
            <text:p>FR0011130012</text:p>
          </table:table-cell>
          <table:table-cell office:value-type="string">
            <text:p>INVESCO MULTI PATRIMOINE A</text:p>
          </table:table-cell>
        </table:table-row>
        <table:table-row table:style-name="ro1">
          <table:table-cell/>
          <table:table-cell office:value-type="string">
            <text:p>FR0011131796</text:p>
          </table:table-cell>
          <table:table-cell office:value-type="string">
            <text:p>TAILOR OBLIG OPPORTUNITeS</text:p>
          </table:table-cell>
        </table:table-row>
        <table:table-row table:style-name="ro1">
          <table:table-cell/>
          <table:table-cell office:value-type="string">
            <text:p>FR0011131812</text:p>
          </table:table-cell>
          <table:table-cell office:value-type="string">
            <text:p>TK RENDEMENT 2016 (C)</text:p>
          </table:table-cell>
        </table:table-row>
        <table:table-row table:style-name="ro1">
          <table:table-cell/>
          <table:table-cell office:value-type="string">
            <text:p>FR0011133453</text:p>
          </table:table-cell>
          <table:table-cell office:value-type="string">
            <text:p>LBPAM ACTIONS EURO FOCUS EMERGENT E</text:p>
          </table:table-cell>
        </table:table-row>
        <table:table-row table:style-name="ro1">
          <table:table-cell/>
          <table:table-cell office:value-type="string">
            <text:p>FR0011136100</text:p>
          </table:table-cell>
          <table:table-cell office:value-type="string">
            <text:p>MONFINANCIER EPARGNE PC</text:p>
          </table:table-cell>
        </table:table-row>
        <table:table-row table:style-name="ro1">
          <table:table-cell/>
          <table:table-cell office:value-type="string">
            <text:p>FR0011136498</text:p>
          </table:table-cell>
          <table:table-cell office:value-type="string">
            <text:p>INDOSUEZ OBLIG OPPORTUNITES (C)</text:p>
          </table:table-cell>
        </table:table-row>
        <table:table-row table:style-name="ro1">
          <table:table-cell/>
          <table:table-cell office:value-type="string">
            <text:p>FR0011136563</text:p>
          </table:table-cell>
          <table:table-cell office:value-type="string">
            <text:p>CONVENTUM PROCLERO (C)</text:p>
          </table:table-cell>
        </table:table-row>
        <table:table-row table:style-name="ro1">
          <table:table-cell/>
          <table:table-cell office:value-type="string">
            <text:p>FR0011138171</text:p>
          </table:table-cell>
          <table:table-cell office:value-type="string">
            <text:p>INTERNATIONAL BALANCE AC</text:p>
          </table:table-cell>
        </table:table-row>
        <table:table-row table:style-name="ro1">
          <table:table-cell/>
          <table:table-cell office:value-type="string">
            <text:p>FR0011138197</text:p>
          </table:table-cell>
          <table:table-cell office:value-type="string">
            <text:p>MONDIAL VALOR AC</text:p>
          </table:table-cell>
        </table:table-row>
        <table:table-row table:style-name="ro1">
          <table:table-cell/>
          <table:table-cell office:value-type="string">
            <text:p>FR0011138205</text:p>
          </table:table-cell>
          <table:table-cell office:value-type="string">
            <text:p>MONDIAL VALOR AD</text:p>
          </table:table-cell>
        </table:table-row>
        <table:table-row table:style-name="ro1">
          <table:table-cell/>
          <table:table-cell office:value-type="string">
            <text:p>FR0011141324</text:p>
          </table:table-cell>
          <table:table-cell office:value-type="string">
            <text:p>OFP 400 U</text:p>
          </table:table-cell>
        </table:table-row>
        <table:table-row table:style-name="ro1">
          <table:table-cell/>
          <table:table-cell office:value-type="string">
            <text:p>FR0011141522</text:p>
          </table:table-cell>
          <table:table-cell office:value-type="string">
            <text:p>EUROPA VALEURS</text:p>
          </table:table-cell>
        </table:table-row>
        <table:table-row table:style-name="ro1">
          <table:table-cell/>
          <table:table-cell office:value-type="string">
            <text:p>FR0011142199</text:p>
          </table:table-cell>
          <table:table-cell office:value-type="string">
            <text:p>EKITE HARMONIE A (C)</text:p>
          </table:table-cell>
        </table:table-row>
        <table:table-row table:style-name="ro1">
          <table:table-cell/>
          <table:table-cell office:value-type="string">
            <text:p>FR0011142207</text:p>
          </table:table-cell>
          <table:table-cell office:value-type="string">
            <text:p>EKITE OFFENSIF</text:p>
          </table:table-cell>
        </table:table-row>
        <table:table-row table:style-name="ro1">
          <table:table-cell/>
          <table:table-cell office:value-type="string">
            <text:p>FR0011142256</text:p>
          </table:table-cell>
          <table:table-cell office:value-type="string">
            <text:p>OFI LEADER ISR V</text:p>
          </table:table-cell>
        </table:table-row>
        <table:table-row table:style-name="ro1">
          <table:table-cell/>
          <table:table-cell office:value-type="string">
            <text:p>FR0011142272</text:p>
          </table:table-cell>
          <table:table-cell office:value-type="string">
            <text:p>HASTINGS RENDEMENT PART AC</text:p>
          </table:table-cell>
        </table:table-row>
        <table:table-row table:style-name="ro1">
          <table:table-cell/>
          <table:table-cell office:value-type="string">
            <text:p>FR0011142306</text:p>
          </table:table-cell>
          <table:table-cell office:value-type="string">
            <text:p>QUILVEST EURO YIELD P</text:p>
          </table:table-cell>
        </table:table-row>
        <table:table-row table:style-name="ro1">
          <table:table-cell/>
          <table:table-cell office:value-type="string">
            <text:p>FR0011144070</text:p>
          </table:table-cell>
          <table:table-cell office:value-type="string">
            <text:p>CPR REFLEX STRATEDIS 0-100 P</text:p>
          </table:table-cell>
        </table:table-row>
        <table:table-row table:style-name="ro1">
          <table:table-cell/>
          <table:table-cell office:value-type="string">
            <text:p>FR0011144195</text:p>
          </table:table-cell>
          <table:table-cell office:value-type="string">
            <text:p>PRIMONIAL QUANTOSTARS</text:p>
          </table:table-cell>
        </table:table-row>
        <table:table-row table:style-name="ro1">
          <table:table-cell/>
          <table:table-cell office:value-type="string">
            <text:p>FR0011146448</text:p>
          </table:table-cell>
          <table:table-cell office:value-type="string">
            <text:p>FASTEA OPPORTUNITES</text:p>
          </table:table-cell>
        </table:table-row>
        <table:table-row table:style-name="ro1">
          <table:table-cell/>
          <table:table-cell office:value-type="string">
            <text:p>FR0011146786</text:p>
          </table:table-cell>
          <table:table-cell office:value-type="string">
            <text:p>NATIXIS ACTIONS US VALUE H-R</text:p>
          </table:table-cell>
        </table:table-row>
        <table:table-row table:style-name="ro1">
          <table:table-cell/>
          <table:table-cell office:value-type="string">
            <text:p>FR0011147099</text:p>
          </table:table-cell>
          <table:table-cell office:value-type="string">
            <text:p>CAPITAL &amp; DEVELOPPEMENT</text:p>
          </table:table-cell>
        </table:table-row>
        <table:table-row table:style-name="ro1">
          <table:table-cell/>
          <table:table-cell office:value-type="string">
            <text:p>FR0011147206</text:p>
          </table:table-cell>
          <table:table-cell office:value-type="string">
            <text:p>VIVOLEO - MARS 2020</text:p>
          </table:table-cell>
        </table:table-row>
        <table:table-row table:style-name="ro1">
          <table:table-cell/>
          <table:table-cell office:value-type="string">
            <text:p>FR0011147230</text:p>
          </table:table-cell>
          <table:table-cell office:value-type="string">
            <text:p>VIVOLEO PEA - MARS 2020</text:p>
          </table:table-cell>
        </table:table-row>
        <table:table-row table:style-name="ro1">
          <table:table-cell/>
          <table:table-cell office:value-type="string">
            <text:p>FR0011147446</text:p>
          </table:table-cell>
          <table:table-cell office:value-type="string">
            <text:p>CARMIGNAC EMERGENTS E EUR acc</text:p>
          </table:table-cell>
        </table:table-row>
        <table:table-row table:style-name="ro1">
          <table:table-cell/>
          <table:table-cell office:value-type="string">
            <text:p>FR0011147594</text:p>
          </table:table-cell>
          <table:table-cell office:value-type="string">
            <text:p>CPG OBLIG</text:p>
          </table:table-cell>
        </table:table-row>
        <table:table-row table:style-name="ro1">
          <table:table-cell/>
          <table:table-cell office:value-type="string">
            <text:p>FR0011150010</text:p>
          </table:table-cell>
          <table:table-cell office:value-type="string">
            <text:p>BNP PARIBAS MULTI ASSET TREND FUND A</text:p>
          </table:table-cell>
        </table:table-row>
        <table:table-row table:style-name="ro1">
          <table:table-cell/>
          <table:table-cell office:value-type="string">
            <text:p>FR0011152966</text:p>
          </table:table-cell>
          <table:table-cell office:value-type="string">
            <text:p>SUNNY EURO STRATEGIC I</text:p>
          </table:table-cell>
        </table:table-row>
        <table:table-row table:style-name="ro1">
          <table:table-cell/>
          <table:table-cell office:value-type="string">
            <text:p>FR0011153014</text:p>
          </table:table-cell>
          <table:table-cell office:value-type="string">
            <text:p>GINJER ACTIFS 360 A</text:p>
          </table:table-cell>
        </table:table-row>
        <table:table-row table:style-name="ro1">
          <table:table-cell/>
          <table:table-cell office:value-type="string">
            <text:p>FR0011153378</text:p>
          </table:table-cell>
          <table:table-cell office:value-type="string">
            <text:p>UNION INFLATION C</text:p>
          </table:table-cell>
        </table:table-row>
        <table:table-row table:style-name="ro1">
          <table:table-cell/>
          <table:table-cell office:value-type="string">
            <text:p>FR0011156405</text:p>
          </table:table-cell>
          <table:table-cell office:value-type="string">
            <text:p>ARAMIS PATRIMOINE (C)</text:p>
          </table:table-cell>
        </table:table-row>
        <table:table-row table:style-name="ro1">
          <table:table-cell/>
          <table:table-cell office:value-type="string">
            <text:p>FR0011160340</text:p>
          </table:table-cell>
          <table:table-cell office:value-type="string">
            <text:p>ODDO ACTIVE EQUITIES A</text:p>
          </table:table-cell>
        </table:table-row>
        <table:table-row table:style-name="ro1">
          <table:table-cell/>
          <table:table-cell office:value-type="string">
            <text:p>FR0011161173</text:p>
          </table:table-cell>
          <table:table-cell office:value-type="string">
            <text:p>SOLIDARITE - AMUNDI P</text:p>
          </table:table-cell>
        </table:table-row>
        <table:table-row table:style-name="ro1">
          <table:table-cell/>
          <table:table-cell office:value-type="string">
            <text:p>FR0011161264</text:p>
          </table:table-cell>
          <table:table-cell office:value-type="string">
            <text:p>SeSAME INVESTISSEMENT P</text:p>
          </table:table-cell>
        </table:table-row>
        <table:table-row table:style-name="ro1">
          <table:table-cell/>
          <table:table-cell office:value-type="string">
            <text:p>FR0011161272</text:p>
          </table:table-cell>
          <table:table-cell office:value-type="string">
            <text:p>AXA PM PRIVILEGE PATRIMOINE</text:p>
          </table:table-cell>
        </table:table-row>
        <table:table-row table:style-name="ro1">
          <table:table-cell/>
          <table:table-cell office:value-type="string">
            <text:p>FR0011165570</text:p>
          </table:table-cell>
          <table:table-cell office:value-type="string">
            <text:p>SUNNY EURO STRATEGIC D</text:p>
          </table:table-cell>
        </table:table-row>
        <table:table-row table:style-name="ro1">
          <table:table-cell/>
          <table:table-cell office:value-type="string">
            <text:p>FR0011167303</text:p>
          </table:table-cell>
          <table:table-cell office:value-type="string">
            <text:p>PETILLANCE 2</text:p>
          </table:table-cell>
        </table:table-row>
        <table:table-row table:style-name="ro1">
          <table:table-cell/>
          <table:table-cell office:value-type="string">
            <text:p>FR0011167329</text:p>
          </table:table-cell>
          <table:table-cell office:value-type="string">
            <text:p>PETILLANCE PEA 2</text:p>
          </table:table-cell>
        </table:table-row>
        <table:table-row table:style-name="ro1">
          <table:table-cell/>
          <table:table-cell office:value-type="string">
            <text:p>FR0011167402</text:p>
          </table:table-cell>
          <table:table-cell office:value-type="string">
            <text:p>SCHELCHER PRINCE CONVERTIBLES GLOBAL WORLD P</text:p>
          </table:table-cell>
        </table:table-row>
        <table:table-row table:style-name="ro1">
          <table:table-cell/>
          <table:table-cell office:value-type="string">
            <text:p>FR0011169341</text:p>
          </table:table-cell>
          <table:table-cell office:value-type="string">
            <text:p>SYCOMORE SELECTION RESPONSABLE A</text:p>
          </table:table-cell>
        </table:table-row>
        <table:table-row table:style-name="ro1">
          <table:table-cell/>
          <table:table-cell office:value-type="string">
            <text:p>FR0011170109</text:p>
          </table:table-cell>
          <table:table-cell office:value-type="string">
            <text:p>LBPAM MULTI ACTIFS AD</text:p>
          </table:table-cell>
        </table:table-row>
        <table:table-row table:style-name="ro1">
          <table:table-cell/>
          <table:table-cell office:value-type="string">
            <text:p>FR0011170182</text:p>
          </table:table-cell>
          <table:table-cell office:value-type="string">
            <text:p>PRIM PRECIOUS METALS R</text:p>
          </table:table-cell>
        </table:table-row>
        <table:table-row table:style-name="ro1">
          <table:table-cell/>
          <table:table-cell office:value-type="string">
            <text:p>FR0011175652</text:p>
          </table:table-cell>
          <table:table-cell office:value-type="string">
            <text:p>OPTIVALOR (C)</text:p>
          </table:table-cell>
        </table:table-row>
        <table:table-row table:style-name="ro1">
          <table:table-cell/>
          <table:table-cell office:value-type="string">
            <text:p>FR0011175942</text:p>
          </table:table-cell>
          <table:table-cell office:value-type="string">
            <text:p>FCP RIVAGE DURATION HEDGED EURO CREDIT I</text:p>
          </table:table-cell>
        </table:table-row>
        <table:table-row table:style-name="ro1">
          <table:table-cell/>
          <table:table-cell office:value-type="string">
            <text:p>FR0011176338</text:p>
          </table:table-cell>
          <table:table-cell office:value-type="string">
            <text:p>LA FRANCAISE ABSOLUTE EMERGING DEBT R ACCUMULATION</text:p>
          </table:table-cell>
        </table:table-row>
        <table:table-row table:style-name="ro1">
          <table:table-cell/>
          <table:table-cell office:value-type="string">
            <text:p>FR0011176627</text:p>
          </table:table-cell>
          <table:table-cell office:value-type="string">
            <text:p>AMUNDI TRESO EONIA ISR P</text:p>
          </table:table-cell>
        </table:table-row>
        <table:table-row table:style-name="ro1">
          <table:table-cell/>
          <table:table-cell office:value-type="string">
            <text:p>FR0011176635</text:p>
          </table:table-cell>
          <table:table-cell office:value-type="string">
            <text:p>AMUNDI CASH INSTITUTIONS SRI E-C</text:p>
          </table:table-cell>
        </table:table-row>
        <table:table-row table:style-name="ro1">
          <table:table-cell/>
          <table:table-cell office:value-type="string">
            <text:p>FR0011176841</text:p>
          </table:table-cell>
          <table:table-cell office:value-type="string">
            <text:p>BNP Paribas Court Terme Assurance</text:p>
          </table:table-cell>
        </table:table-row>
        <table:table-row table:style-name="ro1">
          <table:table-cell/>
          <table:table-cell office:value-type="string">
            <text:p>FR0011182732</text:p>
          </table:table-cell>
          <table:table-cell office:value-type="string">
            <text:p>BATI ACTIONS ARBITRAGE P</text:p>
          </table:table-cell>
        </table:table-row>
        <table:table-row table:style-name="ro1">
          <table:table-cell/>
          <table:table-cell office:value-type="string">
            <text:p>FR0011185024</text:p>
          </table:table-cell>
          <table:table-cell office:value-type="string">
            <text:p>AMPLEGEST PROACTIF NC</text:p>
          </table:table-cell>
        </table:table-row>
        <table:table-row table:style-name="ro1">
          <table:table-cell/>
          <table:table-cell office:value-type="string">
            <text:p>FR0011188283</text:p>
          </table:table-cell>
          <table:table-cell office:value-type="string">
            <text:p>SEEYOND FLEXIBLE MT R</text:p>
          </table:table-cell>
        </table:table-row>
        <table:table-row table:style-name="ro1">
          <table:table-cell/>
          <table:table-cell office:value-type="string">
            <text:p>FR0011191261</text:p>
          </table:table-cell>
          <table:table-cell office:value-type="string">
            <text:p>UNION OBLI DECEMBRE 2020 (C)</text:p>
          </table:table-cell>
        </table:table-row>
        <table:table-row table:style-name="ro1">
          <table:table-cell/>
          <table:table-cell office:value-type="string">
            <text:p>FR0011192285</text:p>
          </table:table-cell>
          <table:table-cell office:value-type="string">
            <text:p>SG TRESORERIE 6 MOIS P</text:p>
          </table:table-cell>
        </table:table-row>
        <table:table-row table:style-name="ro1">
          <table:table-cell/>
          <table:table-cell office:value-type="string">
            <text:p>FR0011198324</text:p>
          </table:table-cell>
          <table:table-cell office:value-type="string">
            <text:p>ANDANTE</text:p>
          </table:table-cell>
        </table:table-row>
        <table:table-row table:style-name="ro1">
          <table:table-cell/>
          <table:table-cell office:value-type="string">
            <text:p>FR0011198332</text:p>
          </table:table-cell>
          <table:table-cell office:value-type="string">
            <text:p>SCHELCHER PRINCE COURT TERME P</text:p>
          </table:table-cell>
        </table:table-row>
        <table:table-row table:style-name="ro1">
          <table:table-cell/>
          <table:table-cell office:value-type="string">
            <text:p>FR0011199314</text:p>
          </table:table-cell>
          <table:table-cell office:value-type="string">
            <text:p>IMMO-OR (C)</text:p>
          </table:table-cell>
        </table:table-row>
        <table:table-row table:style-name="ro1">
          <table:table-cell/>
          <table:table-cell office:value-type="string">
            <text:p>FR0011199371</text:p>
          </table:table-cell>
          <table:table-cell office:value-type="string">
            <text:p>AMUNDI PATRIMOINE C</text:p>
          </table:table-cell>
        </table:table-row>
        <table:table-row table:style-name="ro1">
          <table:table-cell/>
          <table:table-cell office:value-type="string">
            <text:p>FR0011203231</text:p>
          </table:table-cell>
          <table:table-cell office:value-type="string">
            <text:p>LA FRANCAISE RENDEMENT EMERGENT 2023 R ACCUMULATIO</text:p>
          </table:table-cell>
        </table:table-row>
        <table:table-row table:style-name="ro1">
          <table:table-cell/>
          <table:table-cell office:value-type="string">
            <text:p>FR0011205459</text:p>
          </table:table-cell>
          <table:table-cell office:value-type="string">
            <text:p>OCTO CREDIT CONVICTIONS B</text:p>
          </table:table-cell>
        </table:table-row>
        <table:table-row table:style-name="ro1">
          <table:table-cell/>
          <table:table-cell office:value-type="string">
            <text:p>FR0011208289</text:p>
          </table:table-cell>
          <table:table-cell office:value-type="string">
            <text:p>FLORNOY VALEURS FAMILIALES I</text:p>
          </table:table-cell>
        </table:table-row>
        <table:table-row table:style-name="ro1">
          <table:table-cell/>
          <table:table-cell office:value-type="string">
            <text:p>FR0011208297</text:p>
          </table:table-cell>
          <table:table-cell office:value-type="string">
            <text:p>FLORNOY VALEURS FAMILIALES R</text:p>
          </table:table-cell>
        </table:table-row>
        <table:table-row table:style-name="ro1">
          <table:table-cell/>
          <table:table-cell office:value-type="string">
            <text:p>FR0011210129</text:p>
          </table:table-cell>
          <table:table-cell office:value-type="string">
            <text:p>BNP PARIBAS SELECTION FLEXIBLE</text:p>
          </table:table-cell>
        </table:table-row>
        <table:table-row table:style-name="ro1">
          <table:table-cell/>
          <table:table-cell office:value-type="string">
            <text:p>FR0011212547</text:p>
          </table:table-cell>
          <table:table-cell office:value-type="string">
            <text:p>R CONVICTION USA C</text:p>
          </table:table-cell>
        </table:table-row>
        <table:table-row table:style-name="ro1">
          <table:table-cell/>
          <table:table-cell office:value-type="string">
            <text:p>FR0011215466</text:p>
          </table:table-cell>
          <table:table-cell office:value-type="string">
            <text:p>SEQUIN R</text:p>
          </table:table-cell>
        </table:table-row>
        <table:table-row table:style-name="ro1">
          <table:table-cell/>
          <table:table-cell office:value-type="string">
            <text:p>FR0011220359</text:p>
          </table:table-cell>
          <table:table-cell office:value-type="string">
            <text:p>AMUNDI TReSO COURT TERME P-C</text:p>
          </table:table-cell>
        </table:table-row>
        <table:table-row table:style-name="ro1">
          <table:table-cell/>
          <table:table-cell office:value-type="string">
            <text:p>FR0011221886</text:p>
          </table:table-cell>
          <table:table-cell office:value-type="string">
            <text:p>LBPAM RESPONSABLE TRESO G1</text:p>
          </table:table-cell>
        </table:table-row>
        <table:table-row table:style-name="ro1">
          <table:table-cell/>
          <table:table-cell office:value-type="string">
            <text:p>FR0011221936</text:p>
          </table:table-cell>
          <table:table-cell office:value-type="string">
            <text:p>LBPAM TRESORERIE G1</text:p>
          </table:table-cell>
        </table:table-row>
        <table:table-row table:style-name="ro1">
          <table:table-cell/>
          <table:table-cell office:value-type="string">
            <text:p>FR0011223072</text:p>
          </table:table-cell>
          <table:table-cell office:value-type="string">
            <text:p>LBPAM PREMIERE MONETAIRE G1</text:p>
          </table:table-cell>
        </table:table-row>
        <table:table-row table:style-name="ro1">
          <table:table-cell/>
          <table:table-cell office:value-type="string">
            <text:p>FR0011223098</text:p>
          </table:table-cell>
          <table:table-cell office:value-type="string">
            <text:p>LAZARD CREDIT OPPORTUNITIES II (C)</text:p>
          </table:table-cell>
        </table:table-row>
        <table:table-row table:style-name="ro1">
          <table:table-cell/>
          <table:table-cell office:value-type="string">
            <text:p>FR0011223569</text:p>
          </table:table-cell>
          <table:table-cell office:value-type="string">
            <text:p>AMUNDI EUROPE MICROCAPS I</text:p>
          </table:table-cell>
        </table:table-row>
        <table:table-row table:style-name="ro1">
          <table:table-cell/>
          <table:table-cell office:value-type="string">
            <text:p>FR0011223577</text:p>
          </table:table-cell>
          <table:table-cell office:value-type="string">
            <text:p>AMUNDI EUROPE MICROCAPS P</text:p>
          </table:table-cell>
        </table:table-row>
        <table:table-row table:style-name="ro1">
          <table:table-cell/>
          <table:table-cell office:value-type="string">
            <text:p>FR0011223916</text:p>
          </table:table-cell>
          <table:table-cell office:value-type="string">
            <text:p>SWISS LIFE FUNDS (F) TRANSITION MONEY MARKET EURO </text:p>
          </table:table-cell>
        </table:table-row>
        <table:table-row table:style-name="ro1">
          <table:table-cell/>
          <table:table-cell office:value-type="string">
            <text:p>FR0011224013</text:p>
          </table:table-cell>
          <table:table-cell office:value-type="string">
            <text:p>SG PIERRE ENTREPRISE</text:p>
          </table:table-cell>
        </table:table-row>
        <table:table-row table:style-name="ro1">
          <table:table-cell/>
          <table:table-cell office:value-type="string">
            <text:p>FR0011227214</text:p>
          </table:table-cell>
          <table:table-cell office:value-type="string">
            <text:p>OTEA ABSOLUTE RETURN R</text:p>
          </table:table-cell>
        </table:table-row>
        <table:table-row table:style-name="ro1">
          <table:table-cell/>
          <table:table-cell office:value-type="string">
            <text:p>FR0011227966</text:p>
          </table:table-cell>
          <table:table-cell office:value-type="string">
            <text:p>SOLON (C)</text:p>
          </table:table-cell>
        </table:table-row>
        <table:table-row table:style-name="ro1">
          <table:table-cell/>
          <table:table-cell office:value-type="string">
            <text:p>FR0011231539</text:p>
          </table:table-cell>
          <table:table-cell office:value-type="string">
            <text:p>US EQUITY PREMIUM part C</text:p>
          </table:table-cell>
        </table:table-row>
        <table:table-row table:style-name="ro1">
          <table:table-cell/>
          <table:table-cell office:value-type="string">
            <text:p>FR0011236629</text:p>
          </table:table-cell>
          <table:table-cell office:value-type="string">
            <text:p>ALTIFLEX</text:p>
          </table:table-cell>
        </table:table-row>
        <table:table-row table:style-name="ro1">
          <table:table-cell/>
          <table:table-cell office:value-type="string">
            <text:p>FR0011236652</text:p>
          </table:table-cell>
          <table:table-cell office:value-type="string">
            <text:p>ALPHA COMMODITY FUND A - USD</text:p>
          </table:table-cell>
        </table:table-row>
        <table:table-row table:style-name="ro1">
          <table:table-cell/>
          <table:table-cell office:value-type="string">
            <text:p>FR0011238344</text:p>
          </table:table-cell>
          <table:table-cell office:value-type="string">
            <text:p>MAGELLAN I</text:p>
          </table:table-cell>
        </table:table-row>
        <table:table-row table:style-name="ro1">
          <table:table-cell/>
          <table:table-cell office:value-type="string">
            <text:p>FR0011243336</text:p>
          </table:table-cell>
          <table:table-cell office:value-type="string">
            <text:p>ALTIMEO OPTIMUM R</text:p>
          </table:table-cell>
        </table:table-row>
        <table:table-row table:style-name="ro1">
          <table:table-cell/>
          <table:table-cell office:value-type="string">
            <text:p>FR0011243393</text:p>
          </table:table-cell>
          <table:table-cell office:value-type="string">
            <text:p>PROMEPAR PROACTIF DYNAMIQUE</text:p>
          </table:table-cell>
        </table:table-row>
        <table:table-row table:style-name="ro1">
          <table:table-cell/>
          <table:table-cell office:value-type="string">
            <text:p>FR0011245240</text:p>
          </table:table-cell>
          <table:table-cell office:value-type="string">
            <text:p>SELECTION PROTECTION 85 R</text:p>
          </table:table-cell>
        </table:table-row>
        <table:table-row table:style-name="ro1">
          <table:table-cell/>
          <table:table-cell office:value-type="string">
            <text:p>FR0011250281</text:p>
          </table:table-cell>
          <table:table-cell office:value-type="string">
            <text:p>PILOTAGE SELECTION DYNAMIQUE</text:p>
          </table:table-cell>
        </table:table-row>
        <table:table-row table:style-name="ro1">
          <table:table-cell/>
          <table:table-cell office:value-type="string">
            <text:p>FR0011250299</text:p>
          </table:table-cell>
          <table:table-cell office:value-type="string">
            <text:p>PILOTAGE SELECTION EQUILIBREE</text:p>
          </table:table-cell>
        </table:table-row>
        <table:table-row table:style-name="ro1">
          <table:table-cell/>
          <table:table-cell office:value-type="string">
            <text:p>FR0011250307</text:p>
          </table:table-cell>
          <table:table-cell office:value-type="string">
            <text:p>PILOTAGE SELECTION OFFENSIVE</text:p>
          </table:table-cell>
        </table:table-row>
        <table:table-row table:style-name="ro1">
          <table:table-cell/>
          <table:table-cell office:value-type="string">
            <text:p>FR0011250315</text:p>
          </table:table-cell>
          <table:table-cell office:value-type="string">
            <text:p>PILOTAGE SELECTION DEFENSIVE</text:p>
          </table:table-cell>
        </table:table-row>
        <table:table-row table:style-name="ro1">
          <table:table-cell/>
          <table:table-cell office:value-type="string">
            <text:p>FR0011250679</text:p>
          </table:table-cell>
          <table:table-cell office:value-type="string">
            <text:p>UNI-HOCHE R</text:p>
          </table:table-cell>
        </table:table-row>
        <table:table-row table:style-name="ro1">
          <table:table-cell/>
          <table:table-cell office:value-type="string">
            <text:p>FR0011252279</text:p>
          </table:table-cell>
          <table:table-cell office:value-type="string">
            <text:p>BATI MATIERES PREMIERES P</text:p>
          </table:table-cell>
        </table:table-row>
        <table:table-row table:style-name="ro1">
          <table:table-cell/>
          <table:table-cell office:value-type="string">
            <text:p>FR0011252360</text:p>
          </table:table-cell>
          <table:table-cell office:value-type="string">
            <text:p>MILLeSIMA 2024 C</text:p>
          </table:table-cell>
        </table:table-row>
        <table:table-row table:style-name="ro1">
          <table:table-cell/>
          <table:table-cell office:value-type="string">
            <text:p>FR0011252600</text:p>
          </table:table-cell>
          <table:table-cell office:value-type="string">
            <text:p>OBJECTIF LONG SHORT FLEXIBLE A</text:p>
          </table:table-cell>
        </table:table-row>
        <table:table-row table:style-name="ro1">
          <table:table-cell/>
          <table:table-cell office:value-type="string">
            <text:p>FR0011253616</text:p>
          </table:table-cell>
          <table:table-cell office:value-type="string">
            <text:p>CAPITAL CROISSANCE (C)</text:p>
          </table:table-cell>
        </table:table-row>
        <table:table-row table:style-name="ro1">
          <table:table-cell/>
          <table:table-cell office:value-type="string">
            <text:p>FR0011253624</text:p>
          </table:table-cell>
          <table:table-cell office:value-type="string">
            <text:p>R VALOR C EUR</text:p>
          </table:table-cell>
        </table:table-row>
        <table:table-row table:style-name="ro1">
          <table:table-cell/>
          <table:table-cell office:value-type="string">
            <text:p>FR0011254473</text:p>
          </table:table-cell>
          <table:table-cell office:value-type="string">
            <text:p>HIXANCE OBLIG 1-3</text:p>
          </table:table-cell>
        </table:table-row>
        <table:table-row table:style-name="ro1">
          <table:table-cell/>
          <table:table-cell office:value-type="string">
            <text:p>FR0011256635</text:p>
          </table:table-cell>
          <table:table-cell office:value-type="string">
            <text:p>SELECTANCE 2017</text:p>
          </table:table-cell>
        </table:table-row>
        <table:table-row table:style-name="ro1">
          <table:table-cell/>
          <table:table-cell office:value-type="string">
            <text:p>FR0011257351</text:p>
          </table:table-cell>
          <table:table-cell office:value-type="string">
            <text:p>TIKEHAU CREDIT PLUS K</text:p>
          </table:table-cell>
        </table:table-row>
        <table:table-row table:style-name="ro1">
          <table:table-cell/>
          <table:table-cell office:value-type="string">
            <text:p>FR0011261171</text:p>
          </table:table-cell>
          <table:table-cell office:value-type="string">
            <text:p>RECLOSES VALOR (D)</text:p>
          </table:table-cell>
        </table:table-row>
        <table:table-row table:style-name="ro1">
          <table:table-cell/>
          <table:table-cell office:value-type="string">
            <text:p>FR0011261189</text:p>
          </table:table-cell>
          <table:table-cell office:value-type="string">
            <text:p>R VALOR (D)</text:p>
          </table:table-cell>
        </table:table-row>
        <table:table-row table:style-name="ro1">
          <table:table-cell/>
          <table:table-cell office:value-type="string">
            <text:p>FR0011261197</text:p>
          </table:table-cell>
          <table:table-cell office:value-type="string">
            <text:p>R VALOR F</text:p>
          </table:table-cell>
        </table:table-row>
        <table:table-row table:style-name="ro1">
          <table:table-cell/>
          <table:table-cell office:value-type="string">
            <text:p>FR0011261908</text:p>
          </table:table-cell>
          <table:table-cell office:value-type="string">
            <text:p>FASTEA PATRIMOINE</text:p>
          </table:table-cell>
        </table:table-row>
        <table:table-row table:style-name="ro1">
          <table:table-cell/>
          <table:table-cell office:value-type="string">
            <text:p>FR0011261981</text:p>
          </table:table-cell>
          <table:table-cell office:value-type="string">
            <text:p>AMUNDI ARBITRAGE VAR 2 P</text:p>
          </table:table-cell>
        </table:table-row>
        <table:table-row table:style-name="ro1">
          <table:table-cell/>
          <table:table-cell office:value-type="string">
            <text:p>FR0011266626</text:p>
          </table:table-cell>
          <table:table-cell office:value-type="string">
            <text:p>PATRIMONY FUND C</text:p>
          </table:table-cell>
        </table:table-row>
        <table:table-row table:style-name="ro1">
          <table:table-cell/>
          <table:table-cell office:value-type="string">
            <text:p>FR0011268705</text:p>
          </table:table-cell>
          <table:table-cell office:value-type="string">
            <text:p>GEMEQUITY R</text:p>
          </table:table-cell>
        </table:table-row>
        <table:table-row table:style-name="ro1">
          <table:table-cell/>
          <table:table-cell office:value-type="string">
            <text:p>FR0011268994</text:p>
          </table:table-cell>
          <table:table-cell office:value-type="string">
            <text:p>AXA MPS SHORT DURATION HIGH YIELD</text:p>
          </table:table-cell>
        </table:table-row>
        <table:table-row table:style-name="ro1">
          <table:table-cell/>
          <table:table-cell office:value-type="string">
            <text:p>FR0011269000</text:p>
          </table:table-cell>
          <table:table-cell office:value-type="string">
            <text:p>AXA MPS US SHORT DURATION BONDS</text:p>
          </table:table-cell>
        </table:table-row>
        <table:table-row table:style-name="ro1">
          <table:table-cell/>
          <table:table-cell office:value-type="string">
            <text:p>FR0011269018</text:p>
          </table:table-cell>
          <table:table-cell office:value-type="string">
            <text:p>AXA MPS US SHORT DURATION CORPORATE CREDIT</text:p>
          </table:table-cell>
        </table:table-row>
        <table:table-row table:style-name="ro1">
          <table:table-cell/>
          <table:table-cell office:value-type="string">
            <text:p>FR0011269067</text:p>
          </table:table-cell>
          <table:table-cell office:value-type="string">
            <text:p>CARMIGNAC PATRIMOINE A USD</text:p>
          </table:table-cell>
        </table:table-row>
        <table:table-row table:style-name="ro1">
          <table:table-cell/>
          <table:table-cell office:value-type="string">
            <text:p>FR0011269083</text:p>
          </table:table-cell>
          <table:table-cell office:value-type="string">
            <text:p>CARMIGNAC SECURITE A EUR YDIS</text:p>
          </table:table-cell>
        </table:table-row>
        <table:table-row table:style-name="ro1">
          <table:table-cell/>
          <table:table-cell office:value-type="string">
            <text:p>FR0011269109</text:p>
          </table:table-cell>
          <table:table-cell office:value-type="string">
            <text:p>CARMIGNAC SECURITE A USD</text:p>
          </table:table-cell>
        </table:table-row>
        <table:table-row table:style-name="ro1">
          <table:table-cell/>
          <table:table-cell office:value-type="string">
            <text:p>FR0011269182</text:p>
          </table:table-cell>
          <table:table-cell office:value-type="string">
            <text:p>CARMIGNAC INVESTISSEMENT D EUR inc</text:p>
          </table:table-cell>
        </table:table-row>
        <table:table-row table:style-name="ro1">
          <table:table-cell/>
          <table:table-cell office:value-type="string">
            <text:p>FR0011269190</text:p>
          </table:table-cell>
          <table:table-cell office:value-type="string">
            <text:p>CARMIGNAC INVESTISSEMENT A CHF</text:p>
          </table:table-cell>
        </table:table-row>
        <table:table-row table:style-name="ro1">
          <table:table-cell/>
          <table:table-cell office:value-type="string">
            <text:p>FR0011269349</text:p>
          </table:table-cell>
          <table:table-cell office:value-type="string">
            <text:p>CARMIGNAC EMERGENTS D EUR inc</text:p>
          </table:table-cell>
        </table:table-row>
        <table:table-row table:style-name="ro1">
          <table:table-cell/>
          <table:table-cell office:value-type="string">
            <text:p>FR0011269588</text:p>
          </table:table-cell>
          <table:table-cell office:value-type="string">
            <text:p>CARMIGNAC PATRIMOINE D EUR inc</text:p>
          </table:table-cell>
        </table:table-row>
        <table:table-row table:style-name="ro1">
          <table:table-cell/>
          <table:table-cell office:value-type="string">
            <text:p>FR0011269596</text:p>
          </table:table-cell>
          <table:table-cell office:value-type="string">
            <text:p>CARMIGNAC PATRIMOINE A CHF</text:p>
          </table:table-cell>
        </table:table-row>
        <table:table-row table:style-name="ro1">
          <table:table-cell/>
          <table:table-cell office:value-type="string">
            <text:p>FR0011271550</text:p>
          </table:table-cell>
          <table:table-cell office:value-type="string">
            <text:p>KEREN ESSENTIELS C</text:p>
          </table:table-cell>
        </table:table-row>
        <table:table-row table:style-name="ro1">
          <table:table-cell/>
          <table:table-cell office:value-type="string">
            <text:p>FR0011272160</text:p>
          </table:table-cell>
          <table:table-cell office:value-type="string">
            <text:p>ANAXIS BOND OPPORTUNITY 2015 "Aforge"</text:p>
          </table:table-cell>
        </table:table-row>
        <table:table-row table:style-name="ro1">
          <table:table-cell/>
          <table:table-cell office:value-type="string">
            <text:p>FR0011274976</text:p>
          </table:table-cell>
          <table:table-cell office:value-type="string">
            <text:p>GAILLON NATURAL RESOURCES</text:p>
          </table:table-cell>
        </table:table-row>
        <table:table-row table:style-name="ro1">
          <table:table-cell/>
          <table:table-cell office:value-type="string">
            <text:p>FR0011274984</text:p>
          </table:table-cell>
          <table:table-cell office:value-type="string">
            <text:p>GEMEQUITY I</text:p>
          </table:table-cell>
        </table:table-row>
        <table:table-row table:style-name="ro1">
          <table:table-cell/>
          <table:table-cell office:value-type="string">
            <text:p>FR0011276203</text:p>
          </table:table-cell>
          <table:table-cell office:value-type="string">
            <text:p>US EQUITY PREMIUM B</text:p>
          </table:table-cell>
        </table:table-row>
        <table:table-row table:style-name="ro1">
          <table:table-cell/>
          <table:table-cell office:value-type="string">
            <text:p>FR0011276302</text:p>
          </table:table-cell>
          <table:table-cell office:value-type="string">
            <text:p>SESAME PATRIMOINE P</text:p>
          </table:table-cell>
        </table:table-row>
        <table:table-row table:style-name="ro1">
          <table:table-cell/>
          <table:table-cell office:value-type="string">
            <text:p>FR0011276542</text:p>
          </table:table-cell>
          <table:table-cell office:value-type="string">
            <text:p>MONESSOR</text:p>
          </table:table-cell>
        </table:table-row>
        <table:table-row table:style-name="ro1">
          <table:table-cell/>
          <table:table-cell office:value-type="string">
            <text:p>FR0011276567</text:p>
          </table:table-cell>
          <table:table-cell office:value-type="string">
            <text:p>R ALIZeS (C)</text:p>
          </table:table-cell>
        </table:table-row>
        <table:table-row table:style-name="ro1">
          <table:table-cell/>
          <table:table-cell office:value-type="string">
            <text:p>FR0011276617</text:p>
          </table:table-cell>
          <table:table-cell office:value-type="string">
            <text:p>R ALIZeS F</text:p>
          </table:table-cell>
        </table:table-row>
        <table:table-row table:style-name="ro1">
          <table:table-cell/>
          <table:table-cell office:value-type="string">
            <text:p>FR0011285915</text:p>
          </table:table-cell>
          <table:table-cell office:value-type="string">
            <text:p>TOCQUEVILLE GOLD I-N</text:p>
          </table:table-cell>
        </table:table-row>
        <table:table-row table:style-name="ro1">
          <table:table-cell/>
          <table:table-cell office:value-type="string">
            <text:p>FR0011288489</text:p>
          </table:table-cell>
          <table:table-cell office:value-type="string">
            <text:p>SYCOMORE SELECTION CREDIT I</text:p>
          </table:table-cell>
        </table:table-row>
        <table:table-row table:style-name="ro1">
          <table:table-cell/>
          <table:table-cell office:value-type="string">
            <text:p>FR0011288505</text:p>
          </table:table-cell>
          <table:table-cell office:value-type="string">
            <text:p>SYCOMORE SELECTION CREDIT ID</text:p>
          </table:table-cell>
        </table:table-row>
        <table:table-row table:style-name="ro1">
          <table:table-cell/>
          <table:table-cell office:value-type="string">
            <text:p>FR0011288513</text:p>
          </table:table-cell>
          <table:table-cell office:value-type="string">
            <text:p>SYCOMORE SELECTION CREDIT R</text:p>
          </table:table-cell>
        </table:table-row>
        <table:table-row table:style-name="ro1">
          <table:table-cell/>
          <table:table-cell office:value-type="string">
            <text:p>FR0011289966</text:p>
          </table:table-cell>
          <table:table-cell office:value-type="string">
            <text:p>EDMOND DE ROTHSCHILD SIGNATURES FINANCIAL BONDS (D</text:p>
          </table:table-cell>
        </table:table-row>
        <table:table-row table:style-name="ro1">
          <table:table-cell/>
          <table:table-cell office:value-type="string">
            <text:p>FR0011292275</text:p>
          </table:table-cell>
          <table:table-cell office:value-type="string">
            <text:p>ALTITUDES INVESTISSEMENTS DIVERSIFIES R</text:p>
          </table:table-cell>
        </table:table-row>
        <table:table-row table:style-name="ro1">
          <table:table-cell/>
          <table:table-cell office:value-type="string">
            <text:p>FR0011299379</text:p>
          </table:table-cell>
          <table:table-cell office:value-type="string">
            <text:p>SUNNY EURO STRATEGIC PLUS R</text:p>
          </table:table-cell>
        </table:table-row>
        <table:table-row table:style-name="ro1">
          <table:table-cell/>
          <table:table-cell office:value-type="string">
            <text:p>FR0011299411</text:p>
          </table:table-cell>
          <table:table-cell office:value-type="string">
            <text:p>OCTO CREDIT COURT TERME A</text:p>
          </table:table-cell>
        </table:table-row>
        <table:table-row table:style-name="ro1">
          <table:table-cell/>
          <table:table-cell office:value-type="string">
            <text:p>FR0011299429</text:p>
          </table:table-cell>
          <table:table-cell office:value-type="string">
            <text:p>OCTO CREDIT COURT TERME B</text:p>
          </table:table-cell>
        </table:table-row>
        <table:table-row table:style-name="ro1">
          <table:table-cell/>
          <table:table-cell office:value-type="string">
            <text:p>FR0011302975</text:p>
          </table:table-cell>
          <table:table-cell office:value-type="string">
            <text:p>KBL RICHELIEU OBLIGATIONS EUR C</text:p>
          </table:table-cell>
        </table:table-row>
        <table:table-row table:style-name="ro1">
          <table:table-cell/>
          <table:table-cell office:value-type="string">
            <text:p>FR0011306331</text:p>
          </table:table-cell>
          <table:table-cell office:value-type="string">
            <text:p>AXA MILLESIMO SIGNATURES 2</text:p>
          </table:table-cell>
        </table:table-row>
        <table:table-row table:style-name="ro1">
          <table:table-cell/>
          <table:table-cell office:value-type="string">
            <text:p>FR0011307065</text:p>
          </table:table-cell>
          <table:table-cell office:value-type="string">
            <text:p>AMUNDI TRESO 3 MOIS DP-C</text:p>
          </table:table-cell>
        </table:table-row>
        <table:table-row table:style-name="ro1">
          <table:table-cell/>
          <table:table-cell office:value-type="string">
            <text:p>FR0011308170</text:p>
          </table:table-cell>
          <table:table-cell office:value-type="string">
            <text:p>CCR MICROCAP Q</text:p>
          </table:table-cell>
        </table:table-row>
        <table:table-row table:style-name="ro1">
          <table:table-cell/>
          <table:table-cell office:value-type="string">
            <text:p>FR0011308220</text:p>
          </table:table-cell>
          <table:table-cell office:value-type="string">
            <text:p>LAZARD CREDIT OPPORTUNITIES I C</text:p>
          </table:table-cell>
        </table:table-row>
        <table:table-row table:style-name="ro1">
          <table:table-cell/>
          <table:table-cell office:value-type="string">
            <text:p>FR0011310572</text:p>
          </table:table-cell>
          <table:table-cell office:value-type="string">
            <text:p>LBPAM ACTIONS EURO FOCUS EMERGENT X</text:p>
          </table:table-cell>
        </table:table-row>
        <table:table-row table:style-name="ro1">
          <table:table-cell/>
          <table:table-cell office:value-type="string">
            <text:p>FR0011311414</text:p>
          </table:table-cell>
          <table:table-cell office:value-type="string">
            <text:p>LBPAM OBLI EURO 3-5 ANS L</text:p>
          </table:table-cell>
        </table:table-row>
        <table:table-row table:style-name="ro1">
          <table:table-cell/>
          <table:table-cell office:value-type="string">
            <text:p>FR0011315696</text:p>
          </table:table-cell>
          <table:table-cell office:value-type="string">
            <text:p>PLUVALCA INITIATIVES PME A</text:p>
          </table:table-cell>
        </table:table-row>
        <table:table-row table:style-name="ro1">
          <table:table-cell/>
          <table:table-cell office:value-type="string">
            <text:p>FR0011315795</text:p>
          </table:table-cell>
          <table:table-cell office:value-type="string">
            <text:p>UNION INDICIEL CHINE C</text:p>
          </table:table-cell>
        </table:table-row>
        <table:table-row table:style-name="ro1">
          <table:table-cell/>
          <table:table-cell office:value-type="string">
            <text:p>FR0011316710</text:p>
          </table:table-cell>
          <table:table-cell office:value-type="string">
            <text:p>ECOFI PATRIMOINE P</text:p>
          </table:table-cell>
        </table:table-row>
        <table:table-row table:style-name="ro1">
          <table:table-cell/>
          <table:table-cell office:value-type="string">
            <text:p>FR0011316751</text:p>
          </table:table-cell>
          <table:table-cell office:value-type="string">
            <text:p>CCR MICROCAP P</text:p>
          </table:table-cell>
        </table:table-row>
        <table:table-row table:style-name="ro1">
          <table:table-cell/>
          <table:table-cell office:value-type="string">
            <text:p>FR0011319664</text:p>
          </table:table-cell>
          <table:table-cell office:value-type="string">
            <text:p>TRECENTO SANTE</text:p>
          </table:table-cell>
        </table:table-row>
        <table:table-row table:style-name="ro1">
          <table:table-cell/>
          <table:table-cell office:value-type="string">
            <text:p>FR0011319672</text:p>
          </table:table-cell>
          <table:table-cell office:value-type="string">
            <text:p>UNION INDICIEL CHINE I</text:p>
          </table:table-cell>
        </table:table-row>
        <table:table-row table:style-name="ro1">
          <table:table-cell/>
          <table:table-cell office:value-type="string">
            <text:p>FR0011320134</text:p>
          </table:table-cell>
          <table:table-cell office:value-type="string">
            <text:p>ALBA 2022-2026</text:p>
          </table:table-cell>
        </table:table-row>
        <table:table-row table:style-name="ro1">
          <table:table-cell/>
          <table:table-cell office:value-type="string">
            <text:p>FR0011321298</text:p>
          </table:table-cell>
          <table:table-cell office:value-type="string">
            <text:p>PATRIMOINE INTERNATIONAL AC</text:p>
          </table:table-cell>
        </table:table-row>
        <table:table-row table:style-name="ro1">
          <table:table-cell/>
          <table:table-cell office:value-type="string">
            <text:p>FR0011322072</text:p>
          </table:table-cell>
          <table:table-cell office:value-type="string">
            <text:p>ALIENOR OPTIMAL R</text:p>
          </table:table-cell>
        </table:table-row>
        <table:table-row table:style-name="ro1">
          <table:table-cell/>
          <table:table-cell office:value-type="string">
            <text:p>FR0011325331</text:p>
          </table:table-cell>
          <table:table-cell office:value-type="string">
            <text:p>LCL VOCATION RENDEMENT (NOV. 2012) C</text:p>
          </table:table-cell>
        </table:table-row>
        <table:table-row table:style-name="ro1">
          <table:table-cell/>
          <table:table-cell office:value-type="string">
            <text:p>FR0011331297</text:p>
          </table:table-cell>
          <table:table-cell office:value-type="string">
            <text:p>AMERI-GAN IC</text:p>
          </table:table-cell>
        </table:table-row>
        <table:table-row table:style-name="ro1">
          <table:table-cell/>
          <table:table-cell office:value-type="string">
            <text:p>FR0011333780</text:p>
          </table:table-cell>
          <table:table-cell office:value-type="string">
            <text:p>BNP PARIBAS BEST SELECTION EURO C</text:p>
          </table:table-cell>
        </table:table-row>
        <table:table-row table:style-name="ro1">
          <table:table-cell/>
          <table:table-cell office:value-type="string">
            <text:p>FR0011334739</text:p>
          </table:table-cell>
          <table:table-cell office:value-type="string">
            <text:p>OCTO CREDIT CONVICTIONS D</text:p>
          </table:table-cell>
        </table:table-row>
        <table:table-row table:style-name="ro1">
          <table:table-cell/>
          <table:table-cell office:value-type="string">
            <text:p>FR0011336411</text:p>
          </table:table-cell>
          <table:table-cell office:value-type="string">
            <text:p>CLAY MULTI-ASSETS R</text:p>
          </table:table-cell>
        </table:table-row>
        <table:table-row table:style-name="ro1">
          <table:table-cell/>
          <table:table-cell office:value-type="string">
            <text:p>FR0011343805</text:p>
          </table:table-cell>
          <table:table-cell office:value-type="string">
            <text:p>RAINBOW FUND</text:p>
          </table:table-cell>
        </table:table-row>
        <table:table-row table:style-name="ro1">
          <table:table-cell/>
          <table:table-cell office:value-type="string">
            <text:p>FR0011345560</text:p>
          </table:table-cell>
          <table:table-cell office:value-type="string">
            <text:p>CEDRUS SUSTAINABLE OPPORTUNITIES I</text:p>
          </table:table-cell>
        </table:table-row>
        <table:table-row table:style-name="ro1">
          <table:table-cell/>
          <table:table-cell office:value-type="string">
            <text:p>FR0011347236</text:p>
          </table:table-cell>
          <table:table-cell office:value-type="string">
            <text:p>STRATEGIE &amp; CONVICTION</text:p>
          </table:table-cell>
        </table:table-row>
        <table:table-row table:style-name="ro1">
          <table:table-cell/>
          <table:table-cell office:value-type="string">
            <text:p>FR0011349901</text:p>
          </table:table-cell>
          <table:table-cell office:value-type="string">
            <text:p>PROMEPAR ACTIONS RENDEMENT O</text:p>
          </table:table-cell>
        </table:table-row>
        <table:table-row table:style-name="ro1">
          <table:table-cell/>
          <table:table-cell office:value-type="string">
            <text:p>FR0011350669</text:p>
          </table:table-cell>
          <table:table-cell office:value-type="string">
            <text:p>ALLIANZ TEAM FORMULE 1 C</text:p>
          </table:table-cell>
        </table:table-row>
        <table:table-row table:style-name="ro1">
          <table:table-cell/>
          <table:table-cell office:value-type="string">
            <text:p>FR0011350685</text:p>
          </table:table-cell>
          <table:table-cell office:value-type="string">
            <text:p>LBPAM OBLI CROSSOVER L</text:p>
          </table:table-cell>
        </table:table-row>
        <table:table-row table:style-name="ro1">
          <table:table-cell/>
          <table:table-cell office:value-type="string">
            <text:p>FR0011351626</text:p>
          </table:table-cell>
          <table:table-cell office:value-type="string">
            <text:p>MANDARINE ACTIVE R</text:p>
          </table:table-cell>
        </table:table-row>
        <table:table-row table:style-name="ro1">
          <table:table-cell/>
          <table:table-cell office:value-type="string">
            <text:p>FR0011351717</text:p>
          </table:table-cell>
          <table:table-cell office:value-type="string">
            <text:p>BNP PARIBAS RETRAITE RESPONSABLE 2031-2033 P</text:p>
          </table:table-cell>
        </table:table-row>
        <table:table-row table:style-name="ro1">
          <table:table-cell/>
          <table:table-cell office:value-type="string">
            <text:p>FR0011352210</text:p>
          </table:table-cell>
          <table:table-cell office:value-type="string">
            <text:p>UNION OBLI DECEMBRE 2020 (D)</text:p>
          </table:table-cell>
        </table:table-row>
        <table:table-row table:style-name="ro1">
          <table:table-cell/>
          <table:table-cell office:value-type="string">
            <text:p>FR0011354646</text:p>
          </table:table-cell>
          <table:table-cell office:value-type="string">
            <text:p>CPR ACTIONS FRANCE AMUNDI INDICIA FRANCE</text:p>
          </table:table-cell>
        </table:table-row>
        <table:table-row table:style-name="ro1">
          <table:table-cell/>
          <table:table-cell office:value-type="string">
            <text:p>FR0011355510</text:p>
          </table:table-cell>
          <table:table-cell office:value-type="string">
            <text:p>AGIPI CONVICTIONS</text:p>
          </table:table-cell>
        </table:table-row>
        <table:table-row table:style-name="ro1">
          <table:table-cell/>
          <table:table-cell office:value-type="string">
            <text:p>FR0011356013</text:p>
          </table:table-cell>
          <table:table-cell office:value-type="string">
            <text:p>CLAY NEW HORIZONS R</text:p>
          </table:table-cell>
        </table:table-row>
        <table:table-row table:style-name="ro1">
          <table:table-cell/>
          <table:table-cell office:value-type="string">
            <text:p>FR0011358092</text:p>
          </table:table-cell>
          <table:table-cell office:value-type="string">
            <text:p>AMUNDI HORIZON C</text:p>
          </table:table-cell>
        </table:table-row>
        <table:table-row table:style-name="ro1">
          <table:table-cell/>
          <table:table-cell office:value-type="string">
            <text:p>FR0011358100</text:p>
          </table:table-cell>
          <table:table-cell office:value-type="string">
            <text:p>BG PATRIMOINE</text:p>
          </table:table-cell>
        </table:table-row>
        <table:table-row table:style-name="ro1">
          <table:table-cell/>
          <table:table-cell office:value-type="string">
            <text:p>FR0011360049</text:p>
          </table:table-cell>
          <table:table-cell office:value-type="string">
            <text:p>R EURO AGGREGATE C</text:p>
          </table:table-cell>
        </table:table-row>
        <table:table-row table:style-name="ro1">
          <table:table-cell/>
          <table:table-cell office:value-type="string">
            <text:p>FR0011360171</text:p>
          </table:table-cell>
          <table:table-cell office:value-type="string">
            <text:p>ODDO TRESORERIE 3-6 MOIS B</text:p>
          </table:table-cell>
        </table:table-row>
        <table:table-row table:style-name="ro1">
          <table:table-cell/>
          <table:table-cell office:value-type="string">
            <text:p>FR0011360684</text:p>
          </table:table-cell>
          <table:table-cell office:value-type="string">
            <text:p>SG MONETAIRE EONIA ISR P</text:p>
          </table:table-cell>
        </table:table-row>
        <table:table-row table:style-name="ro1">
          <table:table-cell/>
          <table:table-cell office:value-type="string">
            <text:p>FR0011360700</text:p>
          </table:table-cell>
          <table:table-cell office:value-type="string">
            <text:p>ECHIQUIER VALUE</text:p>
          </table:table-cell>
        </table:table-row>
        <table:table-row table:style-name="ro1">
          <table:table-cell/>
          <table:table-cell office:value-type="string">
            <text:p>FR0011361054</text:p>
          </table:table-cell>
          <table:table-cell office:value-type="string">
            <text:p>LBPAM ACTIONS JAPON H</text:p>
          </table:table-cell>
        </table:table-row>
        <table:table-row table:style-name="ro1">
          <table:table-cell/>
          <table:table-cell office:value-type="string">
            <text:p>FR0011361930</text:p>
          </table:table-cell>
          <table:table-cell office:value-type="string">
            <text:p>LUXE &amp; LOW COST LEADERS</text:p>
          </table:table-cell>
        </table:table-row>
        <table:table-row table:style-name="ro1">
          <table:table-cell/>
          <table:table-cell office:value-type="string">
            <text:p>FR0011362037</text:p>
          </table:table-cell>
          <table:table-cell office:value-type="string">
            <text:p>LGA COVERAGE</text:p>
          </table:table-cell>
        </table:table-row>
        <table:table-row table:style-name="ro1">
          <table:table-cell/>
          <table:table-cell office:value-type="string">
            <text:p>FR0011362094</text:p>
          </table:table-cell>
          <table:table-cell office:value-type="string">
            <text:p>SG MONETAIRE PLUS P</text:p>
          </table:table-cell>
        </table:table-row>
        <table:table-row table:style-name="ro1">
          <table:table-cell/>
          <table:table-cell office:value-type="string">
            <text:p>FR0011363431</text:p>
          </table:table-cell>
          <table:table-cell office:value-type="string">
            <text:p>MONTMARTRE SECOND</text:p>
          </table:table-cell>
        </table:table-row>
        <table:table-row table:style-name="ro1">
          <table:table-cell/>
          <table:table-cell office:value-type="string">
            <text:p>FR0011363712</text:p>
          </table:table-cell>
          <table:table-cell office:value-type="string">
            <text:p>SOLIDARITE CA HABITAT ET HUMANISME</text:p>
          </table:table-cell>
        </table:table-row>
        <table:table-row table:style-name="ro1">
          <table:table-cell/>
          <table:table-cell office:value-type="string">
            <text:p>FR0011363746</text:p>
          </table:table-cell>
          <table:table-cell office:value-type="string">
            <text:p>SOLIDARITE HABITAT ET HUMANISME</text:p>
          </table:table-cell>
        </table:table-row>
        <table:table-row table:style-name="ro1">
          <table:table-cell/>
          <table:table-cell office:value-type="string">
            <text:p>FR0011363761</text:p>
          </table:table-cell>
          <table:table-cell office:value-type="string">
            <text:p>SOLIDARITE CCFD - TERRE SOLIDAIRE</text:p>
          </table:table-cell>
        </table:table-row>
        <table:table-row table:style-name="ro1">
          <table:table-cell/>
          <table:table-cell office:value-type="string">
            <text:p>FR0011365204</text:p>
          </table:table-cell>
          <table:table-cell office:value-type="string">
            <text:p>COVeA SeCURITe A (C)</text:p>
          </table:table-cell>
        </table:table-row>
        <table:table-row table:style-name="ro1">
          <table:table-cell/>
          <table:table-cell office:value-type="string">
            <text:p>FR0011365642</text:p>
          </table:table-cell>
          <table:table-cell office:value-type="string">
            <text:p>SUNNY CONVERTIBLES R</text:p>
          </table:table-cell>
        </table:table-row>
        <table:table-row table:style-name="ro1">
          <table:table-cell/>
          <table:table-cell office:value-type="string">
            <text:p>FR0011368182</text:p>
          </table:table-cell>
          <table:table-cell office:value-type="string">
            <text:p>AMUNDI DIVERSIFICATION ACTIONS EMERGENTES P</text:p>
          </table:table-cell>
        </table:table-row>
        <table:table-row table:style-name="ro1">
          <table:table-cell/>
          <table:table-cell office:value-type="string">
            <text:p>FR0011370634</text:p>
          </table:table-cell>
          <table:table-cell office:value-type="string">
            <text:p>SG MONe TReSO E</text:p>
          </table:table-cell>
        </table:table-row>
        <table:table-row table:style-name="ro1">
          <table:table-cell/>
          <table:table-cell office:value-type="string">
            <text:p>FR0011374081</text:p>
          </table:table-cell>
          <table:table-cell office:value-type="string">
            <text:p>AIM REACTIF C</text:p>
          </table:table-cell>
        </table:table-row>
        <table:table-row table:style-name="ro1">
          <table:table-cell/>
          <table:table-cell office:value-type="string">
            <text:p>FR0011382225</text:p>
          </table:table-cell>
          <table:table-cell office:value-type="string">
            <text:p>AMPLEGEST ACTIONS INTERNATIONALES AC</text:p>
          </table:table-cell>
        </table:table-row>
        <table:table-row table:style-name="ro1">
          <table:table-cell/>
          <table:table-cell office:value-type="string">
            <text:p>FR0011399658</text:p>
          </table:table-cell>
          <table:table-cell office:value-type="string">
            <text:p>AFER ACTIONS AMERIQUE</text:p>
          </table:table-cell>
        </table:table-row>
        <table:table-row table:style-name="ro1">
          <table:table-cell/>
          <table:table-cell office:value-type="string">
            <text:p>FR0011399682</text:p>
          </table:table-cell>
          <table:table-cell office:value-type="string">
            <text:p>AFER MARCHES EMERGENTS</text:p>
          </table:table-cell>
        </table:table-row>
        <table:table-row table:style-name="ro1">
          <table:table-cell/>
          <table:table-cell office:value-type="string">
            <text:p>FR0011401645</text:p>
          </table:table-cell>
          <table:table-cell office:value-type="string">
            <text:p>E ABERDEEN MIXTE EMERGENT A</text:p>
          </table:table-cell>
        </table:table-row>
        <table:table-row table:style-name="ro1">
          <table:table-cell/>
          <table:table-cell office:value-type="string">
            <text:p>FR0011405026</text:p>
          </table:table-cell>
          <table:table-cell office:value-type="string">
            <text:p>LBPAM 12-18 MOIS L</text:p>
          </table:table-cell>
        </table:table-row>
        <table:table-row table:style-name="ro1">
          <table:table-cell/>
          <table:table-cell office:value-type="string">
            <text:p>FR0011408350</text:p>
          </table:table-cell>
          <table:table-cell office:value-type="string">
            <text:p>AMUNDI SERENITE PEA P-C</text:p>
          </table:table-cell>
        </table:table-row>
        <table:table-row table:style-name="ro1">
          <table:table-cell/>
          <table:table-cell office:value-type="string">
            <text:p>FR0011408426</text:p>
          </table:table-cell>
          <table:table-cell office:value-type="string">
            <text:p>TIKEHAU CREDIT PLUS I</text:p>
          </table:table-cell>
        </table:table-row>
        <table:table-row table:style-name="ro1">
          <table:table-cell/>
          <table:table-cell office:value-type="string">
            <text:p>FR0011408798</text:p>
          </table:table-cell>
          <table:table-cell office:value-type="string">
            <text:p>AMUNDI TRESO 3 MOIS E-C</text:p>
          </table:table-cell>
        </table:table-row>
        <table:table-row table:style-name="ro1">
          <table:table-cell/>
          <table:table-cell office:value-type="string">
            <text:p>FR0011408806</text:p>
          </table:table-cell>
          <table:table-cell office:value-type="string">
            <text:p>HAAS EPARGNE PATRIMOINE B</text:p>
          </table:table-cell>
        </table:table-row>
        <table:table-row table:style-name="ro1">
          <table:table-cell/>
          <table:table-cell office:value-type="string">
            <text:p>FR0011415389</text:p>
          </table:table-cell>
          <table:table-cell office:value-type="string">
            <text:p>E ACTIONS ENVIRONNEMENT A</text:p>
          </table:table-cell>
        </table:table-row>
        <table:table-row table:style-name="ro1">
          <table:table-cell/>
          <table:table-cell office:value-type="string">
            <text:p>FR0011418474</text:p>
          </table:table-cell>
          <table:table-cell office:value-type="string">
            <text:p>E ACTIONS EUROZONE AVIVA A</text:p>
          </table:table-cell>
        </table:table-row>
        <table:table-row table:style-name="ro1">
          <table:table-cell/>
          <table:table-cell office:value-type="string">
            <text:p>FR0011422294</text:p>
          </table:table-cell>
          <table:table-cell office:value-type="string">
            <text:p>ASTRIA GLOBAL FLEXIBLE</text:p>
          </table:table-cell>
        </table:table-row>
        <table:table-row table:style-name="ro1">
          <table:table-cell/>
          <table:table-cell office:value-type="string">
            <text:p>FR0011429471</text:p>
          </table:table-cell>
          <table:table-cell office:value-type="string">
            <text:p>E AVIVA OBLIGATIONS 5-7 A</text:p>
          </table:table-cell>
        </table:table-row>
        <table:table-row table:style-name="ro1">
          <table:table-cell/>
          <table:table-cell office:value-type="string">
            <text:p>FR0011435197</text:p>
          </table:table-cell>
          <table:table-cell office:value-type="string">
            <text:p>AGRESSOR P</text:p>
          </table:table-cell>
        </table:table-row>
        <table:table-row table:style-name="ro1">
          <table:table-cell/>
          <table:table-cell office:value-type="string">
            <text:p>FR0011440460</text:p>
          </table:table-cell>
          <table:table-cell office:value-type="string">
            <text:p>HIXANCE SKYLINER C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FR0011440478</text:p>
          </table:table-cell>
          <table:table-cell office:value-type="string">
            <text:p>LYXOR ETF PEA MSCI EMERGING MARKETS </text:p>
          </table:table-cell>
        </table:table-row>
        <table:table-row table:style-name="ro1">
          <table:table-cell/>
          <table:table-cell office:value-type="string">
            <text:p>FR0011443852</text:p>
          </table:table-cell>
          <table:table-cell office:value-type="string">
            <text:p>CARMIGNAC PATRIMOINE A JPY inc</text:p>
          </table:table-cell>
        </table:table-row>
        <table:table-row table:style-name="ro1">
          <table:table-cell/>
          <table:table-cell office:value-type="string">
            <text:p>FR0011443860</text:p>
          </table:table-cell>
          <table:table-cell office:value-type="string">
            <text:p>CARMIGNAC PATRIMOINE B JPY inc</text:p>
          </table:table-cell>
        </table:table-row>
        <table:table-row table:style-name="ro1">
          <table:table-cell/>
          <table:table-cell office:value-type="string">
            <text:p>FR0011445378</text:p>
          </table:table-cell>
          <table:table-cell office:value-type="string">
            <text:p>R OPAL EMERGENTS C EUR</text:p>
          </table:table-cell>
        </table:table-row>
        <table:table-row table:style-name="ro1">
          <table:table-cell/>
          <table:table-cell office:value-type="string">
            <text:p>FR0011445436</text:p>
          </table:table-cell>
          <table:table-cell office:value-type="string">
            <text:p>CANDRIAM PATRIMOINE OBLI-INTER C</text:p>
          </table:table-cell>
        </table:table-row>
        <table:table-row table:style-name="ro1">
          <table:table-cell/>
          <table:table-cell office:value-type="string">
            <text:p>FR0011449602</text:p>
          </table:table-cell>
          <table:table-cell office:value-type="string">
            <text:p>ECHIQUIER GLOBAL OPPORTUNITES</text:p>
          </table:table-cell>
        </table:table-row>
        <table:table-row table:style-name="ro1">
          <table:table-cell/>
          <table:table-cell office:value-type="string">
            <text:p>FR0011449990</text:p>
          </table:table-cell>
          <table:table-cell office:value-type="string">
            <text:p>CAMPOSTELLA P</text:p>
          </table:table-cell>
        </table:table-row>
        <table:table-row table:style-name="ro1">
          <table:table-cell/>
          <table:table-cell office:value-type="string">
            <text:p>FR0011465681</text:p>
          </table:table-cell>
          <table:table-cell office:value-type="string">
            <text:p>TIEPOLO EUROPE RENDEMENT C</text:p>
          </table:table-cell>
        </table:table-row>
        <table:table-row table:style-name="ro1">
          <table:table-cell/>
          <table:table-cell office:value-type="string">
            <text:p>FR0011466093</text:p>
          </table:table-cell>
          <table:table-cell office:value-type="string">
            <text:p>QUADRIGE</text:p>
          </table:table-cell>
        </table:table-row>
        <table:table-row table:style-name="ro1">
          <table:table-cell/>
          <table:table-cell office:value-type="string">
            <text:p>FR0011473560</text:p>
          </table:table-cell>
          <table:table-cell office:value-type="string">
            <text:p>FELIDAE PATRIMOINE</text:p>
          </table:table-cell>
        </table:table-row>
        <table:table-row table:style-name="ro1">
          <table:table-cell/>
          <table:table-cell office:value-type="string">
            <text:p>FR0011474980</text:p>
          </table:table-cell>
          <table:table-cell office:value-type="string">
            <text:p>NORDEN SMALL IC</text:p>
          </table:table-cell>
        </table:table-row>
        <table:table-row table:style-name="ro1">
          <table:table-cell/>
          <table:table-cell office:value-type="string">
            <text:p>FR0011475029</text:p>
          </table:table-cell>
          <table:table-cell office:value-type="string">
            <text:p>OPTIMUM ACTIONS CANADA R C</text:p>
          </table:table-cell>
        </table:table-row>
        <table:table-row table:style-name="ro1">
          <table:table-cell office:value-type="string">
            <text:p>JPNH</text:p>
          </table:table-cell>
          <table:table-cell office:value-type="string">
            <text:p>FR0011475078</text:p>
          </table:table-cell>
          <table:table-cell office:value-type="string">
            <text:p>LYXOR ETF TOPIX DH</text:p>
          </table:table-cell>
        </table:table-row>
        <table:table-row table:style-name="ro1">
          <table:table-cell/>
          <table:table-cell office:value-type="string">
            <text:p>FR0011477652</text:p>
          </table:table-cell>
          <table:table-cell office:value-type="string">
            <text:p>LBP INDEX EURO PEA 90 SEPTEMBRE 2021</text:p>
          </table:table-cell>
        </table:table-row>
        <table:table-row table:style-name="ro1">
          <table:table-cell/>
          <table:table-cell office:value-type="string">
            <text:p>FR0011482678</text:p>
          </table:table-cell>
          <table:table-cell office:value-type="string">
            <text:p>BNP PARIBAS MOIS ISR X</text:p>
          </table:table-cell>
        </table:table-row>
        <table:table-row table:style-name="ro1">
          <table:table-cell/>
          <table:table-cell office:value-type="string">
            <text:p>FR0011482686</text:p>
          </table:table-cell>
          <table:table-cell office:value-type="string">
            <text:p>BNP PARIBAS MOIS ISR CLASSIC</text:p>
          </table:table-cell>
        </table:table-row>
        <table:table-row table:style-name="ro1">
          <table:table-cell/>
          <table:table-cell office:value-type="string">
            <text:p>FR0011485135</text:p>
          </table:table-cell>
          <table:table-cell office:value-type="string">
            <text:p>TENOR</text:p>
          </table:table-cell>
        </table:table-row>
        <table:table-row table:style-name="ro1">
          <table:table-cell/>
          <table:table-cell office:value-type="string">
            <text:p>FR0011491141</text:p>
          </table:table-cell>
          <table:table-cell office:value-type="string">
            <text:p>CEDRUS SUSTAINABLE OPPORTUNITIES R</text:p>
          </table:table-cell>
        </table:table-row>
        <table:table-row table:style-name="ro1">
          <table:table-cell/>
          <table:table-cell office:value-type="string">
            <text:p>FR0011491182</text:p>
          </table:table-cell>
          <table:table-cell office:value-type="string">
            <text:p>UNION OBLI PAYS EMERGENTS C</text:p>
          </table:table-cell>
        </table:table-row>
        <table:table-row table:style-name="ro1">
          <table:table-cell/>
          <table:table-cell office:value-type="string">
            <text:p>FR0011491208</text:p>
          </table:table-cell>
          <table:table-cell office:value-type="string">
            <text:p>UNION OBLI PAYS EMERGENTS I</text:p>
          </table:table-cell>
        </table:table-row>
        <table:table-row table:style-name="ro1">
          <table:table-cell/>
          <table:table-cell office:value-type="string">
            <text:p>FR0011493444</text:p>
          </table:table-cell>
          <table:table-cell office:value-type="string">
            <text:p>VEGA GRANDE EUROPE R</text:p>
          </table:table-cell>
        </table:table-row>
        <table:table-row table:style-name="ro1">
          <table:table-cell/>
          <table:table-cell office:value-type="string">
            <text:p>FR0011495951</text:p>
          </table:table-cell>
          <table:table-cell office:value-type="string">
            <text:p>MONETA MULTI CAPS D</text:p>
          </table:table-cell>
        </table:table-row>
        <table:table-row table:style-name="ro1">
          <table:table-cell/>
          <table:table-cell office:value-type="string">
            <text:p>FR0011499599</text:p>
          </table:table-cell>
          <table:table-cell office:value-type="string">
            <text:p>FCP SMART WORLD AC</text:p>
          </table:table-cell>
        </table:table-row>
        <table:table-row table:style-name="ro1">
          <table:table-cell/>
          <table:table-cell office:value-type="string">
            <text:p>FR0011502947</text:p>
          </table:table-cell>
          <table:table-cell office:value-type="string">
            <text:p>FCM NEW DEAL P</text:p>
          </table:table-cell>
        </table:table-row>
        <table:table-row table:style-name="ro1">
          <table:table-cell/>
          <table:table-cell office:value-type="string">
            <text:p>FR0011507193</text:p>
          </table:table-cell>
          <table:table-cell office:value-type="string">
            <text:p>Optimix R</text:p>
          </table:table-cell>
        </table:table-row>
        <table:table-row table:style-name="ro1">
          <table:table-cell/>
          <table:table-cell office:value-type="string">
            <text:p>FR0011510064</text:p>
          </table:table-cell>
          <table:table-cell office:value-type="string">
            <text:p>PATRIMOINE MULTI-GESTION</text:p>
          </table:table-cell>
        </table:table-row>
        <table:table-row table:style-name="ro1">
          <table:table-cell/>
          <table:table-cell office:value-type="string">
            <text:p>FR0011511773</text:p>
          </table:table-cell>
          <table:table-cell office:value-type="string">
            <text:p>INVEST ACTIONS MONDE A</text:p>
          </table:table-cell>
        </table:table-row>
        <table:table-row table:style-name="ro1">
          <table:table-cell/>
          <table:table-cell office:value-type="string">
            <text:p>FR0011513522</text:p>
          </table:table-cell>
          <table:table-cell office:value-type="string">
            <text:p>ARC FLEXIBOND (C)</text:p>
          </table:table-cell>
        </table:table-row>
        <table:table-row table:style-name="ro1">
          <table:table-cell/>
          <table:table-cell office:value-type="string">
            <text:p>FR0011513530</text:p>
          </table:table-cell>
          <table:table-cell office:value-type="string">
            <text:p>ARC FLEXIBOND (D)</text:p>
          </table:table-cell>
        </table:table-row>
        <table:table-row table:style-name="ro1">
          <table:table-cell/>
          <table:table-cell office:value-type="string">
            <text:p>FR0011513563</text:p>
          </table:table-cell>
          <table:table-cell office:value-type="string">
            <text:p>BNP PARIBAS DIVERSIPIERRE P</text:p>
          </table:table-cell>
        </table:table-row>
        <table:table-row table:style-name="ro1">
          <table:table-cell/>
          <table:table-cell office:value-type="string">
            <text:p>FR0011513779</text:p>
          </table:table-cell>
          <table:table-cell office:value-type="string">
            <text:p>EXPERT PATRIMOINE I</text:p>
          </table:table-cell>
        </table:table-row>
        <table:table-row table:style-name="ro1">
          <table:table-cell/>
          <table:table-cell office:value-type="string">
            <text:p>FR0011514462</text:p>
          </table:table-cell>
          <table:table-cell office:value-type="string">
            <text:p>ALTIMEO OPTIMUM USD</text:p>
          </table:table-cell>
        </table:table-row>
        <table:table-row table:style-name="ro1">
          <table:table-cell/>
          <table:table-cell office:value-type="string">
            <text:p>FR0011522333</text:p>
          </table:table-cell>
          <table:table-cell office:value-type="string">
            <text:p>BBM V-FLEX APD</text:p>
          </table:table-cell>
        </table:table-row>
        <table:table-row table:style-name="ro1">
          <table:table-cell/>
          <table:table-cell office:value-type="string">
            <text:p>FR0011522358</text:p>
          </table:table-cell>
          <table:table-cell office:value-type="string">
            <text:p>BBM V-FLEX RPC</text:p>
          </table:table-cell>
        </table:table-row>
        <table:table-row table:style-name="ro1">
          <table:table-cell/>
          <table:table-cell office:value-type="string">
            <text:p>FR0011524412</text:p>
          </table:table-cell>
          <table:table-cell office:value-type="string">
            <text:p>AMUNDI GLOBAL MACRO MULTI-ASSET P-C</text:p>
          </table:table-cell>
        </table:table-row>
        <table:table-row table:style-name="ro1">
          <table:table-cell/>
          <table:table-cell office:value-type="string">
            <text:p>FR0011526318</text:p>
          </table:table-cell>
          <table:table-cell office:value-type="string">
            <text:p>GENERALI FRANCE FUTURE LEADERS D</text:p>
          </table:table-cell>
        </table:table-row>
        <table:table-row table:style-name="ro1">
          <table:table-cell/>
          <table:table-cell office:value-type="string">
            <text:p>FR0011527167</text:p>
          </table:table-cell>
          <table:table-cell office:value-type="string">
            <text:p>RMA AFRICA I</text:p>
          </table:table-cell>
        </table:table-row>
        <table:table-row table:style-name="ro1">
          <table:table-cell/>
          <table:table-cell office:value-type="string">
            <text:p>FR0011530534</text:p>
          </table:table-cell>
          <table:table-cell office:value-type="string">
            <text:p>LAZARD GESTION FLEXIBLE R</text:p>
          </table:table-cell>
        </table:table-row>
        <table:table-row table:style-name="ro1">
          <table:table-cell/>
          <table:table-cell office:value-type="string">
            <text:p>FR0011530559</text:p>
          </table:table-cell>
          <table:table-cell office:value-type="string">
            <text:p>LAZARD LONG SHORT FLEXIBLE R</text:p>
          </table:table-cell>
        </table:table-row>
        <table:table-row table:style-name="ro1">
          <table:table-cell/>
          <table:table-cell office:value-type="string">
            <text:p>FR0011530948</text:p>
          </table:table-cell>
          <table:table-cell office:value-type="string">
            <text:p>TIKEHAU INCOME CROSS ASSETS P</text:p>
          </table:table-cell>
        </table:table-row>
        <table:table-row table:style-name="ro1">
          <table:table-cell/>
          <table:table-cell office:value-type="string">
            <text:p>FR0011537653</text:p>
          </table:table-cell>
          <table:table-cell office:value-type="string">
            <text:p>LAZARD RECOVERY EUROZONE R</text:p>
          </table:table-cell>
        </table:table-row>
        <table:table-row table:style-name="ro1">
          <table:table-cell/>
          <table:table-cell office:value-type="string">
            <text:p>FR0011538230</text:p>
          </table:table-cell>
          <table:table-cell office:value-type="string">
            <text:p>BNP PARIBAS INDICE EURO CLASSIC</text:p>
          </table:table-cell>
        </table:table-row>
        <table:table-row table:style-name="ro1">
          <table:table-cell/>
          <table:table-cell office:value-type="string">
            <text:p>FR0011538800</text:p>
          </table:table-cell>
          <table:table-cell office:value-type="string">
            <text:p>S TEMPO FIDELITY</text:p>
          </table:table-cell>
        </table:table-row>
        <table:table-row table:style-name="ro1">
          <table:table-cell/>
          <table:table-cell office:value-type="string">
            <text:p>FR0011538818</text:p>
          </table:table-cell>
          <table:table-cell office:value-type="string">
            <text:p>S TEMPO DNCA</text:p>
          </table:table-cell>
        </table:table-row>
        <table:table-row table:style-name="ro1">
          <table:table-cell/>
          <table:table-cell office:value-type="string">
            <text:p>FR0011538826</text:p>
          </table:table-cell>
          <table:table-cell office:value-type="string">
            <text:p>S TEMPO ECHIQUIER</text:p>
          </table:table-cell>
        </table:table-row>
        <table:table-row table:style-name="ro1">
          <table:table-cell/>
          <table:table-cell office:value-type="string">
            <text:p>FR0011538834</text:p>
          </table:table-cell>
          <table:table-cell office:value-type="string">
            <text:p>S TEMPO GEFIP</text:p>
          </table:table-cell>
        </table:table-row>
        <table:table-row table:style-name="ro1">
          <table:table-cell/>
          <table:table-cell office:value-type="string">
            <text:p>FR0011538842</text:p>
          </table:table-cell>
          <table:table-cell office:value-type="string">
            <text:p>SAGIS DYNAMIQUE</text:p>
          </table:table-cell>
        </table:table-row>
        <table:table-row table:style-name="ro1">
          <table:table-cell/>
          <table:table-cell office:value-type="string">
            <text:p>FR0011540525</text:p>
          </table:table-cell>
          <table:table-cell office:value-type="string">
            <text:p>ODDO OPTIMAL INCOME CR-EUR</text:p>
          </table:table-cell>
        </table:table-row>
        <table:table-row table:style-name="ro1">
          <table:table-cell/>
          <table:table-cell office:value-type="string">
            <text:p>FR0011540558</text:p>
          </table:table-cell>
          <table:table-cell office:value-type="string">
            <text:p>OUESSANT P</text:p>
          </table:table-cell>
        </table:table-row>
        <table:table-row table:style-name="ro1">
          <table:table-cell/>
          <table:table-cell office:value-type="string">
            <text:p>FR0011541903</text:p>
          </table:table-cell>
          <table:table-cell office:value-type="string">
            <text:p>AMILTON GLOBAL ALLOCATION I</text:p>
          </table:table-cell>
        </table:table-row>
        <table:table-row table:style-name="ro1">
          <table:table-cell/>
          <table:table-cell office:value-type="string">
            <text:p>FR0011545680</text:p>
          </table:table-cell>
          <table:table-cell office:value-type="string">
            <text:p>AGIPI IMMOBILIER</text:p>
          </table:table-cell>
        </table:table-row>
        <table:table-row table:style-name="ro1">
          <table:table-cell/>
          <table:table-cell office:value-type="string">
            <text:p>FR0011547652</text:p>
          </table:table-cell>
          <table:table-cell office:value-type="string">
            <text:p>SYNERGIES FLEXIBLES</text:p>
          </table:table-cell>
        </table:table-row>
        <table:table-row table:style-name="ro1">
          <table:table-cell/>
          <table:table-cell office:value-type="string">
            <text:p>FR0011548841</text:p>
          </table:table-cell>
          <table:table-cell office:value-type="string">
            <text:p>STRATEGIE MONDE</text:p>
          </table:table-cell>
        </table:table-row>
        <table:table-row table:style-name="ro1">
          <table:table-cell/>
          <table:table-cell office:value-type="string">
            <text:p>FR0011548858</text:p>
          </table:table-cell>
          <table:table-cell office:value-type="string">
            <text:p>ADSENS PART AC</text:p>
          </table:table-cell>
        </table:table-row>
        <table:table-row table:style-name="ro1">
          <table:table-cell/>
          <table:table-cell office:value-type="string">
            <text:p>FR0011549989</text:p>
          </table:table-cell>
          <table:table-cell office:value-type="string">
            <text:p>ARAMIS PATRIMOINE (D)</text:p>
          </table:table-cell>
        </table:table-row>
        <table:table-row table:style-name="ro1">
          <table:table-cell/>
          <table:table-cell office:value-type="string">
            <text:p>FR0011550185</text:p>
          </table:table-cell>
          <table:table-cell office:value-type="string">
            <text:p>BNP PARIBAS EASY S&amp;P 500 UCITS ETF C</text:p>
          </table:table-cell>
        </table:table-row>
        <table:table-row table:style-name="ro1">
          <table:table-cell office:value-type="string">
            <text:p>LTMP</text:p>
          </table:table-cell>
          <table:table-cell office:value-type="string">
            <text:p>FR0011551019</text:p>
          </table:table-cell>
          <table:table-cell office:value-type="string">
            <text:p>LYXOR ETF LTM PEA</text:p>
          </table:table-cell>
        </table:table-row>
        <table:table-row table:style-name="ro1">
          <table:table-cell/>
          <table:table-cell office:value-type="string">
            <text:p>FR0011554294</text:p>
          </table:table-cell>
          <table:table-cell office:value-type="string">
            <text:p>INVESTCORE 2019 C</text:p>
          </table:table-cell>
        </table:table-row>
        <table:table-row table:style-name="ro1">
          <table:table-cell/>
          <table:table-cell office:value-type="string">
            <text:p>FR0011556174</text:p>
          </table:table-cell>
          <table:table-cell office:value-type="string">
            <text:p>FRUCTIFONDS VALEURS DU JAPON H-I (C)</text:p>
          </table:table-cell>
        </table:table-row>
        <table:table-row table:style-name="ro1">
          <table:table-cell/>
          <table:table-cell office:value-type="string">
            <text:p>FR0011556216</text:p>
          </table:table-cell>
          <table:table-cell office:value-type="string">
            <text:p>RENDEMENT DIVERSIFIE C</text:p>
          </table:table-cell>
        </table:table-row>
        <table:table-row table:style-name="ro1">
          <table:table-cell/>
          <table:table-cell office:value-type="string">
            <text:p>FR0011556828</text:p>
          </table:table-cell>
          <table:table-cell office:value-type="string">
            <text:p>AMUNDI ACTIONS PME C</text:p>
          </table:table-cell>
        </table:table-row>
        <table:table-row table:style-name="ro1">
          <table:table-cell/>
          <table:table-cell office:value-type="string">
            <text:p>FR0011557974</text:p>
          </table:table-cell>
          <table:table-cell office:value-type="string">
            <text:p>QUANTOLOGY GROWTH R</text:p>
          </table:table-cell>
        </table:table-row>
        <table:table-row table:style-name="ro1">
          <table:table-cell/>
          <table:table-cell office:value-type="string">
            <text:p>FR0011558246</text:p>
          </table:table-cell>
          <table:table-cell office:value-type="string">
            <text:p>ECHIQUIER ENTREPRENEURS</text:p>
          </table:table-cell>
        </table:table-row>
        <table:table-row table:style-name="ro1">
          <table:table-cell/>
          <table:table-cell office:value-type="string">
            <text:p>FR0011558741</text:p>
          </table:table-cell>
          <table:table-cell office:value-type="string">
            <text:p>DNP CONVICTIONS</text:p>
          </table:table-cell>
        </table:table-row>
        <table:table-row table:style-name="ro1">
          <table:table-cell/>
          <table:table-cell office:value-type="string">
            <text:p>FR0011558758</text:p>
          </table:table-cell>
          <table:table-cell office:value-type="string">
            <text:p>ADAGE CBP FLEX</text:p>
          </table:table-cell>
        </table:table-row>
        <table:table-row table:style-name="ro1">
          <table:table-cell/>
          <table:table-cell office:value-type="string">
            <text:p>FR0011563527</text:p>
          </table:table-cell>
          <table:table-cell office:value-type="string">
            <text:p>FCP SMART WORLD SC</text:p>
          </table:table-cell>
        </table:table-row>
        <table:table-row table:style-name="ro1">
          <table:table-cell/>
          <table:table-cell office:value-type="string">
            <text:p>FR0011563535</text:p>
          </table:table-cell>
          <table:table-cell office:value-type="string">
            <text:p>OSTRUM TRESORERIE R</text:p>
          </table:table-cell>
        </table:table-row>
        <table:table-row table:style-name="ro1">
          <table:table-cell/>
          <table:table-cell office:value-type="string">
            <text:p>FR0011570613</text:p>
          </table:table-cell>
          <table:table-cell office:value-type="string">
            <text:p>ODDO VISION CR</text:p>
          </table:table-cell>
        </table:table-row>
        <table:table-row table:style-name="ro1">
          <table:table-cell/>
          <table:table-cell office:value-type="string">
            <text:p>FR0011572478</text:p>
          </table:table-cell>
          <table:table-cell office:value-type="string">
            <text:p>CM-CIC TEMPERE EUROPE (C)</text:p>
          </table:table-cell>
        </table:table-row>
        <table:table-row table:style-name="ro1">
          <table:table-cell/>
          <table:table-cell office:value-type="string">
            <text:p>FR0011584390</text:p>
          </table:table-cell>
          <table:table-cell office:value-type="string">
            <text:p>JL EQUITY MARKET NEUTRAL P</text:p>
          </table:table-cell>
        </table:table-row>
        <table:table-row table:style-name="ro1">
          <table:table-cell/>
          <table:table-cell office:value-type="string">
            <text:p>FR0011584416</text:p>
          </table:table-cell>
          <table:table-cell office:value-type="string">
            <text:p>SG PATRIMOINE C</text:p>
          </table:table-cell>
        </table:table-row>
        <table:table-row table:style-name="ro1">
          <table:table-cell/>
          <table:table-cell office:value-type="string">
            <text:p>FR0011584424</text:p>
          </table:table-cell>
          <table:table-cell office:value-type="string">
            <text:p>EUROPEAM C</text:p>
          </table:table-cell>
        </table:table-row>
        <table:table-row table:style-name="ro1">
          <table:table-cell/>
          <table:table-cell office:value-type="string">
            <text:p>FR0011585520</text:p>
          </table:table-cell>
          <table:table-cell office:value-type="string">
            <text:p>NOVA EUROPE A</text:p>
          </table:table-cell>
        </table:table-row>
        <table:table-row table:style-name="ro1">
          <table:table-cell/>
          <table:table-cell office:value-type="string">
            <text:p>FR0011585538</text:p>
          </table:table-cell>
          <table:table-cell office:value-type="string">
            <text:p>NOVA EUROPE I</text:p>
          </table:table-cell>
        </table:table-row>
        <table:table-row table:style-name="ro1">
          <table:table-cell/>
          <table:table-cell office:value-type="string">
            <text:p>FR0011586544</text:p>
          </table:table-cell>
          <table:table-cell office:value-type="string">
            <text:p>AVIVA GRANDES MARQUES A</text:p>
          </table:table-cell>
        </table:table-row>
        <table:table-row table:style-name="ro1">
          <table:table-cell/>
          <table:table-cell office:value-type="string">
            <text:p>FR0011591015</text:p>
          </table:table-cell>
          <table:table-cell office:value-type="string">
            <text:p>S TEMPO LA FRANCAISE PART B</text:p>
          </table:table-cell>
        </table:table-row>
        <table:table-row table:style-name="ro1">
          <table:table-cell/>
          <table:table-cell office:value-type="string">
            <text:p>FR0011597459</text:p>
          </table:table-cell>
          <table:table-cell office:value-type="string">
            <text:p>CPR JAPON H-P EUR</text:p>
          </table:table-cell>
        </table:table-row>
        <table:table-row table:style-name="ro1">
          <table:table-cell/>
          <table:table-cell office:value-type="string">
            <text:p>FR0011597475</text:p>
          </table:table-cell>
          <table:table-cell office:value-type="string">
            <text:p>GASPAL PATRIMOINE R</text:p>
          </table:table-cell>
        </table:table-row>
        <table:table-row table:style-name="ro1">
          <table:table-cell/>
          <table:table-cell office:value-type="string">
            <text:p>FR0011600410</text:p>
          </table:table-cell>
          <table:table-cell office:value-type="string">
            <text:p>NATIXIS ACTIONS US GROWTH R EUR</text:p>
          </table:table-cell>
        </table:table-row>
        <table:table-row table:style-name="ro1">
          <table:table-cell/>
          <table:table-cell office:value-type="string">
            <text:p>FR0011601343</text:p>
          </table:table-cell>
          <table:table-cell office:value-type="string">
            <text:p>UNION AMERIQUE 500 DOLLAR C</text:p>
          </table:table-cell>
        </table:table-row>
        <table:table-row table:style-name="ro1">
          <table:table-cell/>
          <table:table-cell office:value-type="string">
            <text:p>FR0011606268</text:p>
          </table:table-cell>
          <table:table-cell office:value-type="string">
            <text:p>ODDO ACTIVE SMALLER COMPANIES CR</text:p>
          </table:table-cell>
        </table:table-row>
        <table:table-row table:style-name="ro1">
          <table:table-cell/>
          <table:table-cell office:value-type="string">
            <text:p>FR0011608421</text:p>
          </table:table-cell>
          <table:table-cell office:value-type="string">
            <text:p>TOCQUEVILLE PME P</text:p>
          </table:table-cell>
        </table:table-row>
        <table:table-row table:style-name="ro1">
          <table:table-cell/>
          <table:table-cell office:value-type="string">
            <text:p>FR0011628288</text:p>
          </table:table-cell>
          <table:table-cell office:value-type="string">
            <text:p>BNP PARIBAS ACTIONS PME CAMGESTION PME O</text:p>
          </table:table-cell>
        </table:table-row>
        <table:table-row table:style-name="ro1">
          <table:table-cell/>
          <table:table-cell office:value-type="string">
            <text:p>FR0011630599</text:p>
          </table:table-cell>
          <table:table-cell office:value-type="string">
            <text:p>ODDO CREDIT OPPORTUNITIES CR-EUR</text:p>
          </table:table-cell>
        </table:table-row>
        <table:table-row table:style-name="ro1">
          <table:table-cell/>
          <table:table-cell office:value-type="string">
            <text:p>FR0011631019</text:p>
          </table:table-cell>
          <table:table-cell office:value-type="string">
            <text:p>UNION PME-ETI ACTIONS C</text:p>
          </table:table-cell>
        </table:table-row>
        <table:table-row table:style-name="ro1">
          <table:table-cell/>
          <table:table-cell office:value-type="string">
            <text:p>FR0011631035</text:p>
          </table:table-cell>
          <table:table-cell office:value-type="string">
            <text:p>VARENNE GLOBAL</text:p>
          </table:table-cell>
        </table:table-row>
        <table:table-row table:style-name="ro1">
          <table:table-cell/>
          <table:table-cell office:value-type="string">
            <text:p>FR0011631050</text:p>
          </table:table-cell>
          <table:table-cell office:value-type="string">
            <text:p>AMPLEGEST PME AC</text:p>
          </table:table-cell>
        </table:table-row>
        <table:table-row table:style-name="ro1">
          <table:table-cell/>
          <table:table-cell office:value-type="string">
            <text:p>FR0011635291</text:p>
          </table:table-cell>
          <table:table-cell office:value-type="string">
            <text:p>UNION PME ETI DIVERSIFIE (C)</text:p>
          </table:table-cell>
        </table:table-row>
        <table:table-row table:style-name="ro1">
          <table:table-cell/>
          <table:table-cell office:value-type="string">
            <text:p>FR0011635309</text:p>
          </table:table-cell>
          <table:table-cell office:value-type="string">
            <text:p>UNION PME ETI DIVERSIFIE (D)</text:p>
          </table:table-cell>
        </table:table-row>
        <table:table-row table:style-name="ro1">
          <table:table-cell/>
          <table:table-cell office:value-type="string">
            <text:p>FR0011636190</text:p>
          </table:table-cell>
          <table:table-cell office:value-type="string">
            <text:p>AMUNDI ETF RUSSELL 2000 UCITS ETF EUR</text:p>
          </table:table-cell>
        </table:table-row>
        <table:table-row table:style-name="ro1">
          <table:table-cell/>
          <table:table-cell office:value-type="string">
            <text:p>FR0011637057</text:p>
          </table:table-cell>
          <table:table-cell office:value-type="string">
            <text:p>DNCA PME C</text:p>
          </table:table-cell>
        </table:table-row>
        <table:table-row table:style-name="ro1">
          <table:table-cell/>
          <table:table-cell office:value-type="string">
            <text:p>FR0011637065</text:p>
          </table:table-cell>
          <table:table-cell office:value-type="string">
            <text:p>DNCA PME I</text:p>
          </table:table-cell>
        </table:table-row>
        <table:table-row table:style-name="ro1">
          <table:table-cell/>
          <table:table-cell office:value-type="string">
            <text:p>FR0011637115</text:p>
          </table:table-cell>
          <table:table-cell office:value-type="string">
            <text:p>ETOILE PME C</text:p>
          </table:table-cell>
        </table:table-row>
        <table:table-row table:style-name="ro1">
          <table:table-cell/>
          <table:table-cell office:value-type="string">
            <text:p>FR0011637156</text:p>
          </table:table-cell>
          <table:table-cell office:value-type="string">
            <text:p>LAZARD INVESTISSEMENT PEA-PME PART A</text:p>
          </table:table-cell>
        </table:table-row>
        <table:table-row table:style-name="ro1">
          <table:table-cell/>
          <table:table-cell office:value-type="string">
            <text:p>FR0011637164</text:p>
          </table:table-cell>
          <table:table-cell office:value-type="string">
            <text:p>LAZARD INVESTISSEMENT PEA-PME PART R</text:p>
          </table:table-cell>
        </table:table-row>
        <table:table-row table:style-name="ro1">
          <table:table-cell/>
          <table:table-cell office:value-type="string">
            <text:p>FR0011640887</text:p>
          </table:table-cell>
          <table:table-cell office:value-type="string">
            <text:p>ERASMUS SMALL CAP EURO R</text:p>
          </table:table-cell>
        </table:table-row>
        <table:table-row table:style-name="ro1">
          <table:table-cell/>
          <table:table-cell office:value-type="string">
            <text:p>FR0011640903</text:p>
          </table:table-cell>
          <table:table-cell office:value-type="string">
            <text:p>LBPAM CONVERTIBLES OPPORTUNITeS I</text:p>
          </table:table-cell>
        </table:table-row>
        <table:table-row table:style-name="ro1">
          <table:table-cell/>
          <table:table-cell office:value-type="string">
            <text:p>FR0011640911</text:p>
          </table:table-cell>
          <table:table-cell office:value-type="string">
            <text:p>LBPAM CONVERTIBLES OPPORTUNITeS L</text:p>
          </table:table-cell>
        </table:table-row>
        <table:table-row table:style-name="ro1">
          <table:table-cell/>
          <table:table-cell office:value-type="string">
            <text:p>FR0011640986</text:p>
          </table:table-cell>
          <table:table-cell office:value-type="string">
            <text:p>QUADRIGE RENDEMENT C</text:p>
          </table:table-cell>
        </table:table-row>
        <table:table-row table:style-name="ro1">
          <table:table-cell/>
          <table:table-cell office:value-type="string">
            <text:p>FR0011645621</text:p>
          </table:table-cell>
          <table:table-cell office:value-type="string">
            <text:p>DORVAL MANAGEURS SMALL CAP EURO C</text:p>
          </table:table-cell>
        </table:table-row>
        <table:table-row table:style-name="ro1">
          <table:table-cell/>
          <table:table-cell office:value-type="string">
            <text:p>FR0011646470</text:p>
          </table:table-cell>
          <table:table-cell office:value-type="string">
            <text:p>BNP PARIBAS STRUCTURE COURT TERME I</text:p>
          </table:table-cell>
        </table:table-row>
        <table:table-row table:style-name="ro1">
          <table:table-cell/>
          <table:table-cell office:value-type="string">
            <text:p>FR0011649029</text:p>
          </table:table-cell>
          <table:table-cell office:value-type="string">
            <text:p>AMUNDI PATRIMOINE PEA C</text:p>
          </table:table-cell>
        </table:table-row>
        <table:table-row table:style-name="ro1">
          <table:table-cell/>
          <table:table-cell office:value-type="string">
            <text:p>FR0011653500</text:p>
          </table:table-cell>
          <table:table-cell office:value-type="string">
            <text:p>TALENCE SeLECTION PME AC</text:p>
          </table:table-cell>
        </table:table-row>
        <table:table-row table:style-name="ro1">
          <table:table-cell/>
          <table:table-cell office:value-type="string">
            <text:p>FR0011653773</text:p>
          </table:table-cell>
          <table:table-cell office:value-type="string">
            <text:p>HUGAU ACTIONS MONDE C</text:p>
          </table:table-cell>
        </table:table-row>
        <table:table-row table:style-name="ro1">
          <table:table-cell/>
          <table:table-cell office:value-type="string">
            <text:p>FR0011653815</text:p>
          </table:table-cell>
          <table:table-cell office:value-type="string">
            <text:p>SEPTEM INVEST GLOBAL MACRO R</text:p>
          </table:table-cell>
        </table:table-row>
        <table:table-row table:style-name="ro1">
          <table:table-cell/>
          <table:table-cell office:value-type="string">
            <text:p>FR0011659887</text:p>
          </table:table-cell>
          <table:table-cell office:value-type="string">
            <text:p>IDAM SMALL FRANCE R</text:p>
          </table:table-cell>
        </table:table-row>
        <table:table-row table:style-name="ro1">
          <table:table-cell/>
          <table:table-cell office:value-type="string">
            <text:p>FR0011659895</text:p>
          </table:table-cell>
          <table:table-cell office:value-type="string">
            <text:p>DELTA FRANCE SMID CAPS I</text:p>
          </table:table-cell>
        </table:table-row>
        <table:table-row table:style-name="ro1">
          <table:table-cell/>
          <table:table-cell office:value-type="string">
            <text:p>FR0011659937</text:p>
          </table:table-cell>
          <table:table-cell office:value-type="string">
            <text:p>ROCHE-BRUNE EURO PME P</text:p>
          </table:table-cell>
        </table:table-row>
        <table:table-row table:style-name="ro1">
          <table:table-cell/>
          <table:table-cell office:value-type="string">
            <text:p>FR0011660869</text:p>
          </table:table-cell>
          <table:table-cell office:value-type="string">
            <text:p>BFT CONVERTIBLES ISR P-C</text:p>
          </table:table-cell>
        </table:table-row>
        <table:table-row table:style-name="ro1">
          <table:table-cell office:value-type="string">
            <text:p>WLDH</text:p>
          </table:table-cell>
          <table:table-cell office:value-type="string">
            <text:p>FR0011660927</text:p>
          </table:table-cell>
          <table:table-cell office:value-type="string">
            <text:p>LYXOR ETF MSCI WDH</text:p>
          </table:table-cell>
        </table:table-row>
        <table:table-row table:style-name="ro1">
          <table:table-cell/>
          <table:table-cell office:value-type="string">
            <text:p>FR0011667989</text:p>
          </table:table-cell>
          <table:table-cell office:value-type="string">
            <text:p>ECHIQUIER ARTY D</text:p>
          </table:table-cell>
        </table:table-row>
        <table:table-row table:style-name="ro1">
          <table:table-cell/>
          <table:table-cell office:value-type="string">
            <text:p>FR0011667997</text:p>
          </table:table-cell>
          <table:table-cell office:value-type="string">
            <text:p>ABN AMRO GLOBAL DIVIDEND EQUITIES C</text:p>
          </table:table-cell>
        </table:table-row>
        <table:table-row table:style-name="ro1">
          <table:table-cell/>
          <table:table-cell office:value-type="string">
            <text:p>FR0011668011</text:p>
          </table:table-cell>
          <table:table-cell office:value-type="string">
            <text:p>MCA ENTREPRENDRE PME C</text:p>
          </table:table-cell>
        </table:table-row>
        <table:table-row table:style-name="ro1">
          <table:table-cell/>
          <table:table-cell office:value-type="string">
            <text:p>FR0011668045</text:p>
          </table:table-cell>
          <table:table-cell office:value-type="string">
            <text:p>SPPI PATRIMOINE R</text:p>
          </table:table-cell>
        </table:table-row>
        <table:table-row table:style-name="ro1">
          <table:table-cell/>
          <table:table-cell office:value-type="string">
            <text:p>FR0011668730</text:p>
          </table:table-cell>
          <table:table-cell office:value-type="string">
            <text:p>ALTER SOLUTION</text:p>
          </table:table-cell>
        </table:table-row>
        <table:table-row table:style-name="ro1">
          <table:table-cell/>
          <table:table-cell office:value-type="string">
            <text:p>FR0011668763</text:p>
          </table:table-cell>
          <table:table-cell office:value-type="string">
            <text:p>LA FRANCAISE PEA FLEX R</text:p>
          </table:table-cell>
        </table:table-row>
        <table:table-row table:style-name="ro1">
          <table:table-cell/>
          <table:table-cell office:value-type="string">
            <text:p>FR0011672799</text:p>
          </table:table-cell>
          <table:table-cell office:value-type="string">
            <text:p>ECHIQUIER ALTAROCCA CONVERTIBLES R</text:p>
          </table:table-cell>
        </table:table-row>
        <table:table-row table:style-name="ro1">
          <table:table-cell/>
          <table:table-cell office:value-type="string">
            <text:p>FR0011674738</text:p>
          </table:table-cell>
          <table:table-cell office:value-type="string">
            <text:p>SG ACTIONS EURO PME C</text:p>
          </table:table-cell>
        </table:table-row>
        <table:table-row table:style-name="ro1">
          <table:table-cell/>
          <table:table-cell office:value-type="string">
            <text:p>FR0011675180</text:p>
          </table:table-cell>
          <table:table-cell office:value-type="string">
            <text:p>LCL DEVELOPPEMENT PME C</text:p>
          </table:table-cell>
        </table:table-row>
        <table:table-row table:style-name="ro1">
          <table:table-cell/>
          <table:table-cell office:value-type="string">
            <text:p>FR0011679018</text:p>
          </table:table-cell>
          <table:table-cell office:value-type="string">
            <text:p>MANDARINE VALEUR P</text:p>
          </table:table-cell>
        </table:table-row>
        <table:table-row table:style-name="ro1">
          <table:table-cell/>
          <table:table-cell office:value-type="string">
            <text:p>FR0011689330</text:p>
          </table:table-cell>
          <table:table-cell office:value-type="string">
            <text:p>RICHELIEU FAMILY SMALL CAP C</text:p>
          </table:table-cell>
        </table:table-row>
        <table:table-row table:style-name="ro1">
          <table:table-cell/>
          <table:table-cell office:value-type="string">
            <text:p>FR0011689389</text:p>
          </table:table-cell>
          <table:table-cell office:value-type="string">
            <text:p>AXIOM EQUITY R</text:p>
          </table:table-cell>
        </table:table-row>
        <table:table-row table:style-name="ro1">
          <table:table-cell/>
          <table:table-cell office:value-type="string">
            <text:p>FR0011689447</text:p>
          </table:table-cell>
          <table:table-cell office:value-type="string">
            <text:p>LCL ACTIONS MONDE PART C</text:p>
          </table:table-cell>
        </table:table-row>
        <table:table-row table:style-name="ro1">
          <table:table-cell/>
          <table:table-cell office:value-type="string">
            <text:p>FR0011693100</text:p>
          </table:table-cell>
          <table:table-cell office:value-type="string">
            <text:p>BNP PARIBAS ACTIONS PME P</text:p>
          </table:table-cell>
        </table:table-row>
        <table:table-row table:style-name="ro1">
          <table:table-cell/>
          <table:table-cell office:value-type="string">
            <text:p>FR0011694231</text:p>
          </table:table-cell>
          <table:table-cell office:value-type="string">
            <text:p>ODDO BHF VALUE BALANCED CR</text:p>
          </table:table-cell>
        </table:table-row>
        <table:table-row table:style-name="ro1">
          <table:table-cell/>
          <table:table-cell office:value-type="string">
            <text:p>FR0011694256</text:p>
          </table:table-cell>
          <table:table-cell office:value-type="string">
            <text:p>SOFIDY SELECTION 1 P</text:p>
          </table:table-cell>
        </table:table-row>
        <table:table-row table:style-name="ro1">
          <table:table-cell/>
          <table:table-cell office:value-type="string">
            <text:p>FR0011695055</text:p>
          </table:table-cell>
          <table:table-cell office:value-type="string">
            <text:p>BARCLAYS CALL 70 PEA</text:p>
          </table:table-cell>
        </table:table-row>
        <table:table-row table:style-name="ro1">
          <table:table-cell/>
          <table:table-cell office:value-type="string">
            <text:p>FR0011707470</text:p>
          </table:table-cell>
          <table:table-cell office:value-type="string">
            <text:p>SYCOMORE SELECTION PME I</text:p>
          </table:table-cell>
        </table:table-row>
        <table:table-row table:style-name="ro1">
          <table:table-cell/>
          <table:table-cell office:value-type="string">
            <text:p>FR0011707488</text:p>
          </table:table-cell>
          <table:table-cell office:value-type="string">
            <text:p>SYCOMORE SELECTION PME R</text:p>
          </table:table-cell>
        </table:table-row>
        <table:table-row table:style-name="ro1">
          <table:table-cell/>
          <table:table-cell office:value-type="string">
            <text:p>FR0011707611</text:p>
          </table:table-cell>
          <table:table-cell office:value-type="string">
            <text:p>ReSILIENCE B</text:p>
          </table:table-cell>
        </table:table-row>
        <table:table-row table:style-name="ro1">
          <table:table-cell/>
          <table:table-cell office:value-type="string">
            <text:p>FR0011710581</text:p>
          </table:table-cell>
          <table:table-cell office:value-type="string">
            <text:p>BRONGNIART PME DIVERSIFIE C</text:p>
          </table:table-cell>
        </table:table-row>
        <table:table-row table:style-name="ro1">
          <table:table-cell/>
          <table:table-cell office:value-type="string">
            <text:p>FR0011710649</text:p>
          </table:table-cell>
          <table:table-cell office:value-type="string">
            <text:p>ESSENTIEL RENDENMENT AC</text:p>
          </table:table-cell>
        </table:table-row>
        <table:table-row table:style-name="ro1">
          <table:table-cell/>
          <table:table-cell office:value-type="string">
            <text:p>FR0011711613</text:p>
          </table:table-cell>
          <table:table-cell office:value-type="string">
            <text:p>ARGOSPHERE</text:p>
          </table:table-cell>
        </table:table-row>
        <table:table-row table:style-name="ro1">
          <table:table-cell office:value-type="string">
            <text:p>CNAA</text:p>
          </table:table-cell>
          <table:table-cell office:value-type="string">
            <text:p>FR0011720911</text:p>
          </table:table-cell>
          <table:table-cell office:value-type="string">
            <text:p>ETF CNAA</text:p>
          </table:table-cell>
        </table:table-row>
        <table:table-row table:style-name="ro1">
          <table:table-cell/>
          <table:table-cell office:value-type="string">
            <text:p>FR0011726850</text:p>
          </table:table-cell>
          <table:table-cell office:value-type="string">
            <text:p>ABN AMRO FRENCH EQUITIES C</text:p>
          </table:table-cell>
        </table:table-row>
        <table:table-row table:style-name="ro1">
          <table:table-cell/>
          <table:table-cell office:value-type="string">
            <text:p>FR0011749605</text:p>
          </table:table-cell>
          <table:table-cell office:value-type="string">
            <text:p>COGEFI CHRYSALIDE PART I</text:p>
          </table:table-cell>
        </table:table-row>
        <table:table-row table:style-name="ro1">
          <table:table-cell/>
          <table:table-cell office:value-type="string">
            <text:p>FR0011749613</text:p>
          </table:table-cell>
          <table:table-cell office:value-type="string">
            <text:p>COGEFI CHRYSALIDE PART P</text:p>
          </table:table-cell>
        </table:table-row>
        <table:table-row table:style-name="ro1">
          <table:table-cell/>
          <table:table-cell office:value-type="string">
            <text:p>FR0011753888</text:p>
          </table:table-cell>
          <table:table-cell office:value-type="string">
            <text:p>LUTETIA ABSOLUTE RETURN I EUR</text:p>
          </table:table-cell>
        </table:table-row>
        <table:table-row table:style-name="ro1">
          <table:table-cell/>
          <table:table-cell office:value-type="string">
            <text:p>FR0011756899</text:p>
          </table:table-cell>
          <table:table-cell office:value-type="string">
            <text:p>ABN AMRO SUSTAINABLE DYNAMIC PROFILE C</text:p>
          </table:table-cell>
        </table:table-row>
        <table:table-row table:style-name="ro1">
          <table:table-cell/>
          <table:table-cell office:value-type="string">
            <text:p>FR0011756907</text:p>
          </table:table-cell>
          <table:table-cell office:value-type="string">
            <text:p>ABN AMRO SUSTAINABLE BALANCED PROFILE C</text:p>
          </table:table-cell>
        </table:table-row>
        <table:table-row table:style-name="ro1">
          <table:table-cell/>
          <table:table-cell office:value-type="string">
            <text:p>FR0011758317</text:p>
          </table:table-cell>
          <table:table-cell office:value-type="string">
            <text:p>ELLIPSIS MASTER TOP ECI FUND PEUR</text:p>
          </table:table-cell>
        </table:table-row>
        <table:table-row table:style-name="ro1">
          <table:table-cell/>
          <table:table-cell office:value-type="string">
            <text:p>FR0011759299</text:p>
          </table:table-cell>
          <table:table-cell office:value-type="string">
            <text:p>RJ SMALLCAPS A</text:p>
          </table:table-cell>
        </table:table-row>
        <table:table-row table:style-name="ro1">
          <table:table-cell/>
          <table:table-cell office:value-type="string">
            <text:p>FR0011759364</text:p>
          </table:table-cell>
          <table:table-cell office:value-type="string">
            <text:p>SANSO MEGATRENDS R</text:p>
          </table:table-cell>
        </table:table-row>
        <table:table-row table:style-name="ro1">
          <table:table-cell/>
          <table:table-cell office:value-type="string">
            <text:p>FR0011766401</text:p>
          </table:table-cell>
          <table:table-cell office:value-type="string">
            <text:p>LA FRANCAISE SUB DEBT R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FR0011770775</text:p>
          </table:table-cell>
          <table:table-cell office:value-type="string">
            <text:p>Lyxor ETF PEA PME</text:p>
          </table:table-cell>
        </table:table-row>
        <table:table-row table:style-name="ro1">
          <table:table-cell/>
          <table:table-cell office:value-type="string">
            <text:p>FR0011771773</text:p>
          </table:table-cell>
          <table:table-cell office:value-type="string">
            <text:p>ABN AMRO SUSTAINABLE MODERATE PROFILE C</text:p>
          </table:table-cell>
        </table:table-row>
        <table:table-row table:style-name="ro1">
          <table:table-cell/>
          <table:table-cell office:value-type="string">
            <text:p>FR0011774686</text:p>
          </table:table-cell>
          <table:table-cell office:value-type="string">
            <text:p>BNP PARIBAS OBLI ENTREPRISES CLASSIC</text:p>
          </table:table-cell>
        </table:table-row>
        <table:table-row table:style-name="ro1">
          <table:table-cell/>
          <table:table-cell office:value-type="string">
            <text:p>FR0011777390</text:p>
          </table:table-cell>
          <table:table-cell office:value-type="string">
            <text:p>SUNNY EURO STRATEGIC E</text:p>
          </table:table-cell>
        </table:table-row>
        <table:table-row table:style-name="ro1">
          <table:table-cell/>
          <table:table-cell office:value-type="string">
            <text:p>FR0011787449</text:p>
          </table:table-cell>
          <table:table-cell office:value-type="string">
            <text:p>ERES &amp; ECHIQUIER PRUDENT</text:p>
          </table:table-cell>
        </table:table-row>
        <table:table-row table:style-name="ro1">
          <table:table-cell/>
          <table:table-cell office:value-type="string">
            <text:p>FR0011790559</text:p>
          </table:table-cell>
          <table:table-cell office:value-type="string">
            <text:p>COVEA PATRIMOINE A</text:p>
          </table:table-cell>
        </table:table-row>
        <table:table-row table:style-name="ro1">
          <table:table-cell/>
          <table:table-cell office:value-type="string">
            <text:p>FR0011799915</text:p>
          </table:table-cell>
          <table:table-cell office:value-type="string">
            <text:p>AMUNDI TRESO CORPORATE F-C</text:p>
          </table:table-cell>
        </table:table-row>
        <table:table-row table:style-name="ro1">
          <table:table-cell/>
          <table:table-cell office:value-type="string">
            <text:p>FR0011816305</text:p>
          </table:table-cell>
          <table:table-cell office:value-type="string">
            <text:p>OPTIMIX I</text:p>
          </table:table-cell>
        </table:table-row>
        <table:table-row table:style-name="ro1">
          <table:table-cell/>
          <table:table-cell office:value-type="string">
            <text:p>FR0011829084</text:p>
          </table:table-cell>
          <table:table-cell office:value-type="string">
            <text:p>AMUNDI ETF GLOBAL EQUITY MULTI SMART ALLOCATION SC</text:p>
          </table:table-cell>
        </table:table-row>
        <table:table-row table:style-name="ro1">
          <table:table-cell/>
          <table:table-cell office:value-type="string">
            <text:p>FR0011829134</text:p>
          </table:table-cell>
          <table:table-cell office:value-type="string">
            <text:p>UNION HIGH YIELD SHORT DURATION (C)</text:p>
          </table:table-cell>
        </table:table-row>
        <table:table-row table:style-name="ro1">
          <table:table-cell/>
          <table:table-cell office:value-type="string">
            <text:p>FR0011829159</text:p>
          </table:table-cell>
          <table:table-cell office:value-type="string">
            <text:p>ASSEMBLE EVOLUTION</text:p>
          </table:table-cell>
        </table:table-row>
        <table:table-row table:style-name="ro1">
          <table:table-cell/>
          <table:table-cell office:value-type="string">
            <text:p>FR0011829225</text:p>
          </table:table-cell>
          <table:table-cell office:value-type="string">
            <text:p>BNP PARIBAS OBLIPAR FCP CLASSIC</text:p>
          </table:table-cell>
        </table:table-row>
        <table:table-row table:style-name="ro1">
          <table:table-cell/>
          <table:table-cell office:value-type="string">
            <text:p>FR0011844034</text:p>
          </table:table-cell>
          <table:table-cell office:value-type="string">
            <text:p>OBJECTIF CREDIT FI. I</text:p>
          </table:table-cell>
        </table:table-row>
        <table:table-row table:style-name="ro1">
          <table:table-cell/>
          <table:table-cell office:value-type="string">
            <text:p>FR0011845650</text:p>
          </table:table-cell>
          <table:table-cell office:value-type="string">
            <text:p>HAAS EPARGNE CROISSANCE C</text:p>
          </table:table-cell>
        </table:table-row>
        <table:table-row table:style-name="ro1">
          <table:table-cell/>
          <table:table-cell office:value-type="string">
            <text:p>FR0011845718</text:p>
          </table:table-cell>
          <table:table-cell office:value-type="string">
            <text:p>STRATeGIE CROISSANCE</text:p>
          </table:table-cell>
        </table:table-row>
        <table:table-row table:style-name="ro1">
          <table:table-cell/>
          <table:table-cell office:value-type="string">
            <text:p>FR0011859149</text:p>
          </table:table-cell>
          <table:table-cell office:value-type="string">
            <text:p>ELEAUR PATRIMOINE FLEX R</text:p>
          </table:table-cell>
        </table:table-row>
        <table:table-row table:style-name="ro1">
          <table:table-cell/>
          <table:table-cell office:value-type="string">
            <text:p>FR0011859206</text:p>
          </table:table-cell>
          <table:table-cell office:value-type="string">
            <text:p>MFD PATRIMOINE IC</text:p>
          </table:table-cell>
        </table:table-row>
        <table:table-row table:style-name="ro1">
          <table:table-cell/>
          <table:table-cell office:value-type="string">
            <text:p>FR0011859230</text:p>
          </table:table-cell>
          <table:table-cell office:value-type="string">
            <text:p>UNION HIGH YIELD SHORT DURATION (D)</text:p>
          </table:table-cell>
        </table:table-row>
        <table:table-row table:style-name="ro1">
          <table:table-cell/>
          <table:table-cell office:value-type="string">
            <text:p>FR0011860840</text:p>
          </table:table-cell>
          <table:table-cell office:value-type="string">
            <text:p>RMA ENTREPRENEURS C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FR0011869205</text:p>
          </table:table-cell>
          <table:table-cell office:value-type="string">
            <text:p>LYXOR ETF PEA Brazil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FR0011869270</text:p>
          </table:table-cell>
          <table:table-cell office:value-type="string">
            <text:p>LYXOR ETF PEA DJIA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FR0011869304</text:p>
          </table:table-cell>
          <table:table-cell office:value-type="string">
            <text:p>LYXOR ETF PEA FTSE EPRA/NAREIT Dev Eur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FR0011869312</text:p>
          </table:table-cell>
          <table:table-cell office:value-type="string">
            <text:p>LYXOR ETF PEA MSCI AC ASIA PACIFIC EX JAPAN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FR0011869320</text:p>
          </table:table-cell>
          <table:table-cell office:value-type="string">
            <text:p>LYXOR ETF PEA MSCI INDIA</text:p>
          </table:table-cell>
        </table:table-row>
        <table:table-row table:style-name="ro1">
          <table:table-cell office:value-type="string">
            <text:p>PNRJ</text:p>
          </table:table-cell>
          <table:table-cell office:value-type="string">
            <text:p>FR0011869379</text:p>
          </table:table-cell>
          <table:table-cell office:value-type="string">
            <text:p>LYXOR ETF PEA NEW ENERGY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FR0011869387</text:p>
          </table:table-cell>
          <table:table-cell office:value-type="string">
            <text:p>LYXOR ETF PEA RUSS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FR0011869395</text:p>
          </table:table-cell>
          <table:table-cell office:value-type="string">
            <text:p>LYXOR ETF PEA TURKEY</text:p>
          </table:table-cell>
        </table:table-row>
        <table:table-row table:style-name="ro1">
          <table:table-cell/>
          <table:table-cell office:value-type="string">
            <text:p>FR0011870997</text:p>
          </table:table-cell>
          <table:table-cell office:value-type="string">
            <text:p>BNP PARIBAS SOCIAL BUSINESS FRANCE CLASSIC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FR0011871078</text:p>
          </table:table-cell>
          <table:table-cell office:value-type="string">
            <text:p>LYXOR ETF PEA CHINA ENTERPRISE</text:p>
          </table:table-cell>
        </table:table-row>
        <table:table-row table:style-name="ro1">
          <table:table-cell office:value-type="string">
            <text:p>PCEC</text:p>
          </table:table-cell>
          <table:table-cell office:value-type="string">
            <text:p>FR0011871086</text:p>
          </table:table-cell>
          <table:table-cell office:value-type="string">
            <text:p>LYXOR ETF PEA EASTERN EUROPE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FR0011871102</text:p>
          </table:table-cell>
          <table:table-cell office:value-type="string">
            <text:p>LYXOR ETF PEA JAPAN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FR0011871110</text:p>
          </table:table-cell>
          <table:table-cell office:value-type="string">
            <text:p>LYXOR ETF PEA NASDAQ100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FR0011871128</text:p>
          </table:table-cell>
          <table:table-cell office:value-type="string">
            <text:p>LYXOR ETF PEA SP 500 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FR0011871144</text:p>
          </table:table-cell>
          <table:table-cell office:value-type="string">
            <text:p>LYXOR ETF PEA SOUTH AFRIC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FR0011882364</text:p>
          </table:table-cell>
          <table:table-cell office:value-type="string">
            <text:p>LYXOR ETF PEA WORLD WATER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FR0011884121</text:p>
          </table:table-cell>
          <table:table-cell office:value-type="string">
            <text:p>LYXOR ETF PEA JAPAN </text:p>
          </table:table-cell>
        </table:table-row>
        <table:table-row table:style-name="ro1">
          <table:table-cell/>
          <table:table-cell office:value-type="string">
            <text:p>FR0011884550</text:p>
          </table:table-cell>
          <table:table-cell office:value-type="string">
            <text:p>AFRICA PICKING FUND A</text:p>
          </table:table-cell>
        </table:table-row>
        <table:table-row table:style-name="ro1">
          <table:table-cell/>
          <table:table-cell office:value-type="string">
            <text:p>FR0011885789</text:p>
          </table:table-cell>
          <table:table-cell office:value-type="string">
            <text:p>MARTIN MAUREL PIERRE CAPITALISATION I2</text:p>
          </table:table-cell>
        </table:table-row>
        <table:table-row table:style-name="ro1">
          <table:table-cell/>
          <table:table-cell office:value-type="string">
            <text:p>FR0011885797</text:p>
          </table:table-cell>
          <table:table-cell office:value-type="string">
            <text:p>MARTIN MAUREL PIERRE CAPITALISATION R</text:p>
          </table:table-cell>
        </table:table-row>
        <table:table-row table:style-name="ro1">
          <table:table-cell/>
          <table:table-cell office:value-type="string">
            <text:p>FR0011891498</text:p>
          </table:table-cell>
          <table:table-cell office:value-type="string">
            <text:p>EMINENCE AC</text:p>
          </table:table-cell>
        </table:table-row>
        <table:table-row table:style-name="ro1">
          <table:table-cell/>
          <table:table-cell office:value-type="string">
            <text:p>FR0011891506</text:p>
          </table:table-cell>
          <table:table-cell office:value-type="string">
            <text:p>OSTRUM ACTIONS EURO PME R</text:p>
          </table:table-cell>
        </table:table-row>
        <table:table-row table:style-name="ro1">
          <table:table-cell/>
          <table:table-cell office:value-type="string">
            <text:p>FR0011898337</text:p>
          </table:table-cell>
          <table:table-cell office:value-type="string">
            <text:p>UNION ALPHA + C</text:p>
          </table:table-cell>
        </table:table-row>
        <table:table-row table:style-name="ro1">
          <table:table-cell/>
          <table:table-cell office:value-type="string">
            <text:p>FR0011898394</text:p>
          </table:table-cell>
          <table:table-cell office:value-type="string">
            <text:p>UNION CONVICTIONS C</text:p>
          </table:table-cell>
        </table:table-row>
        <table:table-row table:style-name="ro1">
          <table:table-cell/>
          <table:table-cell office:value-type="string">
            <text:p>FR0011950708</text:p>
          </table:table-cell>
          <table:table-cell office:value-type="string">
            <text:p>UNION JAPON 225 YEN</text:p>
          </table:table-cell>
        </table:table-row>
        <table:table-row table:style-name="ro1">
          <table:table-cell/>
          <table:table-cell office:value-type="string">
            <text:p>FR0011962372</text:p>
          </table:table-cell>
          <table:table-cell office:value-type="string">
            <text:p>RMA ENTREPRENEURS FLEXIBLE P</text:p>
          </table:table-cell>
        </table:table-row>
        <table:table-row table:style-name="ro1">
          <table:table-cell/>
          <table:table-cell office:value-type="string">
            <text:p>FR0011981851</text:p>
          </table:table-cell>
          <table:table-cell office:value-type="string">
            <text:p>H2O MULTIBONDS R C/D</text:p>
          </table:table-cell>
        </table:table-row>
        <table:table-row table:style-name="ro1">
          <table:table-cell/>
          <table:table-cell office:value-type="string">
            <text:p>FR0011992528</text:p>
          </table:table-cell>
          <table:table-cell office:value-type="string">
            <text:p>TALENCE EUROMIDCAP AC</text:p>
          </table:table-cell>
        </table:table-row>
        <table:table-row table:style-name="ro1">
          <table:table-cell/>
          <table:table-cell office:value-type="string">
            <text:p>FR0012008746</text:p>
          </table:table-cell>
          <table:table-cell office:value-type="string">
            <text:p>UNION OBLI MOYEN TERME I</text:p>
          </table:table-cell>
        </table:table-row>
        <table:table-row table:style-name="ro1">
          <table:table-cell/>
          <table:table-cell office:value-type="string">
            <text:p>FR0012020667</text:p>
          </table:table-cell>
          <table:table-cell office:value-type="string">
            <text:p>LA FRANCAISE RENDEMENT GLOBAL 2022 D (D)</text:p>
          </table:table-cell>
        </table:table-row>
        <table:table-row table:style-name="ro1">
          <table:table-cell/>
          <table:table-cell office:value-type="string">
            <text:p>FR0012020675</text:p>
          </table:table-cell>
          <table:table-cell office:value-type="string">
            <text:p>LA FRANCAISE RENDEMENT GLOBAL 2022 PART R</text:p>
          </table:table-cell>
        </table:table-row>
        <table:table-row table:style-name="ro1">
          <table:table-cell/>
          <table:table-cell office:value-type="string">
            <text:p>FR0012020741</text:p>
          </table:table-cell>
          <table:table-cell office:value-type="string">
            <text:p>KIRAO MULTICAPS AC</text:p>
          </table:table-cell>
        </table:table-row>
        <table:table-row table:style-name="ro1">
          <table:table-cell/>
          <table:table-cell office:value-type="string">
            <text:p>FR0012020774</text:p>
          </table:table-cell>
          <table:table-cell office:value-type="string">
            <text:p>KIRAO MULTICAPS ALPHA</text:p>
          </table:table-cell>
        </table:table-row>
        <table:table-row table:style-name="ro1">
          <table:table-cell/>
          <table:table-cell office:value-type="string">
            <text:p>FR0012033371</text:p>
          </table:table-cell>
          <table:table-cell office:value-type="string">
            <text:p>AFER ACTIONS PME CLASSIQUE</text:p>
          </table:table-cell>
        </table:table-row>
        <table:table-row table:style-name="ro1">
          <table:table-cell/>
          <table:table-cell office:value-type="string">
            <text:p>FR0012056968</text:p>
          </table:table-cell>
          <table:table-cell office:value-type="string">
            <text:p>OCTAVE R</text:p>
          </table:table-cell>
        </table:table-row>
        <table:table-row table:style-name="ro1">
          <table:table-cell/>
          <table:table-cell office:value-type="string">
            <text:p>FR0012070100</text:p>
          </table:table-cell>
          <table:table-cell office:value-type="string">
            <text:p>ALLOCATION PROTECTION 80</text:p>
          </table:table-cell>
        </table:table-row>
        <table:table-row table:style-name="ro1">
          <table:table-cell/>
          <table:table-cell office:value-type="string">
            <text:p>FR0012088870</text:p>
          </table:table-cell>
          <table:table-cell office:value-type="string">
            <text:p>BNP PARIBAS CONVICTIONS A</text:p>
          </table:table-cell>
        </table:table-row>
        <table:table-row table:style-name="ro1">
          <table:table-cell/>
          <table:table-cell office:value-type="string">
            <text:p>FR0012144590</text:p>
          </table:table-cell>
          <table:table-cell office:value-type="string">
            <text:p>MANDARINE OPTIMAL VALUE R</text:p>
          </table:table-cell>
        </table:table-row>
        <table:table-row table:style-name="ro1">
          <table:table-cell/>
          <table:table-cell office:value-type="string">
            <text:p>FR0012146421</text:p>
          </table:table-cell>
          <table:table-cell office:value-type="string">
            <text:p>MARTIN MAUREL HAUT RENDEMENT 2020 P</text:p>
          </table:table-cell>
        </table:table-row>
        <table:table-row table:style-name="ro1">
          <table:table-cell/>
          <table:table-cell office:value-type="string">
            <text:p>FR0012146439</text:p>
          </table:table-cell>
          <table:table-cell office:value-type="string">
            <text:p>MARTIN MAUREL HAUT RENDEMENT 2020 A</text:p>
          </table:table-cell>
        </table:table-row>
        <table:table-row table:style-name="ro1">
          <table:table-cell/>
          <table:table-cell office:value-type="string">
            <text:p>FR0012158848</text:p>
          </table:table-cell>
          <table:table-cell office:value-type="string">
            <text:p>HASTINGS INVESTISSEMENT</text:p>
          </table:table-cell>
        </table:table-row>
        <table:table-row table:style-name="ro1">
          <table:table-cell/>
          <table:table-cell office:value-type="string">
            <text:p>FR0012160281</text:p>
          </table:table-cell>
          <table:table-cell office:value-type="string">
            <text:p>ESSENTIEL PATRIMOINE - PART AC</text:p>
          </table:table-cell>
        </table:table-row>
        <table:table-row table:style-name="ro1">
          <table:table-cell/>
          <table:table-cell office:value-type="string">
            <text:p>FR0012172831</text:p>
          </table:table-cell>
          <table:table-cell office:value-type="string">
            <text:p>ABN AMRO GLOBAL HIGH YIELD 2021 C</text:p>
          </table:table-cell>
        </table:table-row>
        <table:table-row table:style-name="ro1">
          <table:table-cell/>
          <table:table-cell office:value-type="string">
            <text:p>FR0012198877</text:p>
          </table:table-cell>
          <table:table-cell office:value-type="string">
            <text:p>E AVIVA MIXTE EUROPE A</text:p>
          </table:table-cell>
        </table:table-row>
        <table:table-row table:style-name="ro1">
          <table:table-cell/>
          <table:table-cell office:value-type="string">
            <text:p>FR0012219848</text:p>
          </table:table-cell>
          <table:table-cell office:value-type="string">
            <text:p>VEGA EURO RENDEMENT RX</text:p>
          </table:table-cell>
        </table:table-row>
        <table:table-row table:style-name="ro1">
          <table:table-cell/>
          <table:table-cell office:value-type="string">
            <text:p>FR0012219871</text:p>
          </table:table-cell>
          <table:table-cell office:value-type="string">
            <text:p>VEGA FRANCE OPPORTUNITeS RX</text:p>
          </table:table-cell>
        </table:table-row>
        <table:table-row table:style-name="ro1">
          <table:table-cell/>
          <table:table-cell office:value-type="string">
            <text:p>FR0012222016</text:p>
          </table:table-cell>
          <table:table-cell office:value-type="string">
            <text:p>LAZARD AMeRIQUE MIN VAR</text:p>
          </table:table-cell>
        </table:table-row>
        <table:table-row table:style-name="ro1">
          <table:table-cell/>
          <table:table-cell office:value-type="string">
            <text:p>FR0012223535</text:p>
          </table:table-cell>
          <table:table-cell office:value-type="string">
            <text:p>SG OBLIG REVENU ANNUEL</text:p>
          </table:table-cell>
        </table:table-row>
        <table:table-row table:style-name="ro1">
          <table:table-cell/>
          <table:table-cell office:value-type="string">
            <text:p>FR0012243624</text:p>
          </table:table-cell>
          <table:table-cell office:value-type="string">
            <text:p>ECHIQUIER ALTAROCCA RENDEMENT 2022 R</text:p>
          </table:table-cell>
        </table:table-row>
        <table:table-row table:style-name="ro1">
          <table:table-cell/>
          <table:table-cell office:value-type="string">
            <text:p>FR0012264802</text:p>
          </table:table-cell>
          <table:table-cell office:value-type="string">
            <text:p>SLGP PRIGEST PERLES</text:p>
          </table:table-cell>
        </table:table-row>
        <table:table-row table:style-name="ro1">
          <table:table-cell/>
          <table:table-cell office:value-type="string">
            <text:p>FR0012283398</text:p>
          </table:table-cell>
          <table:table-cell office:value-type="string">
            <text:p>LYXOR IBOXX GERMANY 1-3Y (DR) UCITS ETF C-EUR</text:p>
          </table:table-cell>
        </table:table-row>
        <table:table-row table:style-name="ro1">
          <table:table-cell/>
          <table:table-cell office:value-type="string">
            <text:p>FR0012283406</text:p>
          </table:table-cell>
          <table:table-cell office:value-type="string">
            <text:p>PLUVALCA BIOTECH A</text:p>
          </table:table-cell>
        </table:table-row>
        <table:table-row table:style-name="ro1">
          <table:table-cell/>
          <table:table-cell office:value-type="string">
            <text:p>FR0012287381</text:p>
          </table:table-cell>
          <table:table-cell office:value-type="string">
            <text:p>CM-CIC GLOBAL LEADERS C</text:p>
          </table:table-cell>
        </table:table-row>
        <table:table-row table:style-name="ro1">
          <table:table-cell/>
          <table:table-cell office:value-type="string">
            <text:p>FR0012287423</text:p>
          </table:table-cell>
          <table:table-cell office:value-type="string">
            <text:p>CM-CIC GLOBAL LEADERS I</text:p>
          </table:table-cell>
        </table:table-row>
        <table:table-row table:style-name="ro1">
          <table:table-cell/>
          <table:table-cell office:value-type="string">
            <text:p>FR0012299238</text:p>
          </table:table-cell>
          <table:table-cell office:value-type="string">
            <text:p>HAAS ACTIONS OPPORTUNITeS C</text:p>
          </table:table-cell>
        </table:table-row>
        <table:table-row table:style-name="ro1">
          <table:table-cell/>
          <table:table-cell office:value-type="string">
            <text:p>FR0012300374</text:p>
          </table:table-cell>
          <table:table-cell office:value-type="string">
            <text:p>CPR GLOBAL SILVER AGE P</text:p>
          </table:table-cell>
        </table:table-row>
        <table:table-row table:style-name="ro1">
          <table:table-cell/>
          <table:table-cell office:value-type="string">
            <text:p>FR0012300853</text:p>
          </table:table-cell>
          <table:table-cell office:value-type="string">
            <text:p>PReVOIR PANGEA R</text:p>
          </table:table-cell>
        </table:table-row>
        <table:table-row table:style-name="ro1">
          <table:table-cell/>
          <table:table-cell office:value-type="string">
            <text:p>FR0012304533</text:p>
          </table:table-cell>
          <table:table-cell office:value-type="string">
            <text:p>MARTIN MAUREL PERFORMANCE ABSOLUE P</text:p>
          </table:table-cell>
        </table:table-row>
        <table:table-row table:style-name="ro1">
          <table:table-cell/>
          <table:table-cell office:value-type="string">
            <text:p>FR0012316180</text:p>
          </table:table-cell>
          <table:table-cell office:value-type="string">
            <text:p>DNCA OPPORTUNITeS ZONE EURO C</text:p>
          </table:table-cell>
        </table:table-row>
        <table:table-row table:style-name="ro1">
          <table:table-cell/>
          <table:table-cell office:value-type="string">
            <text:p>FR0012326791</text:p>
          </table:table-cell>
          <table:table-cell office:value-type="string">
            <text:p>QUADRATOR RC</text:p>
          </table:table-cell>
        </table:table-row>
        <table:table-row table:style-name="ro1">
          <table:table-cell/>
          <table:table-cell office:value-type="string">
            <text:p>FR0012329068</text:p>
          </table:table-cell>
          <table:table-cell office:value-type="string">
            <text:p>H2O MULTIEMERGING DEBT R(C)</text:p>
          </table:table-cell>
        </table:table-row>
        <table:table-row table:style-name="ro1">
          <table:table-cell/>
          <table:table-cell office:value-type="string">
            <text:p>FR0012333201</text:p>
          </table:table-cell>
          <table:table-cell office:value-type="string">
            <text:p>ALLOCATION PILOTEE EQUILIBRE R</text:p>
          </table:table-cell>
        </table:table-row>
        <table:table-row table:style-name="ro1">
          <table:table-cell/>
          <table:table-cell office:value-type="string">
            <text:p>FR0012333219</text:p>
          </table:table-cell>
          <table:table-cell office:value-type="string">
            <text:p>ALLOCATION PILOTEE OFFENSIVE R</text:p>
          </table:table-cell>
        </table:table-row>
        <table:table-row table:style-name="ro1">
          <table:table-cell/>
          <table:table-cell office:value-type="string">
            <text:p>FR0012352524</text:p>
          </table:table-cell>
          <table:table-cell office:value-type="string">
            <text:p>KEREN FLEXIMMO C</text:p>
          </table:table-cell>
        </table:table-row>
        <table:table-row table:style-name="ro1">
          <table:table-cell/>
          <table:table-cell office:value-type="string">
            <text:p>FR0012355139</text:p>
          </table:table-cell>
          <table:table-cell office:value-type="string">
            <text:p>LAZARD PATRIMOINE R</text:p>
          </table:table-cell>
        </table:table-row>
        <table:table-row table:style-name="ro1">
          <table:table-cell/>
          <table:table-cell office:value-type="string">
            <text:p>FR0012355204</text:p>
          </table:table-cell>
          <table:table-cell office:value-type="string">
            <text:p>LBP ETHICEURO 90 AVRIL 2023</text:p>
          </table:table-cell>
        </table:table-row>
        <table:table-row table:style-name="ro1">
          <table:table-cell/>
          <table:table-cell office:value-type="string">
            <text:p>FR0012365013</text:p>
          </table:table-cell>
          <table:table-cell office:value-type="string">
            <text:p>SYCOMORE PARTNERS FUND IB</text:p>
          </table:table-cell>
        </table:table-row>
        <table:table-row table:style-name="ro1">
          <table:table-cell/>
          <table:table-cell office:value-type="string">
            <text:p>FR0012366763</text:p>
          </table:table-cell>
          <table:table-cell office:value-type="string">
            <text:p>ELAN OBLIG BEAR F</text:p>
          </table:table-cell>
        </table:table-row>
        <table:table-row table:style-name="ro1">
          <table:table-cell/>
          <table:table-cell office:value-type="string">
            <text:p>FR0012383743</text:p>
          </table:table-cell>
          <table:table-cell office:value-type="string">
            <text:p>MARTIN MAUREL VALEURS HUMAINES</text:p>
          </table:table-cell>
        </table:table-row>
        <table:table-row table:style-name="ro1">
          <table:table-cell/>
          <table:table-cell office:value-type="string">
            <text:p>FR0012384725</text:p>
          </table:table-cell>
          <table:table-cell office:value-type="string">
            <text:p>LCL ACTIONS EURO C</text:p>
          </table:table-cell>
        </table:table-row>
        <table:table-row table:style-name="ro1">
          <table:table-cell/>
          <table:table-cell office:value-type="string">
            <text:p>FR0012401321</text:p>
          </table:table-cell>
          <table:table-cell office:value-type="string">
            <text:p>FIDESSOR GLOBAL FLEXIBLE</text:p>
          </table:table-cell>
        </table:table-row>
        <table:table-row table:style-name="ro1">
          <table:table-cell/>
          <table:table-cell office:value-type="string">
            <text:p>FR0012413219</text:p>
          </table:table-cell>
          <table:table-cell office:value-type="string">
            <text:p>LAZARD DIVIDENDES MIN VAR MIN VAR RD</text:p>
          </table:table-cell>
        </table:table-row>
        <table:table-row table:style-name="ro1">
          <table:table-cell/>
          <table:table-cell office:value-type="string">
            <text:p>FR0012413268</text:p>
          </table:table-cell>
          <table:table-cell office:value-type="string">
            <text:p>KEREN FLEXIMMO I</text:p>
          </table:table-cell>
        </table:table-row>
        <table:table-row table:style-name="ro1">
          <table:table-cell/>
          <table:table-cell office:value-type="string">
            <text:p>FR0012413607</text:p>
          </table:table-cell>
          <table:table-cell office:value-type="string">
            <text:p>GROUPAMA GAN PIERRE 1 A</text:p>
          </table:table-cell>
        </table:table-row>
        <table:table-row table:style-name="ro1">
          <table:table-cell/>
          <table:table-cell office:value-type="string">
            <text:p>FR0012417350</text:p>
          </table:table-cell>
          <table:table-cell office:value-type="string">
            <text:p>FCM ROBOTIQUE P</text:p>
          </table:table-cell>
        </table:table-row>
        <table:table-row table:style-name="ro1">
          <table:table-cell/>
          <table:table-cell office:value-type="string">
            <text:p>FR0012417368</text:p>
          </table:table-cell>
          <table:table-cell office:value-type="string">
            <text:p>ODDO HAUT RENDEMENT 2021 CR-EUR</text:p>
          </table:table-cell>
        </table:table-row>
        <table:table-row table:style-name="ro1">
          <table:table-cell/>
          <table:table-cell office:value-type="string">
            <text:p>FR0012419661</text:p>
          </table:table-cell>
          <table:table-cell office:value-type="string">
            <text:p>AXIOM LUX AXIOM CONTINGENT CAPITAL R</text:p>
          </table:table-cell>
        </table:table-row>
        <table:table-row table:style-name="ro1">
          <table:table-cell/>
          <table:table-cell office:value-type="string">
            <text:p>FR0012432565</text:p>
          </table:table-cell>
          <table:table-cell office:value-type="string">
            <text:p>UNION EUROPE VALUE I</text:p>
          </table:table-cell>
        </table:table-row>
        <table:table-row table:style-name="ro1">
          <table:table-cell/>
          <table:table-cell office:value-type="string">
            <text:p>FR0012432573</text:p>
          </table:table-cell>
          <table:table-cell office:value-type="string">
            <text:p>UNION MID CAP I</text:p>
          </table:table-cell>
        </table:table-row>
        <table:table-row table:style-name="ro1">
          <table:table-cell/>
          <table:table-cell office:value-type="string">
            <text:p>FR0012443158</text:p>
          </table:table-cell>
          <table:table-cell office:value-type="string">
            <text:p>BNP PARIBAS LINUS FLEXI WORLD A</text:p>
          </table:table-cell>
        </table:table-row>
        <table:table-row table:style-name="ro1">
          <table:table-cell/>
          <table:table-cell office:value-type="string">
            <text:p>FR0012443216</text:p>
          </table:table-cell>
          <table:table-cell office:value-type="string">
            <text:p>JL SMART EQUITY PART A</text:p>
          </table:table-cell>
        </table:table-row>
        <table:table-row table:style-name="ro1">
          <table:table-cell/>
          <table:table-cell office:value-type="string">
            <text:p>FR0012449254</text:p>
          </table:table-cell>
          <table:table-cell office:value-type="string">
            <text:p>LBPAM ACTIONS DIVIDENDES EUROPE PART R</text:p>
          </table:table-cell>
        </table:table-row>
        <table:table-row table:style-name="ro1">
          <table:table-cell/>
          <table:table-cell office:value-type="string">
            <text:p>FR0012476364</text:p>
          </table:table-cell>
          <table:table-cell office:value-type="string">
            <text:p>ODDO HAUT RENDEMENT 2021 DR-EUR</text:p>
          </table:table-cell>
        </table:table-row>
        <table:table-row table:style-name="ro1">
          <table:table-cell/>
          <table:table-cell office:value-type="string">
            <text:p>FR0012489730</text:p>
          </table:table-cell>
          <table:table-cell office:value-type="string">
            <text:p>H2O ADAGIO HGBP-R (C)</text:p>
          </table:table-cell>
        </table:table-row>
        <table:table-row table:style-name="ro1">
          <table:table-cell/>
          <table:table-cell office:value-type="string">
            <text:p>FR0012498012</text:p>
          </table:table-cell>
          <table:table-cell office:value-type="string">
            <text:p>MERCOEUR STRATEGIE</text:p>
          </table:table-cell>
        </table:table-row>
        <table:table-row table:style-name="ro1">
          <table:table-cell/>
          <table:table-cell office:value-type="string">
            <text:p>FR0012517209</text:p>
          </table:table-cell>
          <table:table-cell office:value-type="string">
            <text:p>TALENCE PATRIMONIAL AC</text:p>
          </table:table-cell>
        </table:table-row>
        <table:table-row table:style-name="ro1">
          <table:table-cell/>
          <table:table-cell office:value-type="string">
            <text:p>FR0012553675</text:p>
          </table:table-cell>
          <table:table-cell office:value-type="string">
            <text:p>FEDERAL CONVICTION GRANDE ASIE P</text:p>
          </table:table-cell>
        </table:table-row>
        <table:table-row table:style-name="ro1">
          <table:table-cell/>
          <table:table-cell office:value-type="string">
            <text:p>FR0012558815</text:p>
          </table:table-cell>
          <table:table-cell office:value-type="string">
            <text:p>BNP PARIBAS ACTIONS EMERGENTES CLASSIC</text:p>
          </table:table-cell>
        </table:table-row>
        <table:table-row table:style-name="ro1">
          <table:table-cell/>
          <table:table-cell office:value-type="string">
            <text:p>FR0012558971</text:p>
          </table:table-cell>
          <table:table-cell office:value-type="string">
            <text:p>D. FI C</text:p>
          </table:table-cell>
        </table:table-row>
        <table:table-row table:style-name="ro1">
          <table:table-cell/>
          <table:table-cell office:value-type="string">
            <text:p>FR0012562817</text:p>
          </table:table-cell>
          <table:table-cell office:value-type="string">
            <text:p>OLYMPUS R</text:p>
          </table:table-cell>
        </table:table-row>
        <table:table-row table:style-name="ro1">
          <table:table-cell/>
          <table:table-cell office:value-type="string">
            <text:p>FR0012583037</text:p>
          </table:table-cell>
          <table:table-cell office:value-type="string">
            <text:p>ORIGIN P</text:p>
          </table:table-cell>
        </table:table-row>
        <table:table-row table:style-name="ro1">
          <table:table-cell/>
          <table:table-cell office:value-type="string">
            <text:p>FR0012620326</text:p>
          </table:table-cell>
          <table:table-cell office:value-type="string">
            <text:p>QUADRATOR RD</text:p>
          </table:table-cell>
        </table:table-row>
        <table:table-row table:style-name="ro1">
          <table:table-cell/>
          <table:table-cell office:value-type="string">
            <text:p>FR0012633311</text:p>
          </table:table-cell>
          <table:table-cell office:value-type="string">
            <text:p>KIRAO SMALLCAPS AC</text:p>
          </table:table-cell>
        </table:table-row>
        <table:table-row table:style-name="ro1">
          <table:table-cell/>
          <table:table-cell office:value-type="string">
            <text:p>FR0012635589</text:p>
          </table:table-cell>
          <table:table-cell office:value-type="string">
            <text:p>LBPAM PREMIERE OBLI INFLATION R</text:p>
          </table:table-cell>
        </table:table-row>
        <table:table-row table:style-name="ro1">
          <table:table-cell/>
          <table:table-cell office:value-type="string">
            <text:p>FR0012672822</text:p>
          </table:table-cell>
          <table:table-cell office:value-type="string">
            <text:p>HASTINGS PATRIMOINE RC</text:p>
          </table:table-cell>
        </table:table-row>
        <table:table-row table:style-name="ro1">
          <table:table-cell/>
          <table:table-cell office:value-type="string">
            <text:p>FR0012674695</text:p>
          </table:table-cell>
          <table:table-cell office:value-type="string">
            <text:p>CM-CIC HIGH YIELD 2021 C</text:p>
          </table:table-cell>
        </table:table-row>
        <table:table-row table:style-name="ro1">
          <table:table-cell/>
          <table:table-cell office:value-type="string">
            <text:p>FR0012674927</text:p>
          </table:table-cell>
          <table:table-cell office:value-type="string">
            <text:p>OPPORTUNITe SeLECTION</text:p>
          </table:table-cell>
        </table:table-row>
        <table:table-row table:style-name="ro1">
          <table:table-cell/>
          <table:table-cell office:value-type="string">
            <text:p>FR0012688299</text:p>
          </table:table-cell>
          <table:table-cell office:value-type="string">
            <text:p>AMUNDI ETF JPX-NIKKEI 400 UCITS ETF DAILY HEDGED E</text:p>
          </table:table-cell>
        </table:table-row>
        <table:table-row table:style-name="ro1">
          <table:table-cell/>
          <table:table-cell office:value-type="string">
            <text:p>FR0012696102</text:p>
          </table:table-cell>
          <table:table-cell office:value-type="string">
            <text:p>SPPI MULTI-OBLIG</text:p>
          </table:table-cell>
        </table:table-row>
        <table:table-row table:style-name="ro1">
          <table:table-cell/>
          <table:table-cell office:value-type="string">
            <text:p>FR0012711232</text:p>
          </table:table-cell>
          <table:table-cell office:value-type="string">
            <text:p>AGIPI REVENUS</text:p>
          </table:table-cell>
        </table:table-row>
        <table:table-row table:style-name="ro1">
          <table:table-cell/>
          <table:table-cell office:value-type="string">
            <text:p>FR0012712107</text:p>
          </table:table-cell>
          <table:table-cell office:value-type="string">
            <text:p>S TEMPO M&amp;G</text:p>
          </table:table-cell>
        </table:table-row>
        <table:table-row table:style-name="ro1">
          <table:table-cell/>
          <table:table-cell office:value-type="string">
            <text:p>FR0012719524</text:p>
          </table:table-cell>
          <table:table-cell office:value-type="string">
            <text:p>SYCOMORE SELECTION RESPONSABLE ID</text:p>
          </table:table-cell>
        </table:table-row>
        <table:table-row table:style-name="ro1">
          <table:table-cell/>
          <table:table-cell office:value-type="string">
            <text:p>FR0012735322</text:p>
          </table:table-cell>
          <table:table-cell office:value-type="string">
            <text:p>SALAMANDRE EURO RENDEMENT C</text:p>
          </table:table-cell>
        </table:table-row>
        <table:table-row table:style-name="ro1">
          <table:table-cell/>
          <table:table-cell office:value-type="string">
            <text:p>FR0012739431</text:p>
          </table:table-cell>
          <table:table-cell office:value-type="string">
            <text:p>BNP PARIBAS EASY EURO STOXX 50 UCITS ETF EUR C</text:p>
          </table:table-cell>
        </table:table-row>
        <table:table-row table:style-name="ro1">
          <table:table-cell/>
          <table:table-cell office:value-type="string">
            <text:p>FR0012749893</text:p>
          </table:table-cell>
          <table:table-cell office:value-type="string">
            <text:p>AGIPI OBLIGATIONS MONDE</text:p>
          </table:table-cell>
        </table:table-row>
        <table:table-row table:style-name="ro1">
          <table:table-cell/>
          <table:table-cell office:value-type="string">
            <text:p>FR0012758696</text:p>
          </table:table-cell>
          <table:table-cell office:value-type="string">
            <text:p>SYCOMORE ALLOCATION PATRIMOINE ID</text:p>
          </table:table-cell>
        </table:table-row>
        <table:table-row table:style-name="ro1">
          <table:table-cell/>
          <table:table-cell office:value-type="string">
            <text:p>FR0012758704</text:p>
          </table:table-cell>
          <table:table-cell office:value-type="string">
            <text:p>SYCOMORE EUROPEAN GROWTH ID</text:p>
          </table:table-cell>
        </table:table-row>
        <table:table-row table:style-name="ro1">
          <table:table-cell/>
          <table:table-cell office:value-type="string">
            <text:p>FR0012758712</text:p>
          </table:table-cell>
          <table:table-cell office:value-type="string">
            <text:p>SYCOMORE EUROPEAN RECOVERY ID</text:p>
          </table:table-cell>
        </table:table-row>
        <table:table-row table:style-name="ro1">
          <table:table-cell/>
          <table:table-cell office:value-type="string">
            <text:p>FR0012758720</text:p>
          </table:table-cell>
          <table:table-cell office:value-type="string">
            <text:p>SYCOMORE FRANCECAP ID</text:p>
          </table:table-cell>
        </table:table-row>
        <table:table-row table:style-name="ro1">
          <table:table-cell/>
          <table:table-cell office:value-type="string">
            <text:p>FR0012758746</text:p>
          </table:table-cell>
          <table:table-cell office:value-type="string">
            <text:p>SYCOMORE L/S MARKET NEUTRAL ID</text:p>
          </table:table-cell>
        </table:table-row>
        <table:table-row table:style-name="ro1">
          <table:table-cell/>
          <table:table-cell office:value-type="string">
            <text:p>FR0012758761</text:p>
          </table:table-cell>
          <table:table-cell office:value-type="string">
            <text:p>SYCOMORE L/S OPPORTUNITIES ID</text:p>
          </table:table-cell>
        </table:table-row>
        <table:table-row table:style-name="ro1">
          <table:table-cell/>
          <table:table-cell office:value-type="string">
            <text:p>FR0012758779</text:p>
          </table:table-cell>
          <table:table-cell office:value-type="string">
            <text:p>SYCOMORE PARTNERS FUND IBD</text:p>
          </table:table-cell>
        </table:table-row>
        <table:table-row table:style-name="ro1">
          <table:table-cell/>
          <table:table-cell office:value-type="string">
            <text:p>FR0012758787</text:p>
          </table:table-cell>
          <table:table-cell office:value-type="string">
            <text:p>SYCOMORE SELECTION PME ID</text:p>
          </table:table-cell>
        </table:table-row>
        <table:table-row table:style-name="ro1">
          <table:table-cell/>
          <table:table-cell office:value-type="string">
            <text:p>FR0012805703</text:p>
          </table:table-cell>
          <table:table-cell office:value-type="string">
            <text:p>LA FRANCAISE ACTIONS EURO COUVERTES R</text:p>
          </table:table-cell>
        </table:table-row>
        <table:table-row table:style-name="ro1">
          <table:table-cell/>
          <table:table-cell office:value-type="string">
            <text:p>FR0012815876</text:p>
          </table:table-cell>
          <table:table-cell office:value-type="string">
            <text:p>ECHIQUIER QME</text:p>
          </table:table-cell>
        </table:table-row>
        <table:table-row table:style-name="ro1">
          <table:table-cell/>
          <table:table-cell office:value-type="string">
            <text:p>FR0012817567</text:p>
          </table:table-cell>
          <table:table-cell office:value-type="string">
            <text:p>LAZARD EQUITY EXPANSION A</text:p>
          </table:table-cell>
        </table:table-row>
        <table:table-row table:style-name="ro1">
          <table:table-cell/>
          <table:table-cell office:value-type="string">
            <text:p>FR0012818227</text:p>
          </table:table-cell>
          <table:table-cell office:value-type="string">
            <text:p>SYCOMORE ALLOCATION PATRIMOINE RD</text:p>
          </table:table-cell>
        </table:table-row>
        <table:table-row table:style-name="ro1">
          <table:table-cell/>
          <table:table-cell office:value-type="string">
            <text:p>FR0012843266</text:p>
          </table:table-cell>
          <table:table-cell office:value-type="string">
            <text:p>LM HARMONY</text:p>
          </table:table-cell>
        </table:table-row>
        <table:table-row table:style-name="ro1">
          <table:table-cell/>
          <table:table-cell office:value-type="string">
            <text:p>FR0012858785</text:p>
          </table:table-cell>
          <table:table-cell office:value-type="string">
            <text:p>HERMITAGE LATITUDE</text:p>
          </table:table-cell>
        </table:table-row>
        <table:table-row table:style-name="ro1">
          <table:table-cell/>
          <table:table-cell office:value-type="string">
            <text:p>FR0012870657</text:p>
          </table:table-cell>
          <table:table-cell office:value-type="string">
            <text:p>ECHIQUIER GLOBAL ALLOCATION</text:p>
          </table:table-cell>
        </table:table-row>
        <table:table-row table:style-name="ro1">
          <table:table-cell/>
          <table:table-cell office:value-type="string">
            <text:p>FR0012881761</text:p>
          </table:table-cell>
          <table:table-cell office:value-type="string">
            <text:p>HANSEATIQUE A</text:p>
          </table:table-cell>
        </table:table-row>
        <table:table-row table:style-name="ro1">
          <table:table-cell/>
          <table:table-cell office:value-type="string">
            <text:p>FR0012890333</text:p>
          </table:table-cell>
          <table:table-cell office:value-type="string">
            <text:p>LA FRANCAISE MODERATE MULTIBONDS R</text:p>
          </table:table-cell>
        </table:table-row>
        <table:table-row table:style-name="ro1">
          <table:table-cell/>
          <table:table-cell office:value-type="string">
            <text:p>FR0012925774</text:p>
          </table:table-cell>
          <table:table-cell office:value-type="string">
            <text:p>MIROVA ACTIONS EURO C</text:p>
          </table:table-cell>
        </table:table-row>
        <table:table-row table:style-name="ro1">
          <table:table-cell/>
          <table:table-cell office:value-type="string">
            <text:p>FR0012925790</text:p>
          </table:table-cell>
          <table:table-cell office:value-type="string">
            <text:p>ECUREUIL INVESTISSEMENTS C</text:p>
          </table:table-cell>
        </table:table-row>
        <table:table-row table:style-name="ro1">
          <table:table-cell/>
          <table:table-cell office:value-type="string">
            <text:p>FR0012939718</text:p>
          </table:table-cell>
          <table:table-cell office:value-type="string">
            <text:p>GF FIDeLITe D</text:p>
          </table:table-cell>
        </table:table-row>
        <table:table-row table:style-name="ro1">
          <table:table-cell/>
          <table:table-cell office:value-type="string">
            <text:p>FR0012950574</text:p>
          </table:table-cell>
          <table:table-cell office:value-type="string">
            <text:p>SYCOMORE SELECTION CREDIT R USD</text:p>
          </table:table-cell>
        </table:table-row>
        <table:table-row table:style-name="ro1">
          <table:table-cell/>
          <table:table-cell office:value-type="string">
            <text:p>FR0012951853</text:p>
          </table:table-cell>
          <table:table-cell office:value-type="string">
            <text:p>TALENCE SITUATIONS SPeCIALES PART AC</text:p>
          </table:table-cell>
        </table:table-row>
        <table:table-row table:style-name="ro1">
          <table:table-cell/>
          <table:table-cell office:value-type="string">
            <text:p>FR0012979250</text:p>
          </table:table-cell>
          <table:table-cell office:value-type="string">
            <text:p>OFI RS DYNAMIQUE OFI PROFIL DYNAMIQUE</text:p>
          </table:table-cell>
        </table:table-row>
        <table:table-row table:style-name="ro1">
          <table:table-cell/>
          <table:table-cell office:value-type="string">
            <text:p>FR0012979268</text:p>
          </table:table-cell>
          <table:table-cell office:value-type="string">
            <text:p>OFI RS EQUILIBRE OFI PROFIL EQUILIBRE</text:p>
          </table:table-cell>
        </table:table-row>
        <table:table-row table:style-name="ro1">
          <table:table-cell/>
          <table:table-cell office:value-type="string">
            <text:p>FR0012979276</text:p>
          </table:table-cell>
          <table:table-cell office:value-type="string">
            <text:p>OFI RS PRUDENT OFI PROFIL PRUDENT</text:p>
          </table:table-cell>
        </table:table-row>
        <table:table-row table:style-name="ro1">
          <table:table-cell/>
          <table:table-cell office:value-type="string">
            <text:p>FR0012993186</text:p>
          </table:table-cell>
          <table:table-cell office:value-type="string">
            <text:p>CM-CIC PROTECTIVE 90 C</text:p>
          </table:table-cell>
        </table:table-row>
        <table:table-row table:style-name="ro1">
          <table:table-cell/>
          <table:table-cell office:value-type="string">
            <text:p>FR0013030079</text:p>
          </table:table-cell>
          <table:table-cell office:value-type="string">
            <text:p>ETOILE OBLI 3-7 ANS PART C</text:p>
          </table:table-cell>
        </table:table-row>
        <table:table-row table:style-name="ro1">
          <table:table-cell/>
          <table:table-cell office:value-type="string">
            <text:p>FR0013032109</text:p>
          </table:table-cell>
          <table:table-cell office:value-type="string">
            <text:p>RICHELIEU EUROPE QUALITY PART RD</text:p>
          </table:table-cell>
        </table:table-row>
        <table:table-row table:style-name="ro1">
          <table:table-cell/>
          <table:table-cell office:value-type="string">
            <text:p>FR0013041654</text:p>
          </table:table-cell>
          <table:table-cell office:value-type="string">
            <text:p>CM-CIC SILVER ECONOMIE PART C</text:p>
          </table:table-cell>
        </table:table-row>
        <table:table-row table:style-name="ro1">
          <table:table-cell/>
          <table:table-cell office:value-type="string">
            <text:p>FR0013047412</text:p>
          </table:table-cell>
          <table:table-cell office:value-type="string">
            <text:p>PLUVALCA MULTIBONDS A</text:p>
          </table:table-cell>
        </table:table-row>
        <table:table-row table:style-name="ro1">
          <table:table-cell/>
          <table:table-cell office:value-type="string">
            <text:p>FR0013048253</text:p>
          </table:table-cell>
          <table:table-cell office:value-type="string">
            <text:p>SWISS LIFE FUNDS (F) OPPORTUNITe HIGH YIELD 2021 P</text:p>
          </table:table-cell>
        </table:table-row>
        <table:table-row table:style-name="ro1">
          <table:table-cell/>
          <table:table-cell office:value-type="string">
            <text:p>FR0013049426</text:p>
          </table:table-cell>
          <table:table-cell office:value-type="string">
            <text:p>BNP PARIBAS RETRAITE RESPONSABLE 2034-2036 P</text:p>
          </table:table-cell>
        </table:table-row>
        <table:table-row table:style-name="ro1">
          <table:table-cell/>
          <table:table-cell office:value-type="string">
            <text:p>FR0013053220</text:p>
          </table:table-cell>
          <table:table-cell office:value-type="string">
            <text:p>ERASMUS CAPITAL PLUS R</text:p>
          </table:table-cell>
        </table:table-row>
        <table:table-row table:style-name="ro1">
          <table:table-cell/>
          <table:table-cell office:value-type="string">
            <text:p>FR0013053790</text:p>
          </table:table-cell>
          <table:table-cell office:value-type="string">
            <text:p>CPR USA H-P EUR</text:p>
          </table:table-cell>
        </table:table-row>
        <table:table-row table:style-name="ro1">
          <table:table-cell/>
          <table:table-cell office:value-type="string">
            <text:p>FR0013057965</text:p>
          </table:table-cell>
          <table:table-cell office:value-type="string">
            <text:p>MAM HUMAN VALUES F-FD PETITE ENFANCE</text:p>
          </table:table-cell>
        </table:table-row>
        <table:table-row table:style-name="ro1">
          <table:table-cell/>
          <table:table-cell office:value-type="string">
            <text:p>FR0013057981</text:p>
          </table:table-cell>
          <table:table-cell office:value-type="string">
            <text:p>MAM HUMAN VALUES H-H&amp;H POUR HAITI</text:p>
          </table:table-cell>
        </table:table-row>
        <table:table-row table:style-name="ro1">
          <table:table-cell/>
          <table:table-cell office:value-type="string">
            <text:p>FR0013058005</text:p>
          </table:table-cell>
          <table:table-cell office:value-type="string">
            <text:p>MAM HUMAN VALUES R-GUSTAVE ROUSSY</text:p>
          </table:table-cell>
        </table:table-row>
        <table:table-row table:style-name="ro1">
          <table:table-cell/>
          <table:table-cell office:value-type="string">
            <text:p>FR0013058021</text:p>
          </table:table-cell>
          <table:table-cell office:value-type="string">
            <text:p>CARDIF COUNTRIES CONVICTIONS CLASSIC</text:p>
          </table:table-cell>
        </table:table-row>
        <table:table-row table:style-name="ro1">
          <table:table-cell/>
          <table:table-cell office:value-type="string">
            <text:p>FR0013064540</text:p>
          </table:table-cell>
          <table:table-cell office:value-type="string">
            <text:p>MC MODeRe</text:p>
          </table:table-cell>
        </table:table-row>
        <table:table-row table:style-name="ro1">
          <table:table-cell/>
          <table:table-cell office:value-type="string">
            <text:p>FR0013065281</text:p>
          </table:table-cell>
          <table:table-cell office:value-type="string">
            <text:p>SCHELCHER PRINCE NS FAMILLE</text:p>
          </table:table-cell>
        </table:table-row>
        <table:table-row table:style-name="ro1">
          <table:table-cell/>
          <table:table-cell office:value-type="string">
            <text:p>FR0013065604</text:p>
          </table:table-cell>
          <table:table-cell office:value-type="string">
            <text:p>SYCOMORE ALLOCATION PATRIMOINE R USD</text:p>
          </table:table-cell>
        </table:table-row>
        <table:table-row table:style-name="ro1">
          <table:table-cell/>
          <table:table-cell office:value-type="string">
            <text:p>FR0013065620</text:p>
          </table:table-cell>
          <table:table-cell office:value-type="string">
            <text:p>SYCOMORE PARTNERS FUND R USD</text:p>
          </table:table-cell>
        </table:table-row>
        <table:table-row table:style-name="ro1">
          <table:table-cell/>
          <table:table-cell office:value-type="string">
            <text:p>FR0013072097</text:p>
          </table:table-cell>
          <table:table-cell office:value-type="string">
            <text:p>QUADRIGE EUROPE C</text:p>
          </table:table-cell>
        </table:table-row>
        <table:table-row table:style-name="ro1">
          <table:table-cell/>
          <table:table-cell office:value-type="string">
            <text:p>FR0013073731</text:p>
          </table:table-cell>
          <table:table-cell office:value-type="string">
            <text:p>BEST BUSINESS MODELS IC</text:p>
          </table:table-cell>
        </table:table-row>
        <table:table-row table:style-name="ro1">
          <table:table-cell/>
          <table:table-cell office:value-type="string">
            <text:p>FR0013076031</text:p>
          </table:table-cell>
          <table:table-cell office:value-type="string">
            <text:p>AXA SELECTIV <text:s/>IMMOSERVICE A</text:p>
          </table:table-cell>
        </table:table-row>
        <table:table-row table:style-name="ro1">
          <table:table-cell/>
          <table:table-cell office:value-type="string">
            <text:p>FR0013076452</text:p>
          </table:table-cell>
          <table:table-cell office:value-type="string">
            <text:p>SYCOMORE FUND SICAV SYCOMORE SeLECTION RESPONSABLE</text:p>
          </table:table-cell>
        </table:table-row>
        <table:table-row table:style-name="ro1">
          <table:table-cell/>
          <table:table-cell office:value-type="string">
            <text:p>FR0013076478</text:p>
          </table:table-cell>
          <table:table-cell office:value-type="string">
            <text:p>MILLESIMA 2021 C</text:p>
          </table:table-cell>
        </table:table-row>
        <table:table-row table:style-name="ro1">
          <table:table-cell/>
          <table:table-cell office:value-type="string">
            <text:p>FR0013076486</text:p>
          </table:table-cell>
          <table:table-cell office:value-type="string">
            <text:p>MILLESIMA 2021 D</text:p>
          </table:table-cell>
        </table:table-row>
        <table:table-row table:style-name="ro1">
          <table:table-cell/>
          <table:table-cell office:value-type="string">
            <text:p>FR0013076528</text:p>
          </table:table-cell>
          <table:table-cell office:value-type="string">
            <text:p>PLUVALCA DISRUPTIVE OPPORTUNITIES A</text:p>
          </table:table-cell>
        </table:table-row>
        <table:table-row table:style-name="ro1">
          <table:table-cell/>
          <table:table-cell office:value-type="string">
            <text:p>FR0013079761</text:p>
          </table:table-cell>
          <table:table-cell office:value-type="string">
            <text:p>BEST BUSINESS MODELS RC</text:p>
          </table:table-cell>
        </table:table-row>
        <table:table-row table:style-name="ro1">
          <table:table-cell/>
          <table:table-cell office:value-type="string">
            <text:p>FR0013079779</text:p>
          </table:table-cell>
          <table:table-cell office:value-type="string">
            <text:p>BEST BUSINESS MODELS RD</text:p>
          </table:table-cell>
        </table:table-row>
        <table:table-row table:style-name="ro1">
          <table:table-cell/>
          <table:table-cell office:value-type="string">
            <text:p>FR0013079795</text:p>
          </table:table-cell>
          <table:table-cell office:value-type="string">
            <text:p>MARTIN MAUREL COURT TERME PART A</text:p>
          </table:table-cell>
        </table:table-row>
        <table:table-row table:style-name="ro1">
          <table:table-cell/>
          <table:table-cell office:value-type="string">
            <text:p>FR0013083656</text:p>
          </table:table-cell>
          <table:table-cell office:value-type="string">
            <text:p>GREAT EUROPEAN MODELS IC EUR</text:p>
          </table:table-cell>
        </table:table-row>
        <table:table-row table:style-name="ro1">
          <table:table-cell/>
          <table:table-cell office:value-type="string">
            <text:p>FR0013083680</text:p>
          </table:table-cell>
          <table:table-cell office:value-type="string">
            <text:p>M CONVERTIBLES AC</text:p>
          </table:table-cell>
        </table:table-row>
        <table:table-row table:style-name="ro1">
          <table:table-cell/>
          <table:table-cell office:value-type="string">
            <text:p>FR0013084381</text:p>
          </table:table-cell>
          <table:table-cell office:value-type="string">
            <text:p>GREAT EUROPEAN MODELS RC EUR</text:p>
          </table:table-cell>
        </table:table-row>
        <table:table-row table:style-name="ro1">
          <table:table-cell/>
          <table:table-cell office:value-type="string">
            <text:p>FR0013090602</text:p>
          </table:table-cell>
          <table:table-cell office:value-type="string">
            <text:p>PREMIUM MULTI STRATeGIES R</text:p>
          </table:table-cell>
        </table:table-row>
        <table:table-row table:style-name="ro1">
          <table:table-cell/>
          <table:table-cell office:value-type="string">
            <text:p>FR0013092475</text:p>
          </table:table-cell>
          <table:table-cell office:value-type="string">
            <text:p>GUTENBERG HARMONIE</text:p>
          </table:table-cell>
        </table:table-row>
        <table:table-row table:style-name="ro1">
          <table:table-cell/>
          <table:table-cell office:value-type="string">
            <text:p>FR0013106689</text:p>
          </table:table-cell>
          <table:table-cell office:value-type="string">
            <text:p>CANDRIAM MONeTAIRE SICAV CLASSIQUE C</text:p>
          </table:table-cell>
        </table:table-row>
        <table:table-row table:style-name="ro1">
          <table:table-cell/>
          <table:table-cell office:value-type="string">
            <text:p>FR0013112752</text:p>
          </table:table-cell>
          <table:table-cell office:value-type="string">
            <text:p>MAM HUMAN VALUES E-EPIC FOUNDATION</text:p>
          </table:table-cell>
        </table:table-row>
        <table:table-row table:style-name="ro1">
          <table:table-cell/>
          <table:table-cell office:value-type="string">
            <text:p>FR0013114121</text:p>
          </table:table-cell>
          <table:table-cell office:value-type="string">
            <text:p>ALTAÃR PART A</text:p>
          </table:table-cell>
        </table:table-row>
        <table:table-row table:style-name="ro1">
          <table:table-cell/>
          <table:table-cell office:value-type="string">
            <text:p>FR0013127149</text:p>
          </table:table-cell>
          <table:table-cell office:value-type="string">
            <text:p>BNPP EUROPEAN MULTI-ASSET MODERATE A</text:p>
          </table:table-cell>
        </table:table-row>
        <table:table-row table:style-name="ro1">
          <table:table-cell/>
          <table:table-cell office:value-type="string">
            <text:p>FR0013127164</text:p>
          </table:table-cell>
          <table:table-cell office:value-type="string">
            <text:p>BNPP EUROPEAN MULTI-ASSET MODERATE CLASSIC</text:p>
          </table:table-cell>
        </table:table-row>
        <table:table-row table:style-name="ro1">
          <table:table-cell/>
          <table:table-cell office:value-type="string">
            <text:p>FR0013139292</text:p>
          </table:table-cell>
          <table:table-cell office:value-type="string">
            <text:p>CONVICTIONS MULTIFACTORIELS R</text:p>
          </table:table-cell>
        </table:table-row>
        <table:table-row table:style-name="ro1">
          <table:table-cell/>
          <table:table-cell office:value-type="string">
            <text:p>FR0013140548</text:p>
          </table:table-cell>
          <table:table-cell office:value-type="string">
            <text:p>THEAM QUANT EQUITY EUROZONE INCOME DEFENSIVE C</text:p>
          </table:table-cell>
        </table:table-row>
        <table:table-row table:style-name="ro1">
          <table:table-cell/>
          <table:table-cell office:value-type="string">
            <text:p>FR0013142551</text:p>
          </table:table-cell>
          <table:table-cell office:value-type="string">
            <text:p>SILVER GENERATION A</text:p>
          </table:table-cell>
        </table:table-row>
        <table:table-row table:style-name="ro1">
          <table:table-cell/>
          <table:table-cell office:value-type="string">
            <text:p>FR0013154499</text:p>
          </table:table-cell>
          <table:table-cell office:value-type="string">
            <text:p>CGRP FLEX CROISSANCE</text:p>
          </table:table-cell>
        </table:table-row>
        <table:table-row table:style-name="ro1">
          <table:table-cell/>
          <table:table-cell office:value-type="string">
            <text:p>FR0013165719</text:p>
          </table:table-cell>
          <table:table-cell office:value-type="string">
            <text:p>MAM EURO PLUS 2021 C</text:p>
          </table:table-cell>
        </table:table-row>
        <table:table-row table:style-name="ro1">
          <table:table-cell/>
          <table:table-cell office:value-type="string">
            <text:p>FR0013167251</text:p>
          </table:table-cell>
          <table:table-cell office:value-type="string">
            <text:p>SYCOMORE PARTNERS FUND AD</text:p>
          </table:table-cell>
        </table:table-row>
        <table:table-row table:style-name="ro1">
          <table:table-cell/>
          <table:table-cell office:value-type="string">
            <text:p>FR0013170909</text:p>
          </table:table-cell>
          <table:table-cell office:value-type="string">
            <text:p>KAOLIN OPPORTUNITIES R</text:p>
          </table:table-cell>
        </table:table-row>
        <table:table-row table:style-name="ro1">
          <table:table-cell/>
          <table:table-cell office:value-type="string">
            <text:p>FR0013173374</text:p>
          </table:table-cell>
          <table:table-cell office:value-type="string">
            <text:p>ATHYMIS MILLENNIAL P</text:p>
          </table:table-cell>
        </table:table-row>
        <table:table-row table:style-name="ro1">
          <table:table-cell/>
          <table:table-cell office:value-type="string">
            <text:p>FR0013173382</text:p>
          </table:table-cell>
          <table:table-cell office:value-type="string">
            <text:p>ATHYMIS MILLENNIAL PART I</text:p>
          </table:table-cell>
        </table:table-row>
        <table:table-row table:style-name="ro1">
          <table:table-cell/>
          <table:table-cell office:value-type="string">
            <text:p>FR0013173416</text:p>
          </table:table-cell>
          <table:table-cell office:value-type="string">
            <text:p>ODDO HAUT RENDEMENT 2023 CR-EUR</text:p>
          </table:table-cell>
        </table:table-row>
        <table:table-row table:style-name="ro1">
          <table:table-cell/>
          <table:table-cell office:value-type="string">
            <text:p>FR0013176435</text:p>
          </table:table-cell>
          <table:table-cell office:value-type="string">
            <text:p>RMA ENTREPRENEURS IMPACT EUROPE P</text:p>
          </table:table-cell>
        </table:table-row>
        <table:table-row table:style-name="ro1">
          <table:table-cell/>
          <table:table-cell office:value-type="string">
            <text:p>FR0013180098</text:p>
          </table:table-cell>
          <table:table-cell office:value-type="string">
            <text:p>TALENCE EPARGNE UTILE - PART AC</text:p>
          </table:table-cell>
        </table:table-row>
        <table:table-row table:style-name="ro1">
          <table:table-cell/>
          <table:table-cell office:value-type="string">
            <text:p>FR0013180353</text:p>
          </table:table-cell>
          <table:table-cell office:value-type="string">
            <text:p>PLATINIUM ARIANE CAP I</text:p>
          </table:table-cell>
        </table:table-row>
        <table:table-row table:style-name="ro1">
          <table:table-cell/>
          <table:table-cell office:value-type="string">
            <text:p>FR0013182698</text:p>
          </table:table-cell>
          <table:table-cell office:value-type="string">
            <text:p>MADELEINE ALTERNATIVE MULTISTRATEGIES R-EUR</text:p>
          </table:table-cell>
        </table:table-row>
        <table:table-row table:style-name="ro1">
          <table:table-cell/>
          <table:table-cell office:value-type="string">
            <text:p>FR0013183290</text:p>
          </table:table-cell>
          <table:table-cell office:value-type="string">
            <text:p>R OBJECTIF CROISSANCE</text:p>
          </table:table-cell>
        </table:table-row>
        <table:table-row table:style-name="ro1">
          <table:table-cell/>
          <table:table-cell office:value-type="string">
            <text:p>FR0013183308</text:p>
          </table:table-cell>
          <table:table-cell office:value-type="string">
            <text:p>R OBJECTIF DYNAMIQUE</text:p>
          </table:table-cell>
        </table:table-row>
        <table:table-row table:style-name="ro1">
          <table:table-cell/>
          <table:table-cell office:value-type="string">
            <text:p>FR0013183316</text:p>
          </table:table-cell>
          <table:table-cell office:value-type="string">
            <text:p>R OBJECTIF HARMONIE</text:p>
          </table:table-cell>
        </table:table-row>
        <table:table-row table:style-name="ro1">
          <table:table-cell/>
          <table:table-cell office:value-type="string">
            <text:p>FR0013184033</text:p>
          </table:table-cell>
          <table:table-cell office:value-type="string">
            <text:p>ASTREOS</text:p>
          </table:table-cell>
        </table:table-row>
        <table:table-row table:style-name="ro1">
          <table:table-cell/>
          <table:table-cell office:value-type="string">
            <text:p>FR0013184041</text:p>
          </table:table-cell>
          <table:table-cell office:value-type="string">
            <text:p>ECHIQUIER PRIME</text:p>
          </table:table-cell>
        </table:table-row>
        <table:table-row table:style-name="ro1">
          <table:table-cell/>
          <table:table-cell office:value-type="string">
            <text:p>FR0013184637</text:p>
          </table:table-cell>
          <table:table-cell office:value-type="string">
            <text:p>OCeANIC OPPORTUNITeS MONDE CAP</text:p>
          </table:table-cell>
        </table:table-row>
        <table:table-row table:style-name="ro1">
          <table:table-cell/>
          <table:table-cell office:value-type="string">
            <text:p>FR0013185279</text:p>
          </table:table-cell>
          <table:table-cell office:value-type="string">
            <text:p>QUANTOLOGY SMART R</text:p>
          </table:table-cell>
        </table:table-row>
        <table:table-row table:style-name="ro1">
          <table:table-cell/>
          <table:table-cell office:value-type="string">
            <text:p>FR0013185576</text:p>
          </table:table-cell>
          <table:table-cell office:value-type="string">
            <text:p>LBPAM ACTIONS CROISSANCE EURO R</text:p>
          </table:table-cell>
        </table:table-row>
        <table:table-row table:style-name="ro1">
          <table:table-cell/>
          <table:table-cell office:value-type="string">
            <text:p>FR0013186319</text:p>
          </table:table-cell>
          <table:table-cell office:value-type="string">
            <text:p>PORTZAMPARC ENTREPRENEURS C</text:p>
          </table:table-cell>
        </table:table-row>
        <table:table-row table:style-name="ro1">
          <table:table-cell/>
          <table:table-cell office:value-type="string">
            <text:p>FR0013187473</text:p>
          </table:table-cell>
          <table:table-cell office:value-type="string">
            <text:p>BLUEBAY PATRIMOINE C</text:p>
          </table:table-cell>
        </table:table-row>
        <table:table-row table:style-name="ro1">
          <table:table-cell/>
          <table:table-cell office:value-type="string">
            <text:p>FR0013188257</text:p>
          </table:table-cell>
          <table:table-cell office:value-type="string">
            <text:p>SLGP QUANTERA</text:p>
          </table:table-cell>
        </table:table-row>
        <table:table-row table:style-name="ro1">
          <table:table-cell/>
          <table:table-cell office:value-type="string">
            <text:p>FR0013188364</text:p>
          </table:table-cell>
          <table:table-cell office:value-type="string">
            <text:p>ERASMUS SMALL CAP EURO E</text:p>
          </table:table-cell>
        </table:table-row>
        <table:table-row table:style-name="ro1">
          <table:table-cell/>
          <table:table-cell office:value-type="string">
            <text:p>FR0013189263</text:p>
          </table:table-cell>
          <table:table-cell office:value-type="string">
            <text:p>ODDO BHF HORIZON LONG SHORT PART C R-EUR</text:p>
          </table:table-cell>
        </table:table-row>
        <table:table-row table:style-name="ro1">
          <table:table-cell/>
          <table:table-cell office:value-type="string">
            <text:p>FR0013192572</text:p>
          </table:table-cell>
          <table:table-cell office:value-type="string">
            <text:p>ALLIANZ OBLIGATIONS INTERNATIONALES W EUR</text:p>
          </table:table-cell>
        </table:table-row>
        <table:table-row table:style-name="ro1">
          <table:table-cell/>
          <table:table-cell office:value-type="string">
            <text:p>FR0013193034</text:p>
          </table:table-cell>
          <table:table-cell office:value-type="string">
            <text:p>AXIOM <text:s/>OPTIMAL FIX R EUR</text:p>
          </table:table-cell>
        </table:table-row>
        <table:table-row table:style-name="ro1">
          <table:table-cell/>
          <table:table-cell office:value-type="string">
            <text:p>FR0013193679</text:p>
          </table:table-cell>
          <table:table-cell office:value-type="string">
            <text:p>ECHIQUIER ALTAROCCA RENDEMENT 2023 R</text:p>
          </table:table-cell>
        </table:table-row>
        <table:table-row table:style-name="ro1">
          <table:table-cell/>
          <table:table-cell office:value-type="string">
            <text:p>FR0013196268</text:p>
          </table:table-cell>
          <table:table-cell office:value-type="string">
            <text:p>HORIZON MONDE NOVEMBRE 2020</text:p>
          </table:table-cell>
        </table:table-row>
        <table:table-row table:style-name="ro1">
          <table:table-cell/>
          <table:table-cell office:value-type="string">
            <text:p>FR0013196656</text:p>
          </table:table-cell>
          <table:table-cell office:value-type="string">
            <text:p>SELECTIZ R (C)</text:p>
          </table:table-cell>
        </table:table-row>
        <table:table-row table:style-name="ro1">
          <table:table-cell/>
          <table:table-cell office:value-type="string">
            <text:p>FR0013196672</text:p>
          </table:table-cell>
          <table:table-cell office:value-type="string">
            <text:p>SELECTIZ PEA R (C)</text:p>
          </table:table-cell>
        </table:table-row>
        <table:table-row table:style-name="ro1">
          <table:table-cell/>
          <table:table-cell office:value-type="string">
            <text:p>FR0013196680</text:p>
          </table:table-cell>
          <table:table-cell office:value-type="string">
            <text:p>SeLECTIZ PLUS R (C)</text:p>
          </table:table-cell>
        </table:table-row>
        <table:table-row table:style-name="ro1">
          <table:table-cell/>
          <table:table-cell office:value-type="string">
            <text:p>FR0013196722</text:p>
          </table:table-cell>
          <table:table-cell office:value-type="string">
            <text:p>ATHYMIS MILLENNIAL EUROPE P</text:p>
          </table:table-cell>
        </table:table-row>
        <table:table-row table:style-name="ro1">
          <table:table-cell/>
          <table:table-cell office:value-type="string">
            <text:p>FR0013196748</text:p>
          </table:table-cell>
          <table:table-cell office:value-type="string">
            <text:p>ATHYMIS MILLENNIAL EUROPE I</text:p>
          </table:table-cell>
        </table:table-row>
        <table:table-row table:style-name="ro1">
          <table:table-cell/>
          <table:table-cell office:value-type="string">
            <text:p>FR0013197472</text:p>
          </table:table-cell>
          <table:table-cell office:value-type="string">
            <text:p>CAPITAL LONG TERME C</text:p>
          </table:table-cell>
        </table:table-row>
        <table:table-row table:style-name="ro1">
          <table:table-cell/>
          <table:table-cell office:value-type="string">
            <text:p>FR0013197605</text:p>
          </table:table-cell>
          <table:table-cell office:value-type="string">
            <text:p>ETOILE ACTIONS INTERNATIONALES C/D</text:p>
          </table:table-cell>
        </table:table-row>
        <table:table-row table:style-name="ro1">
          <table:table-cell/>
          <table:table-cell office:value-type="string">
            <text:p>FR0013197621</text:p>
          </table:table-cell>
          <table:table-cell office:value-type="string">
            <text:p>FDE ALPHA AC</text:p>
          </table:table-cell>
        </table:table-row>
        <table:table-row table:style-name="ro1">
          <table:table-cell/>
          <table:table-cell office:value-type="string">
            <text:p>FR0013202132</text:p>
          </table:table-cell>
          <table:table-cell office:value-type="string">
            <text:p>SEXTANT BOND PICKING PART A</text:p>
          </table:table-cell>
        </table:table-row>
        <table:table-row table:style-name="ro1">
          <table:table-cell/>
          <table:table-cell office:value-type="string">
            <text:p>FR0013203650</text:p>
          </table:table-cell>
          <table:table-cell office:value-type="string">
            <text:p>SICAV AMPLeGEST COMPARTIMENT LONG/SHORT AC</text:p>
          </table:table-cell>
        </table:table-row>
        <table:table-row table:style-name="ro1">
          <table:table-cell/>
          <table:table-cell office:value-type="string">
            <text:p>FR0013210887</text:p>
          </table:table-cell>
          <table:table-cell office:value-type="string">
            <text:p>ETOILE MATIERES PREMIERES FCP C</text:p>
          </table:table-cell>
        </table:table-row>
        <table:table-row table:style-name="ro1">
          <table:table-cell/>
          <table:table-cell office:value-type="string">
            <text:p>FR0013211190</text:p>
          </table:table-cell>
          <table:table-cell office:value-type="string">
            <text:p>GUTENBERG AVENIR C</text:p>
          </table:table-cell>
        </table:table-row>
        <table:table-row table:style-name="ro1">
          <table:table-cell/>
          <table:table-cell office:value-type="string">
            <text:p>FR0013213188</text:p>
          </table:table-cell>
          <table:table-cell office:value-type="string">
            <text:p>CM-CIC GLOBAL DIVIDEND PART C</text:p>
          </table:table-cell>
        </table:table-row>
        <table:table-row table:style-name="ro1">
          <table:table-cell/>
          <table:table-cell office:value-type="string">
            <text:p>FR0013213444</text:p>
          </table:table-cell>
          <table:table-cell office:value-type="string">
            <text:p>AMUNDI ETF S&amp;P 500 UCITS ETF DAILY HEDGED EUR</text:p>
          </table:table-cell>
        </table:table-row>
        <table:table-row table:style-name="ro1">
          <table:table-cell/>
          <table:table-cell office:value-type="string">
            <text:p>FR0013213931</text:p>
          </table:table-cell>
          <table:table-cell office:value-type="string">
            <text:p>DÃ”ME SeLECTION C EUR</text:p>
          </table:table-cell>
        </table:table-row>
        <table:table-row table:style-name="ro1">
          <table:table-cell/>
          <table:table-cell office:value-type="string">
            <text:p>FR0013216280</text:p>
          </table:table-cell>
          <table:table-cell office:value-type="string">
            <text:p>ODDO HAUT RENDEMENT 2023 - DR-EUR</text:p>
          </table:table-cell>
        </table:table-row>
        <table:table-row table:style-name="ro1">
          <table:table-cell/>
          <table:table-cell office:value-type="string">
            <text:p>FR0013216785</text:p>
          </table:table-cell>
          <table:table-cell office:value-type="string">
            <text:p>TERINVEST LATITUDE PART C</text:p>
          </table:table-cell>
        </table:table-row>
        <table:table-row table:style-name="ro1">
          <table:table-cell/>
          <table:table-cell office:value-type="string">
            <text:p>FR0013218302</text:p>
          </table:table-cell>
          <table:table-cell office:value-type="string">
            <text:p>AGIPI ReGIONS A-C</text:p>
          </table:table-cell>
        </table:table-row>
        <table:table-row table:style-name="ro1">
          <table:table-cell/>
          <table:table-cell office:value-type="string">
            <text:p>FR0013218336</text:p>
          </table:table-cell>
          <table:table-cell office:value-type="string">
            <text:p>FLEXPERTISE</text:p>
          </table:table-cell>
        </table:table-row>
        <table:table-row table:style-name="ro1">
          <table:table-cell/>
          <table:table-cell office:value-type="string">
            <text:p>FR0013219722</text:p>
          </table:table-cell>
          <table:table-cell office:value-type="string">
            <text:p>SWISSLIFE DYNAPIERRE ACTIONS P</text:p>
          </table:table-cell>
        </table:table-row>
        <table:table-row table:style-name="ro1">
          <table:table-cell/>
          <table:table-cell office:value-type="string">
            <text:p>FR0013220431</text:p>
          </table:table-cell>
          <table:table-cell office:value-type="string">
            <text:p>GAMBETTA PATRIMOINE R</text:p>
          </table:table-cell>
        </table:table-row>
        <table:table-row table:style-name="ro1">
          <table:table-cell/>
          <table:table-cell office:value-type="string">
            <text:p>FR0013220605</text:p>
          </table:table-cell>
          <table:table-cell office:value-type="string">
            <text:p>BELHARRA CLUB PART R</text:p>
          </table:table-cell>
        </table:table-row>
        <table:table-row table:style-name="ro1">
          <table:table-cell/>
          <table:table-cell office:value-type="string">
            <text:p>FR0013220621</text:p>
          </table:table-cell>
          <table:table-cell office:value-type="string">
            <text:p>BELHARRA EURO PART R</text:p>
          </table:table-cell>
        </table:table-row>
        <table:table-row table:style-name="ro1">
          <table:table-cell/>
          <table:table-cell office:value-type="string">
            <text:p>FR0013228715</text:p>
          </table:table-cell>
          <table:table-cell office:value-type="string">
            <text:p>PREIMIUM B</text:p>
          </table:table-cell>
        </table:table-row>
        <table:table-row table:style-name="ro1">
          <table:table-cell/>
          <table:table-cell office:value-type="string">
            <text:p>FR0013230059</text:p>
          </table:table-cell>
          <table:table-cell office:value-type="string">
            <text:p>LBPAM ACTIONS VALUE EURO PART R</text:p>
          </table:table-cell>
        </table:table-row>
        <table:table-row table:style-name="ro1">
          <table:table-cell/>
          <table:table-cell office:value-type="string">
            <text:p>FR0013239902</text:p>
          </table:table-cell>
          <table:table-cell office:value-type="string">
            <text:p>AUTOFOCUS CROISSANCE MAI 2017 C</text:p>
          </table:table-cell>
        </table:table-row>
        <table:table-row table:style-name="ro1">
          <table:table-cell/>
          <table:table-cell office:value-type="string">
            <text:p>FR0013241858</text:p>
          </table:table-cell>
          <table:table-cell office:value-type="string">
            <text:p>GALILeE FUND PICKING STRATEGY C</text:p>
          </table:table-cell>
        </table:table-row>
        <table:table-row table:style-name="ro1">
          <table:table-cell/>
          <table:table-cell office:value-type="string">
            <text:p>FR0013241866</text:p>
          </table:table-cell>
          <table:table-cell office:value-type="string">
            <text:p>KILIMANDJARO C EUR</text:p>
          </table:table-cell>
        </table:table-row>
        <table:table-row table:style-name="ro1">
          <table:table-cell/>
          <table:table-cell office:value-type="string">
            <text:p>FR0013246568</text:p>
          </table:table-cell>
          <table:table-cell office:value-type="string">
            <text:p>FCP VEGA COURT TERME</text:p>
          </table:table-cell>
        </table:table-row>
        <table:table-row table:style-name="ro1">
          <table:table-cell/>
          <table:table-cell office:value-type="string">
            <text:p>FR0013247384</text:p>
          </table:table-cell>
          <table:table-cell office:value-type="string">
            <text:p>OFI RS DYNAMIQUE RC EUR</text:p>
          </table:table-cell>
        </table:table-row>
        <table:table-row table:style-name="ro1">
          <table:table-cell/>
          <table:table-cell office:value-type="string">
            <text:p>FR0013247418</text:p>
          </table:table-cell>
          <table:table-cell office:value-type="string">
            <text:p>OFI RS PRUDENT RC EUR</text:p>
          </table:table-cell>
        </table:table-row>
        <table:table-row table:style-name="ro1">
          <table:table-cell/>
          <table:table-cell office:value-type="string">
            <text:p>FR0013247749</text:p>
          </table:table-cell>
          <table:table-cell office:value-type="string">
            <text:p>DORVAL MANAGEURS SMID CAP EURO R</text:p>
          </table:table-cell>
        </table:table-row>
        <table:table-row table:style-name="ro1">
          <table:table-cell/>
          <table:table-cell office:value-type="string">
            <text:p>FR0013252483</text:p>
          </table:table-cell>
          <table:table-cell office:value-type="string">
            <text:p>SAM ALLOCATION PATRIMONIALE PART C</text:p>
          </table:table-cell>
        </table:table-row>
        <table:table-row table:style-name="ro1">
          <table:table-cell/>
          <table:table-cell office:value-type="string">
            <text:p>FR0013254331</text:p>
          </table:table-cell>
          <table:table-cell office:value-type="string">
            <text:p>LAZARD ACTIONS AMeRICAINES AC H-EUR</text:p>
          </table:table-cell>
        </table:table-row>
        <table:table-row table:style-name="ro1">
          <table:table-cell/>
          <table:table-cell office:value-type="string">
            <text:p>FR0013256740</text:p>
          </table:table-cell>
          <table:table-cell office:value-type="string">
            <text:p>ALM ACTIONS FRANCE</text:p>
          </table:table-cell>
        </table:table-row>
        <table:table-row table:style-name="ro1">
          <table:table-cell/>
          <table:table-cell office:value-type="string">
            <text:p>FR0013258340</text:p>
          </table:table-cell>
          <table:table-cell office:value-type="string">
            <text:p>AMPRIAM C</text:p>
          </table:table-cell>
        </table:table-row>
        <table:table-row table:style-name="ro1">
          <table:table-cell/>
          <table:table-cell office:value-type="string">
            <text:p>FR0013258647</text:p>
          </table:table-cell>
          <table:table-cell office:value-type="string">
            <text:p>LA FRANCAISE RENDEMENT GLOBAL 2025 R</text:p>
          </table:table-cell>
        </table:table-row>
        <table:table-row table:style-name="ro1">
          <table:table-cell/>
          <table:table-cell office:value-type="string">
            <text:p>FR0013259181</text:p>
          </table:table-cell>
          <table:table-cell office:value-type="string">
            <text:p>GROUPAMA AXIOM LEGACY 21 N</text:p>
          </table:table-cell>
        </table:table-row>
        <table:table-row table:style-name="ro1">
          <table:table-cell/>
          <table:table-cell office:value-type="string">
            <text:p>FR0013259892</text:p>
          </table:table-cell>
          <table:table-cell office:value-type="string">
            <text:p>OPTIGEST CONVICTIONS MIDCAPS EURO P</text:p>
          </table:table-cell>
        </table:table-row>
        <table:table-row table:style-name="ro1">
          <table:table-cell/>
          <table:table-cell office:value-type="string">
            <text:p>FR0013266624</text:p>
          </table:table-cell>
          <table:table-cell office:value-type="string">
            <text:p>CM-CIC ENTREPRENEURS EUROPE PART C</text:p>
          </table:table-cell>
        </table:table-row>
        <table:table-row table:style-name="ro1">
          <table:table-cell/>
          <table:table-cell office:value-type="string">
            <text:p>FR0013266640</text:p>
          </table:table-cell>
          <table:table-cell office:value-type="string">
            <text:p>CM-CIC ENTREPRENEURS EUROPE PART I</text:p>
          </table:table-cell>
        </table:table-row>
        <table:table-row table:style-name="ro1">
          <table:table-cell/>
          <table:table-cell office:value-type="string">
            <text:p>FR0013267663</text:p>
          </table:table-cell>
          <table:table-cell office:value-type="string">
            <text:p>HUGAU MONETERME I</text:p>
          </table:table-cell>
        </table:table-row>
        <table:table-row table:style-name="ro1">
          <table:table-cell/>
          <table:table-cell office:value-type="string">
            <text:p>FR0013267689</text:p>
          </table:table-cell>
          <table:table-cell office:value-type="string">
            <text:p>HUGAU MONETERME R</text:p>
          </table:table-cell>
        </table:table-row>
        <table:table-row table:style-name="ro1">
          <table:table-cell/>
          <table:table-cell office:value-type="string">
            <text:p>FR0013272739</text:p>
          </table:table-cell>
          <table:table-cell office:value-type="string">
            <text:p>LA FRANCAISE RENDEMENT GLOBAL 2025 D</text:p>
          </table:table-cell>
        </table:table-row>
        <table:table-row table:style-name="ro1">
          <table:table-cell/>
          <table:table-cell office:value-type="string">
            <text:p>FR0013275542</text:p>
          </table:table-cell>
          <table:table-cell office:value-type="string">
            <text:p>HSBC MONEY TReSORERIE</text:p>
          </table:table-cell>
        </table:table-row>
        <table:table-row table:style-name="ro1">
          <table:table-cell/>
          <table:table-cell office:value-type="string">
            <text:p>FR0013275559</text:p>
          </table:table-cell>
          <table:table-cell office:value-type="string">
            <text:p>HSBC MONEY HSBCMONEY PATRIMOINE</text:p>
          </table:table-cell>
        </table:table-row>
        <table:table-row table:style-name="ro1">
          <table:table-cell/>
          <table:table-cell office:value-type="string">
            <text:p>FR0013277571</text:p>
          </table:table-cell>
          <table:table-cell office:value-type="string">
            <text:p>ECHIQUIER ALTAROCCA HYBRID BONDS R</text:p>
          </table:table-cell>
        </table:table-row>
        <table:table-row table:style-name="ro1">
          <table:table-cell/>
          <table:table-cell office:value-type="string">
            <text:p>FR0013280302</text:p>
          </table:table-cell>
          <table:table-cell office:value-type="string">
            <text:p>PLATINIUM LATITUDE I</text:p>
          </table:table-cell>
        </table:table-row>
        <table:table-row table:style-name="ro1">
          <table:table-cell/>
          <table:table-cell office:value-type="string">
            <text:p>FR0013281193</text:p>
          </table:table-cell>
          <table:table-cell office:value-type="string">
            <text:p>WISE3</text:p>
          </table:table-cell>
        </table:table-row>
        <table:table-row table:style-name="ro1">
          <table:table-cell/>
          <table:table-cell office:value-type="string">
            <text:p>FR0013281201</text:p>
          </table:table-cell>
          <table:table-cell office:value-type="string">
            <text:p>WISE5</text:p>
          </table:table-cell>
        </table:table-row>
        <table:table-row table:style-name="ro1">
          <table:table-cell/>
          <table:table-cell office:value-type="string">
            <text:p>FR0013282357</text:p>
          </table:table-cell>
          <table:table-cell office:value-type="string">
            <text:p>WISE5PEA</text:p>
          </table:table-cell>
        </table:table-row>
        <table:table-row table:style-name="ro1">
          <table:table-cell/>
          <table:table-cell office:value-type="string">
            <text:p>FR0013284114</text:p>
          </table:table-cell>
          <table:table-cell office:value-type="string">
            <text:p>INVESTIR PEA PALATINE</text:p>
          </table:table-cell>
        </table:table-row>
        <table:table-row table:style-name="ro1">
          <table:table-cell/>
          <table:table-cell office:value-type="string">
            <text:p>FR0013293545</text:p>
          </table:table-cell>
          <table:table-cell office:value-type="string">
            <text:p>H <text:s/>PATRIMOINE PART A</text:p>
          </table:table-cell>
        </table:table-row>
        <table:table-row table:style-name="ro1">
          <table:table-cell/>
          <table:table-cell office:value-type="string">
            <text:p>FR0013293552</text:p>
          </table:table-cell>
          <table:table-cell office:value-type="string">
            <text:p>IKEN PART A</text:p>
          </table:table-cell>
        </table:table-row>
        <table:table-row table:style-name="ro1">
          <table:table-cell/>
          <table:table-cell office:value-type="string">
            <text:p>FR0013300688</text:p>
          </table:table-cell>
          <table:table-cell office:value-type="string">
            <text:p>ODDO BHF HAUT RENDEMENT 2025 PART CR-EUR</text:p>
          </table:table-cell>
        </table:table-row>
        <table:table-row table:style-name="ro1">
          <table:table-cell/>
          <table:table-cell office:value-type="string">
            <text:p>FR0013301447</text:p>
          </table:table-cell>
          <table:table-cell office:value-type="string">
            <text:p>BNP PARIBAS GREEN BUSINESS CLASSIC</text:p>
          </table:table-cell>
        </table:table-row>
        <table:table-row table:style-name="ro1">
          <table:table-cell/>
          <table:table-cell office:value-type="string">
            <text:p>FR0013372786</text:p>
          </table:table-cell>
          <table:table-cell office:value-type="string">
            <text:p>ETOILE MULTI GESTION EUROPE RC</text:p>
          </table:table-cell>
        </table:table-row>
        <table:table-row table:style-name="ro1">
          <table:table-cell/>
          <table:table-cell office:value-type="string">
            <text:p>FR0013393188</text:p>
          </table:table-cell>
          <table:table-cell office:value-type="string">
            <text:p>H2O ADAGIO SR EUR</text:p>
          </table:table-cell>
        </table:table-row>
        <table:table-row table:style-name="ro1">
          <table:table-cell/>
          <table:table-cell office:value-type="string">
            <text:p>FR0013393329</text:p>
          </table:table-cell>
          <table:table-cell office:value-type="string">
            <text:p>H2O MULTIBONDS SR EUR</text:p>
          </table:table-cell>
        </table:table-row>
        <table:table-row table:style-name="ro1">
          <table:table-cell/>
          <table:table-cell office:value-type="string">
            <text:p>GB0000796242</text:p>
          </table:table-cell>
          <table:table-cell office:value-type="string">
            <text:p>BARING UK UNIT TRUST FUNDS - EUROPE SELECT TRUST G</text:p>
          </table:table-cell>
        </table:table-row>
        <table:table-row table:style-name="ro1">
          <table:table-cell/>
          <table:table-cell office:value-type="string">
            <text:p>GB0000798628</text:p>
          </table:table-cell>
          <table:table-cell office:value-type="string">
            <text:p>BARING JAPAN GROWTH TRUST CLASS A GBP ACC</text:p>
          </table:table-cell>
        </table:table-row>
        <table:table-row table:style-name="ro1">
          <table:table-cell/>
          <table:table-cell office:value-type="string">
            <text:p>GB0000804335</text:p>
          </table:table-cell>
          <table:table-cell office:value-type="string">
            <text:p>BARING UK UNIT TRUST FUNDS - EUROPEAN GROWTH TRUST</text:p>
          </table:table-cell>
        </table:table-row>
        <table:table-row table:style-name="ro1">
          <table:table-cell/>
          <table:table-cell office:value-type="string">
            <text:p>GB0000822576</text:p>
          </table:table-cell>
          <table:table-cell office:value-type="string">
            <text:p>BARING GERMAN GROWTH TRUST GBP (C)</text:p>
          </table:table-cell>
        </table:table-row>
        <table:table-row table:style-name="ro1">
          <table:table-cell/>
          <table:table-cell office:value-type="string">
            <text:p>GB0000831759</text:p>
          </table:table-cell>
          <table:table-cell office:value-type="string">
            <text:p>BARING STRATEGIC BOND FUND - CLASS GBP INC</text:p>
          </table:table-cell>
        </table:table-row>
        <table:table-row table:style-name="ro1">
          <table:table-cell/>
          <table:table-cell office:value-type="string">
            <text:p>GB0000840719</text:p>
          </table:table-cell>
          <table:table-cell office:value-type="string">
            <text:p>BARING KOREA TRUST (C)</text:p>
          </table:table-cell>
        </table:table-row>
        <table:table-row table:style-name="ro1">
          <table:table-cell/>
          <table:table-cell office:value-type="string">
            <text:p>GB0001444701</text:p>
          </table:table-cell>
          <table:table-cell office:value-type="string">
            <text:p>THREADNEEDLE INVESTMENT FUNDS ICVC - THREADNEEDLE </text:p>
          </table:table-cell>
        </table:table-row>
        <table:table-row table:style-name="ro1">
          <table:table-cell/>
          <table:table-cell office:value-type="string">
            <text:p>GB0001529782</text:p>
          </table:table-cell>
          <table:table-cell office:value-type="string">
            <text:p>TIF - THREADNEEDLE UK FUND 1 INC</text:p>
          </table:table-cell>
        </table:table-row>
        <table:table-row table:style-name="ro1">
          <table:table-cell/>
          <table:table-cell office:value-type="string">
            <text:p>GB0002363447</text:p>
          </table:table-cell>
          <table:table-cell office:value-type="string">
            <text:p>TIF - EUROPEAN HIGH YIELD BOND 1 Gross GBP (C)</text:p>
          </table:table-cell>
        </table:table-row>
        <table:table-row table:style-name="ro1">
          <table:table-cell/>
          <table:table-cell office:value-type="string">
            <text:p>GB0002365608</text:p>
          </table:table-cell>
          <table:table-cell office:value-type="string">
            <text:p>TIF - EMERGING MARKET BOND 1 Net GBP (D)</text:p>
          </table:table-cell>
        </table:table-row>
        <table:table-row table:style-name="ro1">
          <table:table-cell/>
          <table:table-cell office:value-type="string">
            <text:p>GB0002702230</text:p>
          </table:table-cell>
          <table:table-cell office:value-type="string">
            <text:p>TIF - DOLLAR BOND 1 Net GBP (D)</text:p>
          </table:table-cell>
        </table:table-row>
        <table:table-row table:style-name="ro1">
          <table:table-cell/>
          <table:table-cell office:value-type="string">
            <text:p>GB0002702909</text:p>
          </table:table-cell>
          <table:table-cell office:value-type="string">
            <text:p>TIF - EUROPEAN BOND 1 Net GBP (D)</text:p>
          </table:table-cell>
        </table:table-row>
        <table:table-row table:style-name="ro1">
          <table:table-cell/>
          <table:table-cell office:value-type="string">
            <text:p>GB0002769312</text:p>
          </table:table-cell>
          <table:table-cell office:value-type="string">
            <text:p>TIF - GLOBAL SELECT FUND 1 NET USD (C)</text:p>
          </table:table-cell>
        </table:table-row>
        <table:table-row table:style-name="ro1">
          <table:table-cell/>
          <table:table-cell office:value-type="string">
            <text:p>GB0002769429</text:p>
          </table:table-cell>
          <table:table-cell office:value-type="string">
            <text:p>TIF - AMERICAN FUND 1 Net USD (C)</text:p>
          </table:table-cell>
        </table:table-row>
        <table:table-row table:style-name="ro1">
          <table:table-cell/>
          <table:table-cell office:value-type="string">
            <text:p>GB0002770203</text:p>
          </table:table-cell>
          <table:table-cell office:value-type="string">
            <text:p>TIF - ASIA FUND 1 NET USD (C)</text:p>
          </table:table-cell>
        </table:table-row>
        <table:table-row table:style-name="ro1">
          <table:table-cell/>
          <table:table-cell office:value-type="string">
            <text:p>GB0002771169</text:p>
          </table:table-cell>
          <table:table-cell office:value-type="string">
            <text:p>TIF - EUROPEAN SELECT FUND 1 NET EUR (C)</text:p>
          </table:table-cell>
        </table:table-row>
        <table:table-row table:style-name="ro1">
          <table:table-cell/>
          <table:table-cell office:value-type="string">
            <text:p>GB0002771383</text:p>
          </table:table-cell>
          <table:table-cell office:value-type="string">
            <text:p>TIF - EUROPEAN SMALLER COMPANIES FUND 1 Net EUR (C</text:p>
          </table:table-cell>
        </table:table-row>
        <table:table-row table:style-name="ro1">
          <table:table-cell/>
          <table:table-cell office:value-type="string">
            <text:p>GB0003865176</text:p>
          </table:table-cell>
          <table:table-cell office:value-type="string">
            <text:p>FIDELITY INVESTMENT FUNDS FIDELITY AMERICAN FUND A</text:p>
          </table:table-cell>
        </table:table-row>
        <table:table-row table:style-name="ro1">
          <table:table-cell/>
          <table:table-cell office:value-type="string">
            <text:p>GB0003865390</text:p>
          </table:table-cell>
          <table:table-cell office:value-type="string">
            <text:p>FIDELITY - AMERICAN SPECIAL SITUATIONS A (C)</text:p>
          </table:table-cell>
        </table:table-row>
        <table:table-row table:style-name="ro1">
          <table:table-cell/>
          <table:table-cell office:value-type="string">
            <text:p>GB0003874798</text:p>
          </table:table-cell>
          <table:table-cell office:value-type="string">
            <text:p>FIDELITY INVESTMENT FUNDS FIDELITY EUROPEAN FUND A</text:p>
          </table:table-cell>
        </table:table-row>
        <table:table-row table:style-name="ro1">
          <table:table-cell/>
          <table:table-cell office:value-type="string">
            <text:p>GB0003875100</text:p>
          </table:table-cell>
          <table:table-cell office:value-type="string">
            <text:p>FIDELITY INVESTMENT FUNDS FIDELITY SPECIAL SITUATI</text:p>
          </table:table-cell>
        </table:table-row>
        <table:table-row table:style-name="ro1">
          <table:table-cell/>
          <table:table-cell office:value-type="string">
            <text:p>GB0003879185</text:p>
          </table:table-cell>
          <table:table-cell office:value-type="string">
            <text:p>FIDELITY INVESTMENT FUNDS FIDELITY ASIA FUND A (C)</text:p>
          </table:table-cell>
        </table:table-row>
        <table:table-row table:style-name="ro1">
          <table:table-cell/>
          <table:table-cell office:value-type="string">
            <text:p>GB0008192063</text:p>
          </table:table-cell>
          <table:table-cell office:value-type="string">
            <text:p>BARING GERMAN GROWTH TRUST EUR (C)</text:p>
          </table:table-cell>
        </table:table-row>
        <table:table-row table:style-name="ro1">
          <table:table-cell/>
          <table:table-cell office:value-type="string">
            <text:p>GB0008371238</text:p>
          </table:table-cell>
          <table:table-cell office:value-type="string">
            <text:p>TIF - PAN EUROPEAN FUND 1 Net GBP (C)</text:p>
          </table:table-cell>
        </table:table-row>
        <table:table-row table:style-name="ro1">
          <table:table-cell/>
          <table:table-cell office:value-type="string">
            <text:p>GB0009583252</text:p>
          </table:table-cell>
          <table:table-cell office:value-type="string">
            <text:p>TIF - PAN EUROPEAN FUND 1 NET EUR (C)</text:p>
          </table:table-cell>
        </table:table-row>
        <table:table-row table:style-name="ro1">
          <table:table-cell/>
          <table:table-cell office:value-type="string">
            <text:p>GB0009692087</text:p>
          </table:table-cell>
          <table:table-cell office:value-type="string">
            <text:p>TIF - EUROPEAN HIGH YIELD BOND 1 NET EUR (C)</text:p>
          </table:table-cell>
        </table:table-row>
        <table:table-row table:style-name="ro1">
          <table:table-cell/>
          <table:table-cell office:value-type="string">
            <text:p>GB0030183890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30190366</text:p>
          </table:table-cell>
          <table:table-cell office:value-type="string">
            <text:p>FIRST STATE INVESTMENTS ICVC STEWART INVESTORS GLO</text:p>
          </table:table-cell>
        </table:table-row>
        <table:table-row table:style-name="ro1">
          <table:table-cell/>
          <table:table-cell office:value-type="string">
            <text:p>GB0030655780</text:p>
          </table:table-cell>
          <table:table-cell office:value-type="string">
            <text:p>BARING UK UNIT TRUST FUNDS - EUROPE SELECT TRUST E</text:p>
          </table:table-cell>
        </table:table-row>
        <table:table-row table:style-name="ro1">
          <table:table-cell/>
          <table:table-cell office:value-type="string">
            <text:p>GB0030810245</text:p>
          </table:table-cell>
          <table:table-cell office:value-type="string">
            <text:p>TIF - EUROPEAN SMALLER COMPANIES FUND 2 NET EUR (C</text:p>
          </table:table-cell>
        </table:table-row>
        <table:table-row table:style-name="ro1">
          <table:table-cell/>
          <table:table-cell office:value-type="string">
            <text:p>GB0030926959</text:p>
          </table:table-cell>
          <table:table-cell office:value-type="string">
            <text:p>M&amp;G American Fund EUR A Acc</text:p>
          </table:table-cell>
        </table:table-row>
        <table:table-row table:style-name="ro1">
          <table:table-cell/>
          <table:table-cell office:value-type="string">
            <text:p>GB0030927031</text:p>
          </table:table-cell>
          <table:table-cell office:value-type="string">
            <text:p>M&amp;G American Fund EUR C Acc</text:p>
          </table:table-cell>
        </table:table-row>
        <table:table-row table:style-name="ro1">
          <table:table-cell/>
          <table:table-cell office:value-type="string">
            <text:p>GB0030927924</text:p>
          </table:table-cell>
          <table:table-cell office:value-type="string">
            <text:p>M&amp;G Pan European Fund EUR A Acc</text:p>
          </table:table-cell>
        </table:table-row>
        <table:table-row table:style-name="ro1">
          <table:table-cell/>
          <table:table-cell office:value-type="string">
            <text:p>GB0030932676</text:p>
          </table:table-cell>
          <table:table-cell office:value-type="string">
            <text:p>M&amp;G Global Basics Fund EUR A Acc</text:p>
          </table:table-cell>
        </table:table-row>
        <table:table-row table:style-name="ro1">
          <table:table-cell/>
          <table:table-cell office:value-type="string">
            <text:p>GB0030932783</text:p>
          </table:table-cell>
          <table:table-cell office:value-type="string">
            <text:p>M&amp;G Global Basics Fund EUR C Acc</text:p>
          </table:table-cell>
        </table:table-row>
        <table:table-row table:style-name="ro1">
          <table:table-cell/>
          <table:table-cell office:value-type="string">
            <text:p>GB0030934490</text:p>
          </table:table-cell>
          <table:table-cell office:value-type="string">
            <text:p>M&amp;G GLOBAL LEADERS FUND EUR A ACC</text:p>
          </table:table-cell>
        </table:table-row>
        <table:table-row table:style-name="ro1">
          <table:table-cell/>
          <table:table-cell office:value-type="string">
            <text:p>GB0030938145</text:p>
          </table:table-cell>
          <table:table-cell office:value-type="string">
            <text:p>M&amp;G GLOBAL GROWTH FUND EUR A ACC</text:p>
          </table:table-cell>
        </table:table-row>
        <table:table-row table:style-name="ro1">
          <table:table-cell/>
          <table:table-cell office:value-type="string">
            <text:p>GB0030938582</text:p>
          </table:table-cell>
          <table:table-cell office:value-type="string">
            <text:p>M&amp;G JAPAN FUND EUR A ACC</text:p>
          </table:table-cell>
        </table:table-row>
        <table:table-row table:style-name="ro1">
          <table:table-cell/>
          <table:table-cell office:value-type="string">
            <text:p>GB0030938699</text:p>
          </table:table-cell>
          <table:table-cell office:value-type="string">
            <text:p>M&amp;G Japan Fund EUR C Acc</text:p>
          </table:table-cell>
        </table:table-row>
        <table:table-row table:style-name="ro1">
          <table:table-cell/>
          <table:table-cell office:value-type="string">
            <text:p>GB0030939119</text:p>
          </table:table-cell>
          <table:table-cell office:value-type="string">
            <text:p>M&amp;G Japan Smaller Companies Fund EUR A Acc</text:p>
          </table:table-cell>
        </table:table-row>
        <table:table-row table:style-name="ro1">
          <table:table-cell/>
          <table:table-cell office:value-type="string">
            <text:p>GB0030939226</text:p>
          </table:table-cell>
          <table:table-cell office:value-type="string">
            <text:p>M&amp;G Japan Smaller Companies Fund EUR C Acc</text:p>
          </table:table-cell>
        </table:table-row>
        <table:table-row table:style-name="ro1">
          <table:table-cell/>
          <table:table-cell office:value-type="string">
            <text:p>GB0030939770</text:p>
          </table:table-cell>
          <table:table-cell office:value-type="string">
            <text:p>M&amp;G ASIAN FUND EUR A ACC</text:p>
          </table:table-cell>
        </table:table-row>
        <table:table-row table:style-name="ro1">
          <table:table-cell/>
          <table:table-cell office:value-type="string">
            <text:p>GB0031288243</text:p>
          </table:table-cell>
          <table:table-cell office:value-type="string">
            <text:p>M&amp;G European High Yield Bond Fund EUR A Acc</text:p>
          </table:table-cell>
        </table:table-row>
        <table:table-row table:style-name="ro1">
          <table:table-cell/>
          <table:table-cell office:value-type="string">
            <text:p>GB0032064296</text:p>
          </table:table-cell>
          <table:table-cell office:value-type="string">
            <text:p>TIF - EUROPEAN CORPORATE BOND 1 Gross GBP (C)</text:p>
          </table:table-cell>
        </table:table-row>
        <table:table-row table:style-name="ro1">
          <table:table-cell/>
          <table:table-cell office:value-type="string">
            <text:p>GB0032137860</text:p>
          </table:table-cell>
          <table:table-cell office:value-type="string">
            <text:p>M&amp;G Corporate Bond Fund EUR A Acc</text:p>
          </table:table-cell>
        </table:table-row>
        <table:table-row table:style-name="ro1">
          <table:table-cell/>
          <table:table-cell office:value-type="string">
            <text:p>GB0032139684</text:p>
          </table:table-cell>
          <table:table-cell office:value-type="string">
            <text:p>M&amp;G RECOVERY FUND EUR A ACC</text:p>
          </table:table-cell>
        </table:table-row>
        <table:table-row table:style-name="ro1">
          <table:table-cell/>
          <table:table-cell office:value-type="string">
            <text:p>GB0032178856</text:p>
          </table:table-cell>
          <table:table-cell office:value-type="string">
            <text:p>M&amp;G European Corporate Bond Fund EUR A Acc</text:p>
          </table:table-cell>
        </table:table-row>
        <table:table-row table:style-name="ro1">
          <table:table-cell/>
          <table:table-cell office:value-type="string">
            <text:p>GB0032179045</text:p>
          </table:table-cell>
          <table:table-cell office:value-type="string">
            <text:p>M&amp;G European Corporate Bond Fund EUR C Acc</text:p>
          </table:table-cell>
        </table:table-row>
        <table:table-row table:style-name="ro1">
          <table:table-cell/>
          <table:table-cell office:value-type="string">
            <text:p>GB0033874214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33884684</text:p>
          </table:table-cell>
          <table:table-cell office:value-type="string">
            <text:p>TIF - STRATEGIC BOND 1 Gross GBP (D)</text:p>
          </table:table-cell>
        </table:table-row>
        <table:table-row table:style-name="ro1">
          <table:table-cell/>
          <table:table-cell office:value-type="string">
            <text:p>GB00B0PHJS66</text:p>
          </table:table-cell>
          <table:table-cell office:value-type="string">
            <text:p>TIF - PAN EUROPEAN SMALLER COMPANIES 1 NET EUR (C)</text:p>
          </table:table-cell>
        </table:table-row>
        <table:table-row table:style-name="ro1">
          <table:table-cell/>
          <table:table-cell office:value-type="string">
            <text:p>GB00B0TY6S22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B0WGW982</text:p>
          </table:table-cell>
          <table:table-cell office:value-type="string">
            <text:p>TIF - AMERICAN FUND 1 NET EUR (C)</text:p>
          </table:table-cell>
        </table:table-row>
        <table:table-row table:style-name="ro1">
          <table:table-cell/>
          <table:table-cell office:value-type="string">
            <text:p>GB00B0WGY707</text:p>
          </table:table-cell>
          <table:table-cell office:value-type="string">
            <text:p>TIF - AMERICAN SMALLER COMPANIES FUND 2 Net EUR (C</text:p>
          </table:table-cell>
        </table:table-row>
        <table:table-row table:style-name="ro1">
          <table:table-cell/>
          <table:table-cell office:value-type="string">
            <text:p>GB00B0WH9Y53</text:p>
          </table:table-cell>
          <table:table-cell office:value-type="string">
            <text:p>TIF - EMERGING MARKET BOND 1 GROSS EUR (C)</text:p>
          </table:table-cell>
        </table:table-row>
        <table:table-row table:style-name="ro1">
          <table:table-cell/>
          <table:table-cell office:value-type="string">
            <text:p>GB00B1FXTF86</text:p>
          </table:table-cell>
          <table:table-cell office:value-type="string">
            <text:p>FIRST STATE INVESTMENTS ICVC STEWART INVESTORS IND</text:p>
          </table:table-cell>
        </table:table-row>
        <table:table-row table:style-name="ro1">
          <table:table-cell/>
          <table:table-cell office:value-type="string">
            <text:p>GB00B1H05155</text:p>
          </table:table-cell>
          <table:table-cell office:value-type="string">
            <text:p>M&amp;G OPTIMAL INCOME FUND A</text:p>
          </table:table-cell>
        </table:table-row>
        <table:table-row table:style-name="ro1">
          <table:table-cell/>
          <table:table-cell office:value-type="string">
            <text:p>GB00B1RXYT55</text:p>
          </table:table-cell>
          <table:table-cell office:value-type="string">
            <text:p>M&amp;G Global Basics Fund USD A Acc</text:p>
          </table:table-cell>
        </table:table-row>
        <table:table-row table:style-name="ro1">
          <table:table-cell/>
          <table:table-cell office:value-type="string">
            <text:p>GB00B1RXYV77</text:p>
          </table:table-cell>
          <table:table-cell office:value-type="string">
            <text:p>M&amp;G Global Basics Fund USD C Acc</text:p>
          </table:table-cell>
        </table:table-row>
        <table:table-row table:style-name="ro1">
          <table:table-cell/>
          <table:table-cell office:value-type="string">
            <text:p>GB00B1VMCY93</text:p>
          </table:table-cell>
          <table:table-cell office:value-type="string">
            <text:p>M&amp;G Optimal Income Fund EUR A-H Acc</text:p>
          </table:table-cell>
        </table:table-row>
        <table:table-row table:style-name="ro1">
          <table:table-cell/>
          <table:table-cell office:value-type="string">
            <text:p>GB00B1VMD022</text:p>
          </table:table-cell>
          <table:table-cell office:value-type="string">
            <text:p>M&amp;G Optimal Income Fund EUR C-H Acc</text:p>
          </table:table-cell>
        </table:table-row>
        <table:table-row table:style-name="ro1">
          <table:table-cell/>
          <table:table-cell office:value-type="string">
            <text:p>GB00B1Z2NR59</text:p>
          </table:table-cell>
          <table:table-cell office:value-type="string">
            <text:p>TSIF - GLOBAL EQUITY INCOME FUND 1 NET EUR (C)</text:p>
          </table:table-cell>
        </table:table-row>
        <table:table-row table:style-name="ro1">
          <table:table-cell/>
          <table:table-cell office:value-type="string">
            <text:p>GB00B1Z68494</text:p>
          </table:table-cell>
          <table:table-cell office:value-type="string">
            <text:p>M&amp;G Global Convertibles Fund EUR A Acc</text:p>
          </table:table-cell>
        </table:table-row>
        <table:table-row table:style-name="ro1">
          <table:table-cell/>
          <table:table-cell office:value-type="string">
            <text:p>GB00B1Z68502</text:p>
          </table:table-cell>
          <table:table-cell office:value-type="string">
            <text:p>M&amp;G Global Convertibles Fund EUR C Acc</text:p>
          </table:table-cell>
        </table:table-row>
        <table:table-row table:style-name="ro1">
          <table:table-cell/>
          <table:table-cell office:value-type="string">
            <text:p>GB00B23X9910</text:p>
          </table:table-cell>
          <table:table-cell office:value-type="string">
            <text:p>M&amp;G UK GROWTH FUND EUR A ACC</text:p>
          </table:table-cell>
        </table:table-row>
        <table:table-row table:style-name="ro1">
          <table:table-cell/>
          <table:table-cell office:value-type="string">
            <text:p>GB00B23X9C42</text:p>
          </table:table-cell>
          <table:table-cell office:value-type="string">
            <text:p>M&amp;G UK GROWTH FUND EUR C ACC</text:p>
          </table:table-cell>
        </table:table-row>
        <table:table-row table:style-name="ro1">
          <table:table-cell/>
          <table:table-cell office:value-type="string">
            <text:p>GB00B28CMR29</text:p>
          </table:table-cell>
          <table:table-cell office:value-type="string">
            <text:p>TSIF - AMERICAN EXTENDED ALPHA FUND 1 Net USD (C)</text:p>
          </table:table-cell>
        </table:table-row>
        <table:table-row table:style-name="ro1">
          <table:table-cell/>
          <table:table-cell office:value-type="string">
            <text:p>GB00B28XT522</text:p>
          </table:table-cell>
          <table:table-cell office:value-type="string">
            <text:p>M&amp;G EUROPEAN STRATEGIC VALUE FUND EUR A ACC</text:p>
          </table:table-cell>
        </table:table-row>
        <table:table-row table:style-name="ro1">
          <table:table-cell/>
          <table:table-cell office:value-type="string">
            <text:p>GB00B2PDR286</text:p>
          </table:table-cell>
          <table:table-cell office:value-type="string">
            <text:p>FIRST STATE INVESTMENTS ICVC FIRST STATE GLOBAL LI</text:p>
          </table:table-cell>
        </table:table-row>
        <table:table-row table:style-name="ro1">
          <table:table-cell/>
          <table:table-cell office:value-type="string">
            <text:p>GB00B2PDRR36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B2PDTP51</text:p>
          </table:table-cell>
          <table:table-cell office:value-type="string">
            <text:p>FIRST STATE INVESTMENTS ICVC STEWART INVESTORS GLO</text:p>
          </table:table-cell>
        </table:table-row>
        <table:table-row table:style-name="ro1">
          <table:table-cell/>
          <table:table-cell office:value-type="string">
            <text:p>GB00B2PF4J02</text:p>
          </table:table-cell>
          <table:table-cell office:value-type="string">
            <text:p>FIRST STATE INVESTMENTS ICVC FIRST STATE GLOBAL RE</text:p>
          </table:table-cell>
        </table:table-row>
        <table:table-row table:style-name="ro1">
          <table:table-cell/>
          <table:table-cell office:value-type="string">
            <text:p>GB00B2QWD268</text:p>
          </table:table-cell>
          <table:table-cell office:value-type="string">
            <text:p>M&amp;G AMERICAN FUND EUR A-H ACC</text:p>
          </table:table-cell>
        </table:table-row>
        <table:table-row table:style-name="ro1">
          <table:table-cell/>
          <table:table-cell office:value-type="string">
            <text:p>GB00B39R2S49</text:p>
          </table:table-cell>
          <table:table-cell office:value-type="string">
            <text:p>M&amp;G Global Dividend Fund EUR A Acc</text:p>
          </table:table-cell>
        </table:table-row>
        <table:table-row table:style-name="ro1">
          <table:table-cell/>
          <table:table-cell office:value-type="string">
            <text:p>GB00B39R2T55</text:p>
          </table:table-cell>
          <table:table-cell office:value-type="string">
            <text:p>M&amp;G Global Dividend Fund EUR C Acc</text:p>
          </table:table-cell>
        </table:table-row>
        <table:table-row table:style-name="ro1">
          <table:table-cell/>
          <table:table-cell office:value-type="string">
            <text:p>GB00B3B0FD70</text:p>
          </table:table-cell>
          <table:table-cell office:value-type="string">
            <text:p>TSIF - GLOBAL EXTENDED ALPHA FUND 1 NET EUR (C)</text:p>
          </table:table-cell>
        </table:table-row>
        <table:table-row table:style-name="ro1">
          <table:table-cell/>
          <table:table-cell office:value-type="string">
            <text:p>GB00B3FFXZ60</text:p>
          </table:table-cell>
          <table:table-cell office:value-type="string">
            <text:p>M&amp;G Global Emerging Markets Fund EUR A Acc</text:p>
          </table:table-cell>
        </table:table-row>
        <table:table-row table:style-name="ro1">
          <table:table-cell/>
          <table:table-cell office:value-type="string">
            <text:p>GB00B3FQM304</text:p>
          </table:table-cell>
          <table:table-cell office:value-type="string">
            <text:p>TIF - AMERICAN FUND 1 NET EUR HEDGED (C)</text:p>
          </table:table-cell>
        </table:table-row>
        <table:table-row table:style-name="ro1">
          <table:table-cell/>
          <table:table-cell office:value-type="string">
            <text:p>GB00B3NMPS60</text:p>
          </table:table-cell>
          <table:table-cell office:value-type="string">
            <text:p>M&amp;G Emerging Markets Bond Fund EUR A Acc</text:p>
          </table:table-cell>
        </table:table-row>
        <table:table-row table:style-name="ro1">
          <table:table-cell/>
          <table:table-cell office:value-type="string">
            <text:p>GB00B3NSX137</text:p>
          </table:table-cell>
          <table:table-cell office:value-type="string">
            <text:p>BARING UK UNIT TRUST FUNDS - EUROPE SELECT TRUST E</text:p>
          </table:table-cell>
        </table:table-row>
        <table:table-row table:style-name="ro1">
          <table:table-cell/>
          <table:table-cell office:value-type="string">
            <text:p>GB00B42R2118</text:p>
          </table:table-cell>
          <table:table-cell office:value-type="string">
            <text:p>THREADNEEDLE INVESTMENT FUNDS ICVC THREADNEEDLE EU</text:p>
          </table:table-cell>
        </table:table-row>
        <table:table-row table:style-name="ro1">
          <table:table-cell/>
          <table:table-cell office:value-type="string">
            <text:p>GB00B4WS3X34</text:p>
          </table:table-cell>
          <table:table-cell office:value-type="string">
            <text:p>M&amp;G Optimal Income Fund USD A-H Acc</text:p>
          </table:table-cell>
        </table:table-row>
        <table:table-row table:style-name="ro1">
          <table:table-cell/>
          <table:table-cell office:value-type="string">
            <text:p>GB00B4WZ0J97</text:p>
          </table:table-cell>
          <table:table-cell office:value-type="string">
            <text:p>M&amp;G Global Convertibles Fund EUR C-H Acc</text:p>
          </table:table-cell>
        </table:table-row>
        <table:table-row table:style-name="ro1">
          <table:table-cell/>
          <table:table-cell office:value-type="string">
            <text:p>GB00B4X3NX75</text:p>
          </table:table-cell>
          <table:table-cell office:value-type="string">
            <text:p>M&amp;G Global Convertibles Fund EUR A-H Acc</text:p>
          </table:table-cell>
        </table:table-row>
        <table:table-row table:style-name="ro1">
          <table:table-cell/>
          <table:table-cell office:value-type="string">
            <text:p>GB00B50N1C28</text:p>
          </table:table-cell>
          <table:table-cell office:value-type="string">
            <text:p>M&amp;G Optimal Income Fund USD C-H Acc</text:p>
          </table:table-cell>
        </table:table-row>
        <table:table-row table:style-name="ro1">
          <table:table-cell/>
          <table:table-cell office:value-type="string">
            <text:p>GB00B56D9Q63</text:p>
          </table:table-cell>
          <table:table-cell office:value-type="string">
            <text:p>M&amp;G Dynamic Allocation Fund EUR C Acc</text:p>
          </table:table-cell>
        </table:table-row>
        <table:table-row table:style-name="ro1">
          <table:table-cell/>
          <table:table-cell office:value-type="string">
            <text:p>GB00B56H1S45</text:p>
          </table:table-cell>
          <table:table-cell office:value-type="string">
            <text:p>M&amp;G Dynamic Allocation Fund EUR A Acc</text:p>
          </table:table-cell>
        </table:table-row>
        <table:table-row table:style-name="ro1">
          <table:table-cell/>
          <table:table-cell office:value-type="string">
            <text:p>GB00B59GSR62</text:p>
          </table:table-cell>
          <table:table-cell office:value-type="string">
            <text:p>M&amp;G High Yield Corporate Bond Fund EUR C-H Acc</text:p>
          </table:table-cell>
        </table:table-row>
        <table:table-row table:style-name="ro1">
          <table:table-cell/>
          <table:table-cell office:value-type="string">
            <text:p>GB00B60PW558</text:p>
          </table:table-cell>
          <table:table-cell office:value-type="string">
            <text:p>M&amp;G HIGH YIELD CORPORATE BOND FUND USD A-H ACC</text:p>
          </table:table-cell>
        </table:table-row>
        <table:table-row table:style-name="ro1">
          <table:table-cell/>
          <table:table-cell office:value-type="string">
            <text:p>GB00B60SM090</text:p>
          </table:table-cell>
          <table:table-cell office:value-type="string">
            <text:p>TIF - UK EQUITY INCOME 1 NET GBP (C)</text:p>
          </table:table-cell>
        </table:table-row>
        <table:table-row table:style-name="ro1">
          <table:table-cell/>
          <table:table-cell office:value-type="string">
            <text:p>GB00B65PCY96</text:p>
          </table:table-cell>
          <table:table-cell office:value-type="string">
            <text:p>M&amp;G Global Macro Bond Fund USD A Acc</text:p>
          </table:table-cell>
        </table:table-row>
        <table:table-row table:style-name="ro1">
          <table:table-cell/>
          <table:table-cell office:value-type="string">
            <text:p>GB00B739JW74</text:p>
          </table:table-cell>
          <table:table-cell office:value-type="string">
            <text:p>M&amp;G GLOBAL MACRO BOND FUND EUR B ACC</text:p>
          </table:table-cell>
        </table:table-row>
        <table:table-row table:style-name="ro1">
          <table:table-cell/>
          <table:table-cell office:value-type="string">
            <text:p>GB00B78PH718</text:p>
          </table:table-cell>
          <table:table-cell office:value-type="string">
            <text:p>M&amp;G Global Macro Bond Fund EUR A Acc</text:p>
          </table:table-cell>
        </table:table-row>
        <table:table-row table:style-name="ro1">
          <table:table-cell/>
          <table:table-cell office:value-type="string">
            <text:p>GB00B7JRF614</text:p>
          </table:table-cell>
          <table:table-cell office:value-type="string">
            <text:p>M&amp;G Emerging Markets Bond Fund EUR C Acc</text:p>
          </table:table-cell>
        </table:table-row>
        <table:table-row table:style-name="ro1">
          <table:table-cell/>
          <table:table-cell office:value-type="string">
            <text:p>GB00B8DC9129</text:p>
          </table:table-cell>
          <table:table-cell office:value-type="string">
            <text:p>M&amp;G Dynamic Allocation Fund EUR B Acc</text:p>
          </table:table-cell>
        </table:table-row>
        <table:table-row table:style-name="ro1">
          <table:table-cell/>
          <table:table-cell office:value-type="string">
            <text:p>GB00B933FW56</text:p>
          </table:table-cell>
          <table:table-cell office:value-type="string">
            <text:p>M&amp;G OPTIMAL INCOME FUND EUR A-H INC</text:p>
          </table:table-cell>
        </table:table-row>
        <table:table-row table:style-name="ro1">
          <table:table-cell/>
          <table:table-cell office:value-type="string">
            <text:p>GB00B94CTF25</text:p>
          </table:table-cell>
          <table:table-cell office:value-type="string">
            <text:p>M&amp;G Global Dividend Fund EUR A Inc</text:p>
          </table:table-cell>
        </table:table-row>
        <table:table-row table:style-name="ro1">
          <table:table-cell/>
          <table:table-cell office:value-type="string">
            <text:p>GB00B96BHM03</text:p>
          </table:table-cell>
          <table:table-cell office:value-type="string">
            <text:p>M&amp;G Dynamic Allocation Fund EUR A Inc</text:p>
          </table:table-cell>
        </table:table-row>
        <table:table-row table:style-name="ro1">
          <table:table-cell/>
          <table:table-cell office:value-type="string">
            <text:p>GB00BMP3S584</text:p>
          </table:table-cell>
          <table:table-cell office:value-type="string">
            <text:p>M&amp;G GLOBAL FLOATING RATE HIGH YIELD FUND A</text:p>
          </table:table-cell>
        </table:table-row>
        <table:table-row table:style-name="ro1">
          <table:table-cell/>
          <table:table-cell office:value-type="string">
            <text:p>GB00BMP3SF82</text:p>
          </table:table-cell>
          <table:table-cell office:value-type="string">
            <text:p>M&amp;G GLOBAL FLOATING RATE HIGH YIELD FUND H</text:p>
          </table:table-cell>
        </table:table-row>
        <table:table-row table:style-name="ro1">
          <table:table-cell/>
          <table:table-cell office:value-type="string">
            <text:p>GB00BYQRBX29</text:p>
          </table:table-cell>
          <table:table-cell office:value-type="string">
            <text:p>M&amp;G GLOBAL MACRO BOND FUND - EUR B INC</text:p>
          </table:table-cell>
        </table:table-row>
        <table:table-row table:style-name="ro1">
          <table:table-cell/>
          <table:table-cell office:value-type="string">
            <text:p>IE0000597124</text:p>
          </table:table-cell>
          <table:table-cell office:value-type="string">
            <text:p>AGIF V - GLOBAL EMERGING MARKETS EQUITY A EUR (D)</text:p>
          </table:table-cell>
        </table:table-row>
        <table:table-row table:style-name="ro1">
          <table:table-cell/>
          <table:table-cell office:value-type="string">
            <text:p>IE0000828933</text:p>
          </table:table-cell>
          <table:table-cell office:value-type="string">
            <text:p>BARING - LATIN AMERICA FUND A USD (D)</text:p>
          </table:table-cell>
        </table:table-row>
        <table:table-row table:style-name="ro1">
          <table:table-cell/>
          <table:table-cell office:value-type="string">
            <text:p>IE0000829238</text:p>
          </table:table-cell>
          <table:table-cell office:value-type="string">
            <text:p>BARING INTERNATIONAL UMBRELLA FUND BARING HONG KON</text:p>
          </table:table-cell>
        </table:table-row>
        <table:table-row table:style-name="ro1">
          <table:table-cell/>
          <table:table-cell office:value-type="string">
            <text:p>IE0000931182</text:p>
          </table:table-cell>
          <table:table-cell office:value-type="string">
            <text:p>BARING - GLOBAL RESOURCES FUND A USD (D)</text:p>
          </table:table-cell>
        </table:table-row>
        <table:table-row table:style-name="ro1">
          <table:table-cell/>
          <table:table-cell office:value-type="string">
            <text:p>IE0001256803</text:p>
          </table:table-cell>
          <table:table-cell office:value-type="string">
            <text:p>JANUS - PERKINS US STRATEGIC VALUE A USD (C)</text:p>
          </table:table-cell>
        </table:table-row>
        <table:table-row table:style-name="ro1">
          <table:table-cell/>
          <table:table-cell office:value-type="string">
            <text:p>IE0001257090</text:p>
          </table:table-cell>
          <table:table-cell office:value-type="string">
            <text:p>JANUS - PERKINS US STRATEGIC VALUE A EUR (C)</text:p>
          </table:table-cell>
        </table:table-row>
        <table:table-row table:style-name="ro1">
          <table:table-cell/>
          <table:table-cell office:value-type="string">
            <text:p>IE0002122038</text:p>
          </table:table-cell>
          <table:table-cell office:value-type="string">
            <text:p>JANUS - GLOBAL LIFE SCIENCES A EUR (C)</text:p>
          </table:table-cell>
        </table:table-row>
        <table:table-row table:style-name="ro1">
          <table:table-cell/>
          <table:table-cell office:value-type="string">
            <text:p>IE0002361404</text:p>
          </table:table-cell>
          <table:table-cell office:value-type="string">
            <text:p>RUSSELL INVESTMENT COMPANY II PLC RUSSELL INVESTME</text:p>
          </table:table-cell>
        </table:table-row>
        <table:table-row table:style-name="ro1">
          <table:table-cell/>
          <table:table-cell office:value-type="string">
            <text:p>IE0002495467</text:p>
          </table:table-cell>
          <table:table-cell office:value-type="string">
            <text:p>AGIF V - ALLIANZ US EQUITY C2 (D)</text:p>
          </table:table-cell>
        </table:table-row>
        <table:table-row table:style-name="ro1">
          <table:table-cell/>
          <table:table-cell office:value-type="string">
            <text:p>IE0002549487</text:p>
          </table:table-cell>
          <table:table-cell office:value-type="string">
            <text:p>RUSSEL INVESTMENT COMPANY PLC. EMERGING MARKETS EQ</text:p>
          </table:table-cell>
        </table:table-row>
        <table:table-row table:style-name="ro1">
          <table:table-cell/>
          <table:table-cell office:value-type="string">
            <text:p>IE0002639668</text:p>
          </table:table-cell>
          <table:table-cell office:value-type="string">
            <text:p>VANGUARD - US 500 STOCK INDEX INVESTOR USD (C)</text:p>
          </table:table-cell>
        </table:table-row>
        <table:table-row table:style-name="ro1">
          <table:table-cell/>
          <table:table-cell office:value-type="string">
            <text:p>IE0002987190</text:p>
          </table:table-cell>
          <table:table-cell office:value-type="string">
            <text:p>GAM STAR - EUROPEAN EQUITY EUR (C)</text:p>
          </table:table-cell>
        </table:table-row>
        <table:table-row table:style-name="ro1">
          <table:table-cell/>
          <table:table-cell office:value-type="string">
            <text:p>IE0003707928</text:p>
          </table:table-cell>
          <table:table-cell office:value-type="string">
            <text:p>INVESCO FUNDS SERIES 3 - GLOBAL TECHNOLOGY FUND A </text:p>
          </table:table-cell>
        </table:table-row>
        <table:table-row table:style-name="ro1">
          <table:table-cell/>
          <table:table-cell office:value-type="string">
            <text:p>IE0003824293</text:p>
          </table:table-cell>
          <table:table-cell office:value-type="string">
            <text:p>INVESCO FUNDS SERIES 3 - GLOBAL HEALTH CARE FUND A</text:p>
          </table:table-cell>
        </table:table-row>
        <table:table-row table:style-name="ro1">
          <table:table-cell/>
          <table:table-cell office:value-type="string">
            <text:p>IE0003867441</text:p>
          </table:table-cell>
          <table:table-cell office:value-type="string">
            <text:p>BNY MELLON GLOBAL FUNDS PLC - BNY MELLON SMALL CAP</text:p>
          </table:table-cell>
        </table:table-row>
        <table:table-row table:style-name="ro1">
          <table:table-cell/>
          <table:table-cell office:value-type="string">
            <text:p>IE0004345025</text:p>
          </table:table-cell>
          <table:table-cell office:value-type="string">
            <text:p>AXA ROSENBERG - US EQUITY ALPHA FUND B USD (C)</text:p>
          </table:table-cell>
        </table:table-row>
        <table:table-row table:style-name="ro1">
          <table:table-cell/>
          <table:table-cell office:value-type="string">
            <text:p>IE0004346098</text:p>
          </table:table-cell>
          <table:table-cell office:value-type="string">
            <text:p>AXA ROSENBERG - PAN EUROPEAN EQUITY ALPHA FUND B (</text:p>
          </table:table-cell>
        </table:table-row>
        <table:table-row table:style-name="ro1">
          <table:table-cell/>
          <table:table-cell office:value-type="string">
            <text:p>IE0004347849</text:p>
          </table:table-cell>
          <table:table-cell office:value-type="string">
            <text:p>MUZINICH FUNDS MUZINICH AMERICAYIELD FUND HEDGED U</text:p>
          </table:table-cell>
        </table:table-row>
        <table:table-row table:style-name="ro1">
          <table:table-cell/>
          <table:table-cell office:value-type="string">
            <text:p>IE0004351072</text:p>
          </table:table-cell>
          <table:table-cell office:value-type="string">
            <text:p>AXA ROSENBERG - PAN EUROPEAN SMALL CAP ALPHA FUND </text:p>
          </table:table-cell>
        </table:table-row>
        <table:table-row table:style-name="ro1">
          <table:table-cell/>
          <table:table-cell office:value-type="string">
            <text:p>IE0004352823</text:p>
          </table:table-cell>
          <table:table-cell office:value-type="string">
            <text:p>AXA ROSENBERG - EUROBLOC EQUITYALPHA FUND B (C)</text:p>
          </table:table-cell>
        </table:table-row>
        <table:table-row table:style-name="ro1">
          <table:table-cell/>
          <table:table-cell office:value-type="string">
            <text:p>IE0004354209</text:p>
          </table:table-cell>
          <table:table-cell office:value-type="string">
            <text:p>AXA ROSENBERG - JAPAN EQUITY ALPHA FUND B JPY (C)</text:p>
          </table:table-cell>
        </table:table-row>
        <table:table-row table:style-name="ro1">
          <table:table-cell/>
          <table:table-cell office:value-type="string">
            <text:p>IE0004354423</text:p>
          </table:table-cell>
          <table:table-cell office:value-type="string">
            <text:p>AXA ROSENBERG - JAPAN SMALL CAP ALPHA FUND B JPY (</text:p>
          </table:table-cell>
        </table:table-row>
        <table:table-row table:style-name="ro1">
          <table:table-cell/>
          <table:table-cell office:value-type="string">
            <text:p>IE0004445015</text:p>
          </table:table-cell>
          <table:table-cell office:value-type="string">
            <text:p>JANUS - BALANCED FUND A USD (C)</text:p>
          </table:table-cell>
        </table:table-row>
        <table:table-row table:style-name="ro1">
          <table:table-cell/>
          <table:table-cell office:value-type="string">
            <text:p>IE0004445239</text:p>
          </table:table-cell>
          <table:table-cell office:value-type="string">
            <text:p>JANUS HENDERSON CAPITAL FUNDS PLC US FORTY FUND A </text:p>
          </table:table-cell>
        </table:table-row>
        <table:table-row table:style-name="ro1">
          <table:table-cell/>
          <table:table-cell office:value-type="string">
            <text:p>IE0004766014</text:p>
          </table:table-cell>
          <table:table-cell office:value-type="string">
            <text:p>COMGEST GROWTH - MID CAPS EUROPE Euro (C)</text:p>
          </table:table-cell>
        </table:table-row>
        <table:table-row table:style-name="ro1">
          <table:table-cell/>
          <table:table-cell office:value-type="string">
            <text:p>IE0004766675</text:p>
          </table:table-cell>
          <table:table-cell office:value-type="string">
            <text:p>COMGEST GROWTH - EUROPE Euro (C)</text:p>
          </table:table-cell>
        </table:table-row>
        <table:table-row table:style-name="ro1">
          <table:table-cell/>
          <table:table-cell office:value-type="string">
            <text:p>IE0004767087</text:p>
          </table:table-cell>
          <table:table-cell office:value-type="string">
            <text:p>COMGEST GROWTH - JAPAN Yen (C)</text:p>
          </table:table-cell>
        </table:table-row>
        <table:table-row table:style-name="ro1">
          <table:table-cell/>
          <table:table-cell office:value-type="string">
            <text:p>IE0004791160</text:p>
          </table:table-cell>
          <table:table-cell office:value-type="string">
            <text:p>COMGEST GROWTH PLC COMGEST GROWTH AMERICA US DOLLA</text:p>
          </table:table-cell>
        </table:table-row>
        <table:table-row table:style-name="ro1">
          <table:table-cell/>
          <table:table-cell office:value-type="string">
            <text:p>IE0004850503</text:p>
          </table:table-cell>
          <table:table-cell office:value-type="string">
            <text:p>BARING - GLOBAL EMERGING MARKETS FUND A EUR (D)</text:p>
          </table:table-cell>
        </table:table-row>
        <table:table-row table:style-name="ro1">
          <table:table-cell/>
          <table:table-cell office:value-type="string">
            <text:p>IE0004851022</text:p>
          </table:table-cell>
          <table:table-cell office:value-type="string">
            <text:p>BARING - LATIN AMERICA FUND A EUR (D)</text:p>
          </table:table-cell>
        </table:table-row>
        <table:table-row table:style-name="ro1">
          <table:table-cell/>
          <table:table-cell office:value-type="string">
            <text:p>IE0004851352</text:p>
          </table:table-cell>
          <table:table-cell office:value-type="string">
            <text:p>BARING - GLOBAL RESOURCES FUND A EUR (D)</text:p>
          </table:table-cell>
        </table:table-row>
        <table:table-row table:style-name="ro1">
          <table:table-cell/>
          <table:table-cell office:value-type="string">
            <text:p>IE0004852103</text:p>
          </table:table-cell>
          <table:table-cell office:value-type="string">
            <text:p>BARING GLOBAL UMBRELLA FUND BARING EASTERN EUROPE </text:p>
          </table:table-cell>
        </table:table-row>
        <table:table-row table:style-name="ro1">
          <table:table-cell/>
          <table:table-cell office:value-type="string">
            <text:p>IE0004858563</text:p>
          </table:table-cell>
          <table:table-cell office:value-type="string">
            <text:p>JANUS - US SHORT-TERM BOND A USD (C)</text:p>
          </table:table-cell>
        </table:table-row>
        <table:table-row table:style-name="ro1">
          <table:table-cell/>
          <table:table-cell office:value-type="string">
            <text:p>IE0004866665</text:p>
          </table:table-cell>
          <table:table-cell office:value-type="string">
            <text:p>BARING - AUSTRALIA FUND A EUR (D)</text:p>
          </table:table-cell>
        </table:table-row>
        <table:table-row table:style-name="ro1">
          <table:table-cell/>
          <table:table-cell office:value-type="string">
            <text:p>IE0004866772</text:p>
          </table:table-cell>
          <table:table-cell office:value-type="string">
            <text:p>BARING - EUROPA FUND A EUR (D)</text:p>
          </table:table-cell>
        </table:table-row>
        <table:table-row table:style-name="ro1">
          <table:table-cell/>
          <table:table-cell office:value-type="string">
            <text:p>IE0004866889</text:p>
          </table:table-cell>
          <table:table-cell office:value-type="string">
            <text:p>BARING INTERNATIONAL UMBRELLA FUND BARING HONG KON</text:p>
          </table:table-cell>
        </table:table-row>
        <table:table-row table:style-name="ro1">
          <table:table-cell/>
          <table:table-cell office:value-type="string">
            <text:p>IE0004868604</text:p>
          </table:table-cell>
          <table:table-cell office:value-type="string">
            <text:p>BARING INTERNATIONAL UMBRELLA FUND BARING ASIA GRO</text:p>
          </table:table-cell>
        </table:table-row>
        <table:table-row table:style-name="ro1">
          <table:table-cell/>
          <table:table-cell office:value-type="string">
            <text:p>IE0004868828</text:p>
          </table:table-cell>
          <table:table-cell office:value-type="string">
            <text:p>BARING INTERNATIONAL UMBRELLA FUND BARING ASEAN FR</text:p>
          </table:table-cell>
        </table:table-row>
        <table:table-row table:style-name="ro1">
          <table:table-cell/>
          <table:table-cell office:value-type="string">
            <text:p>IE0005264431</text:p>
          </table:table-cell>
          <table:table-cell office:value-type="string">
            <text:p>OLD MUTUAL PACIFIC EQUITY FUND A (USD) ACCUMULATIO</text:p>
          </table:table-cell>
        </table:table-row>
        <table:table-row table:style-name="ro1">
          <table:table-cell/>
          <table:table-cell office:value-type="string">
            <text:p>IE0005272640</text:p>
          </table:table-cell>
          <table:table-cell office:value-type="string">
            <text:p>OLD MUTUAL CHINA EQUITY FUND A (USD) ACCUMULATION</text:p>
          </table:table-cell>
        </table:table-row>
        <table:table-row table:style-name="ro1">
          <table:table-cell/>
          <table:table-cell office:value-type="string">
            <text:p>IE0005315449</text:p>
          </table:table-cell>
          <table:table-cell office:value-type="string">
            <text:p>MUZINICH FUNDS MUZINICH EUROPEYIELD FUND HEDGED EU</text:p>
          </table:table-cell>
        </table:table-row>
        <table:table-row table:style-name="ro1">
          <table:table-cell/>
          <table:table-cell office:value-type="string">
            <text:p>IE0008366365</text:p>
          </table:table-cell>
          <table:table-cell office:value-type="string">
            <text:p>AXA ROSENBERG - EUROBLOC EQUITY ALPHA FUND A (C)</text:p>
          </table:table-cell>
        </table:table-row>
        <table:table-row table:style-name="ro1">
          <table:table-cell/>
          <table:table-cell office:value-type="string">
            <text:p>IE0008471009</text:p>
          </table:table-cell>
          <table:table-cell office:value-type="string">
            <text:p>ISHARES - EURO STOXX 50 UCITS ETF (INC) (D)</text:p>
          </table:table-cell>
        </table:table-row>
        <table:table-row table:style-name="ro1">
          <table:table-cell/>
          <table:table-cell office:value-type="string">
            <text:p>IE0009354923</text:p>
          </table:table-cell>
          <table:table-cell office:value-type="string">
            <text:p>JANUS - US VENTURE A USD (C)</text:p>
          </table:table-cell>
        </table:table-row>
        <table:table-row table:style-name="ro1">
          <table:table-cell/>
          <table:table-cell office:value-type="string">
            <text:p>IE0009355771</text:p>
          </table:table-cell>
          <table:table-cell office:value-type="string">
            <text:p>JANUS - GLOBAL LIFE SCIENCES A USD (C)</text:p>
          </table:table-cell>
        </table:table-row>
        <table:table-row table:style-name="ro1">
          <table:table-cell/>
          <table:table-cell office:value-type="string">
            <text:p>IE0009514989</text:p>
          </table:table-cell>
          <table:table-cell office:value-type="string">
            <text:p>JANUS - BALANCED FUND A EUR (C)</text:p>
          </table:table-cell>
        </table:table-row>
        <table:table-row table:style-name="ro1">
          <table:table-cell/>
          <table:table-cell office:value-type="string">
            <text:p>IE0009516141</text:p>
          </table:table-cell>
          <table:table-cell office:value-type="string">
            <text:p>JANUS - FLEXIBLE INCOME A EUR (C)</text:p>
          </table:table-cell>
        </table:table-row>
        <table:table-row table:style-name="ro1">
          <table:table-cell/>
          <table:table-cell office:value-type="string">
            <text:p>IE0009530639</text:p>
          </table:table-cell>
          <table:table-cell office:value-type="string">
            <text:p>JANUS - HIGH YIELD A EUR (C)</text:p>
          </table:table-cell>
        </table:table-row>
        <table:table-row table:style-name="ro1">
          <table:table-cell/>
          <table:table-cell office:value-type="string">
            <text:p>IE0009531827</text:p>
          </table:table-cell>
          <table:table-cell office:value-type="string">
            <text:p>JANUS HENDERSON CAPITAL FUNDS PLC US FORTY FUND A </text:p>
          </table:table-cell>
        </table:table-row>
        <table:table-row table:style-name="ro1">
          <table:table-cell/>
          <table:table-cell office:value-type="string">
            <text:p>IE0009534169</text:p>
          </table:table-cell>
          <table:table-cell office:value-type="string">
            <text:p>JANUS - US VENTURE A EUR (C)</text:p>
          </table:table-cell>
        </table:table-row>
        <table:table-row table:style-name="ro1">
          <table:table-cell/>
          <table:table-cell office:value-type="string">
            <text:p>IE0030016350</text:p>
          </table:table-cell>
          <table:table-cell office:value-type="string">
            <text:p>BARING - GLOBAL SELECT FUND A EUR (D)</text:p>
          </table:table-cell>
        </table:table-row>
        <table:table-row table:style-name="ro1">
          <table:table-cell/>
          <table:table-cell office:value-type="string">
            <text:p>IE0030351732</text:p>
          </table:table-cell>
          <table:table-cell office:value-type="string">
            <text:p>COMGEST GROWTH - GREATER CHINA Euro (C)</text:p>
          </table:table-cell>
        </table:table-row>
        <table:table-row table:style-name="ro1">
          <table:table-cell/>
          <table:table-cell office:value-type="string">
            <text:p>IE0030381945</text:p>
          </table:table-cell>
          <table:table-cell office:value-type="string">
            <text:p>INVESCO FUNDS SERIES - ASIAN EQUITY FUND A USD (D)</text:p>
          </table:table-cell>
        </table:table-row>
        <table:table-row table:style-name="ro1">
          <table:table-cell/>
          <table:table-cell office:value-type="string">
            <text:p>IE0030382570</text:p>
          </table:table-cell>
          <table:table-cell office:value-type="string">
            <text:p>INVESCO FUNDS SERIES INVESCO JAPANESE EQUITY CORE </text:p>
          </table:table-cell>
        </table:table-row>
        <table:table-row table:style-name="ro1">
          <table:table-cell/>
          <table:table-cell office:value-type="string">
            <text:p>IE0031069051</text:p>
          </table:table-cell>
          <table:table-cell office:value-type="string">
            <text:p>AXA ROSENBERG - GLOBAL EQUITY ALPHA FUND B EUR (C)</text:p>
          </table:table-cell>
        </table:table-row>
        <table:table-row table:style-name="ro1">
          <table:table-cell/>
          <table:table-cell office:value-type="string">
            <text:p>IE0031069168</text:p>
          </table:table-cell>
          <table:table-cell office:value-type="string">
            <text:p>AXA ROSENBERG - GLOBAL SMALL CAP ALPHA FUND B EUR </text:p>
          </table:table-cell>
        </table:table-row>
        <table:table-row table:style-name="ro1">
          <table:table-cell/>
          <table:table-cell office:value-type="string">
            <text:p>IE0031069275</text:p>
          </table:table-cell>
          <table:table-cell office:value-type="string">
            <text:p>AXA ROSENBERG - US EQUITY ALPHA FUND B EUR (C)</text:p>
          </table:table-cell>
        </table:table-row>
        <table:table-row table:style-name="ro1">
          <table:table-cell/>
          <table:table-cell office:value-type="string">
            <text:p>IE0031069499</text:p>
          </table:table-cell>
          <table:table-cell office:value-type="string">
            <text:p>AXA ROSENBERG - PACIFIC EX JAPAN SMALL CAP ALPHA F</text:p>
          </table:table-cell>
        </table:table-row>
        <table:table-row table:style-name="ro1">
          <table:table-cell/>
          <table:table-cell office:value-type="string">
            <text:p>IE0031069614</text:p>
          </table:table-cell>
          <table:table-cell office:value-type="string">
            <text:p>AXA ROSENBERG - JAPAN EQUITY ALPHA FUND B EUR (C)</text:p>
          </table:table-cell>
        </table:table-row>
        <table:table-row table:style-name="ro1">
          <table:table-cell/>
          <table:table-cell office:value-type="string">
            <text:p>IE0031069721</text:p>
          </table:table-cell>
          <table:table-cell office:value-type="string">
            <text:p>AXA ROSENBERG - JAPAN SMALL CAP ALPHA FUND B EUR (</text:p>
          </table:table-cell>
        </table:table-row>
        <table:table-row table:style-name="ro1">
          <table:table-cell/>
          <table:table-cell office:value-type="string">
            <text:p>IE0031399342</text:p>
          </table:table-cell>
          <table:table-cell office:value-type="string">
            <text:p>ALLIANZ GIF V - US EQUITY A EUR (D)</text:p>
          </table:table-cell>
        </table:table-row>
        <table:table-row table:style-name="ro1">
          <table:table-cell/>
          <table:table-cell office:value-type="string">
            <text:p>IE0031442068</text:p>
          </table:table-cell>
          <table:table-cell office:value-type="string">
            <text:p>ISHARES - S&amp;P 500 (D)</text:p>
          </table:table-cell>
        </table:table-row>
        <table:table-row table:style-name="ro1">
          <table:table-cell/>
          <table:table-cell office:value-type="string">
            <text:p>IE0031687019</text:p>
          </table:table-cell>
          <table:table-cell office:value-type="string">
            <text:p>BNY MELLON GLOBAL FUNDS PLC - BNY MELLON US DYNAMI</text:p>
          </table:table-cell>
        </table:table-row>
        <table:table-row table:style-name="ro1">
          <table:table-cell office:value-type="string">
            <text:p>QQQ</text:p>
          </table:table-cell>
          <table:table-cell office:value-type="string">
            <text:p>IE0032077012</text:p>
          </table:table-cell>
          <table:table-cell office:value-type="string">
            <text:p>Ps Eqqq</text:p>
          </table:table-cell>
        </table:table-row>
        <table:table-row table:style-name="ro1">
          <table:table-cell/>
          <table:table-cell office:value-type="string">
            <text:p>IE0032523478</text:p>
          </table:table-cell>
          <table:table-cell office:value-type="string">
            <text:p>ISHARES - MARKIT IBOXX EURO CORPORATE BOND (D)</text:p>
          </table:table-cell>
        </table:table-row>
        <table:table-row table:style-name="ro1">
          <table:table-cell/>
          <table:table-cell office:value-type="string">
            <text:p>IE0032722260</text:p>
          </table:table-cell>
          <table:table-cell office:value-type="string">
            <text:p>BNY MELLON GLOBAL FUNDS PLC BNY MELLON EUROLAND BO</text:p>
          </table:table-cell>
        </table:table-row>
        <table:table-row table:style-name="ro1">
          <table:table-cell/>
          <table:table-cell office:value-type="string">
            <text:p>IE0032746863</text:p>
          </table:table-cell>
          <table:table-cell office:value-type="string">
            <text:p>JANUS - INTECH US CORE A USD (C)</text:p>
          </table:table-cell>
        </table:table-row>
        <table:table-row table:style-name="ro1">
          <table:table-cell/>
          <table:table-cell office:value-type="string">
            <text:p>IE0032860565</text:p>
          </table:table-cell>
          <table:table-cell office:value-type="string">
            <text:p>MUZINICH FUNDS MUZINICH AMERICAYIELD FUND HEDGED E</text:p>
          </table:table-cell>
        </table:table-row>
        <table:table-row table:style-name="ro1">
          <table:table-cell office:value-type="string">
            <text:p>LQDA</text:p>
          </table:table-cell>
          <table:table-cell office:value-type="string">
            <text:p>IE0032895942</text:p>
          </table:table-cell>
          <table:table-cell office:value-type="string">
            <text:p>ISHARES USD CRP BD</text:p>
          </table:table-cell>
        </table:table-row>
        <table:table-row table:style-name="ro1">
          <table:table-cell/>
          <table:table-cell office:value-type="string">
            <text:p>IE0032904116</text:p>
          </table:table-cell>
          <table:table-cell office:value-type="string">
            <text:p>JOHCM - EUROPEAN SELECT VALUES FUND RETAIL EUR (D)</text:p>
          </table:table-cell>
        </table:table-row>
        <table:table-row table:style-name="ro1">
          <table:table-cell/>
          <table:table-cell office:value-type="string">
            <text:p>IE0033510391</text:p>
          </table:table-cell>
          <table:table-cell office:value-type="string">
            <text:p>MUZINICH FUNDS MUZINICH GLOBAL HIGH YIELD FUND HED</text:p>
          </table:table-cell>
        </table:table-row>
        <table:table-row table:style-name="ro1">
          <table:table-cell/>
          <table:table-cell office:value-type="string">
            <text:p>IE0033534995</text:p>
          </table:table-cell>
          <table:table-cell office:value-type="string">
            <text:p>JANUS CAPITAL FUNDS - JANUS GLOBAL REAL ESTATE FUN</text:p>
          </table:table-cell>
        </table:table-row>
        <table:table-row table:style-name="ro1">
          <table:table-cell/>
          <table:table-cell office:value-type="string">
            <text:p>IE0033535075</text:p>
          </table:table-cell>
          <table:table-cell office:value-type="string">
            <text:p>COMGEST GROWTH PLC COMGEST GROWTH WORLD US DOLLAR </text:p>
          </table:table-cell>
        </table:table-row>
        <table:table-row table:style-name="ro1">
          <table:table-cell/>
          <table:table-cell office:value-type="string">
            <text:p>IE0033535182</text:p>
          </table:table-cell>
          <table:table-cell office:value-type="string">
            <text:p>COMGEST GROWTH - EMERGING MARKETS US Dollar (C)</text:p>
          </table:table-cell>
        </table:table-row>
        <table:table-row table:style-name="ro1">
          <table:table-cell/>
          <table:table-cell office:value-type="string">
            <text:p>IE0034350524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34388680</text:p>
          </table:table-cell>
          <table:table-cell office:value-type="string">
            <text:p>JOHCM - JAPAN FUND RETAIL JPY (D)</text:p>
          </table:table-cell>
        </table:table-row>
        <table:table-row table:style-name="ro1">
          <table:table-cell/>
          <table:table-cell office:value-type="string">
            <text:p>IE00B01FHV31</text:p>
          </table:table-cell>
          <table:table-cell office:value-type="string">
            <text:p>OLD MUTUAL PACIFIC EQUITY FUND A (EUR) ACCUMULATIO</text:p>
          </table:table-cell>
        </table:table-row>
        <table:table-row table:style-name="ro1">
          <table:table-cell/>
          <table:table-cell office:value-type="string">
            <text:p>IE00B01VQC58</text:p>
          </table:table-cell>
          <table:table-cell office:value-type="string">
            <text:p>INVESCO FUNDS SERIES 2 - INVESCO EM MTKS BOND FD A</text:p>
          </table:table-cell>
        </table:table-row>
        <table:table-row table:style-name="ro1">
          <table:table-cell/>
          <table:table-cell office:value-type="string">
            <text:p>IE00B02KXH56</text:p>
          </table:table-cell>
          <table:table-cell office:value-type="string">
            <text:p>ISHARES - MSCI JAPAN UCITS ETF (D)</text:p>
          </table:table-cell>
        </table:table-row>
        <table:table-row table:style-name="ro1">
          <table:table-cell/>
          <table:table-cell office:value-type="string">
            <text:p>IE00B02KXL92</text:p>
          </table:table-cell>
          <table:table-cell office:value-type="string">
            <text:p>ISHARES - EURO STOXX MID (D)</text:p>
          </table:table-cell>
        </table:table-row>
        <table:table-row table:style-name="ro1">
          <table:table-cell/>
          <table:table-cell office:value-type="string">
            <text:p>IE00B02KXM00</text:p>
          </table:table-cell>
          <table:table-cell office:value-type="string">
            <text:p>ISHARES - EURO STOXX SMALL UCITS ETF EUR (DIST)</text:p>
          </table:table-cell>
        </table:table-row>
        <table:table-row table:style-name="ro1">
          <table:table-cell/>
          <table:table-cell office:value-type="string">
            <text:p>IE00B02YQR81</text:p>
          </table:table-cell>
          <table:table-cell office:value-type="string">
            <text:p>AXA ROSENBERG EQUITY ALPHA TRUST - US EQUITY ALPHA</text:p>
          </table:table-cell>
        </table:table-row>
        <table:table-row table:style-name="ro1">
          <table:table-cell/>
          <table:table-cell office:value-type="string">
            <text:p>IE00B03DF997</text:p>
          </table:table-cell>
          <table:table-cell office:value-type="string">
            <text:p>COMGEST GROWTH - INDIA US Dollar (C)</text:p>
          </table:table-cell>
        </table:table-row>
        <table:table-row table:style-name="ro1">
          <table:table-cell/>
          <table:table-cell office:value-type="string">
            <text:p>IE00B03HCW31</text:p>
          </table:table-cell>
          <table:table-cell office:value-type="string">
            <text:p>VANGUARD - US OPPORTUNITIES INVESTOR USD (C)</text:p>
          </table:table-cell>
        </table:table-row>
        <table:table-row table:style-name="ro1">
          <table:table-cell/>
          <table:table-cell office:value-type="string">
            <text:p>IE00B05QM511</text:p>
          </table:table-cell>
          <table:table-cell office:value-type="string">
            <text:p>PIMCO FUNDS : GLOBAL INVESTORS SERIES PLC GLOBAL B</text:p>
          </table:table-cell>
        </table:table-row>
        <table:table-row table:style-name="ro1">
          <table:table-cell/>
          <table:table-cell office:value-type="string">
            <text:p>IE00B063CF11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0H1Q962</text:p>
          </table:table-cell>
          <table:table-cell office:value-type="string">
            <text:p>INVESCO ASIAN EQUITY E EUR</text:p>
          </table:table-cell>
        </table:table-row>
        <table:table-row table:style-name="ro1">
          <table:table-cell/>
          <table:table-cell office:value-type="string">
            <text:p>IE00B0H1QB84</text:p>
          </table:table-cell>
          <table:table-cell office:value-type="string">
            <text:p>INVESCO FUNDS SERIES INVESCO JAPANESE EQUITY CORE </text:p>
          </table:table-cell>
        </table:table-row>
        <table:table-row table:style-name="ro1">
          <table:table-cell/>
          <table:table-cell office:value-type="string">
            <text:p>IE00B0H1QC91</text:p>
          </table:table-cell>
          <table:table-cell office:value-type="string">
            <text:p>INVESCO UK EQUITY E</text:p>
          </table:table-cell>
        </table:table-row>
        <table:table-row table:style-name="ro1">
          <table:table-cell/>
          <table:table-cell office:value-type="string">
            <text:p>IE00B0H1QF23</text:p>
          </table:table-cell>
          <table:table-cell office:value-type="string">
            <text:p>INVESCO GLOBAL REAL ESTATE SEC E EUR</text:p>
          </table:table-cell>
        </table:table-row>
        <table:table-row table:style-name="ro1">
          <table:table-cell/>
          <table:table-cell office:value-type="string">
            <text:p>IE00B0M62Q58</text:p>
          </table:table-cell>
          <table:table-cell office:value-type="string">
            <text:p>ISHARES PLC - MSCI WORLD UCITS ETF (D)</text:p>
          </table:table-cell>
        </table:table-row>
        <table:table-row table:style-name="ro1">
          <table:table-cell/>
          <table:table-cell office:value-type="string">
            <text:p>IE00B0M62S72</text:p>
          </table:table-cell>
          <table:table-cell office:value-type="string">
            <text:p>ISHARES EURO DIVIDEND UCITS ETF EUR (DIST)</text:p>
          </table:table-cell>
        </table:table-row>
        <table:table-row table:style-name="ro1">
          <table:table-cell/>
          <table:table-cell office:value-type="string">
            <text:p>IE00B0M62T89</text:p>
          </table:table-cell>
          <table:table-cell office:value-type="string">
            <text:p>ISHARES - EURO STOXX TOTAL MARKET VALUE LARGE (D)</text:p>
          </table:table-cell>
        </table:table-row>
        <table:table-row table:style-name="ro1">
          <table:table-cell/>
          <table:table-cell office:value-type="string">
            <text:p>IE00B0M62X26</text:p>
          </table:table-cell>
          <table:table-cell office:value-type="string">
            <text:p>ISHARES - BARCLAYS EURO INFLATION LINKED BONDS (C)</text:p>
          </table:table-cell>
        </table:table-row>
        <table:table-row table:style-name="ro1">
          <table:table-cell/>
          <table:table-cell office:value-type="string">
            <text:p>IE00B0M63177</text:p>
          </table:table-cell>
          <table:table-cell office:value-type="string">
            <text:p>ISHARES - MSCI EMERGING MARKETS (D)</text:p>
          </table:table-cell>
        </table:table-row>
        <table:table-row table:style-name="ro1">
          <table:table-cell/>
          <table:table-cell office:value-type="string">
            <text:p>IE00B0M63284</text:p>
          </table:table-cell>
          <table:table-cell office:value-type="string">
            <text:p>ISHARES - EUROPEAN PROPERTY YIELD UCITS ETF (D)</text:p>
          </table:table-cell>
        </table:table-row>
        <table:table-row table:style-name="ro1">
          <table:table-cell/>
          <table:table-cell office:value-type="string">
            <text:p>IE00B0M63516</text:p>
          </table:table-cell>
          <table:table-cell office:value-type="string">
            <text:p>ISHARES - MSCI BRAZIL (D)</text:p>
          </table:table-cell>
        </table:table-row>
        <table:table-row table:style-name="ro1">
          <table:table-cell/>
          <table:table-cell office:value-type="string">
            <text:p>IE00B0RZ0529</text:p>
          </table:table-cell>
          <table:table-cell office:value-type="string">
            <text:p>ALLIANZ GIF V - US EQUITY A H-EUR (D)</text:p>
          </table:table-cell>
        </table:table-row>
        <table:table-row table:style-name="ro1">
          <table:table-cell/>
          <table:table-cell office:value-type="string">
            <text:p>IE00B11XYY66</text:p>
          </table:table-cell>
          <table:table-cell office:value-type="string">
            <text:p>PIMCO FUNDS : GLOBAL INVESTORS SERIES PLC EURO BON</text:p>
          </table:table-cell>
        </table:table-row>
        <table:table-row table:style-name="ro1">
          <table:table-cell/>
          <table:table-cell office:value-type="string">
            <text:p>IE00B11XZ103</text:p>
          </table:table-cell>
          <table:table-cell office:value-type="string">
            <text:p>PIMCO FUNDS : GLOBAL INVESTORS SERIES PLC GLOBAL B</text:p>
          </table:table-cell>
        </table:table-row>
        <table:table-row table:style-name="ro1">
          <table:table-cell/>
          <table:table-cell office:value-type="string">
            <text:p>IE00B11XZ434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11XZ541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B11XZ657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B11XZ988</text:p>
          </table:table-cell>
          <table:table-cell office:value-type="string">
            <text:p>PIMCO FUNDS : GLOBAL INVESTORS SERIES PLC TOTAL RE</text:p>
          </table:table-cell>
        </table:table-row>
        <table:table-row table:style-name="ro1">
          <table:table-cell/>
          <table:table-cell office:value-type="string">
            <text:p>IE00B11XZB05</text:p>
          </table:table-cell>
          <table:table-cell office:value-type="string">
            <text:p>PIMCO FUNDS : GLOBAL INVESTORS SERIES PLC TOTAL RE</text:p>
          </table:table-cell>
        </table:table-row>
        <table:table-row table:style-name="ro1">
          <table:table-cell/>
          <table:table-cell office:value-type="string">
            <text:p>IE00B11YFH93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11YFM47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12VWB25</text:p>
          </table:table-cell>
          <table:table-cell office:value-type="string">
            <text:p>NEUBERGER BERMAN INVESTMENT FUNDS - NEUBERGER BERM</text:p>
          </table:table-cell>
        </table:table-row>
        <table:table-row table:style-name="ro1">
          <table:table-cell office:value-type="string">
            <text:p>INAA</text:p>
          </table:table-cell>
          <table:table-cell office:value-type="string">
            <text:p>IE00B14X4M10</text:p>
          </table:table-cell>
          <table:table-cell office:value-type="string">
            <text:p>ISHARES N-AMERICA</text:p>
          </table:table-cell>
        </table:table-row>
        <table:table-row table:style-name="ro1">
          <table:table-cell/>
          <table:table-cell office:value-type="string">
            <text:p>IE00B14X4N27</text:p>
          </table:table-cell>
          <table:table-cell office:value-type="string">
            <text:p>ISHARES - MSCI EUROPE EX-UK UCITS ETF (D)</text:p>
          </table:table-cell>
        </table:table-row>
        <table:table-row table:style-name="ro1">
          <table:table-cell/>
          <table:table-cell office:value-type="string">
            <text:p>IE00B14X4Q57</text:p>
          </table:table-cell>
          <table:table-cell office:value-type="string">
            <text:p>ISHARES - EURO GOVERNMENT BOND 1-3YR UCITS ETF (D)</text:p>
          </table:table-cell>
        </table:table-row>
        <table:table-row table:style-name="ro1">
          <table:table-cell/>
          <table:table-cell office:value-type="string">
            <text:p>IE00B14X4S71</text:p>
          </table:table-cell>
          <table:table-cell office:value-type="string">
            <text:p>ISHARES - $ TREASURY BOND 1-3YR UCITS ETF (D)</text:p>
          </table:table-cell>
        </table:table-row>
        <table:table-row table:style-name="ro1">
          <table:table-cell/>
          <table:table-cell office:value-type="string">
            <text:p>IE00B16C1G93</text:p>
          </table:table-cell>
          <table:table-cell office:value-type="string">
            <text:p>COMGEST GROWTH PLC - COMGEST GROWTH ASIA PAC EX JA</text:p>
          </table:table-cell>
        </table:table-row>
        <table:table-row table:style-name="ro1">
          <table:table-cell/>
          <table:table-cell office:value-type="string">
            <text:p>IE00B19Z3920</text:p>
          </table:table-cell>
          <table:table-cell office:value-type="string">
            <text:p>LEGG MASON CLEARBRIDGE VALUE FUND CLASS A EURO ACC</text:p>
          </table:table-cell>
        </table:table-row>
        <table:table-row table:style-name="ro1">
          <table:table-cell/>
          <table:table-cell office:value-type="string">
            <text:p>IE00B19Z4C24</text:p>
          </table:table-cell>
          <table:table-cell office:value-type="string">
            <text:p>LEGG MASON ROYCE US SMALL CAP OPPORTUNITY FUND CLA</text:p>
          </table:table-cell>
        </table:table-row>
        <table:table-row table:style-name="ro1">
          <table:table-cell/>
          <table:table-cell office:value-type="string">
            <text:p>IE00B19Z9Z06</text:p>
          </table:table-cell>
          <table:table-cell office:value-type="string">
            <text:p>LEGG MASON CLEARBRIDGE US AGGRESSIVE GROWTH FUND C</text:p>
          </table:table-cell>
        </table:table-row>
        <table:table-row table:style-name="ro1">
          <table:table-cell/>
          <table:table-cell office:value-type="string">
            <text:p>IE00B19ZB094</text:p>
          </table:table-cell>
          <table:table-cell office:value-type="string">
            <text:p>LEGG MASON CLEARBRIDGE US AGGRESSIVE GROWTH FUND C</text:p>
          </table:table-cell>
        </table:table-row>
        <table:table-row table:style-name="ro1">
          <table:table-cell/>
          <table:table-cell office:value-type="string">
            <text:p>IE00B1BXJ072</text:p>
          </table:table-cell>
          <table:table-cell office:value-type="string">
            <text:p>LEGG MASON CLEARBRIDGE US APPRECIATION FUND CLASS </text:p>
          </table:table-cell>
        </table:table-row>
        <table:table-row table:style-name="ro1">
          <table:table-cell/>
          <table:table-cell office:value-type="string">
            <text:p>IE00B1CD3R11</text:p>
          </table:table-cell>
          <table:table-cell office:value-type="string">
            <text:p>ALLIANZ GIF V - US EQUITY A EUR (C)</text:p>
          </table:table-cell>
        </table:table-row>
        <table:table-row table:style-name="ro1">
          <table:table-cell/>
          <table:table-cell office:value-type="string">
            <text:p>IE00B1CD5314</text:p>
          </table:table-cell>
          <table:table-cell office:value-type="string">
            <text:p>ALLIANZ GIF V - US EQUITY A USD (C)</text:p>
          </table:table-cell>
        </table:table-row>
        <table:table-row table:style-name="ro1">
          <table:table-cell/>
          <table:table-cell office:value-type="string">
            <text:p>IE00B1D7YM41</text:p>
          </table:table-cell>
          <table:table-cell office:value-type="string">
            <text:p>PIMCO FUNDS : GLOBAL INVESTORS SERIES PLC GLOBAL H</text:p>
          </table:table-cell>
        </table:table-row>
        <table:table-row table:style-name="ro1">
          <table:table-cell/>
          <table:table-cell office:value-type="string">
            <text:p>IE00B1D7YP71</text:p>
          </table:table-cell>
          <table:table-cell office:value-type="string">
            <text:p>PIMCO FUNDS : GLOBAL INVESTORS SERIES PLC STOCKSPL</text:p>
          </table:table-cell>
        </table:table-row>
        <table:table-row table:style-name="ro1">
          <table:table-cell/>
          <table:table-cell office:value-type="string">
            <text:p>IE00B1FZS350</text:p>
          </table:table-cell>
          <table:table-cell office:value-type="string">
            <text:p>ISHARES DEVELOPED MARKETS PROPERTY YIELD UCITS ETF</text:p>
          </table:table-cell>
        </table:table-row>
        <table:table-row table:style-name="ro1">
          <table:table-cell/>
          <table:table-cell office:value-type="string">
            <text:p>IE00B1FZS574</text:p>
          </table:table-cell>
          <table:table-cell office:value-type="string">
            <text:p>ISHARES - MSCI TURKEY UCITS ETF (D)</text:p>
          </table:table-cell>
        </table:table-row>
        <table:table-row table:style-name="ro1">
          <table:table-cell/>
          <table:table-cell office:value-type="string">
            <text:p>IE00B1FZS681</text:p>
          </table:table-cell>
          <table:table-cell office:value-type="string">
            <text:p>ISHARES - EURO GOVERNMENT BOND 3-5YR UCITS ETF (D)</text:p>
          </table:table-cell>
        </table:table-row>
        <table:table-row table:style-name="ro1">
          <table:table-cell/>
          <table:table-cell office:value-type="string">
            <text:p>IE00B1FZS798</text:p>
          </table:table-cell>
          <table:table-cell office:value-type="string">
            <text:p>ISHARES - $ TREASURY BOND 7-10YR UCITS ETF (D)</text:p>
          </table:table-cell>
        </table:table-row>
        <table:table-row table:style-name="ro1">
          <table:table-cell/>
          <table:table-cell office:value-type="string">
            <text:p>IE00B1FZS806</text:p>
          </table:table-cell>
          <table:table-cell office:value-type="string">
            <text:p>ISHARES - EURO GOVERNMENT BOND 7-10YR UCITS ETF (D</text:p>
          </table:table-cell>
        </table:table-row>
        <table:table-row table:style-name="ro1">
          <table:table-cell/>
          <table:table-cell office:value-type="string">
            <text:p>IE00B1FZS913</text:p>
          </table:table-cell>
          <table:table-cell office:value-type="string">
            <text:p>ISHARES - EURO GOVERNMENT BOND 15-30YR UCITS ETF (</text:p>
          </table:table-cell>
        </table:table-row>
        <table:table-row table:style-name="ro1">
          <table:table-cell/>
          <table:table-cell office:value-type="string">
            <text:p>IE00B1FZSC47</text:p>
          </table:table-cell>
          <table:table-cell office:value-type="string">
            <text:p>ISHARES II - $ TIPS UCITS ETF (C)</text:p>
          </table:table-cell>
        </table:table-row>
        <table:table-row table:style-name="ro1">
          <table:table-cell/>
          <table:table-cell office:value-type="string">
            <text:p>IE00B1FZSF77</text:p>
          </table:table-cell>
          <table:table-cell office:value-type="string">
            <text:p>ISHARES US PROPERTY YIELD UCITS ETF</text:p>
          </table:table-cell>
        </table:table-row>
        <table:table-row table:style-name="ro1">
          <table:table-cell/>
          <table:table-cell office:value-type="string">
            <text:p>IE00B1VC7227</text:p>
          </table:table-cell>
          <table:table-cell office:value-type="string">
            <text:p>COMGEST GROWTH PLC - COMGEST GROWTH GEM PROMISING </text:p>
          </table:table-cell>
        </table:table-row>
        <table:table-row table:style-name="ro1">
          <table:table-cell/>
          <table:table-cell office:value-type="string">
            <text:p>IE00B1W3WR42</text:p>
          </table:table-cell>
          <table:table-cell office:value-type="string">
            <text:p>GAM STAR FUND PLC GAM STAR CHINA EQUITY USD (C)</text:p>
          </table:table-cell>
        </table:table-row>
        <table:table-row table:style-name="ro1">
          <table:table-cell/>
          <table:table-cell office:value-type="string">
            <text:p>IE00B1W3Y897</text:p>
          </table:table-cell>
          <table:table-cell office:value-type="string">
            <text:p>GAM STAR US ALL CAP EQUITY USD ACC</text:p>
          </table:table-cell>
        </table:table-row>
        <table:table-row table:style-name="ro1">
          <table:table-cell/>
          <table:table-cell office:value-type="string">
            <text:p>IE00B1W57M07</text:p>
          </table:table-cell>
          <table:table-cell office:value-type="string">
            <text:p>ISHARES - BRIC 50 UCITS ETF (D)</text:p>
          </table:table-cell>
        </table:table-row>
        <table:table-row table:style-name="ro1">
          <table:table-cell/>
          <table:table-cell office:value-type="string">
            <text:p>IE00B1XNHC34</text:p>
          </table:table-cell>
          <table:table-cell office:value-type="string">
            <text:p>ISHARES - GLOBAL CLEAN ENERGY UCITS ETF (D)</text:p>
          </table:table-cell>
        </table:table-row>
        <table:table-row table:style-name="ro1">
          <table:table-cell/>
          <table:table-cell office:value-type="string">
            <text:p>IE00B1YZSC51</text:p>
          </table:table-cell>
          <table:table-cell office:value-type="string">
            <text:p>ISHARES II PLC - MSCI EUROPE UCITS ETF (INC) (D)</text:p>
          </table:table-cell>
        </table:table-row>
        <table:table-row table:style-name="ro1">
          <table:table-cell/>
          <table:table-cell office:value-type="string">
            <text:p>IE00B1Z6D669</text:p>
          </table:table-cell>
          <table:table-cell office:value-type="string">
            <text:p>PIMCO FUNDS : GLOBAL INVESTORS SERIES PLC DIVERSIF</text:p>
          </table:table-cell>
        </table:table-row>
        <table:table-row table:style-name="ro1">
          <table:table-cell office:value-type="string">
            <text:p>PFT</text:p>
          </table:table-cell>
          <table:table-cell office:value-type="string">
            <text:p>IE00B23D8S39</text:p>
          </table:table-cell>
          <table:table-cell office:value-type="string">
            <text:p>PS FTSE RAFIUS1000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E00B23D8X81</text:p>
          </table:table-cell>
          <table:table-cell office:value-type="string">
            <text:p>PS FTSE RAFI EUROP</text:p>
          </table:table-cell>
        </table:table-row>
        <table:table-row table:style-name="ro1">
          <table:table-cell office:value-type="string">
            <text:p>PWC</text:p>
          </table:table-cell>
          <table:table-cell office:value-type="string">
            <text:p>IE00B23D9240</text:p>
          </table:table-cell>
          <table:table-cell office:value-type="string">
            <text:p>PS DYNAMIC US</text:p>
          </table:table-cell>
        </table:table-row>
        <table:table-row table:style-name="ro1">
          <table:table-cell/>
          <table:table-cell office:value-type="string">
            <text:p>IE00B23S7K36</text:p>
          </table:table-cell>
          <table:table-cell office:value-type="string">
            <text:p>BNY MELLON GLOBAL FUNDS PLC BNY MELLON BRAZIL EQUI</text:p>
          </table:table-cell>
        </table:table-row>
        <table:table-row table:style-name="ro1">
          <table:table-cell/>
          <table:table-cell office:value-type="string">
            <text:p>IE00B23S7L43</text:p>
          </table:table-cell>
          <table:table-cell office:value-type="string">
            <text:p>BNY MELLON GLOBAL FUNDS PLC BNY MELLON BRAZIL EQUI</text:p>
          </table:table-cell>
        </table:table-row>
        <table:table-row table:style-name="ro1">
          <table:table-cell/>
          <table:table-cell office:value-type="string">
            <text:p>IE00B23XD337</text:p>
          </table:table-cell>
          <table:table-cell office:value-type="string">
            <text:p>NATIXIS INTERNATIONAL FUNDS (DUBLIN) I LOOMIS SAYL</text:p>
          </table:table-cell>
        </table:table-row>
        <table:table-row table:style-name="ro1">
          <table:table-cell/>
          <table:table-cell office:value-type="string">
            <text:p>IE00B23Z7J34</text:p>
          </table:table-cell>
          <table:table-cell office:value-type="string">
            <text:p>LEGG MASON WESTERN ASSET GLOBAL MULTI STRATEGY FUN</text:p>
          </table:table-cell>
        </table:table-row>
        <table:table-row table:style-name="ro1">
          <table:table-cell/>
          <table:table-cell office:value-type="string">
            <text:p>IE00B23Z8X43</text:p>
          </table:table-cell>
          <table:table-cell office:value-type="string">
            <text:p>LEGG MASON BRANDYWINE GLOBAL FIXED INCOME FUND CLA</text:p>
          </table:table-cell>
        </table:table-row>
        <table:table-row table:style-name="ro1">
          <table:table-cell/>
          <table:table-cell office:value-type="string">
            <text:p>IE00B240WN62</text:p>
          </table:table-cell>
          <table:table-cell office:value-type="string">
            <text:p>COMGEST GROWTH PLC COMGEST GROWTH EMERGING MARKETS</text:p>
          </table:table-cell>
        </table:table-row>
        <table:table-row table:style-name="ro1">
          <table:table-cell/>
          <table:table-cell office:value-type="string">
            <text:p>IE00B2478W85</text:p>
          </table:table-cell>
          <table:table-cell office:value-type="string">
            <text:p>PIMCO FUNDS : GLOBAL INVESTORS SERIES PLC LOW AVER</text:p>
          </table:table-cell>
        </table:table-row>
        <table:table-row table:style-name="ro1">
          <table:table-cell/>
          <table:table-cell office:value-type="string">
            <text:p>IE00B27YCK28</text:p>
          </table:table-cell>
          <table:table-cell office:value-type="string">
            <text:p>ISHARES II - MSCI EM LATIN AMERICA UCITS ETF (INC)</text:p>
          </table:table-cell>
        </table:table-row>
        <table:table-row table:style-name="ro1">
          <table:table-cell/>
          <table:table-cell office:value-type="string">
            <text:p>IE00B283G405</text:p>
          </table:table-cell>
          <table:table-cell office:value-type="string">
            <text:p>PIMCO FUNDS : GLOBAL INVESTORS SERIES PLC LOW AVER</text:p>
          </table:table-cell>
        </table:table-row>
        <table:table-row table:style-name="ro1">
          <table:table-cell/>
          <table:table-cell office:value-type="string">
            <text:p>IE00B29M2H10</text:p>
          </table:table-cell>
          <table:table-cell office:value-type="string">
            <text:p>BNY MELLON GLOBAL FUNDS PLC - BNY MELLON LONG-TERM</text:p>
          </table:table-cell>
        </table:table-row>
        <table:table-row table:style-name="ro1">
          <table:table-cell/>
          <table:table-cell office:value-type="string">
            <text:p>IE00B2NXKW18</text:p>
          </table:table-cell>
          <table:table-cell office:value-type="string">
            <text:p>SEILERN INTERNATIONAL FUNDS PLC STRYX WORLD GROWTH</text:p>
          </table:table-cell>
        </table:table-row>
        <table:table-row table:style-name="ro1">
          <table:table-cell/>
          <table:table-cell office:value-type="string">
            <text:p>IE00B2Q1FD82</text:p>
          </table:table-cell>
          <table:table-cell office:value-type="string">
            <text:p>LEGG MASON WESTERN ASSET ASIAN OPPORTUNITIES FUND </text:p>
          </table:table-cell>
        </table:table-row>
        <table:table-row table:style-name="ro1">
          <table:table-cell/>
          <table:table-cell office:value-type="string">
            <text:p>IE00B2Q1FK59</text:p>
          </table:table-cell>
          <table:table-cell office:value-type="string">
            <text:p>LEGG MASON WESTERN ASSET ASIAN OPPORTUNITIES FUND </text:p>
          </table:table-cell>
        </table:table-row>
        <table:table-row table:style-name="ro1">
          <table:table-cell/>
          <table:table-cell office:value-type="string">
            <text:p>IE00B2Q4XP59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2QWDY88</text:p>
          </table:table-cell>
          <table:table-cell office:value-type="string">
            <text:p>ISHARES - MSCI JAPAN SMALL CAP UCITS ETF (INC) (D)</text:p>
          </table:table-cell>
        </table:table-row>
        <table:table-row table:style-name="ro1">
          <table:table-cell/>
          <table:table-cell office:value-type="string">
            <text:p>IE00B3B2KP07</text:p>
          </table:table-cell>
          <table:table-cell office:value-type="string">
            <text:p>ALLIANZ GIF V - US EQUITY A H-EUR (C)</text:p>
          </table:table-cell>
        </table:table-row>
        <table:table-row table:style-name="ro1">
          <table:table-cell/>
          <table:table-cell office:value-type="string">
            <text:p>IE00B3B8PX14</text:p>
          </table:table-cell>
          <table:table-cell office:value-type="string">
            <text:p>ISHARES III - GLOBAL INFLATION LINKED GOVERNMENT B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string">
            <text:p>IE00B3BPCH51</text:p>
          </table:table-cell>
          <table:table-cell office:value-type="string">
            <text:p>PS EUROMTS CASH 3M</text:p>
          </table:table-cell>
        </table:table-row>
        <table:table-row table:style-name="ro1">
          <table:table-cell/>
          <table:table-cell office:value-type="string">
            <text:p>IE00B3DVSZ10</text:p>
          </table:table-cell>
          <table:table-cell office:value-type="string">
            <text:p>JANUS - EUROPE A EUR (C)</text:p>
          </table:table-cell>
        </table:table-row>
        <table:table-row table:style-name="ro1">
          <table:table-cell/>
          <table:table-cell office:value-type="string">
            <text:p>IE00B3F81R35</text:p>
          </table:table-cell>
          <table:table-cell office:value-type="string">
            <text:p>ISHARES - EURO CORPORATE BOND UCITS ETF (D)</text:p>
          </table:table-cell>
        </table:table-row>
        <table:table-row table:style-name="ro1">
          <table:table-cell/>
          <table:table-cell office:value-type="string">
            <text:p>IE00B3K7XK29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3MB7B14</text:p>
          </table:table-cell>
          <table:table-cell office:value-type="string">
            <text:p>MUZINICH FUNDS MUZINICH SHORTDURATIONHIGHYIELD FUN</text:p>
          </table:table-cell>
        </table:table-row>
        <table:table-row table:style-name="ro1">
          <table:table-cell/>
          <table:table-cell office:value-type="string">
            <text:p>IE00B3NMJY03</text:p>
          </table:table-cell>
          <table:table-cell office:value-type="string">
            <text:p>MAGNA UMBRELLA FUND PLC. MAGNA MENA FUND R</text:p>
          </table:table-cell>
        </table:table-row>
        <table:table-row table:style-name="ro1">
          <table:table-cell/>
          <table:table-cell office:value-type="string">
            <text:p>IE00B3T5WH77</text:p>
          </table:table-cell>
          <table:table-cell office:value-type="string">
            <text:p>BNY MELLON GLOBAL FUNDS PLC BNY MELLON ABSOLUTE RE</text:p>
          </table:table-cell>
        </table:table-row>
        <table:table-row table:style-name="ro1">
          <table:table-cell/>
          <table:table-cell office:value-type="string">
            <text:p>IE00B3V93F27</text:p>
          </table:table-cell>
          <table:table-cell office:value-type="string">
            <text:p>BNY MELLON GLOBAL FUNDS PLC - BNY MELLON GLOBAL EQ</text:p>
          </table:table-cell>
        </table:table-row>
        <table:table-row table:style-name="ro1">
          <table:table-cell/>
          <table:table-cell office:value-type="string">
            <text:p>IE00B3VVMM84</text:p>
          </table:table-cell>
          <table:table-cell office:value-type="string">
            <text:p>VANGUARD FTSE EMERGING MARKETS UCITS ETF</text:p>
          </table:table-cell>
        </table:table-row>
        <table:table-row table:style-name="ro1">
          <table:table-cell/>
          <table:table-cell office:value-type="string">
            <text:p>IE00B3VWLG82</text:p>
          </table:table-cell>
          <table:table-cell office:value-type="string">
            <text:p>ISHARES MSCI UK SMALL CAP UCITS ETF (EUR)</text:p>
          </table:table-cell>
        </table:table-row>
        <table:table-row table:style-name="ro1">
          <table:table-cell office:value-type="string">
            <text:p>CUSS</text:p>
          </table:table-cell>
          <table:table-cell office:value-type="string">
            <text:p>IE00B3VWM098</text:p>
          </table:table-cell>
          <table:table-cell office:value-type="string">
            <text:p>CSETF MS USA SML</text:p>
          </table:table-cell>
        </table:table-row>
        <table:table-row table:style-name="ro1">
          <table:table-cell office:value-type="string">
            <text:p>CBU3</text:p>
          </table:table-cell>
          <table:table-cell office:value-type="string">
            <text:p>IE00B3VWN179</text:p>
          </table:table-cell>
          <table:table-cell office:value-type="string">
            <text:p>CSETF IBXS GV1-3</text:p>
          </table:table-cell>
        </table:table-row>
        <table:table-row table:style-name="ro1">
          <table:table-cell/>
          <table:table-cell office:value-type="string">
            <text:p>IE00B3ZW0K18</text:p>
          </table:table-cell>
          <table:table-cell office:value-type="string">
            <text:p>ISHARES V - S&amp;P 500 EUR HEDGED UCITS ETF (C)</text:p>
          </table:table-cell>
        </table:table-row>
        <table:table-row table:style-name="ro1">
          <table:table-cell/>
          <table:table-cell office:value-type="string">
            <text:p>IE00B42Z5J44</text:p>
          </table:table-cell>
          <table:table-cell office:value-type="string">
            <text:p>ISHARES V - MSCI JAPAN MONTHLY EUR HEDGED UCITS ET</text:p>
          </table:table-cell>
        </table:table-row>
        <table:table-row table:style-name="ro1">
          <table:table-cell/>
          <table:table-cell office:value-type="string">
            <text:p>IE00B441G979</text:p>
          </table:table-cell>
          <table:table-cell office:value-type="string">
            <text:p>ISHARES - MSCI WORLD MONTHLY EUR HEDGED UCITS ETF </text:p>
          </table:table-cell>
        </table:table-row>
        <table:table-row table:style-name="ro1">
          <table:table-cell/>
          <table:table-cell office:value-type="string">
            <text:p>IE00B4468526</text:p>
          </table:table-cell>
          <table:table-cell office:value-type="string">
            <text:p>POLAR CAPITAL - GLOBAL TECHNOLOGY R GBP (C)</text:p>
          </table:table-cell>
        </table:table-row>
        <table:table-row table:style-name="ro1">
          <table:table-cell office:value-type="string">
            <text:p>TSYE</text:p>
          </table:table-cell>
          <table:table-cell office:value-type="string">
            <text:p>IE00B44CND37</text:p>
          </table:table-cell>
          <table:table-cell office:value-type="string">
            <text:p>SPDR US Treasury</text:p>
          </table:table-cell>
        </table:table-row>
        <table:table-row table:style-name="ro1">
          <table:table-cell office:value-type="string">
            <text:p>CNY</text:p>
          </table:table-cell>
          <table:table-cell office:value-type="string">
            <text:p>IE00B44T3H88</text:p>
          </table:table-cell>
          <table:table-cell office:value-type="string">
            <text:p>HSBC MSCI CHINA</text:p>
          </table:table-cell>
        </table:table-row>
        <table:table-row table:style-name="ro1">
          <table:table-cell office:value-type="string">
            <text:p>ACWE</text:p>
          </table:table-cell>
          <table:table-cell office:value-type="string">
            <text:p>IE00B44Z5B48</text:p>
          </table:table-cell>
          <table:table-cell office:value-type="string">
            <text:p>SPDR ACWI</text:p>
          </table:table-cell>
        </table:table-row>
        <table:table-row table:style-name="ro1">
          <table:table-cell office:value-type="string">
            <text:p>EMLD</text:p>
          </table:table-cell>
          <table:table-cell office:value-type="string">
            <text:p>IE00B4613386</text:p>
          </table:table-cell>
          <table:table-cell office:value-type="string">
            <text:p>SPDR EMD LOCAL</text:p>
          </table:table-cell>
        </table:table-row>
        <table:table-row table:style-name="ro1">
          <table:table-cell/>
          <table:table-cell office:value-type="string">
            <text:p>IE00B4L5Y983</text:p>
          </table:table-cell>
          <table:table-cell office:value-type="string">
            <text:p>ISHARES - MSCI WORLD UCITS ETF (ACC) (C)</text:p>
          </table:table-cell>
        </table:table-row>
        <table:table-row table:style-name="ro1">
          <table:table-cell/>
          <table:table-cell office:value-type="string">
            <text:p>IE00B4L5YX21</text:p>
          </table:table-cell>
          <table:table-cell office:value-type="string">
            <text:p>ISHARES - MSCI JAPAN UCITS ETF (ACC) (C)</text:p>
          </table:table-cell>
        </table:table-row>
        <table:table-row table:style-name="ro1">
          <table:table-cell/>
          <table:table-cell office:value-type="string">
            <text:p>IE00B4PY7Y77</text:p>
          </table:table-cell>
          <table:table-cell office:value-type="string">
            <text:p>ISHARES USD HIGH YIELD CORPORATE BOND UCITS ETF</text:p>
          </table:table-cell>
        </table:table-row>
        <table:table-row table:style-name="ro1">
          <table:table-cell/>
          <table:table-cell office:value-type="string">
            <text:p>IE00B4R2TH69</text:p>
          </table:table-cell>
          <table:table-cell office:value-type="string">
            <text:p>COMGEST GROWTH - LATIN AMERICA US Dollar (C)</text:p>
          </table:table-cell>
        </table:table-row>
        <table:table-row table:style-name="ro1">
          <table:table-cell/>
          <table:table-cell office:value-type="string">
            <text:p>IE00B4R6DW15</text:p>
          </table:table-cell>
          <table:table-cell office:value-type="string">
            <text:p>COMGEST GROWTH PLC - COMGEST GROWTH LATIN AMERICA </text:p>
          </table:table-cell>
        </table:table-row>
        <table:table-row table:style-name="ro1">
          <table:table-cell/>
          <table:table-cell office:value-type="string">
            <text:p>IE00B4TG9K96</text:p>
          </table:table-cell>
          <table:table-cell office:value-type="string">
            <text:p>PIMCO FUNDS : GLOBAL INVESTORS SERIES PLC DIVERSIF</text:p>
          </table:table-cell>
        </table:table-row>
        <table:table-row table:style-name="ro1">
          <table:table-cell/>
          <table:table-cell office:value-type="string">
            <text:p>IE00B4WXJG34</text:p>
          </table:table-cell>
          <table:table-cell office:value-type="string">
            <text:p>ISHARES III - EURO GOVERNMENT BOND 5-7YR UCITS ETF</text:p>
          </table:table-cell>
        </table:table-row>
        <table:table-row table:style-name="ro1">
          <table:table-cell/>
          <table:table-cell office:value-type="string">
            <text:p>IE00B4WXJJ64</text:p>
          </table:table-cell>
          <table:table-cell office:value-type="string">
            <text:p>ISHARES - EURO GOVERNMENT BOND UCITS ETF (D)</text:p>
          </table:table-cell>
        </table:table-row>
        <table:table-row table:style-name="ro1">
          <table:table-cell/>
          <table:table-cell office:value-type="string">
            <text:p>IE00B4Z6HC18</text:p>
          </table:table-cell>
          <table:table-cell office:value-type="string">
            <text:p>BNY MELLON GLOBAL FUNDS PLC BNY MELLON GLOBAL RETU</text:p>
          </table:table-cell>
        </table:table-row>
        <table:table-row table:style-name="ro1">
          <table:table-cell/>
          <table:table-cell office:value-type="string">
            <text:p>IE00B4ZJ4188</text:p>
          </table:table-cell>
          <table:table-cell office:value-type="string">
            <text:p>COMGEST GROWTH GREATER EUROPE OPPORTUNITIES EURO (</text:p>
          </table:table-cell>
        </table:table-row>
        <table:table-row table:style-name="ro1">
          <table:table-cell/>
          <table:table-cell office:value-type="string">
            <text:p>IE00B4ZJ4634</text:p>
          </table:table-cell>
          <table:table-cell office:value-type="string">
            <text:p>COMGEST GROWTH PLC - COMGEST GROWTH EUROPE S EUR A</text:p>
          </table:table-cell>
        </table:table-row>
        <table:table-row table:style-name="ro1">
          <table:table-cell/>
          <table:table-cell office:value-type="string">
            <text:p>IE00B504KD93</text:p>
          </table:table-cell>
          <table:table-cell office:value-type="string">
            <text:p>BNY MELLON GLOBAL FUNDS PLC BNY MELLON GLOBAL REAL</text:p>
          </table:table-cell>
        </table:table-row>
        <table:table-row table:style-name="ro1">
          <table:table-cell office:value-type="string">
            <text:p>CPXJ</text:p>
          </table:table-cell>
          <table:table-cell office:value-type="string">
            <text:p>IE00B52MJY50</text:p>
          </table:table-cell>
          <table:table-cell office:value-type="string">
            <text:p>CSETF MS PACEXJP</text:p>
          </table:table-cell>
        </table:table-row>
        <table:table-row table:style-name="ro1">
          <table:table-cell office:value-type="string">
            <text:p>CSUS</text:p>
          </table:table-cell>
          <table:table-cell office:value-type="string">
            <text:p>IE00B52SFT06</text:p>
          </table:table-cell>
          <table:table-cell office:value-type="string">
            <text:p>CSETF MS USA</text:p>
          </table:table-cell>
        </table:table-row>
        <table:table-row table:style-name="ro1">
          <table:table-cell office:value-type="string">
            <text:p>CSUK</text:p>
          </table:table-cell>
          <table:table-cell office:value-type="string">
            <text:p>IE00B539F030</text:p>
          </table:table-cell>
          <table:table-cell office:value-type="string">
            <text:p>CSETF MS UK</text:p>
          </table:table-cell>
        </table:table-row>
        <table:table-row table:style-name="ro1">
          <table:table-cell/>
          <table:table-cell office:value-type="string">
            <text:p>IE00B552HF97</text:p>
          </table:table-cell>
          <table:table-cell office:value-type="string">
            <text:p>OLD MUTUAL GLOBAL EMERGING MARKETS FUND A (EUR) AC</text:p>
          </table:table-cell>
        </table:table-row>
        <table:table-row table:style-name="ro1">
          <table:table-cell/>
          <table:table-cell office:value-type="string">
            <text:p>IE00B556RB79</text:p>
          </table:table-cell>
          <table:table-cell office:value-type="string">
            <text:p>LEGG MASON WESTERN ASSET EMERGING MARKETS TOTAL RE</text:p>
          </table:table-cell>
        </table:table-row>
        <table:table-row table:style-name="ro1">
          <table:table-cell/>
          <table:table-cell office:value-type="string">
            <text:p>IE00B5648R31</text:p>
          </table:table-cell>
          <table:table-cell office:value-type="string">
            <text:p>GLG INV. - JAPAN COREALPHA EQUITY D H</text:p>
          </table:table-cell>
        </table:table-row>
        <table:table-row table:style-name="ro1">
          <table:table-cell/>
          <table:table-cell office:value-type="string">
            <text:p>IE00B567SW70</text:p>
          </table:table-cell>
          <table:table-cell office:value-type="string">
            <text:p>GAM STAR FUND PLC GAM STAR CREDIT OPPORTUNITIES EU</text:p>
          </table:table-cell>
        </table:table-row>
        <table:table-row table:style-name="ro1">
          <table:table-cell/>
          <table:table-cell office:value-type="string">
            <text:p>IE00B56BR119</text:p>
          </table:table-cell>
          <table:table-cell office:value-type="string">
            <text:p>COMGEST GROWTH PLC - COMGEST GROWTH INDIA R (C) EU</text:p>
          </table:table-cell>
        </table:table-row>
        <table:table-row table:style-name="ro1">
          <table:table-cell/>
          <table:table-cell office:value-type="string">
            <text:p>IE00B5B5L056</text:p>
          </table:table-cell>
          <table:table-cell office:value-type="string">
            <text:p>PIMCO FUNDS : GLOBAL INVESTORS SERIES PLC UNCONSTR</text:p>
          </table:table-cell>
        </table:table-row>
        <table:table-row table:style-name="ro1">
          <table:table-cell/>
          <table:table-cell office:value-type="string">
            <text:p>IE00B5BQZT57</text:p>
          </table:table-cell>
          <table:table-cell office:value-type="string">
            <text:p>GAM STAR GLOBAL SELECTOR EUR ACC</text:p>
          </table:table-cell>
        </table:table-row>
        <table:table-row table:style-name="ro1">
          <table:table-cell/>
          <table:table-cell office:value-type="string">
            <text:p>IE00B5MTWD60</text:p>
          </table:table-cell>
          <table:table-cell office:value-type="string">
            <text:p>SOURCE EUROPEAN BANKS SECTOR ETF</text:p>
          </table:table-cell>
        </table:table-row>
        <table:table-row table:style-name="ro1">
          <table:table-cell/>
          <table:table-cell office:value-type="string">
            <text:p>IE00B5SNH155</text:p>
          </table:table-cell>
          <table:table-cell office:value-type="string">
            <text:p>BARCLAYS MULTI MANAGER FUND PLC (THE) GLOBALACCESS</text:p>
          </table:table-cell>
        </table:table-row>
        <table:table-row table:style-name="ro1">
          <table:table-cell/>
          <table:table-cell office:value-type="string">
            <text:p>IE00B5TWCG10</text:p>
          </table:table-cell>
          <table:table-cell office:value-type="string">
            <text:p>PÃ‚RIS BERTRAND STURDZA INVESTMENTS PLC - PBS SMART</text:p>
          </table:table-cell>
        </table:table-row>
        <table:table-row table:style-name="ro1">
          <table:table-cell office:value-type="string">
            <text:p>CSRU</text:p>
          </table:table-cell>
          <table:table-cell office:value-type="string">
            <text:p>IE00B5V87390</text:p>
          </table:table-cell>
          <table:table-cell office:value-type="string">
            <text:p>MSCI Russia ADR/GD</text:p>
          </table:table-cell>
        </table:table-row>
        <table:table-row table:style-name="ro1">
          <table:table-cell office:value-type="string">
            <text:p>CMEX</text:p>
          </table:table-cell>
          <table:table-cell office:value-type="string">
            <text:p>IE00B5WHFQ43</text:p>
          </table:table-cell>
          <table:table-cell office:value-type="string">
            <text:p>CSETF MS MXC CAP</text:p>
          </table:table-cell>
        </table:table-row>
        <table:table-row table:style-name="ro1">
          <table:table-cell/>
          <table:table-cell office:value-type="string">
            <text:p>IE00B5ZW6Z28</text:p>
          </table:table-cell>
          <table:table-cell office:value-type="string">
            <text:p>PIMCO FUNDS : GLOBAL INVESTORS SERIES PLC EMERGING</text:p>
          </table:table-cell>
        </table:table-row>
        <table:table-row table:style-name="ro1">
          <table:table-cell/>
          <table:table-cell office:value-type="string">
            <text:p>IE00B65D2871</text:p>
          </table:table-cell>
          <table:table-cell office:value-type="string">
            <text:p>COMGEST GROWTH PLC COMGEST GROWTH EMERGING MARKETS</text:p>
          </table:table-cell>
        </table:table-row>
        <table:table-row table:style-name="ro1">
          <table:table-cell/>
          <table:table-cell office:value-type="string">
            <text:p>IE00B65YMK29</text:p>
          </table:table-cell>
          <table:table-cell office:value-type="string">
            <text:p>MUZINICH FUNDS MUZINICH ENHANCEDYIELD SHORT-TERM F</text:p>
          </table:table-cell>
        </table:table-row>
        <table:table-row table:style-name="ro1">
          <table:table-cell/>
          <table:table-cell office:value-type="string">
            <text:p>IE00B66F4759</text:p>
          </table:table-cell>
          <table:table-cell office:value-type="string">
            <text:p>ISHARES - MARKIT IBOXX EURO HIGH YIELD BOND (D)</text:p>
          </table:table-cell>
        </table:table-row>
        <table:table-row table:style-name="ro1">
          <table:table-cell/>
          <table:table-cell office:value-type="string">
            <text:p>IE00B670FC16</text:p>
          </table:table-cell>
          <table:table-cell office:value-type="string">
            <text:p>MAGNA NEW FRONTIERS FUND R</text:p>
          </table:table-cell>
        </table:table-row>
        <table:table-row table:style-name="ro1">
          <table:table-cell/>
          <table:table-cell office:value-type="string">
            <text:p>IE00B6R52036</text:p>
          </table:table-cell>
          <table:table-cell office:value-type="string">
            <text:p>ISHARES - GOLD PRODUCERS UCITS ETF (C)</text:p>
          </table:table-cell>
        </table:table-row>
        <table:table-row table:style-name="ro1">
          <table:table-cell/>
          <table:table-cell office:value-type="string">
            <text:p>IE00B6R52143</text:p>
          </table:table-cell>
          <table:table-cell office:value-type="string">
            <text:p>ISHARES V - AGRIBUSINESS UCITS ETF (C)</text:p>
          </table:table-cell>
        </table:table-row>
        <table:table-row table:style-name="ro1">
          <table:table-cell/>
          <table:table-cell office:value-type="string">
            <text:p>IE00B6TMN219</text:p>
          </table:table-cell>
          <table:table-cell office:value-type="string">
            <text:p>BARING GLOBAL UMBRELLA FUND BARINGS DEVELOPED AND </text:p>
          </table:table-cell>
        </table:table-row>
        <table:table-row table:style-name="ro1">
          <table:table-cell/>
          <table:table-cell office:value-type="string">
            <text:p>IE00B6VBJL73</text:p>
          </table:table-cell>
          <table:table-cell office:value-type="string">
            <text:p>BARCLAYS MULTI MANAGER FUND PLC (THE) GLOBALACCESS</text:p>
          </table:table-cell>
        </table:table-row>
        <table:table-row table:style-name="ro1">
          <table:table-cell/>
          <table:table-cell office:value-type="string">
            <text:p>IE00B6X2JP23</text:p>
          </table:table-cell>
          <table:table-cell office:value-type="string">
            <text:p>COMGEST GROWTH PLC COMGEST GROWTH AMERICA R</text:p>
          </table:table-cell>
        </table:table-row>
        <table:table-row table:style-name="ro1">
          <table:table-cell/>
          <table:table-cell office:value-type="string">
            <text:p>IE00B6X2VY59</text:p>
          </table:table-cell>
          <table:table-cell office:value-type="string">
            <text:p>ISHARES V - EURO CORPORATE BOND INTEREST RATE HEDG</text:p>
          </table:table-cell>
        </table:table-row>
        <table:table-row table:style-name="ro1">
          <table:table-cell/>
          <table:table-cell office:value-type="string">
            <text:p>IE00B6X8T619</text:p>
          </table:table-cell>
          <table:table-cell office:value-type="string">
            <text:p>COMGEST GROWTH PLC COMGEST GROWTH EUROPE EUR R</text:p>
          </table:table-cell>
        </table:table-row>
        <table:table-row table:style-name="ro1">
          <table:table-cell/>
          <table:table-cell office:value-type="string">
            <text:p>IE00B7LFXY77</text:p>
          </table:table-cell>
          <table:table-cell office:value-type="string">
            <text:p>SPDR BOFA MERRILL LYNCH EMERGING MARKETS CORPORATE</text:p>
          </table:table-cell>
        </table:table-row>
        <table:table-row table:style-name="ro1">
          <table:table-cell/>
          <table:table-cell office:value-type="string">
            <text:p>IE00B7M35V17</text:p>
          </table:table-cell>
          <table:table-cell office:value-type="string">
            <text:p>COMGEST GROWTH PLC - GEM PROMISING COMPANIES EUR R</text:p>
          </table:table-cell>
        </table:table-row>
        <table:table-row table:style-name="ro1">
          <table:table-cell/>
          <table:table-cell office:value-type="string">
            <text:p>IE00B83BYG91</text:p>
          </table:table-cell>
          <table:table-cell office:value-type="string">
            <text:p>JANUS HENDERSON CAPITAL FUNDS PLC BALANCED FUND A</text:p>
          </table:table-cell>
        </table:table-row>
        <table:table-row table:style-name="ro1">
          <table:table-cell/>
          <table:table-cell office:value-type="string">
            <text:p>IE00B84J9L26</text:p>
          </table:table-cell>
          <table:table-cell office:value-type="string">
            <text:p>PIMCO FUNDS : GLOBAL INVESTORS SERIES PLC INCOME F</text:p>
          </table:table-cell>
        </table:table-row>
        <table:table-row table:style-name="ro1">
          <table:table-cell/>
          <table:table-cell office:value-type="string">
            <text:p>IE00B84TCG88</text:p>
          </table:table-cell>
          <table:table-cell office:value-type="string">
            <text:p>RUSSELL MULTI-ASSET GROWTH STRATEGY EURO IB</text:p>
          </table:table-cell>
        </table:table-row>
        <table:table-row table:style-name="ro1">
          <table:table-cell/>
          <table:table-cell office:value-type="string">
            <text:p>IE00B86MWN23</text:p>
          </table:table-cell>
          <table:table-cell office:value-type="string">
            <text:p>ISHARES EDGE MSCI EUROPE MINIMUM VOLATILITY UCITS </text:p>
          </table:table-cell>
        </table:table-row>
        <table:table-row table:style-name="ro1">
          <table:table-cell/>
          <table:table-cell office:value-type="string">
            <text:p>IE00B8FHGS14</text:p>
          </table:table-cell>
          <table:table-cell office:value-type="string">
            <text:p>ISHARES MSCI WORLD MINIMUM VOLATILITY UCITS ETF</text:p>
          </table:table-cell>
        </table:table-row>
        <table:table-row table:style-name="ro1">
          <table:table-cell/>
          <table:table-cell office:value-type="string">
            <text:p>IE00B8FT9W20</text:p>
          </table:table-cell>
          <table:table-cell office:value-type="string">
            <text:p>MUZINICH FUNDS MUZINICH EUROPEYIELD FUND EUR ACC S</text:p>
          </table:table-cell>
        </table:table-row>
        <table:table-row table:style-name="ro1">
          <table:table-cell/>
          <table:table-cell office:value-type="string">
            <text:p>IE00B8GKDB10</text:p>
          </table:table-cell>
          <table:table-cell office:value-type="string">
            <text:p>VANGUARD FTSE ALL-WORLD HIGH DIVIDEND YIELD UCITS </text:p>
          </table:table-cell>
        </table:table-row>
        <table:table-row table:style-name="ro1">
          <table:table-cell/>
          <table:table-cell office:value-type="string">
            <text:p>IE00B8J4DS78</text:p>
          </table:table-cell>
          <table:table-cell office:value-type="string">
            <text:p>COMGEST GROWTH PLC - COMGEST GROWTH EMERGING MARKE</text:p>
          </table:table-cell>
        </table:table-row>
        <table:table-row table:style-name="ro1">
          <table:table-cell/>
          <table:table-cell office:value-type="string">
            <text:p>IE00B945VV12</text:p>
          </table:table-cell>
          <table:table-cell office:value-type="string">
            <text:p>VANGUARD FUNDS PLC VANGUARD FTSE DEVELOPED EUROPE </text:p>
          </table:table-cell>
        </table:table-row>
        <table:table-row table:style-name="ro1">
          <table:table-cell/>
          <table:table-cell office:value-type="string">
            <text:p>IE00B95LZY92</text:p>
          </table:table-cell>
          <table:table-cell office:value-type="string">
            <text:p>RUSSELL IC II GLOBAL DEFENSIVE EQUITY U</text:p>
          </table:table-cell>
        </table:table-row>
        <table:table-row table:style-name="ro1">
          <table:table-cell/>
          <table:table-cell office:value-type="string">
            <text:p>IE00B95PGT31</text:p>
          </table:table-cell>
          <table:table-cell office:value-type="string">
            <text:p>VANGUARD FTSE JAPAN UCITS ETF</text:p>
          </table:table-cell>
        </table:table-row>
        <table:table-row table:style-name="ro1">
          <table:table-cell/>
          <table:table-cell office:value-type="string">
            <text:p>IE00BBPRD471</text:p>
          </table:table-cell>
          <table:table-cell office:value-type="string">
            <text:p>BNY MELLON GF - GLOBAL REAL RETURN FUND EUR - EURO</text:p>
          </table:table-cell>
        </table:table-row>
        <table:table-row table:style-name="ro1">
          <table:table-cell/>
          <table:table-cell office:value-type="string">
            <text:p>IE00BCRY6557</text:p>
          </table:table-cell>
          <table:table-cell office:value-type="string">
            <text:p>ISHARES EURO ULTRASHORT BOND UCITS ETF EUR (DIST)</text:p>
          </table:table-cell>
        </table:table-row>
        <table:table-row table:style-name="ro1">
          <table:table-cell/>
          <table:table-cell office:value-type="string">
            <text:p>IE00BD1DJ122</text:p>
          </table:table-cell>
          <table:table-cell office:value-type="string">
            <text:p>COMGEST GROWTH PLC COMGEST GROWTH JAPAN EUR R ACC </text:p>
          </table:table-cell>
        </table:table-row>
        <table:table-row table:style-name="ro1">
          <table:table-cell/>
          <table:table-cell office:value-type="string">
            <text:p>IE00BD5HXJ66</text:p>
          </table:table-cell>
          <table:table-cell office:value-type="string">
            <text:p>COMGEST GROWTH GREATER EUROPE OPPORTUNITIES R EUR </text:p>
          </table:table-cell>
        </table:table-row>
        <table:table-row table:style-name="ro1">
          <table:table-cell/>
          <table:table-cell office:value-type="string">
            <text:p>IE00BFH3PH84</text:p>
          </table:table-cell>
          <table:table-cell office:value-type="string">
            <text:p>BNY MELLON GLOBAL FUNDS PLC - BNY MELLON JAPAN ALL</text:p>
          </table:table-cell>
        </table:table-row>
        <table:table-row table:style-name="ro1">
          <table:table-cell/>
          <table:table-cell office:value-type="string">
            <text:p>IE00BFLQFP11</text:p>
          </table:table-cell>
          <table:table-cell office:value-type="string">
            <text:p>BNY MELLON GLOBAL FUNDS PLC BNY MELLON JAPAN SMALL</text:p>
          </table:table-cell>
        </table:table-row>
        <table:table-row table:style-name="ro1">
          <table:table-cell/>
          <table:table-cell office:value-type="string">
            <text:p>IE00BFRSV973</text:p>
          </table:table-cell>
          <table:table-cell office:value-type="string">
            <text:p>PIMCO FUNDS : GLOBAL INVESTORS SERIES PLC CAPITAL </text:p>
          </table:table-cell>
        </table:table-row>
        <table:table-row table:style-name="ro1">
          <table:table-cell/>
          <table:table-cell office:value-type="string">
            <text:p>IE00BGSHB123</text:p>
          </table:table-cell>
          <table:table-cell office:value-type="string">
            <text:p>SOURCE CSOP FTSE CHINA A50 ETF</text:p>
          </table:table-cell>
        </table:table-row>
        <table:table-row table:style-name="ro1">
          <table:table-cell/>
          <table:table-cell office:value-type="string">
            <text:p>IE00BHBFD143</text:p>
          </table:table-cell>
          <table:table-cell office:value-type="string">
            <text:p>LEGG MASON WESTERN ASSET MACRO OPPORTUNITIES BOND </text:p>
          </table:table-cell>
        </table:table-row>
        <table:table-row table:style-name="ro1">
          <table:table-cell/>
          <table:table-cell office:value-type="string">
            <text:p>IE00BKM4GZ66</text:p>
          </table:table-cell>
          <table:table-cell office:value-type="string">
            <text:p>ISHARES MSCI EMERGING MARKETS IMI UCITS ETF USD (A</text:p>
          </table:table-cell>
        </table:table-row>
        <table:table-row table:style-name="ro1">
          <table:table-cell office:value-type="string">
            <text:p>STS</text:p>
          </table:table-cell>
          <table:table-cell office:value-type="string">
            <text:p>IE00BKWQ0D84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W</text:p>
          </table:table-cell>
          <table:table-cell office:value-type="string">
            <text:p>IE00BKWQ0H23</text:p>
          </table:table-cell>
          <table:table-cell office:value-type="string">
            <text:p>SPDR MSCI HLT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IE00BKWQ0Q14</text:p>
          </table:table-cell>
          <table:table-cell office:value-type="string">
            <text:p>SPDR MSCI EUROPE</text:p>
          </table:table-cell>
        </table:table-row>
        <table:table-row table:style-name="ro1">
          <table:table-cell/>
          <table:table-cell office:value-type="string">
            <text:p>IE00BLNMYC90</text:p>
          </table:table-cell>
          <table:table-cell office:value-type="string">
            <text:p>CONCEPT FUND SOLUTIONS PLC DB X-TRACKERS S&amp;P 500 E</text:p>
          </table:table-cell>
        </table:table-row>
        <table:table-row table:style-name="ro1">
          <table:table-cell/>
          <table:table-cell office:value-type="string">
            <text:p>IE00BLP5S460</text:p>
          </table:table-cell>
          <table:table-cell office:value-type="string">
            <text:p>OLD MUTUAL GLOBAL EQUITY ABSOLUTE RETURN FUND A</text:p>
          </table:table-cell>
        </table:table-row>
        <table:table-row table:style-name="ro1">
          <table:table-cell/>
          <table:table-cell office:value-type="string">
            <text:p>IE00BLRZT293</text:p>
          </table:table-cell>
          <table:table-cell office:value-type="string">
            <text:p>BNY MELLON GLOBAL FUNDS PLC - BNY MELLON US OPPORT</text:p>
          </table:table-cell>
        </table:table-row>
        <table:table-row table:style-name="ro1">
          <table:table-cell/>
          <table:table-cell office:value-type="string">
            <text:p>IE00BLY1N394</text:p>
          </table:table-cell>
          <table:table-cell office:value-type="string">
            <text:p>JANUS GLOBAL UNCONSTRAINED BOND FUND A â‚¬ ACC</text:p>
          </table:table-cell>
        </table:table-row>
        <table:table-row table:style-name="ro1">
          <table:table-cell/>
          <table:table-cell office:value-type="string">
            <text:p>IE00BQ3D6V05</text:p>
          </table:table-cell>
          <table:table-cell office:value-type="string">
            <text:p>COMGEST GROWTH ASIA US</text:p>
          </table:table-cell>
        </table:table-row>
        <table:table-row table:style-name="ro1">
          <table:table-cell/>
          <table:table-cell office:value-type="string">
            <text:p>IE00BQ70TL81</text:p>
          </table:table-cell>
          <table:table-cell office:value-type="string">
            <text:p>INVESCO FUNDS SERIES 4 - CONTINENTAL EUROPEAN SMAL</text:p>
          </table:table-cell>
        </table:table-row>
        <table:table-row table:style-name="ro1">
          <table:table-cell/>
          <table:table-cell office:value-type="string">
            <text:p>IE00BSKRJX20</text:p>
          </table:table-cell>
          <table:table-cell office:value-type="string">
            <text:p>ISHARES EURO GOV. BOND 20YR TARGET DURATION UCITS </text:p>
          </table:table-cell>
        </table:table-row>
        <table:table-row table:style-name="ro1">
          <table:table-cell/>
          <table:table-cell office:value-type="string">
            <text:p>IE00BSPL3M62</text:p>
          </table:table-cell>
          <table:table-cell office:value-type="string">
            <text:p>INRIS UCITS PLC - R CFM DIVERSIFIED FUND C EUR</text:p>
          </table:table-cell>
        </table:table-row>
        <table:table-row table:style-name="ro1">
          <table:table-cell/>
          <table:table-cell office:value-type="string">
            <text:p>IE00BVYPMN44</text:p>
          </table:table-cell>
          <table:table-cell office:value-type="string">
            <text:p>METZLER WERTSICHERUNGSFONDS 90 F</text:p>
          </table:table-cell>
        </table:table-row>
        <table:table-row table:style-name="ro1">
          <table:table-cell/>
          <table:table-cell office:value-type="string">
            <text:p>IE00BYNJF397</text:p>
          </table:table-cell>
          <table:table-cell office:value-type="string">
            <text:p>H2O GLOBAL STRATEGIES ICAV H2O FIDELIO R EUR</text:p>
          </table:table-cell>
        </table:table-row>
        <table:table-row table:style-name="ro1">
          <table:table-cell/>
          <table:table-cell office:value-type="string">
            <text:p>LU0003549028</text:p>
          </table:table-cell>
          <table:table-cell office:value-type="string">
            <text:p>DWS EURORENTA DWS EURORENTA (D)</text:p>
          </table:table-cell>
        </table:table-row>
        <table:table-row table:style-name="ro1">
          <table:table-cell/>
          <table:table-cell office:value-type="string">
            <text:p>LU0006061252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006061336</text:p>
          </table:table-cell>
          <table:table-cell office:value-type="string">
            <text:p>BLACKROCK GLOBAL FUNDS - US SMALL &amp; MIDCAP OPPORTU</text:p>
          </table:table-cell>
        </table:table-row>
        <table:table-row table:style-name="ro1">
          <table:table-cell/>
          <table:table-cell office:value-type="string">
            <text:p>LU0006061385</text:p>
          </table:table-cell>
          <table:table-cell office:value-type="string">
            <text:p>BLACKROCK GLOBAL FUNDS - GLOBAL GOVERNMENT BOND FU</text:p>
          </table:table-cell>
        </table:table-row>
        <table:table-row table:style-name="ro1">
          <table:table-cell/>
          <table:table-cell office:value-type="string">
            <text:p>LU0006277684</text:p>
          </table:table-cell>
          <table:table-cell office:value-type="string">
            <text:p>UBS (LUX) MONEY MARKET FUND USD P (C)</text:p>
          </table:table-cell>
        </table:table-row>
        <table:table-row table:style-name="ro1">
          <table:table-cell/>
          <table:table-cell office:value-type="string">
            <text:p>LU0006344922</text:p>
          </table:table-cell>
          <table:table-cell office:value-type="string">
            <text:p>UBS (LUX) MONEY MARKET FUND EUR P (C)</text:p>
          </table:table-cell>
        </table:table-row>
        <table:table-row table:style-name="ro1">
          <table:table-cell/>
          <table:table-cell office:value-type="string">
            <text:p>LU0006391097</text:p>
          </table:table-cell>
          <table:table-cell office:value-type="string">
            <text:p>UBS (LUX) EQUITY FUND - EUROPEAN OPPORTUNITY P (C)</text:p>
          </table:table-cell>
        </table:table-row>
        <table:table-row table:style-name="ro1">
          <table:table-cell/>
          <table:table-cell office:value-type="string">
            <text:p>LU0010000809</text:p>
          </table:table-cell>
          <table:table-cell office:value-type="string">
            <text:p>BNP PARIBAS L1 BNP PARIBAS L1 BOND EUROPE PLUS CLA</text:p>
          </table:table-cell>
        </table:table-row>
        <table:table-row table:style-name="ro1">
          <table:table-cell/>
          <table:table-cell office:value-type="string">
            <text:p>LU0010001013</text:p>
          </table:table-cell>
          <table:table-cell office:value-type="string">
            <text:p>BNPP L1 - BOND EUROPE PLUS Classic (D)</text:p>
          </table:table-cell>
        </table:table-row>
        <table:table-row table:style-name="ro1">
          <table:table-cell/>
          <table:table-cell office:value-type="string">
            <text:p>LU0010012721</text:p>
          </table:table-cell>
          <table:table-cell office:value-type="string">
            <text:p>BNP PARIBAS L1 BNP PARIBAS L1 EQUITY EUROPE CLASSI</text:p>
          </table:table-cell>
        </table:table-row>
        <table:table-row table:style-name="ro1">
          <table:table-cell/>
          <table:table-cell office:value-type="string">
            <text:p>LU0011846440</text:p>
          </table:table-cell>
          <table:table-cell office:value-type="string">
            <text:p>BLACKROCK GLOBAL FUNDS EUROPEAN FUND A2 EUR (C)</text:p>
          </table:table-cell>
        </table:table-row>
        <table:table-row table:style-name="ro1">
          <table:table-cell/>
          <table:table-cell office:value-type="string">
            <text:p>LU0011850046</text:p>
          </table:table-cell>
          <table:table-cell office:value-type="string">
            <text:p>BLACKROCK GLOBAL FUNDS - GLOBAL OPPORTUNITIES FUND</text:p>
          </table:table-cell>
        </table:table-row>
        <table:table-row table:style-name="ro1">
          <table:table-cell/>
          <table:table-cell office:value-type="string">
            <text:p>LU0011850392</text:p>
          </table:table-cell>
          <table:table-cell office:value-type="string">
            <text:p>BLACKROCK GLOBAL FUNDS - EMERGING EUROPE FUND A2 E</text:p>
          </table:table-cell>
        </table:table-row>
        <table:table-row table:style-name="ro1">
          <table:table-cell/>
          <table:table-cell office:value-type="string">
            <text:p>LU0011889846</text:p>
          </table:table-cell>
          <table:table-cell office:value-type="string">
            <text:p>HENDERSON HORIZON FUND - EUROLAND FUND A2 EUR (C)</text:p>
          </table:table-cell>
        </table:table-row>
        <table:table-row table:style-name="ro1">
          <table:table-cell/>
          <table:table-cell office:value-type="string">
            <text:p>LU0011889929</text:p>
          </table:table-cell>
          <table:table-cell office:value-type="string">
            <text:p>HENDERSON HORIZON FUND JAPAN OPPORTUNITIES FUND A2</text:p>
          </table:table-cell>
        </table:table-row>
        <table:table-row table:style-name="ro1">
          <table:table-cell/>
          <table:table-cell office:value-type="string">
            <text:p>LU0011890265</text:p>
          </table:table-cell>
          <table:table-cell office:value-type="string">
            <text:p>HENDERSON HORIZON FUND - JAPANESE SMALLER COMPANIE</text:p>
          </table:table-cell>
        </table:table-row>
        <table:table-row table:style-name="ro1">
          <table:table-cell/>
          <table:table-cell office:value-type="string">
            <text:p>LU0011928255</text:p>
          </table:table-cell>
          <table:table-cell office:value-type="string">
            <text:p>BNP PARIBAS L1 BNP PARIBAS L1 BOND WORLD PLUS CLAS</text:p>
          </table:table-cell>
        </table:table-row>
        <table:table-row table:style-name="ro1">
          <table:table-cell/>
          <table:table-cell office:value-type="string">
            <text:p>LU0011963245</text:p>
          </table:table-cell>
          <table:table-cell office:value-type="string">
            <text:p>ABERDEEN GLOBAL ASIA PACIFIC EQUITY FUND A2 USD</text:p>
          </table:table-cell>
        </table:table-row>
        <table:table-row table:style-name="ro1">
          <table:table-cell/>
          <table:table-cell office:value-type="string">
            <text:p>LU0011963831</text:p>
          </table:table-cell>
          <table:table-cell office:value-type="string">
            <text:p>ABERDEEN GLOBAL NORTH AMERICAN EQUITY FUND A2 USD</text:p>
          </table:table-cell>
        </table:table-row>
        <table:table-row table:style-name="ro1">
          <table:table-cell/>
          <table:table-cell office:value-type="string">
            <text:p>LU0011975413</text:p>
          </table:table-cell>
          <table:table-cell office:value-type="string">
            <text:p>CANDRIAM BONDS EURO C</text:p>
          </table:table-cell>
        </table:table-row>
        <table:table-row table:style-name="ro1">
          <table:table-cell/>
          <table:table-cell office:value-type="string">
            <text:p>LU0012006317</text:p>
          </table:table-cell>
          <table:table-cell office:value-type="string">
            <text:p>TREETOP CONVERTIBLE - INTERNATIONAL A EUR (C)</text:p>
          </table:table-cell>
        </table:table-row>
        <table:table-row table:style-name="ro1">
          <table:table-cell/>
          <table:table-cell office:value-type="string">
            <text:p>LU0012050562</text:p>
          </table:table-cell>
          <table:table-cell office:value-type="string">
            <text:p>SCHRODER ISF - JAPANESE EQUITY A (D)</text:p>
          </table:table-cell>
        </table:table-row>
        <table:table-row table:style-name="ro1">
          <table:table-cell/>
          <table:table-cell office:value-type="string">
            <text:p>LU0012050646</text:p>
          </table:table-cell>
          <table:table-cell office:value-type="string">
            <text:p>SCHRODER ISF - US SMALLER COMPANIES A (D)</text:p>
          </table:table-cell>
        </table:table-row>
        <table:table-row table:style-name="ro1">
          <table:table-cell/>
          <table:table-cell office:value-type="string">
            <text:p>LU0012119607</text:p>
          </table:table-cell>
          <table:table-cell office:value-type="string">
            <text:p>CANDRIAM BONDS EURO HIGH YIELD C (C)</text:p>
          </table:table-cell>
        </table:table-row>
        <table:table-row table:style-name="ro1">
          <table:table-cell/>
          <table:table-cell office:value-type="string">
            <text:p>LU0012181235</text:p>
          </table:table-cell>
          <table:table-cell office:value-type="string">
            <text:p>PARVEST - EQUITY USA Classic (D)</text:p>
          </table:table-cell>
        </table:table-row>
        <table:table-row table:style-name="ro1">
          <table:table-cell/>
          <table:table-cell office:value-type="string">
            <text:p>LU0012181318</text:p>
          </table:table-cell>
          <table:table-cell office:value-type="string">
            <text:p>PARVEST - EQUITY USA Classic (C)</text:p>
          </table:table-cell>
        </table:table-row>
        <table:table-row table:style-name="ro1">
          <table:table-cell/>
          <table:table-cell office:value-type="string">
            <text:p>LU0012181664</text:p>
          </table:table-cell>
          <table:table-cell office:value-type="string">
            <text:p>PARVEST - EQUITY JAPAN Classic (D)</text:p>
          </table:table-cell>
        </table:table-row>
        <table:table-row table:style-name="ro1">
          <table:table-cell/>
          <table:table-cell office:value-type="string">
            <text:p>LU0012181748</text:p>
          </table:table-cell>
          <table:table-cell office:value-type="string">
            <text:p>PARVEST - EQUITY JAPAN Classic (C)</text:p>
          </table:table-cell>
        </table:table-row>
        <table:table-row table:style-name="ro1">
          <table:table-cell/>
          <table:table-cell office:value-type="string">
            <text:p>LU0012182399</text:p>
          </table:table-cell>
          <table:table-cell office:value-type="string">
            <text:p>PARVEST PARVEST BOND USD SHORT DURATION CLASSIC</text:p>
          </table:table-cell>
        </table:table-row>
        <table:table-row table:style-name="ro1">
          <table:table-cell/>
          <table:table-cell office:value-type="string">
            <text:p>LU0012182639</text:p>
          </table:table-cell>
          <table:table-cell office:value-type="string">
            <text:p>PARVEST - BOND JPY Classic (D)</text:p>
          </table:table-cell>
        </table:table-row>
        <table:table-row table:style-name="ro1">
          <table:table-cell/>
          <table:table-cell office:value-type="string">
            <text:p>LU0012182712</text:p>
          </table:table-cell>
          <table:table-cell office:value-type="string">
            <text:p>PARVEST PARVEST BOND JPY CLASSIC</text:p>
          </table:table-cell>
        </table:table-row>
        <table:table-row table:style-name="ro1">
          <table:table-cell/>
          <table:table-cell office:value-type="string">
            <text:p>LU0012186622</text:p>
          </table:table-cell>
          <table:table-cell office:value-type="string">
            <text:p>PARVEST PARVEST MONEY MARKET USD CLASSIC</text:p>
          </table:table-cell>
        </table:table-row>
        <table:table-row table:style-name="ro1">
          <table:table-cell/>
          <table:table-cell office:value-type="string">
            <text:p>LU0012197074</text:p>
          </table:table-cell>
          <table:table-cell office:value-type="string">
            <text:p>GAM MULTIBOND DOLLAR BOND B (C)</text:p>
          </table:table-cell>
        </table:table-row>
        <table:table-row table:style-name="ro1">
          <table:table-cell/>
          <table:table-cell office:value-type="string">
            <text:p>LU0012197660</text:p>
          </table:table-cell>
          <table:table-cell office:value-type="string">
            <text:p>JULIUS BAER MULTIBOND - EURO BOND FUND B (C)</text:p>
          </table:table-cell>
        </table:table-row>
        <table:table-row table:style-name="ro1">
          <table:table-cell/>
          <table:table-cell office:value-type="string">
            <text:p>LU0012197827</text:p>
          </table:table-cell>
          <table:table-cell office:value-type="string">
            <text:p>JULIUS BAER MULTIBOND - TOTAL RETURN BOND FUND B E</text:p>
          </table:table-cell>
        </table:table-row>
        <table:table-row table:style-name="ro1">
          <table:table-cell/>
          <table:table-cell office:value-type="string">
            <text:p>LU0026740844</text:p>
          </table:table-cell>
          <table:table-cell office:value-type="string">
            <text:p>GAM MULTISTOCK EUROPE FOCUS EQUITY B</text:p>
          </table:table-cell>
        </table:table-row>
        <table:table-row table:style-name="ro1">
          <table:table-cell/>
          <table:table-cell office:value-type="string">
            <text:p>LU0026741222</text:p>
          </table:table-cell>
          <table:table-cell office:value-type="string">
            <text:p>GAM MULTISTOCK US LEADING EQUITY B (C)</text:p>
          </table:table-cell>
        </table:table-row>
        <table:table-row table:style-name="ro1">
          <table:table-cell/>
          <table:table-cell office:value-type="string">
            <text:p>LU0026741578</text:p>
          </table:table-cell>
          <table:table-cell office:value-type="string">
            <text:p>JULIUS BAER MULTISTOCK - SWISS STOCK FUND A (D)</text:p>
          </table:table-cell>
        </table:table-row>
        <table:table-row table:style-name="ro1">
          <table:table-cell/>
          <table:table-cell office:value-type="string">
            <text:p>LU0026742386</text:p>
          </table:table-cell>
          <table:table-cell office:value-type="string">
            <text:p>JULIUS BAER MULTISTOCK - GLOBAL STOCK FUND B (C)</text:p>
          </table:table-cell>
        </table:table-row>
        <table:table-row table:style-name="ro1">
          <table:table-cell/>
          <table:table-cell office:value-type="string">
            <text:p>LU0028118809</text:p>
          </table:table-cell>
          <table:table-cell office:value-type="string">
            <text:p>INVESCO FUNDS INVESCO PAN EUROPEAN EQUITY FUND A (</text:p>
          </table:table-cell>
        </table:table-row>
        <table:table-row table:style-name="ro1">
          <table:table-cell/>
          <table:table-cell office:value-type="string">
            <text:p>LU0028119013</text:p>
          </table:table-cell>
          <table:table-cell office:value-type="string">
            <text:p>INVESCO FUNDS INVESCO PAN EUROPEAN SMALL CAP EQUIT</text:p>
          </table:table-cell>
        </table:table-row>
        <table:table-row table:style-name="ro1">
          <table:table-cell/>
          <table:table-cell office:value-type="string">
            <text:p>LU0028119526</text:p>
          </table:table-cell>
          <table:table-cell office:value-type="string">
            <text:p>INVESCO FUNDS INVESCO NIPPON SMALL/MID CAP EQUITY </text:p>
          </table:table-cell>
        </table:table-row>
        <table:table-row table:style-name="ro1">
          <table:table-cell/>
          <table:table-cell office:value-type="string">
            <text:p>LU0028120375</text:p>
          </table:table-cell>
          <table:table-cell office:value-type="string">
            <text:p>INVESCO FUNDS INVESCO EMERGING EUROPE EQUITY FUND </text:p>
          </table:table-cell>
        </table:table-row>
        <table:table-row table:style-name="ro1">
          <table:table-cell/>
          <table:table-cell office:value-type="string">
            <text:p>LU0028121183</text:p>
          </table:table-cell>
          <table:table-cell office:value-type="string">
            <text:p>INVESCO FUNDS - USD RESERVE FUND A (C)</text:p>
          </table:table-cell>
        </table:table-row>
        <table:table-row table:style-name="ro1">
          <table:table-cell/>
          <table:table-cell office:value-type="string">
            <text:p>LU0029864427</text:p>
          </table:table-cell>
          <table:table-cell office:value-type="string">
            <text:p>FTIF - TEMPLETON GLOBAL FUND A USD (D)</text:p>
          </table:table-cell>
        </table:table-row>
        <table:table-row table:style-name="ro1">
          <table:table-cell/>
          <table:table-cell office:value-type="string">
            <text:p>LU0029865408</text:p>
          </table:table-cell>
          <table:table-cell office:value-type="string">
            <text:p>FTIF - TEMPLETON LATIN AMERICA FUND A USD (D)</text:p>
          </table:table-cell>
        </table:table-row>
        <table:table-row table:style-name="ro1">
          <table:table-cell/>
          <table:table-cell office:value-type="string">
            <text:p>LU0029868097</text:p>
          </table:table-cell>
          <table:table-cell office:value-type="string">
            <text:p>FTIF - TEMPLETON EUROPEAN FUND A USD (D)</text:p>
          </table:table-cell>
        </table:table-row>
        <table:table-row table:style-name="ro1">
          <table:table-cell/>
          <table:table-cell office:value-type="string">
            <text:p>LU0029871042</text:p>
          </table:table-cell>
          <table:table-cell office:value-type="string">
            <text:p>FTIF - TEMPLETON GLOBAL BOND FUND A USD (D)</text:p>
          </table:table-cell>
        </table:table-row>
        <table:table-row table:style-name="ro1">
          <table:table-cell/>
          <table:table-cell office:value-type="string">
            <text:p>LU0029873410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029874905</text:p>
          </table:table-cell>
          <table:table-cell office:value-type="string">
            <text:p>FTIF - TEMPLETON EMERGING MARKETS FUND A USD (D)</text:p>
          </table:table-cell>
        </table:table-row>
        <table:table-row table:style-name="ro1">
          <table:table-cell/>
          <table:table-cell office:value-type="string">
            <text:p>LU0029875118</text:p>
          </table:table-cell>
          <table:table-cell office:value-type="string">
            <text:p>FTIF - TEMPLETON ASIAN GROWTH FUND A USD (D)</text:p>
          </table:table-cell>
        </table:table-row>
        <table:table-row table:style-name="ro1">
          <table:table-cell/>
          <table:table-cell office:value-type="string">
            <text:p>LU0029876355</text:p>
          </table:table-cell>
          <table:table-cell office:value-type="string">
            <text:p>FTIF - TEMPLETON EMERGING MARKETS BOND FUND A USD </text:p>
          </table:table-cell>
        </table:table-row>
        <table:table-row table:style-name="ro1">
          <table:table-cell/>
          <table:table-cell office:value-type="string">
            <text:p>LU0032254533</text:p>
          </table:table-cell>
          <table:table-cell office:value-type="string">
            <text:p>JULIUS BAER MULTICASH - MONEY MARKET FUND SWISS FR</text:p>
          </table:table-cell>
        </table:table-row>
        <table:table-row table:style-name="ro1">
          <table:table-cell/>
          <table:table-cell office:value-type="string">
            <text:p>LU0032254962</text:p>
          </table:table-cell>
          <table:table-cell office:value-type="string">
            <text:p>GAM MULTICASH MONEY MARKET EURO B (C)</text:p>
          </table:table-cell>
        </table:table-row>
        <table:table-row table:style-name="ro1">
          <table:table-cell/>
          <table:table-cell office:value-type="string">
            <text:p>LU0033034892</text:p>
          </table:table-cell>
          <table:table-cell office:value-type="string">
            <text:p>UBS (LUX) STRATEGY FUND - GROWTH (CHF) P (C)</text:p>
          </table:table-cell>
        </table:table-row>
        <table:table-row table:style-name="ro1">
          <table:table-cell/>
          <table:table-cell office:value-type="string">
            <text:p>LU0033035352</text:p>
          </table:table-cell>
          <table:table-cell office:value-type="string">
            <text:p>UBS (LUX) STRATEGY FUND - YIELD (CHF) P (D)</text:p>
          </table:table-cell>
        </table:table-row>
        <table:table-row table:style-name="ro1">
          <table:table-cell/>
          <table:table-cell office:value-type="string">
            <text:p>LU0033035865</text:p>
          </table:table-cell>
          <table:table-cell office:value-type="string">
            <text:p>UBS (LUX) STRATEGY FUND - YIELD (CHF) P (C)</text:p>
          </table:table-cell>
        </table:table-row>
        <table:table-row table:style-name="ro1">
          <table:table-cell/>
          <table:table-cell office:value-type="string">
            <text:p>LU0033043885</text:p>
          </table:table-cell>
          <table:table-cell office:value-type="string">
            <text:p>UBS (LUX) STRATEGY FUND - YIELD (USD) P (C)</text:p>
          </table:table-cell>
        </table:table-row>
        <table:table-row table:style-name="ro1">
          <table:table-cell/>
          <table:table-cell office:value-type="string">
            <text:p>LU0033050237</text:p>
          </table:table-cell>
          <table:table-cell office:value-type="string">
            <text:p>UBS (LUX) BOND FUND EUR P (C)</text:p>
          </table:table-cell>
        </table:table-row>
        <table:table-row table:style-name="ro1">
          <table:table-cell/>
          <table:table-cell office:value-type="string">
            <text:p>LU0035112944</text:p>
          </table:table-cell>
          <table:table-cell office:value-type="string">
            <text:p>BLACKROCK GLOBAL FUNDS - PACIFIC EQUITY FUND A2 US</text:p>
          </table:table-cell>
        </table:table-row>
        <table:table-row table:style-name="ro1">
          <table:table-cell/>
          <table:table-cell office:value-type="string">
            <text:p>LU0038279179</text:p>
          </table:table-cell>
          <table:table-cell office:value-type="string">
            <text:p>JULIUS BAER MULTISTOCK - SWISS SMALL &amp; MID CAP STO</text:p>
          </table:table-cell>
        </table:table-row>
        <table:table-row table:style-name="ro1">
          <table:table-cell/>
          <table:table-cell office:value-type="string">
            <text:p>LU0038743380</text:p>
          </table:table-cell>
          <table:table-cell office:value-type="string">
            <text:p>PARVEST PARVEST BOND ABSOLUTE RETURN V700 CLASSIC </text:p>
          </table:table-cell>
        </table:table-row>
        <table:table-row table:style-name="ro1">
          <table:table-cell/>
          <table:table-cell office:value-type="string">
            <text:p>LU0038842364</text:p>
          </table:table-cell>
          <table:table-cell office:value-type="string">
            <text:p>UBS (LUX) EQUITY FUND - SMALL CAPS USA P (C)</text:p>
          </table:table-cell>
        </table:table-row>
        <table:table-row table:style-name="ro1">
          <table:table-cell/>
          <table:table-cell office:value-type="string">
            <text:p>LU0039217434</text:p>
          </table:table-cell>
          <table:table-cell office:value-type="string">
            <text:p>HSBC GLOBAL INVESTMENT FUNDS CHINESE EQUITY A</text:p>
          </table:table-cell>
        </table:table-row>
        <table:table-row table:style-name="ro1">
          <table:table-cell/>
          <table:table-cell office:value-type="string">
            <text:p>LU0039343149</text:p>
          </table:table-cell>
          <table:table-cell office:value-type="string">
            <text:p>UBS (LUX) STRATEGY FUND - FIXED INCOME (CHF) P (D)</text:p>
          </table:table-cell>
        </table:table-row>
        <table:table-row table:style-name="ro1">
          <table:table-cell/>
          <table:table-cell office:value-type="string">
            <text:p>LU0039343651</text:p>
          </table:table-cell>
          <table:table-cell office:value-type="string">
            <text:p>UBS (LUX) STRATEGY FUND - FIXED INCOME (EUR) P (D)</text:p>
          </table:table-cell>
        </table:table-row>
        <table:table-row table:style-name="ro1">
          <table:table-cell/>
          <table:table-cell office:value-type="string">
            <text:p>LU0039499404</text:p>
          </table:table-cell>
          <table:table-cell office:value-type="string">
            <text:p>ALLIANZ PFANDBRIEFFONDS ALLIANZ PFANDBRIEFFONDS AT</text:p>
          </table:table-cell>
        </table:table-row>
        <table:table-row table:style-name="ro1">
          <table:table-cell/>
          <table:table-cell office:value-type="string">
            <text:p>LU0039703375</text:p>
          </table:table-cell>
          <table:table-cell office:value-type="string">
            <text:p>UBS (LUX) STRATEGY FUND - FIXED INCOME (USD) P (D)</text:p>
          </table:table-cell>
        </table:table-row>
        <table:table-row table:style-name="ro1">
          <table:table-cell/>
          <table:table-cell office:value-type="string">
            <text:p>LU0040506734</text:p>
          </table:table-cell>
          <table:table-cell office:value-type="string">
            <text:p>VONTOBEL FUND EMERGING MARKETS EQUITY A (D)</text:p>
          </table:table-cell>
        </table:table-row>
        <table:table-row table:style-name="ro1">
          <table:table-cell/>
          <table:table-cell office:value-type="string">
            <text:p>LU0040507039</text:p>
          </table:table-cell>
          <table:table-cell office:value-type="string">
            <text:p>VONTOBEL FUND EMERGING MARKETS EQUITY B (C)</text:p>
          </table:table-cell>
        </table:table-row>
        <table:table-row table:style-name="ro1">
          <table:table-cell/>
          <table:table-cell office:value-type="string">
            <text:p>LU0043962355</text:p>
          </table:table-cell>
          <table:table-cell office:value-type="string">
            <text:p>BNP PARIBAS L1 BNP PARIBAS L1 EQUITY NETHERLANDS C</text:p>
          </table:table-cell>
        </table:table-row>
        <table:table-row table:style-name="ro1">
          <table:table-cell/>
          <table:table-cell office:value-type="string">
            <text:p>LU0044681806</text:p>
          </table:table-cell>
          <table:table-cell office:value-type="string">
            <text:p>UBS (LUX) EQUITY FUND - AUSTRALIA P AUD (C)</text:p>
          </table:table-cell>
        </table:table-row>
        <table:table-row table:style-name="ro1">
          <table:table-cell/>
          <table:table-cell office:value-type="string">
            <text:p>LU0044849320</text:p>
          </table:table-cell>
          <table:table-cell office:value-type="string">
            <text:p>JULIUS BAER MULTISTOCK - JAPAN STOCK FUND B JPY (C</text:p>
          </table:table-cell>
        </table:table-row>
        <table:table-row table:style-name="ro1">
          <table:table-cell/>
          <table:table-cell office:value-type="string">
            <text:p>LU0045164786</text:p>
          </table:table-cell>
          <table:table-cell office:value-type="string">
            <text:p>SARASIN INVESTMENTFONDS - SUSTAINABLE BOND EUR COR</text:p>
          </table:table-cell>
        </table:table-row>
        <table:table-row table:style-name="ro1">
          <table:table-cell/>
          <table:table-cell office:value-type="string">
            <text:p>LU0045841987</text:p>
          </table:table-cell>
          <table:table-cell office:value-type="string">
            <text:p>UBAM AJO US EQUITY VALUE A (C)</text:p>
          </table:table-cell>
        </table:table-row>
        <table:table-row table:style-name="ro1">
          <table:table-cell/>
          <table:table-cell office:value-type="string">
            <text:p>LU0046217351</text:p>
          </table:table-cell>
          <table:table-cell office:value-type="string">
            <text:p>HENDERSON HORIZON FUND - PAN EUROPEAN SMALLER COMP</text:p>
          </table:table-cell>
        </table:table-row>
        <table:table-row table:style-name="ro1">
          <table:table-cell/>
          <table:table-cell office:value-type="string">
            <text:p>LU0046675905</text:p>
          </table:table-cell>
          <table:table-cell office:value-type="string">
            <text:p>BLACKROCK GLOBAL FUNDS - US DOLLAR HIGH YIELD BOND</text:p>
          </table:table-cell>
        </table:table-row>
        <table:table-row table:style-name="ro1">
          <table:table-cell/>
          <table:table-cell office:value-type="string">
            <text:p>LU0046676465</text:p>
          </table:table-cell>
          <table:table-cell office:value-type="string">
            <text:p>BLACKROCK GLOBAL FUNDS US DOLLAR HIGH YIELD BOND F</text:p>
          </table:table-cell>
        </table:table-row>
        <table:table-row table:style-name="ro1">
          <table:table-cell/>
          <table:table-cell office:value-type="string">
            <text:p>LU0047713382</text:p>
          </table:table-cell>
          <table:table-cell office:value-type="string">
            <text:p>BLACKROCK GLOBAL FUNDS - EMERGING MARKETS FUND A2 </text:p>
          </table:table-cell>
        </table:table-row>
        <table:table-row table:style-name="ro1">
          <table:table-cell/>
          <table:table-cell office:value-type="string">
            <text:p>LU0048292394</text:p>
          </table:table-cell>
          <table:table-cell office:value-type="string">
            <text:p>BL BL - GLOBAL 30 B (C)</text:p>
          </table:table-cell>
        </table:table-row>
        <table:table-row table:style-name="ro1">
          <table:table-cell/>
          <table:table-cell office:value-type="string">
            <text:p>LU0048292808</text:p>
          </table:table-cell>
          <table:table-cell office:value-type="string">
            <text:p>BL BL - GLOBAL 50 B (C)</text:p>
          </table:table-cell>
        </table:table-row>
        <table:table-row table:style-name="ro1">
          <table:table-cell/>
          <table:table-cell office:value-type="string">
            <text:p>LU0048293368</text:p>
          </table:table-cell>
          <table:table-cell office:value-type="string">
            <text:p>BL BL - GLOBAL 75 B (C)</text:p>
          </table:table-cell>
        </table:table-row>
        <table:table-row table:style-name="ro1">
          <table:table-cell/>
          <table:table-cell office:value-type="string">
            <text:p>LU0048365026</text:p>
          </table:table-cell>
          <table:table-cell office:value-type="string">
            <text:p>CS INVESTMENT FUNDS 11 CREDIT SUISSE EQUITY FUND (</text:p>
          </table:table-cell>
        </table:table-row>
        <table:table-row table:style-name="ro1">
          <table:table-cell/>
          <table:table-cell office:value-type="string">
            <text:p>LU0048573561</text:p>
          </table:table-cell>
          <table:table-cell office:value-type="string">
            <text:p>FIDELITY FUNDS - AMERICA FUND A USD (D)</text:p>
          </table:table-cell>
        </table:table-row>
        <table:table-row table:style-name="ro1">
          <table:table-cell/>
          <table:table-cell office:value-type="string">
            <text:p>LU0048573645</text:p>
          </table:table-cell>
          <table:table-cell office:value-type="string">
            <text:p>FIDELITY FUNDS - ASEAN FUND A USD (D)</text:p>
          </table:table-cell>
        </table:table-row>
        <table:table-row table:style-name="ro1">
          <table:table-cell/>
          <table:table-cell office:value-type="string">
            <text:p>LU0048574536</text:p>
          </table:table-cell>
          <table:table-cell office:value-type="string">
            <text:p>FIDELITY FUNDS SICAV AUSTRALIA FUND A (D)</text:p>
          </table:table-cell>
        </table:table-row>
        <table:table-row table:style-name="ro1">
          <table:table-cell/>
          <table:table-cell office:value-type="string">
            <text:p>LU0048575426</text:p>
          </table:table-cell>
          <table:table-cell office:value-type="string">
            <text:p>FIDELITY FUNDS - EMERGING MARKETS FUND A USD (D)</text:p>
          </table:table-cell>
        </table:table-row>
        <table:table-row table:style-name="ro1">
          <table:table-cell/>
          <table:table-cell office:value-type="string">
            <text:p>LU0048578792</text:p>
          </table:table-cell>
          <table:table-cell office:value-type="string">
            <text:p>FIDELITY FUNDS - EUROPEAN GROWTH FUND A (D)</text:p>
          </table:table-cell>
        </table:table-row>
        <table:table-row table:style-name="ro1">
          <table:table-cell/>
          <table:table-cell office:value-type="string">
            <text:p>LU0048579097</text:p>
          </table:table-cell>
          <table:table-cell office:value-type="string">
            <text:p>FIDELITY FUNDS - EURO BOND FUND A EUR (D)</text:p>
          </table:table-cell>
        </table:table-row>
        <table:table-row table:style-name="ro1">
          <table:table-cell/>
          <table:table-cell office:value-type="string">
            <text:p>LU0048579410</text:p>
          </table:table-cell>
          <table:table-cell office:value-type="string">
            <text:p>FIDELITY FUNDS - FRANCE FUND A EUR (D)</text:p>
          </table:table-cell>
        </table:table-row>
        <table:table-row table:style-name="ro1">
          <table:table-cell/>
          <table:table-cell office:value-type="string">
            <text:p>LU0048580004</text:p>
          </table:table-cell>
          <table:table-cell office:value-type="string">
            <text:p>FIDELITY FUNDS - GERMANY FUND A EUR (D)</text:p>
          </table:table-cell>
        </table:table-row>
        <table:table-row table:style-name="ro1">
          <table:table-cell/>
          <table:table-cell office:value-type="string">
            <text:p>LU0048580855</text:p>
          </table:table-cell>
          <table:table-cell office:value-type="string">
            <text:p>FIDELITY FUNDS SICAV GREATER CHINA FUND A USD (D)</text:p>
          </table:table-cell>
        </table:table-row>
        <table:table-row table:style-name="ro1">
          <table:table-cell/>
          <table:table-cell office:value-type="string">
            <text:p>LU0048581077</text:p>
          </table:table-cell>
          <table:table-cell office:value-type="string">
            <text:p>FIDELITY FUNDS - IBERIA FUND A EUR (D)</text:p>
          </table:table-cell>
        </table:table-row>
        <table:table-row table:style-name="ro1">
          <table:table-cell/>
          <table:table-cell office:value-type="string">
            <text:p>LU0048582984</text:p>
          </table:table-cell>
          <table:table-cell office:value-type="string">
            <text:p>FIDELITY FUNDS - INTERNATIONAL BOND FUND A USD (D)</text:p>
          </table:table-cell>
        </table:table-row>
        <table:table-row table:style-name="ro1">
          <table:table-cell/>
          <table:table-cell office:value-type="string">
            <text:p>LU0048584097</text:p>
          </table:table-cell>
          <table:table-cell office:value-type="string">
            <text:p>FIDELITY FUNDS - INTERNATIONAL FUND A USD (D)</text:p>
          </table:table-cell>
        </table:table-row>
        <table:table-row table:style-name="ro1">
          <table:table-cell/>
          <table:table-cell office:value-type="string">
            <text:p>LU0048584766</text:p>
          </table:table-cell>
          <table:table-cell office:value-type="string">
            <text:p>FIDELITY FUNDS SICAV ITALY FUND A EUR (D)</text:p>
          </table:table-cell>
        </table:table-row>
        <table:table-row table:style-name="ro1">
          <table:table-cell/>
          <table:table-cell office:value-type="string">
            <text:p>LU0048585144</text:p>
          </table:table-cell>
          <table:table-cell office:value-type="string">
            <text:p>FIDELITY FUNDS - JAPAN FUND A JPY (D)</text:p>
          </table:table-cell>
        </table:table-row>
        <table:table-row table:style-name="ro1">
          <table:table-cell/>
          <table:table-cell office:value-type="string">
            <text:p>LU0048587603</text:p>
          </table:table-cell>
          <table:table-cell office:value-type="string">
            <text:p>FIDELITY FUNDS - JAPAN SMALLER COMPANIES A JPY (D)</text:p>
          </table:table-cell>
        </table:table-row>
        <table:table-row table:style-name="ro1">
          <table:table-cell/>
          <table:table-cell office:value-type="string">
            <text:p>LU0048587868</text:p>
          </table:table-cell>
          <table:table-cell office:value-type="string">
            <text:p>FIDELITY FUNDS - MALAYSIA FUND A USD (D)</text:p>
          </table:table-cell>
        </table:table-row>
        <table:table-row table:style-name="ro1">
          <table:table-cell/>
          <table:table-cell office:value-type="string">
            <text:p>LU0048588080</text:p>
          </table:table-cell>
          <table:table-cell office:value-type="string">
            <text:p>FIDELITY FUNDS - NORDIC FUND A (D)</text:p>
          </table:table-cell>
        </table:table-row>
        <table:table-row table:style-name="ro1">
          <table:table-cell/>
          <table:table-cell office:value-type="string">
            <text:p>LU0048588163</text:p>
          </table:table-cell>
          <table:table-cell office:value-type="string">
            <text:p>FIDELITY FUNDS - SINGAPORE FUND A USD (D)</text:p>
          </table:table-cell>
        </table:table-row>
        <table:table-row table:style-name="ro1">
          <table:table-cell/>
          <table:table-cell office:value-type="string">
            <text:p>LU0048597586</text:p>
          </table:table-cell>
          <table:table-cell office:value-type="string">
            <text:p>FIDELITY FUNDS - SOUTH EAST ASIA FUND A USD (D)</text:p>
          </table:table-cell>
        </table:table-row>
        <table:table-row table:style-name="ro1">
          <table:table-cell/>
          <table:table-cell office:value-type="string">
            <text:p>LU0048620586</text:p>
          </table:table-cell>
          <table:table-cell office:value-type="string">
            <text:p>FIDELITY FUNDS SICAV STERLING BOND FUND A GBP (D)</text:p>
          </table:table-cell>
        </table:table-row>
        <table:table-row table:style-name="ro1">
          <table:table-cell/>
          <table:table-cell office:value-type="string">
            <text:p>LU0048621477</text:p>
          </table:table-cell>
          <table:table-cell office:value-type="string">
            <text:p>FIDELITY FUNDS - THAILAND FUND A USD (D)</text:p>
          </table:table-cell>
        </table:table-row>
        <table:table-row table:style-name="ro1">
          <table:table-cell/>
          <table:table-cell office:value-type="string">
            <text:p>LU0048621717</text:p>
          </table:table-cell>
          <table:table-cell office:value-type="string">
            <text:p>FIDELITY FUNDS SICAV UNITED KINGDOM FUND A GBP (D)</text:p>
          </table:table-cell>
        </table:table-row>
        <table:table-row table:style-name="ro1">
          <table:table-cell/>
          <table:table-cell office:value-type="string">
            <text:p>LU0048622798</text:p>
          </table:table-cell>
          <table:table-cell office:value-type="string">
            <text:p>FIDELITY FUNDS - US DOLLAR BOND FUND A USD (D)</text:p>
          </table:table-cell>
        </table:table-row>
        <table:table-row table:style-name="ro1">
          <table:table-cell/>
          <table:table-cell office:value-type="string">
            <text:p>LU0048816135</text:p>
          </table:table-cell>
          <table:table-cell office:value-type="string">
            <text:p>INVESCO FUNDS INVESCO GREATER CHINA EQUITY FUND A </text:p>
          </table:table-cell>
        </table:table-row>
        <table:table-row table:style-name="ro1">
          <table:table-cell/>
          <table:table-cell office:value-type="string">
            <text:p>LU0049112450</text:p>
          </table:table-cell>
          <table:table-cell office:value-type="string">
            <text:p>FIDELITY FUNDS - PACIFIC FUND A USD (D)</text:p>
          </table:table-cell>
        </table:table-row>
        <table:table-row table:style-name="ro1">
          <table:table-cell/>
          <table:table-cell office:value-type="string">
            <text:p>LU0049412769</text:p>
          </table:table-cell>
          <table:table-cell office:value-type="string">
            <text:p>LOMBARD ODIER FUNDS EUROPE HIGH CONVICTION (EUR) P</text:p>
          </table:table-cell>
        </table:table-row>
        <table:table-row table:style-name="ro1">
          <table:table-cell/>
          <table:table-cell office:value-type="string">
            <text:p>LU0049785107</text:p>
          </table:table-cell>
          <table:table-cell office:value-type="string">
            <text:p>UBS (LUX) STRATEGY FUND - BALANCED (CHF) P (D)</text:p>
          </table:table-cell>
        </table:table-row>
        <table:table-row table:style-name="ro1">
          <table:table-cell/>
          <table:table-cell office:value-type="string">
            <text:p>LU0049785289</text:p>
          </table:table-cell>
          <table:table-cell office:value-type="string">
            <text:p>UBS (LUX) STRATEGY FUND UBS (LUX) STRATEGY FUND - </text:p>
          </table:table-cell>
        </table:table-row>
        <table:table-row table:style-name="ro1">
          <table:table-cell/>
          <table:table-cell office:value-type="string">
            <text:p>LU0049842262</text:p>
          </table:table-cell>
          <table:table-cell office:value-type="string">
            <text:p>UBS (LUX) EQUITY FUND - MID CAPS USA P (C)</text:p>
          </table:table-cell>
        </table:table-row>
        <table:table-row table:style-name="ro1">
          <table:table-cell/>
          <table:table-cell office:value-type="string">
            <text:p>LU0049853897</text:p>
          </table:table-cell>
          <table:table-cell office:value-type="string">
            <text:p>SCHRODER ISF - EMERGING MARKETS A (D)</text:p>
          </table:table-cell>
        </table:table-row>
        <table:table-row table:style-name="ro1">
          <table:table-cell/>
          <table:table-cell office:value-type="string">
            <text:p>LU0050126431</text:p>
          </table:table-cell>
          <table:table-cell office:value-type="string">
            <text:p>GOLDMAN SACHS FUNDS GOLDMAN SACHS FUNDS - GS ASIA </text:p>
          </table:table-cell>
        </table:table-row>
        <table:table-row table:style-name="ro1">
          <table:table-cell/>
          <table:table-cell office:value-type="string">
            <text:p>LU0050372472</text:p>
          </table:table-cell>
          <table:table-cell office:value-type="string">
            <text:p>BLACKROCK GLOBAL FUNDS - EURO BOND FUND A2 EUR (C)</text:p>
          </table:table-cell>
        </table:table-row>
        <table:table-row table:style-name="ro1">
          <table:table-cell/>
          <table:table-cell office:value-type="string">
            <text:p>LU0050427557</text:p>
          </table:table-cell>
          <table:table-cell office:value-type="string">
            <text:p>FIDELITY FUNDS - LATIN AMERICA FUND A USD (D)</text:p>
          </table:table-cell>
        </table:table-row>
        <table:table-row table:style-name="ro1">
          <table:table-cell/>
          <table:table-cell office:value-type="string">
            <text:p>LU0051128774</text:p>
          </table:table-cell>
          <table:table-cell office:value-type="string">
            <text:p>ING (L) - INVEST LATIN AMERICA P (C)</text:p>
          </table:table-cell>
        </table:table-row>
        <table:table-row table:style-name="ro1">
          <table:table-cell/>
          <table:table-cell office:value-type="string">
            <text:p>LU0051129079</text:p>
          </table:table-cell>
          <table:table-cell office:value-type="string">
            <text:p>ING (L) - INVEST ASIA EX JAPAN P (C)</text:p>
          </table:table-cell>
        </table:table-row>
        <table:table-row table:style-name="ro1">
          <table:table-cell/>
          <table:table-cell office:value-type="string">
            <text:p>LU0051755006</text:p>
          </table:table-cell>
          <table:table-cell office:value-type="string">
            <text:p>JPMORGAN FUNDS CHINA FUND A USD</text:p>
          </table:table-cell>
        </table:table-row>
        <table:table-row table:style-name="ro1">
          <table:table-cell/>
          <table:table-cell office:value-type="string">
            <text:p>LU0051759099</text:p>
          </table:table-cell>
          <table:table-cell office:value-type="string">
            <text:p>JPMORGAN FUNDS - JPM EASTERN EUROPE EQUITY A (D)</text:p>
          </table:table-cell>
        </table:table-row>
        <table:table-row table:style-name="ro1">
          <table:table-cell/>
          <table:table-cell office:value-type="string">
            <text:p>LU0052265898</text:p>
          </table:table-cell>
          <table:table-cell office:value-type="string">
            <text:p>CS EF (LUX) - SMALL AND MID CAP GERMANY B (C)</text:p>
          </table:table-cell>
        </table:table-row>
        <table:table-row table:style-name="ro1">
          <table:table-cell/>
          <table:table-cell office:value-type="string">
            <text:p>LU0052474979</text:p>
          </table:table-cell>
          <table:table-cell office:value-type="string">
            <text:p>JPMORGAN FUNDS PACIFIC EQUITY FUND A USD</text:p>
          </table:table-cell>
        </table:table-row>
        <table:table-row table:style-name="ro1">
          <table:table-cell/>
          <table:table-cell office:value-type="string">
            <text:p>LU0052588471</text:p>
          </table:table-cell>
          <table:table-cell office:value-type="string">
            <text:p>FIDELITY FUNDS - EURO BALANCED FUND A (D)</text:p>
          </table:table-cell>
        </table:table-row>
        <table:table-row table:style-name="ro1">
          <table:table-cell/>
          <table:table-cell office:value-type="string">
            <text:p>LU0052756011</text:p>
          </table:table-cell>
          <table:table-cell office:value-type="string">
            <text:p>FTIF - TEMPLETON GLOBAL BALANCED FUND A USD (D)</text:p>
          </table:table-cell>
        </table:table-row>
        <table:table-row table:style-name="ro1">
          <table:table-cell/>
          <table:table-cell office:value-type="string">
            <text:p>LU0052780409</text:p>
          </table:table-cell>
          <table:table-cell office:value-type="string">
            <text:p>UBAM SNAM JAPAN EQUITY VALUE A JPY</text:p>
          </table:table-cell>
        </table:table-row>
        <table:table-row table:style-name="ro1">
          <table:table-cell/>
          <table:table-cell office:value-type="string">
            <text:p>LU0052864419</text:p>
          </table:table-cell>
          <table:table-cell office:value-type="string">
            <text:p>INVESCO FUNDS INVESCO GLOBAL LEISURE FUND A (C)</text:p>
          </table:table-cell>
        </table:table-row>
        <table:table-row table:style-name="ro1">
          <table:table-cell/>
          <table:table-cell office:value-type="string">
            <text:p>LU0053666078</text:p>
          </table:table-cell>
          <table:table-cell office:value-type="string">
            <text:p>JPMORGAN FUNDS AMERICA EQUITY FUND A USD</text:p>
          </table:table-cell>
        </table:table-row>
        <table:table-row table:style-name="ro1">
          <table:table-cell/>
          <table:table-cell office:value-type="string">
            <text:p>LU0053671581</text:p>
          </table:table-cell>
          <table:table-cell office:value-type="string">
            <text:p>JPMORGAN FUNDS - JPM US SMALL CAP GROWTH A USD (D)</text:p>
          </table:table-cell>
        </table:table-row>
        <table:table-row table:style-name="ro1">
          <table:table-cell/>
          <table:table-cell office:value-type="string">
            <text:p>LU0053685029</text:p>
          </table:table-cell>
          <table:table-cell office:value-type="string">
            <text:p>JPMORGAN FUNDS EUROPE EQUITY FUND A EUR</text:p>
          </table:table-cell>
        </table:table-row>
        <table:table-row table:style-name="ro1">
          <table:table-cell/>
          <table:table-cell office:value-type="string">
            <text:p>LU0053685615</text:p>
          </table:table-cell>
          <table:table-cell office:value-type="string">
            <text:p>JPMORGAN FUNDS - JPM EMERGING MARKETS EQUITY A (D)</text:p>
          </table:table-cell>
        </table:table-row>
        <table:table-row table:style-name="ro1">
          <table:table-cell/>
          <table:table-cell office:value-type="string">
            <text:p>LU0053687074</text:p>
          </table:table-cell>
          <table:table-cell office:value-type="string">
            <text:p>JPMORGAN FUNDS - JPM EUROPE SMALL CAP A EUR (D)</text:p>
          </table:table-cell>
        </table:table-row>
        <table:table-row table:style-name="ro1">
          <table:table-cell/>
          <table:table-cell office:value-type="string">
            <text:p>LU0053687314</text:p>
          </table:table-cell>
          <table:table-cell office:value-type="string">
            <text:p>JPMORGAN FUNDS - JPM LATIN AMERICA EQUITY A (D)</text:p>
          </table:table-cell>
        </table:table-row>
        <table:table-row table:style-name="ro1">
          <table:table-cell/>
          <table:table-cell office:value-type="string">
            <text:p>LU0053692744</text:p>
          </table:table-cell>
          <table:table-cell office:value-type="string">
            <text:p>JPMORGAN FUNDS - JPM STERLING BOND FUND A (D)</text:p>
          </table:table-cell>
        </table:table-row>
        <table:table-row table:style-name="ro1">
          <table:table-cell/>
          <table:table-cell office:value-type="string">
            <text:p>LU0053696224</text:p>
          </table:table-cell>
          <table:table-cell office:value-type="string">
            <text:p>JPMORGAN FUNDS - JPMORGAN JAPAN EQUITY A USD (D)</text:p>
          </table:table-cell>
        </table:table-row>
        <table:table-row table:style-name="ro1">
          <table:table-cell/>
          <table:table-cell office:value-type="string">
            <text:p>LU0053697206</text:p>
          </table:table-cell>
          <table:table-cell office:value-type="string">
            <text:p>JPMORGAN FUNDS - JPM US SMALLER COMPANIES A (D)</text:p>
          </table:table-cell>
        </table:table-row>
        <table:table-row table:style-name="ro1">
          <table:table-cell/>
          <table:table-cell office:value-type="string">
            <text:p>LU0053902499</text:p>
          </table:table-cell>
          <table:table-cell office:value-type="string">
            <text:p>SCHRODER ISF - EUROPEAN SMALLER COMPANIES A (D)</text:p>
          </table:table-cell>
        </table:table-row>
        <table:table-row table:style-name="ro1">
          <table:table-cell/>
          <table:table-cell office:value-type="string">
            <text:p>LU0053903893</text:p>
          </table:table-cell>
          <table:table-cell office:value-type="string">
            <text:p>SCHRODER ISF - EURO GOVERNMENT BOND A (D)</text:p>
          </table:table-cell>
        </table:table-row>
        <table:table-row table:style-name="ro1">
          <table:table-cell/>
          <table:table-cell office:value-type="string">
            <text:p>LU0054237671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054450605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054578231</text:p>
          </table:table-cell>
          <table:table-cell office:value-type="string">
            <text:p>BLACKROCK GLOBAL FUNDS - GLOBAL SMALLCAP FUND A2 U</text:p>
          </table:table-cell>
        </table:table-row>
        <table:table-row table:style-name="ro1">
          <table:table-cell/>
          <table:table-cell office:value-type="string">
            <text:p>LU0054754816</text:p>
          </table:table-cell>
          <table:table-cell office:value-type="string">
            <text:p>FIDELITY FUNDS SICAV SWITZERLAND FUND A (D)</text:p>
          </table:table-cell>
        </table:table-row>
        <table:table-row table:style-name="ro1">
          <table:table-cell/>
          <table:table-cell office:value-type="string">
            <text:p>LU0055114457</text:p>
          </table:table-cell>
          <table:table-cell office:value-type="string">
            <text:p>FIDELITY FUNDS - INDONESIA FUND A USD (D)</text:p>
          </table:table-cell>
        </table:table-row>
        <table:table-row table:style-name="ro1">
          <table:table-cell/>
          <table:table-cell office:value-type="string">
            <text:p>LU0055631609</text:p>
          </table:table-cell>
          <table:table-cell office:value-type="string">
            <text:p>BLACKROCK GLOBAL FUNDS - WORLD GOLD FUND A2 USD (C</text:p>
          </table:table-cell>
        </table:table-row>
        <table:table-row table:style-name="ro1">
          <table:table-cell/>
          <table:table-cell office:value-type="string">
            <text:p>LU0055660707</text:p>
          </table:table-cell>
          <table:table-cell office:value-type="string">
            <text:p>UBS (LUX) EMERGING ECONOMIES FUND - GLOBAL SHORT T</text:p>
          </table:table-cell>
        </table:table-row>
        <table:table-row table:style-name="ro1">
          <table:table-cell/>
          <table:table-cell office:value-type="string">
            <text:p>LU0056508442</text:p>
          </table:table-cell>
          <table:table-cell office:value-type="string">
            <text:p>BLACKROCK GLOBAL FUNDS - WORLD TECHNOLOGY FUND A2 </text:p>
          </table:table-cell>
        </table:table-row>
        <table:table-row table:style-name="ro1">
          <table:table-cell/>
          <table:table-cell office:value-type="string">
            <text:p>LU0057567074</text:p>
          </table:table-cell>
          <table:table-cell office:value-type="string">
            <text:p>FRANKLIN TEMPLETON INVESTMENT FUNDS TEMPLETON KORE</text:p>
          </table:table-cell>
        </table:table-row>
        <table:table-row table:style-name="ro1">
          <table:table-cell/>
          <table:table-cell office:value-type="string">
            <text:p>LU0057954785</text:p>
          </table:table-cell>
          <table:table-cell office:value-type="string">
            <text:p>UBS (LUX) MEDIUM TERM BOND FUND - CHF P (D)</text:p>
          </table:table-cell>
        </table:table-row>
        <table:table-row table:style-name="ro1">
          <table:table-cell/>
          <table:table-cell office:value-type="string">
            <text:p>LU0057954868</text:p>
          </table:table-cell>
          <table:table-cell office:value-type="string">
            <text:p>UBS (LUX) MEDIUM TERM BOND FUND CHF P (C)</text:p>
          </table:table-cell>
        </table:table-row>
        <table:table-row table:style-name="ro1">
          <table:table-cell/>
          <table:table-cell office:value-type="string">
            <text:p>LU0057957291</text:p>
          </table:table-cell>
          <table:table-cell office:value-type="string">
            <text:p>UBS (LUX) MEDIUM TERM BOND FUND EUR P (C)</text:p>
          </table:table-cell>
        </table:table-row>
        <table:table-row table:style-name="ro1">
          <table:table-cell/>
          <table:table-cell office:value-type="string">
            <text:p>LU0058720904</text:p>
          </table:table-cell>
          <table:table-cell office:value-type="string">
            <text:p>AB SICAV I INTERNATIONAL HEALTH CARE PORTFOLIO A U</text:p>
          </table:table-cell>
        </table:table-row>
        <table:table-row table:style-name="ro1">
          <table:table-cell/>
          <table:table-cell office:value-type="string">
            <text:p>LU0058891119</text:p>
          </table:table-cell>
          <table:table-cell office:value-type="string">
            <text:p>SARASIN INVESTMENTFONDS - SUSTAINABLE EQUITY EUROP</text:p>
          </table:table-cell>
        </table:table-row>
        <table:table-row table:style-name="ro1">
          <table:table-cell/>
          <table:table-cell office:value-type="string">
            <text:p>LU0058892943</text:p>
          </table:table-cell>
          <table:table-cell office:value-type="string">
            <text:p>SARASIN INVESTMENTFONDS - SUSTAINABLE PORTFOLIO BA</text:p>
          </table:table-cell>
        </table:table-row>
        <table:table-row table:style-name="ro1">
          <table:table-cell/>
          <table:table-cell office:value-type="string">
            <text:p>LU0058893917</text:p>
          </table:table-cell>
          <table:table-cell office:value-type="string">
            <text:p>SARASIN INVESTMENTFONDS - GLOBALSAR BALANCED (EUR)</text:p>
          </table:table-cell>
        </table:table-row>
        <table:table-row table:style-name="ro1">
          <table:table-cell/>
          <table:table-cell office:value-type="string">
            <text:p>LU0058908533</text:p>
          </table:table-cell>
          <table:table-cell office:value-type="string">
            <text:p>JPMORGAN FUNDS - JPMORGAN INDIA A (D)</text:p>
          </table:table-cell>
        </table:table-row>
        <table:table-row table:style-name="ro1">
          <table:table-cell/>
          <table:table-cell office:value-type="string">
            <text:p>LU0060230025</text:p>
          </table:table-cell>
          <table:table-cell office:value-type="string">
            <text:p>AB SICAV I INTERNATIONAL TECHNOLOGY PORTFOLIO A US</text:p>
          </table:table-cell>
        </table:table-row>
        <table:table-row table:style-name="ro1">
          <table:table-cell/>
          <table:table-cell office:value-type="string">
            <text:p>LU0060754529</text:p>
          </table:table-cell>
          <table:table-cell office:value-type="string">
            <text:p>GEFIP INVEST EUROLAND B (C)</text:p>
          </table:table-cell>
        </table:table-row>
        <table:table-row table:style-name="ro1">
          <table:table-cell/>
          <table:table-cell office:value-type="string">
            <text:p>LU0061175625</text:p>
          </table:table-cell>
          <table:table-cell office:value-type="string">
            <text:p>FIDELITY FUNDS - EUROPEAN SMALLER COMPANIES FUND A</text:p>
          </table:table-cell>
        </table:table-row>
        <table:table-row table:style-name="ro1">
          <table:table-cell/>
          <table:table-cell office:value-type="string">
            <text:p>LU0061385786</text:p>
          </table:table-cell>
          <table:table-cell office:value-type="string">
            <text:p>PLACEURO PLACEURO BENELUX-FRANCE CAPITALISATION</text:p>
          </table:table-cell>
        </table:table-row>
        <table:table-row table:style-name="ro1">
          <table:table-cell/>
          <table:table-cell office:value-type="string">
            <text:p>LU0061474705</text:p>
          </table:table-cell>
          <table:table-cell office:value-type="string">
            <text:p>THREADNEEDLE (LUX) THREADNEEDLE (LUX) - GLOBAL ASS</text:p>
          </table:table-cell>
        </table:table-row>
        <table:table-row table:style-name="ro1">
          <table:table-cell/>
          <table:table-cell office:value-type="string">
            <text:p>LU0061474960</text:p>
          </table:table-cell>
          <table:table-cell office:value-type="string">
            <text:p>THREADNEEDLE (LUX) THREADNEEDLE (LUX) - GLOBAL FOC</text:p>
          </table:table-cell>
        </table:table-row>
        <table:table-row table:style-name="ro1">
          <table:table-cell/>
          <table:table-cell office:value-type="string">
            <text:p>LU0061475181</text:p>
          </table:table-cell>
          <table:table-cell office:value-type="string">
            <text:p>THREADNEEDLE (LUX) - AMERICAN AU (C)</text:p>
          </table:table-cell>
        </table:table-row>
        <table:table-row table:style-name="ro1">
          <table:table-cell/>
          <table:table-cell office:value-type="string">
            <text:p>LU0062647606</text:p>
          </table:table-cell>
          <table:table-cell office:value-type="string">
            <text:p>SCHRODER ISF - EUROPEAN LARGE CAP A (D)</text:p>
          </table:table-cell>
        </table:table-row>
        <table:table-row table:style-name="ro1">
          <table:table-cell/>
          <table:table-cell office:value-type="string">
            <text:p>LU0062756647</text:p>
          </table:table-cell>
          <table:table-cell office:value-type="string">
            <text:p>DWS OSTEUROPA DWS OSTEUROPA (C)</text:p>
          </table:table-cell>
        </table:table-row>
        <table:table-row table:style-name="ro1">
          <table:table-cell/>
          <table:table-cell office:value-type="string">
            <text:p>LU0062905749</text:p>
          </table:table-cell>
          <table:table-cell office:value-type="string">
            <text:p>SCHRODER ISF - QEP GLOBAL CORE C (D)</text:p>
          </table:table-cell>
        </table:table-row>
        <table:table-row table:style-name="ro1">
          <table:table-cell/>
          <table:table-cell office:value-type="string">
            <text:p>LU0063575806</text:p>
          </table:table-cell>
          <table:table-cell office:value-type="string">
            <text:p>SCHRODER ISF - SWISS EQUITY A (D)</text:p>
          </table:table-cell>
        </table:table-row>
        <table:table-row table:style-name="ro1">
          <table:table-cell/>
          <table:table-cell office:value-type="string">
            <text:p>LU0063728728</text:p>
          </table:table-cell>
          <table:table-cell office:value-type="string">
            <text:p>BLACKROCK GLOBAL FUNDS - ASIAN TIGER BOND FUND A1 </text:p>
          </table:table-cell>
        </table:table-row>
        <table:table-row table:style-name="ro1">
          <table:table-cell/>
          <table:table-cell office:value-type="string">
            <text:p>LU0063729296</text:p>
          </table:table-cell>
          <table:table-cell office:value-type="string">
            <text:p>BLACKROCK GLOBAL FUNDS - ASIAN TIGER BOND FUND A2 </text:p>
          </table:table-cell>
        </table:table-row>
        <table:table-row table:style-name="ro1">
          <table:table-cell/>
          <table:table-cell office:value-type="string">
            <text:p>LU0064070138</text:p>
          </table:table-cell>
          <table:table-cell office:value-type="string">
            <text:p>NATIXIS INTERNATIONAL FUNDS (LUX) I NATIXIS EUROPE</text:p>
          </table:table-cell>
        </table:table-row>
        <table:table-row table:style-name="ro1">
          <table:table-cell/>
          <table:table-cell office:value-type="string">
            <text:p>LU0064319337</text:p>
          </table:table-cell>
          <table:table-cell office:value-type="string">
            <text:p>NORDEA 1 EUROPEAN VALUE FUND BP EUR (C)</text:p>
          </table:table-cell>
        </table:table-row>
        <table:table-row table:style-name="ro1">
          <table:table-cell/>
          <table:table-cell office:value-type="string">
            <text:p>LU0064321150</text:p>
          </table:table-cell>
          <table:table-cell office:value-type="string">
            <text:p>NORDEA 1 - GLOBAL BOND FUND BP EUR (C)</text:p>
          </table:table-cell>
        </table:table-row>
        <table:table-row table:style-name="ro1">
          <table:table-cell/>
          <table:table-cell office:value-type="string">
            <text:p>LU0064321663</text:p>
          </table:table-cell>
          <table:table-cell office:value-type="string">
            <text:p>NORDEA 1 - SWEDISH KRONER RESERVE BP SEK (C)</text:p>
          </table:table-cell>
        </table:table-row>
        <table:table-row table:style-name="ro1">
          <table:table-cell/>
          <table:table-cell office:value-type="string">
            <text:p>LU0064675639</text:p>
          </table:table-cell>
          <table:table-cell office:value-type="string">
            <text:p>NORDEA 1 - NORDIC EQUITY FUND BP EUR (C)</text:p>
          </table:table-cell>
        </table:table-row>
        <table:table-row table:style-name="ro1">
          <table:table-cell/>
          <table:table-cell office:value-type="string">
            <text:p>LU0064963852</text:p>
          </table:table-cell>
          <table:table-cell office:value-type="string">
            <text:p>FIDELITY FUNDS SICAV US DOLLAR CASH FUND A USD (D)</text:p>
          </table:table-cell>
        </table:table-row>
        <table:table-row table:style-name="ro1">
          <table:table-cell/>
          <table:table-cell office:value-type="string">
            <text:p>LU0064964074</text:p>
          </table:table-cell>
          <table:table-cell office:value-type="string">
            <text:p>FIDELITY FUNDS SICAV EURO CASH FUND A (D)</text:p>
          </table:table-cell>
        </table:table-row>
        <table:table-row table:style-name="ro1">
          <table:table-cell/>
          <table:table-cell office:value-type="string">
            <text:p>LU0065003666</text:p>
          </table:table-cell>
          <table:table-cell office:value-type="string">
            <text:p>GOLDMAN SACHS FUNDS GOLDMAN SACHS JAPAN EQUITY POR</text:p>
          </table:table-cell>
        </table:table-row>
        <table:table-row table:style-name="ro1">
          <table:table-cell/>
          <table:table-cell office:value-type="string">
            <text:p>LU0066341099</text:p>
          </table:table-cell>
          <table:table-cell office:value-type="string">
            <text:p>INVESCO FUNDS INVESCO EURO BOND FUND A (C)</text:p>
          </table:table-cell>
        </table:table-row>
        <table:table-row table:style-name="ro1">
          <table:table-cell/>
          <table:table-cell office:value-type="string">
            <text:p>LU0066794479</text:p>
          </table:table-cell>
          <table:table-cell office:value-type="string">
            <text:p>PARVEST - EQUITY EUROPE MID CAP Classic (D)</text:p>
          </table:table-cell>
        </table:table-row>
        <table:table-row table:style-name="ro1">
          <table:table-cell/>
          <table:table-cell office:value-type="string">
            <text:p>LU0066794719</text:p>
          </table:table-cell>
          <table:table-cell office:value-type="string">
            <text:p>PARVEST PARVEST EQUITY EUROPE MID CAP CLASSIC</text:p>
          </table:table-cell>
        </table:table-row>
        <table:table-row table:style-name="ro1">
          <table:table-cell/>
          <table:table-cell office:value-type="string">
            <text:p>LU0066902890</text:p>
          </table:table-cell>
          <table:table-cell office:value-type="string">
            <text:p>HSBC GLOBAL INVESTMENT FUNDS INDIAN EQUITY A</text:p>
          </table:table-cell>
        </table:table-row>
        <table:table-row table:style-name="ro1">
          <table:table-cell/>
          <table:table-cell office:value-type="string">
            <text:p>LU0067412154</text:p>
          </table:table-cell>
          <table:table-cell office:value-type="string">
            <text:p>UBS (LUX) EQUITY FUND - CHINA OPPORTUNITY P (C)</text:p>
          </table:table-cell>
        </table:table-row>
        <table:table-row table:style-name="ro1">
          <table:table-cell/>
          <table:table-cell office:value-type="string">
            <text:p>LU0068337053</text:p>
          </table:table-cell>
          <table:table-cell office:value-type="string">
            <text:p>SARASIN INVESTMENTFONDS - EMERGINGSAR GLOBAL P (D)</text:p>
          </table:table-cell>
        </table:table-row>
        <table:table-row table:style-name="ro1">
          <table:table-cell/>
          <table:table-cell office:value-type="string">
            <text:p>LU0068337210</text:p>
          </table:table-cell>
          <table:table-cell office:value-type="string">
            <text:p>SARASIN INVESTMENTFONDS - GLOBAL RETURN (EUR) P (D</text:p>
          </table:table-cell>
        </table:table-row>
        <table:table-row table:style-name="ro1">
          <table:table-cell/>
          <table:table-cell office:value-type="string">
            <text:p>LU0068578508</text:p>
          </table:table-cell>
          <table:table-cell office:value-type="string">
            <text:p>AMUNDI INTERNATIONAL SICAV AU (C)</text:p>
          </table:table-cell>
        </table:table-row>
        <table:table-row table:style-name="ro1">
          <table:table-cell/>
          <table:table-cell office:value-type="string">
            <text:p>LU0068770873</text:p>
          </table:table-cell>
          <table:table-cell office:value-type="string">
            <text:p>DWS INDIA DWS INDIA (C)</text:p>
          </table:table-cell>
        </table:table-row>
        <table:table-row table:style-name="ro1">
          <table:table-cell/>
          <table:table-cell office:value-type="string">
            <text:p>LU0069152568</text:p>
          </table:table-cell>
          <table:table-cell office:value-type="string">
            <text:p>UBS (LUX) EQUITY FUND - BIOTECH P (C)</text:p>
          </table:table-cell>
        </table:table-row>
        <table:table-row table:style-name="ro1">
          <table:table-cell/>
          <table:table-cell office:value-type="string">
            <text:p>LU0069164738</text:p>
          </table:table-cell>
          <table:table-cell office:value-type="string">
            <text:p>OYSTER OYSTER ITALIAN OPPORTUNITIES EUR</text:p>
          </table:table-cell>
        </table:table-row>
        <table:table-row table:style-name="ro1">
          <table:table-cell/>
          <table:table-cell office:value-type="string">
            <text:p>LU0069449576</text:p>
          </table:table-cell>
          <table:table-cell office:value-type="string">
            <text:p>FIDELITY FUNDS - WORLD FUND A EUR (D)</text:p>
          </table:table-cell>
        </table:table-row>
        <table:table-row table:style-name="ro1">
          <table:table-cell/>
          <table:table-cell office:value-type="string">
            <text:p>LU0069450319</text:p>
          </table:table-cell>
          <table:table-cell office:value-type="string">
            <text:p>FIDELITY FUNDS SICAV EURO STOXX 50TM FUND A (D)</text:p>
          </table:table-cell>
        </table:table-row>
        <table:table-row table:style-name="ro1">
          <table:table-cell/>
          <table:table-cell office:value-type="string">
            <text:p>LU0069450822</text:p>
          </table:table-cell>
          <table:table-cell office:value-type="string">
            <text:p>FIDELITY FUNDS - AMERICA FUND A EUR (D)</text:p>
          </table:table-cell>
        </table:table-row>
        <table:table-row table:style-name="ro1">
          <table:table-cell/>
          <table:table-cell office:value-type="string">
            <text:p>LU0069452018</text:p>
          </table:table-cell>
          <table:table-cell office:value-type="string">
            <text:p>FIDELITY FUNDS SICAV JAPAN FUND A EUR (D)</text:p>
          </table:table-cell>
        </table:table-row>
        <table:table-row table:style-name="ro1">
          <table:table-cell/>
          <table:table-cell office:value-type="string">
            <text:p>LU0069452877</text:p>
          </table:table-cell>
          <table:table-cell office:value-type="string">
            <text:p>FIDELITY FUNDS SICAV ASIA FOCUS FUND A EUR (D)</text:p>
          </table:table-cell>
        </table:table-row>
        <table:table-row table:style-name="ro1">
          <table:table-cell/>
          <table:table-cell office:value-type="string">
            <text:p>LU0069970662</text:p>
          </table:table-cell>
          <table:table-cell office:value-type="string">
            <text:p>PARVEST - EQUITY JAPAN SMALL CAP Classic (D)</text:p>
          </table:table-cell>
        </table:table-row>
        <table:table-row table:style-name="ro1">
          <table:table-cell/>
          <table:table-cell office:value-type="string">
            <text:p>LU0069970746</text:p>
          </table:table-cell>
          <table:table-cell office:value-type="string">
            <text:p>PARVEST - EQUITY JAPAN SMALL CAP Classic (C)</text:p>
          </table:table-cell>
        </table:table-row>
        <table:table-row table:style-name="ro1">
          <table:table-cell/>
          <table:table-cell office:value-type="string">
            <text:p>LU0070177232</text:p>
          </table:table-cell>
          <table:table-cell office:value-type="string">
            <text:p>JPMORGAN LIQUIDITY FUNDS EURO LIQUIDITY FUND A EUR</text:p>
          </table:table-cell>
        </table:table-row>
        <table:table-row table:style-name="ro1">
          <table:table-cell/>
          <table:table-cell office:value-type="string">
            <text:p>LU0070211940</text:p>
          </table:table-cell>
          <table:table-cell office:value-type="string">
            <text:p>JPMORGAN INVESTMENT FUNDS GLOBAL MACRO BALANCED FU</text:p>
          </table:table-cell>
        </table:table-row>
        <table:table-row table:style-name="ro1">
          <table:table-cell/>
          <table:table-cell office:value-type="string">
            <text:p>LU0070212591</text:p>
          </table:table-cell>
          <table:table-cell office:value-type="string">
            <text:p>JPMORGAN INVESTMENT FUNDS - JPM GLOBAL BALANCED A </text:p>
          </table:table-cell>
        </table:table-row>
        <table:table-row table:style-name="ro1">
          <table:table-cell/>
          <table:table-cell office:value-type="string">
            <text:p>LU0070214290</text:p>
          </table:table-cell>
          <table:table-cell office:value-type="string">
            <text:p>JPMORGAN INVESTMENT FUNDS - JPM US SELECT EQUITY A</text:p>
          </table:table-cell>
        </table:table-row>
        <table:table-row table:style-name="ro1">
          <table:table-cell/>
          <table:table-cell office:value-type="string">
            <text:p>LU0070302665</text:p>
          </table:table-cell>
          <table:table-cell office:value-type="string">
            <text:p>FTIF - FRANKLIN MUTUAL BEACON FUND A USD (C)</text:p>
          </table:table-cell>
        </table:table-row>
        <table:table-row table:style-name="ro1">
          <table:table-cell/>
          <table:table-cell office:value-type="string">
            <text:p>LU0070848113</text:p>
          </table:table-cell>
          <table:table-cell office:value-type="string">
            <text:p>UBS (LUX) EQUITY SICAV US OPPORTUNITY (USD) P USD </text:p>
          </table:table-cell>
        </table:table-row>
        <table:table-row table:style-name="ro1">
          <table:table-cell/>
          <table:table-cell office:value-type="string">
            <text:p>LU0070848972</text:p>
          </table:table-cell>
          <table:table-cell office:value-type="string">
            <text:p>UBS (LUX) BOND SICAV - USD HIGH YIELD (USD) P (C)</text:p>
          </table:table-cell>
        </table:table-row>
        <table:table-row table:style-name="ro1">
          <table:table-cell/>
          <table:table-cell office:value-type="string">
            <text:p>LU0070964530</text:p>
          </table:table-cell>
          <table:table-cell office:value-type="string">
            <text:p>PICTET INDIAN EQUITIES P USD (C)</text:p>
          </table:table-cell>
        </table:table-row>
        <table:table-row table:style-name="ro1">
          <table:table-cell/>
          <table:table-cell office:value-type="string">
            <text:p>LU0070992663</text:p>
          </table:table-cell>
          <table:table-cell office:value-type="string">
            <text:p>HENDERSON HORIZON FUND - GLOBAL TECHNOLOGY FUND A2</text:p>
          </table:table-cell>
        </table:table-row>
        <table:table-row table:style-name="ro1">
          <table:table-cell/>
          <table:table-cell office:value-type="string">
            <text:p>LU0072462186</text:p>
          </table:table-cell>
          <table:table-cell office:value-type="string">
            <text:p>BLACKROCK GLOBAL FUNDS - EUROPEAN VALUE FUND A2 EU</text:p>
          </table:table-cell>
        </table:table-row>
        <table:table-row table:style-name="ro1">
          <table:table-cell/>
          <table:table-cell office:value-type="string">
            <text:p>LU0072462343</text:p>
          </table:table-cell>
          <table:table-cell office:value-type="string">
            <text:p>BLACKROCK GLOBAL FUNDS ASIAN DRAGON FUND A2 USD (C</text:p>
          </table:table-cell>
        </table:table-row>
        <table:table-row table:style-name="ro1">
          <table:table-cell/>
          <table:table-cell office:value-type="string">
            <text:p>LU0072462426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072463663</text:p>
          </table:table-cell>
          <table:table-cell office:value-type="string">
            <text:p>BLACKROCK GLOBAL FUNDS - LATIN AMERICAN FUND A2 US</text:p>
          </table:table-cell>
        </table:table-row>
        <table:table-row table:style-name="ro1">
          <table:table-cell/>
          <table:table-cell office:value-type="string">
            <text:p>LU0072845869</text:p>
          </table:table-cell>
          <table:table-cell office:value-type="string">
            <text:p>JPMORGAN FUNDS - JPM EMERGING MARKETS DEBT A EUR H</text:p>
          </table:table-cell>
        </table:table-row>
        <table:table-row table:style-name="ro1">
          <table:table-cell/>
          <table:table-cell office:value-type="string">
            <text:p>LU0073230426</text:p>
          </table:table-cell>
          <table:table-cell office:value-type="string">
            <text:p>MORGAN STANLEY INVESTMENT FUNDS GLOBAL BOND FUND A</text:p>
          </table:table-cell>
        </table:table-row>
        <table:table-row table:style-name="ro1">
          <table:table-cell/>
          <table:table-cell office:value-type="string">
            <text:p>LU0073232471</text:p>
          </table:table-cell>
          <table:table-cell office:value-type="string">
            <text:p>MORGAN STANLEY INVESTMENT FUNDS US GROWTH FUND A</text:p>
          </table:table-cell>
        </table:table-row>
        <table:table-row table:style-name="ro1">
          <table:table-cell/>
          <table:table-cell office:value-type="string">
            <text:p>LU0073233958</text:p>
          </table:table-cell>
          <table:table-cell office:value-type="string">
            <text:p>MORGAN STANLEY INVESTMENT FUNDS US PROPERTY FUND A</text:p>
          </table:table-cell>
        </table:table-row>
        <table:table-row table:style-name="ro1">
          <table:table-cell/>
          <table:table-cell office:value-type="string">
            <text:p>LU0073234253</text:p>
          </table:table-cell>
          <table:table-cell office:value-type="string">
            <text:p>MORGAN STANLEY INVESTMENT FUNDS EURO STRATEGIC BON</text:p>
          </table:table-cell>
        </table:table-row>
        <table:table-row table:style-name="ro1">
          <table:table-cell/>
          <table:table-cell office:value-type="string">
            <text:p>LU0073254285</text:p>
          </table:table-cell>
          <table:table-cell office:value-type="string">
            <text:p>MORGAN STANLEY INVESTMENT FUNDS EURO BOND FUND A</text:p>
          </table:table-cell>
        </table:table-row>
        <table:table-row table:style-name="ro1">
          <table:table-cell/>
          <table:table-cell office:value-type="string">
            <text:p>LU0073255761</text:p>
          </table:table-cell>
          <table:table-cell office:value-type="string">
            <text:p>MORGAN STANLEY INVESTMENT FUNDS EUROPEAN CURRENCIE</text:p>
          </table:table-cell>
        </table:table-row>
        <table:table-row table:style-name="ro1">
          <table:table-cell/>
          <table:table-cell office:value-type="string">
            <text:p>LU0073418229</text:p>
          </table:table-cell>
          <table:table-cell office:value-type="string">
            <text:p>BARING RUSSIA FUND BARING RUSSIA FUND A USD (C)</text:p>
          </table:table-cell>
        </table:table-row>
        <table:table-row table:style-name="ro1">
          <table:table-cell/>
          <table:table-cell office:value-type="string">
            <text:p>LU0073503921</text:p>
          </table:table-cell>
          <table:table-cell office:value-type="string">
            <text:p>UBAM SWISS EQUITY A (C)</text:p>
          </table:table-cell>
        </table:table-row>
        <table:table-row table:style-name="ro1">
          <table:table-cell/>
          <table:table-cell office:value-type="string">
            <text:p>LU0073868852</text:p>
          </table:table-cell>
          <table:table-cell office:value-type="string">
            <text:p>EDGEWOOD L SELECT US SELECT GROWTH A USD</text:p>
          </table:table-cell>
        </table:table-row>
        <table:table-row table:style-name="ro1">
          <table:table-cell/>
          <table:table-cell office:value-type="string">
            <text:p>LU0074838565</text:p>
          </table:table-cell>
          <table:table-cell office:value-type="string">
            <text:p>JPMORGAN FUNDS - JPM EMERGING EUROPE MIDDLE EAST &amp;</text:p>
          </table:table-cell>
        </table:table-row>
        <table:table-row table:style-name="ro1">
          <table:table-cell/>
          <table:table-cell office:value-type="string">
            <text:p>LU0075056555</text:p>
          </table:table-cell>
          <table:table-cell office:value-type="string">
            <text:p>BLACKROCK GLOBAL FUNDS - WORLD MINING FUND A2 USD </text:p>
          </table:table-cell>
        </table:table-row>
        <table:table-row table:style-name="ro1">
          <table:table-cell/>
          <table:table-cell office:value-type="string">
            <text:p>LU0075112721</text:p>
          </table:table-cell>
          <table:table-cell office:value-type="string">
            <text:p>INVESCO FUNDS INVESCO ASIA OPPORTUNITIES EQUITY FU</text:p>
          </table:table-cell>
        </table:table-row>
        <table:table-row table:style-name="ro1">
          <table:table-cell/>
          <table:table-cell office:value-type="string">
            <text:p>LU0075458603</text:p>
          </table:table-cell>
          <table:table-cell office:value-type="string">
            <text:p>FIDELITY FUNDS SICAV TAIWAN FUND FUND A USD (D)</text:p>
          </table:table-cell>
        </table:table-row>
        <table:table-row table:style-name="ro1">
          <table:table-cell/>
          <table:table-cell office:value-type="string">
            <text:p>LU0075933175</text:p>
          </table:table-cell>
          <table:table-cell office:value-type="string">
            <text:p>PARVEST - EQUITY LATIN AMERICA Classic (D)</text:p>
          </table:table-cell>
        </table:table-row>
        <table:table-row table:style-name="ro1">
          <table:table-cell/>
          <table:table-cell office:value-type="string">
            <text:p>LU0075933415</text:p>
          </table:table-cell>
          <table:table-cell office:value-type="string">
            <text:p>PARVEST PARVEST EQUITY LATIN AMERICA CLASSIC</text:p>
          </table:table-cell>
        </table:table-row>
        <table:table-row table:style-name="ro1">
          <table:table-cell/>
          <table:table-cell office:value-type="string">
            <text:p>LU0075937911</text:p>
          </table:table-cell>
          <table:table-cell office:value-type="string">
            <text:p>PARVEST PARVEST BOND EURO CLASSIC</text:p>
          </table:table-cell>
        </table:table-row>
        <table:table-row table:style-name="ro1">
          <table:table-cell/>
          <table:table-cell office:value-type="string">
            <text:p>LU0075938133</text:p>
          </table:table-cell>
          <table:table-cell office:value-type="string">
            <text:p>PARVEST PARVEST BOND EURO CLASSIC</text:p>
          </table:table-cell>
        </table:table-row>
        <table:table-row table:style-name="ro1">
          <table:table-cell/>
          <table:table-cell office:value-type="string">
            <text:p>LU0076314649</text:p>
          </table:table-cell>
          <table:table-cell office:value-type="string">
            <text:p>NORDEA 1 - NORTH AMERICAN VALUE FUND BP USD (C)</text:p>
          </table:table-cell>
        </table:table-row>
        <table:table-row table:style-name="ro1">
          <table:table-cell/>
          <table:table-cell office:value-type="string">
            <text:p>LU0076532638</text:p>
          </table:table-cell>
          <table:table-cell office:value-type="string">
            <text:p>UBS (LUX) EQUITY FUND GLOBAL SUSTAINABLE (USD) P</text:p>
          </table:table-cell>
        </table:table-row>
        <table:table-row table:style-name="ro1">
          <table:table-cell/>
          <table:table-cell office:value-type="string">
            <text:p>LU0077335932</text:p>
          </table:table-cell>
          <table:table-cell office:value-type="string">
            <text:p>FIDELITY FUNDS - AMERICAN GROWTH FUND A USD (D)</text:p>
          </table:table-cell>
        </table:table-row>
        <table:table-row table:style-name="ro1">
          <table:table-cell/>
          <table:table-cell office:value-type="string">
            <text:p>LU0077500055</text:p>
          </table:table-cell>
          <table:table-cell office:value-type="string">
            <text:p>CANDRIAM BONDS EURO LONG TERM C (C)</text:p>
          </table:table-cell>
        </table:table-row>
        <table:table-row table:style-name="ro1">
          <table:table-cell/>
          <table:table-cell office:value-type="string">
            <text:p>LU0078040838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041992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042883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112413</text:p>
          </table:table-cell>
          <table:table-cell office:value-type="string">
            <text:p>MORGAN STANLEY INVESTMENT FUNDS ASIAN PROPERTY FUN</text:p>
          </table:table-cell>
        </table:table-row>
        <table:table-row table:style-name="ro1">
          <table:table-cell/>
          <table:table-cell office:value-type="string">
            <text:p>LU0078113650</text:p>
          </table:table-cell>
          <table:table-cell office:value-type="string">
            <text:p>MORGAN STANLEY INVESTMENT FUNDS EUROPEAN PROPERTY </text:p>
          </table:table-cell>
        </table:table-row>
        <table:table-row table:style-name="ro1">
          <table:table-cell/>
          <table:table-cell office:value-type="string">
            <text:p>LU0078275988</text:p>
          </table:table-cell>
          <table:table-cell office:value-type="string">
            <text:p>FRANKLIN TEMPLETON INVESTMENT FUNDS TEMPLETON THAI</text:p>
          </table:table-cell>
        </table:table-row>
        <table:table-row table:style-name="ro1">
          <table:table-cell/>
          <table:table-cell office:value-type="string">
            <text:p>LU0078277505</text:p>
          </table:table-cell>
          <table:table-cell office:value-type="string">
            <text:p>FTIF - TEMPLETON EASTERN EUROPE FUND A EUR (C)</text:p>
          </table:table-cell>
        </table:table-row>
        <table:table-row table:style-name="ro1">
          <table:table-cell/>
          <table:table-cell office:value-type="string">
            <text:p>LU0078775011</text:p>
          </table:table-cell>
          <table:table-cell office:value-type="string">
            <text:p>CANDRIAM EQUITIES L AUSTRALIA C (C)</text:p>
          </table:table-cell>
        </table:table-row>
        <table:table-row table:style-name="ro1">
          <table:table-cell/>
          <table:table-cell office:value-type="string">
            <text:p>LU0078812822</text:p>
          </table:table-cell>
          <table:table-cell office:value-type="string">
            <text:p>NORDEA 1 - NORWEGIAN KRONER RESERVE BP NOK (C)</text:p>
          </table:table-cell>
        </table:table-row>
        <table:table-row table:style-name="ro1">
          <table:table-cell/>
          <table:table-cell office:value-type="string">
            <text:p>LU0079474960</text:p>
          </table:table-cell>
          <table:table-cell office:value-type="string">
            <text:p>AB FCP I AMERICAN GROWTH PORTFOLIO A (C)</text:p>
          </table:table-cell>
        </table:table-row>
        <table:table-row table:style-name="ro1">
          <table:table-cell/>
          <table:table-cell office:value-type="string">
            <text:p>LU0079555297</text:p>
          </table:table-cell>
          <table:table-cell office:value-type="string">
            <text:p>JPMORGAN INVESTMENT FUNDS - JPM GLOBALCONSERVATIVE</text:p>
          </table:table-cell>
        </table:table-row>
        <table:table-row table:style-name="ro1">
          <table:table-cell/>
          <table:table-cell office:value-type="string">
            <text:p>LU0079556006</text:p>
          </table:table-cell>
          <table:table-cell office:value-type="string">
            <text:p>JPMORGAN INVESTMENT FUNDS EUROPE SELECT EQUITY FUN</text:p>
          </table:table-cell>
        </table:table-row>
        <table:table-row table:style-name="ro1">
          <table:table-cell/>
          <table:table-cell office:value-type="string">
            <text:p>LU0080733339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08073520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080749848</text:p>
          </table:table-cell>
          <table:table-cell office:value-type="string">
            <text:p>FIDELITY FUNDS - FIDELITY PATRIMOINE FUND A (D)</text:p>
          </table:table-cell>
        </table:table-row>
        <table:table-row table:style-name="ro1">
          <table:table-cell/>
          <table:table-cell office:value-type="string">
            <text:p>LU0081259029</text:p>
          </table:table-cell>
          <table:table-cell office:value-type="string">
            <text:p>UBS (LUX) EQUITY FUND - GLOBAL MULTI TECH P USD (C</text:p>
          </table:table-cell>
        </table:table-row>
        <table:table-row table:style-name="ro1">
          <table:table-cell/>
          <table:table-cell office:value-type="string">
            <text:p>LU0081500794</text:p>
          </table:table-cell>
          <table:table-cell office:value-type="string">
            <text:p>AGIF III - EMERGING EUROPE P (D)</text:p>
          </table:table-cell>
        </table:table-row>
        <table:table-row table:style-name="ro1">
          <table:table-cell/>
          <table:table-cell office:value-type="string">
            <text:p>LU0082087510</text:p>
          </table:table-cell>
          <table:table-cell office:value-type="string">
            <text:p>ING (L) - INVEST EUROPEAN EQUITY P (C)</text:p>
          </table:table-cell>
        </table:table-row>
        <table:table-row table:style-name="ro1">
          <table:table-cell/>
          <table:table-cell office:value-type="string">
            <text:p>LU0082087783</text:p>
          </table:table-cell>
          <table:table-cell office:value-type="string">
            <text:p>ING (L) - INVEST JAPAN P (C)</text:p>
          </table:table-cell>
        </table:table-row>
        <table:table-row table:style-name="ro1">
          <table:table-cell/>
          <table:table-cell office:value-type="string">
            <text:p>LU0082087940</text:p>
          </table:table-cell>
          <table:table-cell office:value-type="string">
            <text:p>ING (L) - INVEST US ENHANCED CORE CONCENTRATED P (</text:p>
          </table:table-cell>
        </table:table-row>
        <table:table-row table:style-name="ro1">
          <table:table-cell/>
          <table:table-cell office:value-type="string">
            <text:p>LU0082273227</text:p>
          </table:table-cell>
          <table:table-cell office:value-type="string">
            <text:p>CANDRIAM EQUITIES L SWITZERLAND C</text:p>
          </table:table-cell>
        </table:table-row>
        <table:table-row table:style-name="ro1">
          <table:table-cell/>
          <table:table-cell office:value-type="string">
            <text:p>LU0082616367</text:p>
          </table:table-cell>
          <table:table-cell office:value-type="string">
            <text:p>JPMORGAN FUNDS US TECHNOLOGY FUND A USD</text:p>
          </table:table-cell>
        </table:table-row>
        <table:table-row table:style-name="ro1">
          <table:table-cell/>
          <table:table-cell office:value-type="string">
            <text:p>LU0083137926</text:p>
          </table:table-cell>
          <table:table-cell office:value-type="string">
            <text:p>PARVEST - MONEY MARKET EURO Classic (D)</text:p>
          </table:table-cell>
        </table:table-row>
        <table:table-row table:style-name="ro1">
          <table:table-cell/>
          <table:table-cell office:value-type="string">
            <text:p>LU0083138064</text:p>
          </table:table-cell>
          <table:table-cell office:value-type="string">
            <text:p>PARVEST PARVEST MONEY MARKET EURO CLASSIC</text:p>
          </table:table-cell>
        </table:table-row>
        <table:table-row table:style-name="ro1">
          <table:table-cell/>
          <table:table-cell office:value-type="string">
            <text:p>LU0083344555</text:p>
          </table:table-cell>
          <table:table-cell office:value-type="string">
            <text:p>GOLDMAN SACHS FUNDS GOLDMAN SACHS FUNDS - GS GROWT</text:p>
          </table:table-cell>
        </table:table-row>
        <table:table-row table:style-name="ro1">
          <table:table-cell/>
          <table:table-cell office:value-type="string">
            <text:p>LU0083573666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083912112</text:p>
          </table:table-cell>
          <table:table-cell office:value-type="string">
            <text:p>GOLDMAN SACHS FUNDS GOLDMAN SACHS GLOBAL HIGH YIEL</text:p>
          </table:table-cell>
        </table:table-row>
        <table:table-row table:style-name="ro1">
          <table:table-cell/>
          <table:table-cell office:value-type="string">
            <text:p>LU0084219863</text:p>
          </table:table-cell>
          <table:table-cell office:value-type="string">
            <text:p>UBS (LUX) EMERGING ECONOMIES FUND - GLOBAL BONDS (</text:p>
          </table:table-cell>
        </table:table-row>
        <table:table-row table:style-name="ro1">
          <table:table-cell/>
          <table:table-cell office:value-type="string">
            <text:p>LU0084288595</text:p>
          </table:table-cell>
          <table:table-cell office:value-type="string">
            <text:p>NATIXIS INTERNATIONAL FUNDS (LUX) I NATIXIS EMERGI</text:p>
          </table:table-cell>
        </table:table-row>
        <table:table-row table:style-name="ro1">
          <table:table-cell/>
          <table:table-cell office:value-type="string">
            <text:p>LU0084302339</text:p>
          </table:table-cell>
          <table:table-cell office:value-type="string">
            <text:p>ROBECO LUX-O-RENTE ROBECO QI GLOBAL DYNAMIC DURATI</text:p>
          </table:table-cell>
        </table:table-row>
        <table:table-row table:style-name="ro1">
          <table:table-cell/>
          <table:table-cell office:value-type="string">
            <text:p>LU0084617165</text:p>
          </table:table-cell>
          <table:table-cell office:value-type="string">
            <text:p>ROBECO CAPITAL GROWTH FUNDS ROBECO ASIA-PACIFIC EQ</text:p>
          </table:table-cell>
        </table:table-row>
        <table:table-row table:style-name="ro1">
          <table:table-cell/>
          <table:table-cell office:value-type="string">
            <text:p>LU0085135894</text:p>
          </table:table-cell>
          <table:table-cell office:value-type="string">
            <text:p>ROBECO CAPITAL GROWTH FUNDS ROBECO ALL STRATEGY EU</text:p>
          </table:table-cell>
        </table:table-row>
        <table:table-row table:style-name="ro1">
          <table:table-cell/>
          <table:table-cell office:value-type="string">
            <text:p>LU0085136942</text:p>
          </table:table-cell>
          <table:table-cell office:value-type="string">
            <text:p>ROBECO CAPITAL GROWTH FUNDS ROBECO HIGH YIELD BOND</text:p>
          </table:table-cell>
        </table:table-row>
        <table:table-row table:style-name="ro1">
          <table:table-cell/>
          <table:table-cell office:value-type="string">
            <text:p>LU0085618261</text:p>
          </table:table-cell>
          <table:table-cell office:value-type="string">
            <text:p>SCHRODER ISF - EURO SHORT TERM BOND A (D)</text:p>
          </table:table-cell>
        </table:table-row>
        <table:table-row table:style-name="ro1">
          <table:table-cell/>
          <table:table-cell office:value-type="string">
            <text:p>LU0085953304</text:p>
          </table:table-cell>
          <table:table-cell office:value-type="string">
            <text:p>UBS (LUX) EQUITY FUND - HEALTH CARE P (C)</text:p>
          </table:table-cell>
        </table:table-row>
        <table:table-row table:style-name="ro1">
          <table:table-cell/>
          <table:table-cell office:value-type="string">
            <text:p>LU0085995990</text:p>
          </table:table-cell>
          <table:table-cell office:value-type="string">
            <text:p>UBS (LUX) BOND FUND - EURO HIGH YIELD P (D)</text:p>
          </table:table-cell>
        </table:table-row>
        <table:table-row table:style-name="ro1">
          <table:table-cell/>
          <table:table-cell office:value-type="string">
            <text:p>LU0086177085</text:p>
          </table:table-cell>
          <table:table-cell office:value-type="string">
            <text:p>UBS (LUX) BOND FUND - EURO HIGH YIELD P (C)</text:p>
          </table:table-cell>
        </table:table-row>
        <table:table-row table:style-name="ro1">
          <table:table-cell/>
          <table:table-cell office:value-type="string">
            <text:p>LU0086394185</text:p>
          </table:table-cell>
          <table:table-cell office:value-type="string">
            <text:p>SCHRODER ISF - LATIN AMERICAN A (D)</text:p>
          </table:table-cell>
        </table:table-row>
        <table:table-row table:style-name="ro1">
          <table:table-cell/>
          <table:table-cell office:value-type="string">
            <text:p>LU0086913042</text:p>
          </table:table-cell>
          <table:table-cell office:value-type="string">
            <text:p>PARVEST - CONVERTIBLE BOND EUROPE Classic (C)</text:p>
          </table:table-cell>
        </table:table-row>
        <table:table-row table:style-name="ro1">
          <table:table-cell/>
          <table:table-cell office:value-type="string">
            <text:p>LU0086914362</text:p>
          </table:table-cell>
          <table:table-cell office:value-type="string">
            <text:p>PARVEST PARVEST BOND EURO MEDIUM TERM CLASSIC</text:p>
          </table:table-cell>
        </table:table-row>
        <table:table-row table:style-name="ro1">
          <table:table-cell/>
          <table:table-cell office:value-type="string">
            <text:p>LU0087045034</text:p>
          </table:table-cell>
          <table:table-cell office:value-type="string">
            <text:p>BNPP L1 - EQUITY EURO Classic (C)</text:p>
          </table:table-cell>
        </table:table-row>
        <table:table-row table:style-name="ro1">
          <table:table-cell/>
          <table:table-cell office:value-type="string">
            <text:p>LU0087047089</text:p>
          </table:table-cell>
          <table:table-cell office:value-type="string">
            <text:p>BNPP L1 - SUSTAINABLE ACTIVE ALLOCATION Classic (C</text:p>
          </table:table-cell>
        </table:table-row>
        <table:table-row table:style-name="ro1">
          <table:table-cell/>
          <table:table-cell office:value-type="string">
            <text:p>LU0087047162</text:p>
          </table:table-cell>
          <table:table-cell office:value-type="string">
            <text:p>BNPP L1 - SUSTAINABLE ACTIVE ALLOCATION Classic (D</text:p>
          </table:table-cell>
        </table:table-row>
        <table:table-row table:style-name="ro1">
          <table:table-cell/>
          <table:table-cell office:value-type="string">
            <text:p>LU0087656699</text:p>
          </table:table-cell>
          <table:table-cell office:value-type="string">
            <text:p>AXA WORLD FUNDS - FRAMLINGTON ITALY A (C)</text:p>
          </table:table-cell>
        </table:table-row>
        <table:table-row table:style-name="ro1">
          <table:table-cell/>
          <table:table-cell office:value-type="string">
            <text:p>LU0087657150</text:p>
          </table:table-cell>
          <table:table-cell office:value-type="string">
            <text:p>AXA WORLD FUNDS FRAMLINGTON SWITZERLAND A CAPITALI</text:p>
          </table:table-cell>
        </table:table-row>
        <table:table-row table:style-name="ro1">
          <table:table-cell/>
          <table:table-cell office:value-type="string">
            <text:p>LU0087798301</text:p>
          </table:table-cell>
          <table:table-cell office:value-type="string">
            <text:p>UBAM DR. EHRHARDT GERMAN EQUITY A (C)</text:p>
          </table:table-cell>
        </table:table-row>
        <table:table-row table:style-name="ro1">
          <table:table-cell/>
          <table:table-cell office:value-type="string">
            <text:p>LU0088812606</text:p>
          </table:table-cell>
          <table:table-cell office:value-type="string">
            <text:p>JSS INVESTMENTFONDS JSS EQUISAR - GLOBAL P EUR DIS</text:p>
          </table:table-cell>
        </table:table-row>
        <table:table-row table:style-name="ro1">
          <table:table-cell/>
          <table:table-cell office:value-type="string">
            <text:p>LU0088814487</text:p>
          </table:table-cell>
          <table:table-cell office:value-type="string">
            <text:p>FIDELITY FUNDS SICAV EURO BLUE CHIP FUND A EUR (D)</text:p>
          </table:table-cell>
        </table:table-row>
        <table:table-row table:style-name="ro1">
          <table:table-cell/>
          <table:table-cell office:value-type="string">
            <text:p>LU0088927925</text:p>
          </table:table-cell>
          <table:table-cell office:value-type="string">
            <text:p>HENDERSON HORIZON FUND - PAN EUROPEAN PROPERTY EQU</text:p>
          </table:table-cell>
        </table:table-row>
        <table:table-row table:style-name="ro1">
          <table:table-cell/>
          <table:table-cell office:value-type="string">
            <text:p>LU0089276934</text:p>
          </table:table-cell>
          <table:table-cell office:value-type="string">
            <text:p>PARVEST - BOND WORLD EMERGING Classic (C)</text:p>
          </table:table-cell>
        </table:table-row>
        <table:table-row table:style-name="ro1">
          <table:table-cell/>
          <table:table-cell office:value-type="string">
            <text:p>LU0089277312</text:p>
          </table:table-cell>
          <table:table-cell office:value-type="string">
            <text:p>PARVEST - BOND WORLD EMERGING Classic M (D)</text:p>
          </table:table-cell>
        </table:table-row>
        <table:table-row table:style-name="ro1">
          <table:table-cell/>
          <table:table-cell office:value-type="string">
            <text:p>LU0089291651</text:p>
          </table:table-cell>
          <table:table-cell office:value-type="string">
            <text:p>PARVEST PARVEST DIVERSIFIED DYNAMIC CLASSIC</text:p>
          </table:table-cell>
        </table:table-row>
        <table:table-row table:style-name="ro1">
          <table:table-cell/>
          <table:table-cell office:value-type="string">
            <text:p>LU0089640097</text:p>
          </table:table-cell>
          <table:table-cell office:value-type="string">
            <text:p>JPMORGAN FUNDS EUROLAND EQUITY FUND A EUR</text:p>
          </table:table-cell>
        </table:table-row>
        <table:table-row table:style-name="ro1">
          <table:table-cell/>
          <table:table-cell office:value-type="string">
            <text:p>LU0090689299</text:p>
          </table:table-cell>
          <table:table-cell office:value-type="string">
            <text:p>PICTET - BIOTECH P USD (C)</text:p>
          </table:table-cell>
        </table:table-row>
        <table:table-row table:style-name="ro1">
          <table:table-cell/>
          <table:table-cell office:value-type="string">
            <text:p>LU0090784017</text:p>
          </table:table-cell>
          <table:table-cell office:value-type="string">
            <text:p>DIGITAL FUNDS - STARS EUROPE (C)</text:p>
          </table:table-cell>
        </table:table-row>
        <table:table-row table:style-name="ro1">
          <table:table-cell/>
          <table:table-cell office:value-type="string">
            <text:p>LU0090830497</text:p>
          </table:table-cell>
          <table:table-cell office:value-type="string">
            <text:p>BLACKROCK GLOBAL FUNDS EMERGING EUROPE FUND E2 EUR</text:p>
          </table:table-cell>
        </table:table-row>
        <table:table-row table:style-name="ro1">
          <table:table-cell/>
          <table:table-cell office:value-type="string">
            <text:p>LU0090830901</text:p>
          </table:table-cell>
          <table:table-cell office:value-type="string">
            <text:p>BLACKROCK GLOBAL FUNDS EUROPEAN FUND E2 EUR (C)</text:p>
          </table:table-cell>
        </table:table-row>
        <table:table-row table:style-name="ro1">
          <table:table-cell/>
          <table:table-cell office:value-type="string">
            <text:p>LU0090841262</text:p>
          </table:table-cell>
          <table:table-cell office:value-type="string">
            <text:p>BLACKROCK GLOBAL FUNDS WORLD GOLD FUND E2 USD (C)</text:p>
          </table:table-cell>
        </table:table-row>
        <table:table-row table:style-name="ro1">
          <table:table-cell/>
          <table:table-cell office:value-type="string">
            <text:p>LU0090841692</text:p>
          </table:table-cell>
          <table:table-cell office:value-type="string">
            <text:p>BLACKROCK GLOBAL FUNDS JAPAN SMALL &amp; MIDCAP OPPORT</text:p>
          </table:table-cell>
        </table:table-row>
        <table:table-row table:style-name="ro1">
          <table:table-cell/>
          <table:table-cell office:value-type="string">
            <text:p>LU0090845842</text:p>
          </table:table-cell>
          <table:table-cell office:value-type="string">
            <text:p>BLACKROCK GLOBAL FUNDS WORLD MINING FUND E2 USD (C</text:p>
          </table:table-cell>
        </table:table-row>
        <table:table-row table:style-name="ro1">
          <table:table-cell/>
          <table:table-cell office:value-type="string">
            <text:p>LU0091079839</text:p>
          </table:table-cell>
          <table:table-cell office:value-type="string">
            <text:p>JPMORGAN FUNDS - JPM EUROPE HIGH YIELD BOND A (D)</text:p>
          </table:table-cell>
        </table:table-row>
        <table:table-row table:style-name="ro1">
          <table:table-cell/>
          <table:table-cell office:value-type="string">
            <text:p>LU0091100890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91100973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91253459</text:p>
          </table:table-cell>
          <table:table-cell office:value-type="string">
            <text:p>SCHRODER ISF - ASIAN BOND ABSOLUTE RETURN A (D)</text:p>
          </table:table-cell>
        </table:table-row>
        <table:table-row table:style-name="ro1">
          <table:table-cell/>
          <table:table-cell office:value-type="string">
            <text:p>LU0093032943</text:p>
          </table:table-cell>
          <table:table-cell office:value-type="string">
            <text:p>BARCLAYS FUNDS BARCLAYS EQUITY EURO C</text:p>
          </table:table-cell>
        </table:table-row>
        <table:table-row table:style-name="ro1">
          <table:table-cell/>
          <table:table-cell office:value-type="string">
            <text:p>LU0093472917</text:p>
          </table:table-cell>
          <table:table-cell office:value-type="string">
            <text:p>SCHRODER ISF - EURO BOND C (D)</text:p>
          </table:table-cell>
        </table:table-row>
        <table:table-row table:style-name="ro1">
          <table:table-cell/>
          <table:table-cell office:value-type="string">
            <text:p>LU0093502762</text:p>
          </table:table-cell>
          <table:table-cell office:value-type="string">
            <text:p>BLACKROCK GLOBAL FUNDS - EURO-MARKETS FUND A2 EUR </text:p>
          </table:table-cell>
        </table:table-row>
        <table:table-row table:style-name="ro1">
          <table:table-cell/>
          <table:table-cell office:value-type="string">
            <text:p>LU0093503141</text:p>
          </table:table-cell>
          <table:table-cell office:value-type="string">
            <text:p>BLACKROCK GLOBAL FUNDS EURO-MARKETS FUND E2 EUR (C</text:p>
          </table:table-cell>
        </table:table-row>
        <table:table-row table:style-name="ro1">
          <table:table-cell/>
          <table:table-cell office:value-type="string">
            <text:p>LU0093503810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093504115</text:p>
          </table:table-cell>
          <table:table-cell office:value-type="string">
            <text:p>BLACKROCK GLOBAL FUNDS EURO SHORT DURATION BOND FU</text:p>
          </table:table-cell>
        </table:table-row>
        <table:table-row table:style-name="ro1">
          <table:table-cell/>
          <table:table-cell office:value-type="string">
            <text:p>LU0093504206</text:p>
          </table:table-cell>
          <table:table-cell office:value-type="string">
            <text:p>BLACKROCK GLOBAL FUNDS GLOBAL HIGH YIELD BOND FUND</text:p>
          </table:table-cell>
        </table:table-row>
        <table:table-row table:style-name="ro1">
          <table:table-cell/>
          <table:table-cell office:value-type="string">
            <text:p>LU0093569910</text:p>
          </table:table-cell>
          <table:table-cell office:value-type="string">
            <text:p>BL GLOBAL BOND B (C)</text:p>
          </table:table-cell>
        </table:table-row>
        <table:table-row table:style-name="ro1">
          <table:table-cell/>
          <table:table-cell office:value-type="string">
            <text:p>LU0093570173</text:p>
          </table:table-cell>
          <table:table-cell office:value-type="string">
            <text:p>BL BL - EQUITIES HORIZON B (C)</text:p>
          </table:table-cell>
        </table:table-row>
        <table:table-row table:style-name="ro1">
          <table:table-cell/>
          <table:table-cell office:value-type="string">
            <text:p>LU0093570256</text:p>
          </table:table-cell>
          <table:table-cell office:value-type="string">
            <text:p>BL EQUITIES AMERICA B (C)</text:p>
          </table:table-cell>
        </table:table-row>
        <table:table-row table:style-name="ro1">
          <table:table-cell/>
          <table:table-cell office:value-type="string">
            <text:p>LU0093570330</text:p>
          </table:table-cell>
          <table:table-cell office:value-type="string">
            <text:p>BL EQUITIES EUROPE B (C)</text:p>
          </table:table-cell>
        </table:table-row>
        <table:table-row table:style-name="ro1">
          <table:table-cell/>
          <table:table-cell office:value-type="string">
            <text:p>LU0093570769</text:p>
          </table:table-cell>
          <table:table-cell office:value-type="string">
            <text:p>BL BL - BOND EURO B (C)</text:p>
          </table:table-cell>
        </table:table-row>
        <table:table-row table:style-name="ro1">
          <table:table-cell/>
          <table:table-cell office:value-type="string">
            <text:p>LU0093570926</text:p>
          </table:table-cell>
          <table:table-cell office:value-type="string">
            <text:p>BL BOND DOLLAR B (C)</text:p>
          </table:table-cell>
        </table:table-row>
        <table:table-row table:style-name="ro1">
          <table:table-cell/>
          <table:table-cell office:value-type="string">
            <text:p>LU0093577855</text:p>
          </table:table-cell>
          <table:table-cell office:value-type="string">
            <text:p>CANDRIAM BONDS EURO GOVERNMENT INVESTMENT GRADE CL</text:p>
          </table:table-cell>
        </table:table-row>
        <table:table-row table:style-name="ro1">
          <table:table-cell/>
          <table:table-cell office:value-type="string">
            <text:p>LU0093601408</text:p>
          </table:table-cell>
          <table:table-cell office:value-type="string">
            <text:p>CANDRIAM EQUITIES L GERMANY C (C)</text:p>
          </table:table-cell>
        </table:table-row>
        <table:table-row table:style-name="ro1">
          <table:table-cell/>
          <table:table-cell office:value-type="string">
            <text:p>LU0093666013</text:p>
          </table:table-cell>
          <table:table-cell office:value-type="string">
            <text:p>FTIF - TEMPLETON EUROLAND FUND A EUR (C)</text:p>
          </table:table-cell>
        </table:table-row>
        <table:table-row table:style-name="ro1">
          <table:table-cell/>
          <table:table-cell office:value-type="string">
            <text:p>LU0093669546</text:p>
          </table:table-cell>
          <table:table-cell office:value-type="string">
            <text:p>FTIF - TEMPLETON EURO GOVERNMENT BOND FUND A EUR (</text:p>
          </table:table-cell>
        </table:table-row>
        <table:table-row table:style-name="ro1">
          <table:table-cell/>
          <table:table-cell office:value-type="string">
            <text:p>LU0094040077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094159042</text:p>
          </table:table-cell>
          <table:table-cell office:value-type="string">
            <text:p>AXA WORLD FUNDS - FORCE 5 A (C)</text:p>
          </table:table-cell>
        </table:table-row>
        <table:table-row table:style-name="ro1">
          <table:table-cell/>
          <table:table-cell office:value-type="string">
            <text:p>LU0094159125</text:p>
          </table:table-cell>
          <table:table-cell office:value-type="string">
            <text:p>AXA WORLD FUNDS - FORCE 5 A (D)</text:p>
          </table:table-cell>
        </table:table-row>
        <table:table-row table:style-name="ro1">
          <table:table-cell/>
          <table:table-cell office:value-type="string">
            <text:p>LU0094219127</text:p>
          </table:table-cell>
          <table:table-cell office:value-type="string">
            <text:p>BNP PARIBAS INSTICASH - EUR l (C)</text:p>
          </table:table-cell>
        </table:table-row>
        <table:table-row table:style-name="ro1">
          <table:table-cell/>
          <table:table-cell office:value-type="string">
            <text:p>LU0094541447</text:p>
          </table:table-cell>
          <table:table-cell office:value-type="string">
            <text:p>ABERDEEN GLOBAL EUROPEAN EQUITY FUND A2 (C)</text:p>
          </table:table-cell>
        </table:table-row>
        <table:table-row table:style-name="ro1">
          <table:table-cell/>
          <table:table-cell office:value-type="string">
            <text:p>LU0094547139</text:p>
          </table:table-cell>
          <table:table-cell office:value-type="string">
            <text:p>ABERDEEN GLOBAL WORLD EQUITY FUND A2 (C)</text:p>
          </table:table-cell>
        </table:table-row>
        <table:table-row table:style-name="ro1">
          <table:table-cell/>
          <table:table-cell office:value-type="string">
            <text:p>LU0094557526</text:p>
          </table:table-cell>
          <table:table-cell office:value-type="string">
            <text:p>MFS MERIDIAN FUNDS MFS MERIDIAN - EUROPEAN RESEARC</text:p>
          </table:table-cell>
        </table:table-row>
        <table:table-row table:style-name="ro1">
          <table:table-cell/>
          <table:table-cell office:value-type="string">
            <text:p>LU0094707279</text:p>
          </table:table-cell>
          <table:table-cell office:value-type="string">
            <text:p>SWISS LIFE FUNDS (LUX) SWISS LIFE FUNDS (LUX) - EQ</text:p>
          </table:table-cell>
        </table:table-row>
        <table:table-row table:style-name="ro1">
          <table:table-cell/>
          <table:table-cell office:value-type="string">
            <text:p>LU0095325956</text:p>
          </table:table-cell>
          <table:table-cell office:value-type="string">
            <text:p>AB FCP I EUROZONE EQUITY PORTFOLIO AX EUR</text:p>
          </table:table-cell>
        </table:table-row>
        <table:table-row table:style-name="ro1">
          <table:table-cell/>
          <table:table-cell office:value-type="string">
            <text:p>LU0095343421</text:p>
          </table:table-cell>
          <table:table-cell office:value-type="string">
            <text:p>OYSTER MULTI-ASSET DIVERSIFIED EUR</text:p>
          </table:table-cell>
        </table:table-row>
        <table:table-row table:style-name="ro1">
          <table:table-cell/>
          <table:table-cell office:value-type="string">
            <text:p>LU0095527585</text:p>
          </table:table-cell>
          <table:table-cell office:value-type="string">
            <text:p>ING (L) - INVEST EURO EQUITY P (C)</text:p>
          </table:table-cell>
        </table:table-row>
        <table:table-row table:style-name="ro1">
          <table:table-cell/>
          <table:table-cell office:value-type="string">
            <text:p>LU0095613583</text:p>
          </table:table-cell>
          <table:table-cell office:value-type="string">
            <text:p>PARVEST - CONVERTIBLE BOND ASIA Classic (C)</text:p>
          </table:table-cell>
        </table:table-row>
        <table:table-row table:style-name="ro1">
          <table:table-cell/>
          <table:table-cell office:value-type="string">
            <text:p>LU0095725387</text:p>
          </table:table-cell>
          <table:table-cell office:value-type="string">
            <text:p>LOMBARD ODIER FUNDS EURO RESPONSIBLE CORPORATE FUN</text:p>
          </table:table-cell>
        </table:table-row>
        <table:table-row table:style-name="ro1">
          <table:table-cell/>
          <table:table-cell office:value-type="string">
            <text:p>LU0095938881</text:p>
          </table:table-cell>
          <table:table-cell office:value-type="string">
            <text:p>JPMORGAN INVESTMENT FUNDS GLOBAL MACRO OPPORTUNITI</text:p>
          </table:table-cell>
        </table:table-row>
        <table:table-row table:style-name="ro1">
          <table:table-cell/>
          <table:table-cell office:value-type="string">
            <text:p>LU0096450555</text:p>
          </table:table-cell>
          <table:table-cell office:value-type="string">
            <text:p>OYSTER EUROPEAN OPPORTUNITIES EUR</text:p>
          </table:table-cell>
        </table:table-row>
        <table:table-row table:style-name="ro1">
          <table:table-cell/>
          <table:table-cell office:value-type="string">
            <text:p>LU0097036916</text:p>
          </table:table-cell>
          <table:table-cell office:value-type="string">
            <text:p>BLACKROCK GLOBAL FUNDS - US GROWTH FUND A2 USD (C)</text:p>
          </table:table-cell>
        </table:table-row>
        <table:table-row table:style-name="ro1">
          <table:table-cell/>
          <table:table-cell office:value-type="string">
            <text:p>LU0097427784</text:p>
          </table:table-cell>
          <table:table-cell office:value-type="string">
            <text:p>JSS INVESTMENTFONDS JSS SUSTAINABLE EQUITY - GLOBA</text:p>
          </table:table-cell>
        </table:table-row>
        <table:table-row table:style-name="ro1">
          <table:table-cell/>
          <table:table-cell office:value-type="string">
            <text:p>LU0098103665</text:p>
          </table:table-cell>
          <table:table-cell office:value-type="string">
            <text:p>BARCLAYS FUNDS BARCLAYS BOND EURO CONVERTIBLE A EU</text:p>
          </table:table-cell>
        </table:table-row>
        <table:table-row table:style-name="ro1">
          <table:table-cell/>
          <table:table-cell office:value-type="string">
            <text:p>LU0098860363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098994485</text:p>
          </table:table-cell>
          <table:table-cell office:value-type="string">
            <text:p>UBS (LUX) EQUITY FUND - JAPAN P (C)</text:p>
          </table:table-cell>
        </table:table-row>
        <table:table-row table:style-name="ro1">
          <table:table-cell/>
          <table:table-cell office:value-type="string">
            <text:p>LU0099161993</text:p>
          </table:table-cell>
          <table:table-cell office:value-type="string">
            <text:p>CARMIGNAC PORTFOLIO - GRANDE EUROPE A EUR (C)</text:p>
          </table:table-cell>
        </table:table-row>
        <table:table-row table:style-name="ro1">
          <table:table-cell/>
          <table:table-cell office:value-type="string">
            <text:p>LU0099574567</text:p>
          </table:table-cell>
          <table:table-cell office:value-type="string">
            <text:p>FIDELITY FUNDS - GLOBAL TECHNOLOGY FUND A EUR (D)</text:p>
          </table:table-cell>
        </table:table-row>
        <table:table-row table:style-name="ro1">
          <table:table-cell/>
          <table:table-cell office:value-type="string">
            <text:p>LU0099575291</text:p>
          </table:table-cell>
          <table:table-cell office:value-type="string">
            <text:p>FIDELITY FUNDS - GLOBAL TELECOMMUNICATIONS FUND A </text:p>
          </table:table-cell>
        </table:table-row>
        <table:table-row table:style-name="ro1">
          <table:table-cell/>
          <table:table-cell office:value-type="string">
            <text:p>LU0099625146</text:p>
          </table:table-cell>
          <table:table-cell office:value-type="string">
            <text:p>PARVEST - FLEXIBLE BOND EUROPE CORPORATE CLASSIC (</text:p>
          </table:table-cell>
        </table:table-row>
        <table:table-row table:style-name="ro1">
          <table:table-cell/>
          <table:table-cell office:value-type="string">
            <text:p>LU0099919721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100597557</text:p>
          </table:table-cell>
          <table:table-cell office:value-type="string">
            <text:p>INVESCO FUNDS - USD RESERVE FUND C (C)</text:p>
          </table:table-cell>
        </table:table-row>
        <table:table-row table:style-name="ro1">
          <table:table-cell/>
          <table:table-cell office:value-type="string">
            <text:p>LU0100600369</text:p>
          </table:table-cell>
          <table:table-cell office:value-type="string">
            <text:p>INVESCO FUNDS INVESCO GREATER CHINA EQUITY FUND C </text:p>
          </table:table-cell>
        </table:table-row>
        <table:table-row table:style-name="ro1">
          <table:table-cell/>
          <table:table-cell office:value-type="string">
            <text:p>LU0100915437</text:p>
          </table:table-cell>
          <table:table-cell office:value-type="string">
            <text:p>JULIUS BAER MULTISTOCK - EUROLAND VALUE STOCK FUND</text:p>
          </table:table-cell>
        </table:table-row>
        <table:table-row table:style-name="ro1">
          <table:table-cell/>
          <table:table-cell office:value-type="string">
            <text:p>LU0101692670</text:p>
          </table:table-cell>
          <table:table-cell office:value-type="string">
            <text:p>PICTET - DIGITAL COMMUNICATION P USD (C)</text:p>
          </table:table-cell>
        </table:table-row>
        <table:table-row table:style-name="ro1">
          <table:table-cell/>
          <table:table-cell office:value-type="string">
            <text:p>LU0102025151</text:p>
          </table:table-cell>
          <table:table-cell office:value-type="string">
            <text:p>PARVEST PARVEST CONVERTIBLE BOND ASIA I</text:p>
          </table:table-cell>
        </table:table-row>
        <table:table-row table:style-name="ro1">
          <table:table-cell/>
          <table:table-cell office:value-type="string">
            <text:p>LU0102219945</text:p>
          </table:table-cell>
          <table:table-cell office:value-type="string">
            <text:p>GOLDMAN SACHS FUNDS GOLDMAN SACHS FUNDS - GS EUROP</text:p>
          </table:table-cell>
        </table:table-row>
        <table:table-row table:style-name="ro1">
          <table:table-cell/>
          <table:table-cell office:value-type="string">
            <text:p>LU0103193743</text:p>
          </table:table-cell>
          <table:table-cell office:value-type="string">
            <text:p>FIDELITY FUNDS - SELECTION INTERNATIONALE FUND A E</text:p>
          </table:table-cell>
        </table:table-row>
        <table:table-row table:style-name="ro1">
          <table:table-cell/>
          <table:table-cell office:value-type="string">
            <text:p>LU0103555248</text:p>
          </table:table-cell>
          <table:table-cell office:value-type="string">
            <text:p>KBC BONDS INFLATION-LINKED BONDS (C)</text:p>
          </table:table-cell>
        </table:table-row>
        <table:table-row table:style-name="ro1">
          <table:table-cell/>
          <table:table-cell office:value-type="string">
            <text:p>LU0104030142</text:p>
          </table:table-cell>
          <table:table-cell office:value-type="string">
            <text:p>JPMORGAN FUNDS - JPM EUROPE TECHNOLOGY A EUR (D)</text:p>
          </table:table-cell>
        </table:table-row>
        <table:table-row table:style-name="ro1">
          <table:table-cell/>
          <table:table-cell office:value-type="string">
            <text:p>LU0104337620</text:p>
          </table:table-cell>
          <table:table-cell office:value-type="string">
            <text:p>INDEPENDANCE ET EXPANSION SMALL CAP X(C)</text:p>
          </table:table-cell>
        </table:table-row>
        <table:table-row table:style-name="ro1">
          <table:table-cell/>
          <table:table-cell office:value-type="string">
            <text:p>LU0104884860</text:p>
          </table:table-cell>
          <table:table-cell office:value-type="string">
            <text:p>PICTET - WATER P EUR (C)</text:p>
          </table:table-cell>
        </table:table-row>
        <table:table-row table:style-name="ro1">
          <table:table-cell/>
          <table:table-cell office:value-type="string">
            <text:p>LU0104885248</text:p>
          </table:table-cell>
          <table:table-cell office:value-type="string">
            <text:p>PICTET - WATER R EUR (C)</text:p>
          </table:table-cell>
        </table:table-row>
        <table:table-row table:style-name="ro1">
          <table:table-cell/>
          <table:table-cell office:value-type="string">
            <text:p>LU0106234643</text:p>
          </table:table-cell>
          <table:table-cell office:value-type="string">
            <text:p>SCHRODER INTERNATIONAL SELECTION FUND EURO SHORT T</text:p>
          </table:table-cell>
        </table:table-row>
        <table:table-row table:style-name="ro1">
          <table:table-cell/>
          <table:table-cell office:value-type="string">
            <text:p>LU0106235293</text:p>
          </table:table-cell>
          <table:table-cell office:value-type="string">
            <text:p>SCHRODER INTERNATIONAL SELECTION FUND EURO EQUITY </text:p>
          </table:table-cell>
        </table:table-row>
        <table:table-row table:style-name="ro1">
          <table:table-cell/>
          <table:table-cell office:value-type="string">
            <text:p>LU0106235376</text:p>
          </table:table-cell>
          <table:table-cell office:value-type="string">
            <text:p>SCHRODER INTERNATIONAL SELECTION FUND EURO EQUITY </text:p>
          </table:table-cell>
        </table:table-row>
        <table:table-row table:style-name="ro1">
          <table:table-cell/>
          <table:table-cell office:value-type="string">
            <text:p>LU0106235533</text:p>
          </table:table-cell>
          <table:table-cell office:value-type="string">
            <text:p>SCHRODER INTERNATIONAL SELECTION FUND EURO BOND A </text:p>
          </table:table-cell>
        </table:table-row>
        <table:table-row table:style-name="ro1">
          <table:table-cell/>
          <table:table-cell office:value-type="string">
            <text:p>LU0106235962</text:p>
          </table:table-cell>
          <table:table-cell office:value-type="string">
            <text:p>SCHRODER ISF - EURO GOVERNMENT BOND A (C)</text:p>
          </table:table-cell>
        </table:table-row>
        <table:table-row table:style-name="ro1">
          <table:table-cell/>
          <table:table-cell office:value-type="string">
            <text:p>LU0106237406</text:p>
          </table:table-cell>
          <table:table-cell office:value-type="string">
            <text:p>SCHRODER INTERNATIONAL SELECTION FUND EUROPEAN SMA</text:p>
          </table:table-cell>
        </table:table-row>
        <table:table-row table:style-name="ro1">
          <table:table-cell/>
          <table:table-cell office:value-type="string">
            <text:p>LU0106238719</text:p>
          </table:table-cell>
          <table:table-cell office:value-type="string">
            <text:p>SCHRODER INTERNATIONAL SELECTION FUND ITALIAN EQUI</text:p>
          </table:table-cell>
        </table:table-row>
        <table:table-row table:style-name="ro1">
          <table:table-cell/>
          <table:table-cell office:value-type="string">
            <text:p>LU0106240376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106252389</text:p>
          </table:table-cell>
          <table:table-cell office:value-type="string">
            <text:p>SCHRODER ISF - EMERGING MARKETS A (C)</text:p>
          </table:table-cell>
        </table:table-row>
        <table:table-row table:style-name="ro1">
          <table:table-cell/>
          <table:table-cell office:value-type="string">
            <text:p>LU0106253197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06253437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06256372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06259046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06260564</text:p>
          </table:table-cell>
          <table:table-cell office:value-type="string">
            <text:p>SCHRODER INTERNATIONAL SELECTION FUND US DOLLAR BO</text:p>
          </table:table-cell>
        </table:table-row>
        <table:table-row table:style-name="ro1">
          <table:table-cell/>
          <table:table-cell office:value-type="string">
            <text:p>LU0106261612</text:p>
          </table:table-cell>
          <table:table-cell office:value-type="string">
            <text:p>SCHRODER INTERNATIONAL SELECTION FUND US SMALLER C</text:p>
          </table:table-cell>
        </table:table-row>
        <table:table-row table:style-name="ro1">
          <table:table-cell/>
          <table:table-cell office:value-type="string">
            <text:p>LU0106817157</text:p>
          </table:table-cell>
          <table:table-cell office:value-type="string">
            <text:p>SCHRODER ISF - EMERGING EUROPE A (C)</text:p>
          </table:table-cell>
        </table:table-row>
        <table:table-row table:style-name="ro1">
          <table:table-cell/>
          <table:table-cell office:value-type="string">
            <text:p>LU0106819104</text:p>
          </table:table-cell>
          <table:table-cell office:value-type="string">
            <text:p>SCHRODER INTERNATIONAL SELECTION FUND EMERGING EUR</text:p>
          </table:table-cell>
        </table:table-row>
        <table:table-row table:style-name="ro1">
          <table:table-cell/>
          <table:table-cell office:value-type="string">
            <text:p>LU0106831901</text:p>
          </table:table-cell>
          <table:table-cell office:value-type="string">
            <text:p>BLACKROCK GLOBAL FUNDS - WORLD FINANCIALS FUND A2 </text:p>
          </table:table-cell>
        </table:table-row>
        <table:table-row table:style-name="ro1">
          <table:table-cell/>
          <table:table-cell office:value-type="string">
            <text:p>LU0106959298</text:p>
          </table:table-cell>
          <table:table-cell office:value-type="string">
            <text:p>UBS (LUX) EQUITY FUND - ASIAN CONSUMPTION P USD (C</text:p>
          </table:table-cell>
        </table:table-row>
        <table:table-row table:style-name="ro1">
          <table:table-cell/>
          <table:table-cell office:value-type="string">
            <text:p>LU0107049875</text:p>
          </table:table-cell>
          <table:table-cell office:value-type="string">
            <text:p>PARVEST - EQUITY JAPAN N (C)</text:p>
          </table:table-cell>
        </table:table-row>
        <table:table-row table:style-name="ro1">
          <table:table-cell/>
          <table:table-cell office:value-type="string">
            <text:p>LU0107087610</text:p>
          </table:table-cell>
          <table:table-cell office:value-type="string">
            <text:p>PARVEST PARVEST CONVERTIBLE BOND ASIA N</text:p>
          </table:table-cell>
        </table:table-row>
        <table:table-row table:style-name="ro1">
          <table:table-cell/>
          <table:table-cell office:value-type="string">
            <text:p>LU0107398538</text:p>
          </table:table-cell>
          <table:table-cell office:value-type="string">
            <text:p>JPMORGAN FUNDS EUROPE STRATEGIC GROWTH FUND A EUR</text:p>
          </table:table-cell>
        </table:table-row>
        <table:table-row table:style-name="ro1">
          <table:table-cell/>
          <table:table-cell office:value-type="string">
            <text:p>LU0107398884</text:p>
          </table:table-cell>
          <table:table-cell office:value-type="string">
            <text:p>JPMORGAN FUNDS - JPM EUROPE STRATEGIC VALUE FUND A</text:p>
          </table:table-cell>
        </table:table-row>
        <table:table-row table:style-name="ro1">
          <table:table-cell/>
          <table:table-cell office:value-type="string">
            <text:p>LU0107768052</text:p>
          </table:table-cell>
          <table:table-cell office:value-type="string">
            <text:p>SCHRODER ISF - EMERGING EUROPE DEBT ABSOLUTE RETUR</text:p>
          </table:table-cell>
        </table:table-row>
        <table:table-row table:style-name="ro1">
          <table:table-cell/>
          <table:table-cell office:value-type="string">
            <text:p>LU0107852195</text:p>
          </table:table-cell>
          <table:table-cell office:value-type="string">
            <text:p>GAM MULTIBOND LOCAL EMERGING BOND A USD (D)</text:p>
          </table:table-cell>
        </table:table-row>
        <table:table-row table:style-name="ro1">
          <table:table-cell/>
          <table:table-cell office:value-type="string">
            <text:p>LU0107988841</text:p>
          </table:table-cell>
          <table:table-cell office:value-type="string">
            <text:p>OYSTER WORLD OPPORTUNITIES EUR</text:p>
          </table:table-cell>
        </table:table-row>
        <table:table-row table:style-name="ro1">
          <table:table-cell/>
          <table:table-cell office:value-type="string">
            <text:p>LU0108060624</text:p>
          </table:table-cell>
          <table:table-cell office:value-type="string">
            <text:p>UBS (LUX) BOND FUND - CONVERT EUROPE (EUR) P (D)</text:p>
          </table:table-cell>
        </table:table-row>
        <table:table-row table:style-name="ro1">
          <table:table-cell/>
          <table:table-cell office:value-type="string">
            <text:p>LU0108066076</text:p>
          </table:table-cell>
          <table:table-cell office:value-type="string">
            <text:p>UBS (LUX) BOND FUND CONVERT EUROPE (EUR) P (C)</text:p>
          </table:table-cell>
        </table:table-row>
        <table:table-row table:style-name="ro1">
          <table:table-cell/>
          <table:table-cell office:value-type="string">
            <text:p>LU0108415935</text:p>
          </table:table-cell>
          <table:table-cell office:value-type="string">
            <text:p>JPMORGAN INVESTMENT FUNDS - JPM GLOBAL HIGH YIELD </text:p>
          </table:table-cell>
        </table:table-row>
        <table:table-row table:style-name="ro1">
          <table:table-cell/>
          <table:table-cell office:value-type="string">
            <text:p>LU0108459040</text:p>
          </table:table-cell>
          <table:table-cell office:value-type="string">
            <text:p>CANDRIAM EQUITIES L - BIOTECHNOLOGY C (C)</text:p>
          </table:table-cell>
        </table:table-row>
        <table:table-row table:style-name="ro1">
          <table:table-cell/>
          <table:table-cell office:value-type="string">
            <text:p>LU0109225770</text:p>
          </table:table-cell>
          <table:table-cell office:value-type="string">
            <text:p>ING (L) - INVEST EMERGING EUROPE P (C)</text:p>
          </table:table-cell>
        </table:table-row>
        <table:table-row table:style-name="ro1">
          <table:table-cell/>
          <table:table-cell office:value-type="string">
            <text:p>LU0109391861</text:p>
          </table:table-cell>
          <table:table-cell office:value-type="string">
            <text:p>FTIF - FRANKLIN US OPPORTUNITIES FUND A USD (C)</text:p>
          </table:table-cell>
        </table:table-row>
        <table:table-row table:style-name="ro1">
          <table:table-cell/>
          <table:table-cell office:value-type="string">
            <text:p>LU0109391945</text:p>
          </table:table-cell>
          <table:table-cell office:value-type="string">
            <text:p>FTIF - FRANKLIN US OPPORTUNITIES FUND B USD (C)</text:p>
          </table:table-cell>
        </table:table-row>
        <table:table-row table:style-name="ro1">
          <table:table-cell/>
          <table:table-cell office:value-type="string">
            <text:p>LU0109392836</text:p>
          </table:table-cell>
          <table:table-cell office:value-type="string">
            <text:p>FTIF - FRANKLIN TECHNOLOGY FUND A USD (C)</text:p>
          </table:table-cell>
        </table:table-row>
        <table:table-row table:style-name="ro1">
          <table:table-cell/>
          <table:table-cell office:value-type="string">
            <text:p>LU0109394709</text:p>
          </table:table-cell>
          <table:table-cell office:value-type="string">
            <text:p>FTIF - FRANKLIN BIOTECHNOLOGY DISCOVERY FUND A USD</text:p>
          </table:table-cell>
        </table:table-row>
        <table:table-row table:style-name="ro1">
          <table:table-cell/>
          <table:table-cell office:value-type="string">
            <text:p>LU0109395268</text:p>
          </table:table-cell>
          <table:table-cell office:value-type="string">
            <text:p>FTIF - TEMPLETON EURO HIGH YIELD FUND A EUR (D)</text:p>
          </table:table-cell>
        </table:table-row>
        <table:table-row table:style-name="ro1">
          <table:table-cell/>
          <table:table-cell office:value-type="string">
            <text:p>LU0109402221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09402494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109981661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10060430</text:p>
          </table:table-cell>
          <table:table-cell office:value-type="string">
            <text:p>FIDELITY FUNDS - EUROPEAN HIGH YIELD FUND A EUR (D</text:p>
          </table:table-cell>
        </table:table-row>
        <table:table-row table:style-name="ro1">
          <table:table-cell/>
          <table:table-cell office:value-type="string">
            <text:p>LU0111012836</text:p>
          </table:table-cell>
          <table:table-cell office:value-type="string">
            <text:p>PICTET ASIAN EQUITIES EX JAPAN I USD (C)</text:p>
          </table:table-cell>
        </table:table-row>
        <table:table-row table:style-name="ro1">
          <table:table-cell/>
          <table:table-cell office:value-type="string">
            <text:p>LU0111445861</text:p>
          </table:table-cell>
          <table:table-cell office:value-type="string">
            <text:p>PARVEST - EQUITY JAPAN Privilege (C)</text:p>
          </table:table-cell>
        </table:table-row>
        <table:table-row table:style-name="ro1">
          <table:table-cell/>
          <table:table-cell office:value-type="string">
            <text:p>LU0111463419</text:p>
          </table:table-cell>
          <table:table-cell office:value-type="string">
            <text:p>PARVEST - FLEXIBLE BOND WORLD Privilege (C)</text:p>
          </table:table-cell>
        </table:table-row>
        <table:table-row table:style-name="ro1">
          <table:table-cell/>
          <table:table-cell office:value-type="string">
            <text:p>LU0111463849</text:p>
          </table:table-cell>
          <table:table-cell office:value-type="string">
            <text:p>PARVEST - BOND EURO MEDIUM TERM Privilege (C)</text:p>
          </table:table-cell>
        </table:table-row>
        <table:table-row table:style-name="ro1">
          <table:table-cell/>
          <table:table-cell office:value-type="string">
            <text:p>LU0111482476</text:p>
          </table:table-cell>
          <table:table-cell office:value-type="string">
            <text:p>PARVEST PARVEST EQUITY AUSTRALIA CLASSIC</text:p>
          </table:table-cell>
        </table:table-row>
        <table:table-row table:style-name="ro1">
          <table:table-cell/>
          <table:table-cell office:value-type="string">
            <text:p>LU0111491469</text:p>
          </table:table-cell>
          <table:table-cell office:value-type="string">
            <text:p>PARVEST - EQUITY HIGH DIVIDEND EUROPE Classic (C)</text:p>
          </table:table-cell>
        </table:table-row>
        <table:table-row table:style-name="ro1">
          <table:table-cell/>
          <table:table-cell office:value-type="string">
            <text:p>LU0111548326</text:p>
          </table:table-cell>
          <table:table-cell office:value-type="string">
            <text:p>PARVEST PARVEST BOND EURO GOVERNMENT CLASSIC</text:p>
          </table:table-cell>
        </table:table-row>
        <table:table-row table:style-name="ro1">
          <table:table-cell/>
          <table:table-cell office:value-type="string">
            <text:p>LU0111549308</text:p>
          </table:table-cell>
          <table:table-cell office:value-type="string">
            <text:p>PARVEST - BOND USA HIGH YIELD Classic (D)</text:p>
          </table:table-cell>
        </table:table-row>
        <table:table-row table:style-name="ro1">
          <table:table-cell/>
          <table:table-cell office:value-type="string">
            <text:p>LU0111549480</text:p>
          </table:table-cell>
          <table:table-cell office:value-type="string">
            <text:p>PARVEST PARVEST BOND USA HIGH YIELD CLASSIC</text:p>
          </table:table-cell>
        </table:table-row>
        <table:table-row table:style-name="ro1">
          <table:table-cell/>
          <table:table-cell office:value-type="string">
            <text:p>LU0111919162</text:p>
          </table:table-cell>
          <table:table-cell office:value-type="string">
            <text:p>PIONEER FUNDS EUROLAND EQUITY E EUR (C)</text:p>
          </table:table-cell>
        </table:table-row>
        <table:table-row table:style-name="ro1">
          <table:table-cell/>
          <table:table-cell office:value-type="string">
            <text:p>LU0112467450</text:p>
          </table:table-cell>
          <table:table-cell office:value-type="string">
            <text:p>NORDEA 1 GLOBAL STABLE EQUITY FUND BP EUR (C)</text:p>
          </table:table-cell>
        </table:table-row>
        <table:table-row table:style-name="ro1">
          <table:table-cell/>
          <table:table-cell office:value-type="string">
            <text:p>LU0112497440</text:p>
          </table:table-cell>
          <table:table-cell office:value-type="string">
            <text:p>PICTET BIOTECH R USD (C)</text:p>
          </table:table-cell>
        </table:table-row>
        <table:table-row table:style-name="ro1">
          <table:table-cell/>
          <table:table-cell office:value-type="string">
            <text:p>LU0113257694</text:p>
          </table:table-cell>
          <table:table-cell office:value-type="string">
            <text:p>SCHRODER INTERNATIONAL SELECTION FUND EURO CORPORA</text:p>
          </table:table-cell>
        </table:table-row>
        <table:table-row table:style-name="ro1">
          <table:table-cell/>
          <table:table-cell office:value-type="string">
            <text:p>LU0113257934</text:p>
          </table:table-cell>
          <table:table-cell office:value-type="string">
            <text:p>SCHRODER INTERNATIONAL SELECTION FUND EURO CORPORA</text:p>
          </table:table-cell>
        </table:table-row>
        <table:table-row table:style-name="ro1">
          <table:table-cell/>
          <table:table-cell office:value-type="string">
            <text:p>LU0113993801</text:p>
          </table:table-cell>
          <table:table-cell office:value-type="string">
            <text:p>HENDERSON GARTMORE - EMERGING MARKETS FUND R EUR (</text:p>
          </table:table-cell>
        </table:table-row>
        <table:table-row table:style-name="ro1">
          <table:table-cell/>
          <table:table-cell office:value-type="string">
            <text:p>LU0114720955</text:p>
          </table:table-cell>
          <table:table-cell office:value-type="string">
            <text:p>FIDELITY FUNDS - GLOBAL HEALTH CARE FUND A EUR (D)</text:p>
          </table:table-cell>
        </table:table-row>
        <table:table-row table:style-name="ro1">
          <table:table-cell/>
          <table:table-cell office:value-type="string">
            <text:p>LU0114721508</text:p>
          </table:table-cell>
          <table:table-cell office:value-type="string">
            <text:p>FIDELITY FUNDS - GLOBAL CONSUMER INDUSTRIES FUND A</text:p>
          </table:table-cell>
        </table:table-row>
        <table:table-row table:style-name="ro1">
          <table:table-cell/>
          <table:table-cell office:value-type="string">
            <text:p>LU0114722498</text:p>
          </table:table-cell>
          <table:table-cell office:value-type="string">
            <text:p>FIDELITY FUNDS - GLOBAL FINANCIAL SERVICES FUND A </text:p>
          </table:table-cell>
        </table:table-row>
        <table:table-row table:style-name="ro1">
          <table:table-cell/>
          <table:table-cell office:value-type="string">
            <text:p>LU0114722738</text:p>
          </table:table-cell>
          <table:table-cell office:value-type="string">
            <text:p>FIDELITY FUNDS SICAV GLOBAL FINANCIAL SERVICES FUN</text:p>
          </table:table-cell>
        </table:table-row>
        <table:table-row table:style-name="ro1">
          <table:table-cell/>
          <table:table-cell office:value-type="string">
            <text:p>LU0114722902</text:p>
          </table:table-cell>
          <table:table-cell office:value-type="string">
            <text:p>FIDELITY FUNDS - GLOBAL INDUSTRIALS FUND A EUR (D)</text:p>
          </table:table-cell>
        </table:table-row>
        <table:table-row table:style-name="ro1">
          <table:table-cell/>
          <table:table-cell office:value-type="string">
            <text:p>LU0114723033</text:p>
          </table:table-cell>
          <table:table-cell office:value-type="string">
            <text:p>FIDELITY FUNDS SICAV GLOBAL INDUSTRIALS FUND E EUR</text:p>
          </table:table-cell>
        </table:table-row>
        <table:table-row table:style-name="ro1">
          <table:table-cell/>
          <table:table-cell office:value-type="string">
            <text:p>LU0114760746</text:p>
          </table:table-cell>
          <table:table-cell office:value-type="string">
            <text:p>FTIF - TEMPLETON GROWTH (EURO) FUND A (C)</text:p>
          </table:table-cell>
        </table:table-row>
        <table:table-row table:style-name="ro1">
          <table:table-cell/>
          <table:table-cell office:value-type="string">
            <text:p>LU0115098948</text:p>
          </table:table-cell>
          <table:table-cell office:value-type="string">
            <text:p>JPMORGAN INVESTMENT FUNDS GLOBAL MACRO OPPORTUNITI</text:p>
          </table:table-cell>
        </table:table-row>
        <table:table-row table:style-name="ro1">
          <table:table-cell/>
          <table:table-cell office:value-type="string">
            <text:p>LU0115139569</text:p>
          </table:table-cell>
          <table:table-cell office:value-type="string">
            <text:p>INVESCO FUNDS INVESCO GLOBAL LEISURE FUND E (C)</text:p>
          </table:table-cell>
        </table:table-row>
        <table:table-row table:style-name="ro1">
          <table:table-cell/>
          <table:table-cell office:value-type="string">
            <text:p>LU0115141201</text:p>
          </table:table-cell>
          <table:table-cell office:value-type="string">
            <text:p>INVESCO FUNDS INVESCO PAN EUROPEAN EQUITY FUND E (</text:p>
          </table:table-cell>
        </table:table-row>
        <table:table-row table:style-name="ro1">
          <table:table-cell/>
          <table:table-cell office:value-type="string">
            <text:p>LU0115141466</text:p>
          </table:table-cell>
          <table:table-cell office:value-type="string">
            <text:p>INVESCO FUNDS INVESCO PAN EUROPEAN SMALL CAP EQUIT</text:p>
          </table:table-cell>
        </table:table-row>
        <table:table-row table:style-name="ro1">
          <table:table-cell/>
          <table:table-cell office:value-type="string">
            <text:p>LU0115142274</text:p>
          </table:table-cell>
          <table:table-cell office:value-type="string">
            <text:p>INVESCO FUNDS INVESCO NIPPON SMALL/MID CAP EQUITY </text:p>
          </table:table-cell>
        </table:table-row>
        <table:table-row table:style-name="ro1">
          <table:table-cell/>
          <table:table-cell office:value-type="string">
            <text:p>LU0115143082</text:p>
          </table:table-cell>
          <table:table-cell office:value-type="string">
            <text:p>INVESCO FUNDS INVESCO ASIA OPPORTUNITIES EQUITY FU</text:p>
          </table:table-cell>
        </table:table-row>
        <table:table-row table:style-name="ro1">
          <table:table-cell/>
          <table:table-cell office:value-type="string">
            <text:p>LU0115143165</text:p>
          </table:table-cell>
          <table:table-cell office:value-type="string">
            <text:p>INVESCO FUNDS INVESCO GREATER CHINA EQUITY FUND E </text:p>
          </table:table-cell>
        </table:table-row>
        <table:table-row table:style-name="ro1">
          <table:table-cell/>
          <table:table-cell office:value-type="string">
            <text:p>LU0115143595</text:p>
          </table:table-cell>
          <table:table-cell office:value-type="string">
            <text:p>INVESCO FUNDS INVESCO FUNDS - EURO RESERVE FUND E </text:p>
          </table:table-cell>
        </table:table-row>
        <table:table-row table:style-name="ro1">
          <table:table-cell/>
          <table:table-cell office:value-type="string">
            <text:p>LU0115143918</text:p>
          </table:table-cell>
          <table:table-cell office:value-type="string">
            <text:p>INVESCO FUNDS INVESCO FUNDS - GLOBAL BOND FUND E (</text:p>
          </table:table-cell>
        </table:table-row>
        <table:table-row table:style-name="ro1">
          <table:table-cell/>
          <table:table-cell office:value-type="string">
            <text:p>LU0115144304</text:p>
          </table:table-cell>
          <table:table-cell office:value-type="string">
            <text:p>INVESCO FUNDS INVESCO EURO BOND FUND E (C)</text:p>
          </table:table-cell>
        </table:table-row>
        <table:table-row table:style-name="ro1">
          <table:table-cell/>
          <table:table-cell office:value-type="string">
            <text:p>LU0115144486</text:p>
          </table:table-cell>
          <table:table-cell office:value-type="string">
            <text:p>INVESCO FUNDS INVESCO ACTIVE MULTI-SECTOR CREDIT F</text:p>
          </table:table-cell>
        </table:table-row>
        <table:table-row table:style-name="ro1">
          <table:table-cell/>
          <table:table-cell office:value-type="string">
            <text:p>LU0115288721</text:p>
          </table:table-cell>
          <table:table-cell office:value-type="string">
            <text:p>ODDO COMPASS EURO HIGH YIELD BOND A (C)</text:p>
          </table:table-cell>
        </table:table-row>
        <table:table-row table:style-name="ro1">
          <table:table-cell/>
          <table:table-cell office:value-type="string">
            <text:p>LU0115290974</text:p>
          </table:table-cell>
          <table:table-cell office:value-type="string">
            <text:p>ODDO COMPASS EURO HIGH YIELD BOND C (C)</text:p>
          </table:table-cell>
        </table:table-row>
        <table:table-row table:style-name="ro1">
          <table:table-cell/>
          <table:table-cell office:value-type="string">
            <text:p>LU0115759606</text:p>
          </table:table-cell>
          <table:table-cell office:value-type="string">
            <text:p>FIDELITY FUNDS - AMERICA FUND E EUR (C)</text:p>
          </table:table-cell>
        </table:table-row>
        <table:table-row table:style-name="ro1">
          <table:table-cell/>
          <table:table-cell office:value-type="string">
            <text:p>LU0115763970</text:p>
          </table:table-cell>
          <table:table-cell office:value-type="string">
            <text:p>FIDELITY FUNDS SICAV EMERGING MARKETS FUND E EUR (</text:p>
          </table:table-cell>
        </table:table-row>
        <table:table-row table:style-name="ro1">
          <table:table-cell/>
          <table:table-cell office:value-type="string">
            <text:p>LU0115764192</text:p>
          </table:table-cell>
          <table:table-cell office:value-type="string">
            <text:p>FIDELITY FUNDS SICAV EUROPEAN GROWTH FUND E (C)</text:p>
          </table:table-cell>
        </table:table-row>
        <table:table-row table:style-name="ro1">
          <table:table-cell/>
          <table:table-cell office:value-type="string">
            <text:p>LU0115765595</text:p>
          </table:table-cell>
          <table:table-cell office:value-type="string">
            <text:p>FIDELITY FUNDS SICAV GREATER CHINA FUND E EUR (D)</text:p>
          </table:table-cell>
        </table:table-row>
        <table:table-row table:style-name="ro1">
          <table:table-cell/>
          <table:table-cell office:value-type="string">
            <text:p>LU0115765678</text:p>
          </table:table-cell>
          <table:table-cell office:value-type="string">
            <text:p>FIDELITY FUNDS SICAV IBERIA FUND E EUR (C)</text:p>
          </table:table-cell>
        </table:table-row>
        <table:table-row table:style-name="ro1">
          <table:table-cell/>
          <table:table-cell office:value-type="string">
            <text:p>LU0115766213</text:p>
          </table:table-cell>
          <table:table-cell office:value-type="string">
            <text:p>FIDELITY FUNDS SICAV JAPAN FUND E EUR (C)</text:p>
          </table:table-cell>
        </table:table-row>
        <table:table-row table:style-name="ro1">
          <table:table-cell/>
          <table:table-cell office:value-type="string">
            <text:p>LU0115767021</text:p>
          </table:table-cell>
          <table:table-cell office:value-type="string">
            <text:p>FIDELITY FUNDS SICAV LATIN AMERICA FUND E EUR (C)</text:p>
          </table:table-cell>
        </table:table-row>
        <table:table-row table:style-name="ro1">
          <table:table-cell/>
          <table:table-cell office:value-type="string">
            <text:p>LU0115768185</text:p>
          </table:table-cell>
          <table:table-cell office:value-type="string">
            <text:p>FIDELITY FUNDS SICAV ASIA FOCUS FUND E EUR (C)</text:p>
          </table:table-cell>
        </table:table-row>
        <table:table-row table:style-name="ro1">
          <table:table-cell/>
          <table:table-cell office:value-type="string">
            <text:p>LU0115769746</text:p>
          </table:table-cell>
          <table:table-cell office:value-type="string">
            <text:p>FIDELITY FUNDS SICAV WORLD FUND E EUR (C)</text:p>
          </table:table-cell>
        </table:table-row>
        <table:table-row table:style-name="ro1">
          <table:table-cell/>
          <table:table-cell office:value-type="string">
            <text:p>LU0115773425</text:p>
          </table:table-cell>
          <table:table-cell office:value-type="string">
            <text:p>FIDELITY FUNDS SICAV GLOBAL TECHNOLOGY FUND E EUR </text:p>
          </table:table-cell>
        </table:table-row>
        <table:table-row table:style-name="ro1">
          <table:table-cell/>
          <table:table-cell office:value-type="string">
            <text:p>LU0116920520</text:p>
          </table:table-cell>
          <table:table-cell office:value-type="string">
            <text:p>FTIF - FRANKLIN TEMPLETON JAPAN FUND A JPY (C)</text:p>
          </table:table-cell>
        </table:table-row>
        <table:table-row table:style-name="ro1">
          <table:table-cell/>
          <table:table-cell office:value-type="string">
            <text:p>LU0117287580</text:p>
          </table:table-cell>
          <table:table-cell office:value-type="string">
            <text:p>BL BL-GLOBAL EQUITIES B (C)</text:p>
          </table:table-cell>
        </table:table-row>
        <table:table-row table:style-name="ro1">
          <table:table-cell/>
          <table:table-cell office:value-type="string">
            <text:p>LU0117841782</text:p>
          </table:table-cell>
          <table:table-cell office:value-type="string">
            <text:p>JPMORGAN FUNDS GREATER CHINA FUND A USD</text:p>
          </table:table-cell>
        </table:table-row>
        <table:table-row table:style-name="ro1">
          <table:table-cell/>
          <table:table-cell office:value-type="string">
            <text:p>LU0117842087</text:p>
          </table:table-cell>
          <table:table-cell office:value-type="string">
            <text:p>JPMORGAN FUNDS - JPMORGAN HONG KONG A USD (D)</text:p>
          </table:table-cell>
        </table:table-row>
        <table:table-row table:style-name="ro1">
          <table:table-cell/>
          <table:table-cell office:value-type="string">
            <text:p>LU0117842756</text:p>
          </table:table-cell>
          <table:table-cell office:value-type="string">
            <text:p>JPMORGAN FUNDS SINGAPORE FUND A USD</text:p>
          </table:table-cell>
        </table:table-row>
        <table:table-row table:style-name="ro1">
          <table:table-cell/>
          <table:table-cell office:value-type="string">
            <text:p>LU0117860493</text:p>
          </table:table-cell>
          <table:table-cell office:value-type="string">
            <text:p>JPMORGAN FUNDS GERMANY EQUITY FUND D EUR</text:p>
          </table:table-cell>
        </table:table-row>
        <table:table-row table:style-name="ro1">
          <table:table-cell/>
          <table:table-cell office:value-type="string">
            <text:p>LU0117861202</text:p>
          </table:table-cell>
          <table:table-cell office:value-type="string">
            <text:p>JPMORGAN FUNDS AMERICA EQUITY FUND D USD</text:p>
          </table:table-cell>
        </table:table-row>
        <table:table-row table:style-name="ro1">
          <table:table-cell/>
          <table:table-cell office:value-type="string">
            <text:p>LU0117866185</text:p>
          </table:table-cell>
          <table:table-cell office:value-type="string">
            <text:p>JPMORGAN FUNDS JAPAN EQUITY FUND D USD ACC</text:p>
          </table:table-cell>
        </table:table-row>
        <table:table-row table:style-name="ro1">
          <table:table-cell/>
          <table:table-cell office:value-type="string">
            <text:p>LU0117895796</text:p>
          </table:table-cell>
          <table:table-cell office:value-type="string">
            <text:p>JPMORGAN FUNDS EMERGING EUROPE EQUITY FUND D EUR</text:p>
          </table:table-cell>
        </table:table-row>
        <table:table-row table:style-name="ro1">
          <table:table-cell/>
          <table:table-cell office:value-type="string">
            <text:p>LU0117896174</text:p>
          </table:table-cell>
          <table:table-cell office:value-type="string">
            <text:p>JPMORGAN FUNDS LATIN AMERICA EQUITY D USD</text:p>
          </table:table-cell>
        </table:table-row>
        <table:table-row table:style-name="ro1">
          <table:table-cell/>
          <table:table-cell office:value-type="string">
            <text:p>LU0117898204</text:p>
          </table:table-cell>
          <table:table-cell office:value-type="string">
            <text:p>JPMORGAN FUNDS EMERGING MARKETS DEBT FUND D EUR HE</text:p>
          </table:table-cell>
        </table:table-row>
        <table:table-row table:style-name="ro1">
          <table:table-cell/>
          <table:table-cell office:value-type="string">
            <text:p>LU0118140002</text:p>
          </table:table-cell>
          <table:table-cell office:value-type="string">
            <text:p>MORGAN STANLEY INVESTMENT FUNDS EMERGING EUROPE, M</text:p>
          </table:table-cell>
        </table:table-row>
        <table:table-row table:style-name="ro1">
          <table:table-cell/>
          <table:table-cell office:value-type="string">
            <text:p>LU0118256485</text:p>
          </table:table-cell>
          <table:table-cell office:value-type="string">
            <text:p>BLACKROCK GLOBAL FUNDS - GLOBAL GOVERNMENT BOND FU</text:p>
          </table:table-cell>
        </table:table-row>
        <table:table-row table:style-name="ro1">
          <table:table-cell/>
          <table:table-cell office:value-type="string">
            <text:p>LU0118259232</text:p>
          </table:table-cell>
          <table:table-cell office:value-type="string">
            <text:p>BLACKROCK GLOBAL FUNDS EURO BOND FUND A1 EUR (D)</text:p>
          </table:table-cell>
        </table:table-row>
        <table:table-row table:style-name="ro1">
          <table:table-cell/>
          <table:table-cell office:value-type="string">
            <text:p>LU0118317378</text:p>
          </table:table-cell>
          <table:table-cell office:value-type="string">
            <text:p>HSBC GLOBAL INVESTMENT FUNDS EUROPEAN EQUITY E</text:p>
          </table:table-cell>
        </table:table-row>
        <table:table-row table:style-name="ro1">
          <table:table-cell/>
          <table:table-cell office:value-type="string">
            <text:p>LU0119063898</text:p>
          </table:table-cell>
          <table:table-cell office:value-type="string">
            <text:p>JPMORGAN FUNDS - JPM US GROWTH A (D)</text:p>
          </table:table-cell>
        </table:table-row>
        <table:table-row table:style-name="ro1">
          <table:table-cell/>
          <table:table-cell office:value-type="string">
            <text:p>LU0119066131</text:p>
          </table:table-cell>
          <table:table-cell office:value-type="string">
            <text:p>JPMORGAN FUNDS - JPM US VALUE A (D)</text:p>
          </table:table-cell>
        </table:table-row>
        <table:table-row table:style-name="ro1">
          <table:table-cell/>
          <table:table-cell office:value-type="string">
            <text:p>LU0119066727</text:p>
          </table:table-cell>
          <table:table-cell office:value-type="string">
            <text:p>JPMORGAN FUNDS US VALUE FUND D USD</text:p>
          </table:table-cell>
        </table:table-row>
        <table:table-row table:style-name="ro1">
          <table:table-cell/>
          <table:table-cell office:value-type="string">
            <text:p>LU0119096559</text:p>
          </table:table-cell>
          <table:table-cell office:value-type="string">
            <text:p>JPMORGAN FUNDS - JPM EMERGING MARKETS EQUITY A GBP</text:p>
          </table:table-cell>
        </table:table-row>
        <table:table-row table:style-name="ro1">
          <table:table-cell/>
          <table:table-cell office:value-type="string">
            <text:p>LU0119099819</text:p>
          </table:table-cell>
          <table:table-cell office:value-type="string">
            <text:p>AMUNDI FUNDS BOND EURO CORPORATE AE (C)</text:p>
          </table:table-cell>
        </table:table-row>
        <table:table-row table:style-name="ro1">
          <table:table-cell/>
          <table:table-cell office:value-type="string">
            <text:p>LU0119108826</text:p>
          </table:table-cell>
          <table:table-cell office:value-type="string">
            <text:p>AMUNDI FUNDS - CONVERTIBLE GLOBAL AE (C)</text:p>
          </table:table-cell>
        </table:table-row>
        <table:table-row table:style-name="ro1">
          <table:table-cell/>
          <table:table-cell office:value-type="string">
            <text:p>LU0119109980</text:p>
          </table:table-cell>
          <table:table-cell office:value-type="string">
            <text:p>AMUNDI FUNDS BOND EURO HIGH YIELD IE (C)</text:p>
          </table:table-cell>
        </table:table-row>
        <table:table-row table:style-name="ro1">
          <table:table-cell/>
          <table:table-cell office:value-type="string">
            <text:p>LU0119110723</text:p>
          </table:table-cell>
          <table:table-cell office:value-type="string">
            <text:p>AMUNDI FUNDS - BOND EURO HIGH YIELD AE (C)</text:p>
          </table:table-cell>
        </table:table-row>
        <table:table-row table:style-name="ro1">
          <table:table-cell/>
          <table:table-cell office:value-type="string">
            <text:p>LU0119111028</text:p>
          </table:table-cell>
          <table:table-cell office:value-type="string">
            <text:p>AMUNDI FUNDS BOND EURO HIGH YIELD SE (C)</text:p>
          </table:table-cell>
        </table:table-row>
        <table:table-row table:style-name="ro1">
          <table:table-cell/>
          <table:table-cell office:value-type="string">
            <text:p>LU0119124278</text:p>
          </table:table-cell>
          <table:table-cell office:value-type="string">
            <text:p>FIDELITY FUNDS - EUROPEAN LARGER COMPANIES FUND A </text:p>
          </table:table-cell>
        </table:table-row>
        <table:table-row table:style-name="ro1">
          <table:table-cell/>
          <table:table-cell office:value-type="string">
            <text:p>LU0119124781</text:p>
          </table:table-cell>
          <table:table-cell office:value-type="string">
            <text:p>FIDELITY FUNDS - EUROPEAN DYNAMIC GROWTH FUND A (D</text:p>
          </table:table-cell>
        </table:table-row>
        <table:table-row table:style-name="ro1">
          <table:table-cell/>
          <table:table-cell office:value-type="string">
            <text:p>LU0119124864</text:p>
          </table:table-cell>
          <table:table-cell office:value-type="string">
            <text:p>FIDELITY FUNDS SICAV EUROPEAN DYNAMIC GROWTH FUND </text:p>
          </table:table-cell>
        </table:table-row>
        <table:table-row table:style-name="ro1">
          <table:table-cell/>
          <table:table-cell office:value-type="string">
            <text:p>LU0119133188</text:p>
          </table:table-cell>
          <table:table-cell office:value-type="string">
            <text:p>AMUNDI FUNDS BOND GLOBAL AU (C)</text:p>
          </table:table-cell>
        </table:table-row>
        <table:table-row table:style-name="ro1">
          <table:table-cell/>
          <table:table-cell office:value-type="string">
            <text:p>LU0119195450</text:p>
          </table:table-cell>
          <table:table-cell office:value-type="string">
            <text:p>NN (L) PATRIMONIAL NN (L) PATRIMONIAL - AGGRESSIVE</text:p>
          </table:table-cell>
        </table:table-row>
        <table:table-row table:style-name="ro1">
          <table:table-cell/>
          <table:table-cell office:value-type="string">
            <text:p>LU0119195963</text:p>
          </table:table-cell>
          <table:table-cell office:value-type="string">
            <text:p>ING (L) PATRIMONIAL - BALANCED P (C)</text:p>
          </table:table-cell>
        </table:table-row>
        <table:table-row table:style-name="ro1">
          <table:table-cell/>
          <table:table-cell office:value-type="string">
            <text:p>LU0119196268</text:p>
          </table:table-cell>
          <table:table-cell office:value-type="string">
            <text:p>ING (L) PATRIMONIAL - BALANCED P (D)</text:p>
          </table:table-cell>
        </table:table-row>
        <table:table-row table:style-name="ro1">
          <table:table-cell/>
          <table:table-cell office:value-type="string">
            <text:p>LU0119196938</text:p>
          </table:table-cell>
          <table:table-cell office:value-type="string">
            <text:p>NN (L) PATRIMONIAL DEFENSIVE P (C)</text:p>
          </table:table-cell>
        </table:table-row>
        <table:table-row table:style-name="ro1">
          <table:table-cell/>
          <table:table-cell office:value-type="string">
            <text:p>LU0119198637</text:p>
          </table:table-cell>
          <table:table-cell office:value-type="string">
            <text:p>ING (L) - INVEST BANKING &amp; INSURANCE P USD (C)</text:p>
          </table:table-cell>
        </table:table-row>
        <table:table-row table:style-name="ro1">
          <table:table-cell/>
          <table:table-cell office:value-type="string">
            <text:p>LU0119200128</text:p>
          </table:table-cell>
          <table:table-cell office:value-type="string">
            <text:p>ING (L) - INVEST INFORMATION TECHNOLOGY P USD (C)</text:p>
          </table:table-cell>
        </table:table-row>
        <table:table-row table:style-name="ro1">
          <table:table-cell/>
          <table:table-cell office:value-type="string">
            <text:p>LU0119201019</text:p>
          </table:table-cell>
          <table:table-cell office:value-type="string">
            <text:p>ING (L) - INVEST ENERGY P USD (C)</text:p>
          </table:table-cell>
        </table:table-row>
        <table:table-row table:style-name="ro1">
          <table:table-cell/>
          <table:table-cell office:value-type="string">
            <text:p>LU0119205192</text:p>
          </table:table-cell>
          <table:table-cell office:value-type="string">
            <text:p>ING (L) - INVEST EUROPEAN REAL ESTATE P (C)</text:p>
          </table:table-cell>
        </table:table-row>
        <table:table-row table:style-name="ro1">
          <table:table-cell/>
          <table:table-cell office:value-type="string">
            <text:p>LU0119209004</text:p>
          </table:table-cell>
          <table:table-cell office:value-type="string">
            <text:p>ING (L) - INVEST HEALTH CARE P USD (C)</text:p>
          </table:table-cell>
        </table:table-row>
        <table:table-row table:style-name="ro1">
          <table:table-cell/>
          <table:table-cell office:value-type="string">
            <text:p>LU0119214772</text:p>
          </table:table-cell>
          <table:table-cell office:value-type="string">
            <text:p>ING (L) - INVEST PRESTIGE &amp; LUXE P EUR (C)</text:p>
          </table:table-cell>
        </table:table-row>
        <table:table-row table:style-name="ro1">
          <table:table-cell/>
          <table:table-cell office:value-type="string">
            <text:p>LU0119215407</text:p>
          </table:table-cell>
          <table:table-cell office:value-type="string">
            <text:p>ING (L) - INVEST CONSUMER GOODS P (C)</text:p>
          </table:table-cell>
        </table:table-row>
        <table:table-row table:style-name="ro1">
          <table:table-cell/>
          <table:table-cell office:value-type="string">
            <text:p>LU0119216553</text:p>
          </table:table-cell>
          <table:table-cell office:value-type="string">
            <text:p>NN (L) NN (L) - INVEST SUSTAINABLE EQUITY P (C)</text:p>
          </table:table-cell>
        </table:table-row>
        <table:table-row table:style-name="ro1">
          <table:table-cell/>
          <table:table-cell office:value-type="string">
            <text:p>LU0119216801</text:p>
          </table:table-cell>
          <table:table-cell office:value-type="string">
            <text:p>ING (L) - INVEST GREATER CHINA P USD (C)</text:p>
          </table:table-cell>
        </table:table-row>
        <table:table-row table:style-name="ro1">
          <table:table-cell/>
          <table:table-cell office:value-type="string">
            <text:p>LU0119217528</text:p>
          </table:table-cell>
          <table:table-cell office:value-type="string">
            <text:p>ING (L) - INVEST TELECOM P USD (C)</text:p>
          </table:table-cell>
        </table:table-row>
        <table:table-row table:style-name="ro1">
          <table:table-cell/>
          <table:table-cell office:value-type="string">
            <text:p>LU0119335056</text:p>
          </table:table-cell>
          <table:table-cell office:value-type="string">
            <text:p>PIONEER FUNDS - EMERGING EUROPE AND MEDITERRANEAN </text:p>
          </table:table-cell>
        </table:table-row>
        <table:table-row table:style-name="ro1">
          <table:table-cell/>
          <table:table-cell office:value-type="string">
            <text:p>LU0119345287</text:p>
          </table:table-cell>
          <table:table-cell office:value-type="string">
            <text:p>PIONEER FUNDS EUROLAND EQUITY A EUR (C)</text:p>
          </table:table-cell>
        </table:table-row>
        <table:table-row table:style-name="ro1">
          <table:table-cell/>
          <table:table-cell office:value-type="string">
            <text:p>LU0119365988</text:p>
          </table:table-cell>
          <table:table-cell office:value-type="string">
            <text:p>PIONEER FUNDS EMERGING MARKETS EQUITY A EUR (C)</text:p>
          </table:table-cell>
        </table:table-row>
        <table:table-row table:style-name="ro1">
          <table:table-cell/>
          <table:table-cell office:value-type="string">
            <text:p>LU0119366952</text:p>
          </table:table-cell>
          <table:table-cell office:value-type="string">
            <text:p>PIONEER FUNDS TOP EUROPEAN PLAYERS A EUR (C)</text:p>
          </table:table-cell>
        </table:table-row>
        <table:table-row table:style-name="ro1">
          <table:table-cell/>
          <table:table-cell office:value-type="string">
            <text:p>LU0119372174</text:p>
          </table:table-cell>
          <table:table-cell office:value-type="string">
            <text:p>PIONEER FUNDS US RESEARCH A EUR (C)</text:p>
          </table:table-cell>
        </table:table-row>
        <table:table-row table:style-name="ro1">
          <table:table-cell/>
          <table:table-cell office:value-type="string">
            <text:p>LU0119372687</text:p>
          </table:table-cell>
          <table:table-cell office:value-type="string">
            <text:p>PIONEER FUNDS - JAPANESE EQUITY A EUR (C)</text:p>
          </table:table-cell>
        </table:table-row>
        <table:table-row table:style-name="ro1">
          <table:table-cell/>
          <table:table-cell office:value-type="string">
            <text:p>LU0119391471</text:p>
          </table:table-cell>
          <table:table-cell office:value-type="string">
            <text:p>PIONEER FUNDS EURO BOND A EUR (C)</text:p>
          </table:table-cell>
        </table:table-row>
        <table:table-row table:style-name="ro1">
          <table:table-cell/>
          <table:table-cell office:value-type="string">
            <text:p>LU0119402005</text:p>
          </table:table-cell>
          <table:table-cell office:value-type="string">
            <text:p>PIONEER FUNDS EMERGING MARKETS BOND A EUR (C)</text:p>
          </table:table-cell>
        </table:table-row>
        <table:table-row table:style-name="ro1">
          <table:table-cell/>
          <table:table-cell office:value-type="string">
            <text:p>LU0119402427</text:p>
          </table:table-cell>
          <table:table-cell office:value-type="string">
            <text:p>PIONEER FUNDS US HIGH YIELD A EUR (C)</text:p>
          </table:table-cell>
        </table:table-row>
        <table:table-row table:style-name="ro1">
          <table:table-cell/>
          <table:table-cell office:value-type="string">
            <text:p>LU0119403581</text:p>
          </table:table-cell>
          <table:table-cell office:value-type="string">
            <text:p>PIONEER FUNDS US DOLLAR SHORT-TERM A EUR (C)</text:p>
          </table:table-cell>
        </table:table-row>
        <table:table-row table:style-name="ro1">
          <table:table-cell/>
          <table:table-cell office:value-type="string">
            <text:p>LU0119433570</text:p>
          </table:table-cell>
          <table:table-cell office:value-type="string">
            <text:p>PIONEER FUNDS TOP EUROPEAN PLAYERS I EUR (C)</text:p>
          </table:table-cell>
        </table:table-row>
        <table:table-row table:style-name="ro1">
          <table:table-cell/>
          <table:table-cell office:value-type="string">
            <text:p>LU0119620416</text:p>
          </table:table-cell>
          <table:table-cell office:value-type="string">
            <text:p>MORGAN STANLEY INVESTMENT FUNDS GLOBAL BRANDS FUND</text:p>
          </table:table-cell>
        </table:table-row>
        <table:table-row table:style-name="ro1">
          <table:table-cell/>
          <table:table-cell office:value-type="string">
            <text:p>LU0119750205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119753308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121204431</text:p>
          </table:table-cell>
          <table:table-cell office:value-type="string">
            <text:p>NN (L) NN (L) - INVEST SUSTAINABLE EQUITY X (C)</text:p>
          </table:table-cell>
        </table:table-row>
        <table:table-row table:style-name="ro1">
          <table:table-cell/>
          <table:table-cell office:value-type="string">
            <text:p>LU0121751324</text:p>
          </table:table-cell>
          <table:table-cell office:value-type="string">
            <text:p>SARASIN INVESTMENTFONDS - SUSTAINABLE BOND CHF P (</text:p>
          </table:table-cell>
        </table:table-row>
        <table:table-row table:style-name="ro1">
          <table:table-cell/>
          <table:table-cell office:value-type="string">
            <text:p>LU0122376428</text:p>
          </table:table-cell>
          <table:table-cell office:value-type="string">
            <text:p>BLACKROCK GLOBAL FUNDS - WORLD ENERGY FUND A2 USD </text:p>
          </table:table-cell>
        </table:table-row>
        <table:table-row table:style-name="ro1">
          <table:table-cell/>
          <table:table-cell office:value-type="string">
            <text:p>LU0122377152</text:p>
          </table:table-cell>
          <table:table-cell office:value-type="string">
            <text:p>BLACKROCK GLOBAL FUNDS WORLD ENERGY FUND E2 USD (C</text:p>
          </table:table-cell>
        </table:table-row>
        <table:table-row table:style-name="ro1">
          <table:table-cell/>
          <table:table-cell office:value-type="string">
            <text:p>LU0122379950</text:p>
          </table:table-cell>
          <table:table-cell office:value-type="string">
            <text:p>BLACKROCK GLOBAL FUNDS - WORLD HEALTHSCIENCE FUND </text:p>
          </table:table-cell>
        </table:table-row>
        <table:table-row table:style-name="ro1">
          <table:table-cell/>
          <table:table-cell office:value-type="string">
            <text:p>LU0122612764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22612848</text:p>
          </table:table-cell>
          <table:table-cell office:value-type="string">
            <text:p>FTIF - FRANKLIN EUROPEAN GROWTH FUND A EUR (C)</text:p>
          </table:table-cell>
        </table:table-row>
        <table:table-row table:style-name="ro1">
          <table:table-cell/>
          <table:table-cell office:value-type="string">
            <text:p>LU0122613499</text:p>
          </table:table-cell>
          <table:table-cell office:value-type="string">
            <text:p>FTIF - FRANKLIN BIOTECHNOLOGY DISCOVERY FUND N USD</text:p>
          </table:table-cell>
        </table:table-row>
        <table:table-row table:style-name="ro1">
          <table:table-cell/>
          <table:table-cell office:value-type="string">
            <text:p>LU0122613572</text:p>
          </table:table-cell>
          <table:table-cell office:value-type="string">
            <text:p>FRANKLIN TEMPLETON INVESTMENT FUNDS FRANKLIN EURO </text:p>
          </table:table-cell>
        </table:table-row>
        <table:table-row table:style-name="ro1">
          <table:table-cell/>
          <table:table-cell office:value-type="string">
            <text:p>LU0122613903</text:p>
          </table:table-cell>
          <table:table-cell office:value-type="string">
            <text:p>FRANKLIN TEMPLETON INVESTMENT FUNDS TEMPLETON EAST</text:p>
          </table:table-cell>
        </table:table-row>
        <table:table-row table:style-name="ro1">
          <table:table-cell/>
          <table:table-cell office:value-type="string">
            <text:p>LU0123357419</text:p>
          </table:table-cell>
          <table:table-cell office:value-type="string">
            <text:p>INVESCO FUNDS INVESCO ENERGY FUND A (C)</text:p>
          </table:table-cell>
        </table:table-row>
        <table:table-row table:style-name="ro1">
          <table:table-cell/>
          <table:table-cell office:value-type="string">
            <text:p>LU0123358144</text:p>
          </table:table-cell>
          <table:table-cell office:value-type="string">
            <text:p>INVESCO FUNDS INVESCO ENERGY FUND C (C)</text:p>
          </table:table-cell>
        </table:table-row>
        <table:table-row table:style-name="ro1">
          <table:table-cell/>
          <table:table-cell office:value-type="string">
            <text:p>LU0123358656</text:p>
          </table:table-cell>
          <table:table-cell office:value-type="string">
            <text:p>INVESCO FUNDS - ENERGY FUND E (C)</text:p>
          </table:table-cell>
        </table:table-row>
        <table:table-row table:style-name="ro1">
          <table:table-cell/>
          <table:table-cell office:value-type="string">
            <text:p>LU0124384867</text:p>
          </table:table-cell>
          <table:table-cell office:value-type="string">
            <text:p>BLACKROCK GLOBAL FUNDS - NEW ENERGY FUND A2 USD (C</text:p>
          </table:table-cell>
        </table:table-row>
        <table:table-row table:style-name="ro1">
          <table:table-cell/>
          <table:table-cell office:value-type="string">
            <text:p>LU0124676726</text:p>
          </table:table-cell>
          <table:table-cell office:value-type="string">
            <text:p>AB - US THEMATIC RESEARCH PORTFOLIO A (C)</text:p>
          </table:table-cell>
        </table:table-row>
        <table:table-row table:style-name="ro1">
          <table:table-cell/>
          <table:table-cell office:value-type="string">
            <text:p>LU0125741180</text:p>
          </table:table-cell>
          <table:table-cell office:value-type="string">
            <text:p>AXA WORLD FUNDS - FRAMLINGTON EUROPE SMALL CAP A (</text:p>
          </table:table-cell>
        </table:table-row>
        <table:table-row table:style-name="ro1">
          <table:table-cell/>
          <table:table-cell office:value-type="string">
            <text:p>LU0125750256</text:p>
          </table:table-cell>
          <table:table-cell office:value-type="string">
            <text:p>AXA WORLD FUNDS - GLOBAL HIGH YIELD BONDS AH EUR (</text:p>
          </table:table-cell>
        </table:table-row>
        <table:table-row table:style-name="ro1">
          <table:table-cell/>
          <table:table-cell office:value-type="string">
            <text:p>LU0125750504</text:p>
          </table:table-cell>
          <table:table-cell office:value-type="string">
            <text:p>AXA WORLD FUNDS GLOBAL HIGH YIELD BONDS A EUR (C)</text:p>
          </table:table-cell>
        </table:table-row>
        <table:table-row table:style-name="ro1">
          <table:table-cell/>
          <table:table-cell office:value-type="string">
            <text:p>LU0125944966</text:p>
          </table:table-cell>
          <table:table-cell office:value-type="string">
            <text:p>MFS MERIDIAN FUNDS EUROPEAN SMALLER COMPANIES FUND</text:p>
          </table:table-cell>
        </table:table-row>
        <table:table-row table:style-name="ro1">
          <table:table-cell/>
          <table:table-cell office:value-type="string">
            <text:p>LU0125951151</text:p>
          </table:table-cell>
          <table:table-cell office:value-type="string">
            <text:p>MFS MERIDIAN FUNDS EUROPEAN VALUE FUND A1 EUR</text:p>
          </table:table-cell>
        </table:table-row>
        <table:table-row table:style-name="ro1">
          <table:table-cell/>
          <table:table-cell office:value-type="string">
            <text:p>LU0127700903</text:p>
          </table:table-cell>
          <table:table-cell office:value-type="string">
            <text:p>FINALTIS FUNDS DIGITAL LEADERS CLASSIQUE (C)</text:p>
          </table:table-cell>
        </table:table-row>
        <table:table-row table:style-name="ro1">
          <table:table-cell/>
          <table:table-cell office:value-type="string">
            <text:p>LU0127786431</text:p>
          </table:table-cell>
          <table:table-cell office:value-type="string">
            <text:p>NN (L) EURO HIGH DIVIDEND P EUR (C)</text:p>
          </table:table-cell>
        </table:table-row>
        <table:table-row table:style-name="ro1">
          <table:table-cell/>
          <table:table-cell office:value-type="string">
            <text:p>LU0127786860</text:p>
          </table:table-cell>
          <table:table-cell office:value-type="string">
            <text:p>NN (L) EURO HIGH DIVIDEND X EUR (C)</text:p>
          </table:table-cell>
        </table:table-row>
        <table:table-row table:style-name="ro1">
          <table:table-cell/>
          <table:table-cell office:value-type="string">
            <text:p>LU0128467544</text:p>
          </table:table-cell>
          <table:table-cell office:value-type="string">
            <text:p>PICTET - GLOBAL EMERGING DEBT P (C)</text:p>
          </table:table-cell>
        </table:table-row>
        <table:table-row table:style-name="ro1">
          <table:table-cell/>
          <table:table-cell office:value-type="string">
            <text:p>LU0128470845</text:p>
          </table:table-cell>
          <table:table-cell office:value-type="string">
            <text:p>PICTET - EUR CORPORATE BONDS P (C)</text:p>
          </table:table-cell>
        </table:table-row>
        <table:table-row table:style-name="ro1">
          <table:table-cell/>
          <table:table-cell office:value-type="string">
            <text:p>LU0128473435</text:p>
          </table:table-cell>
          <table:table-cell office:value-type="string">
            <text:p>PICTET EUR CORPORATE BONDS R (C)</text:p>
          </table:table-cell>
        </table:table-row>
        <table:table-row table:style-name="ro1">
          <table:table-cell/>
          <table:table-cell office:value-type="string">
            <text:p>LU0128488383</text:p>
          </table:table-cell>
          <table:table-cell office:value-type="string">
            <text:p>PICTET USD GOVERNMENT BONDS P (C)</text:p>
          </table:table-cell>
        </table:table-row>
        <table:table-row table:style-name="ro1">
          <table:table-cell/>
          <table:table-cell office:value-type="string">
            <text:p>LU0128488896</text:p>
          </table:table-cell>
          <table:table-cell office:value-type="string">
            <text:p>PICTET - USD GOVERNMENT BONDS P (D)</text:p>
          </table:table-cell>
        </table:table-row>
        <table:table-row table:style-name="ro1">
          <table:table-cell/>
          <table:table-cell office:value-type="string">
            <text:p>LU0128489860</text:p>
          </table:table-cell>
          <table:table-cell office:value-type="string">
            <text:p>PICTET USD GOVERNMENT BONDS R (C)</text:p>
          </table:table-cell>
        </table:table-row>
        <table:table-row table:style-name="ro1">
          <table:table-cell/>
          <table:table-cell office:value-type="string">
            <text:p>LU0128490280</text:p>
          </table:table-cell>
          <table:table-cell office:value-type="string">
            <text:p>PICTET - EUR BONDS P EUR (C)</text:p>
          </table:table-cell>
        </table:table-row>
        <table:table-row table:style-name="ro1">
          <table:table-cell/>
          <table:table-cell office:value-type="string">
            <text:p>LU0128494191</text:p>
          </table:table-cell>
          <table:table-cell office:value-type="string">
            <text:p>PICTET SHORT-TERM MONEY MARKET EUR P (C)</text:p>
          </table:table-cell>
        </table:table-row>
        <table:table-row table:style-name="ro1">
          <table:table-cell/>
          <table:table-cell office:value-type="string">
            <text:p>LU0128495834</text:p>
          </table:table-cell>
          <table:table-cell office:value-type="string">
            <text:p>PICTET SHORT-TERM MONEY MARKET EUR R (C)</text:p>
          </table:table-cell>
        </table:table-row>
        <table:table-row table:style-name="ro1">
          <table:table-cell/>
          <table:table-cell office:value-type="string">
            <text:p>LU0128496485</text:p>
          </table:table-cell>
          <table:table-cell office:value-type="string">
            <text:p>PICTET SHORT-TERM MONEY MARKET USD P (C)</text:p>
          </table:table-cell>
        </table:table-row>
        <table:table-row table:style-name="ro1">
          <table:table-cell/>
          <table:table-cell office:value-type="string">
            <text:p>LU0128498267</text:p>
          </table:table-cell>
          <table:table-cell office:value-type="string">
            <text:p>PICTET - SHORT-TERM MONEY MARKET CHF P (C)</text:p>
          </table:table-cell>
        </table:table-row>
        <table:table-row table:style-name="ro1">
          <table:table-cell/>
          <table:table-cell office:value-type="string">
            <text:p>LU0128499588</text:p>
          </table:table-cell>
          <table:table-cell office:value-type="string">
            <text:p>PICTET SHORT-TERM MONEY MARKET CHF R (C)</text:p>
          </table:table-cell>
        </table:table-row>
        <table:table-row table:style-name="ro1">
          <table:table-cell/>
          <table:table-cell office:value-type="string">
            <text:p>LU012852037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1001</text:p>
          </table:table-cell>
          <table:table-cell office:value-type="string">
            <text:p>FRANKLIN TEMPLETON INVESTMENT FUNDS TEMPLETON EURO</text:p>
          </table:table-cell>
        </table:table-row>
        <table:table-row table:style-name="ro1">
          <table:table-cell/>
          <table:table-cell office:value-type="string">
            <text:p>LU0128522157</text:p>
          </table:table-cell>
          <table:table-cell office:value-type="string">
            <text:p>FTIF - TEMPLETON ASIAN GROWTH FUND A USD (C)</text:p>
          </table:table-cell>
        </table:table-row>
        <table:table-row table:style-name="ro1">
          <table:table-cell/>
          <table:table-cell office:value-type="string">
            <text:p>LU0128522744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28523122</text:p>
          </table:table-cell>
          <table:table-cell office:value-type="string">
            <text:p>FTIF - TEMPLETON EUROPEAN FUND A USD (C)</text:p>
          </table:table-cell>
        </table:table-row>
        <table:table-row table:style-name="ro1">
          <table:table-cell/>
          <table:table-cell office:value-type="string">
            <text:p>LU0128525689</text:p>
          </table:table-cell>
          <table:table-cell office:value-type="string">
            <text:p>FTIF - TEMPLETON GLOBAL BALANCED FUND A USD (C)</text:p>
          </table:table-cell>
        </table:table-row>
        <table:table-row table:style-name="ro1">
          <table:table-cell/>
          <table:table-cell office:value-type="string">
            <text:p>LU0128525929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6141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6570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128530416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29412341</text:p>
          </table:table-cell>
          <table:table-cell office:value-type="string">
            <text:p>JPMORGAN FUNDS GLOBAL CONVERTIBLES FUND (EUR) A EU</text:p>
          </table:table-cell>
        </table:table-row>
        <table:table-row table:style-name="ro1">
          <table:table-cell/>
          <table:table-cell office:value-type="string">
            <text:p>LU0129412937</text:p>
          </table:table-cell>
          <table:table-cell office:value-type="string">
            <text:p>JPMORGAN FUNDS GLOBAL CONVERTIBLES FUND (EUR) D EU</text:p>
          </table:table-cell>
        </table:table-row>
        <table:table-row table:style-name="ro1">
          <table:table-cell/>
          <table:table-cell office:value-type="string">
            <text:p>LU0129490065</text:p>
          </table:table-cell>
          <table:table-cell office:value-type="string">
            <text:p>JPMORGAN FUNDS - JPM EMERGING EUROPE MIDDLE EAST &amp;</text:p>
          </table:table-cell>
        </table:table-row>
        <table:table-row table:style-name="ro1">
          <table:table-cell/>
          <table:table-cell office:value-type="string">
            <text:p>LU0130103400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30728842</text:p>
          </table:table-cell>
          <table:table-cell office:value-type="string">
            <text:p>PICTET - EASTERN EUROPE P EUR (C)</text:p>
          </table:table-cell>
        </table:table-row>
        <table:table-row table:style-name="ro1">
          <table:table-cell/>
          <table:table-cell office:value-type="string">
            <text:p>LU0130729220</text:p>
          </table:table-cell>
          <table:table-cell office:value-type="string">
            <text:p>PICTET - EMERGING MARKETS P USD (C)</text:p>
          </table:table-cell>
        </table:table-row>
        <table:table-row table:style-name="ro1">
          <table:table-cell/>
          <table:table-cell office:value-type="string">
            <text:p>LU0130731390</text:p>
          </table:table-cell>
          <table:table-cell office:value-type="string">
            <text:p>PICTET EUROPE INDEX P EUR (C)</text:p>
          </table:table-cell>
        </table:table-row>
        <table:table-row table:style-name="ro1">
          <table:table-cell/>
          <table:table-cell office:value-type="string">
            <text:p>LU0130731713</text:p>
          </table:table-cell>
          <table:table-cell office:value-type="string">
            <text:p>PICTET EUROPE INDEX R EUR (C)</text:p>
          </table:table-cell>
        </table:table-row>
        <table:table-row table:style-name="ro1">
          <table:table-cell/>
          <table:table-cell office:value-type="string">
            <text:p>LU0130731986</text:p>
          </table:table-cell>
          <table:table-cell office:value-type="string">
            <text:p>PICTET - EUROPEAN EQUITY SELECTION P (C)</text:p>
          </table:table-cell>
        </table:table-row>
        <table:table-row table:style-name="ro1">
          <table:table-cell/>
          <table:table-cell office:value-type="string">
            <text:p>LU0130732109</text:p>
          </table:table-cell>
          <table:table-cell office:value-type="string">
            <text:p>PICTET EUROPEAN EQUITY SELECTION R (C)</text:p>
          </table:table-cell>
        </table:table-row>
        <table:table-row table:style-name="ro1">
          <table:table-cell/>
          <table:table-cell office:value-type="string">
            <text:p>LU0130732364</text:p>
          </table:table-cell>
          <table:table-cell office:value-type="string">
            <text:p>PICTET - SMALL CAP EUROPE P (C)</text:p>
          </table:table-cell>
        </table:table-row>
        <table:table-row table:style-name="ro1">
          <table:table-cell/>
          <table:table-cell office:value-type="string">
            <text:p>LU0130732877</text:p>
          </table:table-cell>
          <table:table-cell office:value-type="string">
            <text:p>PICTET - USA INDEX P USD (C)</text:p>
          </table:table-cell>
        </table:table-row>
        <table:table-row table:style-name="ro1">
          <table:table-cell/>
          <table:table-cell office:value-type="string">
            <text:p>LU0130799603</text:p>
          </table:table-cell>
          <table:table-cell office:value-type="string">
            <text:p>UBS (LUX) EQUITY FUND GLOBAL SUSTAINABLE INNOVATOR</text:p>
          </table:table-cell>
        </table:table-row>
        <table:table-row table:style-name="ro1">
          <table:table-cell/>
          <table:table-cell office:value-type="string">
            <text:p>LU0131210360</text:p>
          </table:table-cell>
          <table:table-cell office:value-type="string">
            <text:p>PARVEST - BOND EURO CORPORATE CLASSIC (C)</text:p>
          </table:table-cell>
        </table:table-row>
        <table:table-row table:style-name="ro1">
          <table:table-cell/>
          <table:table-cell office:value-type="string">
            <text:p>LU0131510165</text:p>
          </table:table-cell>
          <table:table-cell office:value-type="string">
            <text:p>Independance et Expansion Small Cap A</text:p>
          </table:table-cell>
        </table:table-row>
        <table:table-row table:style-name="ro1">
          <table:table-cell/>
          <table:table-cell office:value-type="string">
            <text:p>LU0131719634</text:p>
          </table:table-cell>
          <table:table-cell office:value-type="string">
            <text:p>PICTET EMERGING EUROPE R EUR (C)</text:p>
          </table:table-cell>
        </table:table-row>
        <table:table-row table:style-name="ro1">
          <table:table-cell/>
          <table:table-cell office:value-type="string">
            <text:p>LU0131725367</text:p>
          </table:table-cell>
          <table:table-cell office:value-type="string">
            <text:p>PICTET - SMALL CAP EUROPE R (C)</text:p>
          </table:table-cell>
        </table:table-row>
        <table:table-row table:style-name="ro1">
          <table:table-cell/>
          <table:table-cell office:value-type="string">
            <text:p>LU0132151118</text:p>
          </table:table-cell>
          <table:table-cell office:value-type="string">
            <text:p>BNP PARIBAS L1 SUSTAINABLE ACTIVE BALANCED CLASSIC</text:p>
          </table:table-cell>
        </table:table-row>
        <table:table-row table:style-name="ro1">
          <table:table-cell/>
          <table:table-cell office:value-type="string">
            <text:p>LU0132152439</text:p>
          </table:table-cell>
          <table:table-cell office:value-type="string">
            <text:p>BNPP L1 - DIVERSIFIED WORLD GROWTH Classic (C)</text:p>
          </table:table-cell>
        </table:table-row>
        <table:table-row table:style-name="ro1">
          <table:table-cell/>
          <table:table-cell office:value-type="string">
            <text:p>LU0132182006</text:p>
          </table:table-cell>
          <table:table-cell office:value-type="string">
            <text:p>PIONEER FUNDS US RESEARCH A USD (C)</text:p>
          </table:table-cell>
        </table:table-row>
        <table:table-row table:style-name="ro1">
          <table:table-cell/>
          <table:table-cell office:value-type="string">
            <text:p>LU0132282301</text:p>
          </table:table-cell>
          <table:table-cell office:value-type="string">
            <text:p>FIDELITY FUNDS SICAV US HIGH YIELD FUND A USD</text:p>
          </table:table-cell>
        </table:table-row>
        <table:table-row table:style-name="ro1">
          <table:table-cell/>
          <table:table-cell office:value-type="string">
            <text:p>LU0132412106</text:p>
          </table:table-cell>
          <table:table-cell office:value-type="string">
            <text:p>ABERDEEN GLOBAL EMERGING MARKETS EQUITY FUND A2 US</text:p>
          </table:table-cell>
        </table:table-row>
        <table:table-row table:style-name="ro1">
          <table:table-cell/>
          <table:table-cell office:value-type="string">
            <text:p>LU0132414144</text:p>
          </table:table-cell>
          <table:table-cell office:value-type="string">
            <text:p>ABERDEEN GLOBAL SELECT EMERGING MARKETS BOND FUND </text:p>
          </table:table-cell>
        </table:table-row>
        <table:table-row table:style-name="ro1">
          <table:table-cell/>
          <table:table-cell office:value-type="string">
            <text:p>LU0132601682</text:p>
          </table:table-cell>
          <table:table-cell office:value-type="string">
            <text:p>MORGAN STANLEY INVESTMENT FUNDS EURO CORPORATE BON</text:p>
          </table:table-cell>
        </table:table-row>
        <table:table-row table:style-name="ro1">
          <table:table-cell/>
          <table:table-cell office:value-type="string">
            <text:p>LU0133061175</text:p>
          </table:table-cell>
          <table:table-cell office:value-type="string">
            <text:p>MULTIPARTNER SICAV ROBECOSAM SUSTAINABLE WATER FUN</text:p>
          </table:table-cell>
        </table:table-row>
        <table:table-row table:style-name="ro1">
          <table:table-cell/>
          <table:table-cell office:value-type="string">
            <text:p>LU0133192350</text:p>
          </table:table-cell>
          <table:table-cell office:value-type="string">
            <text:p>OYSTER WORLD OPPORTUNITIES N EUR</text:p>
          </table:table-cell>
        </table:table-row>
        <table:table-row table:style-name="ro1">
          <table:table-cell/>
          <table:table-cell office:value-type="string">
            <text:p>LU0133193242</text:p>
          </table:table-cell>
          <table:table-cell office:value-type="string">
            <text:p>OYSTER MULTI-ASSET DIVERSIFIED NO LOAD EUR</text:p>
          </table:table-cell>
        </table:table-row>
        <table:table-row table:style-name="ro1">
          <table:table-cell/>
          <table:table-cell office:value-type="string">
            <text:p>LU0133194562</text:p>
          </table:table-cell>
          <table:table-cell office:value-type="string">
            <text:p>OYSTER EUROPEAN OPPORTUNITIES NO LOAD EUR</text:p>
          </table:table-cell>
        </table:table-row>
        <table:table-row table:style-name="ro1">
          <table:table-cell/>
          <table:table-cell office:value-type="string">
            <text:p>LU0133264795</text:p>
          </table:table-cell>
          <table:table-cell office:value-type="string">
            <text:p>GOLDMAN SACHS FUNDS GOLDMAN SACHS JAPAN EQUITY POR</text:p>
          </table:table-cell>
        </table:table-row>
        <table:table-row table:style-name="ro1">
          <table:table-cell/>
          <table:table-cell office:value-type="string">
            <text:p>LU0133266147</text:p>
          </table:table-cell>
          <table:table-cell office:value-type="string">
            <text:p>GOLDMAN SACHS FUNDS GOLDMAN SACHS EMERGING MARKETS</text:p>
          </table:table-cell>
        </table:table-row>
        <table:table-row table:style-name="ro1">
          <table:table-cell/>
          <table:table-cell office:value-type="string">
            <text:p>LU0133414606</text:p>
          </table:table-cell>
          <table:table-cell office:value-type="string">
            <text:p>DWS GLOBAL VALUE DWS GLOBAL VALUE (C)</text:p>
          </table:table-cell>
        </table:table-row>
        <table:table-row table:style-name="ro1">
          <table:table-cell/>
          <table:table-cell office:value-type="string">
            <text:p>LU0133605377</text:p>
          </table:table-cell>
          <table:table-cell office:value-type="string">
            <text:p>PIONEER FUNDS US MID CAP VALUE A USD (C)</text:p>
          </table:table-cell>
        </table:table-row>
        <table:table-row table:style-name="ro1">
          <table:table-cell/>
          <table:table-cell office:value-type="string">
            <text:p>LU0133642578</text:p>
          </table:table-cell>
          <table:table-cell office:value-type="string">
            <text:p>PIONEER FUNDS US PIONEER FUND A USD (C)</text:p>
          </table:table-cell>
        </table:table-row>
        <table:table-row table:style-name="ro1">
          <table:table-cell/>
          <table:table-cell office:value-type="string">
            <text:p>LU0133643469</text:p>
          </table:table-cell>
          <table:table-cell office:value-type="string">
            <text:p>PIONEER FUNDS US PIONEER FUND A EUR (C)</text:p>
          </table:table-cell>
        </table:table-row>
        <table:table-row table:style-name="ro1">
          <table:table-cell/>
          <table:table-cell office:value-type="string">
            <text:p>LU0133659622</text:p>
          </table:table-cell>
          <table:table-cell office:value-type="string">
            <text:p>PIONEER FUNDS EURO CORPORATE BOND A EUR (C)</text:p>
          </table:table-cell>
        </table:table-row>
        <table:table-row table:style-name="ro1">
          <table:table-cell/>
          <table:table-cell office:value-type="string">
            <text:p>LU0133705839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33710243</text:p>
          </table:table-cell>
          <table:table-cell office:value-type="string">
            <text:p>SCHRODER INTERNATIONAL SELECTION FUND EUROPEAN SMA</text:p>
          </table:table-cell>
        </table:table-row>
        <table:table-row table:style-name="ro1">
          <table:table-cell/>
          <table:table-cell office:value-type="string">
            <text:p>LU0133807163</text:p>
          </table:table-cell>
          <table:table-cell office:value-type="string">
            <text:p>PICTET - EUR HIGH YIELD P EUR (C)</text:p>
          </table:table-cell>
        </table:table-row>
        <table:table-row table:style-name="ro1">
          <table:table-cell/>
          <table:table-cell office:value-type="string">
            <text:p>LU0133807593</text:p>
          </table:table-cell>
          <table:table-cell office:value-type="string">
            <text:p>PICTET - EUR HIGH YIELD P EUR (D)</text:p>
          </table:table-cell>
        </table:table-row>
        <table:table-row table:style-name="ro1">
          <table:table-cell/>
          <table:table-cell office:value-type="string">
            <text:p>LU0133807916</text:p>
          </table:table-cell>
          <table:table-cell office:value-type="string">
            <text:p>PICTET - EUR HIGH YIELD R EUR (C)</text:p>
          </table:table-cell>
        </table:table-row>
        <table:table-row table:style-name="ro1">
          <table:table-cell/>
          <table:table-cell office:value-type="string">
            <text:p>LU0135056595</text:p>
          </table:table-cell>
          <table:table-cell office:value-type="string">
            <text:p>JULIUS BAER MULTISTOCK - US VALUE STOCK FUND A (D)</text:p>
          </table:table-cell>
        </table:table-row>
        <table:table-row table:style-name="ro1">
          <table:table-cell/>
          <table:table-cell office:value-type="string">
            <text:p>LU0135487659</text:p>
          </table:table-cell>
          <table:table-cell office:value-type="string">
            <text:p>PICTET CHF BONDS P (C)</text:p>
          </table:table-cell>
        </table:table-row>
        <table:table-row table:style-name="ro1">
          <table:table-cell/>
          <table:table-cell office:value-type="string">
            <text:p>LU0135928611</text:p>
          </table:table-cell>
          <table:table-cell office:value-type="string">
            <text:p>HENDERSON GARTMORE - PAN EUROPEAN SMALLER COMPANIE</text:p>
          </table:table-cell>
        </table:table-row>
        <table:table-row table:style-name="ro1">
          <table:table-cell/>
          <table:table-cell office:value-type="string">
            <text:p>LU0135980968</text:p>
          </table:table-cell>
          <table:table-cell office:value-type="string">
            <text:p>BL FUND SELECTION BL FUND SELECTION - EQUITIES B (</text:p>
          </table:table-cell>
        </table:table-row>
        <table:table-row table:style-name="ro1">
          <table:table-cell/>
          <table:table-cell office:value-type="string">
            <text:p>LU0135981693</text:p>
          </table:table-cell>
          <table:table-cell office:value-type="string">
            <text:p>BL FUND SELECTION BL FUND SELECTION - 50-100 B (C)</text:p>
          </table:table-cell>
        </table:table-row>
        <table:table-row table:style-name="ro1">
          <table:table-cell/>
          <table:table-cell office:value-type="string">
            <text:p>LU0135992385</text:p>
          </table:table-cell>
          <table:table-cell office:value-type="string">
            <text:p>SCHRODER ISF - EURO LIQUIDITY A1 (C)</text:p>
          </table:table-cell>
        </table:table-row>
        <table:table-row table:style-name="ro1">
          <table:table-cell/>
          <table:table-cell office:value-type="string">
            <text:p>LU0135992468</text:p>
          </table:table-cell>
          <table:table-cell office:value-type="string">
            <text:p>SCHRODER ISF - US DOLLAR LIQUIDITY A1 (C)</text:p>
          </table:table-cell>
        </table:table-row>
        <table:table-row table:style-name="ro1">
          <table:table-cell/>
          <table:table-cell office:value-type="string">
            <text:p>LU0136412771</text:p>
          </table:table-cell>
          <table:table-cell office:value-type="string">
            <text:p>ETHNA-AKTIV E (A)</text:p>
          </table:table-cell>
        </table:table-row>
        <table:table-row table:style-name="ro1">
          <table:table-cell/>
          <table:table-cell office:value-type="string">
            <text:p>LU0138007074</text:p>
          </table:table-cell>
          <table:table-cell office:value-type="string">
            <text:p>EDGEWOOD L SELECT US SELECT GROWTH A EUR H</text:p>
          </table:table-cell>
        </table:table-row>
        <table:table-row table:style-name="ro1">
          <table:table-cell/>
          <table:table-cell office:value-type="string">
            <text:p>LU0138075311</text:p>
          </table:table-cell>
          <table:table-cell office:value-type="string">
            <text:p>FTIF - FRANKLIN EUROPEAN SMALL MID CAP GROWTH FUND</text:p>
          </table:table-cell>
        </table:table-row>
        <table:table-row table:style-name="ro1">
          <table:table-cell/>
          <table:table-cell office:value-type="string">
            <text:p>LU0138259048</text:p>
          </table:table-cell>
          <table:table-cell office:value-type="string">
            <text:p>VONTOBEL FUND NEW POWER B (C)</text:p>
          </table:table-cell>
        </table:table-row>
        <table:table-row table:style-name="ro1">
          <table:table-cell/>
          <table:table-cell office:value-type="string">
            <text:p>LU0138501191</text:p>
          </table:table-cell>
          <table:table-cell office:value-type="string">
            <text:p>SPARINVEST SICAV GLOBAL VALUE EUR R (C)</text:p>
          </table:table-cell>
        </table:table-row>
        <table:table-row table:style-name="ro1">
          <table:table-cell/>
          <table:table-cell office:value-type="string">
            <text:p>LU0138643068</text:p>
          </table:table-cell>
          <table:table-cell office:value-type="string">
            <text:p>DPAM L DPAM L BONDS UNIVERSALIS UNCONSTRAINED B</text:p>
          </table:table-cell>
        </table:table-row>
        <table:table-row table:style-name="ro1">
          <table:table-cell/>
          <table:table-cell office:value-type="string">
            <text:p>LU0138645519</text:p>
          </table:table-cell>
          <table:table-cell office:value-type="string">
            <text:p>DPAM L DPAM L BONDS HIGHER YIELD B</text:p>
          </table:table-cell>
        </table:table-row>
        <table:table-row table:style-name="ro1">
          <table:table-cell/>
          <table:table-cell office:value-type="string">
            <text:p>LU0138821268</text:p>
          </table:table-cell>
          <table:table-cell office:value-type="string">
            <text:p>HENDERSON HORIZON FUND - PAN EUROPEAN EQUITY FUND </text:p>
          </table:table-cell>
        </table:table-row>
        <table:table-row table:style-name="ro1">
          <table:table-cell/>
          <table:table-cell office:value-type="string">
            <text:p>LU0139291818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139292113</text:p>
          </table:table-cell>
          <table:table-cell office:value-type="string">
            <text:p>FTIF - FRANKLIN US EQUITY FUND N EUR (C)</text:p>
          </table:table-cell>
        </table:table-row>
        <table:table-row table:style-name="ro1">
          <table:table-cell/>
          <table:table-cell office:value-type="string">
            <text:p>LU0139792278</text:p>
          </table:table-cell>
          <table:table-cell office:value-type="string">
            <text:p>SPARINVEST SICAV PROCEDO EUR R (C)</text:p>
          </table:table-cell>
        </table:table-row>
        <table:table-row table:style-name="ro1">
          <table:table-cell/>
          <table:table-cell office:value-type="string">
            <text:p>LU0140362707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40362889</text:p>
          </table:table-cell>
          <table:table-cell office:value-type="string">
            <text:p>FTIF - FRANKLIN MUTUAL BEACON FUND N EUR (C)</text:p>
          </table:table-cell>
        </table:table-row>
        <table:table-row table:style-name="ro1">
          <table:table-cell/>
          <table:table-cell office:value-type="string">
            <text:p>LU0140363002</text:p>
          </table:table-cell>
          <table:table-cell office:value-type="string">
            <text:p>FTIF - FRANKLIN MUTUAL EUROPEAN FUND A EUR (C)</text:p>
          </table:table-cell>
        </table:table-row>
        <table:table-row table:style-name="ro1">
          <table:table-cell/>
          <table:table-cell office:value-type="string">
            <text:p>LU0140363267</text:p>
          </table:table-cell>
          <table:table-cell office:value-type="string">
            <text:p>FTIF - FRANKLIN MUTUAL EUROPEAN FUND N EUR (C)</text:p>
          </table:table-cell>
        </table:table-row>
        <table:table-row table:style-name="ro1">
          <table:table-cell/>
          <table:table-cell office:value-type="string">
            <text:p>LU0140363697</text:p>
          </table:table-cell>
          <table:table-cell office:value-type="string">
            <text:p>FRANKLIN TEMPLETON INVESTMENT FUNDS FRANKLIN TECHN</text:p>
          </table:table-cell>
        </table:table-row>
        <table:table-row table:style-name="ro1">
          <table:table-cell/>
          <table:table-cell office:value-type="string">
            <text:p>LU0140420323</text:p>
          </table:table-cell>
          <table:table-cell office:value-type="string">
            <text:p>FTIF - TEMPLETON GLOBAL BALANCED FUND N EUR (C)</text:p>
          </table:table-cell>
        </table:table-row>
        <table:table-row table:style-name="ro1">
          <table:table-cell/>
          <table:table-cell office:value-type="string">
            <text:p>LU0140636845</text:p>
          </table:table-cell>
          <table:table-cell office:value-type="string">
            <text:p>SCHRODER INTERNATIONAL SELECTION FUND GREATER CHIN</text:p>
          </table:table-cell>
        </table:table-row>
        <table:table-row table:style-name="ro1">
          <table:table-cell/>
          <table:table-cell office:value-type="string">
            <text:p>LU0141799501</text:p>
          </table:table-cell>
          <table:table-cell office:value-type="string">
            <text:p>NORDEA 1 - EUROPEAN HIGH YIELD BOND FUND BP EUR (C</text:p>
          </table:table-cell>
        </table:table-row>
        <table:table-row table:style-name="ro1">
          <table:table-cell/>
          <table:table-cell office:value-type="string">
            <text:p>LU0144509717</text:p>
          </table:table-cell>
          <table:table-cell office:value-type="string">
            <text:p>PICTET EUROPEAN SUSTAINABLE EQUITIES P (C)</text:p>
          </table:table-cell>
        </table:table-row>
        <table:table-row table:style-name="ro1">
          <table:table-cell/>
          <table:table-cell office:value-type="string">
            <text:p>LU0144510053</text:p>
          </table:table-cell>
          <table:table-cell office:value-type="string">
            <text:p>PICTET EUROPEAN SUSTAINABLE EQUITIES R (C)</text:p>
          </table:table-cell>
        </table:table-row>
        <table:table-row table:style-name="ro1">
          <table:table-cell/>
          <table:table-cell office:value-type="string">
            <text:p>LU0144644332</text:p>
          </table:table-cell>
          <table:table-cell office:value-type="string">
            <text:p>FTIF - FRANKLIN GLOBAL SMALL MID CAP GROWTH FUND A</text:p>
          </table:table-cell>
        </table:table-row>
        <table:table-row table:style-name="ro1">
          <table:table-cell/>
          <table:table-cell office:value-type="string">
            <text:p>LU014464808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145217120</text:p>
          </table:table-cell>
          <table:table-cell office:value-type="string">
            <text:p>SHARE SHARE GOLD B (C)</text:p>
          </table:table-cell>
        </table:table-row>
        <table:table-row table:style-name="ro1">
          <table:table-cell/>
          <table:table-cell office:value-type="string">
            <text:p>LU0145227863</text:p>
          </table:table-cell>
          <table:table-cell office:value-type="string">
            <text:p>KBC BONDS EMERGING EUROPE (C)</text:p>
          </table:table-cell>
        </table:table-row>
        <table:table-row table:style-name="ro1">
          <table:table-cell/>
          <table:table-cell office:value-type="string">
            <text:p>LU0145456207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71693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76817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83946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87343</text:p>
          </table:table-cell>
          <table:table-cell office:value-type="string">
            <text:p>GENERALI INVESTMENTS SICAV GI SICAV GREATER CHINA </text:p>
          </table:table-cell>
        </table:table-row>
        <table:table-row table:style-name="ro1">
          <table:table-cell/>
          <table:table-cell office:value-type="string">
            <text:p>LU0145634076</text:p>
          </table:table-cell>
          <table:table-cell office:value-type="string">
            <text:p>DEUTSCHE INVEST I SICAV TOP EUROPE L (C)</text:p>
          </table:table-cell>
        </table:table-row>
        <table:table-row table:style-name="ro1">
          <table:table-cell/>
          <table:table-cell office:value-type="string">
            <text:p>LU0145635123</text:p>
          </table:table-cell>
          <table:table-cell office:value-type="string">
            <text:p>DEUTSCHE INVEST I SICAV TOP EUROPE N (C)</text:p>
          </table:table-cell>
        </table:table-row>
        <table:table-row table:style-name="ro1">
          <table:table-cell/>
          <table:table-cell office:value-type="string">
            <text:p>LU0145644893</text:p>
          </table:table-cell>
          <table:table-cell office:value-type="string">
            <text:p>DEUTSCHE INVEST I SICAV TOP EUROLAND L (C)</text:p>
          </table:table-cell>
        </table:table-row>
        <table:table-row table:style-name="ro1">
          <table:table-cell/>
          <table:table-cell office:value-type="string">
            <text:p>LU0145648290</text:p>
          </table:table-cell>
          <table:table-cell office:value-type="string">
            <text:p>DEUTSCHE INVEST I SICAV TOP ASIA L (C)</text:p>
          </table:table-cell>
        </table:table-row>
        <table:table-row table:style-name="ro1">
          <table:table-cell/>
          <table:table-cell office:value-type="string">
            <text:p>LU0145648886</text:p>
          </table:table-cell>
          <table:table-cell office:value-type="string">
            <text:p>DEUTSCHE INVEST I SICAV TOP ASIA N (C)</text:p>
          </table:table-cell>
        </table:table-row>
        <table:table-row table:style-name="ro1">
          <table:table-cell/>
          <table:table-cell office:value-type="string">
            <text:p>LU0145652052</text:p>
          </table:table-cell>
          <table:table-cell office:value-type="string">
            <text:p>DEUTSCHE INVEST I SICAV EURO-GOV BONDS L (C)</text:p>
          </table:table-cell>
        </table:table-row>
        <table:table-row table:style-name="ro1">
          <table:table-cell/>
          <table:table-cell office:value-type="string">
            <text:p>LU0145975222</text:p>
          </table:table-cell>
          <table:table-cell office:value-type="string">
            <text:p>ODDO COMPASS BNY MELLON COMPASS - EURO CORPORATE B</text:p>
          </table:table-cell>
        </table:table-row>
        <table:table-row table:style-name="ro1">
          <table:table-cell/>
          <table:table-cell office:value-type="string">
            <text:p>LU0146257711</text:p>
          </table:table-cell>
          <table:table-cell office:value-type="string">
            <text:p>NN (L) GLOBAL HIGH DIVIDEND P EUR (C)</text:p>
          </table:table-cell>
        </table:table-row>
        <table:table-row table:style-name="ro1">
          <table:table-cell/>
          <table:table-cell office:value-type="string">
            <text:p>LU0146259923</text:p>
          </table:table-cell>
          <table:table-cell office:value-type="string">
            <text:p>NN (L) GLOBAL HIGH DIVIDEND X EUR (C)</text:p>
          </table:table-cell>
        </table:table-row>
        <table:table-row table:style-name="ro1">
          <table:table-cell/>
          <table:table-cell office:value-type="string">
            <text:p>LU0146864797</text:p>
          </table:table-cell>
          <table:table-cell office:value-type="string">
            <text:p>DWS RUSSIA (C)</text:p>
          </table:table-cell>
        </table:table-row>
        <table:table-row table:style-name="ro1">
          <table:table-cell/>
          <table:table-cell office:value-type="string">
            <text:p>LU0147394679</text:p>
          </table:table-cell>
          <table:table-cell office:value-type="string">
            <text:p>BLACKROCK GLOBAL FUNDS EUROPEAN VALUE FUND E2 EUR </text:p>
          </table:table-cell>
        </table:table-row>
        <table:table-row table:style-name="ro1">
          <table:table-cell/>
          <table:table-cell office:value-type="string">
            <text:p>LU0147396450</text:p>
          </table:table-cell>
          <table:table-cell office:value-type="string">
            <text:p>BLACKROCK GLOBAL FUNDS GLOBAL ALLOCATION FUND E2 U</text:p>
          </table:table-cell>
        </table:table-row>
        <table:table-row table:style-name="ro1">
          <table:table-cell/>
          <table:table-cell office:value-type="string">
            <text:p>LU0147403843</text:p>
          </table:table-cell>
          <table:table-cell office:value-type="string">
            <text:p>BLACKROCK GLOBAL FUNDS GLOBAL SMALLCAP FUND E2 USD</text:p>
          </table:table-cell>
        </table:table-row>
        <table:table-row table:style-name="ro1">
          <table:table-cell/>
          <table:table-cell office:value-type="string">
            <text:p>LU0147409709</text:p>
          </table:table-cell>
          <table:table-cell office:value-type="string">
            <text:p>BLACKROCK GLOBAL FUNDS - LATIN AMERICAN FUND E2 US</text:p>
          </table:table-cell>
        </table:table-row>
        <table:table-row table:style-name="ro1">
          <table:table-cell/>
          <table:table-cell office:value-type="string">
            <text:p>LU0147918923</text:p>
          </table:table-cell>
          <table:table-cell office:value-type="string">
            <text:p>NATIXIS INTERNATIONAL FUNDS (LUX) I NATIXIS EMERGI</text:p>
          </table:table-cell>
        </table:table-row>
        <table:table-row table:style-name="ro1">
          <table:table-cell/>
          <table:table-cell office:value-type="string">
            <text:p>LU0147921554</text:p>
          </table:table-cell>
          <table:table-cell office:value-type="string">
            <text:p>NATIXIS INTERNATIONAL FUNDS (LUX) I ABSOLUTE ASIA </text:p>
          </table:table-cell>
        </table:table-row>
        <table:table-row table:style-name="ro1">
          <table:table-cell/>
          <table:table-cell office:value-type="string">
            <text:p>LU0147925118</text:p>
          </table:table-cell>
          <table:table-cell office:value-type="string">
            <text:p>NATIXIS INTERNATIONAL FUNDS (LUX) I LOOMIS SAYLES </text:p>
          </table:table-cell>
        </table:table-row>
        <table:table-row table:style-name="ro1">
          <table:table-cell/>
          <table:table-cell office:value-type="string">
            <text:p>LU0147943442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47944259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48536690</text:p>
          </table:table-cell>
          <table:table-cell office:value-type="string">
            <text:p>PICTET JAPAN INDEX P JPY (C)</text:p>
          </table:table-cell>
        </table:table-row>
        <table:table-row table:style-name="ro1">
          <table:table-cell/>
          <table:table-cell office:value-type="string">
            <text:p>LU0149084633</text:p>
          </table:table-cell>
          <table:table-cell office:value-type="string">
            <text:p>MORGAN STANLEY INVESTMENT FUNDS GLOBAL CONVERTIBLE</text:p>
          </table:table-cell>
        </table:table-row>
        <table:table-row table:style-name="ro1">
          <table:table-cell/>
          <table:table-cell office:value-type="string">
            <text:p>LU0149503202</text:p>
          </table:table-cell>
          <table:table-cell office:value-type="string">
            <text:p>INVESCO FUNDS INVESCO FUNDS - US STRUCTURED EQUITY</text:p>
          </table:table-cell>
        </table:table-row>
        <table:table-row table:style-name="ro1">
          <table:table-cell/>
          <table:table-cell office:value-type="string">
            <text:p>LU0149505165</text:p>
          </table:table-cell>
          <table:table-cell office:value-type="string">
            <text:p>INVESCO FUNDS INVESCO FUNDS - US STRUCTURED EQUITY</text:p>
          </table:table-cell>
        </table:table-row>
        <table:table-row table:style-name="ro1">
          <table:table-cell/>
          <table:table-cell office:value-type="string">
            <text:p>LU0149524034</text:p>
          </table:table-cell>
          <table:table-cell office:value-type="string">
            <text:p>SCHRODER INTERNATIONAL SELECTION FUND SWISS SMALL </text:p>
          </table:table-cell>
        </table:table-row>
        <table:table-row table:style-name="ro1">
          <table:table-cell/>
          <table:table-cell office:value-type="string">
            <text:p>LU0149534421</text:p>
          </table:table-cell>
          <table:table-cell office:value-type="string">
            <text:p>SCHRODER ISF - HONG KONG EQUITY A (C)</text:p>
          </table:table-cell>
        </table:table-row>
        <table:table-row table:style-name="ro1">
          <table:table-cell/>
          <table:table-cell office:value-type="string">
            <text:p>LU0149700378</text:p>
          </table:table-cell>
          <table:table-cell office:value-type="string">
            <text:p>CANDRIAM QUANT CANDRIAM QUANT - EQUITIES EUROPE C </text:p>
          </table:table-cell>
        </table:table-row>
        <table:table-row table:style-name="ro1">
          <table:table-cell/>
          <table:table-cell office:value-type="string">
            <text:p>LU0150924321</text:p>
          </table:table-cell>
          <table:table-cell office:value-type="string">
            <text:p>HENDERSON GARTMORE - CONTINENTAL EUROPEAN FUND R U</text:p>
          </table:table-cell>
        </table:table-row>
        <table:table-row table:style-name="ro1">
          <table:table-cell/>
          <table:table-cell office:value-type="string">
            <text:p>LU0150927696</text:p>
          </table:table-cell>
          <table:table-cell office:value-type="string">
            <text:p>SCHRODER ISF - EURO BOND A1 USD (C)</text:p>
          </table:table-cell>
        </table:table-row>
        <table:table-row table:style-name="ro1">
          <table:table-cell/>
          <table:table-cell office:value-type="string">
            <text:p>LU0151324935</text:p>
          </table:table-cell>
          <table:table-cell office:value-type="string">
            <text:p>CANDRIAM BONDS CREDIT OPPORTUNITIES N (C)</text:p>
          </table:table-cell>
        </table:table-row>
        <table:table-row table:style-name="ro1">
          <table:table-cell/>
          <table:table-cell office:value-type="string">
            <text:p>LU0152906094</text:p>
          </table:table-cell>
          <table:table-cell office:value-type="string">
            <text:p>FTIF - FRANKLIN HIGH YIELD FUND C USD (C)</text:p>
          </table:table-cell>
        </table:table-row>
        <table:table-row table:style-name="ro1">
          <table:table-cell/>
          <table:table-cell office:value-type="string">
            <text:p>LU0152906920</text:p>
          </table:table-cell>
          <table:table-cell office:value-type="string">
            <text:p>FTIF - FRANKLIN MUTUAL EUROPEAN FUND C USD (C)</text:p>
          </table:table-cell>
        </table:table-row>
        <table:table-row table:style-name="ro1">
          <table:table-cell/>
          <table:table-cell office:value-type="string">
            <text:p>LU0152908389</text:p>
          </table:table-cell>
          <table:table-cell office:value-type="string">
            <text:p>FTIF - FRANKLIN US DOLLAR LIQUID RESERVE FUND C US</text:p>
          </table:table-cell>
        </table:table-row>
        <table:table-row table:style-name="ro1">
          <table:table-cell/>
          <table:table-cell office:value-type="string">
            <text:p>LU0152928064</text:p>
          </table:table-cell>
          <table:table-cell office:value-type="string">
            <text:p>FTIF - TEMPLETON ASIAN GROWTH FUND N USD (C)</text:p>
          </table:table-cell>
        </table:table-row>
        <table:table-row table:style-name="ro1">
          <table:table-cell/>
          <table:table-cell office:value-type="string">
            <text:p>LU0152980495</text:p>
          </table:table-cell>
          <table:table-cell office:value-type="string">
            <text:p>FTIF - TEMPLETON GLOBAL BOND FUND A EUR (C)</text:p>
          </table:table-cell>
        </table:table-row>
        <table:table-row table:style-name="ro1">
          <table:table-cell/>
          <table:table-cell office:value-type="string">
            <text:p>LU0152983168</text:p>
          </table:table-cell>
          <table:table-cell office:value-type="string">
            <text:p>FRANKLIN TEMPLETON INVESTMENT FUNDS FRANKLIN JAPAN</text:p>
          </table:table-cell>
        </table:table-row>
        <table:table-row table:style-name="ro1">
          <table:table-cell/>
          <table:table-cell office:value-type="string">
            <text:p>LU0152984307</text:p>
          </table:table-cell>
          <table:table-cell office:value-type="string">
            <text:p>FTIF - TEMPLETON EMERGING MARKETS BOND FUND A EUR </text:p>
          </table:table-cell>
        </table:table-row>
        <table:table-row table:style-name="ro1">
          <table:table-cell/>
          <table:table-cell office:value-type="string">
            <text:p>LU0154234636</text:p>
          </table:table-cell>
          <table:table-cell office:value-type="string">
            <text:p>BLACKROCK GLOBAL FUNDS EUROPEAN SPECIAL SITUATIONS</text:p>
          </table:table-cell>
        </table:table-row>
        <table:table-row table:style-name="ro1">
          <table:table-cell/>
          <table:table-cell office:value-type="string">
            <text:p>LU0154235443</text:p>
          </table:table-cell>
          <table:table-cell office:value-type="string">
            <text:p>BLACKROCK GLOBAL FUNDS EUROPEAN SPECIAL SITUATIONS</text:p>
          </table:table-cell>
        </table:table-row>
        <table:table-row table:style-name="ro1">
          <table:table-cell/>
          <table:table-cell office:value-type="string">
            <text:p>LU0154236417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54236920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54237225</text:p>
          </table:table-cell>
          <table:table-cell office:value-type="string">
            <text:p>BLACKROCK GLOBAL FUNDS - US DOLLAR SHORT DURATION </text:p>
          </table:table-cell>
        </table:table-row>
        <table:table-row table:style-name="ro1">
          <table:table-cell/>
          <table:table-cell office:value-type="string">
            <text:p>LU0154245673</text:p>
          </table:table-cell>
          <table:table-cell office:value-type="string">
            <text:p>PARVEST - EQUITY USA MID CAP Classic (D)</text:p>
          </table:table-cell>
        </table:table-row>
        <table:table-row table:style-name="ro1">
          <table:table-cell/>
          <table:table-cell office:value-type="string">
            <text:p>LU0154245756</text:p>
          </table:table-cell>
          <table:table-cell office:value-type="string">
            <text:p>PARVEST - EQUITY USA MID CAP Classic (C)</text:p>
          </table:table-cell>
        </table:table-row>
        <table:table-row table:style-name="ro1">
          <table:table-cell/>
          <table:table-cell office:value-type="string">
            <text:p>LU0154246051</text:p>
          </table:table-cell>
          <table:table-cell office:value-type="string">
            <text:p>PARVEST - EQUITY USA MID CAP N (C)</text:p>
          </table:table-cell>
        </table:table-row>
        <table:table-row table:style-name="ro1">
          <table:table-cell/>
          <table:table-cell office:value-type="string">
            <text:p>LU0154246218</text:p>
          </table:table-cell>
          <table:table-cell office:value-type="string">
            <text:p>PARVEST - EQUITY USA MID CAP Privilege (C)</text:p>
          </table:table-cell>
        </table:table-row>
        <table:table-row table:style-name="ro1">
          <table:table-cell/>
          <table:table-cell office:value-type="string">
            <text:p>LU0154361405</text:p>
          </table:table-cell>
          <table:table-cell office:value-type="string">
            <text:p>PARVEST - STEP 90 EURO Classic (C)</text:p>
          </table:table-cell>
        </table:table-row>
        <table:table-row table:style-name="ro1">
          <table:table-cell/>
          <table:table-cell office:value-type="string">
            <text:p>LU0155303323</text:p>
          </table:table-cell>
          <table:table-cell office:value-type="string">
            <text:p>PICTET ASIAN EQUITIES EX JAPAN P USD (C)</text:p>
          </table:table-cell>
        </table:table-row>
        <table:table-row table:style-name="ro1">
          <table:table-cell/>
          <table:table-cell office:value-type="string">
            <text:p>LU0157182857</text:p>
          </table:table-cell>
          <table:table-cell office:value-type="string">
            <text:p>JPMORGAN INVESTMENT FUNDS US SELECT EQUITY FUND A </text:p>
          </table:table-cell>
        </table:table-row>
        <table:table-row table:style-name="ro1">
          <table:table-cell/>
          <table:table-cell office:value-type="string">
            <text:p>LU0157922724</text:p>
          </table:table-cell>
          <table:table-cell office:value-type="string">
            <text:p>FIDELITY FUNDS - GLOBAL FOCUS FUND A EUR (D)</text:p>
          </table:table-cell>
        </table:table-row>
        <table:table-row table:style-name="ro1">
          <table:table-cell/>
          <table:table-cell office:value-type="string">
            <text:p>LU0157931550</text:p>
          </table:table-cell>
          <table:table-cell office:value-type="string">
            <text:p>CANDRIAM BONDS CANDRIAM BONDS - WORLD GOVERNMENT P</text:p>
          </table:table-cell>
        </table:table-row>
        <table:table-row table:style-name="ro1">
          <table:table-cell/>
          <table:table-cell office:value-type="string">
            <text:p>LU0158078906</text:p>
          </table:table-cell>
          <table:table-cell office:value-type="string">
            <text:p>AMUNDI FUNDS - EQUITY THAILAND AU (C)</text:p>
          </table:table-cell>
        </table:table-row>
        <table:table-row table:style-name="ro1">
          <table:table-cell/>
          <table:table-cell office:value-type="string">
            <text:p>LU0158187608</text:p>
          </table:table-cell>
          <table:table-cell office:value-type="string">
            <text:p>AXA WORLD FUNDS - FORCE 5 E (C)</text:p>
          </table:table-cell>
        </table:table-row>
        <table:table-row table:style-name="ro1">
          <table:table-cell/>
          <table:table-cell office:value-type="string">
            <text:p>LU0158903558</text:p>
          </table:table-cell>
          <table:table-cell office:value-type="string">
            <text:p>ACATIS - AKTIEN DEUTSCHLAND ELM A (C)</text:p>
          </table:table-cell>
        </table:table-row>
        <table:table-row table:style-name="ro1">
          <table:table-cell/>
          <table:table-cell office:value-type="string">
            <text:p>LU0158938935</text:p>
          </table:table-cell>
          <table:table-cell office:value-type="string">
            <text:p>SARASIN INVESTMENTFONDS - SUSTAINABLE BOND EUR P (</text:p>
          </table:table-cell>
        </table:table-row>
        <table:table-row table:style-name="ro1">
          <table:table-cell/>
          <table:table-cell office:value-type="string">
            <text:p>LU0159052710</text:p>
          </table:table-cell>
          <table:table-cell office:value-type="string">
            <text:p>JPMORGAN FUNDS US TECHNOLOGY FUND A EUR</text:p>
          </table:table-cell>
        </table:table-row>
        <table:table-row table:style-name="ro1">
          <table:table-cell/>
          <table:table-cell office:value-type="string">
            <text:p>LU0159054922</text:p>
          </table:table-cell>
          <table:table-cell office:value-type="string">
            <text:p>JPMORGAN FUNDS - JPM EUROPE HIGH YIELD BOND C (C)</text:p>
          </table:table-cell>
        </table:table-row>
        <table:table-row table:style-name="ro1">
          <table:table-cell/>
          <table:table-cell office:value-type="string">
            <text:p>LU0159201655</text:p>
          </table:table-cell>
          <table:table-cell office:value-type="string">
            <text:p>LOMBARD ODIER FUNDS CONVERTIBLE BOND (EUR) P</text:p>
          </table:table-cell>
        </table:table-row>
        <table:table-row table:style-name="ro1">
          <table:table-cell/>
          <table:table-cell office:value-type="string">
            <text:p>LU0160155981</text:p>
          </table:table-cell>
          <table:table-cell office:value-type="string">
            <text:p>RAM (LUX) SYSTEMATIC FUNDS EUROPEAN EQUITIES B (C)</text:p>
          </table:table-cell>
        </table:table-row>
        <table:table-row table:style-name="ro1">
          <table:table-cell/>
          <table:table-cell office:value-type="string">
            <text:p>LU0160156013</text:p>
          </table:table-cell>
          <table:table-cell office:value-type="string">
            <text:p>RAM (LUX) SYSTEMATIC FUNDS NORTH AMERICAN EQUITIES</text:p>
          </table:table-cell>
        </table:table-row>
        <table:table-row table:style-name="ro1">
          <table:table-cell/>
          <table:table-cell office:value-type="string">
            <text:p>LU0161305163</text:p>
          </table:table-cell>
          <table:table-cell office:value-type="string">
            <text:p>SCHRODER INTERNATIONAL SELECTION FUND EUROPEAN VAL</text:p>
          </table:table-cell>
        </table:table-row>
        <table:table-row table:style-name="ro1">
          <table:table-cell/>
          <table:table-cell office:value-type="string">
            <text:p>LU0161332480</text:p>
          </table:table-cell>
          <table:table-cell office:value-type="string">
            <text:p>FIDELITY FUNDS - JAPAN ADVANTAGE FUND A JPY (D)</text:p>
          </table:table-cell>
        </table:table-row>
        <table:table-row table:style-name="ro1">
          <table:table-cell/>
          <table:table-cell office:value-type="string">
            <text:p>LU0161743942</text:p>
          </table:table-cell>
          <table:table-cell office:value-type="string">
            <text:p>BNPP L1 - BOND EURO HIGH YIELD Classic (D)</text:p>
          </table:table-cell>
        </table:table-row>
        <table:table-row table:style-name="ro1">
          <table:table-cell/>
          <table:table-cell office:value-type="string">
            <text:p>LU0161986921</text:p>
          </table:table-cell>
          <table:table-cell office:value-type="string">
            <text:p>LOMBARD ODIER FUNDS GOLDEN AGE SYST. HDG, (EUR) P</text:p>
          </table:table-cell>
        </table:table-row>
        <table:table-row table:style-name="ro1">
          <table:table-cell/>
          <table:table-cell office:value-type="string">
            <text:p>LU0162480882</text:p>
          </table:table-cell>
          <table:table-cell office:value-type="string">
            <text:p>PIONEER FUNDS STRATEGIC INCOME A EUR (C)</text:p>
          </table:table-cell>
        </table:table-row>
        <table:table-row table:style-name="ro1">
          <table:table-cell/>
          <table:table-cell office:value-type="string">
            <text:p>LU0162658883</text:p>
          </table:table-cell>
          <table:table-cell office:value-type="string">
            <text:p>BLACKROCK GLOBAL FUNDS EURO CORPORATE BOND FUND A2</text:p>
          </table:table-cell>
        </table:table-row>
        <table:table-row table:style-name="ro1">
          <table:table-cell/>
          <table:table-cell office:value-type="string">
            <text:p>LU0162659931</text:p>
          </table:table-cell>
          <table:table-cell office:value-type="string">
            <text:p>BLACKROCK GLOBAL FUNDS EURO CORPORATE BOND FUND E2</text:p>
          </table:table-cell>
        </table:table-row>
        <table:table-row table:style-name="ro1">
          <table:table-cell/>
          <table:table-cell office:value-type="string">
            <text:p>LU0163125924</text:p>
          </table:table-cell>
          <table:table-cell office:value-type="string">
            <text:p>CANDRIAM QUANT CANDRIAM QUANT - EQUITES USA C (C) </text:p>
          </table:table-cell>
        </table:table-row>
        <table:table-row table:style-name="ro1">
          <table:table-cell/>
          <table:table-cell office:value-type="string">
            <text:p>LU0164100710</text:p>
          </table:table-cell>
          <table:table-cell office:value-type="string">
            <text:p>AXA WORLD FUNDS - EURO CREDIT PLUS A (C)</text:p>
          </table:table-cell>
        </table:table-row>
        <table:table-row table:style-name="ro1">
          <table:table-cell/>
          <table:table-cell office:value-type="string">
            <text:p>LU0164100801</text:p>
          </table:table-cell>
          <table:table-cell office:value-type="string">
            <text:p>AXA WORLD FUNDS - EURO CREDIT PLUS A (D)</text:p>
          </table:table-cell>
        </table:table-row>
        <table:table-row table:style-name="ro1">
          <table:table-cell/>
          <table:table-cell office:value-type="string">
            <text:p>LU0164455502</text:p>
          </table:table-cell>
          <table:table-cell office:value-type="string">
            <text:p>CARMIGNAC PORTFOLIO - COMMODITIES A EUR acc</text:p>
          </table:table-cell>
        </table:table-row>
        <table:table-row table:style-name="ro1">
          <table:table-cell/>
          <table:table-cell office:value-type="string">
            <text:p>LU0164852419</text:p>
          </table:table-cell>
          <table:table-cell office:value-type="string">
            <text:p>HSBC GLOBAL INVESTMENT FUNDS CHINESE EQUITY E</text:p>
          </table:table-cell>
        </table:table-row>
        <table:table-row table:style-name="ro1">
          <table:table-cell/>
          <table:table-cell office:value-type="string">
            <text:p>LU0164853813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164858028</text:p>
          </table:table-cell>
          <table:table-cell office:value-type="string">
            <text:p>HSBC GLOBAL INVESTMENT FUNDS INDIAN EQUITY E</text:p>
          </table:table-cell>
        </table:table-row>
        <table:table-row table:style-name="ro1">
          <table:table-cell/>
          <table:table-cell office:value-type="string">
            <text:p>LU0164865239</text:p>
          </table:table-cell>
          <table:table-cell office:value-type="string">
            <text:p>HSBC GLOBAL INVESTMENT FUNDS CHINESE EQUITY A</text:p>
          </table:table-cell>
        </table:table-row>
        <table:table-row table:style-name="ro1">
          <table:table-cell/>
          <table:table-cell office:value-type="string">
            <text:p>LU0164870239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4881194</text:p>
          </table:table-cell>
          <table:table-cell office:value-type="string">
            <text:p>HSBC GIF - INDIAN EQUITY A (C)</text:p>
          </table:table-cell>
        </table:table-row>
        <table:table-row table:style-name="ro1">
          <table:table-cell/>
          <table:table-cell office:value-type="string">
            <text:p>LU0164906959</text:p>
          </table:table-cell>
          <table:table-cell office:value-type="string">
            <text:p>HSBC GLOBAL INVESTMENT FUNDS EUROPEAN EQUITY A</text:p>
          </table:table-cell>
        </table:table-row>
        <table:table-row table:style-name="ro1">
          <table:table-cell/>
          <table:table-cell office:value-type="string">
            <text:p>LU0164939612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5073775</text:p>
          </table:table-cell>
          <table:table-cell office:value-type="string">
            <text:p>HSBC GLOBAL INVESTMENT FUNDS EUROLAND EQUITY SMALL</text:p>
          </table:table-cell>
        </table:table-row>
        <table:table-row table:style-name="ro1">
          <table:table-cell/>
          <table:table-cell office:value-type="string">
            <text:p>LU0165074666</text:p>
          </table:table-cell>
          <table:table-cell office:value-type="string">
            <text:p>HSBC GLOBAL INVESTMENT FUNDS EUROLAND EQUITY A</text:p>
          </table:table-cell>
        </table:table-row>
        <table:table-row table:style-name="ro1">
          <table:table-cell/>
          <table:table-cell office:value-type="string">
            <text:p>LU0165083220</text:p>
          </table:table-cell>
          <table:table-cell office:value-type="string">
            <text:p>HSBC GLOBAL INVESTMENT FUNDS EUROLAND EQUITY E</text:p>
          </table:table-cell>
        </table:table-row>
        <table:table-row table:style-name="ro1">
          <table:table-cell/>
          <table:table-cell office:value-type="string">
            <text:p>LU0165128348</text:p>
          </table:table-cell>
          <table:table-cell office:value-type="string">
            <text:p>HSBC GLOBAL INVESTMENT FUNDS EURO HIGH YIELD BOND </text:p>
          </table:table-cell>
        </table:table-row>
        <table:table-row table:style-name="ro1">
          <table:table-cell/>
          <table:table-cell office:value-type="string">
            <text:p>LU0165130674</text:p>
          </table:table-cell>
          <table:table-cell office:value-type="string">
            <text:p>HSBC GLOBAL INVESTMENT FUNDS EURO RESERVE A</text:p>
          </table:table-cell>
        </table:table-row>
        <table:table-row table:style-name="ro1">
          <table:table-cell/>
          <table:table-cell office:value-type="string">
            <text:p>LU0165289439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5623512</text:p>
          </table:table-cell>
          <table:table-cell office:value-type="string">
            <text:p>AMUNDI FUNDS EQUITY GREATER CHINA AU (C)</text:p>
          </table:table-cell>
        </table:table-row>
        <table:table-row table:style-name="ro1">
          <table:table-cell/>
          <table:table-cell office:value-type="string">
            <text:p>LU0165623785</text:p>
          </table:table-cell>
          <table:table-cell office:value-type="string">
            <text:p>AMUNDI FUNDS EQUITY GREATER CHINA SU (C)</text:p>
          </table:table-cell>
        </table:table-row>
        <table:table-row table:style-name="ro1">
          <table:table-cell/>
          <table:table-cell office:value-type="string">
            <text:p>LU0166421692</text:p>
          </table:table-cell>
          <table:table-cell office:value-type="string">
            <text:p>INVESCO FUNDS INVESCO GLOBAL CONSERVATIVE FUND A</text:p>
          </table:table-cell>
        </table:table-row>
        <table:table-row table:style-name="ro1">
          <table:table-cell/>
          <table:table-cell office:value-type="string">
            <text:p>LU0166421858</text:p>
          </table:table-cell>
          <table:table-cell office:value-type="string">
            <text:p>INVESCO FUNDS INVESCO GLOBAL CONSERVATIVE FUND C C</text:p>
          </table:table-cell>
        </table:table-row>
        <table:table-row table:style-name="ro1">
          <table:table-cell/>
          <table:table-cell office:value-type="string">
            <text:p>LU0166422070</text:p>
          </table:table-cell>
          <table:table-cell office:value-type="string">
            <text:p>INVESCO FUNDS INVESCO GLOBAL CONSERVATIVE FUND E</text:p>
          </table:table-cell>
        </table:table-row>
        <table:table-row table:style-name="ro1">
          <table:table-cell/>
          <table:table-cell office:value-type="string">
            <text:p>LU0167158327</text:p>
          </table:table-cell>
          <table:table-cell office:value-type="string">
            <text:p>PICTET - EUR SHORT-MID TERM BONDS P (C)</text:p>
          </table:table-cell>
        </table:table-row>
        <table:table-row table:style-name="ro1">
          <table:table-cell/>
          <table:table-cell office:value-type="string">
            <text:p>LU0167159309</text:p>
          </table:table-cell>
          <table:table-cell office:value-type="string">
            <text:p>PICTET - EUR SHORT-MID TERM BONDS P (D)</text:p>
          </table:table-cell>
        </table:table-row>
        <table:table-row table:style-name="ro1">
          <table:table-cell/>
          <table:table-cell office:value-type="string">
            <text:p>LU0167236651</text:p>
          </table:table-cell>
          <table:table-cell office:value-type="string">
            <text:p>BNP PARIBAS INSTICASH BNP PARIBAS INSTICASH GBP CL</text:p>
          </table:table-cell>
        </table:table-row>
        <table:table-row table:style-name="ro1">
          <table:table-cell/>
          <table:table-cell office:value-type="string">
            <text:p>LU0167237543</text:p>
          </table:table-cell>
          <table:table-cell office:value-type="string">
            <text:p>BNP PARIBAS INSTICASH BNP PARIBAS INSTICASH EUR CL</text:p>
          </table:table-cell>
        </table:table-row>
        <table:table-row table:style-name="ro1">
          <table:table-cell/>
          <table:table-cell office:value-type="string">
            <text:p>LU0167238863</text:p>
          </table:table-cell>
          <table:table-cell office:value-type="string">
            <text:p>BNP PARIBAS INSTICASH BNP PARIBAS INSTICASH USD CL</text:p>
          </table:table-cell>
        </table:table-row>
        <table:table-row table:style-name="ro1">
          <table:table-cell/>
          <table:table-cell office:value-type="string">
            <text:p>LU0167813129</text:p>
          </table:table-cell>
          <table:table-cell office:value-type="string">
            <text:p>OYSTER OYSTER EUROPEAN CORPORATE BONDS EUR</text:p>
          </table:table-cell>
        </table:table-row>
        <table:table-row table:style-name="ro1">
          <table:table-cell/>
          <table:table-cell office:value-type="string">
            <text:p>LU0168343274</text:p>
          </table:table-cell>
          <table:table-cell office:value-type="string">
            <text:p>JPMORGAN FUNDS GLOBAL FOCUS FUND D EUR</text:p>
          </table:table-cell>
        </table:table-row>
        <table:table-row table:style-name="ro1">
          <table:table-cell/>
          <table:table-cell office:value-type="string">
            <text:p>LU0168449691</text:p>
          </table:table-cell>
          <table:table-cell office:value-type="string">
            <text:p>PICTET GREATER CHINA P USD (C)</text:p>
          </table:table-cell>
        </table:table-row>
        <table:table-row table:style-name="ro1">
          <table:table-cell/>
          <table:table-cell office:value-type="string">
            <text:p>LU0169274734</text:p>
          </table:table-cell>
          <table:table-cell office:value-type="string">
            <text:p>GENERALI INVESTMENTS SICAV TOTAL RETURN EURO HIGH </text:p>
          </table:table-cell>
        </table:table-row>
        <table:table-row table:style-name="ro1">
          <table:table-cell/>
          <table:table-cell office:value-type="string">
            <text:p>LU0169518387</text:p>
          </table:table-cell>
          <table:table-cell office:value-type="string">
            <text:p>JPMORGAN FUNDS ASIA EQUITY FUND A USD</text:p>
          </table:table-cell>
        </table:table-row>
        <table:table-row table:style-name="ro1">
          <table:table-cell/>
          <table:table-cell office:value-type="string">
            <text:p>LU0169527297</text:p>
          </table:table-cell>
          <table:table-cell office:value-type="string">
            <text:p>JPMORGAN INVESTMENT FUNDS - JPM EUROPE STRATEGIC D</text:p>
          </table:table-cell>
        </table:table-row>
        <table:table-row table:style-name="ro1">
          <table:table-cell/>
          <table:table-cell office:value-type="string">
            <text:p>LU0170291933</text:p>
          </table:table-cell>
          <table:table-cell office:value-type="string">
            <text:p>CANDRIAM BONDS CANDRIAM BONDS - GLOBAL HIGH YIELD </text:p>
          </table:table-cell>
        </table:table-row>
        <table:table-row table:style-name="ro1">
          <table:table-cell/>
          <table:table-cell office:value-type="string">
            <text:p>LU0170294283</text:p>
          </table:table-cell>
          <table:table-cell office:value-type="string">
            <text:p>CANDRIAM BONDS CANDRIAM BONDS - EURO CORPORATE EX-</text:p>
          </table:table-cell>
        </table:table-row>
        <table:table-row table:style-name="ro1">
          <table:table-cell/>
          <table:table-cell office:value-type="string">
            <text:p>LU0170473374</text:p>
          </table:table-cell>
          <table:table-cell office:value-type="string">
            <text:p>FTIF - TEMPLETON EUROPEAN TOTAL RETURN FUND A EUR </text:p>
          </table:table-cell>
        </table:table-row>
        <table:table-row table:style-name="ro1">
          <table:table-cell/>
          <table:table-cell office:value-type="string">
            <text:p>LU0170474000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70474422</text:p>
          </table:table-cell>
          <table:table-cell office:value-type="string">
            <text:p>FTIF - TEMPLETON GLOBAL BOND (EURO) FUND A EUR (C)</text:p>
          </table:table-cell>
        </table:table-row>
        <table:table-row table:style-name="ro1">
          <table:table-cell/>
          <table:table-cell office:value-type="string">
            <text:p>LU017047515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70475312</text:p>
          </table:table-cell>
          <table:table-cell office:value-type="string">
            <text:p>FTIF - TEMPLETON GLOBAL TOTAL RETURN FUND A USD (C</text:p>
          </table:table-cell>
        </table:table-row>
        <table:table-row table:style-name="ro1">
          <table:table-cell/>
          <table:table-cell office:value-type="string">
            <text:p>LU017047558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70477797</text:p>
          </table:table-cell>
          <table:table-cell office:value-type="string">
            <text:p>FTIF - TEMPLETON GLOBAL TOTAL RETURN FUND N USD (C</text:p>
          </table:table-cell>
        </table:table-row>
        <table:table-row table:style-name="ro1">
          <table:table-cell/>
          <table:table-cell office:value-type="string">
            <text:p>LU0170994346</text:p>
          </table:table-cell>
          <table:table-cell office:value-type="string">
            <text:p>PICTET - GLOBAL EMERGING DEBT HP EUR (C)</text:p>
          </table:table-cell>
        </table:table-row>
        <table:table-row table:style-name="ro1">
          <table:table-cell/>
          <table:table-cell office:value-type="string">
            <text:p>LU0171269466</text:p>
          </table:table-cell>
          <table:table-cell office:value-type="string">
            <text:p>BLACKROCK GLOBAL FUNDS ASIAN DRAGON FUND A2 EUR (C</text:p>
          </table:table-cell>
        </table:table-row>
        <table:table-row table:style-name="ro1">
          <table:table-cell/>
          <table:table-cell office:value-type="string">
            <text:p>LU0171276081</text:p>
          </table:table-cell>
          <table:table-cell office:value-type="string">
            <text:p>BLACKROCK GLOBAL FUNDS EMERGING MARKETS FUND E2 EU</text:p>
          </table:table-cell>
        </table:table-row>
        <table:table-row table:style-name="ro1">
          <table:table-cell/>
          <table:table-cell office:value-type="string">
            <text:p>LU0171277485</text:p>
          </table:table-cell>
          <table:table-cell office:value-type="string">
            <text:p>BLACKROCK GLOBAL FUNDS EURO-MARKETS FUND A2 USD (C</text:p>
          </table:table-cell>
        </table:table-row>
        <table:table-row table:style-name="ro1">
          <table:table-cell/>
          <table:table-cell office:value-type="string">
            <text:p>LU0171278889</text:p>
          </table:table-cell>
          <table:table-cell office:value-type="string">
            <text:p>BLACKROCK GLOBAL FUNDS - EURO BOND FUND A1 (D)</text:p>
          </table:table-cell>
        </table:table-row>
        <table:table-row table:style-name="ro1">
          <table:table-cell/>
          <table:table-cell office:value-type="string">
            <text:p>LU0171279184</text:p>
          </table:table-cell>
          <table:table-cell office:value-type="string">
            <text:p>BLACKROCK GLOBAL FUNDS - EURO BOND FUND A2 USD (C)</text:p>
          </table:table-cell>
        </table:table-row>
        <table:table-row table:style-name="ro1">
          <table:table-cell/>
          <table:table-cell office:value-type="string">
            <text:p>LU0171281750</text:p>
          </table:table-cell>
          <table:table-cell office:value-type="string">
            <text:p>BLACKROCK GLOBAL FUNDS - EUROPEAN VALUE FUND A2 US</text:p>
          </table:table-cell>
        </table:table-row>
        <table:table-row table:style-name="ro1">
          <table:table-cell/>
          <table:table-cell office:value-type="string">
            <text:p>LU0171282212</text:p>
          </table:table-cell>
          <table:table-cell office:value-type="string">
            <text:p>BLACKROCK GLOBAL FUNDS - EUROPEAN VALUE FUND A2 GB</text:p>
          </table:table-cell>
        </table:table-row>
        <table:table-row table:style-name="ro1">
          <table:table-cell/>
          <table:table-cell office:value-type="string">
            <text:p>LU0171283459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171283533</text:p>
          </table:table-cell>
          <table:table-cell office:value-type="string">
            <text:p>BLACKROCK GLOBAL FUNDS GLOBAL ALLOCATION FUND E2 E</text:p>
          </table:table-cell>
        </table:table-row>
        <table:table-row table:style-name="ro1">
          <table:table-cell/>
          <table:table-cell office:value-type="string">
            <text:p>LU0171284937</text:p>
          </table:table-cell>
          <table:table-cell office:value-type="string">
            <text:p>BLACKROCK GLOBAL FUNDS GLOBAL HIGH YIELD BOND FUND</text:p>
          </table:table-cell>
        </table:table-row>
        <table:table-row table:style-name="ro1">
          <table:table-cell/>
          <table:table-cell office:value-type="string">
            <text:p>LU0171285314</text:p>
          </table:table-cell>
          <table:table-cell office:value-type="string">
            <text:p>BLACKROCK GLOBAL FUNDS GLOBAL OPPORTUNITIES FUND A</text:p>
          </table:table-cell>
        </table:table-row>
        <table:table-row table:style-name="ro1">
          <table:table-cell/>
          <table:table-cell office:value-type="string">
            <text:p>LU0171288334</text:p>
          </table:table-cell>
          <table:table-cell office:value-type="string">
            <text:p>BLACKROCK GLOBAL FUNDS GLOBAL SMALLCAP FUND A2 EUR</text:p>
          </table:table-cell>
        </table:table-row>
        <table:table-row table:style-name="ro1">
          <table:table-cell/>
          <table:table-cell office:value-type="string">
            <text:p>LU0171289068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171289225</text:p>
          </table:table-cell>
          <table:table-cell office:value-type="string">
            <text:p>BLACKROCK GLOBAL FUNDS JAPAN SMALL &amp; MIDCAP OPPORT</text:p>
          </table:table-cell>
        </table:table-row>
        <table:table-row table:style-name="ro1">
          <table:table-cell/>
          <table:table-cell office:value-type="string">
            <text:p>LU0171289498</text:p>
          </table:table-cell>
          <table:table-cell office:value-type="string">
            <text:p>BLACKROCK GLOBAL FUNDS LATIN AMERICAN FUND A2 EUR </text:p>
          </table:table-cell>
        </table:table-row>
        <table:table-row table:style-name="ro1">
          <table:table-cell/>
          <table:table-cell office:value-type="string">
            <text:p>LU0171289571</text:p>
          </table:table-cell>
          <table:table-cell office:value-type="string">
            <text:p>BLACKROCK GLOBAL FUNDS LATIN AMERICAN FUND E2 EUR </text:p>
          </table:table-cell>
        </table:table-row>
        <table:table-row table:style-name="ro1">
          <table:table-cell/>
          <table:table-cell office:value-type="string">
            <text:p>LU0171289902</text:p>
          </table:table-cell>
          <table:table-cell office:value-type="string">
            <text:p>BLACKROCK GLOBAL FUNDS - NEW ENERGY FUND A2 EUR (C</text:p>
          </table:table-cell>
        </table:table-row>
        <table:table-row table:style-name="ro1">
          <table:table-cell/>
          <table:table-cell office:value-type="string">
            <text:p>LU0171290074</text:p>
          </table:table-cell>
          <table:table-cell office:value-type="string">
            <text:p>BLACKROCK GLOBAL FUNDS NEW ENERGY FUND E2 EUR (C)</text:p>
          </table:table-cell>
        </table:table-row>
        <table:table-row table:style-name="ro1">
          <table:table-cell/>
          <table:table-cell office:value-type="string">
            <text:p>LU0171293920</text:p>
          </table:table-cell>
          <table:table-cell office:value-type="string">
            <text:p>BLACKROCK GLOBAL FUNDS US BASIC VALUE FUND A2 EUR </text:p>
          </table:table-cell>
        </table:table-row>
        <table:table-row table:style-name="ro1">
          <table:table-cell/>
          <table:table-cell office:value-type="string">
            <text:p>LU0171295891</text:p>
          </table:table-cell>
          <table:table-cell office:value-type="string">
            <text:p>BLACKROCK GLOBAL FUNDS US BASIC VALUE FUND E2 EUR </text:p>
          </table:table-cell>
        </table:table-row>
        <table:table-row table:style-name="ro1">
          <table:table-cell/>
          <table:table-cell office:value-type="string">
            <text:p>LU0171296279</text:p>
          </table:table-cell>
          <table:table-cell office:value-type="string">
            <text:p>BLACKROCK GLOBAL FUNDS - US BASIC VALUE FUND A2 GB</text:p>
          </table:table-cell>
        </table:table-row>
        <table:table-row table:style-name="ro1">
          <table:table-cell/>
          <table:table-cell office:value-type="string">
            <text:p>LU0171296865</text:p>
          </table:table-cell>
          <table:table-cell office:value-type="string">
            <text:p>BLACKROCK GLOBAL FUNDS - US FLEXIBLE EQUITY FUND A</text:p>
          </table:table-cell>
        </table:table-row>
        <table:table-row table:style-name="ro1">
          <table:table-cell/>
          <table:table-cell office:value-type="string">
            <text:p>LU0171296949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71298135</text:p>
          </table:table-cell>
          <table:table-cell office:value-type="string">
            <text:p>BLACKROCK GLOBAL FUNDS - US GROWTH FUND A2 EUR (C)</text:p>
          </table:table-cell>
        </table:table-row>
        <table:table-row table:style-name="ro1">
          <table:table-cell/>
          <table:table-cell office:value-type="string">
            <text:p>LU0171298648</text:p>
          </table:table-cell>
          <table:table-cell office:value-type="string">
            <text:p>BLACKROCK GLOBAL FUNDS - US SMALL &amp; MIDCAP OPPORTU</text:p>
          </table:table-cell>
        </table:table-row>
        <table:table-row table:style-name="ro1">
          <table:table-cell/>
          <table:table-cell office:value-type="string">
            <text:p>LU0171298721</text:p>
          </table:table-cell>
          <table:table-cell office:value-type="string">
            <text:p>BLACKROCK GLOBAL FUNDS US SMALL &amp; MIDCAP OPPORTUNI</text:p>
          </table:table-cell>
        </table:table-row>
        <table:table-row table:style-name="ro1">
          <table:table-cell/>
          <table:table-cell office:value-type="string">
            <text:p>LU0171301533</text:p>
          </table:table-cell>
          <table:table-cell office:value-type="string">
            <text:p>BLACKROCK GLOBAL FUNDS WORLD ENERGY FUND A2 EUR (C</text:p>
          </table:table-cell>
        </table:table-row>
        <table:table-row table:style-name="ro1">
          <table:table-cell/>
          <table:table-cell office:value-type="string">
            <text:p>LU0171304552</text:p>
          </table:table-cell>
          <table:table-cell office:value-type="string">
            <text:p>BLACKROCK GLOBAL FUNDS WORLD ENERGY FUND E2 EUR (C</text:p>
          </table:table-cell>
        </table:table-row>
        <table:table-row table:style-name="ro1">
          <table:table-cell/>
          <table:table-cell office:value-type="string">
            <text:p>LU0171304719</text:p>
          </table:table-cell>
          <table:table-cell office:value-type="string">
            <text:p>BLACKROCK GLOBAL FUNDS WORLD FINANCIALS FUND A2 EU</text:p>
          </table:table-cell>
        </table:table-row>
        <table:table-row table:style-name="ro1">
          <table:table-cell/>
          <table:table-cell office:value-type="string">
            <text:p>LU0171305443</text:p>
          </table:table-cell>
          <table:table-cell office:value-type="string">
            <text:p>BLACKROCK GLOBAL FUNDS WORLD FINANCIALS FUND E2 EU</text:p>
          </table:table-cell>
        </table:table-row>
        <table:table-row table:style-name="ro1">
          <table:table-cell/>
          <table:table-cell office:value-type="string">
            <text:p>LU0171305526</text:p>
          </table:table-cell>
          <table:table-cell office:value-type="string">
            <text:p>BLACKROCK GLOBAL FUNDS - WORLD GOLD FUND A2 EUR (C</text:p>
          </table:table-cell>
        </table:table-row>
        <table:table-row table:style-name="ro1">
          <table:table-cell/>
          <table:table-cell office:value-type="string">
            <text:p>LU0171306680</text:p>
          </table:table-cell>
          <table:table-cell office:value-type="string">
            <text:p>BLACKROCK GLOBAL FUNDS WORLD GOLD FUND E2 EUR (C)</text:p>
          </table:table-cell>
        </table:table-row>
        <table:table-row table:style-name="ro1">
          <table:table-cell/>
          <table:table-cell office:value-type="string">
            <text:p>LU0171307068</text:p>
          </table:table-cell>
          <table:table-cell office:value-type="string">
            <text:p>BLACKROCK GLOBAL FUNDS - WORLD HEALTHSCIENCE FUND </text:p>
          </table:table-cell>
        </table:table-row>
        <table:table-row table:style-name="ro1">
          <table:table-cell/>
          <table:table-cell office:value-type="string">
            <text:p>LU0171309270</text:p>
          </table:table-cell>
          <table:table-cell office:value-type="string">
            <text:p>BLACKROCK GLOBAL FUNDS WORLD HEALTHSCIENCE FUND E2</text:p>
          </table:table-cell>
        </table:table-row>
        <table:table-row table:style-name="ro1">
          <table:table-cell/>
          <table:table-cell office:value-type="string">
            <text:p>LU0172157280</text:p>
          </table:table-cell>
          <table:table-cell office:value-type="string">
            <text:p>BLACKROCK GLOBAL FUNDS - WORLD MINING FUND A2 EUR </text:p>
          </table:table-cell>
        </table:table-row>
        <table:table-row table:style-name="ro1">
          <table:table-cell/>
          <table:table-cell office:value-type="string">
            <text:p>LU0172157363</text:p>
          </table:table-cell>
          <table:table-cell office:value-type="string">
            <text:p>BLACKROCK GLOBAL FUNDS WORLD MINING FUND E2 EUR (C</text:p>
          </table:table-cell>
        </table:table-row>
        <table:table-row table:style-name="ro1">
          <table:table-cell/>
          <table:table-cell office:value-type="string">
            <text:p>LU0172350877</text:p>
          </table:table-cell>
          <table:table-cell office:value-type="string">
            <text:p>BNP PARIBAS L1 BNP PARIBAS L1 BOND EURO PREMIUM CL</text:p>
          </table:table-cell>
        </table:table-row>
        <table:table-row table:style-name="ro1">
          <table:table-cell/>
          <table:table-cell office:value-type="string">
            <text:p>LU0172351099</text:p>
          </table:table-cell>
          <table:table-cell office:value-type="string">
            <text:p>BNPP L1 - BOND EURO PREMIUM Classic (D)</text:p>
          </table:table-cell>
        </table:table-row>
        <table:table-row table:style-name="ro1">
          <table:table-cell/>
          <table:table-cell office:value-type="string">
            <text:p>LU0172393414</text:p>
          </table:table-cell>
          <table:table-cell office:value-type="string">
            <text:p>BLACKROCK GLOBAL FUNDS - ASIAN TIGER BOND FUND A3 </text:p>
          </table:table-cell>
        </table:table-row>
        <table:table-row table:style-name="ro1">
          <table:table-cell/>
          <table:table-cell office:value-type="string">
            <text:p>LU0172394222</text:p>
          </table:table-cell>
          <table:table-cell office:value-type="string">
            <text:p>BLACKROCK GLOBAL FUNDS - EURO CORPORATE BOND FUND </text:p>
          </table:table-cell>
        </table:table-row>
        <table:table-row table:style-name="ro1">
          <table:table-cell/>
          <table:table-cell office:value-type="string">
            <text:p>LU0172403825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172516436</text:p>
          </table:table-cell>
          <table:table-cell office:value-type="string">
            <text:p>FIDELITY FUNDS - TARGET TM 2015 (EURO) FUND A (D)</text:p>
          </table:table-cell>
        </table:table-row>
        <table:table-row table:style-name="ro1">
          <table:table-cell/>
          <table:table-cell office:value-type="string">
            <text:p>LU0172516865</text:p>
          </table:table-cell>
          <table:table-cell office:value-type="string">
            <text:p>FIDELITY FUNDS SICAV FIDELITY TARGETâ„¢ 2020 (EURO) </text:p>
          </table:table-cell>
        </table:table-row>
        <table:table-row table:style-name="ro1">
          <table:table-cell/>
          <table:table-cell office:value-type="string">
            <text:p>LU0172581844</text:p>
          </table:table-cell>
          <table:table-cell office:value-type="string">
            <text:p>LOMBARD ODIER FUNDS WORLD GOLD EXPERTISE SYST. HDG</text:p>
          </table:table-cell>
        </table:table-row>
        <table:table-row table:style-name="ro1">
          <table:table-cell/>
          <table:table-cell office:value-type="string">
            <text:p>LU0172748641</text:p>
          </table:table-cell>
          <table:table-cell office:value-type="string">
            <text:p>BLACKROCK GLOBAL FUNDS - EURO BOND FUND A3 USD (D)</text:p>
          </table:table-cell>
        </table:table-row>
        <table:table-row table:style-name="ro1">
          <table:table-cell/>
          <table:table-cell office:value-type="string">
            <text:p>LU0173614495</text:p>
          </table:table-cell>
          <table:table-cell office:value-type="string">
            <text:p>FIDELITY FUNDS - CHINA FOCUS FUND A USD (D)</text:p>
          </table:table-cell>
        </table:table-row>
        <table:table-row table:style-name="ro1">
          <table:table-cell/>
          <table:table-cell office:value-type="string">
            <text:p>LU0173781047</text:p>
          </table:table-cell>
          <table:table-cell office:value-type="string">
            <text:p>NORDEA 1 SWEDISH BOND FUND BP EUR (C)</text:p>
          </table:table-cell>
        </table:table-row>
        <table:table-row table:style-name="ro1">
          <table:table-cell/>
          <table:table-cell office:value-type="string">
            <text:p>LU0173781559</text:p>
          </table:table-cell>
          <table:table-cell office:value-type="string">
            <text:p>NORDEA 1 NORWEGIAN BOND FUND BP EUR (C)</text:p>
          </table:table-cell>
        </table:table-row>
        <table:table-row table:style-name="ro1">
          <table:table-cell/>
          <table:table-cell office:value-type="string">
            <text:p>LU0173783092</text:p>
          </table:table-cell>
          <table:table-cell office:value-type="string">
            <text:p>NORDEA 1 NORTH AMERICAN VALUE FUND BP EUR (C)</text:p>
          </table:table-cell>
        </table:table-row>
        <table:table-row table:style-name="ro1">
          <table:table-cell/>
          <table:table-cell office:value-type="string">
            <text:p>LU0173785626</text:p>
          </table:table-cell>
          <table:table-cell office:value-type="string">
            <text:p>NORDEA 1 - SWEDISH KRONER RESERVE BP EUR (C)</text:p>
          </table:table-cell>
        </table:table-row>
        <table:table-row table:style-name="ro1">
          <table:table-cell/>
          <table:table-cell office:value-type="string">
            <text:p>LU0173786863</text:p>
          </table:table-cell>
          <table:table-cell office:value-type="string">
            <text:p>NORDEA 1 - NORWEGIAN KRONER RESERVE BP EUR (C)</text:p>
          </table:table-cell>
        </table:table-row>
        <table:table-row table:style-name="ro1">
          <table:table-cell/>
          <table:table-cell office:value-type="string">
            <text:p>LU0173921072</text:p>
          </table:table-cell>
          <table:table-cell office:value-type="string">
            <text:p>NORDEA 1 - EUROPEAN VALUE FUND BP NOK (C)</text:p>
          </table:table-cell>
        </table:table-row>
        <table:table-row table:style-name="ro1">
          <table:table-cell/>
          <table:table-cell office:value-type="string">
            <text:p>LU0173921668</text:p>
          </table:table-cell>
          <table:table-cell office:value-type="string">
            <text:p>NORDEA 1 - GLOBAL BOND FUND BP NOK (C)</text:p>
          </table:table-cell>
        </table:table-row>
        <table:table-row table:style-name="ro1">
          <table:table-cell/>
          <table:table-cell office:value-type="string">
            <text:p>LU0173922989</text:p>
          </table:table-cell>
          <table:table-cell office:value-type="string">
            <text:p>NORDEA 1 - NORTH AMERICAN VALUE FUND BP NOK (C)</text:p>
          </table:table-cell>
        </table:table-row>
        <table:table-row table:style-name="ro1">
          <table:table-cell/>
          <table:table-cell office:value-type="string">
            <text:p>LU0173923524</text:p>
          </table:table-cell>
          <table:table-cell office:value-type="string">
            <text:p>NORDEA 1 - SWEDISH KRONER RESERVE BP NOK (C)</text:p>
          </table:table-cell>
        </table:table-row>
        <table:table-row table:style-name="ro1">
          <table:table-cell/>
          <table:table-cell office:value-type="string">
            <text:p>LU0175163889</text:p>
          </table:table-cell>
          <table:table-cell office:value-type="string">
            <text:p>CS INVESTMENT FUNDS 14 CREDIT SUISSE BOND FUND (LU</text:p>
          </table:table-cell>
        </table:table-row>
        <table:table-row table:style-name="ro1">
          <table:table-cell/>
          <table:table-cell office:value-type="string">
            <text:p>LU0175571735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176900511</text:p>
          </table:table-cell>
          <table:table-cell office:value-type="string">
            <text:p>PICTET - JAPANESE EQUITY SELECTION P JPY (C)</text:p>
          </table:table-cell>
        </table:table-row>
        <table:table-row table:style-name="ro1">
          <table:table-cell/>
          <table:table-cell office:value-type="string">
            <text:p>LU0176901758</text:p>
          </table:table-cell>
          <table:table-cell office:value-type="string">
            <text:p>PICTET JAPANESE EQUITY SELECTION R JPY (C)</text:p>
          </table:table-cell>
        </table:table-row>
        <table:table-row table:style-name="ro1">
          <table:table-cell/>
          <table:table-cell office:value-type="string">
            <text:p>LU017722212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7222394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7332227</text:p>
          </table:table-cell>
          <table:table-cell office:value-type="string">
            <text:p>PARVEST - EQUITY EUROPE VALUE Classic (C)</text:p>
          </table:table-cell>
        </table:table-row>
        <table:table-row table:style-name="ro1">
          <table:table-cell/>
          <table:table-cell office:value-type="string">
            <text:p>LU0177592218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8554332</text:p>
          </table:table-cell>
          <table:table-cell office:value-type="string">
            <text:p>OYSTER EUROPEAN MID &amp; SMALL CAP C EUR PR</text:p>
          </table:table-cell>
        </table:table-row>
        <table:table-row table:style-name="ro1">
          <table:table-cell/>
          <table:table-cell office:value-type="string">
            <text:p>LU0179219752</text:p>
          </table:table-cell>
          <table:table-cell office:value-type="string">
            <text:p>DEUTSCHE INVEST I SICAV CONVERTIBLES L (C)</text:p>
          </table:table-cell>
        </table:table-row>
        <table:table-row table:style-name="ro1">
          <table:table-cell/>
          <table:table-cell office:value-type="string">
            <text:p>LU0179220255</text:p>
          </table:table-cell>
          <table:table-cell office:value-type="string">
            <text:p>DEUTSCHE INVEST I SICAV CONVERTIBLES N (C)</text:p>
          </table:table-cell>
        </table:table-row>
        <table:table-row table:style-name="ro1">
          <table:table-cell/>
          <table:table-cell office:value-type="string">
            <text:p>LU0179866438</text:p>
          </table:table-cell>
          <table:table-cell office:value-type="string">
            <text:p>AXA WORLD FUNDS - OPTIMAL INCOME A (C)</text:p>
          </table:table-cell>
        </table:table-row>
        <table:table-row table:style-name="ro1">
          <table:table-cell/>
          <table:table-cell office:value-type="string">
            <text:p>LU0180781048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81495838</text:p>
          </table:table-cell>
          <table:table-cell office:value-type="string">
            <text:p>SCHRODER ISF - EMERGING ASIA A (C)</text:p>
          </table:table-cell>
        </table:table-row>
        <table:table-row table:style-name="ro1">
          <table:table-cell/>
          <table:table-cell office:value-type="string">
            <text:p>LU0181495911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181962126</text:p>
          </table:table-cell>
          <table:table-cell office:value-type="string">
            <text:p>FIRST EAGLE AMUNDI INTERNATIONAL FUND FU</text:p>
          </table:table-cell>
        </table:table-row>
        <table:table-row table:style-name="ro1">
          <table:table-cell/>
          <table:table-cell office:value-type="string">
            <text:p>LU0181998153</text:p>
          </table:table-cell>
          <table:table-cell office:value-type="string">
            <text:p>FTIF - TEMPLETON ASIAN GROWTH FUND C USD (C)</text:p>
          </table:table-cell>
        </table:table-row>
        <table:table-row table:style-name="ro1">
          <table:table-cell/>
          <table:table-cell office:value-type="string">
            <text:p>LU0182234491</text:p>
          </table:table-cell>
          <table:table-cell office:value-type="string">
            <text:p>PIONEER FUNDS STRATEGIC INCOME A EUR HEDGED (C)</text:p>
          </table:table-cell>
        </table:table-row>
        <table:table-row table:style-name="ro1">
          <table:table-cell/>
          <table:table-cell office:value-type="string">
            <text:p>LU0183830636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84627536</text:p>
          </table:table-cell>
          <table:table-cell office:value-type="string">
            <text:p>AXA WORLD FUNDS FRAMLINGTON SWITZERLAND A CAPITALI</text:p>
          </table:table-cell>
        </table:table-row>
        <table:table-row table:style-name="ro1">
          <table:table-cell/>
          <table:table-cell office:value-type="string">
            <text:p>LU0184630167</text:p>
          </table:table-cell>
          <table:table-cell office:value-type="string">
            <text:p>AXA WORLD FUNDS GLOBAL HIGH YIELD BONDS A CAPITALI</text:p>
          </table:table-cell>
        </table:table-row>
        <table:table-row table:style-name="ro1">
          <table:table-cell/>
          <table:table-cell office:value-type="string">
            <text:p>LU0184634821</text:p>
          </table:table-cell>
          <table:table-cell office:value-type="string">
            <text:p>AXA WORLD FUNDS OPTIMAL INCOME E CAPITALISATION EU</text:p>
          </table:table-cell>
        </table:table-row>
        <table:table-row table:style-name="ro1">
          <table:table-cell/>
          <table:table-cell office:value-type="string">
            <text:p>LU0185495495</text:p>
          </table:table-cell>
          <table:table-cell office:value-type="string">
            <text:p>OFI INVEST US EQUITY A EUR (C)</text:p>
          </table:table-cell>
        </table:table-row>
        <table:table-row table:style-name="ro1">
          <table:table-cell/>
          <table:table-cell office:value-type="string">
            <text:p>LU0185496469</text:p>
          </table:table-cell>
          <table:table-cell office:value-type="string">
            <text:p>OFI INVEST RS ETHICAL EUROPEAN EQUITY R EUR CAPITA</text:p>
          </table:table-cell>
        </table:table-row>
        <table:table-row table:style-name="ro1">
          <table:table-cell/>
          <table:table-cell office:value-type="string">
            <text:p>LU0186678784</text:p>
          </table:table-cell>
          <table:table-cell office:value-type="string">
            <text:p>GAM MULTIBOND ABSOLUTE RETURN BOND B EUR (C)</text:p>
          </table:table-cell>
        </table:table-row>
        <table:table-row table:style-name="ro1">
          <table:table-cell/>
          <table:table-cell office:value-type="string">
            <text:p>LU0186875935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86876156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87076913</text:p>
          </table:table-cell>
          <table:table-cell office:value-type="string">
            <text:p>ROBECO CAPITAL GROWTH FUNDS ROBECO EMERGING MARKET</text:p>
          </table:table-cell>
        </table:table-row>
        <table:table-row table:style-name="ro1">
          <table:table-cell/>
          <table:table-cell office:value-type="string">
            <text:p>LU0187077309</text:p>
          </table:table-cell>
          <table:table-cell office:value-type="string">
            <text:p>ROBECO CAPITAL GROWTH FUNDS ROBECO CHINESE EQUITIE</text:p>
          </table:table-cell>
        </table:table-row>
        <table:table-row table:style-name="ro1">
          <table:table-cell/>
          <table:table-cell office:value-type="string">
            <text:p>LU0187077481</text:p>
          </table:table-cell>
          <table:table-cell office:value-type="string">
            <text:p>ROBECO CAPITAL GROWTH FUNDS ROBECO NEW WORLD FINAN</text:p>
          </table:table-cell>
        </table:table-row>
        <table:table-row table:style-name="ro1">
          <table:table-cell/>
          <table:table-cell office:value-type="string">
            <text:p>LU0187079347</text:p>
          </table:table-cell>
          <table:table-cell office:value-type="string">
            <text:p>ROBECO CAPITAL GROWTH FUNDS ROBECO GLOBAL CONSUMER</text:p>
          </table:table-cell>
        </table:table-row>
        <table:table-row table:style-name="ro1">
          <table:table-cell/>
          <table:table-cell office:value-type="string">
            <text:p>LU0187121727</text:p>
          </table:table-cell>
          <table:table-cell office:value-type="string">
            <text:p>FIDELITY FUNDS - AMERICAN DIVERSIFIED FUND A USD (</text:p>
          </table:table-cell>
        </table:table-row>
        <table:table-row table:style-name="ro1">
          <table:table-cell/>
          <table:table-cell office:value-type="string">
            <text:p>LU0187731129</text:p>
          </table:table-cell>
          <table:table-cell office:value-type="string">
            <text:p>CS EF (LUX) - USA VALUE B (C)</text:p>
          </table:table-cell>
        </table:table-row>
        <table:table-row table:style-name="ro1">
          <table:table-cell/>
          <table:table-cell office:value-type="string">
            <text:p>LU0188096647</text:p>
          </table:table-cell>
          <table:table-cell office:value-type="string">
            <text:p>SCHRODER ISF - GLOBAL INFLATION LINKED BOND A USD </text:p>
          </table:table-cell>
        </table:table-row>
        <table:table-row table:style-name="ro1">
          <table:table-cell/>
          <table:table-cell office:value-type="string">
            <text:p>LU0188151095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88151681</text:p>
          </table:table-cell>
          <table:table-cell office:value-type="string">
            <text:p>FTIF - TEMPLETON THAILAND FUND N USD (C)</text:p>
          </table:table-cell>
        </table:table-row>
        <table:table-row table:style-name="ro1">
          <table:table-cell/>
          <table:table-cell office:value-type="string">
            <text:p>LU0188152226</text:p>
          </table:table-cell>
          <table:table-cell office:value-type="string">
            <text:p>FTIF - TEMPLETON GLOBAL BOND FUND AX USD (C)</text:p>
          </table:table-cell>
        </table:table-row>
        <table:table-row table:style-name="ro1">
          <table:table-cell/>
          <table:table-cell office:value-type="string">
            <text:p>LU0188438112</text:p>
          </table:table-cell>
          <table:table-cell office:value-type="string">
            <text:p>SCHRODER ISF - ASIAN EQUITY YIELD A (C)</text:p>
          </table:table-cell>
        </table:table-row>
        <table:table-row table:style-name="ro1">
          <table:table-cell/>
          <table:table-cell office:value-type="string">
            <text:p>LU0188499254</text:p>
          </table:table-cell>
          <table:table-cell office:value-type="string">
            <text:p>PICTET EMERGING MARKETS INDEX P USD (C)</text:p>
          </table:table-cell>
        </table:table-row>
        <table:table-row table:style-name="ro1">
          <table:table-cell/>
          <table:table-cell office:value-type="string">
            <text:p>LU0188501257</text:p>
          </table:table-cell>
          <table:table-cell office:value-type="string">
            <text:p>PICTET - GENERICS P USD (C)</text:p>
          </table:table-cell>
        </table:table-row>
        <table:table-row table:style-name="ro1">
          <table:table-cell/>
          <table:table-cell office:value-type="string">
            <text:p>LU0188782162</text:p>
          </table:table-cell>
          <table:table-cell office:value-type="string">
            <text:p>MULTIPARTNER SICAV JULIUS BAER MULTIPARTNER SICAV </text:p>
          </table:table-cell>
        </table:table-row>
        <table:table-row table:style-name="ro1">
          <table:table-cell/>
          <table:table-cell office:value-type="string">
            <text:p>LU0189697427</text:p>
          </table:table-cell>
          <table:table-cell office:value-type="string">
            <text:p>JULIUS BAER MULTIBOND - ABS FUND B CHF (C)</text:p>
          </table:table-cell>
        </table:table-row>
        <table:table-row table:style-name="ro1">
          <table:table-cell/>
          <table:table-cell office:value-type="string">
            <text:p>LU0189846529</text:p>
          </table:table-cell>
          <table:table-cell office:value-type="string">
            <text:p>AXA WORLD FUNDS - EURO CREDIT PLUS E (C)</text:p>
          </table:table-cell>
        </table:table-row>
        <table:table-row table:style-name="ro1">
          <table:table-cell/>
          <table:table-cell office:value-type="string">
            <text:p>LU0189847683</text:p>
          </table:table-cell>
          <table:table-cell office:value-type="string">
            <text:p>AXA WORLD FUNDS FRAMLINGTON TALENTS GLOBAL A CAPIT</text:p>
          </table:table-cell>
        </table:table-row>
        <table:table-row table:style-name="ro1">
          <table:table-cell/>
          <table:table-cell office:value-type="string">
            <text:p>LU0189893018</text:p>
          </table:table-cell>
          <table:table-cell office:value-type="string">
            <text:p>SCHRODER ISF - GLOBAL HIGH YIELD A (C)</text:p>
          </table:table-cell>
        </table:table-row>
        <table:table-row table:style-name="ro1">
          <table:table-cell/>
          <table:table-cell office:value-type="string">
            <text:p>LU0189894842</text:p>
          </table:table-cell>
          <table:table-cell office:value-type="string">
            <text:p>SCHRODER ISF - GLOBAL HIGH YIELD A EUR Hedged (C)</text:p>
          </table:table-cell>
        </table:table-row>
        <table:table-row table:style-name="ro1">
          <table:table-cell/>
          <table:table-cell office:value-type="string">
            <text:p>LU0190161025</text:p>
          </table:table-cell>
          <table:table-cell office:value-type="string">
            <text:p>PICTET - BIOTECH HP EUR (C)</text:p>
          </table:table-cell>
        </table:table-row>
        <table:table-row table:style-name="ro1">
          <table:table-cell/>
          <table:table-cell office:value-type="string">
            <text:p>LU0190162189</text:p>
          </table:table-cell>
          <table:table-cell office:value-type="string">
            <text:p>PICTET - BIOTECH HR EUR (C)</text:p>
          </table:table-cell>
        </table:table-row>
        <table:table-row table:style-name="ro1">
          <table:table-cell/>
          <table:table-cell office:value-type="string">
            <text:p>LU0190304583</text:p>
          </table:table-cell>
          <table:table-cell office:value-type="string">
            <text:p>PARVEST - BOND EURO INFLATION LINKED Classic (C)</text:p>
          </table:table-cell>
        </table:table-row>
        <table:table-row table:style-name="ro1">
          <table:table-cell/>
          <table:table-cell office:value-type="string">
            <text:p>LU0190665769</text:p>
          </table:table-cell>
          <table:table-cell office:value-type="string">
            <text:p>PIONEER FUNDS EURO STRATEGIC BOND A EUR (C)</text:p>
          </table:table-cell>
        </table:table-row>
        <table:table-row table:style-name="ro1">
          <table:table-cell/>
          <table:table-cell office:value-type="string">
            <text:p>LU0191819951</text:p>
          </table:table-cell>
          <table:table-cell office:value-type="string">
            <text:p>UNI-GLOBAL EQUITIES EUROPE SA-EUR</text:p>
          </table:table-cell>
        </table:table-row>
        <table:table-row table:style-name="ro1">
          <table:table-cell/>
          <table:table-cell office:value-type="string">
            <text:p>LU0192065562</text:p>
          </table:table-cell>
          <table:table-cell office:value-type="string">
            <text:p>UBAM AJO US EQUITY VALUE IH EUR</text:p>
          </table:table-cell>
        </table:table-row>
        <table:table-row table:style-name="ro1">
          <table:table-cell office:value-type="string">
            <text:p>EEE</text:p>
          </table:table-cell>
          <table:table-cell office:value-type="string">
            <text:p>LU0192223062</text:p>
          </table:table-cell>
          <table:table-cell office:value-type="string">
            <text:p>Easyetf Epra Euro</text:p>
          </table:table-cell>
        </table:table-row>
        <table:table-row table:style-name="ro1">
          <table:table-cell/>
          <table:table-cell office:value-type="string">
            <text:p>LU0194346564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194435318</text:p>
          </table:table-cell>
          <table:table-cell office:value-type="string">
            <text:p>PARVEST PARVEST EQUITY USA CLASSIC H EUR</text:p>
          </table:table-cell>
        </table:table-row>
        <table:table-row table:style-name="ro1">
          <table:table-cell/>
          <table:table-cell office:value-type="string">
            <text:p>LU0194436803</text:p>
          </table:table-cell>
          <table:table-cell office:value-type="string">
            <text:p>PARVEST PARVEST BOND USD SHORT DURATION CLASSIC H </text:p>
          </table:table-cell>
        </table:table-row>
        <table:table-row table:style-name="ro1">
          <table:table-cell/>
          <table:table-cell office:value-type="string">
            <text:p>LU0194437363</text:p>
          </table:table-cell>
          <table:table-cell office:value-type="string">
            <text:p>PARVEST PARVEST BOND USA HIGH YIELD CLASSIC H EUR</text:p>
          </table:table-cell>
        </table:table-row>
        <table:table-row table:style-name="ro1">
          <table:table-cell/>
          <table:table-cell office:value-type="string">
            <text:p>LU0194438338</text:p>
          </table:table-cell>
          <table:table-cell office:value-type="string">
            <text:p>PARVEST - EQUITY JAPAN Classic H (C)</text:p>
          </table:table-cell>
        </table:table-row>
        <table:table-row table:style-name="ro1">
          <table:table-cell/>
          <table:table-cell office:value-type="string">
            <text:p>LU0194438841</text:p>
          </table:table-cell>
          <table:table-cell office:value-type="string">
            <text:p>PARVEST - EQUITY JAPAN SMALL CAP Classic H (C)</text:p>
          </table:table-cell>
        </table:table-row>
        <table:table-row table:style-name="ro1">
          <table:table-cell/>
          <table:table-cell office:value-type="string">
            <text:p>LU0194779913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4780507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4781224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5950059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95953822</text:p>
          </table:table-cell>
          <table:table-cell office:value-type="string">
            <text:p>FTIF - TEMPLETON GLOBAL BALANCED FUND A EUR (C)</text:p>
          </table:table-cell>
        </table:table-row>
        <table:table-row table:style-name="ro1">
          <table:table-cell/>
          <table:table-cell office:value-type="string">
            <text:p>LU0196696453</text:p>
          </table:table-cell>
          <table:table-cell office:value-type="string">
            <text:p>HSBC GLOBAL INVESTMENT FUNDS BRAZIL EQUITY A</text:p>
          </table:table-cell>
        </table:table-row>
        <table:table-row table:style-name="ro1">
          <table:table-cell/>
          <table:table-cell office:value-type="string">
            <text:p>LU0196696701</text:p>
          </table:table-cell>
          <table:table-cell office:value-type="string">
            <text:p>HSBC GLOBAL INVESTMENT FUNDS BRAZIL EQUITY A</text:p>
          </table:table-cell>
        </table:table-row>
        <table:table-row table:style-name="ro1">
          <table:table-cell/>
          <table:table-cell office:value-type="string">
            <text:p>LU0196696966</text:p>
          </table:table-cell>
          <table:table-cell office:value-type="string">
            <text:p>HSBC GLOBAL INVESTMENT FUNDS BRAZIL EQUITY E</text:p>
          </table:table-cell>
        </table:table-row>
        <table:table-row table:style-name="ro1">
          <table:table-cell/>
          <table:table-cell office:value-type="string">
            <text:p>LU0197216558</text:p>
          </table:table-cell>
          <table:table-cell office:value-type="string">
            <text:p>UBS (LUX) KEY SELECTION SICAV GLOBAL ALLOCATION (E</text:p>
          </table:table-cell>
        </table:table-row>
        <table:table-row table:style-name="ro1">
          <table:table-cell/>
          <table:table-cell office:value-type="string">
            <text:p>LU0197229882</text:p>
          </table:table-cell>
          <table:table-cell office:value-type="string">
            <text:p>FIDELITY FUNDS SICAV INDIA FOCUS FUND A USD (D)</text:p>
          </table:table-cell>
        </table:table-row>
        <table:table-row table:style-name="ro1">
          <table:table-cell/>
          <table:table-cell office:value-type="string">
            <text:p>LU0197230542</text:p>
          </table:table-cell>
          <table:table-cell office:value-type="string">
            <text:p>FIDELITY FUNDS - INDIA FOCUS FUND A EUR (D)</text:p>
          </table:table-cell>
        </table:table-row>
        <table:table-row table:style-name="ro1">
          <table:table-cell/>
          <table:table-cell office:value-type="string">
            <text:p>LU0198388380</text:p>
          </table:table-cell>
          <table:table-cell office:value-type="string">
            <text:p>SARASIN INVESTMENTFONDS - GLOBALSAR GROWTH (EUR) P</text:p>
          </table:table-cell>
        </table:table-row>
        <table:table-row table:style-name="ro1">
          <table:table-cell/>
          <table:table-cell office:value-type="string">
            <text:p>LU0198389438</text:p>
          </table:table-cell>
          <table:table-cell office:value-type="string">
            <text:p>SARASIN INVESTMENTFONDS - REAL ESTATE EQUITY GLOBA</text:p>
          </table:table-cell>
        </table:table-row>
        <table:table-row table:style-name="ro1">
          <table:table-cell/>
          <table:table-cell office:value-type="string">
            <text:p>LU0198731290</text:p>
          </table:table-cell>
          <table:table-cell office:value-type="string">
            <text:p>THREADNEEDLE (LUX) THREADNEEDLE (LUX) - AMERICAN A</text:p>
          </table:table-cell>
        </table:table-row>
        <table:table-row table:style-name="ro1">
          <table:table-cell/>
          <table:table-cell office:value-type="string">
            <text:p>LU0198837287</text:p>
          </table:table-cell>
          <table:table-cell office:value-type="string">
            <text:p>UBS (LUX) EQUITY SICAV USA GROWTH (USD) P USD</text:p>
          </table:table-cell>
        </table:table-row>
        <table:table-row table:style-name="ro1">
          <table:table-cell/>
          <table:table-cell office:value-type="string">
            <text:p>LU0198839143</text:p>
          </table:table-cell>
          <table:table-cell office:value-type="string">
            <text:p>UBS (LUX) EQUITY - SMALL CAPS EUROPE (EUR) P (C)</text:p>
          </table:table-cell>
        </table:table-row>
        <table:table-row table:style-name="ro1">
          <table:table-cell/>
          <table:table-cell office:value-type="string">
            <text:p>LU0199356394</text:p>
          </table:table-cell>
          <table:table-cell office:value-type="string">
            <text:p>MULTIPARTNER SICAV ROBECOSAM SUSTAINABLE WATER FUN</text:p>
          </table:table-cell>
        </table:table-row>
        <table:table-row table:style-name="ro1">
          <table:table-cell/>
          <table:table-cell office:value-type="string">
            <text:p>LU0200080918</text:p>
          </table:table-cell>
          <table:table-cell office:value-type="string">
            <text:p>HENDERSON GARTMORE - LATIN AMERICA R EUR (C)</text:p>
          </table:table-cell>
        </table:table-row>
        <table:table-row table:style-name="ro1">
          <table:table-cell/>
          <table:table-cell office:value-type="string">
            <text:p>LU0200680436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3703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3885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4008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4693</text:p>
          </table:table-cell>
          <table:table-cell office:value-type="string">
            <text:p>BLACKROCK GLOBAL FUNDS - US FLEXIBLE EQUITY FUND A</text:p>
          </table:table-cell>
        </table:table-row>
        <table:table-row table:style-name="ro1">
          <table:table-cell/>
          <table:table-cell office:value-type="string">
            <text:p>LU0200685070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201071890</text:p>
          </table:table-cell>
          <table:table-cell office:value-type="string">
            <text:p>HENDERSON GARTMORE FUND CONTINENTAL EUROPEAN FUND </text:p>
          </table:table-cell>
        </table:table-row>
        <table:table-row table:style-name="ro1">
          <table:table-cell/>
          <table:table-cell office:value-type="string">
            <text:p>LU0201075453</text:p>
          </table:table-cell>
          <table:table-cell office:value-type="string">
            <text:p>HENDERSON GARTMORE FUND PAN EUROPEAN FUND R EUR (C</text:p>
          </table:table-cell>
        </table:table-row>
        <table:table-row table:style-name="ro1">
          <table:table-cell/>
          <table:table-cell office:value-type="string">
            <text:p>LU0201322137</text:p>
          </table:table-cell>
          <table:table-cell office:value-type="string">
            <text:p>SCHRODER ISF - STRATEGIC BOND FUND A (C)</text:p>
          </table:table-cell>
        </table:table-row>
        <table:table-row table:style-name="ro1">
          <table:table-cell/>
          <table:table-cell office:value-type="string">
            <text:p>LU0201323531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01324851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01575346</text:p>
          </table:table-cell>
          <table:table-cell office:value-type="string">
            <text:p>AMUNDI FUNDS - EQUITY LATIN AMERICA AU (C)</text:p>
          </table:table-cell>
        </table:table-row>
        <table:table-row table:style-name="ro1">
          <table:table-cell/>
          <table:table-cell office:value-type="string">
            <text:p>LU0201576401</text:p>
          </table:table-cell>
          <table:table-cell office:value-type="string">
            <text:p>AMUNDI FUNDS - BOND EURO INFLATION AE (C)</text:p>
          </table:table-cell>
        </table:table-row>
        <table:table-row table:style-name="ro1">
          <table:table-cell/>
          <table:table-cell office:value-type="string">
            <text:p>LU0201577391</text:p>
          </table:table-cell>
          <table:table-cell office:value-type="string">
            <text:p>AMUNDI FUNDS - BOND EUROPE AE (C)</text:p>
          </table:table-cell>
        </table:table-row>
        <table:table-row table:style-name="ro1">
          <table:table-cell/>
          <table:table-cell office:value-type="string">
            <text:p>LU0201602173</text:p>
          </table:table-cell>
          <table:table-cell office:value-type="string">
            <text:p>AMUNDI FUNDS EQUITY LATIN AMERICA AU (D)</text:p>
          </table:table-cell>
        </table:table-row>
        <table:table-row table:style-name="ro1">
          <table:table-cell/>
          <table:table-cell office:value-type="string">
            <text:p>LU0201602926</text:p>
          </table:table-cell>
          <table:table-cell office:value-type="string">
            <text:p>AMUNDI FUNDS - BOND EUROPE AE (D)</text:p>
          </table:table-cell>
        </table:table-row>
        <table:table-row table:style-name="ro1">
          <table:table-cell/>
          <table:table-cell office:value-type="string">
            <text:p>LU0202403266</text:p>
          </table:table-cell>
          <table:table-cell office:value-type="string">
            <text:p>FIDELITY ACTIVE STRATEGY - EUROPE FUND A EUR (C)</text:p>
          </table:table-cell>
        </table:table-row>
        <table:table-row table:style-name="ro1">
          <table:table-cell/>
          <table:table-cell office:value-type="string">
            <text:p>LU0203033955</text:p>
          </table:table-cell>
          <table:table-cell office:value-type="string">
            <text:p>PRESTIGE LUXEMBOURG A7 PICKING CAPITALISATION</text:p>
          </table:table-cell>
        </table:table-row>
        <table:table-row table:style-name="ro1">
          <table:table-cell/>
          <table:table-cell office:value-type="string">
            <text:p>LU0203345920</text:p>
          </table:table-cell>
          <table:table-cell office:value-type="string">
            <text:p>SCHRODER ISF - QEP GLOBAL ACTIVE VALUE A (C)</text:p>
          </table:table-cell>
        </table:table-row>
        <table:table-row table:style-name="ro1">
          <table:table-cell/>
          <table:table-cell office:value-type="string">
            <text:p>LU0203937692</text:p>
          </table:table-cell>
          <table:table-cell office:value-type="string">
            <text:p>UBS (LUX) BOND SICAV - CONVERT GLOBAL (EUR) P (C)</text:p>
          </table:table-cell>
        </table:table-row>
        <table:table-row table:style-name="ro1">
          <table:table-cell/>
          <table:table-cell office:value-type="string">
            <text:p>LU0203975437</text:p>
          </table:table-cell>
          <table:table-cell office:value-type="string">
            <text:p>ROBECO CAPITAL GROWTH FUNDS ROBECO BP GLOBAL PREMI</text:p>
          </table:table-cell>
        </table:table-row>
        <table:table-row table:style-name="ro1">
          <table:table-cell/>
          <table:table-cell office:value-type="string">
            <text:p>LU0204061864</text:p>
          </table:table-cell>
          <table:table-cell office:value-type="string">
            <text:p>BLACKROCK GLOBAL FUNDS - EUROPEAN FUND A4DS GBP (D</text:p>
          </table:table-cell>
        </table:table-row>
        <table:table-row table:style-name="ro1">
          <table:table-cell/>
          <table:table-cell office:value-type="string">
            <text:p>LU0204061948</text:p>
          </table:table-cell>
          <table:table-cell office:value-type="string">
            <text:p>BLACKROCK GLOBAL FUNDS - EURO MARKETS FUND A4DS GB</text:p>
          </table:table-cell>
        </table:table-row>
        <table:table-row table:style-name="ro1">
          <table:table-cell/>
          <table:table-cell office:value-type="string">
            <text:p>LU0204062672</text:p>
          </table:table-cell>
          <table:table-cell office:value-type="string">
            <text:p>BLACKROCK GLOBAL FUNDS - EUROPEAN VALUE FUND A4DS </text:p>
          </table:table-cell>
        </table:table-row>
        <table:table-row table:style-name="ro1">
          <table:table-cell/>
          <table:table-cell office:value-type="string">
            <text:p>LU0204063480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04063720</text:p>
          </table:table-cell>
          <table:table-cell office:value-type="string">
            <text:p>BLACKROCK GLOBAL FUNDS - NEW ENERGY FUND A4DS (D)</text:p>
          </table:table-cell>
        </table:table-row>
        <table:table-row table:style-name="ro1">
          <table:table-cell/>
          <table:table-cell office:value-type="string">
            <text:p>LU0204064967</text:p>
          </table:table-cell>
          <table:table-cell office:value-type="string">
            <text:p>BLACKROCK GLOBAL FUNDS - US BASIC VALUE FUND A4DS </text:p>
          </table:table-cell>
        </table:table-row>
        <table:table-row table:style-name="ro1">
          <table:table-cell/>
          <table:table-cell office:value-type="string">
            <text:p>LU0204069685</text:p>
          </table:table-cell>
          <table:table-cell office:value-type="string">
            <text:p>BLACKROCK GLOBAL FUNDS - EURO BOND FUND A4DS GBP (</text:p>
          </table:table-cell>
        </table:table-row>
        <table:table-row table:style-name="ro1">
          <table:table-cell/>
          <table:table-cell office:value-type="string">
            <text:p>LU0204987902</text:p>
          </table:table-cell>
          <table:table-cell office:value-type="string">
            <text:p>OYSTER JAPAN OPPORTUNITIES JPY2</text:p>
          </table:table-cell>
        </table:table-row>
        <table:table-row table:style-name="ro1">
          <table:table-cell/>
          <table:table-cell office:value-type="string">
            <text:p>LU0204988207</text:p>
          </table:table-cell>
          <table:table-cell office:value-type="string">
            <text:p>OYSTER JAPAN OPPORTUNITIES EUR2</text:p>
          </table:table-cell>
        </table:table-row>
        <table:table-row table:style-name="ro1">
          <table:table-cell/>
          <table:table-cell office:value-type="string">
            <text:p>LU0205193047</text:p>
          </table:table-cell>
          <table:table-cell office:value-type="string">
            <text:p>SCHRODER ISF - US SMALL &amp; MID CAP EQUITY A (C)</text:p>
          </table:table-cell>
        </table:table-row>
        <table:table-row table:style-name="ro1">
          <table:table-cell/>
          <table:table-cell office:value-type="string">
            <text:p>LU0205350837</text:p>
          </table:table-cell>
          <table:table-cell office:value-type="string">
            <text:p>NN (L) EUROPEAN HIGH DIVIDEND P (C)</text:p>
          </table:table-cell>
        </table:table-row>
        <table:table-row table:style-name="ro1">
          <table:table-cell/>
          <table:table-cell office:value-type="string">
            <text:p>LU0207025593</text:p>
          </table:table-cell>
          <table:table-cell office:value-type="string">
            <text:p>ULYSSES L.T. FUNDS EUROPEAN GENERAL A (C)</text:p>
          </table:table-cell>
        </table:table-row>
        <table:table-row table:style-name="ro1">
          <table:table-cell/>
          <table:table-cell office:value-type="string">
            <text:p>LU0208607159</text:p>
          </table:table-cell>
          <table:table-cell office:value-type="string">
            <text:p>PICTET - BIOTECH P USD (D)</text:p>
          </table:table-cell>
        </table:table-row>
        <table:table-row table:style-name="ro1">
          <table:table-cell/>
          <table:table-cell office:value-type="string">
            <text:p>LU0208607746</text:p>
          </table:table-cell>
          <table:table-cell office:value-type="string">
            <text:p>PICTET - SMALL CAP EUROPE P (D)</text:p>
          </table:table-cell>
        </table:table-row>
        <table:table-row table:style-name="ro1">
          <table:table-cell/>
          <table:table-cell office:value-type="string">
            <text:p>LU0208610294</text:p>
          </table:table-cell>
          <table:table-cell office:value-type="string">
            <text:p>PICTET - WATER P EUR (D)</text:p>
          </table:table-cell>
        </table:table-row>
        <table:table-row table:style-name="ro1">
          <table:table-cell/>
          <table:table-cell office:value-type="string">
            <text:p>LU0208613470</text:p>
          </table:table-cell>
          <table:table-cell office:value-type="string">
            <text:p>PICTET - GENERICS P USD (D)</text:p>
          </table:table-cell>
        </table:table-row>
        <table:table-row table:style-name="ro1">
          <table:table-cell/>
          <table:table-cell office:value-type="string">
            <text:p>LU0208853274</text:p>
          </table:table-cell>
          <table:table-cell office:value-type="string">
            <text:p>JPMORGAN FUNDS - JPM GLOBAL NATURAL RESOURCES A EU</text:p>
          </table:table-cell>
        </table:table-row>
        <table:table-row table:style-name="ro1">
          <table:table-cell/>
          <table:table-cell office:value-type="string">
            <text:p>LU0208853944</text:p>
          </table:table-cell>
          <table:table-cell office:value-type="string">
            <text:p>JPMORGAN FUNDS GLOBAL NATURAL RESOURCES FUND D EUR</text:p>
          </table:table-cell>
        </table:table-row>
        <table:table-row table:style-name="ro1">
          <table:table-cell/>
          <table:table-cell office:value-type="string">
            <text:p>LU0209137206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09137388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09404259</text:p>
          </table:table-cell>
          <table:table-cell office:value-type="string">
            <text:p>DWS TURKEI (C)</text:p>
          </table:table-cell>
        </table:table-row>
        <table:table-row table:style-name="ro1">
          <table:table-cell/>
          <table:table-cell office:value-type="string">
            <text:p>LU0209988657</text:p>
          </table:table-cell>
          <table:table-cell office:value-type="string">
            <text:p>LOMBARD ODIER FUNDS CONVERTIBLE BOND (EUR) I</text:p>
          </table:table-cell>
        </table:table-row>
        <table:table-row table:style-name="ro1">
          <table:table-cell/>
          <table:table-cell office:value-type="string">
            <text:p>LU0210001326</text:p>
          </table:table-cell>
          <table:table-cell office:value-type="string">
            <text:p>LOMBARD ODIER FUNDS EUROPE HIGH CONVICTION (EUR) I</text:p>
          </table:table-cell>
        </table:table-row>
        <table:table-row table:style-name="ro1">
          <table:table-cell/>
          <table:table-cell office:value-type="string">
            <text:p>LU0210072939</text:p>
          </table:table-cell>
          <table:table-cell office:value-type="string">
            <text:p>JPMORGAN FUNDS EUROPE DYNAMIC SMALL CAP FUND A (PE</text:p>
          </table:table-cell>
        </table:table-row>
        <table:table-row table:style-name="ro1">
          <table:table-cell/>
          <table:table-cell office:value-type="string">
            <text:p>LU0210073408</text:p>
          </table:table-cell>
          <table:table-cell office:value-type="string">
            <text:p>JPMORGAN FUNDS EUROPE DYNAMIC SMALL CAP FUND A (PE</text:p>
          </table:table-cell>
        </table:table-row>
        <table:table-row table:style-name="ro1">
          <table:table-cell/>
          <table:table-cell office:value-type="string">
            <text:p>LU0210301635</text:p>
          </table:table-cell>
          <table:table-cell office:value-type="string">
            <text:p>DEUTSCHE INVEST I SICAV GLOBAL EMERGING MARKETS EQ</text:p>
          </table:table-cell>
        </table:table-row>
        <table:table-row table:style-name="ro1">
          <table:table-cell/>
          <table:table-cell office:value-type="string">
            <text:p>LU0210302286</text:p>
          </table:table-cell>
          <table:table-cell office:value-type="string">
            <text:p>DEUTSCHE INVEST I SICAV GLOBAL EMERGING MARKETS EQ</text:p>
          </table:table-cell>
        </table:table-row>
        <table:table-row table:style-name="ro1">
          <table:table-cell/>
          <table:table-cell office:value-type="string">
            <text:p>LU0210526637</text:p>
          </table:table-cell>
          <table:table-cell office:value-type="string">
            <text:p>JPMORGAN FUNDS CHINA FUND A USD</text:p>
          </table:table-cell>
        </table:table-row>
        <table:table-row table:style-name="ro1">
          <table:table-cell/>
          <table:table-cell office:value-type="string">
            <text:p>LU0210526801</text:p>
          </table:table-cell>
          <table:table-cell office:value-type="string">
            <text:p>JPMORGAN FUNDS GREATER CHINA FUND A USD</text:p>
          </table:table-cell>
        </table:table-row>
        <table:table-row table:style-name="ro1">
          <table:table-cell/>
          <table:table-cell office:value-type="string">
            <text:p>LU0210527015</text:p>
          </table:table-cell>
          <table:table-cell office:value-type="string">
            <text:p>JPMORGAN FUNDS INNDIA FUND A USD</text:p>
          </table:table-cell>
        </table:table-row>
        <table:table-row table:style-name="ro1">
          <table:table-cell/>
          <table:table-cell office:value-type="string">
            <text:p>LU0210527361</text:p>
          </table:table-cell>
          <table:table-cell office:value-type="string">
            <text:p>JPMORGAN FUNDS JAPAN EQUITY FUND A USD ACC</text:p>
          </table:table-cell>
        </table:table-row>
        <table:table-row table:style-name="ro1">
          <table:table-cell/>
          <table:table-cell office:value-type="string">
            <text:p>LU0210528922</text:p>
          </table:table-cell>
          <table:table-cell office:value-type="string">
            <text:p>JPMORGAN FUNDS JPM US SMALLER COMPANIES FUND A (AC</text:p>
          </table:table-cell>
        </table:table-row>
        <table:table-row table:style-name="ro1">
          <table:table-cell/>
          <table:table-cell office:value-type="string">
            <text:p>LU0210529144</text:p>
          </table:table-cell>
          <table:table-cell office:value-type="string">
            <text:p>JPMORGAN FUNDS - JPM EASTERN EUROPE EQUITY A (C)</text:p>
          </table:table-cell>
        </table:table-row>
        <table:table-row table:style-name="ro1">
          <table:table-cell/>
          <table:table-cell office:value-type="string">
            <text:p>LU0210529490</text:p>
          </table:table-cell>
          <table:table-cell office:value-type="string">
            <text:p>JPMORGAN FUNDS EUROLAND EQUITY FUND A EUR</text:p>
          </table:table-cell>
        </table:table-row>
        <table:table-row table:style-name="ro1">
          <table:table-cell/>
          <table:table-cell office:value-type="string">
            <text:p>LU0210529573</text:p>
          </table:table-cell>
          <table:table-cell office:value-type="string">
            <text:p>JPMORGAN FUNDS EMERGING EUROPE MIDDLE EAST AND AFR</text:p>
          </table:table-cell>
        </table:table-row>
        <table:table-row table:style-name="ro1">
          <table:table-cell/>
          <table:table-cell office:value-type="string">
            <text:p>LU0210529656</text:p>
          </table:table-cell>
          <table:table-cell office:value-type="string">
            <text:p>JPMORGAN FUNDS EMERGING MARKETS EQUITY FUND A USD</text:p>
          </table:table-cell>
        </table:table-row>
        <table:table-row table:style-name="ro1">
          <table:table-cell/>
          <table:table-cell office:value-type="string">
            <text:p>LU0210530662</text:p>
          </table:table-cell>
          <table:table-cell office:value-type="string">
            <text:p>JPMORGAN FUNDS EUROPE DYNAMIC FUND A EUR</text:p>
          </table:table-cell>
        </table:table-row>
        <table:table-row table:style-name="ro1">
          <table:table-cell/>
          <table:table-cell office:value-type="string">
            <text:p>LU0210530746</text:p>
          </table:table-cell>
          <table:table-cell office:value-type="string">
            <text:p>JPMORGAN FUNDS EUROPE EQUITY FUND A EUR</text:p>
          </table:table-cell>
        </table:table-row>
        <table:table-row table:style-name="ro1">
          <table:table-cell/>
          <table:table-cell office:value-type="string">
            <text:p>LU0210531470</text:p>
          </table:table-cell>
          <table:table-cell office:value-type="string">
            <text:p>JPMORGAN FUNDS EUROPE HIGH YIELD BOND FUND A EUR</text:p>
          </table:table-cell>
        </table:table-row>
        <table:table-row table:style-name="ro1">
          <table:table-cell/>
          <table:table-cell office:value-type="string">
            <text:p>LU0210531637</text:p>
          </table:table-cell>
          <table:table-cell office:value-type="string">
            <text:p>JPMORGAN FUNDS EUROPE SMALL CAP FUND A EUR</text:p>
          </table:table-cell>
        </table:table-row>
        <table:table-row table:style-name="ro1">
          <table:table-cell/>
          <table:table-cell office:value-type="string">
            <text:p>LU0210531801</text:p>
          </table:table-cell>
          <table:table-cell office:value-type="string">
            <text:p>JPMORGAN FUNDS EUROPE STRATEGIC GROWTH FUND A EUR</text:p>
          </table:table-cell>
        </table:table-row>
        <table:table-row table:style-name="ro1">
          <table:table-cell/>
          <table:table-cell office:value-type="string">
            <text:p>LU0210531983</text:p>
          </table:table-cell>
          <table:table-cell office:value-type="string">
            <text:p>JPMORGAN FUNDS - JPM EUROPE STRATEGIC VALUE FUND A</text:p>
          </table:table-cell>
        </table:table-row>
        <table:table-row table:style-name="ro1">
          <table:table-cell/>
          <table:table-cell office:value-type="string">
            <text:p>LU0210532015</text:p>
          </table:table-cell>
          <table:table-cell office:value-type="string">
            <text:p>JPMORGAN FUNDS EUROPE TECHNOLOGY FUND A EUR</text:p>
          </table:table-cell>
        </table:table-row>
        <table:table-row table:style-name="ro1">
          <table:table-cell/>
          <table:table-cell office:value-type="string">
            <text:p>LU0210532528</text:p>
          </table:table-cell>
          <table:table-cell office:value-type="string">
            <text:p>JPMORGAN FUNDS EMERGING MARKETS DEBT FUND A EUR HE</text:p>
          </table:table-cell>
        </table:table-row>
        <table:table-row table:style-name="ro1">
          <table:table-cell/>
          <table:table-cell office:value-type="string">
            <text:p>LU0210533500</text:p>
          </table:table-cell>
          <table:table-cell office:value-type="string">
            <text:p>JPMORGAN FUNDS GLOBAL CONVERTIBLES FUND (EUR) A EU</text:p>
          </table:table-cell>
        </table:table-row>
        <table:table-row table:style-name="ro1">
          <table:table-cell/>
          <table:table-cell office:value-type="string">
            <text:p>LU0210534227</text:p>
          </table:table-cell>
          <table:table-cell office:value-type="string">
            <text:p>JPMORGAN FUNDS GLOBAL FOCUS FUND A EUR</text:p>
          </table:table-cell>
        </table:table-row>
        <table:table-row table:style-name="ro1">
          <table:table-cell/>
          <table:table-cell office:value-type="string">
            <text:p>LU0210534813</text:p>
          </table:table-cell>
          <table:table-cell office:value-type="string">
            <text:p>JPMORGAN FUNDS GLOBAL SOCIALLY RESPONSIBLE FUND A </text:p>
          </table:table-cell>
        </table:table-row>
        <table:table-row table:style-name="ro1">
          <table:table-cell/>
          <table:table-cell office:value-type="string">
            <text:p>LU0210535034</text:p>
          </table:table-cell>
          <table:table-cell office:value-type="string">
            <text:p>JPMORGAN FUNDS LATIN AMERICA EQUITY A USD</text:p>
          </table:table-cell>
        </table:table-row>
        <table:table-row table:style-name="ro1">
          <table:table-cell/>
          <table:table-cell office:value-type="string">
            <text:p>LU0210535208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210536511</text:p>
          </table:table-cell>
          <table:table-cell office:value-type="string">
            <text:p>JPMORGAN FUNDS US VALUE FUND A USD</text:p>
          </table:table-cell>
        </table:table-row>
        <table:table-row table:style-name="ro1">
          <table:table-cell/>
          <table:table-cell office:value-type="string">
            <text:p>LU0210636733</text:p>
          </table:table-cell>
          <table:table-cell office:value-type="string">
            <text:p>HSBC GLOBAL INVESTMENT FUNDS THAI EQUITY A (C)</text:p>
          </table:table-cell>
        </table:table-row>
        <table:table-row table:style-name="ro1">
          <table:table-cell/>
          <table:table-cell office:value-type="string">
            <text:p>LU0210817283</text:p>
          </table:table-cell>
          <table:table-cell office:value-type="string">
            <text:p>AMUNDI FUNDS - ABSOLUTE VAR 2 (EUR) AE (C)</text:p>
          </table:table-cell>
        </table:table-row>
        <table:table-row table:style-name="ro1">
          <table:table-cell/>
          <table:table-cell office:value-type="string">
            <text:p>LU0211326755</text:p>
          </table:table-cell>
          <table:table-cell office:value-type="string">
            <text:p>FTIF - TEMPLETON GLOBAL INCOME FUND A USD (C)</text:p>
          </table:table-cell>
        </table:table-row>
        <table:table-row table:style-name="ro1">
          <table:table-cell/>
          <table:table-cell office:value-type="string">
            <text:p>LU0211327134</text:p>
          </table:table-cell>
          <table:table-cell office:value-type="string">
            <text:p>FTIF - TEMPLETON GLOBAL INCOME FUND B USD (D)</text:p>
          </table:table-cell>
        </table:table-row>
        <table:table-row table:style-name="ro1">
          <table:table-cell/>
          <table:table-cell office:value-type="string">
            <text:p>LU0211327993</text:p>
          </table:table-cell>
          <table:table-cell office:value-type="string">
            <text:p>FTIF - TEMPLETON GLOBAL EQUITY INCOME FUND A USD (</text:p>
          </table:table-cell>
        </table:table-row>
        <table:table-row table:style-name="ro1">
          <table:table-cell/>
          <table:table-cell office:value-type="string">
            <text:p>LU0211331839</text:p>
          </table:table-cell>
          <table:table-cell office:value-type="string">
            <text:p>FTIF - FRANKLIN MUTUAL GLOBAL DISCOVERY FUND A USD</text:p>
          </table:table-cell>
        </table:table-row>
        <table:table-row table:style-name="ro1">
          <table:table-cell/>
          <table:table-cell office:value-type="string">
            <text:p>LU0211332217</text:p>
          </table:table-cell>
          <table:table-cell office:value-type="string">
            <text:p>FTIF - FRANKLIN MUTUAL GLOBAL DISCOVERY FUND N USD</text:p>
          </table:table-cell>
        </table:table-row>
        <table:table-row table:style-name="ro1">
          <table:table-cell/>
          <table:table-cell office:value-type="string">
            <text:p>LU0211332563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211333025</text:p>
          </table:table-cell>
          <table:table-cell office:value-type="string">
            <text:p>FTIF - FRANKLIN MUTUAL GLOBAL DISCOVERY FUND A EUR</text:p>
          </table:table-cell>
        </table:table-row>
        <table:table-row table:style-name="ro1">
          <table:table-cell/>
          <table:table-cell office:value-type="string">
            <text:p>LU0211333298</text:p>
          </table:table-cell>
          <table:table-cell office:value-type="string">
            <text:p>FTIF - FRANKLIN MUTUAL GLOBAL DISCOVERY FUND N EUR</text:p>
          </table:table-cell>
        </table:table-row>
        <table:table-row table:style-name="ro1">
          <table:table-cell/>
          <table:table-cell office:value-type="string">
            <text:p>LU0211333967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211340665</text:p>
          </table:table-cell>
          <table:table-cell office:value-type="string">
            <text:p>BL BL - GLOBAL FLEXIBLE EUR B (C)</text:p>
          </table:table-cell>
        </table:table-row>
        <table:table-row table:style-name="ro1">
          <table:table-cell/>
          <table:table-cell office:value-type="string">
            <text:p>LU0212175227</text:p>
          </table:table-cell>
          <table:table-cell office:value-type="string">
            <text:p>PARVEST - BOND EURO SHORT TERM CLASSIC (C)</text:p>
          </table:table-cell>
        </table:table-row>
        <table:table-row table:style-name="ro1">
          <table:table-cell/>
          <table:table-cell office:value-type="string">
            <text:p>LU0212178676</text:p>
          </table:table-cell>
          <table:table-cell office:value-type="string">
            <text:p>Parvest Equity Europe Small Cap Classic</text:p>
          </table:table-cell>
        </table:table-row>
        <table:table-row table:style-name="ro1">
          <table:table-cell/>
          <table:table-cell office:value-type="string">
            <text:p>LU0212178916</text:p>
          </table:table-cell>
          <table:table-cell office:value-type="string">
            <text:p>PARVEST - EQUITY EUROPE SMALL CAP Classic (C)</text:p>
          </table:table-cell>
        </table:table-row>
        <table:table-row table:style-name="ro1">
          <table:table-cell/>
          <table:table-cell office:value-type="string">
            <text:p>LU0212189012</text:p>
          </table:table-cell>
          <table:table-cell office:value-type="string">
            <text:p>PARVEST PARVEST SUSTAINABLE EQUITY EUROPE CLASSIC</text:p>
          </table:table-cell>
        </table:table-row>
        <table:table-row table:style-name="ro1">
          <table:table-cell/>
          <table:table-cell office:value-type="string">
            <text:p>LU0212196652</text:p>
          </table:table-cell>
          <table:table-cell office:value-type="string">
            <text:p>PARVEST - EQUITY USA MID CAP Classic H (C)</text:p>
          </table:table-cell>
        </table:table-row>
        <table:table-row table:style-name="ro1">
          <table:table-cell/>
          <table:table-cell office:value-type="string">
            <text:p>LU0212924517</text:p>
          </table:table-cell>
          <table:table-cell office:value-type="string">
            <text:p>BLACKROCK GLOBAL FUNDS - JAPAN VALUE FUND A2 USD (</text:p>
          </table:table-cell>
        </table:table-row>
        <table:table-row table:style-name="ro1">
          <table:table-cell/>
          <table:table-cell office:value-type="string">
            <text:p>LU0212924608</text:p>
          </table:table-cell>
          <table:table-cell office:value-type="string">
            <text:p>BLACKROCK GLOBAL FUNDS JAPAN FLEXIBLE EQUITY FUND </text:p>
          </table:table-cell>
        </table:table-row>
        <table:table-row table:style-name="ro1">
          <table:table-cell/>
          <table:table-cell office:value-type="string">
            <text:p>LU0212925324</text:p>
          </table:table-cell>
          <table:table-cell office:value-type="string">
            <text:p>BLACKROCK GLOBAL FUNDS JAPAN FLEXIBLE EQUITY FUND </text:p>
          </table:table-cell>
        </table:table-row>
        <table:table-row table:style-name="ro1">
          <table:table-cell/>
          <table:table-cell office:value-type="string">
            <text:p>LU0212925753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212926132</text:p>
          </table:table-cell>
          <table:table-cell office:value-type="string">
            <text:p>BLACKROCK GLOBAL FUNDS GLOBAL ALLOCATION FUND E2 H</text:p>
          </table:table-cell>
        </table:table-row>
        <table:table-row table:style-name="ro1">
          <table:table-cell/>
          <table:table-cell office:value-type="string">
            <text:p>LU0212992860</text:p>
          </table:table-cell>
          <table:table-cell office:value-type="string">
            <text:p>AXA WORLD FUNDS - FRAMLINGTON EUROPE MICROCAP A EU</text:p>
          </table:table-cell>
        </table:table-row>
        <table:table-row table:style-name="ro1">
          <table:table-cell/>
          <table:table-cell office:value-type="string">
            <text:p>LU0213961682</text:p>
          </table:table-cell>
          <table:table-cell office:value-type="string">
            <text:p>HSBC GLOBAL INVESTMENT FUNDS TURKEY EQUITY A</text:p>
          </table:table-cell>
        </table:table-row>
        <table:table-row table:style-name="ro1">
          <table:table-cell/>
          <table:table-cell office:value-type="string">
            <text:p>LU0214494824</text:p>
          </table:table-cell>
          <table:table-cell office:value-type="string">
            <text:p>ING (L) - INVEST US HIGH DIVIDEND P USD (C)</text:p>
          </table:table-cell>
        </table:table-row>
        <table:table-row table:style-name="ro1">
          <table:table-cell/>
          <table:table-cell office:value-type="string">
            <text:p>LU0214875030</text:p>
          </table:table-cell>
          <table:table-cell office:value-type="string">
            <text:p>HSBC GLOBAL INVESTMENT FUNDS BRIC EQUITY M2</text:p>
          </table:table-cell>
        </table:table-row>
        <table:table-row table:style-name="ro1">
          <table:table-cell/>
          <table:table-cell office:value-type="string">
            <text:p>LU0215909168</text:p>
          </table:table-cell>
          <table:table-cell office:value-type="string">
            <text:p>SARASIN INVESTMENTFONDS - EQUISAR IIID (EUR) P (C)</text:p>
          </table:table-cell>
        </table:table-row>
        <table:table-row table:style-name="ro1">
          <table:table-cell/>
          <table:table-cell office:value-type="string">
            <text:p>LU0216000082</text:p>
          </table:table-cell>
          <table:table-cell office:value-type="string">
            <text:p>ULYSSES ULYSSES - TACTICAL FUND A (C)</text:p>
          </table:table-cell>
        </table:table-row>
        <table:table-row table:style-name="ro1">
          <table:table-cell/>
          <table:table-cell office:value-type="string">
            <text:p>LU0216734045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6734805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6736503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7138725</text:p>
          </table:table-cell>
          <table:table-cell office:value-type="string">
            <text:p>PICTET PREMIUM BRANDS R EUR (C)</text:p>
          </table:table-cell>
        </table:table-row>
        <table:table-row table:style-name="ro1">
          <table:table-cell/>
          <table:table-cell office:value-type="string">
            <text:p>LU0217139020</text:p>
          </table:table-cell>
          <table:table-cell office:value-type="string">
            <text:p>PICTET PREMIUM BRANDS P EUR (C)</text:p>
          </table:table-cell>
        </table:table-row>
        <table:table-row table:style-name="ro1">
          <table:table-cell/>
          <table:table-cell office:value-type="string">
            <text:p>LU0217390060</text:p>
          </table:table-cell>
          <table:table-cell office:value-type="string">
            <text:p>JPMORGAN FUNDS - JPM EMERGING MARKETS DEBT C EUR H</text:p>
          </table:table-cell>
        </table:table-row>
        <table:table-row table:style-name="ro1">
          <table:table-cell/>
          <table:table-cell office:value-type="string">
            <text:p>LU0217390573</text:p>
          </table:table-cell>
          <table:table-cell office:value-type="string">
            <text:p>JPMORGAN FUNDS PACIFIC EQUITY FUND A EUR</text:p>
          </table:table-cell>
        </table:table-row>
        <table:table-row table:style-name="ro1">
          <table:table-cell/>
          <table:table-cell office:value-type="string">
            <text:p>LU0217576759</text:p>
          </table:table-cell>
          <table:table-cell office:value-type="string">
            <text:p>JPMORGAN FUNDS - JPM EMERGING MARKETS EQUITY A EUR</text:p>
          </table:table-cell>
        </table:table-row>
        <table:table-row table:style-name="ro1">
          <table:table-cell/>
          <table:table-cell office:value-type="string">
            <text:p>LU0217576833</text:p>
          </table:table-cell>
          <table:table-cell office:value-type="string">
            <text:p>JPMORGAN FUNDS EMERGING MARKETS EQUITY FUND D EUR </text:p>
          </table:table-cell>
        </table:table-row>
        <table:table-row table:style-name="ro1">
          <table:table-cell/>
          <table:table-cell office:value-type="string">
            <text:p>LU0218006517</text:p>
          </table:table-cell>
          <table:table-cell office:value-type="string">
            <text:p>JPMORGAN INVESTMENT FUNDS - JPM GLOBALCONSERVATIVE</text:p>
          </table:table-cell>
        </table:table-row>
        <table:table-row table:style-name="ro1">
          <table:table-cell/>
          <table:table-cell office:value-type="string">
            <text:p>LU0218201050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219418836</text:p>
          </table:table-cell>
          <table:table-cell office:value-type="string">
            <text:p>MFS MERIDIAN FUNDS GLOBAL TOTAL RETURN FUND A1 EUR</text:p>
          </table:table-cell>
        </table:table-row>
        <table:table-row table:style-name="ro1">
          <table:table-cell/>
          <table:table-cell office:value-type="string">
            <text:p>LU0224105477</text:p>
          </table:table-cell>
          <table:table-cell office:value-type="string">
            <text:p>BLACKROCK GLOBAL FUNDS CONTINENTAL EUROPEAN FLEXIB</text:p>
          </table:table-cell>
        </table:table-row>
        <table:table-row table:style-name="ro1">
          <table:table-cell/>
          <table:table-cell office:value-type="string">
            <text:p>LU0224508324</text:p>
          </table:table-cell>
          <table:table-cell office:value-type="string">
            <text:p>SCHRODER ISF - GLOBAL PROPERTY SECURITIES A USD (C</text:p>
          </table:table-cell>
        </table:table-row>
        <table:table-row table:style-name="ro1">
          <table:table-cell/>
          <table:table-cell office:value-type="string">
            <text:p>LU0224509132</text:p>
          </table:table-cell>
          <table:table-cell office:value-type="string">
            <text:p>SCHRODER INTERNATIONAL SELECTION FUND GLOBAL CITIE</text:p>
          </table:table-cell>
        </table:table-row>
        <table:table-row table:style-name="ro1">
          <table:table-cell/>
          <table:table-cell office:value-type="string">
            <text:p>LU0224509215</text:p>
          </table:table-cell>
          <table:table-cell office:value-type="string">
            <text:p>SCHRODER INTERNATIONAL SELECTION FUND GLOBAL CITIE</text:p>
          </table:table-cell>
        </table:table-row>
        <table:table-row table:style-name="ro1">
          <table:table-cell/>
          <table:table-cell office:value-type="string">
            <text:p>LU0225244705</text:p>
          </table:table-cell>
          <table:table-cell office:value-type="string">
            <text:p>EDGEWOOD L SELECT US SELECT GROWTH I USD</text:p>
          </table:table-cell>
        </table:table-row>
        <table:table-row table:style-name="ro1">
          <table:table-cell/>
          <table:table-cell office:value-type="string">
            <text:p>LU0225284248</text:p>
          </table:table-cell>
          <table:table-cell office:value-type="string">
            <text:p>SCHRODER ISF - GLOBAL EQUITY YIELD A (C)</text:p>
          </table:table-cell>
        </table:table-row>
        <table:table-row table:style-name="ro1">
          <table:table-cell/>
          <table:table-cell office:value-type="string">
            <text:p>LU0225506756</text:p>
          </table:table-cell>
          <table:table-cell office:value-type="string">
            <text:p>JPMORGAN FUNDS RUSSIA FUND A USD</text:p>
          </table:table-cell>
        </table:table-row>
        <table:table-row table:style-name="ro1">
          <table:table-cell/>
          <table:table-cell office:value-type="string">
            <text:p>LU0225737302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226953718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227177580</text:p>
          </table:table-cell>
          <table:table-cell office:value-type="string">
            <text:p>SCHRODER ISF - SWISS EQUITY OPPORTUNITIES A (C)</text:p>
          </table:table-cell>
        </table:table-row>
        <table:table-row table:style-name="ro1">
          <table:table-cell/>
          <table:table-cell office:value-type="string">
            <text:p>LU0227179875</text:p>
          </table:table-cell>
          <table:table-cell office:value-type="string">
            <text:p>SCHRODER ISF - ASIAN SMALLER COMPANIES A (C)</text:p>
          </table:table-cell>
        </table:table-row>
        <table:table-row table:style-name="ro1">
          <table:table-cell/>
          <table:table-cell office:value-type="string">
            <text:p>LU0227179958</text:p>
          </table:table-cell>
          <table:table-cell office:value-type="string">
            <text:p>SCHRODER INTERNATIONAL SELECTION FUND ASIAN SMALLE</text:p>
          </table:table-cell>
        </table:table-row>
        <table:table-row table:style-name="ro1">
          <table:table-cell/>
          <table:table-cell office:value-type="string">
            <text:p>LU0227384020</text:p>
          </table:table-cell>
          <table:table-cell office:value-type="string">
            <text:p>NORDEA 1 - STABLE RETURN BP EUR (C)</text:p>
          </table:table-cell>
        </table:table-row>
        <table:table-row table:style-name="ro1">
          <table:table-cell/>
          <table:table-cell office:value-type="string">
            <text:p>LU0227384707</text:p>
          </table:table-cell>
          <table:table-cell office:value-type="string">
            <text:p>NORDEA 1 - STABLE RETURN BP SEK (C)</text:p>
          </table:table-cell>
        </table:table-row>
        <table:table-row table:style-name="ro1">
          <table:table-cell/>
          <table:table-cell office:value-type="string">
            <text:p>LU0227788626</text:p>
          </table:table-cell>
          <table:table-cell office:value-type="string">
            <text:p>SCHRODER ISF - GLOBAL CREDIT DURATION HEDGED A (C)</text:p>
          </table:table-cell>
        </table:table-row>
        <table:table-row table:style-name="ro1">
          <table:table-cell/>
          <table:table-cell office:value-type="string">
            <text:p>LU0228157250</text:p>
          </table:table-cell>
          <table:table-cell office:value-type="string">
            <text:p>AMUNDI FUNDS - ABSOLUTE VOLATILITY ARBITRAGE AE (C</text:p>
          </table:table-cell>
        </table:table-row>
        <table:table-row table:style-name="ro1">
          <table:table-cell/>
          <table:table-cell office:value-type="string">
            <text:p>LU0228636220</text:p>
          </table:table-cell>
          <table:table-cell office:value-type="string">
            <text:p>ING (L) - INVEST EURO INCOME P (D)</text:p>
          </table:table-cell>
        </table:table-row>
        <table:table-row table:style-name="ro1">
          <table:table-cell/>
          <table:table-cell office:value-type="string">
            <text:p>LU0228659784</text:p>
          </table:table-cell>
          <table:table-cell office:value-type="string">
            <text:p>SCHRODER ISF - BRIC (BRAZIL, RUSSIA, INDIA, CHINA)</text:p>
          </table:table-cell>
        </table:table-row>
        <table:table-row table:style-name="ro1">
          <table:table-cell/>
          <table:table-cell office:value-type="string">
            <text:p>LU0229084990</text:p>
          </table:table-cell>
          <table:table-cell office:value-type="string">
            <text:p>BLACKROCK GLOBAL FUNDS - EUROPEAN FOCUS FUND A2 EU</text:p>
          </table:table-cell>
        </table:table-row>
        <table:table-row table:style-name="ro1">
          <table:table-cell/>
          <table:table-cell office:value-type="string">
            <text:p>LU0229386064</text:p>
          </table:table-cell>
          <table:table-cell office:value-type="string">
            <text:p>PIONEER FUNDS EURO HIGH YIELD A EUR (C)</text:p>
          </table:table-cell>
        </table:table-row>
        <table:table-row table:style-name="ro1">
          <table:table-cell/>
          <table:table-cell office:value-type="string">
            <text:p>LU0229387385</text:p>
          </table:table-cell>
          <table:table-cell office:value-type="string">
            <text:p>PIONEER FUNDS NORTH AMERICAN BASIC VALUE A EUR (C)</text:p>
          </table:table-cell>
        </table:table-row>
        <table:table-row table:style-name="ro1">
          <table:table-cell/>
          <table:table-cell office:value-type="string">
            <text:p>LU0229494975</text:p>
          </table:table-cell>
          <table:table-cell office:value-type="string">
            <text:p>HENDERSON HORIZON FUND - ASIA PACIFIC PROPERTY EQU</text:p>
          </table:table-cell>
        </table:table-row>
        <table:table-row table:style-name="ro1">
          <table:table-cell/>
          <table:table-cell office:value-type="string">
            <text:p>LU0229773345</text:p>
          </table:table-cell>
          <table:table-cell office:value-type="string">
            <text:p>SARASIN INVESTMENTFONDS - OEKOSAR EQUITY GLOBAL P </text:p>
          </table:table-cell>
        </table:table-row>
        <table:table-row table:style-name="ro1">
          <table:table-cell/>
          <table:table-cell office:value-type="string">
            <text:p>LU0229938369</text:p>
          </table:table-cell>
          <table:table-cell office:value-type="string">
            <text:p>FTIF - FRANKLIN US OPPORTUNITIES FUND A GBP (D)</text:p>
          </table:table-cell>
        </table:table-row>
        <table:table-row table:style-name="ro1">
          <table:table-cell/>
          <table:table-cell office:value-type="string">
            <text:p>LU0229940001</text:p>
          </table:table-cell>
          <table:table-cell office:value-type="string">
            <text:p>FTIF - TEMPLETON ASIAN GROWTH FUND A EUR (C)</text:p>
          </table:table-cell>
        </table:table-row>
        <table:table-row table:style-name="ro1">
          <table:table-cell/>
          <table:table-cell office:value-type="string">
            <text:p>LU0229943104</text:p>
          </table:table-cell>
          <table:table-cell office:value-type="string">
            <text:p>FTIF - TEMPLETON GLOBAL BALANCED FUND C USD (D)</text:p>
          </table:table-cell>
        </table:table-row>
        <table:table-row table:style-name="ro1">
          <table:table-cell/>
          <table:table-cell office:value-type="string">
            <text:p>LU0229943369</text:p>
          </table:table-cell>
          <table:table-cell office:value-type="string">
            <text:p>FTIF - TEMPLETON GLOBAL BOND FUND A GBP (D)</text:p>
          </table:table-cell>
        </table:table-row>
        <table:table-row table:style-name="ro1">
          <table:table-cell/>
          <table:table-cell office:value-type="string">
            <text:p>LU0229944847</text:p>
          </table:table-cell>
          <table:table-cell office:value-type="string">
            <text:p>FTIF - FRANKLIN MUTUAL GLOBAL DISCOVERY FUND A GBP</text:p>
          </table:table-cell>
        </table:table-row>
        <table:table-row table:style-name="ro1">
          <table:table-cell/>
          <table:table-cell office:value-type="string">
            <text:p>LU0229945570</text:p>
          </table:table-cell>
          <table:table-cell office:value-type="string">
            <text:p>FTIF - TEMPLETON BRIC FUND A USD (C)</text:p>
          </table:table-cell>
        </table:table-row>
        <table:table-row table:style-name="ro1">
          <table:table-cell/>
          <table:table-cell office:value-type="string">
            <text:p>LU0229946891</text:p>
          </table:table-cell>
          <table:table-cell office:value-type="string">
            <text:p>FTIF - TEMPLETON BRIC FUND N EUR (C)</text:p>
          </table:table-cell>
        </table:table-row>
        <table:table-row table:style-name="ro1">
          <table:table-cell/>
          <table:table-cell office:value-type="string">
            <text:p>LU0229947279</text:p>
          </table:table-cell>
          <table:table-cell office:value-type="string">
            <text:p>FTIF - TEMPLETON BRIC FUND C USD (C)</text:p>
          </table:table-cell>
        </table:table-row>
        <table:table-row table:style-name="ro1">
          <table:table-cell/>
          <table:table-cell office:value-type="string">
            <text:p>LU0229948087</text:p>
          </table:table-cell>
          <table:table-cell office:value-type="string">
            <text:p>FTIF - FRANKLIN GLOBAL REAL ESTATE FUND A USD (C)</text:p>
          </table:table-cell>
        </table:table-row>
        <table:table-row table:style-name="ro1">
          <table:table-cell/>
          <table:table-cell office:value-type="string">
            <text:p>LU0229949994</text:p>
          </table:table-cell>
          <table:table-cell office:value-type="string">
            <text:p>FTIF - TEMPLETON ASIAN BOND FUND A USD (C)</text:p>
          </table:table-cell>
        </table:table-row>
        <table:table-row table:style-name="ro1">
          <table:table-cell/>
          <table:table-cell office:value-type="string">
            <text:p>LU0229950067</text:p>
          </table:table-cell>
          <table:table-cell office:value-type="string">
            <text:p>FTIF - TEMPLETON ASIAN BOND FUND A USD (D)</text:p>
          </table:table-cell>
        </table:table-row>
        <table:table-row table:style-name="ro1">
          <table:table-cell/>
          <table:table-cell office:value-type="string">
            <text:p>LU0229951891</text:p>
          </table:table-cell>
          <table:table-cell office:value-type="string">
            <text:p>FTIF - TEMPLETON ASIAN BOND FUND A EUR (C)</text:p>
          </table:table-cell>
        </table:table-row>
        <table:table-row table:style-name="ro1">
          <table:table-cell/>
          <table:table-cell office:value-type="string">
            <text:p>LU0229952352</text:p>
          </table:table-cell>
          <table:table-cell office:value-type="string">
            <text:p>FTIF - TEMPLETON ASIAN BOND FUND N EUR (C)</text:p>
          </table:table-cell>
        </table:table-row>
        <table:table-row table:style-name="ro1">
          <table:table-cell/>
          <table:table-cell office:value-type="string">
            <text:p>LU0230911603</text:p>
          </table:table-cell>
          <table:table-cell office:value-type="string">
            <text:p>CS INVESTMENT FUNDS 13 CREDIT SUISSE (LUX) GREEN B</text:p>
          </table:table-cell>
        </table:table-row>
        <table:table-row table:style-name="ro1">
          <table:table-cell/>
          <table:table-cell office:value-type="string">
            <text:p>LU0231203729</text:p>
          </table:table-cell>
          <table:table-cell office:value-type="string">
            <text:p>FRANKLIN TEMPLETON INVESTMENT FUNDS FRANKLIN INDIA</text:p>
          </table:table-cell>
        </table:table-row>
        <table:table-row table:style-name="ro1">
          <table:table-cell/>
          <table:table-cell office:value-type="string">
            <text:p>LU0231205187</text:p>
          </table:table-cell>
          <table:table-cell office:value-type="string">
            <text:p>FTIF - FRANKLIN INDIA FUND A EUR (C)</text:p>
          </table:table-cell>
        </table:table-row>
        <table:table-row table:style-name="ro1">
          <table:table-cell/>
          <table:table-cell office:value-type="string">
            <text:p>LU0231205856</text:p>
          </table:table-cell>
          <table:table-cell office:value-type="string">
            <text:p>FTIF - FRANKLIN INDIA FUND N EUR (C)</text:p>
          </table:table-cell>
        </table:table-row>
        <table:table-row table:style-name="ro1">
          <table:table-cell/>
          <table:table-cell office:value-type="string">
            <text:p>LU0231459107</text:p>
          </table:table-cell>
          <table:table-cell office:value-type="string">
            <text:p>ABERDEEN GLOBAL ASIAN SMALLER COMPANIES FUND A2 (C</text:p>
          </table:table-cell>
        </table:table-row>
        <table:table-row table:style-name="ro1">
          <table:table-cell/>
          <table:table-cell office:value-type="string">
            <text:p>LU0231490524</text:p>
          </table:table-cell>
          <table:table-cell office:value-type="string">
            <text:p>ABERDEEN GLOBAL INDIAN EQUITY FUND A2 (C)</text:p>
          </table:table-cell>
        </table:table-row>
        <table:table-row table:style-name="ro1">
          <table:table-cell/>
          <table:table-cell office:value-type="string">
            <text:p>LU0232524495</text:p>
          </table:table-cell>
          <table:table-cell office:value-type="string">
            <text:p>AB FCP I AMERICAN GROWTH PORTFOLIO A EUR (C)</text:p>
          </table:table-cell>
        </table:table-row>
        <table:table-row table:style-name="ro1">
          <table:table-cell/>
          <table:table-cell office:value-type="string">
            <text:p>LU0232552355</text:p>
          </table:table-cell>
          <table:table-cell office:value-type="string">
            <text:p>AB SICAV I THEMATIC RESEARCH PORTFOLIO A EUR</text:p>
          </table:table-cell>
        </table:table-row>
        <table:table-row table:style-name="ro1">
          <table:table-cell/>
          <table:table-cell office:value-type="string">
            <text:p>LU0232931963</text:p>
          </table:table-cell>
          <table:table-cell office:value-type="string">
            <text:p>SCHRODER INTERNATIONAL SELECTION FUND BRIC (BRAZIL</text:p>
          </table:table-cell>
        </table:table-row>
        <table:table-row table:style-name="ro1">
          <table:table-cell/>
          <table:table-cell office:value-type="string">
            <text:p>LU0232932698</text:p>
          </table:table-cell>
          <table:table-cell office:value-type="string">
            <text:p>SCHRODER INTERNATIONAL SELECTION FUND BRIC (BRAZIL</text:p>
          </table:table-cell>
        </table:table-row>
        <table:table-row table:style-name="ro1">
          <table:table-cell/>
          <table:table-cell office:value-type="string">
            <text:p>LU0233975019</text:p>
          </table:table-cell>
          <table:table-cell office:value-type="string">
            <text:p>PIONEER FUNDS - US RESEARCH E EUR Hedged (C)</text:p>
          </table:table-cell>
        </table:table-row>
        <table:table-row table:style-name="ro1">
          <table:table-cell/>
          <table:table-cell office:value-type="string">
            <text:p>LU0234585437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235308136</text:p>
          </table:table-cell>
          <table:table-cell office:value-type="string">
            <text:p>ALKEN FUND - EUROPEAN OPPORTUNITIES H (C)</text:p>
          </table:table-cell>
        </table:table-row>
        <table:table-row table:style-name="ro1">
          <table:table-cell/>
          <table:table-cell office:value-type="string">
            <text:p>LU0235308482</text:p>
          </table:table-cell>
          <table:table-cell office:value-type="string">
            <text:p>ALKEN FUND - EUROPEAN OPPORTUNITIES R (C)</text:p>
          </table:table-cell>
        </table:table-row>
        <table:table-row table:style-name="ro1">
          <table:table-cell/>
          <table:table-cell office:value-type="string">
            <text:p>LU0235639324</text:p>
          </table:table-cell>
          <table:table-cell office:value-type="string">
            <text:p>JPMORGAN FUNDS - JPMORGAN JAPAN EQUITY A (C)</text:p>
          </table:table-cell>
        </table:table-row>
        <table:table-row table:style-name="ro1">
          <table:table-cell/>
          <table:table-cell office:value-type="string">
            <text:p>LU0235842555</text:p>
          </table:table-cell>
          <table:table-cell office:value-type="string">
            <text:p>JPMORGAN INVESTMENT FUNDS - JPM GLOBAL CAPITAL PRE</text:p>
          </table:table-cell>
        </table:table-row>
        <table:table-row table:style-name="ro1">
          <table:table-cell/>
          <table:table-cell office:value-type="string">
            <text:p>LU0236147079</text:p>
          </table:table-cell>
          <table:table-cell office:value-type="string">
            <text:p>DEUTSCHE INVEST I SICAV EUROPEAN SMALL CAP N (C)</text:p>
          </table:table-cell>
        </table:table-row>
        <table:table-row table:style-name="ro1">
          <table:table-cell/>
          <table:table-cell office:value-type="string">
            <text:p>LU0236153390</text:p>
          </table:table-cell>
          <table:table-cell office:value-type="string">
            <text:p>DEUTSCHE INVEST I SICAV ASIAN SMALL/MID CAP L (C)</text:p>
          </table:table-cell>
        </table:table-row>
        <table:table-row table:style-name="ro1">
          <table:table-cell/>
          <table:table-cell office:value-type="string">
            <text:p>LU0236176334</text:p>
          </table:table-cell>
          <table:table-cell office:value-type="string">
            <text:p>BLACKROCK GLOBAL FUNDS - JAPAN VALUE FUND A4DS (D)</text:p>
          </table:table-cell>
        </table:table-row>
        <table:table-row table:style-name="ro1">
          <table:table-cell/>
          <table:table-cell office:value-type="string">
            <text:p>LU0236489380</text:p>
          </table:table-cell>
          <table:table-cell office:value-type="string">
            <text:p>NORDEA 1 - EUROPEAN HIGH YIELD BOND FUND BP NOK (C</text:p>
          </table:table-cell>
        </table:table-row>
        <table:table-row table:style-name="ro1">
          <table:table-cell/>
          <table:table-cell office:value-type="string">
            <text:p>LU0236489893</text:p>
          </table:table-cell>
          <table:table-cell office:value-type="string">
            <text:p>NORDEA 1 - EUROPEAN HIGH YIELD BOND FUND BP SEK (C</text:p>
          </table:table-cell>
        </table:table-row>
        <table:table-row table:style-name="ro1">
          <table:table-cell/>
          <table:table-cell office:value-type="string">
            <text:p>LU0236490123</text:p>
          </table:table-cell>
          <table:table-cell office:value-type="string">
            <text:p>NORDEA 1 - GLOBAL STABLE EQUITY FUND - UNHEDGED BP</text:p>
          </table:table-cell>
        </table:table-row>
        <table:table-row table:style-name="ro1">
          <table:table-cell/>
          <table:table-cell office:value-type="string">
            <text:p>LU0236673397</text:p>
          </table:table-cell>
          <table:table-cell office:value-type="string">
            <text:p>BNP PARIBAS QUAM FUND BNP PARIBAS QUAM FUND MEDIUM</text:p>
          </table:table-cell>
        </table:table-row>
        <table:table-row table:style-name="ro1">
          <table:table-cell/>
          <table:table-cell office:value-type="string">
            <text:p>LU0236737465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236738604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237014641</text:p>
          </table:table-cell>
          <table:table-cell office:value-type="string">
            <text:p>DEUTSCHE INVEST I SICAV NEW RESOURCES L (C)</text:p>
          </table:table-cell>
        </table:table-row>
        <table:table-row table:style-name="ro1">
          <table:table-cell/>
          <table:table-cell office:value-type="string">
            <text:p>LU0237015457</text:p>
          </table:table-cell>
          <table:table-cell office:value-type="string">
            <text:p>DEUTSCHE INVEST I SICAV NEW RESOURCES N (C)</text:p>
          </table:table-cell>
        </table:table-row>
        <table:table-row table:style-name="ro1">
          <table:table-cell/>
          <table:table-cell office:value-type="string">
            <text:p>LU0237697510</text:p>
          </table:table-cell>
          <table:table-cell office:value-type="string">
            <text:p>FIDELITY FUNDS - GLOBAL PROPERTY FUND A EUR (D)</text:p>
          </table:table-cell>
        </table:table-row>
        <table:table-row table:style-name="ro1">
          <table:table-cell/>
          <table:table-cell office:value-type="string">
            <text:p>LU0237698245</text:p>
          </table:table-cell>
          <table:table-cell office:value-type="string">
            <text:p>FIDELITY FUNDS SICAV GLOBAL PROPERTY FUND A USD (D</text:p>
          </table:table-cell>
        </table:table-row>
        <table:table-row table:style-name="ro1">
          <table:table-cell/>
          <table:table-cell office:value-type="string">
            <text:p>LU0237698757</text:p>
          </table:table-cell>
          <table:table-cell office:value-type="string">
            <text:p>FIDELITY FUNDS - GLOBAL PROPERTY FUND A EUR (C)</text:p>
          </table:table-cell>
        </table:table-row>
        <table:table-row table:style-name="ro1">
          <table:table-cell/>
          <table:table-cell office:value-type="string">
            <text:p>LU0238202427</text:p>
          </table:table-cell>
          <table:table-cell office:value-type="string">
            <text:p>FIDELITY FUNDS - EUROPEAN FUND A (C)</text:p>
          </table:table-cell>
        </table:table-row>
        <table:table-row table:style-name="ro1">
          <table:table-cell/>
          <table:table-cell office:value-type="string">
            <text:p>LU0238203821</text:p>
          </table:table-cell>
          <table:table-cell office:value-type="string">
            <text:p>FIDELITY FUNDS - EMERGING MARKET DEBT FUND A EUR (</text:p>
          </table:table-cell>
        </table:table-row>
        <table:table-row table:style-name="ro1">
          <table:table-cell/>
          <table:table-cell office:value-type="string">
            <text:p>LU0238205289</text:p>
          </table:table-cell>
          <table:table-cell office:value-type="string">
            <text:p>FIDELITY FUNDS - EMERGING MARKET DEBT FUND A EUR (</text:p>
          </table:table-cell>
        </table:table-row>
        <table:table-row table:style-name="ro1">
          <table:table-cell/>
          <table:table-cell office:value-type="string">
            <text:p>LU0238205446</text:p>
          </table:table-cell>
          <table:table-cell office:value-type="string">
            <text:p>FIDELITY FUNDS - EMERGING MARKET DEBT FUND A USD (</text:p>
          </table:table-cell>
        </table:table-row>
        <table:table-row table:style-name="ro1">
          <table:table-cell/>
          <table:table-cell office:value-type="string">
            <text:p>LU0238205958</text:p>
          </table:table-cell>
          <table:table-cell office:value-type="string">
            <text:p>FIDELITY FUNDS - EMERGING MARKET DEBT FUND A USD (</text:p>
          </table:table-cell>
        </table:table-row>
        <table:table-row table:style-name="ro1">
          <table:table-cell/>
          <table:table-cell office:value-type="string">
            <text:p>LU0238206337</text:p>
          </table:table-cell>
          <table:table-cell office:value-type="string">
            <text:p>FIDELITY FUNDS - EMERGING MARKET DEBT FUND Y USD (</text:p>
          </table:table-cell>
        </table:table-row>
        <table:table-row table:style-name="ro1">
          <table:table-cell/>
          <table:table-cell office:value-type="string">
            <text:p>LU0238206840</text:p>
          </table:table-cell>
          <table:table-cell office:value-type="string">
            <text:p>FIDELITY FUNDS - EMERGING MARKET DEBT FUND E EUR (</text:p>
          </table:table-cell>
        </table:table-row>
        <table:table-row table:style-name="ro1">
          <table:table-cell/>
          <table:table-cell office:value-type="string">
            <text:p>LU0238209513</text:p>
          </table:table-cell>
          <table:table-cell office:value-type="string">
            <text:p>FIDELITY FUNDS SICAV EURO BOND FUND E EUR (C)</text:p>
          </table:table-cell>
        </table:table-row>
        <table:table-row table:style-name="ro1">
          <table:table-cell/>
          <table:table-cell office:value-type="string">
            <text:p>LU0238209786</text:p>
          </table:table-cell>
          <table:table-cell office:value-type="string">
            <text:p>FIDELITY FUNDS SICAV EUROPEAN HIGH YIELD FUND E (C</text:p>
          </table:table-cell>
        </table:table-row>
        <table:table-row table:style-name="ro1">
          <table:table-cell/>
          <table:table-cell office:value-type="string">
            <text:p>LU0238689110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38689623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38689896</text:p>
          </table:table-cell>
          <table:table-cell office:value-type="string">
            <text:p>BLACKROCK GLOBAL FUNDS GLOBAL DYNAMIC EQUITY FUND </text:p>
          </table:table-cell>
        </table:table-row>
        <table:table-row table:style-name="ro1">
          <table:table-cell/>
          <table:table-cell office:value-type="string">
            <text:p>LU0238690555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40613025</text:p>
          </table:table-cell>
          <table:table-cell office:value-type="string">
            <text:p>BLACKROCK GLOBAL FUNDS - GLOBAL ALLOCATION FUND A4</text:p>
          </table:table-cell>
        </table:table-row>
        <table:table-row table:style-name="ro1">
          <table:table-cell/>
          <table:table-cell office:value-type="string">
            <text:p>LU0241468122</text:p>
          </table:table-cell>
          <table:table-cell office:value-type="string">
            <text:p>PICTET EUR GOVERNMENT BONDS R (C)</text:p>
          </table:table-cell>
        </table:table-row>
        <table:table-row table:style-name="ro1">
          <table:table-cell/>
          <table:table-cell office:value-type="string">
            <text:p>LU0243955886</text:p>
          </table:table-cell>
          <table:table-cell office:value-type="string">
            <text:p>INVESCO FUNDS INVESCO ASIA INFRASTRUCTURE FUND A (</text:p>
          </table:table-cell>
        </table:table-row>
        <table:table-row table:style-name="ro1">
          <table:table-cell/>
          <table:table-cell office:value-type="string">
            <text:p>LU0243956348</text:p>
          </table:table-cell>
          <table:table-cell office:value-type="string">
            <text:p>INVESCO FUNDS INVESCO ASIA INFRASTRUCTURE FUND E (</text:p>
          </table:table-cell>
        </table:table-row>
        <table:table-row table:style-name="ro1">
          <table:table-cell/>
          <table:table-cell office:value-type="string">
            <text:p>LU0243957239</text:p>
          </table:table-cell>
          <table:table-cell office:value-type="string">
            <text:p>INVESCO FUNDS INVESCO PAN EUROPEAN HIGH INCOME FUN</text:p>
          </table:table-cell>
        </table:table-row>
        <table:table-row table:style-name="ro1">
          <table:table-cell/>
          <table:table-cell office:value-type="string">
            <text:p>LU0243957742</text:p>
          </table:table-cell>
          <table:table-cell office:value-type="string">
            <text:p>INVESCO FUNDS INVESCO PAN EUROPEAN HIGH INCOME FUN</text:p>
          </table:table-cell>
        </table:table-row>
        <table:table-row table:style-name="ro1">
          <table:table-cell/>
          <table:table-cell office:value-type="string">
            <text:p>LU0243957825</text:p>
          </table:table-cell>
          <table:table-cell office:value-type="string">
            <text:p>INVESCO FUNDS INVESCO EURO CORPORATE BOND FUND FUN</text:p>
          </table:table-cell>
        </table:table-row>
        <table:table-row table:style-name="ro1">
          <table:table-cell/>
          <table:table-cell office:value-type="string">
            <text:p>LU0243958393</text:p>
          </table:table-cell>
          <table:table-cell office:value-type="string">
            <text:p>INVESCO FUNDS INVESCO EURO CORPORATE BOND FUND FUN</text:p>
          </table:table-cell>
        </table:table-row>
        <table:table-row table:style-name="ro1">
          <table:table-cell/>
          <table:table-cell office:value-type="string">
            <text:p>LU0244270301</text:p>
          </table:table-cell>
          <table:table-cell office:value-type="string">
            <text:p>JPMORGAN FUNDS US VALUE FUND A EUR HEDGED</text:p>
          </table:table-cell>
        </table:table-row>
        <table:table-row table:style-name="ro1">
          <table:table-cell/>
          <table:table-cell office:value-type="string">
            <text:p>LU0244270723</text:p>
          </table:table-cell>
          <table:table-cell office:value-type="string">
            <text:p>JPMORGAN FUNDS US VALUE FUND D EUR HEDGED</text:p>
          </table:table-cell>
        </table:table-row>
        <table:table-row table:style-name="ro1">
          <table:table-cell/>
          <table:table-cell office:value-type="string">
            <text:p>LU0244354667</text:p>
          </table:table-cell>
          <table:table-cell office:value-type="string">
            <text:p>SCHRODER INTERNATIONAL SELECTION FUND CHINA OPPORT</text:p>
          </table:table-cell>
        </table:table-row>
        <table:table-row table:style-name="ro1">
          <table:table-cell/>
          <table:table-cell office:value-type="string">
            <text:p>LU0245286777</text:p>
          </table:table-cell>
          <table:table-cell office:value-type="string">
            <text:p>BNP Paribas Islamic Eq Optimiser C</text:p>
          </table:table-cell>
        </table:table-row>
        <table:table-row table:style-name="ro1">
          <table:table-cell/>
          <table:table-cell office:value-type="string">
            <text:p>LU0245991913</text:p>
          </table:table-cell>
          <table:table-cell office:value-type="string">
            <text:p>MAN UMBRELLA SICAV MAN CONVERTIBLES GLOBAL D EUR</text:p>
          </table:table-cell>
        </table:table-row>
        <table:table-row table:style-name="ro1">
          <table:table-cell/>
          <table:table-cell office:value-type="string">
            <text:p>LU0246035637</text:p>
          </table:table-cell>
          <table:table-cell office:value-type="string">
            <text:p>SCHRODER ISF - EUROPEAN SPECIAL SITUATIONS A (C)</text:p>
          </table:table-cell>
        </table:table-row>
        <table:table-row table:style-name="ro1">
          <table:table-cell/>
          <table:table-cell office:value-type="string">
            <text:p>LU0247991317</text:p>
          </table:table-cell>
          <table:table-cell office:value-type="string">
            <text:p>JPMORGAN INVESTMENT FUNDS GLOBAL BALANCED FUND A E</text:p>
          </table:table-cell>
        </table:table-row>
        <table:table-row table:style-name="ro1">
          <table:table-cell/>
          <table:table-cell office:value-type="string">
            <text:p>LU0248172537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248173006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248176959</text:p>
          </table:table-cell>
          <table:table-cell office:value-type="string">
            <text:p>SCHRODER INTERNATIONAL SELECTION FUND EMERGING MAR</text:p>
          </table:table-cell>
        </table:table-row>
        <table:table-row table:style-name="ro1">
          <table:table-cell/>
          <table:table-cell office:value-type="string">
            <text:p>LU0248178732</text:p>
          </table:table-cell>
          <table:table-cell office:value-type="string">
            <text:p>SCHRODER INTERNATIONAL SELECTION FUND US SMALL &amp; M</text:p>
          </table:table-cell>
        </table:table-row>
        <table:table-row table:style-name="ro1">
          <table:table-cell/>
          <table:table-cell office:value-type="string">
            <text:p>LU0248181363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48184110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48184466</text:p>
          </table:table-cell>
          <table:table-cell office:value-type="string">
            <text:p>SCHRODER ISF - ASIAN OPPORTUNITIES A EUR (C)</text:p>
          </table:table-cell>
        </table:table-row>
        <table:table-row table:style-name="ro1">
          <table:table-cell/>
          <table:table-cell office:value-type="string">
            <text:p>LU0248185604</text:p>
          </table:table-cell>
          <table:table-cell office:value-type="string">
            <text:p>SCHRODER ISF - US LARGE CAP C EUR (C)</text:p>
          </table:table-cell>
        </table:table-row>
        <table:table-row table:style-name="ro1">
          <table:table-cell/>
          <table:table-cell office:value-type="string">
            <text:p>LU0248271941</text:p>
          </table:table-cell>
          <table:table-cell office:value-type="string">
            <text:p>BLACKROCK GLOBAL FUNDS - INDIA FUND A2 EUR (C)</text:p>
          </table:table-cell>
        </table:table-row>
        <table:table-row table:style-name="ro1">
          <table:table-cell/>
          <table:table-cell office:value-type="string">
            <text:p>LU0248317363</text:p>
          </table:table-cell>
          <table:table-cell office:value-type="string">
            <text:p>PICTET - JAPANESE EQUITY SELECTION HP EUR (C)</text:p>
          </table:table-cell>
        </table:table-row>
        <table:table-row table:style-name="ro1">
          <table:table-cell/>
          <table:table-cell office:value-type="string">
            <text:p>LU0248320664</text:p>
          </table:table-cell>
          <table:table-cell office:value-type="string">
            <text:p>PICTET - GENERICS HP EUR (C)</text:p>
          </table:table-cell>
        </table:table-row>
        <table:table-row table:style-name="ro1">
          <table:table-cell/>
          <table:table-cell office:value-type="string">
            <text:p>LU0248320821</text:p>
          </table:table-cell>
          <table:table-cell office:value-type="string">
            <text:p>PICTET HEALTH HR EUR (C)</text:p>
          </table:table-cell>
        </table:table-row>
        <table:table-row table:style-name="ro1">
          <table:table-cell/>
          <table:table-cell office:value-type="string">
            <text:p>LU0248702192</text:p>
          </table:table-cell>
          <table:table-cell office:value-type="string">
            <text:p>AMUNDI FUNDS - EQUITY JAPAN VALUE AJ (C)</text:p>
          </table:table-cell>
        </table:table-row>
        <table:table-row table:style-name="ro1">
          <table:table-cell/>
          <table:table-cell office:value-type="string">
            <text:p>LU0249332619</text:p>
          </table:table-cell>
          <table:table-cell office:value-type="string">
            <text:p>PARVEST PARVEST BOND WORLD INFLATION-LINKED CLASSI</text:p>
          </table:table-cell>
        </table:table-row>
        <table:table-row table:style-name="ro1">
          <table:table-cell/>
          <table:table-cell office:value-type="string">
            <text:p>LU0249410860</text:p>
          </table:table-cell>
          <table:table-cell office:value-type="string">
            <text:p>BLACKROCK GLOBAL FUNDS - JAPAN VALUE FUND A2 JPY (</text:p>
          </table:table-cell>
        </table:table-row>
        <table:table-row table:style-name="ro1">
          <table:table-cell/>
          <table:table-cell office:value-type="string">
            <text:p>LU0249411835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50158358</text:p>
          </table:table-cell>
          <table:table-cell office:value-type="string">
            <text:p>ING (L) - INVEST GLOBAL OPPORTUNITIES P (C)</text:p>
          </table:table-cell>
        </table:table-row>
        <table:table-row table:style-name="ro1">
          <table:table-cell/>
          <table:table-cell office:value-type="string">
            <text:p>LU0251119078</text:p>
          </table:table-cell>
          <table:table-cell office:value-type="string">
            <text:p>FIDELITY FUNDS SICAV FIDELITY TARGETâ„¢ 2035 (EURO) </text:p>
          </table:table-cell>
        </table:table-row>
        <table:table-row table:style-name="ro1">
          <table:table-cell/>
          <table:table-cell office:value-type="string">
            <text:p>LU0251120084</text:p>
          </table:table-cell>
          <table:table-cell office:value-type="string">
            <text:p>FIDELITY FUNDS SICAV FIDELITY TARGETâ„¢ 2040 (EURO) </text:p>
          </table:table-cell>
        </table:table-row>
        <table:table-row table:style-name="ro1">
          <table:table-cell/>
          <table:table-cell office:value-type="string">
            <text:p>LU0251127410</text:p>
          </table:table-cell>
          <table:table-cell office:value-type="string">
            <text:p>FIDELITY FUNDS - AMERICA FUND A EUR (C)</text:p>
          </table:table-cell>
        </table:table-row>
        <table:table-row table:style-name="ro1">
          <table:table-cell/>
          <table:table-cell office:value-type="string">
            <text:p>LU0251129895</text:p>
          </table:table-cell>
          <table:table-cell office:value-type="string">
            <text:p>FIDELITY FUNDS - INTERNATIONAL FUND A EUR (C)</text:p>
          </table:table-cell>
        </table:table-row>
        <table:table-row table:style-name="ro1">
          <table:table-cell/>
          <table:table-cell office:value-type="string">
            <text:p>LU0251130554</text:p>
          </table:table-cell>
          <table:table-cell office:value-type="string">
            <text:p>FIDELITY FUNDS SICAV SMART GLOBAL DEFENSIVE FUND A</text:p>
          </table:table-cell>
        </table:table-row>
        <table:table-row table:style-name="ro1">
          <table:table-cell/>
          <table:table-cell office:value-type="string">
            <text:p>LU0251130802</text:p>
          </table:table-cell>
          <table:table-cell office:value-type="string">
            <text:p>FIDELITY FUNDS - EUROPEAN HIGH YIELD FUND A EUR A </text:p>
          </table:table-cell>
        </table:table-row>
        <table:table-row table:style-name="ro1">
          <table:table-cell/>
          <table:table-cell office:value-type="string">
            <text:p>LU0251131289</text:p>
          </table:table-cell>
          <table:table-cell office:value-type="string">
            <text:p>FIDELITY FUNDS SICAV FIDELITY TARGETâ„¢ 2020 (EURO) </text:p>
          </table:table-cell>
        </table:table-row>
        <table:table-row table:style-name="ro1">
          <table:table-cell/>
          <table:table-cell office:value-type="string">
            <text:p>LU0251131362</text:p>
          </table:table-cell>
          <table:table-cell office:value-type="string">
            <text:p>FIDELITY FUNDS SICAV FIDELITY TARGETâ„¢ 2030 (EURO) </text:p>
          </table:table-cell>
        </table:table-row>
        <table:table-row table:style-name="ro1">
          <table:table-cell/>
          <table:table-cell office:value-type="string">
            <text:p>LU0251131446</text:p>
          </table:table-cell>
          <table:table-cell office:value-type="string">
            <text:p>FIDELITY FUNDS SICAV FIDELITY TARGET 2015 (EURO) F</text:p>
          </table:table-cell>
        </table:table-row>
        <table:table-row table:style-name="ro1">
          <table:table-cell/>
          <table:table-cell office:value-type="string">
            <text:p>LU0251131792</text:p>
          </table:table-cell>
          <table:table-cell office:value-type="string">
            <text:p>FIDELITY FUNDS SICAV FIDELITY TARGETâ„¢ 2025 (EURO) </text:p>
          </table:table-cell>
        </table:table-row>
        <table:table-row table:style-name="ro1">
          <table:table-cell/>
          <table:table-cell office:value-type="string">
            <text:p>LU0251131958</text:p>
          </table:table-cell>
          <table:table-cell office:value-type="string">
            <text:p>FIDELITY FUNDS - AMERICA FUND A USD (C)</text:p>
          </table:table-cell>
        </table:table-row>
        <table:table-row table:style-name="ro1">
          <table:table-cell/>
          <table:table-cell office:value-type="string">
            <text:p>LU0251132253</text:p>
          </table:table-cell>
          <table:table-cell office:value-type="string">
            <text:p>FIDELITY FUNDS SICAV INTERNATIONAL FUND A USD (C)</text:p>
          </table:table-cell>
        </table:table-row>
        <table:table-row table:style-name="ro1">
          <table:table-cell/>
          <table:table-cell office:value-type="string">
            <text:p>LU0251570791</text:p>
          </table:table-cell>
          <table:table-cell office:value-type="string">
            <text:p>SCHRODER ISF - JAPANESE SMALLER COMPANIES A1 EUR (</text:p>
          </table:table-cell>
        </table:table-row>
        <table:table-row table:style-name="ro1">
          <table:table-cell/>
          <table:table-cell office:value-type="string">
            <text:p>LU0251658026</text:p>
          </table:table-cell>
          <table:table-cell office:value-type="string">
            <text:p>AXA WORLD FUNDS GLOBAL EMERGING MARKETS BONDS A CA</text:p>
          </table:table-cell>
        </table:table-row>
        <table:table-row table:style-name="ro1">
          <table:table-cell/>
          <table:table-cell office:value-type="string">
            <text:p>LU0251658455</text:p>
          </table:table-cell>
          <table:table-cell office:value-type="string">
            <text:p>AXA WORLD FUNDS - GLOBAL EMERGING MARKETS BONDS A </text:p>
          </table:table-cell>
        </table:table-row>
        <table:table-row table:style-name="ro1">
          <table:table-cell/>
          <table:table-cell office:value-type="string">
            <text:p>LU0251658612</text:p>
          </table:table-cell>
          <table:table-cell office:value-type="string">
            <text:p>AXA WORLD FUNDS EURO INFLATION BONDS A CAPITALISAT</text:p>
          </table:table-cell>
        </table:table-row>
        <table:table-row table:style-name="ro1">
          <table:table-cell/>
          <table:table-cell office:value-type="string">
            <text:p>LU0251659420</text:p>
          </table:table-cell>
          <table:table-cell office:value-type="string">
            <text:p>AXA WORLD FUNDS EURO 7-10 E CAPITALISATION EUR</text:p>
          </table:table-cell>
        </table:table-row>
        <table:table-row table:style-name="ro1">
          <table:table-cell/>
          <table:table-cell office:value-type="string">
            <text:p>LU0251659933</text:p>
          </table:table-cell>
          <table:table-cell office:value-type="string">
            <text:p>AXA WORLD FUNDS - EURO 5-7 A (D)</text:p>
          </table:table-cell>
        </table:table-row>
        <table:table-row table:style-name="ro1">
          <table:table-cell/>
          <table:table-cell office:value-type="string">
            <text:p>LU0251660352</text:p>
          </table:table-cell>
          <table:table-cell office:value-type="string">
            <text:p>AXA WORLD FUNDS EURO 3-5 A CAPITALISATION EUR</text:p>
          </table:table-cell>
        </table:table-row>
        <table:table-row table:style-name="ro1">
          <table:table-cell/>
          <table:table-cell office:value-type="string">
            <text:p>LU0251661087</text:p>
          </table:table-cell>
          <table:table-cell office:value-type="string">
            <text:p>AXA WORLD FUNDS - EURO 10 + LT A (C)</text:p>
          </table:table-cell>
        </table:table-row>
        <table:table-row table:style-name="ro1">
          <table:table-cell/>
          <table:table-cell office:value-type="string">
            <text:p>LU0251661756</text:p>
          </table:table-cell>
          <table:table-cell office:value-type="string">
            <text:p>AXA WORLD FUNDS - EURO CREDIT SHORT DURATION A (C)</text:p>
          </table:table-cell>
        </table:table-row>
        <table:table-row table:style-name="ro1">
          <table:table-cell/>
          <table:table-cell office:value-type="string">
            <text:p>LU0251662135</text:p>
          </table:table-cell>
          <table:table-cell office:value-type="string">
            <text:p>AXA WORLD FUNDS - EURO CREDIT SHORT DURATION E (C)</text:p>
          </table:table-cell>
        </table:table-row>
        <table:table-row table:style-name="ro1">
          <table:table-cell/>
          <table:table-cell office:value-type="string">
            <text:p>LU0251804968</text:p>
          </table:table-cell>
          <table:table-cell office:value-type="string">
            <text:p>PARVEST PARVEST EQUITY USA CLASSIC EUR</text:p>
          </table:table-cell>
        </table:table-row>
        <table:table-row table:style-name="ro1">
          <table:table-cell/>
          <table:table-cell office:value-type="string">
            <text:p>LU0251806666</text:p>
          </table:table-cell>
          <table:table-cell office:value-type="string">
            <text:p>PARVEST PARVEST EQUITY USA SMALL CAP CLASSIC H EUR</text:p>
          </table:table-cell>
        </table:table-row>
        <table:table-row table:style-name="ro1">
          <table:table-cell/>
          <table:table-cell office:value-type="string">
            <text:p>LU0251807045</text:p>
          </table:table-cell>
          <table:table-cell office:value-type="string">
            <text:p>PARVEST PARVEST EQUITY USA MID CAP CLASSIC EUR</text:p>
          </table:table-cell>
        </table:table-row>
        <table:table-row table:style-name="ro1">
          <table:table-cell/>
          <table:table-cell office:value-type="string">
            <text:p>LU0251807987</text:p>
          </table:table-cell>
          <table:table-cell office:value-type="string">
            <text:p>PARVEST EQUITY JAPAN SMALL CAP CLASSIC EUR</text:p>
          </table:table-cell>
        </table:table-row>
        <table:table-row table:style-name="ro1">
          <table:table-cell/>
          <table:table-cell office:value-type="string">
            <text:p>LU0251809090</text:p>
          </table:table-cell>
          <table:table-cell office:value-type="string">
            <text:p>PARVEST PARVEST EQUITY JAPAN CLASSIC EUR</text:p>
          </table:table-cell>
        </table:table-row>
        <table:table-row table:style-name="ro1">
          <table:table-cell/>
          <table:table-cell office:value-type="string">
            <text:p>LU0251810007</text:p>
          </table:table-cell>
          <table:table-cell office:value-type="string">
            <text:p>PARVEST PARVEST EQUITY AUSTRALIA CLASSIC EUR</text:p>
          </table:table-cell>
        </table:table-row>
        <table:table-row table:style-name="ro1">
          <table:table-cell/>
          <table:table-cell office:value-type="string">
            <text:p>LU0252218267</text:p>
          </table:table-cell>
          <table:table-cell office:value-type="string">
            <text:p>AB SICAV I THEMATIC RESEARCH PORTFOLIO A EUR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U0252633754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U0252634307</text:p>
          </table:table-cell>
          <table:table-cell office:value-type="string">
            <text:p>Lyxor Etf Levdax</text:p>
          </table:table-cell>
        </table:table-row>
        <table:table-row table:style-name="ro1">
          <table:table-cell/>
          <table:table-cell office:value-type="string">
            <text:p>LU0252652382</text:p>
          </table:table-cell>
          <table:table-cell office:value-type="string">
            <text:p>FTIF - TEMPLETON GLOBAL BOND FUND A USD (C)</text:p>
          </table:table-cell>
        </table:table-row>
        <table:table-row table:style-name="ro1">
          <table:table-cell/>
          <table:table-cell office:value-type="string">
            <text:p>LU0252967707</text:p>
          </table:table-cell>
          <table:table-cell office:value-type="string">
            <text:p>BLACKROCK GLOBAL FUNDS EUROPEAN FOCUS FUND E2 EUR </text:p>
          </table:table-cell>
        </table:table-row>
        <table:table-row table:style-name="ro1">
          <table:table-cell/>
          <table:table-cell office:value-type="string">
            <text:p>LU0254836850</text:p>
          </table:table-cell>
          <table:table-cell office:value-type="string">
            <text:p>ROBECO CAPITAL GROWTH FUNDS ROBECO EMERGING STARS </text:p>
          </table:table-cell>
        </table:table-row>
        <table:table-row table:style-name="ro1">
          <table:table-cell/>
          <table:table-cell office:value-type="string">
            <text:p>LU0254981946</text:p>
          </table:table-cell>
          <table:table-cell office:value-type="string">
            <text:p>HSBC GLOBAL INVESTMENT FUNDS BRIC MARKETS EQUITY A</text:p>
          </table:table-cell>
        </table:table-row>
        <table:table-row table:style-name="ro1">
          <table:table-cell/>
          <table:table-cell office:value-type="string">
            <text:p>LU0254982241</text:p>
          </table:table-cell>
          <table:table-cell office:value-type="string">
            <text:p>HSBC GLOBAL INVESTMENT FUNDS BRIC MARKETS EQUITY A</text:p>
          </table:table-cell>
        </table:table-row>
        <table:table-row table:style-name="ro1">
          <table:table-cell/>
          <table:table-cell office:value-type="string">
            <text:p>LU0254985343</text:p>
          </table:table-cell>
          <table:table-cell office:value-type="string">
            <text:p>HSBC GLOBAL INVESTMENT FUNDS LATIN AMERICAN EQUITY</text:p>
          </table:table-cell>
        </table:table-row>
        <table:table-row table:style-name="ro1">
          <table:table-cell/>
          <table:table-cell office:value-type="string">
            <text:p>LU0255399239</text:p>
          </table:table-cell>
          <table:table-cell office:value-type="string">
            <text:p>BLACKROCK GLOBAL FUNDS - JAPAN VALUE FUND A2 Hedge</text:p>
          </table:table-cell>
        </table:table-row>
        <table:table-row table:style-name="ro1">
          <table:table-cell/>
          <table:table-cell office:value-type="string">
            <text:p>LU0255399742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55798109</text:p>
          </table:table-cell>
          <table:table-cell office:value-type="string">
            <text:p>PICTET EMERGING LOCAL CURRENCY DEBT P USD (C)</text:p>
          </table:table-cell>
        </table:table-row>
        <table:table-row table:style-name="ro1">
          <table:table-cell/>
          <table:table-cell office:value-type="string">
            <text:p>LU0255975830</text:p>
          </table:table-cell>
          <table:table-cell office:value-type="string">
            <text:p>PICTET JAPANESE EQUITY SELECTION P EUR (C)</text:p>
          </table:table-cell>
        </table:table-row>
        <table:table-row table:style-name="ro1">
          <table:table-cell/>
          <table:table-cell office:value-type="string">
            <text:p>LU0255976994</text:p>
          </table:table-cell>
          <table:table-cell office:value-type="string">
            <text:p>PICTET ASIAN EQUITIES EX JAPAN P EUR (C)</text:p>
          </table:table-cell>
        </table:table-row>
        <table:table-row table:style-name="ro1">
          <table:table-cell/>
          <table:table-cell office:value-type="string">
            <text:p>LU0255977299</text:p>
          </table:table-cell>
          <table:table-cell office:value-type="string">
            <text:p>PICTET ASIAN EQUITIES EX JAPAN R EUR (C)</text:p>
          </table:table-cell>
        </table:table-row>
        <table:table-row table:style-name="ro1">
          <table:table-cell/>
          <table:table-cell office:value-type="string">
            <text:p>LU0255977455</text:p>
          </table:table-cell>
          <table:table-cell office:value-type="string">
            <text:p>PICTET - BIOTECH P EUR (C)</text:p>
          </table:table-cell>
        </table:table-row>
        <table:table-row table:style-name="ro1">
          <table:table-cell/>
          <table:table-cell office:value-type="string">
            <text:p>LU0255977539</text:p>
          </table:table-cell>
          <table:table-cell office:value-type="string">
            <text:p>PICTET - BIOTECH R EUR (C)</text:p>
          </table:table-cell>
        </table:table-row>
        <table:table-row table:style-name="ro1">
          <table:table-cell/>
          <table:table-cell office:value-type="string">
            <text:p>LU0255978263</text:p>
          </table:table-cell>
          <table:table-cell office:value-type="string">
            <text:p>PICTET GREATER CHINA R EUR (C)</text:p>
          </table:table-cell>
        </table:table-row>
        <table:table-row table:style-name="ro1">
          <table:table-cell/>
          <table:table-cell office:value-type="string">
            <text:p>LU0255978776</text:p>
          </table:table-cell>
          <table:table-cell office:value-type="string">
            <text:p>PICTET - GENERICS P EUR (C)</text:p>
          </table:table-cell>
        </table:table-row>
        <table:table-row table:style-name="ro1">
          <table:table-cell/>
          <table:table-cell office:value-type="string">
            <text:p>LU0255978859</text:p>
          </table:table-cell>
          <table:table-cell office:value-type="string">
            <text:p>PICTET - GENERICS R EUR (C)</text:p>
          </table:table-cell>
        </table:table-row>
        <table:table-row table:style-name="ro1">
          <table:table-cell/>
          <table:table-cell office:value-type="string">
            <text:p>LU0255979071</text:p>
          </table:table-cell>
          <table:table-cell office:value-type="string">
            <text:p>PICTET INDIAN EQUITIES P EUR (C)</text:p>
          </table:table-cell>
        </table:table-row>
        <table:table-row table:style-name="ro1">
          <table:table-cell/>
          <table:table-cell office:value-type="string">
            <text:p>LU0255979154</text:p>
          </table:table-cell>
          <table:table-cell office:value-type="string">
            <text:p>PICTET INDIAN EQUITIES R EUR (C)</text:p>
          </table:table-cell>
        </table:table-row>
        <table:table-row table:style-name="ro1">
          <table:table-cell/>
          <table:table-cell office:value-type="string">
            <text:p>LU0255979402</text:p>
          </table:table-cell>
          <table:table-cell office:value-type="string">
            <text:p>PICTET - JAPANESE EQUITY OPPORTUNITIES P EUR (C)</text:p>
          </table:table-cell>
        </table:table-row>
        <table:table-row table:style-name="ro1">
          <table:table-cell/>
          <table:table-cell office:value-type="string">
            <text:p>LU0255980327</text:p>
          </table:table-cell>
          <table:table-cell office:value-type="string">
            <text:p>PICTET WATER P USD (C)</text:p>
          </table:table-cell>
        </table:table-row>
        <table:table-row table:style-name="ro1">
          <table:table-cell/>
          <table:table-cell office:value-type="string">
            <text:p>LU0256063883</text:p>
          </table:table-cell>
          <table:table-cell office:value-type="string">
            <text:p>GAM MULTIBOND LOCAL EMERGING BOND A EUR (D)</text:p>
          </table:table-cell>
        </table:table-row>
        <table:table-row table:style-name="ro1">
          <table:table-cell/>
          <table:table-cell office:value-type="string">
            <text:p>LU0256064774</text:p>
          </table:table-cell>
          <table:table-cell office:value-type="string">
            <text:p>JULIUS BAER MULTIBOND - LOCAL EMERGING BOND FUND B</text:p>
          </table:table-cell>
        </table:table-row>
        <table:table-row table:style-name="ro1">
          <table:table-cell/>
          <table:table-cell office:value-type="string">
            <text:p>LU0256331488</text:p>
          </table:table-cell>
          <table:table-cell office:value-type="string">
            <text:p>SCHRODER INTERNATIONAL SELECTION FUND GLOBAL ENERG</text:p>
          </table:table-cell>
        </table:table-row>
        <table:table-row table:style-name="ro1">
          <table:table-cell/>
          <table:table-cell office:value-type="string">
            <text:p>LU0256780106</text:p>
          </table:table-cell>
          <table:table-cell office:value-type="string">
            <text:p>CANDRIAM EQUITIES L AUSTRALIA C EUR (C)</text:p>
          </table:table-cell>
        </table:table-row>
        <table:table-row table:style-name="ro1">
          <table:table-cell/>
          <table:table-cell office:value-type="string">
            <text:p>LU0256787531</text:p>
          </table:table-cell>
          <table:table-cell office:value-type="string">
            <text:p>LOMBARD ODIER FUNDS EUROZONE SMALL &amp; MID CAPS (EUR</text:p>
          </table:table-cell>
        </table:table-row>
        <table:table-row table:style-name="ro1">
          <table:table-cell/>
          <table:table-cell office:value-type="string">
            <text:p>LU0256839191</text:p>
          </table:table-cell>
          <table:table-cell office:value-type="string">
            <text:p>AGIF - EUROPE EQUITY GROWTH A (D)</text:p>
          </table:table-cell>
        </table:table-row>
        <table:table-row table:style-name="ro1">
          <table:table-cell/>
          <table:table-cell office:value-type="string">
            <text:p>LU0256839274</text:p>
          </table:table-cell>
          <table:table-cell office:value-type="string">
            <text:p>AGIF - EUROPE EQUITY GROWTH AT (C)</text:p>
          </table:table-cell>
        </table:table-row>
        <table:table-row table:style-name="ro1">
          <table:table-cell/>
          <table:table-cell office:value-type="string">
            <text:p>LU0256839860</text:p>
          </table:table-cell>
          <table:table-cell office:value-type="string">
            <text:p>ALLIANZ GLOBAL INVESTORS FUND ALLIANZ EUROPE EQUIT</text:p>
          </table:table-cell>
        </table:table-row>
        <table:table-row table:style-name="ro1">
          <table:table-cell/>
          <table:table-cell office:value-type="string">
            <text:p>LU0256839944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0256840108</text:p>
          </table:table-cell>
          <table:table-cell office:value-type="string">
            <text:p>PICTET US EQUITY SELECTION P USD</text:p>
          </table:table-cell>
        </table:table-row>
        <table:table-row table:style-name="ro1">
          <table:table-cell/>
          <table:table-cell office:value-type="string">
            <text:p>LU0256840447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0256844860</text:p>
          </table:table-cell>
          <table:table-cell office:value-type="string">
            <text:p>PICTET - US EQUITY GROWTH SELECTION HP EUR (C)</text:p>
          </table:table-cell>
        </table:table-row>
        <table:table-row table:style-name="ro1">
          <table:table-cell/>
          <table:table-cell office:value-type="string">
            <text:p>LU0256846139</text:p>
          </table:table-cell>
          <table:table-cell office:value-type="string">
            <text:p>PICTET SECURITY P USD (C)</text:p>
          </table:table-cell>
        </table:table-row>
        <table:table-row table:style-name="ro1">
          <table:table-cell/>
          <table:table-cell office:value-type="string">
            <text:p>LU0257173335</text:p>
          </table:table-cell>
          <table:table-cell office:value-type="string">
            <text:p>TREETOP GLOBAL TREETOP GLOBAL SICAV - TREETOP SEQU</text:p>
          </table:table-cell>
        </table:table-row>
        <table:table-row table:style-name="ro1">
          <table:table-cell/>
          <table:table-cell office:value-type="string">
            <text:p>LU0257359603</text:p>
          </table:table-cell>
          <table:table-cell office:value-type="string">
            <text:p>PICTET EMERGING MARKETS R EUR (C)</text:p>
          </table:table-cell>
        </table:table-row>
        <table:table-row table:style-name="ro1">
          <table:table-cell/>
          <table:table-cell office:value-type="string">
            <text:p>LU0260085492</text:p>
          </table:table-cell>
          <table:table-cell office:value-type="string">
            <text:p>THE JUPITER GLOBAL FUND JUPITER EUROPEAN GROWTH CL</text:p>
          </table:table-cell>
        </table:table-row>
        <table:table-row table:style-name="ro1">
          <table:table-cell/>
          <table:table-cell office:value-type="string">
            <text:p>LU0260086623</text:p>
          </table:table-cell>
          <table:table-cell office:value-type="string">
            <text:p>THE JUPITER GLOBAL FUND JUPITER EUROPEAN OPPORTUNI</text:p>
          </table:table-cell>
        </table:table-row>
        <table:table-row table:style-name="ro1">
          <table:table-cell/>
          <table:table-cell office:value-type="string">
            <text:p>LU0260154488</text:p>
          </table:table-cell>
          <table:table-cell office:value-type="string">
            <text:p>GENERALI INVESTMENTS SICAV GENERALI IS AR MULTI ST</text:p>
          </table:table-cell>
        </table:table-row>
        <table:table-row table:style-name="ro1">
          <table:table-cell/>
          <table:table-cell office:value-type="string">
            <text:p>LU0260158638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260160378</text:p>
          </table:table-cell>
          <table:table-cell office:value-type="string">
            <text:p>GENERALI INVESTMENTS SICAV GENERALI IS AR MULTI ST</text:p>
          </table:table-cell>
        </table:table-row>
        <table:table-row table:style-name="ro1">
          <table:table-cell/>
          <table:table-cell office:value-type="string">
            <text:p>LU0260861751</text:p>
          </table:table-cell>
          <table:table-cell office:value-type="string">
            <text:p>FTIF - FRANKLIN US OPPORTUNITIES FUND A EUR (D)</text:p>
          </table:table-cell>
        </table:table-row>
        <table:table-row table:style-name="ro1">
          <table:table-cell/>
          <table:table-cell office:value-type="string">
            <text:p>LU0260865158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260869739</text:p>
          </table:table-cell>
          <table:table-cell office:value-type="string">
            <text:p>FTIF - FRANKLIN US OPPORTUNITIES FUND A EUR (C)</text:p>
          </table:table-cell>
        </table:table-row>
        <table:table-row table:style-name="ro1">
          <table:table-cell/>
          <table:table-cell office:value-type="string">
            <text:p>LU0260869903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260870158</text:p>
          </table:table-cell>
          <table:table-cell office:value-type="string">
            <text:p>FRANKLIN TEMPLETON INVESTMENT FUNDS FRANKLIN TECHN</text:p>
          </table:table-cell>
        </table:table-row>
        <table:table-row table:style-name="ro1">
          <table:table-cell/>
          <table:table-cell office:value-type="string">
            <text:p>LU0260870406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260870588</text:p>
          </table:table-cell>
          <table:table-cell office:value-type="string">
            <text:p>FTIF - TEMPLETON GLOBAL BOND FUND N EUR (C)</text:p>
          </table:table-cell>
        </table:table-row>
        <table:table-row table:style-name="ro1">
          <table:table-cell/>
          <table:table-cell office:value-type="string">
            <text:p>LU0260870661</text:p>
          </table:table-cell>
          <table:table-cell office:value-type="string">
            <text:p>FTIF - TEMPLETON GLOBAL TOTAL RETURN FUND A EUR (C</text:p>
          </table:table-cell>
        </table:table-row>
        <table:table-row table:style-name="ro1">
          <table:table-cell/>
          <table:table-cell office:value-type="string">
            <text:p>LU0260870745</text:p>
          </table:table-cell>
          <table:table-cell office:value-type="string">
            <text:p>FTIF - TEMPLETON GLOBAL TOTAL RETURN FUND N EUR (C</text:p>
          </table:table-cell>
        </table:table-row>
        <table:table-row table:style-name="ro1">
          <table:table-cell/>
          <table:table-cell office:value-type="string">
            <text:p>LU0260873095</text:p>
          </table:table-cell>
          <table:table-cell office:value-type="string">
            <text:p>FTIF - FRANKLIN BIOTECHNOLOGY DISCOVERY FUND C USD</text:p>
          </table:table-cell>
        </table:table-row>
        <table:table-row table:style-name="ro1">
          <table:table-cell/>
          <table:table-cell office:value-type="string">
            <text:p>LU0261940752</text:p>
          </table:table-cell>
          <table:table-cell office:value-type="string">
            <text:p>GAM MULTIBOND ABSOLUTE RETURN BOND B CHF (C)</text:p>
          </table:table-cell>
        </table:table-row>
        <table:table-row table:style-name="ro1">
          <table:table-cell/>
          <table:table-cell office:value-type="string">
            <text:p>LU0261945553</text:p>
          </table:table-cell>
          <table:table-cell office:value-type="string">
            <text:p>FIDELITY FUNDS SICAV ASEAN FUND A USD (C)</text:p>
          </table:table-cell>
        </table:table-row>
        <table:table-row table:style-name="ro1">
          <table:table-cell/>
          <table:table-cell office:value-type="string">
            <text:p>LU0261946445</text:p>
          </table:table-cell>
          <table:table-cell office:value-type="string">
            <text:p>FIDELITY FUNDS SICAV ASIA FOCUS FUND A EUR (C)</text:p>
          </table:table-cell>
        </table:table-row>
        <table:table-row table:style-name="ro1">
          <table:table-cell/>
          <table:table-cell office:value-type="string">
            <text:p>LU0261947096</text:p>
          </table:table-cell>
          <table:table-cell office:value-type="string">
            <text:p>FIDELITY FUNDS SICAV ASIA FOCUS FUND A USD (C)</text:p>
          </table:table-cell>
        </table:table-row>
        <table:table-row table:style-name="ro1">
          <table:table-cell/>
          <table:table-cell office:value-type="string">
            <text:p>LU0261948060</text:p>
          </table:table-cell>
          <table:table-cell office:value-type="string">
            <text:p>FIDELITY FUNDS SICAV FRANCE FUND A EUR (C)</text:p>
          </table:table-cell>
        </table:table-row>
        <table:table-row table:style-name="ro1">
          <table:table-cell/>
          <table:table-cell office:value-type="string">
            <text:p>LU0261948227</text:p>
          </table:table-cell>
          <table:table-cell office:value-type="string">
            <text:p>FIDELITY FUNDS - GERMANY FUND A EUR (C)</text:p>
          </table:table-cell>
        </table:table-row>
        <table:table-row table:style-name="ro1">
          <table:table-cell/>
          <table:table-cell office:value-type="string">
            <text:p>LU0261948904</text:p>
          </table:table-cell>
          <table:table-cell office:value-type="string">
            <text:p>FIDELITY FUNDS - IBERIA FUND A EUR (C)</text:p>
          </table:table-cell>
        </table:table-row>
        <table:table-row table:style-name="ro1">
          <table:table-cell/>
          <table:table-cell office:value-type="string">
            <text:p>LU0261950041</text:p>
          </table:table-cell>
          <table:table-cell office:value-type="string">
            <text:p>FIDELITY FUNDS SICAV AUSTRALIA FUND A (C)</text:p>
          </table:table-cell>
        </table:table-row>
        <table:table-row table:style-name="ro1">
          <table:table-cell/>
          <table:table-cell office:value-type="string">
            <text:p>LU0261950470</text:p>
          </table:table-cell>
          <table:table-cell office:value-type="string">
            <text:p>FIDELITY FUNDS - EMERGING MARKETS FUND A USD (C)</text:p>
          </table:table-cell>
        </table:table-row>
        <table:table-row table:style-name="ro1">
          <table:table-cell/>
          <table:table-cell office:value-type="string">
            <text:p>LU0261950553</text:p>
          </table:table-cell>
          <table:table-cell office:value-type="string">
            <text:p>FIDELITY FUNDS SICAV EURO BALANCED FUND A (C)</text:p>
          </table:table-cell>
        </table:table-row>
        <table:table-row table:style-name="ro1">
          <table:table-cell/>
          <table:table-cell office:value-type="string">
            <text:p>LU0261950983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261951288</text:p>
          </table:table-cell>
          <table:table-cell office:value-type="string">
            <text:p>FIDELITY FUNDS SICAV SWITZERLAND FUND A (C)</text:p>
          </table:table-cell>
        </table:table-row>
        <table:table-row table:style-name="ro1">
          <table:table-cell/>
          <table:table-cell office:value-type="string">
            <text:p>LU0261951528</text:p>
          </table:table-cell>
          <table:table-cell office:value-type="string">
            <text:p>FIDELITY FUNDS SICAV EUROPEAN SMALLER COMPANIES FU</text:p>
          </table:table-cell>
        </table:table-row>
        <table:table-row table:style-name="ro1">
          <table:table-cell/>
          <table:table-cell office:value-type="string">
            <text:p>LU0261951957</text:p>
          </table:table-cell>
          <table:table-cell office:value-type="string">
            <text:p>FIDELITY FUNDS SICAV GLOBAL TELECOMMUNICATIONS FUN</text:p>
          </table:table-cell>
        </table:table-row>
        <table:table-row table:style-name="ro1">
          <table:table-cell/>
          <table:table-cell office:value-type="string">
            <text:p>LU0261952419</text:p>
          </table:table-cell>
          <table:table-cell office:value-type="string">
            <text:p>FIDELITY FUNDS - GLOBAL HEALTH CARE FUND A EUR (C)</text:p>
          </table:table-cell>
        </table:table-row>
        <table:table-row table:style-name="ro1">
          <table:table-cell/>
          <table:table-cell office:value-type="string">
            <text:p>LU0261953904</text:p>
          </table:table-cell>
          <table:table-cell office:value-type="string">
            <text:p>FIDELITY FUNDS SICAV US HIGH YIELD FUND A EUR</text:p>
          </table:table-cell>
        </table:table-row>
        <table:table-row table:style-name="ro1">
          <table:table-cell/>
          <table:table-cell office:value-type="string">
            <text:p>LU0261959422</text:p>
          </table:table-cell>
          <table:table-cell office:value-type="string">
            <text:p>FIDELITY FUNDS SICAV EUROPEAN DYNAMIC GROWTH FUND </text:p>
          </table:table-cell>
        </table:table-row>
        <table:table-row table:style-name="ro1">
          <table:table-cell/>
          <table:table-cell office:value-type="string">
            <text:p>LU0261961675</text:p>
          </table:table-cell>
          <table:table-cell office:value-type="string">
            <text:p>FIDELITY FUNDS SICAV SMART GLOBAL MODERATE FUND A </text:p>
          </table:table-cell>
        </table:table-row>
        <table:table-row table:style-name="ro1">
          <table:table-cell/>
          <table:table-cell office:value-type="string">
            <text:p>LU0262003428</text:p>
          </table:table-cell>
          <table:table-cell office:value-type="string">
            <text:p>SCHRODER ISF - GLOBAL ENERGY C (D)</text:p>
          </table:table-cell>
        </table:table-row>
        <table:table-row table:style-name="ro1">
          <table:table-cell/>
          <table:table-cell office:value-type="string">
            <text:p>LU0262307480</text:p>
          </table:table-cell>
          <table:table-cell office:value-type="string">
            <text:p>THE JUPITER GLOBAL FUND JUPITER GLOBAL FINANCIALS </text:p>
          </table:table-cell>
        </table:table-row>
        <table:table-row table:style-name="ro1">
          <table:table-cell/>
          <table:table-cell office:value-type="string">
            <text:p>LU0262307720</text:p>
          </table:table-cell>
          <table:table-cell office:value-type="string">
            <text:p>THE JUPITER GLOBAL FUND JUPITER GLOBAL FINANCIALS </text:p>
          </table:table-cell>
        </table:table-row>
        <table:table-row table:style-name="ro1">
          <table:table-cell/>
          <table:table-cell office:value-type="string">
            <text:p>LU0264410563</text:p>
          </table:table-cell>
          <table:table-cell office:value-type="string">
            <text:p>SCHRODER INTERNATIONAL SELECTION FUND INDIAN EQUIT</text:p>
          </table:table-cell>
        </table:table-row>
        <table:table-row table:style-name="ro1">
          <table:table-cell/>
          <table:table-cell office:value-type="string">
            <text:p>LU0264738294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64920413</text:p>
          </table:table-cell>
          <table:table-cell office:value-type="string">
            <text:p>SPARINVEST SICAV EUROPEAN VALUE EUR R (C)</text:p>
          </table:table-cell>
        </table:table-row>
        <table:table-row table:style-name="ro1">
          <table:table-cell/>
          <table:table-cell office:value-type="string">
            <text:p>LU0265266980</text:p>
          </table:table-cell>
          <table:table-cell office:value-type="string">
            <text:p>PARVEST PARVEST EQUITY BRAZIL CLASSIC</text:p>
          </table:table-cell>
        </table:table-row>
        <table:table-row table:style-name="ro1">
          <table:table-cell/>
          <table:table-cell office:value-type="string">
            <text:p>LU0265267285</text:p>
          </table:table-cell>
          <table:table-cell office:value-type="string">
            <text:p>PARVEST PARVEST EQUITY BRAZIL CLASSIC</text:p>
          </table:table-cell>
        </table:table-row>
        <table:table-row table:style-name="ro1">
          <table:table-cell/>
          <table:table-cell office:value-type="string">
            <text:p>LU0265268689</text:p>
          </table:table-cell>
          <table:table-cell office:value-type="string">
            <text:p>PARVEST - EQUITY RUSSIA OPPORTUNITY Classic (C)</text:p>
          </table:table-cell>
        </table:table-row>
        <table:table-row table:style-name="ro1">
          <table:table-cell/>
          <table:table-cell office:value-type="string">
            <text:p>LU0265288877</text:p>
          </table:table-cell>
          <table:table-cell office:value-type="string">
            <text:p>PARVEST PARVEST SUSTAINABLE BOND EURO CORPORATE CL</text:p>
          </table:table-cell>
        </table:table-row>
        <table:table-row table:style-name="ro1">
          <table:table-cell/>
          <table:table-cell office:value-type="string">
            <text:p>LU0265291665</text:p>
          </table:table-cell>
          <table:table-cell office:value-type="string">
            <text:p>PARVEST - CONVERTIBLE BOND EUROPE SMALL CAP Classi</text:p>
          </table:table-cell>
        </table:table-row>
        <table:table-row table:style-name="ro1">
          <table:table-cell/>
          <table:table-cell office:value-type="string">
            <text:p>LU0265293521</text:p>
          </table:table-cell>
          <table:table-cell office:value-type="string">
            <text:p>PARVEST EQUITY TURKEY CLASSIC</text:p>
          </table:table-cell>
        </table:table-row>
        <table:table-row table:style-name="ro1">
          <table:table-cell/>
          <table:table-cell office:value-type="string">
            <text:p>LU0265313816</text:p>
          </table:table-cell>
          <table:table-cell office:value-type="string">
            <text:p>PARVEST - EQUITY RUSSIA OPPORTUNITY Privilege (C)</text:p>
          </table:table-cell>
        </table:table-row>
        <table:table-row table:style-name="ro1">
          <table:table-cell/>
          <table:table-cell office:value-type="string">
            <text:p>LU0266009793</text:p>
          </table:table-cell>
          <table:table-cell office:value-type="string">
            <text:p>AXA WORLD FUNDS GLOBAL INFLATION BONDS A CAPITALIS</text:p>
          </table:table-cell>
        </table:table-row>
        <table:table-row table:style-name="ro1">
          <table:table-cell/>
          <table:table-cell office:value-type="string">
            <text:p>LU0266010296</text:p>
          </table:table-cell>
          <table:table-cell office:value-type="string">
            <text:p>AXA WORLD FUNDS - GLOBAL INFLATION BONDS E EUR (C)</text:p>
          </table:table-cell>
        </table:table-row>
        <table:table-row table:style-name="ro1">
          <table:table-cell/>
          <table:table-cell office:value-type="string">
            <text:p>LU0266012235</text:p>
          </table:table-cell>
          <table:table-cell office:value-type="string">
            <text:p>AXA WORLD FUNDS - FRAMLINGTON GLOBAL REAL ESTATE S</text:p>
          </table:table-cell>
        </table:table-row>
        <table:table-row table:style-name="ro1">
          <table:table-cell/>
          <table:table-cell office:value-type="string">
            <text:p>LU0266012409</text:p>
          </table:table-cell>
          <table:table-cell office:value-type="string">
            <text:p>AXA WORLD FUNDS - FRAMLINGTON GLOBAL REAL ESTATE S</text:p>
          </table:table-cell>
        </table:table-row>
        <table:table-row table:style-name="ro1">
          <table:table-cell/>
          <table:table-cell office:value-type="string">
            <text:p>LU0266013639</text:p>
          </table:table-cell>
          <table:table-cell office:value-type="string">
            <text:p>AXA WORLD FUNDS FRAMLINGTON HEALTH E CAPITALISATIO</text:p>
          </table:table-cell>
        </table:table-row>
        <table:table-row table:style-name="ro1">
          <table:table-cell/>
          <table:table-cell office:value-type="string">
            <text:p>LU0266114312</text:p>
          </table:table-cell>
          <table:table-cell office:value-type="string">
            <text:p>MORGAN STANLEY INVESTMENT FUNDS GLOBAL PROPERTY FU</text:p>
          </table:table-cell>
        </table:table-row>
        <table:table-row table:style-name="ro1">
          <table:table-cell/>
          <table:table-cell office:value-type="string">
            <text:p>LU0266117414</text:p>
          </table:table-cell>
          <table:table-cell office:value-type="string">
            <text:p>MORGAN STANLEY INVESTMENT FUNDS US GROWTH FUND AH </text:p>
          </table:table-cell>
        </table:table-row>
        <table:table-row table:style-name="ro1">
          <table:table-cell/>
          <table:table-cell office:value-type="string">
            <text:p>LU0266117927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266119204</text:p>
          </table:table-cell>
          <table:table-cell office:value-type="string">
            <text:p>MORGAN STANLEY INVESTMENT FUNDS EMERGING MARKETS D</text:p>
          </table:table-cell>
        </table:table-row>
        <table:table-row table:style-name="ro1">
          <table:table-cell/>
          <table:table-cell office:value-type="string">
            <text:p>LU0267387685</text:p>
          </table:table-cell>
          <table:table-cell office:value-type="string">
            <text:p>FIDELITY FUNDS SICAV MULTI ASSET STRATEGIC FUND A </text:p>
          </table:table-cell>
        </table:table-row>
        <table:table-row table:style-name="ro1">
          <table:table-cell/>
          <table:table-cell office:value-type="string">
            <text:p>LU0267388220</text:p>
          </table:table-cell>
          <table:table-cell office:value-type="string">
            <text:p>FIDELITY FUNDS SICAV EURO SHORT TERM BOND FUND A (</text:p>
          </table:table-cell>
        </table:table-row>
        <table:table-row table:style-name="ro1">
          <table:table-cell/>
          <table:table-cell office:value-type="string">
            <text:p>LU0267919529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267923984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267986122</text:p>
          </table:table-cell>
          <table:table-cell office:value-type="string">
            <text:p>INVESCO FUNDS INVESCO PAN EUROPEAN EQUITY INCOME F</text:p>
          </table:table-cell>
        </table:table-row>
        <table:table-row table:style-name="ro1">
          <table:table-cell/>
          <table:table-cell office:value-type="string">
            <text:p>LU0268506903</text:p>
          </table:table-cell>
          <table:table-cell office:value-type="string">
            <text:p>RAM (LUX) SYSTEMATIC FUNDS EUROPEAN EQUITIES F (C)</text:p>
          </table:table-cell>
        </table:table-row>
        <table:table-row table:style-name="ro1">
          <table:table-cell/>
          <table:table-cell office:value-type="string">
            <text:p>LU0269635834</text:p>
          </table:table-cell>
          <table:table-cell office:value-type="string">
            <text:p>ROBECO CAPITAL GROWTH FUNDS ROBECO EMERGING MARKET</text:p>
          </table:table-cell>
        </table:table-row>
        <table:table-row table:style-name="ro1">
          <table:table-cell/>
          <table:table-cell office:value-type="string">
            <text:p>LU0269905997</text:p>
          </table:table-cell>
          <table:table-cell office:value-type="string">
            <text:p>SCHRODER ISF - ASIA PACIFIC PROPERTY SECURITIES A </text:p>
          </table:table-cell>
        </table:table-row>
        <table:table-row table:style-name="ro1">
          <table:table-cell/>
          <table:table-cell office:value-type="string">
            <text:p>LU0270761579</text:p>
          </table:table-cell>
          <table:table-cell office:value-type="string">
            <text:p>BNPP L1 - BOND WORLD PLUS Classic New (D)</text:p>
          </table:table-cell>
        </table:table-row>
        <table:table-row table:style-name="ro1">
          <table:table-cell/>
          <table:table-cell office:value-type="string">
            <text:p>LU0270814014</text:p>
          </table:table-cell>
          <table:table-cell office:value-type="string">
            <text:p>SCHRODER INTERNATIONAL SELECTION FUND TAIWANESE EQ</text:p>
          </table:table-cell>
        </table:table-row>
        <table:table-row table:style-name="ro1">
          <table:table-cell/>
          <table:table-cell office:value-type="string">
            <text:p>LU0270818197</text:p>
          </table:table-cell>
          <table:table-cell office:value-type="string">
            <text:p>SCHRODER ISF - JAPANESE OPPORTUNITIES A (C)</text:p>
          </table:table-cell>
        </table:table-row>
        <table:table-row table:style-name="ro1">
          <table:table-cell/>
          <table:table-cell office:value-type="string">
            <text:p>LU0270819245</text:p>
          </table:table-cell>
          <table:table-cell office:value-type="string">
            <text:p>SCHRODER ISF - JAPANESE OPPORTUNITIES C (C)</text:p>
          </table:table-cell>
        </table:table-row>
        <table:table-row table:style-name="ro1">
          <table:table-cell/>
          <table:table-cell office:value-type="string">
            <text:p>LU0270820094</text:p>
          </table:table-cell>
          <table:table-cell office:value-type="string">
            <text:p>SCHRODER ISF - JAPANESE OPPORTUNITIES C (D)</text:p>
          </table:table-cell>
        </table:table-row>
        <table:table-row table:style-name="ro1">
          <table:table-cell/>
          <table:table-cell office:value-type="string">
            <text:p>LU0270844359</text:p>
          </table:table-cell>
          <table:table-cell office:value-type="string">
            <text:p>FIDELITY FUNDS - ASIA PACIFIC PROPERTY FUND A USD </text:p>
          </table:table-cell>
        </table:table-row>
        <table:table-row table:style-name="ro1">
          <table:table-cell/>
          <table:table-cell office:value-type="string">
            <text:p>LU0270904781</text:p>
          </table:table-cell>
          <table:table-cell office:value-type="string">
            <text:p>PICTET - SECURITY P EUR (C)</text:p>
          </table:table-cell>
        </table:table-row>
        <table:table-row table:style-name="ro1">
          <table:table-cell/>
          <table:table-cell office:value-type="string">
            <text:p>LU0270905242</text:p>
          </table:table-cell>
          <table:table-cell office:value-type="string">
            <text:p>PICTET SECURITY R EUR (C)</text:p>
          </table:table-cell>
        </table:table-row>
        <table:table-row table:style-name="ro1">
          <table:table-cell/>
          <table:table-cell office:value-type="string">
            <text:p>LU0271260902</text:p>
          </table:table-cell>
          <table:table-cell office:value-type="string">
            <text:p>PIONEER FUNDS NORTH AMERICAN BASIC VALUE A EUR HED</text:p>
          </table:table-cell>
        </table:table-row>
        <table:table-row table:style-name="ro1">
          <table:table-cell/>
          <table:table-cell office:value-type="string">
            <text:p>LU0271656133</text:p>
          </table:table-cell>
          <table:table-cell office:value-type="string">
            <text:p>PIONEER FUNDS GLOBAL ECOLOGY A EUR (C)</text:p>
          </table:table-cell>
        </table:table-row>
        <table:table-row table:style-name="ro1">
          <table:table-cell/>
          <table:table-cell office:value-type="string">
            <text:p>LU0271656307</text:p>
          </table:table-cell>
          <table:table-cell office:value-type="string">
            <text:p>PIONEER FUNDS EUROPEAN POTENTIAL A EUR (C)</text:p>
          </table:table-cell>
        </table:table-row>
        <table:table-row table:style-name="ro1">
          <table:table-cell/>
          <table:table-cell office:value-type="string">
            <text:p>LU0271665712</text:p>
          </table:table-cell>
          <table:table-cell office:value-type="string">
            <text:p>PIONEER FUNDS - ABSOLUTE RETURN CURRENCIES C EUR (</text:p>
          </table:table-cell>
        </table:table-row>
        <table:table-row table:style-name="ro1">
          <table:table-cell/>
          <table:table-cell office:value-type="string">
            <text:p>LU0272091736</text:p>
          </table:table-cell>
          <table:table-cell office:value-type="string">
            <text:p>SCHRODER ISF - EMERGING MARKETS C AUD (C)</text:p>
          </table:table-cell>
        </table:table-row>
        <table:table-row table:style-name="ro1">
          <table:table-cell/>
          <table:table-cell office:value-type="string">
            <text:p>LU0272828905</text:p>
          </table:table-cell>
          <table:table-cell office:value-type="string">
            <text:p>EAST CAPITAL (LUX) - RUSSIAN FUND A EUR (C)</text:p>
          </table:table-cell>
        </table:table-row>
        <table:table-row table:style-name="ro1">
          <table:table-cell/>
          <table:table-cell office:value-type="string">
            <text:p>LU0272941971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272942359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273147834</text:p>
          </table:table-cell>
          <table:table-cell office:value-type="string">
            <text:p>DEUTSCHE INVEST I SICAV GLOBAL AGRIBUSINESS F (C)</text:p>
          </table:table-cell>
        </table:table-row>
        <table:table-row table:style-name="ro1">
          <table:table-cell/>
          <table:table-cell office:value-type="string">
            <text:p>LU0273157635</text:p>
          </table:table-cell>
          <table:table-cell office:value-type="string">
            <text:p>DEUTSCHE INVEST I SICAV CHINESE EQUITIES L (C)</text:p>
          </table:table-cell>
        </table:table-row>
        <table:table-row table:style-name="ro1">
          <table:table-cell/>
          <table:table-cell office:value-type="string">
            <text:p>LU0273158872</text:p>
          </table:table-cell>
          <table:table-cell office:value-type="string">
            <text:p>DEUTSCHE INVEST I SICAV GLOBAL AGRIBUSINESS L (C)</text:p>
          </table:table-cell>
        </table:table-row>
        <table:table-row table:style-name="ro1">
          <table:table-cell/>
          <table:table-cell office:value-type="string">
            <text:p>LU0273159177</text:p>
          </table:table-cell>
          <table:table-cell office:value-type="string">
            <text:p>DEUTSCHE INVEST I SICAV GOLD AND PRECIOUS METALS E</text:p>
          </table:table-cell>
        </table:table-row>
        <table:table-row table:style-name="ro1">
          <table:table-cell/>
          <table:table-cell office:value-type="string">
            <text:p>LU0273164847</text:p>
          </table:table-cell>
          <table:table-cell office:value-type="string">
            <text:p>DEUTSCHE INVEST I SICAV GLOBAL AGRIBUSINESS A2 (C)</text:p>
          </table:table-cell>
        </table:table-row>
        <table:table-row table:style-name="ro1">
          <table:table-cell/>
          <table:table-cell office:value-type="string">
            <text:p>LU0273177401</text:p>
          </table:table-cell>
          <table:table-cell office:value-type="string">
            <text:p>DEUTSCHE INVEST I SICAV GLOBAL AGRIBUSINESS E2 (C)</text:p>
          </table:table-cell>
        </table:table-row>
        <table:table-row table:style-name="ro1">
          <table:table-cell/>
          <table:table-cell office:value-type="string">
            <text:p>LU0274211480</text:p>
          </table:table-cell>
          <table:table-cell office:value-type="string">
            <text:p>DB X-TRACKERS DAXÂ® UCITS ETF (DR) 1C CAPITALISATIO</text:p>
          </table:table-cell>
        </table:table-row>
        <table:table-row table:style-name="ro1">
          <table:table-cell/>
          <table:table-cell office:value-type="string">
            <text:p>LU0275060464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062080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062247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692696</text:p>
          </table:table-cell>
          <table:table-cell office:value-type="string">
            <text:p>FIDELITY FUNDS SICAV AMERICAN GROWTH FUND A EUR (C</text:p>
          </table:table-cell>
        </table:table-row>
        <table:table-row table:style-name="ro1">
          <table:table-cell/>
          <table:table-cell office:value-type="string">
            <text:p>LU0275693405</text:p>
          </table:table-cell>
          <table:table-cell office:value-type="string">
            <text:p>FIDELITY FUNDS SICAV AMERICAN GROWTH FUND A USD (C</text:p>
          </table:table-cell>
        </table:table-row>
        <table:table-row table:style-name="ro1">
          <table:table-cell/>
          <table:table-cell office:value-type="string">
            <text:p>LU0276013082</text:p>
          </table:table-cell>
          <table:table-cell office:value-type="string">
            <text:p>AXA WORLD FUNDS US HIGH YIELD BONDS A CAPITALISATI</text:p>
          </table:table-cell>
        </table:table-row>
        <table:table-row table:style-name="ro1">
          <table:table-cell/>
          <table:table-cell office:value-type="string">
            <text:p>LU0276013249</text:p>
          </table:table-cell>
          <table:table-cell office:value-type="string">
            <text:p>AXA WORLD FUNDS US HIGH YIELD BONDS E CAPITALISATI</text:p>
          </table:table-cell>
        </table:table-row>
        <table:table-row table:style-name="ro1">
          <table:table-cell/>
          <table:table-cell office:value-type="string">
            <text:p>LU0276014999</text:p>
          </table:table-cell>
          <table:table-cell office:value-type="string">
            <text:p>AXA WORLD FUNDS US HIGH YIELD BONDS A CAPITALISATI</text:p>
          </table:table-cell>
        </table:table-row>
        <table:table-row table:style-name="ro1">
          <table:table-cell/>
          <table:table-cell office:value-type="string">
            <text:p>LU0277197249</text:p>
          </table:table-cell>
          <table:table-cell office:value-type="string">
            <text:p>BLACKROCK GLOBAL FUNDS ASIAN TIGER BOND FUND E2 EU</text:p>
          </table:table-cell>
        </table:table-row>
        <table:table-row table:style-name="ro1">
          <table:table-cell/>
          <table:table-cell office:value-type="string">
            <text:p>LU0278453476</text:p>
          </table:table-cell>
          <table:table-cell office:value-type="string">
            <text:p>BLACKROCK GLOBAL FUNDS FIXED INCOME GLOBAL OPPORTU</text:p>
          </table:table-cell>
        </table:table-row>
        <table:table-row table:style-name="ro1">
          <table:table-cell/>
          <table:table-cell office:value-type="string">
            <text:p>LU0278457204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278457469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278470058</text:p>
          </table:table-cell>
          <table:table-cell office:value-type="string">
            <text:p>BLACKROCK GLOBAL FUNDS EMERGING MARKETS LOCAL CURR</text:p>
          </table:table-cell>
        </table:table-row>
        <table:table-row table:style-name="ro1">
          <table:table-cell/>
          <table:table-cell office:value-type="string">
            <text:p>LU0278529986</text:p>
          </table:table-cell>
          <table:table-cell office:value-type="string">
            <text:p>NORDEA 1 - GLOBAL STABLE EQUITY FUND BP EUR (C)</text:p>
          </table:table-cell>
        </table:table-row>
        <table:table-row table:style-name="ro1">
          <table:table-cell/>
          <table:table-cell office:value-type="string">
            <text:p>LU0278557920</text:p>
          </table:table-cell>
          <table:table-cell office:value-type="string">
            <text:p>JPMORGAN INVESTMENT FUNDS - JPM US EQUITY A USD (C</text:p>
          </table:table-cell>
        </table:table-row>
        <table:table-row table:style-name="ro1">
          <table:table-cell/>
          <table:table-cell office:value-type="string">
            <text:p>LU0278937759</text:p>
          </table:table-cell>
          <table:table-cell office:value-type="string">
            <text:p>ABERDEEN GLOBAL EMERGING MARKETS SMALLER COMPANIES</text:p>
          </table:table-cell>
        </table:table-row>
        <table:table-row table:style-name="ro1">
          <table:table-cell/>
          <table:table-cell office:value-type="string">
            <text:p>LU0278938138</text:p>
          </table:table-cell>
          <table:table-cell office:value-type="string">
            <text:p>ABERDEEN GLOBAL RESPONSIBLE WORLD EQUITY FUND A2 (</text:p>
          </table:table-cell>
        </table:table-row>
        <table:table-row table:style-name="ro1">
          <table:table-cell/>
          <table:table-cell office:value-type="string">
            <text:p>LU0279459456</text:p>
          </table:table-cell>
          <table:table-cell office:value-type="string">
            <text:p>SCHRODER INTERNATIONAL SELECTION FUND GLOBAL EMERG</text:p>
          </table:table-cell>
        </table:table-row>
        <table:table-row table:style-name="ro1">
          <table:table-cell/>
          <table:table-cell office:value-type="string">
            <text:p>LU0279459704</text:p>
          </table:table-cell>
          <table:table-cell office:value-type="string">
            <text:p>SCHRODER INTERNATIONAL SELECTION FUND GLOBAL EMERG</text:p>
          </table:table-cell>
        </table:table-row>
        <table:table-row table:style-name="ro1">
          <table:table-cell/>
          <table:table-cell office:value-type="string">
            <text:p>LU0279509144</text:p>
          </table:table-cell>
          <table:table-cell office:value-type="string">
            <text:p>ETHNA-DEFENSIV ETHNA-DEFENSIV (T)</text:p>
          </table:table-cell>
        </table:table-row>
        <table:table-row table:style-name="ro1">
          <table:table-cell/>
          <table:table-cell office:value-type="string">
            <text:p>LU0280430660</text:p>
          </table:table-cell>
          <table:table-cell office:value-type="string">
            <text:p>PICTET CLEAN ENERGY P USD (C)</text:p>
          </table:table-cell>
        </table:table-row>
        <table:table-row table:style-name="ro1">
          <table:table-cell/>
          <table:table-cell office:value-type="string">
            <text:p>LU0280430744</text:p>
          </table:table-cell>
          <table:table-cell office:value-type="string">
            <text:p>PICTET - CLEAN ENERGY P USD (D)</text:p>
          </table:table-cell>
        </table:table-row>
        <table:table-row table:style-name="ro1">
          <table:table-cell/>
          <table:table-cell office:value-type="string">
            <text:p>LU0280433847</text:p>
          </table:table-cell>
          <table:table-cell office:value-type="string">
            <text:p>PICTET PREMIUM BRANDS P USD (C)</text:p>
          </table:table-cell>
        </table:table-row>
        <table:table-row table:style-name="ro1">
          <table:table-cell/>
          <table:table-cell office:value-type="string">
            <text:p>LU0280435388</text:p>
          </table:table-cell>
          <table:table-cell office:value-type="string">
            <text:p>PICTET CLEAN ENERGY P EUR (C)</text:p>
          </table:table-cell>
        </table:table-row>
        <table:table-row table:style-name="ro1">
          <table:table-cell/>
          <table:table-cell office:value-type="string">
            <text:p>LU0280435461</text:p>
          </table:table-cell>
          <table:table-cell office:value-type="string">
            <text:p>PICTET CLEAN ENERGY R EUR (C)</text:p>
          </table:table-cell>
        </table:table-row>
        <table:table-row table:style-name="ro1">
          <table:table-cell/>
          <table:table-cell office:value-type="string">
            <text:p>LU0280437673</text:p>
          </table:table-cell>
          <table:table-cell office:value-type="string">
            <text:p>PICTET - EMERGING LOCAL CURRENCY DEBT P EUR (C)</text:p>
          </table:table-cell>
        </table:table-row>
        <table:table-row table:style-name="ro1">
          <table:table-cell/>
          <table:table-cell office:value-type="string">
            <text:p>LU0280437830</text:p>
          </table:table-cell>
          <table:table-cell office:value-type="string">
            <text:p>PICTET EMERGING LOCAL CURRENCY DEBT R EUR (C)</text:p>
          </table:table-cell>
        </table:table-row>
        <table:table-row table:style-name="ro1">
          <table:table-cell/>
          <table:table-cell office:value-type="string">
            <text:p>LU0280438309</text:p>
          </table:table-cell>
          <table:table-cell office:value-type="string">
            <text:p>PICTET ASIAN LOCAL CURRENCY DEBT P EUR (C)</text:p>
          </table:table-cell>
        </table:table-row>
        <table:table-row table:style-name="ro1">
          <table:table-cell/>
          <table:table-cell office:value-type="string">
            <text:p>LU0280438564</text:p>
          </table:table-cell>
          <table:table-cell office:value-type="string">
            <text:p>PICTET ASIAN LOCAL CURRENCY DEBT R EUR (C)</text:p>
          </table:table-cell>
        </table:table-row>
        <table:table-row table:style-name="ro1">
          <table:table-cell/>
          <table:table-cell office:value-type="string">
            <text:p>LU0280770172</text:p>
          </table:table-cell>
          <table:table-cell office:value-type="string">
            <text:p>JULIUS BAER MULTIPARTNER SICAV - ROBECOSAM SUSTAIN</text:p>
          </table:table-cell>
        </table:table-row>
        <table:table-row table:style-name="ro1">
          <table:table-cell/>
          <table:table-cell office:value-type="string">
            <text:p>LU0280770768</text:p>
          </table:table-cell>
          <table:table-cell office:value-type="string">
            <text:p>MULTIPARTNER SICAV ROBECOSAM SUSTAINABLE HEALTHY L</text:p>
          </table:table-cell>
        </table:table-row>
        <table:table-row table:style-name="ro1">
          <table:table-cell/>
          <table:table-cell office:value-type="string">
            <text:p>LU0281483486</text:p>
          </table:table-cell>
          <table:table-cell office:value-type="string">
            <text:p>JPMORGAN FUNDS - JPM US SELECT EQUITY PLUS A GBP (</text:p>
          </table:table-cell>
        </table:table-row>
        <table:table-row table:style-name="ro1">
          <table:table-cell/>
          <table:table-cell office:value-type="string">
            <text:p>LU0281885953</text:p>
          </table:table-cell>
          <table:table-cell office:value-type="string">
            <text:p>PARVEST PARVEST CONVERTIBLE BOND ASIA CLASSIC EUR</text:p>
          </table:table-cell>
        </table:table-row>
        <table:table-row table:style-name="ro1">
          <table:table-cell/>
          <table:table-cell office:value-type="string">
            <text:p>LU0281906387</text:p>
          </table:table-cell>
          <table:table-cell office:value-type="string">
            <text:p>PARVEST PARVEST EQUITY BRAZIL CLASSIC EUR</text:p>
          </table:table-cell>
        </table:table-row>
        <table:table-row table:style-name="ro1">
          <table:table-cell/>
          <table:table-cell office:value-type="string">
            <text:p>LU0282274348</text:p>
          </table:table-cell>
          <table:table-cell office:value-type="string">
            <text:p>PARVEST BOND WORLD EMERGING CLASSIC EUR</text:p>
          </table:table-cell>
        </table:table-row>
        <table:table-row table:style-name="ro1">
          <table:table-cell/>
          <table:table-cell office:value-type="string">
            <text:p>LU0282719219</text:p>
          </table:table-cell>
          <table:table-cell office:value-type="string">
            <text:p>THREADNEEDLE (LUX) PAN EUROPEAN SMALL CAP OPPORTUN</text:p>
          </table:table-cell>
        </table:table-row>
        <table:table-row table:style-name="ro1">
          <table:table-cell/>
          <table:table-cell office:value-type="string">
            <text:p>LU0282761252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283511359</text:p>
          </table:table-cell>
          <table:table-cell office:value-type="string">
            <text:p>PARVEST PARVEST REAL ESTATE SECURITIES EUROPE CLAS</text:p>
          </table:table-cell>
        </table:table-row>
        <table:table-row table:style-name="ro1">
          <table:table-cell/>
          <table:table-cell office:value-type="string">
            <text:p>LU0283901063</text:p>
          </table:table-cell>
          <table:table-cell office:value-type="string">
            <text:p>FIDELITY FUNDS SICAV ITALY FUND E EUR (C)</text:p>
          </table:table-cell>
        </table:table-row>
        <table:table-row table:style-name="ro1">
          <table:table-cell/>
          <table:table-cell office:value-type="string">
            <text:p>LU0284393930</text:p>
          </table:table-cell>
          <table:table-cell office:value-type="string">
            <text:p>DNCA INVEST EUROPEAN BOND OPPORTUNITIES A (C)</text:p>
          </table:table-cell>
        </table:table-row>
        <table:table-row table:style-name="ro1">
          <table:table-cell/>
          <table:table-cell office:value-type="string">
            <text:p>LU0284394235</text:p>
          </table:table-cell>
          <table:table-cell office:value-type="string">
            <text:p>DNCA INVEST - EUROSE A (C)</text:p>
          </table:table-cell>
        </table:table-row>
        <table:table-row table:style-name="ro1">
          <table:table-cell/>
          <table:table-cell office:value-type="string">
            <text:p>LU0284394664</text:p>
          </table:table-cell>
          <table:table-cell office:value-type="string">
            <text:p>DNCA INVEST EVOLUTIF A (C)</text:p>
          </table:table-cell>
        </table:table-row>
        <table:table-row table:style-name="ro1">
          <table:table-cell/>
          <table:table-cell office:value-type="string">
            <text:p>LU0284394821</text:p>
          </table:table-cell>
          <table:table-cell office:value-type="string">
            <text:p>DNCA INVEST EVOLUTIF B (C)</text:p>
          </table:table-cell>
        </table:table-row>
        <table:table-row table:style-name="ro1">
          <table:table-cell/>
          <table:table-cell office:value-type="string">
            <text:p>LU0284395638</text:p>
          </table:table-cell>
          <table:table-cell office:value-type="string">
            <text:p>DNCA INVEST SOUTH EUROPE OPPORTUNITIES A (C)</text:p>
          </table:table-cell>
        </table:table-row>
        <table:table-row table:style-name="ro1">
          <table:table-cell/>
          <table:table-cell office:value-type="string">
            <text:p>LU0284395802</text:p>
          </table:table-cell>
          <table:table-cell office:value-type="string">
            <text:p>DNCA Invest South European Opportunities B shares </text:p>
          </table:table-cell>
        </table:table-row>
        <table:table-row table:style-name="ro1">
          <table:table-cell/>
          <table:table-cell office:value-type="string">
            <text:p>LU0284396016</text:p>
          </table:table-cell>
          <table:table-cell office:value-type="string">
            <text:p>DNCA INVEST VALUE EUROPE A (C)</text:p>
          </table:table-cell>
        </table:table-row>
        <table:table-row table:style-name="ro1">
          <table:table-cell/>
          <table:table-cell office:value-type="string">
            <text:p>LU0284396289</text:p>
          </table:table-cell>
          <table:table-cell office:value-type="string">
            <text:p>DNCA INVEST VALUE EUROPE B (C)</text:p>
          </table:table-cell>
        </table:table-row>
        <table:table-row table:style-name="ro1">
          <table:table-cell/>
          <table:table-cell office:value-type="string">
            <text:p>LU0286061501</text:p>
          </table:table-cell>
          <table:table-cell office:value-type="string">
            <text:p>OFI MULTISELECT BRICA R (C)</text:p>
          </table:table-cell>
        </table:table-row>
        <table:table-row table:style-name="ro1">
          <table:table-cell/>
          <table:table-cell office:value-type="string">
            <text:p>LU0286668453</text:p>
          </table:table-cell>
          <table:table-cell office:value-type="string">
            <text:p>FIDELITY FUNDS - ASIAN HIGH YIELD FUND A USD (C)</text:p>
          </table:table-cell>
        </table:table-row>
        <table:table-row table:style-name="ro1">
          <table:table-cell/>
          <table:table-cell office:value-type="string">
            <text:p>LU0286668966</text:p>
          </table:table-cell>
          <table:table-cell office:value-type="string">
            <text:p>FIDELITY FUNDS SICAV ASIAN HIGH YIELD FUND A EUR (</text:p>
          </table:table-cell>
        </table:table-row>
        <table:table-row table:style-name="ro1">
          <table:table-cell/>
          <table:table-cell office:value-type="string">
            <text:p>LU0288930869</text:p>
          </table:table-cell>
          <table:table-cell office:value-type="string">
            <text:p>SARASIN INVESTMENTFONDS - NEW POWER FUND P (C)</text:p>
          </table:table-cell>
        </table:table-row>
        <table:table-row table:style-name="ro1">
          <table:table-cell/>
          <table:table-cell office:value-type="string">
            <text:p>LU0289089384</text:p>
          </table:table-cell>
          <table:table-cell office:value-type="string">
            <text:p>JPMORGAN FUNDS EUROPE EQUITY PLUS A EUR (C)</text:p>
          </table:table-cell>
        </table:table-row>
        <table:table-row table:style-name="ro1">
          <table:table-cell/>
          <table:table-cell office:value-type="string">
            <text:p>LU0289214628</text:p>
          </table:table-cell>
          <table:table-cell office:value-type="string">
            <text:p>JPMORGAN FUNDS EUROPE EQUITY PLUS D EUR (C)</text:p>
          </table:table-cell>
        </table:table-row>
        <table:table-row table:style-name="ro1">
          <table:table-cell/>
          <table:table-cell office:value-type="string">
            <text:p>LU0289216672</text:p>
          </table:table-cell>
          <table:table-cell office:value-type="string">
            <text:p>JPMORGAN FUNDS - JPM AMERICA EQUITY C EUR Hedged (</text:p>
          </table:table-cell>
        </table:table-row>
        <table:table-row table:style-name="ro1">
          <table:table-cell/>
          <table:table-cell office:value-type="string">
            <text:p>LU0289218454</text:p>
          </table:table-cell>
          <table:table-cell office:value-type="string">
            <text:p>JPMORGAN FUNDS - JPM US EQUITY PLUS A (C)</text:p>
          </table:table-cell>
        </table:table-row>
        <table:table-row table:style-name="ro1">
          <table:table-cell/>
          <table:table-cell office:value-type="string">
            <text:p>LU0289470113</text:p>
          </table:table-cell>
          <table:table-cell office:value-type="string">
            <text:p>JPMORGAN INVESTMENT FUNDS - JPM INCOME OPPORTUNITY</text:p>
          </table:table-cell>
        </table:table-row>
        <table:table-row table:style-name="ro1">
          <table:table-cell/>
          <table:table-cell office:value-type="string">
            <text:p>LU0289473059</text:p>
          </table:table-cell>
          <table:table-cell office:value-type="string">
            <text:p>JPMORGAN INVESTMENT FUNDS INCOME OPPORTUNITY FUND </text:p>
          </table:table-cell>
        </table:table-row>
        <table:table-row table:style-name="ro1">
          <table:table-cell/>
          <table:table-cell office:value-type="string">
            <text:p>LU0291343597</text:p>
          </table:table-cell>
          <table:table-cell office:value-type="string">
            <text:p>SCHRODER INTERNATIONAL SELECTION FUND US DOLLAR BO</text:p>
          </table:table-cell>
        </table:table-row>
        <table:table-row table:style-name="ro1">
          <table:table-cell/>
          <table:table-cell office:value-type="string">
            <text:p>LU0292454872</text:p>
          </table:table-cell>
          <table:table-cell office:value-type="string">
            <text:p>JPMORGAN FUNDS US SELECT EQUITY PLUS FUND A USD</text:p>
          </table:table-cell>
        </table:table-row>
        <table:table-row table:style-name="ro1">
          <table:table-cell/>
          <table:table-cell office:value-type="string">
            <text:p>LU0292585030</text:p>
          </table:table-cell>
          <table:table-cell office:value-type="string">
            <text:p>AXA IM FIIS - US SHORT DURATION HIGH YIELD F (C)</text:p>
          </table:table-cell>
        </table:table-row>
        <table:table-row table:style-name="ro1">
          <table:table-cell/>
          <table:table-cell office:value-type="string">
            <text:p>LU0292585626</text:p>
          </table:table-cell>
          <table:table-cell office:value-type="string">
            <text:p>AXA IM FIIS - US SHORT DURATION HIGH YIELD FH EUR </text:p>
          </table:table-cell>
        </table:table-row>
        <table:table-row table:style-name="ro1">
          <table:table-cell/>
          <table:table-cell office:value-type="string">
            <text:p>LU0293313325</text:p>
          </table:table-cell>
          <table:table-cell office:value-type="string">
            <text:p>ALLIANZ GLOBAL INVESTORS FUND AGIF - ALLIANZ BRIC </text:p>
          </table:table-cell>
        </table:table-row>
        <table:table-row table:style-name="ro1">
          <table:table-cell/>
          <table:table-cell office:value-type="string">
            <text:p>LU0293313671</text:p>
          </table:table-cell>
          <table:table-cell office:value-type="string">
            <text:p>AGIF - BRIC EQUITY C EUR (C)</text:p>
          </table:table-cell>
        </table:table-row>
        <table:table-row table:style-name="ro1">
          <table:table-cell/>
          <table:table-cell office:value-type="string">
            <text:p>LU0293315296</text:p>
          </table:table-cell>
          <table:table-cell office:value-type="string">
            <text:p>ALLIANZ GLOBAL INVESTORS FUND ALLIANZ EUROPE SMALL</text:p>
          </table:table-cell>
        </table:table-row>
        <table:table-row table:style-name="ro1">
          <table:table-cell/>
          <table:table-cell office:value-type="string">
            <text:p>LU0293680319</text:p>
          </table:table-cell>
          <table:table-cell office:value-type="string">
            <text:p>AXA WORLD FUNDS FRAMLINGTON HYBRID RESOURCES A CAP</text:p>
          </table:table-cell>
        </table:table-row>
        <table:table-row table:style-name="ro1">
          <table:table-cell/>
          <table:table-cell office:value-type="string">
            <text:p>LU0293680582</text:p>
          </table:table-cell>
          <table:table-cell office:value-type="string">
            <text:p>AXA WORLD FUNDS FRAMLINGTON HYBRID RESOURCES E CAP</text:p>
          </table:table-cell>
        </table:table-row>
        <table:table-row table:style-name="ro1">
          <table:table-cell/>
          <table:table-cell office:value-type="string">
            <text:p>LU0294217905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294219513</text:p>
          </table:table-cell>
          <table:table-cell office:value-type="string">
            <text:p>FTIF - FRANKLIN MUTUAL GLOBAL DISCOVERY FUND A EUR</text:p>
          </table:table-cell>
        </table:table-row>
        <table:table-row table:style-name="ro1">
          <table:table-cell/>
          <table:table-cell office:value-type="string">
            <text:p>LU0294219869</text:p>
          </table:table-cell>
          <table:table-cell office:value-type="string">
            <text:p>FTIF - TEMPLETON GLOBAL BOND FUND A EUR-H1 (C)</text:p>
          </table:table-cell>
        </table:table-row>
        <table:table-row table:style-name="ro1">
          <table:table-cell/>
          <table:table-cell office:value-type="string">
            <text:p>LU0294220107</text:p>
          </table:table-cell>
          <table:table-cell office:value-type="string">
            <text:p>FTIF - TEMPLETON GLOBAL BOND FUND N EUR-H1 (C)</text:p>
          </table:table-cell>
        </table:table-row>
        <table:table-row table:style-name="ro1">
          <table:table-cell/>
          <table:table-cell office:value-type="string">
            <text:p>LU0294221097</text:p>
          </table:table-cell>
          <table:table-cell office:value-type="string">
            <text:p>FTIF - TEMPLETON GLOBAL TOTAL RETURN FUND A EUR-H1</text:p>
          </table:table-cell>
        </table:table-row>
        <table:table-row table:style-name="ro1">
          <table:table-cell/>
          <table:table-cell office:value-type="string">
            <text:p>LU0294221253</text:p>
          </table:table-cell>
          <table:table-cell office:value-type="string">
            <text:p>FTIF - TEMPLETON GLOBAL TOTAL RETURN FUND N EUR-H1</text:p>
          </table:table-cell>
        </table:table-row>
        <table:table-row table:style-name="ro1">
          <table:table-cell/>
          <table:table-cell office:value-type="string">
            <text:p>LU0294249692</text:p>
          </table:table-cell>
          <table:table-cell office:value-type="string">
            <text:p>CARMIGNAC PORTFOLIO GRANDE EUROPE E EUR (C)</text:p>
          </table:table-cell>
        </table:table-row>
        <table:table-row table:style-name="ro1">
          <table:table-cell/>
          <table:table-cell office:value-type="string">
            <text:p>LU0296857971</text:p>
          </table:table-cell>
          <table:table-cell office:value-type="string">
            <text:p>FIDELITY FUNDS SICAV EUROPEAN GROWTH FUND A (C)</text:p>
          </table:table-cell>
        </table:table-row>
        <table:table-row table:style-name="ro1">
          <table:table-cell/>
          <table:table-cell office:value-type="string">
            <text:p>LU0297165523</text:p>
          </table:table-cell>
          <table:table-cell office:value-type="string">
            <text:p>AMUNDI FUNDS EQUITY ASEAN SU (C)</text:p>
          </table:table-cell>
        </table:table-row>
        <table:table-row table:style-name="ro1">
          <table:table-cell/>
          <table:table-cell office:value-type="string">
            <text:p>LU0297942194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297942434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298454926</text:p>
          </table:table-cell>
          <table:table-cell office:value-type="string">
            <text:p>BLACKROCK STRATEGIC FUNDS - LATIN AMERICAN OPPORTU</text:p>
          </table:table-cell>
        </table:table-row>
        <table:table-row table:style-name="ro1">
          <table:table-cell/>
          <table:table-cell office:value-type="string">
            <text:p>LU0300507034</text:p>
          </table:table-cell>
          <table:table-cell office:value-type="string">
            <text:p>GENERALI INVESTMENTS SICAV EURO EQUITY MID CAP DX </text:p>
          </table:table-cell>
        </table:table-row>
        <table:table-row table:style-name="ro1">
          <table:table-cell/>
          <table:table-cell office:value-type="string">
            <text:p>LU0300738514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300739322</text:p>
          </table:table-cell>
          <table:table-cell office:value-type="string">
            <text:p>FTIF - TEMPLETON EMERGING MARKETS SMALLER COMPANIE</text:p>
          </table:table-cell>
        </table:table-row>
        <table:table-row table:style-name="ro1">
          <table:table-cell/>
          <table:table-cell office:value-type="string">
            <text:p>LU0300742037</text:p>
          </table:table-cell>
          <table:table-cell office:value-type="string">
            <text:p>FRANKLIN TEMPLETON INVESTMENT FUNDS FRANKLIN NATUR</text:p>
          </table:table-cell>
        </table:table-row>
        <table:table-row table:style-name="ro1">
          <table:table-cell/>
          <table:table-cell office:value-type="string">
            <text:p>LU0300743431</text:p>
          </table:table-cell>
          <table:table-cell office:value-type="string">
            <text:p>FTIF - TEMPLETON EMERGING MARKETS SMALLER COMPANIE</text:p>
          </table:table-cell>
        </table:table-row>
        <table:table-row table:style-name="ro1">
          <table:table-cell/>
          <table:table-cell office:value-type="string">
            <text:p>LU0300745303</text:p>
          </table:table-cell>
          <table:table-cell office:value-type="string">
            <text:p>FTIF - TEMPLETON GLOBAL BOND FUND A EUR (D)</text:p>
          </table:table-cell>
        </table:table-row>
        <table:table-row table:style-name="ro1">
          <table:table-cell/>
          <table:table-cell office:value-type="string">
            <text:p>LU0300834669</text:p>
          </table:table-cell>
          <table:table-cell office:value-type="string">
            <text:p>ALKEN FUND - SMALL CAP EUROPE R (C)</text:p>
          </table:table-cell>
        </table:table-row>
        <table:table-row table:style-name="ro1">
          <table:table-cell/>
          <table:table-cell office:value-type="string">
            <text:p>LU0302446645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03816028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16705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16887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23156</text:p>
          </table:table-cell>
          <table:table-cell office:value-type="string">
            <text:p>FIDELITY FUNDS SICAV EMERGING EUROPE. MIDDLE EAST </text:p>
          </table:table-cell>
        </table:table-row>
        <table:table-row table:style-name="ro1">
          <table:table-cell/>
          <table:table-cell office:value-type="string">
            <text:p>LU0303846876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304955437</text:p>
          </table:table-cell>
          <table:table-cell office:value-type="string">
            <text:p>EDGEWOOD L SELECT US SELECT GROWTH A EUR</text:p>
          </table:table-cell>
        </table:table-row>
        <table:table-row table:style-name="ro1">
          <table:table-cell/>
          <table:table-cell office:value-type="string">
            <text:p>LU0306804302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07839646</text:p>
          </table:table-cell>
          <table:table-cell office:value-type="string">
            <text:p>FIDELITY FUNDS SICAV EMERGING MARKETS FUND A EUR (</text:p>
          </table:table-cell>
        </table:table-row>
        <table:table-row table:style-name="ro1">
          <table:table-cell/>
          <table:table-cell office:value-type="string">
            <text:p>LU0308871747</text:p>
          </table:table-cell>
          <table:table-cell office:value-type="string">
            <text:p>JPMORGAN FUNDS EUROLAND SELECT EQUITY FUND A EUR</text:p>
          </table:table-cell>
        </table:table-row>
        <table:table-row table:style-name="ro1">
          <table:table-cell/>
          <table:table-cell office:value-type="string">
            <text:p>LU0309082369</text:p>
          </table:table-cell>
          <table:table-cell office:value-type="string">
            <text:p>DNCA INVEST INFRASTRUCTURES (LIFE) A</text:p>
          </table:table-cell>
        </table:table-row>
        <table:table-row table:style-name="ro1">
          <table:table-cell/>
          <table:table-cell office:value-type="string">
            <text:p>LU0309082799</text:p>
          </table:table-cell>
          <table:table-cell office:value-type="string">
            <text:p>DNCA INVEST - INFRASTRUCTURES (LIFE) B (C)</text:p>
          </table:table-cell>
        </table:table-row>
        <table:table-row table:style-name="ro1">
          <table:table-cell/>
          <table:table-cell office:value-type="string">
            <text:p>LU0309123817</text:p>
          </table:table-cell>
          <table:table-cell office:value-type="string">
            <text:p>HSBC GLOBAL INVESTMENT FUNDS EMERGING WEALTH A</text:p>
          </table:table-cell>
        </table:table-row>
        <table:table-row table:style-name="ro1">
          <table:table-cell/>
          <table:table-cell office:value-type="string">
            <text:p>LU0309191657</text:p>
          </table:table-cell>
          <table:table-cell office:value-type="string">
            <text:p>BL EQUITIES DIVIDEND B (C)</text:p>
          </table:table-cell>
        </table:table-row>
        <table:table-row table:style-name="ro1">
          <table:table-cell/>
          <table:table-cell office:value-type="string">
            <text:p>LU0309192036</text:p>
          </table:table-cell>
          <table:table-cell office:value-type="string">
            <text:p>BL EMERGING MARKETS B (C)</text:p>
          </table:table-cell>
        </table:table-row>
        <table:table-row table:style-name="ro1">
          <table:table-cell/>
          <table:table-cell office:value-type="string">
            <text:p>LU0309468808</text:p>
          </table:table-cell>
          <table:table-cell office:value-type="string">
            <text:p>NORDEA 1 - LATIN AMERICA EQUITY FUND BP EUR (C)</text:p>
          </table:table-cell>
        </table:table-row>
        <table:table-row table:style-name="ro1">
          <table:table-cell/>
          <table:table-cell office:value-type="string">
            <text:p>LU0310800379</text:p>
          </table:table-cell>
          <table:table-cell office:value-type="string">
            <text:p>FTIF - TEMPLETON GLOBAL FUND A SGD (C)</text:p>
          </table:table-cell>
        </table:table-row>
        <table:table-row table:style-name="ro1">
          <table:table-cell/>
          <table:table-cell office:value-type="string">
            <text:p>LU0313644931</text:p>
          </table:table-cell>
          <table:table-cell office:value-type="string">
            <text:p>PIONEER FUNDS EURO AGGREGATE BOND A EUR (C)</text:p>
          </table:table-cell>
        </table:table-row>
        <table:table-row table:style-name="ro1">
          <table:table-cell/>
          <table:table-cell office:value-type="string">
            <text:p>LU0313645318</text:p>
          </table:table-cell>
          <table:table-cell office:value-type="string">
            <text:p>PIONEER FUNDS EURO AGGREGATE BOND C EUR (C)</text:p>
          </table:table-cell>
        </table:table-row>
        <table:table-row table:style-name="ro1">
          <table:table-cell/>
          <table:table-cell office:value-type="string">
            <text:p>LU0313646472</text:p>
          </table:table-cell>
          <table:table-cell office:value-type="string">
            <text:p>PIONEER FUNDS GLOBAL AGGREGATE BOND A EUR (C)</text:p>
          </table:table-cell>
        </table:table-row>
        <table:table-row table:style-name="ro1">
          <table:table-cell/>
          <table:table-cell office:value-type="string">
            <text:p>LU0313649492</text:p>
          </table:table-cell>
          <table:table-cell office:value-type="string">
            <text:p>PIONEER FUNDS - LATIN AMERICA EQUITY A EUR (C)</text:p>
          </table:table-cell>
        </table:table-row>
        <table:table-row table:style-name="ro1">
          <table:table-cell/>
          <table:table-cell office:value-type="string">
            <text:p>LU0314587907</text:p>
          </table:table-cell>
          <table:table-cell office:value-type="string">
            <text:p>SCHRODER ISF - MIDDLE EAST A (C)</text:p>
          </table:table-cell>
        </table:table-row>
        <table:table-row table:style-name="ro1">
          <table:table-cell/>
          <table:table-cell office:value-type="string">
            <text:p>LU0314874123</text:p>
          </table:table-cell>
          <table:table-cell office:value-type="string">
            <text:p>CANDRIAM QUANT CANDRIAM QUANT - EQUITES USA C (C) </text:p>
          </table:table-cell>
        </table:table-row>
        <table:table-row table:style-name="ro1">
          <table:table-cell/>
          <table:table-cell office:value-type="string">
            <text:p>LU0316218527</text:p>
          </table:table-cell>
          <table:table-cell office:value-type="string">
            <text:p>AXA WORLD FUNDS - FRAMLINGTON HUMAN CAPITAL A (C)</text:p>
          </table:table-cell>
        </table:table-row>
        <table:table-row table:style-name="ro1">
          <table:table-cell/>
          <table:table-cell office:value-type="string">
            <text:p>LU0316459139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16492692</text:p>
          </table:table-cell>
          <table:table-cell office:value-type="string">
            <text:p>FTIF - TEMPLETON GLOBAL BOND FUND A GBP-H1 (D)</text:p>
          </table:table-cell>
        </table:table-row>
        <table:table-row table:style-name="ro1">
          <table:table-cell/>
          <table:table-cell office:value-type="string">
            <text:p>LU0316492858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16493401</text:p>
          </table:table-cell>
          <table:table-cell office:value-type="string">
            <text:p>FRANKLIN TEMPLETON INVESTMENT FUNDS TEMPLETON BRIC</text:p>
          </table:table-cell>
        </table:table-row>
        <table:table-row table:style-name="ro1">
          <table:table-cell/>
          <table:table-cell office:value-type="string">
            <text:p>LU0316493583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16493666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16493740</text:p>
          </table:table-cell>
          <table:table-cell office:value-type="string">
            <text:p>FTIF - TEMPLETON ASIAN BOND FUND A EUR-H1 (C)</text:p>
          </table:table-cell>
        </table:table-row>
        <table:table-row table:style-name="ro1">
          <table:table-cell/>
          <table:table-cell office:value-type="string">
            <text:p>LU0316494391</text:p>
          </table:table-cell>
          <table:table-cell office:value-type="string">
            <text:p>FTIF - FRANKLIN US OPPORTUNITIES FUND A EUR-H1 (C)</text:p>
          </table:table-cell>
        </table:table-row>
        <table:table-row table:style-name="ro1">
          <table:table-cell/>
          <table:table-cell office:value-type="string">
            <text:p>LU0316494557</text:p>
          </table:table-cell>
          <table:table-cell office:value-type="string">
            <text:p>FTIF - FRANKLIN TEMPLETON GLOBAL FUNDAMENTAL STRAT</text:p>
          </table:table-cell>
        </table:table-row>
        <table:table-row table:style-name="ro1">
          <table:table-cell/>
          <table:table-cell office:value-type="string">
            <text:p>LU031649480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16494987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18931192</text:p>
          </table:table-cell>
          <table:table-cell office:value-type="string">
            <text:p>FIDELITY FUNDS SICAV CHINA FOCUS FUND A EUR (C)</text:p>
          </table:table-cell>
        </table:table-row>
        <table:table-row table:style-name="ro1">
          <table:table-cell/>
          <table:table-cell office:value-type="string">
            <text:p>LU0318933057</text:p>
          </table:table-cell>
          <table:table-cell office:value-type="string">
            <text:p>JPMORGAN FUNDS - JPM EMERGING MARKETS SMALL CAP A </text:p>
          </table:table-cell>
        </table:table-row>
        <table:table-row table:style-name="ro1">
          <table:table-cell/>
          <table:table-cell office:value-type="string">
            <text:p>LU0318933487</text:p>
          </table:table-cell>
          <table:table-cell office:value-type="string">
            <text:p>JPMORGAN FUNDS EMERGING MARKETS SMALL CAP FUND D (</text:p>
          </table:table-cell>
        </table:table-row>
        <table:table-row table:style-name="ro1">
          <table:table-cell/>
          <table:table-cell office:value-type="string">
            <text:p>LU0318934451</text:p>
          </table:table-cell>
          <table:table-cell office:value-type="string">
            <text:p>JPMORGAN FUNDS BRAZIL EQUITY FUND A USD</text:p>
          </table:table-cell>
        </table:table-row>
        <table:table-row table:style-name="ro1">
          <table:table-cell/>
          <table:table-cell office:value-type="string">
            <text:p>LU0318941662</text:p>
          </table:table-cell>
          <table:table-cell office:value-type="string">
            <text:p>FIDELITY FUNDS SICAV WORLD FUND Y EUR (C)</text:p>
          </table:table-cell>
        </table:table-row>
        <table:table-row table:style-name="ro1">
          <table:table-cell/>
          <table:table-cell office:value-type="string">
            <text:p>LU0319687124</text:p>
          </table:table-cell>
          <table:table-cell office:value-type="string">
            <text:p>AMUNDI FUNDS - ABSOLUTE VOLATILITY WORLD EQUITIES </text:p>
          </table:table-cell>
        </table:table-row>
        <table:table-row table:style-name="ro1">
          <table:table-cell/>
          <table:table-cell office:value-type="string">
            <text:p>LU0319688015</text:p>
          </table:table-cell>
          <table:table-cell office:value-type="string">
            <text:p>AMUNDI FUNDS BOND GLOBAL AGGREGATE AU (C)</text:p>
          </table:table-cell>
        </table:table-row>
        <table:table-row table:style-name="ro1">
          <table:table-cell/>
          <table:table-cell office:value-type="string">
            <text:p>LU0319688874</text:p>
          </table:table-cell>
          <table:table-cell office:value-type="string">
            <text:p>AMUNDI FUNDS - BOND GLOBAL CORPORATE AU (D)</text:p>
          </table:table-cell>
        </table:table-row>
        <table:table-row table:style-name="ro1">
          <table:table-cell/>
          <table:table-cell office:value-type="string">
            <text:p>LU0319791538</text:p>
          </table:table-cell>
          <table:table-cell office:value-type="string">
            <text:p>SCHRODER ISF - EUROPEAN DIVIDEND MAX IMISER A (C)</text:p>
          </table:table-cell>
        </table:table-row>
        <table:table-row table:style-name="ro1">
          <table:table-cell/>
          <table:table-cell office:value-type="string">
            <text:p>LU0320646986</text:p>
          </table:table-cell>
          <table:table-cell office:value-type="string">
            <text:p>PICTET - BIOTECH P GBP (D)</text:p>
          </table:table-cell>
        </table:table-row>
        <table:table-row table:style-name="ro1">
          <table:table-cell/>
          <table:table-cell office:value-type="string">
            <text:p>LU0320648172</text:p>
          </table:table-cell>
          <table:table-cell office:value-type="string">
            <text:p>PICTET - DIGITAL COMMUNICATION P GBP (D)</text:p>
          </table:table-cell>
        </table:table-row>
        <table:table-row table:style-name="ro1">
          <table:table-cell/>
          <table:table-cell office:value-type="string">
            <text:p>LU0320764243</text:p>
          </table:table-cell>
          <table:table-cell office:value-type="string">
            <text:p>FTIF - TEMPLETON EMERGING MARKETS FUND A SGD (C)</text:p>
          </table:table-cell>
        </table:table-row>
        <table:table-row table:style-name="ro1">
          <table:table-cell/>
          <table:table-cell office:value-type="string">
            <text:p>LU0320764912</text:p>
          </table:table-cell>
          <table:table-cell office:value-type="string">
            <text:p>FTIF - TEMPLETON ASIAN BOND FUND A SGD (D)</text:p>
          </table:table-cell>
        </table:table-row>
        <table:table-row table:style-name="ro1">
          <table:table-cell/>
          <table:table-cell office:value-type="string">
            <text:p>LU0320765059</text:p>
          </table:table-cell>
          <table:table-cell office:value-type="string">
            <text:p>FTIF - FRANKLIN US OPPORTUNITIES FUND A SGD (C)</text:p>
          </table:table-cell>
        </table:table-row>
        <table:table-row table:style-name="ro1">
          <table:table-cell/>
          <table:table-cell office:value-type="string">
            <text:p>LU0320765489</text:p>
          </table:table-cell>
          <table:table-cell office:value-type="string">
            <text:p>FTIF - FRANKLIN MUTUAL BEACON FUND A SGD (C)</text:p>
          </table:table-cell>
        </table:table-row>
        <table:table-row table:style-name="ro1">
          <table:table-cell/>
          <table:table-cell office:value-type="string">
            <text:p>LU0320765992</text:p>
          </table:table-cell>
          <table:table-cell office:value-type="string">
            <text:p>FTIF - FRANKLIN BIOTECHNOLOGY DISCOVERY FUND A SGD</text:p>
          </table:table-cell>
        </table:table-row>
        <table:table-row table:style-name="ro1">
          <table:table-cell/>
          <table:table-cell office:value-type="string">
            <text:p>LU0320896664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320897043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321371998</text:p>
          </table:table-cell>
          <table:table-cell office:value-type="string">
            <text:p>SCHRODER ISF - EUROPEAN DIVIDEND MAX IMISER A (D)</text:p>
          </table:table-cell>
        </table:table-row>
        <table:table-row table:style-name="ro1">
          <table:table-cell/>
          <table:table-cell office:value-type="string">
            <text:p>LU0321462953</text:p>
          </table:table-cell>
          <table:table-cell office:value-type="string">
            <text:p>DB X-TRACKERS II DB X-TRACKERS II - EMERGING MARKE</text:p>
          </table:table-cell>
        </table:table-row>
        <table:table-row table:style-name="ro1">
          <table:table-cell/>
          <table:table-cell office:value-type="string">
            <text:p>LU0321539412</text:p>
          </table:table-cell>
          <table:table-cell office:value-type="string">
            <text:p>ABN AMRO MULTI-MANAGER FUNDS FUND OF MANDATES ASIA</text:p>
          </table:table-cell>
        </table:table-row>
        <table:table-row table:style-name="ro1">
          <table:table-cell/>
          <table:table-cell office:value-type="string">
            <text:p>LU0321539685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 office:value-type="string">
            <text:p>X40</text:p>
          </table:table-cell>
          <table:table-cell office:value-type="string">
            <text:p>LU0322250985</text:p>
          </table:table-cell>
          <table:table-cell office:value-type="string">
            <text:p>DBXT CAC 40 ETF</text:p>
          </table:table-cell>
        </table:table-row>
        <table:table-row table:style-name="ro1">
          <table:table-cell/>
          <table:table-cell office:value-type="string">
            <text:p>LU0322251520</text:p>
          </table:table-cell>
          <table:table-cell office:value-type="string">
            <text:p>DB X-TRACKERS S&amp;P 500 INVERSE DAILY UCITS ETF 1 (C</text:p>
          </table:table-cell>
        </table:table-row>
        <table:table-row table:style-name="ro1">
          <table:table-cell/>
          <table:table-cell office:value-type="string">
            <text:p>LU0323041763</text:p>
          </table:table-cell>
          <table:table-cell office:value-type="string">
            <text:p>DIGITAL FUNDS STARS EUROPE R (C)</text:p>
          </table:table-cell>
        </table:table-row>
        <table:table-row table:style-name="ro1">
          <table:table-cell/>
          <table:table-cell office:value-type="string">
            <text:p>LU0323421163</text:p>
          </table:table-cell>
          <table:table-cell office:value-type="string">
            <text:p>FTIF - TEMPLETON EUROPEAN FUND A SGD (C)</text:p>
          </table:table-cell>
        </table:table-row>
        <table:table-row table:style-name="ro1">
          <table:table-cell/>
          <table:table-cell office:value-type="string">
            <text:p>LU0323591833</text:p>
          </table:table-cell>
          <table:table-cell office:value-type="string">
            <text:p>SCHRODER INTERNATIONAL SELECTION FUND QEP GLOBAL Q</text:p>
          </table:table-cell>
        </table:table-row>
        <table:table-row table:style-name="ro1">
          <table:table-cell/>
          <table:table-cell office:value-type="string">
            <text:p>LU0325073012</text:p>
          </table:table-cell>
          <table:table-cell office:value-type="string">
            <text:p>JPMORGAN FUNDS HIGHBRIDGE EUROPE STEEP FUND A (PER</text:p>
          </table:table-cell>
        </table:table-row>
        <table:table-row table:style-name="ro1">
          <table:table-cell/>
          <table:table-cell office:value-type="string">
            <text:p>LU0325073954</text:p>
          </table:table-cell>
          <table:table-cell office:value-type="string">
            <text:p>JPMORGAN FUNDS HIGHBRIDGE EUROPE STEEP FUND D (PER</text:p>
          </table:table-cell>
        </table:table-row>
        <table:table-row table:style-name="ro1">
          <table:table-cell/>
          <table:table-cell office:value-type="string">
            <text:p>LU0325074259</text:p>
          </table:table-cell>
          <table:table-cell office:value-type="string">
            <text:p>JPMORGAN FUNDS - JPM HIGHBRIDGE US STEEP A USD (C)</text:p>
          </table:table-cell>
        </table:table-row>
        <table:table-row table:style-name="ro1">
          <table:table-cell/>
          <table:table-cell office:value-type="string">
            <text:p>LU0325074507</text:p>
          </table:table-cell>
          <table:table-cell office:value-type="string">
            <text:p>JPMORGAN FUNDS HIGHBRIDGE US STEEP FUND A (PERF) E</text:p>
          </table:table-cell>
        </table:table-row>
        <table:table-row table:style-name="ro1">
          <table:table-cell/>
          <table:table-cell office:value-type="string">
            <text:p>LU0325075496</text:p>
          </table:table-cell>
          <table:table-cell office:value-type="string">
            <text:p>JPMORGAN FUNDS HIGHBRIDGE US STEEP FUND D (PERF) U</text:p>
          </table:table-cell>
        </table:table-row>
        <table:table-row table:style-name="ro1">
          <table:table-cell/>
          <table:table-cell office:value-type="string">
            <text:p>LU0325327723</text:p>
          </table:table-cell>
          <table:table-cell office:value-type="string">
            <text:p>PICTET - LATIN AMERICAN LOCAL CURRENCY DEBT P USD </text:p>
          </table:table-cell>
        </table:table-row>
        <table:table-row table:style-name="ro1">
          <table:table-cell/>
          <table:table-cell office:value-type="string">
            <text:p>LU0325328374</text:p>
          </table:table-cell>
          <table:table-cell office:value-type="string">
            <text:p>PICTET - LATIN AMERICAN LOCAL CURRENCY DEBT R USD </text:p>
          </table:table-cell>
        </table:table-row>
        <table:table-row table:style-name="ro1">
          <table:table-cell/>
          <table:table-cell office:value-type="string">
            <text:p>LU0325328614</text:p>
          </table:table-cell>
          <table:table-cell office:value-type="string">
            <text:p>PICTET - LATIN AMERICAN LOCAL CURRENCY DEBT P EUR </text:p>
          </table:table-cell>
        </table:table-row>
        <table:table-row table:style-name="ro1">
          <table:table-cell/>
          <table:table-cell office:value-type="string">
            <text:p>LU0325598166</text:p>
          </table:table-cell>
          <table:table-cell office:value-type="string">
            <text:p>PARVEST - ENHANCED CASH 6 MONTHS Classic (C)</text:p>
          </table:table-cell>
        </table:table-row>
        <table:table-row table:style-name="ro1">
          <table:table-cell/>
          <table:table-cell office:value-type="string">
            <text:p>LU0326422176</text:p>
          </table:table-cell>
          <table:table-cell office:value-type="string">
            <text:p>BLACKROCK GLOBAL FUNDS WORLD ENERGY FUND A2 HEDGED</text:p>
          </table:table-cell>
        </table:table-row>
        <table:table-row table:style-name="ro1">
          <table:table-cell/>
          <table:table-cell office:value-type="string">
            <text:p>LU0326422689</text:p>
          </table:table-cell>
          <table:table-cell office:value-type="string">
            <text:p>BLACKROCK GLOBAL FUNDS WORLD GOLD FUND A2 HEDGED E</text:p>
          </table:table-cell>
        </table:table-row>
        <table:table-row table:style-name="ro1">
          <table:table-cell/>
          <table:table-cell office:value-type="string">
            <text:p>LU0326423224</text:p>
          </table:table-cell>
          <table:table-cell office:value-type="string">
            <text:p>BLACKROCK GLOBAL FUNDS WORLD GOLD FUND E2 HEDGED E</text:p>
          </table:table-cell>
        </table:table-row>
        <table:table-row table:style-name="ro1">
          <table:table-cell/>
          <table:table-cell office:value-type="string">
            <text:p>LU0326424115</text:p>
          </table:table-cell>
          <table:table-cell office:value-type="string">
            <text:p>BLACKROCK GLOBAL FUNDS WORLD MINING FUND A2 HEDGED</text:p>
          </table:table-cell>
        </table:table-row>
        <table:table-row table:style-name="ro1">
          <table:table-cell/>
          <table:table-cell office:value-type="string">
            <text:p>LU0326425351</text:p>
          </table:table-cell>
          <table:table-cell office:value-type="string">
            <text:p>BLACKROCK GLOBAL FUNDS WORLD MINING FUND E2 HEDGED</text:p>
          </table:table-cell>
        </table:table-row>
        <table:table-row table:style-name="ro1">
          <table:table-cell/>
          <table:table-cell office:value-type="string">
            <text:p>LU0326948709</text:p>
          </table:table-cell>
          <table:table-cell office:value-type="string">
            <text:p>SCHRODER ISF - ASIAN TOTAL RETURN A (C)</text:p>
          </table:table-cell>
        </table:table-row>
        <table:table-row table:style-name="ro1">
          <table:table-cell/>
          <table:table-cell office:value-type="string">
            <text:p>LU0327689542</text:p>
          </table:table-cell>
          <table:table-cell office:value-type="string">
            <text:p>AXA WORLD FUNDS - FRAMLINGTON EMERGING MARKETS A E</text:p>
          </table:table-cell>
        </table:table-row>
        <table:table-row table:style-name="ro1">
          <table:table-cell/>
          <table:table-cell office:value-type="string">
            <text:p>LU0327690391</text:p>
          </table:table-cell>
          <table:table-cell office:value-type="string">
            <text:p>AXA WORLD FUNDS FRAMLINGTON EMERGING MARKETS E CAP</text:p>
          </table:table-cell>
        </table:table-row>
        <table:table-row table:style-name="ro1">
          <table:table-cell/>
          <table:table-cell office:value-type="string">
            <text:p>LU0328353924</text:p>
          </table:table-cell>
          <table:table-cell office:value-type="string">
            <text:p>UBS (LUX) EQUITY - EMERGING MARKETS GROWTH (USD) P</text:p>
          </table:table-cell>
        </table:table-row>
        <table:table-row table:style-name="ro1">
          <table:table-cell/>
          <table:table-cell office:value-type="string">
            <text:p>LU0329204894</text:p>
          </table:table-cell>
          <table:table-cell office:value-type="string">
            <text:p>JPMORGAN INVESTMENT FUNDS JAPAN STRATEGIC VALUE FU</text:p>
          </table:table-cell>
        </table:table-row>
        <table:table-row table:style-name="ro1">
          <table:table-cell/>
          <table:table-cell office:value-type="string">
            <text:p>LU0329206832</text:p>
          </table:table-cell>
          <table:table-cell office:value-type="string">
            <text:p>JPMORGAN INVESTMENT FUNDS JAPAN STRATEGIC VALUE FU</text:p>
          </table:table-cell>
        </table:table-row>
        <table:table-row table:style-name="ro1">
          <table:table-cell/>
          <table:table-cell office:value-type="string">
            <text:p>LU0329429111</text:p>
          </table:table-cell>
          <table:table-cell office:value-type="string">
            <text:p>JULIUS BAER MULTISTOCK - LUXURY BRANDS FUND A CHF </text:p>
          </table:table-cell>
        </table:table-row>
        <table:table-row table:style-name="ro1">
          <table:table-cell/>
          <table:table-cell office:value-type="string">
            <text:p>LU0329429897</text:p>
          </table:table-cell>
          <table:table-cell office:value-type="string">
            <text:p>GAM MULTISTOCK LUXURY BRANDS EQUITY B EUR (C)</text:p>
          </table:table-cell>
        </table:table-row>
        <table:table-row table:style-name="ro1">
          <table:table-cell/>
          <table:table-cell office:value-type="string">
            <text:p>LU0329448251</text:p>
          </table:table-cell>
          <table:table-cell office:value-type="string">
            <text:p>AMUNDI FUNDS EQUITY THAILAND MU (C)</text:p>
          </table:table-cell>
        </table:table-row>
        <table:table-row table:style-name="ro1">
          <table:table-cell/>
          <table:table-cell office:value-type="string">
            <text:p>LU0329678170</text:p>
          </table:table-cell>
          <table:table-cell office:value-type="string">
            <text:p>FIDELITY FUNDS - EMERGING ASIA FUND A USD (D)</text:p>
          </table:table-cell>
        </table:table-row>
        <table:table-row table:style-name="ro1">
          <table:table-cell/>
          <table:table-cell office:value-type="string">
            <text:p>LU0329678410</text:p>
          </table:table-cell>
          <table:table-cell office:value-type="string">
            <text:p>FIDELITY FUNDS - EMERGING ASIA FUND A EUR (C)</text:p>
          </table:table-cell>
        </table:table-row>
        <table:table-row table:style-name="ro1">
          <table:table-cell/>
          <table:table-cell office:value-type="string">
            <text:p>LU0329759764</text:p>
          </table:table-cell>
          <table:table-cell office:value-type="string">
            <text:p>DEUTSCHE INVEST I SICAV AFRICA L (C)</text:p>
          </table:table-cell>
        </table:table-row>
        <table:table-row table:style-name="ro1">
          <table:table-cell/>
          <table:table-cell office:value-type="string">
            <text:p>LU0329759848</text:p>
          </table:table-cell>
          <table:table-cell office:value-type="string">
            <text:p>DEUTSCHE INVEST I SICAV AFRICA N (C)</text:p>
          </table:table-cell>
        </table:table-row>
        <table:table-row table:style-name="ro1">
          <table:table-cell/>
          <table:table-cell office:value-type="string">
            <text:p>LU0329760853</text:p>
          </table:table-cell>
          <table:table-cell office:value-type="string">
            <text:p>DEUTSCHE INVEST I SICAV GLOBAL INFRASTRUCTURE N (C</text:p>
          </table:table-cell>
        </table:table-row>
        <table:table-row table:style-name="ro1">
          <table:table-cell/>
          <table:table-cell office:value-type="string">
            <text:p>LU0330917963</text:p>
          </table:table-cell>
          <table:table-cell office:value-type="string">
            <text:p>BLACKROCK GLOBAL FUNDS - US DOLLAR HIGH YIELD BOND</text:p>
          </table:table-cell>
        </table:table-row>
        <table:table-row table:style-name="ro1">
          <table:table-cell/>
          <table:table-cell office:value-type="string">
            <text:p>LU0332193183</text:p>
          </table:table-cell>
          <table:table-cell office:value-type="string">
            <text:p>ING (L) - INVEST CONSUMER GOODS P EUR (C)</text:p>
          </table:table-cell>
        </table:table-row>
        <table:table-row table:style-name="ro1">
          <table:table-cell/>
          <table:table-cell office:value-type="string">
            <text:p>LU0332315638</text:p>
          </table:table-cell>
          <table:table-cell office:value-type="string">
            <text:p>EAST CAPITAL (LUX) EAST CAPITAL EASTERN EUROPE A E</text:p>
          </table:table-cell>
        </table:table-row>
        <table:table-row table:style-name="ro1">
          <table:table-cell/>
          <table:table-cell office:value-type="string">
            <text:p>LU0332400232</text:p>
          </table:table-cell>
          <table:table-cell office:value-type="string">
            <text:p>JPMORGAN FUNDS - JPM EMERGING MARKETS LOCAL CURREN</text:p>
          </table:table-cell>
        </table:table-row>
        <table:table-row table:style-name="ro1">
          <table:table-cell/>
          <table:table-cell office:value-type="string">
            <text:p>LU0332401040</text:p>
          </table:table-cell>
          <table:table-cell office:value-type="string">
            <text:p>JPMORGAN FUNDS EMERGING MARKETS LOCAL CURRENCY DEB</text:p>
          </table:table-cell>
        </table:table-row>
        <table:table-row table:style-name="ro1">
          <table:table-cell/>
          <table:table-cell office:value-type="string">
            <text:p>LU0333227634</text:p>
          </table:table-cell>
          <table:table-cell office:value-type="string">
            <text:p>MERRILL LYNCH INVESTMENT SOLUTIONS MARSHALL WACE T</text:p>
          </table:table-cell>
        </table:table-row>
        <table:table-row table:style-name="ro1">
          <table:table-cell/>
          <table:table-cell office:value-type="string">
            <text:p>LU0333595436</text:p>
          </table:table-cell>
          <table:table-cell office:value-type="string">
            <text:p>SARASIN INVESTMENTFONDS - SUSTAINABLE WATER FUND P</text:p>
          </table:table-cell>
        </table:table-row>
        <table:table-row table:style-name="ro1">
          <table:table-cell/>
          <table:table-cell office:value-type="string">
            <text:p>LU0333810850</text:p>
          </table:table-cell>
          <table:table-cell office:value-type="string">
            <text:p>GOLDMAN SACHS FUNDS GOLDMAN SACHS INDIA EQUITY POR</text:p>
          </table:table-cell>
        </table:table-row>
        <table:table-row table:style-name="ro1">
          <table:table-cell/>
          <table:table-cell office:value-type="string">
            <text:p>LU0334251120</text:p>
          </table:table-cell>
          <table:table-cell office:value-type="string">
            <text:p>UNI-GLOBAL EQUITIES US SA-USD</text:p>
          </table:table-cell>
        </table:table-row>
        <table:table-row table:style-name="ro1">
          <table:table-cell/>
          <table:table-cell office:value-type="string">
            <text:p>LU0334251476</text:p>
          </table:table-cell>
          <table:table-cell office:value-type="string">
            <text:p>UNI-GLOBAL EQUITIES US SAH-EUR</text:p>
          </table:table-cell>
        </table:table-row>
        <table:table-row table:style-name="ro1">
          <table:table-cell/>
          <table:table-cell office:value-type="string">
            <text:p>LU0334663233</text:p>
          </table:table-cell>
          <table:table-cell office:value-type="string">
            <text:p>SCHRODER INTERNATIONAL SELECTION FUND US SMALL &amp; M</text:p>
          </table:table-cell>
        </table:table-row>
        <table:table-row table:style-name="ro1">
          <table:table-cell/>
          <table:table-cell office:value-type="string">
            <text:p>LU0334663316</text:p>
          </table:table-cell>
          <table:table-cell office:value-type="string">
            <text:p>SCHRODER ISF - US SMALL &amp; MID CAP EQUITY B EUR Hed</text:p>
          </table:table-cell>
        </table:table-row>
        <table:table-row table:style-name="ro1">
          <table:table-cell/>
          <table:table-cell office:value-type="string">
            <text:p>LU0334857355</text:p>
          </table:table-cell>
          <table:table-cell office:value-type="string">
            <text:p>INVESCO FUNDS INVESCO ASIA CONSUMER DEMAND FUND A </text:p>
          </table:table-cell>
        </table:table-row>
        <table:table-row table:style-name="ro1">
          <table:table-cell/>
          <table:table-cell office:value-type="string">
            <text:p>LU0334857785</text:p>
          </table:table-cell>
          <table:table-cell office:value-type="string">
            <text:p>INVESCO FUNDS INVESCO ASIA CONSUMER DEMAND FUND E </text:p>
          </table:table-cell>
        </table:table-row>
        <table:table-row table:style-name="ro1">
          <table:table-cell/>
          <table:table-cell office:value-type="string">
            <text:p>LU0334875415</text:p>
          </table:table-cell>
          <table:table-cell office:value-type="string">
            <text:p>AMUNDI FUNDS EQUITY INDIA INFRASTRUCTURE SU (C)</text:p>
          </table:table-cell>
        </table:table-row>
        <table:table-row table:style-name="ro1">
          <table:table-cell/>
          <table:table-cell office:value-type="string">
            <text:p>LU0336083497</text:p>
          </table:table-cell>
          <table:table-cell office:value-type="string">
            <text:p>CARMIGNAC PORTFOLIO - GLOBAL BOND A EUR (C)</text:p>
          </table:table-cell>
        </table:table-row>
        <table:table-row table:style-name="ro1">
          <table:table-cell/>
          <table:table-cell office:value-type="string">
            <text:p>LU0336083810</text:p>
          </table:table-cell>
          <table:table-cell office:value-type="string">
            <text:p>CARMIGNAC PORTFOLIO - EMERGING DISCOVERY A EUR acc</text:p>
          </table:table-cell>
        </table:table-row>
        <table:table-row table:style-name="ro1">
          <table:table-cell/>
          <table:table-cell office:value-type="string">
            <text:p>LU0336084032</text:p>
          </table:table-cell>
          <table:table-cell office:value-type="string">
            <text:p>CARMIGNAC PORTFOLIO - CAPITAL PLUS A EUR acc</text:p>
          </table:table-cell>
        </table:table-row>
        <table:table-row table:style-name="ro1">
          <table:table-cell/>
          <table:table-cell office:value-type="string">
            <text:p>LU0336377998</text:p>
          </table:table-cell>
          <table:table-cell office:value-type="string">
            <text:p>JPMORGAN FUNDS GLOBAL REAL ESTATE SECURITIES FUND </text:p>
          </table:table-cell>
        </table:table-row>
        <table:table-row table:style-name="ro1">
          <table:table-cell/>
          <table:table-cell office:value-type="string">
            <text:p>LU0336683502</text:p>
          </table:table-cell>
          <table:table-cell office:value-type="string">
            <text:p>DPAM L DPAM L BONDS GOVERNMENT SUSTAINABLE B</text:p>
          </table:table-cell>
        </table:table-row>
        <table:table-row table:style-name="ro1">
          <table:table-cell/>
          <table:table-cell office:value-type="string">
            <text:p>LU0337411200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413834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414568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572712</text:p>
          </table:table-cell>
          <table:table-cell office:value-type="string">
            <text:p>FIDELITY FUNDS - EMERGING MARKET DEBT FUND A EUR H</text:p>
          </table:table-cell>
        </table:table-row>
        <table:table-row table:style-name="ro1">
          <table:table-cell/>
          <table:table-cell office:value-type="string">
            <text:p>LU0337577430</text:p>
          </table:table-cell>
          <table:table-cell office:value-type="string">
            <text:p>FIDELITY FUNDS - INTERNATIONAL BOND FUND A EUR Hed</text:p>
          </table:table-cell>
        </table:table-row>
        <table:table-row table:style-name="ro1">
          <table:table-cell/>
          <table:table-cell office:value-type="string">
            <text:p>LU0337581549</text:p>
          </table:table-cell>
          <table:table-cell office:value-type="string">
            <text:p>FIDELITY FUNDS SICAV US HIGH YIELD FUND A EUR HEDG</text:p>
          </table:table-cell>
        </table:table-row>
        <table:table-row table:style-name="ro1">
          <table:table-cell/>
          <table:table-cell office:value-type="string">
            <text:p>LU0337786437</text:p>
          </table:table-cell>
          <table:table-cell office:value-type="string">
            <text:p>MFS MERIDIAN FUNDS PRUDENT WEALTH FUND A1 USD</text:p>
          </table:table-cell>
        </table:table-row>
        <table:table-row table:style-name="ro1">
          <table:table-cell/>
          <table:table-cell office:value-type="string">
            <text:p>LU0338386468</text:p>
          </table:table-cell>
          <table:table-cell office:value-type="string">
            <text:p>TREETOP GLOBAL GLOBAL OPPORTUNITIES A EUR</text:p>
          </table:table-cell>
        </table:table-row>
        <table:table-row table:style-name="ro1">
          <table:table-cell/>
          <table:table-cell office:value-type="string">
            <text:p>LU0338394058</text:p>
          </table:table-cell>
          <table:table-cell office:value-type="string">
            <text:p>TREETOP GLOBAL GLOBAL OPPORTUNITIES B USD</text:p>
          </table:table-cell>
        </table:table-row>
        <table:table-row table:style-name="ro1">
          <table:table-cell/>
          <table:table-cell office:value-type="string">
            <text:p>LU0338483075</text:p>
          </table:table-cell>
          <table:table-cell office:value-type="string">
            <text:p>PICTET RUSSIAN EQUITIES P EUR (C)</text:p>
          </table:table-cell>
        </table:table-row>
        <table:table-row table:style-name="ro1">
          <table:table-cell/>
          <table:table-cell office:value-type="string">
            <text:p>LU0339279753</text:p>
          </table:table-cell>
          <table:table-cell office:value-type="string">
            <text:p>SCHRODER ISF - MIDDLE EAST A SGD (C)</text:p>
          </table:table-cell>
        </table:table-row>
        <table:table-row table:style-name="ro1">
          <table:table-cell/>
          <table:table-cell office:value-type="string">
            <text:p>LU0339661307</text:p>
          </table:table-cell>
          <table:table-cell office:value-type="string">
            <text:p>ROBECO CAPITAL GROWTH FUNDS QI EUROPEAN CONSERVATI</text:p>
          </table:table-cell>
        </table:table-row>
        <table:table-row table:style-name="ro1">
          <table:table-cell/>
          <table:table-cell office:value-type="string">
            <text:p>LU0340553949</text:p>
          </table:table-cell>
          <table:table-cell office:value-type="string">
            <text:p>PICTET EMERGING LOCAL CURRENCY DEBT HP EUR (C)</text:p>
          </table:table-cell>
        </table:table-row>
        <table:table-row table:style-name="ro1">
          <table:table-cell/>
          <table:table-cell office:value-type="string">
            <text:p>LU0340554913</text:p>
          </table:table-cell>
          <table:table-cell office:value-type="string">
            <text:p>PICTET - DIGITAL COMMUNICATION P EUR (C)</text:p>
          </table:table-cell>
        </table:table-row>
        <table:table-row table:style-name="ro1">
          <table:table-cell/>
          <table:table-cell office:value-type="string">
            <text:p>LU0340555134</text:p>
          </table:table-cell>
          <table:table-cell office:value-type="string">
            <text:p>PICTET DIGITAL R EUR (C)</text:p>
          </table:table-cell>
        </table:table-row>
        <table:table-row table:style-name="ro1">
          <table:table-cell/>
          <table:table-cell office:value-type="string">
            <text:p>LU0340557775</text:p>
          </table:table-cell>
          <table:table-cell office:value-type="string">
            <text:p>PICTET - TIMBER P USD (C)</text:p>
          </table:table-cell>
        </table:table-row>
        <table:table-row table:style-name="ro1">
          <table:table-cell/>
          <table:table-cell office:value-type="string">
            <text:p>LU0340558237</text:p>
          </table:table-cell>
          <table:table-cell office:value-type="string">
            <text:p>PICTET - TIMBER P USD (D)</text:p>
          </table:table-cell>
        </table:table-row>
        <table:table-row table:style-name="ro1">
          <table:table-cell/>
          <table:table-cell office:value-type="string">
            <text:p>LU0340558583</text:p>
          </table:table-cell>
          <table:table-cell office:value-type="string">
            <text:p>PICTET - TIMBER R USD (C)</text:p>
          </table:table-cell>
        </table:table-row>
        <table:table-row table:style-name="ro1">
          <table:table-cell/>
          <table:table-cell office:value-type="string">
            <text:p>LU0340559557</text:p>
          </table:table-cell>
          <table:table-cell office:value-type="string">
            <text:p>PICTET - TIMBER P EUR (C)</text:p>
          </table:table-cell>
        </table:table-row>
        <table:table-row table:style-name="ro1">
          <table:table-cell/>
          <table:table-cell office:value-type="string">
            <text:p>LU0340559805</text:p>
          </table:table-cell>
          <table:table-cell office:value-type="string">
            <text:p>PICTET - TIMBER R EUR (C)</text:p>
          </table:table-cell>
        </table:table-row>
        <table:table-row table:style-name="ro1">
          <table:table-cell/>
          <table:table-cell office:value-type="string">
            <text:p>LU0340560480</text:p>
          </table:table-cell>
          <table:table-cell office:value-type="string">
            <text:p>PICTET - TIMBER P GBP (D)</text:p>
          </table:table-cell>
        </table:table-row>
        <table:table-row table:style-name="ro1">
          <table:table-cell/>
          <table:table-cell office:value-type="string">
            <text:p>LU0341736642</text:p>
          </table:table-cell>
          <table:table-cell office:value-type="string">
            <text:p>NN (L) NN (L) - INVEST HEALTH CARE X EUR (C)</text:p>
          </table:table-cell>
        </table:table-row>
        <table:table-row table:style-name="ro1">
          <table:table-cell/>
          <table:table-cell office:value-type="string">
            <text:p>LU0342688941</text:p>
          </table:table-cell>
          <table:table-cell office:value-type="string">
            <text:p>AGIF - GLOBAL AGRICULTURAL TRENDS A EUR (C)</text:p>
          </table:table-cell>
        </table:table-row>
        <table:table-row table:style-name="ro1">
          <table:table-cell/>
          <table:table-cell office:value-type="string">
            <text:p>LU0342689832</text:p>
          </table:table-cell>
          <table:table-cell office:value-type="string">
            <text:p>ALLIANZ GLOBAL INVESTORS FUND ALLIANZ GLOBAL AGRIC</text:p>
          </table:table-cell>
        </table:table-row>
        <table:table-row table:style-name="ro1">
          <table:table-cell/>
          <table:table-cell office:value-type="string">
            <text:p>LU0342692547</text:p>
          </table:table-cell>
          <table:table-cell office:value-type="string">
            <text:p>ALLIANZ GIF - GLOBAL AGRICULTURAL TRENDS P</text:p>
          </table:table-cell>
        </table:table-row>
        <table:table-row table:style-name="ro1">
          <table:table-cell/>
          <table:table-cell office:value-type="string">
            <text:p>LU0343921457</text:p>
          </table:table-cell>
          <table:table-cell office:value-type="string">
            <text:p>NORDEA 1 - HERACLES LONG/SHORT MI FUND AP EUR (D)</text:p>
          </table:table-cell>
        </table:table-row>
        <table:table-row table:style-name="ro1">
          <table:table-cell/>
          <table:table-cell office:value-type="string">
            <text:p>LU0344046155</text:p>
          </table:table-cell>
          <table:table-cell office:value-type="string">
            <text:p>CANDRIAM EQUITIES L EUROPE INNOVATION C (C)</text:p>
          </table:table-cell>
        </table:table-row>
        <table:table-row table:style-name="ro1">
          <table:table-cell/>
          <table:table-cell office:value-type="string">
            <text:p>LU0344046312</text:p>
          </table:table-cell>
          <table:table-cell office:value-type="string">
            <text:p>CANDRIAM EQUITIES L EUROPE INNOVATION N CAPITALISA</text:p>
          </table:table-cell>
        </table:table-row>
        <table:table-row table:style-name="ro1">
          <table:table-cell/>
          <table:table-cell office:value-type="string">
            <text:p>LU0344579056</text:p>
          </table:table-cell>
          <table:table-cell office:value-type="string">
            <text:p>JPMORGAN INVESTMENT FUNDS GLOBAL HIGH YIELD BOND F</text:p>
          </table:table-cell>
        </table:table-row>
        <table:table-row table:style-name="ro1">
          <table:table-cell/>
          <table:table-cell office:value-type="string">
            <text:p>LU0346389850</text:p>
          </table:table-cell>
          <table:table-cell office:value-type="string">
            <text:p>FIDELITY FUNDS - IBERIA FUND Y EUR (C)</text:p>
          </table:table-cell>
        </table:table-row>
        <table:table-row table:style-name="ro1">
          <table:table-cell/>
          <table:table-cell office:value-type="string">
            <text:p>LU0346390270</text:p>
          </table:table-cell>
          <table:table-cell office:value-type="string">
            <text:p>FIDELITY FUNDS - EUROPEAN HIGH YIELD FUND Y (C)</text:p>
          </table:table-cell>
        </table:table-row>
        <table:table-row table:style-name="ro1">
          <table:table-cell/>
          <table:table-cell office:value-type="string">
            <text:p>LU0346390940</text:p>
          </table:table-cell>
          <table:table-cell office:value-type="string">
            <text:p>FIDELITY FUNDS - EMERGING MARKETS FUND Y USD (C)</text:p>
          </table:table-cell>
        </table:table-row>
        <table:table-row table:style-name="ro1">
          <table:table-cell/>
          <table:table-cell office:value-type="string">
            <text:p>LU0346391914</text:p>
          </table:table-cell>
          <table:table-cell office:value-type="string">
            <text:p>FIDELITY FUNDS SICAV SINGAPORE FUND Y USD (C)</text:p>
          </table:table-cell>
        </table:table-row>
        <table:table-row table:style-name="ro1">
          <table:table-cell/>
          <table:table-cell office:value-type="string">
            <text:p>LU0346393456</text:p>
          </table:table-cell>
          <table:table-cell office:value-type="string">
            <text:p>FIDELITY FUNDS SICAV AMERICAN GROWTH FUND A EUR HE</text:p>
          </table:table-cell>
        </table:table-row>
        <table:table-row table:style-name="ro1">
          <table:table-cell/>
          <table:table-cell office:value-type="string">
            <text:p>LU0347183344</text:p>
          </table:table-cell>
          <table:table-cell office:value-type="string">
            <text:p>PIONEER FUNDS US RESEARCH VALUE A USD (C)</text:p>
          </table:table-cell>
        </table:table-row>
        <table:table-row table:style-name="ro1">
          <table:table-cell/>
          <table:table-cell office:value-type="string">
            <text:p>LU0347184235</text:p>
          </table:table-cell>
          <table:table-cell office:value-type="string">
            <text:p>PIONEER FUNDS US FUNDAMENTAL GROWTH A USD (C)</text:p>
          </table:table-cell>
        </table:table-row>
        <table:table-row table:style-name="ro1">
          <table:table-cell/>
          <table:table-cell office:value-type="string">
            <text:p>LU0347184581</text:p>
          </table:table-cell>
          <table:table-cell office:value-type="string">
            <text:p>PIONEER FUNDS US FUNDAMENTAL GROWTH E EUR (C)</text:p>
          </table:table-cell>
        </table:table-row>
        <table:table-row table:style-name="ro1">
          <table:table-cell/>
          <table:table-cell office:value-type="string">
            <text:p>LU0347565383</text:p>
          </table:table-cell>
          <table:table-cell office:value-type="string">
            <text:p>ALKEN FUND - EUROPEAN OPPORTUNITIES U (D)</text:p>
          </table:table-cell>
        </table:table-row>
        <table:table-row table:style-name="ro1">
          <table:table-cell/>
          <table:table-cell office:value-type="string">
            <text:p>LU0347592197</text:p>
          </table:table-cell>
          <table:table-cell office:value-type="string">
            <text:p>AMUNDI FUNDS - EQUITY EMERGING WORLD AU (C)</text:p>
          </table:table-cell>
        </table:table-row>
        <table:table-row table:style-name="ro1">
          <table:table-cell/>
          <table:table-cell office:value-type="string">
            <text:p>LU0347594136</text:p>
          </table:table-cell>
          <table:table-cell office:value-type="string">
            <text:p>AMUNDI FUNDS - EQUITY GLOBAL RESOURCES AU (C)</text:p>
          </table:table-cell>
        </table:table-row>
        <table:table-row table:style-name="ro1">
          <table:table-cell/>
          <table:table-cell office:value-type="string">
            <text:p>LU0347595026</text:p>
          </table:table-cell>
          <table:table-cell office:value-type="string">
            <text:p>AMUNDI FUNDS - EQUITY GLOBAL AGRICULTURE AU (C)</text:p>
          </table:table-cell>
        </table:table-row>
        <table:table-row table:style-name="ro1">
          <table:table-cell/>
          <table:table-cell office:value-type="string">
            <text:p>LU0347711466</text:p>
          </table:table-cell>
          <table:table-cell office:value-type="string">
            <text:p>PARVEST PARVEST GLOBAL ENVIRONMENT CLASSIC</text:p>
          </table:table-cell>
        </table:table-row>
        <table:table-row table:style-name="ro1">
          <table:table-cell/>
          <table:table-cell office:value-type="string">
            <text:p>LU0347712191</text:p>
          </table:table-cell>
          <table:table-cell office:value-type="string">
            <text:p>PARVEST PARVEST GLOBAL ENVIRONMENT N</text:p>
          </table:table-cell>
        </table:table-row>
        <table:table-row table:style-name="ro1">
          <table:table-cell/>
          <table:table-cell office:value-type="string">
            <text:p>LU0348123653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348126243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348723411</text:p>
          </table:table-cell>
          <table:table-cell office:value-type="string">
            <text:p>AGIF - GLOBAL HI-TECH GROWTH A (D)</text:p>
          </table:table-cell>
        </table:table-row>
        <table:table-row table:style-name="ro1">
          <table:table-cell/>
          <table:table-cell office:value-type="string">
            <text:p>LU0348751388</text:p>
          </table:table-cell>
          <table:table-cell office:value-type="string">
            <text:p>AGIF - JAPAN EQUITY A USD (D)</text:p>
          </table:table-cell>
        </table:table-row>
        <table:table-row table:style-name="ro1">
          <table:table-cell/>
          <table:table-cell office:value-type="string">
            <text:p>LU0348752352</text:p>
          </table:table-cell>
          <table:table-cell office:value-type="string">
            <text:p>ALLIANZ GLOBAL INVESTORS FUND ALLIANZ JAPAN EQUITY</text:p>
          </table:table-cell>
        </table:table-row>
        <table:table-row table:style-name="ro1">
          <table:table-cell/>
          <table:table-cell office:value-type="string">
            <text:p>LU0348788117</text:p>
          </table:table-cell>
          <table:table-cell office:value-type="string">
            <text:p>ALLIANZ GLOBAL INVESTORS FUND ALLIANZ EMERGING ASI</text:p>
          </table:table-cell>
        </table:table-row>
        <table:table-row table:style-name="ro1">
          <table:table-cell/>
          <table:table-cell office:value-type="string">
            <text:p>LU0348814723</text:p>
          </table:table-cell>
          <table:table-cell office:value-type="string">
            <text:p>ALLIANZ GLOBAL INVESTORS FUND ALLIANZ TOTAL RETURN</text:p>
          </table:table-cell>
        </table:table-row>
        <table:table-row table:style-name="ro1">
          <table:table-cell/>
          <table:table-cell office:value-type="string">
            <text:p>LU0348825331</text:p>
          </table:table-cell>
          <table:table-cell office:value-type="string">
            <text:p>ALLIANZ GLOBAL INVESTORS FUND ALLIANZ CHINA EQUITY</text:p>
          </table:table-cell>
        </table:table-row>
        <table:table-row table:style-name="ro1">
          <table:table-cell/>
          <table:table-cell office:value-type="string">
            <text:p>LU0348827899</text:p>
          </table:table-cell>
          <table:table-cell office:value-type="string">
            <text:p>ALLIANZ GLOBAL INVESTORS FUND ALLIANZ CHINA EQUITY</text:p>
          </table:table-cell>
        </table:table-row>
        <table:table-row table:style-name="ro1">
          <table:table-cell/>
          <table:table-cell office:value-type="string">
            <text:p>LU0348926287</text:p>
          </table:table-cell>
          <table:table-cell office:value-type="string">
            <text:p>NORDEA 1 - CLIMATE &amp; ENVIRONMENT FUND BP EUR (C)</text:p>
          </table:table-cell>
        </table:table-row>
        <table:table-row table:style-name="ro1">
          <table:table-cell/>
          <table:table-cell office:value-type="string">
            <text:p>LU0348926360</text:p>
          </table:table-cell>
          <table:table-cell office:value-type="string">
            <text:p>NORDEA 1 - CLIMATE &amp; ENVIRONMENT FUND BP NOK (C)</text:p>
          </table:table-cell>
        </table:table-row>
        <table:table-row table:style-name="ro1">
          <table:table-cell/>
          <table:table-cell office:value-type="string">
            <text:p>LU0351440481</text:p>
          </table:table-cell>
          <table:table-cell office:value-type="string">
            <text:p>SCHRODER ISF - ASIAN CONVERTIBLE BOND A (C)</text:p>
          </table:table-cell>
        </table:table-row>
        <table:table-row table:style-name="ro1">
          <table:table-cell/>
          <table:table-cell office:value-type="string">
            <text:p>LU0351442180</text:p>
          </table:table-cell>
          <table:table-cell office:value-type="string">
            <text:p>SCHRODER ISF - GLOBAL CONVERTIBLE BOND A USD (C)</text:p>
          </table:table-cell>
        </table:table-row>
        <table:table-row table:style-name="ro1">
          <table:table-cell/>
          <table:table-cell office:value-type="string">
            <text:p>LU0352097868</text:p>
          </table:table-cell>
          <table:table-cell office:value-type="string">
            <text:p>SCHRODER INTERNATIONAL SELECTION FUND GLOBAL CONVE</text:p>
          </table:table-cell>
        </table:table-row>
        <table:table-row table:style-name="ro1">
          <table:table-cell/>
          <table:table-cell office:value-type="string">
            <text:p>LU0352132103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52132285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52312184</text:p>
          </table:table-cell>
          <table:table-cell office:value-type="string">
            <text:p>ALLIANZ - STRATEGY 50 CT (C)</text:p>
          </table:table-cell>
        </table:table-row>
        <table:table-row table:style-name="ro1">
          <table:table-cell/>
          <table:table-cell office:value-type="string">
            <text:p>LU0352312853</text:p>
          </table:table-cell>
          <table:table-cell office:value-type="string">
            <text:p>ALLIANZ - STRATEGY 75 C (C)</text:p>
          </table:table-cell>
        </table:table-row>
        <table:table-row table:style-name="ro1">
          <table:table-cell/>
          <table:table-cell office:value-type="string">
            <text:p>LU0353248106</text:p>
          </table:table-cell>
          <table:table-cell office:value-type="string">
            <text:p>PIONEER FUNDS US FUNDAMENTAL GROWTH A EUR (C)</text:p>
          </table:table-cell>
        </table:table-row>
        <table:table-row table:style-name="ro1">
          <table:table-cell/>
          <table:table-cell office:value-type="string">
            <text:p>LU0355584979</text:p>
          </table:table-cell>
          <table:table-cell office:value-type="string">
            <text:p>JPMORGAN FUNDS AFRICA EQUITY FUND A (PERF) EUR</text:p>
          </table:table-cell>
        </table:table-row>
        <table:table-row table:style-name="ro1">
          <table:table-cell/>
          <table:table-cell office:value-type="string">
            <text:p>LU0355585513</text:p>
          </table:table-cell>
          <table:table-cell office:value-type="string">
            <text:p>JPMORGAN FUNDS AFRICA EQUITY FUND D (PERF) EUR</text:p>
          </table:table-cell>
        </table:table-row>
        <table:table-row table:style-name="ro1">
          <table:table-cell/>
          <table:table-cell office:value-type="string">
            <text:p>LU0357130854</text:p>
          </table:table-cell>
          <table:table-cell office:value-type="string">
            <text:p>BAKERSTEEL GLOBAL FUNDS SICAV PRECIOUS METALS FUND</text:p>
          </table:table-cell>
        </table:table-row>
        <table:table-row table:style-name="ro1">
          <table:table-cell/>
          <table:table-cell office:value-type="string">
            <text:p>LU0358729142</text:p>
          </table:table-cell>
          <table:table-cell office:value-type="string">
            <text:p>SCHRODER ISF - ASIAN LOCAL CURRENCY BOND A (C)</text:p>
          </table:table-cell>
        </table:table-row>
        <table:table-row table:style-name="ro1">
          <table:table-cell/>
          <table:table-cell office:value-type="string">
            <text:p>LU0359002093</text:p>
          </table:table-cell>
          <table:table-cell office:value-type="string">
            <text:p>BLACKROCK GLOBAL FUNDS EMERGING MARKETS LOCAL CURR</text:p>
          </table:table-cell>
        </table:table-row>
        <table:table-row table:style-name="ro1">
          <table:table-cell/>
          <table:table-cell office:value-type="string">
            <text:p>LU0359201026</text:p>
          </table:table-cell>
          <table:table-cell office:value-type="string">
            <text:p>BLACKROCK GLOBAL FUNDS - CHINA FUND A4DS Hedged GB</text:p>
          </table:table-cell>
        </table:table-row>
        <table:table-row table:style-name="ro1">
          <table:table-cell/>
          <table:table-cell office:value-type="string">
            <text:p>LU0359201455</text:p>
          </table:table-cell>
          <table:table-cell office:value-type="string">
            <text:p>BLACKROCK GLOBAL FUNDS CHINA FUND A2 HEDGED EUR (C</text:p>
          </table:table-cell>
        </table:table-row>
        <table:table-row table:style-name="ro1">
          <table:table-cell/>
          <table:table-cell office:value-type="string">
            <text:p>LU0359201612</text:p>
          </table:table-cell>
          <table:table-cell office:value-type="string">
            <text:p>BLACKROCK GLOBAL FUNDS CHINA FUND A2 USD (C)</text:p>
          </table:table-cell>
        </table:table-row>
        <table:table-row table:style-name="ro1">
          <table:table-cell/>
          <table:table-cell office:value-type="string">
            <text:p>LU0360484686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360500044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60646680</text:p>
          </table:table-cell>
          <table:table-cell office:value-type="string">
            <text:p>PARVEST - FLEXIBLE EQUITY EUROPE Classic (C)</text:p>
          </table:table-cell>
        </table:table-row>
        <table:table-row table:style-name="ro1">
          <table:table-cell/>
          <table:table-cell office:value-type="string">
            <text:p>LU0361788507</text:p>
          </table:table-cell>
          <table:table-cell office:value-type="string">
            <text:p>AXA WORLD FUNDS - FRAMLINGTON AMERICAN GROWTH A EU</text:p>
          </table:table-cell>
        </table:table-row>
        <table:table-row table:style-name="ro1">
          <table:table-cell/>
          <table:table-cell office:value-type="string">
            <text:p>LU0361792525</text:p>
          </table:table-cell>
          <table:table-cell office:value-type="string">
            <text:p>AXA WORLD FUNDS FRAMLINGTON AMERICAN GROWTH E CAPI</text:p>
          </table:table-cell>
        </table:table-row>
        <table:table-row table:style-name="ro1">
          <table:table-cell/>
          <table:table-cell office:value-type="string">
            <text:p>LU0363447680</text:p>
          </table:table-cell>
          <table:table-cell office:value-type="string">
            <text:p>JPMORGAN FUNDS EU GOVERNMENT BOND FUND A EUR</text:p>
          </table:table-cell>
        </table:table-row>
        <table:table-row table:style-name="ro1">
          <table:table-cell/>
          <table:table-cell office:value-type="string">
            <text:p>LU0363629790</text:p>
          </table:table-cell>
          <table:table-cell office:value-type="string">
            <text:p>PIONEER FUNDS MULTI-STRATEGY GROWTH A EUR (C)</text:p>
          </table:table-cell>
        </table:table-row>
        <table:table-row table:style-name="ro1">
          <table:table-cell/>
          <table:table-cell office:value-type="string">
            <text:p>LU0365775922</text:p>
          </table:table-cell>
          <table:table-cell office:value-type="string">
            <text:p>SCHRODER INTERNATIONAL SELECTION FUND GREATER CHIN</text:p>
          </table:table-cell>
        </table:table-row>
        <table:table-row table:style-name="ro1">
          <table:table-cell/>
          <table:table-cell office:value-type="string">
            <text:p>LU0366004207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66532561</text:p>
          </table:table-cell>
          <table:table-cell office:value-type="string">
            <text:p>PICTET - GLOBAL EMERGING CURRENCIES P USD (C)</text:p>
          </table:table-cell>
        </table:table-row>
        <table:table-row table:style-name="ro1">
          <table:table-cell/>
          <table:table-cell office:value-type="string">
            <text:p>LU0366532645</text:p>
          </table:table-cell>
          <table:table-cell office:value-type="string">
            <text:p>PICTET - GLOBAL EMERGING CURRENCIES P USD (D)</text:p>
          </table:table-cell>
        </table:table-row>
        <table:table-row table:style-name="ro1">
          <table:table-cell/>
          <table:table-cell office:value-type="string">
            <text:p>LU0366533023</text:p>
          </table:table-cell>
          <table:table-cell office:value-type="string">
            <text:p>PICTET - GLOBAL EMERGING CURRENCIES P EUR (C)</text:p>
          </table:table-cell>
        </table:table-row>
        <table:table-row table:style-name="ro1">
          <table:table-cell/>
          <table:table-cell office:value-type="string">
            <text:p>LU0366533296</text:p>
          </table:table-cell>
          <table:table-cell office:value-type="string">
            <text:p>PICTET GLOBAL EMERGING CURRENCIES R EUR (C)</text:p>
          </table:table-cell>
        </table:table-row>
        <table:table-row table:style-name="ro1">
          <table:table-cell/>
          <table:table-cell office:value-type="string">
            <text:p>LU0366534344</text:p>
          </table:table-cell>
          <table:table-cell office:value-type="string">
            <text:p>PICTET - AGRICULTURE P EUR (C)</text:p>
          </table:table-cell>
        </table:table-row>
        <table:table-row table:style-name="ro1">
          <table:table-cell/>
          <table:table-cell office:value-type="string">
            <text:p>LU0366534773</text:p>
          </table:table-cell>
          <table:table-cell office:value-type="string">
            <text:p>PICTET - AGRICULTURE R EUR (C)</text:p>
          </table:table-cell>
        </table:table-row>
        <table:table-row table:style-name="ro1">
          <table:table-cell/>
          <table:table-cell office:value-type="string">
            <text:p>LU0366536711</text:p>
          </table:table-cell>
          <table:table-cell office:value-type="string">
            <text:p>PICTET - SOVEREIGN SHORT-TERM MONEY MARKET EUR P (</text:p>
          </table:table-cell>
        </table:table-row>
        <table:table-row table:style-name="ro1">
          <table:table-cell/>
          <table:table-cell office:value-type="string">
            <text:p>LU0366536984</text:p>
          </table:table-cell>
          <table:table-cell office:value-type="string">
            <text:p>PICTET SOVEREIGN SHORT-TERM MONEY MARKET EUR R (C)</text:p>
          </table:table-cell>
        </table:table-row>
        <table:table-row table:style-name="ro1">
          <table:table-cell/>
          <table:table-cell office:value-type="string">
            <text:p>LU0366539657</text:p>
          </table:table-cell>
          <table:table-cell office:value-type="string">
            <text:p>PICTET - GLOBAL EMERGING CURRENCIES R USD (C)</text:p>
          </table:table-cell>
        </table:table-row>
        <table:table-row table:style-name="ro1">
          <table:table-cell/>
          <table:table-cell office:value-type="string">
            <text:p>LU0366773173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66773256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67026217</text:p>
          </table:table-cell>
          <table:table-cell office:value-type="string">
            <text:p>INVESCO FUNDS INVESCO FUNDS - ASIA BALANCED FUND A</text:p>
          </table:table-cell>
        </table:table-row>
        <table:table-row table:style-name="ro1">
          <table:table-cell/>
          <table:table-cell office:value-type="string">
            <text:p>LU0367026480</text:p>
          </table:table-cell>
          <table:table-cell office:value-type="string">
            <text:p>INVESCO FUNDS INVESCO FUNDS - ASIA BALANCED FUND E</text:p>
          </table:table-cell>
        </table:table-row>
        <table:table-row table:style-name="ro1">
          <table:table-cell/>
          <table:table-cell office:value-type="string">
            <text:p>LU0367327417</text:p>
          </table:table-cell>
          <table:table-cell office:value-type="string">
            <text:p>SWISS LIFE FUNDS (LUX) SWISS LIFE FUNDS (LUX) - IN</text:p>
          </table:table-cell>
        </table:table-row>
        <table:table-row table:style-name="ro1">
          <table:table-cell/>
          <table:table-cell office:value-type="string">
            <text:p>LU0367332680</text:p>
          </table:table-cell>
          <table:table-cell office:value-type="string">
            <text:p>SWISS LIFE FUNDS (LUX) SL (LUX) PORT GLOBAL BALANC</text:p>
          </table:table-cell>
        </table:table-row>
        <table:table-row table:style-name="ro1">
          <table:table-cell/>
          <table:table-cell office:value-type="string">
            <text:p>LU0367334975</text:p>
          </table:table-cell>
          <table:table-cell office:value-type="string">
            <text:p>SWISS LIFE FUNDS (LUX) - GLOBAL GROWTH VITALITY (E</text:p>
          </table:table-cell>
        </table:table-row>
        <table:table-row table:style-name="ro1">
          <table:table-cell/>
          <table:table-cell office:value-type="string">
            <text:p>LU0368004296</text:p>
          </table:table-cell>
          <table:table-cell office:value-type="string">
            <text:p>PICTET - GLOBAL EMERGING CURRENCIES HP EUR (C)</text:p>
          </table:table-cell>
        </table:table-row>
        <table:table-row table:style-name="ro1">
          <table:table-cell/>
          <table:table-cell office:value-type="string">
            <text:p>LU0368265764</text:p>
          </table:table-cell>
          <table:table-cell office:value-type="string">
            <text:p>BLACKROCK GLOBAL FUNDS - WORLD GOLD FUND A2 Hedged</text:p>
          </table:table-cell>
        </table:table-row>
        <table:table-row table:style-name="ro1">
          <table:table-cell/>
          <table:table-cell office:value-type="string">
            <text:p>LU0368678339</text:p>
          </table:table-cell>
          <table:table-cell office:value-type="string">
            <text:p>FIDELITY FUNDS SICAV PACIFIC FUND A EUR (C)</text:p>
          </table:table-cell>
        </table:table-row>
        <table:table-row table:style-name="ro1">
          <table:table-cell/>
          <table:table-cell office:value-type="string">
            <text:p>LU0370038167</text:p>
          </table:table-cell>
          <table:table-cell office:value-type="string">
            <text:p>ING (L) - INVEST ALTERNATIVE BETA P EUR (C)</text:p>
          </table:table-cell>
        </table:table-row>
        <table:table-row table:style-name="ro1">
          <table:table-cell/>
          <table:table-cell office:value-type="string">
            <text:p>LU0370038670</text:p>
          </table:table-cell>
          <table:table-cell office:value-type="string">
            <text:p>ING (L) - INVEST ALTERNATIVE BETA X USD (C)</text:p>
          </table:table-cell>
        </table:table-row>
        <table:table-row table:style-name="ro1">
          <table:table-cell/>
          <table:table-cell office:value-type="string">
            <text:p>LU0370201419</text:p>
          </table:table-cell>
          <table:table-cell office:value-type="string">
            <text:p>AMUNDI FUNDS CPR GLOBAL AGRICULTURE AE (C)</text:p>
          </table:table-cell>
        </table:table-row>
        <table:table-row table:style-name="ro1">
          <table:table-cell/>
          <table:table-cell office:value-type="string">
            <text:p>LU0370787193</text:p>
          </table:table-cell>
          <table:table-cell office:value-type="string">
            <text:p>FIDELITY FUNDS SICAV EURO CORPORATE BOND FUND A (C</text:p>
          </table:table-cell>
        </table:table-row>
        <table:table-row table:style-name="ro1">
          <table:table-cell/>
          <table:table-cell office:value-type="string">
            <text:p>LU0372506948</text:p>
          </table:table-cell>
          <table:table-cell office:value-type="string">
            <text:p>PICTET US EQUITY SELECTION R EUR (C)</text:p>
          </table:table-cell>
        </table:table-row>
        <table:table-row table:style-name="ro1">
          <table:table-cell/>
          <table:table-cell office:value-type="string">
            <text:p>LU0372507243</text:p>
          </table:table-cell>
          <table:table-cell office:value-type="string">
            <text:p>PICTET - TIMBER HP EUR (C)</text:p>
          </table:table-cell>
        </table:table-row>
        <table:table-row table:style-name="ro1">
          <table:table-cell/>
          <table:table-cell office:value-type="string">
            <text:p>LU0372678564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374106754</text:p>
          </table:table-cell>
          <table:table-cell office:value-type="string">
            <text:p>ROBECO CAPITAL GROWTH FUNDS ROBECOSAM SUSTAINABLE </text:p>
          </table:table-cell>
        </table:table-row>
        <table:table-row table:style-name="ro1">
          <table:table-cell/>
          <table:table-cell office:value-type="string">
            <text:p>LU0374901568</text:p>
          </table:table-cell>
          <table:table-cell office:value-type="string">
            <text:p>SCHRODER INTERNATIONAL SELECTION FUND GLOBAL ENERG</text:p>
          </table:table-cell>
        </table:table-row>
        <table:table-row table:style-name="ro1">
          <table:table-cell/>
          <table:table-cell office:value-type="string">
            <text:p>LU0376989207</text:p>
          </table:table-cell>
          <table:table-cell office:value-type="string">
            <text:p>ABERDEEN GLOBAL SELECT EMERGING MARKETS BOND FUND </text:p>
          </table:table-cell>
        </table:table-row>
        <table:table-row table:style-name="ro1">
          <table:table-cell/>
          <table:table-cell office:value-type="string">
            <text:p>LU0377063960</text:p>
          </table:table-cell>
          <table:table-cell office:value-type="string">
            <text:p>BNP PARIBAS L1 BNP PARIBAS L1 CONVERTIBLE BOND BES</text:p>
          </table:table-cell>
        </table:table-row>
        <table:table-row table:style-name="ro1">
          <table:table-cell/>
          <table:table-cell office:value-type="string">
            <text:p>LU0378818131</text:p>
          </table:table-cell>
          <table:table-cell office:value-type="string">
            <text:p>XTRACKERS II GLOBAL GOVERNMENT BOND UCITS ETF 1</text:p>
          </table:table-cell>
        </table:table-row>
        <table:table-row table:style-name="ro1">
          <table:table-cell/>
          <table:table-cell office:value-type="string">
            <text:p>LU0379089245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379090680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383783841</text:p>
          </table:table-cell>
          <table:table-cell office:value-type="string">
            <text:p>DNCA INVEST - GLOBAL LEADERS A (C)</text:p>
          </table:table-cell>
        </table:table-row>
        <table:table-row table:style-name="ro1">
          <table:table-cell/>
          <table:table-cell office:value-type="string">
            <text:p>LU0383784146</text:p>
          </table:table-cell>
          <table:table-cell office:value-type="string">
            <text:p>DNCA INVEST - GLOBAL LEADERS B (C)</text:p>
          </table:table-cell>
        </table:table-row>
        <table:table-row table:style-name="ro1">
          <table:table-cell/>
          <table:table-cell office:value-type="string">
            <text:p>LU0384367834</text:p>
          </table:table-cell>
          <table:table-cell office:value-type="string">
            <text:p>SELECTION F EQUITIES C</text:p>
          </table:table-cell>
        </table:table-row>
        <table:table-row table:style-name="ro1">
          <table:table-cell/>
          <table:table-cell office:value-type="string">
            <text:p>LU0384367917</text:p>
          </table:table-cell>
          <table:table-cell office:value-type="string">
            <text:p>SELECTION F ALPHA PRIME C</text:p>
          </table:table-cell>
        </table:table-row>
        <table:table-row table:style-name="ro1">
          <table:table-cell/>
          <table:table-cell office:value-type="string">
            <text:p>LU0384368139</text:p>
          </table:table-cell>
          <table:table-cell office:value-type="string">
            <text:p>SELECTION F - CAPEXPERT C</text:p>
          </table:table-cell>
        </table:table-row>
        <table:table-row table:style-name="ro1">
          <table:table-cell/>
          <table:table-cell office:value-type="string">
            <text:p>LU0384368212</text:p>
          </table:table-cell>
          <table:table-cell office:value-type="string">
            <text:p>SELECTION F SELECTION F - ALPHA (C)</text:p>
          </table:table-cell>
        </table:table-row>
        <table:table-row table:style-name="ro1">
          <table:table-cell/>
          <table:table-cell office:value-type="string">
            <text:p>LU0384381660</text:p>
          </table:table-cell>
          <table:table-cell office:value-type="string">
            <text:p>MORGAN STANLEY INVESTMENT FUNDS GLOBAL INFRASTRUCT</text:p>
          </table:table-cell>
        </table:table-row>
        <table:table-row table:style-name="ro1">
          <table:table-cell/>
          <table:table-cell office:value-type="string">
            <text:p>LU0385154629</text:p>
          </table:table-cell>
          <table:table-cell office:value-type="string">
            <text:p>BLACKROCK GLOBAL FUNDS - WORLD AGRICULTURE FUND A2</text:p>
          </table:table-cell>
        </table:table-row>
        <table:table-row table:style-name="ro1">
          <table:table-cell/>
          <table:table-cell office:value-type="string">
            <text:p>LU0386352719</text:p>
          </table:table-cell>
          <table:table-cell office:value-type="string">
            <text:p>ORION - OR ET METAUX PRECIEUX (C)</text:p>
          </table:table-cell>
        </table:table-row>
        <table:table-row table:style-name="ro1">
          <table:table-cell/>
          <table:table-cell office:value-type="string">
            <text:p>LU0386882277</text:p>
          </table:table-cell>
          <table:table-cell office:value-type="string">
            <text:p>PICTET GLOBAL MEGATREND SELECTION P EUR (C)</text:p>
          </table:table-cell>
        </table:table-row>
        <table:table-row table:style-name="ro1">
          <table:table-cell/>
          <table:table-cell office:value-type="string">
            <text:p>LU0389173070</text:p>
          </table:table-cell>
          <table:table-cell office:value-type="string">
            <text:p>BESTINVER SICAV BESTINFUND R R CAPITALISATION</text:p>
          </table:table-cell>
        </table:table-row>
        <table:table-row table:style-name="ro1">
          <table:table-cell/>
          <table:table-cell office:value-type="string">
            <text:p>LU0389173401</text:p>
          </table:table-cell>
          <table:table-cell office:value-type="string">
            <text:p>BESTINVER SICAV BESTINVER INTERNATIONAL R</text:p>
          </table:table-cell>
        </table:table-row>
        <table:table-row table:style-name="ro1">
          <table:table-cell/>
          <table:table-cell office:value-type="string">
            <text:p>LU0389174128</text:p>
          </table:table-cell>
          <table:table-cell office:value-type="string">
            <text:p>BESTINVER SICAV BESTINVER IBERIAN R</text:p>
          </table:table-cell>
        </table:table-row>
        <table:table-row table:style-name="ro1">
          <table:table-cell/>
          <table:table-cell office:value-type="string">
            <text:p>LU0389656033</text:p>
          </table:table-cell>
          <table:table-cell office:value-type="string">
            <text:p>AXA WORLD FUNDS FRAMLINGTON EUROPE E CAPITALISATIO</text:p>
          </table:table-cell>
        </table:table-row>
        <table:table-row table:style-name="ro1">
          <table:table-cell/>
          <table:table-cell office:value-type="string">
            <text:p>LU0389656892</text:p>
          </table:table-cell>
          <table:table-cell office:value-type="string">
            <text:p>AXA WORLD FUNDS FRAMLINGTON EUROZONE A CAPITALISAT</text:p>
          </table:table-cell>
        </table:table-row>
        <table:table-row table:style-name="ro1">
          <table:table-cell/>
          <table:table-cell office:value-type="string">
            <text:p>LU0389656975</text:p>
          </table:table-cell>
          <table:table-cell office:value-type="string">
            <text:p>AXA WORLD FUNDS FRAMLINGTON EUROZONE E CAPITALISAT</text:p>
          </table:table-cell>
        </table:table-row>
        <table:table-row table:style-name="ro1">
          <table:table-cell/>
          <table:table-cell office:value-type="string">
            <text:p>LU0389811539</text:p>
          </table:table-cell>
          <table:table-cell office:value-type="string">
            <text:p>AMUNDI INDEX SOLUTIONS AMUNDI INDEX MSCI EUROPE IE</text:p>
          </table:table-cell>
        </table:table-row>
        <table:table-row table:style-name="ro1">
          <table:table-cell/>
          <table:table-cell office:value-type="string">
            <text:p>LU0389811885</text:p>
          </table:table-cell>
          <table:table-cell office:value-type="string">
            <text:p>AMUNDI FUNDS - INDEX EQUITY EUROPE AE (C)</text:p>
          </table:table-cell>
        </table:table-row>
        <table:table-row table:style-name="ro1">
          <table:table-cell/>
          <table:table-cell office:value-type="string">
            <text:p>LU0389812008</text:p>
          </table:table-cell>
          <table:table-cell office:value-type="string">
            <text:p>AMUNDI INDEX SOLUTIONS AMUNDI INDEX MSCI NORTH AME</text:p>
          </table:table-cell>
        </table:table-row>
        <table:table-row table:style-name="ro1">
          <table:table-cell/>
          <table:table-cell office:value-type="string">
            <text:p>LU0389812347</text:p>
          </table:table-cell>
          <table:table-cell office:value-type="string">
            <text:p>AMUNDI FUNDS - INDEX NORTH AMERICA AE (C)</text:p>
          </table:table-cell>
        </table:table-row>
        <table:table-row table:style-name="ro1">
          <table:table-cell/>
          <table:table-cell office:value-type="string">
            <text:p>LU0389812933</text:p>
          </table:table-cell>
          <table:table-cell office:value-type="string">
            <text:p>AMUNDI FUNDS - INDEX GLOBAL BOND (EUR) HEDGED AE (</text:p>
          </table:table-cell>
        </table:table-row>
        <table:table-row table:style-name="ro1">
          <table:table-cell/>
          <table:table-cell office:value-type="string">
            <text:p>LU0390134368</text:p>
          </table:table-cell>
          <table:table-cell office:value-type="string">
            <text:p>FRANKLIN TEMPLETON INVESTMENT FUNDS FRANKLIN WORLD</text:p>
          </table:table-cell>
        </table:table-row>
        <table:table-row table:style-name="ro1">
          <table:table-cell/>
          <table:table-cell office:value-type="string">
            <text:p>LU0390134954</text:p>
          </table:table-cell>
          <table:table-cell office:value-type="string">
            <text:p>FRANKLIN TEMPLETON INVESTMENT FUNDS FRANKLIN WORLD</text:p>
          </table:table-cell>
        </table:table-row>
        <table:table-row table:style-name="ro1">
          <table:table-cell/>
          <table:table-cell office:value-type="string">
            <text:p>LU0390135332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90135415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90136736</text:p>
          </table:table-cell>
          <table:table-cell office:value-type="string">
            <text:p>FTIF - TEMPLETON FRONTIER MARKETS FUND A USD (C)</text:p>
          </table:table-cell>
        </table:table-row>
        <table:table-row table:style-name="ro1">
          <table:table-cell/>
          <table:table-cell office:value-type="string">
            <text:p>LU0390137031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137973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138195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221256</text:p>
          </table:table-cell>
          <table:table-cell office:value-type="string">
            <text:p>MAINFIRST MAINFIRST GERMANY FUND A</text:p>
          </table:table-cell>
        </table:table-row>
        <table:table-row table:style-name="ro1">
          <table:table-cell/>
          <table:table-cell office:value-type="string">
            <text:p>LU0390717543</text:p>
          </table:table-cell>
          <table:table-cell office:value-type="string">
            <text:p>AMUNDI FUNDS - INDEX EQUITY PACIFIC AE (C)</text:p>
          </table:table-cell>
        </table:table-row>
        <table:table-row table:style-name="ro1">
          <table:table-cell/>
          <table:table-cell office:value-type="string">
            <text:p>LU0390718863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/>
          <table:table-cell office:value-type="string">
            <text:p>LU0390857125</text:p>
          </table:table-cell>
          <table:table-cell office:value-type="string">
            <text:p>NORDEA 1 NORDEA 1 - AFRICAN EQUITY FUND E EUR (C)</text:p>
          </table:table-cell>
        </table:table-row>
        <table:table-row table:style-name="ro1">
          <table:table-cell/>
          <table:table-cell office:value-type="string">
            <text:p>LU0390857471</text:p>
          </table:table-cell>
          <table:table-cell office:value-type="string">
            <text:p>NORDEA 1 EMERGING CONSUMER FUND BP EUR (C)</text:p>
          </table:table-cell>
        </table:table-row>
        <table:table-row table:style-name="ro1">
          <table:table-cell/>
          <table:table-cell office:value-type="string">
            <text:p>LU0391944815</text:p>
          </table:table-cell>
          <table:table-cell office:value-type="string">
            <text:p>PICTET - GLOBAL MEGATREND SELECTION R EUR (C)</text:p>
          </table:table-cell>
        </table:table-row>
        <table:table-row table:style-name="ro1">
          <table:table-cell/>
          <table:table-cell office:value-type="string">
            <text:p>LU0394780216</text:p>
          </table:table-cell>
          <table:table-cell office:value-type="string">
            <text:p>LOMBARD ODIER FUNDS CONVERTIBLE BOND ASIA P (C) EU</text:p>
          </table:table-cell>
        </table:table-row>
        <table:table-row table:style-name="ro1">
          <table:table-cell/>
          <table:table-cell office:value-type="string">
            <text:p>LU0395794307</text:p>
          </table:table-cell>
          <table:table-cell office:value-type="string">
            <text:p>JPMORGAN INVESTMENT FUNDS GLOBAL INCOME FUND A EUR</text:p>
          </table:table-cell>
        </table:table-row>
        <table:table-row table:style-name="ro1">
          <table:table-cell/>
          <table:table-cell office:value-type="string">
            <text:p>LU0396247537</text:p>
          </table:table-cell>
          <table:table-cell office:value-type="string">
            <text:p>PICTET - USA INDEX R GBP (D)</text:p>
          </table:table-cell>
        </table:table-row>
        <table:table-row table:style-name="ro1">
          <table:table-cell/>
          <table:table-cell office:value-type="string">
            <text:p>LU0396250085</text:p>
          </table:table-cell>
          <table:table-cell office:value-type="string">
            <text:p>PICTET - EMERGING MARKETS INDEX R GBP (D)</text:p>
          </table:table-cell>
        </table:table-row>
        <table:table-row table:style-name="ro1">
          <table:table-cell/>
          <table:table-cell office:value-type="string">
            <text:p>LU0396250754</text:p>
          </table:table-cell>
          <table:table-cell office:value-type="string">
            <text:p>PICTET - EUROLAND INDEX R GBP (D)</text:p>
          </table:table-cell>
        </table:table-row>
        <table:table-row table:style-name="ro1">
          <table:table-cell/>
          <table:table-cell office:value-type="string">
            <text:p>LU0396314238</text:p>
          </table:table-cell>
          <table:table-cell office:value-type="string">
            <text:p>ABERDEEN GLOBAL LATIN AMERICAN EQUITY FUND A2 (C)</text:p>
          </table:table-cell>
        </table:table-row>
        <table:table-row table:style-name="ro1">
          <table:table-cell/>
          <table:table-cell office:value-type="string">
            <text:p>LU0396318577</text:p>
          </table:table-cell>
          <table:table-cell office:value-type="string">
            <text:p>ABERDEEN GLOBAL EMERGING MARKETS LOCAL CURRENCY BO</text:p>
          </table:table-cell>
        </table:table-row>
        <table:table-row table:style-name="ro1">
          <table:table-cell/>
          <table:table-cell office:value-type="string">
            <text:p>LU0396758384</text:p>
          </table:table-cell>
          <table:table-cell office:value-type="string">
            <text:p>ING (L) LIQUID - EURIBOR 3M A (C)</text:p>
          </table:table-cell>
        </table:table-row>
        <table:table-row table:style-name="ro1">
          <table:table-cell/>
          <table:table-cell office:value-type="string">
            <text:p>LU0398560267</text:p>
          </table:table-cell>
          <table:table-cell office:value-type="string">
            <text:p>ALLIANZ EUROPEAN PENSION INVESTMENTS ALLIANZ EPI -</text:p>
          </table:table-cell>
        </table:table-row>
        <table:table-row table:style-name="ro1">
          <table:table-cell/>
          <table:table-cell office:value-type="string">
            <text:p>LU0398684661</text:p>
          </table:table-cell>
          <table:table-cell office:value-type="string">
            <text:p>ING (L) - INVEST ALTERNATIVE BETA P Hedged EUR (C)</text:p>
          </table:table-cell>
        </table:table-row>
        <table:table-row table:style-name="ro1">
          <table:table-cell/>
          <table:table-cell office:value-type="string">
            <text:p>LU0399639573</text:p>
          </table:table-cell>
          <table:table-cell office:value-type="string">
            <text:p>AMUNDI ISLAMIC - BRIC QUANT C (C)</text:p>
          </table:table-cell>
        </table:table-row>
        <table:table-row table:style-name="ro1">
          <table:table-cell/>
          <table:table-cell office:value-type="string">
            <text:p>LU0399640407</text:p>
          </table:table-cell>
          <table:table-cell office:value-type="string">
            <text:p>AMUNDI ISLAMIC - GLOBAL RESOURCES C (C)</text:p>
          </table:table-cell>
        </table:table-row>
        <table:table-row table:style-name="ro1">
          <table:table-cell/>
          <table:table-cell office:value-type="string">
            <text:p>LU0401356422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401809073</text:p>
          </table:table-cell>
          <table:table-cell office:value-type="string">
            <text:p>DNCA INVEST - CONVERTIBLES A (C)</text:p>
          </table:table-cell>
        </table:table-row>
        <table:table-row table:style-name="ro1">
          <table:table-cell/>
          <table:table-cell office:value-type="string">
            <text:p>LU0401973549</text:p>
          </table:table-cell>
          <table:table-cell office:value-type="string">
            <text:p>AMUNDI FUNDS EQUITY EURO IE (C)</text:p>
          </table:table-cell>
        </table:table-row>
        <table:table-row table:style-name="ro1">
          <table:table-cell/>
          <table:table-cell office:value-type="string">
            <text:p>LU0401973978</text:p>
          </table:table-cell>
          <table:table-cell office:value-type="string">
            <text:p>AMUNDI FUNDS EQUITY EURO AE (C)</text:p>
          </table:table-cell>
        </table:table-row>
        <table:table-row table:style-name="ro1">
          <table:table-cell/>
          <table:table-cell office:value-type="string">
            <text:p>LU0401974943</text:p>
          </table:table-cell>
          <table:table-cell office:value-type="string">
            <text:p>AMUNDI FUNDS EQUITY EUROPE CONCENTRATED AE (C)</text:p>
          </table:table-cell>
        </table:table-row>
        <table:table-row table:style-name="ro1">
          <table:table-cell/>
          <table:table-cell office:value-type="string">
            <text:p>LU0404220724</text:p>
          </table:table-cell>
          <table:table-cell office:value-type="string">
            <text:p>JPMORGAN INVESTMENT FUNDS GLOBAL INCOME FUND D EUR</text:p>
          </table:table-cell>
        </table:table-row>
        <table:table-row table:style-name="ro1">
          <table:table-cell/>
          <table:table-cell office:value-type="string">
            <text:p>LU0404529314</text:p>
          </table:table-cell>
          <table:table-cell office:value-type="string">
            <text:p>PICTET PICLIFE R (C)</text:p>
          </table:table-cell>
        </table:table-row>
        <table:table-row table:style-name="ro1">
          <table:table-cell/>
          <table:table-cell office:value-type="string">
            <text:p>LU0406802339</text:p>
          </table:table-cell>
          <table:table-cell office:value-type="string">
            <text:p>PARVEST PARVEST CLIMATE IMPACT CLASSIC</text:p>
          </table:table-cell>
        </table:table-row>
        <table:table-row table:style-name="ro1">
          <table:table-cell/>
          <table:table-cell office:value-type="string">
            <text:p>LU0407233740</text:p>
          </table:table-cell>
          <table:table-cell office:value-type="string">
            <text:p>PICTET EMERGING MARKETS HP EUR (C)</text:p>
          </table:table-cell>
        </table:table-row>
        <table:table-row table:style-name="ro1">
          <table:table-cell/>
          <table:table-cell office:value-type="string">
            <text:p>LU0408221512</text:p>
          </table:table-cell>
          <table:table-cell office:value-type="string">
            <text:p>BLACKROCK GLOBAL FUNDS - GLOBAL ALLOCATION FUND A4</text:p>
          </table:table-cell>
        </table:table-row>
        <table:table-row table:style-name="ro1">
          <table:table-cell/>
          <table:table-cell office:value-type="string">
            <text:p>LU0408221603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408222320</text:p>
          </table:table-cell>
          <table:table-cell office:value-type="string">
            <text:p>BLACKROCK GLOBAL FUNDS - WORLD GOLD FUND A4 EUR (D</text:p>
          </table:table-cell>
        </table:table-row>
        <table:table-row table:style-name="ro1">
          <table:table-cell/>
          <table:table-cell office:value-type="string">
            <text:p>LU0410168768</text:p>
          </table:table-cell>
          <table:table-cell office:value-type="string">
            <text:p>MORGAN STANLEY INVESTMENT FUNDS GLOBAL CONVERTIBLE</text:p>
          </table:table-cell>
        </table:table-row>
        <table:table-row table:style-name="ro1">
          <table:table-cell/>
          <table:table-cell office:value-type="string">
            <text:p>LU0413542167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413543991</text:p>
          </table:table-cell>
          <table:table-cell office:value-type="string">
            <text:p>FIDELITY FUNDS SICAV GLOBAL MULTI ASSET TACTICAL D</text:p>
          </table:table-cell>
        </table:table-row>
        <table:table-row table:style-name="ro1">
          <table:table-cell/>
          <table:table-cell office:value-type="string">
            <text:p>LU0414045822</text:p>
          </table:table-cell>
          <table:table-cell office:value-type="string">
            <text:p>AGIF - EUROPEAN EQUITY DIVIDEND AT EUR (C)</text:p>
          </table:table-cell>
        </table:table-row>
        <table:table-row table:style-name="ro1">
          <table:table-cell/>
          <table:table-cell office:value-type="string">
            <text:p>LU0414216498</text:p>
          </table:table-cell>
          <table:table-cell office:value-type="string">
            <text:p>LA FRANCAISE LUX INFLECTION POINT EUROPEAN EQUITY </text:p>
          </table:table-cell>
        </table:table-row>
        <table:table-row table:style-name="ro1">
          <table:table-cell/>
          <table:table-cell office:value-type="string">
            <text:p>LU0414217892</text:p>
          </table:table-cell>
          <table:table-cell office:value-type="string">
            <text:p>LA FRANCAISE LUX INFLECTION POINT LEADERS EMERGENT</text:p>
          </table:table-cell>
        </table:table-row>
        <table:table-row table:style-name="ro1">
          <table:table-cell/>
          <table:table-cell office:value-type="string">
            <text:p>LU0414403419</text:p>
          </table:table-cell>
          <table:table-cell office:value-type="string">
            <text:p>BLACKROCK GLOBAL FUNDS ASIA PACIFIC EQUITY INCOME </text:p>
          </table:table-cell>
        </table:table-row>
        <table:table-row table:style-name="ro1">
          <table:table-cell/>
          <table:table-cell office:value-type="string">
            <text:p>LU0414665884</text:p>
          </table:table-cell>
          <table:table-cell office:value-type="string">
            <text:p>BLACKROCK STRATEGIC FUNDS BLACKROCK EUROPEAN ABSOL</text:p>
          </table:table-cell>
        </table:table-row>
        <table:table-row table:style-name="ro1">
          <table:table-cell/>
          <table:table-cell office:value-type="string">
            <text:p>LU0417818589</text:p>
          </table:table-cell>
          <table:table-cell office:value-type="string">
            <text:p>NORDEA 1 - EUROPEAN SMALL AND MID CAP EQUITY FUND </text:p>
          </table:table-cell>
        </table:table-row>
        <table:table-row table:style-name="ro1">
          <table:table-cell/>
          <table:table-cell office:value-type="string">
            <text:p>LU0418510235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418510581</text:p>
          </table:table-cell>
          <table:table-cell office:value-type="string">
            <text:p>AMUNDI FUNDS - ABSOLUTE VOLATILITY WORLD EQUITIES </text:p>
          </table:table-cell>
        </table:table-row>
        <table:table-row table:style-name="ro1">
          <table:table-cell/>
          <table:table-cell office:value-type="string">
            <text:p>LU0424370004</text:p>
          </table:table-cell>
          <table:table-cell office:value-type="string">
            <text:p>MAN UMBRELLA SICAV MAN SICAV - AHL TREND - MUS D19</text:p>
          </table:table-cell>
        </table:table-row>
        <table:table-row table:style-name="ro1">
          <table:table-cell/>
          <table:table-cell office:value-type="string">
            <text:p>LU0424800612</text:p>
          </table:table-cell>
          <table:table-cell office:value-type="string">
            <text:p>RAM (LUX) SYSTEMATIC FUNDS EMERGING MARKETS EQUITI</text:p>
          </table:table-cell>
        </table:table-row>
        <table:table-row table:style-name="ro1">
          <table:table-cell/>
          <table:table-cell office:value-type="string">
            <text:p>LU0425308243</text:p>
          </table:table-cell>
          <table:table-cell office:value-type="string">
            <text:p>BLACKROCK GLOBAL FUNDS - GLOBAL INFLATION LINKED B</text:p>
          </table:table-cell>
        </table:table-row>
        <table:table-row table:style-name="ro1">
          <table:table-cell/>
          <table:table-cell office:value-type="string">
            <text:p>LU0428699374</text:p>
          </table:table-cell>
          <table:table-cell office:value-type="string">
            <text:p>LOMBARD ODIER FUNDS EURO CREDIT BOND P</text:p>
          </table:table-cell>
        </table:table-row>
        <table:table-row table:style-name="ro1">
          <table:table-cell/>
          <table:table-cell office:value-type="string">
            <text:p>LU0428703580</text:p>
          </table:table-cell>
          <table:table-cell office:value-type="string">
            <text:p>LOMBARD ODIER FUNDS GENERATION GLOBAL (EUR) P</text:p>
          </table:table-cell>
        </table:table-row>
        <table:table-row table:style-name="ro1">
          <table:table-cell/>
          <table:table-cell office:value-type="string">
            <text:p>LU0428745748</text:p>
          </table:table-cell>
          <table:table-cell office:value-type="string">
            <text:p>PICTET - AGRICULTURE P USD (C)</text:p>
          </table:table-cell>
        </table:table-row>
        <table:table-row table:style-name="ro1">
          <table:table-cell/>
          <table:table-cell office:value-type="string">
            <text:p>LU0428746043</text:p>
          </table:table-cell>
          <table:table-cell office:value-type="string">
            <text:p>PICTET - AGRICULTURE R USD (C)</text:p>
          </table:table-cell>
        </table:table-row>
        <table:table-row table:style-name="ro1">
          <table:table-cell/>
          <table:table-cell office:value-type="string">
            <text:p>LU0429746844</text:p>
          </table:table-cell>
          <table:table-cell office:value-type="string">
            <text:p>ING (L) - INVEST US HIGH DIVIDEND P Hedged EUR (C)</text:p>
          </table:table-cell>
        </table:table-row>
        <table:table-row table:style-name="ro1">
          <table:table-cell/>
          <table:table-cell office:value-type="string">
            <text:p>LU0430265933</text:p>
          </table:table-cell>
          <table:table-cell office:value-type="string">
            <text:p>BLACKROCK GLOBAL FUNDS - EURO BOND FUND A4 EUR (D)</text:p>
          </table:table-cell>
        </table:table-row>
        <table:table-row table:style-name="ro1">
          <table:table-cell/>
          <table:table-cell office:value-type="string">
            <text:p>LU0430493725</text:p>
          </table:table-cell>
          <table:table-cell office:value-type="string">
            <text:p>JPMORGAN FUNDS AGGREGATE BOND D EUR HEDGED</text:p>
          </table:table-cell>
        </table:table-row>
        <table:table-row table:style-name="ro1">
          <table:table-cell/>
          <table:table-cell office:value-type="string">
            <text:p>LU0430494889</text:p>
          </table:table-cell>
          <table:table-cell office:value-type="string">
            <text:p>JPMORGAN FUNDS - JPM GLOBAL SHORT DURATION BOND A </text:p>
          </table:table-cell>
        </table:table-row>
        <table:table-row table:style-name="ro1">
          <table:table-cell/>
          <table:table-cell office:value-type="string">
            <text:p>LU0430557719</text:p>
          </table:table-cell>
          <table:table-cell office:value-type="string">
            <text:p>NN (L) EMERGING MARKETS HIGH DIVIDEND P</text:p>
          </table:table-cell>
        </table:table-row>
        <table:table-row table:style-name="ro1">
          <table:table-cell/>
          <table:table-cell office:value-type="string">
            <text:p>LU0430649086</text:p>
          </table:table-cell>
          <table:table-cell office:value-type="string">
            <text:p>BL FUND SELECTION BL FUND SELECTION - 0-50 B</text:p>
          </table:table-cell>
        </table:table-row>
        <table:table-row table:style-name="ro1">
          <table:table-cell/>
          <table:table-cell office:value-type="string">
            <text:p>LU0430678697</text:p>
          </table:table-cell>
          <table:table-cell office:value-type="string">
            <text:p>AB SICAV I INDIA GROWTH PORTFOLIO A EUR</text:p>
          </table:table-cell>
        </table:table-row>
        <table:table-row table:style-name="ro1">
          <table:table-cell/>
          <table:table-cell office:value-type="string">
            <text:p>LU0431139764</text:p>
          </table:table-cell>
          <table:table-cell office:value-type="string">
            <text:p>ETHNA-AKTIV E (T)</text:p>
          </table:table-cell>
        </table:table-row>
        <table:table-row table:style-name="ro1">
          <table:table-cell/>
          <table:table-cell office:value-type="string">
            <text:p>LU0431649028</text:p>
          </table:table-cell>
          <table:table-cell office:value-type="string">
            <text:p>LOMBARD ODIER FUNDS GOLDEN AGE (USD) P</text:p>
          </table:table-cell>
        </table:table-row>
        <table:table-row table:style-name="ro1">
          <table:table-cell/>
          <table:table-cell office:value-type="string">
            <text:p>LU0431992006</text:p>
          </table:table-cell>
          <table:table-cell office:value-type="string">
            <text:p>JPMORGAN FUNDS - JPM EMERGING MARKETS OPPORTUNITIE</text:p>
          </table:table-cell>
        </table:table-row>
        <table:table-row table:style-name="ro1">
          <table:table-cell/>
          <table:table-cell office:value-type="string">
            <text:p>LU0432616737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32616901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32979374</text:p>
          </table:table-cell>
          <table:table-cell office:value-type="string">
            <text:p>JPMORGAN FUNDS GLOBAL HEALTHCARE FUND A USD</text:p>
          </table:table-cell>
        </table:table-row>
        <table:table-row table:style-name="ro1">
          <table:table-cell/>
          <table:table-cell office:value-type="string">
            <text:p>LU0432979614</text:p>
          </table:table-cell>
          <table:table-cell office:value-type="string">
            <text:p>JPMORGAN FUNDS GLOBAL HEALTHCARE FUND A USD</text:p>
          </table:table-cell>
        </table:table-row>
        <table:table-row table:style-name="ro1">
          <table:table-cell/>
          <table:table-cell office:value-type="string">
            <text:p>LU0432979960</text:p>
          </table:table-cell>
          <table:table-cell office:value-type="string">
            <text:p>JPMORGAN FUNDS GLOBAL HEALTHCARE FUND D USD</text:p>
          </table:table-cell>
        </table:table-row>
        <table:table-row table:style-name="ro1">
          <table:table-cell/>
          <table:table-cell office:value-type="string">
            <text:p>LU0433182416</text:p>
          </table:table-cell>
          <table:table-cell office:value-type="string">
            <text:p>AMUNDI INTERNATIONAL SICAV AHE (C)</text:p>
          </table:table-cell>
        </table:table-row>
        <table:table-row table:style-name="ro1">
          <table:table-cell/>
          <table:table-cell office:value-type="string">
            <text:p>LU0433182689</text:p>
          </table:table-cell>
          <table:table-cell office:value-type="string">
            <text:p>FIRST EAGLE AMUNDI INTERNATIONAL FUND FHE</text:p>
          </table:table-cell>
        </table:table-row>
        <table:table-row table:style-name="ro1">
          <table:table-cell/>
          <table:table-cell office:value-type="string">
            <text:p>LU0434928536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438093006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438336264</text:p>
          </table:table-cell>
          <table:table-cell office:value-type="string">
            <text:p>BLACKROCK STRATEGIC FUNDS BLACKROCK FIXED INCOME S</text:p>
          </table:table-cell>
        </table:table-row>
        <table:table-row table:style-name="ro1">
          <table:table-cell/>
          <table:table-cell office:value-type="string">
            <text:p>LU0441852612</text:p>
          </table:table-cell>
          <table:table-cell office:value-type="string">
            <text:p>JPMORGAN FUNDS ASEAN EQUITY FUND A EUR</text:p>
          </table:table-cell>
        </table:table-row>
        <table:table-row table:style-name="ro1">
          <table:table-cell/>
          <table:table-cell office:value-type="string">
            <text:p>LU0441856365</text:p>
          </table:table-cell>
          <table:table-cell office:value-type="string">
            <text:p>JPMORGAN FUNDS ASIA PACIFIC EQUITY D EUR</text:p>
          </table:table-cell>
        </table:table-row>
        <table:table-row table:style-name="ro1">
          <table:table-cell/>
          <table:table-cell office:value-type="string">
            <text:p>LU0442406889</text:p>
          </table:table-cell>
          <table:table-cell office:value-type="string">
            <text:p>AMUNDI FUNDS ABSOLUTE VOLATILITY WORLD EQUITIES AH</text:p>
          </table:table-cell>
        </table:table-row>
        <table:table-row table:style-name="ro1">
          <table:table-cell/>
          <table:table-cell office:value-type="string">
            <text:p>LU0445386369</text:p>
          </table:table-cell>
          <table:table-cell office:value-type="string">
            <text:p>NORDEA 1 MULTI-ASSET FUND BP-EUR</text:p>
          </table:table-cell>
        </table:table-row>
        <table:table-row table:style-name="ro1">
          <table:table-cell/>
          <table:table-cell office:value-type="string">
            <text:p>LU0448386994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448623875</text:p>
          </table:table-cell>
          <table:table-cell office:value-type="string">
            <text:p>PICTET US HIGH YIELD HP EUR (C)</text:p>
          </table:table-cell>
        </table:table-row>
        <table:table-row table:style-name="ro1">
          <table:table-cell/>
          <table:table-cell office:value-type="string">
            <text:p>LU0451400831</text:p>
          </table:table-cell>
          <table:table-cell office:value-type="string">
            <text:p>AXA WORLD FUNDS - GLOBAL INFLATION BONDS A EUR (D)</text:p>
          </table:table-cell>
        </table:table-row>
        <table:table-row table:style-name="ro1">
          <table:table-cell/>
          <table:table-cell office:value-type="string">
            <text:p>LU0451950314</text:p>
          </table:table-cell>
          <table:table-cell office:value-type="string">
            <text:p>HENDERSON HORIZON FUND EURO CORPORATE BOND FUND A2</text:p>
          </table:table-cell>
        </table:table-row>
        <table:table-row table:style-name="ro1">
          <table:table-cell/>
          <table:table-cell office:value-type="string">
            <text:p>LU0454042853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/>
          <table:table-cell office:value-type="string">
            <text:p>LU045536238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55375526</text:p>
          </table:table-cell>
          <table:table-cell office:value-type="string">
            <text:p>LOMBARD ODIER FUNDS EURO INFLATION-LINKED FUNDAMEN</text:p>
          </table:table-cell>
        </table:table-row>
        <table:table-row table:style-name="ro1">
          <table:table-cell/>
          <table:table-cell office:value-type="string">
            <text:p>LU0455735596</text:p>
          </table:table-cell>
          <table:table-cell office:value-type="string">
            <text:p>ETHNA-DYNAMISCH ETHNA-DYNAMISCH T</text:p>
          </table:table-cell>
        </table:table-row>
        <table:table-row table:style-name="ro1">
          <table:table-cell/>
          <table:table-cell office:value-type="string">
            <text:p>LU0456865749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459992110</text:p>
          </table:table-cell>
          <table:table-cell office:value-type="string">
            <text:p>THE JUPITER GLOBAL FUND JUPITER EUROPA CLASS L B E</text:p>
          </table:table-cell>
        </table:table-row>
        <table:table-row table:style-name="ro1">
          <table:table-cell/>
          <table:table-cell office:value-type="string">
            <text:p>LU0461807983</text:p>
          </table:table-cell>
          <table:table-cell office:value-type="string">
            <text:p>SWISS LIFE INDEX FUNDS (LUX) BOND INFLATION PROTEC</text:p>
          </table:table-cell>
        </table:table-row>
        <table:table-row table:style-name="ro1">
          <table:table-cell/>
          <table:table-cell office:value-type="string">
            <text:p>LU0462862359</text:p>
          </table:table-cell>
          <table:table-cell office:value-type="string">
            <text:p>SWISS LIFE FUNDS (LUX) SWISS LIFE FUNDS (LUX) - EQ</text:p>
          </table:table-cell>
        </table:table-row>
        <table:table-row table:style-name="ro1">
          <table:table-cell/>
          <table:table-cell office:value-type="string">
            <text:p>LU0462973347</text:p>
          </table:table-cell>
          <table:table-cell office:value-type="string">
            <text:p>DNCA INVEST - MIURA B (C)</text:p>
          </table:table-cell>
        </table:table-row>
        <table:table-row table:style-name="ro1">
          <table:table-cell/>
          <table:table-cell office:value-type="string">
            <text:p>LU0463469048</text:p>
          </table:table-cell>
          <table:table-cell office:value-type="string">
            <text:p>SCHRODER GAIA EGERTON EQUITY A (C)</text:p>
          </table:table-cell>
        </table:table-row>
        <table:table-row table:style-name="ro1">
          <table:table-cell/>
          <table:table-cell office:value-type="string">
            <text:p>LU0465917390</text:p>
          </table:table-cell>
          <table:table-cell office:value-type="string">
            <text:p>AXA WORLD FUNDS GLOBAL OPTIMAL INCOME E CAPITALISA</text:p>
          </table:table-cell>
        </table:table-row>
        <table:table-row table:style-name="ro1">
          <table:table-cell/>
          <table:table-cell office:value-type="string">
            <text:p>LU0471298348</text:p>
          </table:table-cell>
          <table:table-cell office:value-type="string">
            <text:p>BLACKROCK GLOBAL FUNDS WORLD AGRICULTURE FUND A2 H</text:p>
          </table:table-cell>
        </table:table-row>
        <table:table-row table:style-name="ro1">
          <table:table-cell/>
          <table:table-cell office:value-type="string">
            <text:p>LU0474363974</text:p>
          </table:table-cell>
          <table:table-cell office:value-type="string">
            <text:p>ROBECO CAPITAL GROWTH FUNDS ROBECO BP US LARGE CAP</text:p>
          </table:table-cell>
        </table:table-row>
        <table:table-row table:style-name="ro1">
          <table:table-cell/>
          <table:table-cell office:value-type="string">
            <text:p>LU0474964979</text:p>
          </table:table-cell>
          <table:table-cell office:value-type="string">
            <text:p>PICTET ASIAN LOCAL CURRENCY DEBT HP EUR</text:p>
          </table:table-cell>
        </table:table-row>
        <table:table-row table:style-name="ro1">
          <table:table-cell/>
          <table:table-cell office:value-type="string">
            <text:p>LU0474970190</text:p>
          </table:table-cell>
          <table:table-cell office:value-type="string">
            <text:p>PICTET GLOBAL MEGATREND SELECTION HP EUR (C)</text:p>
          </table:table-cell>
        </table:table-row>
        <table:table-row table:style-name="ro1">
          <table:table-cell/>
          <table:table-cell office:value-type="string">
            <text:p>LU0476248942</text:p>
          </table:table-cell>
          <table:table-cell office:value-type="string">
            <text:p>LOMBARD ODIER FUNDS EMERGING LOCAL CURRENCY BOND F</text:p>
          </table:table-cell>
        </table:table-row>
        <table:table-row table:style-name="ro1">
          <table:table-cell/>
          <table:table-cell office:value-type="string">
            <text:p>LU047644542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76875603</text:p>
          </table:table-cell>
          <table:table-cell office:value-type="string">
            <text:p>ABERDEEN GLOBAL ASIAN PROPERTY SHARE FUND A2 HEDGE</text:p>
          </table:table-cell>
        </table:table-row>
        <table:table-row table:style-name="ro1">
          <table:table-cell/>
          <table:table-cell office:value-type="string">
            <text:p>LU0476875785</text:p>
          </table:table-cell>
          <table:table-cell office:value-type="string">
            <text:p>ABERDEEN GLOBAL LATIN AMERICAN EQUITY FUND S2 (C)</text:p>
          </table:table-cell>
        </table:table-row>
        <table:table-row table:style-name="ro1">
          <table:table-cell/>
          <table:table-cell office:value-type="string">
            <text:p>LU0476876080</text:p>
          </table:table-cell>
          <table:table-cell office:value-type="string">
            <text:p>ABERDEEN GLOBAL EUROPEAN EQUITY FUND S2 (C)</text:p>
          </table:table-cell>
        </table:table-row>
        <table:table-row table:style-name="ro1">
          <table:table-cell/>
          <table:table-cell office:value-type="string">
            <text:p>LU0476876676</text:p>
          </table:table-cell>
          <table:table-cell office:value-type="string">
            <text:p>ABERDEEN GLOBAL JAPANESE EQUITY FUND S2 BASE CURRE</text:p>
          </table:table-cell>
        </table:table-row>
        <table:table-row table:style-name="ro1">
          <table:table-cell/>
          <table:table-cell office:value-type="string">
            <text:p>LU0476876759</text:p>
          </table:table-cell>
          <table:table-cell office:value-type="string">
            <text:p>ABERDEEN GLOBAL JAPANESE EQUITY FUND A2 BASE CURRE</text:p>
          </table:table-cell>
        </table:table-row>
        <table:table-row table:style-name="ro1">
          <table:table-cell/>
          <table:table-cell office:value-type="string">
            <text:p>LU0476877054</text:p>
          </table:table-cell>
          <table:table-cell office:value-type="string">
            <text:p>ABERDEEN GLOBAL JAPANESE SMALLER COMPANIES A2 BASE</text:p>
          </table:table-cell>
        </table:table-row>
        <table:table-row table:style-name="ro1">
          <table:table-cell/>
          <table:table-cell office:value-type="string">
            <text:p>LU0476877211</text:p>
          </table:table-cell>
          <table:table-cell office:value-type="string">
            <text:p>ABERDEEN GLOBAL TECHNOLOGY EQUITY FUND S2 (C)</text:p>
          </table:table-cell>
        </table:table-row>
        <table:table-row table:style-name="ro1">
          <table:table-cell/>
          <table:table-cell office:value-type="string">
            <text:p>LU0478345209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478974834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480535052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482270153</text:p>
          </table:table-cell>
          <table:table-cell office:value-type="string">
            <text:p>AXA WORLD FUNDS - GLOBAL INFLATION BONDS A EUR Red</text:p>
          </table:table-cell>
        </table:table-row>
        <table:table-row table:style-name="ro1">
          <table:table-cell/>
          <table:table-cell office:value-type="string">
            <text:p>LU0482497285</text:p>
          </table:table-cell>
          <table:table-cell office:value-type="string">
            <text:p>INVESCO FUNDS INVESCO ASIA INFRASTRUCTURE FUND A H</text:p>
          </table:table-cell>
        </table:table-row>
        <table:table-row table:style-name="ro1">
          <table:table-cell/>
          <table:table-cell office:value-type="string">
            <text:p>LU0482498176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82498762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82499141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482909909</text:p>
          </table:table-cell>
          <table:table-cell office:value-type="string">
            <text:p>ALLIANZ GLOBAL INVESTORS FUND ALLIANZ EURO HIGH YI</text:p>
          </table:table-cell>
        </table:table-row>
        <table:table-row table:style-name="ro1">
          <table:table-cell/>
          <table:table-cell office:value-type="string">
            <text:p>LU0489687243</text:p>
          </table:table-cell>
          <table:table-cell office:value-type="string">
            <text:p>MANDARINE UNIQUE - SMALL&amp;MID CAPS EUROPE R (C)</text:p>
          </table:table-cell>
        </table:table-row>
        <table:table-row table:style-name="ro1">
          <table:table-cell/>
          <table:table-cell office:value-type="string">
            <text:p>LU0490786174</text:p>
          </table:table-cell>
          <table:table-cell office:value-type="string">
            <text:p>HENDERSON GARTMORE FUND UNITED KINGDOM ABSOLUTE RE</text:p>
          </table:table-cell>
        </table:table-row>
        <table:table-row table:style-name="ro1">
          <table:table-cell/>
          <table:table-cell office:value-type="string">
            <text:p>LU0491680806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96363770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496367763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68142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69389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84859</text:p>
          </table:table-cell>
          <table:table-cell office:value-type="string">
            <text:p>AB - EURO HIGH YIELD PORTFOLIO AT (D)</text:p>
          </table:table-cell>
        </table:table-row>
        <table:table-row table:style-name="ro1">
          <table:table-cell/>
          <table:table-cell office:value-type="string">
            <text:p>LU0496442723</text:p>
          </table:table-cell>
          <table:table-cell office:value-type="string">
            <text:p>PICTET TOTAL RETURN CORTO EUROPE P EUR (C)</text:p>
          </table:table-cell>
        </table:table-row>
        <table:table-row table:style-name="ro1">
          <table:table-cell/>
          <table:table-cell office:value-type="string">
            <text:p>LU0496466078</text:p>
          </table:table-cell>
          <table:table-cell office:value-type="string">
            <text:p>CS SICAV One (Lux) CommodityAllocation F</text:p>
          </table:table-cell>
        </table:table-row>
        <table:table-row table:style-name="ro1">
          <table:table-cell/>
          <table:table-cell office:value-type="string">
            <text:p>LU0496654822</text:p>
          </table:table-cell>
          <table:table-cell office:value-type="string">
            <text:p>BLACKROCK GLOBAL FUNDS WORLD AGRICULTURE FUND E2 E</text:p>
          </table:table-cell>
        </table:table-row>
        <table:table-row table:style-name="ro1">
          <table:table-cell office:value-type="string">
            <text:p>SP5</text:p>
          </table:table-cell>
          <table:table-cell office:value-type="string">
            <text:p>LU0496786574</text:p>
          </table:table-cell>
          <table:table-cell office:value-type="string">
            <text:p>LYXOR SP500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LU0496786731</text:p>
          </table:table-cell>
          <table:table-cell office:value-type="string">
            <text:p>LYXOR SP TSX60</text:p>
          </table:table-cell>
        </table:table-row>
        <table:table-row table:style-name="ro1">
          <table:table-cell office:value-type="string">
            <text:p>AU2</text:p>
          </table:table-cell>
          <table:table-cell office:value-type="string">
            <text:p>LU0496786905</text:p>
          </table:table-cell>
          <table:table-cell office:value-type="string">
            <text:p>LYXOR SPASX200</text:p>
          </table:table-cell>
        </table:table-row>
        <table:table-row table:style-name="ro1">
          <table:table-cell/>
          <table:table-cell office:value-type="string">
            <text:p>LU0497641547</text:p>
          </table:table-cell>
          <table:table-cell office:value-type="string">
            <text:p>OYSTER OYSTER EMERGING OPPORTUNITIES EUR2</text:p>
          </table:table-cell>
        </table:table-row>
        <table:table-row table:style-name="ro1">
          <table:table-cell/>
          <table:table-cell office:value-type="string">
            <text:p>LU0498180339</text:p>
          </table:table-cell>
          <table:table-cell office:value-type="string">
            <text:p>ABERDEEN GLOBAL ASIA PACIFIC EQUITY FUND E2 EUR</text:p>
          </table:table-cell>
        </table:table-row>
        <table:table-row table:style-name="ro1">
          <table:table-cell/>
          <table:table-cell office:value-type="string">
            <text:p>LU0498181733</text:p>
          </table:table-cell>
          <table:table-cell office:value-type="string">
            <text:p>ABERDEEN GLOBAL EMERGING MARKETS EQUITY FUND E2 EU</text:p>
          </table:table-cell>
        </table:table-row>
        <table:table-row table:style-name="ro1">
          <table:table-cell/>
          <table:table-cell office:value-type="string">
            <text:p>LU0499112034</text:p>
          </table:table-cell>
          <table:table-cell office:value-type="string">
            <text:p>JPMORGAN FUNDS EMERGING MARKETS DEBT FUND A USD CA</text:p>
          </table:table-cell>
        </table:table-row>
        <table:table-row table:style-name="ro1">
          <table:table-cell/>
          <table:table-cell office:value-type="string">
            <text:p>LU0499371648</text:p>
          </table:table-cell>
          <table:table-cell office:value-type="string">
            <text:p>CS SICAV One (Lux) CommodityAllocation R</text:p>
          </table:table-cell>
        </table:table-row>
        <table:table-row table:style-name="ro1">
          <table:table-cell/>
          <table:table-cell office:value-type="string">
            <text:p>LU049992521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01220262</text:p>
          </table:table-cell>
          <table:table-cell office:value-type="string">
            <text:p>Saxo Invest Global Evolution Frontier Markets I</text:p>
          </table:table-cell>
        </table:table-row>
        <table:table-row table:style-name="ro1">
          <table:table-cell/>
          <table:table-cell office:value-type="string">
            <text:p>LU0501220429</text:p>
          </table:table-cell>
          <table:table-cell office:value-type="string">
            <text:p>Saxo Invest Global Evolution Frontier Markets - R</text:p>
          </table:table-cell>
        </table:table-row>
        <table:table-row table:style-name="ro1">
          <table:table-cell/>
          <table:table-cell office:value-type="string">
            <text:p>LU0502009730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03372608</text:p>
          </table:table-cell>
          <table:table-cell office:value-type="string">
            <text:p>ROBECO CAPITAL GROWTH FUNDS ROBECO EURO SUSTAINABL</text:p>
          </table:table-cell>
        </table:table-row>
        <table:table-row table:style-name="ro1">
          <table:table-cell/>
          <table:table-cell office:value-type="string">
            <text:p>LU0503631714</text:p>
          </table:table-cell>
          <table:table-cell office:value-type="string">
            <text:p>PICTET GLOBAL ENVIRONMENTAL OPPORTUNITIES P EUR (C</text:p>
          </table:table-cell>
        </table:table-row>
        <table:table-row table:style-name="ro1">
          <table:table-cell/>
          <table:table-cell office:value-type="string">
            <text:p>LU0503631987</text:p>
          </table:table-cell>
          <table:table-cell office:value-type="string">
            <text:p>PICTET GLOBAL ENVIRONMENTAL OPPORTUNITIES R EUR (C</text:p>
          </table:table-cell>
        </table:table-row>
        <table:table-row table:style-name="ro1">
          <table:table-cell/>
          <table:table-cell office:value-type="string">
            <text:p>LU0503634734</text:p>
          </table:table-cell>
          <table:table-cell office:value-type="string">
            <text:p>PICTET HIGH DIVIDEND SELECTION R EUR (C)</text:p>
          </table:table-cell>
        </table:table-row>
        <table:table-row table:style-name="ro1">
          <table:table-cell/>
          <table:table-cell office:value-type="string">
            <text:p>LU0503635970</text:p>
          </table:table-cell>
          <table:table-cell office:value-type="string">
            <text:p>PICTET - HIGH DIVIDEND SELECTION P GBP (D)</text:p>
          </table:table-cell>
        </table:table-row>
        <table:table-row table:style-name="ro1">
          <table:table-cell/>
          <table:table-cell office:value-type="string">
            <text:p>LU0503636275</text:p>
          </table:table-cell>
          <table:table-cell office:value-type="string">
            <text:p>PICTET - HIGH DIVIDEND SELECTION P CHF (D)</text:p>
          </table:table-cell>
        </table:table-row>
        <table:table-row table:style-name="ro1">
          <table:table-cell/>
          <table:table-cell office:value-type="string">
            <text:p>LU0503636358</text:p>
          </table:table-cell>
          <table:table-cell office:value-type="string">
            <text:p>PICTET - HIGH DIVIDEND SELECTION P CHF (C)</text:p>
          </table:table-cell>
        </table:table-row>
        <table:table-row table:style-name="ro1">
          <table:table-cell/>
          <table:table-cell office:value-type="string">
            <text:p>LU0504465815</text:p>
          </table:table-cell>
          <table:table-cell office:value-type="string">
            <text:p>HENDERSON HORIZON FUND EUROPEAN GROWTH FUND R1 (D)</text:p>
          </table:table-cell>
        </table:table-row>
        <table:table-row table:style-name="ro1">
          <table:table-cell/>
          <table:table-cell office:value-type="string">
            <text:p>LU0505663152</text:p>
          </table:table-cell>
          <table:table-cell office:value-type="string">
            <text:p>ABERDEEN GLOBAL WORLD RESOURCES EQUITY FUND A2 (C)</text:p>
          </table:table-cell>
        </table:table-row>
        <table:table-row table:style-name="ro1">
          <table:table-cell/>
          <table:table-cell office:value-type="string">
            <text:p>LU0505665959</text:p>
          </table:table-cell>
          <table:table-cell office:value-type="string">
            <text:p>ABERDEEN GLOBAL RUSSIAN EQUITY FUND A2 (C)</text:p>
          </table:table-cell>
        </table:table-row>
        <table:table-row table:style-name="ro1">
          <table:table-cell/>
          <table:table-cell office:value-type="string">
            <text:p>LU0505783562</text:p>
          </table:table-cell>
          <table:table-cell office:value-type="string">
            <text:p>ABERDEEN GLOBAL EUROPEAN EQUITY DIVIDEND FUND S2 (</text:p>
          </table:table-cell>
        </table:table-row>
        <table:table-row table:style-name="ro1">
          <table:table-cell/>
          <table:table-cell office:value-type="string">
            <text:p>LU0505784297</text:p>
          </table:table-cell>
          <table:table-cell office:value-type="string">
            <text:p>ABERDEEN GLOBAL WORLD RESOURCES EQUITY FUND S2 (C)</text:p>
          </table:table-cell>
        </table:table-row>
        <table:table-row table:style-name="ro1">
          <table:table-cell/>
          <table:table-cell office:value-type="string">
            <text:p>LU0505784883</text:p>
          </table:table-cell>
          <table:table-cell office:value-type="string">
            <text:p>ABERDEEN GLOBAL WORLD RESOURCES EQUITY FUND S2 HED</text:p>
          </table:table-cell>
        </table:table-row>
        <table:table-row table:style-name="ro1">
          <table:table-cell/>
          <table:table-cell office:value-type="string">
            <text:p>LU0505785005</text:p>
          </table:table-cell>
          <table:table-cell office:value-type="string">
            <text:p>ABERDEEN GLOBAL EASTERN EUROPEAN EQUITY FUND S2 (C</text:p>
          </table:table-cell>
        </table:table-row>
        <table:table-row table:style-name="ro1">
          <table:table-cell/>
          <table:table-cell office:value-type="string">
            <text:p>LU0507009925</text:p>
          </table:table-cell>
          <table:table-cell office:value-type="string">
            <text:p>OYSTER EUROPEAN OPPORTUNITIES R EUR2</text:p>
          </table:table-cell>
        </table:table-row>
        <table:table-row table:style-name="ro1">
          <table:table-cell/>
          <table:table-cell office:value-type="string">
            <text:p>LU0507202330</text:p>
          </table:table-cell>
          <table:table-cell office:value-type="string">
            <text:p>CSF (LUX) - MONEY MARKET CHF B (C)</text:p>
          </table:table-cell>
        </table:table-row>
        <table:table-row table:style-name="ro1">
          <table:table-cell/>
          <table:table-cell office:value-type="string">
            <text:p>LU0507265923</text:p>
          </table:table-cell>
          <table:table-cell office:value-type="string">
            <text:p>DEUTSCHE INVEST I SICAV TOP DIVIDEND L (C)</text:p>
          </table:table-cell>
        </table:table-row>
        <table:table-row table:style-name="ro1">
          <table:table-cell/>
          <table:table-cell office:value-type="string">
            <text:p>LU0510167264</text:p>
          </table:table-cell>
          <table:table-cell office:value-type="string">
            <text:p>ROBECO CAPITAL GROWTH FUNDS ROBECO BP US LARGE CAP</text:p>
          </table:table-cell>
        </table:table-row>
        <table:table-row table:style-name="ro1">
          <table:table-cell/>
          <table:table-cell office:value-type="string">
            <text:p>LU0511785726</text:p>
          </table:table-cell>
          <table:table-cell office:value-type="string">
            <text:p>UBS (LUX) EQUITY SICAV USA GROWTH (USD) P EUR HEDG</text:p>
          </table:table-cell>
        </table:table-row>
        <table:table-row table:style-name="ro1">
          <table:table-cell/>
          <table:table-cell office:value-type="string">
            <text:p>LU0512121004</text:p>
          </table:table-cell>
          <table:table-cell office:value-type="string">
            <text:p>DNCA INVEST EUROSE B</text:p>
          </table:table-cell>
        </table:table-row>
        <table:table-row table:style-name="ro1">
          <table:table-cell/>
          <table:table-cell office:value-type="string">
            <text:p>LU0516397667</text:p>
          </table:table-cell>
          <table:table-cell office:value-type="string">
            <text:p>AGIF - US HIGH YIELD AM USD (D)</text:p>
          </table:table-cell>
        </table:table-row>
        <table:table-row table:style-name="ro1">
          <table:table-cell/>
          <table:table-cell office:value-type="string">
            <text:p>LU0518421895</text:p>
          </table:table-cell>
          <table:table-cell office:value-type="string">
            <text:p>Amundi Funds - Bond Euro Government AE</text:p>
          </table:table-cell>
        </table:table-row>
        <table:table-row table:style-name="ro1">
          <table:table-cell/>
          <table:table-cell office:value-type="string">
            <text:p>LU0518422273</text:p>
          </table:table-cell>
          <table:table-cell office:value-type="string">
            <text:p>AMUNDI FUNDS BOND EURO GOVERNMENT IE</text:p>
          </table:table-cell>
        </table:table-row>
        <table:table-row table:style-name="ro1">
          <table:table-cell/>
          <table:table-cell office:value-type="string">
            <text:p>LU0521028471</text:p>
          </table:table-cell>
          <table:table-cell office:value-type="string">
            <text:p>BLACKROCK GLOBAL FUNDS - WORLD GOLD FUND A2 Hedged</text:p>
          </table:table-cell>
        </table:table-row>
        <table:table-row table:style-name="ro1">
          <table:table-cell/>
          <table:table-cell office:value-type="string">
            <text:p>LU0522255313</text:p>
          </table:table-cell>
          <table:table-cell office:value-type="string">
            <text:p>THE JUPITER GLOBAL FUND THE JUPITER GLOBAL FUND - </text:p>
          </table:table-cell>
        </table:table-row>
        <table:table-row table:style-name="ro1">
          <table:table-cell/>
          <table:table-cell office:value-type="string">
            <text:p>LU0523222866</text:p>
          </table:table-cell>
          <table:table-cell office:value-type="string">
            <text:p>ABERDEEN GLOBAL EMERGING MARKETS INFRASTRUCTURE EQ</text:p>
          </table:table-cell>
        </table:table-row>
        <table:table-row table:style-name="ro1">
          <table:table-cell/>
          <table:table-cell office:value-type="string">
            <text:p>LU0523223328</text:p>
          </table:table-cell>
          <table:table-cell office:value-type="string">
            <text:p>ABERDEEN GLOBAL EMERGING MARKETS INFRASTRUCTURE EQ</text:p>
          </table:table-cell>
        </table:table-row>
        <table:table-row table:style-name="ro1">
          <table:table-cell/>
          <table:table-cell office:value-type="string">
            <text:p>LU0523282928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524465977</text:p>
          </table:table-cell>
          <table:table-cell office:value-type="string">
            <text:p>ALKEN FUND - EUROPEAN OPPORTUNITIES A (C)</text:p>
          </table:table-cell>
        </table:table-row>
        <table:table-row table:style-name="ro1">
          <table:table-cell/>
          <table:table-cell office:value-type="string">
            <text:p>LU0526864581</text:p>
          </table:table-cell>
          <table:table-cell office:value-type="string">
            <text:p>SARASIN INVESTMENTFONDS - SUSTAINABLE EQUITY USA P</text:p>
          </table:table-cell>
        </table:table-row>
        <table:table-row table:style-name="ro1">
          <table:table-cell/>
          <table:table-cell office:value-type="string">
            <text:p>LU0528102642</text:p>
          </table:table-cell>
          <table:table-cell office:value-type="string">
            <text:p>AB FCP I EUROZONE EQUITY PORTFOLIO A EUR</text:p>
          </table:table-cell>
        </table:table-row>
        <table:table-row table:style-name="ro1">
          <table:table-cell/>
          <table:table-cell office:value-type="string">
            <text:p>LU0531774767</text:p>
          </table:table-cell>
          <table:table-cell office:value-type="string">
            <text:p>BNP PARIBAS L1 BNP PARIBAS L1 EQUITY USA CORE CLAS</text:p>
          </table:table-cell>
        </table:table-row>
        <table:table-row table:style-name="ro1">
          <table:table-cell office:value-type="string">
            <text:p>CODW</text:p>
          </table:table-cell>
          <table:table-cell office:value-type="string">
            <text:p>LU0533032008</text:p>
          </table:table-cell>
          <table:table-cell office:value-type="string">
            <text:p>Lyxor MSCI W CDTR</text:p>
          </table:table-cell>
        </table:table-row>
        <table:table-row table:style-name="ro1">
          <table:table-cell office:value-type="string">
            <text:p>COSW</text:p>
          </table:table-cell>
          <table:table-cell office:value-type="string">
            <text:p>LU0533032263</text:p>
          </table:table-cell>
          <table:table-cell office:value-type="string">
            <text:p>Lyxor MSCI W CSTR</text:p>
          </table:table-cell>
        </table:table-row>
        <table:table-row table:style-name="ro1">
          <table:table-cell office:value-type="string">
            <text:p>NRGW</text:p>
          </table:table-cell>
          <table:table-cell office:value-type="string">
            <text:p>LU0533032420</text:p>
          </table:table-cell>
          <table:table-cell office:value-type="string">
            <text:p>Lyxor MSCI W ETR</text:p>
          </table:table-cell>
        </table:table-row>
        <table:table-row table:style-name="ro1">
          <table:table-cell office:value-type="string">
            <text:p>FINW</text:p>
          </table:table-cell>
          <table:table-cell office:value-type="string">
            <text:p>LU0533032859</text:p>
          </table:table-cell>
          <table:table-cell office:value-type="string">
            <text:p>Lyxor MSCI W FTR</text:p>
          </table:table-cell>
        </table:table-row>
        <table:table-row table:style-name="ro1">
          <table:table-cell office:value-type="string">
            <text:p>HLTW</text:p>
          </table:table-cell>
          <table:table-cell office:value-type="string">
            <text:p>LU0533033238</text:p>
          </table:table-cell>
          <table:table-cell office:value-type="string">
            <text:p>Lyxor MSCI W HCTR</text:p>
          </table:table-cell>
        </table:table-row>
        <table:table-row table:style-name="ro1">
          <table:table-cell office:value-type="string">
            <text:p>INDW</text:p>
          </table:table-cell>
          <table:table-cell office:value-type="string">
            <text:p>LU0533033402</text:p>
          </table:table-cell>
          <table:table-cell office:value-type="string">
            <text:p>Lyxor MSCI W ITR</text:p>
          </table:table-cell>
        </table:table-row>
        <table:table-row table:style-name="ro1">
          <table:table-cell office:value-type="string">
            <text:p>TNOW</text:p>
          </table:table-cell>
          <table:table-cell office:value-type="string">
            <text:p>LU0533033667</text:p>
          </table:table-cell>
          <table:table-cell office:value-type="string">
            <text:p>Lyxor MSCI W ITTR</text:p>
          </table:table-cell>
        </table:table-row>
        <table:table-row table:style-name="ro1">
          <table:table-cell office:value-type="string">
            <text:p>MATW</text:p>
          </table:table-cell>
          <table:table-cell office:value-type="string">
            <text:p>LU0533033824</text:p>
          </table:table-cell>
          <table:table-cell office:value-type="string">
            <text:p>Lyxor MSCI W MTR</text:p>
          </table:table-cell>
        </table:table-row>
        <table:table-row table:style-name="ro1">
          <table:table-cell office:value-type="string">
            <text:p>TELW</text:p>
          </table:table-cell>
          <table:table-cell office:value-type="string">
            <text:p>LU0533034129</text:p>
          </table:table-cell>
          <table:table-cell office:value-type="string">
            <text:p>Lyxor MSCI W TSTR</text:p>
          </table:table-cell>
        </table:table-row>
        <table:table-row table:style-name="ro1">
          <table:table-cell office:value-type="string">
            <text:p>UTLW</text:p>
          </table:table-cell>
          <table:table-cell office:value-type="string">
            <text:p>LU0533034558</text:p>
          </table:table-cell>
          <table:table-cell office:value-type="string">
            <text:p>Lyxor MSCI W UTR</text:p>
          </table:table-cell>
        </table:table-row>
        <table:table-row table:style-name="ro1">
          <table:table-cell/>
          <table:table-cell office:value-type="string">
            <text:p>LU0533812276</text:p>
          </table:table-cell>
          <table:table-cell office:value-type="string">
            <text:p>SARASIN INVESTMENTFONDS - EQUISAR INTERNATIONAL IN</text:p>
          </table:table-cell>
        </table:table-row>
        <table:table-row table:style-name="ro1">
          <table:table-cell/>
          <table:table-cell office:value-type="string">
            <text:p>LU0534241806</text:p>
          </table:table-cell>
          <table:table-cell office:value-type="string">
            <text:p>BLACKROCK GLOBAL FUNDS - CONTINENTAL EUROPEAN FLEX</text:p>
          </table:table-cell>
        </table:table-row>
        <table:table-row table:style-name="ro1">
          <table:table-cell/>
          <table:table-cell office:value-type="string">
            <text:p>LU0536711103</text:p>
          </table:table-cell>
          <table:table-cell office:value-type="string">
            <text:p>PIONEER S.F. PIONEER SF - EURO CURVE 7/10 YEARS A3</text:p>
          </table:table-cell>
        </table:table-row>
        <table:table-row table:style-name="ro1">
          <table:table-cell/>
          <table:table-cell office:value-type="string">
            <text:p>LU0540000063</text:p>
          </table:table-cell>
          <table:table-cell office:value-type="string">
            <text:p>BLACKROCK GLOBAL FUNDS - ASIAN TIGER BOND FUND A2 </text:p>
          </table:table-cell>
        </table:table-row>
        <table:table-row table:style-name="ro1">
          <table:table-cell/>
          <table:table-cell office:value-type="string">
            <text:p>LU0546066993</text:p>
          </table:table-cell>
          <table:table-cell office:value-type="string">
            <text:p>AXA IM FIXED INCOME INVESTMENT STRATEGIES US CORPO</text:p>
          </table:table-cell>
        </table:table-row>
        <table:table-row table:style-name="ro1">
          <table:table-cell/>
          <table:table-cell office:value-type="string">
            <text:p>LU0546067702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54625103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46688564</text:p>
          </table:table-cell>
          <table:table-cell office:value-type="string">
            <text:p>ING (L) - INVEST HEALTH CARE P Hedged EUR (C)</text:p>
          </table:table-cell>
        </table:table-row>
        <table:table-row table:style-name="ro1">
          <table:table-cell/>
          <table:table-cell office:value-type="string">
            <text:p>LU0546915058</text:p>
          </table:table-cell>
          <table:table-cell office:value-type="string">
            <text:p>NN (L) NN (L) - RENTA FUND EM. MKTS DEBT (HC) P</text:p>
          </table:table-cell>
        </table:table-row>
        <table:table-row table:style-name="ro1">
          <table:table-cell/>
          <table:table-cell office:value-type="string">
            <text:p>LU0546916379</text:p>
          </table:table-cell>
          <table:table-cell office:value-type="string">
            <text:p>NN (L) EMERGING MARKETS DEBT (LOCAL CURRENCY) P US</text:p>
          </table:table-cell>
        </table:table-row>
        <table:table-row table:style-name="ro1">
          <table:table-cell/>
          <table:table-cell office:value-type="string">
            <text:p>LU0547771328</text:p>
          </table:table-cell>
          <table:table-cell office:value-type="string">
            <text:p>BNP PARIBAS INSTICASH BNP PARIBAS INSTICASH GBP CL</text:p>
          </table:table-cell>
        </table:table-row>
        <table:table-row table:style-name="ro1">
          <table:table-cell/>
          <table:table-cell office:value-type="string">
            <text:p>LU0548153104</text:p>
          </table:table-cell>
          <table:table-cell office:value-type="string">
            <text:p>STANDARD LIFE INVESTMENTS GLOBAL SICAV GLOBAL ABSO</text:p>
          </table:table-cell>
        </table:table-row>
        <table:table-row table:style-name="ro1">
          <table:table-cell/>
          <table:table-cell office:value-type="string">
            <text:p>LU0548402170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551346348</text:p>
          </table:table-cell>
          <table:table-cell office:value-type="string">
            <text:p>PIONEER FUNDS ABSOLUTE RETURN EUROPEAN EQUITY E</text:p>
          </table:table-cell>
        </table:table-row>
        <table:table-row table:style-name="ro1">
          <table:table-cell/>
          <table:table-cell office:value-type="string">
            <text:p>LU0552028184</text:p>
          </table:table-cell>
          <table:table-cell office:value-type="string">
            <text:p>AMUNDI FUNDS EQUITY EMERGING FOCUS C</text:p>
          </table:table-cell>
        </table:table-row>
        <table:table-row table:style-name="ro1">
          <table:table-cell/>
          <table:table-cell office:value-type="string">
            <text:p>LU0552028937</text:p>
          </table:table-cell>
          <table:table-cell office:value-type="string">
            <text:p>AMUNDI FUNDS EQUITY GREATER CHINA AE (C)</text:p>
          </table:table-cell>
        </table:table-row>
        <table:table-row table:style-name="ro1">
          <table:table-cell/>
          <table:table-cell office:value-type="string">
            <text:p>LU0552029232</text:p>
          </table:table-cell>
          <table:table-cell office:value-type="string">
            <text:p>AMUNDI FUNDS - EQUITY INDIA AE (C)</text:p>
          </table:table-cell>
        </table:table-row>
        <table:table-row table:style-name="ro1">
          <table:table-cell/>
          <table:table-cell office:value-type="string">
            <text:p>LU0552029406</text:p>
          </table:table-cell>
          <table:table-cell office:value-type="string">
            <text:p>AMUNDI FUNDS EQUITY LATIN AMERICA AE (C)</text:p>
          </table:table-cell>
        </table:table-row>
        <table:table-row table:style-name="ro1">
          <table:table-cell/>
          <table:table-cell office:value-type="string">
            <text:p>LU0552385295</text:p>
          </table:table-cell>
          <table:table-cell office:value-type="string">
            <text:p>MORGAN STANLEY INVESTMENT FUNDS GLOBAL OPPORTUNITY</text:p>
          </table:table-cell>
        </table:table-row>
        <table:table-row table:style-name="ro1">
          <table:table-cell/>
          <table:table-cell office:value-type="string">
            <text:p>LU0554776046</text:p>
          </table:table-cell>
          <table:table-cell office:value-type="string">
            <text:p>JPMORGAN FUNDS AFRICA EQUITY FUND A (PERF) (INC) E</text:p>
          </table:table-cell>
        </table:table-row>
        <table:table-row table:style-name="ro1">
          <table:table-cell/>
          <table:table-cell office:value-type="string">
            <text:p>LU0555809101</text:p>
          </table:table-cell>
          <table:table-cell office:value-type="string">
            <text:p>SCHRODER ISF - HONG KONG EQUITY A1 USD (C)</text:p>
          </table:table-cell>
        </table:table-row>
        <table:table-row table:style-name="ro1">
          <table:table-cell/>
          <table:table-cell office:value-type="string">
            <text:p>LU0557294096</text:p>
          </table:table-cell>
          <table:table-cell office:value-type="string">
            <text:p>BLACKROCK GLOBAL FUNDS - GLOBAL EQUITY INCOME FUND</text:p>
          </table:table-cell>
        </table:table-row>
        <table:table-row table:style-name="ro1">
          <table:table-cell/>
          <table:table-cell office:value-type="string">
            <text:p>LU0557854147</text:p>
          </table:table-cell>
          <table:table-cell office:value-type="string">
            <text:p>AMUNDI FUNDS EQUITY ASIA EX JAPAN C</text:p>
          </table:table-cell>
        </table:table-row>
        <table:table-row table:style-name="ro1">
          <table:table-cell/>
          <table:table-cell office:value-type="string">
            <text:p>LU0557858130</text:p>
          </table:table-cell>
          <table:table-cell office:value-type="string">
            <text:p>AMUNDI FUNDS EQUITY EMERGING WORLD AE-CAP</text:p>
          </table:table-cell>
        </table:table-row>
        <table:table-row table:style-name="ro1">
          <table:table-cell/>
          <table:table-cell office:value-type="string">
            <text:p>LU0557861274</text:p>
          </table:table-cell>
          <table:table-cell office:value-type="string">
            <text:p>AMUNDI FUNDS BOND GLOBAL AGGREGATE AE</text:p>
          </table:table-cell>
        </table:table-row>
        <table:table-row table:style-name="ro1">
          <table:table-cell/>
          <table:table-cell office:value-type="string">
            <text:p>LU0557863056</text:p>
          </table:table-cell>
          <table:table-cell office:value-type="string">
            <text:p>Amundi Funds - Bond Global Corporate AE</text:p>
          </table:table-cell>
        </table:table-row>
        <table:table-row table:style-name="ro1">
          <table:table-cell/>
          <table:table-cell office:value-type="string">
            <text:p>LU0557863130</text:p>
          </table:table-cell>
          <table:table-cell office:value-type="string">
            <text:p>Amundi Funds - Bond Global Corporate AE</text:p>
          </table:table-cell>
        </table:table-row>
        <table:table-row table:style-name="ro1">
          <table:table-cell/>
          <table:table-cell office:value-type="string">
            <text:p>LU0557863213</text:p>
          </table:table-cell>
          <table:table-cell office:value-type="string">
            <text:p>Amundi Funds - Bond Global Corporate FU</text:p>
          </table:table-cell>
        </table:table-row>
        <table:table-row table:style-name="ro1">
          <table:table-cell/>
          <table:table-cell office:value-type="string">
            <text:p>LU0557864617</text:p>
          </table:table-cell>
          <table:table-cell office:value-type="string">
            <text:p>AMUNDI FUNDS EQUITY GLOBAL RESOURCES AE-C</text:p>
          </table:table-cell>
        </table:table-row>
        <table:table-row table:style-name="ro1">
          <table:table-cell/>
          <table:table-cell office:value-type="string">
            <text:p>LU0557866588</text:p>
          </table:table-cell>
          <table:table-cell office:value-type="string">
            <text:p>AMUNDI FUNDS EQUITY JAPAN VALUE AE</text:p>
          </table:table-cell>
        </table:table-row>
        <table:table-row table:style-name="ro1">
          <table:table-cell/>
          <table:table-cell office:value-type="string">
            <text:p>LU0562313402</text:p>
          </table:table-cell>
          <table:table-cell office:value-type="string">
            <text:p>SCHRODER INTERNATIONAL SELECTION FUND FRONTIER MAR</text:p>
          </table:table-cell>
        </table:table-row>
        <table:table-row table:style-name="ro1">
          <table:table-cell/>
          <table:table-cell office:value-type="string">
            <text:p>LU0562822386</text:p>
          </table:table-cell>
          <table:table-cell office:value-type="string">
            <text:p>BLACKROCK GLOBAL FUNDS EUROPEAN EQUITY INCOME FUND</text:p>
          </table:table-cell>
        </table:table-row>
        <table:table-row table:style-name="ro1">
          <table:table-cell/>
          <table:table-cell office:value-type="string">
            <text:p>LU0563303998</text:p>
          </table:table-cell>
          <table:table-cell office:value-type="string">
            <text:p>LOMBARD ODIER FUNDS EURO BBB-BB FUNDAMENTAL P EUR </text:p>
          </table:table-cell>
        </table:table-row>
        <table:table-row table:style-name="ro1">
          <table:table-cell/>
          <table:table-cell office:value-type="string">
            <text:p>LU0564177706</text:p>
          </table:table-cell>
          <table:table-cell office:value-type="string">
            <text:p>ETHNA-AKTIV E R (A)</text:p>
          </table:table-cell>
        </table:table-row>
        <table:table-row table:style-name="ro1">
          <table:table-cell/>
          <table:table-cell office:value-type="string">
            <text:p>LU0564184074</text:p>
          </table:table-cell>
          <table:table-cell office:value-type="string">
            <text:p>ETHNA-AKTIV E R (T)</text:p>
          </table:table-cell>
        </table:table-row>
        <table:table-row table:style-name="ro1">
          <table:table-cell/>
          <table:table-cell office:value-type="string">
            <text:p>LU0564969805</text:p>
          </table:table-cell>
          <table:table-cell office:value-type="string">
            <text:p>GAM MULTIBOND EMERGING MARKETS INFLATION LINKED BO</text:p>
          </table:table-cell>
        </table:table-row>
        <table:table-row table:style-name="ro1">
          <table:table-cell/>
          <table:table-cell office:value-type="string">
            <text:p>LU0565134938</text:p>
          </table:table-cell>
          <table:table-cell office:value-type="string">
            <text:p>FIRST EAGLE AMUNDI INTERNATIONAL FUND AHE QD</text:p>
          </table:table-cell>
        </table:table-row>
        <table:table-row table:style-name="ro1">
          <table:table-cell/>
          <table:table-cell office:value-type="string">
            <text:p>LU0565135745</text:p>
          </table:table-cell>
          <table:table-cell office:value-type="string">
            <text:p>FIRST EAGLE AMUNDI INTERNATIONAL FUND C</text:p>
          </table:table-cell>
        </table:table-row>
        <table:table-row table:style-name="ro1">
          <table:table-cell/>
          <table:table-cell office:value-type="string">
            <text:p>LU0566065560</text:p>
          </table:table-cell>
          <table:table-cell office:value-type="string">
            <text:p>CS Solutions (Lux) Prima Multi-Strategy T</text:p>
          </table:table-cell>
        </table:table-row>
        <table:table-row table:style-name="ro1">
          <table:table-cell/>
          <table:table-cell office:value-type="string">
            <text:p>LU0566484027</text:p>
          </table:table-cell>
          <table:table-cell office:value-type="string">
            <text:p>ABERDEEN GLOBAL NORTH AMERICAN SMALLER COMPANIES F</text:p>
          </table:table-cell>
        </table:table-row>
        <table:table-row table:style-name="ro1">
          <table:table-cell/>
          <table:table-cell office:value-type="string">
            <text:p>LU0566486402</text:p>
          </table:table-cell>
          <table:table-cell office:value-type="string">
            <text:p>ABERDEEN GLOBAL ASIA PACIFIC EQUITY FUND A2 BASE C</text:p>
          </table:table-cell>
        </table:table-row>
        <table:table-row table:style-name="ro1">
          <table:table-cell/>
          <table:table-cell office:value-type="string">
            <text:p>LU0566486667</text:p>
          </table:table-cell>
          <table:table-cell office:value-type="string">
            <text:p>ABERDEEN GLOBAL LATIN AMERICAN EQUITY FUND A2 BASE</text:p>
          </table:table-cell>
        </table:table-row>
        <table:table-row table:style-name="ro1">
          <table:table-cell/>
          <table:table-cell office:value-type="string">
            <text:p>LU0568583420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3933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4584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4741</text:p>
          </table:table-cell>
          <table:table-cell office:value-type="string">
            <text:p>Amundi Funds - Equity US Concentrated Core C</text:p>
          </table:table-cell>
        </table:table-row>
        <table:table-row table:style-name="ro1">
          <table:table-cell/>
          <table:table-cell office:value-type="string">
            <text:p>LU0568602667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2824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3129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5769</text:p>
          </table:table-cell>
          <table:table-cell office:value-type="string">
            <text:p>AMUNDI FUNDS - EQUITY US RELATIVE VALUE AU (C)</text:p>
          </table:table-cell>
        </table:table-row>
        <table:table-row table:style-name="ro1">
          <table:table-cell/>
          <table:table-cell office:value-type="string">
            <text:p>LU0568605926</text:p>
          </table:table-cell>
          <table:table-cell office:value-type="string">
            <text:p>AMUNDI FUNDS EQUITY US RELATIVE VALUE AE (C)</text:p>
          </table:table-cell>
        </table:table-row>
        <table:table-row table:style-name="ro1">
          <table:table-cell/>
          <table:table-cell office:value-type="string">
            <text:p>LU0568606064</text:p>
          </table:table-cell>
          <table:table-cell office:value-type="string">
            <text:p>Amundi Funds - Equity US Relative Value D</text:p>
          </table:table-cell>
        </table:table-row>
        <table:table-row table:style-name="ro1">
          <table:table-cell/>
          <table:table-cell office:value-type="string">
            <text:p>LU0568606148</text:p>
          </table:table-cell>
          <table:table-cell office:value-type="string">
            <text:p>AMUNDI FUNDS EQUITY US RELATIVE VALUE C</text:p>
          </table:table-cell>
        </table:table-row>
        <table:table-row table:style-name="ro1">
          <table:table-cell/>
          <table:table-cell office:value-type="string">
            <text:p>LU0568607203</text:p>
          </table:table-cell>
          <table:table-cell office:value-type="string">
            <text:p>Amundi Funds - Equity Euroland Small Cap C</text:p>
          </table:table-cell>
        </table:table-row>
        <table:table-row table:style-name="ro1">
          <table:table-cell/>
          <table:table-cell office:value-type="string">
            <text:p>LU0568608276</text:p>
          </table:table-cell>
          <table:table-cell office:value-type="string">
            <text:p>AMUNDI FUNDS EQUITY GLOBAL GOLD MINES AU (C)</text:p>
          </table:table-cell>
        </table:table-row>
        <table:table-row table:style-name="ro1">
          <table:table-cell/>
          <table:table-cell office:value-type="string">
            <text:p>LU0568608433</text:p>
          </table:table-cell>
          <table:table-cell office:value-type="string">
            <text:p>AMUNDI FUNDS EQUITY GLOBAL GOLD MINES AE (C)</text:p>
          </table:table-cell>
        </table:table-row>
        <table:table-row table:style-name="ro1">
          <table:table-cell/>
          <table:table-cell office:value-type="string">
            <text:p>LU0568611817</text:p>
          </table:table-cell>
          <table:table-cell office:value-type="string">
            <text:p>AMUNDI FUNDS EQUITY GLOBAL LUXURY AND LIFESTYLE C</text:p>
          </table:table-cell>
        </table:table-row>
        <table:table-row table:style-name="ro1">
          <table:table-cell/>
          <table:table-cell office:value-type="string">
            <text:p>LU0568613433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68613946</text:p>
          </table:table-cell>
          <table:table-cell office:value-type="string">
            <text:p>AMUNDI FUNDS EQUITY MENA C</text:p>
          </table:table-cell>
        </table:table-row>
        <table:table-row table:style-name="ro1">
          <table:table-cell/>
          <table:table-cell office:value-type="string">
            <text:p>LU0568615057</text:p>
          </table:table-cell>
          <table:table-cell office:value-type="string">
            <text:p>AMUNDI FUNDS - CONVERTIBLE EUROPE C</text:p>
          </table:table-cell>
        </table:table-row>
        <table:table-row table:style-name="ro1">
          <table:table-cell/>
          <table:table-cell office:value-type="string">
            <text:p>LU0568617343</text:p>
          </table:table-cell>
          <table:table-cell office:value-type="string">
            <text:p>AMUNDI FUNDS BOND US OPPORTUNISTIC CORE PLUS C</text:p>
          </table:table-cell>
        </table:table-row>
        <table:table-row table:style-name="ro1">
          <table:table-cell/>
          <table:table-cell office:value-type="string">
            <text:p>LU0568619638</text:p>
          </table:table-cell>
          <table:table-cell office:value-type="string">
            <text:p>AMUNDI FUNDS GLOBAL MACRO FOREX AE</text:p>
          </table:table-cell>
        </table:table-row>
        <table:table-row table:style-name="ro1">
          <table:table-cell/>
          <table:table-cell office:value-type="string">
            <text:p>LU0568620560</text:p>
          </table:table-cell>
          <table:table-cell office:value-type="string">
            <text:p>AMUNDI FUNDS CASH EUR C</text:p>
          </table:table-cell>
        </table:table-row>
        <table:table-row table:style-name="ro1">
          <table:table-cell/>
          <table:table-cell office:value-type="string">
            <text:p>LU0568621618</text:p>
          </table:table-cell>
          <table:table-cell office:value-type="string">
            <text:p>AMUNDI FUNDS CASH USD C</text:p>
          </table:table-cell>
        </table:table-row>
        <table:table-row table:style-name="ro1">
          <table:table-cell/>
          <table:table-cell office:value-type="string">
            <text:p>LU0568678642</text:p>
          </table:table-cell>
          <table:table-cell office:value-type="string">
            <text:p>BARCLAYS FUNDS BARCLAYS EQUITY EURO SMALL &amp; MID CA</text:p>
          </table:table-cell>
        </table:table-row>
        <table:table-row table:style-name="ro1">
          <table:table-cell/>
          <table:table-cell office:value-type="string">
            <text:p>LU0568679459</text:p>
          </table:table-cell>
          <table:table-cell office:value-type="string">
            <text:p>BARCLAYS FUNDS BARCLAYS EQUITY EURO SMALL &amp; MID CA</text:p>
          </table:table-cell>
        </table:table-row>
        <table:table-row table:style-name="ro1">
          <table:table-cell/>
          <table:table-cell office:value-type="string">
            <text:p>LU0569690471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69690554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71100824</text:p>
          </table:table-cell>
          <table:table-cell office:value-type="string">
            <text:p>G FUND EUROPEAN CONVERTIBLE BONDS N EUR CAP</text:p>
          </table:table-cell>
        </table:table-row>
        <table:table-row table:style-name="ro1">
          <table:table-cell/>
          <table:table-cell office:value-type="string">
            <text:p>LU0572586591</text:p>
          </table:table-cell>
          <table:table-cell office:value-type="string">
            <text:p>ALKEN FUND ABSOLUTE RETURN EUROPE A</text:p>
          </table:table-cell>
        </table:table-row>
        <table:table-row table:style-name="ro1">
          <table:table-cell/>
          <table:table-cell office:value-type="string">
            <text:p>LU0572952280</text:p>
          </table:table-cell>
          <table:table-cell office:value-type="string">
            <text:p>Henderson HF - Global Technology Fund A2</text:p>
          </table:table-cell>
        </table:table-row>
        <table:table-row table:style-name="ro1">
          <table:table-cell/>
          <table:table-cell office:value-type="string">
            <text:p>LU0574765839</text:p>
          </table:table-cell>
          <table:table-cell office:value-type="string">
            <text:p>DPAM L DPAM L PATRIMONIAL FUND B</text:p>
          </table:table-cell>
        </table:table-row>
        <table:table-row table:style-name="ro1">
          <table:table-cell/>
          <table:table-cell office:value-type="string">
            <text:p>LU0577420549</text:p>
          </table:table-cell>
          <table:table-cell office:value-type="string">
            <text:p>GENERALI INVESTMENTS SICAV GI SICAV ASIAN BOND DX</text:p>
          </table:table-cell>
        </table:table-row>
        <table:table-row table:style-name="ro1">
          <table:table-cell/>
          <table:table-cell office:value-type="string">
            <text:p>LU0577855355</text:p>
          </table:table-cell>
          <table:table-cell office:value-type="string">
            <text:p>UBS (LUX) BOND SICAV UBS SHORT DURATION HIGH YIELD</text:p>
          </table:table-cell>
        </table:table-row>
        <table:table-row table:style-name="ro1">
          <table:table-cell/>
          <table:table-cell office:value-type="string">
            <text:p>LU0581204301</text:p>
          </table:table-cell>
          <table:table-cell office:value-type="string">
            <text:p>PARETURN STAMINA SYSTEMATIC F</text:p>
          </table:table-cell>
        </table:table-row>
        <table:table-row table:style-name="ro1">
          <table:table-cell/>
          <table:table-cell office:value-type="string">
            <text:p>LU0582533245</text:p>
          </table:table-cell>
          <table:table-cell office:value-type="string">
            <text:p>ROBECO CAPITAL GROWTH FUNDS ROBECO EMERGING CONSER</text:p>
          </table:table-cell>
        </table:table-row>
        <table:table-row table:style-name="ro1">
          <table:table-cell/>
          <table:table-cell office:value-type="string">
            <text:p>LU0592650245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592650328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592650831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592698954</text:p>
          </table:table-cell>
          <table:table-cell office:value-type="string">
            <text:p>CARMIGNAC PORTFOLIO - EMERGING PATRIMOINE A EUR ac</text:p>
          </table:table-cell>
        </table:table-row>
        <table:table-row table:style-name="ro1">
          <table:table-cell office:value-type="string">
            <text:p>LU0592</text:p>
          </table:table-cell>
          <table:table-cell office:value-type="string">
            <text:p>LU0592699093</text:p>
          </table:table-cell>
          <table:table-cell office:value-type="string">
            <text:p>CARMIGNAC PORTFOLIO - EMERGING PATRIMOINE E EUR ac</text:p>
          </table:table-cell>
        </table:table-row>
        <table:table-row table:style-name="ro1">
          <table:table-cell/>
          <table:table-cell office:value-type="string">
            <text:p>LU0594300096</text:p>
          </table:table-cell>
          <table:table-cell office:value-type="string">
            <text:p>FIDELITY FUNDS SICAV CHINA CONSUMER FUND A EUR (C)</text:p>
          </table:table-cell>
        </table:table-row>
        <table:table-row table:style-name="ro1">
          <table:table-cell/>
          <table:table-cell office:value-type="string">
            <text:p>LU0594300252</text:p>
          </table:table-cell>
          <table:table-cell office:value-type="string">
            <text:p>FIDELITY FUNDS SICAV CHINA CONSUMER FUND A EUR (D)</text:p>
          </table:table-cell>
        </table:table-row>
        <table:table-row table:style-name="ro1">
          <table:table-cell/>
          <table:table-cell office:value-type="string">
            <text:p>LU0594300419</text:p>
          </table:table-cell>
          <table:table-cell office:value-type="string">
            <text:p>FIDELITY FUNDS SICAV CHINA CONSUMER FUND A USD</text:p>
          </table:table-cell>
        </table:table-row>
        <table:table-row table:style-name="ro1">
          <table:table-cell/>
          <table:table-cell office:value-type="string">
            <text:p>LU0594300682</text:p>
          </table:table-cell>
          <table:table-cell office:value-type="string">
            <text:p>FIDELITY FUNDS SICAV GLOBAL STRATEGIC BOND FUND A </text:p>
          </table:table-cell>
        </table:table-row>
        <table:table-row table:style-name="ro1">
          <table:table-cell/>
          <table:table-cell office:value-type="string">
            <text:p>LU0599213559</text:p>
          </table:table-cell>
          <table:table-cell office:value-type="string">
            <text:p>JPMORGAN FUNDS EMERGING MARKETS STRATEGIC BOND FUN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LU0599613147</text:p>
          </table:table-cell>
          <table:table-cell office:value-type="string">
            <text:p>OSSIAM EURP EQUI W</text:p>
          </table:table-cell>
        </table:table-row>
        <table:table-row table:style-name="ro1">
          <table:table-cell/>
          <table:table-cell office:value-type="string">
            <text:p>LU0599946893</text:p>
          </table:table-cell>
          <table:table-cell office:value-type="string">
            <text:p>DEUTSCHE CONCEPT DWS CONCEPT KALDEMORGEN L (C)</text:p>
          </table:table-cell>
        </table:table-row>
        <table:table-row table:style-name="ro1">
          <table:table-cell/>
          <table:table-cell office:value-type="string">
            <text:p>LU0602539271</text:p>
          </table:table-cell>
          <table:table-cell office:value-type="string">
            <text:p>Nordea 1 - Emerging Stars Equity Fund BI-EUR</text:p>
          </table:table-cell>
        </table:table-row>
        <table:table-row table:style-name="ro1">
          <table:table-cell/>
          <table:table-cell office:value-type="string">
            <text:p>LU0602539602</text:p>
          </table:table-cell>
          <table:table-cell office:value-type="string">
            <text:p>NORDEA 1 EMERGING STARS EQUITY FUND BP-USD</text:p>
          </table:table-cell>
        </table:table-row>
        <table:table-row table:style-name="ro1">
          <table:table-cell/>
          <table:table-cell office:value-type="string">
            <text:p>LU0602539867</text:p>
          </table:table-cell>
          <table:table-cell office:value-type="string">
            <text:p>NORDEA 1 EMERGING STARS EQUITY FUND BP-EUR</text:p>
          </table:table-cell>
        </table:table-row>
        <table:table-row table:style-name="ro1">
          <table:table-cell/>
          <table:table-cell office:value-type="string">
            <text:p>LU0605515377</text:p>
          </table:table-cell>
          <table:table-cell office:value-type="string">
            <text:p>FIDELITY FUNDS SICAV GLOBAL DIVIDEND FUND A-ACC</text:p>
          </table:table-cell>
        </table:table-row>
        <table:table-row table:style-name="ro1">
          <table:table-cell/>
          <table:table-cell office:value-type="string">
            <text:p>LU0608807516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608810908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609002307</text:p>
          </table:table-cell>
          <table:table-cell office:value-type="string">
            <text:p>GOLDMAN SACHS FUNDS GOLDMAN SACHS GLOBAL STRATEGIC</text:p>
          </table:table-cell>
        </table:table-row>
        <table:table-row table:style-name="ro1">
          <table:table-cell/>
          <table:table-cell office:value-type="string">
            <text:p>LU0611173427</text:p>
          </table:table-cell>
          <table:table-cell office:value-type="string">
            <text:p>UBS (LUX) EQUITY SICAV UBS (LUX) EQUITY SICAV - GL</text:p>
          </table:table-cell>
        </table:table-row>
        <table:table-row table:style-name="ro1">
          <table:table-cell/>
          <table:table-cell office:value-type="string">
            <text:p>LU0611173930</text:p>
          </table:table-cell>
          <table:table-cell office:value-type="string">
            <text:p>UBS (LUX) EQUITY SICAV UBS GLOBAL HIGH DIVIDEND (U</text:p>
          </table:table-cell>
        </table:table-row>
        <table:table-row table:style-name="ro1">
          <table:table-cell/>
          <table:table-cell office:value-type="string">
            <text:p>LU0611489658</text:p>
          </table:table-cell>
          <table:table-cell office:value-type="string">
            <text:p>FIDELITY FUNDS SICAV JAPAN ADVANTAGE FUND A EUR HE</text:p>
          </table:table-cell>
        </table:table-row>
        <table:table-row table:style-name="ro1">
          <table:table-cell/>
          <table:table-cell office:value-type="string">
            <text:p>LU0611873836</text:p>
          </table:table-cell>
          <table:table-cell office:value-type="string">
            <text:p>JKC FUND LA FRANCAISE JKC CHINA EQUITY P EUR-HEDGE</text:p>
          </table:table-cell>
        </table:table-row>
        <table:table-row table:style-name="ro1">
          <table:table-cell/>
          <table:table-cell office:value-type="string">
            <text:p>LU0613075240</text:p>
          </table:table-cell>
          <table:table-cell office:value-type="string">
            <text:p>AMUNDI FUNDS EQUITY EMERGING FOCUS C</text:p>
          </table:table-cell>
        </table:table-row>
        <table:table-row table:style-name="ro1">
          <table:table-cell/>
          <table:table-cell office:value-type="string">
            <text:p>LU0613488591</text:p>
          </table:table-cell>
          <table:table-cell office:value-type="string">
            <text:p>JPMORGAN FUNDS ASIA PACIFIC EQUITY A</text:p>
          </table:table-cell>
        </table:table-row>
        <table:table-row table:style-name="ro1">
          <table:table-cell/>
          <table:table-cell office:value-type="string">
            <text:p>LU0616241476</text:p>
          </table:table-cell>
          <table:table-cell office:value-type="string">
            <text:p>AMUNDI FUNDS BOND EURO AGGREGATE AE</text:p>
          </table:table-cell>
        </table:table-row>
        <table:table-row table:style-name="ro1">
          <table:table-cell/>
          <table:table-cell office:value-type="string">
            <text:p>LU0616502026</text:p>
          </table:table-cell>
          <table:table-cell office:value-type="string">
            <text:p>Saxo Invest Global Evolution EM Debt I</text:p>
          </table:table-cell>
        </table:table-row>
        <table:table-row table:style-name="ro1">
          <table:table-cell/>
          <table:table-cell office:value-type="string">
            <text:p>LU0616502612</text:p>
          </table:table-cell>
          <table:table-cell office:value-type="string">
            <text:p>Saxo Invest Global Evolution EM Blended Debt R</text:p>
          </table:table-cell>
        </table:table-row>
        <table:table-row table:style-name="ro1">
          <table:table-cell/>
          <table:table-cell office:value-type="string">
            <text:p>LU0616856935</text:p>
          </table:table-cell>
          <table:table-cell office:value-type="string">
            <text:p>DEUTSCHE INVEST I SICAV DEUTSCHE INVEST I BRAZILIA</text:p>
          </table:table-cell>
        </table:table-row>
        <table:table-row table:style-name="ro1">
          <table:table-cell/>
          <table:table-cell office:value-type="string">
            <text:p>LU0619785693</text:p>
          </table:table-cell>
          <table:table-cell office:value-type="string">
            <text:p>ABERDEEN GLOBAL ASIAN LOCAL CURRENCY SHORT DURATIO</text:p>
          </table:table-cell>
        </table:table-row>
        <table:table-row table:style-name="ro1">
          <table:table-cell/>
          <table:table-cell office:value-type="string">
            <text:p>LU0620744002</text:p>
          </table:table-cell>
          <table:table-cell office:value-type="string">
            <text:p>SPARINVEST SICAV ETHICAL HIGH YIELD VALUE BONDS EU</text:p>
          </table:table-cell>
        </table:table-row>
        <table:table-row table:style-name="ro1">
          <table:table-cell/>
          <table:table-cell office:value-type="string">
            <text:p>LU0622663176</text:p>
          </table:table-cell>
          <table:table-cell office:value-type="string">
            <text:p>ROBECO CAPITAL GROWTH FUNDS ROBECO FINANCIAL INSTI</text:p>
          </table:table-cell>
        </table:table-row>
        <table:table-row table:style-name="ro1">
          <table:table-cell/>
          <table:table-cell office:value-type="string">
            <text:p>LU0628613399</text:p>
          </table:table-cell>
          <table:table-cell office:value-type="string">
            <text:p>BLACKROCK GLOBAL FUNDS ASIA PACIFIC EQUITY INCOME </text:p>
          </table:table-cell>
        </table:table-row>
        <table:table-row table:style-name="ro1">
          <table:table-cell/>
          <table:table-cell office:value-type="string">
            <text:p>LU0628638032</text:p>
          </table:table-cell>
          <table:table-cell office:value-type="string">
            <text:p>ODDO COMPASS EURO CREDIT SHORT DURATION EURO A CAP</text:p>
          </table:table-cell>
        </table:table-row>
        <table:table-row table:style-name="ro1">
          <table:table-cell/>
          <table:table-cell office:value-type="string">
            <text:p>LU0636969866</text:p>
          </table:table-cell>
          <table:table-cell office:value-type="string">
            <text:p>MIRABAUD EQUITIES SWISS SMALL AND MID A EUR</text:p>
          </table:table-cell>
        </table:table-row>
        <table:table-row table:style-name="ro1">
          <table:table-cell/>
          <table:table-cell office:value-type="string">
            <text:p>LU0638558717</text:p>
          </table:table-cell>
          <table:table-cell office:value-type="string">
            <text:p>RUFFER SICAV RUFFER TOTAL RETURN INTERNATIONAL O E</text:p>
          </table:table-cell>
        </table:table-row>
        <table:table-row table:style-name="ro1">
          <table:table-cell/>
          <table:table-cell office:value-type="string">
            <text:p>LU0641745681</text:p>
          </table:table-cell>
          <table:table-cell office:value-type="string">
            <text:p>DNCA INVEST MIURI B</text:p>
          </table:table-cell>
        </table:table-row>
        <table:table-row table:style-name="ro1">
          <table:table-cell/>
          <table:table-cell office:value-type="string">
            <text:p>LU0641745921</text:p>
          </table:table-cell>
          <table:table-cell office:value-type="string">
            <text:p>DNCA INVEST MIURI A</text:p>
          </table:table-cell>
        </table:table-row>
        <table:table-row table:style-name="ro1">
          <table:table-cell/>
          <table:table-cell office:value-type="string">
            <text:p>LU0641748271</text:p>
          </table:table-cell>
          <table:table-cell office:value-type="string">
            <text:p>DNCA INVEST EUROSE AD</text:p>
          </table:table-cell>
        </table:table-row>
        <table:table-row table:style-name="ro1">
          <table:table-cell/>
          <table:table-cell office:value-type="string">
            <text:p>LU0649033221</text:p>
          </table:table-cell>
          <table:table-cell office:value-type="string">
            <text:p>AGIF - US HIGH YIELD AM H2-AUD (D)</text:p>
          </table:table-cell>
        </table:table-row>
        <table:table-row table:style-name="ro1">
          <table:table-cell/>
          <table:table-cell office:value-type="string">
            <text:p>LU0650148314</text:p>
          </table:table-cell>
          <table:table-cell office:value-type="string">
            <text:p>PICTET JAPANESE EQUITY OPPORTUNITIES HP EUR</text:p>
          </table:table-cell>
        </table:table-row>
        <table:table-row table:style-name="ro1">
          <table:table-cell/>
          <table:table-cell office:value-type="string">
            <text:p>LU0650750242</text:p>
          </table:table-cell>
          <table:table-cell office:value-type="string">
            <text:p>UNI-GLOBAL EQUITIES EUROPE TA-EUR</text:p>
          </table:table-cell>
        </table:table-row>
        <table:table-row table:style-name="ro1">
          <table:table-cell/>
          <table:table-cell office:value-type="string">
            <text:p>LU0650750911</text:p>
          </table:table-cell>
          <table:table-cell office:value-type="string">
            <text:p>UNI-GLOBAL EQUITIES US TA-USD</text:p>
          </table:table-cell>
        </table:table-row>
        <table:table-row table:style-name="ro1">
          <table:table-cell/>
          <table:table-cell office:value-type="string">
            <text:p>LU0650957938</text:p>
          </table:table-cell>
          <table:table-cell office:value-type="string">
            <text:p>FAST - Emerging Markets Fund A</text:p>
          </table:table-cell>
        </table:table-row>
        <table:table-row table:style-name="ro1">
          <table:table-cell/>
          <table:table-cell office:value-type="string">
            <text:p>LU0658026512</text:p>
          </table:table-cell>
          <table:table-cell office:value-type="string">
            <text:p>AXA IM FIXED INCOME INVESTMENT STRATEGIES EUROPE S</text:p>
          </table:table-cell>
        </table:table-row>
        <table:table-row table:style-name="ro1">
          <table:table-cell/>
          <table:table-cell office:value-type="string">
            <text:p>LU0658026603</text:p>
          </table:table-cell>
          <table:table-cell office:value-type="string">
            <text:p>AXA IM FIXED INCOME INVESTMENT STRATEGIES EUROPE S</text:p>
          </table:table-cell>
        </table:table-row>
        <table:table-row table:style-name="ro1">
          <table:table-cell/>
          <table:table-cell office:value-type="string">
            <text:p>LU0661985969</text:p>
          </table:table-cell>
          <table:table-cell office:value-type="string">
            <text:p>JPM Funds - Euroland Dynamic A</text:p>
          </table:table-cell>
        </table:table-row>
        <table:table-row table:style-name="ro1">
          <table:table-cell/>
          <table:table-cell office:value-type="string">
            <text:p>LU0665630736</text:p>
          </table:table-cell>
          <table:table-cell office:value-type="string">
            <text:p>ALLIANZ GLOBAL INVESTORS FUND AGIF - ALLIANZ CHINA</text:p>
          </table:table-cell>
        </table:table-row>
        <table:table-row table:style-name="ro1">
          <table:table-cell/>
          <table:table-cell office:value-type="string">
            <text:p>LU0666199749</text:p>
          </table:table-cell>
          <table:table-cell office:value-type="string">
            <text:p>HSBC GLOBAL INVESTMENT FUNDS FRONTIER MARKETS AC</text:p>
          </table:table-cell>
        </table:table-row>
        <table:table-row table:style-name="ro1">
          <table:table-cell/>
          <table:table-cell office:value-type="string">
            <text:p>LU0666480289</text:p>
          </table:table-cell>
          <table:table-cell office:value-type="string">
            <text:p>ETHNA-AKTIV E CHF (A)</text:p>
          </table:table-cell>
        </table:table-row>
        <table:table-row table:style-name="ro1">
          <table:table-cell/>
          <table:table-cell office:value-type="string">
            <text:p>LU0666484190</text:p>
          </table:table-cell>
          <table:table-cell office:value-type="string">
            <text:p>ETHNA-AKTIV E CHF (T)</text:p>
          </table:table-cell>
        </table:table-row>
        <table:table-row table:style-name="ro1">
          <table:table-cell/>
          <table:table-cell office:value-type="string">
            <text:p>LU0674140396</text:p>
          </table:table-cell>
          <table:table-cell office:value-type="string">
            <text:p>ROBECO CAPITAL GROWTH FUNDS ROBECO BP US SELECT OP</text:p>
          </table:table-cell>
        </table:table-row>
        <table:table-row table:style-name="ro1">
          <table:table-cell/>
          <table:table-cell office:value-type="string">
            <text:p>LU0675297237</text:p>
          </table:table-cell>
          <table:table-cell office:value-type="string">
            <text:p>G FUND AVENIR EUROPE NC</text:p>
          </table:table-cell>
        </table:table-row>
        <table:table-row table:style-name="ro1">
          <table:table-cell/>
          <table:table-cell office:value-type="string">
            <text:p>LU0677960808</text:p>
          </table:table-cell>
          <table:table-cell office:value-type="string">
            <text:p>AISM Low Volatility R</text:p>
          </table:table-cell>
        </table:table-row>
        <table:table-row table:style-name="ro1">
          <table:table-cell/>
          <table:table-cell office:value-type="string">
            <text:p>LU0682340004</text:p>
          </table:table-cell>
          <table:table-cell office:value-type="string">
            <text:p>YCAP Euro Corporate (D)</text:p>
          </table:table-cell>
        </table:table-row>
        <table:table-row table:style-name="ro1">
          <table:table-cell/>
          <table:table-cell office:value-type="string">
            <text:p>LU0689230778</text:p>
          </table:table-cell>
          <table:table-cell office:value-type="string">
            <text:p>MIRABAUD CONVERTIBLE BONDS EUROPE A EUR</text:p>
          </table:table-cell>
        </table:table-row>
        <table:table-row table:style-name="ro1">
          <table:table-cell/>
          <table:table-cell office:value-type="string">
            <text:p>LU0689472784</text:p>
          </table:table-cell>
          <table:table-cell office:value-type="string">
            <text:p>ALLIANZ GLOBAL INVESTORS FUND AGIF - ALLIANZ INCOM</text:p>
          </table:table-cell>
        </table:table-row>
        <table:table-row table:style-name="ro1">
          <table:table-cell/>
          <table:table-cell office:value-type="string">
            <text:p>LU0690086581</text:p>
          </table:table-cell>
          <table:table-cell office:value-type="string">
            <text:p>LOMBARD ODIER FUNDS EMERGING HIGH CONVICTION P EUR</text:p>
          </table:table-cell>
        </table:table-row>
        <table:table-row table:style-name="ro1">
          <table:table-cell/>
          <table:table-cell office:value-type="string">
            <text:p>LU0690087043</text:p>
          </table:table-cell>
          <table:table-cell office:value-type="string">
            <text:p>LOMBARD ODIER FUNDS EMERGING HIGH CONVICTION SYST.</text:p>
          </table:table-cell>
        </table:table-row>
        <table:table-row table:style-name="ro1">
          <table:table-cell/>
          <table:table-cell office:value-type="string">
            <text:p>LU0694238501</text:p>
          </table:table-cell>
          <table:table-cell office:value-type="string">
            <text:p>MORGAN STANLEY INVESTMENT FUNDS GLOBAL BALANCED RI</text:p>
          </table:table-cell>
        </table:table-row>
        <table:table-row table:style-name="ro1">
          <table:table-cell/>
          <table:table-cell office:value-type="string">
            <text:p>LU0697197597</text:p>
          </table:table-cell>
          <table:table-cell office:value-type="string">
            <text:p>Saxo Invest Global Evolution Frontier Markets - E</text:p>
          </table:table-cell>
        </table:table-row>
        <table:table-row table:style-name="ro1">
          <table:table-cell/>
          <table:table-cell office:value-type="string">
            <text:p>LU0702159772</text:p>
          </table:table-cell>
          <table:table-cell office:value-type="string">
            <text:p>FIDELITY FUNDS SICAV ASIAN SMALLER COMPANIES FUND </text:p>
          </table:table-cell>
        </table:table-row>
        <table:table-row table:style-name="ro1">
          <table:table-cell/>
          <table:table-cell office:value-type="string">
            <text:p>LU0704154706</text:p>
          </table:table-cell>
          <table:table-cell office:value-type="string">
            <text:p>RAM (LUX) SYSTEMATIC FUNDS EMERGING MARKETS EQUITI</text:p>
          </table:table-cell>
        </table:table-row>
        <table:table-row table:style-name="ro1">
          <table:table-cell/>
          <table:table-cell office:value-type="string">
            <text:p>LU0706716387</text:p>
          </table:table-cell>
          <table:table-cell office:value-type="string">
            <text:p>ALLIANZ GLOBAL INVESTORS FUND ALLIANZ CONVERTIBLE </text:p>
          </table:table-cell>
        </table:table-row>
        <table:table-row table:style-name="ro1">
          <table:table-cell/>
          <table:table-cell office:value-type="string">
            <text:p>LU0708055370</text:p>
          </table:table-cell>
          <table:table-cell office:value-type="string">
            <text:p>HSBC GLOBAL INVESTMENT FUNDS FRONTIER MARKETS ACEU</text:p>
          </table:table-cell>
        </table:table-row>
        <table:table-row table:style-name="ro1">
          <table:table-cell/>
          <table:table-cell office:value-type="string">
            <text:p>LU0708055453</text:p>
          </table:table-cell>
          <table:table-cell office:value-type="string">
            <text:p>HSBC GLOBAL INVESTMENT FUNDS FRONTIER MARKETS ECEU</text:p>
          </table:table-cell>
        </table:table-row>
        <table:table-row table:style-name="ro1">
          <table:table-cell/>
          <table:table-cell office:value-type="string">
            <text:p>LU0715867825</text:p>
          </table:table-cell>
          <table:table-cell office:value-type="string">
            <text:p>RICHELIEU FD FLAGSHIP C</text:p>
          </table:table-cell>
        </table:table-row>
        <table:table-row table:style-name="ro1">
          <table:table-cell/>
          <table:table-cell office:value-type="string">
            <text:p>LU0715868476</text:p>
          </table:table-cell>
          <table:table-cell office:value-type="string">
            <text:p>RICHELIEU FD FLAGSHIP D</text:p>
          </table:table-cell>
        </table:table-row>
        <table:table-row table:style-name="ro1">
          <table:table-cell/>
          <table:table-cell office:value-type="string">
            <text:p>LU0717747918</text:p>
          </table:table-cell>
          <table:table-cell office:value-type="string">
            <text:p>INVESCO FUNDS PAN EUROPEAN FOCUS EQUITY FUND R</text:p>
          </table:table-cell>
        </table:table-row>
        <table:table-row table:style-name="ro1">
          <table:table-cell/>
          <table:table-cell office:value-type="string">
            <text:p>LU0717900707</text:p>
          </table:table-cell>
          <table:table-cell office:value-type="string">
            <text:p>SWISS LIFE FUNDS (LUX) SWISS LIFE FUNDS (LUX) - BO</text:p>
          </table:table-cell>
        </table:table-row>
        <table:table-row table:style-name="ro1">
          <table:table-cell/>
          <table:table-cell office:value-type="string">
            <text:p>LU0718509606</text:p>
          </table:table-cell>
          <table:table-cell office:value-type="string">
            <text:p>LOMBARD ODIER FUNDS ALL ROADS MULTI-ASSET (EUR) P</text:p>
          </table:table-cell>
        </table:table-row>
        <table:table-row table:style-name="ro1">
          <table:table-cell/>
          <table:table-cell office:value-type="string">
            <text:p>LU0718509861</text:p>
          </table:table-cell>
          <table:table-cell office:value-type="string">
            <text:p>LOMBARD ODIER FUNDS ALL ROADS MULTI-ASSET (EUR) I</text:p>
          </table:table-cell>
        </table:table-row>
        <table:table-row table:style-name="ro1">
          <table:table-cell/>
          <table:table-cell office:value-type="string">
            <text:p>LU0719899097</text:p>
          </table:table-cell>
          <table:table-cell office:value-type="string">
            <text:p>EXANE FUNDS 2 EXANE EQUITY SELECT EUROPE FUND B</text:p>
          </table:table-cell>
        </table:table-row>
        <table:table-row table:style-name="ro1">
          <table:table-cell/>
          <table:table-cell office:value-type="string">
            <text:p>LU0723564463</text:p>
          </table:table-cell>
          <table:table-cell office:value-type="string">
            <text:p>UBS (LUX) EQUITY SICAV EUROPEAN OPPORTUNITY UNCONS</text:p>
          </table:table-cell>
        </table:table-row>
        <table:table-row table:style-name="ro1">
          <table:table-cell/>
          <table:table-cell office:value-type="string">
            <text:p>LU0726357527</text:p>
          </table:table-cell>
          <table:table-cell office:value-type="string">
            <text:p>PICTET EUR SHORT TERM HIGH YIELD P</text:p>
          </table:table-cell>
        </table:table-row>
        <table:table-row table:style-name="ro1">
          <table:table-cell/>
          <table:table-cell office:value-type="string">
            <text:p>LU0731782404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31782826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35966888</text:p>
          </table:table-cell>
          <table:table-cell office:value-type="string">
            <text:p>Saxo Invest Global Evolution Front. Markets R USD</text:p>
          </table:table-cell>
        </table:table-row>
        <table:table-row table:style-name="ro1">
          <table:table-cell/>
          <table:table-cell office:value-type="string">
            <text:p>LU0739403623</text:p>
          </table:table-cell>
          <table:table-cell office:value-type="string">
            <text:p>PIONEER FUNDS US FUNDAMENTAL GROWTH A HEDGE EUR</text:p>
          </table:table-cell>
        </table:table-row>
        <table:table-row table:style-name="ro1">
          <table:table-cell/>
          <table:table-cell office:value-type="string">
            <text:p>LU0740858229</text:p>
          </table:table-cell>
          <table:table-cell office:value-type="string">
            <text:p>JPMORGAN INVESTMENT FUNDS GLOBAL INCOME FUND A EUR</text:p>
          </table:table-cell>
        </table:table-row>
        <table:table-row table:style-name="ro1">
          <table:table-cell/>
          <table:table-cell office:value-type="string">
            <text:p>LU0740858492</text:p>
          </table:table-cell>
          <table:table-cell office:value-type="string">
            <text:p>JPMORGAN INVESTMENT FUNDS GLOBAL INCOME FUND D EUR</text:p>
          </table:table-cell>
        </table:table-row>
        <table:table-row table:style-name="ro1">
          <table:table-cell/>
          <table:table-cell office:value-type="string">
            <text:p>LU0741948268</text:p>
          </table:table-cell>
          <table:table-cell office:value-type="string">
            <text:p>BARCLAYS PORTFOLIOS SICAV BARCLAYS MULTIMANAGER PO</text:p>
          </table:table-cell>
        </table:table-row>
        <table:table-row table:style-name="ro1">
          <table:table-cell/>
          <table:table-cell office:value-type="string">
            <text:p>LU0742804122</text:p>
          </table:table-cell>
          <table:table-cell office:value-type="string">
            <text:p>BARCLAYS FUNDS BARCLAYS EQUITY EUROPE FLEXIBLE C E</text:p>
          </table:table-cell>
        </table:table-row>
        <table:table-row table:style-name="ro1">
          <table:table-cell/>
          <table:table-cell office:value-type="string">
            <text:p>LU0744128231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0744129122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0746605178</text:p>
          </table:table-cell>
          <table:table-cell office:value-type="string">
            <text:p>AXA WORLD FUNDS GLOBAL STRATEGIC BONDS E CAPITALIS</text:p>
          </table:table-cell>
        </table:table-row>
        <table:table-row table:style-name="ro1">
          <table:table-cell/>
          <table:table-cell office:value-type="string">
            <text:p>LU0752741818</text:p>
          </table:table-cell>
          <table:table-cell office:value-type="string">
            <text:p>Amundi Funds - Bond Euro Inflation XE</text:p>
          </table:table-cell>
        </table:table-row>
        <table:table-row table:style-name="ro1">
          <table:table-cell/>
          <table:table-cell office:value-type="string">
            <text:p>LU0755947396</text:p>
          </table:table-cell>
          <table:table-cell office:value-type="string">
            <text:p>Amundi Funds - Equity India Select C</text:p>
          </table:table-cell>
        </table:table-row>
        <table:table-row table:style-name="ro1">
          <table:table-cell/>
          <table:table-cell office:value-type="string">
            <text:p>LU0755948956</text:p>
          </table:table-cell>
          <table:table-cell office:value-type="string">
            <text:p>AMUNDI FUNDS BOND GLOBAL EMERGING CORPORATE C</text:p>
          </table:table-cell>
        </table:table-row>
        <table:table-row table:style-name="ro1">
          <table:table-cell/>
          <table:table-cell office:value-type="string">
            <text:p>LU0755949848</text:p>
          </table:table-cell>
          <table:table-cell office:value-type="string">
            <text:p>AMUNDI FUNDS EQUITY EUROPE CONSERVATIVE AE-C</text:p>
          </table:table-cell>
        </table:table-row>
        <table:table-row table:style-name="ro1">
          <table:table-cell/>
          <table:table-cell office:value-type="string">
            <text:p>LU0756526231</text:p>
          </table:table-cell>
          <table:table-cell office:value-type="string">
            <text:p>ABN AMRO MULTI-MANAGER FUNDS HERMES EUROPEAN EQUIT</text:p>
          </table:table-cell>
        </table:table-row>
        <table:table-row table:style-name="ro1">
          <table:table-cell/>
          <table:table-cell office:value-type="string">
            <text:p>LU0757359368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360457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360614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431068</text:p>
          </table:table-cell>
          <table:table-cell office:value-type="string">
            <text:p>THREADNEEDLE (LUX) THREADNEEDLE (LUX) - GLOBAL FOC</text:p>
          </table:table-cell>
        </table:table-row>
        <table:table-row table:style-name="ro1">
          <table:table-cell/>
          <table:table-cell office:value-type="string">
            <text:p>LU0762807625</text:p>
          </table:table-cell>
          <table:table-cell office:value-type="string">
            <text:p>JPMORGAN INVESTMENT FUNDS GLOBAL INCOME FUND A USD</text:p>
          </table:table-cell>
        </table:table-row>
        <table:table-row table:style-name="ro1">
          <table:table-cell/>
          <table:table-cell office:value-type="string">
            <text:p>LU0763733028</text:p>
          </table:table-cell>
          <table:table-cell office:value-type="string">
            <text:p>UBS (LUX) EQUITY FUND ASIAN CONSUMPTION (USD) P EU</text:p>
          </table:table-cell>
        </table:table-row>
        <table:table-row table:style-name="ro1">
          <table:table-cell/>
          <table:table-cell office:value-type="string">
            <text:p>LU0763739140</text:p>
          </table:table-cell>
          <table:table-cell office:value-type="string">
            <text:p>UBS (LUX) EQUITY FUND GREATER CHINA (USD) P EUR HE</text:p>
          </table:table-cell>
        </table:table-row>
        <table:table-row table:style-name="ro1">
          <table:table-cell/>
          <table:table-cell office:value-type="string">
            <text:p>LU0766124126</text:p>
          </table:table-cell>
          <table:table-cell office:value-type="string">
            <text:p>FIDELITY FUNDS SICAV CHINA CONSUMER FUND E EUR</text:p>
          </table:table-cell>
        </table:table-row>
        <table:table-row table:style-name="ro1">
          <table:table-cell/>
          <table:table-cell office:value-type="string">
            <text:p>LU0766462104</text:p>
          </table:table-cell>
          <table:table-cell office:value-type="string">
            <text:p>ALLIANZ GLOBAL INVESTORS FUND AGIF - ALLIANZ INCOM</text:p>
          </table:table-cell>
        </table:table-row>
        <table:table-row table:style-name="ro1">
          <table:table-cell/>
          <table:table-cell office:value-type="string">
            <text:p>LU0768355603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772969993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74754435</text:p>
          </table:table-cell>
          <table:table-cell office:value-type="string">
            <text:p>PARWORLD QUANT EQUITY EUROPE GURU CLASSIC</text:p>
          </table:table-cell>
        </table:table-row>
        <table:table-row table:style-name="ro1">
          <table:table-cell/>
          <table:table-cell office:value-type="string">
            <text:p>LU0774754948</text:p>
          </table:table-cell>
          <table:table-cell office:value-type="string">
            <text:p>Parworld Quant Equity World GURU Classic</text:p>
          </table:table-cell>
        </table:table-row>
        <table:table-row table:style-name="ro1">
          <table:table-cell/>
          <table:table-cell office:value-type="string">
            <text:p>LU0776290842</text:p>
          </table:table-cell>
          <table:table-cell office:value-type="string">
            <text:p>UBS (LUX) BOND FUND EURO HIGH YIELD (EUR) P CHF HE</text:p>
          </table:table-cell>
        </table:table-row>
        <table:table-row table:style-name="ro1">
          <table:table-cell/>
          <table:table-cell office:value-type="string">
            <text:p>LU0776410689</text:p>
          </table:table-cell>
          <table:table-cell office:value-type="string">
            <text:p>SCHRODER INTERNATIONAL SELECTION FUND GLOBAL DIVER</text:p>
          </table:table-cell>
        </table:table-row>
        <table:table-row table:style-name="ro1">
          <table:table-cell/>
          <table:table-cell office:value-type="string">
            <text:p>LU0776410846</text:p>
          </table:table-cell>
          <table:table-cell office:value-type="string">
            <text:p>SCHRODER INTERNATIONAL SELECTION FUND GLOBAL DIVER</text:p>
          </table:table-cell>
        </table:table-row>
        <table:table-row table:style-name="ro1">
          <table:table-cell/>
          <table:table-cell office:value-type="string">
            <text:p>LU0778101708</text:p>
          </table:table-cell>
          <table:table-cell office:value-type="string">
            <text:p>Next AM Tendance Finance A EUR Acc</text:p>
          </table:table-cell>
        </table:table-row>
        <table:table-row table:style-name="ro1">
          <table:table-cell/>
          <table:table-cell office:value-type="string">
            <text:p>LU0781238935</text:p>
          </table:table-cell>
          <table:table-cell office:value-type="string">
            <text:p>DEUTSCHE INVEST II SICAV DEUTSCHE INVEST II US TOP</text:p>
          </table:table-cell>
        </table:table-row>
        <table:table-row table:style-name="ro1">
          <table:table-cell/>
          <table:table-cell office:value-type="string">
            <text:p>LU0781239743</text:p>
          </table:table-cell>
          <table:table-cell office:value-type="string">
            <text:p>DEUTSCHE INVEST II SICAV DEUTSCHE INVEST II US TOP</text:p>
          </table:table-cell>
        </table:table-row>
        <table:table-row table:style-name="ro1">
          <table:table-cell/>
          <table:table-cell office:value-type="string">
            <text:p>LU0782296676</text:p>
          </table:table-cell>
          <table:table-cell office:value-type="string">
            <text:p>HSBC GLOBAL INVESTMENT FUNDS RMB FIXED INCOME ACH </text:p>
          </table:table-cell>
        </table:table-row>
        <table:table-row table:style-name="ro1">
          <table:table-cell/>
          <table:table-cell office:value-type="string">
            <text:p>LU0784383399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784385840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787970960</text:p>
          </table:table-cell>
          <table:table-cell office:value-type="string">
            <text:p>MIRABAUD EQUITIES SPAIN A EUR</text:p>
          </table:table-cell>
        </table:table-row>
        <table:table-row table:style-name="ro1">
          <table:table-cell/>
          <table:table-cell office:value-type="string">
            <text:p>LU0787973121</text:p>
          </table:table-cell>
          <table:table-cell office:value-type="string">
            <text:p>MIRABAUD EQUITIES FRANCE A EUR</text:p>
          </table:table-cell>
        </table:table-row>
        <table:table-row table:style-name="ro1">
          <table:table-cell/>
          <table:table-cell office:value-type="string">
            <text:p>LU0795385821</text:p>
          </table:table-cell>
          <table:table-cell office:value-type="string">
            <text:p>ALLIANZ GLOBAL INVESTORS FUND AGIF - ALLIANZ US HI</text:p>
          </table:table-cell>
        </table:table-row>
        <table:table-row table:style-name="ro1">
          <table:table-cell/>
          <table:table-cell office:value-type="string">
            <text:p>LU0795840619</text:p>
          </table:table-cell>
          <table:table-cell office:value-type="string">
            <text:p>HSBC GLOBAL INVESTMENT FUNDS GEM DEBT TOTAL RETURN</text:p>
          </table:table-cell>
        </table:table-row>
        <table:table-row table:style-name="ro1">
          <table:table-cell/>
          <table:table-cell office:value-type="string">
            <text:p>LU0798462528</text:p>
          </table:table-cell>
          <table:table-cell office:value-type="string">
            <text:p>LOMBARD ODIER FUNDS GLOBAL BBB-BB FUNDAMENTAL (EUR</text:p>
          </table:table-cell>
        </table:table-row>
        <table:table-row table:style-name="ro1">
          <table:table-cell/>
          <table:table-cell office:value-type="string">
            <text:p>LU0800193780</text:p>
          </table:table-cell>
          <table:table-cell office:value-type="string">
            <text:p>MIRABAUD EQUITIES GLOBAL EMERGING MARKETS A USD</text:p>
          </table:table-cell>
        </table:table-row>
        <table:table-row table:style-name="ro1">
          <table:table-cell/>
          <table:table-cell office:value-type="string">
            <text:p>LU0800572702</text:p>
          </table:table-cell>
          <table:table-cell office:value-type="string">
            <text:p>AXA WORLD FUNDS EMERGING MARKETS SHORT DURATION BO</text:p>
          </table:table-cell>
        </table:table-row>
        <table:table-row table:style-name="ro1">
          <table:table-cell/>
          <table:table-cell office:value-type="string">
            <text:p>LU0800573007</text:p>
          </table:table-cell>
          <table:table-cell office:value-type="string">
            <text:p>AXA WORLD FUNDS EMERGING MARKETS SHORT DURATION BO</text:p>
          </table:table-cell>
        </table:table-row>
        <table:table-row table:style-name="ro1">
          <table:table-cell/>
          <table:table-cell office:value-type="string">
            <text:p>LU0800573858</text:p>
          </table:table-cell>
          <table:table-cell office:value-type="string">
            <text:p>AXA WORLD FUNDS EUROPEAN HIGH YIELD BONDS A CAPITA</text:p>
          </table:table-cell>
        </table:table-row>
        <table:table-row table:style-name="ro1">
          <table:table-cell/>
          <table:table-cell office:value-type="string">
            <text:p>LU0805493342</text:p>
          </table:table-cell>
          <table:table-cell office:value-type="string">
            <text:p>MULTIPARTNER SICAV ROBECOSAM SUSTAINABLE HEALTHY L</text:p>
          </table:table-cell>
        </table:table-row>
        <table:table-row table:style-name="ro1">
          <table:table-cell/>
          <table:table-cell office:value-type="string">
            <text:p>LU0806867908</text:p>
          </table:table-cell>
          <table:table-cell office:value-type="string">
            <text:p>GAM MULTIBOND EMERGING BOND B EUR</text:p>
          </table:table-cell>
        </table:table-row>
        <table:table-row table:style-name="ro1">
          <table:table-cell/>
          <table:table-cell office:value-type="string">
            <text:p>LU0807689749</text:p>
          </table:table-cell>
          <table:table-cell office:value-type="string">
            <text:p>CARMIGNAC PORTFOLIO CAPITAL PLUS A USD HEDGED</text:p>
          </table:table-cell>
        </table:table-row>
        <table:table-row table:style-name="ro1">
          <table:table-cell/>
          <table:table-cell office:value-type="string">
            <text:p>LU0807690671</text:p>
          </table:table-cell>
          <table:table-cell office:value-type="string">
            <text:p>CARMIGNAC PORTFOLIO COMMODITIES A CHF HEDGED</text:p>
          </table:table-cell>
        </table:table-row>
        <table:table-row table:style-name="ro1">
          <table:table-cell/>
          <table:table-cell office:value-type="string">
            <text:p>LU0807690838</text:p>
          </table:table-cell>
          <table:table-cell office:value-type="string">
            <text:p>Carmignac PF - Emerging Patrimoine A CHF acc</text:p>
          </table:table-cell>
        </table:table-row>
        <table:table-row table:style-name="ro1">
          <table:table-cell/>
          <table:table-cell office:value-type="string">
            <text:p>LU0807690911</text:p>
          </table:table-cell>
          <table:table-cell office:value-type="string">
            <text:p>Carmignac Emerging Patrimoine D EUR inc</text:p>
          </table:table-cell>
        </table:table-row>
        <table:table-row table:style-name="ro1">
          <table:table-cell/>
          <table:table-cell office:value-type="string">
            <text:p>LU0809674541</text:p>
          </table:table-cell>
          <table:table-cell office:value-type="string">
            <text:p>NN (L) FIRST CLASS MULTI ASSET P CAP EUR</text:p>
          </table:table-cell>
        </table:table-row>
        <table:table-row table:style-name="ro1">
          <table:table-cell/>
          <table:table-cell office:value-type="string">
            <text:p>LU0813497111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814517024</text:p>
          </table:table-cell>
          <table:table-cell office:value-type="string">
            <text:p>LA FRANCAISE LUX GTS ReACTIF R ACCUMULATION</text:p>
          </table:table-cell>
        </table:table-row>
        <table:table-row table:style-name="ro1">
          <table:table-cell/>
          <table:table-cell office:value-type="string">
            <text:p>LU0822042536</text:p>
          </table:table-cell>
          <table:table-cell office:value-type="string">
            <text:p>JPMORGAN FUNDS EMERGING MARKETS EQUITY FUND C EUR</text:p>
          </table:table-cell>
        </table:table-row>
        <table:table-row table:style-name="ro1">
          <table:table-cell/>
          <table:table-cell office:value-type="string">
            <text:p>LU0823380802</text:p>
          </table:table-cell>
          <table:table-cell office:value-type="string">
            <text:p>PARVEST PARVEST BOND EURO HIGH YIELD CLASSIC</text:p>
          </table:table-cell>
        </table:table-row>
        <table:table-row table:style-name="ro1">
          <table:table-cell/>
          <table:table-cell office:value-type="string">
            <text:p>LU0823380984</text:p>
          </table:table-cell>
          <table:table-cell office:value-type="string">
            <text:p>Parvest Bond Euro High Yield Classic</text:p>
          </table:table-cell>
        </table:table-row>
        <table:table-row table:style-name="ro1">
          <table:table-cell/>
          <table:table-cell office:value-type="string">
            <text:p>LU0823381875</text:p>
          </table:table-cell>
          <table:table-cell office:value-type="string">
            <text:p>PARVEST PARVEST BOND EURO LONG TERM CLASSIC</text:p>
          </table:table-cell>
        </table:table-row>
        <table:table-row table:style-name="ro1">
          <table:table-cell/>
          <table:table-cell office:value-type="string">
            <text:p>LU0823385272</text:p>
          </table:table-cell>
          <table:table-cell office:value-type="string">
            <text:p>PARVEST PARVEST BOND WORLD EMERGING LOCAL CLASSIC </text:p>
          </table:table-cell>
        </table:table-row>
        <table:table-row table:style-name="ro1">
          <table:table-cell/>
          <table:table-cell office:value-type="string">
            <text:p>LU0823385512</text:p>
          </table:table-cell>
          <table:table-cell office:value-type="string">
            <text:p>PARVEST PARVEST BOND WORLD EMERGING LOCAL CLASSIC </text:p>
          </table:table-cell>
        </table:table-row>
        <table:table-row table:style-name="ro1">
          <table:table-cell/>
          <table:table-cell office:value-type="string">
            <text:p>LU0823386163</text:p>
          </table:table-cell>
          <table:table-cell office:value-type="string">
            <text:p>PARVEST PARVEST BOND WORLD EMERGING LOCAL CLASSIC</text:p>
          </table:table-cell>
        </table:table-row>
        <table:table-row table:style-name="ro1">
          <table:table-cell/>
          <table:table-cell office:value-type="string">
            <text:p>LU0823386593</text:p>
          </table:table-cell>
          <table:table-cell office:value-type="string">
            <text:p>Parvest Bond World Emerging Local I</text:p>
          </table:table-cell>
        </table:table-row>
        <table:table-row table:style-name="ro1">
          <table:table-cell/>
          <table:table-cell office:value-type="string">
            <text:p>LU0823389423</text:p>
          </table:table-cell>
          <table:table-cell office:value-type="string">
            <text:p>PARVEST PARVEST BOND BEST SELECTION WORLD EMERGING</text:p>
          </table:table-cell>
        </table:table-row>
        <table:table-row table:style-name="ro1">
          <table:table-cell/>
          <table:table-cell office:value-type="string">
            <text:p>LU0823389852</text:p>
          </table:table-cell>
          <table:table-cell office:value-type="string">
            <text:p>PARVEST PARVEST BOND BEST SELECTION WORLD EMERGING</text:p>
          </table:table-cell>
        </table:table-row>
        <table:table-row table:style-name="ro1">
          <table:table-cell/>
          <table:table-cell office:value-type="string">
            <text:p>LU0823391676</text:p>
          </table:table-cell>
          <table:table-cell office:value-type="string">
            <text:p>PARVEST PARVEST BOND WORLD CLASSIC</text:p>
          </table:table-cell>
        </table:table-row>
        <table:table-row table:style-name="ro1">
          <table:table-cell/>
          <table:table-cell office:value-type="string">
            <text:p>LU0823394852</text:p>
          </table:table-cell>
          <table:table-cell office:value-type="string">
            <text:p>PARVEST PARVEST CONVERTIBLE BOND WORLD CLASSIC RH </text:p>
          </table:table-cell>
        </table:table-row>
        <table:table-row table:style-name="ro1">
          <table:table-cell/>
          <table:table-cell office:value-type="string">
            <text:p>LU0823397368</text:p>
          </table:table-cell>
          <table:table-cell office:value-type="string">
            <text:p>Parvest Equity Best Selection Asia Ex-Japan Classi</text:p>
          </table:table-cell>
        </table:table-row>
        <table:table-row table:style-name="ro1">
          <table:table-cell/>
          <table:table-cell office:value-type="string">
            <text:p>LU0823399810</text:p>
          </table:table-cell>
          <table:table-cell office:value-type="string">
            <text:p>Parvest Equity Best Selection Europe Classic</text:p>
          </table:table-cell>
        </table:table-row>
        <table:table-row table:style-name="ro1">
          <table:table-cell/>
          <table:table-cell office:value-type="string">
            <text:p>LU0823400097</text:p>
          </table:table-cell>
          <table:table-cell office:value-type="string">
            <text:p>Parvest Equity Best Selection Europe Classic</text:p>
          </table:table-cell>
        </table:table-row>
        <table:table-row table:style-name="ro1">
          <table:table-cell/>
          <table:table-cell office:value-type="string">
            <text:p>LU0823401574</text:p>
          </table:table-cell>
          <table:table-cell office:value-type="string">
            <text:p>PARVEST EQUITY BEST SELECTION EURO CLASSIC</text:p>
          </table:table-cell>
        </table:table-row>
        <table:table-row table:style-name="ro1">
          <table:table-cell/>
          <table:table-cell office:value-type="string">
            <text:p>LU0823403356</text:p>
          </table:table-cell>
          <table:table-cell office:value-type="string">
            <text:p>Parvest Equity Europe Emerging Classic</text:p>
          </table:table-cell>
        </table:table-row>
        <table:table-row table:style-name="ro1">
          <table:table-cell/>
          <table:table-cell office:value-type="string">
            <text:p>LU0823403869</text:p>
          </table:table-cell>
          <table:table-cell office:value-type="string">
            <text:p>Parvest Equity Europe Emerging I</text:p>
          </table:table-cell>
        </table:table-row>
        <table:table-row table:style-name="ro1">
          <table:table-cell/>
          <table:table-cell office:value-type="string">
            <text:p>LU0823403943</text:p>
          </table:table-cell>
          <table:table-cell office:value-type="string">
            <text:p>PARVEST PARVEST EQUITY EUROPE EMERGING N</text:p>
          </table:table-cell>
        </table:table-row>
        <table:table-row table:style-name="ro1">
          <table:table-cell/>
          <table:table-cell office:value-type="string">
            <text:p>LU0823404248</text:p>
          </table:table-cell>
          <table:table-cell office:value-type="string">
            <text:p>PARVEST PARVEST EQUITY EUROPE GROWTH CLASSIC</text:p>
          </table:table-cell>
        </table:table-row>
        <table:table-row table:style-name="ro1">
          <table:table-cell/>
          <table:table-cell office:value-type="string">
            <text:p>LU0823410724</text:p>
          </table:table-cell>
          <table:table-cell office:value-type="string">
            <text:p>PARVEST PARVEST EQUITY USA SMALL CAP CLASSIC EUR</text:p>
          </table:table-cell>
        </table:table-row>
        <table:table-row table:style-name="ro1">
          <table:table-cell/>
          <table:table-cell office:value-type="string">
            <text:p>LU0823410997</text:p>
          </table:table-cell>
          <table:table-cell office:value-type="string">
            <text:p>PARVEST PARVEST EQUITY USA SMALL CAP CLASSIC</text:p>
          </table:table-cell>
        </table:table-row>
        <table:table-row table:style-name="ro1">
          <table:table-cell/>
          <table:table-cell office:value-type="string">
            <text:p>LU0823411292</text:p>
          </table:table-cell>
          <table:table-cell office:value-type="string">
            <text:p>Parvest Equity USA Small Cap I</text:p>
          </table:table-cell>
        </table:table-row>
        <table:table-row table:style-name="ro1">
          <table:table-cell/>
          <table:table-cell office:value-type="string">
            <text:p>LU0823411706</text:p>
          </table:table-cell>
          <table:table-cell office:value-type="string">
            <text:p>PARVEST EQUITY WORLD CONSUMER DURABLES CLASSIC</text:p>
          </table:table-cell>
        </table:table-row>
        <table:table-row table:style-name="ro1">
          <table:table-cell/>
          <table:table-cell office:value-type="string">
            <text:p>LU0823413074</text:p>
          </table:table-cell>
          <table:table-cell office:value-type="string">
            <text:p>PARVEST PARVEST EQUITY WORLD EMERGING CLASSIC EUR</text:p>
          </table:table-cell>
        </table:table-row>
        <table:table-row table:style-name="ro1">
          <table:table-cell/>
          <table:table-cell office:value-type="string">
            <text:p>LU0823413587</text:p>
          </table:table-cell>
          <table:table-cell office:value-type="string">
            <text:p>PARVEST PARVEST EQUITY WORLD EMERGING CLASSIC</text:p>
          </table:table-cell>
        </table:table-row>
        <table:table-row table:style-name="ro1">
          <table:table-cell/>
          <table:table-cell office:value-type="string">
            <text:p>LU0823413827</text:p>
          </table:table-cell>
          <table:table-cell office:value-type="string">
            <text:p>PARVEST PARVEST EQUITY WORLD EMERGING N</text:p>
          </table:table-cell>
        </table:table-row>
        <table:table-row table:style-name="ro1">
          <table:table-cell/>
          <table:table-cell office:value-type="string">
            <text:p>LU0823414635</text:p>
          </table:table-cell>
          <table:table-cell office:value-type="string">
            <text:p>PARVEST ENERGY INNOVATORS CLASSIC</text:p>
          </table:table-cell>
        </table:table-row>
        <table:table-row table:style-name="ro1">
          <table:table-cell/>
          <table:table-cell office:value-type="string">
            <text:p>LU0823416762</text:p>
          </table:table-cell>
          <table:table-cell office:value-type="string">
            <text:p>Parvest Equity World Health Care Classic</text:p>
          </table:table-cell>
        </table:table-row>
        <table:table-row table:style-name="ro1">
          <table:table-cell/>
          <table:table-cell office:value-type="string">
            <text:p>LU0823417067</text:p>
          </table:table-cell>
          <table:table-cell office:value-type="string">
            <text:p>Parvest Equity World Health Care I</text:p>
          </table:table-cell>
        </table:table-row>
        <table:table-row table:style-name="ro1">
          <table:table-cell/>
          <table:table-cell office:value-type="string">
            <text:p>LU0823417810</text:p>
          </table:table-cell>
          <table:table-cell office:value-type="string">
            <text:p>PARVEST PARVEST EQUITY WORLD LOW VOLATILITY CLASSI</text:p>
          </table:table-cell>
        </table:table-row>
        <table:table-row table:style-name="ro1">
          <table:table-cell/>
          <table:table-cell office:value-type="string">
            <text:p>LU0823424782</text:p>
          </table:table-cell>
          <table:table-cell office:value-type="string">
            <text:p>PARVEST PARVEST EQUITY WORLD UTILITIES CLASSIC</text:p>
          </table:table-cell>
        </table:table-row>
        <table:table-row table:style-name="ro1">
          <table:table-cell/>
          <table:table-cell office:value-type="string">
            <text:p>LU0823425839</text:p>
          </table:table-cell>
          <table:table-cell office:value-type="string">
            <text:p>PARVEST PARVEST EQUITY CHINA CLASSIC EUR</text:p>
          </table:table-cell>
        </table:table-row>
        <table:table-row table:style-name="ro1">
          <table:table-cell/>
          <table:table-cell office:value-type="string">
            <text:p>LU0823426308</text:p>
          </table:table-cell>
          <table:table-cell office:value-type="string">
            <text:p>PARVEST PARVEST EQUITY CHINA CLASSIC</text:p>
          </table:table-cell>
        </table:table-row>
        <table:table-row table:style-name="ro1">
          <table:table-cell/>
          <table:table-cell office:value-type="string">
            <text:p>LU0823427611</text:p>
          </table:table-cell>
          <table:table-cell office:value-type="string">
            <text:p>PARVEST PARVEST EQUITY GERMANY CLASSIC</text:p>
          </table:table-cell>
        </table:table-row>
        <table:table-row table:style-name="ro1">
          <table:table-cell/>
          <table:table-cell office:value-type="string">
            <text:p>LU0823428346</text:p>
          </table:table-cell>
          <table:table-cell office:value-type="string">
            <text:p>Parvest Equity India Classic EUR</text:p>
          </table:table-cell>
        </table:table-row>
        <table:table-row table:style-name="ro1">
          <table:table-cell/>
          <table:table-cell office:value-type="string">
            <text:p>LU0823428932</text:p>
          </table:table-cell>
          <table:table-cell office:value-type="string">
            <text:p>PARVEST PARVEST EQUITY INDIA CLASSIC</text:p>
          </table:table-cell>
        </table:table-row>
        <table:table-row table:style-name="ro1">
          <table:table-cell/>
          <table:table-cell office:value-type="string">
            <text:p>LU0823429823</text:p>
          </table:table-cell>
          <table:table-cell office:value-type="string">
            <text:p>Parvest Equity Indonesia Classic EUR</text:p>
          </table:table-cell>
        </table:table-row>
        <table:table-row table:style-name="ro1">
          <table:table-cell/>
          <table:table-cell office:value-type="string">
            <text:p>LU0823430243</text:p>
          </table:table-cell>
          <table:table-cell office:value-type="string">
            <text:p>PARVEST PARVEST EQUITY INDONESIA CLASSIC</text:p>
          </table:table-cell>
        </table:table-row>
        <table:table-row table:style-name="ro1">
          <table:table-cell/>
          <table:table-cell office:value-type="string">
            <text:p>LU0823431720</text:p>
          </table:table-cell>
          <table:table-cell office:value-type="string">
            <text:p>PARVEST PARVEST EQUITY RUSSIA CLASSIC</text:p>
          </table:table-cell>
        </table:table-row>
        <table:table-row table:style-name="ro1">
          <table:table-cell/>
          <table:table-cell office:value-type="string">
            <text:p>LU0823433429</text:p>
          </table:table-cell>
          <table:table-cell office:value-type="string">
            <text:p>Parvest Equity Turkey Classic</text:p>
          </table:table-cell>
        </table:table-row>
        <table:table-row table:style-name="ro1">
          <table:table-cell/>
          <table:table-cell office:value-type="string">
            <text:p>LU0823434237</text:p>
          </table:table-cell>
          <table:table-cell office:value-type="string">
            <text:p>PARVEST PARVEST EQUITY USA GROWTH CLASSIC EUR</text:p>
          </table:table-cell>
        </table:table-row>
        <table:table-row table:style-name="ro1">
          <table:table-cell/>
          <table:table-cell office:value-type="string">
            <text:p>LU0823434583</text:p>
          </table:table-cell>
          <table:table-cell office:value-type="string">
            <text:p>PARVEST PARVEST EQUITY USA GROWTH CLASSIC</text:p>
          </table:table-cell>
        </table:table-row>
        <table:table-row table:style-name="ro1">
          <table:table-cell/>
          <table:table-cell office:value-type="string">
            <text:p>LU0823437925</text:p>
          </table:table-cell>
          <table:table-cell office:value-type="string">
            <text:p>PARVEST PARVEST GREEN TIGERS CLASSIC</text:p>
          </table:table-cell>
        </table:table-row>
        <table:table-row table:style-name="ro1">
          <table:table-cell/>
          <table:table-cell office:value-type="string">
            <text:p>LU0823444624</text:p>
          </table:table-cell>
          <table:table-cell office:value-type="string">
            <text:p>Parvest Real Estate Securities World N</text:p>
          </table:table-cell>
        </table:table-row>
        <table:table-row table:style-name="ro1">
          <table:table-cell/>
          <table:table-cell office:value-type="string">
            <text:p>LU0823449425</text:p>
          </table:table-cell>
          <table:table-cell office:value-type="string">
            <text:p>Parvest World Commodities Classic H EUR</text:p>
          </table:table-cell>
        </table:table-row>
        <table:table-row table:style-name="ro1">
          <table:table-cell/>
          <table:table-cell office:value-type="string">
            <text:p>LU0823450357</text:p>
          </table:table-cell>
          <table:table-cell office:value-type="string">
            <text:p>Parvest World Commodities I</text:p>
          </table:table-cell>
        </table:table-row>
        <table:table-row table:style-name="ro1">
          <table:table-cell/>
          <table:table-cell office:value-type="string">
            <text:p>LU0826392416</text:p>
          </table:table-cell>
          <table:table-cell office:value-type="string">
            <text:p>Nordea 1 - International High Yield Bond Fund BI-E</text:p>
          </table:table-cell>
        </table:table-row>
        <table:table-row table:style-name="ro1">
          <table:table-cell/>
          <table:table-cell office:value-type="string">
            <text:p>LU0826452848</text:p>
          </table:table-cell>
          <table:table-cell office:value-type="string">
            <text:p>DEUTSCHE INVEST II SICAV GLOBAL EQUITY HIGH CONVIC</text:p>
          </table:table-cell>
        </table:table-row>
        <table:table-row table:style-name="ro1">
          <table:table-cell/>
          <table:table-cell office:value-type="string">
            <text:p>LU0826453226</text:p>
          </table:table-cell>
          <table:table-cell office:value-type="string">
            <text:p>DEUTSCHE INVEST II SICAV GLOBAL EQUITY HIGH CONVIC</text:p>
          </table:table-cell>
        </table:table-row>
        <table:table-row table:style-name="ro1">
          <table:table-cell/>
          <table:table-cell office:value-type="string">
            <text:p>LU0828815224</text:p>
          </table:table-cell>
          <table:table-cell office:value-type="string">
            <text:p>Henderson HF - Euro High Yield Bond Fund A1</text:p>
          </table:table-cell>
        </table:table-row>
        <table:table-row table:style-name="ro1">
          <table:table-cell/>
          <table:table-cell office:value-type="string">
            <text:p>LU0828815570</text:p>
          </table:table-cell>
          <table:table-cell office:value-type="string">
            <text:p>Henderson HF - Euro High Yield Bond Fund A2</text:p>
          </table:table-cell>
        </table:table-row>
        <table:table-row table:style-name="ro1">
          <table:table-cell/>
          <table:table-cell office:value-type="string">
            <text:p>LU0828909399</text:p>
          </table:table-cell>
          <table:table-cell office:value-type="string">
            <text:p>CS Fund (Lux) Bond Asia Corporate (USD) T</text:p>
          </table:table-cell>
        </table:table-row>
        <table:table-row table:style-name="ro1">
          <table:table-cell/>
          <table:table-cell office:value-type="string">
            <text:p>LU0828913664</text:p>
          </table:table-cell>
          <table:table-cell office:value-type="string">
            <text:p>CS Fund (Lux) Bond Asia Local Currency (USD) T</text:p>
          </table:table-cell>
        </table:table-row>
        <table:table-row table:style-name="ro1">
          <table:table-cell/>
          <table:table-cell office:value-type="string">
            <text:p>LU0830625843</text:p>
          </table:table-cell>
          <table:table-cell office:value-type="string">
            <text:p>GOLDMAN SACHS FUNDS GS GLOBAL CORE EQUITY PORTFOLI</text:p>
          </table:table-cell>
        </table:table-row>
        <table:table-row table:style-name="ro1">
          <table:table-cell/>
          <table:table-cell office:value-type="string">
            <text:p>LU0832413909</text:p>
          </table:table-cell>
          <table:table-cell office:value-type="string">
            <text:p>Alken Fund - European Opportunities US1</text:p>
          </table:table-cell>
        </table:table-row>
        <table:table-row table:style-name="ro1">
          <table:table-cell office:value-type="string">
            <text:p>SGQI</text:p>
          </table:table-cell>
          <table:table-cell office:value-type="string">
            <text:p>LU0832436512</text:p>
          </table:table-cell>
          <table:table-cell office:value-type="string">
            <text:p>LYXOR ETF SGQI EUR</text:p>
          </table:table-cell>
        </table:table-row>
        <table:table-row table:style-name="ro1">
          <table:table-cell/>
          <table:table-cell office:value-type="string">
            <text:p>LU0832875438</text:p>
          </table:table-cell>
          <table:table-cell office:value-type="string">
            <text:p>BL EUROPEAN SMALLER COMPANIES B EUR ACC</text:p>
          </table:table-cell>
        </table:table-row>
        <table:table-row table:style-name="ro1">
          <table:table-cell/>
          <table:table-cell office:value-type="string">
            <text:p>LU0836072388</text:p>
          </table:table-cell>
          <table:table-cell office:value-type="string">
            <text:p>ALLIANZ GLOBAL INVESTORS FUND ALLIANZ MERGER ARBIT</text:p>
          </table:table-cell>
        </table:table-row>
        <table:table-row table:style-name="ro1">
          <table:table-cell/>
          <table:table-cell office:value-type="string">
            <text:p>LU0837062016</text:p>
          </table:table-cell>
          <table:table-cell office:value-type="string">
            <text:p>SWISS LIFE FUNDS (LUX) SL FUNDS (LUX) BOND GLOBAL </text:p>
          </table:table-cell>
        </table:table-row>
        <table:table-row table:style-name="ro1">
          <table:table-cell/>
          <table:table-cell office:value-type="string">
            <text:p>LU0839536082</text:p>
          </table:table-cell>
          <table:table-cell office:value-type="string">
            <text:p>Amundi Funds - Bond Global Corporate IHE</text:p>
          </table:table-cell>
        </table:table-row>
        <table:table-row table:style-name="ro1">
          <table:table-cell/>
          <table:table-cell office:value-type="string">
            <text:p>LU0840617350</text:p>
          </table:table-cell>
          <table:table-cell office:value-type="string">
            <text:p>Allianz German Equity - AT - EUR</text:p>
          </table:table-cell>
        </table:table-row>
        <table:table-row table:style-name="ro1">
          <table:table-cell/>
          <table:table-cell office:value-type="string">
            <text:p>LU0841179863</text:p>
          </table:table-cell>
          <table:table-cell office:value-type="string">
            <text:p>ETHNA-AKTIV E SIA (T)</text:p>
          </table:table-cell>
        </table:table-row>
        <table:table-row table:style-name="ro1">
          <table:table-cell/>
          <table:table-cell office:value-type="string">
            <text:p>LU0844698232</text:p>
          </table:table-cell>
          <table:table-cell office:value-type="string">
            <text:p>PICTET EMERGING CORPORATE BONDS HP EUR</text:p>
          </table:table-cell>
        </table:table-row>
        <table:table-row table:style-name="ro1">
          <table:table-cell/>
          <table:table-cell office:value-type="string">
            <text:p>LU0849392690</text:p>
          </table:table-cell>
          <table:table-cell office:value-type="string">
            <text:p>Threadneedle (Lux) EM Corporate Bonds DEC</text:p>
          </table:table-cell>
        </table:table-row>
        <table:table-row table:style-name="ro1">
          <table:table-cell/>
          <table:table-cell office:value-type="string">
            <text:p>LU0849399786</text:p>
          </table:table-cell>
          <table:table-cell office:value-type="string">
            <text:p>SCHRODER INTERNATIONAL SELECTION FUND EURO HIGH YI</text:p>
          </table:table-cell>
        </table:table-row>
        <table:table-row table:style-name="ro1">
          <table:table-cell/>
          <table:table-cell office:value-type="string">
            <text:p>LU0849849814</text:p>
          </table:table-cell>
          <table:table-cell office:value-type="string">
            <text:p>ABN AMRO MULTI-MANAGER FUNDS WELLINGTON EUROPEAN E</text:p>
          </table:table-cell>
        </table:table-row>
        <table:table-row table:style-name="ro1">
          <table:table-cell/>
          <table:table-cell office:value-type="string">
            <text:p>LU0849850150</text:p>
          </table:table-cell>
          <table:table-cell office:value-type="string">
            <text:p>ABN AMRO MULTI-MANAGER FUNDS EDINBURGH PARTNERS EU</text:p>
          </table:table-cell>
        </table:table-row>
        <table:table-row table:style-name="ro1">
          <table:table-cell/>
          <table:table-cell office:value-type="string">
            <text:p>LU0851563907</text:p>
          </table:table-cell>
          <table:table-cell office:value-type="string">
            <text:p>SYNCHRONY (LU) FUNDS BONDS EUR I EUR CAPITALISATIO</text:p>
          </table:table-cell>
        </table:table-row>
        <table:table-row table:style-name="ro1">
          <table:table-cell/>
          <table:table-cell office:value-type="string">
            <text:p>LU0851564038</text:p>
          </table:table-cell>
          <table:table-cell office:value-type="string">
            <text:p>SYNCHRONY (LU) FUNDS BALANCED (EUR) A</text:p>
          </table:table-cell>
        </table:table-row>
        <table:table-row table:style-name="ro1">
          <table:table-cell/>
          <table:table-cell office:value-type="string">
            <text:p>LU0851564384</text:p>
          </table:table-cell>
          <table:table-cell office:value-type="string">
            <text:p>SYNCHRONY (LU) FUNDS DYNAMIC (EUR) A</text:p>
          </table:table-cell>
        </table:table-row>
        <table:table-row table:style-name="ro1">
          <table:table-cell/>
          <table:table-cell office:value-type="string">
            <text:p>LU0851564541</text:p>
          </table:table-cell>
          <table:table-cell office:value-type="string">
            <text:p>SYNCHRONY (LU) FUNDS WORLD EQUITY (EUR) A</text:p>
          </table:table-cell>
        </table:table-row>
        <table:table-row table:style-name="ro1">
          <table:table-cell/>
          <table:table-cell office:value-type="string">
            <text:p>LU0851564897</text:p>
          </table:table-cell>
          <table:table-cell office:value-type="string">
            <text:p>SYNCHRONY (LU) FUNDS EUROPEAN EQUITY (EUR) A</text:p>
          </table:table-cell>
        </table:table-row>
        <table:table-row table:style-name="ro1">
          <table:table-cell/>
          <table:table-cell office:value-type="string">
            <text:p>LU0851650381</text:p>
          </table:table-cell>
          <table:table-cell office:value-type="string">
            <text:p>ABN AMRO MULTI-MANAGER FUNDS ALGER US EQUITIES A E</text:p>
          </table:table-cell>
        </table:table-row>
        <table:table-row table:style-name="ro1">
          <table:table-cell/>
          <table:table-cell office:value-type="string">
            <text:p>LU0851651272</text:p>
          </table:table-cell>
          <table:table-cell office:value-type="string">
            <text:p>ABN AMRO MULTI-MANAGER FUNDS TCW US EQUITIES A CAP</text:p>
          </table:table-cell>
        </table:table-row>
        <table:table-row table:style-name="ro1">
          <table:table-cell/>
          <table:table-cell office:value-type="string">
            <text:p>LU0853132669</text:p>
          </table:table-cell>
          <table:table-cell office:value-type="string">
            <text:p>CS Solutions (Lux) Fund of Liquid Alternative Beta</text:p>
          </table:table-cell>
        </table:table-row>
        <table:table-row table:style-name="ro1">
          <table:table-cell/>
          <table:table-cell office:value-type="string">
            <text:p>LU0853555380</text:p>
          </table:table-cell>
          <table:table-cell office:value-type="string">
            <text:p>THE JUPITER GLOBAL FUND JUPITER DYNAMIC BOND CLASS</text:p>
          </table:table-cell>
        </table:table-row>
        <table:table-row table:style-name="ro1">
          <table:table-cell office:value-type="string">
            <text:p>GLDM</text:p>
          </table:table-cell>
          <table:table-cell office:value-type="string">
            <text:p>LU0854423687</text:p>
          </table:table-cell>
          <table:table-cell office:value-type="string">
            <text:p>LYXOR ETF GOLD EUR</text:p>
          </table:table-cell>
        </table:table-row>
        <table:table-row table:style-name="ro1">
          <table:table-cell/>
          <table:table-cell office:value-type="string">
            <text:p>LU0858490690</text:p>
          </table:table-cell>
          <table:table-cell office:value-type="string">
            <text:p>ALLIANZ GLOBAL INVESTORS FUND AGIF - ALLIANZ EURO </text:p>
          </table:table-cell>
        </table:table-row>
        <table:table-row table:style-name="ro1">
          <table:table-cell/>
          <table:table-cell office:value-type="string">
            <text:p>LU0861992385</text:p>
          </table:table-cell>
          <table:table-cell office:value-type="string">
            <text:p>EAST CAPITAL (LUX) EAST CAPITAL RUSSIA R</text:p>
          </table:table-cell>
        </table:table-row>
        <table:table-row table:style-name="ro1">
          <table:table-cell/>
          <table:table-cell office:value-type="string">
            <text:p>LU0862449690</text:p>
          </table:table-cell>
          <table:table-cell office:value-type="string">
            <text:p>JPMORGAN FUNDS JPMORGAN EMERGING MARKETS DIVIDEND </text:p>
          </table:table-cell>
        </table:table-row>
        <table:table-row table:style-name="ro1">
          <table:table-cell/>
          <table:table-cell office:value-type="string">
            <text:p>LU0864474365</text:p>
          </table:table-cell>
          <table:table-cell office:value-type="string">
            <text:p>ULYSSES L.T. FUNDS EUROPEAN GENERAL CP</text:p>
          </table:table-cell>
        </table:table-row>
        <table:table-row table:style-name="ro1">
          <table:table-cell/>
          <table:table-cell office:value-type="string">
            <text:p>LU0864709349</text:p>
          </table:table-cell>
          <table:table-cell office:value-type="string">
            <text:p>MAINFIRST MAINFIRST GLOBAL EQUITIES A</text:p>
          </table:table-cell>
        </table:table-row>
        <table:table-row table:style-name="ro1">
          <table:table-cell/>
          <table:table-cell office:value-type="string">
            <text:p>LU0868490383</text:p>
          </table:table-cell>
          <table:table-cell office:value-type="string">
            <text:p>AXA WORLD FUNDS FRAMLINGTON GLOBAL SMALL CAP A CAP</text:p>
          </table:table-cell>
        </table:table-row>
        <table:table-row table:style-name="ro1">
          <table:table-cell/>
          <table:table-cell office:value-type="string">
            <text:p>LU0868490979</text:p>
          </table:table-cell>
          <table:table-cell office:value-type="string">
            <text:p>AXA WORLD FUNDS FRAMLINGTON GLOBAL SMALL CAP F CAP</text:p>
          </table:table-cell>
        </table:table-row>
        <table:table-row table:style-name="ro1">
          <table:table-cell/>
          <table:table-cell office:value-type="string">
            <text:p>LU0870553459</text:p>
          </table:table-cell>
          <table:table-cell office:value-type="string">
            <text:p>DNCA INVEST EUROPE GROWTH CLASS B</text:p>
          </table:table-cell>
        </table:table-row>
        <table:table-row table:style-name="ro1">
          <table:table-cell/>
          <table:table-cell office:value-type="string">
            <text:p>LU0871812789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879078136</text:p>
          </table:table-cell>
          <table:table-cell office:value-type="string">
            <text:p>PARVEST PARVEST BOND USD CLASSIC</text:p>
          </table:table-cell>
        </table:table-row>
        <table:table-row table:style-name="ro1">
          <table:table-cell/>
          <table:table-cell office:value-type="string">
            <text:p>LU0880062913</text:p>
          </table:table-cell>
          <table:table-cell office:value-type="string">
            <text:p>JPMORGAN FUNDS GLOBAL HEALTHCARE FUND A EUR</text:p>
          </table:table-cell>
        </table:table-row>
        <table:table-row table:style-name="ro1">
          <table:table-cell/>
          <table:table-cell office:value-type="string">
            <text:p>LU0880975056</text:p>
          </table:table-cell>
          <table:table-cell office:value-type="string">
            <text:p>BLACKROCK GLOBAL FUNDS GLOBAL EQUITY INCOME A2 EUR</text:p>
          </table:table-cell>
        </table:table-row>
        <table:table-row table:style-name="ro1">
          <table:table-cell/>
          <table:table-cell office:value-type="string">
            <text:p>LU0889564604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889564869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890598104</text:p>
          </table:table-cell>
          <table:table-cell office:value-type="string">
            <text:p>JPMORGAN FUNDS GLOBAL BOND OPPORTUNITIES FUND D</text:p>
          </table:table-cell>
        </table:table-row>
        <table:table-row table:style-name="ro1">
          <table:table-cell/>
          <table:table-cell office:value-type="string">
            <text:p>LU0893376664</text:p>
          </table:table-cell>
          <table:table-cell office:value-type="string">
            <text:p>CIGOGNE UCITS M&amp;A ARBITRAGE EUR C1</text:p>
          </table:table-cell>
        </table:table-row>
        <table:table-row table:style-name="ro1">
          <table:table-cell/>
          <table:table-cell office:value-type="string">
            <text:p>LU0905233846</text:p>
          </table:table-cell>
          <table:table-cell office:value-type="string">
            <text:p>FIDELITY FUNDS SICAV GLOBAL MULTI ASSET INCOME FUN</text:p>
          </table:table-cell>
        </table:table-row>
        <table:table-row table:style-name="ro1">
          <table:table-cell/>
          <table:table-cell office:value-type="string">
            <text:p>LU0905645528</text:p>
          </table:table-cell>
          <table:table-cell office:value-type="string">
            <text:p>TCW FUNDS METWEST TOTAL RETURN BOND FUND AEHE CAPI</text:p>
          </table:table-cell>
        </table:table-row>
        <table:table-row table:style-name="ro1">
          <table:table-cell/>
          <table:table-cell office:value-type="string">
            <text:p>LU0906524193</text:p>
          </table:table-cell>
          <table:table-cell office:value-type="string">
            <text:p>AMUNDI FUNDS BOND GLOBAL AGGREGATE AHE</text:p>
          </table:table-cell>
        </table:table-row>
        <table:table-row table:style-name="ro1">
          <table:table-cell/>
          <table:table-cell office:value-type="string">
            <text:p>LU0907251226</text:p>
          </table:table-cell>
          <table:table-cell office:value-type="string">
            <text:p>BNP PARIBAS L1 BNP PARIBAS L1 BOND EURO HIGH YIELD</text:p>
          </table:table-cell>
        </table:table-row>
        <table:table-row table:style-name="ro1">
          <table:table-cell/>
          <table:table-cell office:value-type="string">
            <text:p>LU0907251655</text:p>
          </table:table-cell>
          <table:table-cell office:value-type="string">
            <text:p>BNP PARIBAS L1 EQUITY WORLD EMERGING CLASSIC</text:p>
          </table:table-cell>
        </table:table-row>
        <table:table-row table:style-name="ro1">
          <table:table-cell/>
          <table:table-cell office:value-type="string">
            <text:p>LU0907331507</text:p>
          </table:table-cell>
          <table:table-cell office:value-type="string">
            <text:p>AMUNDI FUNDS BOND EURO HIGH YIELD SHORT TERM AE</text:p>
          </table:table-cell>
        </table:table-row>
        <table:table-row table:style-name="ro1">
          <table:table-cell/>
          <table:table-cell office:value-type="string">
            <text:p>LU0907913460</text:p>
          </table:table-cell>
          <table:table-cell office:value-type="string">
            <text:p>AMUNDI FUNDS BOND GLOBAL EMERGING HARD CURRENCY AE</text:p>
          </table:table-cell>
        </table:table-row>
        <table:table-row table:style-name="ro1">
          <table:table-cell/>
          <table:table-cell office:value-type="string">
            <text:p>LU090906038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909471251</text:p>
          </table:table-cell>
          <table:table-cell office:value-type="string">
            <text:p>CS INVESTMENT FUNDS 2 CREDIT SUISSE (LUX) GLOBAL S</text:p>
          </table:table-cell>
        </table:table-row>
        <table:table-row table:style-name="ro1">
          <table:table-cell/>
          <table:table-cell office:value-type="string">
            <text:p>LU0909472069</text:p>
          </table:table-cell>
          <table:table-cell office:value-type="string">
            <text:p>CS INVESTMENT FUNDS 2 CREDIT SUISSE (LUX) GLOBAL S</text:p>
          </table:table-cell>
        </table:table-row>
        <table:table-row table:style-name="ro1">
          <table:table-cell/>
          <table:table-cell office:value-type="string">
            <text:p>LU0914731947</text:p>
          </table:table-cell>
          <table:table-cell office:value-type="string">
            <text:p>MIROVA FUNDS MIROVA EURO SUSTAINABLE EQUITY FUND R</text:p>
          </table:table-cell>
        </table:table-row>
        <table:table-row table:style-name="ro1">
          <table:table-cell/>
          <table:table-cell office:value-type="string">
            <text:p>LU0914733059</text:p>
          </table:table-cell>
          <table:table-cell office:value-type="string">
            <text:p>MIROVA FUNDS MIROVA EUROPE ENVIRONMENTAL EQUITY FU</text:p>
          </table:table-cell>
        </table:table-row>
        <table:table-row table:style-name="ro1">
          <table:table-cell/>
          <table:table-cell office:value-type="string">
            <text:p>LU0915365364</text:p>
          </table:table-cell>
          <table:table-cell office:value-type="string">
            <text:p>NORDEA 1 NORDEA 1 - FLEXIBLE FIXED INCOME FUND BP-</text:p>
          </table:table-cell>
        </table:table-row>
        <table:table-row table:style-name="ro1">
          <table:table-cell/>
          <table:table-cell office:value-type="string">
            <text:p>LU0920839346</text:p>
          </table:table-cell>
          <table:table-cell office:value-type="string">
            <text:p>ALLIANZ GLOBAL INVESTORS FUND ALLIANZ EUROPE EQUIT</text:p>
          </table:table-cell>
        </table:table-row>
        <table:table-row table:style-name="ro1">
          <table:table-cell/>
          <table:table-cell office:value-type="string">
            <text:p>LU0922333322</text:p>
          </table:table-cell>
          <table:table-cell office:value-type="string">
            <text:p>FIDELITY FUNDS SICAV ITALY FUND A</text:p>
          </table:table-cell>
        </table:table-row>
        <table:table-row table:style-name="ro1">
          <table:table-cell/>
          <table:table-cell office:value-type="string">
            <text:p>LU0922334643</text:p>
          </table:table-cell>
          <table:table-cell office:value-type="string">
            <text:p>FIDELITY FUNDS SICAV NORDIC FUND A ACC EURO</text:p>
          </table:table-cell>
        </table:table-row>
        <table:table-row table:style-name="ro1">
          <table:table-cell/>
          <table:table-cell office:value-type="string">
            <text:p>LU0925589839</text:p>
          </table:table-cell>
          <table:table-cell office:value-type="string">
            <text:p>DB X-TRACKERS II IBOXX SOVEREIGNS EUROZONE YIELD P</text:p>
          </table:table-cell>
        </table:table-row>
        <table:table-row table:style-name="ro1">
          <table:table-cell/>
          <table:table-cell office:value-type="string">
            <text:p>LU0928190510</text:p>
          </table:table-cell>
          <table:table-cell office:value-type="string">
            <text:p>Mirabaud - Convertible Bonds Global A Cap USD</text:p>
          </table:table-cell>
        </table:table-row>
        <table:table-row table:style-name="ro1">
          <table:table-cell/>
          <table:table-cell office:value-type="string">
            <text:p>LU0930019236</text:p>
          </table:table-cell>
          <table:table-cell office:value-type="string">
            <text:p>BNP PARIBAS PLAN BNP PARIBAS PLAN EASY FUTURE 2023</text:p>
          </table:table-cell>
        </table:table-row>
        <table:table-row table:style-name="ro1">
          <table:table-cell/>
          <table:table-cell office:value-type="string">
            <text:p>LU0930019582</text:p>
          </table:table-cell>
          <table:table-cell office:value-type="string">
            <text:p>BNP PARIBAS PLAN BNP PARIBAS PLAN EASY FUTURE 2026</text:p>
          </table:table-cell>
        </table:table-row>
        <table:table-row table:style-name="ro1">
          <table:table-cell/>
          <table:table-cell office:value-type="string">
            <text:p>LU0930019749</text:p>
          </table:table-cell>
          <table:table-cell office:value-type="string">
            <text:p>BNP PARIBAS PLAN EASY FUTURE 2028 CLASSIC</text:p>
          </table:table-cell>
        </table:table-row>
        <table:table-row table:style-name="ro1">
          <table:table-cell/>
          <table:table-cell office:value-type="string">
            <text:p>LU0930020168</text:p>
          </table:table-cell>
          <table:table-cell office:value-type="string">
            <text:p>BNP PARIBAS PLAN BNP PARIBAS PLAN EASY FUTURE 2033</text:p>
          </table:table-cell>
        </table:table-row>
        <table:table-row table:style-name="ro1">
          <table:table-cell/>
          <table:table-cell office:value-type="string">
            <text:p>LU0930020598</text:p>
          </table:table-cell>
          <table:table-cell office:value-type="string">
            <text:p>BNP PARIBAS PLAN BNP PARIBAS PLAN EASY FUTURE 2038</text:p>
          </table:table-cell>
        </table:table-row>
        <table:table-row table:style-name="ro1">
          <table:table-cell/>
          <table:table-cell office:value-type="string">
            <text:p>LU0930020838</text:p>
          </table:table-cell>
          <table:table-cell office:value-type="string">
            <text:p>BNP PARIBAS PLAN BNP PARIBAS PLAN EASY FUTURE 2043</text:p>
          </table:table-cell>
        </table:table-row>
        <table:table-row table:style-name="ro1">
          <table:table-cell/>
          <table:table-cell office:value-type="string">
            <text:p>LU0933100637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0933100983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0934195610</text:p>
          </table:table-cell>
          <table:table-cell office:value-type="string">
            <text:p>ROBECO GLOBAL TOTAL RETURN BOND FUND ROBECO GLOBAL</text:p>
          </table:table-cell>
        </table:table-row>
        <table:table-row table:style-name="ro1">
          <table:table-cell/>
          <table:table-cell office:value-type="string">
            <text:p>LU0935222900</text:p>
          </table:table-cell>
          <table:table-cell office:value-type="string">
            <text:p>NATIXIS AM FUNDS NATIXIS EURO INFLATION R/A(EUR)</text:p>
          </table:table-cell>
        </table:table-row>
        <table:table-row table:style-name="ro1">
          <table:table-cell/>
          <table:table-cell office:value-type="string">
            <text:p>LU0935223627</text:p>
          </table:table-cell>
          <table:table-cell office:value-type="string">
            <text:p>NATIXIS AM FUNDS NATIXIS EURO AGGREGATE R/A(EUR)</text:p>
          </table:table-cell>
        </table:table-row>
        <table:table-row table:style-name="ro1">
          <table:table-cell/>
          <table:table-cell office:value-type="string">
            <text:p>LU0935227537</text:p>
          </table:table-cell>
          <table:table-cell office:value-type="string">
            <text:p>NATIXIS AM FUNDS NATIXIS GLOBAL RISK PARITY R/A(EU</text:p>
          </table:table-cell>
        </table:table-row>
        <table:table-row table:style-name="ro1">
          <table:table-cell/>
          <table:table-cell office:value-type="string">
            <text:p>LU0935229400</text:p>
          </table:table-cell>
          <table:table-cell office:value-type="string">
            <text:p>NATIXIS AM FUNDS SEEYOND EUROPE MINVARIANCE R/A(EU</text:p>
          </table:table-cell>
        </table:table-row>
        <table:table-row table:style-name="ro1">
          <table:table-cell/>
          <table:table-cell office:value-type="string">
            <text:p>LU0935231216</text:p>
          </table:table-cell>
          <table:table-cell office:value-type="string">
            <text:p>NATIXIS AM FUNDS SEEYOND GLOBAL MINVARIANCE R/A(EU</text:p>
          </table:table-cell>
        </table:table-row>
        <table:table-row table:style-name="ro1">
          <table:table-cell/>
          <table:table-cell office:value-type="string">
            <text:p>LU0935235712</text:p>
          </table:table-cell>
          <table:table-cell office:value-type="string">
            <text:p>NATIXIS GLOBAL EMERGING BONDS H-R/A(EUR)</text:p>
          </table:table-cell>
        </table:table-row>
        <table:table-row table:style-name="ro1">
          <table:table-cell/>
          <table:table-cell office:value-type="string">
            <text:p>LU0941349192</text:p>
          </table:table-cell>
          <table:table-cell office:value-type="string">
            <text:p>PICTET MULTI ASSET GLOBAL OPPORTUNITIES P EUR</text:p>
          </table:table-cell>
        </table:table-row>
        <table:table-row table:style-name="ro1">
          <table:table-cell/>
          <table:table-cell office:value-type="string">
            <text:p>LU0941349275</text:p>
          </table:table-cell>
          <table:table-cell office:value-type="string">
            <text:p>PICTET MULTI ASSET GLOBAL OPPORTUNITIES R EUR</text:p>
          </table:table-cell>
        </table:table-row>
        <table:table-row table:style-name="ro1">
          <table:table-cell/>
          <table:table-cell office:value-type="string">
            <text:p>LU0943301571</text:p>
          </table:table-cell>
          <table:table-cell office:value-type="string">
            <text:p>SCHRODER INTERNATIONAL SELECTION FUND JAPANESE OPP</text:p>
          </table:table-cell>
        </table:table-row>
        <table:table-row table:style-name="ro1">
          <table:table-cell/>
          <table:table-cell office:value-type="string">
            <text:p>LU0945152972</text:p>
          </table:table-cell>
          <table:table-cell office:value-type="string">
            <text:p>AMUNDI FUNDS EQUITY EMERGING CONSERVATIVE C</text:p>
          </table:table-cell>
        </table:table-row>
        <table:table-row table:style-name="ro1">
          <table:table-cell/>
          <table:table-cell office:value-type="string">
            <text:p>LU0945154085</text:p>
          </table:table-cell>
          <table:table-cell office:value-type="string">
            <text:p>AMUNDI FUNDS EQUITY EMERGING CONSERVATIVE AHE</text:p>
          </table:table-cell>
        </table:table-row>
        <table:table-row table:style-name="ro1">
          <table:table-cell/>
          <table:table-cell office:value-type="string">
            <text:p>LU0945775517</text:p>
          </table:table-cell>
          <table:table-cell office:value-type="string">
            <text:p>FIDELITY FUNDS SICAV AMERICA FUND A EUR HEDGED</text:p>
          </table:table-cell>
        </table:table-row>
        <table:table-row table:style-name="ro1">
          <table:table-cell/>
          <table:table-cell office:value-type="string">
            <text:p>LU0949250376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950372838</text:p>
          </table:table-cell>
          <table:table-cell office:value-type="string">
            <text:p>PARVEST PARVEST EQUITY NORDIC SMALL CAP CLASSIC</text:p>
          </table:table-cell>
        </table:table-row>
        <table:table-row table:style-name="ro1">
          <table:table-cell/>
          <table:table-cell office:value-type="string">
            <text:p>LU0950589068</text:p>
          </table:table-cell>
          <table:table-cell office:value-type="string">
            <text:p>JSS INVESTMENTFONDS JSS GLOBALSAR - BALANCED (EUR)</text:p>
          </table:table-cell>
        </table:table-row>
        <table:table-row table:style-name="ro1">
          <table:table-cell/>
          <table:table-cell office:value-type="string">
            <text:p>LU0950592872</text:p>
          </table:table-cell>
          <table:table-cell office:value-type="string">
            <text:p>JSS INVESTMENTFONDS JSS SUSTAINABLE EQUITY - REAL </text:p>
          </table:table-cell>
        </table:table-row>
        <table:table-row table:style-name="ro1">
          <table:table-cell/>
          <table:table-cell office:value-type="string">
            <text:p>LU0950671239</text:p>
          </table:table-cell>
          <table:table-cell office:value-type="string">
            <text:p>UBS ETF SICAV UBS ETF - MSCI UNITED KINGDOM HEDGED</text:p>
          </table:table-cell>
        </table:table-row>
        <table:table-row table:style-name="ro1">
          <table:table-cell/>
          <table:table-cell office:value-type="string">
            <text:p>LU0954602750</text:p>
          </table:table-cell>
          <table:table-cell office:value-type="string">
            <text:p>PICTET EUR SHORT TERM CORPORATE BONDS P</text:p>
          </table:table-cell>
        </table:table-row>
        <table:table-row table:style-name="ro1">
          <table:table-cell/>
          <table:table-cell office:value-type="string">
            <text:p>LU0957649758</text:p>
          </table:table-cell>
          <table:table-cell office:value-type="string">
            <text:p>SEB FUND 1 SEB GLOBAL C EUR CAPITALISATION</text:p>
          </table:table-cell>
        </table:table-row>
        <table:table-row table:style-name="ro1">
          <table:table-cell office:value-type="string">
            <text:p>SP5H</text:p>
          </table:table-cell>
          <table:table-cell office:value-type="string">
            <text:p>LU0959211243</text:p>
          </table:table-cell>
          <table:table-cell office:value-type="string">
            <text:p>LYXOR ETF SP5 DH</text:p>
          </table:table-cell>
        </table:table-row>
        <table:table-row table:style-name="ro1">
          <table:table-cell/>
          <table:table-cell office:value-type="string">
            <text:p>LU0960400249</text:p>
          </table:table-cell>
          <table:table-cell office:value-type="string">
            <text:p>AXA WORLD FUNDS GLOBAL INCOME GENERATION A EUR CAP</text:p>
          </table:table-cell>
        </table:table-row>
        <table:table-row table:style-name="ro1">
          <table:table-cell/>
          <table:table-cell office:value-type="string">
            <text:p>LU0961755823</text:p>
          </table:table-cell>
          <table:table-cell office:value-type="string">
            <text:p>PAM L CD OPPORTUNITIES B CAPITALISATION</text:p>
          </table:table-cell>
        </table:table-row>
        <table:table-row table:style-name="ro1">
          <table:table-cell/>
          <table:table-cell office:value-type="string">
            <text:p>LU0962745302</text:p>
          </table:table-cell>
          <table:table-cell office:value-type="string">
            <text:p>ALLIANZ GLOBAL INVESTORS FUND ALLIANZ GLOBAL SMALL</text:p>
          </table:table-cell>
        </table:table-row>
        <table:table-row table:style-name="ro1">
          <table:table-cell/>
          <table:table-cell office:value-type="string">
            <text:p>LU0963540884</text:p>
          </table:table-cell>
          <table:table-cell office:value-type="string">
            <text:p>FF - US High Yield Fund Y</text:p>
          </table:table-cell>
        </table:table-row>
        <table:table-row table:style-name="ro1">
          <table:table-cell/>
          <table:table-cell office:value-type="string">
            <text:p>LU0963986202</text:p>
          </table:table-cell>
          <table:table-cell office:value-type="string">
            <text:p>MIRABAUD GLOBAL STRATEGIC BOND FUND A CAP USD</text:p>
          </table:table-cell>
        </table:table-row>
        <table:table-row table:style-name="ro1">
          <table:table-cell/>
          <table:table-cell office:value-type="string">
            <text:p>LU0966045303</text:p>
          </table:table-cell>
          <table:table-cell office:value-type="string">
            <text:p>PIONEER FUNDS EUROPEAN EQUITY TARGET INCOME A</text:p>
          </table:table-cell>
        </table:table-row>
        <table:table-row table:style-name="ro1">
          <table:table-cell/>
          <table:table-cell office:value-type="string">
            <text:p>LU0972618655</text:p>
          </table:table-cell>
          <table:table-cell office:value-type="string">
            <text:p>JPMORGAN FUNDS TOTAL EMERGING MARKETS INCOME FUND </text:p>
          </table:table-cell>
        </table:table-row>
        <table:table-row table:style-name="ro1">
          <table:table-cell/>
          <table:table-cell office:value-type="string">
            <text:p>LU0972618812</text:p>
          </table:table-cell>
          <table:table-cell office:value-type="string">
            <text:p>JPMORGAN FUNDS TOTAL EMERGING MARKETS INCOME FUND </text:p>
          </table:table-cell>
        </table:table-row>
        <table:table-row table:style-name="ro1">
          <table:table-cell/>
          <table:table-cell office:value-type="string">
            <text:p>LU0976564525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976564798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976566496</text:p>
          </table:table-cell>
          <table:table-cell office:value-type="string">
            <text:p>FRANKLIN TEMPLETON INVESTMENT FUNDS FRANKLIN BIOTE</text:p>
          </table:table-cell>
        </table:table-row>
        <table:table-row table:style-name="ro1">
          <table:table-cell/>
          <table:table-cell office:value-type="string">
            <text:p>LU0979879474</text:p>
          </table:table-cell>
          <table:table-cell office:value-type="string">
            <text:p>ABN AMRO MULTI-MANAGER FUNDS BLACKROCK ASIA PACIFI</text:p>
          </table:table-cell>
        </table:table-row>
        <table:table-row table:style-name="ro1">
          <table:table-cell/>
          <table:table-cell office:value-type="string">
            <text:p>LU0979880050</text:p>
          </table:table-cell>
          <table:table-cell office:value-type="string">
            <text:p>ABN AMRO MULTI-MANAGER FUNDS HENDERSON EUROPEAN EQ</text:p>
          </table:table-cell>
        </table:table-row>
        <table:table-row table:style-name="ro1">
          <table:table-cell/>
          <table:table-cell office:value-type="string">
            <text:p>LU0979880647</text:p>
          </table:table-cell>
          <table:table-cell office:value-type="string">
            <text:p>ABN AMRO MULTI-MANAGER FUNDS HENDERSON EUROPEAN SM</text:p>
          </table:table-cell>
        </table:table-row>
        <table:table-row table:style-name="ro1">
          <table:table-cell/>
          <table:table-cell office:value-type="string">
            <text:p>LU0979881025</text:p>
          </table:table-cell>
          <table:table-cell office:value-type="string">
            <text:p>ABN AMRO MULTI-MANAGER FUNDS LOOMIS US EQUITIES A </text:p>
          </table:table-cell>
        </table:table-row>
        <table:table-row table:style-name="ro1">
          <table:table-cell/>
          <table:table-cell office:value-type="string">
            <text:p>LU0979881538</text:p>
          </table:table-cell>
          <table:table-cell office:value-type="string">
            <text:p>ABN AMRO MULTI-MANAGER FUNDS PZENA US EQUITIES A E</text:p>
          </table:table-cell>
        </table:table-row>
        <table:table-row table:style-name="ro1">
          <table:table-cell/>
          <table:table-cell office:value-type="string">
            <text:p>LU0979881967</text:p>
          </table:table-cell>
          <table:table-cell office:value-type="string">
            <text:p>ABN AMRO MULTI-MANAGER FUNDS BOSTON PARTNERS US SM</text:p>
          </table:table-cell>
        </table:table-row>
        <table:table-row table:style-name="ro1">
          <table:table-cell/>
          <table:table-cell office:value-type="string">
            <text:p>LU0982863069</text:p>
          </table:table-cell>
          <table:table-cell office:value-type="string">
            <text:p>MANDARINE FUNDS MANDARINE MULTISTRATeGIES R</text:p>
          </table:table-cell>
        </table:table-row>
        <table:table-row table:style-name="ro1">
          <table:table-cell/>
          <table:table-cell office:value-type="string">
            <text:p>LU0984159987</text:p>
          </table:table-cell>
          <table:table-cell office:value-type="string">
            <text:p>CS INVESTMENT FUNDS 4 CS (LUX) FUNDSELECTION BALAN</text:p>
          </table:table-cell>
        </table:table-row>
        <table:table-row table:style-name="ro1">
          <table:table-cell/>
          <table:table-cell office:value-type="string">
            <text:p>LU0990501792</text:p>
          </table:table-cell>
          <table:table-cell office:value-type="string">
            <text:p>PRIVILEDGE PRIVILEDGE - WILLIAM BLAIR GLOBAL LEADE</text:p>
          </table:table-cell>
        </table:table-row>
        <table:table-row table:style-name="ro1">
          <table:table-cell/>
          <table:table-cell office:value-type="string">
            <text:p>LU0992627611</text:p>
          </table:table-cell>
          <table:table-cell office:value-type="string">
            <text:p>CARMIGNAC PORTFOLIO PATRIMOINE UNIT F EUR ACC</text:p>
          </table:table-cell>
        </table:table-row>
        <table:table-row table:style-name="ro1">
          <table:table-cell/>
          <table:table-cell office:value-type="string">
            <text:p>LU0992632538</text:p>
          </table:table-cell>
          <table:table-cell office:value-type="string">
            <text:p>EDMOND DE ROTHSCHILD FUND INCOME EUROPE A-EUR</text:p>
          </table:table-cell>
        </table:table-row>
        <table:table-row table:style-name="ro1">
          <table:table-cell/>
          <table:table-cell office:value-type="string">
            <text:p>LU0992632611</text:p>
          </table:table-cell>
          <table:table-cell office:value-type="string">
            <text:p>EDMOND DE ROTHSCHILD FUND INCOME EUROPE B-EUR</text:p>
          </table:table-cell>
        </table:table-row>
        <table:table-row table:style-name="ro1">
          <table:table-cell/>
          <table:table-cell office:value-type="string">
            <text:p>LU0996172093</text:p>
          </table:table-cell>
          <table:table-cell office:value-type="string">
            <text:p>AMUNDI FUNDS GLOBAL MACRO BONDS &amp; CURRENCIES AE</text:p>
          </table:table-cell>
        </table:table-row>
        <table:table-row table:style-name="ro1">
          <table:table-cell/>
          <table:table-cell office:value-type="string">
            <text:p>LU0996179262</text:p>
          </table:table-cell>
          <table:table-cell office:value-type="string">
            <text:p>AMUNDI INDEX SOLUTIONS AMUNDI INDEX S&amp;P 500 A4E</text:p>
          </table:table-cell>
        </table:table-row>
        <table:table-row table:style-name="ro1">
          <table:table-cell/>
          <table:table-cell office:value-type="string">
            <text:p>LU0996182563</text:p>
          </table:table-cell>
          <table:table-cell office:value-type="string">
            <text:p>AMUNDI INDEX SOLUTIONS AMUNDI INDEX MSCI WORLD AE</text:p>
          </table:table-cell>
        </table:table-row>
        <table:table-row table:style-name="ro1">
          <table:table-cell/>
          <table:table-cell office:value-type="string">
            <text:p>LU0997480529</text:p>
          </table:table-cell>
          <table:table-cell office:value-type="string">
            <text:p>GI SICAV EUROPEAN RECOVERY EQUITY FUND - DX</text:p>
          </table:table-cell>
        </table:table-row>
        <table:table-row table:style-name="ro1">
          <table:table-cell/>
          <table:table-cell office:value-type="string">
            <text:p>LU0997480792</text:p>
          </table:table-cell>
          <table:table-cell office:value-type="string">
            <text:p>GENERALI INVESTMENTS SICAV EUROPEAN EQUITY RECOVER</text:p>
          </table:table-cell>
        </table:table-row>
        <table:table-row table:style-name="ro1">
          <table:table-cell/>
          <table:table-cell office:value-type="string">
            <text:p>LU1001747408</text:p>
          </table:table-cell>
          <table:table-cell office:value-type="string">
            <text:p>JPMORGAN FUNDS EUROPE EQUITY ABSOLUTE ALPHA FUND A</text:p>
          </table:table-cell>
        </table:table-row>
        <table:table-row table:style-name="ro1">
          <table:table-cell/>
          <table:table-cell office:value-type="string">
            <text:p>LU1004132566</text:p>
          </table:table-cell>
          <table:table-cell office:value-type="string">
            <text:p>INVESCO FUNDS INVESCO GLOBAL TARGETED RETURNS FUND</text:p>
          </table:table-cell>
        </table:table-row>
        <table:table-row table:style-name="ro1">
          <table:table-cell/>
          <table:table-cell office:value-type="string">
            <text:p>LU1004133291</text:p>
          </table:table-cell>
          <table:table-cell office:value-type="string">
            <text:p>INVESCO FUNDS INVESCO GLOBAL TARGETED RETURNS FUND</text:p>
          </table:table-cell>
        </table:table-row>
        <table:table-row table:style-name="ro1">
          <table:table-cell/>
          <table:table-cell office:value-type="string">
            <text:p>LU1005243255</text:p>
          </table:table-cell>
          <table:table-cell office:value-type="string">
            <text:p>BLACKROCK GLOBAL FUNDS FIXED INCOME GLOBAL OPPORTU</text:p>
          </table:table-cell>
        </table:table-row>
        <table:table-row table:style-name="ro1">
          <table:table-cell/>
          <table:table-cell office:value-type="string">
            <text:p>LU1005537912</text:p>
          </table:table-cell>
          <table:table-cell office:value-type="string">
            <text:p>EDMOND DE ROTHSCHILD FUND QUAM 5 A-EUR</text:p>
          </table:table-cell>
        </table:table-row>
        <table:table-row table:style-name="ro1">
          <table:table-cell/>
          <table:table-cell office:value-type="string">
            <text:p>LU1005538563</text:p>
          </table:table-cell>
          <table:table-cell office:value-type="string">
            <text:p>EDMOND DE ROTHSCHILD FUND QUAM 5 B-EUR</text:p>
          </table:table-cell>
        </table:table-row>
        <table:table-row table:style-name="ro1">
          <table:table-cell/>
          <table:table-cell office:value-type="string">
            <text:p>LU1005539538</text:p>
          </table:table-cell>
          <table:table-cell office:value-type="string">
            <text:p>EDMOND DE ROTHSCHILD FUND QUAM 5 R-EUR</text:p>
          </table:table-cell>
        </table:table-row>
        <table:table-row table:style-name="ro1">
          <table:table-cell/>
          <table:table-cell office:value-type="string">
            <text:p>LU1009728756</text:p>
          </table:table-cell>
          <table:table-cell office:value-type="string">
            <text:p>NORDEA 1 MULTI-ASSET FUND Y-EUR</text:p>
          </table:table-cell>
        </table:table-row>
        <table:table-row table:style-name="ro1">
          <table:table-cell/>
          <table:table-cell office:value-type="string">
            <text:p>LU1011998942</text:p>
          </table:table-cell>
          <table:table-cell office:value-type="string">
            <text:p>AB SICAV I CONCENTRATED US EQUITY PORTFOLIO A</text:p>
          </table:table-cell>
        </table:table-row>
        <table:table-row table:style-name="ro1">
          <table:table-cell/>
          <table:table-cell office:value-type="string">
            <text:p>LU1012219207</text:p>
          </table:table-cell>
          <table:table-cell office:value-type="string">
            <text:p>LFIS VISION UCITS PREMIA R EUR</text:p>
          </table:table-cell>
        </table:table-row>
        <table:table-row table:style-name="ro1">
          <table:table-cell/>
          <table:table-cell office:value-type="string">
            <text:p>LU1013051559</text:p>
          </table:table-cell>
          <table:table-cell office:value-type="string">
            <text:p>LA FRANCAISE LUX FORUM GLOBAL REAL ESTATE SECURITI</text:p>
          </table:table-cell>
        </table:table-row>
        <table:table-row table:style-name="ro1">
          <table:table-cell/>
          <table:table-cell office:value-type="string">
            <text:p>LU1019963369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1021349151</text:p>
          </table:table-cell>
          <table:table-cell office:value-type="string">
            <text:p>JPMORGAN FUNDS GLOBAL HEALTHCARE FUND D EUR</text:p>
          </table:table-cell>
        </table:table-row>
        <table:table-row table:style-name="ro1">
          <table:table-cell/>
          <table:table-cell office:value-type="string">
            <text:p>LU1025014389</text:p>
          </table:table-cell>
          <table:table-cell office:value-type="string">
            <text:p>FIDELITY FUNDS SICAV FIDELITY TARGET 2045 (EURO) F</text:p>
          </table:table-cell>
        </table:table-row>
        <table:table-row table:style-name="ro1">
          <table:table-cell/>
          <table:table-cell office:value-type="string">
            <text:p>LU1025014629</text:p>
          </table:table-cell>
          <table:table-cell office:value-type="string">
            <text:p>FIDELITY FUNDS SICAV FIDELITY TARGET 2050 (EURO) F</text:p>
          </table:table-cell>
        </table:table-row>
        <table:table-row table:style-name="ro1">
          <table:table-cell/>
          <table:table-cell office:value-type="string">
            <text:p>LU1034966249</text:p>
          </table:table-cell>
          <table:table-cell office:value-type="string">
            <text:p>CGS FMS GLOBAL EVOLUTION FRONTIER MARKETS I USD</text:p>
          </table:table-cell>
        </table:table-row>
        <table:table-row table:style-name="ro1">
          <table:table-cell/>
          <table:table-cell office:value-type="string">
            <text:p>LU1034967130</text:p>
          </table:table-cell>
          <table:table-cell office:value-type="string">
            <text:p>CGS FMS GLOBAL EVOLUTION FRONTIER MARKETS R CL CHF</text:p>
          </table:table-cell>
        </table:table-row>
        <table:table-row table:style-name="ro1">
          <table:table-cell/>
          <table:table-cell office:value-type="string">
            <text:p>LU1038809395</text:p>
          </table:table-cell>
          <table:table-cell office:value-type="string">
            <text:p>FLOSSBACH VON STORCH FLOSSBACH VON STORCH - MULTIP</text:p>
          </table:table-cell>
        </table:table-row>
        <table:table-row table:style-name="ro1">
          <table:table-cell/>
          <table:table-cell office:value-type="string">
            <text:p>LU1038895451</text:p>
          </table:table-cell>
          <table:table-cell office:value-type="string">
            <text:p>FIDELITY FUNDS SICAV GLOBAL DIVIDEND FUND E-ACC</text:p>
          </table:table-cell>
        </table:table-row>
        <table:table-row table:style-name="ro1">
          <table:table-cell/>
          <table:table-cell office:value-type="string">
            <text:p>LU1046234768</text:p>
          </table:table-cell>
          <table:table-cell office:value-type="string">
            <text:p>SCHRODER INTERNATIONAL SELECTION FUND EUROPEAN ALP</text:p>
          </table:table-cell>
        </table:table-row>
        <table:table-row table:style-name="ro1">
          <table:table-cell/>
          <table:table-cell office:value-type="string">
            <text:p>LU1046234842</text:p>
          </table:table-cell>
          <table:table-cell office:value-type="string">
            <text:p>SCHRODER INTERNATIONAL SELECTION FUND EUROPEAN ALP</text:p>
          </table:table-cell>
        </table:table-row>
        <table:table-row table:style-name="ro1">
          <table:table-cell/>
          <table:table-cell office:value-type="string">
            <text:p>LU1046235062</text:p>
          </table:table-cell>
          <table:table-cell office:value-type="string">
            <text:p>SCHRODER INTERNATIONAL SELECTION FUND EUROPEAN EQU</text:p>
          </table:table-cell>
        </table:table-row>
        <table:table-row table:style-name="ro1">
          <table:table-cell/>
          <table:table-cell office:value-type="string">
            <text:p>LU1048684796</text:p>
          </table:table-cell>
          <table:table-cell office:value-type="string">
            <text:p>FIDELITY FUNDS SICAV EMERGING MARKETS FUND A EUR</text:p>
          </table:table-cell>
        </table:table-row>
        <table:table-row table:style-name="ro1">
          <table:table-cell/>
          <table:table-cell office:value-type="string">
            <text:p>LU1048814831</text:p>
          </table:table-cell>
          <table:table-cell office:value-type="string">
            <text:p>FIDELITY ACTIVE STRATEGY FAST - ASIA FUND A</text:p>
          </table:table-cell>
        </table:table-row>
        <table:table-row table:style-name="ro1">
          <table:table-cell/>
          <table:table-cell office:value-type="string">
            <text:p>LU1049885806</text:p>
          </table:table-cell>
          <table:table-cell office:value-type="string">
            <text:p>THEAM QUANT EQUITY EUROPE INCOME DEFENSIVE C</text:p>
          </table:table-cell>
        </table:table-row>
        <table:table-row table:style-name="ro1">
          <table:table-cell/>
          <table:table-cell office:value-type="string">
            <text:p>LU1049885988</text:p>
          </table:table-cell>
          <table:table-cell office:value-type="string">
            <text:p>THEAM QUANT EQUITY EUROPE INCOME DEFENSIVE C</text:p>
          </table:table-cell>
        </table:table-row>
        <table:table-row table:style-name="ro1">
          <table:table-cell/>
          <table:table-cell office:value-type="string">
            <text:p>LU1049888578</text:p>
          </table:table-cell>
          <table:table-cell office:value-type="string">
            <text:p>THEAM QUANT EQUITY US GURU C</text:p>
          </table:table-cell>
        </table:table-row>
        <table:table-row table:style-name="ro1">
          <table:table-cell/>
          <table:table-cell office:value-type="string">
            <text:p>LU1056591487</text:p>
          </table:table-cell>
          <table:table-cell office:value-type="string">
            <text:p>BNP PARIBAS L1 BNP PARIBAS L1 EQUITY WORLD QUALITY</text:p>
          </table:table-cell>
        </table:table-row>
        <table:table-row table:style-name="ro1">
          <table:table-cell/>
          <table:table-cell office:value-type="string">
            <text:p>LU1056591727</text:p>
          </table:table-cell>
          <table:table-cell office:value-type="string">
            <text:p>BNP PARIBAS L1 BNP PARIBAS L1 EQUITY WORLD QUALITY</text:p>
          </table:table-cell>
        </table:table-row>
        <table:table-row table:style-name="ro1">
          <table:table-cell/>
          <table:table-cell office:value-type="string">
            <text:p>LU1056594234</text:p>
          </table:table-cell>
          <table:table-cell office:value-type="string">
            <text:p>BNP PARIBAS L1 BNP PARIBAS L1 MULTI-ASSET INCOME C</text:p>
          </table:table-cell>
        </table:table-row>
        <table:table-row table:style-name="ro1">
          <table:table-cell/>
          <table:table-cell office:value-type="string">
            <text:p>LU1065169952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1065170372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1073005974</text:p>
          </table:table-cell>
          <table:table-cell office:value-type="string">
            <text:p>ALLIANZ GLOBAL INVESTORS FUND ALLIANZ EURO INFLATI</text:p>
          </table:table-cell>
        </table:table-row>
        <table:table-row table:style-name="ro1">
          <table:table-cell/>
          <table:table-cell office:value-type="string">
            <text:p>LU1078119317</text:p>
          </table:table-cell>
          <table:table-cell office:value-type="string">
            <text:p>MORGAN STANLEY INVESTMENT FUNDS GLOBAL BALANCED IN</text:p>
          </table:table-cell>
        </table:table-row>
        <table:table-row table:style-name="ro1">
          <table:table-cell/>
          <table:table-cell office:value-type="string">
            <text:p>LU1078737910</text:p>
          </table:table-cell>
          <table:table-cell office:value-type="string">
            <text:p>BNP PARIBAS A FUND BNP PARIBAS A FUND EUROPEAN MUL</text:p>
          </table:table-cell>
        </table:table-row>
        <table:table-row table:style-name="ro1">
          <table:table-cell/>
          <table:table-cell office:value-type="string">
            <text:p>LU1081771369</text:p>
          </table:table-cell>
          <table:table-cell office:value-type="string">
            <text:p>LYXOR INDEX FUND LYXOR SG GLOBAL VALUE BETA UCITS </text:p>
          </table:table-cell>
        </table:table-row>
        <table:table-row table:style-name="ro1">
          <table:table-cell/>
          <table:table-cell office:value-type="string">
            <text:p>LU1082942308</text:p>
          </table:table-cell>
          <table:table-cell office:value-type="string">
            <text:p>EDMOND DE ROTHSCHILD FUND PREMIUM BRANDS A-EUR</text:p>
          </table:table-cell>
        </table:table-row>
        <table:table-row table:style-name="ro1">
          <table:table-cell/>
          <table:table-cell office:value-type="string">
            <text:p>LU1082946473</text:p>
          </table:table-cell>
          <table:table-cell office:value-type="string">
            <text:p>EDMOND DE ROTHSCHILD FUND FLOATING RATE CREDIT A-E</text:p>
          </table:table-cell>
        </table:table-row>
        <table:table-row table:style-name="ro1">
          <table:table-cell/>
          <table:table-cell office:value-type="string">
            <text:p>LU1084165304</text:p>
          </table:table-cell>
          <table:table-cell office:value-type="string">
            <text:p>FIDELITY FUNDS SICAV WORLD FUND A</text:p>
          </table:table-cell>
        </table:table-row>
        <table:table-row table:style-name="ro1">
          <table:table-cell/>
          <table:table-cell office:value-type="string">
            <text:p>LU1093756242</text:p>
          </table:table-cell>
          <table:table-cell office:value-type="string">
            <text:p>FRANKLIN TEMPLETON INVESTMENT FUNDS FRANKLIN K2 AL</text:p>
          </table:table-cell>
        </table:table-row>
        <table:table-row table:style-name="ro1">
          <table:table-cell/>
          <table:table-cell office:value-type="string">
            <text:p>LU1095740236</text:p>
          </table:table-cell>
          <table:table-cell office:value-type="string">
            <text:p>FIRST EAGLE AMUNDI INCOME BUILDER FUND AHE</text:p>
          </table:table-cell>
        </table:table-row>
        <table:table-row table:style-name="ro1">
          <table:table-cell/>
          <table:table-cell office:value-type="string">
            <text:p>LU1095740319</text:p>
          </table:table-cell>
          <table:table-cell office:value-type="string">
            <text:p>FIRST EAGLE AMUNDI INCOME BUILDER FUND QD</text:p>
          </table:table-cell>
        </table:table-row>
        <table:table-row table:style-name="ro1">
          <table:table-cell/>
          <table:table-cell office:value-type="string">
            <text:p>LU1097728288</text:p>
          </table:table-cell>
          <table:table-cell office:value-type="string">
            <text:p>FIDELITY FUNDS SICAV EMERGING MARKETS FUND A EUR H</text:p>
          </table:table-cell>
        </table:table-row>
        <table:table-row table:style-name="ro1">
          <table:table-cell/>
          <table:table-cell office:value-type="string">
            <text:p>LU1098217729</text:p>
          </table:table-cell>
          <table:table-cell office:value-type="string">
            <text:p>SWISS LIFE FUNDS (LUX) SL FUNDS (LUX) BOND EMERGIN</text:p>
          </table:table-cell>
        </table:table-row>
        <table:table-row table:style-name="ro1">
          <table:table-cell/>
          <table:table-cell office:value-type="string">
            <text:p>LU1100076550</text:p>
          </table:table-cell>
          <table:table-cell office:value-type="string">
            <text:p>ROUVIER VALEURS C CAPITALISATION</text:p>
          </table:table-cell>
        </table:table-row>
        <table:table-row table:style-name="ro1">
          <table:table-cell/>
          <table:table-cell office:value-type="string">
            <text:p>LU1100076808</text:p>
          </table:table-cell>
          <table:table-cell office:value-type="string">
            <text:p>ROUVIER EUROPE C CAPITALISATION</text:p>
          </table:table-cell>
        </table:table-row>
        <table:table-row table:style-name="ro1">
          <table:table-cell/>
          <table:table-cell office:value-type="string">
            <text:p>LU1100077103</text:p>
          </table:table-cell>
          <table:table-cell office:value-type="string">
            <text:p>ROUVIER EVOLUTION C</text:p>
          </table:table-cell>
        </table:table-row>
        <table:table-row table:style-name="ro1">
          <table:table-cell/>
          <table:table-cell office:value-type="string">
            <text:p>LU1100077442</text:p>
          </table:table-cell>
          <table:table-cell office:value-type="string">
            <text:p>ROUVIER PATRIMOINE C</text:p>
          </table:table-cell>
        </table:table-row>
        <table:table-row table:style-name="ro1">
          <table:table-cell/>
          <table:table-cell office:value-type="string">
            <text:p>LU1102948327</text:p>
          </table:table-cell>
          <table:table-cell office:value-type="string">
            <text:p>EDMOND DE ROTHSCHILD FUND EUROPE SYNERGY R-EUR</text:p>
          </table:table-cell>
        </table:table-row>
        <table:table-row table:style-name="ro1">
          <table:table-cell/>
          <table:table-cell office:value-type="string">
            <text:p>LU1102959951</text:p>
          </table:table-cell>
          <table:table-cell office:value-type="string">
            <text:p>EDMOND DE ROTHSCHILD FUND EUROPE SYNERGY A-EUR</text:p>
          </table:table-cell>
        </table:table-row>
        <table:table-row table:style-name="ro1">
          <table:table-cell/>
          <table:table-cell office:value-type="string">
            <text:p>LU1103207525</text:p>
          </table:table-cell>
          <table:table-cell office:value-type="string">
            <text:p>EDMOND DE ROTHSCHILD FUND EUROPE CONVERTIBLES A-EU</text:p>
          </table:table-cell>
        </table:table-row>
        <table:table-row table:style-name="ro1">
          <table:table-cell/>
          <table:table-cell office:value-type="string">
            <text:p>LU1103283468</text:p>
          </table:table-cell>
          <table:table-cell office:value-type="string">
            <text:p>EDMOND DE ROTHSCHILD FUND EUROPE VALUE &amp; YIELD A-E</text:p>
          </table:table-cell>
        </table:table-row>
        <table:table-row table:style-name="ro1">
          <table:table-cell/>
          <table:table-cell office:value-type="string">
            <text:p>LU1103283971</text:p>
          </table:table-cell>
          <table:table-cell office:value-type="string">
            <text:p>EDMOND DE ROTHSCHILD FUND EUROPE VALUE &amp; YIELD B-E</text:p>
          </table:table-cell>
        </table:table-row>
        <table:table-row table:style-name="ro1">
          <table:table-cell/>
          <table:table-cell office:value-type="string">
            <text:p>LU1103293855</text:p>
          </table:table-cell>
          <table:table-cell office:value-type="string">
            <text:p>EDMOND DE ROTHSCHILD FUND GLOBAL EMERGING A-EUR</text:p>
          </table:table-cell>
        </table:table-row>
        <table:table-row table:style-name="ro1">
          <table:table-cell/>
          <table:table-cell office:value-type="string">
            <text:p>LU1103293939</text:p>
          </table:table-cell>
          <table:table-cell office:value-type="string">
            <text:p>EDMOND DE ROTHSCHILD FUND GLOBAL EMERGING A-USD</text:p>
          </table:table-cell>
        </table:table-row>
        <table:table-row table:style-name="ro1">
          <table:table-cell/>
          <table:table-cell office:value-type="string">
            <text:p>LU1103303167</text:p>
          </table:table-cell>
          <table:table-cell office:value-type="string">
            <text:p>EDMOND DE ROTHSCHILD FUND US VALUE &amp; YIELD (AE)</text:p>
          </table:table-cell>
        </table:table-row>
        <table:table-row table:style-name="ro1">
          <table:table-cell/>
          <table:table-cell office:value-type="string">
            <text:p>LU1103303241</text:p>
          </table:table-cell>
          <table:table-cell office:value-type="string">
            <text:p>EDMOND DE ROTHSCHILD FUND US VALUE A-USD</text:p>
          </table:table-cell>
        </table:table-row>
        <table:table-row table:style-name="ro1">
          <table:table-cell/>
          <table:table-cell office:value-type="string">
            <text:p>LU1103303670</text:p>
          </table:table-cell>
          <table:table-cell office:value-type="string">
            <text:p>EDMOND DE ROTHSCHILD FUND US VALUE A-EUR (H)</text:p>
          </table:table-cell>
        </table:table-row>
        <table:table-row table:style-name="ro1">
          <table:table-cell/>
          <table:table-cell office:value-type="string">
            <text:p>LU1103303753</text:p>
          </table:table-cell>
          <table:table-cell office:value-type="string">
            <text:p>EDMOND DE ROTHSCHILD FUND US VALUE B-EUR</text:p>
          </table:table-cell>
        </table:table-row>
        <table:table-row table:style-name="ro1">
          <table:table-cell/>
          <table:table-cell office:value-type="string">
            <text:p>LU1104112609</text:p>
          </table:table-cell>
          <table:table-cell office:value-type="string">
            <text:p>PARVEST PARVEST EQUITY USA SMALL CAP CLASSIC EUR</text:p>
          </table:table-cell>
        </table:table-row>
        <table:table-row table:style-name="ro1">
          <table:table-cell/>
          <table:table-cell office:value-type="string">
            <text:p>LU1104115453</text:p>
          </table:table-cell>
          <table:table-cell office:value-type="string">
            <text:p>PARVEST PARVEST FLEXIBLE MULTI-ASSET CLASSIC</text:p>
          </table:table-cell>
        </table:table-row>
        <table:table-row table:style-name="ro1">
          <table:table-cell/>
          <table:table-cell office:value-type="string">
            <text:p>LU1107613256</text:p>
          </table:table-cell>
          <table:table-cell office:value-type="string">
            <text:p>LFPARTNERS INVESTMENT FUNDS ASG DYNAMIC INCOME FUN</text:p>
          </table:table-cell>
        </table:table-row>
        <table:table-row table:style-name="ro1">
          <table:table-cell/>
          <table:table-cell office:value-type="string">
            <text:p>LU1112178824</text:p>
          </table:table-cell>
          <table:table-cell office:value-type="string">
            <text:p>SSGA LUX. SICAV - STATE STREET EUROPE SMALL CAP EQ</text:p>
          </table:table-cell>
        </table:table-row>
        <table:table-row table:style-name="ro1">
          <table:table-cell/>
          <table:table-cell office:value-type="string">
            <text:p>LU1112179475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12180481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16040533</text:p>
          </table:table-cell>
          <table:table-cell office:value-type="string">
            <text:p>MONOCLE FUND SICAV MONOCLE FUND A EUR CAP</text:p>
          </table:table-cell>
        </table:table-row>
        <table:table-row table:style-name="ro1">
          <table:table-cell/>
          <table:table-cell office:value-type="string">
            <text:p>LU1120431108</text:p>
          </table:table-cell>
          <table:table-cell office:value-type="string">
            <text:p>THEAM QUANT EQUITY EURO COVERED N</text:p>
          </table:table-cell>
        </table:table-row>
        <table:table-row table:style-name="ro1">
          <table:table-cell/>
          <table:table-cell office:value-type="string">
            <text:p>LU1120431280</text:p>
          </table:table-cell>
          <table:table-cell office:value-type="string">
            <text:p>THEAM QUANT EQUITY EURO COVERED C</text:p>
          </table:table-cell>
        </table:table-row>
        <table:table-row table:style-name="ro1">
          <table:table-cell/>
          <table:table-cell office:value-type="string">
            <text:p>LU1120433575</text:p>
          </table:table-cell>
          <table:table-cell office:value-type="string">
            <text:p>THEAM QUANT EQUITY US COVERED C</text:p>
          </table:table-cell>
        </table:table-row>
        <table:table-row table:style-name="ro1">
          <table:table-cell/>
          <table:table-cell office:value-type="string">
            <text:p>LU1120433732</text:p>
          </table:table-cell>
          <table:table-cell office:value-type="string">
            <text:p>THEAM QUANT EQUITY US COVERED C EUR</text:p>
          </table:table-cell>
        </table:table-row>
        <table:table-row table:style-name="ro1">
          <table:table-cell/>
          <table:table-cell office:value-type="string">
            <text:p>LU1134013462</text:p>
          </table:table-cell>
          <table:table-cell office:value-type="string">
            <text:p>ETHNA-DEFENSIV ETHNA-DEFENSIV R-T</text:p>
          </table:table-cell>
        </table:table-row>
        <table:table-row table:style-name="ro1">
          <table:table-cell/>
          <table:table-cell office:value-type="string">
            <text:p>LU1134174397</text:p>
          </table:table-cell>
          <table:table-cell office:value-type="string">
            <text:p>ETHNA-DYNAMISCH ETHNA-DYNAMISCH RT</text:p>
          </table:table-cell>
        </table:table-row>
        <table:table-row table:style-name="ro1">
          <table:table-cell/>
          <table:table-cell office:value-type="string">
            <text:p>LU1136399976</text:p>
          </table:table-cell>
          <table:table-cell office:value-type="string">
            <text:p>BOUSSARD &amp; GAVAUDAN SICAV ABSOLUTE RETURN R EUR</text:p>
          </table:table-cell>
        </table:table-row>
        <table:table-row table:style-name="ro1">
          <table:table-cell/>
          <table:table-cell office:value-type="string">
            <text:p>LU1143164405</text:p>
          </table:table-cell>
          <table:table-cell office:value-type="string">
            <text:p>ALLIANZ GLOBAL INVESTORS FUND ALLIANZ JAPAN EQUITY</text:p>
          </table:table-cell>
        </table:table-row>
        <table:table-row table:style-name="ro1">
          <table:table-cell/>
          <table:table-cell office:value-type="string">
            <text:p>LU1145633407</text:p>
          </table:table-cell>
          <table:table-cell office:value-type="string">
            <text:p>ALLIANZ GLOBAL INVESTORS FUND ALLIANZ EURO CREDIT </text:p>
          </table:table-cell>
        </table:table-row>
        <table:table-row table:style-name="ro1">
          <table:table-cell/>
          <table:table-cell office:value-type="string">
            <text:p>LU1147470683</text:p>
          </table:table-cell>
          <table:table-cell office:value-type="string">
            <text:p>FRANKLIN TEMPLETON INVESTMENT FUNDS FRANKLIN DIVER</text:p>
          </table:table-cell>
        </table:table-row>
        <table:table-row table:style-name="ro1">
          <table:table-cell/>
          <table:table-cell office:value-type="string">
            <text:p>LU1151729644</text:p>
          </table:table-cell>
          <table:table-cell office:value-type="string">
            <text:p>BNP PARIBAS L1 BNP PARIBAS L1 SMART FOOD CLASSIC</text:p>
          </table:table-cell>
        </table:table-row>
        <table:table-row table:style-name="ro1">
          <table:table-cell/>
          <table:table-cell office:value-type="string">
            <text:p>LU1157401305</text:p>
          </table:table-cell>
          <table:table-cell office:value-type="string">
            <text:p>AXA WORLD FUNDS GLOBAL FLEXIBLE PROPERTY A CAPITAL</text:p>
          </table:table-cell>
        </table:table-row>
        <table:table-row table:style-name="ro1">
          <table:table-cell/>
          <table:table-cell office:value-type="string">
            <text:p>LU1157401644</text:p>
          </table:table-cell>
          <table:table-cell office:value-type="string">
            <text:p>AXA WORLD FUNDS GLOBAL FLEXIBLE PROPERTY E CAPITAL</text:p>
          </table:table-cell>
        </table:table-row>
        <table:table-row table:style-name="ro1">
          <table:table-cell/>
          <table:table-cell office:value-type="string">
            <text:p>LU115923480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6097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692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8036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8549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27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51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786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60351208</text:p>
          </table:table-cell>
          <table:table-cell office:value-type="string">
            <text:p>EDMOND DE ROTHSCHILD FUND EMERGING BONDS A EUR</text:p>
          </table:table-cell>
        </table:table-row>
        <table:table-row table:style-name="ro1">
          <table:table-cell/>
          <table:table-cell office:value-type="string">
            <text:p>LU1160352438</text:p>
          </table:table-cell>
          <table:table-cell office:value-type="string">
            <text:p>EDMOND DE ROTHSCHILD FUND EMERGING BONDS C-EUR (H)</text:p>
          </table:table-cell>
        </table:table-row>
        <table:table-row table:style-name="ro1">
          <table:table-cell/>
          <table:table-cell office:value-type="string">
            <text:p>LU1160352602</text:p>
          </table:table-cell>
          <table:table-cell office:value-type="string">
            <text:p>EDMOND DE ROTHSCHILD FUND EUROPE FLEXIBLE A-EUR</text:p>
          </table:table-cell>
        </table:table-row>
        <table:table-row table:style-name="ro1">
          <table:table-cell/>
          <table:table-cell office:value-type="string">
            <text:p>LU1160353758</text:p>
          </table:table-cell>
          <table:table-cell office:value-type="string">
            <text:p>EDMOND DE ROTHSCHILD FUND GLOBAL CONVERTIBLES A-EU</text:p>
          </table:table-cell>
        </table:table-row>
        <table:table-row table:style-name="ro1">
          <table:table-cell/>
          <table:table-cell office:value-type="string">
            <text:p>LU1160356009</text:p>
          </table:table-cell>
          <table:table-cell office:value-type="string">
            <text:p>EDR FUND GLOBAL HEALTHCARE AE</text:p>
          </table:table-cell>
        </table:table-row>
        <table:table-row table:style-name="ro1">
          <table:table-cell/>
          <table:table-cell office:value-type="string">
            <text:p>LU1160358633</text:p>
          </table:table-cell>
          <table:table-cell office:value-type="string">
            <text:p>EDMOND DE ROTHSCHILD FUND GLOBAL VALUE A-EUR</text:p>
          </table:table-cell>
        </table:table-row>
        <table:table-row table:style-name="ro1">
          <table:table-cell/>
          <table:table-cell office:value-type="string">
            <text:p>LU1160359102</text:p>
          </table:table-cell>
          <table:table-cell office:value-type="string">
            <text:p>EDMOND DE ROTHSCHILD FUND GLOBAL VALUE R-EUR</text:p>
          </table:table-cell>
        </table:table-row>
        <table:table-row table:style-name="ro1">
          <table:table-cell/>
          <table:table-cell office:value-type="string">
            <text:p>LU1160360886</text:p>
          </table:table-cell>
          <table:table-cell office:value-type="string">
            <text:p>EDMOND DE ROTHSCHILD FUND INFRASTRUCTURES A-EUR</text:p>
          </table:table-cell>
        </table:table-row>
        <table:table-row table:style-name="ro1">
          <table:table-cell/>
          <table:table-cell office:value-type="string">
            <text:p>LU1160363633</text:p>
          </table:table-cell>
          <table:table-cell office:value-type="string">
            <text:p>EDMOND DE ROTHSCHILD FUND EURO HIGH YIELD A-EUR</text:p>
          </table:table-cell>
        </table:table-row>
        <table:table-row table:style-name="ro1">
          <table:table-cell/>
          <table:table-cell office:value-type="string">
            <text:p>LU1160363989</text:p>
          </table:table-cell>
          <table:table-cell office:value-type="string">
            <text:p>EDMOND DE ROTHSCHILD FUND EURO HIGH YIELD R-EUR</text:p>
          </table:table-cell>
        </table:table-row>
        <table:table-row table:style-name="ro1">
          <table:table-cell/>
          <table:table-cell office:value-type="string">
            <text:p>LU1160365091</text:p>
          </table:table-cell>
          <table:table-cell office:value-type="string">
            <text:p>EDMOND DE ROTHSCHILD FUND CHINA A-EUR</text:p>
          </table:table-cell>
        </table:table-row>
        <table:table-row table:style-name="ro1">
          <table:table-cell/>
          <table:table-cell office:value-type="string">
            <text:p>LU1161073173</text:p>
          </table:table-cell>
          <table:table-cell office:value-type="string">
            <text:p>UBS (LUX) STRATEGY SICAV UBS (LUX) STRATEGY SICAV </text:p>
          </table:table-cell>
        </table:table-row>
        <table:table-row table:style-name="ro1">
          <table:table-cell/>
          <table:table-cell office:value-type="string">
            <text:p>LU1161083644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61086159</text:p>
          </table:table-cell>
          <table:table-cell office:value-type="string">
            <text:p>AMUNDI FUNDS BOND GLOBAL EMERGING BLENDED AE CAPIT</text:p>
          </table:table-cell>
        </table:table-row>
        <table:table-row table:style-name="ro1">
          <table:table-cell/>
          <table:table-cell office:value-type="string">
            <text:p>LU1161526220</text:p>
          </table:table-cell>
          <table:table-cell office:value-type="string">
            <text:p>EDMOND DE ROTHSCHILD FUND BOND ALLOCATION C-EUR</text:p>
          </table:table-cell>
        </table:table-row>
        <table:table-row table:style-name="ro1">
          <table:table-cell/>
          <table:table-cell office:value-type="string">
            <text:p>LU1161526907</text:p>
          </table:table-cell>
          <table:table-cell office:value-type="string">
            <text:p>EDMOND DE ROTHSCHILD FUND BOND ALLOCATION B-EUR</text:p>
          </table:table-cell>
        </table:table-row>
        <table:table-row table:style-name="ro1">
          <table:table-cell/>
          <table:table-cell office:value-type="string">
            <text:p>LU1161527038</text:p>
          </table:table-cell>
          <table:table-cell office:value-type="string">
            <text:p>EDMOND DE ROTHSCHILD FUND BOND ALLOCATION A-EUR</text:p>
          </table:table-cell>
        </table:table-row>
        <table:table-row table:style-name="ro1">
          <table:table-cell/>
          <table:table-cell office:value-type="string">
            <text:p>LU1165135440</text:p>
          </table:table-cell>
          <table:table-cell office:value-type="string">
            <text:p>BNP PARIBAS FUNDS AQUA CLASSIC CAP</text:p>
          </table:table-cell>
        </table:table-row>
        <table:table-row table:style-name="ro1">
          <table:table-cell/>
          <table:table-cell office:value-type="string">
            <text:p>LU1165137149</text:p>
          </table:table-cell>
          <table:table-cell office:value-type="string">
            <text:p>PARVEST PARVEST SMART FOOD CLASSIC</text:p>
          </table:table-cell>
        </table:table-row>
        <table:table-row table:style-name="ro1">
          <table:table-cell/>
          <table:table-cell office:value-type="string">
            <text:p>LU1165263440</text:p>
          </table:table-cell>
          <table:table-cell office:value-type="string">
            <text:p>ABN AMRO MULTI-MANAGER FUNDS FUND OF MANDATES EMER</text:p>
          </table:table-cell>
        </table:table-row>
        <table:table-row table:style-name="ro1">
          <table:table-cell/>
          <table:table-cell office:value-type="string">
            <text:p>LU1165265148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/>
          <table:table-cell office:value-type="string">
            <text:p>LU1165279016</text:p>
          </table:table-cell>
          <table:table-cell office:value-type="string">
            <text:p>ABN AMRO MULTI-MANAGER FUNDS VERAZZANO EUROPE LONG</text:p>
          </table:table-cell>
        </table:table-row>
        <table:table-row table:style-name="ro1">
          <table:table-cell/>
          <table:table-cell office:value-type="string">
            <text:p>LU1183791281</text:p>
          </table:table-cell>
          <table:table-cell office:value-type="string">
            <text:p>SYCOMORE FUND SICAV - ECO SOLUTIONS I EUR</text:p>
          </table:table-cell>
        </table:table-row>
        <table:table-row table:style-name="ro1">
          <table:table-cell/>
          <table:table-cell office:value-type="string">
            <text:p>LU1183791794</text:p>
          </table:table-cell>
          <table:table-cell office:value-type="string">
            <text:p>SYCOMORE FUND SICAV - ECO SOLUTIONS R EUR</text:p>
          </table:table-cell>
        </table:table-row>
        <table:table-row table:style-name="ro1">
          <table:table-cell/>
          <table:table-cell office:value-type="string">
            <text:p>LU1190417599</text:p>
          </table:table-cell>
          <table:table-cell office:value-type="string">
            <text:p>LYXOR INDEX FUND LYXOR SMART CASH UCITS ETF C EUR </text:p>
          </table:table-cell>
        </table:table-row>
        <table:table-row table:style-name="ro1">
          <table:table-cell/>
          <table:table-cell office:value-type="string">
            <text:p>LU1190462116</text:p>
          </table:table-cell>
          <table:table-cell office:value-type="string">
            <text:p>LA FRANCAISE LUX MULTI-ASSET INCOME R DISTRIBUTION</text:p>
          </table:table-cell>
        </table:table-row>
        <table:table-row table:style-name="ro1">
          <table:table-cell/>
          <table:table-cell office:value-type="string">
            <text:p>LU1193860985</text:p>
          </table:table-cell>
          <table:table-cell office:value-type="string">
            <text:p>CS INVESTMENT FUNDS 2 CREDIT SUISSE (LUX) GLOBAL P</text:p>
          </table:table-cell>
        </table:table-row>
        <table:table-row table:style-name="ro1">
          <table:table-cell/>
          <table:table-cell office:value-type="string">
            <text:p>LU1195385643</text:p>
          </table:table-cell>
          <table:table-cell office:value-type="string">
            <text:p>AVIVA INVESTORS MULTI-STRATEGY TARGET RETURN FUND </text:p>
          </table:table-cell>
        </table:table-row>
        <table:table-row table:style-name="ro1">
          <table:table-cell/>
          <table:table-cell office:value-type="string">
            <text:p>LU1209145538</text:p>
          </table:table-cell>
          <table:table-cell office:value-type="string">
            <text:p>DNCA INVEST VELADOR CLASS A EUR</text:p>
          </table:table-cell>
        </table:table-row>
        <table:table-row table:style-name="ro1">
          <table:table-cell/>
          <table:table-cell office:value-type="string">
            <text:p>LU1213836080</text:p>
          </table:table-cell>
          <table:table-cell office:value-type="string">
            <text:p>FIDELITY FUNDS SICAV GLOBAL TECHNOLOGY FUND A EUR </text:p>
          </table:table-cell>
        </table:table-row>
        <table:table-row table:style-name="ro1">
          <table:table-cell/>
          <table:table-cell office:value-type="string">
            <text:p>LU1214486299</text:p>
          </table:table-cell>
          <table:table-cell office:value-type="string">
            <text:p>LFIS VISION UCITS EQUITY DEFENDER R</text:p>
          </table:table-cell>
        </table:table-row>
        <table:table-row table:style-name="ro1">
          <table:table-cell/>
          <table:table-cell office:value-type="string">
            <text:p>LU1215415214</text:p>
          </table:table-cell>
          <table:table-cell office:value-type="string">
            <text:p>MULTI UNITS LUXEMBOURG LYXOR IBOXX EUR LIQUID HIGH</text:p>
          </table:table-cell>
        </table:table-row>
        <table:table-row table:style-name="ro1">
          <table:table-cell/>
          <table:table-cell office:value-type="string">
            <text:p>LU1228143191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1229130742</text:p>
          </table:table-cell>
          <table:table-cell office:value-type="string">
            <text:p>SEVEN UCITS SEVEN EUROPEAN EQUITY FUND EUR-R CAP</text:p>
          </table:table-cell>
        </table:table-row>
        <table:table-row table:style-name="ro1">
          <table:table-cell/>
          <table:table-cell office:value-type="string">
            <text:p>LU1229132797</text:p>
          </table:table-cell>
          <table:table-cell office:value-type="string">
            <text:p>SEVEN UCITS SEVEN DIVERSIFIED FUND EUR-R</text:p>
          </table:table-cell>
        </table:table-row>
        <table:table-row table:style-name="ro1">
          <table:table-cell/>
          <table:table-cell office:value-type="string">
            <text:p>LU1234787460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4787544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4788351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5104020</text:p>
          </table:table-cell>
          <table:table-cell office:value-type="string">
            <text:p>THEAM QUANT EQUITY EUROPE GURU N</text:p>
          </table:table-cell>
        </table:table-row>
        <table:table-row table:style-name="ro1">
          <table:table-cell/>
          <table:table-cell office:value-type="string">
            <text:p>LU1235104293</text:p>
          </table:table-cell>
          <table:table-cell office:value-type="string">
            <text:p>THEAM QUANT EQUITY EUROPE GURU C</text:p>
          </table:table-cell>
        </table:table-row>
        <table:table-row table:style-name="ro1">
          <table:table-cell/>
          <table:table-cell office:value-type="string">
            <text:p>LU1237527160</text:p>
          </table:table-cell>
          <table:table-cell office:value-type="string">
            <text:p>MULTI UNITS LUXEMBOURG LYXOR FTSE EUROPE MINIMUM V</text:p>
          </table:table-cell>
        </table:table-row>
        <table:table-row table:style-name="ro1">
          <table:table-cell/>
          <table:table-cell office:value-type="string">
            <text:p>LU1240328812</text:p>
          </table:table-cell>
          <table:table-cell office:value-type="string">
            <text:p>INVESCO FUNDS INVESCO EURO EQUITY FUND A (C) EUR</text:p>
          </table:table-cell>
        </table:table-row>
        <table:table-row table:style-name="ro1">
          <table:table-cell/>
          <table:table-cell office:value-type="string">
            <text:p>LU1240329380</text:p>
          </table:table-cell>
          <table:table-cell office:value-type="string">
            <text:p>INVESCO FUNDS INVESCO EURO EQUITY FUND E EUR ACC</text:p>
          </table:table-cell>
        </table:table-row>
        <table:table-row table:style-name="ro1">
          <table:table-cell/>
          <table:table-cell office:value-type="string">
            <text:p>LU1244893696</text:p>
          </table:table-cell>
          <table:table-cell office:value-type="string">
            <text:p>EDMOND DE ROTHSCHILD FUND BIG DATA A-EUR</text:p>
          </table:table-cell>
        </table:table-row>
        <table:table-row table:style-name="ro1">
          <table:table-cell/>
          <table:table-cell office:value-type="string">
            <text:p>LU1244895394</text:p>
          </table:table-cell>
          <table:table-cell office:value-type="string">
            <text:p>EDMOND DE ROTHSCHILD FUND BIG DATA R-EUR</text:p>
          </table:table-cell>
        </table:table-row>
        <table:table-row table:style-name="ro1">
          <table:table-cell/>
          <table:table-cell office:value-type="string">
            <text:p>LU1250158166</text:p>
          </table:table-cell>
          <table:table-cell office:value-type="string">
            <text:p>AURIS SICAV DIVERSIFIED BETA R EUR CAP</text:p>
          </table:table-cell>
        </table:table-row>
        <table:table-row table:style-name="ro1">
          <table:table-cell/>
          <table:table-cell office:value-type="string">
            <text:p>LU1250158919</text:p>
          </table:table-cell>
          <table:table-cell office:value-type="string">
            <text:p>AURIS SICAV EVOLUTION EUROPE R EUR CAP</text:p>
          </table:table-cell>
        </table:table-row>
        <table:table-row table:style-name="ro1">
          <table:table-cell/>
          <table:table-cell office:value-type="string">
            <text:p>LU1260751463</text:p>
          </table:table-cell>
          <table:table-cell office:value-type="string">
            <text:p>HSBC GLOBAL INVESTMENT FUNDS GLOBAL INFLATION LINK</text:p>
          </table:table-cell>
        </table:table-row>
        <table:table-row table:style-name="ro1">
          <table:table-cell/>
          <table:table-cell office:value-type="string">
            <text:p>LU1261432659</text:p>
          </table:table-cell>
          <table:table-cell office:value-type="string">
            <text:p>FIDELITY FUNDS SICAV WORLD FUND A EUR CAP</text:p>
          </table:table-cell>
        </table:table-row>
        <table:table-row table:style-name="ro1">
          <table:table-cell/>
          <table:table-cell office:value-type="string">
            <text:p>LU1269726953</text:p>
          </table:table-cell>
          <table:table-cell office:value-type="string">
            <text:p>GEFIP INVEST PATRIMOINE P (CAPITALISATION)</text:p>
          </table:table-cell>
        </table:table-row>
        <table:table-row table:style-name="ro1">
          <table:table-cell/>
          <table:table-cell office:value-type="string">
            <text:p>LU1270636993</text:p>
          </table:table-cell>
          <table:table-cell office:value-type="string">
            <text:p>PARVEST PARVEST EQUITY BEST SELECTION WORLD CLASSI</text:p>
          </table:table-cell>
        </table:table-row>
        <table:table-row table:style-name="ro1">
          <table:table-cell/>
          <table:table-cell office:value-type="string">
            <text:p>LU1271656883</text:p>
          </table:table-cell>
          <table:table-cell office:value-type="string">
            <text:p>TCW FUNDS TCW METWEST UNCONSTRAINED BOND FUND AEHE</text:p>
          </table:table-cell>
        </table:table-row>
        <table:table-row table:style-name="ro1">
          <table:table-cell/>
          <table:table-cell office:value-type="string">
            <text:p>LU1279334210</text:p>
          </table:table-cell>
          <table:table-cell office:value-type="string">
            <text:p>PICTET ROBOTICS P EUR</text:p>
          </table:table-cell>
        </table:table-row>
        <table:table-row table:style-name="ro1">
          <table:table-cell/>
          <table:table-cell office:value-type="string">
            <text:p>LU1279334483</text:p>
          </table:table-cell>
          <table:table-cell office:value-type="string">
            <text:p>PICTET ROBOTICS R EUR ACC</text:p>
          </table:table-cell>
        </table:table-row>
        <table:table-row table:style-name="ro1">
          <table:table-cell/>
          <table:table-cell office:value-type="string">
            <text:p>LU1282651980</text:p>
          </table:table-cell>
          <table:table-cell office:value-type="string">
            <text:p>ALLIANZ GLOBAL INVESTORS FUND BEST STYLES EMERGING</text:p>
          </table:table-cell>
        </table:table-row>
        <table:table-row table:style-name="ro1">
          <table:table-cell/>
          <table:table-cell office:value-type="string">
            <text:p>LU1285960032</text:p>
          </table:table-cell>
          <table:table-cell office:value-type="string">
            <text:p>LYXOR INDEX FUND LYXOR USD LIQUID INVESTMENT GRADE</text:p>
          </table:table-cell>
        </table:table-row>
        <table:table-row table:style-name="ro1">
          <table:table-cell/>
          <table:table-cell office:value-type="string">
            <text:p>LU1287022708</text:p>
          </table:table-cell>
          <table:table-cell office:value-type="string">
            <text:p>MULTI UNITS LUXEMBOURG LYXOR PAN AFRICA UCITS ETF </text:p>
          </table:table-cell>
        </table:table-row>
        <table:table-row table:style-name="ro1">
          <table:table-cell/>
          <table:table-cell office:value-type="string">
            <text:p>LU1287023003</text:p>
          </table:table-cell>
          <table:table-cell office:value-type="string">
            <text:p>MULTI UNITS LUXEMBOURG LYXOR EUROMTS 5-7Y INVESTME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LU1287023185</text:p>
          </table:table-cell>
          <table:table-cell office:value-type="string">
            <text:p>LYXOR EUROMTS 710Y</text:p>
          </table:table-cell>
        </table:table-row>
        <table:table-row table:style-name="ro1">
          <table:table-cell/>
          <table:table-cell office:value-type="string">
            <text:p>LU1287023268</text:p>
          </table:table-cell>
          <table:table-cell office:value-type="string">
            <text:p>MULTI UNITS LUXEMBOURG LYXOR EUROMTS 15+Y INVESTME</text:p>
          </table:table-cell>
        </table:table-row>
        <table:table-row table:style-name="ro1">
          <table:table-cell/>
          <table:table-cell office:value-type="string">
            <text:p>LU1287023342</text:p>
          </table:table-cell>
          <table:table-cell office:value-type="string">
            <text:p>MULTI UNITS LUXEMBOURG LYXOR EUROMTS HIGHEST RATED</text:p>
          </table:table-cell>
        </table:table-row>
        <table:table-row table:style-name="ro1">
          <table:table-cell/>
          <table:table-cell office:value-type="string">
            <text:p>LU1291091228</text:p>
          </table:table-cell>
          <table:table-cell office:value-type="string">
            <text:p>BNP PARIBAS EASY BNP PARIBAS EASY FTSE EPRA/NAREIT</text:p>
          </table:table-cell>
        </table:table-row>
        <table:table-row table:style-name="ro1">
          <table:table-cell/>
          <table:table-cell office:value-type="string">
            <text:p>LU1291092119</text:p>
          </table:table-cell>
          <table:table-cell office:value-type="string">
            <text:p>BNP PARIBAS EASY BNP PARIBAS EASY JPM EMBI GLOBAL </text:p>
          </table:table-cell>
        </table:table-row>
        <table:table-row table:style-name="ro1">
          <table:table-cell/>
          <table:table-cell office:value-type="string">
            <text:p>LU1291099478</text:p>
          </table:table-cell>
          <table:table-cell office:value-type="string">
            <text:p>BNP PARIBAS EASY MSCI EUROPE EX CW TRACK PRIVILEGE</text:p>
          </table:table-cell>
        </table:table-row>
        <table:table-row table:style-name="ro1">
          <table:table-cell/>
          <table:table-cell office:value-type="string">
            <text:p>LU1291101126</text:p>
          </table:table-cell>
          <table:table-cell office:value-type="string">
            <text:p>BNP PARIBAS EASY MSCI EUROPE SMALL CAPS EX CW TRAC</text:p>
          </table:table-cell>
        </table:table-row>
        <table:table-row table:style-name="ro1">
          <table:table-cell/>
          <table:table-cell office:value-type="string">
            <text:p>LU1291105895</text:p>
          </table:table-cell>
          <table:table-cell office:value-type="string">
            <text:p>BNP PARIBAS EASY MSCI PACIFIC EX JAPAN EX CW TRACK</text:p>
          </table:table-cell>
        </table:table-row>
        <table:table-row table:style-name="ro1">
          <table:table-cell/>
          <table:table-cell office:value-type="string">
            <text:p>LU1295307828</text:p>
          </table:table-cell>
          <table:table-cell office:value-type="string">
            <text:p>PICTET INTERNATIONAL CAPITAL MANAGEMENT FUND WORLD</text:p>
          </table:table-cell>
        </table:table-row>
        <table:table-row table:style-name="ro1">
          <table:table-cell/>
          <table:table-cell office:value-type="string">
            <text:p>LU1295308719</text:p>
          </table:table-cell>
          <table:table-cell office:value-type="string">
            <text:p>PICTET INTERNATIONAL CAPITAL MANAGEMENT FUND WORLD</text:p>
          </table:table-cell>
        </table:table-row>
        <table:table-row table:style-name="ro1">
          <table:table-cell/>
          <table:table-cell office:value-type="string">
            <text:p>LU1299307485</text:p>
          </table:table-cell>
          <table:table-cell office:value-type="string">
            <text:p>CARMIGNAC PORTFOLIO CAPITAL CUBE A EUR ACC</text:p>
          </table:table-cell>
        </table:table-row>
        <table:table-row table:style-name="ro1">
          <table:table-cell/>
          <table:table-cell office:value-type="string">
            <text:p>LU1301026206</text:p>
          </table:table-cell>
          <table:table-cell office:value-type="string">
            <text:p>SYCOMORE FUND SICAV - HAPPY @ WORK I</text:p>
          </table:table-cell>
        </table:table-row>
        <table:table-row table:style-name="ro1">
          <table:table-cell/>
          <table:table-cell office:value-type="string">
            <text:p>LU1301026388</text:p>
          </table:table-cell>
          <table:table-cell office:value-type="string">
            <text:p>SYCOMORE HAPPY @ WORK R</text:p>
          </table:table-cell>
        </table:table-row>
        <table:table-row table:style-name="ro1">
          <table:table-cell/>
          <table:table-cell office:value-type="string">
            <text:p>LU1303480849</text:p>
          </table:table-cell>
          <table:table-cell office:value-type="string">
            <text:p>BNP PARIBAS L1 BNP PARIBAS L1 JAPAN CLASSIC</text:p>
          </table:table-cell>
        </table:table-row>
        <table:table-row table:style-name="ro1">
          <table:table-cell/>
          <table:table-cell office:value-type="string">
            <text:p>LU1303481060</text:p>
          </table:table-cell>
          <table:table-cell office:value-type="string">
            <text:p>BNP PARIBAS L1 BNP PARIBAS L1 JAPAN CLASSIC EUR</text:p>
          </table:table-cell>
        </table:table-row>
        <table:table-row table:style-name="ro1">
          <table:table-cell/>
          <table:table-cell office:value-type="string">
            <text:p>LU1303481904</text:p>
          </table:table-cell>
          <table:table-cell office:value-type="string">
            <text:p>BNP PARIBAS L1 BNP PARIBAS L1 USA CLASSIC</text:p>
          </table:table-cell>
        </table:table-row>
        <table:table-row table:style-name="ro1">
          <table:table-cell/>
          <table:table-cell office:value-type="string">
            <text:p>LU1303482118</text:p>
          </table:table-cell>
          <table:table-cell office:value-type="string">
            <text:p>BNP PARIBAS L1 USA CLASSIC EUR CAPITALISATION</text:p>
          </table:table-cell>
        </table:table-row>
        <table:table-row table:style-name="ro1">
          <table:table-cell/>
          <table:table-cell office:value-type="string">
            <text:p>LU1303940784</text:p>
          </table:table-cell>
          <table:table-cell office:value-type="string">
            <text:p>MANDARINE FUNDS MANDARINE EUROPE MICROCAP R</text:p>
          </table:table-cell>
        </table:table-row>
        <table:table-row table:style-name="ro1">
          <table:table-cell/>
          <table:table-cell office:value-type="string">
            <text:p>LU1306617181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1309437132</text:p>
          </table:table-cell>
          <table:table-cell office:value-type="string">
            <text:p>ALLIANZ GLOBAL INVESTORS FUND ALLIANZ GLOBAL FUNDA</text:p>
          </table:table-cell>
        </table:table-row>
        <table:table-row table:style-name="ro1">
          <table:table-cell/>
          <table:table-cell office:value-type="string">
            <text:p>LU1311291063</text:p>
          </table:table-cell>
          <table:table-cell office:value-type="string">
            <text:p>ALLIANZ GLOBAL INVESTORS FUND ALLIANZ EURO BOND ST</text:p>
          </table:table-cell>
        </table:table-row>
        <table:table-row table:style-name="ro1">
          <table:table-cell/>
          <table:table-cell office:value-type="string">
            <text:p>LU1311291147</text:p>
          </table:table-cell>
          <table:table-cell office:value-type="string">
            <text:p>ALLIANZ GLOBAL INVESTORS FUND ALLIANZ EURO BOND ST</text:p>
          </table:table-cell>
        </table:table-row>
        <table:table-row table:style-name="ro1">
          <table:table-cell/>
          <table:table-cell office:value-type="string">
            <text:p>LU1323878188</text:p>
          </table:table-cell>
          <table:table-cell office:value-type="string">
            <text:p>ABERDEEN GLOBAL NORTH AMERICAN SMALLER COMPANIES F</text:p>
          </table:table-cell>
        </table:table-row>
        <table:table-row table:style-name="ro1">
          <table:table-cell/>
          <table:table-cell office:value-type="string">
            <text:p>LU1327024037</text:p>
          </table:table-cell>
          <table:table-cell office:value-type="string">
            <text:p>ROCHE-BRUNE FUNDS CAPITAL BRAIN PC</text:p>
          </table:table-cell>
        </table:table-row>
        <table:table-row table:style-name="ro1">
          <table:table-cell/>
          <table:table-cell office:value-type="string">
            <text:p>LU1328248510</text:p>
          </table:table-cell>
          <table:table-cell office:value-type="string">
            <text:p>ALLIANZ GLOBAL INVESTORS FUND ALLIANZ EURO CREDIT </text:p>
          </table:table-cell>
        </table:table-row>
        <table:table-row table:style-name="ro1">
          <table:table-cell/>
          <table:table-cell office:value-type="string">
            <text:p>LU1329694266</text:p>
          </table:table-cell>
          <table:table-cell office:value-type="string">
            <text:p>MANDARINE FUNDS MANDARINE GLOBAL MICROCAP R CAPITA</text:p>
          </table:table-cell>
        </table:table-row>
        <table:table-row table:style-name="ro1">
          <table:table-cell/>
          <table:table-cell office:value-type="string">
            <text:p>LU1335435464</text:p>
          </table:table-cell>
          <table:table-cell office:value-type="string">
            <text:p>NATIXIS AM FUNDS SEEYOND MULTI ASSET DIVERSIFIED G</text:p>
          </table:table-cell>
        </table:table-row>
        <table:table-row table:style-name="ro1">
          <table:table-cell/>
          <table:table-cell office:value-type="string">
            <text:p>LU1336184491</text:p>
          </table:table-cell>
          <table:table-cell office:value-type="string">
            <text:p>EXANE FUNDS 2 EXANE ZEPHYR FUND B</text:p>
          </table:table-cell>
        </table:table-row>
        <table:table-row table:style-name="ro1">
          <table:table-cell/>
          <table:table-cell office:value-type="string">
            <text:p>LU1345484874</text:p>
          </table:table-cell>
          <table:table-cell office:value-type="string">
            <text:p>FIDELITY FUNDS SICAV STERLING BOND FUND A (C) EURO</text:p>
          </table:table-cell>
        </table:table-row>
        <table:table-row table:style-name="ro1">
          <table:table-cell/>
          <table:table-cell office:value-type="string">
            <text:p>LU1353183533</text:p>
          </table:table-cell>
          <table:table-cell office:value-type="string">
            <text:p>THEAM QUANT MULTI ASSET DIVERSIFIED C</text:p>
          </table:table-cell>
        </table:table-row>
        <table:table-row table:style-name="ro1">
          <table:table-cell/>
          <table:table-cell office:value-type="string">
            <text:p>LU1353950568</text:p>
          </table:table-cell>
          <table:table-cell office:value-type="string">
            <text:p>AXA WORLD FUNDS GLOBAL INFLATION SHORT DURATION BO</text:p>
          </table:table-cell>
        </table:table-row>
        <table:table-row table:style-name="ro1">
          <table:table-cell/>
          <table:table-cell office:value-type="string">
            <text:p>LU1357655890</text:p>
          </table:table-cell>
          <table:table-cell office:value-type="string">
            <text:p>GENERALI INVESTMENTS SICAV GLOBAL MULTI ASSET INCO</text:p>
          </table:table-cell>
        </table:table-row>
        <table:table-row table:style-name="ro1">
          <table:table-cell/>
          <table:table-cell office:value-type="string">
            <text:p>LU1366712435</text:p>
          </table:table-cell>
          <table:table-cell office:value-type="string">
            <text:p>DNCA INVEST ARCHER MID-CAP EUROPE A SHARES EUR</text:p>
          </table:table-cell>
        </table:table-row>
        <table:table-row table:style-name="ro1">
          <table:table-cell/>
          <table:table-cell office:value-type="string">
            <text:p>LU1366712518</text:p>
          </table:table-cell>
          <table:table-cell office:value-type="string">
            <text:p>DNCA INVEST ARCHER MID-CAP EUROPE B SHARES EUR</text:p>
          </table:table-cell>
        </table:table-row>
        <table:table-row table:style-name="ro1">
          <table:table-cell/>
          <table:table-cell office:value-type="string">
            <text:p>LU1373287983</text:p>
          </table:table-cell>
          <table:table-cell office:value-type="string">
            <text:p>TWENTY FIRST CAPITAL LUXEMBOURG SICAV EXCLUSIF 21 </text:p>
          </table:table-cell>
        </table:table-row>
        <table:table-row table:style-name="ro1">
          <table:table-cell/>
          <table:table-cell office:value-type="string">
            <text:p>LU1373288288</text:p>
          </table:table-cell>
          <table:table-cell office:value-type="string">
            <text:p>TWENTY FIRST CAPITAL LUXEMBOURG SICAV RENDEMENT EU</text:p>
          </table:table-cell>
        </table:table-row>
        <table:table-row table:style-name="ro1">
          <table:table-cell/>
          <table:table-cell office:value-type="string">
            <text:p>LU1373289179</text:p>
          </table:table-cell>
          <table:table-cell office:value-type="string">
            <text:p>TWENTY FIRST CAPITAL LUXEMBOURG SICAV SHÃ‚NTI INDIA</text:p>
          </table:table-cell>
        </table:table-row>
        <table:table-row table:style-name="ro1">
          <table:table-cell/>
          <table:table-cell office:value-type="string">
            <text:p>LU1373289336</text:p>
          </table:table-cell>
          <table:table-cell office:value-type="string">
            <text:p>TWENTY FIRST CAPITAL LUXEMBOURG SICAV SHÃ‚NTI INDIA</text:p>
          </table:table-cell>
        </table:table-row>
        <table:table-row table:style-name="ro1">
          <table:table-cell/>
          <table:table-cell office:value-type="string">
            <text:p>LU1377722647</text:p>
          </table:table-cell>
          <table:table-cell office:value-type="string">
            <text:p>FOCUS FUNDS GENERATION P EUR</text:p>
          </table:table-cell>
        </table:table-row>
        <table:table-row table:style-name="ro1">
          <table:table-cell/>
          <table:table-cell office:value-type="string">
            <text:p>LU1379103143</text:p>
          </table:table-cell>
          <table:table-cell office:value-type="string">
            <text:p>CLARESCO SICAV CLARESCO EUROPE P EUR</text:p>
          </table:table-cell>
        </table:table-row>
        <table:table-row table:style-name="ro1">
          <table:table-cell/>
          <table:table-cell office:value-type="string">
            <text:p>LU1379103572</text:p>
          </table:table-cell>
          <table:table-cell office:value-type="string">
            <text:p>CLARESCO SICAV CLARESCO AVENIR P</text:p>
          </table:table-cell>
        </table:table-row>
        <table:table-row table:style-name="ro1">
          <table:table-cell/>
          <table:table-cell office:value-type="string">
            <text:p>LU1379103812</text:p>
          </table:table-cell>
          <table:table-cell office:value-type="string">
            <text:p>CLARESCO SICAV CLARESCO USA USA CAPITALISATION</text:p>
          </table:table-cell>
        </table:table-row>
        <table:table-row table:style-name="ro1">
          <table:table-cell/>
          <table:table-cell office:value-type="string">
            <text:p>LU1379103903</text:p>
          </table:table-cell>
          <table:table-cell office:value-type="string">
            <text:p>CLARESCO SICAV CLARESCO SICAV - CLARESCO ALLOCATIO</text:p>
          </table:table-cell>
        </table:table-row>
        <table:table-row table:style-name="ro1">
          <table:table-cell/>
          <table:table-cell office:value-type="string">
            <text:p>LU1379104976</text:p>
          </table:table-cell>
          <table:table-cell office:value-type="string">
            <text:p>CLARESCO SICAV CLARESCO FONCIER VALOR P CAPITALISA</text:p>
          </table:table-cell>
        </table:table-row>
        <table:table-row table:style-name="ro1">
          <table:table-cell/>
          <table:table-cell office:value-type="string">
            <text:p>LU1400637036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 office:value-type="string">
            <text:p>US10</text:p>
          </table:table-cell>
          <table:table-cell office:value-type="string">
            <text:p>LU1407890620</text:p>
          </table:table-cell>
          <table:table-cell office:value-type="string">
            <text:p>MULTI IBXX TR 10Y</text:p>
          </table:table-cell>
        </table:table-row>
        <table:table-row table:style-name="ro1">
          <table:table-cell/>
          <table:table-cell office:value-type="string">
            <text:p>LU1418646292</text:p>
          </table:table-cell>
          <table:table-cell office:value-type="string">
            <text:p>ALLIANZ GLOBAL INVESTORS FUND ALLIANZ SELECTION FI</text:p>
          </table:table-cell>
        </table:table-row>
        <table:table-row table:style-name="ro1">
          <table:table-cell/>
          <table:table-cell office:value-type="string">
            <text:p>LU1418653660</text:p>
          </table:table-cell>
          <table:table-cell office:value-type="string">
            <text:p>ALLIANZ GLOBAL INVESTORS FUND ALLIANZ SELECTION AL</text:p>
          </table:table-cell>
        </table:table-row>
        <table:table-row table:style-name="ro1">
          <table:table-cell/>
          <table:table-cell office:value-type="string">
            <text:p>LU1430036985</text:p>
          </table:table-cell>
          <table:table-cell office:value-type="string">
            <text:p>CS INVESTMENT FUNDS 2 CREDIT SUISSE (LUX) GLOBAL R</text:p>
          </table:table-cell>
        </table:table-row>
        <table:table-row table:style-name="ro1">
          <table:table-cell/>
          <table:table-cell office:value-type="string">
            <text:p>LU1434527435</text:p>
          </table:table-cell>
          <table:table-cell office:value-type="string">
            <text:p>CANDRIAM SRI EQUITY WORLD C CAP</text:p>
          </table:table-cell>
        </table:table-row>
        <table:table-row table:style-name="ro1">
          <table:table-cell/>
          <table:table-cell office:value-type="string">
            <text:p>LU1435356149</text:p>
          </table:table-cell>
          <table:table-cell office:value-type="string">
            <text:p>LYXOR INDEX FUND LYXOR BOFAML $ HIGH YIELD BOND UC</text:p>
          </table:table-cell>
        </table:table-row>
        <table:table-row table:style-name="ro1">
          <table:table-cell/>
          <table:table-cell office:value-type="string">
            <text:p>LU1435390593</text:p>
          </table:table-cell>
          <table:table-cell office:value-type="string">
            <text:p>NATIXIS INTERNATIONAL FUNDS (LUX) I LOOMIS SAYLES </text:p>
          </table:table-cell>
        </table:table-row>
        <table:table-row table:style-name="ro1">
          <table:table-cell/>
          <table:table-cell office:value-type="string">
            <text:p>LU1437025023</text:p>
          </table:table-cell>
          <table:table-cell office:value-type="string">
            <text:p>AMUNDI INDEX SOLUTIONS AMUNDI ETF FTSE 100 UCITS E</text:p>
          </table:table-cell>
        </table:table-row>
        <table:table-row table:style-name="ro1">
          <table:table-cell/>
          <table:table-cell office:value-type="string">
            <text:p>LU1437676635</text:p>
          </table:table-cell>
          <table:table-cell office:value-type="string">
            <text:p>PICTET GLOBAL THEMATIC OPPORTUNITIES P EUR CAPITAL</text:p>
          </table:table-cell>
        </table:table-row>
        <table:table-row table:style-name="ro1">
          <table:table-cell/>
          <table:table-cell office:value-type="string">
            <text:p>LU1472740502</text:p>
          </table:table-cell>
          <table:table-cell office:value-type="string">
            <text:p>MIROVA FUNDS MIROVA GLOBAL GREEN BOND FUND MIROVA </text:p>
          </table:table-cell>
        </table:table-row>
        <table:table-row table:style-name="ro1">
          <table:table-cell/>
          <table:table-cell office:value-type="string">
            <text:p>LU1472740767</text:p>
          </table:table-cell>
          <table:table-cell office:value-type="string">
            <text:p>MIROVA FUNDS MIROVA GLOBAL GREEN BOND FUND R/A (EU</text:p>
          </table:table-cell>
        </table:table-row>
        <table:table-row table:style-name="ro1">
          <table:table-cell/>
          <table:table-cell office:value-type="string">
            <text:p>LU1480593141</text:p>
          </table:table-cell>
          <table:table-cell office:value-type="string">
            <text:p>THEAM QUANT EQUITY EUROZONE INCOME DEFENSIVE C CAP</text:p>
          </table:table-cell>
        </table:table-row>
        <table:table-row table:style-name="ro1">
          <table:table-cell/>
          <table:table-cell office:value-type="string">
            <text:p>LU1486845537</text:p>
          </table:table-cell>
          <table:table-cell office:value-type="string">
            <text:p>ODDO COMPASS EURO CREDIT SHORT DURATION CR EUR CAP</text:p>
          </table:table-cell>
        </table:table-row>
        <table:table-row table:style-name="ro1">
          <table:table-cell/>
          <table:table-cell office:value-type="string">
            <text:p>LU1490785091</text:p>
          </table:table-cell>
          <table:table-cell office:value-type="string">
            <text:p>DNCA INVEST NORDEN EUROPE A SHARES EUR</text:p>
          </table:table-cell>
        </table:table-row>
        <table:table-row table:style-name="ro1">
          <table:table-cell/>
          <table:table-cell office:value-type="string">
            <text:p>LU1493433004</text:p>
          </table:table-cell>
          <table:table-cell office:value-type="string">
            <text:p>ODDO COMPASS CONVERTIBLE GLOBAL CR-EUR CAPITALISAT</text:p>
          </table:table-cell>
        </table:table-row>
        <table:table-row table:style-name="ro1">
          <table:table-cell/>
          <table:table-cell office:value-type="string">
            <text:p>LU1514873279</text:p>
          </table:table-cell>
          <table:table-cell office:value-type="string">
            <text:p>DEGROOF PETERCAM CONVERTIBLES EUROPE R CAP</text:p>
          </table:table-cell>
        </table:table-row>
        <table:table-row table:style-name="ro1">
          <table:table-cell/>
          <table:table-cell office:value-type="string">
            <text:p>LU1523323860</text:p>
          </table:table-cell>
          <table:table-cell office:value-type="string">
            <text:p>LA FRANCAISE LUX MULTI-ASSET INCOME R EUR CAPITALI</text:p>
          </table:table-cell>
        </table:table-row>
        <table:table-row table:style-name="ro1">
          <table:table-cell/>
          <table:table-cell office:value-type="string">
            <text:p>LU1526313249</text:p>
          </table:table-cell>
          <table:table-cell office:value-type="string">
            <text:p>DNCA INVEST VENASQUO B SHARES EUR</text:p>
          </table:table-cell>
        </table:table-row>
        <table:table-row table:style-name="ro1">
          <table:table-cell/>
          <table:table-cell office:value-type="string">
            <text:p>LU1529780493</text:p>
          </table:table-cell>
          <table:table-cell office:value-type="string">
            <text:p>AXA WORLD FUNDS FRAMLINGTON ROBOTECH A EUR DISTRIB</text:p>
          </table:table-cell>
        </table:table-row>
        <table:table-row table:style-name="ro1">
          <table:table-cell/>
          <table:table-cell office:value-type="string">
            <text:p>LU1529780659</text:p>
          </table:table-cell>
          <table:table-cell office:value-type="string">
            <text:p>AXA WORLD FUNDS FRAMLINGTON ROBOTECH E EUR CAPITAL</text:p>
          </table:table-cell>
        </table:table-row>
        <table:table-row table:style-name="ro1">
          <table:table-cell/>
          <table:table-cell office:value-type="string">
            <text:p>LU1530899142</text:p>
          </table:table-cell>
          <table:table-cell office:value-type="string">
            <text:p>CPR INVEST GLOBAL DISRUPTIVE OPPORTUNITIES A CAP</text:p>
          </table:table-cell>
        </table:table-row>
        <table:table-row table:style-name="ro1">
          <table:table-cell/>
          <table:table-cell office:value-type="string">
            <text:p>LU1536921650</text:p>
          </table:table-cell>
          <table:table-cell office:value-type="string">
            <text:p>AXA WORLD FUNDS FRAMLINGTON ROBOTECH A EUR CAPITAL</text:p>
          </table:table-cell>
        </table:table-row>
        <table:table-row table:style-name="ro1">
          <table:table-cell/>
          <table:table-cell office:value-type="string">
            <text:p>LU1547512548</text:p>
          </table:table-cell>
          <table:table-cell office:value-type="string">
            <text:p>BNP PARIBAS EASY BNP PARIBAS EASY ENERGY &amp; METALS </text:p>
          </table:table-cell>
        </table:table-row>
        <table:table-row table:style-name="ro1">
          <table:table-cell/>
          <table:table-cell office:value-type="string">
            <text:p>LU1548497772</text:p>
          </table:table-cell>
          <table:table-cell office:value-type="string">
            <text:p>ALLIANZ GLOBAL INVESTORS FUND ALLIANZ GLOBAL ARTIF</text:p>
          </table:table-cell>
        </table:table-row>
        <table:table-row table:style-name="ro1">
          <table:table-cell/>
          <table:table-cell office:value-type="string">
            <text:p>LU1561915239</text:p>
          </table:table-cell>
          <table:table-cell office:value-type="string">
            <text:p>NATIXIS AM FUNDS NATIXIS MULTI ASSET GLOBAL INCOME</text:p>
          </table:table-cell>
        </table:table-row>
        <table:table-row table:style-name="ro1">
          <table:table-cell/>
          <table:table-cell office:value-type="string">
            <text:p>LU1582221328</text:p>
          </table:table-cell>
          <table:table-cell office:value-type="string">
            <text:p>T. ROWE PRICE FUNDS SICAV US SMALLER COMPANIES EQU</text:p>
          </table:table-cell>
        </table:table-row>
        <table:table-row table:style-name="ro1">
          <table:table-cell/>
          <table:table-cell office:value-type="string">
            <text:p>LU1582982283</text:p>
          </table:table-cell>
          <table:table-cell office:value-type="string">
            <text:p>M&amp;G (LUX) INVESTMENT FUNDS 1 M&amp;G (LUX) CONSERVATIV</text:p>
          </table:table-cell>
        </table:table-row>
        <table:table-row table:style-name="ro1">
          <table:table-cell/>
          <table:table-cell office:value-type="string">
            <text:p>LU1582984909</text:p>
          </table:table-cell>
          <table:table-cell office:value-type="string">
            <text:p>M&amp;G (LUX) INVESTMENT FUNDS 1 M&amp;G (LUX) INCOME ALLO</text:p>
          </table:table-cell>
        </table:table-row>
        <table:table-row table:style-name="ro1">
          <table:table-cell/>
          <table:table-cell office:value-type="string">
            <text:p>LU1582988058</text:p>
          </table:table-cell>
          <table:table-cell office:value-type="string">
            <text:p>M&amp;G (LUX) INVESTMENT FUNDS 1 M&amp;G (LUX) DYNAMIC ALL</text:p>
          </table:table-cell>
        </table:table-row>
        <table:table-row table:style-name="ro1">
          <table:table-cell/>
          <table:table-cell office:value-type="string">
            <text:p>LU1596575156</text:p>
          </table:table-cell>
          <table:table-cell office:value-type="string">
            <text:p>PARVEST BOND WORLD EMERGING CLASSIC H EUR</text:p>
          </table:table-cell>
        </table:table-row>
        <table:table-row table:style-name="ro1">
          <table:table-cell/>
          <table:table-cell office:value-type="string">
            <text:p>LU1598688189</text:p>
          </table:table-cell>
          <table:table-cell office:value-type="string">
            <text:p>LYXOR INDEX FUND LYXOR MSCI EMU GROWTH (DR) UCITS 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U1598689153</text:p>
          </table:table-cell>
          <table:table-cell office:value-type="string">
            <text:p>LYXOR SMALL CAP</text:p>
          </table:table-cell>
        </table:table-row>
        <table:table-row table:style-name="ro1">
          <table:table-cell/>
          <table:table-cell office:value-type="string">
            <text:p>LU1598690169</text:p>
          </table:table-cell>
          <table:table-cell office:value-type="string">
            <text:p>LYXOR INDEX FUND LYXOR MSCI EMU VALUE (DR) UCITS E</text:p>
          </table:table-cell>
        </table:table-row>
        <table:table-row table:style-name="ro1">
          <table:table-cell/>
          <table:table-cell office:value-type="string">
            <text:p>LU1599120273</text:p>
          </table:table-cell>
          <table:table-cell office:value-type="string">
            <text:p>AURIS SICAV SELECTION DEFENSIVE R EUR CAP</text:p>
          </table:table-cell>
        </table:table-row>
        <table:table-row table:style-name="ro1">
          <table:table-cell/>
          <table:table-cell office:value-type="string">
            <text:p>LU1599120869</text:p>
          </table:table-cell>
          <table:table-cell office:value-type="string">
            <text:p>AURIS SICAV OBLIGATION CAPITAL R EUR CAP</text:p>
          </table:table-cell>
        </table:table-row>
        <table:table-row table:style-name="ro1">
          <table:table-cell/>
          <table:table-cell office:value-type="string">
            <text:p>LU1602144575</text:p>
          </table:table-cell>
          <table:table-cell office:value-type="string">
            <text:p>AMUNDI INDEX SOLUTIONS AMUNDI INDEX MSCI EMU UCITS</text:p>
          </table:table-cell>
        </table:table-row>
        <table:table-row table:style-name="ro1">
          <table:table-cell/>
          <table:table-cell office:value-type="string">
            <text:p>LU1602144906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/>
          <table:table-cell office:value-type="string">
            <text:p>LU1602252113</text:p>
          </table:table-cell>
          <table:table-cell office:value-type="string">
            <text:p>LAFFITTE FUNDS - LAFFITTE RISK ARBITRAGE UCITS A E</text:p>
          </table:table-cell>
        </table:table-row>
        <table:table-row table:style-name="ro1">
          <table:table-cell/>
          <table:table-cell office:value-type="string">
            <text:p>LU1620156130</text:p>
          </table:table-cell>
          <table:table-cell office:value-type="string">
            <text:p>PARVEST PARVEST AQUA CLASSIC USD</text:p>
          </table:table-cell>
        </table:table-row>
        <table:table-row table:style-name="ro1">
          <table:table-cell/>
          <table:table-cell office:value-type="string">
            <text:p>LU1646359965</text:p>
          </table:table-cell>
          <table:table-cell office:value-type="string">
            <text:p>MULTI UNITS LUXEMBOURG LYXOR JPX-NIKKEI 400 (DR) U</text:p>
          </table:table-cell>
        </table:table-row>
        <table:table-row table:style-name="ro1">
          <table:table-cell/>
          <table:table-cell office:value-type="string">
            <text:p>LU1646950771</text:p>
          </table:table-cell>
          <table:table-cell office:value-type="string">
            <text:p>ABERDEEN GLOBAL EURO GOVERNMENT BOND FUND A2 CAP</text:p>
          </table:table-cell>
        </table:table-row>
        <table:table-row table:style-name="ro1">
          <table:table-cell/>
          <table:table-cell office:value-type="string">
            <text:p>LU1646952041</text:p>
          </table:table-cell>
          <table:table-cell office:value-type="string">
            <text:p>ABERDEEN GLOBAL EUROPEAN CONVERTIBLES BOND FUND A3</text:p>
          </table:table-cell>
        </table:table-row>
        <table:table-row table:style-name="ro1">
          <table:table-cell/>
          <table:table-cell office:value-type="string">
            <text:p>LU1646952801</text:p>
          </table:table-cell>
          <table:table-cell office:value-type="string">
            <text:p>ABERDEEN GLOBAL US DOLLAR CREDIT BOND FUND A USD C</text:p>
          </table:table-cell>
        </table:table-row>
        <table:table-row table:style-name="ro1">
          <table:table-cell/>
          <table:table-cell office:value-type="string">
            <text:p>LU1650488494</text:p>
          </table:table-cell>
          <table:table-cell office:value-type="string">
            <text:p>MULTI UNITS LUXEMBOURG LYXOR EUROMTS 3-5Y INVESTME</text:p>
          </table:table-cell>
        </table:table-row>
        <table:table-row table:style-name="ro1">
          <table:table-cell office:value-type="string">
            <text:p>100H</text:p>
          </table:table-cell>
          <table:table-cell office:value-type="string">
            <text:p>LU1650492330</text:p>
          </table:table-cell>
          <table:table-cell office:value-type="string">
            <text:p>LYXOR FTSE 100 MH</text:p>
          </table:table-cell>
        </table:table-row>
        <table:table-row table:style-name="ro1">
          <table:table-cell/>
          <table:table-cell office:value-type="string">
            <text:p>LU1670631016</text:p>
          </table:table-cell>
          <table:table-cell office:value-type="string">
            <text:p>M&amp;G (LUX) INVESTMENT FUNDS 1 M&amp;G (LUX) EMERGING MA</text:p>
          </table:table-cell>
        </table:table-row>
        <table:table-row table:style-name="ro1">
          <table:table-cell/>
          <table:table-cell office:value-type="string">
            <text:p>LU1670720033</text:p>
          </table:table-cell>
          <table:table-cell office:value-type="string">
            <text:p>M&amp;G (LUX) INVESTMENT FUNDS 1 M&amp;G (LUX) GLOBAL MACR</text:p>
          </table:table-cell>
        </table:table-row>
        <table:table-row table:style-name="ro1">
          <table:table-cell/>
          <table:table-cell office:value-type="string">
            <text:p>LU1681037864</text:p>
          </table:table-cell>
          <table:table-cell office:value-type="string">
            <text:p>AMUNDI INDEX SOLUTIONS AMUNDI JAPAN TOPIX UCITS ET</text:p>
          </table:table-cell>
        </table:table-row>
        <table:table-row table:style-name="ro1">
          <table:table-cell/>
          <table:table-cell office:value-type="string">
            <text:p>LU1681039480</text:p>
          </table:table-cell>
          <table:table-cell office:value-type="string">
            <text:p>AMUNDI INDEX SOLUTIONS AMUNDI FTSE EPRA EUROPE REA</text:p>
          </table:table-cell>
        </table:table-row>
        <table:table-row table:style-name="ro1">
          <table:table-cell/>
          <table:table-cell office:value-type="string">
            <text:p>LU1681041544</text:p>
          </table:table-cell>
          <table:table-cell office:value-type="string">
            <text:p>AMUNDI INDEX SOLUTIONS AMUNDI MSCI EUROPE LOW SIZE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LU1681043599</text:p>
          </table:table-cell>
          <table:table-cell office:value-type="string">
            <text:p>AMUNDI INDEX SOLUTIONS AMUNDI MSCI WORLD UCITS ETF</text:p>
          </table:table-cell>
        </table:table-row>
        <table:table-row table:style-name="ro1">
          <table:table-cell/>
          <table:table-cell office:value-type="string">
            <text:p>LU1681044647</text:p>
          </table:table-cell>
          <table:table-cell office:value-type="string">
            <text:p>AMUNDI INDEX SOLUTIONS AMUNDI MSCI NORDIC UCITS ET</text:p>
          </table:table-cell>
        </table:table-row>
        <table:table-row table:style-name="ro1">
          <table:table-cell/>
          <table:table-cell office:value-type="string">
            <text:p>LU1681047236</text:p>
          </table:table-cell>
          <table:table-cell office:value-type="string">
            <text:p>AMUNDI INDEX SOLUTIONS AMUNDI EURO STOXX 50 UCITS </text:p>
          </table:table-cell>
        </table:table-row>
        <table:table-row table:style-name="ro1">
          <table:table-cell office:value-type="string">
            <text:p>MTH</text:p>
          </table:table-cell>
          <table:table-cell office:value-type="string">
            <text:p>LU1686832194</text:p>
          </table:table-cell>
          <table:table-cell office:value-type="string">
            <text:p>LYXOR LY DURA 25Y</text:p>
          </table:table-cell>
        </table:table-row>
        <table:table-row table:style-name="ro1">
          <table:table-cell/>
          <table:table-cell office:value-type="string">
            <text:p>LU1693142330</text:p>
          </table:table-cell>
          <table:table-cell office:value-type="string">
            <text:p>ING ARIA ING GLOBAL INDEX PORTFOLIO DEFENSIVE A</text:p>
          </table:table-cell>
        </table:table-row>
        <table:table-row table:style-name="ro1">
          <table:table-cell/>
          <table:table-cell office:value-type="string">
            <text:p>LU1693142843</text:p>
          </table:table-cell>
          <table:table-cell office:value-type="string">
            <text:p>ING ARIA ING GLOBAL INDEX PORTFOLIO BALANCED A CAP</text:p>
          </table:table-cell>
        </table:table-row>
        <table:table-row table:style-name="ro1">
          <table:table-cell/>
          <table:table-cell office:value-type="string">
            <text:p>LU1693143494</text:p>
          </table:table-cell>
          <table:table-cell office:value-type="string">
            <text:p>ING ARIA ING GLOBAL INDEX PORTFOLIO DYNAMIC A</text:p>
          </table:table-cell>
        </table:table-row>
        <table:table-row table:style-name="ro1">
          <table:table-cell/>
          <table:table-cell office:value-type="string">
            <text:p>LU1694789535</text:p>
          </table:table-cell>
          <table:table-cell office:value-type="string">
            <text:p>DNCA INVEST ALPHA BONDS B CAP</text:p>
          </table:table-cell>
        </table:table-row>
        <table:table-row table:style-name="ro1">
          <table:table-cell/>
          <table:table-cell office:value-type="string">
            <text:p>LU1730854608</text:p>
          </table:table-cell>
          <table:table-cell office:value-type="string">
            <text:p>EDMOND DE ROTHSCHILD FUND EQUITY EURO CORE A-EUR</text:p>
          </table:table-cell>
        </table:table-row>
        <table:table-row table:style-name="ro1">
          <table:table-cell office:value-type="string">
            <text:p>YIEL</text:p>
          </table:table-cell>
          <table:table-cell office:value-type="string">
            <text:p>LU1812090543</text:p>
          </table:table-cell>
          <table:table-cell office:value-type="string">
            <text:p>LYXOR BOFA H YIELD</text:p>
          </table:table-cell>
        </table:table-row>
        <table:table-row table:style-name="ro1">
          <table:table-cell office:value-type="string">
            <text:p>MEH</text:p>
          </table:table-cell>
          <table:table-cell office:value-type="string">
            <text:p>LU1812091194</text:p>
          </table:table-cell>
          <table:table-cell office:value-type="string">
            <text:p>LYXOR EP NA D EU</text:p>
          </table:table-cell>
        </table:table-row>
        <table:table-row table:style-name="ro1">
          <table:table-cell office:value-type="string">
            <text:p>PVX</text:p>
          </table:table-cell>
          <table:table-cell office:value-type="string">
            <text:p>LU1812091947</text:p>
          </table:table-cell>
          <table:table-cell office:value-type="string">
            <text:p>LYXOR PRIVEX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U1812092168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CNB</text:p>
          </table:table-cell>
          <table:table-cell office:value-type="string">
            <text:p>LU1829218822</text:p>
          </table:table-cell>
          <table:table-cell office:value-type="string">
            <text:p>MULTI EU CORP EX F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LU1829219127</text:p>
          </table:table-cell>
          <table:table-cell office:value-type="string">
            <text:p>MULTI EU CORP BOND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LU1829219390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ACWI</text:p>
          </table:table-cell>
          <table:table-cell office:value-type="string">
            <text:p>LU1829220216</text:p>
          </table:table-cell>
          <table:table-cell office:value-type="string">
            <text:p>MULTI L MSCI A CTY</text:p>
          </table:table-cell>
        </table:table-row>
        <table:table-row table:style-name="ro1">
          <table:table-cell office:value-type="string">
            <text:p>MWO</text:p>
          </table:table-cell>
          <table:table-cell office:value-type="string">
            <text:p>LU1832418773</text:p>
          </table:table-cell>
          <table:table-cell office:value-type="string">
            <text:p>LYXOR EPRA G DEV</text:p>
          </table:table-cell>
        </table:table-row>
        <table:table-row table:style-name="ro1">
          <table:table-cell office:value-type="string">
            <text:p>MUA</text:p>
          </table:table-cell>
          <table:table-cell office:value-type="string">
            <text:p>LU1832418856</text:p>
          </table:table-cell>
          <table:table-cell office:value-type="string">
            <text:p>LYXOR EP NA US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U1834983394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U1834983477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U1834983550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U1834983634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U1834983808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U1834984798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U1834985845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U1834986900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U1834987890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U1834987973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U1834988195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U1834988278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U1834988351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U1834988435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U1834988518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U1834988609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U1834988781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U1834988864</text:p>
          </table:table-cell>
          <table:table-cell office:value-type="string">
            <text:p>LYXOR STX EU UTILI</text:p>
          </table:table-cell>
        </table:table-row>
        <table:table-row table:style-name="ro1">
          <table:table-cell/>
          <table:table-cell office:value-type="string">
            <text:p>NL0000289783</text:p>
          </table:table-cell>
          <table:table-cell office:value-type="string">
            <text:p>ROBECO GLOBAL STARS EQUITIES FUND D</text:p>
          </table:table-cell>
        </table:table-row>
        <table:table-row table:style-name="ro1">
          <table:table-cell/>
          <table:table-cell office:value-type="string">
            <text:p>NO0010668114</text:p>
          </table:table-cell>
          <table:table-cell office:value-type="string">
            <text:p>ALFRED BERG HOYRENTE CLASSIC EUR</text:p>
          </table:table-cell>
        </table:table-row>
        <table:table-row table:style-name="ro1">
          <table:table-cell/>
          <table:table-cell office:value-type="string">
            <text:p>SCPI00000269</text:p>
          </table:table-cell>
          <table:table-cell office:value-type="string">
            <text:p>FICOMMERCE</text:p>
          </table:table-cell>
        </table:table-row>
        <table:table-row table:style-name="ro1">
          <table:table-cell/>
          <table:table-cell office:value-type="string">
            <text:p>SCPI00000419</text:p>
          </table:table-cell>
          <table:table-cell office:value-type="string">
            <text:p>EFIMMO 1</text:p>
          </table:table-cell>
        </table:table-row>
        <table:table-row table:style-name="ro1">
          <table:table-cell/>
          <table:table-cell office:value-type="string">
            <text:p>SCPI00000439</text:p>
          </table:table-cell>
          <table:table-cell office:value-type="string">
            <text:p>ELYSeES PIERRE</text:p>
          </table:table-cell>
        </table:table-row>
        <table:table-row table:style-name="ro1">
          <table:table-cell/>
          <table:table-cell office:value-type="string">
            <text:p>SCPI00000619</text:p>
          </table:table-cell>
          <table:table-cell office:value-type="string">
            <text:p>IMMORENTE</text:p>
          </table:table-cell>
        </table:table-row>
        <table:table-row table:style-name="ro1">
          <table:table-cell/>
          <table:table-cell office:value-type="string">
            <text:p>SCPI00000649</text:p>
          </table:table-cell>
          <table:table-cell office:value-type="string">
            <text:p>FRANCE INVESTIPIERRE</text:p>
          </table:table-cell>
        </table:table-row>
        <table:table-row table:style-name="ro1">
          <table:table-cell/>
          <table:table-cell office:value-type="string">
            <text:p>SCPI00000999</text:p>
          </table:table-cell>
          <table:table-cell office:value-type="string">
            <text:p>PRIMOPIERRE</text:p>
          </table:table-cell>
        </table:table-row>
        <table:table-row table:style-name="ro1">
          <table:table-cell/>
          <table:table-cell office:value-type="string">
            <text:p>SCPI00001199</text:p>
          </table:table-cell>
          <table:table-cell office:value-type="string">
            <text:p>ACCES VALEUR PIERRE</text:p>
          </table:table-cell>
        </table:table-row>
        <table:table-row table:style-name="ro1">
          <table:table-cell/>
          <table:table-cell office:value-type="string">
            <text:p>SCPI00003719</text:p>
          </table:table-cell>
          <table:table-cell office:value-type="string">
            <text:p>PATRIMMO COMMERCE</text:p>
          </table:table-cell>
        </table:table-row>
        <table:table-row table:style-name="ro1">
          <table:table-cell/>
          <table:table-cell office:value-type="string">
            <text:p>SCPI00003829</text:p>
          </table:table-cell>
          <table:table-cell office:value-type="string">
            <text:p>PRIMOVIE</text:p>
          </table:table-cell>
        </table:table-row>
        <table:table-row table:style-name="ro1">
          <table:table-cell/>
          <table:table-cell office:value-type="string">
            <text:p>SCPI00004049</text:p>
          </table:table-cell>
          <table:table-cell office:value-type="string">
            <text:p>PATRIMMO CROISSANCE</text:p>
          </table:table-cell>
        </table:table-row>
        <table:table-row table:style-name="ro1">
          <table:table-cell/>
          <table:table-cell office:value-type="string">
            <text:p>SE0000777708</text:p>
          </table:table-cell>
          <table:table-cell office:value-type="string">
            <text:p>EAST CAPITAL RUSSIAN FUND (C)</text:p>
          </table:table-cell>
        </table:table-row>
        <table:table-row table:style-name="ro1">
          <table:table-cell/>
          <table:table-cell office:value-type="string">
            <text:p>SE0000777724</text:p>
          </table:table-cell>
          <table:table-cell office:value-type="string">
            <text:p>EAST CAPITAL BALTIC FUND (C)</text:p>
          </table:table-cell>
        </table:table-row>
        <table:table-row table:style-name="ro1">
          <table:table-cell/>
          <table:table-cell office:value-type="string">
            <text:p>SE0000888208</text:p>
          </table:table-cell>
          <table:table-cell office:value-type="string">
            <text:p>EAST CAPITAL EASTERN EUROPEAN FUND (C)</text:p>
          </table:table-cell>
        </table:table-row>
        <table:table-row table:style-name="ro1">
          <table:table-cell/>
          <table:table-cell office:value-type="string">
            <text:p>SE0001244328</text:p>
          </table:table-cell>
          <table:table-cell office:value-type="string">
            <text:p>EAST CAPITAL BALKAN FUND (C)</text:p>
          </table:table-cell>
        </table:table-row>
        <table:table-row table:style-name="ro1">
          <table:table-cell/>
          <table:table-cell office:value-type="string">
            <text:p>SE0001621327</text:p>
          </table:table-cell>
          <table:table-cell office:value-type="string">
            <text:p>EAST CAPITAL TURKISH FUND (C)</text:p>
          </table:table-cell>
        </table:table-row>
        <table:table-row table:style-name="ro1">
          <table:table-cell office:value-type="string">
            <text:p>Y500B</text:p>
          </table:table-cell>
          <table:table-cell office:value-type="string">
            <text:p>NL0010270567</text:p>
          </table:table-cell>
          <table:table-cell office:value-type="string">
            <text:p>Call PARWORLD TCK CONT EU - 74,42e 11/2022</text:p>
          </table:table-cell>
        </table:table-row>
        <table:table-row table:style-name="ro1">
          <table:table-cell office:value-type="string">
            <text:p>Z500B</text:p>
          </table:table-cell>
          <table:table-cell office:value-type="string">
            <text:p>NL0010304317</text:p>
          </table:table-cell>
          <table:table-cell office:value-type="string">
            <text:p>Call PARWORLD TCK CONT EU - 80,67e 03/2023</text:p>
          </table:table-cell>
        </table:table-row>
        <table:table-row table:style-name="ro1">
          <table:table-cell office:value-type="string">
            <text:p>A001B</text:p>
          </table:table-cell>
          <table:table-cell office:value-type="string">
            <text:p>NL0010307310</text:p>
          </table:table-cell>
          <table:table-cell office:value-type="string">
            <text:p>Call PARWORLD TCK CONT EU - 77,85e 02/2023</text:p>
          </table:table-cell>
        </table:table-row>
        <table:table-row table:style-name="ro1">
          <table:table-cell office:value-type="string">
            <text:p>K001B</text:p>
          </table:table-cell>
          <table:table-cell office:value-type="string">
            <text:p>NL0010309068</text:p>
          </table:table-cell>
          <table:table-cell office:value-type="string">
            <text:p>Call PARWORLD TCK CONT EU - 81,94e 03/2023</text:p>
          </table:table-cell>
        </table:table-row>
        <table:table-row table:style-name="ro1">
          <table:table-cell office:value-type="string">
            <text:p>K002B</text:p>
          </table:table-cell>
          <table:table-cell office:value-type="string">
            <text:p>NL0010309076</text:p>
          </table:table-cell>
          <table:table-cell office:value-type="string">
            <text:p>Call PARWORLD TCK CONT EU - 81,00e 04/2023</text:p>
          </table:table-cell>
        </table:table-row>
        <table:table-row table:style-name="ro1">
          <table:table-cell office:value-type="string">
            <text:p>K700B</text:p>
          </table:table-cell>
          <table:table-cell office:value-type="string">
            <text:p>NL0010411195</text:p>
          </table:table-cell>
          <table:table-cell office:value-type="string">
            <text:p>Call PARWORLD TCK CONT EU - 84,41e 05/2023</text:p>
          </table:table-cell>
        </table:table-row>
        <table:table-row table:style-name="ro1">
          <table:table-cell office:value-type="string">
            <text:p>W133B</text:p>
          </table:table-cell>
          <table:table-cell office:value-type="string">
            <text:p>NL0010568283</text:p>
          </table:table-cell>
          <table:table-cell office:value-type="string">
            <text:p>Call PARWORLD TCK CONT EU - 95,14e 02/2024</text:p>
          </table:table-cell>
        </table:table-row>
        <table:table-row table:style-name="ro1">
          <table:table-cell office:value-type="string">
            <text:p>W136B</text:p>
          </table:table-cell>
          <table:table-cell office:value-type="string">
            <text:p>NL0010568317</text:p>
          </table:table-cell>
          <table:table-cell office:value-type="string">
            <text:p>Call PARWORLD TCK CONT EU - 98,70e 05/2024</text:p>
          </table:table-cell>
        </table:table-row>
        <table:table-row table:style-name="ro1">
          <table:table-cell office:value-type="string">
            <text:p>H125B</text:p>
          </table:table-cell>
          <table:table-cell office:value-type="string">
            <text:p>NL0010640082</text:p>
          </table:table-cell>
          <table:table-cell office:value-type="string">
            <text:p>Call PARWORLD TCK CONT EU - 96,68e 07/2024</text:p>
          </table:table-cell>
        </table:table-row>
        <table:table-row table:style-name="ro1">
          <table:table-cell office:value-type="string">
            <text:p>H126B</text:p>
          </table:table-cell>
          <table:table-cell office:value-type="string">
            <text:p>NL0010640090</text:p>
          </table:table-cell>
          <table:table-cell office:value-type="string">
            <text:p>Call PARWORLD TCK CONT EU - 97,70e 08/2024</text:p>
          </table:table-cell>
        </table:table-row>
        <table:table-row table:style-name="ro1">
          <table:table-cell office:value-type="string">
            <text:p>H127B</text:p>
          </table:table-cell>
          <table:table-cell office:value-type="string">
            <text:p>NL0010640108</text:p>
          </table:table-cell>
          <table:table-cell office:value-type="string">
            <text:p>Call PARWORLD TCK CONT EU - 99,35e 09/2024</text:p>
          </table:table-cell>
        </table:table-row>
        <table:table-row table:style-name="ro1">
          <table:table-cell office:value-type="string">
            <text:p>W514B</text:p>
          </table:table-cell>
          <table:table-cell office:value-type="string">
            <text:p>NL0010788527</text:p>
          </table:table-cell>
          <table:table-cell office:value-type="string">
            <text:p>Call PARWORLD TCK CONT EU - 105,40e 01/2025</text:p>
          </table:table-cell>
        </table:table-row>
        <table:table-row table:style-name="ro1">
          <table:table-cell office:value-type="string">
            <text:p>W515B</text:p>
          </table:table-cell>
          <table:table-cell office:value-type="string">
            <text:p>NL0010788535</text:p>
          </table:table-cell>
          <table:table-cell office:value-type="string">
            <text:p>Call PARWORLD TCK CONT EU - 110,76e 02/2025</text:p>
          </table:table-cell>
        </table:table-row>
        <table:table-row table:style-name="ro1">
          <table:table-cell office:value-type="string">
            <text:p>X772B</text:p>
          </table:table-cell>
          <table:table-cell office:value-type="string">
            <text:p>NL0010788568</text:p>
          </table:table-cell>
          <table:table-cell office:value-type="string">
            <text:p>Call PARWORLD TCK CONT EU - 121,20e 05/2025</text:p>
          </table:table-cell>
        </table:table-row>
        <table:table-row table:style-name="ro1">
          <table:table-cell office:value-type="string">
            <text:p>X774B</text:p>
          </table:table-cell>
          <table:table-cell office:value-type="string">
            <text:p>NL0010788584</text:p>
          </table:table-cell>
          <table:table-cell office:value-type="string">
            <text:p>Call PARWORLD TCK CONT EU - 117,68e 07/2025</text:p>
          </table:table-cell>
        </table:table-row>
        <table:table-row table:style-name="ro1">
          <table:table-cell office:value-type="string">
            <text:p>X778B</text:p>
          </table:table-cell>
          <table:table-cell office:value-type="string">
            <text:p>NL0010788618</text:p>
          </table:table-cell>
          <table:table-cell office:value-type="string">
            <text:p>Call PARWORLD TCK CONT EU - 108,32e 09/2025</text:p>
          </table:table-cell>
        </table:table-row>
        <table:table-row table:style-name="ro1">
          <table:table-cell office:value-type="string">
            <text:p>XFAB</text:p>
          </table:table-cell>
          <table:table-cell office:value-type="string">
            <text:p>BE0974310428</text:p>
          </table:table-cell>
          <table:table-cell office:value-type="string">
            <text:p>X-Fab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string">
            <text:p>FR0000032278</text:p>
          </table:table-cell>
          <table:table-cell office:value-type="string">
            <text:p>Latecoere</text:p>
          </table:table-cell>
        </table:table-row>
        <table:table-row table:style-name="ro1">
          <table:table-cell office:value-type="string">
            <text:p>GBT</text:p>
          </table:table-cell>
          <table:table-cell office:value-type="string">
            <text:p>FR0000032526</text:p>
          </table:table-cell>
          <table:table-cell office:value-type="string">
            <text:p>Guerbet</text:p>
          </table:table-cell>
        </table:table-row>
        <table:table-row table:style-name="ro1">
          <table:table-cell office:value-type="string">
            <text:p>SDG</text:p>
          </table:table-cell>
          <table:table-cell office:value-type="string">
            <text:p>FR0000032658</text:p>
          </table:table-cell>
          <table:table-cell office:value-type="string">
            <text:p>Synergie</text:p>
          </table:table-cell>
        </table:table-row>
        <table:table-row table:style-name="ro1">
          <table:table-cell office:value-type="string">
            <text:p>IMDA</text:p>
          </table:table-cell>
          <table:table-cell office:value-type="string">
            <text:p>FR0000033243</text:p>
          </table:table-cell>
          <table:table-cell office:value-type="string">
            <text:p>Immob.Dassault</text:p>
          </table:table-cell>
        </table:table-row>
        <table:table-row table:style-name="ro1">
          <table:table-cell office:value-type="string">
            <text:p>JCQ</text:p>
          </table:table-cell>
          <table:table-cell office:value-type="string">
            <text:p>FR0000033904</text:p>
          </table:table-cell>
          <table:table-cell office:value-type="string">
            <text:p>Jacquet Metals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FR0000035164</text:p>
          </table:table-cell>
          <table:table-cell office:value-type="string">
            <text:p>Beneteau</text:p>
          </table:table-cell>
        </table:table-row>
        <table:table-row table:style-name="ro1">
          <table:table-cell office:value-type="string">
            <text:p>BLC</text:p>
          </table:table-cell>
          <table:table-cell office:value-type="string">
            <text:p>FR0000035370</text:p>
          </table:table-cell>
          <table:table-cell office:value-type="string">
            <text:p>Bastide Le Confort</text:p>
          </table:table-cell>
        </table:table-row>
        <table:table-row table:style-name="ro1">
          <table:table-cell office:value-type="string">
            <text:p>IML</text:p>
          </table:table-cell>
          <table:table-cell office:value-type="string">
            <text:p>FR0000036105</text:p>
          </table:table-cell>
          <table:table-cell office:value-type="string">
            <text:p>Affine RE.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FR0000036675</text:p>
          </table:table-cell>
          <table:table-cell office:value-type="string">
            <text:p>Groupe Crit</text:p>
          </table:table-cell>
        </table:table-row>
        <table:table-row table:style-name="ro1">
          <table:table-cell office:value-type="string">
            <text:p>EIFF</text:p>
          </table:table-cell>
          <table:table-cell office:value-type="string">
            <text:p>FR0000036816</text:p>
          </table:table-cell>
          <table:table-cell office:value-type="string">
            <text:p>Tour Eiffel</text:p>
          </table:table-cell>
        </table:table-row>
        <table:table-row table:style-name="ro1">
          <table:table-cell office:value-type="string">
            <text:p>LBIRD</text:p>
          </table:table-cell>
          <table:table-cell office:value-type="string">
            <text:p>FR0000038242</text:p>
          </table:table-cell>
          <table:table-cell office:value-type="string">
            <text:p>Lumibird</text:p>
          </table:table-cell>
        </table:table-row>
        <table:table-row table:style-name="ro1">
          <table:table-cell office:value-type="string">
            <text:p>MTU</text:p>
          </table:table-cell>
          <table:table-cell office:value-type="string">
            <text:p>FR0000038606</text:p>
          </table:table-cell>
          <table:table-cell office:value-type="string">
            <text:p>Manitou Bf</text:p>
          </table:table-cell>
        </table:table-row>
        <table:table-row table:style-name="ro1">
          <table:table-cell office:value-type="string">
            <text:p>SCHP</text:p>
          </table:table-cell>
          <table:table-cell office:value-type="string">
            <text:p>FR0000039109</text:p>
          </table:table-cell>
          <table:table-cell office:value-type="string">
            <text:p>Seche Environnement</text:p>
          </table:table-cell>
        </table:table-row>
        <table:table-row table:style-name="ro1">
          <table:table-cell office:value-type="string">
            <text:p>MRN</text:p>
          </table:table-cell>
          <table:table-cell office:value-type="string">
            <text:p>FR0000039620</text:p>
          </table:table-cell>
          <table:table-cell office:value-type="string">
            <text:p>Mersen</text:p>
          </table:table-cell>
        </table:table-row>
        <table:table-row table:style-name="ro1">
          <table:table-cell office:value-type="string">
            <text:p>MAU</text:p>
          </table:table-cell>
          <table:table-cell office:value-type="string">
            <text:p>FR0000051070</text:p>
          </table:table-cell>
          <table:table-cell office:value-type="string">
            <text:p>Maurel Et Prom</text:p>
          </table:table-cell>
        </table:table-row>
        <table:table-row table:style-name="ro1">
          <table:table-cell office:value-type="string">
            <text:p>SBT</text:p>
          </table:table-cell>
          <table:table-cell office:value-type="string">
            <text:p>FR0000052680</text:p>
          </table:table-cell>
          <table:table-cell office:value-type="string">
            <text:p>Oeneo</text:p>
          </table:table-cell>
        </table:table-row>
        <table:table-row table:style-name="ro1">
          <table:table-cell office:value-type="string">
            <text:p>AKW</text:p>
          </table:table-cell>
          <table:table-cell office:value-type="string">
            <text:p>FR0000053027</text:p>
          </table:table-cell>
          <table:table-cell office:value-type="string">
            <text:p>Akwel</text:p>
          </table:table-cell>
        </table:table-row>
        <table:table-row table:style-name="ro1">
          <table:table-cell office:value-type="string">
            <text:p>CDA</text:p>
          </table:table-cell>
          <table:table-cell office:value-type="string">
            <text:p>FR0000053324</text:p>
          </table:table-cell>
          <table:table-cell office:value-type="string">
            <text:p>Alpes (compagnie)</text:p>
          </table:table-cell>
        </table:table-row>
        <table:table-row table:style-name="ro1">
          <table:table-cell office:value-type="string">
            <text:p>DBG</text:p>
          </table:table-cell>
          <table:table-cell office:value-type="string">
            <text:p>FR0000053381</text:p>
          </table:table-cell>
          <table:table-cell office:value-type="string">
            <text:p>Derichebourg</text:p>
          </table:table-cell>
        </table:table-row>
        <table:table-row table:style-name="ro1">
          <table:table-cell office:value-type="string">
            <text:p>CGM</text:p>
          </table:table-cell>
          <table:table-cell office:value-type="string">
            <text:p>FR0000053506</text:p>
          </table:table-cell>
          <table:table-cell office:value-type="string">
            <text:p>Cegedim</text:p>
          </table:table-cell>
        </table:table-row>
        <table:table-row table:style-name="ro1">
          <table:table-cell office:value-type="string">
            <text:p>ABIO</text:p>
          </table:table-cell>
          <table:table-cell office:value-type="string">
            <text:p>FR0000060402</text:p>
          </table:table-cell>
          <table:table-cell office:value-type="string">
            <text:p>Albioma</text:p>
          </table:table-cell>
        </table:table-row>
        <table:table-row table:style-name="ro1">
          <table:table-cell office:value-type="string">
            <text:p>RAL</text:p>
          </table:table-cell>
          <table:table-cell office:value-type="string">
            <text:p>FR0000060618</text:p>
          </table:table-cell>
          <table:table-cell office:value-type="string">
            <text:p>Rallye</text:p>
          </table:table-cell>
        </table:table-row>
        <table:table-row table:style-name="ro1">
          <table:table-cell office:value-type="string">
            <text:p>MBWS</text:p>
          </table:table-cell>
          <table:table-cell office:value-type="string">
            <text:p>FR0000060873</text:p>
          </table:table-cell>
          <table:table-cell office:value-type="string">
            <text:p>Marie Brizard Wine and Spirits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FR0000061129</text:p>
          </table:table-cell>
          <table:table-cell office:value-type="string">
            <text:p>Boiron</text:p>
          </table:table-cell>
        </table:table-row>
        <table:table-row table:style-name="ro1">
          <table:table-cell office:value-type="string">
            <text:p>GOE</text:p>
          </table:table-cell>
          <table:table-cell office:value-type="string">
            <text:p>FR0000062671</text:p>
          </table:table-cell>
          <table:table-cell office:value-type="string">
            <text:p>Groupe Gorge</text:p>
          </table:table-cell>
        </table:table-row>
        <table:table-row table:style-name="ro1">
          <table:table-cell office:value-type="string">
            <text:p>AUB</text:p>
          </table:table-cell>
          <table:table-cell office:value-type="string">
            <text:p>FR0000063737</text:p>
          </table:table-cell>
          <table:table-cell office:value-type="string">
            <text:p>Aubay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FR0000063935</text:p>
          </table:table-cell>
          <table:table-cell office:value-type="string">
            <text:p>Bonduelle</text:p>
          </table:table-cell>
        </table:table-row>
        <table:table-row table:style-name="ro1">
          <table:table-cell office:value-type="string">
            <text:p>LSS</text:p>
          </table:table-cell>
          <table:table-cell office:value-type="string">
            <text:p>FR0000065484</text:p>
          </table:table-cell>
          <table:table-cell office:value-type="string">
            <text:p>Lectra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FR0000066672</text:p>
          </table:table-cell>
          <table:table-cell office:value-type="string">
            <text:p>Gl Events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string">
            <text:p>FR0000066755</text:p>
          </table:table-cell>
          <table:table-cell office:value-type="string">
            <text:p>Haulotte Group</text:p>
          </table:table-cell>
        </table:table-row>
        <table:table-row table:style-name="ro1">
          <table:table-cell office:value-type="string">
            <text:p>INF</text:p>
          </table:table-cell>
          <table:table-cell office:value-type="string">
            <text:p>FR0000071797</text:p>
          </table:table-cell>
          <table:table-cell office:value-type="string">
            <text:p>Infotel</text:p>
          </table:table-cell>
        </table:table-row>
        <table:table-row table:style-name="ro1">
          <table:table-cell office:value-type="string">
            <text:p>VAC</text:p>
          </table:table-cell>
          <table:table-cell office:value-type="string">
            <text:p>FR0000073041</text:p>
          </table:table-cell>
          <table:table-cell office:value-type="string">
            <text:p>Pierre Vacances</text:p>
          </table:table-cell>
        </table:table-row>
        <table:table-row table:style-name="ro1">
          <table:table-cell office:value-type="string">
            <text:p>DVT</text:p>
          </table:table-cell>
          <table:table-cell office:value-type="string">
            <text:p>FR0000073793</text:p>
          </table:table-cell>
          <table:table-cell office:value-type="string">
            <text:p>Devoteam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FR0000074072</text:p>
          </table:table-cell>
          <table:table-cell office:value-type="string">
            <text:p>Bigben Interactive</text:p>
          </table:table-cell>
        </table:table-row>
        <table:table-row table:style-name="ro1">
          <table:table-cell office:value-type="string">
            <text:p>SII</text:p>
          </table:table-cell>
          <table:table-cell office:value-type="string">
            <text:p>FR0000074122</text:p>
          </table:table-cell>
          <table:table-cell office:value-type="string">
            <text:p>Sii</text:p>
          </table:table-cell>
        </table:table-row>
        <table:table-row table:style-name="ro1">
          <table:table-cell office:value-type="string">
            <text:p>ASY</text:p>
          </table:table-cell>
          <table:table-cell office:value-type="string">
            <text:p>FR0000074148</text:p>
          </table:table-cell>
          <table:table-cell office:value-type="string">
            <text:p>Assystem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FR0000074783</text:p>
          </table:table-cell>
          <table:table-cell office:value-type="string">
            <text:p>Artmarket.com</text:p>
          </table:table-cell>
        </table:table-row>
        <table:table-row table:style-name="ro1">
          <table:table-cell office:value-type="string">
            <text:p>ALLDL</text:p>
          </table:table-cell>
          <table:table-cell office:value-type="string">
            <text:p>FR0000075442</text:p>
          </table:table-cell>
          <table:table-cell office:value-type="string">
            <text:p>Groupe LDLC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FR0000076655</text:p>
          </table:table-cell>
          <table:table-cell office:value-type="string">
            <text:p>Actia Group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FR0000076887</text:p>
          </table:table-cell>
          <table:table-cell office:value-type="string">
            <text:p>Ast Groupe</text:p>
          </table:table-cell>
        </table:table-row>
        <table:table-row table:style-name="ro1">
          <table:table-cell office:value-type="string">
            <text:p>GECP</text:p>
          </table:table-cell>
          <table:table-cell office:value-type="string">
            <text:p>FR0000079634</text:p>
          </table:table-cell>
          <table:table-cell office:value-type="string">
            <text:p>Geci Intl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FR0000120107</text:p>
          </table:table-cell>
          <table:table-cell office:value-type="string">
            <text:p>Savencia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FR0000120388</text:p>
          </table:table-cell>
          <table:table-cell office:value-type="string">
            <text:p>Recylex</text:p>
          </table:table-cell>
        </table:table-row>
        <table:table-row table:style-name="ro1">
          <table:table-cell office:value-type="string">
            <text:p>QDT</text:p>
          </table:table-cell>
          <table:table-cell office:value-type="string">
            <text:p>FR0000120560</text:p>
          </table:table-cell>
          <table:table-cell office:value-type="string">
            <text:p>Quadient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FR0000130692</text:p>
          </table:table-cell>
          <table:table-cell office:value-type="string">
            <text:p>Chargeurs</text:p>
          </table:table-cell>
        </table:table-row>
        <table:table-row table:style-name="ro1">
          <table:table-cell office:value-type="string">
            <text:p>JXR</text:p>
          </table:table-cell>
          <table:table-cell office:value-type="string">
            <text:p>FR0000182479</text:p>
          </table:table-cell>
          <table:table-cell office:value-type="string">
            <text:p>Archos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FR0000185514</text:p>
          </table:table-cell>
          <table:table-cell office:value-type="string">
            <text:p>Crcam Nord Cci</text:p>
          </table:table-cell>
        </table:table-row>
        <table:table-row table:style-name="ro1">
          <table:table-cell office:value-type="string">
            <text:p>KOF</text:p>
          </table:table-cell>
          <table:table-cell office:value-type="string">
            <text:p>FR0004007813</text:p>
          </table:table-cell>
          <table:table-cell office:value-type="string">
            <text:p>Kaufman Et Broad</text:p>
          </table:table-cell>
        </table:table-row>
        <table:table-row table:style-name="ro1">
          <table:table-cell office:value-type="string">
            <text:p>XIL</text:p>
          </table:table-cell>
          <table:table-cell office:value-type="string">
            <text:p>FR0004034072</text:p>
          </table:table-cell>
          <table:table-cell office:value-type="string">
            <text:p>Xilam Animation</text:p>
          </table:table-cell>
        </table:table-row>
        <table:table-row table:style-name="ro1">
          <table:table-cell office:value-type="string">
            <text:p>APR</text:p>
          </table:table-cell>
          <table:table-cell office:value-type="string">
            <text:p>FR0004037125</text:p>
          </table:table-cell>
          <table:table-cell office:value-type="string">
            <text:p>April</text:p>
          </table:table-cell>
        </table:table-row>
        <table:table-row table:style-name="ro1">
          <table:table-cell office:value-type="string">
            <text:p>PARRO</text:p>
          </table:table-cell>
          <table:table-cell office:value-type="string">
            <text:p>FR0004038263</text:p>
          </table:table-cell>
          <table:table-cell office:value-type="string">
            <text:p>Parrot</text:p>
          </table:table-cell>
        </table:table-row>
        <table:table-row table:style-name="ro1">
          <table:table-cell office:value-type="string">
            <text:p>ABCA</text:p>
          </table:table-cell>
          <table:table-cell office:value-type="string">
            <text:p>FR0004040608</text:p>
          </table:table-cell>
          <table:table-cell office:value-type="string">
            <text:p>Abc Arbitrage</text:p>
          </table:table-cell>
        </table:table-row>
        <table:table-row table:style-name="ro1">
          <table:table-cell office:value-type="string">
            <text:p>NRO</text:p>
          </table:table-cell>
          <table:table-cell office:value-type="string">
            <text:p>FR0004050250</text:p>
          </table:table-cell>
          <table:table-cell office:value-type="string">
            <text:p>Neurones</text:p>
          </table:table-cell>
        </table:table-row>
        <table:table-row table:style-name="ro1">
          <table:table-cell office:value-type="string">
            <text:p>OPN</text:p>
          </table:table-cell>
          <table:table-cell office:value-type="string">
            <text:p>FR0004050300</text:p>
          </table:table-cell>
          <table:table-cell office:value-type="string">
            <text:p>Groupe Open</text:p>
          </table:table-cell>
        </table:table-row>
        <table:table-row table:style-name="ro1">
          <table:table-cell office:value-type="string">
            <text:p>VLA</text:p>
          </table:table-cell>
          <table:table-cell office:value-type="string">
            <text:p>FR0004056851</text:p>
          </table:table-cell>
          <table:table-cell office:value-type="string">
            <text:p>Valneva</text:p>
          </table:table-cell>
        </table:table-row>
        <table:table-row table:style-name="ro1">
          <table:table-cell office:value-type="string">
            <text:p>ESI</text:p>
          </table:table-cell>
          <table:table-cell office:value-type="string">
            <text:p>FR0004110310</text:p>
          </table:table-cell>
          <table:table-cell office:value-type="string">
            <text:p>Esi Group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FR0004156297</text:p>
          </table:table-cell>
          <table:table-cell office:value-type="string">
            <text:p>Linedata Services</text:p>
          </table:table-cell>
        </table:table-row>
        <table:table-row table:style-name="ro1">
          <table:table-cell office:value-type="string">
            <text:p>HEXA</text:p>
          </table:table-cell>
          <table:table-cell office:value-type="string">
            <text:p>FR0004159473</text:p>
          </table:table-cell>
          <table:table-cell office:value-type="string">
            <text:p>Hexaom</text:p>
          </table:table-cell>
        </table:table-row>
        <table:table-row table:style-name="ro1">
          <table:table-cell office:value-type="string">
            <text:p>GNFT</text:p>
          </table:table-cell>
          <table:table-cell office:value-type="string">
            <text:p>FR0004163111</text:p>
          </table:table-cell>
          <table:table-cell office:value-type="string">
            <text:p>Genfit</text:p>
          </table:table-cell>
        </table:table-row>
        <table:table-row table:style-name="ro1">
          <table:table-cell office:value-type="string">
            <text:p>LNA</text:p>
          </table:table-cell>
          <table:table-cell office:value-type="string">
            <text:p>FR0004170017</text:p>
          </table:table-cell>
          <table:table-cell office:value-type="string">
            <text:p>LNA SANTE</text:p>
          </table:table-cell>
        </table:table-row>
        <table:table-row table:style-name="ro1">
          <table:table-cell office:value-type="string">
            <text:p>SELER</text:p>
          </table:table-cell>
          <table:table-cell office:value-type="string">
            <text:p>FR0004175842</text:p>
          </table:table-cell>
          <table:table-cell office:value-type="string">
            <text:p>Selectirente</text:p>
          </table:table-cell>
        </table:table-row>
        <table:table-row table:style-name="ro1">
          <table:table-cell office:value-type="string">
            <text:p>SWP</text:p>
          </table:table-cell>
          <table:table-cell office:value-type="string">
            <text:p>FR0004180578</text:p>
          </table:table-cell>
          <table:table-cell office:value-type="string">
            <text:p>Sword Group</text:p>
          </table:table-cell>
        </table:table-row>
        <table:table-row table:style-name="ro1">
          <table:table-cell office:value-type="string">
            <text:p>VTX</text:p>
          </table:table-cell>
          <table:table-cell office:value-type="string">
            <text:p>FR0004183960</text:p>
          </table:table-cell>
          <table:table-cell office:value-type="string">
            <text:p>Voluntis</text:p>
          </table:table-cell>
        </table:table-row>
        <table:table-row table:style-name="ro1">
          <table:table-cell office:value-type="string">
            <text:p>VETO</text:p>
          </table:table-cell>
          <table:table-cell office:value-type="string">
            <text:p>FR0004186856</text:p>
          </table:table-cell>
          <table:table-cell office:value-type="string">
            <text:p>Vetoquinol</text:p>
          </table:table-cell>
        </table:table-row>
        <table:table-row table:style-name="ro1">
          <table:table-cell office:value-type="string">
            <text:p>TKTT</text:p>
          </table:table-cell>
          <table:table-cell office:value-type="string">
            <text:p>FR0004188670</text:p>
          </table:table-cell>
          <table:table-cell office:value-type="string">
            <text:p>Tarkett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FR0004529147</text:p>
          </table:table-cell>
          <table:table-cell office:value-type="string">
            <text:p>Tessi</text:p>
          </table:table-cell>
        </table:table-row>
        <table:table-row table:style-name="ro1">
          <table:table-cell office:value-type="string">
            <text:p>GBB</text:p>
          </table:table-cell>
          <table:table-cell office:value-type="string">
            <text:p>FR0004548873</text:p>
          </table:table-cell>
          <table:table-cell office:value-type="string">
            <text:p>Bourbon Corporation</text:p>
          </table:table-cell>
        </table:table-row>
        <table:table-row table:style-name="ro1">
          <table:table-cell office:value-type="string">
            <text:p>TNG</text:p>
          </table:table-cell>
          <table:table-cell office:value-type="string">
            <text:p>FR0005175080</text:p>
          </table:table-cell>
          <table:table-cell office:value-type="string">
            <text:p>Transgene</text:p>
          </table:table-cell>
        </table:table-row>
        <table:table-row table:style-name="ro1">
          <table:table-cell office:value-type="string">
            <text:p>ONXEO</text:p>
          </table:table-cell>
          <table:table-cell office:value-type="string">
            <text:p>FR0010095596</text:p>
          </table:table-cell>
          <table:table-cell office:value-type="string">
            <text:p>Onxeo</text:p>
          </table:table-cell>
        </table:table-row>
        <table:table-row table:style-name="ro1">
          <table:table-cell office:value-type="string">
            <text:p>CATG</text:p>
          </table:table-cell>
          <table:table-cell office:value-type="string">
            <text:p>FR0010193052</text:p>
          </table:table-cell>
          <table:table-cell office:value-type="string">
            <text:p>Catana Group</text:p>
          </table:table-cell>
        </table:table-row>
        <table:table-row table:style-name="ro1">
          <table:table-cell office:value-type="string">
            <text:p>SESL</text:p>
          </table:table-cell>
          <table:table-cell office:value-type="string">
            <text:p>FR0010282822</text:p>
          </table:table-cell>
          <table:table-cell office:value-type="string">
            <text:p>SES Imagotag</text:p>
          </table:table-cell>
        </table:table-row>
        <table:table-row table:style-name="ro1">
          <table:table-cell office:value-type="string">
            <text:p>VMX</text:p>
          </table:table-cell>
          <table:table-cell office:value-type="string">
            <text:p>FR0010291245</text:p>
          </table:table-cell>
          <table:table-cell office:value-type="string">
            <text:p>Verimatrix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FR0010331421</text:p>
          </table:table-cell>
          <table:table-cell office:value-type="string">
            <text:p>Innate Pharma</text:p>
          </table:table-cell>
        </table:table-row>
        <table:table-row table:style-name="ro1">
          <table:table-cell office:value-type="string">
            <text:p>DBV</text:p>
          </table:table-cell>
          <table:table-cell office:value-type="string">
            <text:p>FR0010417345</text:p>
          </table:table-cell>
          <table:table-cell office:value-type="string">
            <text:p>Dbv Technologies</text:p>
          </table:table-cell>
        </table:table-row>
        <table:table-row table:style-name="ro1">
          <table:table-cell office:value-type="string">
            <text:p>ATA</text:p>
          </table:table-cell>
          <table:table-cell office:value-type="string">
            <text:p>FR0010478248</text:p>
          </table:table-cell>
          <table:table-cell office:value-type="string">
            <text:p>Atari</text:p>
          </table:table-cell>
        </table:table-row>
        <table:table-row table:style-name="ro1">
          <table:table-cell office:value-type="string">
            <text:p>CRBP2</text:p>
          </table:table-cell>
          <table:table-cell office:value-type="string">
            <text:p>FR0010483768</text:p>
          </table:table-cell>
          <table:table-cell office:value-type="string">
            <text:p>CRCAM Brie Pic2CCI</text:p>
          </table:table-cell>
        </table:table-row>
        <table:table-row table:style-name="ro1">
          <table:table-cell office:value-type="string">
            <text:p>ECP</text:p>
          </table:table-cell>
          <table:table-cell office:value-type="string">
            <text:p>FR0010490920</text:p>
          </table:table-cell>
          <table:table-cell office:value-type="string">
            <text:p>EuropaCorp</text:p>
          </table:table-cell>
        </table:table-row>
        <table:table-row table:style-name="ro1">
          <table:table-cell office:value-type="string">
            <text:p>SSI</text:p>
          </table:table-cell>
          <table:table-cell office:value-type="string">
            <text:p>FR0010526814</text:p>
          </table:table-cell>
          <table:table-cell office:value-type="string">
            <text:p>SuperSonic Imagine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FR0010557264</text:p>
          </table:table-cell>
          <table:table-cell office:value-type="string">
            <text:p>Ab Science</text:p>
          </table:table-cell>
        </table:table-row>
        <table:table-row table:style-name="ro1">
          <table:table-cell office:value-type="string">
            <text:p>MKEA</text:p>
          </table:table-cell>
          <table:table-cell office:value-type="string">
            <text:p>FR0010609263</text:p>
          </table:table-cell>
          <table:table-cell office:value-type="string">
            <text:p>Mauna Kea</text:p>
          </table:table-cell>
        </table:table-row>
        <table:table-row table:style-name="ro1">
          <table:table-cell office:value-type="string">
            <text:p>TCH</text:p>
          </table:table-cell>
          <table:table-cell office:value-type="string">
            <text:p>FR0010918292</text:p>
          </table:table-cell>
          <table:table-cell office:value-type="string">
            <text:p>Technicolor</text:p>
          </table:table-cell>
        </table:table-row>
        <table:table-row table:style-name="ro1">
          <table:table-cell office:value-type="string">
            <text:p>AMEBA</text:p>
          </table:table-cell>
          <table:table-cell office:value-type="string">
            <text:p>FR0011051598</text:p>
          </table:table-cell>
          <table:table-cell office:value-type="string">
            <text:p>Amoeba Biocide</text:p>
          </table:table-cell>
        </table:table-row>
        <table:table-row table:style-name="ro1">
          <table:table-cell office:value-type="string">
            <text:p>ADOC</text:p>
          </table:table-cell>
          <table:table-cell office:value-type="string">
            <text:p>FR0011184241</text:p>
          </table:table-cell>
          <table:table-cell office:value-type="string">
            <text:p>Adocia</text:p>
          </table:table-cell>
        </table:table-row>
        <table:table-row table:style-name="ro1">
          <table:table-cell office:value-type="string">
            <text:p>EOSI</text:p>
          </table:table-cell>
          <table:table-cell office:value-type="string">
            <text:p>FR0011191766</text:p>
          </table:table-cell>
          <table:table-cell office:value-type="string">
            <text:p>Eos Imaging</text:p>
          </table:table-cell>
        </table:table-row>
        <table:table-row table:style-name="ro1">
          <table:table-cell office:value-type="string">
            <text:p>SQI</text:p>
          </table:table-cell>
          <table:table-cell office:value-type="string">
            <text:p>FR0011289040</text:p>
          </table:table-cell>
          <table:table-cell office:value-type="string">
            <text:p>SQLI</text:p>
          </table:table-cell>
        </table:table-row>
        <table:table-row table:style-name="ro1">
          <table:table-cell office:value-type="string">
            <text:p>NANO</text:p>
          </table:table-cell>
          <table:table-cell office:value-type="string">
            <text:p>FR0011341205</text:p>
          </table:table-cell>
          <table:table-cell office:value-type="string">
            <text:p>Nanobiotix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string">
            <text:p>FR0011352590</text:p>
          </table:table-cell>
          <table:table-cell office:value-type="string">
            <text:p>Sequana</text:p>
          </table:table-cell>
        </table:table-row>
        <table:table-row table:style-name="ro1">
          <table:table-cell office:value-type="string">
            <text:p>EKI</text:p>
          </table:table-cell>
          <table:table-cell office:value-type="string">
            <text:p>FR0011466069</text:p>
          </table:table-cell>
          <table:table-cell office:value-type="string">
            <text:p>Ekinops</text:p>
          </table:table-cell>
        </table:table-row>
        <table:table-row table:style-name="ro1">
          <table:table-cell office:value-type="string">
            <text:p>ERYP</text:p>
          </table:table-cell>
          <table:table-cell office:value-type="string">
            <text:p>FR0011471135</text:p>
          </table:table-cell>
          <table:table-cell office:value-type="string">
            <text:p>Erytech Pharma</text:p>
          </table:table-cell>
        </table:table-row>
        <table:table-row table:style-name="ro1">
          <table:table-cell office:value-type="string">
            <text:p>ALMND</text:p>
          </table:table-cell>
          <table:table-cell office:value-type="string">
            <text:p>FR0011584549</text:p>
          </table:table-cell>
          <table:table-cell office:value-type="string">
            <text:p>Mnd</text:p>
          </table:table-cell>
        </table:table-row>
        <table:table-row table:style-name="ro1">
          <table:table-cell office:value-type="string">
            <text:p>FGA</text:p>
          </table:table-cell>
          <table:table-cell office:value-type="string">
            <text:p>FR0011665280</text:p>
          </table:table-cell>
          <table:table-cell office:value-type="string">
            <text:p>Figeac Aero</text:p>
          </table:table-cell>
        </table:table-row>
        <table:table-row table:style-name="ro1">
          <table:table-cell office:value-type="string">
            <text:p>GKTX</text:p>
          </table:table-cell>
          <table:table-cell office:value-type="string">
            <text:p>FR0011790542</text:p>
          </table:table-cell>
          <table:table-cell office:value-type="string">
            <text:p>Genkyotex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FR0011799907</text:p>
          </table:table-cell>
          <table:table-cell office:value-type="string">
            <text:p>Genomic Vision</text:p>
          </table:table-cell>
        </table:table-row>
        <table:table-row table:style-name="ro1">
          <table:table-cell office:value-type="string">
            <text:p>ATEME</text:p>
          </table:table-cell>
          <table:table-cell office:value-type="string">
            <text:p>FR0011992700</text:p>
          </table:table-cell>
          <table:table-cell office:value-type="string">
            <text:p>Ateme</text:p>
          </table:table-cell>
        </table:table-row>
        <table:table-row table:style-name="ro1">
          <table:table-cell office:value-type="string">
            <text:p>ABVX</text:p>
          </table:table-cell>
          <table:table-cell office:value-type="string">
            <text:p>FR0012333284</text:p>
          </table:table-cell>
          <table:table-cell office:value-type="string">
            <text:p>Abivax</text:p>
          </table:table-cell>
        </table:table-row>
        <table:table-row table:style-name="ro1">
          <table:table-cell office:value-type="string">
            <text:p>POXEL</text:p>
          </table:table-cell>
          <table:table-cell office:value-type="string">
            <text:p>FR0012432516</text:p>
          </table:table-cell>
          <table:table-cell office:value-type="string">
            <text:p>Poxel</text:p>
          </table:table-cell>
        </table:table-row>
        <table:table-row table:style-name="ro1">
          <table:table-cell office:value-type="string">
            <text:p>PWG</text:p>
          </table:table-cell>
          <table:table-cell office:value-type="string">
            <text:p>FR0012613610</text:p>
          </table:table-cell>
          <table:table-cell office:value-type="string">
            <text:p>Prodways Group</text:p>
          </table:table-cell>
        </table:table-row>
        <table:table-row table:style-name="ro1">
          <table:table-cell office:value-type="string">
            <text:p>ABNX</text:p>
          </table:table-cell>
          <table:table-cell office:value-type="string">
            <text:p>FR0012616852</text:p>
          </table:table-cell>
          <table:table-cell office:value-type="string">
            <text:p>Abionyx Pharma</text:p>
          </table:table-cell>
        </table:table-row>
        <table:table-row table:style-name="ro1">
          <table:table-cell office:value-type="string">
            <text:p>CLNV</text:p>
          </table:table-cell>
          <table:table-cell office:value-type="string">
            <text:p>FR0012633360</text:p>
          </table:table-cell>
          <table:table-cell office:value-type="string">
            <text:p>Cellnovo Group</text:p>
          </table:table-cell>
        </table:table-row>
        <table:table-row table:style-name="ro1">
          <table:table-cell office:value-type="string">
            <text:p>EPS</text:p>
          </table:table-cell>
          <table:table-cell office:value-type="string">
            <text:p>FR0012650166</text:p>
          </table:table-cell>
          <table:table-cell office:value-type="string">
            <text:p>Electro Power Systems</text:p>
          </table:table-cell>
        </table:table-row>
        <table:table-row table:style-name="ro1">
          <table:table-cell office:value-type="string">
            <text:p>EUCAR</text:p>
          </table:table-cell>
          <table:table-cell office:value-type="string">
            <text:p>FR0012789949</text:p>
          </table:table-cell>
          <table:table-cell office:value-type="string">
            <text:p>Europcar Mobility</text:p>
          </table:table-cell>
        </table:table-row>
        <table:table-row table:style-name="ro1">
          <table:table-cell office:value-type="string">
            <text:p>PHA</text:p>
          </table:table-cell>
          <table:table-cell office:value-type="string">
            <text:p>FR0012882389</text:p>
          </table:table-cell>
          <table:table-cell office:value-type="string">
            <text:p>Pharmagest Inter.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string">
            <text:p>FR0012938884</text:p>
          </table:table-cell>
          <table:table-cell office:value-type="string">
            <text:p>Solocal Group</text:p>
          </table:table-cell>
        </table:table-row>
        <table:table-row table:style-name="ro1">
          <table:table-cell office:value-type="string">
            <text:p>SRP</text:p>
          </table:table-cell>
          <table:table-cell office:value-type="string">
            <text:p>FR0013006558</text:p>
          </table:table-cell>
          <table:table-cell office:value-type="string">
            <text:p>Showroomprive</text:p>
          </table:table-cell>
        </table:table-row>
        <table:table-row table:style-name="ro1">
          <table:table-cell office:value-type="string">
            <text:p>NAVYA</text:p>
          </table:table-cell>
          <table:table-cell office:value-type="string">
            <text:p>FR0013018041</text:p>
          </table:table-cell>
          <table:table-cell office:value-type="string">
            <text:p>Navya</text:p>
          </table:table-cell>
        </table:table-row>
        <table:table-row table:style-name="ro1">
          <table:table-cell office:value-type="string">
            <text:p>COX</text:p>
          </table:table-cell>
          <table:table-cell office:value-type="string">
            <text:p>FR0013018124</text:p>
          </table:table-cell>
          <table:table-cell office:value-type="string">
            <text:p>Nicox</text:p>
          </table:table-cell>
        </table:table-row>
        <table:table-row table:style-name="ro1">
          <table:table-cell office:value-type="string">
            <text:p>MDM</text:p>
          </table:table-cell>
          <table:table-cell office:value-type="string">
            <text:p>FR0013153541</text:p>
          </table:table-cell>
          <table:table-cell office:value-type="string">
            <text:p>Maisons du Monde</text:p>
          </table:table-cell>
        </table:table-row>
        <table:table-row table:style-name="ro1">
          <table:table-cell office:value-type="string">
            <text:p>AURS</text:p>
          </table:table-cell>
          <table:table-cell office:value-type="string">
            <text:p>FR0013183589</text:p>
          </table:table-cell>
          <table:table-cell office:value-type="string">
            <text:p>Aures Technologies</text:p>
          </table:table-cell>
        </table:table-row>
        <table:table-row table:style-name="ro1">
          <table:table-cell office:value-type="string">
            <text:p>SIGHT</text:p>
          </table:table-cell>
          <table:table-cell office:value-type="string">
            <text:p>FR0013183985</text:p>
          </table:table-cell>
          <table:table-cell office:value-type="string">
            <text:p>GenSight Biologics</text:p>
          </table:table-cell>
        </table:table-row>
        <table:table-row table:style-name="ro1">
          <table:table-cell office:value-type="string">
            <text:p>IVA</text:p>
          </table:table-cell>
          <table:table-cell office:value-type="string">
            <text:p>FR0013233012</text:p>
          </table:table-cell>
          <table:table-cell office:value-type="string">
            <text:p>Inventiva</text:p>
          </table:table-cell>
        </table:table-row>
        <table:table-row table:style-name="ro1">
          <table:table-cell office:value-type="string">
            <text:p>MDW</text:p>
          </table:table-cell>
          <table:table-cell office:value-type="string">
            <text:p>FR0013247137</text:p>
          </table:table-cell>
          <table:table-cell office:value-type="string">
            <text:p>Mediawan</text:p>
          </table:table-cell>
        </table:table-row>
        <table:table-row table:style-name="ro1">
          <table:table-cell office:value-type="string">
            <text:p>PVL</text:p>
          </table:table-cell>
          <table:table-cell office:value-type="string">
            <text:p>FR0013252186</text:p>
          </table:table-cell>
          <table:table-cell office:value-type="string">
            <text:p>Plast. Val de Loire</text:p>
          </table:table-cell>
        </table:table-row>
        <table:table-row table:style-name="ro1">
          <table:table-cell office:value-type="string">
            <text:p>BALYO</text:p>
          </table:table-cell>
          <table:table-cell office:value-type="string">
            <text:p>FR0013258399</text:p>
          </table:table-cell>
          <table:table-cell office:value-type="string">
            <text:p>Balyo</text:p>
          </table:table-cell>
        </table:table-row>
        <table:table-row table:style-name="ro1">
          <table:table-cell office:value-type="string">
            <text:p>TFF</text:p>
          </table:table-cell>
          <table:table-cell office:value-type="string">
            <text:p>FR0013295789</text:p>
          </table:table-cell>
          <table:table-cell office:value-type="string">
            <text:p>TFF Group</text:p>
          </table:table-cell>
        </table:table-row>
        <table:table-row table:style-name="ro1">
          <table:table-cell office:value-type="string">
            <text:p>THEP</text:p>
          </table:table-cell>
          <table:table-cell office:value-type="string">
            <text:p>FR0013333432</text:p>
          </table:table-cell>
          <table:table-cell office:value-type="string">
            <text:p>Thermador Groupe</text:p>
          </table:table-cell>
        </table:table-row>
        <table:table-row table:style-name="ro1">
          <table:table-cell office:value-type="string">
            <text:p>2CRSI</text:p>
          </table:table-cell>
          <table:table-cell office:value-type="string">
            <text:p>FR0013341781</text:p>
          </table:table-cell>
          <table:table-cell office:value-type="string">
            <text:p>2crsi</text:p>
          </table:table-cell>
        </table:table-row>
        <table:table-row table:style-name="ro1">
          <table:table-cell office:value-type="string">
            <text:p>WAVE</text:p>
          </table:table-cell>
          <table:table-cell office:value-type="string">
            <text:p>FR0013357621</text:p>
          </table:table-cell>
          <table:table-cell office:value-type="string">
            <text:p>Wavestone</text:p>
          </table:table-cell>
        </table:table-row>
        <table:table-row table:style-name="ro1">
          <table:table-cell office:value-type="string">
            <text:p>CLA</text:p>
          </table:table-cell>
          <table:table-cell office:value-type="string">
            <text:p>FR0013426004</text:p>
          </table:table-cell>
          <table:table-cell office:value-type="string">
            <text:p>Claranova</text:p>
          </table:table-cell>
        </table:table-row>
        <table:table-row table:style-name="ro1">
          <table:table-cell office:value-type="string">
            <text:p>STAGR</text:p>
          </table:table-cell>
          <table:table-cell office:value-type="string">
            <text:p>GB00BZ21RF93</text:p>
          </table:table-cell>
          <table:table-cell office:value-type="string">
            <text:p>Stallergenes Greer</text:p>
          </table:table-cell>
        </table:table-row>
        <table:table-row table:style-name="ro1">
          <table:table-cell office:value-type="string">
            <text:p>BNPAQ</text:p>
          </table:table-cell>
          <table:table-cell office:value-type="string">
            <text:p>FR0000047664</text:p>
          </table:table-cell>
          <table:table-cell office:value-type="string">
            <text:p>Bnp Par.Tpa 84-87</text:p>
          </table:table-cell>
        </table:table-row>
        <table:table-row table:style-name="ro1">
          <table:table-cell office:value-type="string">
            <text:p>RNL</text:p>
          </table:table-cell>
          <table:table-cell office:value-type="string">
            <text:p>FR0000140014</text:p>
          </table:table-cell>
          <table:table-cell office:value-type="string">
            <text:p>Renault Tpa 83-84</text:p>
          </table:table-cell>
        </table:table-row>
        <table:table-row table:style-name="ro1">
          <table:table-cell office:value-type="string">
            <text:p>SGP</text:p>
          </table:table-cell>
          <table:table-cell office:value-type="string">
            <text:p>FR0000140030</text:p>
          </table:table-cell>
          <table:table-cell office:value-type="string">
            <text:p>St-Gobain Tpa 83T1</text:p>
          </table:table-cell>
        </table:table-row>
        <table:table-row table:style-name="ro1">
          <table:table-cell office:value-type="string">
            <text:p>TPB</text:p>
          </table:table-cell>
          <table:table-cell office:value-type="string">
            <text:p>FR0000140063</text:p>
          </table:table-cell>
          <table:table-cell office:value-type="string">
            <text:p>Bnp Par.Tpa 84 1-2</text:p>
          </table:table-cell>
        </table:table-row>
        <table:table-row table:style-name="ro1">
          <table:table-cell office:value-type="string">
            <text:p>CLP</text:p>
          </table:table-cell>
          <table:table-cell office:value-type="string">
            <text:p>FR0000140071</text:p>
          </table:table-cell>
          <table:table-cell office:value-type="string">
            <text:p>Cred.Lyon.Tpa 84</text:p>
          </table:table-cell>
        </table:table-row>
        <table:table-row table:style-name="ro1">
          <table:table-cell office:value-type="string">
            <text:p>ETAAB</text:p>
          </table:table-cell>
          <table:table-cell office:value-type="string">
            <text:p>FR0000186413</text:p>
          </table:table-cell>
          <table:table-cell office:value-type="string">
            <text:p>OATIND3,4%25JUL29</text:p>
          </table:table-cell>
        </table:table-row>
        <table:table-row table:style-name="ro1">
          <table:table-cell office:value-type="string">
            <text:p>ETAAH</text:p>
          </table:table-cell>
          <table:table-cell office:value-type="string">
            <text:p>FR0000187635</text:p>
          </table:table-cell>
          <table:table-cell office:value-type="string">
            <text:p>OAT5,75%25OCT32</text:p>
          </table:table-cell>
        </table:table-row>
        <table:table-row table:style-name="ro1">
          <table:table-cell office:value-type="string">
            <text:p>ETAAW</text:p>
          </table:table-cell>
          <table:table-cell office:value-type="string">
            <text:p>FR0000188799</text:p>
          </table:table-cell>
          <table:table-cell office:value-type="string">
            <text:p>OATIND3,15%25JUL32</text:p>
          </table:table-cell>
        </table:table-row>
        <table:table-row table:style-name="ro1">
          <table:table-cell office:value-type="string">
            <text:p>ETAEB</text:p>
          </table:table-cell>
          <table:table-cell office:value-type="string">
            <text:p>FR0000189151</text:p>
          </table:table-cell>
          <table:table-cell office:value-type="string">
            <text:p>OAT4,25%25APR19</text:p>
          </table:table-cell>
        </table:table-row>
        <table:table-row table:style-name="ro1">
          <table:table-cell office:value-type="string">
            <text:p>ETACN</text:p>
          </table:table-cell>
          <table:table-cell office:value-type="string">
            <text:p>FR0000570921</text:p>
          </table:table-cell>
          <table:table-cell office:value-type="string">
            <text:p>OAT8,5%25OCT19</text:p>
          </table:table-cell>
        </table:table-row>
        <table:table-row table:style-name="ro1">
          <table:table-cell office:value-type="string">
            <text:p>ETACO</text:p>
          </table:table-cell>
          <table:table-cell office:value-type="string">
            <text:p>FR0000570939</text:p>
          </table:table-cell>
          <table:table-cell office:value-type="string">
            <text:p>OATPPMT0%25OCT19</text:p>
          </table:table-cell>
        </table:table-row>
        <table:table-row table:style-name="ro1">
          <table:table-cell office:value-type="string">
            <text:p>ETACQ</text:p>
          </table:table-cell>
          <table:table-cell office:value-type="string">
            <text:p>FR0000571044</text:p>
          </table:table-cell>
          <table:table-cell office:value-type="string">
            <text:p>OAT8,25%25APR22</text:p>
          </table:table-cell>
        </table:table-row>
        <table:table-row table:style-name="ro1">
          <table:table-cell office:value-type="string">
            <text:p>ETACR</text:p>
          </table:table-cell>
          <table:table-cell office:value-type="string">
            <text:p>FR0000571077</text:p>
          </table:table-cell>
          <table:table-cell office:value-type="string">
            <text:p>OATPPMT0%25APR23</text:p>
          </table:table-cell>
        </table:table-row>
        <table:table-row table:style-name="ro1">
          <table:table-cell office:value-type="string">
            <text:p>ETACS</text:p>
          </table:table-cell>
          <table:table-cell office:value-type="string">
            <text:p>FR0000571085</text:p>
          </table:table-cell>
          <table:table-cell office:value-type="string">
            <text:p>OAT8,5%25APR23</text:p>
          </table:table-cell>
        </table:table-row>
        <table:table-row table:style-name="ro1">
          <table:table-cell office:value-type="string">
            <text:p>ETACT</text:p>
          </table:table-cell>
          <table:table-cell office:value-type="string">
            <text:p>FR0000571135</text:p>
          </table:table-cell>
          <table:table-cell office:value-type="string">
            <text:p>OATPPMT0%25OCT25</text:p>
          </table:table-cell>
        </table:table-row>
        <table:table-row table:style-name="ro1">
          <table:table-cell office:value-type="string">
            <text:p>ETACU</text:p>
          </table:table-cell>
          <table:table-cell office:value-type="string">
            <text:p>FR0000571150</text:p>
          </table:table-cell>
          <table:table-cell office:value-type="string">
            <text:p>OAT6%25OCT25</text:p>
          </table:table-cell>
        </table:table-row>
        <table:table-row table:style-name="ro1">
          <table:table-cell office:value-type="string">
            <text:p>ETACW</text:p>
          </table:table-cell>
          <table:table-cell office:value-type="string">
            <text:p>FR0000571218</text:p>
          </table:table-cell>
          <table:table-cell office:value-type="string">
            <text:p>OAT5,5%25APR29</text:p>
          </table:table-cell>
        </table:table-row>
        <table:table-row table:style-name="ro1">
          <table:table-cell office:value-type="string">
            <text:p>CDCAF</text:p>
          </table:table-cell>
          <table:table-cell office:value-type="string">
            <text:p>FR0000583155</text:p>
          </table:table-cell>
          <table:table-cell office:value-type="string">
            <text:p>NATIX7,75%1JUN19</text:p>
          </table:table-cell>
        </table:table-row>
        <table:table-row table:style-name="ro1">
          <table:table-cell office:value-type="string">
            <text:p>ETAEX</text:p>
          </table:table-cell>
          <table:table-cell office:value-type="string">
            <text:p>FR0010050559</text:p>
          </table:table-cell>
          <table:table-cell office:value-type="string">
            <text:p>OATIND2,25%25JUL20</text:p>
          </table:table-cell>
        </table:table-row>
        <table:table-row table:style-name="ro1">
          <table:table-cell office:value-type="string">
            <text:p>ETAFE</text:p>
          </table:table-cell>
          <table:table-cell office:value-type="string">
            <text:p>FR0010070060</text:p>
          </table:table-cell>
          <table:table-cell office:value-type="string">
            <text:p>OAT4,75%25APR35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string">
            <text:p>FR0010154385</text:p>
          </table:table-cell>
          <table:table-cell office:value-type="string">
            <text:p>CASINO TV TSDI</text:p>
          </table:table-cell>
        </table:table-row>
        <table:table-row table:style-name="ro1">
          <table:table-cell office:value-type="string">
            <text:p>CNPAP</text:p>
          </table:table-cell>
          <table:table-cell office:value-type="string">
            <text:p>FR0010167247</text:p>
          </table:table-cell>
          <table:table-cell office:value-type="string">
            <text:p>CNP TSDI 6,5 3+TV</text:p>
          </table:table-cell>
        </table:table-row>
        <table:table-row table:style-name="ro1">
          <table:table-cell office:value-type="string">
            <text:p>CNPBP</text:p>
          </table:table-cell>
          <table:table-cell office:value-type="string">
            <text:p>FR0010167296</text:p>
          </table:table-cell>
          <table:table-cell office:value-type="string">
            <text:p>CNP TSDI 6,25 TV</text:p>
          </table:table-cell>
        </table:table-row>
        <table:table-row table:style-name="ro1">
          <table:table-cell office:value-type="string">
            <text:p>ETAGI</text:p>
          </table:table-cell>
          <table:table-cell office:value-type="string">
            <text:p>FR0010171975</text:p>
          </table:table-cell>
          <table:table-cell office:value-type="string">
            <text:p>OAT4%25APR55</text:p>
          </table:table-cell>
        </table:table-row>
        <table:table-row table:style-name="ro1">
          <table:table-cell office:value-type="string">
            <text:p>ETAGN</text:p>
          </table:table-cell>
          <table:table-cell office:value-type="string">
            <text:p>FR0010192997</text:p>
          </table:table-cell>
          <table:table-cell office:value-type="string">
            <text:p>OAT3,75%25APR21</text:p>
          </table:table-cell>
        </table:table-row>
        <table:table-row table:style-name="ro1">
          <table:table-cell office:value-type="string">
            <text:p>GPATS</text:p>
          </table:table-cell>
          <table:table-cell office:value-type="string">
            <text:p>FR0010208751</text:p>
          </table:table-cell>
          <table:table-cell office:value-type="string">
            <text:p>GROUPAMA TSDI4,375</text:p>
          </table:table-cell>
        </table:table-row>
        <table:table-row table:style-name="ro1">
          <table:table-cell office:value-type="string">
            <text:p>CNACC</text:p>
          </table:table-cell>
          <table:table-cell office:value-type="string">
            <text:p>FR0010212613</text:p>
          </table:table-cell>
          <table:table-cell office:value-type="string">
            <text:p>CNA3,75%15JUL25</text:p>
          </table:table-cell>
        </table:table-row>
        <table:table-row table:style-name="ro1">
          <table:table-cell office:value-type="string">
            <text:p>ACADT</text:p>
          </table:table-cell>
          <table:table-cell office:value-type="string">
            <text:p>FR0010236836</text:p>
          </table:table-cell>
          <table:table-cell office:value-type="string">
            <text:p>CASA3,75%10-05/20</text:p>
          </table:table-cell>
        </table:table-row>
        <table:table-row table:style-name="ro1">
          <table:table-cell office:value-type="string">
            <text:p>BPCAE</text:p>
          </table:table-cell>
          <table:table-cell office:value-type="string">
            <text:p>FR0010286294</text:p>
          </table:table-cell>
          <table:table-cell office:value-type="string">
            <text:p>BPCE3,75%24FEB18</text:p>
          </table:table-cell>
        </table:table-row>
        <table:table-row table:style-name="ro1">
          <table:table-cell office:value-type="string">
            <text:p>BPCAF</text:p>
          </table:table-cell>
          <table:table-cell office:value-type="string">
            <text:p>FR0010333989</text:p>
          </table:table-cell>
          <table:table-cell office:value-type="string">
            <text:p>BPCE4,15%7JUL18</text:p>
          </table:table-cell>
        </table:table-row>
        <table:table-row table:style-name="ro1">
          <table:table-cell office:value-type="string">
            <text:p>ETAHK</text:p>
          </table:table-cell>
          <table:table-cell office:value-type="string">
            <text:p>FR0010371401</text:p>
          </table:table-cell>
          <table:table-cell office:value-type="string">
            <text:p>OAT4%25OCT38</text:p>
          </table:table-cell>
        </table:table-row>
        <table:table-row table:style-name="ro1">
          <table:table-cell office:value-type="string">
            <text:p>BPCAG</text:p>
          </table:table-cell>
          <table:table-cell office:value-type="string">
            <text:p>FR0010403980</text:p>
          </table:table-cell>
          <table:table-cell office:value-type="string">
            <text:p>BPCE3,888%22DEC18</text:p>
          </table:table-cell>
        </table:table-row>
        <table:table-row table:style-name="ro1">
          <table:table-cell office:value-type="string">
            <text:p>BPCAH</text:p>
          </table:table-cell>
          <table:table-cell office:value-type="string">
            <text:p>FR0010425017</text:p>
          </table:table-cell>
          <table:table-cell office:value-type="string">
            <text:p>BPCE4,23%16FEB19</text:p>
          </table:table-cell>
        </table:table-row>
        <table:table-row table:style-name="ro1">
          <table:table-cell office:value-type="string">
            <text:p>ETAHO</text:p>
          </table:table-cell>
          <table:table-cell office:value-type="string">
            <text:p>FR0010447367</text:p>
          </table:table-cell>
          <table:table-cell office:value-type="string">
            <text:p>OATIND1,8%25JUL40</text:p>
          </table:table-cell>
        </table:table-row>
        <table:table-row table:style-name="ro1">
          <table:table-cell office:value-type="string">
            <text:p>ETAHP</text:p>
          </table:table-cell>
          <table:table-cell office:value-type="string">
            <text:p>FR0010466938</text:p>
          </table:table-cell>
          <table:table-cell office:value-type="string">
            <text:p>OAT4,25%25OCT23</text:p>
          </table:table-cell>
        </table:table-row>
        <table:table-row table:style-name="ro1">
          <table:table-cell office:value-type="string">
            <text:p>BPCAI</text:p>
          </table:table-cell>
          <table:table-cell office:value-type="string">
            <text:p>FR0010471714</text:p>
          </table:table-cell>
          <table:table-cell office:value-type="string">
            <text:p>BPCE4,5%15JUN19</text:p>
          </table:table-cell>
        </table:table-row>
        <table:table-row table:style-name="ro1">
          <table:table-cell office:value-type="string">
            <text:p>ETAHR</text:p>
          </table:table-cell>
          <table:table-cell office:value-type="string">
            <text:p>FR0010517417</text:p>
          </table:table-cell>
          <table:table-cell office:value-type="string">
            <text:p>OAT4,25%25OCT17</text:p>
          </table:table-cell>
        </table:table-row>
        <table:table-row table:style-name="ro1">
          <table:table-cell office:value-type="string">
            <text:p>BPCAJ</text:p>
          </table:table-cell>
          <table:table-cell office:value-type="string">
            <text:p>FR0010525691</text:p>
          </table:table-cell>
          <table:table-cell office:value-type="string">
            <text:p>BPCE4,9%2NOV19</text:p>
          </table:table-cell>
        </table:table-row>
        <table:table-row table:style-name="ro1">
          <table:table-cell office:value-type="string">
            <text:p>BPCAK</text:p>
          </table:table-cell>
          <table:table-cell office:value-type="string">
            <text:p>FR0010540930</text:p>
          </table:table-cell>
          <table:table-cell office:value-type="string">
            <text:p>BPCE4,6%14DEC19</text:p>
          </table:table-cell>
        </table:table-row>
        <table:table-row table:style-name="ro1">
          <table:table-cell office:value-type="string">
            <text:p>BPCAL</text:p>
          </table:table-cell>
          <table:table-cell office:value-type="string">
            <text:p>FR0010576454</text:p>
          </table:table-cell>
          <table:table-cell office:value-type="string">
            <text:p>BPCE4,55%22FEB18</text:p>
          </table:table-cell>
        </table:table-row>
        <table:table-row table:style-name="ro1">
          <table:table-cell office:value-type="string">
            <text:p>ETAHT</text:p>
          </table:table-cell>
          <table:table-cell office:value-type="string">
            <text:p>FR0010585901</text:p>
          </table:table-cell>
          <table:table-cell office:value-type="string">
            <text:p>OATIND2,1%25JUL23</text:p>
          </table:table-cell>
        </table:table-row>
        <table:table-row table:style-name="ro1">
          <table:table-cell office:value-type="string">
            <text:p>ETAHV</text:p>
          </table:table-cell>
          <table:table-cell office:value-type="string">
            <text:p>FR0010604983</text:p>
          </table:table-cell>
          <table:table-cell office:value-type="string">
            <text:p>OAT4%25APR18</text:p>
          </table:table-cell>
        </table:table-row>
        <table:table-row table:style-name="ro1">
          <table:table-cell office:value-type="string">
            <text:p>BPCAM</text:p>
          </table:table-cell>
          <table:table-cell office:value-type="string">
            <text:p>FR0010621532</text:p>
          </table:table-cell>
          <table:table-cell office:value-type="string">
            <text:p>BPCE5,1%27JUN18</text:p>
          </table:table-cell>
        </table:table-row>
        <table:table-row table:style-name="ro1">
          <table:table-cell office:value-type="string">
            <text:p>ETAHX</text:p>
          </table:table-cell>
          <table:table-cell office:value-type="string">
            <text:p>FR0010670737</text:p>
          </table:table-cell>
          <table:table-cell office:value-type="string">
            <text:p>OAT4,25%25OCT18</text:p>
          </table:table-cell>
        </table:table-row>
        <table:table-row table:style-name="ro1">
          <table:table-cell office:value-type="string">
            <text:p>ACAEW</text:p>
          </table:table-cell>
          <table:table-cell office:value-type="string">
            <text:p>FR0010743096</text:p>
          </table:table-cell>
          <table:table-cell office:value-type="string">
            <text:p>CASA 6,25% 19</text:p>
          </table:table-cell>
        </table:table-row>
        <table:table-row table:style-name="ro1">
          <table:table-cell office:value-type="string">
            <text:p>CNEAA</text:p>
          </table:table-cell>
          <table:table-cell office:value-type="string">
            <text:p>FR0010745752</text:p>
          </table:table-cell>
          <table:table-cell office:value-type="string">
            <text:p>BPCE 5,1% 19</text:p>
          </table:table-cell>
        </table:table-row>
        <table:table-row table:style-name="ro1">
          <table:table-cell office:value-type="string">
            <text:p>CNEAB</text:p>
          </table:table-cell>
          <table:table-cell office:value-type="string">
            <text:p>FR0010757864</text:p>
          </table:table-cell>
          <table:table-cell office:value-type="string">
            <text:p>BPCE5%19JUN19</text:p>
          </table:table-cell>
        </table:table-row>
        <table:table-row table:style-name="ro1">
          <table:table-cell office:value-type="string">
            <text:p>ETAIB</text:p>
          </table:table-cell>
          <table:table-cell office:value-type="string">
            <text:p>FR0010776161</text:p>
          </table:table-cell>
          <table:table-cell office:value-type="string">
            <text:p>OAT3.75%09-19</text:p>
          </table:table-cell>
        </table:table-row>
        <table:table-row table:style-name="ro1">
          <table:table-cell office:value-type="string">
            <text:p>ETAJY</text:p>
          </table:table-cell>
          <table:table-cell office:value-type="string">
            <text:p>FR0010809921</text:p>
          </table:table-cell>
          <table:table-cell office:value-type="string">
            <text:p>OAT0%250423 DEM</text:p>
          </table:table-cell>
        </table:table-row>
        <table:table-row table:style-name="ro1">
          <table:table-cell office:value-type="string">
            <text:p>RADAA</text:p>
          </table:table-cell>
          <table:table-cell office:value-type="string">
            <text:p>FR0010827089</text:p>
          </table:table-cell>
          <table:table-cell office:value-type="string">
            <text:p>RADIAN4.40%29DEC19</text:p>
          </table:table-cell>
        </table:table-row>
        <table:table-row table:style-name="ro1">
          <table:table-cell office:value-type="string">
            <text:p>ACAFA</text:p>
          </table:table-cell>
          <table:table-cell office:value-type="string">
            <text:p>FR0010839662</text:p>
          </table:table-cell>
          <table:table-cell office:value-type="string">
            <text:p>CA0%23MAR18</text:p>
          </table:table-cell>
        </table:table-row>
        <table:table-row table:style-name="ro1">
          <table:table-cell office:value-type="string">
            <text:p>ETAKZ</text:p>
          </table:table-cell>
          <table:table-cell office:value-type="string">
            <text:p>FR0010850032</text:p>
          </table:table-cell>
          <table:table-cell office:value-type="string">
            <text:p>OATI1.30%25JUL19</text:p>
          </table:table-cell>
        </table:table-row>
        <table:table-row table:style-name="ro1">
          <table:table-cell office:value-type="string">
            <text:p>ETALC</text:p>
          </table:table-cell>
          <table:table-cell office:value-type="string">
            <text:p>FR0010854182</text:p>
          </table:table-cell>
          <table:table-cell office:value-type="string">
            <text:p>OAT3,50%25AVRIL20</text:p>
          </table:table-cell>
        </table:table-row>
        <table:table-row table:style-name="ro1">
          <table:table-cell office:value-type="string">
            <text:p>ETALD</text:p>
          </table:table-cell>
          <table:table-cell office:value-type="string">
            <text:p>FR0010870956</text:p>
          </table:table-cell>
          <table:table-cell office:value-type="string">
            <text:p>OAT4.00%25AVRIL60</text:p>
          </table:table-cell>
        </table:table-row>
        <table:table-row table:style-name="ro1">
          <table:table-cell office:value-type="string">
            <text:p>BFCAC</text:p>
          </table:table-cell>
          <table:table-cell office:value-type="string">
            <text:p>FR0010892570</text:p>
          </table:table-cell>
          <table:table-cell office:value-type="string">
            <text:p>BFCM ZC 16JUN20</text:p>
          </table:table-cell>
        </table:table-row>
        <table:table-row table:style-name="ro1">
          <table:table-cell office:value-type="string">
            <text:p>BPCAP</text:p>
          </table:table-cell>
          <table:table-cell office:value-type="string">
            <text:p>FR0010896522</text:p>
          </table:table-cell>
          <table:table-cell office:value-type="string">
            <text:p>BPCE4.03%2JUL2020</text:p>
          </table:table-cell>
        </table:table-row>
        <table:table-row table:style-name="ro1">
          <table:table-cell office:value-type="string">
            <text:p>ETALJ</text:p>
          </table:table-cell>
          <table:table-cell office:value-type="string">
            <text:p>FR0010899765</text:p>
          </table:table-cell>
          <table:table-cell office:value-type="string">
            <text:p>OATEI1.10%25JUL22</text:p>
          </table:table-cell>
        </table:table-row>
        <table:table-row table:style-name="ro1">
          <table:table-cell office:value-type="string">
            <text:p>ACAFF</text:p>
          </table:table-cell>
          <table:table-cell office:value-type="string">
            <text:p>FR0010905133</text:p>
          </table:table-cell>
          <table:table-cell office:value-type="string">
            <text:p>CASA4.50%30JUN2020</text:p>
          </table:table-cell>
        </table:table-row>
        <table:table-row table:style-name="ro1">
          <table:table-cell office:value-type="string">
            <text:p>YSPEL</text:p>
          </table:table-cell>
          <table:table-cell office:value-type="string">
            <text:p>FR0010914390</text:p>
          </table:table-cell>
          <table:table-cell office:value-type="string">
            <text:p>FONCIE VOLTA ORANE</text:p>
          </table:table-cell>
        </table:table-row>
        <table:table-row table:style-name="ro1">
          <table:table-cell office:value-type="string">
            <text:p>ETALL</text:p>
          </table:table-cell>
          <table:table-cell office:value-type="string">
            <text:p>FR0010916924</text:p>
          </table:table-cell>
          <table:table-cell office:value-type="string">
            <text:p>OAT 3.50%25APR26</text:p>
          </table:table-cell>
        </table:table-row>
        <table:table-row table:style-name="ro1">
          <table:table-cell office:value-type="string">
            <text:p>CYBO</text:p>
          </table:table-cell>
          <table:table-cell office:value-type="string">
            <text:p>FR0010945725</text:p>
          </table:table-cell>
          <table:table-cell office:value-type="string">
            <text:p>Cybergun Obl 8% Oct16</text:p>
          </table:table-cell>
        </table:table-row>
        <table:table-row table:style-name="ro1">
          <table:table-cell office:value-type="string">
            <text:p>CLAL</text:p>
          </table:table-cell>
          <table:table-cell office:value-type="string">
            <text:p>FR0011062595</text:p>
          </table:table-cell>
          <table:table-cell office:value-type="string">
            <text:p>LCL4,40%13JUL2021</text:p>
          </table:table-cell>
        </table:table-row>
        <table:table-row table:style-name="ro1">
          <table:table-cell office:value-type="string">
            <text:p>BPCEN</text:p>
          </table:table-cell>
          <table:table-cell office:value-type="string">
            <text:p>FR0011261130</text:p>
          </table:table-cell>
          <table:table-cell office:value-type="string">
            <text:p>BPCE3.30%JUL2020</text:p>
          </table:table-cell>
        </table:table-row>
        <table:table-row table:style-name="ro1">
          <table:table-cell office:value-type="string">
            <text:p>ACAKN</text:p>
          </table:table-cell>
          <table:table-cell office:value-type="string">
            <text:p>FR0012620367</text:p>
          </table:table-cell>
          <table:table-cell office:value-type="string">
            <text:p>CASA2.7%14APR2025</text:p>
          </table:table-cell>
        </table:table-row>
        <table:table-row table:style-name="ro1">
          <table:table-cell office:value-type="string">
            <text:p>ACAKP</text:p>
          </table:table-cell>
          <table:table-cell office:value-type="string">
            <text:p>FR0012737963</text:p>
          </table:table-cell>
          <table:table-cell office:value-type="string">
            <text:p>CASA2.7%15JUL2025</text:p>
          </table:table-cell>
        </table:table-row>
        <table:table-row table:style-name="ro1">
          <table:table-cell office:value-type="string">
            <text:p>ACAKQ</text:p>
          </table:table-cell>
          <table:table-cell office:value-type="string">
            <text:p>FR0012891992</text:p>
          </table:table-cell>
          <table:table-cell office:value-type="string">
            <text:p>CASA2.8%16OCT25</text:p>
          </table:table-cell>
        </table:table-row>
        <table:table-row table:style-name="ro1">
          <table:table-cell office:value-type="string">
            <text:p>ACAKV</text:p>
          </table:table-cell>
          <table:table-cell office:value-type="string">
            <text:p>FR0013076353</text:p>
          </table:table-cell>
          <table:table-cell office:value-type="string">
            <text:p>CASA2.8%26JAN26</text:p>
          </table:table-cell>
        </table:table-row>
        <table:table-row table:style-name="ro1">
          <table:table-cell office:value-type="string">
            <text:p>ACALH</text:p>
          </table:table-cell>
          <table:table-cell office:value-type="string">
            <text:p>FR0013218849</text:p>
          </table:table-cell>
          <table:table-cell office:value-type="string">
            <text:p>CASA2.50%22DEC2026</text:p>
          </table:table-cell>
        </table:table-row>
        <table:table-row table:style-name="ro1">
          <table:table-cell office:value-type="string">
            <text:p>LB3A</text:p>
          </table:table-cell>
          <table:table-cell office:value-type="string">
            <text:p>NL0000004802</text:p>
          </table:table-cell>
          <table:table-cell office:value-type="string">
            <text:p>LEDGER3%29SEP49</text:p>
          </table:table-cell>
        </table:table-row>
        <table:table-row table:style-name="ro1">
          <table:table-cell office:value-type="string">
            <text:p>NYS</text:p>
          </table:table-cell>
          <table:table-cell office:value-type="string">
            <text:p>BE0946620946</text:p>
          </table:table-cell>
          <table:table-cell office:value-type="string">
            <text:p>Dalenys</text:p>
          </table:table-cell>
        </table:table-row>
        <table:table-row table:style-name="ro1">
          <table:table-cell office:value-type="string">
            <text:p>AGTA</text:p>
          </table:table-cell>
          <table:table-cell office:value-type="string">
            <text:p>CH0008853209</text:p>
          </table:table-cell>
          <table:table-cell office:value-type="string">
            <text:p>Agta Record</text:p>
          </table:table-cell>
        </table:table-row>
        <table:table-row table:style-name="ro1">
          <table:table-cell office:value-type="string">
            <text:p>BCAM</text:p>
          </table:table-cell>
          <table:table-cell office:value-type="string">
            <text:p>CM0000035113</text:p>
          </table:table-cell>
          <table:table-cell office:value-type="string">
            <text:p>Brasserie Cameroun</text:p>
          </table:table-cell>
        </table:table-row>
        <table:table-row table:style-name="ro1">
          <table:table-cell office:value-type="string">
            <text:p>MALT</text:p>
          </table:table-cell>
          <table:table-cell office:value-type="string">
            <text:p>FR0000030074</text:p>
          </table:table-cell>
          <table:table-cell office:value-type="string">
            <text:p>Malteries Fco-Bel.</text:p>
          </table:table-cell>
        </table:table-row>
        <table:table-row table:style-name="ro1">
          <table:table-cell office:value-type="string">
            <text:p>SOFR</text:p>
          </table:table-cell>
          <table:table-cell office:value-type="string">
            <text:p>FR0000030140</text:p>
          </table:table-cell>
          <table:table-cell office:value-type="string">
            <text:p>Sofragi</text:p>
          </table:table-cell>
        </table:table-row>
        <table:table-row table:style-name="ro1">
          <table:table-cell office:value-type="string">
            <text:p>GALIM</text:p>
          </table:table-cell>
          <table:table-cell office:value-type="string">
            <text:p>FR0000030611</text:p>
          </table:table-cell>
          <table:table-cell office:value-type="string">
            <text:p>Galimmo</text:p>
          </table:table-cell>
        </table:table-row>
        <table:table-row table:style-name="ro1">
          <table:table-cell office:value-type="string">
            <text:p>IGE</text:p>
          </table:table-cell>
          <table:table-cell office:value-type="string">
            <text:p>FR0000030827</text:p>
          </table:table-cell>
          <table:table-cell office:value-type="string">
            <text:p>Ige + Xao</text:p>
          </table:table-cell>
        </table:table-row>
        <table:table-row table:style-name="ro1">
          <table:table-cell office:value-type="string">
            <text:p>ELEC</text:p>
          </table:table-cell>
          <table:table-cell office:value-type="string">
            <text:p>FR0000031023</text:p>
          </table:table-cell>
          <table:table-cell office:value-type="string">
            <text:p>Electricite de Strasbourg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string">
            <text:p>FR0000032278</text:p>
          </table:table-cell>
          <table:table-cell office:value-type="string">
            <text:p>Latecoere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FR0000032302</text:p>
          </table:table-cell>
          <table:table-cell office:value-type="string">
            <text:p>Manutan Intl</text:p>
          </table:table-cell>
        </table:table-row>
        <table:table-row table:style-name="ro1">
          <table:table-cell office:value-type="string">
            <text:p>GBT</text:p>
          </table:table-cell>
          <table:table-cell office:value-type="string">
            <text:p>FR0000032526</text:p>
          </table:table-cell>
          <table:table-cell office:value-type="string">
            <text:p>Guerbet</text:p>
          </table:table-cell>
        </table:table-row>
        <table:table-row table:style-name="ro1">
          <table:table-cell office:value-type="string">
            <text:p>IMDA</text:p>
          </table:table-cell>
          <table:table-cell office:value-type="string">
            <text:p>FR0000033243</text:p>
          </table:table-cell>
          <table:table-cell office:value-type="string">
            <text:p>Immob.Dassault</text:p>
          </table:table-cell>
        </table:table-row>
        <table:table-row table:style-name="ro1">
          <table:table-cell office:value-type="string">
            <text:p>JCQ</text:p>
          </table:table-cell>
          <table:table-cell office:value-type="string">
            <text:p>FR0000033904</text:p>
          </table:table-cell>
          <table:table-cell office:value-type="string">
            <text:p>Jacquet Metals</text:p>
          </table:table-cell>
        </table:table-row>
        <table:table-row table:style-name="ro1">
          <table:table-cell office:value-type="string">
            <text:p>UFF</text:p>
          </table:table-cell>
          <table:table-cell office:value-type="string">
            <text:p>FR0000034548</text:p>
          </table:table-cell>
          <table:table-cell office:value-type="string">
            <text:p>Union Fin.France</text:p>
          </table:table-cell>
        </table:table-row>
        <table:table-row table:style-name="ro1">
          <table:table-cell office:value-type="string">
            <text:p>GAM</text:p>
          </table:table-cell>
          <table:table-cell office:value-type="string">
            <text:p>FR0000034894</text:p>
          </table:table-cell>
          <table:table-cell office:value-type="string">
            <text:p>Gaumont</text:p>
          </table:table-cell>
        </table:table-row>
        <table:table-row table:style-name="ro1">
          <table:table-cell office:value-type="string">
            <text:p>FNTS</text:p>
          </table:table-cell>
          <table:table-cell office:value-type="string">
            <text:p>FR0000035123</text:p>
          </table:table-cell>
          <table:table-cell office:value-type="string">
            <text:p>Finatis</text:p>
          </table:table-cell>
        </table:table-row>
        <table:table-row table:style-name="ro1">
          <table:table-cell office:value-type="string">
            <text:p>LAF</text:p>
          </table:table-cell>
          <table:table-cell office:value-type="string">
            <text:p>FR0000035263</text:p>
          </table:table-cell>
          <table:table-cell office:value-type="string">
            <text:p>Lafuma</text:p>
          </table:table-cell>
        </table:table-row>
        <table:table-row table:style-name="ro1">
          <table:table-cell office:value-type="string">
            <text:p>BLC</text:p>
          </table:table-cell>
          <table:table-cell office:value-type="string">
            <text:p>FR0000035370</text:p>
          </table:table-cell>
          <table:table-cell office:value-type="string">
            <text:p>Bastide Le Confort</text:p>
          </table:table-cell>
        </table:table-row>
        <table:table-row table:style-name="ro1">
          <table:table-cell office:value-type="string">
            <text:p>IML</text:p>
          </table:table-cell>
          <table:table-cell office:value-type="string">
            <text:p>FR0000036105</text:p>
          </table:table-cell>
          <table:table-cell office:value-type="string">
            <text:p>Affine RE.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FR0000036675</text:p>
          </table:table-cell>
          <table:table-cell office:value-type="string">
            <text:p>Groupe Crit</text:p>
          </table:table-cell>
        </table:table-row>
        <table:table-row table:style-name="ro1">
          <table:table-cell office:value-type="string">
            <text:p>EIFF</text:p>
          </table:table-cell>
          <table:table-cell office:value-type="string">
            <text:p>FR0000036816</text:p>
          </table:table-cell>
          <table:table-cell office:value-type="string">
            <text:p>Tour Eiffel</text:p>
          </table:table-cell>
        </table:table-row>
        <table:table-row table:style-name="ro1">
          <table:table-cell office:value-type="string">
            <text:p>SIPH</text:p>
          </table:table-cell>
          <table:table-cell office:value-type="string">
            <text:p>FR0000036857</text:p>
          </table:table-cell>
          <table:table-cell office:value-type="string">
            <text:p>SIPH</text:p>
          </table:table-cell>
        </table:table-row>
        <table:table-row table:style-name="ro1">
          <table:table-cell office:value-type="string">
            <text:p>EPCP</text:p>
          </table:table-cell>
          <table:table-cell office:value-type="string">
            <text:p>FR0000037343</text:p>
          </table:table-cell>
          <table:table-cell office:value-type="string">
            <text:p>Explosifs Prod.Chi.Pf</text:p>
          </table:table-cell>
        </table:table-row>
        <table:table-row table:style-name="ro1">
          <table:table-cell office:value-type="string">
            <text:p>EURS</text:p>
          </table:table-cell>
          <table:table-cell office:value-type="string">
            <text:p>FR0000038499</text:p>
          </table:table-cell>
          <table:table-cell office:value-type="string">
            <text:p>Fonciere Euris</text:p>
          </table:table-cell>
        </table:table-row>
        <table:table-row table:style-name="ro1">
          <table:table-cell office:value-type="string">
            <text:p>EXPL</text:p>
          </table:table-cell>
          <table:table-cell office:value-type="string">
            <text:p>FR0000039026</text:p>
          </table:table-cell>
          <table:table-cell office:value-type="string">
            <text:p>Groupe EPC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string">
            <text:p>FR0000039091</text:p>
          </table:table-cell>
          <table:table-cell office:value-type="string">
            <text:p>Robertet</text:p>
          </table:table-cell>
        </table:table-row>
        <table:table-row table:style-name="ro1">
          <table:table-cell office:value-type="string">
            <text:p>SCHP</text:p>
          </table:table-cell>
          <table:table-cell office:value-type="string">
            <text:p>FR0000039109</text:p>
          </table:table-cell>
          <table:table-cell office:value-type="string">
            <text:p>Seche Environnement</text:p>
          </table:table-cell>
        </table:table-row>
        <table:table-row table:style-name="ro1">
          <table:table-cell office:value-type="string">
            <text:p>AREIT</text:p>
          </table:table-cell>
          <table:table-cell office:value-type="string">
            <text:p>FR0000039216</text:p>
          </table:table-cell>
          <table:table-cell office:value-type="string">
            <text:p>Altareit</text:p>
          </table:table-cell>
        </table:table-row>
        <table:table-row table:style-name="ro1">
          <table:table-cell office:value-type="string">
            <text:p>MRN</text:p>
          </table:table-cell>
          <table:table-cell office:value-type="string">
            <text:p>FR0000039620</text:p>
          </table:table-cell>
          <table:table-cell office:value-type="string">
            <text:p>Mersen</text:p>
          </table:table-cell>
        </table:table-row>
        <table:table-row table:style-name="ro1">
          <table:table-cell office:value-type="string">
            <text:p>CIV</text:p>
          </table:table-cell>
          <table:table-cell office:value-type="string">
            <text:p>FR0000045213</text:p>
          </table:table-cell>
          <table:table-cell office:value-type="string">
            <text:p>Crcam Ille-Vil.Cci</text:p>
          </table:table-cell>
        </table:table-row>
        <table:table-row table:style-name="ro1">
          <table:table-cell office:value-type="string">
            <text:p>CAF</text:p>
          </table:table-cell>
          <table:table-cell office:value-type="string">
            <text:p>FR0000045528</text:p>
          </table:table-cell>
          <table:table-cell office:value-type="string">
            <text:p>Crcam Paris Et Idf</text:p>
          </table:table-cell>
        </table:table-row>
        <table:table-row table:style-name="ro1">
          <table:table-cell office:value-type="string">
            <text:p>CAT31</text:p>
          </table:table-cell>
          <table:table-cell office:value-type="string">
            <text:p>FR0000045544</text:p>
          </table:table-cell>
          <table:table-cell office:value-type="string">
            <text:p>Credit Agricole Toulouse 31</text:p>
          </table:table-cell>
        </table:table-row>
        <table:table-row table:style-name="ro1">
          <table:table-cell office:value-type="string">
            <text:p>CBE</text:p>
          </table:table-cell>
          <table:table-cell office:value-type="string">
            <text:p>FR0000045601</text:p>
          </table:table-cell>
          <table:table-cell office:value-type="string">
            <text:p>Robertet Ci</text:p>
          </table:table-cell>
        </table:table-row>
        <table:table-row table:style-name="ro1">
          <table:table-cell office:value-type="string">
            <text:p>CBR</text:p>
          </table:table-cell>
          <table:table-cell office:value-type="string">
            <text:p>FR0000045619</text:p>
          </table:table-cell>
          <table:table-cell office:value-type="string">
            <text:p>Robertet CDV 87</text:p>
          </table:table-cell>
        </table:table-row>
        <table:table-row table:style-name="ro1">
          <table:table-cell office:value-type="string">
            <text:p>VIL</text:p>
          </table:table-cell>
          <table:table-cell office:value-type="string">
            <text:p>FR0000050049</text:p>
          </table:table-cell>
          <table:table-cell office:value-type="string">
            <text:p>Viel Et Compagnie</text:p>
          </table:table-cell>
        </table:table-row>
        <table:table-row table:style-name="ro1">
          <table:table-cell office:value-type="string">
            <text:p>MAU</text:p>
          </table:table-cell>
          <table:table-cell office:value-type="string">
            <text:p>FR0000051070</text:p>
          </table:table-cell>
          <table:table-cell office:value-type="string">
            <text:p>Maurel Et Prom</text:p>
          </table:table-cell>
        </table:table-row>
        <table:table-row table:style-name="ro1">
          <table:table-cell office:value-type="string">
            <text:p>IDIP</text:p>
          </table:table-cell>
          <table:table-cell office:value-type="string">
            <text:p>FR0000051393</text:p>
          </table:table-cell>
          <table:table-cell office:value-type="string">
            <text:p>Idi</text:p>
          </table:table-cell>
        </table:table-row>
        <table:table-row table:style-name="ro1">
          <table:table-cell office:value-type="string">
            <text:p>SBT</text:p>
          </table:table-cell>
          <table:table-cell office:value-type="string">
            <text:p>FR0000052680</text:p>
          </table:table-cell>
          <table:table-cell office:value-type="string">
            <text:p>Oeneo</text:p>
          </table:table-cell>
        </table:table-row>
        <table:table-row table:style-name="ro1">
          <table:table-cell office:value-type="string">
            <text:p>CHAU</text:p>
          </table:table-cell>
          <table:table-cell office:value-type="string">
            <text:p>FR0000052896</text:p>
          </table:table-cell>
          <table:table-cell office:value-type="string">
            <text:p>Chauffage Urbain</text:p>
          </table:table-cell>
        </table:table-row>
        <table:table-row table:style-name="ro1">
          <table:table-cell office:value-type="string">
            <text:p>AKW</text:p>
          </table:table-cell>
          <table:table-cell office:value-type="string">
            <text:p>FR0000053027</text:p>
          </table:table-cell>
          <table:table-cell office:value-type="string">
            <text:p>Akwel</text:p>
          </table:table-cell>
        </table:table-row>
        <table:table-row table:style-name="ro1">
          <table:table-cell office:value-type="string">
            <text:p>CDA</text:p>
          </table:table-cell>
          <table:table-cell office:value-type="string">
            <text:p>FR0000053324</text:p>
          </table:table-cell>
          <table:table-cell office:value-type="string">
            <text:p>Alpes (compagnie)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string">
            <text:p>FR0000053399</text:p>
          </table:table-cell>
          <table:table-cell office:value-type="string">
            <text:p>CNIM Group</text:p>
          </table:table-cell>
        </table:table-row>
        <table:table-row table:style-name="ro1">
          <table:table-cell office:value-type="string">
            <text:p>CGM</text:p>
          </table:table-cell>
          <table:table-cell office:value-type="string">
            <text:p>FR0000053506</text:p>
          </table:table-cell>
          <table:table-cell office:value-type="string">
            <text:p>Cegedim</text:p>
          </table:table-cell>
        </table:table-row>
        <table:table-row table:style-name="ro1">
          <table:table-cell office:value-type="string">
            <text:p>PCA</text:p>
          </table:table-cell>
          <table:table-cell office:value-type="string">
            <text:p>FR0000053514</text:p>
          </table:table-cell>
          <table:table-cell office:value-type="string">
            <text:p>PCAS</text:p>
          </table:table-cell>
        </table:table-row>
        <table:table-row table:style-name="ro1">
          <table:table-cell office:value-type="string">
            <text:p>LTA</text:p>
          </table:table-cell>
          <table:table-cell office:value-type="string">
            <text:p>FR0000053837</text:p>
          </table:table-cell>
          <table:table-cell office:value-type="string">
            <text:p>Altamir</text:p>
          </table:table-cell>
        </table:table-row>
        <table:table-row table:style-name="ro1">
          <table:table-cell office:value-type="string">
            <text:p>EUR</text:p>
          </table:table-cell>
          <table:table-cell office:value-type="string">
            <text:p>FR0000054678</text:p>
          </table:table-cell>
          <table:table-cell office:value-type="string">
            <text:p>Euro Ressources</text:p>
          </table:table-cell>
        </table:table-row>
        <table:table-row table:style-name="ro1">
          <table:table-cell office:value-type="string">
            <text:p>NRX</text:p>
          </table:table-cell>
          <table:table-cell office:value-type="string">
            <text:p>FR0000054694</text:p>
          </table:table-cell>
          <table:table-cell office:value-type="string">
            <text:p>Naturex</text:p>
          </table:table-cell>
        </table:table-row>
        <table:table-row table:style-name="ro1">
          <table:table-cell office:value-type="string">
            <text:p>SAMS</text:p>
          </table:table-cell>
          <table:table-cell office:value-type="string">
            <text:p>FR0000060071</text:p>
          </table:table-cell>
          <table:table-cell office:value-type="string">
            <text:p>Samse</text:p>
          </table:table-cell>
        </table:table-row>
        <table:table-row table:style-name="ro1">
          <table:table-cell office:value-type="string">
            <text:p>PSB</text:p>
          </table:table-cell>
          <table:table-cell office:value-type="string">
            <text:p>FR0000060329</text:p>
          </table:table-cell>
          <table:table-cell office:value-type="string">
            <text:p>Psb Industries</text:p>
          </table:table-cell>
        </table:table-row>
        <table:table-row table:style-name="ro1">
          <table:table-cell office:value-type="string">
            <text:p>ABIO</text:p>
          </table:table-cell>
          <table:table-cell office:value-type="string">
            <text:p>FR0000060402</text:p>
          </table:table-cell>
          <table:table-cell office:value-type="string">
            <text:p>Albioma</text:p>
          </table:table-cell>
        </table:table-row>
        <table:table-row table:style-name="ro1">
          <table:table-cell office:value-type="string">
            <text:p>ORIA</text:p>
          </table:table-cell>
          <table:table-cell office:value-type="string">
            <text:p>FR0000060535</text:p>
          </table:table-cell>
          <table:table-cell office:value-type="string">
            <text:p>Fiducial Real Estate</text:p>
          </table:table-cell>
        </table:table-row>
        <table:table-row table:style-name="ro1">
          <table:table-cell office:value-type="string">
            <text:p>RAL</text:p>
          </table:table-cell>
          <table:table-cell office:value-type="string">
            <text:p>FR0000060618</text:p>
          </table:table-cell>
          <table:table-cell office:value-type="string">
            <text:p>Rallye</text:p>
          </table:table-cell>
        </table:table-row>
        <table:table-row table:style-name="ro1">
          <table:table-cell office:value-type="string">
            <text:p>MBWS</text:p>
          </table:table-cell>
          <table:table-cell office:value-type="string">
            <text:p>FR0000060873</text:p>
          </table:table-cell>
          <table:table-cell office:value-type="string">
            <text:p>Marie Brizard Wine and Spirits</text:p>
          </table:table-cell>
        </table:table-row>
        <table:table-row table:style-name="ro1">
          <table:table-cell office:value-type="string">
            <text:p>PERR</text:p>
          </table:table-cell>
          <table:table-cell office:value-type="string">
            <text:p>FR0000061459</text:p>
          </table:table-cell>
          <table:table-cell office:value-type="string">
            <text:p>Gerard Perrier Industrie</text:p>
          </table:table-cell>
        </table:table-row>
        <table:table-row table:style-name="ro1">
          <table:table-cell office:value-type="string">
            <text:p>FCMC</text:p>
          </table:table-cell>
          <table:table-cell office:value-type="string">
            <text:p>FR0000062101</text:p>
          </table:table-cell>
          <table:table-cell office:value-type="string">
            <text:p>Ferm.Cas.Mun.Canne</text:p>
          </table:table-cell>
        </table:table-row>
        <table:table-row table:style-name="ro1">
          <table:table-cell office:value-type="string">
            <text:p>GOE</text:p>
          </table:table-cell>
          <table:table-cell office:value-type="string">
            <text:p>FR0000062671</text:p>
          </table:table-cell>
          <table:table-cell office:value-type="string">
            <text:p>Groupe Gorge</text:p>
          </table:table-cell>
        </table:table-row>
        <table:table-row table:style-name="ro1">
          <table:table-cell office:value-type="string">
            <text:p>VRAP</text:p>
          </table:table-cell>
          <table:table-cell office:value-type="string">
            <text:p>FR0000062796</text:p>
          </table:table-cell>
          <table:table-cell office:value-type="string">
            <text:p>Vranken Monopole</text:p>
          </table:table-cell>
        </table:table-row>
        <table:table-row table:style-name="ro1">
          <table:table-cell office:value-type="string">
            <text:p>ANF</text:p>
          </table:table-cell>
          <table:table-cell office:value-type="string">
            <text:p>FR0000063091</text:p>
          </table:table-cell>
          <table:table-cell office:value-type="string">
            <text:p>Anf Immobilier</text:p>
          </table:table-cell>
        </table:table-row>
        <table:table-row table:style-name="ro1">
          <table:table-cell office:value-type="string">
            <text:p>AUB</text:p>
          </table:table-cell>
          <table:table-cell office:value-type="string">
            <text:p>FR0000063737</text:p>
          </table:table-cell>
          <table:table-cell office:value-type="string">
            <text:p>Aubay</text:p>
          </table:table-cell>
        </table:table-row>
        <table:table-row table:style-name="ro1">
          <table:table-cell office:value-type="string">
            <text:p>BCRA</text:p>
          </table:table-cell>
          <table:table-cell office:value-type="string">
            <text:p>FR0000064123</text:p>
          </table:table-cell>
          <table:table-cell office:value-type="string">
            <text:p>Baccarat</text:p>
          </table:table-cell>
        </table:table-row>
        <table:table-row table:style-name="ro1">
          <table:table-cell office:value-type="string">
            <text:p>LSS</text:p>
          </table:table-cell>
          <table:table-cell office:value-type="string">
            <text:p>FR0000065484</text:p>
          </table:table-cell>
          <table:table-cell office:value-type="string">
            <text:p>Lectra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FR0000066672</text:p>
          </table:table-cell>
          <table:table-cell office:value-type="string">
            <text:p>Gl Events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string">
            <text:p>FR0000066755</text:p>
          </table:table-cell>
          <table:table-cell office:value-type="string">
            <text:p>Haulotte Group</text:p>
          </table:table-cell>
        </table:table-row>
        <table:table-row table:style-name="ro1">
          <table:table-cell office:value-type="string">
            <text:p>INF</text:p>
          </table:table-cell>
          <table:table-cell office:value-type="string">
            <text:p>FR0000071797</text:p>
          </table:table-cell>
          <table:table-cell office:value-type="string">
            <text:p>Infotel</text:p>
          </table:table-cell>
        </table:table-row>
        <table:table-row table:style-name="ro1">
          <table:table-cell office:value-type="string">
            <text:p>BELI</text:p>
          </table:table-cell>
          <table:table-cell office:value-type="string">
            <text:p>FR0000072399</text:p>
          </table:table-cell>
          <table:table-cell office:value-type="string">
            <text:p>Belier</text:p>
          </table:table-cell>
        </table:table-row>
        <table:table-row table:style-name="ro1">
          <table:table-cell office:value-type="string">
            <text:p>VAC</text:p>
          </table:table-cell>
          <table:table-cell office:value-type="string">
            <text:p>FR0000073041</text:p>
          </table:table-cell>
          <table:table-cell office:value-type="string">
            <text:p>Pierre Vacances</text:p>
          </table:table-cell>
        </table:table-row>
        <table:table-row table:style-name="ro1">
          <table:table-cell office:value-type="string">
            <text:p>DVT</text:p>
          </table:table-cell>
          <table:table-cell office:value-type="string">
            <text:p>FR0000073793</text:p>
          </table:table-cell>
          <table:table-cell office:value-type="string">
            <text:p>Devoteam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FR0000074072</text:p>
          </table:table-cell>
          <table:table-cell office:value-type="string">
            <text:p>Bigben Interactive</text:p>
          </table:table-cell>
        </table:table-row>
        <table:table-row table:style-name="ro1">
          <table:table-cell office:value-type="string">
            <text:p>SII</text:p>
          </table:table-cell>
          <table:table-cell office:value-type="string">
            <text:p>FR0000074122</text:p>
          </table:table-cell>
          <table:table-cell office:value-type="string">
            <text:p>Sii</text:p>
          </table:table-cell>
        </table:table-row>
        <table:table-row table:style-name="ro1">
          <table:table-cell office:value-type="string">
            <text:p>ASY</text:p>
          </table:table-cell>
          <table:table-cell office:value-type="string">
            <text:p>FR0000074148</text:p>
          </table:table-cell>
          <table:table-cell office:value-type="string">
            <text:p>Assystem</text:p>
          </table:table-cell>
        </table:table-row>
        <table:table-row table:style-name="ro1">
          <table:table-cell office:value-type="string">
            <text:p>FLE</text:p>
          </table:table-cell>
          <table:table-cell office:value-type="string">
            <text:p>FR0000074759</text:p>
          </table:table-cell>
          <table:table-cell office:value-type="string">
            <text:p>Fleury Michon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FR0000076655</text:p>
          </table:table-cell>
          <table:table-cell office:value-type="string">
            <text:p>Actia Group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FR0000120388</text:p>
          </table:table-cell>
          <table:table-cell office:value-type="string">
            <text:p>Recylex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FR0000120669</text:p>
          </table:table-cell>
          <table:table-cell office:value-type="string">
            <text:p>Esso</text:p>
          </table:table-cell>
        </table:table-row>
        <table:table-row table:style-name="ro1">
          <table:table-cell office:value-type="string">
            <text:p>LBON</text:p>
          </table:table-cell>
          <table:table-cell office:value-type="string">
            <text:p>FR0000121295</text:p>
          </table:table-cell>
          <table:table-cell office:value-type="string">
            <text:p>Lebon</text:p>
          </table:table-cell>
        </table:table-row>
        <table:table-row table:style-name="ro1">
          <table:table-cell office:value-type="string">
            <text:p>LD</text:p>
          </table:table-cell>
          <table:table-cell office:value-type="string">
            <text:p>FR0000121352</text:p>
          </table:table-cell>
          <table:table-cell office:value-type="string">
            <text:p>Locindus</text:p>
          </table:table-cell>
        </table:table-row>
        <table:table-row table:style-name="ro1">
          <table:table-cell office:value-type="string">
            <text:p>NRG</text:p>
          </table:table-cell>
          <table:table-cell office:value-type="string">
            <text:p>FR0000121691</text:p>
          </table:table-cell>
          <table:table-cell office:value-type="string">
            <text:p>Nrj Group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FR0000130692</text:p>
          </table:table-cell>
          <table:table-cell office:value-type="string">
            <text:p>Chargeurs</text:p>
          </table:table-cell>
        </table:table-row>
        <table:table-row table:style-name="ro1">
          <table:table-cell office:value-type="string">
            <text:p>CRAV</text:p>
          </table:table-cell>
          <table:table-cell office:value-type="string">
            <text:p>FR0000185506</text:p>
          </table:table-cell>
          <table:table-cell office:value-type="string">
            <text:p>Crcam Atl.Vend.Cci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FR0000185514</text:p>
          </table:table-cell>
          <table:table-cell office:value-type="string">
            <text:p>Crcam Nord Cci</text:p>
          </table:table-cell>
        </table:table-row>
        <table:table-row table:style-name="ro1">
          <table:table-cell office:value-type="string">
            <text:p>KOF</text:p>
          </table:table-cell>
          <table:table-cell office:value-type="string">
            <text:p>FR0004007813</text:p>
          </table:table-cell>
          <table:table-cell office:value-type="string">
            <text:p>Kaufman Et Broad</text:p>
          </table:table-cell>
        </table:table-row>
        <table:table-row table:style-name="ro1">
          <table:table-cell office:value-type="string">
            <text:p>BASS</text:p>
          </table:table-cell>
          <table:table-cell office:value-type="string">
            <text:p>FR0004023208</text:p>
          </table:table-cell>
          <table:table-cell office:value-type="string">
            <text:p>Bassac</text:p>
          </table:table-cell>
        </table:table-row>
        <table:table-row table:style-name="ro1">
          <table:table-cell office:value-type="string">
            <text:p>XIL</text:p>
          </table:table-cell>
          <table:table-cell office:value-type="string">
            <text:p>FR0004034072</text:p>
          </table:table-cell>
          <table:table-cell office:value-type="string">
            <text:p>Xilam Animation</text:p>
          </table:table-cell>
        </table:table-row>
        <table:table-row table:style-name="ro1">
          <table:table-cell office:value-type="string">
            <text:p>APR</text:p>
          </table:table-cell>
          <table:table-cell office:value-type="string">
            <text:p>FR0004037125</text:p>
          </table:table-cell>
          <table:table-cell office:value-type="string">
            <text:p>April</text:p>
          </table:table-cell>
        </table:table-row>
        <table:table-row table:style-name="ro1">
          <table:table-cell office:value-type="string">
            <text:p>GFI</text:p>
          </table:table-cell>
          <table:table-cell office:value-type="string">
            <text:p>FR0004038099</text:p>
          </table:table-cell>
          <table:table-cell office:value-type="string">
            <text:p>Gfi Informatique</text:p>
          </table:table-cell>
        </table:table-row>
        <table:table-row table:style-name="ro1">
          <table:table-cell office:value-type="string">
            <text:p>PARRO</text:p>
          </table:table-cell>
          <table:table-cell office:value-type="string">
            <text:p>FR0004038263</text:p>
          </table:table-cell>
          <table:table-cell office:value-type="string">
            <text:p>Parrot</text:p>
          </table:table-cell>
        </table:table-row>
        <table:table-row table:style-name="ro1">
          <table:table-cell office:value-type="string">
            <text:p>ABCA</text:p>
          </table:table-cell>
          <table:table-cell office:value-type="string">
            <text:p>FR0004040608</text:p>
          </table:table-cell>
          <table:table-cell office:value-type="string">
            <text:p>Abc Arbitrage</text:p>
          </table:table-cell>
        </table:table-row>
        <table:table-row table:style-name="ro1">
          <table:table-cell office:value-type="string">
            <text:p>FEM</text:p>
          </table:table-cell>
          <table:table-cell office:value-type="string">
            <text:p>FR0004042083</text:p>
          </table:table-cell>
          <table:table-cell office:value-type="string">
            <text:p>Aufeminin</text:p>
          </table:table-cell>
        </table:table-row>
        <table:table-row table:style-name="ro1">
          <table:table-cell office:value-type="string">
            <text:p>NRO</text:p>
          </table:table-cell>
          <table:table-cell office:value-type="string">
            <text:p>FR0004050250</text:p>
          </table:table-cell>
          <table:table-cell office:value-type="string">
            <text:p>Neurones</text:p>
          </table:table-cell>
        </table:table-row>
        <table:table-row table:style-name="ro1">
          <table:table-cell office:value-type="string">
            <text:p>OPN</text:p>
          </table:table-cell>
          <table:table-cell office:value-type="string">
            <text:p>FR0004050300</text:p>
          </table:table-cell>
          <table:table-cell office:value-type="string">
            <text:p>Groupe Open</text:p>
          </table:table-cell>
        </table:table-row>
        <table:table-row table:style-name="ro1">
          <table:table-cell office:value-type="string">
            <text:p>VLA</text:p>
          </table:table-cell>
          <table:table-cell office:value-type="string">
            <text:p>FR0004056851</text:p>
          </table:table-cell>
          <table:table-cell office:value-type="string">
            <text:p>Valneva</text:p>
          </table:table-cell>
        </table:table-row>
        <table:table-row table:style-name="ro1">
          <table:table-cell office:value-type="string">
            <text:p>FLO</text:p>
          </table:table-cell>
          <table:table-cell office:value-type="string">
            <text:p>FR0004076891</text:p>
          </table:table-cell>
          <table:table-cell office:value-type="string">
            <text:p>Groupe Flo</text:p>
          </table:table-cell>
        </table:table-row>
        <table:table-row table:style-name="ro1">
          <table:table-cell office:value-type="string">
            <text:p>ESI</text:p>
          </table:table-cell>
          <table:table-cell office:value-type="string">
            <text:p>FR0004110310</text:p>
          </table:table-cell>
          <table:table-cell office:value-type="string">
            <text:p>Esi Group</text:p>
          </table:table-cell>
        </table:table-row>
        <table:table-row table:style-name="ro1">
          <table:table-cell office:value-type="string">
            <text:p>SFPI</text:p>
          </table:table-cell>
          <table:table-cell office:value-type="string">
            <text:p>FR0004155000</text:p>
          </table:table-cell>
          <table:table-cell office:value-type="string">
            <text:p>Groupe Sfpi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FR0004156297</text:p>
          </table:table-cell>
          <table:table-cell office:value-type="string">
            <text:p>Linedata Services</text:p>
          </table:table-cell>
        </table:table-row>
        <table:table-row table:style-name="ro1">
          <table:table-cell office:value-type="string">
            <text:p>HEXA</text:p>
          </table:table-cell>
          <table:table-cell office:value-type="string">
            <text:p>FR0004159473</text:p>
          </table:table-cell>
          <table:table-cell office:value-type="string">
            <text:p>Hexaom</text:p>
          </table:table-cell>
        </table:table-row>
        <table:table-row table:style-name="ro1">
          <table:table-cell office:value-type="string">
            <text:p>GNFT</text:p>
          </table:table-cell>
          <table:table-cell office:value-type="string">
            <text:p>FR0004163111</text:p>
          </table:table-cell>
          <table:table-cell office:value-type="string">
            <text:p>Genfit</text:p>
          </table:table-cell>
        </table:table-row>
        <table:table-row table:style-name="ro1">
          <table:table-cell office:value-type="string">
            <text:p>LNA</text:p>
          </table:table-cell>
          <table:table-cell office:value-type="string">
            <text:p>FR0004170017</text:p>
          </table:table-cell>
          <table:table-cell office:value-type="string">
            <text:p>LNA SANTE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FR0004180537</text:p>
          </table:table-cell>
          <table:table-cell office:value-type="string">
            <text:p>Akka Technologies</text:p>
          </table:table-cell>
        </table:table-row>
        <table:table-row table:style-name="ro1">
          <table:table-cell office:value-type="string">
            <text:p>SWP</text:p>
          </table:table-cell>
          <table:table-cell office:value-type="string">
            <text:p>FR0004180578</text:p>
          </table:table-cell>
          <table:table-cell office:value-type="string">
            <text:p>Sword Group</text:p>
          </table:table-cell>
        </table:table-row>
        <table:table-row table:style-name="ro1">
          <table:table-cell office:value-type="string">
            <text:p>VETO</text:p>
          </table:table-cell>
          <table:table-cell office:value-type="string">
            <text:p>FR0004186856</text:p>
          </table:table-cell>
          <table:table-cell office:value-type="string">
            <text:p>Vetoquinol</text:p>
          </table:table-cell>
        </table:table-row>
        <table:table-row table:style-name="ro1">
          <table:table-cell office:value-type="string">
            <text:p>EXE</text:p>
          </table:table-cell>
          <table:table-cell office:value-type="string">
            <text:p>FR0004527638</text:p>
          </table:table-cell>
          <table:table-cell office:value-type="string">
            <text:p>Exel Industries A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FR0004529147</text:p>
          </table:table-cell>
          <table:table-cell office:value-type="string">
            <text:p>Tessi</text:p>
          </table:table-cell>
        </table:table-row>
        <table:table-row table:style-name="ro1">
          <table:table-cell office:value-type="string">
            <text:p>GBB</text:p>
          </table:table-cell>
          <table:table-cell office:value-type="string">
            <text:p>FR0004548873</text:p>
          </table:table-cell>
          <table:table-cell office:value-type="string">
            <text:p>Bourbon Corporation</text:p>
          </table:table-cell>
        </table:table-row>
        <table:table-row table:style-name="ro1">
          <table:table-cell office:value-type="string">
            <text:p>TNG</text:p>
          </table:table-cell>
          <table:table-cell office:value-type="string">
            <text:p>FR0005175080</text:p>
          </table:table-cell>
          <table:table-cell office:value-type="string">
            <text:p>Transgene</text:p>
          </table:table-cell>
        </table:table-row>
        <table:table-row table:style-name="ro1">
          <table:table-cell office:value-type="string">
            <text:p>LPE</text:p>
          </table:table-cell>
          <table:table-cell office:value-type="string">
            <text:p>FR0006864484</text:p>
          </table:table-cell>
          <table:table-cell office:value-type="string">
            <text:p>Laurent-Perrier</text:p>
          </table:table-cell>
        </table:table-row>
        <table:table-row table:style-name="ro1">
          <table:table-cell office:value-type="string">
            <text:p>ECASA</text:p>
          </table:table-cell>
          <table:table-cell office:value-type="string">
            <text:p>FR0010099515</text:p>
          </table:table-cell>
          <table:table-cell office:value-type="string">
            <text:p>Eca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SESL</text:p>
          </table:table-cell>
          <table:table-cell office:value-type="string">
            <text:p>FR0010282822</text:p>
          </table:table-cell>
          <table:table-cell office:value-type="string">
            <text:p>SES Imagotag</text:p>
          </table:table-cell>
        </table:table-row>
        <table:table-row table:style-name="ro1">
          <table:table-cell office:value-type="string">
            <text:p>VMX</text:p>
          </table:table-cell>
          <table:table-cell office:value-type="string">
            <text:p>FR0010291245</text:p>
          </table:table-cell>
          <table:table-cell office:value-type="string">
            <text:p>Verimatrix</text:p>
          </table:table-cell>
        </table:table-row>
        <table:table-row table:style-name="ro1">
          <table:table-cell office:value-type="string">
            <text:p>CGR</text:p>
          </table:table-cell>
          <table:table-cell office:value-type="string">
            <text:p>FR0010309096</text:p>
          </table:table-cell>
          <table:table-cell office:value-type="string">
            <text:p>Cegereal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FR0010331421</text:p>
          </table:table-cell>
          <table:table-cell office:value-type="string">
            <text:p>Innate Pharma</text:p>
          </table:table-cell>
        </table:table-row>
        <table:table-row table:style-name="ro1">
          <table:table-cell office:value-type="string">
            <text:p>INEA</text:p>
          </table:table-cell>
          <table:table-cell office:value-type="string">
            <text:p>FR0010341032</text:p>
          </table:table-cell>
          <table:table-cell office:value-type="string">
            <text:p>Fonciere Inea</text:p>
          </table:table-cell>
        </table:table-row>
        <table:table-row table:style-name="ro1">
          <table:table-cell office:value-type="string">
            <text:p>OLG</text:p>
          </table:table-cell>
          <table:table-cell office:value-type="string">
            <text:p>FR0010428771</text:p>
          </table:table-cell>
          <table:table-cell office:value-type="string">
            <text:p>Olympique Lyonnais (Groupe)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FR0010481960</text:p>
          </table:table-cell>
          <table:table-cell office:value-type="string">
            <text:p>Argan</text:p>
          </table:table-cell>
        </table:table-row>
        <table:table-row table:style-name="ro1">
          <table:table-cell office:value-type="string">
            <text:p>CRBP2</text:p>
          </table:table-cell>
          <table:table-cell office:value-type="string">
            <text:p>FR0010483768</text:p>
          </table:table-cell>
          <table:table-cell office:value-type="string">
            <text:p>CRCAM Brie Pic2CCI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FR0010557264</text:p>
          </table:table-cell>
          <table:table-cell office:value-type="string">
            <text:p>Ab Science</text:p>
          </table:table-cell>
        </table:table-row>
        <table:table-row table:style-name="ro1">
          <table:table-cell office:value-type="string">
            <text:p>FREY</text:p>
          </table:table-cell>
          <table:table-cell office:value-type="string">
            <text:p>FR0010588079</text:p>
          </table:table-cell>
          <table:table-cell office:value-type="string">
            <text:p>Frey</text:p>
          </table:table-cell>
        </table:table-row>
        <table:table-row table:style-name="ro1">
          <table:table-cell office:value-type="string">
            <text:p>IDL</text:p>
          </table:table-cell>
          <table:table-cell office:value-type="string">
            <text:p>FR0010929125</text:p>
          </table:table-cell>
          <table:table-cell office:value-type="string">
            <text:p>ID Logistics</text:p>
          </table:table-cell>
        </table:table-row>
        <table:table-row table:style-name="ro1">
          <table:table-cell office:value-type="string">
            <text:p>PAT</text:p>
          </table:table-cell>
          <table:table-cell office:value-type="string">
            <text:p>FR0011027135</text:p>
          </table:table-cell>
          <table:table-cell office:value-type="string">
            <text:p>Patrimoine et Commerce</text:p>
          </table:table-cell>
        </table:table-row>
        <table:table-row table:style-name="ro1">
          <table:table-cell office:value-type="string">
            <text:p>AXW</text:p>
          </table:table-cell>
          <table:table-cell office:value-type="string">
            <text:p>FR0011040500</text:p>
          </table:table-cell>
          <table:table-cell office:value-type="string">
            <text:p>Axway Software</text:p>
          </table:table-cell>
        </table:table-row>
        <table:table-row table:style-name="ro1">
          <table:table-cell office:value-type="string">
            <text:p>FTRN</text:p>
          </table:table-cell>
          <table:table-cell office:value-type="string">
            <text:p>FR0011284991</text:p>
          </table:table-cell>
          <table:table-cell office:value-type="string">
            <text:p>Futuren</text:p>
          </table:table-cell>
        </table:table-row>
        <table:table-row table:style-name="ro1">
          <table:table-cell office:value-type="string">
            <text:p>NANO</text:p>
          </table:table-cell>
          <table:table-cell office:value-type="string">
            <text:p>FR0011341205</text:p>
          </table:table-cell>
          <table:table-cell office:value-type="string">
            <text:p>Nanobiotix</text:p>
          </table:table-cell>
        </table:table-row>
        <table:table-row table:style-name="ro1">
          <table:table-cell office:value-type="string">
            <text:p>ERYP</text:p>
          </table:table-cell>
          <table:table-cell office:value-type="string">
            <text:p>FR0011471135</text:p>
          </table:table-cell>
          <table:table-cell office:value-type="string">
            <text:p>Erytech Pharma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FR0011592104</text:p>
          </table:table-cell>
          <table:table-cell office:value-type="string">
            <text:p>Blue Solutions</text:p>
          </table:table-cell>
        </table:table-row>
        <table:table-row table:style-name="ro1">
          <table:table-cell office:value-type="string">
            <text:p>FGA</text:p>
          </table:table-cell>
          <table:table-cell office:value-type="string">
            <text:p>FR0011665280</text:p>
          </table:table-cell>
          <table:table-cell office:value-type="string">
            <text:p>Figeac Aero</text:p>
          </table:table-cell>
        </table:table-row>
        <table:table-row table:style-name="ro1">
          <table:table-cell office:value-type="string">
            <text:p>ATEME</text:p>
          </table:table-cell>
          <table:table-cell office:value-type="string">
            <text:p>FR0011992700</text:p>
          </table:table-cell>
          <table:table-cell office:value-type="string">
            <text:p>Ateme</text:p>
          </table:table-cell>
        </table:table-row>
        <table:table-row table:style-name="ro1">
          <table:table-cell office:value-type="string">
            <text:p>VLTSA</text:p>
          </table:table-cell>
          <table:table-cell office:value-type="string">
            <text:p>FR0011995588</text:p>
          </table:table-cell>
          <table:table-cell office:value-type="string">
            <text:p>Voltalia</text:p>
          </table:table-cell>
        </table:table-row>
        <table:table-row table:style-name="ro1">
          <table:table-cell office:value-type="string">
            <text:p>POXEL</text:p>
          </table:table-cell>
          <table:table-cell office:value-type="string">
            <text:p>FR0012432516</text:p>
          </table:table-cell>
          <table:table-cell office:value-type="string">
            <text:p>Poxel</text:p>
          </table:table-cell>
        </table:table-row>
        <table:table-row table:style-name="ro1">
          <table:table-cell office:value-type="string">
            <text:p>PARP</text:p>
          </table:table-cell>
          <table:table-cell office:value-type="string">
            <text:p>FR0012612646</text:p>
          </table:table-cell>
          <table:table-cell office:value-type="string">
            <text:p>Groupe Partouche</text:p>
          </table:table-cell>
        </table:table-row>
        <table:table-row table:style-name="ro1">
          <table:table-cell office:value-type="string">
            <text:p>PWG</text:p>
          </table:table-cell>
          <table:table-cell office:value-type="string">
            <text:p>FR0012613610</text:p>
          </table:table-cell>
          <table:table-cell office:value-type="string">
            <text:p>Prodways Group</text:p>
          </table:table-cell>
        </table:table-row>
        <table:table-row table:style-name="ro1">
          <table:table-cell office:value-type="string">
            <text:p>NEXTS</text:p>
          </table:table-cell>
          <table:table-cell office:value-type="string">
            <text:p>FR0012789386</text:p>
          </table:table-cell>
          <table:table-cell office:value-type="string">
            <text:p>Nextstage</text:p>
          </table:table-cell>
        </table:table-row>
        <table:table-row table:style-name="ro1">
          <table:table-cell office:value-type="string">
            <text:p>AMPLI</text:p>
          </table:table-cell>
          <table:table-cell office:value-type="string">
            <text:p>FR0012789667</text:p>
          </table:table-cell>
          <table:table-cell office:value-type="string">
            <text:p>Amplitude Surgical</text:p>
          </table:table-cell>
        </table:table-row>
        <table:table-row table:style-name="ro1">
          <table:table-cell office:value-type="string">
            <text:p>JBOG</text:p>
          </table:table-cell>
          <table:table-cell office:value-type="string">
            <text:p>FR0012872141</text:p>
          </table:table-cell>
          <table:table-cell office:value-type="string">
            <text:p>Jacques Bogart</text:p>
          </table:table-cell>
        </table:table-row>
        <table:table-row table:style-name="ro1">
          <table:table-cell office:value-type="string">
            <text:p>PHA</text:p>
          </table:table-cell>
          <table:table-cell office:value-type="string">
            <text:p>FR0012882389</text:p>
          </table:table-cell>
          <table:table-cell office:value-type="string">
            <text:p>Pharmagest Inter.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string">
            <text:p>FR0012938884</text:p>
          </table:table-cell>
          <table:table-cell office:value-type="string">
            <text:p>Solocal Group</text:p>
          </table:table-cell>
        </table:table-row>
        <table:table-row table:style-name="ro1">
          <table:table-cell office:value-type="string">
            <text:p>SRP</text:p>
          </table:table-cell>
          <table:table-cell office:value-type="string">
            <text:p>FR0013006558</text:p>
          </table:table-cell>
          <table:table-cell office:value-type="string">
            <text:p>Showroomprive</text:p>
          </table:table-cell>
        </table:table-row>
        <table:table-row table:style-name="ro1">
          <table:table-cell office:value-type="string">
            <text:p>NAVYA</text:p>
          </table:table-cell>
          <table:table-cell office:value-type="string">
            <text:p>FR0013018041</text:p>
          </table:table-cell>
          <table:table-cell office:value-type="string">
            <text:p>Navya</text:p>
          </table:table-cell>
        </table:table-row>
        <table:table-row table:style-name="ro1">
          <table:table-cell office:value-type="string">
            <text:p>COX</text:p>
          </table:table-cell>
          <table:table-cell office:value-type="string">
            <text:p>FR0013018124</text:p>
          </table:table-cell>
          <table:table-cell office:value-type="string">
            <text:p>Nicox</text:p>
          </table:table-cell>
        </table:table-row>
        <table:table-row table:style-name="ro1">
          <table:table-cell office:value-type="string">
            <text:p>ABEO</text:p>
          </table:table-cell>
          <table:table-cell office:value-type="string">
            <text:p>FR0013185857</text:p>
          </table:table-cell>
          <table:table-cell office:value-type="string">
            <text:p>Abeo</text:p>
          </table:table-cell>
        </table:table-row>
        <table:table-row table:style-name="ro1">
          <table:table-cell office:value-type="string">
            <text:p>MDW</text:p>
          </table:table-cell>
          <table:table-cell office:value-type="string">
            <text:p>FR0013247137</text:p>
          </table:table-cell>
          <table:table-cell office:value-type="string">
            <text:p>Mediawan</text:p>
          </table:table-cell>
        </table:table-row>
        <table:table-row table:style-name="ro1">
          <table:table-cell office:value-type="string">
            <text:p>PVL</text:p>
          </table:table-cell>
          <table:table-cell office:value-type="string">
            <text:p>FR0013252186</text:p>
          </table:table-cell>
          <table:table-cell office:value-type="string">
            <text:p>Plast. Val de Loire</text:p>
          </table:table-cell>
        </table:table-row>
        <table:table-row table:style-name="ro1">
          <table:table-cell office:value-type="string">
            <text:p>BALYO</text:p>
          </table:table-cell>
          <table:table-cell office:value-type="string">
            <text:p>FR0013258399</text:p>
          </table:table-cell>
          <table:table-cell office:value-type="string">
            <text:p>Balyo</text:p>
          </table:table-cell>
        </table:table-row>
        <table:table-row table:style-name="ro1">
          <table:table-cell office:value-type="string">
            <text:p>DLTA</text:p>
          </table:table-cell>
          <table:table-cell office:value-type="string">
            <text:p>FR0013283108</text:p>
          </table:table-cell>
          <table:table-cell office:value-type="string">
            <text:p>Delta Plus Group</text:p>
          </table:table-cell>
        </table:table-row>
        <table:table-row table:style-name="ro1">
          <table:table-cell office:value-type="string">
            <text:p>TFF</text:p>
          </table:table-cell>
          <table:table-cell office:value-type="string">
            <text:p>FR0013295789</text:p>
          </table:table-cell>
          <table:table-cell office:value-type="string">
            <text:p>TFF Group</text:p>
          </table:table-cell>
        </table:table-row>
        <table:table-row table:style-name="ro1">
          <table:table-cell office:value-type="string">
            <text:p>THEP</text:p>
          </table:table-cell>
          <table:table-cell office:value-type="string">
            <text:p>FR0013333432</text:p>
          </table:table-cell>
          <table:table-cell office:value-type="string">
            <text:p>Thermador Groupe</text:p>
          </table:table-cell>
        </table:table-row>
        <table:table-row table:style-name="ro1">
          <table:table-cell office:value-type="string">
            <text:p>RBO</text:p>
          </table:table-cell>
          <table:table-cell office:value-type="string">
            <text:p>FR0013344173</text:p>
          </table:table-cell>
          <table:table-cell office:value-type="string">
            <text:p>Roche Bobois</text:p>
          </table:table-cell>
        </table:table-row>
        <table:table-row table:style-name="ro1">
          <table:table-cell office:value-type="string">
            <text:p>WAVE</text:p>
          </table:table-cell>
          <table:table-cell office:value-type="string">
            <text:p>FR0013357621</text:p>
          </table:table-cell>
          <table:table-cell office:value-type="string">
            <text:p>Wavestone</text:p>
          </table:table-cell>
        </table:table-row>
        <table:table-row table:style-name="ro1">
          <table:table-cell office:value-type="string">
            <text:p>CLA</text:p>
          </table:table-cell>
          <table:table-cell office:value-type="string">
            <text:p>FR0013426004</text:p>
          </table:table-cell>
          <table:table-cell office:value-type="string">
            <text:p>Claranova</text:p>
          </table:table-cell>
        </table:table-row>
        <table:table-row table:style-name="ro1">
          <table:table-cell office:value-type="string">
            <text:p>NACON</text:p>
          </table:table-cell>
          <table:table-cell office:value-type="string">
            <text:p>FR0013482791</text:p>
          </table:table-cell>
          <table:table-cell office:value-type="string">
            <text:p>Nacon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GA0000121459</text:p>
          </table:table-cell>
          <table:table-cell office:value-type="string">
            <text:p>Total Gabon</text:p>
          </table:table-cell>
        </table:table-row>
        <table:table-row table:style-name="ro1">
          <table:table-cell office:value-type="string">
            <text:p>STAGR</text:p>
          </table:table-cell>
          <table:table-cell office:value-type="string">
            <text:p>GB00BZ21RF93</text:p>
          </table:table-cell>
          <table:table-cell office:value-type="string">
            <text:p>Stallergenes Greer</text:p>
          </table:table-cell>
        </table:table-row>
        <table:table-row table:style-name="ro1">
          <table:table-cell office:value-type="string">
            <text:p>BAIN</text:p>
          </table:table-cell>
          <table:table-cell office:value-type="string">
            <text:p>MC0000031187</text:p>
          </table:table-cell>
          <table:table-cell office:value-type="string">
            <text:p>Bains Mer Monaco</text:p>
          </table:table-cell>
        </table:table-row>
        <table:table-row table:style-name="ro1">
          <table:table-cell office:value-type="string">
            <text:p>CSTM</text:p>
          </table:table-cell>
          <table:table-cell office:value-type="string">
            <text:p>NL0010489522</text:p>
          </table:table-cell>
          <table:table-cell office:value-type="string">
            <text:p>Constellium</text:p>
          </table:table-cell>
        </table:table-row>
        <table:table-row table:style-name="ro1">
          <table:table-cell office:value-type="string">
            <text:p>ALDV</text:p>
          </table:table-cell>
          <table:table-cell office:value-type="string">
            <text:p>BE0974269012</text:p>
          </table:table-cell>
          <table:table-cell office:value-type="string">
            <text:p>ADC SIIC</text:p>
          </table:table-cell>
        </table:table-row>
        <table:table-row table:style-name="ro1">
          <table:table-cell office:value-type="string">
            <text:p>BOTHE</text:p>
          </table:table-cell>
          <table:table-cell office:value-type="string">
            <text:p>BE0974280126</text:p>
          </table:table-cell>
          <table:table-cell office:value-type="string">
            <text:p>Bone Therapeutics</text:p>
          </table:table-cell>
        </table:table-row>
        <table:table-row table:style-name="ro1">
          <table:table-cell office:value-type="string">
            <text:p>ASIT</text:p>
          </table:table-cell>
          <table:table-cell office:value-type="string">
            <text:p>BE0974289218</text:p>
          </table:table-cell>
          <table:table-cell office:value-type="string">
            <text:p>Asit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BMG9887P1068</text:p>
          </table:table-cell>
          <table:table-cell office:value-type="string">
            <text:p>ZCI Limited</text:p>
          </table:table-cell>
        </table:table-row>
        <table:table-row table:style-name="ro1">
          <table:table-cell office:value-type="string">
            <text:p>TVRB</text:p>
          </table:table-cell>
          <table:table-cell office:value-type="string">
            <text:p>CH0008175645</text:p>
          </table:table-cell>
          <table:table-cell office:value-type="string">
            <text:p>Televerbier</text:p>
          </table:table-cell>
        </table:table-row>
        <table:table-row table:style-name="ro1">
          <table:table-cell office:value-type="string">
            <text:p>GNRO</text:p>
          </table:table-cell>
          <table:table-cell office:value-type="string">
            <text:p>CH0308403085</text:p>
          </table:table-cell>
          <table:table-cell office:value-type="string">
            <text:p>GeNeuro</text:p>
          </table:table-cell>
        </table:table-row>
        <table:table-row table:style-name="ro1">
          <table:table-cell office:value-type="string">
            <text:p>FORE</text:p>
          </table:table-cell>
          <table:table-cell office:value-type="string">
            <text:p>CI0000053161</text:p>
          </table:table-cell>
          <table:table-cell office:value-type="string">
            <text:p>Forestiere Equatoriale</text:p>
          </table:table-cell>
        </table:table-row>
        <table:table-row table:style-name="ro1">
          <table:table-cell office:value-type="string">
            <text:p>FAYE</text:p>
          </table:table-cell>
          <table:table-cell office:value-type="string">
            <text:p>FR0000031973</text:p>
          </table:table-cell>
          <table:table-cell office:value-type="string">
            <text:p>Fayenc.Sarreguemi.</text:p>
          </table:table-cell>
        </table:table-row>
        <table:table-row table:style-name="ro1">
          <table:table-cell office:value-type="string">
            <text:p>TOUP</text:p>
          </table:table-cell>
          <table:table-cell office:value-type="string">
            <text:p>FR0000033003</text:p>
          </table:table-cell>
          <table:table-cell office:value-type="string">
            <text:p>Touax</text:p>
          </table:table-cell>
        </table:table-row>
        <table:table-row table:style-name="ro1">
          <table:table-cell office:value-type="string">
            <text:p>EEM</text:p>
          </table:table-cell>
          <table:table-cell office:value-type="string">
            <text:p>FR0000035719</text:p>
          </table:table-cell>
          <table:table-cell office:value-type="string">
            <text:p>Elect. Madagascar</text:p>
          </table:table-cell>
        </table:table-row>
        <table:table-row table:style-name="ro1">
          <table:table-cell office:value-type="string">
            <text:p>DIG</text:p>
          </table:table-cell>
          <table:table-cell office:value-type="string">
            <text:p>FR0000035784</text:p>
          </table:table-cell>
          <table:table-cell office:value-type="string">
            <text:p>Digigram</text:p>
          </table:table-cell>
        </table:table-row>
        <table:table-row table:style-name="ro1">
          <table:table-cell office:value-type="string">
            <text:p>IMHO</text:p>
          </table:table-cell>
          <table:table-cell office:value-type="string">
            <text:p>FR0000036980</text:p>
          </table:table-cell>
          <table:table-cell office:value-type="string">
            <text:p>IMMOB.HOTELIERE</text:p>
          </table:table-cell>
        </table:table-row>
        <table:table-row table:style-name="ro1">
          <table:table-cell office:value-type="string">
            <text:p>CFI</text:p>
          </table:table-cell>
          <table:table-cell office:value-type="string">
            <text:p>FR0000037475</text:p>
          </table:table-cell>
          <table:table-cell office:value-type="string">
            <text:p>CFI</text:p>
          </table:table-cell>
        </table:table-row>
        <table:table-row table:style-name="ro1">
          <table:table-cell office:value-type="string">
            <text:p>GREV</text:p>
          </table:table-cell>
          <table:table-cell office:value-type="string">
            <text:p>FR0000037970</text:p>
          </table:table-cell>
          <table:table-cell office:value-type="string">
            <text:p>Musee Grevin</text:p>
          </table:table-cell>
        </table:table-row>
        <table:table-row table:style-name="ro1">
          <table:table-cell office:value-type="string">
            <text:p>FIPP</text:p>
          </table:table-cell>
          <table:table-cell office:value-type="string">
            <text:p>FR0000038184</text:p>
          </table:table-cell>
          <table:table-cell office:value-type="string">
            <text:p>Fipp</text:p>
          </table:table-cell>
        </table:table-row>
        <table:table-row table:style-name="ro1">
          <table:table-cell office:value-type="string">
            <text:p>LBIRD</text:p>
          </table:table-cell>
          <table:table-cell office:value-type="string">
            <text:p>FR0000038242</text:p>
          </table:table-cell>
          <table:table-cell office:value-type="string">
            <text:p>Lumibird</text:p>
          </table:table-cell>
        </table:table-row>
        <table:table-row table:style-name="ro1">
          <table:table-cell office:value-type="string">
            <text:p>PSAT</text:p>
          </table:table-cell>
          <table:table-cell office:value-type="string">
            <text:p>FR0000038465</text:p>
          </table:table-cell>
          <table:table-cell office:value-type="string">
            <text:p>Passat</text:p>
          </table:table-cell>
        </table:table-row>
        <table:table-row table:style-name="ro1">
          <table:table-cell office:value-type="string">
            <text:p>HF</text:p>
          </table:table-cell>
          <table:table-cell office:value-type="string">
            <text:p>FR0000038531</text:p>
          </table:table-cell>
          <table:table-cell office:value-type="string">
            <text:p>Hf</text:p>
          </table:table-cell>
        </table:table-row>
        <table:table-row table:style-name="ro1">
          <table:table-cell office:value-type="string">
            <text:p>SFBS</text:p>
          </table:table-cell>
          <table:table-cell office:value-type="string">
            <text:p>FR0000038804</text:p>
          </table:table-cell>
          <table:table-cell office:value-type="string">
            <text:p>Sofibus</text:p>
          </table:table-cell>
        </table:table-row>
        <table:table-row table:style-name="ro1">
          <table:table-cell office:value-type="string">
            <text:p>AURE</text:p>
          </table:table-cell>
          <table:table-cell office:value-type="string">
            <text:p>FR0000039232</text:p>
          </table:table-cell>
          <table:table-cell office:value-type="string">
            <text:p>Aurea</text:p>
          </table:table-cell>
        </table:table-row>
        <table:table-row table:style-name="ro1">
          <table:table-cell office:value-type="string">
            <text:p>TOU</text:p>
          </table:table-cell>
          <table:table-cell office:value-type="string">
            <text:p>FR0000039240</text:p>
          </table:table-cell>
          <table:table-cell office:value-type="string">
            <text:p>Toupargel Groupe</text:p>
          </table:table-cell>
        </table:table-row>
        <table:table-row table:style-name="ro1">
          <table:table-cell office:value-type="string">
            <text:p>LFVE</text:p>
          </table:table-cell>
          <table:table-cell office:value-type="string">
            <text:p>FR0000039638</text:p>
          </table:table-cell>
          <table:table-cell office:value-type="string">
            <text:p>La Fonciere Verte</text:p>
          </table:table-cell>
        </table:table-row>
        <table:table-row table:style-name="ro1">
          <table:table-cell office:value-type="string">
            <text:p>CRAP</text:p>
          </table:table-cell>
          <table:table-cell office:value-type="string">
            <text:p>FR0000044323</text:p>
          </table:table-cell>
          <table:table-cell office:value-type="string">
            <text:p>Crcam Alp.Prov.Cci</text:p>
          </table:table-cell>
        </table:table-row>
        <table:table-row table:style-name="ro1">
          <table:table-cell office:value-type="string">
            <text:p>CCN</text:p>
          </table:table-cell>
          <table:table-cell office:value-type="string">
            <text:p>FR0000044364</text:p>
          </table:table-cell>
          <table:table-cell office:value-type="string">
            <text:p>Crcam Norm.Seine</text:p>
          </table:table-cell>
        </table:table-row>
        <table:table-row table:style-name="ro1">
          <table:table-cell office:value-type="string">
            <text:p>AFO</text:p>
          </table:table-cell>
          <table:table-cell office:value-type="string">
            <text:p>FR0000044612</text:p>
          </table:table-cell>
          <table:table-cell office:value-type="string">
            <text:p>Afone</text:p>
          </table:table-cell>
        </table:table-row>
        <table:table-row table:style-name="ro1">
          <table:table-cell office:value-type="string">
            <text:p>CRLO</text:p>
          </table:table-cell>
          <table:table-cell office:value-type="string">
            <text:p>FR0000045239</text:p>
          </table:table-cell>
          <table:table-cell office:value-type="string">
            <text:p>Crcam Loire Hte L.</text:p>
          </table:table-cell>
        </table:table-row>
        <table:table-row table:style-name="ro1">
          <table:table-cell office:value-type="string">
            <text:p>CRTO</text:p>
          </table:table-cell>
          <table:table-cell office:value-type="string">
            <text:p>FR0000045304</text:p>
          </table:table-cell>
          <table:table-cell office:value-type="string">
            <text:p>Crcam Touraine Cci</text:p>
          </table:table-cell>
        </table:table-row>
        <table:table-row table:style-name="ro1">
          <table:table-cell office:value-type="string">
            <text:p>CRSU</text:p>
          </table:table-cell>
          <table:table-cell office:value-type="string">
            <text:p>FR0000045346</text:p>
          </table:table-cell>
          <table:table-cell office:value-type="string">
            <text:p>Crcam Sud R.A.Cci</text:p>
          </table:table-cell>
        </table:table-row>
        <table:table-row table:style-name="ro1">
          <table:table-cell office:value-type="string">
            <text:p>CMO</text:p>
          </table:table-cell>
          <table:table-cell office:value-type="string">
            <text:p>FR0000045551</text:p>
          </table:table-cell>
          <table:table-cell office:value-type="string">
            <text:p>Crcam Morbihan Cci</text:p>
          </table:table-cell>
        </table:table-row>
        <table:table-row table:style-name="ro1">
          <table:table-cell office:value-type="string">
            <text:p>CROS</text:p>
          </table:table-cell>
          <table:table-cell office:value-type="string">
            <text:p>FR0000050395</text:p>
          </table:table-cell>
          <table:table-cell office:value-type="string">
            <text:p>Crosswood</text:p>
          </table:table-cell>
        </table:table-row>
        <table:table-row table:style-name="ro1">
          <table:table-cell office:value-type="string">
            <text:p>DEDAL</text:p>
          </table:table-cell>
          <table:table-cell office:value-type="string">
            <text:p>FR0000052623</text:p>
          </table:table-cell>
          <table:table-cell office:value-type="string">
            <text:p>Dedalus France</text:p>
          </table:table-cell>
        </table:table-row>
        <table:table-row table:style-name="ro1">
          <table:table-cell office:value-type="string">
            <text:p>DOMS</text:p>
          </table:table-cell>
          <table:table-cell office:value-type="string">
            <text:p>FR0000052839</text:p>
          </table:table-cell>
          <table:table-cell office:value-type="string">
            <text:p>DOM Security</text:p>
          </table:table-cell>
        </table:table-row>
        <table:table-row table:style-name="ro1">
          <table:table-cell office:value-type="string">
            <text:p>GEA</text:p>
          </table:table-cell>
          <table:table-cell office:value-type="string">
            <text:p>FR0000053035</text:p>
          </table:table-cell>
          <table:table-cell office:value-type="string">
            <text:p>Gea Grenobl.Elect.</text:p>
          </table:table-cell>
        </table:table-row>
        <table:table-row table:style-name="ro1">
          <table:table-cell office:value-type="string">
            <text:p>ADVI</text:p>
          </table:table-cell>
          <table:table-cell office:value-type="string">
            <text:p>FR0000053043</text:p>
          </table:table-cell>
          <table:table-cell office:value-type="string">
            <text:p>Advini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FR0000053944</text:p>
          </table:table-cell>
          <table:table-cell office:value-type="string">
            <text:p>Fonciere Volta</text:p>
          </table:table-cell>
        </table:table-row>
        <table:table-row table:style-name="ro1">
          <table:table-cell office:value-type="string">
            <text:p>DPT</text:p>
          </table:table-cell>
          <table:table-cell office:value-type="string">
            <text:p>FR0000054199</text:p>
          </table:table-cell>
          <table:table-cell office:value-type="string">
            <text:p>St Dupont</text:p>
          </table:table-cell>
        </table:table-row>
        <table:table-row table:style-name="ro1">
          <table:table-cell office:value-type="string">
            <text:p>HCO</text:p>
          </table:table-cell>
          <table:table-cell office:value-type="string">
            <text:p>FR0000054231</text:p>
          </table:table-cell>
          <table:table-cell office:value-type="string">
            <text:p>High Co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FR0000054322</text:p>
          </table:table-cell>
          <table:table-cell office:value-type="string">
            <text:p>Cibox Inter A Ctiv</text:p>
          </table:table-cell>
        </table:table-row>
        <table:table-row table:style-name="ro1">
          <table:table-cell office:value-type="string">
            <text:p>SABE</text:p>
          </table:table-cell>
          <table:table-cell office:value-type="string">
            <text:p>FR0000060121</text:p>
          </table:table-cell>
          <table:table-cell office:value-type="string">
            <text:p>Saint Jean Groupe</text:p>
          </table:table-cell>
        </table:table-row>
        <table:table-row table:style-name="ro1">
          <table:table-cell office:value-type="string">
            <text:p>MRM</text:p>
          </table:table-cell>
          <table:table-cell office:value-type="string">
            <text:p>FR0000060196</text:p>
          </table:table-cell>
          <table:table-cell office:value-type="string">
            <text:p>M.R.M</text:p>
          </table:table-cell>
        </table:table-row>
        <table:table-row table:style-name="ro1">
          <table:table-cell office:value-type="string">
            <text:p>STAL</text:p>
          </table:table-cell>
          <table:table-cell office:value-type="string">
            <text:p>FR0000060451</text:p>
          </table:table-cell>
          <table:table-cell office:value-type="string">
            <text:p>Installux</text:p>
          </table:table-cell>
        </table:table-row>
        <table:table-row table:style-name="ro1">
          <table:table-cell office:value-type="string">
            <text:p>GIRO</text:p>
          </table:table-cell>
          <table:table-cell office:value-type="string">
            <text:p>FR0000060790</text:p>
          </table:table-cell>
          <table:table-cell office:value-type="string">
            <text:p>Signaux Girod</text:p>
          </table:table-cell>
        </table:table-row>
        <table:table-row table:style-name="ro1">
          <table:table-cell office:value-type="string">
            <text:p>FINM</text:p>
          </table:table-cell>
          <table:table-cell office:value-type="string">
            <text:p>FR0000060824</text:p>
          </table:table-cell>
          <table:table-cell office:value-type="string">
            <text:p>Financiere Marjos</text:p>
          </table:table-cell>
        </table:table-row>
        <table:table-row table:style-name="ro1">
          <table:table-cell office:value-type="string">
            <text:p>PREC</text:p>
          </table:table-cell>
          <table:table-cell office:value-type="string">
            <text:p>FR0000060832</text:p>
          </table:table-cell>
          <table:table-cell office:value-type="string">
            <text:p>Precia</text:p>
          </table:table-cell>
        </table:table-row>
        <table:table-row table:style-name="ro1">
          <table:table-cell office:value-type="string">
            <text:p>CHSR</text:p>
          </table:table-cell>
          <table:table-cell office:value-type="string">
            <text:p>FR0000060907</text:p>
          </table:table-cell>
          <table:table-cell office:value-type="string">
            <text:p>Chausseria</text:p>
          </table:table-cell>
        </table:table-row>
        <table:table-row table:style-name="ro1">
          <table:table-cell office:value-type="string">
            <text:p>TVLY</text:p>
          </table:table-cell>
          <table:table-cell office:value-type="string">
            <text:p>FR0000060949</text:p>
          </table:table-cell>
          <table:table-cell office:value-type="string">
            <text:p>Tivoly</text:p>
          </table:table-cell>
        </table:table-row>
        <table:table-row table:style-name="ro1">
          <table:table-cell office:value-type="string">
            <text:p>SACI</text:p>
          </table:table-cell>
          <table:table-cell office:value-type="string">
            <text:p>FR0000061418</text:p>
          </table:table-cell>
          <table:table-cell office:value-type="string">
            <text:p>Fiducial Office Solutions</text:p>
          </table:table-cell>
        </table:table-row>
        <table:table-row table:style-name="ro1">
          <table:table-cell office:value-type="string">
            <text:p>EFI</text:p>
          </table:table-cell>
          <table:table-cell office:value-type="string">
            <text:p>FR0000061475</text:p>
          </table:table-cell>
          <table:table-cell office:value-type="string">
            <text:p>Eurasia Fonciere Inv.</text:p>
          </table:table-cell>
        </table:table-row>
        <table:table-row table:style-name="ro1">
          <table:table-cell office:value-type="string">
            <text:p>AUGR</text:p>
          </table:table-cell>
          <table:table-cell office:value-type="string">
            <text:p>FR0000061780</text:p>
          </table:table-cell>
          <table:table-cell office:value-type="string">
            <text:p>Augros Cosmetics</text:p>
          </table:table-cell>
        </table:table-row>
        <table:table-row table:style-name="ro1">
          <table:table-cell office:value-type="string">
            <text:p>BLEE</text:p>
          </table:table-cell>
          <table:table-cell office:value-type="string">
            <text:p>FR0000062150</text:p>
          </table:table-cell>
          <table:table-cell office:value-type="string">
            <text:p>Bleecker</text:p>
          </table:table-cell>
        </table:table-row>
        <table:table-row table:style-name="ro1">
          <table:table-cell office:value-type="string">
            <text:p>BERR</text:p>
          </table:table-cell>
          <table:table-cell office:value-type="string">
            <text:p>FR0000062341</text:p>
          </table:table-cell>
          <table:table-cell office:value-type="string">
            <text:p>Fin.Etang Berre</text:p>
          </table:table-cell>
        </table:table-row>
        <table:table-row table:style-name="ro1">
          <table:table-cell office:value-type="string">
            <text:p>VRNL</text:p>
          </table:table-cell>
          <table:table-cell office:value-type="string">
            <text:p>FR0000062465</text:p>
          </table:table-cell>
          <table:table-cell office:value-type="string">
            <text:p>Verneuil Particip.</text:p>
          </table:table-cell>
        </table:table-row>
        <table:table-row table:style-name="ro1">
          <table:table-cell office:value-type="string">
            <text:p>EBPF</text:p>
          </table:table-cell>
          <table:table-cell office:value-type="string">
            <text:p>FR0000062507</text:p>
          </table:table-cell>
          <table:table-cell office:value-type="string">
            <text:p>Fin.Etang Berre Pf</text:p>
          </table:table-cell>
        </table:table-row>
        <table:table-row table:style-name="ro1">
          <table:table-cell office:value-type="string">
            <text:p>BUI</text:p>
          </table:table-cell>
          <table:table-cell office:value-type="string">
            <text:p>FR0000062788</text:p>
          </table:table-cell>
          <table:table-cell office:value-type="string">
            <text:p>Barbara Bui</text:p>
          </table:table-cell>
        </table:table-row>
        <table:table-row table:style-name="ro1">
          <table:table-cell office:value-type="string">
            <text:p>ALM</text:p>
          </table:table-cell>
          <table:table-cell office:value-type="string">
            <text:p>FR0000062804</text:p>
          </table:table-cell>
          <table:table-cell office:value-type="string">
            <text:p>Alpha Mos</text:p>
          </table:table-cell>
        </table:table-row>
        <table:table-row table:style-name="ro1">
          <table:table-cell office:value-type="string">
            <text:p>ALP</text:p>
          </table:table-cell>
          <table:table-cell office:value-type="string">
            <text:p>FR0000062978</text:p>
          </table:table-cell>
          <table:table-cell office:value-type="string">
            <text:p>Adl Partner</text:p>
          </table:table-cell>
        </table:table-row>
        <table:table-row table:style-name="ro1">
          <table:table-cell office:value-type="string">
            <text:p>FAUV</text:p>
          </table:table-cell>
          <table:table-cell office:value-type="string">
            <text:p>FR0000063034</text:p>
          </table:table-cell>
          <table:table-cell office:value-type="string">
            <text:p>Fauvet Girel</text:p>
          </table:table-cell>
        </table:table-row>
        <table:table-row table:style-name="ro1">
          <table:table-cell office:value-type="string">
            <text:p>TAYN</text:p>
          </table:table-cell>
          <table:table-cell office:value-type="string">
            <text:p>FR0000063307</text:p>
          </table:table-cell>
          <table:table-cell office:value-type="string">
            <text:p>Tayninh</text:p>
          </table:table-cell>
        </table:table-row>
        <table:table-row table:style-name="ro1">
          <table:table-cell office:value-type="string">
            <text:p>CARP</text:p>
          </table:table-cell>
          <table:table-cell office:value-type="string">
            <text:p>FR0000064156</text:p>
          </table:table-cell>
          <table:table-cell office:value-type="string">
            <text:p>Carpinienne Part.</text:p>
          </table:table-cell>
        </table:table-row>
        <table:table-row table:style-name="ro1">
          <table:table-cell office:value-type="string">
            <text:p>EXAC</text:p>
          </table:table-cell>
          <table:table-cell office:value-type="string">
            <text:p>FR0000064164</text:p>
          </table:table-cell>
          <table:table-cell office:value-type="string">
            <text:p>Exacompta Clairef.</text:p>
          </table:table-cell>
        </table:table-row>
        <table:table-row table:style-name="ro1">
          <table:table-cell office:value-type="string">
            <text:p>GDMS</text:p>
          </table:table-cell>
          <table:table-cell office:value-type="string">
            <text:p>FR0000064180</text:p>
          </table:table-cell>
          <table:table-cell office:value-type="string">
            <text:p>Gds Moulins Stras.</text:p>
          </table:table-cell>
        </table:table-row>
        <table:table-row table:style-name="ro1">
          <table:table-cell office:value-type="string">
            <text:p>INN</text:p>
          </table:table-cell>
          <table:table-cell office:value-type="string">
            <text:p>FR0000064297</text:p>
          </table:table-cell>
          <table:table-cell office:value-type="string">
            <text:p>Innelec Multimedia</text:p>
          </table:table-cell>
        </table:table-row>
        <table:table-row table:style-name="ro1">
          <table:table-cell office:value-type="string">
            <text:p>FATL</text:p>
          </table:table-cell>
          <table:table-cell office:value-type="string">
            <text:p>FR0000064362</text:p>
          </table:table-cell>
          <table:table-cell office:value-type="string">
            <text:p>Fonciere Altand</text:p>
          </table:table-cell>
        </table:table-row>
        <table:table-row table:style-name="ro1">
          <table:table-cell office:value-type="string">
            <text:p>TONN</text:p>
          </table:table-cell>
          <table:table-cell office:value-type="string">
            <text:p>FR0000064388</text:p>
          </table:table-cell>
          <table:table-cell office:value-type="string">
            <text:p>Tonna Electronique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string">
            <text:p>FR0000064404</text:p>
          </table:table-cell>
          <table:table-cell office:value-type="string">
            <text:p>Media 6</text:p>
          </table:table-cell>
        </table:table-row>
        <table:table-row table:style-name="ro1">
          <table:table-cell office:value-type="string">
            <text:p>CTRG</text:p>
          </table:table-cell>
          <table:table-cell office:value-type="string">
            <text:p>FR0000064446</text:p>
          </table:table-cell>
          <table:table-cell office:value-type="string">
            <text:p>CIS (Catering Intl Sces)</text:p>
          </table:table-cell>
        </table:table-row>
        <table:table-row table:style-name="ro1">
          <table:table-cell office:value-type="string">
            <text:p>ACAN</text:p>
          </table:table-cell>
          <table:table-cell office:value-type="string">
            <text:p>FR0000064602</text:p>
          </table:table-cell>
          <table:table-cell office:value-type="string">
            <text:p>Acanthe Dev.</text:p>
          </table:table-cell>
        </table:table-row>
        <table:table-row table:style-name="ro1">
          <table:table-cell office:value-type="string">
            <text:p>ITXT</text:p>
          </table:table-cell>
          <table:table-cell office:value-type="string">
            <text:p>FR0000064958</text:p>
          </table:table-cell>
          <table:table-cell office:value-type="string">
            <text:p>Intexa</text:p>
          </table:table-cell>
        </table:table-row>
        <table:table-row table:style-name="ro1">
          <table:table-cell office:value-type="string">
            <text:p>DPAM</text:p>
          </table:table-cell>
          <table:table-cell office:value-type="string">
            <text:p>FR0000065260</text:p>
          </table:table-cell>
          <table:table-cell office:value-type="string">
            <text:p>Dock.Petr.Ambes Am</text:p>
          </table:table-cell>
        </table:table-row>
        <table:table-row table:style-name="ro1">
          <table:table-cell office:value-type="string">
            <text:p>HOP</text:p>
          </table:table-cell>
          <table:table-cell office:value-type="string">
            <text:p>FR0000065278</text:p>
          </table:table-cell>
          <table:table-cell office:value-type="string">
            <text:p>Hopscotch Groupe</text:p>
          </table:table-cell>
        </table:table-row>
        <table:table-row table:style-name="ro1">
          <table:table-cell office:value-type="string">
            <text:p>COUR</text:p>
          </table:table-cell>
          <table:table-cell office:value-type="string">
            <text:p>FR0000065393</text:p>
          </table:table-cell>
          <table:table-cell office:value-type="string">
            <text:p>Courtois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FR0000065765</text:p>
          </table:table-cell>
          <table:table-cell office:value-type="string">
            <text:p>Visiodent</text:p>
          </table:table-cell>
        </table:table-row>
        <table:table-row table:style-name="ro1">
          <table:table-cell office:value-type="string">
            <text:p>SOG</text:p>
          </table:table-cell>
          <table:table-cell office:value-type="string">
            <text:p>FR0000065864</text:p>
          </table:table-cell>
          <table:table-cell office:value-type="string">
            <text:p>Sogeclair</text:p>
          </table:table-cell>
        </table:table-row>
        <table:table-row table:style-name="ro1">
          <table:table-cell office:value-type="string">
            <text:p>LEBL</text:p>
          </table:table-cell>
          <table:table-cell office:value-type="string">
            <text:p>FR0000065930</text:p>
          </table:table-cell>
          <table:table-cell office:value-type="string">
            <text:p>Fonciere 7 Investissement</text:p>
          </table:table-cell>
        </table:table-row>
        <table:table-row table:style-name="ro1">
          <table:table-cell office:value-type="string">
            <text:p>GRVO</text:p>
          </table:table-cell>
          <table:table-cell office:value-type="string">
            <text:p>FR0000065971</text:p>
          </table:table-cell>
          <table:table-cell office:value-type="string">
            <text:p>Graines Voltz</text:p>
          </table:table-cell>
        </table:table-row>
        <table:table-row table:style-name="ro1">
          <table:table-cell office:value-type="string">
            <text:p>AVT</text:p>
          </table:table-cell>
          <table:table-cell office:value-type="string">
            <text:p>FR0000066052</text:p>
          </table:table-cell>
          <table:table-cell office:value-type="string">
            <text:p>Avenir Telecom</text:p>
          </table:table-cell>
        </table:table-row>
        <table:table-row table:style-name="ro1">
          <table:table-cell office:value-type="string">
            <text:p>INFE</text:p>
          </table:table-cell>
          <table:table-cell office:value-type="string">
            <text:p>FR0000066219</text:p>
          </table:table-cell>
          <table:table-cell office:value-type="string">
            <text:p>Groupe CIFE</text:p>
          </table:table-cell>
        </table:table-row>
        <table:table-row table:style-name="ro1">
          <table:table-cell office:value-type="string">
            <text:p>TIPI</text:p>
          </table:table-cell>
          <table:table-cell office:value-type="string">
            <text:p>FR0000066482</text:p>
          </table:table-cell>
          <table:table-cell office:value-type="string">
            <text:p>Tipiak</text:p>
          </table:table-cell>
        </table:table-row>
        <table:table-row table:style-name="ro1">
          <table:table-cell office:value-type="string">
            <text:p>LACR</text:p>
          </table:table-cell>
          <table:table-cell office:value-type="string">
            <text:p>FR0000066607</text:p>
          </table:table-cell>
          <table:table-cell office:value-type="string">
            <text:p>Lacroix Industries</text:p>
          </table:table-cell>
        </table:table-row>
        <table:table-row table:style-name="ro1">
          <table:table-cell office:value-type="string">
            <text:p>VDLO</text:p>
          </table:table-cell>
          <table:table-cell office:value-type="string">
            <text:p>FR0000066680</text:p>
          </table:table-cell>
          <table:table-cell office:value-type="string">
            <text:p>Videlio</text:p>
          </table:table-cell>
        </table:table-row>
        <table:table-row table:style-name="ro1">
          <table:table-cell office:value-type="string">
            <text:p>GUI</text:p>
          </table:table-cell>
          <table:table-cell office:value-type="string">
            <text:p>FR0000066722</text:p>
          </table:table-cell>
          <table:table-cell office:value-type="string">
            <text:p>Guillemot</text:p>
          </table:table-cell>
        </table:table-row>
        <table:table-row table:style-name="ro1">
          <table:table-cell office:value-type="string">
            <text:p>GID</text:p>
          </table:table-cell>
          <table:table-cell office:value-type="string">
            <text:p>FR0000072373</text:p>
          </table:table-cell>
          <table:table-cell office:value-type="string">
            <text:p>Egide</text:p>
          </table:table-cell>
        </table:table-row>
        <table:table-row table:style-name="ro1">
          <table:table-cell office:value-type="string">
            <text:p>SOA</text:p>
          </table:table-cell>
          <table:table-cell office:value-type="string">
            <text:p>FR0000072563</text:p>
          </table:table-cell>
          <table:table-cell office:value-type="string">
            <text:p>Sodifrance</text:p>
          </table:table-cell>
        </table:table-row>
        <table:table-row table:style-name="ro1">
          <table:table-cell office:value-type="string">
            <text:p>ITL</text:p>
          </table:table-cell>
          <table:table-cell office:value-type="string">
            <text:p>FR0000072597</text:p>
          </table:table-cell>
          <table:table-cell office:value-type="string">
            <text:p>It Link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FR0000072894</text:p>
          </table:table-cell>
          <table:table-cell office:value-type="string">
            <text:p>Cast</text:p>
          </table:table-cell>
        </table:table-row>
        <table:table-row table:style-name="ro1">
          <table:table-cell office:value-type="string">
            <text:p>ITS</text:p>
          </table:table-cell>
          <table:table-cell office:value-type="string">
            <text:p>FR0000073843</text:p>
          </table:table-cell>
          <table:table-cell office:value-type="string">
            <text:p>ITS group</text:p>
          </table:table-cell>
        </table:table-row>
        <table:table-row table:style-name="ro1">
          <table:table-cell office:value-type="string">
            <text:p>FPG</text:p>
          </table:table-cell>
          <table:table-cell office:value-type="string">
            <text:p>FR0000074197</text:p>
          </table:table-cell>
          <table:table-cell office:value-type="string">
            <text:p>Union Tech.Infor.</text:p>
          </table:table-cell>
        </table:table-row>
        <table:table-row table:style-name="ro1">
          <table:table-cell office:value-type="string">
            <text:p>BSD</text:p>
          </table:table-cell>
          <table:table-cell office:value-type="string">
            <text:p>FR0000074254</text:p>
          </table:table-cell>
          <table:table-cell office:value-type="string">
            <text:p>Bourse Direct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FR0000074783</text:p>
          </table:table-cell>
          <table:table-cell office:value-type="string">
            <text:p>Artmarket.com</text:p>
          </table:table-cell>
        </table:table-row>
        <table:table-row table:style-name="ro1">
          <table:table-cell office:value-type="string">
            <text:p>EMG</text:p>
          </table:table-cell>
          <table:table-cell office:value-type="string">
            <text:p>FR0000075343</text:p>
          </table:table-cell>
          <table:table-cell office:value-type="string">
            <text:p>Euromedis Groupe</text:p>
          </table:table-cell>
        </table:table-row>
        <table:table-row table:style-name="ro1">
          <table:table-cell office:value-type="string">
            <text:p>ORAP</text:p>
          </table:table-cell>
          <table:table-cell office:value-type="string">
            <text:p>FR0000075392</text:p>
          </table:table-cell>
          <table:table-cell office:value-type="string">
            <text:p>Orapi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FR0000075517</text:p>
          </table:table-cell>
          <table:table-cell office:value-type="string">
            <text:p>Soft Computing</text:p>
          </table:table-cell>
        </table:table-row>
        <table:table-row table:style-name="ro1">
          <table:table-cell office:value-type="string">
            <text:p>RIB</text:p>
          </table:table-cell>
          <table:table-cell office:value-type="string">
            <text:p>FR0000075954</text:p>
          </table:table-cell>
          <table:table-cell office:value-type="string">
            <text:p>Riber</text:p>
          </table:table-cell>
        </table:table-row>
        <table:table-row table:style-name="ro1">
          <table:table-cell office:value-type="string">
            <text:p>EOS</text:p>
          </table:table-cell>
          <table:table-cell office:value-type="string">
            <text:p>FR0000076861</text:p>
          </table:table-cell>
          <table:table-cell office:value-type="string">
            <text:p>Acteos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FR0000076887</text:p>
          </table:table-cell>
          <table:table-cell office:value-type="string">
            <text:p>Ast Groupe</text:p>
          </table:table-cell>
        </table:table-row>
        <table:table-row table:style-name="ro1">
          <table:table-cell office:value-type="string">
            <text:p>MUN</text:p>
          </table:table-cell>
          <table:table-cell office:value-type="string">
            <text:p>FR0000077570</text:p>
          </table:table-cell>
          <table:table-cell office:value-type="string">
            <text:p>Micropole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FR0000078321</text:p>
          </table:table-cell>
          <table:table-cell office:value-type="string">
            <text:p>Soditech Ing.</text:p>
          </table:table-cell>
        </table:table-row>
        <table:table-row table:style-name="ro1">
          <table:table-cell office:value-type="string">
            <text:p>BND</text:p>
          </table:table-cell>
          <table:table-cell office:value-type="string">
            <text:p>FR0000078958</text:p>
          </table:table-cell>
          <table:table-cell office:value-type="string">
            <text:p>Business Et Decis.</text:p>
          </table:table-cell>
        </table:table-row>
        <table:table-row table:style-name="ro1">
          <table:table-cell office:value-type="string">
            <text:p>GECP</text:p>
          </table:table-cell>
          <table:table-cell office:value-type="string">
            <text:p>FR0000079634</text:p>
          </table:table-cell>
          <table:table-cell office:value-type="string">
            <text:p>Geci Intl</text:p>
          </table:table-cell>
        </table:table-row>
        <table:table-row table:style-name="ro1">
          <table:table-cell office:value-type="string">
            <text:p>IRD</text:p>
          </table:table-cell>
          <table:table-cell office:value-type="string">
            <text:p>FR0000124232</text:p>
          </table:table-cell>
          <table:table-cell office:value-type="string">
            <text:p>Groupe IRD</text:p>
          </table:table-cell>
        </table:table-row>
        <table:table-row table:style-name="ro1">
          <table:table-cell office:value-type="string">
            <text:p>SPI</text:p>
          </table:table-cell>
          <table:table-cell office:value-type="string">
            <text:p>FR0000131732</text:p>
          </table:table-cell>
          <table:table-cell office:value-type="string">
            <text:p>Spir Communication</text:p>
          </table:table-cell>
        </table:table-row>
        <table:table-row table:style-name="ro1">
          <table:table-cell office:value-type="string">
            <text:p>JXR</text:p>
          </table:table-cell>
          <table:table-cell office:value-type="string">
            <text:p>FR0000182479</text:p>
          </table:table-cell>
          <table:table-cell office:value-type="string">
            <text:p>Archos</text:p>
          </table:table-cell>
        </table:table-row>
        <table:table-row table:style-name="ro1">
          <table:table-cell office:value-type="string">
            <text:p>GJAJ</text:p>
          </table:table-cell>
          <table:table-cell office:value-type="string">
            <text:p>FR0004010338</text:p>
          </table:table-cell>
          <table:table-cell office:value-type="string">
            <text:p>Groupe Jaj</text:p>
          </table:table-cell>
        </table:table-row>
        <table:table-row table:style-name="ro1">
          <table:table-cell office:value-type="string">
            <text:p>SMTPC</text:p>
          </table:table-cell>
          <table:table-cell office:value-type="string">
            <text:p>FR0004016699</text:p>
          </table:table-cell>
          <table:table-cell office:value-type="string">
            <text:p>Smtpc</text:p>
          </table:table-cell>
        </table:table-row>
        <table:table-row table:style-name="ro1">
          <table:table-cell office:value-type="string">
            <text:p>ITE</text:p>
          </table:table-cell>
          <table:table-cell office:value-type="string">
            <text:p>FR0004026151</text:p>
          </table:table-cell>
          <table:table-cell office:value-type="string">
            <text:p>Itesoft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FR0004029411</text:p>
          </table:table-cell>
          <table:table-cell office:value-type="string">
            <text:p>Keyrus</text:p>
          </table:table-cell>
        </table:table-row>
        <table:table-row table:style-name="ro1">
          <table:table-cell office:value-type="string">
            <text:p>COH</text:p>
          </table:table-cell>
          <table:table-cell office:value-type="string">
            <text:p>FR0004031763</text:p>
          </table:table-cell>
          <table:table-cell office:value-type="string">
            <text:p>Coheris</text:p>
          </table:table-cell>
        </table:table-row>
        <table:table-row table:style-name="ro1">
          <table:table-cell office:value-type="string">
            <text:p>GUYD</text:p>
          </table:table-cell>
          <table:table-cell office:value-type="string">
            <text:p>FR0004035061</text:p>
          </table:table-cell>
          <table:table-cell office:value-type="string">
            <text:p>Guy Degrenne</text:p>
          </table:table-cell>
        </table:table-row>
        <table:table-row table:style-name="ro1">
          <table:table-cell office:value-type="string">
            <text:p>PROAC</text:p>
          </table:table-cell>
          <table:table-cell office:value-type="string">
            <text:p>FR0004052561</text:p>
          </table:table-cell>
          <table:table-cell office:value-type="string">
            <text:p>Proactis SA</text:p>
          </table:table-cell>
        </table:table-row>
        <table:table-row table:style-name="ro1">
          <table:table-cell office:value-type="string">
            <text:p>MEDCL</text:p>
          </table:table-cell>
          <table:table-cell office:value-type="string">
            <text:p>FR0004065605</text:p>
          </table:table-cell>
          <table:table-cell office:value-type="string">
            <text:p>Medincell</text:p>
          </table:table-cell>
        </table:table-row>
        <table:table-row table:style-name="ro1">
          <table:table-cell office:value-type="string">
            <text:p>ADV</text:p>
          </table:table-cell>
          <table:table-cell office:value-type="string">
            <text:p>FR0004152874</text:p>
          </table:table-cell>
          <table:table-cell office:value-type="string">
            <text:p>Advenis</text:p>
          </table:table-cell>
        </table:table-row>
        <table:table-row table:style-name="ro1">
          <table:table-cell office:value-type="string">
            <text:p>NTG</text:p>
          </table:table-cell>
          <table:table-cell office:value-type="string">
            <text:p>FR0004154060</text:p>
          </table:table-cell>
          <table:table-cell office:value-type="string">
            <text:p>Netgem</text:p>
          </table:table-cell>
        </table:table-row>
        <table:table-row table:style-name="ro1">
          <table:table-cell office:value-type="string">
            <text:p>HDP</text:p>
          </table:table-cell>
          <table:table-cell office:value-type="string">
            <text:p>FR0004165801</text:p>
          </table:table-cell>
          <table:table-cell office:value-type="string">
            <text:p>Hotels De Paris</text:p>
          </table:table-cell>
        </table:table-row>
        <table:table-row table:style-name="ro1">
          <table:table-cell office:value-type="string">
            <text:p>SELER</text:p>
          </table:table-cell>
          <table:table-cell office:value-type="string">
            <text:p>FR0004175842</text:p>
          </table:table-cell>
          <table:table-cell office:value-type="string">
            <text:p>Selectirente</text:p>
          </table:table-cell>
        </table:table-row>
        <table:table-row table:style-name="ro1">
          <table:table-cell office:value-type="string">
            <text:p>METEX</text:p>
          </table:table-cell>
          <table:table-cell office:value-type="string">
            <text:p>FR0004177046</text:p>
          </table:table-cell>
          <table:table-cell office:value-type="string">
            <text:p>Metabolic Explorer</text:p>
          </table:table-cell>
        </table:table-row>
        <table:table-row table:style-name="ro1">
          <table:table-cell office:value-type="string">
            <text:p>VTX</text:p>
          </table:table-cell>
          <table:table-cell office:value-type="string">
            <text:p>FR0004183960</text:p>
          </table:table-cell>
          <table:table-cell office:value-type="string">
            <text:p>Voluntis</text:p>
          </table:table-cell>
        </table:table-row>
        <table:table-row table:style-name="ro1">
          <table:table-cell office:value-type="string">
            <text:p>CBSM</text:p>
          </table:table-cell>
          <table:table-cell office:value-type="string">
            <text:p>FR0006239109</text:p>
          </table:table-cell>
          <table:table-cell office:value-type="string">
            <text:p>Scbsm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FR0007317813</text:p>
          </table:table-cell>
          <table:table-cell office:value-type="string">
            <text:p>CS (Com. et Systemes)</text:p>
          </table:table-cell>
        </table:table-row>
        <table:table-row table:style-name="ro1">
          <table:table-cell office:value-type="string">
            <text:p>ONXEO</text:p>
          </table:table-cell>
          <table:table-cell office:value-type="string">
            <text:p>FR0010095596</text:p>
          </table:table-cell>
          <table:table-cell office:value-type="string">
            <text:p>Onxeo</text:p>
          </table:table-cell>
        </table:table-row>
        <table:table-row table:style-name="ro1">
          <table:table-cell office:value-type="string">
            <text:p>TXCL</text:p>
          </table:table-cell>
          <table:table-cell office:value-type="string">
            <text:p>FR0010127662</text:p>
          </table:table-cell>
          <table:table-cell office:value-type="string">
            <text:p>TxCell</text:p>
          </table:table-cell>
        </table:table-row>
        <table:table-row table:style-name="ro1">
          <table:table-cell office:value-type="string">
            <text:p>CAFO</text:p>
          </table:table-cell>
          <table:table-cell office:value-type="string">
            <text:p>FR0010151589</text:p>
          </table:table-cell>
          <table:table-cell office:value-type="string">
            <text:p>Cafom</text:p>
          </table:table-cell>
        </table:table-row>
        <table:table-row table:style-name="ro1">
          <table:table-cell office:value-type="string">
            <text:p>CATG</text:p>
          </table:table-cell>
          <table:table-cell office:value-type="string">
            <text:p>FR0010193052</text:p>
          </table:table-cell>
          <table:table-cell office:value-type="string">
            <text:p>Catana Group</text:p>
          </table:table-cell>
        </table:table-row>
        <table:table-row table:style-name="ro1">
          <table:table-cell office:value-type="string">
            <text:p>CBOT</text:p>
          </table:table-cell>
          <table:table-cell office:value-type="string">
            <text:p>FR0010193979</text:p>
          </table:table-cell>
          <table:table-cell office:value-type="string">
            <text:p>CBO Territoria</text:p>
          </table:table-cell>
        </table:table-row>
        <table:table-row table:style-name="ro1">
          <table:table-cell office:value-type="string">
            <text:p>SFCA</text:p>
          </table:table-cell>
          <table:table-cell office:value-type="string">
            <text:p>FR0010209809</text:p>
          </table:table-cell>
          <table:table-cell office:value-type="string">
            <text:p>Societe Francaise de Casinos</text:p>
          </table:table-cell>
        </table:table-row>
        <table:table-row table:style-name="ro1">
          <table:table-cell office:value-type="string">
            <text:p>QTE</text:p>
          </table:table-cell>
          <table:table-cell office:value-type="string">
            <text:p>FR0010211615</text:p>
          </table:table-cell>
          <table:table-cell office:value-type="string">
            <text:p>Quotium Techno</text:p>
          </table:table-cell>
        </table:table-row>
        <table:table-row table:style-name="ro1">
          <table:table-cell office:value-type="string">
            <text:p>GPE</text:p>
          </table:table-cell>
          <table:table-cell office:value-type="string">
            <text:p>FR0010214064</text:p>
          </table:table-cell>
          <table:table-cell office:value-type="string">
            <text:p>Groupe Pizzorno Environnement</text:p>
          </table:table-cell>
        </table:table-row>
        <table:table-row table:style-name="ro1">
          <table:table-cell office:value-type="string">
            <text:p>PAR</text:p>
          </table:table-cell>
          <table:table-cell office:value-type="string">
            <text:p>FR0010263202</text:p>
          </table:table-cell>
          <table:table-cell office:value-type="string">
            <text:p>Paref</text:p>
          </table:table-cell>
        </table:table-row>
        <table:table-row table:style-name="ro1">
          <table:table-cell office:value-type="string">
            <text:p>MEMS</text:p>
          </table:table-cell>
          <table:table-cell office:value-type="string">
            <text:p>FR0010298620</text:p>
          </table:table-cell>
          <table:table-cell office:value-type="string">
            <text:p>Memscap</text:p>
          </table:table-cell>
        </table:table-row>
        <table:table-row table:style-name="ro1">
          <table:table-cell office:value-type="string">
            <text:p>OFP</text:p>
          </table:table-cell>
          <table:table-cell office:value-type="string">
            <text:p>FR0010298901</text:p>
          </table:table-cell>
          <table:table-cell office:value-type="string">
            <text:p>Officiis Propertie</text:p>
          </table:table-cell>
        </table:table-row>
        <table:table-row table:style-name="ro1">
          <table:table-cell office:value-type="string">
            <text:p>PROL</text:p>
          </table:table-cell>
          <table:table-cell office:value-type="string">
            <text:p>FR0010380626</text:p>
          </table:table-cell>
          <table:table-cell office:value-type="string">
            <text:p>Prologue</text:p>
          </table:table-cell>
        </table:table-row>
        <table:table-row table:style-name="ro1">
          <table:table-cell office:value-type="string">
            <text:p>ALTUR</text:p>
          </table:table-cell>
          <table:table-cell office:value-type="string">
            <text:p>FR0010395681</text:p>
          </table:table-cell>
          <table:table-cell office:value-type="string">
            <text:p>Altur Investissement</text:p>
          </table:table-cell>
        </table:table-row>
        <table:table-row table:style-name="ro1">
          <table:table-cell office:value-type="string">
            <text:p>CRLA</text:p>
          </table:table-cell>
          <table:table-cell office:value-type="string">
            <text:p>FR0010461053</text:p>
          </table:table-cell>
          <table:table-cell office:value-type="string">
            <text:p>Crcam Langued Cci</text:p>
          </table:table-cell>
        </table:table-row>
        <table:table-row table:style-name="ro1">
          <table:table-cell office:value-type="string">
            <text:p>ATA</text:p>
          </table:table-cell>
          <table:table-cell office:value-type="string">
            <text:p>FR0010478248</text:p>
          </table:table-cell>
          <table:table-cell office:value-type="string">
            <text:p>Atari</text:p>
          </table:table-cell>
        </table:table-row>
        <table:table-row table:style-name="ro1">
          <table:table-cell office:value-type="string">
            <text:p>ECP</text:p>
          </table:table-cell>
          <table:table-cell office:value-type="string">
            <text:p>FR0010490920</text:p>
          </table:table-cell>
          <table:table-cell office:value-type="string">
            <text:p>EuropaCorp</text:p>
          </table:table-cell>
        </table:table-row>
        <table:table-row table:style-name="ro1">
          <table:table-cell office:value-type="string">
            <text:p>GENX</text:p>
          </table:table-cell>
          <table:table-cell office:value-type="string">
            <text:p>FR0010501692</text:p>
          </table:table-cell>
          <table:table-cell office:value-type="string">
            <text:p>Generix</text:p>
          </table:table-cell>
        </table:table-row>
        <table:table-row table:style-name="ro1">
          <table:table-cell office:value-type="string">
            <text:p>SSI</text:p>
          </table:table-cell>
          <table:table-cell office:value-type="string">
            <text:p>FR0010526814</text:p>
          </table:table-cell>
          <table:table-cell office:value-type="string">
            <text:p>SuperSonic Imagine</text:p>
          </table:table-cell>
        </table:table-row>
        <table:table-row table:style-name="ro1">
          <table:table-cell office:value-type="string">
            <text:p>OREGE</text:p>
          </table:table-cell>
          <table:table-cell office:value-type="string">
            <text:p>FR0010609206</text:p>
          </table:table-cell>
          <table:table-cell office:value-type="string">
            <text:p>Orege</text:p>
          </table:table-cell>
        </table:table-row>
        <table:table-row table:style-name="ro1">
          <table:table-cell office:value-type="string">
            <text:p>MKEA</text:p>
          </table:table-cell>
          <table:table-cell office:value-type="string">
            <text:p>FR0010609263</text:p>
          </table:table-cell>
          <table:table-cell office:value-type="string">
            <text:p>Mauna Kea</text:p>
          </table:table-cell>
        </table:table-row>
        <table:table-row table:style-name="ro1">
          <table:table-cell office:value-type="string">
            <text:p>STNT</text:p>
          </table:table-cell>
          <table:table-cell office:value-type="string">
            <text:p>FR0010949404</text:p>
          </table:table-cell>
          <table:table-cell office:value-type="string">
            <text:p>Stentys</text:p>
          </table:table-cell>
        </table:table-row>
        <table:table-row table:style-name="ro1">
          <table:table-cell office:value-type="string">
            <text:p>DLT</text:p>
          </table:table-cell>
          <table:table-cell office:value-type="string">
            <text:p>FR0011026749</text:p>
          </table:table-cell>
          <table:table-cell office:value-type="string">
            <text:p>Dalet</text:p>
          </table:table-cell>
        </table:table-row>
        <table:table-row table:style-name="ro1">
          <table:table-cell office:value-type="string">
            <text:p>AMEBA</text:p>
          </table:table-cell>
          <table:table-cell office:value-type="string">
            <text:p>FR0011051598</text:p>
          </table:table-cell>
          <table:table-cell office:value-type="string">
            <text:p>Amoeba Biocide</text:p>
          </table:table-cell>
        </table:table-row>
        <table:table-row table:style-name="ro1">
          <table:table-cell office:value-type="string">
            <text:p>ADOC</text:p>
          </table:table-cell>
          <table:table-cell office:value-type="string">
            <text:p>FR0011184241</text:p>
          </table:table-cell>
          <table:table-cell office:value-type="string">
            <text:p>Adocia</text:p>
          </table:table-cell>
        </table:table-row>
        <table:table-row table:style-name="ro1">
          <table:table-cell office:value-type="string">
            <text:p>EOSI</text:p>
          </table:table-cell>
          <table:table-cell office:value-type="string">
            <text:p>FR0011191766</text:p>
          </table:table-cell>
          <table:table-cell office:value-type="string">
            <text:p>Eos Imaging</text:p>
          </table:table-cell>
        </table:table-row>
        <table:table-row table:style-name="ro1">
          <table:table-cell office:value-type="string">
            <text:p>FALG</text:p>
          </table:table-cell>
          <table:table-cell office:value-type="string">
            <text:p>FR0011271600</text:p>
          </table:table-cell>
          <table:table-cell office:value-type="string">
            <text:p>Fermentalg</text:p>
          </table:table-cell>
        </table:table-row>
        <table:table-row table:style-name="ro1">
          <table:table-cell office:value-type="string">
            <text:p>FPN</text:p>
          </table:table-cell>
          <table:table-cell office:value-type="string">
            <text:p>FR0011277391</text:p>
          </table:table-cell>
          <table:table-cell office:value-type="string">
            <text:p>Fonciere Paris Nord</text:p>
          </table:table-cell>
        </table:table-row>
        <table:table-row table:style-name="ro1">
          <table:table-cell office:value-type="string">
            <text:p>SQI</text:p>
          </table:table-cell>
          <table:table-cell office:value-type="string">
            <text:p>FR0011289040</text:p>
          </table:table-cell>
          <table:table-cell office:value-type="string">
            <text:p>SQLI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string">
            <text:p>FR0011352590</text:p>
          </table:table-cell>
          <table:table-cell office:value-type="string">
            <text:p>Sequana</text:p>
          </table:table-cell>
        </table:table-row>
        <table:table-row table:style-name="ro1">
          <table:table-cell office:value-type="string">
            <text:p>EKI</text:p>
          </table:table-cell>
          <table:table-cell office:value-type="string">
            <text:p>FR0011466069</text:p>
          </table:table-cell>
          <table:table-cell office:value-type="string">
            <text:p>Ekinops</text:p>
          </table:table-cell>
        </table:table-row>
        <table:table-row table:style-name="ro1">
          <table:table-cell office:value-type="string">
            <text:p>MAGIS</text:p>
          </table:table-cell>
          <table:table-cell office:value-type="string">
            <text:p>FR0011471291</text:p>
          </table:table-cell>
          <table:table-cell office:value-type="string">
            <text:p>Ymagis</text:p>
          </table:table-cell>
        </table:table-row>
        <table:table-row table:style-name="ro1">
          <table:table-cell office:value-type="string">
            <text:p>MCPHY</text:p>
          </table:table-cell>
          <table:table-cell office:value-type="string">
            <text:p>FR0011742329</text:p>
          </table:table-cell>
          <table:table-cell office:value-type="string">
            <text:p>McPhy Energy</text:p>
          </table:table-cell>
        </table:table-row>
        <table:table-row table:style-name="ro1">
          <table:table-cell office:value-type="string">
            <text:p>GKTX</text:p>
          </table:table-cell>
          <table:table-cell office:value-type="string">
            <text:p>FR0011790542</text:p>
          </table:table-cell>
          <table:table-cell office:value-type="string">
            <text:p>Genkyotex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FR0011799907</text:p>
          </table:table-cell>
          <table:table-cell office:value-type="string">
            <text:p>Genomic Vision</text:p>
          </table:table-cell>
        </table:table-row>
        <table:table-row table:style-name="ro1">
          <table:table-cell office:value-type="string">
            <text:p>AWOX</text:p>
          </table:table-cell>
          <table:table-cell office:value-type="string">
            <text:p>FR0011800218</text:p>
          </table:table-cell>
          <table:table-cell office:value-type="string">
            <text:p>Awox</text:p>
          </table:table-cell>
        </table:table-row>
        <table:table-row table:style-name="ro1">
          <table:table-cell office:value-type="string">
            <text:p>BOOST</text:p>
          </table:table-cell>
          <table:table-cell office:value-type="string">
            <text:p>FR0011814938</text:p>
          </table:table-cell>
          <table:table-cell office:value-type="string">
            <text:p>Boostheat</text:p>
          </table:table-cell>
        </table:table-row>
        <table:table-row table:style-name="ro1">
          <table:table-cell office:value-type="string">
            <text:p>ALPIX</text:p>
          </table:table-cell>
          <table:table-cell office:value-type="string">
            <text:p>FR0011950641</text:p>
          </table:table-cell>
          <table:table-cell office:value-type="string">
            <text:p>Pixium Vision</text:p>
          </table:table-cell>
        </table:table-row>
        <table:table-row table:style-name="ro1">
          <table:table-cell office:value-type="string">
            <text:p>SEFER</text:p>
          </table:table-cell>
          <table:table-cell office:value-type="string">
            <text:p>FR0011950682</text:p>
          </table:table-cell>
          <table:table-cell office:value-type="string">
            <text:p>Sergeferrari Group</text:p>
          </table:table-cell>
        </table:table-row>
        <table:table-row table:style-name="ro1">
          <table:table-cell office:value-type="string">
            <text:p>OSE</text:p>
          </table:table-cell>
          <table:table-cell office:value-type="string">
            <text:p>FR0012127173</text:p>
          </table:table-cell>
          <table:table-cell office:value-type="string">
            <text:p>Ose Immunotherapeutics</text:p>
          </table:table-cell>
        </table:table-row>
        <table:table-row table:style-name="ro1">
          <table:table-cell office:value-type="string">
            <text:p>ARTE</text:p>
          </table:table-cell>
          <table:table-cell office:value-type="string">
            <text:p>FR0012185536</text:p>
          </table:table-cell>
          <table:table-cell office:value-type="string">
            <text:p>Artea</text:p>
          </table:table-cell>
        </table:table-row>
        <table:table-row table:style-name="ro1">
          <table:table-cell office:value-type="string">
            <text:p>DGM</text:p>
          </table:table-cell>
          <table:table-cell office:value-type="string">
            <text:p>FR0012202497</text:p>
          </table:table-cell>
          <table:table-cell office:value-type="string">
            <text:p>Diagnostic Medical</text:p>
          </table:table-cell>
        </table:table-row>
        <table:table-row table:style-name="ro1">
          <table:table-cell office:value-type="string">
            <text:p>ABVX</text:p>
          </table:table-cell>
          <table:table-cell office:value-type="string">
            <text:p>FR0012333284</text:p>
          </table:table-cell>
          <table:table-cell office:value-type="string">
            <text:p>Abivax</text:p>
          </table:table-cell>
        </table:table-row>
        <table:table-row table:style-name="ro1">
          <table:table-cell office:value-type="string">
            <text:p>ABNX</text:p>
          </table:table-cell>
          <table:table-cell office:value-type="string">
            <text:p>FR0012616852</text:p>
          </table:table-cell>
          <table:table-cell office:value-type="string">
            <text:p>Abionyx Pharma</text:p>
          </table:table-cell>
        </table:table-row>
        <table:table-row table:style-name="ro1">
          <table:table-cell office:value-type="string">
            <text:p>CLNV</text:p>
          </table:table-cell>
          <table:table-cell office:value-type="string">
            <text:p>FR0012633360</text:p>
          </table:table-cell>
          <table:table-cell office:value-type="string">
            <text:p>Cellnovo Group</text:p>
          </table:table-cell>
        </table:table-row>
        <table:table-row table:style-name="ro1">
          <table:table-cell office:value-type="string">
            <text:p>EPS</text:p>
          </table:table-cell>
          <table:table-cell office:value-type="string">
            <text:p>FR0012650166</text:p>
          </table:table-cell>
          <table:table-cell office:value-type="string">
            <text:p>Electro Power Systems</text:p>
          </table:table-cell>
        </table:table-row>
        <table:table-row table:style-name="ro1">
          <table:table-cell office:value-type="string">
            <text:p>ADUX</text:p>
          </table:table-cell>
          <table:table-cell office:value-type="string">
            <text:p>FR0012821890</text:p>
          </table:table-cell>
          <table:table-cell office:value-type="string">
            <text:p>Adux</text:p>
          </table:table-cell>
        </table:table-row>
        <table:table-row table:style-name="ro1">
          <table:table-cell office:value-type="string">
            <text:p>HIPAY</text:p>
          </table:table-cell>
          <table:table-cell office:value-type="string">
            <text:p>FR0012821916</text:p>
          </table:table-cell>
          <table:table-cell office:value-type="string">
            <text:p>Hipay Group</text:p>
          </table:table-cell>
        </table:table-row>
        <table:table-row table:style-name="ro1">
          <table:table-cell office:value-type="string">
            <text:p>CAPLI</text:p>
          </table:table-cell>
          <table:table-cell office:value-type="string">
            <text:p>FR0012969095</text:p>
          </table:table-cell>
          <table:table-cell office:value-type="string">
            <text:p>Capelli</text:p>
          </table:table-cell>
        </table:table-row>
        <table:table-row table:style-name="ro1">
          <table:table-cell office:value-type="string">
            <text:p>LFDE</text:p>
          </table:table-cell>
          <table:table-cell office:value-type="string">
            <text:p>FR0013030152</text:p>
          </table:table-cell>
          <table:table-cell office:value-type="string">
            <text:p>Francaise de lâ€™Energie</text:p>
          </table:table-cell>
        </table:table-row>
        <table:table-row table:style-name="ro1">
          <table:table-cell office:value-type="string">
            <text:p>CGG</text:p>
          </table:table-cell>
          <table:table-cell office:value-type="string">
            <text:p>FR0013181864</text:p>
          </table:table-cell>
          <table:table-cell office:value-type="string">
            <text:p>CGG</text:p>
          </table:table-cell>
        </table:table-row>
        <table:table-row table:style-name="ro1">
          <table:table-cell office:value-type="string">
            <text:p>AURS</text:p>
          </table:table-cell>
          <table:table-cell office:value-type="string">
            <text:p>FR0013183589</text:p>
          </table:table-cell>
          <table:table-cell office:value-type="string">
            <text:p>Aures Technologies</text:p>
          </table:table-cell>
        </table:table-row>
        <table:table-row table:style-name="ro1">
          <table:table-cell office:value-type="string">
            <text:p>SIGHT</text:p>
          </table:table-cell>
          <table:table-cell office:value-type="string">
            <text:p>FR0013183985</text:p>
          </table:table-cell>
          <table:table-cell office:value-type="string">
            <text:p>GenSight Biologics</text:p>
          </table:table-cell>
        </table:table-row>
        <table:table-row table:style-name="ro1">
          <table:table-cell office:value-type="string">
            <text:p>KAZI</text:p>
          </table:table-cell>
          <table:table-cell office:value-type="string">
            <text:p>FR0013190410</text:p>
          </table:table-cell>
          <table:table-cell office:value-type="string">
            <text:p>Orchestra-Premaman</text:p>
          </table:table-cell>
        </table:table-row>
        <table:table-row table:style-name="ro1">
          <table:table-cell office:value-type="string">
            <text:p>IVA</text:p>
          </table:table-cell>
          <table:table-cell office:value-type="string">
            <text:p>FR0013233012</text:p>
          </table:table-cell>
          <table:table-cell office:value-type="string">
            <text:p>Inventiva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FR0013233475</text:p>
          </table:table-cell>
          <table:table-cell office:value-type="string">
            <text:p>Lysogene</text:p>
          </table:table-cell>
        </table:table-row>
        <table:table-row table:style-name="ro1">
          <table:table-cell office:value-type="string">
            <text:p>ANTA</text:p>
          </table:table-cell>
          <table:table-cell office:value-type="string">
            <text:p>FR0013258589</text:p>
          </table:table-cell>
          <table:table-cell office:value-type="string">
            <text:p>Antalis</text:p>
          </table:table-cell>
        </table:table-row>
        <table:table-row table:style-name="ro1">
          <table:table-cell office:value-type="string">
            <text:p>BUP</text:p>
          </table:table-cell>
          <table:table-cell office:value-type="string">
            <text:p>FR0013284080</text:p>
          </table:table-cell>
          <table:table-cell office:value-type="string">
            <text:p>Biom Up</text:p>
          </table:table-cell>
        </table:table-row>
        <table:table-row table:style-name="ro1">
          <table:table-cell office:value-type="string">
            <text:p>ADVIC</text:p>
          </table:table-cell>
          <table:table-cell office:value-type="string">
            <text:p>FR0013296746</text:p>
          </table:table-cell>
          <table:table-cell office:value-type="string">
            <text:p>Advicenne</text:p>
          </table:table-cell>
        </table:table-row>
        <table:table-row table:style-name="ro1">
          <table:table-cell office:value-type="string">
            <text:p>PID</text:p>
          </table:table-cell>
          <table:table-cell office:value-type="string">
            <text:p>FR0013318813</text:p>
          </table:table-cell>
          <table:table-cell office:value-type="string">
            <text:p>PARAGON ID</text:p>
          </table:table-cell>
        </table:table-row>
        <table:table-row table:style-name="ro1">
          <table:table-cell office:value-type="string">
            <text:p>COGEC</text:p>
          </table:table-cell>
          <table:table-cell office:value-type="string">
            <text:p>FR0013335742</text:p>
          </table:table-cell>
          <table:table-cell office:value-type="string">
            <text:p>Cogelec</text:p>
          </table:table-cell>
        </table:table-row>
        <table:table-row table:style-name="ro1">
          <table:table-cell office:value-type="string">
            <text:p>2CRSI</text:p>
          </table:table-cell>
          <table:table-cell office:value-type="string">
            <text:p>FR0013341781</text:p>
          </table:table-cell>
          <table:table-cell office:value-type="string">
            <text:p>2crsi</text:p>
          </table:table-cell>
        </table:table-row>
        <table:table-row table:style-name="ro1">
          <table:table-cell office:value-type="string">
            <text:p>MSTY</text:p>
          </table:table-cell>
          <table:table-cell office:value-type="string">
            <text:p>IE00BJYS1G50</text:p>
          </table:table-cell>
          <table:table-cell office:value-type="string">
            <text:p>Mainstay Medical Int.</text:p>
          </table:table-cell>
        </table:table-row>
        <table:table-row table:style-name="ro1">
          <table:table-cell office:value-type="string">
            <text:p>FOAF</text:p>
          </table:table-cell>
          <table:table-cell office:value-type="string">
            <text:p>SN0000033192</text:p>
          </table:table-cell>
          <table:table-cell office:value-type="string">
            <text:p>Fin.Ouest Africain</text:p>
          </table:table-cell>
        </table:table-row>
        <table:table-row table:style-name="ro1">
          <table:table-cell office:value-type="string">
            <text:p>BOAF</text:p>
          </table:table-cell>
          <table:table-cell office:value-type="string">
            <text:p>SN0008626971</text:p>
          </table:table-cell>
          <table:table-cell office:value-type="string">
            <text:p>Bras.Ouest Afric.</text:p>
          </table:table-cell>
        </table:table-row>
        <table:table-row table:style-name="ro1">
          <table:table-cell office:value-type="string">
            <text:p>GTBP</text:p>
          </table:table-cell>
          <table:table-cell office:value-type="string">
            <text:p>US36254L1008</text:p>
          </table:table-cell>
          <table:table-cell office:value-type="string">
            <text:p>GT Biopharma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AN8068571086</text:p>
          </table:table-cell>
          <table:table-cell office:value-type="string">
            <text:p>Schlumberger</text:p>
          </table:table-cell>
        </table:table-row>
        <table:table-row table:style-name="ro1">
          <table:table-cell office:value-type="string">
            <text:p>SOLB</text:p>
          </table:table-cell>
          <table:table-cell office:value-type="string">
            <text:p>BE0003470755</text:p>
          </table:table-cell>
          <table:table-cell office:value-type="string">
            <text:p>Solvay</text:p>
          </table:table-cell>
        </table:table-row>
        <table:table-row table:style-name="ro1">
          <table:table-cell office:value-type="string">
            <text:p>XFAB</text:p>
          </table:table-cell>
          <table:table-cell office:value-type="string">
            <text:p>BE0974310428</text:p>
          </table:table-cell>
          <table:table-cell office:value-type="string">
            <text:p>X-Fab</text:p>
          </table:table-cell>
        </table:table-row>
        <table:table-row table:style-name="ro1">
          <table:table-cell office:value-type="string">
            <text:p>LHN</text:p>
          </table:table-cell>
          <table:table-cell office:value-type="string">
            <text:p>CH0012214059</text:p>
          </table:table-cell>
          <table:table-cell office:value-type="string">
            <text:p>LafargeHolcim</text:p>
          </table:table-cell>
        </table:table-row>
        <table:table-row table:style-name="ro1">
          <table:table-cell office:value-type="string">
            <text:p>NOKIA</text:p>
          </table:table-cell>
          <table:table-cell office:value-type="string">
            <text:p>FI0009000681</text:p>
          </table:table-cell>
          <table:table-cell office:value-type="string">
            <text:p>Nokia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FR0000031122</text:p>
          </table:table-cell>
          <table:table-cell office:value-type="string">
            <text:p>Air France - KLM</text:p>
          </table:table-cell>
        </table:table-row>
        <table:table-row table:style-name="ro1">
          <table:table-cell office:value-type="string">
            <text:p>VIRP</text:p>
          </table:table-cell>
          <table:table-cell office:value-type="string">
            <text:p>FR0000031577</text:p>
          </table:table-cell>
          <table:table-cell office:value-type="string">
            <text:p>Virbac</text:p>
          </table:table-cell>
        </table:table-row>
        <table:table-row table:style-name="ro1">
          <table:table-cell office:value-type="string">
            <text:p>ROTH</text:p>
          </table:table-cell>
          <table:table-cell office:value-type="string">
            <text:p>FR0000031684</text:p>
          </table:table-cell>
          <table:table-cell office:value-type="string">
            <text:p>Rothschild &amp; Co</text:p>
          </table:table-cell>
        </table:table-row>
        <table:table-row table:style-name="ro1">
          <table:table-cell office:value-type="string">
            <text:p>VCT</text:p>
          </table:table-cell>
          <table:table-cell office:value-type="string">
            <text:p>FR0000031775</text:p>
          </table:table-cell>
          <table:table-cell office:value-type="string">
            <text:p>Vicat</text:p>
          </table:table-cell>
        </table:table-row>
        <table:table-row table:style-name="ro1">
          <table:table-cell office:value-type="string">
            <text:p>SDG</text:p>
          </table:table-cell>
          <table:table-cell office:value-type="string">
            <text:p>FR0000032658</text:p>
          </table:table-cell>
          <table:table-cell office:value-type="string">
            <text:p>Synergie</text:p>
          </table:table-cell>
        </table:table-row>
        <table:table-row table:style-name="ro1">
          <table:table-cell office:value-type="string">
            <text:p>ALTA</text:p>
          </table:table-cell>
          <table:table-cell office:value-type="string">
            <text:p>FR0000033219</text:p>
          </table:table-cell>
          <table:table-cell office:value-type="string">
            <text:p>Altarea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FR0000033409</text:p>
          </table:table-cell>
          <table:table-cell office:value-type="string">
            <text:p>Fonciere Lyonnaise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FR0000034639</text:p>
          </table:table-cell>
          <table:table-cell office:value-type="string">
            <text:p>Altran Techn.</text:p>
          </table:table-cell>
        </table:table-row>
        <table:table-row table:style-name="ro1">
          <table:table-cell office:value-type="string">
            <text:p>ICAD</text:p>
          </table:table-cell>
          <table:table-cell office:value-type="string">
            <text:p>FR0000035081</text:p>
          </table:table-cell>
          <table:table-cell office:value-type="string">
            <text:p>Icade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FR0000035164</text:p>
          </table:table-cell>
          <table:table-cell office:value-type="string">
            <text:p>Beneteau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FR0000038259</text:p>
          </table:table-cell>
          <table:table-cell office:value-type="string">
            <text:p>Eurofins Scient.</text:p>
          </table:table-cell>
        </table:table-row>
        <table:table-row table:style-name="ro1">
          <table:table-cell office:value-type="string">
            <text:p>MTU</text:p>
          </table:table-cell>
          <table:table-cell office:value-type="string">
            <text:p>FR0000038606</text:p>
          </table:table-cell>
          <table:table-cell office:value-type="string">
            <text:p>Manitou Bf</text:p>
          </table:table-cell>
        </table:table-row>
        <table:table-row table:style-name="ro1">
          <table:table-cell office:value-type="string">
            <text:p>BOL</text:p>
          </table:table-cell>
          <table:table-cell office:value-type="string">
            <text:p>FR0000039299</text:p>
          </table:table-cell>
          <table:table-cell office:value-type="string">
            <text:p>Bollore</text:p>
          </table:table-cell>
        </table:table-row>
        <table:table-row table:style-name="ro1">
          <table:table-cell office:value-type="string">
            <text:p>NEX</text:p>
          </table:table-cell>
          <table:table-cell office:value-type="string">
            <text:p>FR0000044448</text:p>
          </table:table-cell>
          <table:table-cell office:value-type="string">
            <text:p>Nexans</text:p>
          </table:table-cell>
        </table:table-row>
        <table:table-row table:style-name="ro1">
          <table:table-cell office:value-type="string">
            <text:p>GDS</text:p>
          </table:table-cell>
          <table:table-cell office:value-type="string">
            <text:p>FR0000044471</text:p>
          </table:table-cell>
          <table:table-cell office:value-type="string">
            <text:p>Ramsay Generale De Sante</text:p>
          </table:table-cell>
        </table:table-row>
        <table:table-row table:style-name="ro1">
          <table:table-cell office:value-type="string">
            <text:p>ACA</text:p>
          </table:table-cell>
          <table:table-cell office:value-type="string">
            <text:p>FR0000045072</text:p>
          </table:table-cell>
          <table:table-cell office:value-type="string">
            <text:p>Credit Agricole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string">
            <text:p>FR0000050353</text:p>
          </table:table-cell>
          <table:table-cell office:value-type="string">
            <text:p>Lisi</text:p>
          </table:table-cell>
        </table:table-row>
        <table:table-row table:style-name="ro1">
          <table:table-cell office:value-type="string">
            <text:p>SOP</text:p>
          </table:table-cell>
          <table:table-cell office:value-type="string">
            <text:p>FR0000050809</text:p>
          </table:table-cell>
          <table:table-cell office:value-type="string">
            <text:p>Sopra Steria Group</text:p>
          </table:table-cell>
        </table:table-row>
        <table:table-row table:style-name="ro1">
          <table:table-cell office:value-type="string">
            <text:p>ATO</text:p>
          </table:table-cell>
          <table:table-cell office:value-type="string">
            <text:p>FR0000051732</text:p>
          </table:table-cell>
          <table:table-cell office:value-type="string">
            <text:p>Atos</text:p>
          </table:table-cell>
        </table:table-row>
        <table:table-row table:style-name="ro1">
          <table:table-cell office:value-type="string">
            <text:p>TEP</text:p>
          </table:table-cell>
          <table:table-cell office:value-type="string">
            <text:p>FR0000051807</text:p>
          </table:table-cell>
          <table:table-cell office:value-type="string">
            <text:p>Teleperformance</text:p>
          </table:table-cell>
        </table:table-row>
        <table:table-row table:style-name="ro1">
          <table:table-cell office:value-type="string">
            <text:p>RMS</text:p>
          </table:table-cell>
          <table:table-cell office:value-type="string">
            <text:p>FR0000052292</text:p>
          </table:table-cell>
          <table:table-cell office:value-type="string">
            <text:p>Hermes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FR0000052516</text:p>
          </table:table-cell>
          <table:table-cell office:value-type="string">
            <text:p>Vilmorin Cie</text:p>
          </table:table-cell>
        </table:table-row>
        <table:table-row table:style-name="ro1">
          <table:table-cell office:value-type="string">
            <text:p>XPO</text:p>
          </table:table-cell>
          <table:table-cell office:value-type="string">
            <text:p>FR0000052870</text:p>
          </table:table-cell>
          <table:table-cell office:value-type="string">
            <text:p>XPO Logistics</text:p>
          </table:table-cell>
        </table:table-row>
        <table:table-row table:style-name="ro1">
          <table:table-cell office:value-type="string">
            <text:p>MMT</text:p>
          </table:table-cell>
          <table:table-cell office:value-type="string">
            <text:p>FR0000053225</text:p>
          </table:table-cell>
          <table:table-cell office:value-type="string">
            <text:p>Metropole Tv</text:p>
          </table:table-cell>
        </table:table-row>
        <table:table-row table:style-name="ro1">
          <table:table-cell office:value-type="string">
            <text:p>DBG</text:p>
          </table:table-cell>
          <table:table-cell office:value-type="string">
            <text:p>FR0000053381</text:p>
          </table:table-cell>
          <table:table-cell office:value-type="string">
            <text:p>Derichebourg</text:p>
          </table:table-cell>
        </table:table-row>
        <table:table-row table:style-name="ro1">
          <table:table-cell office:value-type="string">
            <text:p>UNBL</text:p>
          </table:table-cell>
          <table:table-cell office:value-type="string">
            <text:p>FR0000054215</text:p>
          </table:table-cell>
          <table:table-cell office:value-type="string">
            <text:p>Unibel</text:p>
          </table:table-cell>
        </table:table-row>
        <table:table-row table:style-name="ro1">
          <table:table-cell office:value-type="string">
            <text:p>UBI</text:p>
          </table:table-cell>
          <table:table-cell office:value-type="string">
            <text:p>FR0000054470</text:p>
          </table:table-cell>
          <table:table-cell office:value-type="string">
            <text:p>Ubisoft Entertainment</text:p>
          </table:table-cell>
        </table:table-row>
        <table:table-row table:style-name="ro1">
          <table:table-cell office:value-type="string">
            <text:p>TFI</text:p>
          </table:table-cell>
          <table:table-cell office:value-type="string">
            <text:p>FR0000054900</text:p>
          </table:table-cell>
          <table:table-cell office:value-type="string">
            <text:p>Tf1</text:p>
          </table:table-cell>
        </table:table-row>
        <table:table-row table:style-name="ro1">
          <table:table-cell office:value-type="string">
            <text:p>COVH</text:p>
          </table:table-cell>
          <table:table-cell office:value-type="string">
            <text:p>FR0000060303</text:p>
          </table:table-cell>
          <table:table-cell office:value-type="string">
            <text:p>Covivio Hotels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FR0000061129</text:p>
          </table:table-cell>
          <table:table-cell office:value-type="string">
            <text:p>Boiron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FR0000061137</text:p>
          </table:table-cell>
          <table:table-cell office:value-type="string">
            <text:p>Burelle</text:p>
          </table:table-cell>
        </table:table-row>
        <table:table-row table:style-name="ro1">
          <table:table-cell office:value-type="string">
            <text:p>ODET</text:p>
          </table:table-cell>
          <table:table-cell office:value-type="string">
            <text:p>FR0000062234</text:p>
          </table:table-cell>
          <table:table-cell office:value-type="string">
            <text:p>Financiere Odet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FR0000063935</text:p>
          </table:table-cell>
          <table:table-cell office:value-type="string">
            <text:p>Bonduelle</text:p>
          </table:table-cell>
        </table:table-row>
        <table:table-row table:style-name="ro1">
          <table:table-cell office:value-type="string">
            <text:p>STF</text:p>
          </table:table-cell>
          <table:table-cell office:value-type="string">
            <text:p>FR0000064271</text:p>
          </table:table-cell>
          <table:table-cell office:value-type="string">
            <text:p>STEF</text:p>
          </table:table-cell>
        </table:table-row>
        <table:table-row table:style-name="ro1">
          <table:table-cell office:value-type="string">
            <text:p>COV</text:p>
          </table:table-cell>
          <table:table-cell office:value-type="string">
            <text:p>FR0000064578</text:p>
          </table:table-cell>
          <table:table-cell office:value-type="string">
            <text:p>Covivio</text:p>
          </table:table-cell>
        </table:table-row>
        <table:table-row table:style-name="ro1">
          <table:table-cell office:value-type="string">
            <text:p>FFP</text:p>
          </table:table-cell>
          <table:table-cell office:value-type="string">
            <text:p>FR0000064784</text:p>
          </table:table-cell>
          <table:table-cell office:value-type="string">
            <text:p>FFP</text:p>
          </table:table-cell>
        </table:table-row>
        <table:table-row table:style-name="ro1">
          <table:table-cell office:value-type="string">
            <text:p>ATE</text:p>
          </table:table-cell>
          <table:table-cell office:value-type="string">
            <text:p>FR0000071946</text:p>
          </table:table-cell>
          <table:table-cell office:value-type="string">
            <text:p>Alten</text:p>
          </table:table-cell>
        </table:table-row>
        <table:table-row table:style-name="ro1">
          <table:table-cell office:value-type="string">
            <text:p>SAF</text:p>
          </table:table-cell>
          <table:table-cell office:value-type="string">
            <text:p>FR0000073272</text:p>
          </table:table-cell>
          <table:table-cell office:value-type="string">
            <text:p>Safran</text:p>
          </table:table-cell>
        </table:table-row>
        <table:table-row table:style-name="ro1">
          <table:table-cell office:value-type="string">
            <text:p>IPS</text:p>
          </table:table-cell>
          <table:table-cell office:value-type="string">
            <text:p>FR0000073298</text:p>
          </table:table-cell>
          <table:table-cell office:value-type="string">
            <text:p>Ipsos</text:p>
          </table:table-cell>
        </table:table-row>
        <table:table-row table:style-name="ro1">
          <table:table-cell office:value-type="string">
            <text:p>ARTO</text:p>
          </table:table-cell>
          <table:table-cell office:value-type="string">
            <text:p>FR0000076952</text:p>
          </table:table-cell>
          <table:table-cell office:value-type="string">
            <text:p>Artois Nom.</text:p>
          </table:table-cell>
        </table:table-row>
        <table:table-row table:style-name="ro1">
          <table:table-cell office:value-type="string">
            <text:p>MONC</text:p>
          </table:table-cell>
          <table:table-cell office:value-type="string">
            <text:p>FR0000076986</text:p>
          </table:table-cell>
          <table:table-cell office:value-type="string">
            <text:p>Moncey (fin.) Nom.</text:p>
          </table:table-cell>
        </table:table-row>
        <table:table-row table:style-name="ro1">
          <table:table-cell office:value-type="string">
            <text:p>DEC</text:p>
          </table:table-cell>
          <table:table-cell office:value-type="string">
            <text:p>FR0000077919</text:p>
          </table:table-cell>
          <table:table-cell office:value-type="string">
            <text:p>Jc Decaux Sa.</text:p>
          </table:table-cell>
        </table:table-row>
        <table:table-row table:style-name="ro1">
          <table:table-cell office:value-type="string">
            <text:p>CBDG</text:p>
          </table:table-cell>
          <table:table-cell office:value-type="string">
            <text:p>FR0000079659</text:p>
          </table:table-cell>
          <table:table-cell office:value-type="string">
            <text:p>Cambodge Nom.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0000120073</text:p>
          </table:table-cell>
          <table:table-cell office:value-type="string">
            <text:p>Air Liquide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FR0000120107</text:p>
          </table:table-cell>
          <table:table-cell office:value-type="string">
            <text:p>Savencia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FR0000120172</text:p>
          </table:table-cell>
          <table:table-cell office:value-type="string">
            <text:p>Carrefour</text:p>
          </table:table-cell>
        </table:table-row>
        <table:table-row table:style-name="ro1">
          <table:table-cell office:value-type="string">
            <text:p>CNP</text:p>
          </table:table-cell>
          <table:table-cell office:value-type="string">
            <text:p>FR0000120222</text:p>
          </table:table-cell>
          <table:table-cell office:value-type="string">
            <text:p>Cnp Assurances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string">
            <text:p>FR0000120271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FR0000120321</text:p>
          </table:table-cell>
          <table:table-cell office:value-type="string">
            <text:p>L'oreal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FR0000120354</text:p>
          </table:table-cell>
          <table:table-cell office:value-type="string">
            <text:p>Vallourec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FR0000120404</text:p>
          </table:table-cell>
          <table:table-cell office:value-type="string">
            <text:p>Accor Hotels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FR0000120503</text:p>
          </table:table-cell>
          <table:table-cell office:value-type="string">
            <text:p>Bouygues</text:p>
          </table:table-cell>
        </table:table-row>
        <table:table-row table:style-name="ro1">
          <table:table-cell office:value-type="string">
            <text:p>QDT</text:p>
          </table:table-cell>
          <table:table-cell office:value-type="string">
            <text:p>FR0000120560</text:p>
          </table:table-cell>
          <table:table-cell office:value-type="string">
            <text:p>Quadient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FR0000120578</text:p>
          </table:table-cell>
          <table:table-cell office:value-type="string">
            <text:p>Sanofi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FR0000120628</text:p>
          </table:table-cell>
          <table:table-cell office:value-type="string">
            <text:p>Ax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FR0000120644</text:p>
          </table:table-cell>
          <table:table-cell office:value-type="string">
            <text:p>Danone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FR0000120685</text:p>
          </table:table-cell>
          <table:table-cell office:value-type="string">
            <text:p>Natixis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FR0000120693</text:p>
          </table:table-cell>
          <table:table-cell office:value-type="string">
            <text:p>Pernod Ricard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FR0000120859</text:p>
          </table:table-cell>
          <table:table-cell office:value-type="string">
            <text:p>Imerys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FR0000120966</text:p>
          </table:table-cell>
          <table:table-cell office:value-type="string">
            <text:p>Bic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FR0000121014</text:p>
          </table:table-cell>
          <table:table-cell office:value-type="string">
            <text:p>Lvmh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string">
            <text:p>FR0000121121</text:p>
          </table:table-cell>
          <table:table-cell office:value-type="string">
            <text:p>Eurazeo</text:p>
          </table:table-cell>
        </table:table-row>
        <table:table-row table:style-name="ro1">
          <table:table-cell office:value-type="string">
            <text:p>EO</text:p>
          </table:table-cell>
          <table:table-cell office:value-type="string">
            <text:p>FR0000121147</text:p>
          </table:table-cell>
          <table:table-cell office:value-type="string">
            <text:p>Faurecia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FR0000121204</text:p>
          </table:table-cell>
          <table:table-cell office:value-type="string">
            <text:p>Wendel Invest.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FR0000121220</text:p>
          </table:table-cell>
          <table:table-cell office:value-type="string">
            <text:p>Sodexo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FR0000121261</text:p>
          </table:table-cell>
          <table:table-cell office:value-type="string">
            <text:p>Micheli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FR0000121329</text:p>
          </table:table-cell>
          <table:table-cell office:value-type="string">
            <text:p>Thales</text:p>
          </table:table-cell>
        </table:table-row>
        <table:table-row table:style-name="ro1">
          <table:table-cell office:value-type="string">
            <text:p>KER</text:p>
          </table:table-cell>
          <table:table-cell office:value-type="string">
            <text:p>FR0000121485</text:p>
          </table:table-cell>
          <table:table-cell office:value-type="string">
            <text:p>Kering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FR0000121501</text:p>
          </table:table-cell>
          <table:table-cell office:value-type="string">
            <text:p>Peugeot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FR0000121634</text:p>
          </table:table-cell>
          <table:table-cell office:value-type="string">
            <text:p>Colas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FR0000121667</text:p>
          </table:table-cell>
          <table:table-cell office:value-type="string">
            <text:p>EssilorLuxottica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FR0000121709</text:p>
          </table:table-cell>
          <table:table-cell office:value-type="string">
            <text:p>Seb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FR0000121725</text:p>
          </table:table-cell>
          <table:table-cell office:value-type="string">
            <text:p>Dassault Aviation</text:p>
          </table:table-cell>
        </table:table-row>
        <table:table-row table:style-name="ro1">
          <table:table-cell office:value-type="string">
            <text:p>FBEL</text:p>
          </table:table-cell>
          <table:table-cell office:value-type="string">
            <text:p>FR0000121857</text:p>
          </table:table-cell>
          <table:table-cell office:value-type="string">
            <text:p>Fromageries Bel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FR0000121964</text:p>
          </table:table-cell>
          <table:table-cell office:value-type="string">
            <text:p>Klepierr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FR0000121972</text:p>
          </table:table-cell>
          <table:table-cell office:value-type="string">
            <text:p>Schneider Electric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FR0000124141</text:p>
          </table:table-cell>
          <table:table-cell office:value-type="string">
            <text:p>Veolia Environ.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FR0000124570</text:p>
          </table:table-cell>
          <table:table-cell office:value-type="string">
            <text:p>Plastic Omnium</text:p>
          </table:table-cell>
        </table:table-row>
        <table:table-row table:style-name="ro1">
          <table:table-cell office:value-type="string">
            <text:p>SGO</text:p>
          </table:table-cell>
          <table:table-cell office:value-type="string">
            <text:p>FR0000125007</text:p>
          </table:table-cell>
          <table:table-cell office:value-type="string">
            <text:p>Saint Gobain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FR0000125338</text:p>
          </table:table-cell>
          <table:table-cell office:value-type="string">
            <text:p>CapGemini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FR0000125346</text:p>
          </table:table-cell>
          <table:table-cell office:value-type="string">
            <text:p>Ingenico Group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FR0000125486</text:p>
          </table:table-cell>
          <table:table-cell office:value-type="string">
            <text:p>Vinci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FR0000125585</text:p>
          </table:table-cell>
          <table:table-cell office:value-type="string">
            <text:p>Casino Guichard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FR0000125684</text:p>
          </table:table-cell>
          <table:table-cell office:value-type="string">
            <text:p>Zodiac Aerospace</text:p>
          </table:table-cell>
        </table:table-row>
        <table:table-row table:style-name="ro1">
          <table:table-cell office:value-type="string">
            <text:p>VIV</text:p>
          </table:table-cell>
          <table:table-cell office:value-type="string">
            <text:p>FR0000127771</text:p>
          </table:table-cell>
          <table:table-cell office:value-type="string">
            <text:p>Vivendi</text:p>
          </table:table-cell>
        </table:table-row>
        <table:table-row table:style-name="ro1">
          <table:table-cell office:value-type="string">
            <text:p>MMB</text:p>
          </table:table-cell>
          <table:table-cell office:value-type="string">
            <text:p>FR0000130213</text:p>
          </table:table-cell>
          <table:table-cell office:value-type="string">
            <text:p>Lagardere</text:p>
          </table:table-cell>
        </table:table-row>
        <table:table-row table:style-name="ro1">
          <table:table-cell office:value-type="string">
            <text:p>RCO</text:p>
          </table:table-cell>
          <table:table-cell office:value-type="string">
            <text:p>FR0000130395</text:p>
          </table:table-cell>
          <table:table-cell office:value-type="string">
            <text:p>Remy Cointreau</text:p>
          </table:table-cell>
        </table:table-row>
        <table:table-row table:style-name="ro1">
          <table:table-cell office:value-type="string">
            <text:p>CDI</text:p>
          </table:table-cell>
          <table:table-cell office:value-type="string">
            <text:p>FR0000130403</text:p>
          </table:table-cell>
          <table:table-cell office:value-type="string">
            <text:p>Christian Dior</text:p>
          </table:table-cell>
        </table:table-row>
        <table:table-row table:style-name="ro1">
          <table:table-cell office:value-type="string">
            <text:p>FGR</text:p>
          </table:table-cell>
          <table:table-cell office:value-type="string">
            <text:p>FR0000130452</text:p>
          </table:table-cell>
          <table:table-cell office:value-type="string">
            <text:p>Eiffage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FR0000130577</text:p>
          </table:table-cell>
          <table:table-cell office:value-type="string">
            <text:p>Publicis Groupe</text:p>
          </table:table-cell>
        </table:table-row>
        <table:table-row table:style-name="ro1">
          <table:table-cell office:value-type="string">
            <text:p>DSY</text:p>
          </table:table-cell>
          <table:table-cell office:value-type="string">
            <text:p>FR0000130650</text:p>
          </table:table-cell>
          <table:table-cell office:value-type="string">
            <text:p>Dassault Systemes</text:p>
          </table:table-cell>
        </table:table-row>
        <table:table-row table:style-name="ro1">
          <table:table-cell office:value-type="string">
            <text:p>GLE</text:p>
          </table:table-cell>
          <table:table-cell office:value-type="string">
            <text:p>FR0000130809</text:p>
          </table:table-cell>
          <table:table-cell office:value-type="string">
            <text:p>Societe Generale</text:p>
          </table:table-cell>
        </table:table-row>
        <table:table-row table:style-name="ro1">
          <table:table-cell office:value-type="string">
            <text:p>BNP</text:p>
          </table:table-cell>
          <table:table-cell office:value-type="string">
            <text:p>FR0000131104</text:p>
          </table:table-cell>
          <table:table-cell office:value-type="string">
            <text:p>Bnp Paribas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FR0000131757</text:p>
          </table:table-cell>
          <table:table-cell office:value-type="string">
            <text:p>Eramet</text:p>
          </table:table-cell>
        </table:table-row>
        <table:table-row table:style-name="ro1">
          <table:table-cell office:value-type="string">
            <text:p>RNO</text:p>
          </table:table-cell>
          <table:table-cell office:value-type="string">
            <text:p>FR0000131906</text:p>
          </table:table-cell>
          <table:table-cell office:value-type="string">
            <text:p>Renault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FR0000133308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ORP</text:p>
          </table:table-cell>
          <table:table-cell office:value-type="string">
            <text:p>FR0000184798</text:p>
          </table:table-cell>
          <table:table-cell office:value-type="string">
            <text:p>Orpea</text:p>
          </table:table-cell>
        </table:table-row>
        <table:table-row table:style-name="ro1">
          <table:table-cell office:value-type="string">
            <text:p>ITP</text:p>
          </table:table-cell>
          <table:table-cell office:value-type="string">
            <text:p>FR0004024222</text:p>
          </table:table-cell>
          <table:table-cell office:value-type="string">
            <text:p>Interparfums</text:p>
          </table:table-cell>
        </table:table-row>
        <table:table-row table:style-name="ro1">
          <table:table-cell office:value-type="string">
            <text:p>ILD</text:p>
          </table:table-cell>
          <table:table-cell office:value-type="string">
            <text:p>FR0004035913</text:p>
          </table:table-cell>
          <table:table-cell office:value-type="string">
            <text:p>Iliad</text:p>
          </table:table-cell>
        </table:table-row>
        <table:table-row table:style-name="ro1">
          <table:table-cell office:value-type="string">
            <text:p>AMUN</text:p>
          </table:table-cell>
          <table:table-cell office:value-type="string">
            <text:p>FR0004125920</text:p>
          </table:table-cell>
          <table:table-cell office:value-type="string">
            <text:p>Amundi</text:p>
          </table:table-cell>
        </table:table-row>
        <table:table-row table:style-name="ro1">
          <table:table-cell office:value-type="string">
            <text:p>TKTT</text:p>
          </table:table-cell>
          <table:table-cell office:value-type="string">
            <text:p>FR0004188670</text:p>
          </table:table-cell>
          <table:table-cell office:value-type="string">
            <text:p>Tarkett</text:p>
          </table:table-cell>
        </table:table-row>
        <table:table-row table:style-name="ro1">
          <table:table-cell office:value-type="string">
            <text:p>DIREN</text:p>
          </table:table-cell>
          <table:table-cell office:value-type="string">
            <text:p>FR0004191674</text:p>
          </table:table-cell>
          <table:table-cell office:value-type="string">
            <text:p>Direct Energie</text:p>
          </table:table-cell>
        </table:table-row>
        <table:table-row table:style-name="ro1">
          <table:table-cell office:value-type="string">
            <text:p>ELE</text:p>
          </table:table-cell>
          <table:table-cell office:value-type="string">
            <text:p>FR0004254035</text:p>
          </table:table-cell>
          <table:table-cell office:value-type="string">
            <text:p>Euler Hermes Group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string">
            <text:p>FR0005691656</text:p>
          </table:table-cell>
          <table:table-cell office:value-type="string">
            <text:p>Trigano</text:p>
          </table:table-cell>
        </table:table-row>
        <table:table-row table:style-name="ro1">
          <table:table-cell office:value-type="string">
            <text:p>BVI</text:p>
          </table:table-cell>
          <table:table-cell office:value-type="string">
            <text:p>FR0006174348</text:p>
          </table:table-cell>
          <table:table-cell office:value-type="string">
            <text:p>Bureau Veritas</text:p>
          </table:table-cell>
        </table:table-row>
        <table:table-row table:style-name="ro1">
          <table:table-cell office:value-type="string">
            <text:p>GFC</text:p>
          </table:table-cell>
          <table:table-cell office:value-type="string">
            <text:p>FR0010040865</text:p>
          </table:table-cell>
          <table:table-cell office:value-type="string">
            <text:p>Gecina Nom.</text:p>
          </table:table-cell>
        </table:table-row>
        <table:table-row table:style-name="ro1">
          <table:table-cell office:value-type="string">
            <text:p>NXI</text:p>
          </table:table-cell>
          <table:table-cell office:value-type="string">
            <text:p>FR0010112524</text:p>
          </table:table-cell>
          <table:table-cell office:value-type="string">
            <text:p>Nexity</text:p>
          </table:table-cell>
        </table:table-row>
        <table:table-row table:style-name="ro1">
          <table:table-cell office:value-type="string">
            <text:p>ENGI</text:p>
          </table:table-cell>
          <table:table-cell office:value-type="string">
            <text:p>FR0010208488</text:p>
          </table:table-cell>
          <table:table-cell office:value-type="string">
            <text:p>Engie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string">
            <text:p>FR0010220475</text:p>
          </table:table-cell>
          <table:table-cell office:value-type="string">
            <text:p>Alstom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MERY</text:p>
          </table:table-cell>
          <table:table-cell office:value-type="string">
            <text:p>FR0010241638</text:p>
          </table:table-cell>
          <table:table-cell office:value-type="string">
            <text:p>Mercialys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FR0010242511</text:p>
          </table:table-cell>
          <table:table-cell office:value-type="string">
            <text:p>EDF</text:p>
          </table:table-cell>
        </table:table-row>
        <table:table-row table:style-name="ro1">
          <table:table-cell office:value-type="string">
            <text:p>IPN</text:p>
          </table:table-cell>
          <table:table-cell office:value-type="string">
            <text:p>FR0010259150</text:p>
          </table:table-cell>
          <table:table-cell office:value-type="string">
            <text:p>Ipsen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FR0010307819</text:p>
          </table:table-cell>
          <table:table-cell office:value-type="string">
            <text:p>Legrand SA</text:p>
          </table:table-cell>
        </table:table-row>
        <table:table-row table:style-name="ro1">
          <table:table-cell office:value-type="string">
            <text:p>AKE</text:p>
          </table:table-cell>
          <table:table-cell office:value-type="string">
            <text:p>FR0010313833</text:p>
          </table:table-cell>
          <table:table-cell office:value-type="string">
            <text:p>Arkema</text:p>
          </table:table-cell>
        </table:table-row>
        <table:table-row table:style-name="ro1">
          <table:table-cell office:value-type="string">
            <text:p>ADP</text:p>
          </table:table-cell>
          <table:table-cell office:value-type="string">
            <text:p>FR0010340141</text:p>
          </table:table-cell>
          <table:table-cell office:value-type="string">
            <text:p>Adp</text:p>
          </table:table-cell>
        </table:table-row>
        <table:table-row table:style-name="ro1">
          <table:table-cell office:value-type="string">
            <text:p>KORI</text:p>
          </table:table-cell>
          <table:table-cell office:value-type="string">
            <text:p>FR0010386334</text:p>
          </table:table-cell>
          <table:table-cell office:value-type="string">
            <text:p>Korian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FR0010407049</text:p>
          </table:table-cell>
          <table:table-cell office:value-type="string">
            <text:p>Terreis</text:p>
          </table:table-cell>
        </table:table-row>
        <table:table-row table:style-name="ro1">
          <table:table-cell office:value-type="string">
            <text:p>SCR</text:p>
          </table:table-cell>
          <table:table-cell office:value-type="string">
            <text:p>FR0010411983</text:p>
          </table:table-cell>
          <table:table-cell office:value-type="string">
            <text:p>Scor</text:p>
          </table:table-cell>
        </table:table-row>
        <table:table-row table:style-name="ro1">
          <table:table-cell office:value-type="string">
            <text:p>DBV</text:p>
          </table:table-cell>
          <table:table-cell office:value-type="string">
            <text:p>FR0010417345</text:p>
          </table:table-cell>
          <table:table-cell office:value-type="string">
            <text:p>Dbv Technologies</text:p>
          </table:table-cell>
        </table:table-row>
        <table:table-row table:style-name="ro1">
          <table:table-cell office:value-type="string">
            <text:p>RXL</text:p>
          </table:table-cell>
          <table:table-cell office:value-type="string">
            <text:p>FR0010451203</text:p>
          </table:table-cell>
          <table:table-cell office:value-type="string">
            <text:p>Rexel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FR0010533075</text:p>
          </table:table-cell>
          <table:table-cell office:value-type="string">
            <text:p>Getlink (ex: Eurotunnel)</text:p>
          </table:table-cell>
        </table:table-row>
        <table:table-row table:style-name="ro1">
          <table:table-cell office:value-type="string">
            <text:p>SEV</text:p>
          </table:table-cell>
          <table:table-cell office:value-type="string">
            <text:p>FR0010613471</text:p>
          </table:table-cell>
          <table:table-cell office:value-type="string">
            <text:p>Suez Environnement</text:p>
          </table:table-cell>
        </table:table-row>
        <table:table-row table:style-name="ro1">
          <table:table-cell office:value-type="string">
            <text:p>COFA</text:p>
          </table:table-cell>
          <table:table-cell office:value-type="string">
            <text:p>FR0010667147</text:p>
          </table:table-cell>
          <table:table-cell office:value-type="string">
            <text:p>Coface</text:p>
          </table:table-cell>
        </table:table-row>
        <table:table-row table:style-name="ro1">
          <table:table-cell office:value-type="string">
            <text:p>CARM</text:p>
          </table:table-cell>
          <table:table-cell office:value-type="string">
            <text:p>FR0010828137</text:p>
          </table:table-cell>
          <table:table-cell office:value-type="string">
            <text:p>Carmila</text:p>
          </table:table-cell>
        </table:table-row>
        <table:table-row table:style-name="ro1">
          <table:table-cell office:value-type="string">
            <text:p>EDEN</text:p>
          </table:table-cell>
          <table:table-cell office:value-type="string">
            <text:p>FR0010908533</text:p>
          </table:table-cell>
          <table:table-cell office:value-type="string">
            <text:p>Edenred</text:p>
          </table:table-cell>
        </table:table-row>
        <table:table-row table:style-name="ro1">
          <table:table-cell office:value-type="string">
            <text:p>TCH</text:p>
          </table:table-cell>
          <table:table-cell office:value-type="string">
            <text:p>FR0010918292</text:p>
          </table:table-cell>
          <table:table-cell office:value-type="string">
            <text:p>Technicolor</text:p>
          </table:table-cell>
        </table:table-row>
        <table:table-row table:style-name="ro1">
          <table:table-cell office:value-type="string">
            <text:p>FNAC</text:p>
          </table:table-cell>
          <table:table-cell office:value-type="string">
            <text:p>FR0011476928</text:p>
          </table:table-cell>
          <table:table-cell office:value-type="string">
            <text:p>Fnac Darty</text:p>
          </table:table-cell>
        </table:table-row>
        <table:table-row table:style-name="ro1">
          <table:table-cell office:value-type="string">
            <text:p>NEOEN</text:p>
          </table:table-cell>
          <table:table-cell office:value-type="string">
            <text:p>FR0011675362</text:p>
          </table:table-cell>
          <table:table-cell office:value-type="string">
            <text:p>Neoen</text:p>
          </table:table-cell>
        </table:table-row>
        <table:table-row table:style-name="ro1">
          <table:table-cell office:value-type="string">
            <text:p>GTT</text:p>
          </table:table-cell>
          <table:table-cell office:value-type="string">
            <text:p>FR0011726835</text:p>
          </table:table-cell>
          <table:table-cell office:value-type="string">
            <text:p>GTT</text:p>
          </table:table-cell>
        </table:table-row>
        <table:table-row table:style-name="ro1">
          <table:table-cell office:value-type="string">
            <text:p>ELIOR</text:p>
          </table:table-cell>
          <table:table-cell office:value-type="string">
            <text:p>FR0011950732</text:p>
          </table:table-cell>
          <table:table-cell office:value-type="string">
            <text:p>Elior Group</text:p>
          </table:table-cell>
        </table:table-row>
        <table:table-row table:style-name="ro1">
          <table:table-cell office:value-type="string">
            <text:p>WLN</text:p>
          </table:table-cell>
          <table:table-cell office:value-type="string">
            <text:p>FR0011981968</text:p>
          </table:table-cell>
          <table:table-cell office:value-type="string">
            <text:p>Worldline</text:p>
          </table:table-cell>
        </table:table-row>
        <table:table-row table:style-name="ro1">
          <table:table-cell office:value-type="string">
            <text:p>ELIS</text:p>
          </table:table-cell>
          <table:table-cell office:value-type="string">
            <text:p>FR0012435121</text:p>
          </table:table-cell>
          <table:table-cell office:value-type="string">
            <text:p>Elis</text:p>
          </table:table-cell>
        </table:table-row>
        <table:table-row table:style-name="ro1">
          <table:table-cell office:value-type="string">
            <text:p>SPIE</text:p>
          </table:table-cell>
          <table:table-cell office:value-type="string">
            <text:p>FR0012757854</text:p>
          </table:table-cell>
          <table:table-cell office:value-type="string">
            <text:p>Spie</text:p>
          </table:table-cell>
        </table:table-row>
        <table:table-row table:style-name="ro1">
          <table:table-cell office:value-type="string">
            <text:p>EUCAR</text:p>
          </table:table-cell>
          <table:table-cell office:value-type="string">
            <text:p>FR0012789949</text:p>
          </table:table-cell>
          <table:table-cell office:value-type="string">
            <text:p>Europcar Mobility</text:p>
          </table:table-cell>
        </table:table-row>
        <table:table-row table:style-name="ro1">
          <table:table-cell office:value-type="string">
            <text:p>MDM</text:p>
          </table:table-cell>
          <table:table-cell office:value-type="string">
            <text:p>FR0013153541</text:p>
          </table:table-cell>
          <table:table-cell office:value-type="string">
            <text:p>Maisons du Monde</text:p>
          </table:table-cell>
        </table:table-row>
        <table:table-row table:style-name="ro1">
          <table:table-cell office:value-type="string">
            <text:p>DIM</text:p>
          </table:table-cell>
          <table:table-cell office:value-type="string">
            <text:p>FR0013154002</text:p>
          </table:table-cell>
          <table:table-cell office:value-type="string">
            <text:p>Sartorius Stedim Biotech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0013176526</text:p>
          </table:table-cell>
          <table:table-cell office:value-type="string">
            <text:p>Valeo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FR0013199916</text:p>
          </table:table-cell>
          <table:table-cell office:value-type="string">
            <text:p>Somfy Intl</text:p>
          </table:table-cell>
        </table:table-row>
        <table:table-row table:style-name="ro1">
          <table:table-cell office:value-type="string">
            <text:p>LOUP</text:p>
          </table:table-cell>
          <table:table-cell office:value-type="string">
            <text:p>FR0013204336</text:p>
          </table:table-cell>
          <table:table-cell office:value-type="string">
            <text:p>Ldc</text:p>
          </table:table-cell>
        </table:table-row>
        <table:table-row table:style-name="ro1">
          <table:table-cell office:value-type="string">
            <text:p>SMCP</text:p>
          </table:table-cell>
          <table:table-cell office:value-type="string">
            <text:p>FR0013214145</text:p>
          </table:table-cell>
          <table:table-cell office:value-type="string">
            <text:p>Smcp</text:p>
          </table:table-cell>
        </table:table-row>
        <table:table-row table:style-name="ro1">
          <table:table-cell office:value-type="string">
            <text:p>SOI</text:p>
          </table:table-cell>
          <table:table-cell office:value-type="string">
            <text:p>FR0013227113</text:p>
          </table:table-cell>
          <table:table-cell office:value-type="string">
            <text:p>Soitec Silicon</text:p>
          </table:table-cell>
        </table:table-row>
        <table:table-row table:style-name="ro1">
          <table:table-cell office:value-type="string">
            <text:p>TKO</text:p>
          </table:table-cell>
          <table:table-cell office:value-type="string">
            <text:p>FR0013230612</text:p>
          </table:table-cell>
          <table:table-cell office:value-type="string">
            <text:p>Tikehau Capital</text:p>
          </table:table-cell>
        </table:table-row>
        <table:table-row table:style-name="ro1">
          <table:table-cell office:value-type="string">
            <text:p>ALD</text:p>
          </table:table-cell>
          <table:table-cell office:value-type="string">
            <text:p>FR0013258662</text:p>
          </table:table-cell>
          <table:table-cell office:value-type="string">
            <text:p>Ald</text:p>
          </table:table-cell>
        </table:table-row>
        <table:table-row table:style-name="ro1">
          <table:table-cell office:value-type="string">
            <text:p>RUI</text:p>
          </table:table-cell>
          <table:table-cell office:value-type="string">
            <text:p>FR0013269123</text:p>
          </table:table-cell>
          <table:table-cell office:value-type="string">
            <text:p>Rubis</text:p>
          </table:table-cell>
        </table:table-row>
        <table:table-row table:style-name="ro1">
          <table:table-cell office:value-type="string">
            <text:p>BIM</text:p>
          </table:table-cell>
          <table:table-cell office:value-type="string">
            <text:p>FR0013280286</text:p>
          </table:table-cell>
          <table:table-cell office:value-type="string">
            <text:p>Biomerieux</text:p>
          </table:table-cell>
        </table:table-row>
        <table:table-row table:style-name="ro1">
          <table:table-cell office:value-type="string">
            <text:p>URW</text:p>
          </table:table-cell>
          <table:table-cell office:value-type="string">
            <text:p>FR0013326246</text:p>
          </table:table-cell>
          <table:table-cell office:value-type="string">
            <text:p>Unibail Rodamco Wes</text:p>
          </table:table-cell>
        </table:table-row>
        <table:table-row table:style-name="ro1">
          <table:table-cell office:value-type="string">
            <text:p>VRLA</text:p>
          </table:table-cell>
          <table:table-cell office:value-type="string">
            <text:p>FR0013447729</text:p>
          </table:table-cell>
          <table:table-cell office:value-type="string">
            <text:p>Verallia</text:p>
          </table:table-cell>
        </table:table-row>
        <table:table-row table:style-name="ro1">
          <table:table-cell office:value-type="string">
            <text:p>FDJ</text:p>
          </table:table-cell>
          <table:table-cell office:value-type="string">
            <text:p>FR0013451333</text:p>
          </table:table-cell>
          <table:table-cell office:value-type="string">
            <text:p>La Francaise des jeux - FDJ</text:p>
          </table:table-cell>
        </table:table-row>
        <table:table-row table:style-name="ro1">
          <table:table-cell office:value-type="string">
            <text:p>DGE</text:p>
          </table:table-cell>
          <table:table-cell office:value-type="string">
            <text:p>GB0002374006</text:p>
          </table:table-cell>
          <table:table-cell office:value-type="string">
            <text:p>Diageo</text:p>
          </table:table-cell>
        </table:table-row>
        <table:table-row table:style-name="ro1">
          <table:table-cell office:value-type="string">
            <text:p>HSB</text:p>
          </table:table-cell>
          <table:table-cell office:value-type="string">
            <text:p>GB0005405286</text:p>
          </table:table-cell>
          <table:table-cell office:value-type="string">
            <text:p>Hsbc Holdings</text:p>
          </table:table-cell>
        </table:table-row>
        <table:table-row table:style-name="ro1">
          <table:table-cell office:value-type="string">
            <text:p>FTI</text:p>
          </table:table-cell>
          <table:table-cell office:value-type="string">
            <text:p>GB00BDSFG982</text:p>
          </table:table-cell>
          <table:table-cell office:value-type="string">
            <text:p>TechnipFMC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string">
            <text:p>IT0001389631</text:p>
          </table:table-cell>
          <table:table-cell office:value-type="string">
            <text:p>Beni Stabili</text:p>
          </table:table-cell>
        </table:table-row>
        <table:table-row table:style-name="ro1">
          <table:table-cell office:value-type="string">
            <text:p>SESG</text:p>
          </table:table-cell>
          <table:table-cell office:value-type="string">
            <text:p>LU0088087324</text:p>
          </table:table-cell>
          <table:table-cell office:value-type="string">
            <text:p>SES Sa</text:p>
          </table:table-cell>
        </table:table-row>
        <table:table-row table:style-name="ro1">
          <table:table-cell office:value-type="string">
            <text:p>APAM</text:p>
          </table:table-cell>
          <table:table-cell office:value-type="string">
            <text:p>LU0569974404</text:p>
          </table:table-cell>
          <table:table-cell office:value-type="string">
            <text:p>Aperam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LU1598757687</text:p>
          </table:table-cell>
          <table:table-cell office:value-type="string">
            <text:p>Arcelor Mittal</text:p>
          </table:table-cell>
        </table:table-row>
        <table:table-row table:style-name="ro1">
          <table:table-cell office:value-type="string">
            <text:p>IAM</text:p>
          </table:table-cell>
          <table:table-cell office:value-type="string">
            <text:p>MA0000011488</text:p>
          </table:table-cell>
          <table:table-cell office:value-type="string">
            <text:p>Maroc Telecom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NL0000226223</text:p>
          </table:table-cell>
          <table:table-cell office:value-type="string">
            <text:p>Stmicroelectronics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NL0000235190</text:p>
          </table:table-cell>
          <table:table-cell office:value-type="string">
            <text:p>Airbus</text:p>
          </table:table-cell>
        </table:table-row>
        <table:table-row table:style-name="ro1">
          <table:table-cell office:value-type="string">
            <text:p>GTO</text:p>
          </table:table-cell>
          <table:table-cell office:value-type="string">
            <text:p>NL0000400653</text:p>
          </table:table-cell>
          <table:table-cell office:value-type="string">
            <text:p>Gemalto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NL0006294274</text:p>
          </table:table-cell>
          <table:table-cell office:value-type="string">
            <text:p>Euronext</text:p>
          </table:table-cell>
        </table:table-row>
        <table:table-row table:style-name="ro1">
          <table:table-cell office:value-type="string">
            <text:p>CNV</text:p>
          </table:table-cell>
          <table:table-cell office:value-type="string">
            <text:p>NL0010949392</text:p>
          </table:table-cell>
          <table:table-cell office:value-type="string">
            <text:p>Cnova NV</text:p>
          </table:table-cell>
        </table:table-row>
        <table:table-row table:style-name="ro1">
          <table:table-cell office:value-type="string">
            <text:p>CATR</text:p>
          </table:table-cell>
          <table:table-cell office:value-type="string">
            <text:p>US1491231015</text:p>
          </table:table-cell>
          <table:table-cell office:value-type="string">
            <text:p>Caterpillar Inc</text:p>
          </table:table-cell>
        </table:table-row>
        <table:table-row table:style-name="ro1">
          <table:table-cell office:value-type="string">
            <text:p>GNE</text:p>
          </table:table-cell>
          <table:table-cell office:value-type="string">
            <text:p>US3696041033</text:p>
          </table:table-cell>
          <table:table-cell office:value-type="string">
            <text:p>General Electric</text:p>
          </table:table-cell>
        </table:table-row>
        <table:table-row table:style-name="ro1">
          <table:table-cell office:value-type="string">
            <text:p>HXL</text:p>
          </table:table-cell>
          <table:table-cell office:value-type="string">
            <text:p>US4282911084</text:p>
          </table:table-cell>
          <table:table-cell office:value-type="string">
            <text:p>Hexcel Corp.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string">
            <text:p>US58933Y1055</text:p>
          </table:table-cell>
          <table:table-cell office:value-type="string">
            <text:p>Merck And Co Inc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US7181721090</text:p>
          </table:table-cell>
          <table:table-cell office:value-type="string">
            <text:p>Philip Morris Intl</text:p>
          </table:table-cell>
        </table:table-row>
        <table:table-row table:style-name="ro1">
          <table:table-cell office:value-type="string">
            <text:p>PGP</text:p>
          </table:table-cell>
          <table:table-cell office:value-type="string">
            <text:p>US7427181091</text:p>
          </table:table-cell>
          <table:table-cell office:value-type="string">
            <text:p>Procter Gamble</text:p>
          </table:table-cell>
        </table:table-row>
        <table:table-row table:style-name="ro1">
          <table:table-cell office:value-type="string">
            <text:p>RUSAL</text:p>
          </table:table-cell>
          <table:table-cell office:value-type="string">
            <text:p>US9098832093</text:p>
          </table:table-cell>
          <table:table-cell office:value-type="string">
            <text:p>GDS Rusal</text:p>
          </table:table-cell>
        </table:table-row>
        <table:table-row table:style-name="ro1">
          <table:table-cell office:value-type="string">
            <text:p>YUT</text:p>
          </table:table-cell>
          <table:table-cell office:value-type="string">
            <text:p>FR0000181067</text:p>
          </table:table-cell>
          <table:table-cell office:value-type="string">
            <text:p>Uni.Tech.0,10%20Cv</text:p>
          </table:table-cell>
        </table:table-row>
        <table:table-row table:style-name="ro1">
          <table:table-cell office:value-type="string">
            <text:p>YATA2</text:p>
          </table:table-cell>
          <table:table-cell office:value-type="string">
            <text:p>FR0010032839</text:p>
          </table:table-cell>
          <table:table-cell office:value-type="string">
            <text:p>ATARI OCE 1AVR20</text:p>
          </table:table-cell>
        </table:table-row>
        <table:table-row table:style-name="ro1">
          <table:table-cell office:value-type="string">
            <text:p>ULO</text:p>
          </table:table-cell>
          <table:table-cell office:value-type="string">
            <text:p>FR0010474056</text:p>
          </table:table-cell>
          <table:table-cell office:value-type="string">
            <text:p>UNIBAIL RODA ORA57</text:p>
          </table:table-cell>
        </table:table-row>
        <table:table-row table:style-name="ro1">
          <table:table-cell office:value-type="string">
            <text:p>YFTRN</text:p>
          </table:table-cell>
          <table:table-cell office:value-type="string">
            <text:p>FR0010532739</text:p>
          </table:table-cell>
          <table:table-cell office:value-type="string">
            <text:p>Futuren Oceane 2041</text:p>
          </table:table-cell>
        </table:table-row>
        <table:table-row table:style-name="ro1">
          <table:table-cell office:value-type="string">
            <text:p>ACAFJ</text:p>
          </table:table-cell>
          <table:table-cell office:value-type="string">
            <text:p>FR0010941021</text:p>
          </table:table-cell>
          <table:table-cell office:value-type="string">
            <text:p>Credit Agricole 4% - 09/2022</text:p>
          </table:table-cell>
        </table:table-row>
        <table:table-row table:style-name="ro1">
          <table:table-cell office:value-type="string">
            <text:p>YATA0</text:p>
          </table:table-cell>
          <table:table-cell office:value-type="string">
            <text:p>FR0012395663</text:p>
          </table:table-cell>
          <table:table-cell office:value-type="string">
            <text:p>ATARIOCEANE17FEB20</text:p>
          </table:table-cell>
        </table:table-row>
        <table:table-row table:style-name="ro1">
          <table:table-cell office:value-type="string">
            <text:p>YATA3</text:p>
          </table:table-cell>
          <table:table-cell office:value-type="string">
            <text:p>FR0013284452</text:p>
          </table:table-cell>
          <table:table-cell office:value-type="string">
            <text:p>ATARIOCEANE30OCT22</text:p>
          </table:table-cell>
        </table:table-row>
        <table:table-row table:style-name="ro1">
          <table:table-cell office:value-type="string">
            <text:p>OEX</text:p>
          </table:table-cell>
          <table:table-cell office:value-type="string">
            <text:p>US7837901088</text:p>
          </table:table-cell>
          <table:table-cell office:value-type="string">
            <text:p>S&amp;P 100</text:p>
          </table:table-cell>
        </table:table-row>
        <table:table-row table:style-name="ro1">
          <table:table-cell office:value-type="string">
            <text:p>AORD</text:p>
          </table:table-cell>
          <table:table-cell office:value-type="string">
            <text:p>ABC000000080</text:p>
          </table:table-cell>
          <table:table-cell office:value-type="string">
            <text:p>All Ordinaries - Australia</text:p>
          </table:table-cell>
        </table:table-row>
        <table:table-row table:style-name="ro1">
          <table:table-cell office:value-type="string">
            <text:p>HSIDX</text:p>
          </table:table-cell>
          <table:table-cell office:value-type="string">
            <text:p>ABC000000081</text:p>
          </table:table-cell>
          <table:table-cell office:value-type="string">
            <text:p>Hang Seng Index</text:p>
          </table:table-cell>
        </table:table-row>
        <table:table-row table:style-name="ro1">
          <table:table-cell office:value-type="string">
            <text:p>RTSIDX</text:p>
          </table:table-cell>
          <table:table-cell office:value-type="string">
            <text:p>ABC000000083</text:p>
          </table:table-cell>
          <table:table-cell office:value-type="string">
            <text:p>RTSI Index - Russie</text:p>
          </table:table-cell>
        </table:table-row>
        <table:table-row table:style-name="ro1">
          <table:table-cell office:value-type="string">
            <text:p>STIDX</text:p>
          </table:table-cell>
          <table:table-cell office:value-type="string">
            <text:p>ABC000000084</text:p>
          </table:table-cell>
          <table:table-cell office:value-type="string">
            <text:p>Straits Times - Singapour</text:p>
          </table:table-cell>
        </table:table-row>
        <table:table-row table:style-name="ro1">
          <table:table-cell office:value-type="string">
            <text:p>KS11DX</text:p>
          </table:table-cell>
          <table:table-cell office:value-type="string">
            <text:p>ABC000000085</text:p>
          </table:table-cell>
          <table:table-cell office:value-type="string">
            <text:p>KOSPI Composite - Coree</text:p>
          </table:table-cell>
        </table:table-row>
        <table:table-row table:style-name="ro1">
          <table:table-cell office:value-type="string">
            <text:p>BVSP</text:p>
          </table:table-cell>
          <table:table-cell office:value-type="string">
            <text:p>ABC000000086</text:p>
          </table:table-cell>
          <table:table-cell office:value-type="string">
            <text:p>Bovespa Index - Bresil</text:p>
          </table:table-cell>
        </table:table-row>
        <table:table-row table:style-name="ro1">
          <table:table-cell office:value-type="string">
            <text:p>BSESN</text:p>
          </table:table-cell>
          <table:table-cell office:value-type="string">
            <text:p>ABC000000116</text:p>
          </table:table-cell>
          <table:table-cell office:value-type="string">
            <text:p>Bombay BSE 30</text:p>
          </table:table-cell>
        </table:table-row>
        <table:table-row table:style-name="ro1">
          <table:table-cell office:value-type="string">
            <text:p>KKY</text:p>
          </table:table-cell>
          <table:table-cell office:value-type="string">
            <text:p>ABC003500361</text:p>
          </table:table-cell>
          <table:table-cell office:value-type="string">
            <text:p>Nikkei Index</text:p>
          </table:table-cell>
        </table:table-row>
        <table:table-row table:style-name="ro1">
          <table:table-cell office:value-type="string">
            <text:p>NDX</text:p>
          </table:table-cell>
          <table:table-cell office:value-type="string">
            <text:p>ABC003500379</text:p>
          </table:table-cell>
          <table:table-cell office:value-type="string">
            <text:p>Nasdaq 100</text:p>
          </table:table-cell>
        </table:table-row>
        <table:table-row table:style-name="ro1">
          <table:table-cell office:value-type="string">
            <text:p>SPX</text:p>
          </table:table-cell>
          <table:table-cell office:value-type="string">
            <text:p>ABC003500387</text:p>
          </table:table-cell>
          <table:table-cell office:value-type="string">
            <text:p>S&amp;P 500</text:p>
          </table:table-cell>
        </table:table-row>
        <table:table-row table:style-name="ro1">
          <table:table-cell office:value-type="string">
            <text:p>DJIA</text:p>
          </table:table-cell>
          <table:table-cell office:value-type="string">
            <text:p>ABC003500395</text:p>
          </table:table-cell>
          <table:table-cell office:value-type="string">
            <text:p>Wall Street 30</text:p>
          </table:table-cell>
        </table:table-row>
        <table:table-row table:style-name="ro1">
          <table:table-cell office:value-type="string">
            <text:p>@CCO</text:p>
          </table:table-cell>
          <table:table-cell office:value-type="string">
            <text:p>ABC003500403</text:p>
          </table:table-cell>
          <table:table-cell office:value-type="string">
            <text:p>Nasdaq Composite</text:p>
          </table:table-cell>
        </table:table-row>
        <table:table-row table:style-name="ro1">
          <table:table-cell office:value-type="string">
            <text:p>IBEX</text:p>
          </table:table-cell>
          <table:table-cell office:value-type="string">
            <text:p>ABC003500437</text:p>
          </table:table-cell>
          <table:table-cell office:value-type="string">
            <text:p>IBEX</text:p>
          </table:table-cell>
        </table:table-row>
        <table:table-row table:style-name="ro1">
          <table:table-cell office:value-type="string">
            <text:p>SOX</text:p>
          </table:table-cell>
          <table:table-cell office:value-type="string">
            <text:p>ABC003500445</text:p>
          </table:table-cell>
          <table:table-cell office:value-type="string">
            <text:p>Semiconductor Sector</text:p>
          </table:table-cell>
        </table:table-row>
        <table:table-row table:style-name="ro1">
          <table:table-cell office:value-type="string">
            <text:p>FTSE</text:p>
          </table:table-cell>
          <table:table-cell office:value-type="string">
            <text:p>ABC003500452</text:p>
          </table:table-cell>
          <table:table-cell office:value-type="string">
            <text:p>FTSE 100</text:p>
          </table:table-cell>
        </table:table-row>
        <table:table-row table:style-name="ro1">
          <table:table-cell office:value-type="string">
            <text:p>SSECOM</text:p>
          </table:table-cell>
          <table:table-cell office:value-type="string">
            <text:p>ABC003500453</text:p>
          </table:table-cell>
          <table:table-cell office:value-type="string">
            <text:p>China Shanghai Composite</text:p>
          </table:table-cell>
        </table:table-row>
        <table:table-row table:style-name="ro1">
          <table:table-cell office:value-type="string">
            <text:p>VIX</text:p>
          </table:table-cell>
          <table:table-cell office:value-type="string">
            <text:p>ABC003500458</text:p>
          </table:table-cell>
          <table:table-cell office:value-type="string">
            <text:p>Volatility Index VIX</text:p>
          </table:table-cell>
        </table:table-row>
        <table:table-row table:style-name="ro1">
          <table:table-cell office:value-type="string">
            <text:p>BEL20</text:p>
          </table:table-cell>
          <table:table-cell office:value-type="string">
            <text:p>BE0389555039</text:p>
          </table:table-cell>
          <table:table-cell office:value-type="string">
            <text:p>Bel 20</text:p>
          </table:table-cell>
        </table:table-row>
        <table:table-row table:style-name="ro1">
          <table:table-cell office:value-type="string">
            <text:p>SMI</text:p>
          </table:table-cell>
          <table:table-cell office:value-type="string">
            <text:p>CH0009980894</text:p>
          </table:table-cell>
          <table:table-cell office:value-type="string">
            <text:p>Smi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DE0008469008</text:p>
          </table:table-cell>
          <table:table-cell office:value-type="string">
            <text:p>DAX 30</text:p>
          </table:table-cell>
        </table:table-row>
        <table:table-row table:style-name="ro1">
          <table:table-cell office:value-type="string">
            <text:p>SX5E</text:p>
          </table:table-cell>
          <table:table-cell office:value-type="string">
            <text:p>EU0009658145</text:p>
          </table:table-cell>
          <table:table-cell office:value-type="string">
            <text:p>Euro Stoxx 50</text:p>
          </table:table-cell>
        </table:table-row>
        <table:table-row table:style-name="ro1">
          <table:table-cell office:value-type="string">
            <text:p>PX1</text:p>
          </table:table-cell>
          <table:table-cell office:value-type="string">
            <text:p>FR0003500008</text:p>
          </table:table-cell>
          <table:table-cell office:value-type="string">
            <text:p>Cac 40</text:p>
          </table:table-cell>
        </table:table-row>
        <table:table-row table:style-name="ro1">
          <table:table-cell office:value-type="string">
            <text:p>N100</text:p>
          </table:table-cell>
          <table:table-cell office:value-type="string">
            <text:p>FR0003502079</text:p>
          </table:table-cell>
          <table:table-cell office:value-type="string">
            <text:p>Euronext 100</text:p>
          </table:table-cell>
        </table:table-row>
        <table:table-row table:style-name="ro1">
          <table:table-cell office:value-type="string">
            <text:p>N150</text:p>
          </table:table-cell>
          <table:table-cell office:value-type="string">
            <text:p>FR0003502087</text:p>
          </table:table-cell>
          <table:table-cell office:value-type="string">
            <text:p>Next 150</text:p>
          </table:table-cell>
        </table:table-row>
        <table:table-row table:style-name="ro1">
          <table:table-cell office:value-type="string">
            <text:p>PX4</text:p>
          </table:table-cell>
          <table:table-cell office:value-type="string">
            <text:p>FR0003999481</text:p>
          </table:table-cell>
          <table:table-cell office:value-type="string">
            <text:p>SBF 120</text:p>
          </table:table-cell>
        </table:table-row>
        <table:table-row table:style-name="ro1">
          <table:table-cell office:value-type="string">
            <text:p>CACT</text:p>
          </table:table-cell>
          <table:table-cell office:value-type="string">
            <text:p>FR0003999499</text:p>
          </table:table-cell>
          <table:table-cell office:value-type="string">
            <text:p>CAC All Tradable</text:p>
          </table:table-cell>
        </table:table-row>
        <table:table-row table:style-name="ro1">
          <table:table-cell office:value-type="string">
            <text:p>CAPME</text:p>
          </table:table-cell>
          <table:table-cell office:value-type="string">
            <text:p>FR0011710375</text:p>
          </table:table-cell>
          <table:table-cell office:value-type="string">
            <text:p>CAC PME</text:p>
          </table:table-cell>
        </table:table-row>
        <table:table-row table:style-name="ro1">
          <table:table-cell office:value-type="string">
            <text:p>CACPN</text:p>
          </table:table-cell>
          <table:table-cell office:value-type="string">
            <text:p>FR0011710383</text:p>
          </table:table-cell>
          <table:table-cell office:value-type="string">
            <text:p>CAC PME NR</text:p>
          </table:table-cell>
        </table:table-row>
        <table:table-row table:style-name="ro1">
          <table:table-cell office:value-type="string">
            <text:p>CACPG</text:p>
          </table:table-cell>
          <table:table-cell office:value-type="string">
            <text:p>FR0011710391</text:p>
          </table:table-cell>
          <table:table-cell office:value-type="string">
            <text:p>CAC PME GR</text:p>
          </table:table-cell>
        </table:table-row>
        <table:table-row table:style-name="ro1">
          <table:table-cell office:value-type="string">
            <text:p>FTSEMIB</text:p>
          </table:table-cell>
          <table:table-cell office:value-type="string">
            <text:p>IT0003465736</text:p>
          </table:table-cell>
          <table:table-cell office:value-type="string">
            <text:p>FTSE MIB</text:p>
          </table:table-cell>
        </table:table-row>
        <table:table-row table:style-name="ro1">
          <table:table-cell office:value-type="string">
            <text:p>AEX</text:p>
          </table:table-cell>
          <table:table-cell office:value-type="string">
            <text:p>NL0000000107</text:p>
          </table:table-cell>
          <table:table-cell office:value-type="string">
            <text:p>AEX 25 Index</text:p>
          </table:table-cell>
        </table:table-row>
        <table:table-row table:style-name="ro1">
          <table:table-cell office:value-type="string">
            <text:p>PSI20</text:p>
          </table:table-cell>
          <table:table-cell office:value-type="string">
            <text:p>PTING0200002</text:p>
          </table:table-cell>
          <table:table-cell office:value-type="string">
            <text:p>PSI 20</text:p>
          </table:table-cell>
        </table:table-row>
        <table:table-row table:style-name="ro1">
          <table:table-cell office:value-type="string">
            <text:p>SIIC</text:p>
          </table:table-cell>
          <table:table-cell office:value-type="string">
            <text:p>QS0010980447</text:p>
          </table:table-cell>
          <table:table-cell office:value-type="string">
            <text:p>IEIF SIIC FRANCE</text:p>
          </table:table-cell>
        </table:table-row>
        <table:table-row table:style-name="ro1">
          <table:table-cell office:value-type="string">
            <text:p>CN20</text:p>
          </table:table-cell>
          <table:table-cell office:value-type="string">
            <text:p>QS0010989109</text:p>
          </table:table-cell>
          <table:table-cell office:value-type="string">
            <text:p>Cac Next20</text:p>
          </table:table-cell>
        </table:table-row>
        <table:table-row table:style-name="ro1">
          <table:table-cell office:value-type="string">
            <text:p>CACMD</text:p>
          </table:table-cell>
          <table:table-cell office:value-type="string">
            <text:p>QS0010989117</text:p>
          </table:table-cell>
          <table:table-cell office:value-type="string">
            <text:p>CAC Mid 60</text:p>
          </table:table-cell>
        </table:table-row>
        <table:table-row table:style-name="ro1">
          <table:table-cell office:value-type="string">
            <text:p>CACS</text:p>
          </table:table-cell>
          <table:table-cell office:value-type="string">
            <text:p>QS0010989125</text:p>
          </table:table-cell>
          <table:table-cell office:value-type="string">
            <text:p>CAC Small</text:p>
          </table:table-cell>
        </table:table-row>
        <table:table-row table:style-name="ro1">
          <table:table-cell office:value-type="string">
            <text:p>CACMS</text:p>
          </table:table-cell>
          <table:table-cell office:value-type="string">
            <text:p>QS0010989133</text:p>
          </table:table-cell>
          <table:table-cell office:value-type="string">
            <text:p>CAC Mid &amp; Small</text:p>
          </table:table-cell>
        </table:table-row>
        <table:table-row table:style-name="ro1">
          <table:table-cell office:value-type="string">
            <text:p>PAX</text:p>
          </table:table-cell>
          <table:table-cell office:value-type="string">
            <text:p>QS0010989141</text:p>
          </table:table-cell>
          <table:table-cell office:value-type="string">
            <text:p>Cac AllShares</text:p>
          </table:table-cell>
        </table:table-row>
        <table:table-row table:style-name="ro1">
          <table:table-cell office:value-type="string">
            <text:p>ALASI</text:p>
          </table:table-cell>
          <table:table-cell office:value-type="string">
            <text:p>QS0011040902</text:p>
          </table:table-cell>
          <table:table-cell office:value-type="string">
            <text:p>Alternext Allshare</text:p>
          </table:table-cell>
        </table:table-row>
        <table:table-row table:style-name="ro1">
          <table:table-cell office:value-type="string">
            <text:p>VCAC</text:p>
          </table:table-cell>
          <table:table-cell office:value-type="string">
            <text:p>QS0011052139</text:p>
          </table:table-cell>
          <table:table-cell office:value-type="string">
            <text:p>CAC 40 Volatilite</text:p>
          </table:table-cell>
        </table:table-row>
        <table:table-row table:style-name="ro1">
          <table:table-cell office:value-type="string">
            <text:p>BIOTK</text:p>
          </table:table-cell>
          <table:table-cell office:value-type="string">
            <text:p>QS0011095955</text:p>
          </table:table-cell>
          <table:table-cell office:value-type="string">
            <text:p>Next Biotech</text:p>
          </table:table-cell>
        </table:table-row>
        <table:table-row table:style-name="ro1">
          <table:table-cell office:value-type="string">
            <text:p>PX1NR</text:p>
          </table:table-cell>
          <table:table-cell office:value-type="string">
            <text:p>QS0011131826</text:p>
          </table:table-cell>
          <table:table-cell office:value-type="string">
            <text:p>CAC 40 NR</text:p>
          </table:table-cell>
        </table:table-row>
        <table:table-row table:style-name="ro1">
          <table:table-cell office:value-type="string">
            <text:p>PX1GR</text:p>
          </table:table-cell>
          <table:table-cell office:value-type="string">
            <text:p>QS0011131834</text:p>
          </table:table-cell>
          <table:table-cell office:value-type="string">
            <text:p>CAC 40 GR</text:p>
          </table:table-cell>
        </table:table-row>
        <table:table-row table:style-name="ro1">
          <table:table-cell office:value-type="string">
            <text:p>PX4NR</text:p>
          </table:table-cell>
          <table:table-cell office:value-type="string">
            <text:p>QS0011131842</text:p>
          </table:table-cell>
          <table:table-cell office:value-type="string">
            <text:p>SBF 120 NR</text:p>
          </table:table-cell>
        </table:table-row>
        <table:table-row table:style-name="ro1">
          <table:table-cell office:value-type="string">
            <text:p>CACLG</text:p>
          </table:table-cell>
          <table:table-cell office:value-type="string">
            <text:p>QS0011213657</text:p>
          </table:table-cell>
          <table:table-cell office:value-type="string">
            <text:p>CAC Large 60</text:p>
          </table:table-cell>
        </table:table-row>
        <table:table-row table:style-name="ro1">
          <table:table-cell office:value-type="string">
            <text:p>CMSG</text:p>
          </table:table-cell>
          <table:table-cell office:value-type="string">
            <text:p>QS0011213756</text:p>
          </table:table-cell>
          <table:table-cell office:value-type="string">
            <text:p>CAC Mid &amp; Small GR</text:p>
          </table:table-cell>
        </table:table-row>
        <table:table-row table:style-name="ro1">
          <table:table-cell office:value-type="string">
            <text:p>CAEXT</text:p>
          </table:table-cell>
          <table:table-cell office:value-type="string">
            <text:p>QS0011252754</text:p>
          </table:table-cell>
          <table:table-cell office:value-type="string">
            <text:p>CAC 40 EXT</text:p>
          </table:table-cell>
        </table:table-row>
        <table:table-row table:style-name="ro1">
          <table:table-cell office:value-type="string">
            <text:p>NBI</text:p>
          </table:table-cell>
          <table:table-cell office:value-type="string">
            <text:p>XC0006170267</text:p>
          </table:table-cell>
          <table:table-cell office:value-type="string">
            <text:p>Nasdaq Biotechnology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XC0009695252</text:p>
          </table:table-cell>
          <table:table-cell office:value-type="string">
            <text:p>TSX Composite - Canada</text:p>
          </table:table-cell>
        </table:table-row>
        <table:table-row table:style-name="ro1">
          <table:table-cell office:value-type="string">
            <text:p>VAEX</text:p>
          </table:table-cell>
          <table:table-cell office:value-type="string">
            <text:p>QS0011052147</text:p>
          </table:table-cell>
          <table:table-cell office:value-type="string">
            <text:p>AEX VOLAT.INDEX</text:p>
          </table:table-cell>
        </table:table-row>
        <table:table-row table:style-name="ro1">
          <table:table-cell office:value-type="string">
            <text:p>CAEXT</text:p>
          </table:table-cell>
          <table:table-cell office:value-type="string">
            <text:p>QS0011252754</text:p>
          </table:table-cell>
          <table:table-cell office:value-type="string">
            <text:p>CAC 40 EXT</text:p>
          </table:table-cell>
        </table:table-row>
        <table:table-row table:style-name="ro1">
          <table:table-cell office:value-type="string">
            <text:p>SR15Z</text:p>
          </table:table-cell>
          <table:table-cell office:value-type="string">
            <text:p>DE000CA0ZD72</text:p>
          </table:table-cell>
          <table:table-cell office:value-type="string">
            <text:p>CACF SHTOPENZ</text:p>
          </table:table-cell>
        </table:table-row>
        <table:table-row table:style-name="ro1">
          <table:table-cell office:value-type="string">
            <text:p>LV15Z</text:p>
          </table:table-cell>
          <table:table-cell office:value-type="string">
            <text:p>DE000CD5NZY1</text:p>
          </table:table-cell>
          <table:table-cell office:value-type="string">
            <text:p>LV15Z LEVOPENZ</text:p>
          </table:table-cell>
        </table:table-row>
        <table:table-row table:style-name="ro1">
          <table:table-cell office:value-type="string">
            <text:p>8T62Z</text:p>
          </table:table-cell>
          <table:table-cell office:value-type="string">
            <text:p>DE000CK9PM99</text:p>
          </table:table-cell>
          <table:table-cell office:value-type="string">
            <text:p>DAX5L PI OPENZ</text:p>
          </table:table-cell>
        </table:table-row>
        <table:table-row table:style-name="ro1">
          <table:table-cell office:value-type="string">
            <text:p>3U34Z</text:p>
          </table:table-cell>
          <table:table-cell office:value-type="string">
            <text:p>DE000CK9PVT8</text:p>
          </table:table-cell>
          <table:table-cell office:value-type="string">
            <text:p>DJI5S SHTOPENZ</text:p>
          </table:table-cell>
        </table:table-row>
        <table:table-row table:style-name="ro1">
          <table:table-cell office:value-type="string">
            <text:p>3U42Z</text:p>
          </table:table-cell>
          <table:table-cell office:value-type="string">
            <text:p>DE000CK9PW06</text:p>
          </table:table-cell>
          <table:table-cell office:value-type="string">
            <text:p>NDX5L LEVOPENZ</text:p>
          </table:table-cell>
        </table:table-row>
        <table:table-row table:style-name="ro1">
          <table:table-cell office:value-type="string">
            <text:p>7U27Z</text:p>
          </table:table-cell>
          <table:table-cell office:value-type="string">
            <text:p>DE000CK9Q5F0</text:p>
          </table:table-cell>
          <table:table-cell office:value-type="string">
            <text:p>ARG4L LEVOPENZ</text:p>
          </table:table-cell>
        </table:table-row>
        <table:table-row table:style-name="ro1">
          <table:table-cell office:value-type="string">
            <text:p>SH12Z</text:p>
          </table:table-cell>
          <table:table-cell office:value-type="string">
            <text:p>DE000CK9RDA2</text:p>
          </table:table-cell>
          <table:table-cell office:value-type="string">
            <text:p>SH12Z PI OPENZ</text:p>
          </table:table-cell>
        </table:table-row>
        <table:table-row table:style-name="ro1">
          <table:table-cell office:value-type="string">
            <text:p>ST15Z</text:p>
          </table:table-cell>
          <table:table-cell office:value-type="string">
            <text:p>DE000CL1GL63</text:p>
          </table:table-cell>
          <table:table-cell office:value-type="string">
            <text:p>CACF SHTOPENZ</text:p>
          </table:table-cell>
        </table:table-row>
        <table:table-row table:style-name="ro1">
          <table:table-cell office:value-type="string">
            <text:p>LR15Z</text:p>
          </table:table-cell>
          <table:table-cell office:value-type="string">
            <text:p>DE000CL1GML9</text:p>
          </table:table-cell>
          <table:table-cell office:value-type="string">
            <text:p>CACF LEVOPENZ</text:p>
          </table:table-cell>
        </table:table-row>
        <table:table-row table:style-name="ro1">
          <table:table-cell office:value-type="string">
            <text:p>SHR5Z</text:p>
          </table:table-cell>
          <table:table-cell office:value-type="string">
            <text:p>DE000CZ28YZ6</text:p>
          </table:table-cell>
          <table:table-cell office:value-type="string">
            <text:p>SHR5Z SHTOPENZ</text:p>
          </table:table-cell>
        </table:table-row>
        <table:table-row table:style-name="ro1">
          <table:table-cell office:value-type="string">
            <text:p>LV10Z</text:p>
          </table:table-cell>
          <table:table-cell office:value-type="string">
            <text:p>DE000CZ28ZC2</text:p>
          </table:table-cell>
          <table:table-cell office:value-type="string">
            <text:p>LV10Z PI OPENZ</text:p>
          </table:table-cell>
        </table:table-row>
        <table:table-row table:style-name="ro1">
          <table:table-cell office:value-type="string">
            <text:p>LWT5Z</text:p>
          </table:table-cell>
          <table:table-cell office:value-type="string">
            <text:p>DE000CZ28ZF5</text:p>
          </table:table-cell>
          <table:table-cell office:value-type="string">
            <text:p>OILCR LEVOPENZ</text:p>
          </table:table-cell>
        </table:table-row>
        <table:table-row table:style-name="ro1">
          <table:table-cell office:value-type="string">
            <text:p>LG10Z</text:p>
          </table:table-cell>
          <table:table-cell office:value-type="string">
            <text:p>DE000CZ28ZG3</text:p>
          </table:table-cell>
          <table:table-cell office:value-type="string">
            <text:p>LG10Z LEVOPENZ</text:p>
          </table:table-cell>
        </table:table-row>
        <table:table-row table:style-name="ro1">
          <table:table-cell office:value-type="string">
            <text:p>LG12Z</text:p>
          </table:table-cell>
          <table:table-cell office:value-type="string">
            <text:p>DE000CZ28ZH1</text:p>
          </table:table-cell>
          <table:table-cell office:value-type="string">
            <text:p>LG12Z LEVOPENZ</text:p>
          </table:table-cell>
        </table:table-row>
        <table:table-row table:style-name="ro1">
          <table:table-cell office:value-type="string">
            <text:p>LG15Z</text:p>
          </table:table-cell>
          <table:table-cell office:value-type="string">
            <text:p>DE000CZ28ZJ7</text:p>
          </table:table-cell>
          <table:table-cell office:value-type="string">
            <text:p>LG15Z LEVOPENZ</text:p>
          </table:table-cell>
        </table:table-row>
        <table:table-row table:style-name="ro1">
          <table:table-cell office:value-type="string">
            <text:p>SH15Z</text:p>
          </table:table-cell>
          <table:table-cell office:value-type="string">
            <text:p>DE000CZ5L7K3</text:p>
          </table:table-cell>
          <table:table-cell office:value-type="string">
            <text:p>Leverage short x15 CAC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FR0000001646</text:p>
          </table:table-cell>
          <table:table-cell office:value-type="string">
            <text:p>Tracks Msci Util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FR0000001687</text:p>
          </table:table-cell>
          <table:table-cell office:value-type="string">
            <text:p>Tracks Msci Telcom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FR0000001752</text:p>
          </table:table-cell>
          <table:table-cell office:value-type="string">
            <text:p>SPDR MSCI CO.DI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FR0007052782</text:p>
          </table:table-cell>
          <table:table-cell office:value-type="string">
            <text:p>Lyxor ETF CAC 40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FR0007054358</text:p>
          </table:table-cell>
          <table:table-cell office:value-type="string">
            <text:p>Dj Eur.St.50Ma.Etf</text:p>
          </table:table-cell>
        </table:table-row>
        <table:table-row table:style-name="ro1">
          <table:table-cell office:value-type="string">
            <text:p>DJE</text:p>
          </table:table-cell>
          <table:table-cell office:value-type="string">
            <text:p>FR0007056841</text:p>
          </table:table-cell>
          <table:table-cell office:value-type="string">
            <text:p>Mast.Dow Jones Etf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FR0007063177</text:p>
          </table:table-cell>
          <table:table-cell office:value-type="string">
            <text:p>Msci Us Tech Mast.</text:p>
          </table:table-cell>
        </table:table-row>
        <table:table-row table:style-name="ro1">
          <table:table-cell office:value-type="string">
            <text:p>SYU</text:p>
          </table:table-cell>
          <table:table-cell office:value-type="string">
            <text:p>FR0007068036</text:p>
          </table:table-cell>
          <table:table-cell office:value-type="string">
            <text:p>Easyetf Euro Uti</text:p>
          </table:table-cell>
        </table:table-row>
        <table:table-row table:style-name="ro1">
          <table:table-cell office:value-type="string">
            <text:p>SYT</text:p>
          </table:table-cell>
          <table:table-cell office:value-type="string">
            <text:p>FR0007068044</text:p>
          </table:table-cell>
          <table:table-cell office:value-type="string">
            <text:p>Easyetf Euro Tel</text:p>
          </table:table-cell>
        </table:table-row>
        <table:table-row table:style-name="ro1">
          <table:table-cell office:value-type="string">
            <text:p>SYM</text:p>
          </table:table-cell>
          <table:table-cell office:value-type="string">
            <text:p>FR0007068051</text:p>
          </table:table-cell>
          <table:table-cell office:value-type="string">
            <text:p>Easyetf Euro Med</text:p>
          </table:table-cell>
        </table:table-row>
        <table:table-row table:style-name="ro1">
          <table:table-cell office:value-type="string">
            <text:p>SYQ</text:p>
          </table:table-cell>
          <table:table-cell office:value-type="string">
            <text:p>FR0007068069</text:p>
          </table:table-cell>
          <table:table-cell office:value-type="string">
            <text:p>Easyetf Euro Tec</text:p>
          </table:table-cell>
        </table:table-row>
        <table:table-row table:style-name="ro1">
          <table:table-cell office:value-type="string">
            <text:p>SYB</text:p>
          </table:table-cell>
          <table:table-cell office:value-type="string">
            <text:p>FR0007068077</text:p>
          </table:table-cell>
          <table:table-cell office:value-type="string">
            <text:p>Easyetf Euro Bnk</text:p>
          </table:table-cell>
        </table:table-row>
        <table:table-row table:style-name="ro1">
          <table:table-cell office:value-type="string">
            <text:p>SYE</text:p>
          </table:table-cell>
          <table:table-cell office:value-type="string">
            <text:p>FR0007068085</text:p>
          </table:table-cell>
          <table:table-cell office:value-type="string">
            <text:p>Easyetf Euro Ene</text:p>
          </table:table-cell>
        </table:table-row>
        <table:table-row table:style-name="ro1">
          <table:table-cell office:value-type="string">
            <text:p>SYH</text:p>
          </table:table-cell>
          <table:table-cell office:value-type="string">
            <text:p>FR0007068093</text:p>
          </table:table-cell>
          <table:table-cell office:value-type="string">
            <text:p>Easyetf Euro Hlt</text:p>
          </table:table-cell>
        </table:table-row>
        <table:table-row table:style-name="ro1">
          <table:table-cell office:value-type="string">
            <text:p>SYI</text:p>
          </table:table-cell>
          <table:table-cell office:value-type="string">
            <text:p>FR0007068101</text:p>
          </table:table-cell>
          <table:table-cell office:value-type="string">
            <text:p>Easyetf Euro Ins</text:p>
          </table:table-cell>
        </table:table-row>
        <table:table-row table:style-name="ro1">
          <table:table-cell office:value-type="string">
            <text:p>MGT</text:p>
          </table:table-cell>
          <table:table-cell office:value-type="string">
            <text:p>FR0007075494</text:p>
          </table:table-cell>
          <table:table-cell office:value-type="string">
            <text:p>Lyxor Titans 50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FR0007080973</text:p>
          </table:table-cell>
          <table:table-cell office:value-type="string">
            <text:p>Casam ETF CAC 40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FR0007085501</text:p>
          </table:table-cell>
          <table:table-cell office:value-type="string">
            <text:p>Ftseur80 Mast Unit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FR0010010827</text:p>
          </table:table-cell>
          <table:table-cell office:value-type="string">
            <text:p>LYXOR ETF FTSE MIB</text:p>
          </table:table-cell>
        </table:table-row>
        <table:table-row table:style-name="ro1">
          <table:table-cell office:value-type="string">
            <text:p>SYA</text:p>
          </table:table-cell>
          <table:table-cell office:value-type="string">
            <text:p>FR0010018333</text:p>
          </table:table-cell>
          <table:table-cell office:value-type="string">
            <text:p>Easyetf Euro Auto</text:p>
          </table:table-cell>
        </table:table-row>
        <table:table-row table:style-name="ro1">
          <table:table-cell office:value-type="string">
            <text:p>SYC</text:p>
          </table:table-cell>
          <table:table-cell office:value-type="string">
            <text:p>FR0010018341</text:p>
          </table:table-cell>
          <table:table-cell office:value-type="string">
            <text:p>Easyetf Euro Con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FR0010028860</text:p>
          </table:table-cell>
          <table:table-cell office:value-type="string">
            <text:p>Lyxor ETF EuroMTS Global</text:p>
          </table:table-cell>
        </table:table-row>
        <table:table-row table:style-name="ro1">
          <table:table-cell office:value-type="string">
            <text:p>MTB</text:p>
          </table:table-cell>
          <table:table-cell office:value-type="string">
            <text:p>FR0010037234</text:p>
          </table:table-cell>
          <table:table-cell office:value-type="string">
            <text:p>Lyxor ETF EuroMTS 3-5 ans</text:p>
          </table:table-cell>
        </table:table-row>
        <table:table-row table:style-name="ro1">
          <table:table-cell office:value-type="string">
            <text:p>MTE</text:p>
          </table:table-cell>
          <table:table-cell office:value-type="string">
            <text:p>FR0010037242</text:p>
          </table:table-cell>
          <table:table-cell office:value-type="string">
            <text:p>Lyxor ETF EuroMTS 10-15 ans</text:p>
          </table:table-cell>
        </table:table-row>
        <table:table-row table:style-name="ro1">
          <table:table-cell office:value-type="string">
            <text:p>E40</text:p>
          </table:table-cell>
          <table:table-cell office:value-type="string">
            <text:p>FR0010150458</text:p>
          </table:table-cell>
          <table:table-cell office:value-type="string">
            <text:p>Easyetf Cac 40</text:p>
          </table:table-cell>
        </table:table-row>
        <table:table-row table:style-name="ro1">
          <table:table-cell office:value-type="string">
            <text:p>GWT</text:p>
          </table:table-cell>
          <table:table-cell office:value-type="string">
            <text:p>FR0010168765</text:p>
          </table:table-cell>
          <table:table-cell office:value-type="string">
            <text:p>Lyxor MSCI Growth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FR0010168773</text:p>
          </table:table-cell>
          <table:table-cell office:value-type="string">
            <text:p>Lyxor Msci Small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FR0010168781</text:p>
          </table:table-cell>
          <table:table-cell office:value-type="string">
            <text:p>Lyxor Msci Value</text:p>
          </table:table-cell>
        </table:table-row>
        <table:table-row table:style-name="ro1">
          <table:table-cell office:value-type="string">
            <text:p>MTI</text:p>
          </table:table-cell>
          <table:table-cell office:value-type="string">
            <text:p>FR0010174292</text:p>
          </table:table-cell>
          <table:table-cell office:value-type="string">
            <text:p>Lyxor Inflation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FR0010204073</text:p>
          </table:table-cell>
          <table:table-cell office:value-type="string">
            <text:p>Lyxor Est Europe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FR0010204081</text:p>
          </table:table-cell>
          <table:table-cell office:value-type="string">
            <text:p>Lyxor Etf China</text:p>
          </table:table-cell>
        </table:table-row>
        <table:table-row table:style-name="ro1">
          <table:table-cell office:value-type="string">
            <text:p>MTA</text:p>
          </table:table-cell>
          <table:table-cell office:value-type="string">
            <text:p>FR0010222224</text:p>
          </table:table-cell>
          <table:table-cell office:value-type="string">
            <text:p>Lyxor Mts 1-3Y</text:p>
          </table:table-cell>
        </table:table-row>
        <table:table-row table:style-name="ro1">
          <table:table-cell office:value-type="string">
            <text:p>JPN</text:p>
          </table:table-cell>
          <table:table-cell office:value-type="string">
            <text:p>FR0010245514</text:p>
          </table:table-cell>
          <table:table-cell office:value-type="string">
            <text:p>Lyxor Etf Japan</text:p>
          </table:table-cell>
        </table:table-row>
        <table:table-row table:style-name="ro1">
          <table:table-cell office:value-type="string">
            <text:p>MEU</text:p>
          </table:table-cell>
          <table:table-cell office:value-type="string">
            <text:p>FR0010261198</text:p>
          </table:table-cell>
          <table:table-cell office:value-type="string">
            <text:p>Lyxor Etf Msci Eu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FR0010270033</text:p>
          </table:table-cell>
          <table:table-cell office:value-type="string">
            <text:p>Lyxor ETF Commodities CRB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FR0010296061</text:p>
          </table:table-cell>
          <table:table-cell office:value-type="string">
            <text:p>Lyxor Etf Msci Usa</text:p>
          </table:table-cell>
        </table:table-row>
        <table:table-row table:style-name="ro1">
          <table:table-cell office:value-type="string">
            <text:p>1009N</text:p>
          </table:table-cell>
          <table:table-cell office:value-type="string">
            <text:p>FR0010307389</text:p>
          </table:table-cell>
          <table:table-cell office:value-type="string">
            <text:p>Ctor06Ab</text:p>
          </table:table-cell>
        </table:table-row>
        <table:table-row table:style-name="ro1">
          <table:table-cell office:value-type="string">
            <text:p>1007N</text:p>
          </table:table-cell>
          <table:table-cell office:value-type="string">
            <text:p>FR0010307421</text:p>
          </table:table-cell>
          <table:table-cell office:value-type="string">
            <text:p>Ctargent06Ab</text:p>
          </table:table-cell>
        </table:table-row>
        <table:table-row table:style-name="ro1">
          <table:table-cell office:value-type="string">
            <text:p>1008N</text:p>
          </table:table-cell>
          <table:table-cell office:value-type="string">
            <text:p>FR0010307439</text:p>
          </table:table-cell>
          <table:table-cell office:value-type="string">
            <text:p>Ctbrent06Ab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FR0010312124</text:p>
          </table:table-cell>
          <table:table-cell office:value-type="string">
            <text:p>Lyxor Asia Pa Exj</text:p>
          </table:table-cell>
        </table:table-row>
        <table:table-row table:style-name="ro1">
          <table:table-cell office:value-type="string">
            <text:p>WLD</text:p>
          </table:table-cell>
          <table:table-cell office:value-type="string">
            <text:p>FR0010315770</text:p>
          </table:table-cell>
          <table:table-cell office:value-type="string">
            <text:p>Lyxor Msci World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FR0010326140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FR0010326256</text:p>
          </table:table-cell>
          <table:table-cell office:value-type="string">
            <text:p>Lyxor Etf Turkey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FR0010342592</text:p>
          </table:table-cell>
          <table:table-cell office:value-type="string">
            <text:p>Sgamnasdaq100Lev</text:p>
          </table:table-cell>
        </table:table-row>
        <table:table-row table:style-name="ro1">
          <table:table-cell office:value-type="string">
            <text:p>1134N</text:p>
          </table:table-cell>
          <table:table-cell office:value-type="string">
            <text:p>FR0010342683</text:p>
          </table:table-cell>
          <table:table-cell office:value-type="string">
            <text:p>Water99Oeab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FR0010346205</text:p>
          </table:table-cell>
          <table:table-cell office:value-type="string">
            <text:p>Lyxor Etf Commodities CRB Non-Energy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FR0010361675</text:p>
          </table:table-cell>
          <table:table-cell office:value-type="string">
            <text:p>Lyxor Etf Hsi</text:p>
          </table:table-cell>
        </table:table-row>
        <table:table-row table:style-name="ro1">
          <table:table-cell office:value-type="string">
            <text:p>INR</text:p>
          </table:table-cell>
          <table:table-cell office:value-type="string">
            <text:p>FR0010361683</text:p>
          </table:table-cell>
          <table:table-cell office:value-type="string">
            <text:p>Lyxor ETF india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FR0010361691</text:p>
          </table:table-cell>
          <table:table-cell office:value-type="string">
            <text:p>Lyx.Etf Msci Korea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FR0010397554</text:p>
          </table:table-cell>
          <table:table-cell office:value-type="string">
            <text:p>Lyx Etf Msci Mala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FR0010405431</text:p>
          </table:table-cell>
          <table:table-cell office:value-type="string">
            <text:p>Lyxor ETF MSCI Greece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FR0010408799</text:p>
          </table:table-cell>
          <table:table-cell office:value-type="string">
            <text:p>Lyxor Etf Brazil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FR0010410266</text:p>
          </table:table-cell>
          <table:table-cell office:value-type="string">
            <text:p>Lyxor Lat America</text:p>
          </table:table-cell>
        </table:table-row>
        <table:table-row table:style-name="ro1">
          <table:table-cell office:value-type="string">
            <text:p>MTC</text:p>
          </table:table-cell>
          <table:table-cell office:value-type="string">
            <text:p>FR0010411413</text:p>
          </table:table-cell>
          <table:table-cell office:value-type="string">
            <text:p>Lyxoreuromts 5-7Y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FR0010411439</text:p>
          </table:table-cell>
          <table:table-cell office:value-type="string">
            <text:p>Lyxor Euromts7-10Y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FR0010411884</text:p>
          </table:table-cell>
          <table:table-cell office:value-type="string">
            <text:p>Lyxor CAC40 double short</text:p>
          </table:table-cell>
        </table:table-row>
        <table:table-row table:style-name="ro1">
          <table:table-cell office:value-type="string">
            <text:p>BSX</text:p>
          </table:table-cell>
          <table:table-cell office:value-type="string">
            <text:p>FR0010424135</text:p>
          </table:table-cell>
          <table:table-cell office:value-type="string">
            <text:p>Sgamestxx50 Bear</text:p>
          </table:table-cell>
        </table:table-row>
        <table:table-row table:style-name="ro1">
          <table:table-cell office:value-type="string">
            <text:p>BXX</text:p>
          </table:table-cell>
          <table:table-cell office:value-type="string">
            <text:p>FR0010424143</text:p>
          </table:table-cell>
          <table:table-cell office:value-type="string">
            <text:p>Sgamestxx50 Xbear</text:p>
          </table:table-cell>
        </table:table-row>
        <table:table-row table:style-name="ro1">
          <table:table-cell office:value-type="string">
            <text:p>LEM</text:p>
          </table:table-cell>
          <table:table-cell office:value-type="string">
            <text:p>FR0010429068</text:p>
          </table:table-cell>
          <table:table-cell office:value-type="string">
            <text:p>LYXOR ETF MSCI EM</text:p>
          </table:table-cell>
        </table:table-row>
        <table:table-row table:style-name="ro1">
          <table:table-cell office:value-type="string">
            <text:p>L100</text:p>
          </table:table-cell>
          <table:table-cell office:value-type="string">
            <text:p>FR0010438127</text:p>
          </table:table-cell>
          <table:table-cell office:value-type="string">
            <text:p>Lyxor ETF FTSE 100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FR0010444786</text:p>
          </table:table-cell>
          <table:table-cell office:value-type="string">
            <text:p>Lyxor Etf Msci Tw</text:p>
          </table:table-cell>
        </table:table-row>
        <table:table-row table:style-name="ro1">
          <table:table-cell office:value-type="string">
            <text:p>AFS</text:p>
          </table:table-cell>
          <table:table-cell office:value-type="string">
            <text:p>FR0010464446</text:p>
          </table:table-cell>
          <table:table-cell office:value-type="string">
            <text:p>Lyxor South Africa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FR0010468983</text:p>
          </table:table-cell>
          <table:table-cell office:value-type="string">
            <text:p>Lyxor Levstoxx50</text:p>
          </table:table-cell>
        </table:table-row>
        <table:table-row table:style-name="ro1">
          <table:table-cell office:value-type="string">
            <text:p>MTF</text:p>
          </table:table-cell>
          <table:table-cell office:value-type="string">
            <text:p>FR0010481093</text:p>
          </table:table-cell>
          <table:table-cell office:value-type="string">
            <text:p>LYXOR ETF EUROMTS 1</text:p>
          </table:table-cell>
        </table:table-row>
        <table:table-row table:style-name="ro1">
          <table:table-cell office:value-type="string">
            <text:p>CSH</text:p>
          </table:table-cell>
          <table:table-cell office:value-type="string">
            <text:p>FR0010510800</text:p>
          </table:table-cell>
          <table:table-cell office:value-type="string">
            <text:p>Lyx.Etf Eurocash</text:p>
          </table:table-cell>
        </table:table-row>
        <table:table-row table:style-name="ro1">
          <table:table-cell office:value-type="string">
            <text:p>2125S</text:p>
          </table:table-cell>
          <table:table-cell office:value-type="string">
            <text:p>FR0010511543</text:p>
          </table:table-cell>
          <table:table-cell office:value-type="string">
            <text:p>Wti Pi Opens</text:p>
          </table:table-cell>
        </table:table-row>
        <table:table-row table:style-name="ro1">
          <table:table-cell office:value-type="string">
            <text:p>NRJ</text:p>
          </table:table-cell>
          <table:table-cell office:value-type="string">
            <text:p>FR0010524777</text:p>
          </table:table-cell>
          <table:table-cell office:value-type="string">
            <text:p>Lyxor New Energy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FR0010527275</text:p>
          </table:table-cell>
          <table:table-cell office:value-type="string">
            <text:p>Lyxor World Water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FR0010591362</text:p>
          </table:table-cell>
          <table:table-cell office:value-type="string">
            <text:p>Lyxor Short CAC40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FR0010592014</text:p>
          </table:table-cell>
          <table:table-cell office:value-type="string">
            <text:p>Lyxor Etf Leverage Cac40</text:p>
          </table:table-cell>
        </table:table-row>
        <table:table-row table:style-name="ro1">
          <table:table-cell office:value-type="string">
            <text:p>3777S</text:p>
          </table:table-cell>
          <table:table-cell office:value-type="string">
            <text:p>FR0010600544</text:p>
          </table:table-cell>
          <table:table-cell office:value-type="string">
            <text:p>Wtico 200Beropens</text:p>
          </table:table-cell>
        </table:table-row>
        <table:table-row table:style-name="ro1">
          <table:table-cell office:value-type="string">
            <text:p>CEM</text:p>
          </table:table-cell>
          <table:table-cell office:value-type="string">
            <text:p>FR0010612218</text:p>
          </table:table-cell>
          <table:table-cell office:value-type="string">
            <text:p>AMUNDI ETF EUR MID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FR0010616250</text:p>
          </table:table-cell>
          <table:table-cell office:value-type="string">
            <text:p>EASYETF STOXX 600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FR0010616300</text:p>
          </table:table-cell>
          <table:table-cell office:value-type="string">
            <text:p>BNPP SP500 EUR C</text:p>
          </table:table-cell>
        </table:table-row>
        <table:table-row table:style-name="ro1">
          <table:table-cell office:value-type="string">
            <text:p>ESD</text:p>
          </table:table-cell>
          <table:table-cell office:value-type="string">
            <text:p>FR0010618843</text:p>
          </table:table-cell>
          <table:table-cell office:value-type="string">
            <text:p>EASYETF SP500 USD</text:p>
          </table:table-cell>
        </table:table-row>
        <table:table-row table:style-name="ro1">
          <table:table-cell office:value-type="string">
            <text:p>PAF</text:p>
          </table:table-cell>
          <table:table-cell office:value-type="string">
            <text:p>FR0010636464</text:p>
          </table:table-cell>
          <table:table-cell office:value-type="string">
            <text:p>Lyxor ETF Pan Africa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FR0010652867</text:p>
          </table:table-cell>
          <table:table-cell office:value-type="string">
            <text:p>LYXOR ETF APEX 50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FR0010654913</text:p>
          </table:table-cell>
          <table:table-cell office:value-type="string">
            <text:p>AMUNDI ETF DJE 50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FR0010655597</text:p>
          </table:table-cell>
          <table:table-cell office:value-type="string">
            <text:p>EASYETF CARBON EUR</text:p>
          </table:table-cell>
        </table:table-row>
        <table:table-row table:style-name="ro1">
          <table:table-cell office:value-type="string">
            <text:p>CMU</text:p>
          </table:table-cell>
          <table:table-cell office:value-type="string">
            <text:p>FR0010655688</text:p>
          </table:table-cell>
          <table:table-cell office:value-type="string">
            <text:p>AMUNDI ETF MS EMU</text:p>
          </table:table-cell>
        </table:table-row>
        <table:table-row table:style-name="ro1">
          <table:table-cell office:value-type="string">
            <text:p>CEU</text:p>
          </table:table-cell>
          <table:table-cell office:value-type="string">
            <text:p>FR0010655696</text:p>
          </table:table-cell>
          <table:table-cell office:value-type="string">
            <text:p>AMUNDI ETF MS EUR</text:p>
          </table:table-cell>
        </table:table-row>
        <table:table-row table:style-name="ro1">
          <table:table-cell office:value-type="string">
            <text:p>CF1</text:p>
          </table:table-cell>
          <table:table-cell office:value-type="string">
            <text:p>FR0010655704</text:p>
          </table:table-cell>
          <table:table-cell office:value-type="string">
            <text:p>AMUNDI ETF MS FRA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FR0010655712</text:p>
          </table:table-cell>
          <table:table-cell office:value-type="string">
            <text:p>AMUNDI ETF MS GER</text:p>
          </table:table-cell>
        </table:table-row>
        <table:table-row table:style-name="ro1">
          <table:table-cell office:value-type="string">
            <text:p>CI1</text:p>
          </table:table-cell>
          <table:table-cell office:value-type="string">
            <text:p>FR0010655720</text:p>
          </table:table-cell>
          <table:table-cell office:value-type="string">
            <text:p>AMUNDI ETF MS ITA</text:p>
          </table:table-cell>
        </table:table-row>
        <table:table-row table:style-name="ro1">
          <table:table-cell office:value-type="string">
            <text:p>CN1</text:p>
          </table:table-cell>
          <table:table-cell office:value-type="string">
            <text:p>FR0010655738</text:p>
          </table:table-cell>
          <table:table-cell office:value-type="string">
            <text:p>AMUNDI ETF MS NOR</text:p>
          </table:table-cell>
        </table:table-row>
        <table:table-row table:style-name="ro1">
          <table:table-cell office:value-type="string">
            <text:p>CS1</text:p>
          </table:table-cell>
          <table:table-cell office:value-type="string">
            <text:p>FR0010655746</text:p>
          </table:table-cell>
          <table:table-cell office:value-type="string">
            <text:p>AMUNDI ETF MS SPA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FR0010655753</text:p>
          </table:table-cell>
          <table:table-cell office:value-type="string">
            <text:p>AMUNDI ETF MS SWI</text:p>
          </table:table-cell>
        </table:table-row>
        <table:table-row table:style-name="ro1">
          <table:table-cell office:value-type="string">
            <text:p>CU1</text:p>
          </table:table-cell>
          <table:table-cell office:value-type="string">
            <text:p>FR0010655761</text:p>
          </table:table-cell>
          <table:table-cell office:value-type="string">
            <text:p>AMUNDI ETF MSCI UK</text:p>
          </table:table-cell>
        </table:table-row>
        <table:table-row table:style-name="ro1">
          <table:table-cell office:value-type="string">
            <text:p>9202S</text:p>
          </table:table-cell>
          <table:table-cell office:value-type="string">
            <text:p>FR0010673350</text:p>
          </table:table-cell>
          <table:table-cell office:value-type="string">
            <text:p>Gold Piqopens</text:p>
          </table:table-cell>
        </table:table-row>
        <table:table-row table:style-name="ro1">
          <table:table-cell office:value-type="string">
            <text:p>CS5</text:p>
          </table:table-cell>
          <table:table-cell office:value-type="string">
            <text:p>FR0010688168</text:p>
          </table:table-cell>
          <table:table-cell office:value-type="string">
            <text:p>AMUNDI ETF EU STAP</text:p>
          </table:table-cell>
        </table:table-row>
        <table:table-row table:style-name="ro1">
          <table:table-cell office:value-type="string">
            <text:p>CB5</text:p>
          </table:table-cell>
          <table:table-cell office:value-type="string">
            <text:p>FR0010688176</text:p>
          </table:table-cell>
          <table:table-cell office:value-type="string">
            <text:p>AMUNDI ETF EU BANK</text:p>
          </table:table-cell>
        </table:table-row>
        <table:table-row table:style-name="ro1">
          <table:table-cell office:value-type="string">
            <text:p>CD6</text:p>
          </table:table-cell>
          <table:table-cell office:value-type="string">
            <text:p>FR0010688184</text:p>
          </table:table-cell>
          <table:table-cell office:value-type="string">
            <text:p>AMUNDI ETF EU DISC</text:p>
          </table:table-cell>
        </table:table-row>
        <table:table-row table:style-name="ro1">
          <table:table-cell office:value-type="string">
            <text:p>CH5</text:p>
          </table:table-cell>
          <table:table-cell office:value-type="string">
            <text:p>FR0010688192</text:p>
          </table:table-cell>
          <table:table-cell office:value-type="string">
            <text:p>AMUNDI ETF EU HEAL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FR0010688218</text:p>
          </table:table-cell>
          <table:table-cell office:value-type="string">
            <text:p>AMUNDI ETF EU INDU</text:p>
          </table:table-cell>
        </table:table-row>
        <table:table-row table:style-name="ro1">
          <table:table-cell office:value-type="string">
            <text:p>CU5</text:p>
          </table:table-cell>
          <table:table-cell office:value-type="string">
            <text:p>FR0010688234</text:p>
          </table:table-cell>
          <table:table-cell office:value-type="string">
            <text:p>AMUNDI ETF EU UTIL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FR0010688242</text:p>
          </table:table-cell>
          <table:table-cell office:value-type="string">
            <text:p>AMUNDI ETF MSCI JP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FR0010688275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CP9</text:p>
          </table:table-cell>
          <table:table-cell office:value-type="string">
            <text:p>FR0010713669</text:p>
          </table:table-cell>
          <table:table-cell office:value-type="string">
            <text:p>AMUNDI ETF ASI XJP</text:p>
          </table:table-cell>
        </table:table-row>
        <table:table-row table:style-name="ro1">
          <table:table-cell office:value-type="string">
            <text:p>CI2</text:p>
          </table:table-cell>
          <table:table-cell office:value-type="string">
            <text:p>FR0010713727</text:p>
          </table:table-cell>
          <table:table-cell office:value-type="string">
            <text:p>Amundi EFT Msci Ind</text:p>
          </table:table-cell>
        </table:table-row>
        <table:table-row table:style-name="ro1">
          <table:table-cell office:value-type="string">
            <text:p>CT5</text:p>
          </table:table-cell>
          <table:table-cell office:value-type="string">
            <text:p>FR0010713735</text:p>
          </table:table-cell>
          <table:table-cell office:value-type="string">
            <text:p>AMUNDI ETF EUR TEL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FR0010713768</text:p>
          </table:table-cell>
          <table:table-cell office:value-type="string">
            <text:p>Amundi Etf Msci Eur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FR0010713784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CE9</text:p>
          </table:table-cell>
          <table:table-cell office:value-type="string">
            <text:p>FR0010717074</text:p>
          </table:table-cell>
          <table:table-cell office:value-type="string">
            <text:p>AMUNDI ETF EAST EU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FR0010717090</text:p>
          </table:table-cell>
          <table:table-cell office:value-type="string">
            <text:p>AMUNDI ETF EMU HDV</text:p>
          </table:table-cell>
        </table:table-row>
        <table:table-row table:style-name="ro1">
          <table:table-cell office:value-type="string">
            <text:p>CG9</text:p>
          </table:table-cell>
          <table:table-cell office:value-type="string">
            <text:p>FR0010717108</text:p>
          </table:table-cell>
          <table:table-cell office:value-type="string">
            <text:p>AMUNDI ETF EU GROW</text:p>
          </table:table-cell>
        </table:table-row>
        <table:table-row table:style-name="ro1">
          <table:table-cell office:value-type="string">
            <text:p>CV9</text:p>
          </table:table-cell>
          <table:table-cell office:value-type="string">
            <text:p>FR0010717116</text:p>
          </table:table-cell>
          <table:table-cell office:value-type="string">
            <text:p>AMUNDI ETF EU VALU</text:p>
          </table:table-cell>
        </table:table-row>
        <table:table-row table:style-name="ro1">
          <table:table-cell office:value-type="string">
            <text:p>C4S</text:p>
          </table:table-cell>
          <table:table-cell office:value-type="string">
            <text:p>FR0010717124</text:p>
          </table:table-cell>
          <table:table-cell office:value-type="string">
            <text:p>AMUNDI ETF SH CAC</text:p>
          </table:table-cell>
        </table:table-row>
        <table:table-row table:style-name="ro1">
          <table:table-cell office:value-type="string">
            <text:p>CD9</text:p>
          </table:table-cell>
          <table:table-cell office:value-type="string">
            <text:p>FR0010718874</text:p>
          </table:table-cell>
          <table:table-cell office:value-type="string">
            <text:p>AMUNDI ETF EU HDVD</text:p>
          </table:table-cell>
        </table:table-row>
        <table:table-row table:style-name="ro1">
          <table:table-cell office:value-type="string">
            <text:p>CC4</text:p>
          </table:table-cell>
          <table:table-cell office:value-type="string">
            <text:p>FR0010754119</text:p>
          </table:table-cell>
          <table:table-cell office:value-type="string">
            <text:p>AMUNDI ETF EUR CRP</text:p>
          </table:table-cell>
        </table:table-row>
        <table:table-row table:style-name="ro1">
          <table:table-cell office:value-type="string">
            <text:p>CI3</text:p>
          </table:table-cell>
          <table:table-cell office:value-type="string">
            <text:p>FR0010754127</text:p>
          </table:table-cell>
          <table:table-cell office:value-type="string">
            <text:p>AMUNDI ETF INF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FR0010754135</text:p>
          </table:table-cell>
          <table:table-cell office:value-type="string">
            <text:p>AMUNDI ETF EMTS1-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FR0010754143</text:p>
          </table:table-cell>
          <table:table-cell office:value-type="string">
            <text:p>AMUNDI ETF GOV1015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FR0010754168</text:p>
          </table:table-cell>
          <table:table-cell office:value-type="string">
            <text:p>AMUNDI ETF GOV 3-5</text:p>
          </table:table-cell>
        </table:table-row>
        <table:table-row table:style-name="ro1">
          <table:table-cell office:value-type="string">
            <text:p>C53</text:p>
          </table:table-cell>
          <table:table-cell office:value-type="string">
            <text:p>FR0010754176</text:p>
          </table:table-cell>
          <table:table-cell office:value-type="string">
            <text:p>AMUNDI ETF GOV 5-7</text:p>
          </table:table-cell>
        </table:table-row>
        <table:table-row table:style-name="ro1">
          <table:table-cell office:value-type="string">
            <text:p>C73</text:p>
          </table:table-cell>
          <table:table-cell office:value-type="string">
            <text:p>FR0010754184</text:p>
          </table:table-cell>
          <table:table-cell office:value-type="string">
            <text:p>AMUNDI ETF GOV7-10</text:p>
          </table:table-cell>
        </table:table-row>
        <table:table-row table:style-name="ro1">
          <table:table-cell office:value-type="string">
            <text:p>CB3</text:p>
          </table:table-cell>
          <table:table-cell office:value-type="string">
            <text:p>FR0010754192</text:p>
          </table:table-cell>
          <table:table-cell office:value-type="string">
            <text:p>AMUNDI ETF GOV BRD</text:p>
          </table:table-cell>
        </table:table-row>
        <table:table-row table:style-name="ro1">
          <table:table-cell office:value-type="string">
            <text:p>C3M</text:p>
          </table:table-cell>
          <table:table-cell office:value-type="string">
            <text:p>FR0010754200</text:p>
          </table:table-cell>
          <table:table-cell office:value-type="string">
            <text:p>AMUNDI ETF EMTS 3M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FR0010755611</text:p>
          </table:table-cell>
          <table:table-cell office:value-type="string">
            <text:p>AMUNDI ETF LEV USA</text:p>
          </table:table-cell>
        </table:table-row>
        <table:table-row table:style-name="ro1">
          <table:table-cell office:value-type="string">
            <text:p>CL4</text:p>
          </table:table-cell>
          <table:table-cell office:value-type="string">
            <text:p>FR0010756064</text:p>
          </table:table-cell>
          <table:table-cell office:value-type="string">
            <text:p>AMUNDI ETF LEV CAC</text:p>
          </table:table-cell>
        </table:table-row>
        <table:table-row table:style-name="ro1">
          <table:table-cell office:value-type="string">
            <text:p>C5L</text:p>
          </table:table-cell>
          <table:table-cell office:value-type="string">
            <text:p>FR0010756072</text:p>
          </table:table-cell>
          <table:table-cell office:value-type="string">
            <text:p>AMUNDI ETF LEV E50</text:p>
          </table:table-cell>
        </table:table-row>
        <table:table-row table:style-name="ro1">
          <table:table-cell office:value-type="string">
            <text:p>CM9</text:p>
          </table:table-cell>
          <table:table-cell office:value-type="string">
            <text:p>FR0010756114</text:p>
          </table:table-cell>
          <table:table-cell office:value-type="string">
            <text:p>AMUNDI ETF W X EMU</text:p>
          </table:table-cell>
        </table:table-row>
        <table:table-row table:style-name="ro1">
          <table:table-cell office:value-type="string">
            <text:p>CE8</text:p>
          </table:table-cell>
          <table:table-cell office:value-type="string">
            <text:p>FR0010756122</text:p>
          </table:table-cell>
          <table:table-cell office:value-type="string">
            <text:p>AMUNDI ETF W EX EU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FR0010757781</text:p>
          </table:table-cell>
          <table:table-cell office:value-type="string">
            <text:p>AMUNDI ETF SHT E50</text:p>
          </table:table-cell>
        </table:table-row>
        <table:table-row table:style-name="ro1">
          <table:table-cell office:value-type="string">
            <text:p>C5E</text:p>
          </table:table-cell>
          <table:table-cell office:value-type="string">
            <text:p>FR0010790980</text:p>
          </table:table-cell>
          <table:table-cell office:value-type="string">
            <text:p>AMUNDI ETF STOXX50</text:p>
          </table:table-cell>
        </table:table-row>
        <table:table-row table:style-name="ro1">
          <table:table-cell office:value-type="string">
            <text:p>C1U</text:p>
          </table:table-cell>
          <table:table-cell office:value-type="string">
            <text:p>FR0010791129</text:p>
          </table:table-cell>
          <table:table-cell office:value-type="string">
            <text:p>AMUNDI ETF FTSE100</text:p>
          </table:table-cell>
        </table:table-row>
        <table:table-row table:style-name="ro1">
          <table:table-cell office:value-type="string">
            <text:p>C8M</text:p>
          </table:table-cell>
          <table:table-cell office:value-type="string">
            <text:p>FR0010791137</text:p>
          </table:table-cell>
          <table:table-cell office:value-type="string">
            <text:p>AMUNDI ETF EUR MAT</text:p>
          </table:table-cell>
        </table:table-row>
        <table:table-row table:style-name="ro1">
          <table:table-cell office:value-type="string">
            <text:p>CWE</text:p>
          </table:table-cell>
          <table:table-cell office:value-type="string">
            <text:p>FR0010791145</text:p>
          </table:table-cell>
          <table:table-cell office:value-type="string">
            <text:p>AMUNDI ETF WLD NRJ</text:p>
          </table:table-cell>
        </table:table-row>
        <table:table-row table:style-name="ro1">
          <table:table-cell office:value-type="string">
            <text:p>CWF</text:p>
          </table:table-cell>
          <table:table-cell office:value-type="string">
            <text:p>FR0010791152</text:p>
          </table:table-cell>
          <table:table-cell office:value-type="string">
            <text:p>AMUNDI ETF WLD FIN</text:p>
          </table:table-cell>
        </table:table-row>
        <table:table-row table:style-name="ro1">
          <table:table-cell office:value-type="string">
            <text:p>EPRE</text:p>
          </table:table-cell>
          <table:table-cell office:value-type="string">
            <text:p>FR0010791160</text:p>
          </table:table-cell>
          <table:table-cell office:value-type="string">
            <text:p>Amundi EPRA Europe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FR0010791194</text:p>
          </table:table-cell>
          <table:table-cell office:value-type="string">
            <text:p>AMUNDI ETF SHT USA</text:p>
          </table:table-cell>
        </table:table-row>
        <table:table-row table:style-name="ro1">
          <table:table-cell office:value-type="string">
            <text:p>MAA</text:p>
          </table:table-cell>
          <table:table-cell office:value-type="string">
            <text:p>FR0010820258</text:p>
          </table:table-cell>
          <table:table-cell office:value-type="string">
            <text:p>LYXOR AAA GOVT BD</text:p>
          </table:table-cell>
        </table:table-row>
        <table:table-row table:style-name="ro1">
          <table:table-cell office:value-type="string">
            <text:p>BRZ</text:p>
          </table:table-cell>
          <table:table-cell office:value-type="string">
            <text:p>FR0010821793</text:p>
          </table:table-cell>
          <table:table-cell office:value-type="string">
            <text:p>AMUNDI ETF MSCI BR</text:p>
          </table:table-cell>
        </table:table-row>
        <table:table-row table:style-name="ro1">
          <table:table-cell office:value-type="string">
            <text:p>CU9</text:p>
          </table:table-cell>
          <table:table-cell office:value-type="string">
            <text:p>FR0010821819</text:p>
          </table:table-cell>
          <table:table-cell office:value-type="string">
            <text:p>AMUNDI ETF EU X EM</text:p>
          </table:table-cell>
        </table:table-row>
        <table:table-row table:style-name="ro1">
          <table:table-cell office:value-type="string">
            <text:p>CS9</text:p>
          </table:table-cell>
          <table:table-cell office:value-type="string">
            <text:p>FR0010821835</text:p>
          </table:table-cell>
          <table:table-cell office:value-type="string">
            <text:p>AMUNDI ETF EU X SW</text:p>
          </table:table-cell>
        </table:table-row>
        <table:table-row table:style-name="ro1">
          <table:table-cell office:value-type="string">
            <text:p>SB0</text:p>
          </table:table-cell>
          <table:table-cell office:value-type="string">
            <text:p>FR0010821850</text:p>
          </table:table-cell>
          <table:table-cell office:value-type="string">
            <text:p>AMUNDI ETF SHT GOV</text:p>
          </table:table-cell>
        </table:table-row>
        <table:table-row table:style-name="ro1">
          <table:table-cell office:value-type="string">
            <text:p>S10</text:p>
          </table:table-cell>
          <table:table-cell office:value-type="string">
            <text:p>FR0010823385</text:p>
          </table:table-cell>
          <table:table-cell office:value-type="string">
            <text:p>AMUNDI ETF SHT 10</text:p>
          </table:table-cell>
        </table:table-row>
        <table:table-row table:style-name="ro1">
          <table:table-cell office:value-type="string">
            <text:p>DSD</text:p>
          </table:table-cell>
          <table:table-cell office:value-type="string">
            <text:p>FR0010869495</text:p>
          </table:table-cell>
          <table:table-cell office:value-type="string">
            <text:p>LYXOR SHORTDAX</text:p>
          </table:table-cell>
        </table:table-row>
        <table:table-row table:style-name="ro1">
          <table:table-cell office:value-type="string">
            <text:p>DSB</text:p>
          </table:table-cell>
          <table:table-cell office:value-type="string">
            <text:p>FR0010869578</text:p>
          </table:table-cell>
          <table:table-cell office:value-type="string">
            <text:p>LYXOR DBLE SH BD</text:p>
          </table:table-cell>
        </table:table-row>
        <table:table-row table:style-name="ro1">
          <table:table-cell office:value-type="string">
            <text:p>CI2U</text:p>
          </table:table-cell>
          <table:table-cell office:value-type="string">
            <text:p>FR0010869784</text:p>
          </table:table-cell>
          <table:table-cell office:value-type="string">
            <text:p>AMUNDI ETF INDIA-B</text:p>
          </table:table-cell>
        </table:table-row>
        <table:table-row table:style-name="ro1">
          <table:table-cell office:value-type="string">
            <text:p>CC1U</text:p>
          </table:table-cell>
          <table:table-cell office:value-type="string">
            <text:p>FR0010871111</text:p>
          </table:table-cell>
          <table:table-cell office:value-type="string">
            <text:p>AMUNDI ETF CHINA-B</text:p>
          </table:table-cell>
        </table:table-row>
        <table:table-row table:style-name="ro1">
          <table:table-cell office:value-type="string">
            <text:p>CE9U</text:p>
          </table:table-cell>
          <table:table-cell office:value-type="string">
            <text:p>FR0010871129</text:p>
          </table:table-cell>
          <table:table-cell office:value-type="string">
            <text:p>AMUNDI ETF EE XR-B</text:p>
          </table:table-cell>
        </table:table-row>
        <table:table-row table:style-name="ro1">
          <table:table-cell office:value-type="string">
            <text:p>CP9U</text:p>
          </table:table-cell>
          <table:table-cell office:value-type="string">
            <text:p>FR0010871137</text:p>
          </table:table-cell>
          <table:table-cell office:value-type="string">
            <text:p>AMUNDI ETF P X J-B</text:p>
          </table:table-cell>
        </table:table-row>
        <table:table-row table:style-name="ro1">
          <table:table-cell office:value-type="string">
            <text:p>CU2U</text:p>
          </table:table-cell>
          <table:table-cell office:value-type="string">
            <text:p>FR0010871152</text:p>
          </table:table-cell>
          <table:table-cell office:value-type="string">
            <text:p>AMUNDI ETF USA-B</text:p>
          </table:table-cell>
        </table:table-row>
        <table:table-row table:style-name="ro1">
          <table:table-cell office:value-type="string">
            <text:p>CW8U</text:p>
          </table:table-cell>
          <table:table-cell office:value-type="string">
            <text:p>FR0010871160</text:p>
          </table:table-cell>
          <table:table-cell office:value-type="string">
            <text:p>AMUNDI ETF WORLD-B</text:p>
          </table:table-cell>
        </table:table-row>
        <table:table-row table:style-name="ro1">
          <table:table-cell office:value-type="string">
            <text:p>C4D</text:p>
          </table:table-cell>
          <table:table-cell office:value-type="string">
            <text:p>FR0010878033</text:p>
          </table:table-cell>
          <table:table-cell office:value-type="string">
            <text:p>AMUNDIETF CAC40(D)</text:p>
          </table:table-cell>
        </table:table-row>
        <table:table-row table:style-name="ro1">
          <table:table-cell office:value-type="string">
            <text:p>X1G</text:p>
          </table:table-cell>
          <table:table-cell office:value-type="string">
            <text:p>FR0010892190</text:p>
          </table:table-cell>
          <table:table-cell office:value-type="string">
            <text:p>AMUNDI ETF EX AAA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FR0010892208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FR001089222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US1</text:p>
          </table:table-cell>
          <table:table-cell office:value-type="string">
            <text:p>FR0010892281</text:p>
          </table:table-cell>
          <table:table-cell office:value-type="string">
            <text:p>AMUNDI ETF USTR1-3</text:p>
          </table:table-cell>
        </table:table-row>
        <table:table-row table:style-name="ro1">
          <table:table-cell office:value-type="string">
            <text:p>US3</text:p>
          </table:table-cell>
          <table:table-cell office:value-type="string">
            <text:p>FR0010892299</text:p>
          </table:table-cell>
          <table:table-cell office:value-type="string">
            <text:p>AMUNDI ETF USTR3-7</text:p>
          </table:table-cell>
        </table:table-row>
        <table:table-row table:style-name="ro1">
          <table:table-cell office:value-type="string">
            <text:p>US7</text:p>
          </table:table-cell>
          <table:table-cell office:value-type="string">
            <text:p>FR0010892307</text:p>
          </table:table-cell>
          <table:table-cell office:value-type="string">
            <text:p>AMUNDI ETF UST7-10</text:p>
          </table:table-cell>
        </table:table-row>
        <table:table-row table:style-name="ro1">
          <table:table-cell office:value-type="string">
            <text:p>SU7</text:p>
          </table:table-cell>
          <table:table-cell office:value-type="string">
            <text:p>FR0010892745</text:p>
          </table:table-cell>
          <table:table-cell office:value-type="string">
            <text:p>AMUNDI ETF SHT US7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FR0010900076</text:p>
          </table:table-cell>
          <table:table-cell office:value-type="string">
            <text:p>AMUNDI ETF E SM CP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FR0010908251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ANXU</text:p>
          </table:table-cell>
          <table:table-cell office:value-type="string">
            <text:p>FR0010912568</text:p>
          </table:table-cell>
          <table:table-cell office:value-type="string">
            <text:p>AMUNDI ETF NDX-B</text:p>
          </table:table-cell>
        </table:table-row>
        <table:table-row table:style-name="ro1">
          <table:table-cell office:value-type="string">
            <text:p>500U</text:p>
          </table:table-cell>
          <table:table-cell office:value-type="string">
            <text:p>FR0010912576</text:p>
          </table:table-cell>
          <table:table-cell office:value-type="string">
            <text:p>AMUNDI ETF SP500-B</text:p>
          </table:table-cell>
        </table:table-row>
        <table:table-row table:style-name="ro1">
          <table:table-cell office:value-type="string">
            <text:p>AM3A</text:p>
          </table:table-cell>
          <table:table-cell office:value-type="string">
            <text:p>FR0010930636</text:p>
          </table:table-cell>
          <table:table-cell office:value-type="string">
            <text:p>AMUNDI ETF AAA GOV</text:p>
          </table:table-cell>
        </table:table-row>
        <table:table-row table:style-name="ro1">
          <table:table-cell office:value-type="string">
            <text:p>ANRJ</text:p>
          </table:table-cell>
          <table:table-cell office:value-type="string">
            <text:p>FR0010930644</text:p>
          </table:table-cell>
          <table:table-cell office:value-type="string">
            <text:p>AMUNDI ETF MS E EN</text:p>
          </table:table-cell>
        </table:table-row>
        <table:table-row table:style-name="ro1">
          <table:table-cell office:value-type="string">
            <text:p>7717S</text:p>
          </table:table-cell>
          <table:table-cell office:value-type="string">
            <text:p>FR0010956383</text:p>
          </table:table-cell>
          <table:table-cell office:value-type="string">
            <text:p>GOLD PIQOPENS</text:p>
          </table:table-cell>
        </table:table-row>
        <table:table-row table:style-name="ro1">
          <table:table-cell office:value-type="string">
            <text:p>AGEB</text:p>
          </table:table-cell>
          <table:table-cell office:value-type="string">
            <text:p>FR0010959668</text:p>
          </table:table-cell>
          <table:table-cell office:value-type="string">
            <text:p>AMUNDI ETF GOVT EM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FR0010959676</text:p>
          </table:table-cell>
          <table:table-cell office:value-type="string">
            <text:p>AMUNDI ETF MSCI EM</text:p>
          </table:table-cell>
        </table:table-row>
        <table:table-row table:style-name="ro1">
          <table:table-cell office:value-type="string">
            <text:p>AUEM</text:p>
          </table:table-cell>
          <table:table-cell office:value-type="string">
            <text:p>FR0010959692</text:p>
          </table:table-cell>
          <table:table-cell office:value-type="string">
            <text:p>AMUNDI ETF MS EM B</text:p>
          </table:table-cell>
        </table:table-row>
        <table:table-row table:style-name="ro1">
          <table:table-cell office:value-type="string">
            <text:p>US13</text:p>
          </table:table-cell>
          <table:table-cell office:value-type="string">
            <text:p>FR0010960955</text:p>
          </table:table-cell>
          <table:table-cell office:value-type="string">
            <text:p>LYXOR IBOXX 1-3</text:p>
          </table:table-cell>
        </table:table-row>
        <table:table-row table:style-name="ro1">
          <table:table-cell office:value-type="string">
            <text:p>US57</text:p>
          </table:table-cell>
          <table:table-cell office:value-type="string">
            <text:p>FR0010961011</text:p>
          </table:table-cell>
          <table:table-cell office:value-type="string">
            <text:p>LYXOR IBOXX 5-7</text:p>
          </table:table-cell>
        </table:table-row>
        <table:table-row table:style-name="ro1">
          <table:table-cell office:value-type="string">
            <text:p>GILS</text:p>
          </table:table-cell>
          <table:table-cell office:value-type="string">
            <text:p>FR0010961029</text:p>
          </table:table-cell>
          <table:table-cell office:value-type="string">
            <text:p>LYXOR IBOXX Gilts</text:p>
          </table:table-cell>
        </table:table-row>
        <table:table-row table:style-name="ro1">
          <table:table-cell office:value-type="string">
            <text:p>COUK</text:p>
          </table:table-cell>
          <table:table-cell office:value-type="string">
            <text:p>FR0010961037</text:p>
          </table:table-cell>
          <table:table-cell office:value-type="string">
            <text:p>LYXOR IBOXX Corpo</text:p>
          </table:table-cell>
        </table:table-row>
        <table:table-row table:style-name="ro1">
          <table:table-cell office:value-type="string">
            <text:p>GILI</text:p>
          </table:table-cell>
          <table:table-cell office:value-type="string">
            <text:p>FR0010961045</text:p>
          </table:table-cell>
          <table:table-cell office:value-type="string">
            <text:p>LYXOR IBOXX Inflat</text:p>
          </table:table-cell>
        </table:table-row>
        <table:table-row table:style-name="ro1">
          <table:table-cell office:value-type="string">
            <text:p>7729S</text:p>
          </table:table-cell>
          <table:table-cell office:value-type="string">
            <text:p>FR0010961052</text:p>
          </table:table-cell>
          <table:table-cell office:value-type="string">
            <text:p>CAC 40 x3 Leverage</text:p>
          </table:table-cell>
        </table:table-row>
        <table:table-row table:style-name="ro1">
          <table:table-cell office:value-type="string">
            <text:p>7730S</text:p>
          </table:table-cell>
          <table:table-cell office:value-type="string">
            <text:p>FR0010961060</text:p>
          </table:table-cell>
          <table:table-cell office:value-type="string">
            <text:p>CAC 40 x4 Leverage</text:p>
          </table:table-cell>
        </table:table-row>
        <table:table-row table:style-name="ro1">
          <table:table-cell office:value-type="string">
            <text:p>7731S</text:p>
          </table:table-cell>
          <table:table-cell office:value-type="string">
            <text:p>FR0010961078</text:p>
          </table:table-cell>
          <table:table-cell office:value-type="string">
            <text:p>CAC 40 x5 Leverage</text:p>
          </table:table-cell>
        </table:table-row>
        <table:table-row table:style-name="ro1">
          <table:table-cell office:value-type="string">
            <text:p>7732S</text:p>
          </table:table-cell>
          <table:table-cell office:value-type="string">
            <text:p>FR0010961086</text:p>
          </table:table-cell>
          <table:table-cell office:value-type="string">
            <text:p>CAC 40 x3 Short</text:p>
          </table:table-cell>
        </table:table-row>
        <table:table-row table:style-name="ro1">
          <table:table-cell office:value-type="string">
            <text:p>7733S</text:p>
          </table:table-cell>
          <table:table-cell office:value-type="string">
            <text:p>FR0010961094</text:p>
          </table:table-cell>
          <table:table-cell office:value-type="string">
            <text:p>CAC 40 x4 Short</text:p>
          </table:table-cell>
        </table:table-row>
        <table:table-row table:style-name="ro1">
          <table:table-cell office:value-type="string">
            <text:p>AEXK</text:p>
          </table:table-cell>
          <table:table-cell office:value-type="string">
            <text:p>FR0010988642</text:p>
          </table:table-cell>
          <table:table-cell office:value-type="string">
            <text:p>AMUNDI ETF EU X UK</text:p>
          </table:table-cell>
        </table:table-row>
        <table:table-row table:style-name="ro1">
          <table:table-cell office:value-type="string">
            <text:p>AASU</text:p>
          </table:table-cell>
          <table:table-cell office:value-type="string">
            <text:p>FR0011018316</text:p>
          </table:table-cell>
          <table:table-cell office:value-type="string">
            <text:p>AMUNDI ETF EM AS U</text:p>
          </table:table-cell>
        </table:table-row>
        <table:table-row table:style-name="ro1">
          <table:table-cell office:value-type="string">
            <text:p>ALAU</text:p>
          </table:table-cell>
          <table:table-cell office:value-type="string">
            <text:p>FR0011018324</text:p>
          </table:table-cell>
          <table:table-cell office:value-type="string">
            <text:p>AMUNDI ETF EM LA U</text:p>
          </table:table-cell>
        </table:table-row>
        <table:table-row table:style-name="ro1">
          <table:table-cell office:value-type="string">
            <text:p>AXFI</text:p>
          </table:table-cell>
          <table:table-cell office:value-type="string">
            <text:p>FR0011020940</text:p>
          </table:table-cell>
          <table:table-cell office:value-type="string">
            <text:p>AMUNDI ETF CRP XFI</text:p>
          </table:table-cell>
        </table:table-row>
        <table:table-row table:style-name="ro1">
          <table:table-cell office:value-type="string">
            <text:p>AFIN</text:p>
          </table:table-cell>
          <table:table-cell office:value-type="string">
            <text:p>FR0011020957</text:p>
          </table:table-cell>
          <table:table-cell office:value-type="string">
            <text:p>AMUNDI ETF CRP FIN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FR0011020965</text:p>
          </table:table-cell>
          <table:table-cell office:value-type="string">
            <text:p>AMUNDI ETF EM ASIA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FR0011020973</text:p>
          </table:table-cell>
          <table:table-cell office:value-type="string">
            <text:p>AMUNDI ETF EM LATA</text:p>
          </table:table-cell>
        </table:table-row>
        <table:table-row table:style-name="ro1">
          <table:table-cell office:value-type="string">
            <text:p>BTPS</text:p>
          </table:table-cell>
          <table:table-cell office:value-type="string">
            <text:p>FR0011023621</text:p>
          </table:table-cell>
          <table:table-cell office:value-type="string">
            <text:p>LYXOR DSBTP</text:p>
          </table:table-cell>
        </table:table-row>
        <table:table-row table:style-name="ro1">
          <table:table-cell office:value-type="string">
            <text:p>BTPL</text:p>
          </table:table-cell>
          <table:table-cell office:value-type="string">
            <text:p>FR0011023639</text:p>
          </table:table-cell>
          <table:table-cell office:value-type="string">
            <text:p>LYXOR LBTP</text:p>
          </table:table-cell>
        </table:table-row>
        <table:table-row table:style-name="ro1">
          <table:table-cell office:value-type="string">
            <text:p>DLB</text:p>
          </table:table-cell>
          <table:table-cell office:value-type="string">
            <text:p>FR0011023654</text:p>
          </table:table-cell>
          <table:table-cell office:value-type="string">
            <text:p>LYXOR LBUND</text:p>
          </table:table-cell>
        </table:table-row>
        <table:table-row table:style-name="ro1">
          <table:table-cell office:value-type="string">
            <text:p>CACM</text:p>
          </table:table-cell>
          <table:table-cell office:value-type="string">
            <text:p>FR0011041334</text:p>
          </table:table-cell>
          <table:table-cell office:value-type="string">
            <text:p>LYXOR CACM 60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FR0011067511</text:p>
          </table:table-cell>
          <table:table-cell office:value-type="string">
            <text:p>LYXOR INDO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FR0011067529</text:p>
          </table:table-cell>
          <table:table-cell office:value-type="string">
            <text:p>LYXOR THA</text:p>
          </table:table-cell>
        </table:table-row>
        <table:table-row table:style-name="ro1">
          <table:table-cell office:value-type="string">
            <text:p>6922S</text:p>
          </table:table-cell>
          <table:table-cell office:value-type="string">
            <text:p>FR0011080225</text:p>
          </table:table-cell>
          <table:table-cell office:value-type="string">
            <text:p>UG3L PI OPENS</text:p>
          </table:table-cell>
        </table:table-row>
        <table:table-row table:style-name="ro1">
          <table:table-cell office:value-type="string">
            <text:p>RU2K</text:p>
          </table:table-cell>
          <table:table-cell office:value-type="string">
            <text:p>FR0011119254</text:p>
          </table:table-cell>
          <table:table-cell office:value-type="string">
            <text:p>LYXOR ETF RUS 2MIL</text:p>
          </table:table-cell>
        </table:table-row>
        <table:table-row table:style-name="ro1">
          <table:table-cell office:value-type="string">
            <text:p>6939S</text:p>
          </table:table-cell>
          <table:table-cell office:value-type="string">
            <text:p>FR0011119387</text:p>
          </table:table-cell>
          <table:table-cell office:value-type="string">
            <text:p>CAC40X6L</text:p>
          </table:table-cell>
        </table:table-row>
        <table:table-row table:style-name="ro1">
          <table:table-cell office:value-type="string">
            <text:p>6940S</text:p>
          </table:table-cell>
          <table:table-cell office:value-type="string">
            <text:p>FR0011119395</text:p>
          </table:table-cell>
          <table:table-cell office:value-type="string">
            <text:p>CAC 40 x7 Leverage</text:p>
          </table:table-cell>
        </table:table-row>
        <table:table-row table:style-name="ro1">
          <table:table-cell office:value-type="string">
            <text:p>500H</text:p>
          </table:table-cell>
          <table:table-cell office:value-type="string">
            <text:p>FR0011133644</text:p>
          </table:table-cell>
          <table:table-cell office:value-type="string">
            <text:p>AMUNDI ETF SP500 H</text:p>
          </table:table-cell>
        </table:table-row>
        <table:table-row table:style-name="ro1">
          <table:table-cell office:value-type="string">
            <text:p>AA13</text:p>
          </table:table-cell>
          <table:table-cell office:value-type="string">
            <text:p>FR0011161215</text:p>
          </table:table-cell>
          <table:table-cell office:value-type="string">
            <text:p>AMUNDI ETF HR 1-3</text:p>
          </table:table-cell>
        </table:table-row>
        <table:table-row table:style-name="ro1">
          <table:table-cell office:value-type="string">
            <text:p>6995S</text:p>
          </table:table-cell>
          <table:table-cell office:value-type="string">
            <text:p>FR0011214501</text:p>
          </table:table-cell>
          <table:table-cell office:value-type="string">
            <text:p>CAC5L PI OPENS</text:p>
          </table:table-cell>
        </table:table-row>
        <table:table-row table:style-name="ro1">
          <table:table-cell office:value-type="string">
            <text:p>6998S</text:p>
          </table:table-cell>
          <table:table-cell office:value-type="string">
            <text:p>FR0011214527</text:p>
          </table:table-cell>
          <table:table-cell office:value-type="string">
            <text:p>CAC 40 x10 Leverage</text:p>
          </table:table-cell>
        </table:table-row>
        <table:table-row table:style-name="ro1">
          <table:table-cell office:value-type="string">
            <text:p>MI13</text:p>
          </table:table-cell>
          <table:table-cell office:value-type="string">
            <text:p>FR0011313741</text:p>
          </table:table-cell>
          <table:table-cell office:value-type="string">
            <text:p>LYXOR ETF MTS IT13</text:p>
          </table:table-cell>
        </table:table-row>
        <table:table-row table:style-name="ro1">
          <table:table-cell office:value-type="string">
            <text:p>TPXH</text:p>
          </table:table-cell>
          <table:table-cell office:value-type="string">
            <text:p>FR0011314277</text:p>
          </table:table-cell>
          <table:table-cell office:value-type="string">
            <text:p>AMUNDI TOPIX HDG</text:p>
          </table:table-cell>
        </table:table-row>
        <table:table-row table:style-name="ro1">
          <table:table-cell office:value-type="string">
            <text:p>ORL5S</text:p>
          </table:table-cell>
          <table:table-cell office:value-type="string">
            <text:p>FR0011334846</text:p>
          </table:table-cell>
          <table:table-cell office:value-type="string">
            <text:p>Gold x5 Leveraged</text:p>
          </table:table-cell>
        </table:table-row>
        <table:table-row table:style-name="ro1">
          <table:table-cell office:value-type="string">
            <text:p>ORS5S</text:p>
          </table:table-cell>
          <table:table-cell office:value-type="string">
            <text:p>FR0011334861</text:p>
          </table:table-cell>
          <table:table-cell office:value-type="string">
            <text:p>Gold x5 Short</text:p>
          </table:table-cell>
        </table:table-row>
        <table:table-row table:style-name="ro1">
          <table:table-cell office:value-type="string">
            <text:p>7069S</text:p>
          </table:table-cell>
          <table:table-cell office:value-type="string">
            <text:p>FR0011352616</text:p>
          </table:table-cell>
          <table:table-cell office:value-type="string">
            <text:p>UG3L PI OPENS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FR0011360676</text:p>
          </table:table-cell>
          <table:table-cell office:value-type="string">
            <text:p>LYXOR ETF BOT IT</text:p>
          </table:table-cell>
        </table:table-row>
        <table:table-row table:style-name="ro1">
          <table:table-cell office:value-type="string">
            <text:p>USAC</text:p>
          </table:table-cell>
          <table:table-cell office:value-type="string">
            <text:p>FR0011363423</text:p>
          </table:table-cell>
          <table:table-cell office:value-type="string">
            <text:p>LYXOR ETF USAC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FR0011440478</text:p>
          </table:table-cell>
          <table:table-cell office:value-type="string">
            <text:p>LYXOR ETF PEA MSCI EMERGING MARKETS </text:p>
          </table:table-cell>
        </table:table-row>
        <table:table-row table:style-name="ro1">
          <table:table-cell office:value-type="string">
            <text:p>S5L5S</text:p>
          </table:table-cell>
          <table:table-cell office:value-type="string">
            <text:p>FR0011472463</text:p>
          </table:table-cell>
          <table:table-cell office:value-type="string">
            <text:p>SX5TD PI OPENS</text:p>
          </table:table-cell>
        </table:table-row>
        <table:table-row table:style-name="ro1">
          <table:table-cell office:value-type="string">
            <text:p>S5S5S</text:p>
          </table:table-cell>
          <table:table-cell office:value-type="string">
            <text:p>FR0011472489</text:p>
          </table:table-cell>
          <table:table-cell office:value-type="string">
            <text:p>SX5GT PI OPENS</text:p>
          </table:table-cell>
        </table:table-row>
        <table:table-row table:style-name="ro1">
          <table:table-cell office:value-type="string">
            <text:p>JPNH</text:p>
          </table:table-cell>
          <table:table-cell office:value-type="string">
            <text:p>FR0011475078</text:p>
          </table:table-cell>
          <table:table-cell office:value-type="string">
            <text:p>LYXOR ETF TOPIX DH</text:p>
          </table:table-cell>
        </table:table-row>
        <table:table-row table:style-name="ro1">
          <table:table-cell/>
          <table:table-cell office:value-type="string">
            <text:p>FR0011550185</text:p>
          </table:table-cell>
          <table:table-cell office:value-type="string">
            <text:p>BNP PARIBAS EASY S&amp;P 500 UCITS ETF C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FR0011550193</text:p>
          </table:table-cell>
          <table:table-cell office:value-type="string">
            <text:p>BNPP Stoxx 600C</text:p>
          </table:table-cell>
        </table:table-row>
        <table:table-row table:style-name="ro1">
          <table:table-cell office:value-type="string">
            <text:p>ETZD</text:p>
          </table:table-cell>
          <table:table-cell office:value-type="string">
            <text:p>FR0011550672</text:p>
          </table:table-cell>
          <table:table-cell office:value-type="string">
            <text:p>BNPP Stoxx 600CD</text:p>
          </table:table-cell>
        </table:table-row>
        <table:table-row table:style-name="ro1">
          <table:table-cell office:value-type="string">
            <text:p>DSUS</text:p>
          </table:table-cell>
          <table:table-cell office:value-type="string">
            <text:p>FR0011607084</text:p>
          </table:table-cell>
          <table:table-cell office:value-type="string">
            <text:p>LYXOR UCITS ETF DAI</text:p>
          </table:table-cell>
        </table:table-row>
        <table:table-row table:style-name="ro1">
          <table:table-cell office:value-type="string">
            <text:p>CA15S</text:p>
          </table:table-cell>
          <table:table-cell office:value-type="string">
            <text:p>FR0011627892</text:p>
          </table:table-cell>
          <table:table-cell office:value-type="string">
            <text:p>CAC 40 X15 SH GR</text:p>
          </table:table-cell>
        </table:table-row>
        <table:table-row table:style-name="ro1">
          <table:table-cell office:value-type="string">
            <text:p>I10GS</text:p>
          </table:table-cell>
          <table:table-cell office:value-type="string">
            <text:p>FR0011630474</text:p>
          </table:table-cell>
          <table:table-cell office:value-type="string">
            <text:p>I10GV PI OPENS</text:p>
          </table:table-cell>
        </table:table-row>
        <table:table-row table:style-name="ro1">
          <table:table-cell office:value-type="string">
            <text:p>CS15S</text:p>
          </table:table-cell>
          <table:table-cell office:value-type="string">
            <text:p>FR0011654458</text:p>
          </table:table-cell>
          <table:table-cell office:value-type="string">
            <text:p>CAC 40 x15 Short GR</text:p>
          </table:table-cell>
        </table:table-row>
        <table:table-row table:style-name="ro1">
          <table:table-cell office:value-type="string">
            <text:p>WLDH</text:p>
          </table:table-cell>
          <table:table-cell office:value-type="string">
            <text:p>FR0011660927</text:p>
          </table:table-cell>
          <table:table-cell office:value-type="string">
            <text:p>LYXOR ETF MSCI WDH</text:p>
          </table:table-cell>
        </table:table-row>
        <table:table-row table:style-name="ro1">
          <table:table-cell office:value-type="string">
            <text:p>CNAA</text:p>
          </table:table-cell>
          <table:table-cell office:value-type="string">
            <text:p>FR0011720911</text:p>
          </table:table-cell>
          <table:table-cell office:value-type="string">
            <text:p>ETF CNAA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FR0011770775</text:p>
          </table:table-cell>
          <table:table-cell office:value-type="string">
            <text:p>Lyxor ETF PEA PME</text:p>
          </table:table-cell>
        </table:table-row>
        <table:table-row table:style-name="ro1">
          <table:table-cell office:value-type="string">
            <text:p>BL05S</text:p>
          </table:table-cell>
          <table:table-cell office:value-type="string">
            <text:p>FR0011801349</text:p>
          </table:table-cell>
          <table:table-cell office:value-type="string">
            <text:p>BEL 20 x5 Leverage</text:p>
          </table:table-cell>
        </table:table-row>
        <table:table-row table:style-name="ro1">
          <table:table-cell office:value-type="string">
            <text:p>BS05S</text:p>
          </table:table-cell>
          <table:table-cell office:value-type="string">
            <text:p>FR0011801356</text:p>
          </table:table-cell>
          <table:table-cell office:value-type="string">
            <text:p>BEL 20 x5 Short</text:p>
          </table:table-cell>
        </table:table-row>
        <table:table-row table:style-name="ro1">
          <table:table-cell office:value-type="string">
            <text:p>ORL1S</text:p>
          </table:table-cell>
          <table:table-cell office:value-type="string">
            <text:p>FR0011815034</text:p>
          </table:table-cell>
          <table:table-cell office:value-type="string">
            <text:p>Gold x10 Leverage</text:p>
          </table:table-cell>
        </table:table-row>
        <table:table-row table:style-name="ro1">
          <table:table-cell office:value-type="string">
            <text:p>ORS1S</text:p>
          </table:table-cell>
          <table:table-cell office:value-type="string">
            <text:p>FR0011815059</text:p>
          </table:table-cell>
          <table:table-cell office:value-type="string">
            <text:p>Gold x10 Short</text:p>
          </table:table-cell>
        </table:table-row>
        <table:table-row table:style-name="ro1">
          <table:table-cell office:value-type="string">
            <text:p>ARL5S</text:p>
          </table:table-cell>
          <table:table-cell office:value-type="string">
            <text:p>FR0011815067</text:p>
          </table:table-cell>
          <table:table-cell office:value-type="string">
            <text:p>Silver x5 Leverage</text:p>
          </table:table-cell>
        </table:table-row>
        <table:table-row table:style-name="ro1">
          <table:table-cell office:value-type="string">
            <text:p>ARS5S</text:p>
          </table:table-cell>
          <table:table-cell office:value-type="string">
            <text:p>FR0011815075</text:p>
          </table:table-cell>
          <table:table-cell office:value-type="string">
            <text:p>Silver x5 Short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FR0011869205</text:p>
          </table:table-cell>
          <table:table-cell office:value-type="string">
            <text:p>LYXOR ETF PEA Brazil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FR0011869270</text:p>
          </table:table-cell>
          <table:table-cell office:value-type="string">
            <text:p>LYXOR ETF PEA DJIA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FR0011869304</text:p>
          </table:table-cell>
          <table:table-cell office:value-type="string">
            <text:p>LYXOR ETF PEA FTSE EPRA/NAREIT Dev Eur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FR0011869312</text:p>
          </table:table-cell>
          <table:table-cell office:value-type="string">
            <text:p>LYXOR ETF PEA MSCI AC ASIA PACIFIC EX JAPAN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FR0011869320</text:p>
          </table:table-cell>
          <table:table-cell office:value-type="string">
            <text:p>LYXOR ETF PEA MSCI INDIA</text:p>
          </table:table-cell>
        </table:table-row>
        <table:table-row table:style-name="ro1">
          <table:table-cell office:value-type="string">
            <text:p>PKRW</text:p>
          </table:table-cell>
          <table:table-cell office:value-type="string">
            <text:p>FR0011869338</text:p>
          </table:table-cell>
          <table:table-cell office:value-type="string">
            <text:p>LYXOR ETF PEA MSCI KOREA</text:p>
          </table:table-cell>
        </table:table-row>
        <table:table-row table:style-name="ro1">
          <table:table-cell office:value-type="string">
            <text:p>PUSA</text:p>
          </table:table-cell>
          <table:table-cell office:value-type="string">
            <text:p>FR0011869346</text:p>
          </table:table-cell>
          <table:table-cell office:value-type="string">
            <text:p>LYXOR ETF PEA MSCI USA </text:p>
          </table:table-cell>
        </table:table-row>
        <table:table-row table:style-name="ro1">
          <table:table-cell office:value-type="string">
            <text:p>EWLD</text:p>
          </table:table-cell>
          <table:table-cell office:value-type="string">
            <text:p>FR0011869353</text:p>
          </table:table-cell>
          <table:table-cell office:value-type="string">
            <text:p>LYXOR ETF PEA MSCI WORLD</text:p>
          </table:table-cell>
        </table:table-row>
        <table:table-row table:style-name="ro1">
          <table:table-cell office:value-type="string">
            <text:p>PNRJ</text:p>
          </table:table-cell>
          <table:table-cell office:value-type="string">
            <text:p>FR0011869379</text:p>
          </table:table-cell>
          <table:table-cell office:value-type="string">
            <text:p>LYXOR ETF PEA NEW ENERGY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FR0011869387</text:p>
          </table:table-cell>
          <table:table-cell office:value-type="string">
            <text:p>LYXOR ETF PEA RUSS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FR0011869395</text:p>
          </table:table-cell>
          <table:table-cell office:value-type="string">
            <text:p>LYXOR ETF PEA TURKEY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FR0011871078</text:p>
          </table:table-cell>
          <table:table-cell office:value-type="string">
            <text:p>LYXOR ETF PEA CHINA ENTERPRISE</text:p>
          </table:table-cell>
        </table:table-row>
        <table:table-row table:style-name="ro1">
          <table:table-cell office:value-type="string">
            <text:p>PCEC</text:p>
          </table:table-cell>
          <table:table-cell office:value-type="string">
            <text:p>FR0011871086</text:p>
          </table:table-cell>
          <table:table-cell office:value-type="string">
            <text:p>LYXOR ETF PEA EASTERN EUROPE</text:p>
          </table:table-cell>
        </table:table-row>
        <table:table-row table:style-name="ro1">
          <table:table-cell office:value-type="string">
            <text:p>PHSI</text:p>
          </table:table-cell>
          <table:table-cell office:value-type="string">
            <text:p>FR0011871094</text:p>
          </table:table-cell>
          <table:table-cell office:value-type="string">
            <text:p>LYXOR ETF PEA HONG KONG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FR0011871102</text:p>
          </table:table-cell>
          <table:table-cell office:value-type="string">
            <text:p>LYXOR ETF PEA JAPAN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FR0011871110</text:p>
          </table:table-cell>
          <table:table-cell office:value-type="string">
            <text:p>LYXOR ETF PEA NASDAQ100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FR0011871128</text:p>
          </table:table-cell>
          <table:table-cell office:value-type="string">
            <text:p>LYXOR ETF PEA SP 500 </text:p>
          </table:table-cell>
        </table:table-row>
        <table:table-row table:style-name="ro1">
          <table:table-cell office:value-type="string">
            <text:p>PSPH</text:p>
          </table:table-cell>
          <table:table-cell office:value-type="string">
            <text:p>FR0011871136</text:p>
          </table:table-cell>
          <table:table-cell office:value-type="string">
            <text:p>LYXOR PEA SP5H EUR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FR0011871144</text:p>
          </table:table-cell>
          <table:table-cell office:value-type="string">
            <text:p>LYXOR ETF PEA SOUTH AFRIC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FR0011882364</text:p>
          </table:table-cell>
          <table:table-cell office:value-type="string">
            <text:p>LYXOR ETF PEA WORLD WATER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FR0011884121</text:p>
          </table:table-cell>
          <table:table-cell office:value-type="string">
            <text:p>LYXOR ETF PEA JAPAN </text:p>
          </table:table-cell>
        </table:table-row>
        <table:table-row table:style-name="ro1">
          <table:table-cell office:value-type="string">
            <text:p>SGQ5S</text:p>
          </table:table-cell>
          <table:table-cell office:value-type="string">
            <text:p>FR0012143824</text:p>
          </table:table-cell>
          <table:table-cell office:value-type="string">
            <text:p>CAC 40 x5 Short</text:p>
          </table:table-cell>
        </table:table-row>
        <table:table-row table:style-name="ro1">
          <table:table-cell office:value-type="string">
            <text:p>SGQ7S</text:p>
          </table:table-cell>
          <table:table-cell office:value-type="string">
            <text:p>FR0012143873</text:p>
          </table:table-cell>
          <table:table-cell office:value-type="string">
            <text:p>CAC 40 x7 Short</text:p>
          </table:table-cell>
        </table:table-row>
        <table:table-row table:style-name="ro1">
          <table:table-cell office:value-type="string">
            <text:p>SGR2S</text:p>
          </table:table-cell>
          <table:table-cell office:value-type="string">
            <text:p>FR0012189231</text:p>
          </table:table-cell>
          <table:table-cell office:value-type="string">
            <text:p>DAX x5 Leverage</text:p>
          </table:table-cell>
        </table:table-row>
        <table:table-row table:style-name="ro1">
          <table:table-cell office:value-type="string">
            <text:p>SGR4S</text:p>
          </table:table-cell>
          <table:table-cell office:value-type="string">
            <text:p>FR0012189256</text:p>
          </table:table-cell>
          <table:table-cell office:value-type="string">
            <text:p>DAX x5 Short</text:p>
          </table:table-cell>
        </table:table-row>
        <table:table-row table:style-name="ro1">
          <table:table-cell office:value-type="string">
            <text:p>CS16S</text:p>
          </table:table-cell>
          <table:table-cell office:value-type="string">
            <text:p>FR0012496495</text:p>
          </table:table-cell>
          <table:table-cell office:value-type="string">
            <text:p>CAC 40 x10 Short</text:p>
          </table:table-cell>
        </table:table-row>
        <table:table-row table:style-name="ro1">
          <table:table-cell office:value-type="string">
            <text:p>CS17S</text:p>
          </table:table-cell>
          <table:table-cell office:value-type="string">
            <text:p>FR0012496503</text:p>
          </table:table-cell>
          <table:table-cell office:value-type="string">
            <text:p>CAC 40 x12 Short</text:p>
          </table:table-cell>
        </table:table-row>
        <table:table-row table:style-name="ro1">
          <table:table-cell/>
          <table:table-cell office:value-type="string">
            <text:p>FR0012739431</text:p>
          </table:table-cell>
          <table:table-cell office:value-type="string">
            <text:p>BNP PARIBAS EASY EURO STOXX 50 UCITS ETF EUR C</text:p>
          </table:table-cell>
        </table:table-row>
        <table:table-row table:style-name="ro1">
          <table:table-cell office:value-type="string">
            <text:p>ETBB</text:p>
          </table:table-cell>
          <table:table-cell office:value-type="string">
            <text:p>FR0012740983</text:p>
          </table:table-cell>
          <table:table-cell office:value-type="string">
            <text:p>BNPP EURSTOX50 C/D</text:p>
          </table:table-cell>
        </table:table-row>
        <table:table-row table:style-name="ro1">
          <table:table-cell office:value-type="string">
            <text:p>BBEU</text:p>
          </table:table-cell>
          <table:table-cell office:value-type="string">
            <text:p>FR0012805687</text:p>
          </table:table-cell>
          <table:table-cell office:value-type="string">
            <text:p>AMUNDI EUR BUYBACK</text:p>
          </table:table-cell>
        </table:table-row>
        <table:table-row table:style-name="ro1">
          <table:table-cell office:value-type="string">
            <text:p>ESEH</text:p>
          </table:table-cell>
          <table:table-cell office:value-type="string">
            <text:p>FR0013041530</text:p>
          </table:table-cell>
          <table:table-cell office:value-type="string">
            <text:p>BNPP SP500 EURH C</text:p>
          </table:table-cell>
        </table:table-row>
        <table:table-row table:style-name="ro1">
          <table:table-cell office:value-type="string">
            <text:p>C15LE</text:p>
          </table:table-cell>
          <table:table-cell office:value-type="string">
            <text:p>FR0013186921</text:p>
          </table:table-cell>
          <table:table-cell office:value-type="string">
            <text:p>CAC 40 X15 LEV NR</text:p>
          </table:table-cell>
        </table:table-row>
        <table:table-row table:style-name="ro1">
          <table:table-cell office:value-type="string">
            <text:p>LM15S</text:p>
          </table:table-cell>
          <table:table-cell office:value-type="string">
            <text:p>FR0013188612</text:p>
          </table:table-cell>
          <table:table-cell office:value-type="string">
            <text:p>C15LE PI 0736S</text:p>
          </table:table-cell>
        </table:table-row>
        <table:table-row table:style-name="ro1">
          <table:table-cell office:value-type="string">
            <text:p>PEU5S</text:p>
          </table:table-cell>
          <table:table-cell office:value-type="string">
            <text:p>FR0013192150</text:p>
          </table:table-cell>
          <table:table-cell office:value-type="string">
            <text:p>UG5I PI 0736S</text:p>
          </table:table-cell>
        </table:table-row>
        <table:table-row table:style-name="ro1">
          <table:table-cell office:value-type="string">
            <text:p>MKTN</text:p>
          </table:table-cell>
          <table:table-cell office:value-type="string">
            <text:p>FR0013284304</text:p>
          </table:table-cell>
          <table:table-cell office:value-type="string">
            <text:p>AMUNDI ETF MKT NEU</text:p>
          </table:table-cell>
        </table:table-row>
        <table:table-row table:style-name="ro1">
          <table:table-cell office:value-type="string">
            <text:p>OBLI</text:p>
          </table:table-cell>
          <table:table-cell office:value-type="string">
            <text:p>FR0013346681</text:p>
          </table:table-cell>
          <table:table-cell office:value-type="string">
            <text:p>LYXOR PEA OBLI</text:p>
          </table:table-cell>
        </table:table-row>
        <table:table-row table:style-name="ro1">
          <table:table-cell office:value-type="string">
            <text:p>CACC</text:p>
          </table:table-cell>
          <table:table-cell office:value-type="string">
            <text:p>FR0013380607</text:p>
          </table:table-cell>
          <table:table-cell office:value-type="string">
            <text:p>LYXOR CAC40 ACC</text:p>
          </table:table-cell>
        </table:table-row>
        <table:table-row table:style-name="ro1">
          <table:table-cell office:value-type="string">
            <text:p>PMEU</text:p>
          </table:table-cell>
          <table:table-cell office:value-type="string">
            <text:p>FR0013400256</text:p>
          </table:table-cell>
          <table:table-cell office:value-type="string">
            <text:p>LYXOR PEA MSCI EUR</text:p>
          </table:table-cell>
        </table:table-row>
        <table:table-row table:style-name="ro1">
          <table:table-cell office:value-type="string">
            <text:p>PTPXE</text:p>
          </table:table-cell>
          <table:table-cell office:value-type="string">
            <text:p>FR0013411980</text:p>
          </table:table-cell>
          <table:table-cell office:value-type="string">
            <text:p>AMUNDI PEA TOPIX</text:p>
          </table:table-cell>
        </table:table-row>
        <table:table-row table:style-name="ro1">
          <table:table-cell office:value-type="string">
            <text:p>PTPXH</text:p>
          </table:table-cell>
          <table:table-cell office:value-type="string">
            <text:p>FR0013411998</text:p>
          </table:table-cell>
          <table:table-cell office:value-type="string">
            <text:p>AMUNDI PEA TOPIX H</text:p>
          </table:table-cell>
        </table:table-row>
        <table:table-row table:style-name="ro1">
          <table:table-cell office:value-type="string">
            <text:p>PALAT</text:p>
          </table:table-cell>
          <table:table-cell office:value-type="string">
            <text:p>FR0013412004</text:p>
          </table:table-cell>
          <table:table-cell office:value-type="string">
            <text:p>AMUNDI PEA EM ALAT</text:p>
          </table:table-cell>
        </table:table-row>
        <table:table-row table:style-name="ro1">
          <table:table-cell office:value-type="string">
            <text:p>PAASI</text:p>
          </table:table-cell>
          <table:table-cell office:value-type="string">
            <text:p>FR0013412012</text:p>
          </table:table-cell>
          <table:table-cell office:value-type="string">
            <text:p>AMUNDI PEA EM ASIA</text:p>
          </table:table-cell>
        </table:table-row>
        <table:table-row table:style-name="ro1">
          <table:table-cell office:value-type="string">
            <text:p>PAEEM</text:p>
          </table:table-cell>
          <table:table-cell office:value-type="string">
            <text:p>FR0013412020</text:p>
          </table:table-cell>
          <table:table-cell office:value-type="string">
            <text:p>AMUNDI PEA MSCI EM</text:p>
          </table:table-cell>
        </table:table-row>
        <table:table-row table:style-name="ro1">
          <table:table-cell office:value-type="string">
            <text:p>PCEU</text:p>
          </table:table-cell>
          <table:table-cell office:value-type="string">
            <text:p>FR0013412038</text:p>
          </table:table-cell>
          <table:table-cell office:value-type="string">
            <text:p>AMUNDI PEA EUROPE</text:p>
          </table:table-cell>
        </table:table-row>
        <table:table-row table:style-name="ro1">
          <table:table-cell office:value-type="string">
            <text:p>PANX</text:p>
          </table:table-cell>
          <table:table-cell office:value-type="string">
            <text:p>FR0013412269</text:p>
          </table:table-cell>
          <table:table-cell office:value-type="string">
            <text:p>AMUNDI PEA NASDAQ</text:p>
          </table:table-cell>
        </table:table-row>
        <table:table-row table:style-name="ro1">
          <table:table-cell office:value-type="string">
            <text:p>PE500</text:p>
          </table:table-cell>
          <table:table-cell office:value-type="string">
            <text:p>FR0013412285</text:p>
          </table:table-cell>
          <table:table-cell office:value-type="string">
            <text:p>AMUNDI PEA SP500</text:p>
          </table:table-cell>
        </table:table-row>
        <table:table-row table:style-name="ro1">
          <table:table-cell office:value-type="string">
            <text:p>P500H</text:p>
          </table:table-cell>
          <table:table-cell office:value-type="string">
            <text:p>FR0013412293</text:p>
          </table:table-cell>
          <table:table-cell office:value-type="string">
            <text:p>AMUNDI PEA SP500 H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FR0013416716</text:p>
          </table:table-cell>
          <table:table-cell office:value-type="string">
            <text:p>AMUNDI PHYS GOLD</text:p>
          </table:table-cell>
        </table:table-row>
        <table:table-row table:style-name="ro1">
          <table:table-cell office:value-type="string">
            <text:p>GBS</text:p>
          </table:table-cell>
          <table:table-cell office:value-type="string">
            <text:p>GB00B00FHZ82</text:p>
          </table:table-cell>
          <table:table-cell office:value-type="string">
            <text:p>Lyxor Gbs</text:p>
          </table:table-cell>
        </table:table-row>
        <table:table-row table:style-name="ro1">
          <table:table-cell office:value-type="string">
            <text:p>OILBP</text:p>
          </table:table-cell>
          <table:table-cell office:value-type="string">
            <text:p>GB00B0CTWC01</text:p>
          </table:table-cell>
          <table:table-cell office:value-type="string">
            <text:p>Etfs Brent Oil Sec</text:p>
          </table:table-cell>
        </table:table-row>
        <table:table-row table:style-name="ro1">
          <table:table-cell office:value-type="string">
            <text:p>OILWP</text:p>
          </table:table-cell>
          <table:table-cell office:value-type="string">
            <text:p>GB00B0CTWK84</text:p>
          </table:table-cell>
          <table:table-cell office:value-type="string">
            <text:p>Etfs Wti Oil Sec</text:p>
          </table:table-cell>
        </table:table-row>
        <table:table-row table:style-name="ro1">
          <table:table-cell office:value-type="string">
            <text:p>COPAP</text:p>
          </table:table-cell>
          <table:table-cell office:value-type="string">
            <text:p>GB00B15KXQ89</text:p>
          </table:table-cell>
          <table:table-cell office:value-type="string">
            <text:p>Etfs Copper</text:p>
          </table:table-cell>
        </table:table-row>
        <table:table-row table:style-name="ro1">
          <table:table-cell office:value-type="string">
            <text:p>CRUDP</text:p>
          </table:table-cell>
          <table:table-cell office:value-type="string">
            <text:p>GB00B15KXV33</text:p>
          </table:table-cell>
          <table:table-cell office:value-type="string">
            <text:p>Etfs Crude Oil</text:p>
          </table:table-cell>
        </table:table-row>
        <table:table-row table:style-name="ro1">
          <table:table-cell office:value-type="string">
            <text:p>BULLP</text:p>
          </table:table-cell>
          <table:table-cell office:value-type="string">
            <text:p>GB00B15KXX56</text:p>
          </table:table-cell>
          <table:table-cell office:value-type="string">
            <text:p>Etfs Gold</text:p>
          </table:table-cell>
        </table:table-row>
        <table:table-row table:style-name="ro1">
          <table:table-cell office:value-type="string">
            <text:p>NGASP</text:p>
          </table:table-cell>
          <table:table-cell office:value-type="string">
            <text:p>GB00B15KY104</text:p>
          </table:table-cell>
          <table:table-cell office:value-type="string">
            <text:p>Etfs Natural Gas</text:p>
          </table:table-cell>
        </table:table-row>
        <table:table-row table:style-name="ro1">
          <table:table-cell office:value-type="string">
            <text:p>SLVRP</text:p>
          </table:table-cell>
          <table:table-cell office:value-type="string">
            <text:p>GB00B15KY328</text:p>
          </table:table-cell>
          <table:table-cell office:value-type="string">
            <text:p>Etfs Silver</text:p>
          </table:table-cell>
        </table:table-row>
        <table:table-row table:style-name="ro1">
          <table:table-cell office:value-type="string">
            <text:p>WEATP</text:p>
          </table:table-cell>
          <table:table-cell office:value-type="string">
            <text:p>GB00B15KY765</text:p>
          </table:table-cell>
          <table:table-cell office:value-type="string">
            <text:p>Etfs Wheat</text:p>
          </table:table-cell>
        </table:table-row>
        <table:table-row table:style-name="ro1">
          <table:table-cell office:value-type="string">
            <text:p>AIGCP</text:p>
          </table:table-cell>
          <table:table-cell office:value-type="string">
            <text:p>GB00B15KY989</text:p>
          </table:table-cell>
          <table:table-cell office:value-type="string">
            <text:p>Etfs All Commodit.</text:p>
          </table:table-cell>
        </table:table-row>
        <table:table-row table:style-name="ro1">
          <table:table-cell office:value-type="string">
            <text:p>AIGPP</text:p>
          </table:table-cell>
          <table:table-cell office:value-type="string">
            <text:p>GB00B15KYF40</text:p>
          </table:table-cell>
          <table:table-cell office:value-type="string">
            <text:p>Etfs Precious Met.</text:p>
          </table:table-cell>
        </table:table-row>
        <table:table-row table:style-name="ro1">
          <table:table-cell office:value-type="string">
            <text:p>AIGAP</text:p>
          </table:table-cell>
          <table:table-cell office:value-type="string">
            <text:p>GB00B15KYH63</text:p>
          </table:table-cell>
          <table:table-cell office:value-type="string">
            <text:p>Etfs Agriculture</text:p>
          </table:table-cell>
        </table:table-row>
        <table:table-row table:style-name="ro1">
          <table:table-cell office:value-type="string">
            <text:p>CCME</text:p>
          </table:table-cell>
          <table:table-cell office:value-type="string">
            <text:p>GB00BVJF7F66</text:p>
          </table:table-cell>
          <table:table-cell office:value-type="string">
            <text:p>CBK CCBI MM EUR</text:p>
          </table:table-cell>
        </table:table-row>
        <table:table-row table:style-name="ro1">
          <table:table-cell office:value-type="string">
            <text:p>QQQ</text:p>
          </table:table-cell>
          <table:table-cell office:value-type="string">
            <text:p>IE0032077012</text:p>
          </table:table-cell>
          <table:table-cell office:value-type="string">
            <text:p>Ps Eqqq</text:p>
          </table:table-cell>
        </table:table-row>
        <table:table-row table:style-name="ro1">
          <table:table-cell office:value-type="string">
            <text:p>LQDA</text:p>
          </table:table-cell>
          <table:table-cell office:value-type="string">
            <text:p>IE0032895942</text:p>
          </table:table-cell>
          <table:table-cell office:value-type="string">
            <text:p>ISHARES USD CRP BD</text:p>
          </table:table-cell>
        </table:table-row>
        <table:table-row table:style-name="ro1">
          <table:table-cell office:value-type="string">
            <text:p>INAA</text:p>
          </table:table-cell>
          <table:table-cell office:value-type="string">
            <text:p>IE00B14X4M10</text:p>
          </table:table-cell>
          <table:table-cell office:value-type="string">
            <text:p>ISHARES N-AMERICA</text:p>
          </table:table-cell>
        </table:table-row>
        <table:table-row table:style-name="ro1">
          <table:table-cell office:value-type="string">
            <text:p>IBGL</text:p>
          </table:table-cell>
          <table:table-cell office:value-type="string">
            <text:p>IE00B1FZS913</text:p>
          </table:table-cell>
          <table:table-cell office:value-type="string">
            <text:p>ISHARES E GOV15-30</text:p>
          </table:table-cell>
        </table:table-row>
        <table:table-row table:style-name="ro1">
          <table:table-cell office:value-type="string">
            <text:p>PFT</text:p>
          </table:table-cell>
          <table:table-cell office:value-type="string">
            <text:p>IE00B23D8S39</text:p>
          </table:table-cell>
          <table:table-cell office:value-type="string">
            <text:p>PS FTSE RAFIUS1000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E00B23D8X81</text:p>
          </table:table-cell>
          <table:table-cell office:value-type="string">
            <text:p>PS FTSE RAFI EUROP</text:p>
          </table:table-cell>
        </table:table-row>
        <table:table-row table:style-name="ro1">
          <table:table-cell office:value-type="string">
            <text:p>PWD</text:p>
          </table:table-cell>
          <table:table-cell office:value-type="string">
            <text:p>IE00B23D8Y98</text:p>
          </table:table-cell>
          <table:table-cell office:value-type="string">
            <text:p>PS FTSE RAFI DVEMS</text:p>
          </table:table-cell>
        </table:table-row>
        <table:table-row table:style-name="ro1">
          <table:table-cell office:value-type="string">
            <text:p>PWC</text:p>
          </table:table-cell>
          <table:table-cell office:value-type="string">
            <text:p>IE00B23D9240</text:p>
          </table:table-cell>
          <table:table-cell office:value-type="string">
            <text:p>PS DYNAMIC US</text:p>
          </table:table-cell>
        </table:table-row>
        <table:table-row table:style-name="ro1">
          <table:table-cell office:value-type="string">
            <text:p>PEH</text:p>
          </table:table-cell>
          <table:table-cell office:value-type="string">
            <text:p>IE00B23D9570</text:p>
          </table:table-cell>
          <table:table-cell office:value-type="string">
            <text:p>PS FTSE RAFI EM</text:p>
          </table:table-cell>
        </table:table-row>
        <table:table-row table:style-name="ro1">
          <table:table-cell office:value-type="string">
            <text:p>PSRW</text:p>
          </table:table-cell>
          <table:table-cell office:value-type="string">
            <text:p>IE00B23LNQ02</text:p>
          </table:table-cell>
          <table:table-cell office:value-type="string">
            <text:p>IVZ All World 3000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string">
            <text:p>IE00B3BPCH51</text:p>
          </table:table-cell>
          <table:table-cell office:value-type="string">
            <text:p>PS EUROMTS CASH 3M</text:p>
          </table:table-cell>
        </table:table-row>
        <table:table-row table:style-name="ro1">
          <table:table-cell office:value-type="string">
            <text:p>GOVY</text:p>
          </table:table-cell>
          <table:table-cell office:value-type="string">
            <text:p>IE00B3S5XW04</text:p>
          </table:table-cell>
          <table:table-cell office:value-type="string">
            <text:p>SPDR Euro Govt</text:p>
          </table:table-cell>
        </table:table-row>
        <table:table-row table:style-name="ro1">
          <table:table-cell office:value-type="string">
            <text:p>EUCO</text:p>
          </table:table-cell>
          <table:table-cell office:value-type="string">
            <text:p>IE00B3T9LM79</text:p>
          </table:table-cell>
          <table:table-cell office:value-type="string">
            <text:p>SPDR Euro Corp</text:p>
          </table:table-cell>
        </table:table-row>
        <table:table-row table:style-name="ro1">
          <table:table-cell office:value-type="string">
            <text:p>CUSS</text:p>
          </table:table-cell>
          <table:table-cell office:value-type="string">
            <text:p>IE00B3VWM098</text:p>
          </table:table-cell>
          <table:table-cell office:value-type="string">
            <text:p>CSETF MS USA SML</text:p>
          </table:table-cell>
        </table:table-row>
        <table:table-row table:style-name="ro1">
          <table:table-cell office:value-type="string">
            <text:p>CBU3</text:p>
          </table:table-cell>
          <table:table-cell office:value-type="string">
            <text:p>IE00B3VWN179</text:p>
          </table:table-cell>
          <table:table-cell office:value-type="string">
            <text:p>CSETF IBXS GV1-3</text:p>
          </table:table-cell>
        </table:table-row>
        <table:table-row table:style-name="ro1">
          <table:table-cell office:value-type="string">
            <text:p>VUSA</text:p>
          </table:table-cell>
          <table:table-cell office:value-type="string">
            <text:p>IE00B3XXRP09</text:p>
          </table:table-cell>
          <table:table-cell office:value-type="string">
            <text:p>VANGUARD S&amp;P500</text:p>
          </table:table-cell>
        </table:table-row>
        <table:table-row table:style-name="ro1">
          <table:table-cell office:value-type="string">
            <text:p>IMIE</text:p>
          </table:table-cell>
          <table:table-cell office:value-type="string">
            <text:p>IE00B3YLTY66</text:p>
          </table:table-cell>
          <table:table-cell office:value-type="string">
            <text:p>SPDR ACWI IMI</text:p>
          </table:table-cell>
        </table:table-row>
        <table:table-row table:style-name="ro1">
          <table:table-cell office:value-type="string">
            <text:p>EAGG</text:p>
          </table:table-cell>
          <table:table-cell office:value-type="string">
            <text:p>IE00B41RYL63</text:p>
          </table:table-cell>
          <table:table-cell office:value-type="string">
            <text:p>SPDR Euro Agg</text:p>
          </table:table-cell>
        </table:table-row>
        <table:table-row table:style-name="ro1">
          <table:table-cell office:value-type="string">
            <text:p>UKX</text:p>
          </table:table-cell>
          <table:table-cell office:value-type="string">
            <text:p>IE00B42TW061</text:p>
          </table:table-cell>
          <table:table-cell office:value-type="string">
            <text:p>HSBC FTSE 100 ETF</text:p>
          </table:table-cell>
        </table:table-row>
        <table:table-row table:style-name="ro1">
          <table:table-cell office:value-type="string">
            <text:p>TSYE</text:p>
          </table:table-cell>
          <table:table-cell office:value-type="string">
            <text:p>IE00B44CND37</text:p>
          </table:table-cell>
          <table:table-cell office:value-type="string">
            <text:p>SPDR US Treasury</text:p>
          </table:table-cell>
        </table:table-row>
        <table:table-row table:style-name="ro1">
          <table:table-cell office:value-type="string">
            <text:p>CNY</text:p>
          </table:table-cell>
          <table:table-cell office:value-type="string">
            <text:p>IE00B44T3H88</text:p>
          </table:table-cell>
          <table:table-cell office:value-type="string">
            <text:p>HSBC MSCI CHINA</text:p>
          </table:table-cell>
        </table:table-row>
        <table:table-row table:style-name="ro1">
          <table:table-cell office:value-type="string">
            <text:p>ACWE</text:p>
          </table:table-cell>
          <table:table-cell office:value-type="string">
            <text:p>IE00B44Z5B48</text:p>
          </table:table-cell>
          <table:table-cell office:value-type="string">
            <text:p>SPDR ACWI</text:p>
          </table:table-cell>
        </table:table-row>
        <table:table-row table:style-name="ro1">
          <table:table-cell office:value-type="string">
            <text:p>USAG</text:p>
          </table:table-cell>
          <table:table-cell office:value-type="string">
            <text:p>IE00B459R192</text:p>
          </table:table-cell>
          <table:table-cell office:value-type="string">
            <text:p>SPDR US Agg</text:p>
          </table:table-cell>
        </table:table-row>
        <table:table-row table:style-name="ro1">
          <table:table-cell office:value-type="string">
            <text:p>EMLD</text:p>
          </table:table-cell>
          <table:table-cell office:value-type="string">
            <text:p>IE00B4613386</text:p>
          </table:table-cell>
          <table:table-cell office:value-type="string">
            <text:p>SPDR EMD LOCAL</text:p>
          </table:table-cell>
        </table:table-row>
        <table:table-row table:style-name="ro1">
          <table:table-cell office:value-type="string">
            <text:p>EMAE</text:p>
          </table:table-cell>
          <table:table-cell office:value-type="string">
            <text:p>IE00B466KX20</text:p>
          </table:table-cell>
          <table:table-cell office:value-type="string">
            <text:p>SPDR EM Asia</text:p>
          </table:table-cell>
        </table:table-row>
        <table:table-row table:style-name="ro1">
          <table:table-cell office:value-type="string">
            <text:p>EMRG</text:p>
          </table:table-cell>
          <table:table-cell office:value-type="string">
            <text:p>IE00B469F816</text:p>
          </table:table-cell>
          <table:table-cell office:value-type="string">
            <text:p>SPDR Emerging</text:p>
          </table:table-cell>
        </table:table-row>
        <table:table-row table:style-name="ro1">
          <table:table-cell office:value-type="string">
            <text:p>EMSP</text:p>
          </table:table-cell>
          <table:table-cell office:value-type="string">
            <text:p>IE00B48X4842</text:p>
          </table:table-cell>
          <table:table-cell office:value-type="string">
            <text:p>SPDR EM SmallCap</text:p>
          </table:table-cell>
        </table:table-row>
        <table:table-row table:style-name="ro1">
          <table:table-cell office:value-type="string">
            <text:p>50E</text:p>
          </table:table-cell>
          <table:table-cell office:value-type="string">
            <text:p>IE00B4K6B022</text:p>
          </table:table-cell>
          <table:table-cell office:value-type="string">
            <text:p>HSBC EUROSTX50 ETF</text:p>
          </table:table-cell>
        </table:table-row>
        <table:table-row table:style-name="ro1">
          <table:table-cell office:value-type="string">
            <text:p>HMLA</text:p>
          </table:table-cell>
          <table:table-cell office:value-type="string">
            <text:p>IE00B4TS3815</text:p>
          </table:table-cell>
          <table:table-cell office:value-type="string">
            <text:p>HSBC MSCI EM LATAM</text:p>
          </table:table-cell>
        </table:table-row>
        <table:table-row table:style-name="ro1">
          <table:table-cell office:value-type="string">
            <text:p>WRD</text:p>
          </table:table-cell>
          <table:table-cell office:value-type="string">
            <text:p>IE00B4X9L533</text:p>
          </table:table-cell>
          <table:table-cell office:value-type="string">
            <text:p>HSBC MSCI WORLD</text:p>
          </table:table-cell>
        </table:table-row>
        <table:table-row table:style-name="ro1">
          <table:table-cell office:value-type="string">
            <text:p>SPY4</text:p>
          </table:table-cell>
          <table:table-cell office:value-type="string">
            <text:p>IE00B4YBJ215</text:p>
          </table:table-cell>
          <table:table-cell office:value-type="string">
            <text:p>SPDR S&amp;P 400 MID</text:p>
          </table:table-cell>
        </table:table-row>
        <table:table-row table:style-name="ro1">
          <table:table-cell office:value-type="string">
            <text:p>HCAN</text:p>
          </table:table-cell>
          <table:table-cell office:value-type="string">
            <text:p>IE00B51B7Z02</text:p>
          </table:table-cell>
          <table:table-cell office:value-type="string">
            <text:p>HSBC MSCI CANADA</text:p>
          </table:table-cell>
        </table:table-row>
        <table:table-row table:style-name="ro1">
          <table:table-cell office:value-type="string">
            <text:p>CPXJ</text:p>
          </table:table-cell>
          <table:table-cell office:value-type="string">
            <text:p>IE00B52MJY50</text:p>
          </table:table-cell>
          <table:table-cell office:value-type="string">
            <text:p>CSETF MS PACEXJP</text:p>
          </table:table-cell>
        </table:table-row>
        <table:table-row table:style-name="ro1">
          <table:table-cell office:value-type="string">
            <text:p>CSUS</text:p>
          </table:table-cell>
          <table:table-cell office:value-type="string">
            <text:p>IE00B52SFT06</text:p>
          </table:table-cell>
          <table:table-cell office:value-type="string">
            <text:p>CSETF MS USA</text:p>
          </table:table-cell>
        </table:table-row>
        <table:table-row table:style-name="ro1">
          <table:table-cell office:value-type="string">
            <text:p>CSUK</text:p>
          </table:table-cell>
          <table:table-cell office:value-type="string">
            <text:p>IE00B539F030</text:p>
          </table:table-cell>
          <table:table-cell office:value-type="string">
            <text:p>CSETF MS UK</text:p>
          </table:table-cell>
        </table:table-row>
        <table:table-row table:style-name="ro1">
          <table:table-cell office:value-type="string">
            <text:p>HZAR</text:p>
          </table:table-cell>
          <table:table-cell office:value-type="string">
            <text:p>IE00B57S5Q22</text:p>
          </table:table-cell>
          <table:table-cell office:value-type="string">
            <text:p>HSBC MSCI STH AFR</text:p>
          </table:table-cell>
        </table:table-row>
        <table:table-row table:style-name="ro1">
          <table:table-cell office:value-type="string">
            <text:p>HEU</text:p>
          </table:table-cell>
          <table:table-cell office:value-type="string">
            <text:p>IE00B5BD5K76</text:p>
          </table:table-cell>
          <table:table-cell office:value-type="string">
            <text:p>HSBC MSCI EUR ETF</text:p>
          </table:table-cell>
        </table:table-row>
        <table:table-row table:style-name="ro1">
          <table:table-cell office:value-type="string">
            <text:p>HTR</text:p>
          </table:table-cell>
          <table:table-cell office:value-type="string">
            <text:p>IE00B5BRQB73</text:p>
          </table:table-cell>
          <table:table-cell office:value-type="string">
            <text:p>HSBC MSCI TURKEY</text:p>
          </table:table-cell>
        </table:table-row>
        <table:table-row table:style-name="ro1">
          <table:table-cell office:value-type="string">
            <text:p>HHH</text:p>
          </table:table-cell>
          <table:table-cell office:value-type="string">
            <text:p>IE00B5KQNG97</text:p>
          </table:table-cell>
          <table:table-cell office:value-type="string">
            <text:p>HSBC SP 500 ETF</text:p>
          </table:table-cell>
        </table:table-row>
        <table:table-row table:style-name="ro1">
          <table:table-cell office:value-type="string">
            <text:p>MEM</text:p>
          </table:table-cell>
          <table:table-cell office:value-type="string">
            <text:p>IE00B5LP3W10</text:p>
          </table:table-cell>
          <table:table-cell office:value-type="string">
            <text:p>HSBC MSCI EM FE</text:p>
          </table:table-cell>
        </table:table-row>
        <table:table-row table:style-name="ro1">
          <table:table-cell office:value-type="string">
            <text:p>EUDV</text:p>
          </table:table-cell>
          <table:table-cell office:value-type="string">
            <text:p>IE00B5M1WJ87</text:p>
          </table:table-cell>
          <table:table-cell office:value-type="string">
            <text:p>SPDR EUR DIV ARIST</text:p>
          </table:table-cell>
        </table:table-row>
        <table:table-row table:style-name="ro1">
          <table:table-cell office:value-type="string">
            <text:p>MXJ</text:p>
          </table:table-cell>
          <table:table-cell office:value-type="string">
            <text:p>IE00B5SG8Z57</text:p>
          </table:table-cell>
          <table:table-cell office:value-type="string">
            <text:p>HSBC MSCI PACxJAP</text:p>
          </table:table-cell>
        </table:table-row>
        <table:table-row table:style-name="ro1">
          <table:table-cell office:value-type="string">
            <text:p>CSRU</text:p>
          </table:table-cell>
          <table:table-cell office:value-type="string">
            <text:p>IE00B5V87390</text:p>
          </table:table-cell>
          <table:table-cell office:value-type="string">
            <text:p>MSCI Russia ADR/GD</text:p>
          </table:table-cell>
        </table:table-row>
        <table:table-row table:style-name="ro1">
          <table:table-cell office:value-type="string">
            <text:p>MJP</text:p>
          </table:table-cell>
          <table:table-cell office:value-type="string">
            <text:p>IE00B5VX7566</text:p>
          </table:table-cell>
          <table:table-cell office:value-type="string">
            <text:p>HSBC MSCIJAPAN ETF</text:p>
          </table:table-cell>
        </table:table-row>
        <table:table-row table:style-name="ro1">
          <table:table-cell office:value-type="string">
            <text:p>HBZ</text:p>
          </table:table-cell>
          <table:table-cell office:value-type="string">
            <text:p>IE00B5W34K94</text:p>
          </table:table-cell>
          <table:table-cell office:value-type="string">
            <text:p>HSBC MSCI BRAZIL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IE00B5WFQ436</text:p>
          </table:table-cell>
          <table:table-cell office:value-type="string">
            <text:p>HSBC MSCI USA ETF</text:p>
          </table:table-cell>
        </table:table-row>
        <table:table-row table:style-name="ro1">
          <table:table-cell office:value-type="string">
            <text:p>CMEX</text:p>
          </table:table-cell>
          <table:table-cell office:value-type="string">
            <text:p>IE00B5WHFQ43</text:p>
          </table:table-cell>
          <table:table-cell office:value-type="string">
            <text:p>CSETF MS MXC CAP</text:p>
          </table:table-cell>
        </table:table-row>
        <table:table-row table:style-name="ro1">
          <table:table-cell office:value-type="string">
            <text:p>HMCX</text:p>
          </table:table-cell>
          <table:table-cell office:value-type="string">
            <text:p>IE00B64PTF05</text:p>
          </table:table-cell>
          <table:table-cell office:value-type="string">
            <text:p>HSBC FTSE 250</text:p>
          </table:table-cell>
        </table:table-row>
        <table:table-row table:style-name="ro1">
          <table:table-cell office:value-type="string">
            <text:p>SPY5</text:p>
          </table:table-cell>
          <table:table-cell office:value-type="string">
            <text:p>IE00B6YX5C33</text:p>
          </table:table-cell>
          <table:table-cell office:value-type="string">
            <text:p>SPDR S&amp;P 500</text:p>
          </table:table-cell>
        </table:table-row>
        <table:table-row table:style-name="ro1">
          <table:table-cell office:value-type="string">
            <text:p>GOVS</text:p>
          </table:table-cell>
          <table:table-cell office:value-type="string">
            <text:p>IE00B6YX5F63</text:p>
          </table:table-cell>
          <table:table-cell office:value-type="string">
            <text:p>SPDR 1-3 EUR GOV</text:p>
          </table:table-cell>
        </table:table-row>
        <table:table-row table:style-name="ro1">
          <table:table-cell office:value-type="string">
            <text:p>JNKE</text:p>
          </table:table-cell>
          <table:table-cell office:value-type="string">
            <text:p>IE00B6YX5M31</text:p>
          </table:table-cell>
          <table:table-cell office:value-type="string">
            <text:p>SPDR ER HIGH YIELD</text:p>
          </table:table-cell>
        </table:table-row>
        <table:table-row table:style-name="ro1">
          <table:table-cell office:value-type="string">
            <text:p>LOWV</text:p>
          </table:table-cell>
          <table:table-cell office:value-type="string">
            <text:p>IE00B802KR88</text:p>
          </table:table-cell>
          <table:table-cell office:value-type="string">
            <text:p>SPDR 500 LOW VOL</text:p>
          </table:table-cell>
        </table:table-row>
        <table:table-row table:style-name="ro1">
          <table:table-cell office:value-type="string">
            <text:p>EMUE</text:p>
          </table:table-cell>
          <table:table-cell office:value-type="string">
            <text:p>IE00B910VR50</text:p>
          </table:table-cell>
          <table:table-cell office:value-type="string">
            <text:p>SPDR MSCI EMU</text:p>
          </table:table-cell>
        </table:table-row>
        <table:table-row table:style-name="ro1">
          <table:table-cell office:value-type="string">
            <text:p>SEUC</text:p>
          </table:table-cell>
          <table:table-cell office:value-type="string">
            <text:p>IE00BC7GZW19</text:p>
          </table:table-cell>
          <table:table-cell office:value-type="string">
            <text:p>SPDR 0-3 EUR CORP</text:p>
          </table:table-cell>
        </table:table-row>
        <table:table-row table:style-name="ro1">
          <table:table-cell office:value-type="string">
            <text:p>HYFA</text:p>
          </table:table-cell>
          <table:table-cell office:value-type="string">
            <text:p>IE00BD0Q9673</text:p>
          </table:table-cell>
          <table:table-cell office:value-type="string">
            <text:p>IVZ US HYFA</text:p>
          </table:table-cell>
        </table:table-row>
        <table:table-row table:style-name="ro1">
          <table:table-cell office:value-type="string">
            <text:p>ELOW</text:p>
          </table:table-cell>
          <table:table-cell office:value-type="string">
            <text:p>IE00BFTWP510</text:p>
          </table:table-cell>
          <table:table-cell office:value-type="string">
            <text:p>SPDR EURO LV</text:p>
          </table:table-cell>
        </table:table-row>
        <table:table-row table:style-name="ro1">
          <table:table-cell office:value-type="string">
            <text:p>R2US</text:p>
          </table:table-cell>
          <table:table-cell office:value-type="string">
            <text:p>IE00BJ38QD84</text:p>
          </table:table-cell>
          <table:table-cell office:value-type="string">
            <text:p>SPDR RUSSEL 2K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IE00BKWQ0C77</text:p>
          </table:table-cell>
          <table:table-cell office:value-type="string">
            <text:p>SPDR MSCI CO.DI</text:p>
          </table:table-cell>
        </table:table-row>
        <table:table-row table:style-name="ro1">
          <table:table-cell office:value-type="string">
            <text:p>STS</text:p>
          </table:table-cell>
          <table:table-cell office:value-type="string">
            <text:p>IE00BKWQ0D84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IE00BKWQ0F09</text:p>
          </table:table-cell>
          <table:table-cell office:value-type="string">
            <text:p>SPDR MSCI ENERGY</text:p>
          </table:table-cell>
        </table:table-row>
        <table:table-row table:style-name="ro1">
          <table:table-cell office:value-type="string">
            <text:p>STZ</text:p>
          </table:table-cell>
          <table:table-cell office:value-type="string">
            <text:p>IE00BKWQ0G16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W</text:p>
          </table:table-cell>
          <table:table-cell office:value-type="string">
            <text:p>IE00BKWQ0H23</text:p>
          </table:table-cell>
          <table:table-cell office:value-type="string">
            <text:p>SPDR MSCI HLT</text:p>
          </table:table-cell>
        </table:table-row>
        <table:table-row table:style-name="ro1">
          <table:table-cell office:value-type="string">
            <text:p>STQ</text:p>
          </table:table-cell>
          <table:table-cell office:value-type="string">
            <text:p>IE00BKWQ0J47</text:p>
          </table:table-cell>
          <table:table-cell office:value-type="string">
            <text:p>SPDR MSCI INDUST</text:p>
          </table:table-cell>
        </table:table-row>
        <table:table-row table:style-name="ro1">
          <table:table-cell office:value-type="string">
            <text:p>STK</text:p>
          </table:table-cell>
          <table:table-cell office:value-type="string">
            <text:p>IE00BKWQ0K51</text:p>
          </table:table-cell>
          <table:table-cell office:value-type="string">
            <text:p>SPDR MSCI TECHNO</text:p>
          </table:table-cell>
        </table:table-row>
        <table:table-row table:style-name="ro1">
          <table:table-cell office:value-type="string">
            <text:p>STP</text:p>
          </table:table-cell>
          <table:table-cell office:value-type="string">
            <text:p>IE00BKWQ0L68</text:p>
          </table:table-cell>
          <table:table-cell office:value-type="string">
            <text:p>SPDR MSCI MAT</text:p>
          </table:table-cell>
        </table:table-row>
        <table:table-row table:style-name="ro1">
          <table:table-cell office:value-type="string">
            <text:p>SMC</text:p>
          </table:table-cell>
          <table:table-cell office:value-type="string">
            <text:p>IE00BKWQ0M75</text:p>
          </table:table-cell>
          <table:table-cell office:value-type="string">
            <text:p>SPDR EU SM.CAP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IE00BKWQ0N82</text:p>
          </table:table-cell>
          <table:table-cell office:value-type="string">
            <text:p>SPDR MSCI COMM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IE00BKWQ0P07</text:p>
          </table:table-cell>
          <table:table-cell office:value-type="string">
            <text:p>SPDR MSCI UTIL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IE00BKWQ0Q14</text:p>
          </table:table-cell>
          <table:table-cell office:value-type="string">
            <text:p>SPDR MSCI EUROPE</text:p>
          </table:table-cell>
        </table:table-row>
        <table:table-row table:style-name="ro1">
          <table:table-cell office:value-type="string">
            <text:p>BUYB</text:p>
          </table:table-cell>
          <table:table-cell office:value-type="string">
            <text:p>IE00BLSNMW37</text:p>
          </table:table-cell>
          <table:table-cell office:value-type="string">
            <text:p>IVZ Gbl Buyback</text:p>
          </table:table-cell>
        </table:table-row>
        <table:table-row table:style-name="ro1">
          <table:table-cell office:value-type="string">
            <text:p>HDLV</text:p>
          </table:table-cell>
          <table:table-cell office:value-type="string">
            <text:p>IE00BWTN6Y99</text:p>
          </table:table-cell>
          <table:table-cell office:value-type="string">
            <text:p>IVZ SP500 HDLV</text:p>
          </table:table-cell>
        </table:table-row>
        <table:table-row table:style-name="ro1">
          <table:table-cell office:value-type="string">
            <text:p>SPVX</text:p>
          </table:table-cell>
          <table:table-cell office:value-type="string">
            <text:p>IE00BX8ZXS68</text:p>
          </table:table-cell>
          <table:table-cell office:value-type="string">
            <text:p>IVZ SP VEQTOR ETF</text:p>
          </table:table-cell>
        </table:table-row>
        <table:table-row table:style-name="ro1">
          <table:table-cell office:value-type="string">
            <text:p>FGBL</text:p>
          </table:table-cell>
          <table:table-cell office:value-type="string">
            <text:p>IE00BYTH6121</text:p>
          </table:table-cell>
          <table:table-cell office:value-type="string">
            <text:p>FIRST TRUST GLOBAL</text:p>
          </table:table-cell>
        </table:table-row>
        <table:table-row table:style-name="ro1">
          <table:table-cell office:value-type="string">
            <text:p>EMHD</text:p>
          </table:table-cell>
          <table:table-cell office:value-type="string">
            <text:p>IE00BYYXBF44</text:p>
          </table:table-cell>
          <table:table-cell office:value-type="string">
            <text:p>IVZ FTSE EM HDLV</text:p>
          </table:table-cell>
        </table:table-row>
        <table:table-row table:style-name="ro1">
          <table:table-cell office:value-type="string">
            <text:p>EUHD</text:p>
          </table:table-cell>
          <table:table-cell office:value-type="string">
            <text:p>IE00BZ4BMM98</text:p>
          </table:table-cell>
          <table:table-cell office:value-type="string">
            <text:p>IVZ EUR STOXX HDLV</text:p>
          </table:table-cell>
        </table:table-row>
        <table:table-row table:style-name="ro1">
          <table:table-cell office:value-type="string">
            <text:p>PHAU</text:p>
          </table:table-cell>
          <table:table-cell office:value-type="string">
            <text:p>JE00B1VS3770</text:p>
          </table:table-cell>
          <table:table-cell office:value-type="string">
            <text:p>ETFS Physical Gold/</text:p>
          </table:table-cell>
        </table:table-row>
        <table:table-row table:style-name="ro1">
          <table:table-cell office:value-type="string">
            <text:p>EEE</text:p>
          </table:table-cell>
          <table:table-cell office:value-type="string">
            <text:p>LU0192223062</text:p>
          </table:table-cell>
          <table:table-cell office:value-type="string">
            <text:p>Easyetf Epra Euro</text:p>
          </table:table-cell>
        </table:table-row>
        <table:table-row table:style-name="ro1">
          <table:table-cell office:value-type="string">
            <text:p>EEP</text:p>
          </table:table-cell>
          <table:table-cell office:value-type="string">
            <text:p>LU0246033426</text:p>
          </table:table-cell>
          <table:table-cell office:value-type="string">
            <text:p>Easyetf Epra Europ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U0252633754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U0252634307</text:p>
          </table:table-cell>
          <table:table-cell office:value-type="string">
            <text:p>Lyxor Etf Levdax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LU0315440411</text:p>
          </table:table-cell>
          <table:table-cell office:value-type="string">
            <text:p>EASYETF NMX GL EUR</text:p>
          </table:table-cell>
        </table:table-row>
        <table:table-row table:style-name="ro1">
          <table:table-cell office:value-type="string">
            <text:p>X40</text:p>
          </table:table-cell>
          <table:table-cell office:value-type="string">
            <text:p>LU0322250985</text:p>
          </table:table-cell>
          <table:table-cell office:value-type="string">
            <text:p>DBXT CAC 40 ETF</text:p>
          </table:table-cell>
        </table:table-row>
        <table:table-row table:style-name="ro1">
          <table:table-cell office:value-type="string">
            <text:p>PC40</text:p>
          </table:table-cell>
          <table:table-cell office:value-type="string">
            <text:p>LU0419740799</text:p>
          </table:table-cell>
          <table:table-cell office:value-type="string">
            <text:p>ComStage CAC40</text:p>
          </table:table-cell>
        </table:table-row>
        <table:table-row table:style-name="ro1">
          <table:table-cell office:value-type="string">
            <text:p>WIG</text:p>
          </table:table-cell>
          <table:table-cell office:value-type="string">
            <text:p>LU0459113907</text:p>
          </table:table-cell>
          <table:table-cell office:value-type="string">
            <text:p>MULTI LYXOR WIG 20</text:p>
          </table:table-cell>
        </table:table-row>
        <table:table-row table:style-name="ro1">
          <table:table-cell office:value-type="string">
            <text:p>SP5</text:p>
          </table:table-cell>
          <table:table-cell office:value-type="string">
            <text:p>LU0496786574</text:p>
          </table:table-cell>
          <table:table-cell office:value-type="string">
            <text:p>LYXOR SP500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LU0496786731</text:p>
          </table:table-cell>
          <table:table-cell office:value-type="string">
            <text:p>LYXOR SP TSX60</text:p>
          </table:table-cell>
        </table:table-row>
        <table:table-row table:style-name="ro1">
          <table:table-cell office:value-type="string">
            <text:p>AU2</text:p>
          </table:table-cell>
          <table:table-cell office:value-type="string">
            <text:p>LU0496786905</text:p>
          </table:table-cell>
          <table:table-cell office:value-type="string">
            <text:p>LYXOR SPASX200</text:p>
          </table:table-cell>
        </table:table-row>
        <table:table-row table:style-name="ro1">
          <table:table-cell office:value-type="string">
            <text:p>CODW</text:p>
          </table:table-cell>
          <table:table-cell office:value-type="string">
            <text:p>LU0533032008</text:p>
          </table:table-cell>
          <table:table-cell office:value-type="string">
            <text:p>Lyxor MSCI W CDTR</text:p>
          </table:table-cell>
        </table:table-row>
        <table:table-row table:style-name="ro1">
          <table:table-cell office:value-type="string">
            <text:p>COSW</text:p>
          </table:table-cell>
          <table:table-cell office:value-type="string">
            <text:p>LU0533032263</text:p>
          </table:table-cell>
          <table:table-cell office:value-type="string">
            <text:p>Lyxor MSCI W CSTR</text:p>
          </table:table-cell>
        </table:table-row>
        <table:table-row table:style-name="ro1">
          <table:table-cell office:value-type="string">
            <text:p>NRGW</text:p>
          </table:table-cell>
          <table:table-cell office:value-type="string">
            <text:p>LU0533032420</text:p>
          </table:table-cell>
          <table:table-cell office:value-type="string">
            <text:p>Lyxor MSCI W ETR</text:p>
          </table:table-cell>
        </table:table-row>
        <table:table-row table:style-name="ro1">
          <table:table-cell office:value-type="string">
            <text:p>FINW</text:p>
          </table:table-cell>
          <table:table-cell office:value-type="string">
            <text:p>LU0533032859</text:p>
          </table:table-cell>
          <table:table-cell office:value-type="string">
            <text:p>Lyxor MSCI W FTR</text:p>
          </table:table-cell>
        </table:table-row>
        <table:table-row table:style-name="ro1">
          <table:table-cell office:value-type="string">
            <text:p>HLTW</text:p>
          </table:table-cell>
          <table:table-cell office:value-type="string">
            <text:p>LU0533033238</text:p>
          </table:table-cell>
          <table:table-cell office:value-type="string">
            <text:p>Lyxor MSCI W HCTR</text:p>
          </table:table-cell>
        </table:table-row>
        <table:table-row table:style-name="ro1">
          <table:table-cell office:value-type="string">
            <text:p>INDW</text:p>
          </table:table-cell>
          <table:table-cell office:value-type="string">
            <text:p>LU0533033402</text:p>
          </table:table-cell>
          <table:table-cell office:value-type="string">
            <text:p>Lyxor MSCI W ITR</text:p>
          </table:table-cell>
        </table:table-row>
        <table:table-row table:style-name="ro1">
          <table:table-cell office:value-type="string">
            <text:p>TNOW</text:p>
          </table:table-cell>
          <table:table-cell office:value-type="string">
            <text:p>LU0533033667</text:p>
          </table:table-cell>
          <table:table-cell office:value-type="string">
            <text:p>Lyxor MSCI W ITTR</text:p>
          </table:table-cell>
        </table:table-row>
        <table:table-row table:style-name="ro1">
          <table:table-cell office:value-type="string">
            <text:p>MATW</text:p>
          </table:table-cell>
          <table:table-cell office:value-type="string">
            <text:p>LU0533033824</text:p>
          </table:table-cell>
          <table:table-cell office:value-type="string">
            <text:p>Lyxor MSCI W MTR</text:p>
          </table:table-cell>
        </table:table-row>
        <table:table-row table:style-name="ro1">
          <table:table-cell office:value-type="string">
            <text:p>TELW</text:p>
          </table:table-cell>
          <table:table-cell office:value-type="string">
            <text:p>LU0533034129</text:p>
          </table:table-cell>
          <table:table-cell office:value-type="string">
            <text:p>Lyxor MSCI W TSTR</text:p>
          </table:table-cell>
        </table:table-row>
        <table:table-row table:style-name="ro1">
          <table:table-cell office:value-type="string">
            <text:p>UTLW</text:p>
          </table:table-cell>
          <table:table-cell office:value-type="string">
            <text:p>LU0533034558</text:p>
          </table:table-cell>
          <table:table-cell office:value-type="string">
            <text:p>Lyxor MSCI W UTR</text:p>
          </table:table-cell>
        </table:table-row>
        <table:table-row table:style-name="ro1">
          <table:table-cell office:value-type="string">
            <text:p>MVUS</text:p>
          </table:table-cell>
          <table:table-cell office:value-type="string">
            <text:p>LU0599612412</text:p>
          </table:table-cell>
          <table:table-cell office:value-type="string">
            <text:p>OSSIAM US MINVAR U</text:p>
          </table:table-cell>
        </table:table-row>
        <table:table-row table:style-name="ro1">
          <table:table-cell office:value-type="string">
            <text:p>SPMV</text:p>
          </table:table-cell>
          <table:table-cell office:value-type="string">
            <text:p>LU0599612685</text:p>
          </table:table-cell>
          <table:table-cell office:value-type="string">
            <text:p>OSSIAM ETF US MINIMUM VARIANCE NR (EUR)</text:p>
          </table:table-cell>
        </table:table-row>
        <table:table-row table:style-name="ro1">
          <table:table-cell office:value-type="string">
            <text:p>EUMV</text:p>
          </table:table-cell>
          <table:table-cell office:value-type="string">
            <text:p>LU0599612842</text:p>
          </table:table-cell>
          <table:table-cell office:value-type="string">
            <text:p>OSSIAM ETF iSTOXX EUROPE MINIMUM VARIANCE NR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LU0599613147</text:p>
          </table:table-cell>
          <table:table-cell office:value-type="string">
            <text:p>OSSIAM EURP EQUI W</text:p>
          </table:table-cell>
        </table:table-row>
        <table:table-row table:style-name="ro1">
          <table:table-cell office:value-type="string">
            <text:p>EMMV</text:p>
          </table:table-cell>
          <table:table-cell office:value-type="string">
            <text:p>LU0705291903</text:p>
          </table:table-cell>
          <table:table-cell office:value-type="string">
            <text:p>OSSIAM EM MINVAR E</text:p>
          </table:table-cell>
        </table:table-row>
        <table:table-row table:style-name="ro1">
          <table:table-cell office:value-type="string">
            <text:p>WOMV</text:p>
          </table:table-cell>
          <table:table-cell office:value-type="string">
            <text:p>LU0799656698</text:p>
          </table:table-cell>
          <table:table-cell office:value-type="string">
            <text:p>OSSIAM WD MINVAR E</text:p>
          </table:table-cell>
        </table:table-row>
        <table:table-row table:style-name="ro1">
          <table:table-cell office:value-type="string">
            <text:p>SGQI</text:p>
          </table:table-cell>
          <table:table-cell office:value-type="string">
            <text:p>LU0832436512</text:p>
          </table:table-cell>
          <table:table-cell office:value-type="string">
            <text:p>LYXOR ETF SGQI EUR</text:p>
          </table:table-cell>
        </table:table-row>
        <table:table-row table:style-name="ro1">
          <table:table-cell office:value-type="string">
            <text:p>SGQU</text:p>
          </table:table-cell>
          <table:table-cell office:value-type="string">
            <text:p>LU0832436603</text:p>
          </table:table-cell>
          <table:table-cell office:value-type="string">
            <text:p>LYXOR ETF SGQI USD</text:p>
          </table:table-cell>
        </table:table-row>
        <table:table-row table:style-name="ro1">
          <table:table-cell office:value-type="string">
            <text:p>GLDM</text:p>
          </table:table-cell>
          <table:table-cell office:value-type="string">
            <text:p>LU0854423687</text:p>
          </table:table-cell>
          <table:table-cell office:value-type="string">
            <text:p>LYXOR ETF GOLD EUR</text:p>
          </table:table-cell>
        </table:table-row>
        <table:table-row table:style-name="ro1">
          <table:table-cell office:value-type="string">
            <text:p>GLDU</text:p>
          </table:table-cell>
          <table:table-cell office:value-type="string">
            <text:p>LU0854423927</text:p>
          </table:table-cell>
          <table:table-cell office:value-type="string">
            <text:p>LYXOR ETF GOLD USD</text:p>
          </table:table-cell>
        </table:table-row>
        <table:table-row table:style-name="ro1">
          <table:table-cell office:value-type="string">
            <text:p>CRWE</text:p>
          </table:table-cell>
          <table:table-cell office:value-type="string">
            <text:p>LU0876440578</text:p>
          </table:table-cell>
          <table:table-cell office:value-type="string">
            <text:p>OSSIAM CMD RISKW E</text:p>
          </table:table-cell>
        </table:table-row>
        <table:table-row table:style-name="ro1">
          <table:table-cell office:value-type="string">
            <text:p>MEUD</text:p>
          </table:table-cell>
          <table:table-cell office:value-type="string">
            <text:p>LU0908500753</text:p>
          </table:table-cell>
          <table:table-cell office:value-type="string">
            <text:p>Lyxor Core Stoxx600</text:p>
          </table:table-cell>
        </table:table-row>
        <table:table-row table:style-name="ro1">
          <table:table-cell office:value-type="string">
            <text:p>MFED</text:p>
          </table:table-cell>
          <table:table-cell office:value-type="string">
            <text:p>LU0908501058</text:p>
          </table:table-cell>
          <table:table-cell office:value-type="string">
            <text:p>Lyx Core Stoxx300</text:p>
          </table:table-cell>
        </table:table-row>
        <table:table-row table:style-name="ro1">
          <table:table-cell office:value-type="string">
            <text:p>MFDD</text:p>
          </table:table-cell>
          <table:table-cell office:value-type="string">
            <text:p>LU0908501132</text:p>
          </table:table-cell>
          <table:table-cell office:value-type="string">
            <text:p>Ly Core Stoxx300D</text:p>
          </table:table-cell>
        </table:table-row>
        <table:table-row table:style-name="ro1">
          <table:table-cell office:value-type="string">
            <text:p>MSED</text:p>
          </table:table-cell>
          <table:table-cell office:value-type="string">
            <text:p>LU0908501215</text:p>
          </table:table-cell>
          <table:table-cell office:value-type="string">
            <text:p>Lyxor Core Stoxx50</text:p>
          </table:table-cell>
        </table:table-row>
        <table:table-row table:style-name="ro1">
          <table:table-cell office:value-type="string">
            <text:p>EEA</text:p>
          </table:table-cell>
          <table:table-cell office:value-type="string">
            <text:p>LU0950381748</text:p>
          </table:table-cell>
          <table:table-cell office:value-type="string">
            <text:p>BNPP FTSE EUR ETFC</text:p>
          </table:table-cell>
        </table:table-row>
        <table:table-row table:style-name="ro1">
          <table:table-cell office:value-type="string">
            <text:p>SGQE</text:p>
          </table:table-cell>
          <table:table-cell office:value-type="string">
            <text:p>LU0959210278</text:p>
          </table:table-cell>
          <table:table-cell office:value-type="string">
            <text:p>LYXOR ETF SGQE</text:p>
          </table:table-cell>
        </table:table-row>
        <table:table-row table:style-name="ro1">
          <table:table-cell office:value-type="string">
            <text:p>SP5H</text:p>
          </table:table-cell>
          <table:table-cell office:value-type="string">
            <text:p>LU0959211243</text:p>
          </table:table-cell>
          <table:table-cell office:value-type="string">
            <text:p>LYXOR ETF SP5 DH</text:p>
          </table:table-cell>
        </table:table-row>
        <table:table-row table:style-name="ro1">
          <table:table-cell office:value-type="string">
            <text:p>CAPU</text:p>
          </table:table-cell>
          <table:table-cell office:value-type="string">
            <text:p>LU1079841273</text:p>
          </table:table-cell>
          <table:table-cell office:value-type="string">
            <text:p>OSSIAM ETF CAPE US</text:p>
          </table:table-cell>
        </table:table-row>
        <table:table-row table:style-name="ro1">
          <table:table-cell office:value-type="string">
            <text:p>CAPE</text:p>
          </table:table-cell>
          <table:table-cell office:value-type="string">
            <text:p>LU1079842321</text:p>
          </table:table-cell>
          <table:table-cell office:value-type="string">
            <text:p>OSSIAM ETF CAPE EU</text:p>
          </table:table-cell>
        </table:table-row>
        <table:table-row table:style-name="ro1">
          <table:table-cell/>
          <table:table-cell office:value-type="string">
            <text:p>LU1081771369</text:p>
          </table:table-cell>
          <table:table-cell office:value-type="string">
            <text:p>LYXOR INDEX FUND LYXOR SG GLOBAL VALUE BETA UCITS </text:p>
          </table:table-cell>
        </table:table-row>
        <table:table-row table:style-name="ro1">
          <table:table-cell office:value-type="string">
            <text:p>SP5C</text:p>
          </table:table-cell>
          <table:table-cell office:value-type="string">
            <text:p>LU1135865084</text:p>
          </table:table-cell>
          <table:table-cell office:value-type="string">
            <text:p>LYXOR SP500 C</text:p>
          </table:table-cell>
        </table:table-row>
        <table:table-row table:style-name="ro1">
          <table:table-cell/>
          <table:table-cell office:value-type="string">
            <text:p>LU1190417599</text:p>
          </table:table-cell>
          <table:table-cell office:value-type="string">
            <text:p>LYXOR INDEX FUND LYXOR SMART CASH UCITS ETF C EUR </text:p>
          </table:table-cell>
        </table:table-row>
        <table:table-row table:style-name="ro1">
          <table:table-cell/>
          <table:table-cell office:value-type="string">
            <text:p>LU1215415214</text:p>
          </table:table-cell>
          <table:table-cell office:value-type="string">
            <text:p>MULTI UNITS LUXEMBOURG LYXOR IBOXX EUR LIQUID HIGH</text:p>
          </table:table-cell>
        </table:table-row>
        <table:table-row table:style-name="ro1">
          <table:table-cell office:value-type="string">
            <text:p>PAXJ</text:p>
          </table:table-cell>
          <table:table-cell office:value-type="string">
            <text:p>LU1220245556</text:p>
          </table:table-cell>
          <table:table-cell office:value-type="string">
            <text:p>LYXOR MSCI PAC X J</text:p>
          </table:table-cell>
        </table:table-row>
        <table:table-row table:style-name="ro1">
          <table:table-cell/>
          <table:table-cell office:value-type="string">
            <text:p>LU1237527160</text:p>
          </table:table-cell>
          <table:table-cell office:value-type="string">
            <text:p>MULTI UNITS LUXEMBOURG LYXOR FTSE EUROPE MINIMUM V</text:p>
          </table:table-cell>
        </table:table-row>
        <table:table-row table:style-name="ro1">
          <table:table-cell office:value-type="string">
            <text:p>MVAM</text:p>
          </table:table-cell>
          <table:table-cell office:value-type="string">
            <text:p>LU1237527673</text:p>
          </table:table-cell>
          <table:table-cell office:value-type="string">
            <text:p>LYXOR FTSE MINV EM</text:p>
          </table:table-cell>
        </table:table-row>
        <table:table-row table:style-name="ro1">
          <table:table-cell office:value-type="string">
            <text:p>JPMV</text:p>
          </table:table-cell>
          <table:table-cell office:value-type="string">
            <text:p>LU1254453738</text:p>
          </table:table-cell>
          <table:table-cell office:value-type="string">
            <text:p>OSSIAM ETF JPMV C</text:p>
          </table:table-cell>
        </table:table-row>
        <table:table-row table:style-name="ro1">
          <table:table-cell/>
          <table:table-cell office:value-type="string">
            <text:p>LU1285960032</text:p>
          </table:table-cell>
          <table:table-cell office:value-type="string">
            <text:p>LYXOR INDEX FUND LYXOR USD LIQUID INVESTMENT GRADE</text:p>
          </table:table-cell>
        </table:table-row>
        <table:table-row table:style-name="ro1">
          <table:table-cell/>
          <table:table-cell office:value-type="string">
            <text:p>LU1287022708</text:p>
          </table:table-cell>
          <table:table-cell office:value-type="string">
            <text:p>MULTI UNITS LUXEMBOURG LYXOR PAN AFRICA UCITS ETF </text:p>
          </table:table-cell>
        </table:table-row>
        <table:table-row table:style-name="ro1">
          <table:table-cell/>
          <table:table-cell office:value-type="string">
            <text:p>LU1287023003</text:p>
          </table:table-cell>
          <table:table-cell office:value-type="string">
            <text:p>MULTI UNITS LUXEMBOURG LYXOR EUROMTS 5-7Y INVESTME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LU1287023185</text:p>
          </table:table-cell>
          <table:table-cell office:value-type="string">
            <text:p>LYXOR EUROMTS 710Y</text:p>
          </table:table-cell>
        </table:table-row>
        <table:table-row table:style-name="ro1">
          <table:table-cell/>
          <table:table-cell office:value-type="string">
            <text:p>LU1287023268</text:p>
          </table:table-cell>
          <table:table-cell office:value-type="string">
            <text:p>MULTI UNITS LUXEMBOURG LYXOR EUROMTS 15+Y INVESTME</text:p>
          </table:table-cell>
        </table:table-row>
        <table:table-row table:style-name="ro1">
          <table:table-cell/>
          <table:table-cell office:value-type="string">
            <text:p>LU1287023342</text:p>
          </table:table-cell>
          <table:table-cell office:value-type="string">
            <text:p>MULTI UNITS LUXEMBOURG LYXOR EUROMTS HIGHEST RATED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LU1287024076</text:p>
          </table:table-cell>
          <table:table-cell office:value-type="string">
            <text:p>LYXOR BOT MTS ETF</text:p>
          </table:table-cell>
        </table:table-row>
        <table:table-row table:style-name="ro1">
          <table:table-cell/>
          <table:table-cell office:value-type="string">
            <text:p>LU1291091228</text:p>
          </table:table-cell>
          <table:table-cell office:value-type="string">
            <text:p>BNP PARIBAS EASY BNP PARIBAS EASY FTSE EPRA/NAREIT</text:p>
          </table:table-cell>
        </table:table-row>
        <table:table-row table:style-name="ro1">
          <table:table-cell office:value-type="string">
            <text:p>EEMK</text:p>
          </table:table-cell>
          <table:table-cell office:value-type="string">
            <text:p>LU1291097779</text:p>
          </table:table-cell>
          <table:table-cell office:value-type="string">
            <text:p>BNPP EmMk ETF</text:p>
          </table:table-cell>
        </table:table-row>
        <table:table-row table:style-name="ro1">
          <table:table-cell office:value-type="string">
            <text:p>EEMU</text:p>
          </table:table-cell>
          <table:table-cell office:value-type="string">
            <text:p>LU1291098827</text:p>
          </table:table-cell>
          <table:table-cell office:value-type="string">
            <text:p>BNPP EMU ETF</text:p>
          </table:table-cell>
        </table:table-row>
        <table:table-row table:style-name="ro1">
          <table:table-cell office:value-type="string">
            <text:p>EEUE</text:p>
          </table:table-cell>
          <table:table-cell office:value-type="string">
            <text:p>LU1291099718</text:p>
          </table:table-cell>
          <table:table-cell office:value-type="string">
            <text:p>BNPP EU ETF</text:p>
          </table:table-cell>
        </table:table-row>
        <table:table-row table:style-name="ro1">
          <table:table-cell office:value-type="string">
            <text:p>EEXU</text:p>
          </table:table-cell>
          <table:table-cell office:value-type="string">
            <text:p>LU1291100664</text:p>
          </table:table-cell>
          <table:table-cell office:value-type="string">
            <text:p>BNPP EU xUK ETF</text:p>
          </table:table-cell>
        </table:table-row>
        <table:table-row table:style-name="ro1">
          <table:table-cell office:value-type="string">
            <text:p>EESM</text:p>
          </table:table-cell>
          <table:table-cell office:value-type="string">
            <text:p>LU1291101555</text:p>
          </table:table-cell>
          <table:table-cell office:value-type="string">
            <text:p>BNPP Small C ETF</text:p>
          </table:table-cell>
        </table:table-row>
        <table:table-row table:style-name="ro1">
          <table:table-cell office:value-type="string">
            <text:p>EJAP</text:p>
          </table:table-cell>
          <table:table-cell office:value-type="string">
            <text:p>LU1291102447</text:p>
          </table:table-cell>
          <table:table-cell office:value-type="string">
            <text:p>BNPP JP ETF</text:p>
          </table:table-cell>
        </table:table-row>
        <table:table-row table:style-name="ro1">
          <table:table-cell office:value-type="string">
            <text:p>ENAM</text:p>
          </table:table-cell>
          <table:table-cell office:value-type="string">
            <text:p>LU1291104575</text:p>
          </table:table-cell>
          <table:table-cell office:value-type="string">
            <text:p>BNPP NorthAm ETF</text:p>
          </table:table-cell>
        </table:table-row>
        <table:table-row table:style-name="ro1">
          <table:table-cell office:value-type="string">
            <text:p>EPEJ</text:p>
          </table:table-cell>
          <table:table-cell office:value-type="string">
            <text:p>LU1291106356</text:p>
          </table:table-cell>
          <table:table-cell office:value-type="string">
            <text:p>BNPP Pac xJP ETF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LU1291109293</text:p>
          </table:table-cell>
          <table:table-cell office:value-type="string">
            <text:p>BNPP NMX30 ETF</text:p>
          </table:table-cell>
        </table:table-row>
        <table:table-row table:style-name="ro1">
          <table:table-cell office:value-type="string">
            <text:p>DSP5</text:p>
          </table:table-cell>
          <table:table-cell office:value-type="string">
            <text:p>LU1327051279</text:p>
          </table:table-cell>
          <table:table-cell office:value-type="string">
            <text:p>LYXOR 2XSHRT SP500</text:p>
          </table:table-cell>
        </table:table-row>
        <table:table-row table:style-name="ro1">
          <table:table-cell office:value-type="string">
            <text:p>EVOE</text:p>
          </table:table-cell>
          <table:table-cell office:value-type="string">
            <text:p>LU1377381717</text:p>
          </table:table-cell>
          <table:table-cell office:value-type="string">
            <text:p>BNPP Low Vol EU</text:p>
          </table:table-cell>
        </table:table-row>
        <table:table-row table:style-name="ro1">
          <table:table-cell office:value-type="string">
            <text:p>EVOU</text:p>
          </table:table-cell>
          <table:table-cell office:value-type="string">
            <text:p>LU1377381980</text:p>
          </table:table-cell>
          <table:table-cell office:value-type="string">
            <text:p>BNPP Low Vol US</text:p>
          </table:table-cell>
        </table:table-row>
        <table:table-row table:style-name="ro1">
          <table:table-cell office:value-type="string">
            <text:p>EMOM</text:p>
          </table:table-cell>
          <table:table-cell office:value-type="string">
            <text:p>LU1377382012</text:p>
          </table:table-cell>
          <table:table-cell office:value-type="string">
            <text:p>BNPP Momentum EU</text:p>
          </table:table-cell>
        </table:table-row>
        <table:table-row table:style-name="ro1">
          <table:table-cell office:value-type="string">
            <text:p>EQUA</text:p>
          </table:table-cell>
          <table:table-cell office:value-type="string">
            <text:p>LU1377382103</text:p>
          </table:table-cell>
          <table:table-cell office:value-type="string">
            <text:p>BNPP Quality EU</text:p>
          </table:table-cell>
        </table:table-row>
        <table:table-row table:style-name="ro1">
          <table:table-cell office:value-type="string">
            <text:p>EVAE</text:p>
          </table:table-cell>
          <table:table-cell office:value-type="string">
            <text:p>LU1377382285</text:p>
          </table:table-cell>
          <table:table-cell office:value-type="string">
            <text:p>BNPP Value EU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LU1377382368</text:p>
          </table:table-cell>
          <table:table-cell office:value-type="string">
            <text:p>BNPP EASY LOWCARB</text:p>
          </table:table-cell>
        </table:table-row>
        <table:table-row table:style-name="ro1">
          <table:table-cell office:value-type="string">
            <text:p>MVAW</text:p>
          </table:table-cell>
          <table:table-cell office:value-type="string">
            <text:p>LU1389266302</text:p>
          </table:table-cell>
          <table:table-cell office:value-type="string">
            <text:p>LYXOR WORLD MINVAR</text:p>
          </table:table-cell>
        </table:table-row>
        <table:table-row table:style-name="ro1">
          <table:table-cell office:value-type="string">
            <text:p>INFL</text:p>
          </table:table-cell>
          <table:table-cell office:value-type="string">
            <text:p>LU1390062245</text:p>
          </table:table-cell>
          <table:table-cell office:value-type="string">
            <text:p>LYXOR 210 INFBRKEV</text:p>
          </table:table-cell>
        </table:table-row>
        <table:table-row table:style-name="ro1">
          <table:table-cell office:value-type="string">
            <text:p>INFU</text:p>
          </table:table-cell>
          <table:table-cell office:value-type="string">
            <text:p>LU1390062831</text:p>
          </table:table-cell>
          <table:table-cell office:value-type="string">
            <text:p>LYXOR 10Y INFBRKEV</text:p>
          </table:table-cell>
        </table:table-row>
        <table:table-row table:style-name="ro1">
          <table:table-cell office:value-type="string">
            <text:p>US13</text:p>
          </table:table-cell>
          <table:table-cell office:value-type="string">
            <text:p>LU1407887162</text:p>
          </table:table-cell>
          <table:table-cell office:value-type="string">
            <text:p>LYXOR TREAS 1 3Y</text:p>
          </table:table-cell>
        </table:table-row>
        <table:table-row table:style-name="ro1">
          <table:table-cell office:value-type="string">
            <text:p>US57</text:p>
          </table:table-cell>
          <table:table-cell office:value-type="string">
            <text:p>LU1407888996</text:p>
          </table:table-cell>
          <table:table-cell office:value-type="string">
            <text:p>LYXOR TREAS 5 7Y</text:p>
          </table:table-cell>
        </table:table-row>
        <table:table-row table:style-name="ro1">
          <table:table-cell office:value-type="string">
            <text:p>US10</text:p>
          </table:table-cell>
          <table:table-cell office:value-type="string">
            <text:p>LU1407890620</text:p>
          </table:table-cell>
          <table:table-cell office:value-type="string">
            <text:p>MULTI IBXX TR 10Y</text:p>
          </table:table-cell>
        </table:table-row>
        <table:table-row table:style-name="ro1">
          <table:table-cell office:value-type="string">
            <text:p>COUK</text:p>
          </table:table-cell>
          <table:table-cell office:value-type="string">
            <text:p>LU1407891602</text:p>
          </table:table-cell>
          <table:table-cell office:value-type="string">
            <text:p>LYXOR LIQU CORP LD</text:p>
          </table:table-cell>
        </table:table-row>
        <table:table-row table:style-name="ro1">
          <table:table-cell office:value-type="string">
            <text:p>GILS</text:p>
          </table:table-cell>
          <table:table-cell office:value-type="string">
            <text:p>LU1407892592</text:p>
          </table:table-cell>
          <table:table-cell office:value-type="string">
            <text:p>Lyxor Core GILTS</text:p>
          </table:table-cell>
        </table:table-row>
        <table:table-row table:style-name="ro1">
          <table:table-cell office:value-type="string">
            <text:p>GILI</text:p>
          </table:table-cell>
          <table:table-cell office:value-type="string">
            <text:p>LU1407893301</text:p>
          </table:table-cell>
          <table:table-cell office:value-type="string">
            <text:p>Lyx GILTS Infla</text:p>
          </table:table-cell>
        </table:table-row>
        <table:table-row table:style-name="ro1">
          <table:table-cell/>
          <table:table-cell office:value-type="string">
            <text:p>LU1435356149</text:p>
          </table:table-cell>
          <table:table-cell office:value-type="string">
            <text:p>LYXOR INDEX FUND LYXOR BOFAML $ HIGH YIELD BOND UC</text:p>
          </table:table-cell>
        </table:table-row>
        <table:table-row table:style-name="ro1">
          <table:table-cell office:value-type="string">
            <text:p>CEU2</text:p>
          </table:table-cell>
          <table:table-cell office:value-type="string">
            <text:p>LU1437015735</text:p>
          </table:table-cell>
          <table:table-cell office:value-type="string">
            <text:p>AMUNDI MSCI EUR DR</text:p>
          </table:table-cell>
        </table:table-row>
        <table:table-row table:style-name="ro1">
          <table:table-cell office:value-type="string">
            <text:p>GGOV</text:p>
          </table:table-cell>
          <table:table-cell office:value-type="string">
            <text:p>LU1437016204</text:p>
          </table:table-cell>
          <table:table-cell office:value-type="string">
            <text:p>AMUNDI JPM GBI DR</text:p>
          </table:table-cell>
        </table:table-row>
        <table:table-row table:style-name="ro1">
          <table:table-cell office:value-type="string">
            <text:p>NRAM</text:p>
          </table:table-cell>
          <table:table-cell office:value-type="string">
            <text:p>LU1437016543</text:p>
          </table:table-cell>
          <table:table-cell office:value-type="string">
            <text:p>AMUNDI NOR AM DR</text:p>
          </table:table-cell>
        </table:table-row>
        <table:table-row table:style-name="ro1">
          <table:table-cell office:value-type="string">
            <text:p>MWRD</text:p>
          </table:table-cell>
          <table:table-cell office:value-type="string">
            <text:p>LU1437016972</text:p>
          </table:table-cell>
          <table:table-cell office:value-type="string">
            <text:p>AMUNDI MSCI WLD DR</text:p>
          </table:table-cell>
        </table:table-row>
        <table:table-row table:style-name="ro1">
          <table:table-cell office:value-type="string">
            <text:p>AEME</text:p>
          </table:table-cell>
          <table:table-cell office:value-type="string">
            <text:p>LU1437017350</text:p>
          </table:table-cell>
          <table:table-cell office:value-type="string">
            <text:p>AMUNDI MSCI EM DR</text:p>
          </table:table-cell>
        </table:table-row>
        <table:table-row table:style-name="ro1">
          <table:table-cell office:value-type="string">
            <text:p>S500</text:p>
          </table:table-cell>
          <table:table-cell office:value-type="string">
            <text:p>LU1437017863</text:p>
          </table:table-cell>
          <table:table-cell office:value-type="string">
            <text:p>AMUNDI SP 500 DR</text:p>
          </table:table-cell>
        </table:table-row>
        <table:table-row table:style-name="ro1">
          <table:table-cell office:value-type="string">
            <text:p>ECRP</text:p>
          </table:table-cell>
          <table:table-cell office:value-type="string">
            <text:p>LU1437018168</text:p>
          </table:table-cell>
          <table:table-cell office:value-type="string">
            <text:p>AMUNDI EURAGGCO DR</text:p>
          </table:table-cell>
        </table:table-row>
        <table:table-row table:style-name="ro1">
          <table:table-cell office:value-type="string">
            <text:p>EGOV</text:p>
          </table:table-cell>
          <table:table-cell office:value-type="string">
            <text:p>LU1437018598</text:p>
          </table:table-cell>
          <table:table-cell office:value-type="string">
            <text:p>AMUNDI EUR GOV DR</text:p>
          </table:table-cell>
        </table:table-row>
        <table:table-row table:style-name="ro1">
          <table:table-cell office:value-type="string">
            <text:p>EPRA</text:p>
          </table:table-cell>
          <table:table-cell office:value-type="string">
            <text:p>LU1437018838</text:p>
          </table:table-cell>
          <table:table-cell office:value-type="string">
            <text:p>AMUNDI EPRA DR</text:p>
          </table:table-cell>
        </table:table-row>
        <table:table-row table:style-name="ro1">
          <table:table-cell office:value-type="string">
            <text:p>GAGG</text:p>
          </table:table-cell>
          <table:table-cell office:value-type="string">
            <text:p>LU1437024729</text:p>
          </table:table-cell>
          <table:table-cell office:value-type="string">
            <text:p>AMUNDI G AGG500 DR</text:p>
          </table:table-cell>
        </table:table-row>
        <table:table-row table:style-name="ro1">
          <table:table-cell/>
          <table:table-cell office:value-type="string">
            <text:p>LU1437025023</text:p>
          </table:table-cell>
          <table:table-cell office:value-type="string">
            <text:p>AMUNDI INDEX SOLUTIONS AMUNDI ETF FTSE 100 UCITS E</text:p>
          </table:table-cell>
        </table:table-row>
        <table:table-row table:style-name="ro1">
          <table:table-cell office:value-type="string">
            <text:p>GMRC</text:p>
          </table:table-cell>
          <table:table-cell office:value-type="string">
            <text:p>LU1446552496</text:p>
          </table:table-cell>
          <table:table-cell office:value-type="string">
            <text:p>OSSIAM ETF GMARC C</text:p>
          </table:table-cell>
        </table:table-row>
        <table:table-row table:style-name="ro1">
          <table:table-cell office:value-type="string">
            <text:p>GOMA</text:p>
          </table:table-cell>
          <table:table-cell office:value-type="string">
            <text:p>LU1481200217</text:p>
          </table:table-cell>
          <table:table-cell office:value-type="string">
            <text:p>BNPP EASY BGOVETF</text:p>
          </table:table-cell>
        </table:table-row>
        <table:table-row table:style-name="ro1">
          <table:table-cell office:value-type="string">
            <text:p>VLED</text:p>
          </table:table-cell>
          <table:table-cell office:value-type="string">
            <text:p>LU1481201025</text:p>
          </table:table-cell>
          <table:table-cell office:value-type="string">
            <text:p>BNPP EASY LWVOLEU</text:p>
          </table:table-cell>
        </table:table-row>
        <table:table-row table:style-name="ro1">
          <table:table-cell office:value-type="string">
            <text:p>VLUD</text:p>
          </table:table-cell>
          <table:table-cell office:value-type="string">
            <text:p>LU1481201298</text:p>
          </table:table-cell>
          <table:table-cell office:value-type="string">
            <text:p>BNPP EASYLWVOLUS D</text:p>
          </table:table-cell>
        </table:table-row>
        <table:table-row table:style-name="ro1">
          <table:table-cell office:value-type="string">
            <text:p>QUED</text:p>
          </table:table-cell>
          <table:table-cell office:value-type="string">
            <text:p>LU1481201611</text:p>
          </table:table-cell>
          <table:table-cell office:value-type="string">
            <text:p>BNPP EASYQUALITYD</text:p>
          </table:table-cell>
        </table:table-row>
        <table:table-row table:style-name="ro1">
          <table:table-cell office:value-type="string">
            <text:p>VALD</text:p>
          </table:table-cell>
          <table:table-cell office:value-type="string">
            <text:p>LU1481201702</text:p>
          </table:table-cell>
          <table:table-cell office:value-type="string">
            <text:p>BNPP EASYVALUED</text:p>
          </table:table-cell>
        </table:table-row>
        <table:table-row table:style-name="ro1">
          <table:table-cell office:value-type="string">
            <text:p>JBEM</text:p>
          </table:table-cell>
          <table:table-cell office:value-type="string">
            <text:p>LU1481202692</text:p>
          </table:table-cell>
          <table:table-cell office:value-type="string">
            <text:p>BNPP EASY JPMGBI</text:p>
          </table:table-cell>
        </table:table-row>
        <table:table-row table:style-name="ro1">
          <table:table-cell office:value-type="string">
            <text:p>ELQC</text:p>
          </table:table-cell>
          <table:table-cell office:value-type="string">
            <text:p>LU1481202775</text:p>
          </table:table-cell>
          <table:table-cell office:value-type="string">
            <text:p>BNPP EASY MLCETF</text:p>
          </table:table-cell>
        </table:table-row>
        <table:table-row table:style-name="ro1">
          <table:table-cell office:value-type="string">
            <text:p>EJAH</text:p>
          </table:table-cell>
          <table:table-cell office:value-type="string">
            <text:p>LU1481203070</text:p>
          </table:table-cell>
          <table:table-cell office:value-type="string">
            <text:p>BNPP EASY JPHETF</text:p>
          </table:table-cell>
        </table:table-row>
        <table:table-row table:style-name="ro1">
          <table:table-cell office:value-type="string">
            <text:p>BUNS</text:p>
          </table:table-cell>
          <table:table-cell office:value-type="string">
            <text:p>LU1523099700</text:p>
          </table:table-cell>
          <table:table-cell office:value-type="string">
            <text:p>LYXOR BND SHORT X1</text:p>
          </table:table-cell>
        </table:table-row>
        <table:table-row table:style-name="ro1">
          <table:table-cell office:value-type="string">
            <text:p>EBBB</text:p>
          </table:table-cell>
          <table:table-cell office:value-type="string">
            <text:p>LU1525418643</text:p>
          </table:table-cell>
          <table:table-cell office:value-type="string">
            <text:p>AMUNDI EURCORP BBB</text:p>
          </table:table-cell>
        </table:table-row>
        <table:table-row table:style-name="ro1">
          <table:table-cell office:value-type="string">
            <text:p>ISTM</text:p>
          </table:table-cell>
          <table:table-cell office:value-type="string">
            <text:p>LU1547514676</text:p>
          </table:table-cell>
          <table:table-cell office:value-type="string">
            <text:p>BNPP MUTB JAPAN</text:p>
          </table:table-cell>
        </table:table-row>
        <table:table-row table:style-name="ro1">
          <table:table-cell office:value-type="string">
            <text:p>EMEH</text:p>
          </table:table-cell>
          <table:table-cell office:value-type="string">
            <text:p>LU1547516291</text:p>
          </table:table-cell>
          <table:table-cell office:value-type="string">
            <text:p>BNPP EMEHETF</text:p>
          </table:table-cell>
        </table:table-row>
        <table:table-row table:style-name="ro1">
          <table:table-cell office:value-type="string">
            <text:p>CLIM</text:p>
          </table:table-cell>
          <table:table-cell office:value-type="string">
            <text:p>LU1563454310</text:p>
          </table:table-cell>
          <table:table-cell office:value-type="string">
            <text:p>LYXOR GREEN BOND</text:p>
          </table:table-cell>
        </table:table-row>
        <table:table-row table:style-name="ro1">
          <table:table-cell office:value-type="string">
            <text:p>MIVU</text:p>
          </table:table-cell>
          <table:table-cell office:value-type="string">
            <text:p>LU1589349734</text:p>
          </table:table-cell>
          <table:table-cell office:value-type="string">
            <text:p>AMUNDI US MIN VO</text:p>
          </table:table-cell>
        </table:table-row>
        <table:table-row table:style-name="ro1">
          <table:table-cell office:value-type="string">
            <text:p>SMTU</text:p>
          </table:table-cell>
          <table:table-cell office:value-type="string">
            <text:p>LU1589350070</text:p>
          </table:table-cell>
          <table:table-cell office:value-type="string">
            <text:p>AMUNDI US SMART BE</text:p>
          </table:table-cell>
        </table:table-row>
        <table:table-row table:style-name="ro1">
          <table:table-cell office:value-type="string">
            <text:p>GINF</text:p>
          </table:table-cell>
          <table:table-cell office:value-type="string">
            <text:p>LU1589350310</text:p>
          </table:table-cell>
          <table:table-cell office:value-type="string">
            <text:p>AMUNDI GLBAL INFRA</text:p>
          </table:table-cell>
        </table:table-row>
        <table:table-row table:style-name="ro1">
          <table:table-cell/>
          <table:table-cell office:value-type="string">
            <text:p>LU1598688189</text:p>
          </table:table-cell>
          <table:table-cell office:value-type="string">
            <text:p>LYXOR INDEX FUND LYXOR MSCI EMU GROWTH (DR) UCITS 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U1598689153</text:p>
          </table:table-cell>
          <table:table-cell office:value-type="string">
            <text:p>LYXOR SMALL CAP</text:p>
          </table:table-cell>
        </table:table-row>
        <table:table-row table:style-name="ro1">
          <table:table-cell/>
          <table:table-cell office:value-type="string">
            <text:p>LU1598690169</text:p>
          </table:table-cell>
          <table:table-cell office:value-type="string">
            <text:p>LYXOR INDEX FUND LYXOR MSCI EMU VALUE (DR) UCITS E</text:p>
          </table:table-cell>
        </table:table-row>
        <table:table-row table:style-name="ro1">
          <table:table-cell office:value-type="string">
            <text:p>MI13</text:p>
          </table:table-cell>
          <table:table-cell office:value-type="string">
            <text:p>LU1598691050</text:p>
          </table:table-cell>
          <table:table-cell office:value-type="string">
            <text:p>LYX 1-3Y BTP</text:p>
          </table:table-cell>
        </table:table-row>
        <table:table-row table:style-name="ro1">
          <table:table-cell office:value-type="string">
            <text:p>MI10</text:p>
          </table:table-cell>
          <table:table-cell office:value-type="string">
            <text:p>LU1598691217</text:p>
          </table:table-cell>
          <table:table-cell office:value-type="string">
            <text:p>LYX 10Y BTP</text:p>
          </table:table-cell>
        </table:table-row>
        <table:table-row table:style-name="ro1">
          <table:table-cell office:value-type="string">
            <text:p>LWCR</text:p>
          </table:table-cell>
          <table:table-cell office:value-type="string">
            <text:p>LU1602144229</text:p>
          </table:table-cell>
          <table:table-cell office:value-type="string">
            <text:p>AMUNDI WLD LOW C E</text:p>
          </table:table-cell>
        </table:table-row>
        <table:table-row table:style-name="ro1">
          <table:table-cell office:value-type="string">
            <text:p>LWCU</text:p>
          </table:table-cell>
          <table:table-cell office:value-type="string">
            <text:p>LU1602144492</text:p>
          </table:table-cell>
          <table:table-cell office:value-type="string">
            <text:p>AMUNDI WLD LOW C U</text:p>
          </table:table-cell>
        </table:table-row>
        <table:table-row table:style-name="ro1">
          <table:table-cell/>
          <table:table-cell office:value-type="string">
            <text:p>LU1602144575</text:p>
          </table:table-cell>
          <table:table-cell office:value-type="string">
            <text:p>AMUNDI INDEX SOLUTIONS AMUNDI INDEX MSCI EMU UCITS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LU1602144732</text:p>
          </table:table-cell>
          <table:table-cell office:value-type="string">
            <text:p>AMUNDI MSCI JAP E</text:p>
          </table:table-cell>
        </table:table-row>
        <table:table-row table:style-name="ro1">
          <table:table-cell/>
          <table:table-cell office:value-type="string">
            <text:p>LU1602144906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 office:value-type="string">
            <text:p>SMRT</text:p>
          </table:table-cell>
          <table:table-cell office:value-type="string">
            <text:p>LU1602145119</text:p>
          </table:table-cell>
          <table:table-cell office:value-type="string">
            <text:p>AMUNDI SMART BETA</text:p>
          </table:table-cell>
        </table:table-row>
        <table:table-row table:style-name="ro1">
          <table:table-cell office:value-type="string">
            <text:p>IQEC</text:p>
          </table:table-cell>
          <table:table-cell office:value-type="string">
            <text:p>LU1603790731</text:p>
          </table:table-cell>
          <table:table-cell office:value-type="string">
            <text:p>IQ EUR CORP SRI</text:p>
          </table:table-cell>
        </table:table-row>
        <table:table-row table:style-name="ro1">
          <table:table-cell office:value-type="string">
            <text:p>IQEG</text:p>
          </table:table-cell>
          <table:table-cell office:value-type="string">
            <text:p>LU1603795292</text:p>
          </table:table-cell>
          <table:table-cell office:value-type="string">
            <text:p>IQ EUR SOV SRI</text:p>
          </table:table-cell>
        </table:table-row>
        <table:table-row table:style-name="ro1">
          <table:table-cell office:value-type="string">
            <text:p>IQEE</text:p>
          </table:table-cell>
          <table:table-cell office:value-type="string">
            <text:p>LU1603795458</text:p>
          </table:table-cell>
          <table:table-cell office:value-type="string">
            <text:p>IQ EUROPE SRI</text:p>
          </table:table-cell>
        </table:table-row>
        <table:table-row table:style-name="ro1">
          <table:table-cell office:value-type="string">
            <text:p>IQMU</text:p>
          </table:table-cell>
          <table:table-cell office:value-type="string">
            <text:p>LU1603797074</text:p>
          </table:table-cell>
          <table:table-cell office:value-type="string">
            <text:p>IQ EMU SRI</text:p>
          </table:table-cell>
        </table:table-row>
        <table:table-row table:style-name="ro1">
          <table:table-cell office:value-type="string">
            <text:p>IQJP</text:p>
          </table:table-cell>
          <table:table-cell office:value-type="string">
            <text:p>LU1603797587</text:p>
          </table:table-cell>
          <table:table-cell office:value-type="string">
            <text:p>IQ JAPAN SRI</text:p>
          </table:table-cell>
        </table:table-row>
        <table:table-row table:style-name="ro1">
          <table:table-cell office:value-type="string">
            <text:p>DIUS</text:p>
          </table:table-cell>
          <table:table-cell office:value-type="string">
            <text:p>LU1615090278</text:p>
          </table:table-cell>
          <table:table-cell office:value-type="string">
            <text:p>BNPP EASY EQDUSETF</text:p>
          </table:table-cell>
        </table:table-row>
        <table:table-row table:style-name="ro1">
          <table:table-cell office:value-type="string">
            <text:p>EDEU</text:p>
          </table:table-cell>
          <table:table-cell office:value-type="string">
            <text:p>LU1615090864</text:p>
          </table:table-cell>
          <table:table-cell office:value-type="string">
            <text:p>BNPP EASY EQDEUETF</text:p>
          </table:table-cell>
        </table:table-row>
        <table:table-row table:style-name="ro1">
          <table:table-cell office:value-type="string">
            <text:p>EMWE</text:p>
          </table:table-cell>
          <table:table-cell office:value-type="string">
            <text:p>LU1615092217</text:p>
          </table:table-cell>
          <table:table-cell office:value-type="string">
            <text:p>BNPP EASY MWECWETF</text:p>
          </table:table-cell>
        </table:table-row>
        <table:table-row table:style-name="ro1">
          <table:table-cell office:value-type="string">
            <text:p>JPX4</text:p>
          </table:table-cell>
          <table:table-cell office:value-type="string">
            <text:p>LU1646359452</text:p>
          </table:table-cell>
          <table:table-cell office:value-type="string">
            <text:p>LYXOR JPX 400</text:p>
          </table:table-cell>
        </table:table-row>
        <table:table-row table:style-name="ro1">
          <table:table-cell/>
          <table:table-cell office:value-type="string">
            <text:p>LU1646359965</text:p>
          </table:table-cell>
          <table:table-cell office:value-type="string">
            <text:p>MULTI UNITS LUXEMBOURG LYXOR JPX-NIKKEI 400 (DR) U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LU1646360971</text:p>
          </table:table-cell>
          <table:table-cell office:value-type="string">
            <text:p>Lyxor Core EMU</text:p>
          </table:table-cell>
        </table:table-row>
        <table:table-row table:style-name="ro1">
          <table:table-cell office:value-type="string">
            <text:p>MVAU</text:p>
          </table:table-cell>
          <table:table-cell office:value-type="string">
            <text:p>LU1646362167</text:p>
          </table:table-cell>
          <table:table-cell office:value-type="string">
            <text:p>LYXOR USA MIN VAR</text:p>
          </table:table-cell>
        </table:table-row>
        <table:table-row table:style-name="ro1">
          <table:table-cell office:value-type="string">
            <text:p>MTA</text:p>
          </table:table-cell>
          <table:table-cell office:value-type="string">
            <text:p>LU1650487413</text:p>
          </table:table-cell>
          <table:table-cell office:value-type="string">
            <text:p>LYXOR EUROMTS 13Y</text:p>
          </table:table-cell>
        </table:table-row>
        <table:table-row table:style-name="ro1">
          <table:table-cell/>
          <table:table-cell office:value-type="string">
            <text:p>LU1650488494</text:p>
          </table:table-cell>
          <table:table-cell office:value-type="string">
            <text:p>MULTI UNITS LUXEMBOURG LYXOR EUROMTS 3-5Y INVESTME</text:p>
          </table:table-cell>
        </table:table-row>
        <table:table-row table:style-name="ro1">
          <table:table-cell office:value-type="string">
            <text:p>MTE</text:p>
          </table:table-cell>
          <table:table-cell office:value-type="string">
            <text:p>LU1650489385</text:p>
          </table:table-cell>
          <table:table-cell office:value-type="string">
            <text:p>LYXOR EUROMTS 1015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LU1650490474</text:p>
          </table:table-cell>
          <table:table-cell office:value-type="string">
            <text:p>LYXOR MTS ALL MAT</text:p>
          </table:table-cell>
        </table:table-row>
        <table:table-row table:style-name="ro1">
          <table:table-cell office:value-type="string">
            <text:p>MTI</text:p>
          </table:table-cell>
          <table:table-cell office:value-type="string">
            <text:p>LU1650491282</text:p>
          </table:table-cell>
          <table:table-cell office:value-type="string">
            <text:p>LYXOR MTS INFLLINK</text:p>
          </table:table-cell>
        </table:table-row>
        <table:table-row table:style-name="ro1">
          <table:table-cell office:value-type="string">
            <text:p>L100</text:p>
          </table:table-cell>
          <table:table-cell office:value-type="string">
            <text:p>LU1650492173</text:p>
          </table:table-cell>
          <table:table-cell office:value-type="string">
            <text:p>LYXOR FTSE 100</text:p>
          </table:table-cell>
        </table:table-row>
        <table:table-row table:style-name="ro1">
          <table:table-cell office:value-type="string">
            <text:p>100H</text:p>
          </table:table-cell>
          <table:table-cell office:value-type="string">
            <text:p>LU1650492330</text:p>
          </table:table-cell>
          <table:table-cell office:value-type="string">
            <text:p>LYXOR FTSE 100 MH</text:p>
          </table:table-cell>
        </table:table-row>
        <table:table-row table:style-name="ro1">
          <table:table-cell office:value-type="string">
            <text:p>EMIS</text:p>
          </table:table-cell>
          <table:table-cell office:value-type="string">
            <text:p>LU1659681230</text:p>
          </table:table-cell>
          <table:table-cell office:value-type="string">
            <text:p>BNPP EASY EMSRIETF</text:p>
          </table:table-cell>
        </table:table-row>
        <table:table-row table:style-name="ro1">
          <table:table-cell office:value-type="string">
            <text:p>EISR</text:p>
          </table:table-cell>
          <table:table-cell office:value-type="string">
            <text:p>LU1659681313</text:p>
          </table:table-cell>
          <table:table-cell office:value-type="string">
            <text:p>BNPP EASY EMSRIETF</text:p>
          </table:table-cell>
        </table:table-row>
        <table:table-row table:style-name="ro1">
          <table:table-cell office:value-type="string">
            <text:p>EKLDC</text:p>
          </table:table-cell>
          <table:table-cell office:value-type="string">
            <text:p>LU1659681586</text:p>
          </table:table-cell>
          <table:table-cell office:value-type="string">
            <text:p>BNPP KLD400 US SRI</text:p>
          </table:table-cell>
        </table:table-row>
        <table:table-row table:style-name="ro1">
          <table:table-cell office:value-type="string">
            <text:p>EKUS</text:p>
          </table:table-cell>
          <table:table-cell office:value-type="string">
            <text:p>LU1659681669</text:p>
          </table:table-cell>
          <table:table-cell office:value-type="string">
            <text:p>BNPP EASY KLDUSETF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LU1681037518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string">
            <text:p>TPXE</text:p>
          </table:table-cell>
          <table:table-cell office:value-type="string">
            <text:p>LU1681037609</text:p>
          </table:table-cell>
          <table:table-cell office:value-type="string">
            <text:p>AMUNDI TOPIX EUR</text:p>
          </table:table-cell>
        </table:table-row>
        <table:table-row table:style-name="ro1">
          <table:table-cell/>
          <table:table-cell office:value-type="string">
            <text:p>LU1681037864</text:p>
          </table:table-cell>
          <table:table-cell office:value-type="string">
            <text:p>AMUNDI INDEX SOLUTIONS AMUNDI JAPAN TOPIX UCITS ET</text:p>
          </table:table-cell>
        </table:table-row>
        <table:table-row table:style-name="ro1">
          <table:table-cell office:value-type="string">
            <text:p>ANX</text:p>
          </table:table-cell>
          <table:table-cell office:value-type="string">
            <text:p>LU1681038243</text:p>
          </table:table-cell>
          <table:table-cell office:value-type="string">
            <text:p>AMUNDI ETF NDX 100</text:p>
          </table:table-cell>
        </table:table-row>
        <table:table-row table:style-name="ro1">
          <table:table-cell office:value-type="string">
            <text:p>NDXH</text:p>
          </table:table-cell>
          <table:table-cell office:value-type="string">
            <text:p>LU1681038599</text:p>
          </table:table-cell>
          <table:table-cell office:value-type="string">
            <text:p>AMUNDI NDXH EUR HD</text:p>
          </table:table-cell>
        </table:table-row>
        <table:table-row table:style-name="ro1">
          <table:table-cell office:value-type="string">
            <text:p>RS2K</text:p>
          </table:table-cell>
          <table:table-cell office:value-type="string">
            <text:p>LU1681038672</text:p>
          </table:table-cell>
          <table:table-cell office:value-type="string">
            <text:p>AMUNDI RUSSEL 2K</text:p>
          </table:table-cell>
        </table:table-row>
        <table:table-row table:style-name="ro1">
          <table:table-cell office:value-type="string">
            <text:p>JPNK</text:p>
          </table:table-cell>
          <table:table-cell office:value-type="string">
            <text:p>LU1681038912</text:p>
          </table:table-cell>
          <table:table-cell office:value-type="string">
            <text:p>AMUNDI JPXNK 400</text:p>
          </table:table-cell>
        </table:table-row>
        <table:table-row table:style-name="ro1">
          <table:table-cell office:value-type="string">
            <text:p>JPHE</text:p>
          </table:table-cell>
          <table:table-cell office:value-type="string">
            <text:p>LU1681039134</text:p>
          </table:table-cell>
          <table:table-cell office:value-type="string">
            <text:p>AMUNDI JPNK EUR HD</text:p>
          </table:table-cell>
        </table:table-row>
        <table:table-row table:style-name="ro1">
          <table:table-cell/>
          <table:table-cell office:value-type="string">
            <text:p>LU1681039480</text:p>
          </table:table-cell>
          <table:table-cell office:value-type="string">
            <text:p>AMUNDI INDEX SOLUTIONS AMUNDI FTSE EPRA EUROPE REA</text:p>
          </table:table-cell>
        </table:table-row>
        <table:table-row table:style-name="ro1">
          <table:table-cell office:value-type="string">
            <text:p>SMRE</text:p>
          </table:table-cell>
          <table:table-cell office:value-type="string">
            <text:p>LU1681039563</text:p>
          </table:table-cell>
          <table:table-cell office:value-type="string">
            <text:p>AMUNDI EUR SMT BET</text:p>
          </table:table-cell>
        </table:table-row>
        <table:table-row table:style-name="ro1">
          <table:table-cell office:value-type="string">
            <text:p>CC4</text:p>
          </table:table-cell>
          <table:table-cell office:value-type="string">
            <text:p>LU1681039647</text:p>
          </table:table-cell>
          <table:table-cell office:value-type="string">
            <text:p>AMUNDI ETF EUR CRP</text:p>
          </table:table-cell>
        </table:table-row>
        <table:table-row table:style-name="ro1">
          <table:table-cell office:value-type="string">
            <text:p>AFIN</text:p>
          </table:table-cell>
          <table:table-cell office:value-type="string">
            <text:p>LU1681040066</text:p>
          </table:table-cell>
          <table:table-cell office:value-type="string">
            <text:p>AMUNDI ETF CRP FIN</text:p>
          </table:table-cell>
        </table:table-row>
        <table:table-row table:style-name="ro1">
          <table:table-cell office:value-type="string">
            <text:p>AXFI</text:p>
          </table:table-cell>
          <table:table-cell office:value-type="string">
            <text:p>LU1681040140</text:p>
          </table:table-cell>
          <table:table-cell office:value-type="string">
            <text:p>AMUNDI ETF CRP XFI</text:p>
          </table:table-cell>
        </table:table-row>
        <table:table-row table:style-name="ro1">
          <table:table-cell office:value-type="string">
            <text:p>C6E</text:p>
          </table:table-cell>
          <table:table-cell office:value-type="string">
            <text:p>LU1681040223</text:p>
          </table:table-cell>
          <table:table-cell office:value-type="string">
            <text:p>AMUNDI ETF STOX600</text:p>
          </table:table-cell>
        </table:table-row>
        <table:table-row table:style-name="ro1">
          <table:table-cell office:value-type="string">
            <text:p>AHYE</text:p>
          </table:table-cell>
          <table:table-cell office:value-type="string">
            <text:p>LU1681040496</text:p>
          </table:table-cell>
          <table:table-cell office:value-type="string">
            <text:p>AMUNDI HI YIELD EU</text:p>
          </table:table-cell>
        </table:table-row>
        <table:table-row table:style-name="ro1">
          <table:table-cell office:value-type="string">
            <text:p>AFLT</text:p>
          </table:table-cell>
          <table:table-cell office:value-type="string">
            <text:p>LU1681040900</text:p>
          </table:table-cell>
          <table:table-cell office:value-type="string">
            <text:p>AMUNDI FRN USD</text:p>
          </table:table-cell>
        </table:table-row>
        <table:table-row table:style-name="ro1">
          <table:table-cell office:value-type="string">
            <text:p>AFLE</text:p>
          </table:table-cell>
          <table:table-cell office:value-type="string">
            <text:p>LU1681041031</text:p>
          </table:table-cell>
          <table:table-cell office:value-type="string">
            <text:p>AMUNDI FRN US HEU</text:p>
          </table:table-cell>
        </table:table-row>
        <table:table-row table:style-name="ro1">
          <table:table-cell office:value-type="string">
            <text:p>AFRN</text:p>
          </table:table-cell>
          <table:table-cell office:value-type="string">
            <text:p>LU1681041114</text:p>
          </table:table-cell>
          <table:table-cell office:value-type="string">
            <text:p>AMUNDI ETF FRN 1 3</text:p>
          </table:table-cell>
        </table:table-row>
        <table:table-row table:style-name="ro1">
          <table:table-cell office:value-type="string">
            <text:p>CBBB</text:p>
          </table:table-cell>
          <table:table-cell office:value-type="string">
            <text:p>LU1681041387</text:p>
          </table:table-cell>
          <table:table-cell office:value-type="string">
            <text:p>AMUNDI EU CORP BBB</text:p>
          </table:table-cell>
        </table:table-row>
        <table:table-row table:style-name="ro1">
          <table:table-cell office:value-type="string">
            <text:p>MCEU</text:p>
          </table:table-cell>
          <table:table-cell office:value-type="string">
            <text:p>LU1681041460</text:p>
          </table:table-cell>
          <table:table-cell office:value-type="string">
            <text:p>AMUNDI MSCI EURMOM</text:p>
          </table:table-cell>
        </table:table-row>
        <table:table-row table:style-name="ro1">
          <table:table-cell/>
          <table:table-cell office:value-type="string">
            <text:p>LU1681041544</text:p>
          </table:table-cell>
          <table:table-cell office:value-type="string">
            <text:p>AMUNDI INDEX SOLUTIONS AMUNDI MSCI EUROPE LOW SIZE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LU1681041627</text:p>
          </table:table-cell>
          <table:table-cell office:value-type="string">
            <text:p>AMUNDI EUR MIN VOL</text:p>
          </table:table-cell>
        </table:table-row>
        <table:table-row table:style-name="ro1">
          <table:table-cell office:value-type="string">
            <text:p>QCEU</text:p>
          </table:table-cell>
          <table:table-cell office:value-type="string">
            <text:p>LU1681041890</text:p>
          </table:table-cell>
          <table:table-cell office:value-type="string">
            <text:p>AMUNDI MSCI EURQUA</text:p>
          </table:table-cell>
        </table:table-row>
        <table:table-row table:style-name="ro1">
          <table:table-cell office:value-type="string">
            <text:p>CD9</text:p>
          </table:table-cell>
          <table:table-cell office:value-type="string">
            <text:p>LU1681041973</text:p>
          </table:table-cell>
          <table:table-cell office:value-type="string">
            <text:p>AMUNDI ETF EU HDVD</text:p>
          </table:table-cell>
        </table:table-row>
        <table:table-row table:style-name="ro1">
          <table:table-cell office:value-type="string">
            <text:p>CG9</text:p>
          </table:table-cell>
          <table:table-cell office:value-type="string">
            <text:p>LU1681042435</text:p>
          </table:table-cell>
          <table:table-cell office:value-type="string">
            <text:p>AMUNDI ETF EU GROW</text:p>
          </table:table-cell>
        </table:table-row>
        <table:table-row table:style-name="ro1">
          <table:table-cell office:value-type="string">
            <text:p>CV9</text:p>
          </table:table-cell>
          <table:table-cell office:value-type="string">
            <text:p>LU1681042518</text:p>
          </table:table-cell>
          <table:table-cell office:value-type="string">
            <text:p>AMUNDI ETF EU VALU</text:p>
          </table:table-cell>
        </table:table-row>
        <table:table-row table:style-name="ro1">
          <table:table-cell office:value-type="string">
            <text:p>CEU</text:p>
          </table:table-cell>
          <table:table-cell office:value-type="string">
            <text:p>LU1681042609</text:p>
          </table:table-cell>
          <table:table-cell office:value-type="string">
            <text:p>AMUNDI MSCI EUROPE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LU1681042864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CI2</text:p>
          </table:table-cell>
          <table:table-cell office:value-type="string">
            <text:p>LU1681043086</text:p>
          </table:table-cell>
          <table:table-cell office:value-type="string">
            <text:p>AMUNDI ETF MS IND</text:p>
          </table:table-cell>
        </table:table-row>
        <table:table-row table:style-name="ro1">
          <table:table-cell office:value-type="string">
            <text:p>AEXK</text:p>
          </table:table-cell>
          <table:table-cell office:value-type="string">
            <text:p>LU1681043326</text:p>
          </table:table-cell>
          <table:table-cell office:value-type="string">
            <text:p>AMUNDI ETF EU X UK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LU1681043599</text:p>
          </table:table-cell>
          <table:table-cell office:value-type="string">
            <text:p>AMUNDI INDEX SOLUTIONS AMUNDI MSCI WORLD UCITS ETF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LU1681043912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CH1</text:p>
          </table:table-cell>
          <table:table-cell office:value-type="string">
            <text:p>LU1681044217</text:p>
          </table:table-cell>
          <table:table-cell office:value-type="string">
            <text:p>AMUNDI ETF MSCI NL</text:p>
          </table:table-cell>
        </table:table-row>
        <table:table-row table:style-name="ro1">
          <table:table-cell office:value-type="string">
            <text:p>CS9</text:p>
          </table:table-cell>
          <table:table-cell office:value-type="string">
            <text:p>LU1681044308</text:p>
          </table:table-cell>
          <table:table-cell office:value-type="string">
            <text:p>AMUNDI ETF EU X SW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LU1681044480</text:p>
          </table:table-cell>
          <table:table-cell office:value-type="string">
            <text:p>AMUNDI ETF EM ASIA</text:p>
          </table:table-cell>
        </table:table-row>
        <table:table-row table:style-name="ro1">
          <table:table-cell/>
          <table:table-cell office:value-type="string">
            <text:p>LU1681044647</text:p>
          </table:table-cell>
          <table:table-cell office:value-type="string">
            <text:p>AMUNDI INDEX SOLUTIONS AMUNDI MSCI NORDIC UCITS ET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LU1681044720</text:p>
          </table:table-cell>
          <table:table-cell office:value-type="string">
            <text:p>AMUNDI ETF MS SWI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LU1681045024</text:p>
          </table:table-cell>
          <table:table-cell office:value-type="string">
            <text:p>AMUNDI ETF EM LATA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LU1681045370</text:p>
          </table:table-cell>
          <table:table-cell office:value-type="string">
            <text:p>AMUNDI ETF MSCI EM</text:p>
          </table:table-cell>
        </table:table-row>
        <table:table-row table:style-name="ro1">
          <table:table-cell office:value-type="string">
            <text:p>CE8</text:p>
          </table:table-cell>
          <table:table-cell office:value-type="string">
            <text:p>LU1681045537</text:p>
          </table:table-cell>
          <table:table-cell office:value-type="string">
            <text:p>AMUNDI ETF W EX EU</text:p>
          </table:table-cell>
        </table:table-row>
        <table:table-row table:style-name="ro1">
          <table:table-cell office:value-type="string">
            <text:p>CWF</text:p>
          </table:table-cell>
          <table:table-cell office:value-type="string">
            <text:p>LU1681045883</text:p>
          </table:table-cell>
          <table:table-cell office:value-type="string">
            <text:p>AMUNDI ETF WLD FIN</text:p>
          </table:table-cell>
        </table:table-row>
        <table:table-row table:style-name="ro1">
          <table:table-cell office:value-type="string">
            <text:p>CWE</text:p>
          </table:table-cell>
          <table:table-cell office:value-type="string">
            <text:p>LU1681046006</text:p>
          </table:table-cell>
          <table:table-cell office:value-type="string">
            <text:p>AMUNDI ETF WLD NRJ</text:p>
          </table:table-cell>
        </table:table-row>
        <table:table-row table:style-name="ro1">
          <table:table-cell office:value-type="string">
            <text:p>CB3</text:p>
          </table:table-cell>
          <table:table-cell office:value-type="string">
            <text:p>LU1681046261</text:p>
          </table:table-cell>
          <table:table-cell office:value-type="string">
            <text:p>AMUNDI ETF IG ALL</text:p>
          </table:table-cell>
        </table:table-row>
        <table:table-row table:style-name="ro1">
          <table:table-cell office:value-type="string">
            <text:p>X13G</text:p>
          </table:table-cell>
          <table:table-cell office:value-type="string">
            <text:p>LU1681046345</text:p>
          </table:table-cell>
          <table:table-cell office:value-type="string">
            <text:p>AMUNDI LOW RAT 1-3</text:p>
          </table:table-cell>
        </table:table-row>
        <table:table-row table:style-name="ro1">
          <table:table-cell office:value-type="string">
            <text:p>AA13</text:p>
          </table:table-cell>
          <table:table-cell office:value-type="string">
            <text:p>LU1681046428</text:p>
          </table:table-cell>
          <table:table-cell office:value-type="string">
            <text:p>AMUNDI ETF HR 1-3</text:p>
          </table:table-cell>
        </table:table-row>
        <table:table-row table:style-name="ro1">
          <table:table-cell office:value-type="string">
            <text:p>AM3A</text:p>
          </table:table-cell>
          <table:table-cell office:value-type="string">
            <text:p>LU1681046691</text:p>
          </table:table-cell>
          <table:table-cell office:value-type="string">
            <text:p>AMUNDI ETF AAA</text:p>
          </table:table-cell>
        </table:table-row>
        <table:table-row table:style-name="ro1">
          <table:table-cell office:value-type="string">
            <text:p>X1GD</text:p>
          </table:table-cell>
          <table:table-cell office:value-type="string">
            <text:p>LU1681046857</text:p>
          </table:table-cell>
          <table:table-cell office:value-type="string">
            <text:p>AMUNDI LW RATED D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LU1681046931</text:p>
          </table:table-cell>
          <table:table-cell office:value-type="string">
            <text:p>AMUNDI ETF CAC 40</text:p>
          </table:table-cell>
        </table:table-row>
        <table:table-row table:style-name="ro1">
          <table:table-cell office:value-type="string">
            <text:p>C4D</text:p>
          </table:table-cell>
          <table:table-cell office:value-type="string">
            <text:p>LU1681047079</text:p>
          </table:table-cell>
          <table:table-cell office:value-type="string">
            <text:p>AMUNDIETF CAC40(D)</text:p>
          </table:table-cell>
        </table:table-row>
        <table:table-row table:style-name="ro1">
          <table:table-cell/>
          <table:table-cell office:value-type="string">
            <text:p>LU1681047236</text:p>
          </table:table-cell>
          <table:table-cell office:value-type="string">
            <text:p>AMUNDI INDEX SOLUTIONS AMUNDI EURO STOXX 50 UCITS 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LU1681047319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BYBE</text:p>
          </table:table-cell>
          <table:table-cell office:value-type="string">
            <text:p>LU1681048127</text:p>
          </table:table-cell>
          <table:table-cell office:value-type="string">
            <text:p>AMUNDI S&amp;P BBck EU</text:p>
          </table:table-cell>
        </table:table-row>
        <table:table-row table:style-name="ro1">
          <table:table-cell office:value-type="string">
            <text:p>GLUX</text:p>
          </table:table-cell>
          <table:table-cell office:value-type="string">
            <text:p>LU1681048630</text:p>
          </table:table-cell>
          <table:table-cell office:value-type="string">
            <text:p>AMUNDI GLOBAL LUX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LU168104880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500H</text:p>
          </table:table-cell>
          <table:table-cell office:value-type="string">
            <text:p>LU1681049109</text:p>
          </table:table-cell>
          <table:table-cell office:value-type="string">
            <text:p>AMUNDI SP500 H EUR</text:p>
          </table:table-cell>
        </table:table-row>
        <table:table-row table:style-name="ro1">
          <table:table-cell office:value-type="string">
            <text:p>ECB</text:p>
          </table:table-cell>
          <table:table-cell office:value-type="string">
            <text:p>LU1686830065</text:p>
          </table:table-cell>
          <table:table-cell office:value-type="string">
            <text:p>LYXOR MTS COV BOND</text:p>
          </table:table-cell>
        </table:table-row>
        <table:table-row table:style-name="ro1">
          <table:table-cell office:value-type="string">
            <text:p>LEMB</text:p>
          </table:table-cell>
          <table:table-cell office:value-type="string">
            <text:p>LU1686830909</text:p>
          </table:table-cell>
          <table:table-cell office:value-type="string">
            <text:p>LYXOR IBOXX LIQ EM</text:p>
          </table:table-cell>
        </table:table-row>
        <table:table-row table:style-name="ro1">
          <table:table-cell office:value-type="string">
            <text:p>MTH</text:p>
          </table:table-cell>
          <table:table-cell office:value-type="string">
            <text:p>LU1686832194</text:p>
          </table:table-cell>
          <table:table-cell office:value-type="string">
            <text:p>LYXOR LY DURA 25Y</text:p>
          </table:table-cell>
        </table:table-row>
        <table:table-row table:style-name="ro1">
          <table:table-cell office:value-type="string">
            <text:p>ELLE</text:p>
          </table:table-cell>
          <table:table-cell office:value-type="string">
            <text:p>LU1691909508</text:p>
          </table:table-cell>
          <table:table-cell office:value-type="string">
            <text:p>LYXOR GENDER EQUAL</text:p>
          </table:table-cell>
        </table:table-row>
        <table:table-row table:style-name="ro1">
          <table:table-cell office:value-type="string">
            <text:p>GOVH</text:p>
          </table:table-cell>
          <table:table-cell office:value-type="string">
            <text:p>LU1708330235</text:p>
          </table:table-cell>
          <table:table-cell office:value-type="string">
            <text:p>AMUNDI JPM GBI H E</text:p>
          </table:table-cell>
        </table:table-row>
        <table:table-row table:style-name="ro1">
          <table:table-cell office:value-type="string">
            <text:p>GAGH</text:p>
          </table:table-cell>
          <table:table-cell office:value-type="string">
            <text:p>LU1708330318</text:p>
          </table:table-cell>
          <table:table-cell office:value-type="string">
            <text:p>AMUNDI G AGG500 H</text:p>
          </table:table-cell>
        </table:table-row>
        <table:table-row table:style-name="ro1">
          <table:table-cell office:value-type="string">
            <text:p>MVMU</text:p>
          </table:table-cell>
          <table:table-cell office:value-type="string">
            <text:p>LU1717044488</text:p>
          </table:table-cell>
          <table:table-cell office:value-type="string">
            <text:p>LYXOR EMU MIN VAR</text:p>
          </table:table-cell>
        </table:table-row>
        <table:table-row table:style-name="ro1">
          <table:table-cell office:value-type="string">
            <text:p>SRIEC</text:p>
          </table:table-cell>
          <table:table-cell office:value-type="string">
            <text:p>LU1753045332</text:p>
          </table:table-cell>
          <table:table-cell office:value-type="string">
            <text:p>BNPP MSCI EU SRI</text:p>
          </table:table-cell>
        </table:table-row>
        <table:table-row table:style-name="ro1">
          <table:table-cell office:value-type="string">
            <text:p>SRIE</text:p>
          </table:table-cell>
          <table:table-cell office:value-type="string">
            <text:p>LU1753045415</text:p>
          </table:table-cell>
          <table:table-cell office:value-type="string">
            <text:p>BNPP EASY EUSRIETF</text:p>
          </table:table-cell>
        </table:table-row>
        <table:table-row table:style-name="ro1">
          <table:table-cell office:value-type="string">
            <text:p>SRIJC</text:p>
          </table:table-cell>
          <table:table-cell office:value-type="string">
            <text:p>LU1753045845</text:p>
          </table:table-cell>
          <table:table-cell office:value-type="string">
            <text:p>BNPP MSCI JAP SRI</text:p>
          </table:table-cell>
        </table:table-row>
        <table:table-row table:style-name="ro1">
          <table:table-cell office:value-type="string">
            <text:p>SRIJ</text:p>
          </table:table-cell>
          <table:table-cell office:value-type="string">
            <text:p>LU1753045928</text:p>
          </table:table-cell>
          <table:table-cell office:value-type="string">
            <text:p>BNPP EASY JSRI ETF</text:p>
          </table:table-cell>
        </table:table-row>
        <table:table-row table:style-name="ro1">
          <table:table-cell office:value-type="string">
            <text:p>LCUS</text:p>
          </table:table-cell>
          <table:table-cell office:value-type="string">
            <text:p>LU1781540957</text:p>
          </table:table-cell>
          <table:table-cell office:value-type="string">
            <text:p>LYXOR CORE US</text:p>
          </table:table-cell>
        </table:table-row>
        <table:table-row table:style-name="ro1">
          <table:table-cell office:value-type="string">
            <text:p>LCWD</text:p>
          </table:table-cell>
          <table:table-cell office:value-type="string">
            <text:p>LU1781541179</text:p>
          </table:table-cell>
          <table:table-cell office:value-type="string">
            <text:p>LYXOR CORE WORLD</text:p>
          </table:table-cell>
        </table:table-row>
        <table:table-row table:style-name="ro1">
          <table:table-cell office:value-type="string">
            <text:p>YIEL</text:p>
          </table:table-cell>
          <table:table-cell office:value-type="string">
            <text:p>LU1812090543</text:p>
          </table:table-cell>
          <table:table-cell office:value-type="string">
            <text:p>LYXOR BOFA H YIELD</text:p>
          </table:table-cell>
        </table:table-row>
        <table:table-row table:style-name="ro1">
          <table:table-cell office:value-type="string">
            <text:p>ES10</text:p>
          </table:table-cell>
          <table:table-cell office:value-type="string">
            <text:p>LU1812090899</text:p>
          </table:table-cell>
          <table:table-cell office:value-type="string">
            <text:p>LYXOR BONO 10Y MTS</text:p>
          </table:table-cell>
        </table:table-row>
        <table:table-row table:style-name="ro1">
          <table:table-cell office:value-type="string">
            <text:p>MEH</text:p>
          </table:table-cell>
          <table:table-cell office:value-type="string">
            <text:p>LU1812091194</text:p>
          </table:table-cell>
          <table:table-cell office:value-type="string">
            <text:p>LYXOR EP NA D EU</text:p>
          </table:table-cell>
        </table:table-row>
        <table:table-row table:style-name="ro1">
          <table:table-cell office:value-type="string">
            <text:p>PVX</text:p>
          </table:table-cell>
          <table:table-cell office:value-type="string">
            <text:p>LU1812091947</text:p>
          </table:table-cell>
          <table:table-cell office:value-type="string">
            <text:p>LYXOR PRIVEX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U1812092168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FLOT</text:p>
          </table:table-cell>
          <table:table-cell office:value-type="string">
            <text:p>LU1829218319</text:p>
          </table:table-cell>
          <table:table-cell office:value-type="string">
            <text:p>LYXOR BAR FLOT 07Y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LU1829218582</text:p>
          </table:table-cell>
          <table:table-cell office:value-type="string">
            <text:p>MULTI LY COMMO XNR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LU1829218749</text:p>
          </table:table-cell>
          <table:table-cell office:value-type="string">
            <text:p>MULTI LY COMMO CRB</text:p>
          </table:table-cell>
        </table:table-row>
        <table:table-row table:style-name="ro1">
          <table:table-cell office:value-type="string">
            <text:p>CNB</text:p>
          </table:table-cell>
          <table:table-cell office:value-type="string">
            <text:p>LU1829218822</text:p>
          </table:table-cell>
          <table:table-cell office:value-type="string">
            <text:p>MULTI EU CORP EX F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LU1829219127</text:p>
          </table:table-cell>
          <table:table-cell office:value-type="string">
            <text:p>MULTI EU CORP BOND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LU1829219390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MA13</text:p>
          </table:table-cell>
          <table:table-cell office:value-type="string">
            <text:p>LU1829219556</text:p>
          </table:table-cell>
          <table:table-cell office:value-type="string">
            <text:p>MULTI L EMTS B 13Y</text:p>
          </table:table-cell>
        </table:table-row>
        <table:table-row table:style-name="ro1">
          <table:table-cell office:value-type="string">
            <text:p>MA35</text:p>
          </table:table-cell>
          <table:table-cell office:value-type="string">
            <text:p>LU1829219713</text:p>
          </table:table-cell>
          <table:table-cell office:value-type="string">
            <text:p>MULTI L EMTS B 35Y</text:p>
          </table:table-cell>
        </table:table-row>
        <table:table-row table:style-name="ro1">
          <table:table-cell office:value-type="string">
            <text:p>MA57</text:p>
          </table:table-cell>
          <table:table-cell office:value-type="string">
            <text:p>LU1829219986</text:p>
          </table:table-cell>
          <table:table-cell office:value-type="string">
            <text:p>MULTI L EMTS B 57Y</text:p>
          </table:table-cell>
        </table:table-row>
        <table:table-row table:style-name="ro1">
          <table:table-cell office:value-type="string">
            <text:p>ACWI</text:p>
          </table:table-cell>
          <table:table-cell office:value-type="string">
            <text:p>LU1829220216</text:p>
          </table:table-cell>
          <table:table-cell office:value-type="string">
            <text:p>MULTI L MSCI A CTY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LU1829221024</text:p>
          </table:table-cell>
          <table:table-cell office:value-type="string">
            <text:p>MULTI NASDAQ 100</text:p>
          </table:table-cell>
        </table:table-row>
        <table:table-row table:style-name="ro1">
          <table:table-cell office:value-type="string">
            <text:p>MWO</text:p>
          </table:table-cell>
          <table:table-cell office:value-type="string">
            <text:p>LU1832418773</text:p>
          </table:table-cell>
          <table:table-cell office:value-type="string">
            <text:p>LYXOR EPRA G DEV</text:p>
          </table:table-cell>
        </table:table-row>
        <table:table-row table:style-name="ro1">
          <table:table-cell office:value-type="string">
            <text:p>MUA</text:p>
          </table:table-cell>
          <table:table-cell office:value-type="string">
            <text:p>LU1832418856</text:p>
          </table:table-cell>
          <table:table-cell office:value-type="string">
            <text:p>LYXOR EP NA US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U1834983394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U1834983477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U1834983550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U1834983634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U1834983808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U1834984798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U1834985845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U1834986900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U1834987890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U1834987973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U1834988195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U1834988278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U1834988351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U1834988435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U1834988518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U1834988609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U1834988781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U1834988864</text:p>
          </table:table-cell>
          <table:table-cell office:value-type="string">
            <text:p>LYXOR STX EU UTILI</text:p>
          </table:table-cell>
        </table:table-row>
        <table:table-row table:style-name="ro1">
          <table:table-cell office:value-type="string">
            <text:p>SRIC</text:p>
          </table:table-cell>
          <table:table-cell office:value-type="string">
            <text:p>LU1859444769</text:p>
          </table:table-cell>
          <table:table-cell office:value-type="string">
            <text:p>BNPP <text:s/>EUR BOND SRI</text:p>
          </table:table-cell>
        </table:table-row>
        <table:table-row table:style-name="ro1">
          <table:table-cell office:value-type="string">
            <text:p>EEEH</text:p>
          </table:table-cell>
          <table:table-cell office:value-type="string">
            <text:p>LU1859445063</text:p>
          </table:table-cell>
          <table:table-cell office:value-type="string">
            <text:p>BNPP EASY EPREUETF</text:p>
          </table:table-cell>
        </table:table-row>
        <table:table-row table:style-name="ro1">
          <table:table-cell office:value-type="string">
            <text:p>GOAI</text:p>
          </table:table-cell>
          <table:table-cell office:value-type="string">
            <text:p>LU1861132840</text:p>
          </table:table-cell>
          <table:table-cell office:value-type="string">
            <text:p>AMUNDI STOXX GL AI</text:p>
          </table:table-cell>
        </table:table-row>
        <table:table-row table:style-name="ro1">
          <table:table-cell office:value-type="string">
            <text:p>WSRI</text:p>
          </table:table-cell>
          <table:table-cell office:value-type="string">
            <text:p>LU1861134382</text:p>
          </table:table-cell>
          <table:table-cell office:value-type="string">
            <text:p>AMUNDI MSCI WD SRI</text:p>
          </table:table-cell>
        </table:table-row>
        <table:table-row table:style-name="ro1">
          <table:table-cell office:value-type="string">
            <text:p>USRI</text:p>
          </table:table-cell>
          <table:table-cell office:value-type="string">
            <text:p>LU1861136247</text:p>
          </table:table-cell>
          <table:table-cell office:value-type="string">
            <text:p>AMUNDI MSCI US SRI</text:p>
          </table:table-cell>
        </table:table-row>
        <table:table-row table:style-name="ro1">
          <table:table-cell office:value-type="string">
            <text:p>EUSRI</text:p>
          </table:table-cell>
          <table:table-cell office:value-type="string">
            <text:p>LU1861137484</text:p>
          </table:table-cell>
          <table:table-cell office:value-type="string">
            <text:p>AMUNDI MSCI EU SRI</text:p>
          </table:table-cell>
        </table:table-row>
        <table:table-row table:style-name="ro1">
          <table:table-cell office:value-type="string">
            <text:p>EMSRI</text:p>
          </table:table-cell>
          <table:table-cell office:value-type="string">
            <text:p>LU1861138961</text:p>
          </table:table-cell>
          <table:table-cell office:value-type="string">
            <text:p>AMUNDI MSCI EM SRI</text:p>
          </table:table-cell>
        </table:table-row>
        <table:table-row table:style-name="ro1">
          <table:table-cell office:value-type="string">
            <text:p>UINE</text:p>
          </table:table-cell>
          <table:table-cell office:value-type="string">
            <text:p>LU1879532940</text:p>
          </table:table-cell>
          <table:table-cell office:value-type="string">
            <text:p>MULTI <text:s/>INV U10 INF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LU1900065811</text:p>
          </table:table-cell>
          <table:table-cell office:value-type="string">
            <text:p>LYXOR ETF MSCI IND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LU1900066033</text:p>
          </table:table-cell>
          <table:table-cell office:value-type="string">
            <text:p>MULTI LY TAIWAN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LU1900066207</text:p>
          </table:table-cell>
          <table:table-cell office:value-type="string">
            <text:p>LYXOR MSCI BRAZIL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LU1900066462</text:p>
          </table:table-cell>
          <table:table-cell office:value-type="string">
            <text:p>LYXOR ETF EASTERN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LU1900066975</text:p>
          </table:table-cell>
          <table:table-cell office:value-type="string">
            <text:p>MULTI LY KOREA ACC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LU1900067437</text:p>
          </table:table-cell>
          <table:table-cell office:value-type="string">
            <text:p>LYXOR ETF THAILAND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LU1900067601</text:p>
          </table:table-cell>
          <table:table-cell office:value-type="string">
            <text:p>LYXOR MSCI TURKEY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LU1900067940</text:p>
          </table:table-cell>
          <table:table-cell office:value-type="string">
            <text:p>MULTI LY HKG HSI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LU1900068161</text:p>
          </table:table-cell>
          <table:table-cell office:value-type="string">
            <text:p>MULTI LY ASIA EX J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LU1900068328</text:p>
          </table:table-cell>
          <table:table-cell office:value-type="string">
            <text:p>MULTI LY ASI P XJ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LU1900068914</text:p>
          </table:table-cell>
          <table:table-cell office:value-type="string">
            <text:p>MULTI CHINA ENTERP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LU1901001542</text:p>
          </table:table-cell>
          <table:table-cell office:value-type="string">
            <text:p>LYXOR ETF MALAYSIA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LU1923627092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AFRN7</text:p>
          </table:table-cell>
          <table:table-cell office:value-type="string">
            <text:p>LU1931974189</text:p>
          </table:table-cell>
          <table:table-cell office:value-type="string">
            <text:p>AMUNDI FRN 3 7</text:p>
          </table:table-cell>
        </table:table-row>
        <table:table-row table:style-name="ro1">
          <table:table-cell office:value-type="string">
            <text:p>ESGE</text:p>
          </table:table-cell>
          <table:table-cell office:value-type="string">
            <text:p>LU1940199711</text:p>
          </table:table-cell>
          <table:table-cell office:value-type="string">
            <text:p>MULTI MSCI EUR LEA</text:p>
          </table:table-cell>
        </table:table-row>
        <table:table-row table:style-name="ro1">
          <table:table-cell office:value-type="string">
            <text:p>REUSE</text:p>
          </table:table-cell>
          <table:table-cell office:value-type="string">
            <text:p>LU1953136527</text:p>
          </table:table-cell>
          <table:table-cell office:value-type="string">
            <text:p>BNPP CE LEADER ETF</text:p>
          </table:table-cell>
        </table:table-row>
        <table:table-row table:style-name="ro1">
          <table:table-cell office:value-type="string">
            <text:p>GREAL</text:p>
          </table:table-cell>
          <table:table-cell office:value-type="string">
            <text:p>LU2008763935</text:p>
          </table:table-cell>
          <table:table-cell office:value-type="string">
            <text:p>BNPP EU GREEN ETF</text:p>
          </table:table-cell>
        </table:table-row>
        <table:table-row table:style-name="ro1">
          <table:table-cell office:value-type="string">
            <text:p>FLTE</text:p>
          </table:table-cell>
          <table:table-cell office:value-type="string">
            <text:p>LU2018760012</text:p>
          </table:table-cell>
          <table:table-cell office:value-type="string">
            <text:p>LY EUR FLTE</text:p>
          </table:table-cell>
        </table:table-row>
        <table:table-row table:style-name="ro1">
          <table:table-cell office:value-type="string">
            <text:p>STPU</text:p>
          </table:table-cell>
          <table:table-cell office:value-type="string">
            <text:p>LU2018762653</text:p>
          </table:table-cell>
          <table:table-cell office:value-type="string">
            <text:p>LY US STPU</text:p>
          </table:table-cell>
        </table:table-row>
        <table:table-row table:style-name="ro1">
          <table:table-cell office:value-type="string">
            <text:p>1048B</text:p>
          </table:table-cell>
          <table:table-cell office:value-type="string">
            <text:p>NL0006191470</text:p>
          </table:table-cell>
          <table:table-cell office:value-type="string">
            <text:p>METXPPIOPENB</text:p>
          </table:table-cell>
        </table:table-row>
        <table:table-row table:style-name="ro1">
          <table:table-cell office:value-type="string">
            <text:p>4234B</text:p>
          </table:table-cell>
          <table:table-cell office:value-type="string">
            <text:p>NL0006245805</text:p>
          </table:table-cell>
          <table:table-cell office:value-type="string">
            <text:p>GOLDQ PI OPENB </text:p>
          </table:table-cell>
        </table:table-row>
        <table:table-row table:style-name="ro1">
          <table:table-cell office:value-type="string">
            <text:p>INC5L</text:p>
          </table:table-cell>
          <table:table-cell office:value-type="string">
            <text:p>QS0011161492</text:p>
          </table:table-cell>
          <table:table-cell office:value-type="string">
            <text:p>AMUNDI C5L INAV</text:p>
          </table:table-cell>
        </table:table-row>
        <table:table-row table:style-name="ro1">
          <table:table-cell office:value-type="string">
            <text:p>CBU7</text:p>
          </table:table-cell>
          <table:table-cell office:value-type="string">
            <text:p>IE00B3VWN393</text:p>
          </table:table-cell>
          <table:table-cell office:value-type="string">
            <text:p>iSHR $ Gov 3-7A</text:p>
          </table:table-cell>
        </table:table-row>
      </table:table>
      <table:table table:name="name" table:style-name="ta1" table:print="false"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>
            <text:p>ticker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LYXOR ETF BX4</text:p>
          </table:table-cell>
        </table:table-row>
        <table:table-row table:style-name="ro1">
          <table:table-cell office:value-type="string">
            <text:p>C4S</text:p>
          </table:table-cell>
          <table:table-cell office:value-type="string">
            <text:p>AMUNDI ETF SH CAC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LYXOR ETF SHT CAC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AMUNDI ETF SHT E50</text:p>
          </table:table-cell>
        </table:table-row>
        <table:table-row table:style-name="ro1">
          <table:table-cell office:value-type="string">
            <text:p>DSP5</text:p>
          </table:table-cell>
          <table:table-cell office:value-type="string">
            <text:p>LYXOR 2XSHRT SP500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AMUNDI ETF SHT USA</text:p>
          </table:table-cell>
        </table:table-row>
        <table:table-row table:style-name="ro1">
          <table:table-cell office:value-type="string">
            <text:p>OBLI</text:p>
          </table:table-cell>
          <table:table-cell office:value-type="string">
            <text:p>LYXOR PEA OBLI</text:p>
          </table:table-cell>
        </table:table-row>
        <table:table-row table:style-name="ro1">
          <table:table-cell office:value-type="string">
            <text:p>PANX</text:p>
          </table:table-cell>
          <table:table-cell office:value-type="string">
            <text:p>AMUNDI PEA NASDAQ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LYXOR NSDQ 100 PEA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GMRC</text:p>
          </table:table-cell>
          <table:table-cell office:value-type="string">
            <text:p>OSSIAM ETF GMARC C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LYXOR HSCEI PEA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BNPP SP500 EUR C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LYXOR SP500 PEA</text:p>
          </table:table-cell>
        </table:table-row>
        <table:table-row table:style-name="ro1">
          <table:table-cell office:value-type="string">
            <text:p>PUSA</text:p>
          </table:table-cell>
          <table:table-cell office:value-type="string">
            <text:p>LYXOR MSCI USA PEA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PE500</text:p>
          </table:table-cell>
          <table:table-cell office:value-type="string">
            <text:p>AMUNDI PEA SP500</text:p>
          </table:table-cell>
        </table:table-row>
        <table:table-row table:style-name="ro1">
          <table:table-cell office:value-type="string">
            <text:p>ISTM</text:p>
          </table:table-cell>
          <table:table-cell office:value-type="string">
            <text:p>BNPP MUTB JAPAN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YXOR STX EU UTILI</text:p>
          </table:table-cell>
        </table:table-row>
        <table:table-row table:style-name="ro1">
          <table:table-cell office:value-type="string">
            <text:p>STK</text:p>
          </table:table-cell>
          <table:table-cell office:value-type="string">
            <text:p>SPDR MSCI TECHNO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SPDR MSCI UT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PTPXE</text:p>
          </table:table-cell>
          <table:table-cell office:value-type="string">
            <text:p>AMUNDI PEA TOPIX</text:p>
          </table:table-cell>
        </table:table-row>
        <table:table-row table:style-name="ro1">
          <table:table-cell office:value-type="string">
            <text:p>PAASI</text:p>
          </table:table-cell>
          <table:table-cell office:value-type="string">
            <text:p>AMUNDI PEA EM ASIA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LYXOR TOPIX PEA</text:p>
          </table:table-cell>
        </table:table-row>
        <table:table-row table:style-name="ro1">
          <table:table-cell office:value-type="string">
            <text:p>ESDD</text:p>
          </table:table-cell>
          <table:table-cell office:value-type="string">
            <text:p>BNPP SP500 USD CD</text:p>
          </table:table-cell>
        </table:table-row>
        <table:table-row table:style-name="ro1">
          <table:table-cell office:value-type="string">
            <text:p>ESD</text:p>
          </table:table-cell>
          <table:table-cell office:value-type="string">
            <text:p>BNPP SP500 USD C</text:p>
          </table:table-cell>
        </table:table-row>
        <table:table-row table:style-name="ro1">
          <table:table-cell office:value-type="string">
            <text:p>ESEH</text:p>
          </table:table-cell>
          <table:table-cell office:value-type="string">
            <text:p>BNPP SP500 EURH C</text:p>
          </table:table-cell>
        </table:table-row>
        <table:table-row table:style-name="ro1">
          <table:table-cell office:value-type="string">
            <text:p>P500H</text:p>
          </table:table-cell>
          <table:table-cell office:value-type="string">
            <text:p>AMUNDI PEA SP500 H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PSPH</text:p>
          </table:table-cell>
          <table:table-cell office:value-type="string">
            <text:p>LYXOR PEA SP5H EUR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AMUNDI ETF MSCI WR</text:p>
          </table:table-cell>
        </table:table-row>
        <table:table-row table:style-name="ro1">
          <table:table-cell office:value-type="string">
            <text:p>EWLD</text:p>
          </table:table-cell>
          <table:table-cell office:value-type="string">
            <text:p>LYXOR MSCI WOR PEA</text:p>
          </table:table-cell>
        </table:table-row>
        <table:table-row table:style-name="ro1">
          <table:table-cell office:value-type="string">
            <text:p>MVAU</text:p>
          </table:table-cell>
          <table:table-cell office:value-type="string">
            <text:p>LYXOR USA MIN VAR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LYXOR DJIA PE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LYXOR W WATER PEA</text:p>
          </table:table-cell>
        </table:table-row>
        <table:table-row table:style-name="ro1">
          <table:table-cell office:value-type="string">
            <text:p>EUMV</text:p>
          </table:table-cell>
          <table:table-cell office:value-type="string">
            <text:p>OSSIAM ISTOXX EUMV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LYXOR ASIP EXJ PEA</text:p>
          </table:table-cell>
        </table:table-row>
        <table:table-row table:style-name="ro1">
          <table:table-cell office:value-type="string">
            <text:p>CH1</text:p>
          </table:table-cell>
          <table:table-cell office:value-type="string">
            <text:p>AMUNDI ETF MSCI NL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SRIEC</text:p>
          </table:table-cell>
          <table:table-cell office:value-type="string">
            <text:p>BNP MSCI EU SRI EC</text:p>
          </table:table-cell>
        </table:table-row>
        <table:table-row table:style-name="ro1">
          <table:table-cell office:value-type="string">
            <text:p>PTPXH</text:p>
          </table:table-cell>
          <table:table-cell office:value-type="string">
            <text:p>AMUNDI PEA TOPIX H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LYXOR TOPIX DH PEA</text:p>
          </table:table-cell>
        </table:table-row>
        <table:table-row table:style-name="ro1">
          <table:table-cell office:value-type="string">
            <text:p>SRIE</text:p>
          </table:table-cell>
          <table:table-cell office:value-type="string">
            <text:p>BNP MSCI EU SRI ED</text:p>
          </table:table-cell>
        </table:table-row>
        <table:table-row table:style-name="ro1">
          <table:table-cell office:value-type="string">
            <text:p>PKRW</text:p>
          </table:table-cell>
          <table:table-cell office:value-type="string">
            <text:p>LYXOR KOREA PEA</text:p>
          </table:table-cell>
        </table:table-row>
        <table:table-row table:style-name="ro1">
          <table:table-cell office:value-type="string">
            <text:p>EVOE</text:p>
          </table:table-cell>
          <table:table-cell office:value-type="string">
            <text:p>BNPP Low Vol EU</text:p>
          </table:table-cell>
        </table:table-row>
        <table:table-row table:style-name="ro1">
          <table:table-cell office:value-type="string">
            <text:p>VLED</text:p>
          </table:table-cell>
          <table:table-cell office:value-type="string">
            <text:p>BNPP EASY LWVOLEU</text:p>
          </table:table-cell>
        </table:table-row>
        <table:table-row table:style-name="ro1">
          <table:table-cell office:value-type="string">
            <text:p>GWT</text:p>
          </table:table-cell>
          <table:table-cell office:value-type="string">
            <text:p>LYXOR EMU GROWTH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LYXOR ETF NSDQ DL</text:p>
          </table:table-cell>
        </table:table-row>
        <table:table-row table:style-name="ro1">
          <table:table-cell office:value-type="string">
            <text:p>QUED</text:p>
          </table:table-cell>
          <table:table-cell office:value-type="string">
            <text:p>BNPP EASYQUALITYD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EQUA</text:p>
          </table:table-cell>
          <table:table-cell office:value-type="string">
            <text:p>BNPP Quality EU</text:p>
          </table:table-cell>
        </table:table-row>
        <table:table-row table:style-name="ro1">
          <table:table-cell office:value-type="string">
            <text:p>CAPE</text:p>
          </table:table-cell>
          <table:table-cell office:value-type="string">
            <text:p>OSSIAM ETF CAPE EU</text:p>
          </table:table-cell>
        </table:table-row>
        <table:table-row table:style-name="ro1">
          <table:table-cell office:value-type="string">
            <text:p>PAEEM</text:p>
          </table:table-cell>
          <table:table-cell office:value-type="string">
            <text:p>AMUNDI PEA MSCI EM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BNPP EASY LOWCARB</text:p>
          </table:table-cell>
        </table:table-row>
        <table:table-row table:style-name="ro1">
          <table:table-cell office:value-type="string">
            <text:p>EMOM</text:p>
          </table:table-cell>
          <table:table-cell office:value-type="string">
            <text:p>BNPP Momentum EU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LYXOR MSCI EM PEA</text:p>
          </table:table-cell>
        </table:table-row>
        <table:table-row table:style-name="ro1">
          <table:table-cell office:value-type="string">
            <text:p>MOED</text:p>
          </table:table-cell>
          <table:table-cell office:value-type="string">
            <text:p>BNPP MOMENTUMD</text:p>
          </table:table-cell>
        </table:table-row>
        <table:table-row table:style-name="ro1">
          <table:table-cell office:value-type="string">
            <text:p>EEXU</text:p>
          </table:table-cell>
          <table:table-cell office:value-type="string">
            <text:p>BNPP EU xUK ETF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AMUNDI ETF E SM CP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MUSRI</text:p>
          </table:table-cell>
          <table:table-cell office:value-type="string">
            <text:p>BNPP EMU SRI ETF</text:p>
          </table:table-cell>
        </table:table-row>
        <table:table-row table:style-name="ro1">
          <table:table-cell office:value-type="string">
            <text:p>MVMU</text:p>
          </table:table-cell>
          <table:table-cell office:value-type="string">
            <text:p>LYXOR EMU MIN VAR</text:p>
          </table:table-cell>
        </table:table-row>
        <table:table-row table:style-name="ro1">
          <table:table-cell office:value-type="string">
            <text:p>ELOW</text:p>
          </table:table-cell>
          <table:table-cell office:value-type="string">
            <text:p>SPDR EURO LV</text:p>
          </table:table-cell>
        </table:table-row>
        <table:table-row table:style-name="ro1">
          <table:table-cell office:value-type="string">
            <text:p>STP</text:p>
          </table:table-cell>
          <table:table-cell office:value-type="string">
            <text:p>SPDR MSCI MAT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AMUNDI ETF DAX DR</text:p>
          </table:table-cell>
        </table:table-row>
        <table:table-row table:style-name="ro1">
          <table:table-cell office:value-type="string">
            <text:p>ETZD</text:p>
          </table:table-cell>
          <table:table-cell office:value-type="string">
            <text:p>BNPP Stoxx 600CD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BNPP Stoxx 600C</text:p>
          </table:table-cell>
        </table:table-row>
        <table:table-row table:style-name="ro1">
          <table:table-cell office:value-type="string">
            <text:p>EEUE</text:p>
          </table:table-cell>
          <table:table-cell office:value-type="string">
            <text:p>BNPP EU ETF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PMEU</text:p>
          </table:table-cell>
          <table:table-cell office:value-type="string">
            <text:p>LYXOR PEA MSCI EUR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SPDR MSCI EUROPE</text:p>
          </table:table-cell>
        </table:table-row>
        <table:table-row table:style-name="ro1">
          <table:table-cell office:value-type="string">
            <text:p>PCEU</text:p>
          </table:table-cell>
          <table:table-cell office:value-type="string">
            <text:p>AMUNDI PEA EUROPE</text:p>
          </table:table-cell>
        </table:table-row>
        <table:table-row table:style-name="ro1">
          <table:table-cell office:value-type="string">
            <text:p>HEU</text:p>
          </table:table-cell>
          <table:table-cell office:value-type="string">
            <text:p>HSBC MSCI EUR ETF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SPDR MSCI COMM</text:p>
          </table:table-cell>
        </table:table-row>
        <table:table-row table:style-name="ro1">
          <table:table-cell office:value-type="string">
            <text:p>MFDD</text:p>
          </table:table-cell>
          <table:table-cell office:value-type="string">
            <text:p>Ly Core Stoxx300D</text:p>
          </table:table-cell>
        </table:table-row>
        <table:table-row table:style-name="ro1">
          <table:table-cell office:value-type="string">
            <text:p>EMUE</text:p>
          </table:table-cell>
          <table:table-cell office:value-type="string">
            <text:p>SPDR MSCI EMU</text:p>
          </table:table-cell>
        </table:table-row>
        <table:table-row table:style-name="ro1">
          <table:table-cell office:value-type="string">
            <text:p>MFED</text:p>
          </table:table-cell>
          <table:table-cell office:value-type="string">
            <text:p>Lyx Core Stoxx300</text:p>
          </table:table-cell>
        </table:table-row>
        <table:table-row table:style-name="ro1">
          <table:table-cell office:value-type="string">
            <text:p>EEMU</text:p>
          </table:table-cell>
          <table:table-cell office:value-type="string">
            <text:p>BNPP EMU ETF</text:p>
          </table:table-cell>
        </table:table-row>
        <table:table-row table:style-name="ro1">
          <table:table-cell office:value-type="string">
            <text:p>CMU</text:p>
          </table:table-cell>
          <table:table-cell office:value-type="string">
            <text:p>AMUNDI ETF MS EMU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Lyxor Core EMU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LYXOR FEN DVEU PEA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OSSIAM EURP EQUI W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MSED</text:p>
          </table:table-cell>
          <table:table-cell office:value-type="string">
            <text:p>Lyxor Core Stoxx50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AMUNDI ETF ES50 C</text:p>
          </table:table-cell>
        </table:table-row>
        <table:table-row table:style-name="ro1">
          <table:table-cell office:value-type="string">
            <text:p>VEUR</text:p>
          </table:table-cell>
          <table:table-cell office:value-type="string">
            <text:p>VANGUARD FTSE EUR</text:p>
          </table:table-cell>
        </table:table-row>
        <table:table-row table:style-name="ro1">
          <table:table-cell office:value-type="string">
            <text:p>ETDD</text:p>
          </table:table-cell>
          <table:table-cell office:value-type="string">
            <text:p>BNPP EUROSTOXX50 C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LYXOR ETF ESTOXX50</text:p>
          </table:table-cell>
        </table:table-row>
        <table:table-row table:style-name="ro1">
          <table:table-cell office:value-type="string">
            <text:p>50E</text:p>
          </table:table-cell>
          <table:table-cell office:value-type="string">
            <text:p>HSBC EUROSTX50 ETF</text:p>
          </table:table-cell>
        </table:table-row>
        <table:table-row table:style-name="ro1">
          <table:table-cell office:value-type="string">
            <text:p>EISR</text:p>
          </table:table-cell>
          <table:table-cell office:value-type="string">
            <text:p>BNP MSCI EM SRI ED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AMUNDI ETF EMU HDV</text:p>
          </table:table-cell>
        </table:table-row>
        <table:table-row table:style-name="ro1">
          <table:table-cell office:value-type="string">
            <text:p>C5HU</text:p>
          </table:table-cell>
          <table:table-cell office:value-type="string">
            <text:p>AMUNDI ES50 HUSD</text:p>
          </table:table-cell>
        </table:table-row>
        <table:table-row table:style-name="ro1">
          <table:table-cell office:value-type="string">
            <text:p>EMIS</text:p>
          </table:table-cell>
          <table:table-cell office:value-type="string">
            <text:p>BNP MSCI EM SRI EC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LYXOR TURKEY PEA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YXOR SMALL CAP</text:p>
          </table:table-cell>
        </table:table-row>
        <table:table-row table:style-name="ro1">
          <table:table-cell office:value-type="string">
            <text:p>CF1</text:p>
          </table:table-cell>
          <table:table-cell office:value-type="string">
            <text:p>AMUNDI ETF MS FRA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AMUNDI ETF CAC 40</text:p>
          </table:table-cell>
        </table:table-row>
        <table:table-row table:style-name="ro1">
          <table:table-cell office:value-type="string">
            <text:p>E40</text:p>
          </table:table-cell>
          <table:table-cell office:value-type="string">
            <text:p>BNPP CAC 40</text:p>
          </table:table-cell>
        </table:table-row>
        <table:table-row table:style-name="ro1">
          <table:table-cell office:value-type="string">
            <text:p>EUDV</text:p>
          </table:table-cell>
          <table:table-cell office:value-type="string">
            <text:p>SPDR EUR DIV ARIST</text:p>
          </table:table-cell>
        </table:table-row>
        <table:table-row table:style-name="ro1">
          <table:table-cell office:value-type="string">
            <text:p>EESM</text:p>
          </table:table-cell>
          <table:table-cell office:value-type="string">
            <text:p>BNPP Small C ETF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RS2K</text:p>
          </table:table-cell>
          <table:table-cell office:value-type="string">
            <text:p>AMUNDI RUSSEL 2K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LYXOR ETF CAC 40</text:p>
          </table:table-cell>
        </table:table-row>
        <table:table-row table:style-name="ro1">
          <table:table-cell office:value-type="string">
            <text:p>CACC</text:p>
          </table:table-cell>
          <table:table-cell office:value-type="string">
            <text:p>LYXOR CAC40 ACC</text:p>
          </table:table-cell>
        </table:table-row>
        <table:table-row table:style-name="ro1">
          <table:table-cell office:value-type="string">
            <text:p>C50U</text:p>
          </table:table-cell>
          <table:table-cell office:value-type="string">
            <text:p>AMUNDI ES50 USD</text:p>
          </table:table-cell>
        </table:table-row>
        <table:table-row table:style-name="ro1">
          <table:table-cell office:value-type="string">
            <text:p>EMSR</text:p>
          </table:table-cell>
          <table:table-cell office:value-type="string">
            <text:p>BNP MSCI EM SRI UC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LYXOR INDIA PEA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LYXOR ETF FTSE MIB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string">
            <text:p>STQ</text:p>
          </table:table-cell>
          <table:table-cell office:value-type="string">
            <text:p>SPDR MSCI INDUST</text:p>
          </table:table-cell>
        </table:table-row>
        <table:table-row table:style-name="ro1">
          <table:table-cell office:value-type="string">
            <text:p>CSX5</text:p>
          </table:table-cell>
          <table:table-cell office:value-type="string">
            <text:p>iSHR ESTX50 B A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VZ FTSE RAFI EURO</text:p>
          </table:table-cell>
        </table:table-row>
        <table:table-row table:style-name="ro1">
          <table:table-cell office:value-type="string">
            <text:p>CACM</text:p>
          </table:table-cell>
          <table:table-cell office:value-type="string">
            <text:p>LYXOR ETF CAC MID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CS1</text:p>
          </table:table-cell>
          <table:table-cell office:value-type="string">
            <text:p>AMUNDI ETF MS SPA</text:p>
          </table:table-cell>
        </table:table-row>
        <table:table-row table:style-name="ro1">
          <table:table-cell office:value-type="string">
            <text:p>CI1</text:p>
          </table:table-cell>
          <table:table-cell office:value-type="string">
            <text:p>AMUNDI ETF MS ITA</text:p>
          </table:table-cell>
        </table:table-row>
        <table:table-row table:style-name="ro1">
          <table:table-cell office:value-type="string">
            <text:p>UKX</text:p>
          </table:table-cell>
          <table:table-cell office:value-type="string">
            <text:p>HSBC FTSE 100 ETF</text:p>
          </table:table-cell>
        </table:table-row>
        <table:table-row table:style-name="ro1">
          <table:table-cell office:value-type="string">
            <text:p>CEMU</text:p>
          </table:table-cell>
          <table:table-cell office:value-type="string">
            <text:p>iSHR MSCI EMUSC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LYXOR RUSSIA PEA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LYXOR EMU VALUE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VALD</text:p>
          </table:table-cell>
          <table:table-cell office:value-type="string">
            <text:p>BNPP EASYVALUED</text:p>
          </table:table-cell>
        </table:table-row>
        <table:table-row table:style-name="ro1">
          <table:table-cell office:value-type="string">
            <text:p>EVAE</text:p>
          </table:table-cell>
          <table:table-cell office:value-type="string">
            <text:p>BNPP Value EU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AMUNDI ETF LEV USA</text:p>
          </table:table-cell>
        </table:table-row>
        <table:table-row table:style-name="ro1">
          <table:table-cell office:value-type="string">
            <text:p>HMCX</text:p>
          </table:table-cell>
          <table:table-cell office:value-type="string">
            <text:p>HSBC FTSE 250</text:p>
          </table:table-cell>
        </table:table-row>
        <table:table-row table:style-name="ro1">
          <table:table-cell office:value-type="string">
            <text:p>EUHD</text:p>
          </table:table-cell>
          <table:table-cell office:value-type="string">
            <text:p>IVZ EUR STOXX HDLV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LYXOR ETF PEAPME</text:p>
          </table:table-cell>
        </table:table-row>
        <table:table-row table:style-name="ro1">
          <table:table-cell office:value-type="string">
            <text:p>RS2U</text:p>
          </table:table-cell>
          <table:table-cell office:value-type="string">
            <text:p>AMUNDI RUSSEL 200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EDEU</text:p>
          </table:table-cell>
          <table:table-cell office:value-type="string">
            <text:p>BNPP EASY EQDEUETF</text:p>
          </table:table-cell>
        </table:table-row>
        <table:table-row table:style-name="ro1">
          <table:table-cell office:value-type="string">
            <text:p>STZ</text:p>
          </table:table-cell>
          <table:table-cell office:value-type="string">
            <text:p>SPDR MSCI FINANC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SPDR MSCI ENERGY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LYXOR SOUTH AF PEA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LYXOR MSCI GREEC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PALAT</text:p>
          </table:table-cell>
          <table:table-cell office:value-type="string">
            <text:p>AMUNDI PEA EM ALAT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YXOR ETF LEVDAX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LYXOR IBOVESPA PEA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LYXOR ETF SX50 DL</text:p>
          </table:table-cell>
        </table:table-row>
        <table:table-row table:style-name="ro1">
          <table:table-cell office:value-type="string">
            <text:p>C5L</text:p>
          </table:table-cell>
          <table:table-cell office:value-type="string">
            <text:p>AMUNDI ETF LEV E50</text:p>
          </table:table-cell>
        </table:table-row>
        <table:table-row table:style-name="ro1">
          <table:table-cell office:value-type="string">
            <text:p>CL4</text:p>
          </table:table-cell>
          <table:table-cell office:value-type="string">
            <text:p>AMUNDI ETF LEV CAC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LYXOR ETF LEV CAC</text:p>
          </table:table-cell>
        </table:table-row>
      </table:table>
      <table:table table:name="issuer" table:style-name="ta1" table:print="false"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jeton</text:p>
          </table:table-cell>
          <table:table-cell office:value-type="string">
            <text:p>issuer</text:p>
          </table:table-cell>
        </table:table-row>
        <table:table-row table:style-name="ro3">
          <table:table-cell office:value-type="string">
            <text:p>AMUNDI</text:p>
          </table:table-cell>
          <table:table-cell office:value-type="string">
            <text:p>Amundi</text:p>
          </table:table-cell>
        </table:table-row>
        <table:table-row table:style-name="ro3">
          <table:table-cell office:value-type="string">
            <text:p>LYXOR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LY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LYX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BNPP</text:p>
          </table:table-cell>
          <table:table-cell office:value-type="string">
            <text:p>BNP Paribas</text:p>
          </table:table-cell>
        </table:table-row>
        <table:table-row table:style-name="ro3">
          <table:table-cell office:value-type="string">
            <text:p>BNP</text:p>
          </table:table-cell>
          <table:table-cell office:value-type="string">
            <text:p>BNP Paribas</text:p>
          </table:table-cell>
        </table:table-row>
        <table:table-row table:style-name="ro3">
          <table:table-cell office:value-type="string">
            <text:p>OSSIAM</text:p>
          </table:table-cell>
          <table:table-cell office:value-type="string">
            <text:p>Ossiam</text:p>
          </table:table-cell>
        </table:table-row>
        <table:table-row table:style-name="ro1">
          <table:table-cell table:number-columns-repeated="2" office:value-type="string">
            <text:p>SPDR</text:p>
          </table:table-cell>
        </table:table-row>
        <table:table-row table:style-name="ro1">
          <table:table-cell table:number-columns-repeated="2" office:value-type="string">
            <text:p>HSBC</text:p>
          </table:table-cell>
        </table:table-row>
        <table:table-row table:style-name="ro3">
          <table:table-cell office:value-type="string">
            <text:p>VANGUARD</text:p>
          </table:table-cell>
          <table:table-cell office:value-type="string">
            <text:p>Vanguard</text:p>
          </table:table-cell>
        </table:table-row>
        <table:table-row table:style-name="ro3">
          <table:table-cell office:value-type="string">
            <text:p>ISHR</text:p>
          </table:table-cell>
          <table:table-cell office:value-type="string">
            <text:p>iShares</text:p>
          </table:table-cell>
        </table:table-row>
        <table:table-row table:style-name="ro3">
          <table:table-cell office:value-type="string">
            <text:p>IVZ</text:p>
          </table:table-cell>
          <table:table-cell office:value-type="string">
            <text:p>Invesco</text:p>
          </table:table-cell>
        </table:table-row>
        <table:table-row table:style-name="ro1">
          <table:table-cell office:value-type="string">
            <text:p>MULTI</text:p>
          </table:table-cell>
          <table:table-cell office:value-type="string">
            <text:p>INCONN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6/07/2020</text:date>, <text:time>14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M13S</meta:editing-duration>
    <meta:editing-cycles>23</meta:editing-cycles>
    <meta:generator>OpenOffice/4.1.6$Win32 OpenOffice.org_project/416m1$Build-9790</meta:generator>
    <dc:date>2020-07-26T14:31:44.76</dc:date>
    <dc:creator>Quentin Lefèvre</dc:creator>
    <meta:document-statistic meta:table-count="4" meta:cell-count="19078" meta:object-count="0"/>
    <meta:user-defined meta:name="Info 1"/>
    <meta:user-defined meta:name="Info 2"/>
    <meta:user-defined meta:name="Info 3"/>
    <meta:user-defined meta:name="Info 4"/>
  </office:meta>
</office:document-meta>
</file>